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8.89mm"/>
    </style:style>
    <style:style style:name="co3" style:family="table-column">
      <style:table-column-properties fo:break-before="auto" style:column-width="210.77mm"/>
    </style:style>
    <style:style style:name="co4" style:family="table-column">
      <style:table-column-properties fo:break-before="auto" style:column-width="44.13mm"/>
    </style:style>
    <style:style style:name="co5" style:family="table-column">
      <style:table-column-properties fo:break-before="auto" style:column-width="159.4mm"/>
    </style:style>
    <style:style style:name="ro1" style:family="table-row">
      <style:table-row-properties style:row-height="141.96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36.76mm" fo:break-before="auto" style:use-optimal-row-height="true"/>
    </style:style>
    <style:style style:name="ro5" style:family="table-row">
      <style:table-row-properties style:row-height="129.84mm" fo:break-before="auto" style:use-optimal-row-height="true"/>
    </style:style>
    <style:style style:name="ro6" style:family="table-row">
      <style:table-row-properties style:row-height="137.92mm" fo:break-before="auto" style:use-optimal-row-height="true"/>
    </style:style>
    <style:style style:name="ro7" style:family="table-row">
      <style:table-row-properties style:row-height="40.8mm" fo:break-before="auto" style:use-optimal-row-height="true"/>
    </style:style>
    <style:style style:name="ro8" style:family="table-row">
      <style:table-row-properties style:row-height="32.72mm" fo:break-before="auto" style:use-optimal-row-height="true"/>
    </style:style>
    <style:style style:name="ro9" style:family="table-row">
      <style:table-row-properties style:row-height="20.6mm" fo:break-before="auto" style:use-optimal-row-height="true"/>
    </style:style>
    <style:style style:name="ro10" style:family="table-row">
      <style:table-row-properties style:row-height="162.35mm" fo:break-before="auto" style:use-optimal-row-height="true"/>
    </style:style>
    <style:style style:name="ro11" style:family="table-row">
      <style:table-row-properties style:row-height="28.68mm" fo:break-before="auto" style:use-optimal-row-height="true"/>
    </style:style>
    <style:style style:name="ro12" style:family="table-row">
      <style:table-row-properties style:row-height="150.04mm" fo:break-before="auto" style:use-optimal-row-height="true"/>
    </style:style>
    <style:style style:name="ro13" style:family="table-row">
      <style:table-row-properties style:row-height="12.52mm" fo:break-before="auto" style:use-optimal-row-height="true"/>
    </style:style>
    <style:style style:name="ro14" style:family="table-row">
      <style:table-row-properties style:row-height="24.64mm" fo:break-before="auto" style:use-optimal-row-height="true"/>
    </style:style>
    <style:style style:name="ro15" style:family="table-row">
      <style:table-row-properties style:row-height="146mm" fo:break-before="auto" style:use-optimal-row-height="true"/>
    </style:style>
    <style:style style:name="ro16" style:family="table-row">
      <style:table-row-properties style:row-height="44.84mm" fo:break-before="auto" style:use-optimal-row-height="true"/>
    </style:style>
    <style:style style:name="ro17" style:family="table-row">
      <style:table-row-properties style:row-height="48.88mm" fo:break-before="auto" style:use-optimal-row-height="true"/>
    </style:style>
    <style:style style:name="ro18" style:family="table-row">
      <style:table-row-properties style:row-height="121.76mm" fo:break-before="auto" style:use-optimal-row-height="true"/>
    </style:style>
    <style:style style:name="ro19" style:family="table-row">
      <style:table-row-properties style:row-height="158.31mm" fo:break-before="auto" style:use-optimal-row-height="true"/>
    </style:style>
    <style:style style:name="ro20" style:family="table-row">
      <style:table-row-properties style:row-height="125.8mm" fo:break-before="auto" style:use-optimal-row-height="true"/>
    </style:style>
    <style:style style:name="ro21" style:family="table-row">
      <style:table-row-properties style:row-height="133.88mm" fo:break-before="auto" style:use-optimal-row-height="true"/>
    </style:style>
    <style:style style:name="ro22" style:family="table-row">
      <style:table-row-properties style:row-height="166.39mm" fo:break-before="auto" style:use-optimal-row-height="true"/>
    </style:style>
    <style:style style:name="ro23" style:family="table-row">
      <style:table-row-properties style:row-height="53.13mm" fo:break-before="auto" style:use-optimal-row-height="true"/>
    </style:style>
    <style:style style:name="ro24" style:family="table-row">
      <style:table-row-properties style:row-height="170.43mm" fo:break-before="auto" style:use-optimal-row-height="true"/>
    </style:style>
    <style:style style:name="ro25" style:family="table-row">
      <style:table-row-properties style:row-height="154.06mm" fo:break-before="auto" style:use-optimal-row-height="true"/>
    </style:style>
    <style:style style:name="ro26" style:family="table-row">
      <style:table-row-properties style:row-height="65.23mm" fo:break-before="auto" style:use-optimal-row-height="true"/>
    </style:style>
    <style:style style:name="ro2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table:style-name="Default"/>
          <table:table-cell office:value-type="string" calcext:value-type="string">
            <text:p>&lt;td&gt;&lt;span style="display:none"&gt;Afghanistan&lt;/span&gt;&lt;a href="<text:a xlink:href="https://de.wikipedia.org/wiki/Afghanistan" xlink:type="simple">/wiki/Afghanistan</text:a>" title="Afghanistan"&gt;&lt;img alt="" src="<text:a xlink:href="https://upload.wikimedia.org/wikipedia/commons/thumb/7/7a/Flag_of_Afghanistan_%282004–2021%29.svg/20px-Flag_of_Afghanistan_%282004–2021%29.svg.png" xlink:type="simple">//upload.wikimedia.org/wikipedia/commons/thumb/7/7a/Flag_of_Afghanistan_%282004%E2%80%932021%29.svg/20px-Flag_of_Afghanistan_%282004%E2%80%932021%29.svg.png</text:a>" decoding="async" width="20" height="13" class="noviewer thumbborder" srcset="<text:a xlink:href="https://upload.wikimedia.org/wikipedia/commons/thumb/7/7a/Flag_of_Afghanistan_%282004–2021%29.svg/30px-Flag_of_Afghanistan_%282004–2021%29.svg.png" xlink:type="simple">//upload.wikimedia.org/wikipedia/commons/thumb/7/7a/Flag_of_Afghanistan_%282004%E2%80%932021%29.svg/30px-Flag_of_Afghanistan_%282004%E2%80%932021%29.svg.png 1.5x</text:a>,<text:a xlink:href="https://upload.wikimedia.org/wikipedia/commons/thumb/7/7a/Flag_of_Afghanistan_%282004–2021%29.svg/40px-Flag_of_Afghanistan_%282004–2021%29.svg.png" xlink:type="simple"> //upload.wikimedia.org/wikipedia/commons/thumb/7/7a/Flag_of_Afghanistan_%282004%E2%80%932021%29.svg/40px-Flag_of_Afghanistan_%282004%E2%80%932021%29.svg.png 2x</text:a>" data-file-width="900" data-file-height="600" /&gt;&lt;/a&gt;&amp;#160;&lt;a href="<text:a xlink:href="https://de.wikipedia.org/wiki/Afghanistan" xlink:type="simple">/wiki/Afghanistan</text:a>" title="Afghanistan"&gt;Afghanista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Kabul" xlink:type="simple">/wiki/Kabul</text:a>" title="Kabul"&gt;Kabul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298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4">
          <table:table-cell/>
          <table:table-cell office:value-type="string" calcext:value-type="string">
            <text:p>&lt;td&gt;&lt;sup id="cite_ref-1" class="reference"&gt;&lt;a href="<text:a xlink:href="https://de.wikipedia.org/wiki/Liste_der_Hauptstädte_der_Erde#cite_note-1" xlink:type="simple">#cite_note-1</text:a>"&gt;&amp;#91;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Agypten&lt;/span&gt;&lt;a href="<text:a xlink:href="https://de.wikipedia.org/wiki/Ägypten" xlink:type="simple">/wiki/%C3%84gypten</text:a>" title="Ägypten"&gt;&lt;img alt="" src="<text:a xlink:href="https://upload.wikimedia.org/wikipedia/commons/thumb/f/fe/Flag_of_Egypt.svg/20px-Flag_of_Egypt.svg.png" xlink:type="simple">//upload.wikimedia.org/wikipedia/commons/thumb/f/fe/Flag_of_Egypt.svg/20px-Flag_of_Egypt.svg.png</text:a>" decoding="async" width="20" height="13" class="noviewer" srcset="<text:a xlink:href="https://upload.wikimedia.org/wikipedia/commons/thumb/f/fe/Flag_of_Egypt.svg/30px-Flag_of_Egypt.svg.png" xlink:type="simple">//upload.wikimedia.org/wikipedia/commons/thumb/f/fe/Flag_of_Egypt.svg/30px-Flag_of_Egypt.svg.png 1.5x</text:a>,<text:a xlink:href="https://upload.wikimedia.org/wikipedia/commons/thumb/f/fe/Flag_of_Egypt.svg/40px-Flag_of_Egypt.svg.png" xlink:type="simple"> //upload.wikimedia.org/wikipedia/commons/thumb/f/fe/Flag_of_Egypt.svg/40px-Flag_of_Egypt.svg.png 2x</text:a>" data-file-width="900" data-file-height="600" /&gt;&lt;/a&gt;&amp;#160;&lt;a href="<text:a xlink:href="https://de.wikipedia.org/wiki/Ägypten" xlink:type="simple">/wiki/%C3%84gypten</text:a>" title="Ägypten"&gt;Ägypt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Kairo" xlink:type="simple">/wiki/Kairo</text:a>" title="Kairo"&gt;Kair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960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4">
          <table:table-cell/>
          <table:table-cell office:value-type="string" calcext:value-type="string">
            <text:p>&lt;td&gt;&lt;sup id="cite_ref-2" class="reference"&gt;&lt;a href="<text:a xlink:href="https://de.wikipedia.org/wiki/Liste_der_Hauptstädte_der_Erde#cite_note-2" xlink:type="simple">#cite_note-2</text:a>"&gt;&amp;#91;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Albanien&lt;/span&gt;&lt;a href="<text:a xlink:href="https://de.wikipedia.org/wiki/Albanien" xlink:type="simple">/wiki/Albanien</text:a>" title="Albanien"&gt;&lt;img alt="" src="<text:a xlink:href="https://upload.wikimedia.org/wikipedia/commons/thumb/3/36/Flag_of_Albania.svg/20px-Flag_of_Albania.svg.png" xlink:type="simple">//upload.wikimedia.org/wikipedia/commons/thumb/3/36/Flag_of_Albania.svg/20px-Flag_of_Albania.svg.png</text:a>" decoding="async" width="20" height="14" class="noviewer thumbborder" srcset="<text:a xlink:href="https://upload.wikimedia.org/wikipedia/commons/thumb/3/36/Flag_of_Albania.svg/30px-Flag_of_Albania.svg.png" xlink:type="simple">//upload.wikimedia.org/wikipedia/commons/thumb/3/36/Flag_of_Albania.svg/30px-Flag_of_Albania.svg.png 1.5x</text:a>,<text:a xlink:href="https://upload.wikimedia.org/wikipedia/commons/thumb/3/36/Flag_of_Albania.svg/40px-Flag_of_Albania.svg.png" xlink:type="simple"> //upload.wikimedia.org/wikipedia/commons/thumb/3/36/Flag_of_Albania.svg/40px-Flag_of_Albania.svg.png 2x</text:a>" data-file-width="980" data-file-height="700" /&gt;&lt;/a&gt;&amp;#160;&lt;a href="<text:a xlink:href="https://de.wikipedia.org/wiki/Albanien" xlink:type="simple">/wiki/Albanien</text:a>" title="Albanien"&gt;Alban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Tirana" xlink:type="simple">/wiki/Tirana</text:a>" title="Tirana"&gt;Tiran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18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instattr2011_3-0" class="reference"&gt;&lt;a href="<text:a xlink:href="https://de.wikipedia.org/wiki/Liste_der_Hauptstädte_der_Erde#cite_note-instattr2011-3" xlink:type="simple">#cite_note-instattr2011-3</text:a>"&gt;&amp;#91;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Algerien&lt;/span&gt;&lt;a href="<text:a xlink:href="https://de.wikipedia.org/wiki/Algerien" xlink:type="simple">/wiki/Algerien</text:a>" title="Algerien"&gt;&lt;img alt="" src="<text:a xlink:href="https://upload.wikimedia.org/wikipedia/commons/thumb/7/77/Flag_of_Algeria.svg/20px-Flag_of_Algeria.svg.png" xlink:type="simple">//upload.wikimedia.org/wikipedia/commons/thumb/7/77/Flag_of_Algeria.svg/20px-Flag_of_Algeria.svg.png</text:a>" decoding="async" width="20" height="13" class="noviewer thumbborder" srcset="<text:a xlink:href="https://upload.wikimedia.org/wikipedia/commons/thumb/7/77/Flag_of_Algeria.svg/30px-Flag_of_Algeria.svg.png" xlink:type="simple">//upload.wikimedia.org/wikipedia/commons/thumb/7/77/Flag_of_Algeria.svg/30px-Flag_of_Algeria.svg.png 1.5x</text:a>,<text:a xlink:href="https://upload.wikimedia.org/wikipedia/commons/thumb/7/77/Flag_of_Algeria.svg/40px-Flag_of_Algeria.svg.png" xlink:type="simple"> //upload.wikimedia.org/wikipedia/commons/thumb/7/77/Flag_of_Algeria.svg/40px-Flag_of_Algeria.svg.png 2x</text:a>" data-file-width="900" data-file-height="600" /&gt;&lt;/a&gt;&amp;#160;&lt;a href="<text:a xlink:href="https://de.wikipedia.org/wiki/Algerien" xlink:type="simple">/wiki/Algerien</text:a>" title="Algerien"&gt;Alger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lgier" xlink:type="simple">/wiki/Algier</text:a>" title="Algier"&gt;Algier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159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4">
          <table:table-cell/>
          <table:table-cell office:value-type="string" calcext:value-type="string">
            <text:p>&lt;td&gt;&lt;sup id="cite_ref-4" class="reference"&gt;&lt;a href="<text:a xlink:href="https://de.wikipedia.org/wiki/Liste_der_Hauptstädte_der_Erde#cite_note-4" xlink:type="simple">#cite_note-4</text:a>"&gt;&amp;#91;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Andorra&lt;/span&gt;&lt;a href="<text:a xlink:href="https://de.wikipedia.org/wiki/Andorra" xlink:type="simple">/wiki/Andorra</text:a>" title="Andorra"&gt;&lt;img alt="" src="<text:a xlink:href="https://upload.wikimedia.org/wikipedia/commons/thumb/1/19/Flag_of_Andorra.svg/20px-Flag_of_Andorra.svg.png" xlink:type="simple">//upload.wikimedia.org/wikipedia/commons/thumb/1/19/Flag_of_Andorra.svg/20px-Flag_of_Andorra.svg.png</text:a>" decoding="async" width="20" height="14" class="noviewer thumbborder" srcset="<text:a xlink:href="https://upload.wikimedia.org/wikipedia/commons/thumb/1/19/Flag_of_Andorra.svg/30px-Flag_of_Andorra.svg.png" xlink:type="simple">//upload.wikimedia.org/wikipedia/commons/thumb/1/19/Flag_of_Andorra.svg/30px-Flag_of_Andorra.svg.png 1.5x</text:a>,<text:a xlink:href="https://upload.wikimedia.org/wikipedia/commons/thumb/1/19/Flag_of_Andorra.svg/40px-Flag_of_Andorra.svg.png" xlink:type="simple"> //upload.wikimedia.org/wikipedia/commons/thumb/1/19/Flag_of_Andorra.svg/40px-Flag_of_Andorra.svg.png 2x</text:a>" data-file-width="1000" data-file-height="700" /&gt;&lt;/a&gt;&amp;#160;&lt;a href="<text:a xlink:href="https://de.wikipedia.org/wiki/Andorra" xlink:type="simple">/wiki/Andorra</text:a>" title="Andorra"&gt;Andorra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Andorra_la_Vella" xlink:type="simple">/wiki/Andorra_la_Vella</text:a>" title="Andorra la Vella"&gt;Andorra la Vell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9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4">
          <table:table-cell/>
          <table:table-cell office:value-type="string" calcext:value-type="string">
            <text:p>&lt;td&gt;&lt;sup id="cite_ref-5" class="reference"&gt;&lt;a href="<text:a xlink:href="https://de.wikipedia.org/wiki/Liste_der_Hauptstädte_der_Erde#cite_note-5" xlink:type="simple">#cite_note-5</text:a>"&gt;&amp;#91;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Angola&lt;/span&gt;&lt;a href="<text:a xlink:href="https://de.wikipedia.org/wiki/Angola" xlink:type="simple">/wiki/Angola</text:a>" title="Angola"&gt;&lt;img alt="" src="<text:a xlink:href="https://upload.wikimedia.org/wikipedia/commons/thumb/9/9d/Flag_of_Angola.svg/20px-Flag_of_Angola.svg.png" xlink:type="simple">//upload.wikimedia.org/wikipedia/commons/thumb/9/9d/Flag_of_Angola.svg/20px-Flag_of_Angola.svg.png</text:a>" decoding="async" width="20" height="13" class="noviewer thumbborder" srcset="<text:a xlink:href="https://upload.wikimedia.org/wikipedia/commons/thumb/9/9d/Flag_of_Angola.svg/30px-Flag_of_Angola.svg.png" xlink:type="simple">//upload.wikimedia.org/wikipedia/commons/thumb/9/9d/Flag_of_Angola.svg/30px-Flag_of_Angola.svg.png 1.5x</text:a>,<text:a xlink:href="https://upload.wikimedia.org/wikipedia/commons/thumb/9/9d/Flag_of_Angola.svg/40px-Flag_of_Angola.svg.png" xlink:type="simple"> //upload.wikimedia.org/wikipedia/commons/thumb/9/9d/Flag_of_Angola.svg/40px-Flag_of_Angola.svg.png 2x</text:a>" data-file-width="900" data-file-height="600" /&gt;&lt;/a&gt;&amp;#160;&lt;a href="<text:a xlink:href="https://de.wikipedia.org/wiki/Angola" xlink:type="simple">/wiki/Angola</text:a>" title="Angola"&gt;Angola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Luanda" xlink:type="simple">/wiki/Luanda</text:a>" title="Luanda"&gt;Luand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.377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für Provinz&lt;sup id="cite_ref-6" class="reference"&gt;&lt;a href="<text:a xlink:href="https://de.wikipedia.org/wiki/Liste_der_Hauptstädte_der_Erde#cite_note-6" xlink:type="simple">#cite_note-6</text:a>"&gt;&amp;#91;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0">
          <table:table-cell/>
          <table:table-cell office:value-type="string" calcext:value-type="string">
            <text:p>&lt;td&gt;&lt;span style="display:none"&gt;Antigua und Barbuda&lt;/span&gt;&lt;a href="<text:a xlink:href="https://de.wikipedia.org/wiki/Antigua_und_Barbuda" xlink:type="simple">/wiki/Antigua_und_Barbuda</text:a>" title="Antigua und Barbuda"&gt;&lt;img alt="" src="<text:a xlink:href="https://upload.wikimedia.org/wikipedia/commons/thumb/8/89/Flag_of_Antigua_and_Barbuda.svg/20px-Flag_of_Antigua_and_Barbuda.svg.png" xlink:type="simple">//upload.wikimedia.org/wikipedia/commons/thumb/8/89/Flag_of_Antigua_and_Barbuda.svg/20px-Flag_of_Antigua_and_Barbuda.svg.png</text:a>" decoding="async" width="20" height="13" class="noviewer thumbborder" srcset="<text:a xlink:href="https://upload.wikimedia.org/wikipedia/commons/thumb/8/89/Flag_of_Antigua_and_Barbuda.svg/30px-Flag_of_Antigua_and_Barbuda.svg.png" xlink:type="simple">//upload.wikimedia.org/wikipedia/commons/thumb/8/89/Flag_of_Antigua_and_Barbuda.svg/30px-Flag_of_Antigua_and_Barbuda.svg.png 1.5x</text:a>,<text:a xlink:href="https://upload.wikimedia.org/wikipedia/commons/thumb/8/89/Flag_of_Antigua_and_Barbuda.svg/40px-Flag_of_Antigua_and_Barbuda.svg.png" xlink:type="simple"> //upload.wikimedia.org/wikipedia/commons/thumb/8/89/Flag_of_Antigua_and_Barbuda.svg/40px-Flag_of_Antigua_and_Barbuda.svg.png 2x</text:a>" data-file-width="900" data-file-height="600" /&gt;&lt;/a&gt;&amp;#160;&lt;a href="<text:a xlink:href="https://de.wikipedia.org/wiki/Antigua_und_Barbuda" xlink:type="simple">/wiki/Antigua_und_Barbuda</text:a>" title="Antigua und Barbuda"&gt;Antigua und Barbuda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Saint_John’s_(Antigua_und_Barbuda)" xlink:type="simple">/wiki/Saint_John%E2%80%99s_(Antigua_und_Barbuda)</text:a>" title="Saint John’s (Antigua und Barbuda)"&gt;St. John’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1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4">
          <table:table-cell/>
          <table:table-cell office:value-type="string" calcext:value-type="string">
            <text:p>&lt;td&gt;&lt;sup id="cite_ref-7" class="reference"&gt;&lt;a href="<text:a xlink:href="https://de.wikipedia.org/wiki/Liste_der_Hauptstädte_der_Erde#cite_note-7" xlink:type="simple">#cite_note-7</text:a>"&gt;&amp;#91;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 rowspan="2"&gt;&lt;span style="display:none"&gt;Äquatorialguinea&lt;/span&gt;&lt;a href="<text:a xlink:href="https://de.wikipedia.org/wiki/Äquatorialguinea" xlink:type="simple">/wiki/%C3%84quatorialguinea</text:a>" title="Äquatorialguinea"&gt;&lt;img alt="" src="<text:a xlink:href="https://upload.wikimedia.org/wikipedia/commons/thumb/3/31/Flag_of_Equatorial_Guinea.svg/20px-Flag_of_Equatorial_Guinea.svg.png" xlink:type="simple">//upload.wikimedia.org/wikipedia/commons/thumb/3/31/Flag_of_Equatorial_Guinea.svg/20px-Flag_of_Equatorial_Guinea.svg.png</text:a>" decoding="async" width="20" height="13" class="noviewer" srcset="<text:a xlink:href="https://upload.wikimedia.org/wikipedia/commons/thumb/3/31/Flag_of_Equatorial_Guinea.svg/30px-Flag_of_Equatorial_Guinea.svg.png" xlink:type="simple">//upload.wikimedia.org/wikipedia/commons/thumb/3/31/Flag_of_Equatorial_Guinea.svg/30px-Flag_of_Equatorial_Guinea.svg.png 1.5x</text:a>,<text:a xlink:href="https://upload.wikimedia.org/wikipedia/commons/thumb/3/31/Flag_of_Equatorial_Guinea.svg/40px-Flag_of_Equatorial_Guinea.svg.png" xlink:type="simple"> //upload.wikimedia.org/wikipedia/commons/thumb/3/31/Flag_of_Equatorial_Guinea.svg/40px-Flag_of_Equatorial_Guinea.svg.png 2x</text:a>" data-file-width="1200" data-file-height="800" /&gt;&lt;/a&gt;&amp;#160;&lt;a href="<text:a xlink:href="https://de.wikipedia.org/wiki/Äquatorialguinea" xlink:type="simple">/wiki/%C3%84quatorialguinea</text:a>" title="Äquatorialguinea"&gt;Äquatorialguinea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Malabo" xlink:type="simple">/wiki/Malabo</text:a>" title="Malabo"&gt;Malab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99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für Provinz&lt;sup id="cite_ref-8" class="reference"&gt;&lt;a href="<text:a xlink:href="https://de.wikipedia.org/wiki/Liste_der_Hauptstädte_der_Erde#cite_note-8" xlink:type="simple">#cite_note-8</text:a>"&gt;&amp;#91;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4">
          <table:table-cell/>
          <table:table-cell office:value-type="string" calcext:value-type="string">
            <text:p>&lt;td&gt;&lt;a href="<text:a xlink:href="https://de.wikipedia.org/wiki/Ciudad_de_la_Paz" xlink:type="simple">/wiki/Ciudad_de_la_Paz</text:a>" title="Ciudad de la Paz"&gt;Ciudad de la Paz&lt;/a&gt; &lt;i&gt;(Regierungssitz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3">
          <table:table-cell/>
          <table:table-cell office:value-type="string" calcext:value-type="string">
            <text:p>&lt;td style="text-align:right"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3">
          <table:table-cell/>
          <table:table-cell office:value-type="string" calcext:value-type="string">
            <text:p>&lt;td style="text-align:right"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3">
          <table:table-cell/>
          <table:table-cell office:value-type="string" calcext:value-type="string">
            <text:p>&lt;td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Argentinien&lt;/span&gt;&lt;a href="<text:a xlink:href="https://de.wikipedia.org/wiki/Argentinien" xlink:type="simple">/wiki/Argentinien</text:a>" title="Argentinien"&gt;&lt;img alt="" src="<text:a xlink:href="https://upload.wikimedia.org/wikipedia/commons/thumb/1/1a/Flag_of_Argentina.svg/20px-Flag_of_Argentina.svg.png" xlink:type="simple">//upload.wikimedia.org/wikipedia/commons/thumb/1/1a/Flag_of_Argentina.svg/20px-Flag_of_Argentina.svg.png</text:a>" decoding="async" width="20" height="13" class="noviewer thumbborder" srcset="<text:a xlink:href="https://upload.wikimedia.org/wikipedia/commons/thumb/1/1a/Flag_of_Argentina.svg/30px-Flag_of_Argentina.svg.png" xlink:type="simple">//upload.wikimedia.org/wikipedia/commons/thumb/1/1a/Flag_of_Argentina.svg/30px-Flag_of_Argentina.svg.png 1.5x</text:a>,<text:a xlink:href="https://upload.wikimedia.org/wikipedia/commons/thumb/1/1a/Flag_of_Argentina.svg/40px-Flag_of_Argentina.svg.png" xlink:type="simple"> //upload.wikimedia.org/wikipedia/commons/thumb/1/1a/Flag_of_Argentina.svg/40px-Flag_of_Argentina.svg.png 2x</text:a>" data-file-width="800" data-file-height="500" /&gt;&lt;/a&gt;&amp;#160;&lt;a href="<text:a xlink:href="https://de.wikipedia.org/wiki/Argentinien" xlink:type="simple">/wiki/Argentinien</text:a>" title="Argentinien"&gt;Argentin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uenos_Aires" xlink:type="simple">/wiki/Buenos_Aires</text:a>" title="Buenos Aires"&gt;Buenos Aire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.383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für Provinz&lt;sup id="cite_ref-9" class="reference"&gt;&lt;a href="<text:a xlink:href="https://de.wikipedia.org/wiki/Liste_der_Hauptstädte_der_Erde#cite_note-9" xlink:type="simple">#cite_note-9</text:a>"&gt;&amp;#91;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Armenien&lt;/span&gt;&lt;a href="<text:a xlink:href="https://de.wikipedia.org/wiki/Armenien" xlink:type="simple">/wiki/Armenien</text:a>" title="Armenien"&gt;&lt;img alt="" src="<text:a xlink:href="https://upload.wikimedia.org/wikipedia/commons/thumb/2/2f/Flag_of_Armenia.svg/20px-Flag_of_Armenia.svg.png" xlink:type="simple">//upload.wikimedia.org/wikipedia/commons/thumb/2/2f/Flag_of_Armenia.svg/20px-Flag_of_Armenia.svg.png</text:a>" decoding="async" width="20" height="10" class="noviewer" srcset="<text:a xlink:href="https://upload.wikimedia.org/wikipedia/commons/thumb/2/2f/Flag_of_Armenia.svg/30px-Flag_of_Armenia.svg.png" xlink:type="simple">//upload.wikimedia.org/wikipedia/commons/thumb/2/2f/Flag_of_Armenia.svg/30px-Flag_of_Armenia.svg.png 1.5x</text:a>,<text:a xlink:href="https://upload.wikimedia.org/wikipedia/commons/thumb/2/2f/Flag_of_Armenia.svg/40px-Flag_of_Armenia.svg.png" xlink:type="simple"> //upload.wikimedia.org/wikipedia/commons/thumb/2/2f/Flag_of_Armenia.svg/40px-Flag_of_Armenia.svg.png 2x</text:a>" data-file-width="1200" data-file-height="600" /&gt;&lt;/a&gt;&amp;#160;&lt;a href="<text:a xlink:href="https://de.wikipedia.org/wiki/Armenien" xlink:type="simple">/wiki/Armenien</text:a>" title="Armenien"&gt;Armen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Jerewan" xlink:type="simple">/wiki/Jerewan</text:a>" title="Jerewan"&gt;Jerewa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570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" class="reference"&gt;&lt;a href="<text:a xlink:href="https://de.wikipedia.org/wiki/Liste_der_Hauptstädte_der_Erde#cite_note-10" xlink:type="simple">#cite_note-10</text:a>"&gt;&amp;#91;1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5">
          <table:table-cell/>
          <table:table-cell office:value-type="string" calcext:value-type="string">
            <text:p>&lt;td&gt;&lt;span style="display:none"&gt;Aserbaidschan&lt;/span&gt;&lt;a href="<text:a xlink:href="https://de.wikipedia.org/wiki/Aserbaidschan" xlink:type="simple">/wiki/Aserbaidschan</text:a>" title="Aserbaidschan"&gt;&lt;img alt="" src="<text:a xlink:href="https://upload.wikimedia.org/wikipedia/commons/thumb/d/dd/Flag_of_Azerbaijan.svg/20px-Flag_of_Azerbaijan.svg.png" xlink:type="simple">//upload.wikimedia.org/wikipedia/commons/thumb/d/dd/Flag_of_Azerbaijan.svg/20px-Flag_of_Azerbaijan.svg.png</text:a>" decoding="async" width="20" height="10" class="noviewer thumbborder" srcset="<text:a xlink:href="https://upload.wikimedia.org/wikipedia/commons/thumb/d/dd/Flag_of_Azerbaijan.svg/30px-Flag_of_Azerbaijan.svg.png" xlink:type="simple">//upload.wikimedia.org/wikipedia/commons/thumb/d/dd/Flag_of_Azerbaijan.svg/30px-Flag_of_Azerbaijan.svg.png 1.5x</text:a>,<text:a xlink:href="https://upload.wikimedia.org/wikipedia/commons/thumb/d/dd/Flag_of_Azerbaijan.svg/40px-Flag_of_Azerbaijan.svg.png" xlink:type="simple"> //upload.wikimedia.org/wikipedia/commons/thumb/d/dd/Flag_of_Azerbaijan.svg/40px-Flag_of_Azerbaijan.svg.png 2x</text:a>" data-file-width="1200" data-file-height="600" /&gt;&lt;/a&gt;&amp;#160;&lt;a href="<text:a xlink:href="https://de.wikipedia.org/wiki/Aserbaidschan" xlink:type="simple">/wiki/Aserbaidschan</text:a>" title="Aserbaidschan"&gt;Aserbaidscha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Baku" xlink:type="simple">/wiki/Baku</text:a>" title="Baku"&gt;Bak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204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" class="reference"&gt;&lt;a href="<text:a xlink:href="https://de.wikipedia.org/wiki/Liste_der_Hauptstädte_der_Erde#cite_note-11" xlink:type="simple">#cite_note-11</text:a>"&gt;&amp;#91;1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Athiopien&lt;/span&gt;&lt;a href="<text:a xlink:href="https://de.wikipedia.org/wiki/Äthiopien" xlink:type="simple">/wiki/%C3%84thiopien</text:a>" title="Äthiopien"&gt;&lt;img alt="" src="<text:a xlink:href="https://upload.wikimedia.org/wikipedia/commons/thumb/7/71/Flag_of_Ethiopia.svg/20px-Flag_of_Ethiopia.svg.png" xlink:type="simple">//upload.wikimedia.org/wikipedia/commons/thumb/7/71/Flag_of_Ethiopia.svg/20px-Flag_of_Ethiopia.svg.png</text:a>" decoding="async" width="20" height="10" class="noviewer" srcset="<text:a xlink:href="https://upload.wikimedia.org/wikipedia/commons/thumb/7/71/Flag_of_Ethiopia.svg/30px-Flag_of_Ethiopia.svg.png" xlink:type="simple">//upload.wikimedia.org/wikipedia/commons/thumb/7/71/Flag_of_Ethiopia.svg/30px-Flag_of_Ethiopia.svg.png 1.5x</text:a>,<text:a xlink:href="https://upload.wikimedia.org/wikipedia/commons/thumb/7/71/Flag_of_Ethiopia.svg/40px-Flag_of_Ethiopia.svg.png" xlink:type="simple"> //upload.wikimedia.org/wikipedia/commons/thumb/7/71/Flag_of_Ethiopia.svg/40px-Flag_of_Ethiopia.svg.png 2x</text:a>" data-file-width="1200" data-file-height="600" /&gt;&lt;/a&gt;&amp;#160;&lt;a href="<text:a xlink:href="https://de.wikipedia.org/wiki/Äthiopien" xlink:type="simple">/wiki/%C3%84thiopien</text:a>" title="Äthiopien"&gt;Äthiopien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Addis_Abeba" xlink:type="simple">/wiki/Addis_Abeba</text:a>" title="Addis Abeba"&gt;Addis Abeb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273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" class="reference"&gt;&lt;a href="<text:a xlink:href="https://de.wikipedia.org/wiki/Liste_der_Hauptstädte_der_Erde#cite_note-12" xlink:type="simple">#cite_note-12</text:a>"&gt;&amp;#91;1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Australien&lt;/span&gt;&lt;a href="<text:a xlink:href="https://de.wikipedia.org/wiki/Australien" xlink:type="simple">/wiki/Australien</text:a>" title="Australien"&gt;&lt;img alt="" src="<text:a xlink:href="https://upload.wikimedia.org/wikipedia/commons/thumb/8/88/Flag_of_Australia_%28converted%29.svg/20px-Flag_of_Australia_%28converted%29.svg.png" xlink:type="simple">//upload.wikimedia.org/wikipedia/commons/thumb/8/88/Flag_of_Australia_%28converted%29.svg/20px-Flag_of_Australia_%28converted%29.svg.png</text:a>" decoding="async" width="20" height="10" class="noviewer thumbborder" srcset="<text:a xlink:href="https://upload.wikimedia.org/wikipedia/commons/thumb/8/88/Flag_of_Australia_%28converted%29.svg/30px-Flag_of_Australia_%28converted%29.svg.png" xlink:type="simple">//upload.wikimedia.org/wikipedia/commons/thumb/8/88/Flag_of_Australia_%28converted%29.svg/30px-Flag_of_Australia_%28converted%29.svg.png 1.5x</text:a>,<text:a xlink:href="https://upload.wikimedia.org/wikipedia/commons/thumb/8/88/Flag_of_Australia_%28converted%29.svg/40px-Flag_of_Australia_%28converted%29.svg.png" xlink:type="simple"> //upload.wikimedia.org/wikipedia/commons/thumb/8/88/Flag_of_Australia_%28converted%29.svg/40px-Flag_of_Australia_%28converted%29.svg.png 2x</text:a>" data-file-width="1280" data-file-height="640" /&gt;&lt;/a&gt;&amp;#160;&lt;a href="<text:a xlink:href="https://de.wikipedia.org/wiki/Australien" xlink:type="simple">/wiki/Australien</text:a>" title="Australien"&gt;Austral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Canberra" xlink:type="simple">/wiki/Canberra</text:a>" title="Canberra"&gt;Canberr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68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" class="reference"&gt;&lt;a href="<text:a xlink:href="https://de.wikipedia.org/wiki/Liste_der_Hauptstädte_der_Erde#cite_note-13" xlink:type="simple">#cite_note-13</text:a>"&gt;&amp;#91;1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Bahamas&lt;/span&gt;&lt;a href="<text:a xlink:href="https://de.wikipedia.org/wiki/Bahamas" xlink:type="simple">/wiki/Bahamas</text:a>" title="Bahamas"&gt;&lt;img alt="" src="<text:a xlink:href="https://upload.wikimedia.org/wikipedia/commons/thumb/9/93/Flag_of_the_Bahamas.svg/20px-Flag_of_the_Bahamas.svg.png" xlink:type="simple">//upload.wikimedia.org/wikipedia/commons/thumb/9/93/Flag_of_the_Bahamas.svg/20px-Flag_of_the_Bahamas.svg.png</text:a>" decoding="async" width="20" height="10" class="noviewer thumbborder" srcset="<text:a xlink:href="https://upload.wikimedia.org/wikipedia/commons/thumb/9/93/Flag_of_the_Bahamas.svg/30px-Flag_of_the_Bahamas.svg.png" xlink:type="simple">//upload.wikimedia.org/wikipedia/commons/thumb/9/93/Flag_of_the_Bahamas.svg/30px-Flag_of_the_Bahamas.svg.png 1.5x</text:a>,<text:a xlink:href="https://upload.wikimedia.org/wikipedia/commons/thumb/9/93/Flag_of_the_Bahamas.svg/40px-Flag_of_the_Bahamas.svg.png" xlink:type="simple"> //upload.wikimedia.org/wikipedia/commons/thumb/9/93/Flag_of_the_Bahamas.svg/40px-Flag_of_the_Bahamas.svg.png 2x</text:a>" data-file-width="1200" data-file-height="600" /&gt;&lt;/a&gt;&amp;#160;&lt;a href="<text:a xlink:href="https://de.wikipedia.org/wiki/Bahamas" xlink:type="simple">/wiki/Bahamas</text:a>" title="Bahamas"&gt;Bahamas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assau_(Bahamas)" xlink:type="simple">/wiki/Nassau_(Bahamas)</text:a>" title="Nassau (Bahamas)"&gt;Nassa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46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Provinz&lt;sup id="cite_ref-14" class="reference"&gt;&lt;a href="<text:a xlink:href="https://de.wikipedia.org/wiki/Liste_der_Hauptstädte_der_Erde#cite_note-14" xlink:type="simple">#cite_note-14</text:a>"&gt;&amp;#91;1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Bahrain&lt;/span&gt;&lt;a href="<text:a xlink:href="https://de.wikipedia.org/wiki/Bahrain" xlink:type="simple">/wiki/Bahrain</text:a>" title="Bahrain"&gt;&lt;img alt="" src="<text:a xlink:href="https://upload.wikimedia.org/wikipedia/commons/thumb/2/2c/Flag_of_Bahrain.svg/20px-Flag_of_Bahrain.svg.png" xlink:type="simple">//upload.wikimedia.org/wikipedia/commons/thumb/2/2c/Flag_of_Bahrain.svg/20px-Flag_of_Bahrain.svg.png</text:a>" decoding="async" width="20" height="12" class="noviewer thumbborder" srcset="<text:a xlink:href="https://upload.wikimedia.org/wikipedia/commons/thumb/2/2c/Flag_of_Bahrain.svg/30px-Flag_of_Bahrain.svg.png" xlink:type="simple">//upload.wikimedia.org/wikipedia/commons/thumb/2/2c/Flag_of_Bahrain.svg/30px-Flag_of_Bahrain.svg.png 1.5x</text:a>,<text:a xlink:href="https://upload.wikimedia.org/wikipedia/commons/thumb/2/2c/Flag_of_Bahrain.svg/40px-Flag_of_Bahrain.svg.png" xlink:type="simple"> //upload.wikimedia.org/wikipedia/commons/thumb/2/2c/Flag_of_Bahrain.svg/40px-Flag_of_Bahrain.svg.png 2x</text:a>" data-file-width="1500" data-file-height="900" /&gt;&lt;/a&gt;&amp;#160;&lt;a href="<text:a xlink:href="https://de.wikipedia.org/wiki/Bahrain" xlink:type="simple">/wiki/Bahrain</text:a>" title="Bahrain"&gt;Bahrai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anama" xlink:type="simple">/wiki/Manama</text:a>" title="Manama"&gt;Manam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29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" class="reference"&gt;&lt;a href="<text:a xlink:href="https://de.wikipedia.org/wiki/Liste_der_Hauptstädte_der_Erde#cite_note-15" xlink:type="simple">#cite_note-15</text:a>"&gt;&amp;#91;1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Bangladesch&lt;/span&gt;&lt;a href="<text:a xlink:href="https://de.wikipedia.org/wiki/Bangladesch" xlink:type="simple">/wiki/Bangladesch</text:a>" title="Bangladesch"&gt;&lt;img alt="" src="<text:a xlink:href="https://upload.wikimedia.org/wikipedia/commons/thumb/f/f9/Flag_of_Bangladesh.svg/20px-Flag_of_Bangladesh.svg.png" xlink:type="simple">//upload.wikimedia.org/wikipedia/commons/thumb/f/f9/Flag_of_Bangladesh.svg/20px-Flag_of_Bangladesh.svg.png</text:a>" decoding="async" width="20" height="12" class="noviewer thumbborder" srcset="<text:a xlink:href="https://upload.wikimedia.org/wikipedia/commons/thumb/f/f9/Flag_of_Bangladesh.svg/30px-Flag_of_Bangladesh.svg.png" xlink:type="simple">//upload.wikimedia.org/wikipedia/commons/thumb/f/f9/Flag_of_Bangladesh.svg/30px-Flag_of_Bangladesh.svg.png 1.5x</text:a>,<text:a xlink:href="https://upload.wikimedia.org/wikipedia/commons/thumb/f/f9/Flag_of_Bangladesh.svg/40px-Flag_of_Bangladesh.svg.png" xlink:type="simple"> //upload.wikimedia.org/wikipedia/commons/thumb/f/f9/Flag_of_Bangladesh.svg/40px-Flag_of_Bangladesh.svg.png 2x</text:a>" data-file-width="1000" data-file-height="600" /&gt;&lt;/a&gt;&amp;#160;&lt;a href="<text:a xlink:href="https://de.wikipedia.org/wiki/Bangladesch" xlink:type="simple">/wiki/Bangladesch</text:a>" title="Bangladesch"&gt;Bangladesch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Dhaka" xlink:type="simple">/wiki/Dhaka</text:a>" title="Dhaka"&gt;Dhak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.970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" class="reference"&gt;&lt;a href="<text:a xlink:href="https://de.wikipedia.org/wiki/Liste_der_Hauptstädte_der_Erde#cite_note-16" xlink:type="simple">#cite_note-16</text:a>"&gt;&amp;#91;1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Barbados&lt;/span&gt;&lt;a href="<text:a xlink:href="https://de.wikipedia.org/wiki/Barbados" xlink:type="simple">/wiki/Barbados</text:a>" title="Barbados"&gt;&lt;img alt="" src="<text:a xlink:href="https://upload.wikimedia.org/wikipedia/commons/thumb/e/ef/Flag_of_Barbados.svg/20px-Flag_of_Barbados.svg.png" xlink:type="simple">//upload.wikimedia.org/wikipedia/commons/thumb/e/ef/Flag_of_Barbados.svg/20px-Flag_of_Barbados.svg.png</text:a>" decoding="async" width="20" height="13" class="noviewer thumbborder" srcset="<text:a xlink:href="https://upload.wikimedia.org/wikipedia/commons/thumb/e/ef/Flag_of_Barbados.svg/30px-Flag_of_Barbados.svg.png" xlink:type="simple">//upload.wikimedia.org/wikipedia/commons/thumb/e/ef/Flag_of_Barbados.svg/30px-Flag_of_Barbados.svg.png 1.5x</text:a>,<text:a xlink:href="https://upload.wikimedia.org/wikipedia/commons/thumb/e/ef/Flag_of_Barbados.svg/40px-Flag_of_Barbados.svg.png" xlink:type="simple"> //upload.wikimedia.org/wikipedia/commons/thumb/e/ef/Flag_of_Barbados.svg/40px-Flag_of_Barbados.svg.png 2x</text:a>" data-file-width="1500" data-file-height="1000" /&gt;&lt;/a&gt;&amp;#160;&lt;a href="<text:a xlink:href="https://de.wikipedia.org/wiki/Barbados" xlink:type="simple">/wiki/Barbados</text:a>" title="Barbados"&gt;Barbados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ridgetown" xlink:type="simple">/wiki/Bridgetown</text:a>" title="Bridgetown"&gt;Bridgetow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8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emeinde&lt;sup id="cite_ref-17" class="reference"&gt;&lt;a href="<text:a xlink:href="https://de.wikipedia.org/wiki/Liste_der_Hauptstädte_der_Erde#cite_note-17" xlink:type="simple">#cite_note-17</text:a>"&gt;&amp;#91;1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Belarus&lt;/span&gt;&lt;a href="<text:a xlink:href="https://de.wikipedia.org/wiki/Belarus" xlink:type="simple">/wiki/Belarus</text:a>" title="Belarus"&gt;&lt;img alt="" src="<text:a xlink:href="https://upload.wikimedia.org/wikipedia/commons/thumb/8/85/Flag_of_Belarus.svg/20px-Flag_of_Belarus.svg.png" xlink:type="simple">//upload.wikimedia.org/wikipedia/commons/thumb/8/85/Flag_of_Belarus.svg/20px-Flag_of_Belarus.svg.png</text:a>" decoding="async" width="20" height="10" class="noviewer" srcset="<text:a xlink:href="https://upload.wikimedia.org/wikipedia/commons/thumb/8/85/Flag_of_Belarus.svg/30px-Flag_of_Belarus.svg.png" xlink:type="simple">//upload.wikimedia.org/wikipedia/commons/thumb/8/85/Flag_of_Belarus.svg/30px-Flag_of_Belarus.svg.png 1.5x</text:a>,<text:a xlink:href="https://upload.wikimedia.org/wikipedia/commons/thumb/8/85/Flag_of_Belarus.svg/40px-Flag_of_Belarus.svg.png" xlink:type="simple"> //upload.wikimedia.org/wikipedia/commons/thumb/8/85/Flag_of_Belarus.svg/40px-Flag_of_Belarus.svg.png 2x</text:a>" data-file-width="900" data-file-height="450" /&gt;&lt;/a&gt;&amp;#160;&lt;a href="<text:a xlink:href="https://de.wikipedia.org/wiki/Belarus" xlink:type="simple">/wiki/Belarus</text:a>" title="Belarus"&gt;Belarus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Minsk" xlink:type="simple">/wiki/Minsk</text:a>" title="Minsk"&gt;Minsk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921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" class="reference"&gt;&lt;a href="<text:a xlink:href="https://de.wikipedia.org/wiki/Liste_der_Hauptstädte_der_Erde#cite_note-18" xlink:type="simple">#cite_note-18</text:a>"&gt;&amp;#91;1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Belgien&lt;/span&gt;&lt;a href="<text:a xlink:href="https://de.wikipedia.org/wiki/Belgien" xlink:type="simple">/wiki/Belgien</text:a>" title="Belgien"&gt;&lt;img alt="" src="<text:a xlink:href="https://upload.wikimedia.org/wikipedia/commons/thumb/9/92/Flag_of_Belgium_%28civil%29.svg/20px-Flag_of_Belgium_%28civil%29.svg.png" xlink:type="simple">//upload.wikimedia.org/wikipedia/commons/thumb/9/92/Flag_of_Belgium_%28civil%29.svg/20px-Flag_of_Belgium_%28civil%29.svg.png</text:a>" decoding="async" width="20" height="13" class="noviewer" srcset="<text:a xlink:href="https://upload.wikimedia.org/wikipedia/commons/thumb/9/92/Flag_of_Belgium_%28civil%29.svg/30px-Flag_of_Belgium_%28civil%29.svg.png" xlink:type="simple">//upload.wikimedia.org/wikipedia/commons/thumb/9/92/Flag_of_Belgium_%28civil%29.svg/30px-Flag_of_Belgium_%28civil%29.svg.png 1.5x</text:a>,<text:a xlink:href="https://upload.wikimedia.org/wikipedia/commons/thumb/9/92/Flag_of_Belgium_%28civil%29.svg/40px-Flag_of_Belgium_%28civil%29.svg.png" xlink:type="simple"> //upload.wikimedia.org/wikipedia/commons/thumb/9/92/Flag_of_Belgium_%28civil%29.svg/40px-Flag_of_Belgium_%28civil%29.svg.png 2x</text:a>" data-file-width="900" data-file-height="600" /&gt;&lt;/a&gt;&amp;#160;&lt;a href="<text:a xlink:href="https://de.wikipedia.org/wiki/Belgien" xlink:type="simple">/wiki/Belgien</text:a>" title="Belgien"&gt;Belg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rüssel" xlink:type="simple">/wiki/Br%C3%BCssel</text:a>" title="Brüssel"&gt;Brüssel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80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" class="reference"&gt;&lt;a href="<text:a xlink:href="https://de.wikipedia.org/wiki/Liste_der_Hauptstädte_der_Erde#cite_note-19" xlink:type="simple">#cite_note-19</text:a>"&gt;&amp;#91;1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Belize&lt;/span&gt;&lt;a href="<text:a xlink:href="https://de.wikipedia.org/wiki/Belize" xlink:type="simple">/wiki/Belize</text:a>" title="Belize"&gt;&lt;img alt="" src="<text:a xlink:href="https://upload.wikimedia.org/wikipedia/commons/thumb/e/e7/Flag_of_Belize.svg/20px-Flag_of_Belize.svg.png" xlink:type="simple">//upload.wikimedia.org/wikipedia/commons/thumb/e/e7/Flag_of_Belize.svg/20px-Flag_of_Belize.svg.png</text:a>" decoding="async" width="20" height="12" class="noviewer thumbborder" srcset="<text:a xlink:href="https://upload.wikimedia.org/wikipedia/commons/thumb/e/e7/Flag_of_Belize.svg/30px-Flag_of_Belize.svg.png" xlink:type="simple">//upload.wikimedia.org/wikipedia/commons/thumb/e/e7/Flag_of_Belize.svg/30px-Flag_of_Belize.svg.png 1.5x</text:a>,<text:a xlink:href="https://upload.wikimedia.org/wikipedia/commons/thumb/e/e7/Flag_of_Belize.svg/40px-Flag_of_Belize.svg.png" xlink:type="simple"> //upload.wikimedia.org/wikipedia/commons/thumb/e/e7/Flag_of_Belize.svg/40px-Flag_of_Belize.svg.png 2x</text:a>" data-file-width="1000" data-file-height="600" /&gt;&lt;/a&gt;&amp;#160;&lt;a href="<text:a xlink:href="https://de.wikipedia.org/wiki/Belize" xlink:type="simple">/wiki/Belize</text:a>" title="Belize"&gt;Belize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elmopan" xlink:type="simple">/wiki/Belmopan</text:a>" title="Belmopan"&gt;Belmopa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3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0" class="reference"&gt;&lt;a href="<text:a xlink:href="https://de.wikipedia.org/wiki/Liste_der_Hauptstädte_der_Erde#cite_note-20" xlink:type="simple">#cite_note-20</text:a>"&gt;&amp;#91;2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Benin&lt;/span&gt;&lt;a href="<text:a xlink:href="https://de.wikipedia.org/wiki/Benin" xlink:type="simple">/wiki/Benin</text:a>" title="Benin"&gt;&lt;img alt="" src="<text:a xlink:href="https://upload.wikimedia.org/wikipedia/commons/thumb/0/0a/Flag_of_Benin.svg/20px-Flag_of_Benin.svg.png" xlink:type="simple">//upload.wikimedia.org/wikipedia/commons/thumb/0/0a/Flag_of_Benin.svg/20px-Flag_of_Benin.svg.png</text:a>" decoding="async" width="20" height="13" class="noviewer thumbborder" srcset="<text:a xlink:href="https://upload.wikimedia.org/wikipedia/commons/thumb/0/0a/Flag_of_Benin.svg/30px-Flag_of_Benin.svg.png" xlink:type="simple">//upload.wikimedia.org/wikipedia/commons/thumb/0/0a/Flag_of_Benin.svg/30px-Flag_of_Benin.svg.png 1.5x</text:a>,<text:a xlink:href="https://upload.wikimedia.org/wikipedia/commons/thumb/0/0a/Flag_of_Benin.svg/40px-Flag_of_Benin.svg.png" xlink:type="simple"> //upload.wikimedia.org/wikipedia/commons/thumb/0/0a/Flag_of_Benin.svg/40px-Flag_of_Benin.svg.png 2x</text:a>" data-file-width="900" data-file-height="600" /&gt;&lt;/a&gt;&amp;#160;&lt;a href="<text:a xlink:href="https://de.wikipedia.org/wiki/Benin" xlink:type="simple">/wiki/Benin</text:a>" title="Benin"&gt;Benin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Porto-Novo" xlink:type="simple">/wiki/Porto-Novo</text:a>" title="Porto-Novo"&gt;Porto Nov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64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1" class="reference"&gt;&lt;a href="<text:a xlink:href="https://de.wikipedia.org/wiki/Liste_der_Hauptstädte_der_Erde#cite_note-21" xlink:type="simple">#cite_note-21</text:a>"&gt;&amp;#91;2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Bhutan&lt;/span&gt;&lt;a href="<text:a xlink:href="https://de.wikipedia.org/wiki/Bhutan" xlink:type="simple">/wiki/Bhutan</text:a>" title="Bhutan"&gt;&lt;img alt="" src="<text:a xlink:href="https://upload.wikimedia.org/wikipedia/commons/thumb/9/91/Flag_of_Bhutan.svg/20px-Flag_of_Bhutan.svg.png" xlink:type="simple">//upload.wikimedia.org/wikipedia/commons/thumb/9/91/Flag_of_Bhutan.svg/20px-Flag_of_Bhutan.svg.png</text:a>" decoding="async" width="20" height="13" class="noviewer thumbborder" srcset="<text:a xlink:href="https://upload.wikimedia.org/wikipedia/commons/thumb/9/91/Flag_of_Bhutan.svg/30px-Flag_of_Bhutan.svg.png" xlink:type="simple">//upload.wikimedia.org/wikipedia/commons/thumb/9/91/Flag_of_Bhutan.svg/30px-Flag_of_Bhutan.svg.png 1.5x</text:a>,<text:a xlink:href="https://upload.wikimedia.org/wikipedia/commons/thumb/9/91/Flag_of_Bhutan.svg/40px-Flag_of_Bhutan.svg.png" xlink:type="simple"> //upload.wikimedia.org/wikipedia/commons/thumb/9/91/Flag_of_Bhutan.svg/40px-Flag_of_Bhutan.svg.png 2x</text:a>" data-file-width="900" data-file-height="600" /&gt;&lt;/a&gt;&amp;#160;&lt;a href="<text:a xlink:href="https://de.wikipedia.org/wiki/Bhutan" xlink:type="simple">/wiki/Bhutan</text:a>" title="Bhutan"&gt;Bhut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Thimphu" xlink:type="simple">/wiki/Thimphu</text:a>" title="Thimphu"&gt;Thimph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38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en Distrikt&lt;sup id="cite_ref-22" class="reference"&gt;&lt;a href="<text:a xlink:href="https://de.wikipedia.org/wiki/Liste_der_Hauptstädte_der_Erde#cite_note-22" xlink:type="simple">#cite_note-22</text:a>"&gt;&amp;#91;2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5">
          <table:table-cell/>
          <table:table-cell office:value-type="string" calcext:value-type="string">
            <text:p>&lt;td rowspan="2"&gt;&lt;span style="display:none"&gt;Bolivien&lt;/span&gt;&lt;a href="<text:a xlink:href="https://de.wikipedia.org/wiki/Bolivien" xlink:type="simple">/wiki/Bolivien</text:a>" title="Bolivien"&gt;&lt;img alt="" src="<text:a xlink:href="https://upload.wikimedia.org/wikipedia/commons/thumb/4/48/Flag_of_Bolivia.svg/20px-Flag_of_Bolivia.svg.png" xlink:type="simple">//upload.wikimedia.org/wikipedia/commons/thumb/4/48/Flag_of_Bolivia.svg/20px-Flag_of_Bolivia.svg.png</text:a>" decoding="async" width="20" height="14" class="noviewer thumbborder" srcset="<text:a xlink:href="https://upload.wikimedia.org/wikipedia/commons/thumb/4/48/Flag_of_Bolivia.svg/30px-Flag_of_Bolivia.svg.png" xlink:type="simple">//upload.wikimedia.org/wikipedia/commons/thumb/4/48/Flag_of_Bolivia.svg/30px-Flag_of_Bolivia.svg.png 1.5x</text:a>,<text:a xlink:href="https://upload.wikimedia.org/wikipedia/commons/thumb/4/48/Flag_of_Bolivia.svg/40px-Flag_of_Bolivia.svg.png" xlink:type="simple"> //upload.wikimedia.org/wikipedia/commons/thumb/4/48/Flag_of_Bolivia.svg/40px-Flag_of_Bolivia.svg.png 2x</text:a>" data-file-width="1100" data-file-height="750" /&gt;&lt;/a&gt;&amp;#160;&lt;a href="<text:a xlink:href="https://de.wikipedia.org/wiki/Bolivien" xlink:type="simple">/wiki/Bolivien</text:a>" title="Bolivien"&gt;Boliv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ucre" xlink:type="simple">/wiki/Sucre</text:a>" title="Sucre"&gt;Sucre&lt;/a&gt; &lt;i&gt;(de jure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61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&lt;sup id="cite_ref-bolivien_23-0" class="reference"&gt;&lt;a href="<text:a xlink:href="https://de.wikipedia.org/wiki/Liste_der_Hauptstädte_der_Erde#cite_note-bolivien-23" xlink:type="simple">#cite_note-bolivien-23</text:a>"&gt;&amp;#91;2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La_Paz" xlink:type="simple">/wiki/La_Paz</text:a>" title="La Paz"&gt;La Paz&lt;/a&gt; &lt;i&gt;(Regierungssitz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66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&lt;sup id="cite_ref-bolivien_23-1" class="reference"&gt;&lt;a href="<text:a xlink:href="https://de.wikipedia.org/wiki/Liste_der_Hauptstädte_der_Erde#cite_note-bolivien-23" xlink:type="simple">#cite_note-bolivien-23</text:a>"&gt;&amp;#91;2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9">
          <table:table-cell/>
          <table:table-cell office:value-type="string" calcext:value-type="string">
            <text:p>&lt;td&gt;&lt;span style="display:none"&gt;Bosnien und Herzegowina&lt;/span&gt;&lt;a href="<text:a xlink:href="https://de.wikipedia.org/wiki/Bosnien_und_Herzegowina" xlink:type="simple">/wiki/Bosnien_und_Herzegowina</text:a>" title="Bosnien und Herzegowina"&gt;&lt;img alt="" src="<text:a xlink:href="https://upload.wikimedia.org/wikipedia/commons/thumb/b/bf/Flag_of_Bosnia_and_Herzegovina.svg/20px-Flag_of_Bosnia_and_Herzegovina.svg.png" xlink:type="simple">//upload.wikimedia.org/wikipedia/commons/thumb/b/bf/Flag_of_Bosnia_and_Herzegovina.svg/20px-Flag_of_Bosnia_and_Herzegovina.svg.png</text:a>" decoding="async" width="20" height="10" class="noviewer" srcset="<text:a xlink:href="https://upload.wikimedia.org/wikipedia/commons/thumb/b/bf/Flag_of_Bosnia_and_Herzegovina.svg/30px-Flag_of_Bosnia_and_Herzegovina.svg.png" xlink:type="simple">//upload.wikimedia.org/wikipedia/commons/thumb/b/bf/Flag_of_Bosnia_and_Herzegovina.svg/30px-Flag_of_Bosnia_and_Herzegovina.svg.png 1.5x</text:a>,<text:a xlink:href="https://upload.wikimedia.org/wikipedia/commons/thumb/b/bf/Flag_of_Bosnia_and_Herzegovina.svg/40px-Flag_of_Bosnia_and_Herzegovina.svg.png" xlink:type="simple"> //upload.wikimedia.org/wikipedia/commons/thumb/b/bf/Flag_of_Bosnia_and_Herzegovina.svg/40px-Flag_of_Bosnia_and_Herzegovina.svg.png 2x</text:a>" data-file-width="800" data-file-height="400" /&gt;&lt;/a&gt;&amp;#160;&lt;a href="<text:a xlink:href="https://de.wikipedia.org/wiki/Bosnien_und_Herzegowina" xlink:type="simple">/wiki/Bosnien_und_Herzegowina</text:a>" title="Bosnien und Herzegowina"&gt;Bosnien und Herzegowin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arajevo" xlink:type="simple">/wiki/Sarajevo</text:a>" title="Sarajevo"&gt;Sarajev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38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4" class="reference"&gt;&lt;a href="<text:a xlink:href="https://de.wikipedia.org/wiki/Liste_der_Hauptstädte_der_Erde#cite_note-24" xlink:type="simple">#cite_note-24</text:a>"&gt;&amp;#91;2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Botswana&lt;/span&gt;&lt;a href="<text:a xlink:href="https://de.wikipedia.org/wiki/Botswana" xlink:type="simple">/wiki/Botswana</text:a>" title="Botswana"&gt;&lt;img alt="" src="<text:a xlink:href="https://upload.wikimedia.org/wikipedia/commons/thumb/f/fa/Flag_of_Botswana.svg/20px-Flag_of_Botswana.svg.png" xlink:type="simple">//upload.wikimedia.org/wikipedia/commons/thumb/f/fa/Flag_of_Botswana.svg/20px-Flag_of_Botswana.svg.png</text:a>" decoding="async" width="20" height="13" class="noviewer thumbborder" srcset="<text:a xlink:href="https://upload.wikimedia.org/wikipedia/commons/thumb/f/fa/Flag_of_Botswana.svg/30px-Flag_of_Botswana.svg.png" xlink:type="simple">//upload.wikimedia.org/wikipedia/commons/thumb/f/fa/Flag_of_Botswana.svg/30px-Flag_of_Botswana.svg.png 1.5x</text:a>,<text:a xlink:href="https://upload.wikimedia.org/wikipedia/commons/thumb/f/fa/Flag_of_Botswana.svg/40px-Flag_of_Botswana.svg.png" xlink:type="simple"> //upload.wikimedia.org/wikipedia/commons/thumb/f/fa/Flag_of_Botswana.svg/40px-Flag_of_Botswana.svg.png 2x</text:a>" data-file-width="1200" data-file-height="800" /&gt;&lt;/a&gt;&amp;#160;&lt;a href="<text:a xlink:href="https://de.wikipedia.org/wiki/Botswana" xlink:type="simple">/wiki/Botswana</text:a>" title="Botswana"&gt;Botswan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Gaborone" xlink:type="simple">/wiki/Gaborone</text:a>" title="Gaborone"&gt;Gaboron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31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5" class="reference"&gt;&lt;a href="<text:a xlink:href="https://de.wikipedia.org/wiki/Liste_der_Hauptstädte_der_Erde#cite_note-25" xlink:type="simple">#cite_note-25</text:a>"&gt;&amp;#91;2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Brasilien&lt;/span&gt;&lt;a href="<text:a xlink:href="https://de.wikipedia.org/wiki/Brasilien" xlink:type="simple">/wiki/Brasilien</text:a>" title="Brasilien"&gt;&lt;img alt="" src="<text:a xlink:href="https://upload.wikimedia.org/wikipedia/commons/thumb/0/05/Flag_of_Brazil.svg/20px-Flag_of_Brazil.svg.png" xlink:type="simple">//upload.wikimedia.org/wikipedia/commons/thumb/0/05/Flag_of_Brazil.svg/20px-Flag_of_Brazil.svg.png</text:a>" decoding="async" width="20" height="14" class="noviewer thumbborder" srcset="<text:a xlink:href="https://upload.wikimedia.org/wikipedia/commons/thumb/0/05/Flag_of_Brazil.svg/30px-Flag_of_Brazil.svg.png" xlink:type="simple">//upload.wikimedia.org/wikipedia/commons/thumb/0/05/Flag_of_Brazil.svg/30px-Flag_of_Brazil.svg.png 1.5x</text:a>,<text:a xlink:href="https://upload.wikimedia.org/wikipedia/commons/thumb/0/05/Flag_of_Brazil.svg/40px-Flag_of_Brazil.svg.png" xlink:type="simple"> //upload.wikimedia.org/wikipedia/commons/thumb/0/05/Flag_of_Brazil.svg/40px-Flag_of_Brazil.svg.png 2x</text:a>" data-file-width="749" data-file-height="525" /&gt;&lt;/a&gt;&amp;#160;&lt;a href="<text:a xlink:href="https://de.wikipedia.org/wiki/Brasilien" xlink:type="simple">/wiki/Brasilien</text:a>" title="Brasilien"&gt;Brasil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rasília" xlink:type="simple">/wiki/Bras%C3%ADlia</text:a>" title="Brasília"&gt;Brasíli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570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6" class="reference"&gt;&lt;a href="<text:a xlink:href="https://de.wikipedia.org/wiki/Liste_der_Hauptstädte_der_Erde#cite_note-26" xlink:type="simple">#cite_note-26</text:a>"&gt;&amp;#91;2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Brunei&lt;/span&gt;&lt;a href="<text:a xlink:href="https://de.wikipedia.org/wiki/Brunei" xlink:type="simple">/wiki/Brunei</text:a>" title="Brunei"&gt;&lt;img alt="" src="<text:a xlink:href="https://upload.wikimedia.org/wikipedia/commons/thumb/9/9c/Flag_of_Brunei.svg/20px-Flag_of_Brunei.svg.png" xlink:type="simple">//upload.wikimedia.org/wikipedia/commons/thumb/9/9c/Flag_of_Brunei.svg/20px-Flag_of_Brunei.svg.png</text:a>" decoding="async" width="20" height="10" class="noviewer thumbborder" srcset="<text:a xlink:href="https://upload.wikimedia.org/wikipedia/commons/thumb/9/9c/Flag_of_Brunei.svg/30px-Flag_of_Brunei.svg.png" xlink:type="simple">//upload.wikimedia.org/wikipedia/commons/thumb/9/9c/Flag_of_Brunei.svg/30px-Flag_of_Brunei.svg.png 1.5x</text:a>,<text:a xlink:href="https://upload.wikimedia.org/wikipedia/commons/thumb/9/9c/Flag_of_Brunei.svg/40px-Flag_of_Brunei.svg.png" xlink:type="simple"> //upload.wikimedia.org/wikipedia/commons/thumb/9/9c/Flag_of_Brunei.svg/40px-Flag_of_Brunei.svg.png 2x</text:a>" data-file-width="1440" data-file-height="720" /&gt;&lt;/a&gt;&amp;#160;&lt;a href="<text:a xlink:href="https://de.wikipedia.org/wiki/Brunei" xlink:type="simple">/wiki/Brunei</text:a>" title="Brunei"&gt;Brunei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Bandar_Seri_Begawan" xlink:type="simple">/wiki/Bandar_Seri_Begawan</text:a>" title="Bandar Seri Begawan"&gt;Bandar Seri Begawa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4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7" class="reference"&gt;&lt;a href="<text:a xlink:href="https://de.wikipedia.org/wiki/Liste_der_Hauptstädte_der_Erde#cite_note-27" xlink:type="simple">#cite_note-27</text:a>"&gt;&amp;#91;2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Bulgarien&lt;/span&gt;&lt;a href="<text:a xlink:href="https://de.wikipedia.org/wiki/Bulgarien" xlink:type="simple">/wiki/Bulgarien</text:a>" title="Bulgarien"&gt;&lt;img alt="" src="<text:a xlink:href="https://upload.wikimedia.org/wikipedia/commons/thumb/9/9a/Flag_of_Bulgaria.svg/20px-Flag_of_Bulgaria.svg.png" xlink:type="simple">//upload.wikimedia.org/wikipedia/commons/thumb/9/9a/Flag_of_Bulgaria.svg/20px-Flag_of_Bulgaria.svg.png</text:a>" decoding="async" width="20" height="12" class="noviewer thumbborder" srcset="<text:a xlink:href="https://upload.wikimedia.org/wikipedia/commons/thumb/9/9a/Flag_of_Bulgaria.svg/30px-Flag_of_Bulgaria.svg.png" xlink:type="simple">//upload.wikimedia.org/wikipedia/commons/thumb/9/9a/Flag_of_Bulgaria.svg/30px-Flag_of_Bulgaria.svg.png 1.5x</text:a>,<text:a xlink:href="https://upload.wikimedia.org/wikipedia/commons/thumb/9/9a/Flag_of_Bulgaria.svg/40px-Flag_of_Bulgaria.svg.png" xlink:type="simple"> //upload.wikimedia.org/wikipedia/commons/thumb/9/9a/Flag_of_Bulgaria.svg/40px-Flag_of_Bulgaria.svg.png 2x</text:a>" data-file-width="1000" data-file-height="600" /&gt;&lt;/a&gt;&amp;#160;&lt;a href="<text:a xlink:href="https://de.wikipedia.org/wiki/Bulgarien" xlink:type="simple">/wiki/Bulgarien</text:a>" title="Bulgarien"&gt;Bulgar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Sofia" xlink:type="simple">/wiki/Sofia</text:a>" title="Sofia"&gt;Sofi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256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8" class="reference"&gt;&lt;a href="<text:a xlink:href="https://de.wikipedia.org/wiki/Liste_der_Hauptstädte_der_Erde#cite_note-28" xlink:type="simple">#cite_note-28</text:a>"&gt;&amp;#91;2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5">
          <table:table-cell/>
          <table:table-cell office:value-type="string" calcext:value-type="string">
            <text:p>&lt;td&gt;&lt;span style="display:none"&gt;Burkina Faso&lt;/span&gt;&lt;a href="<text:a xlink:href="https://de.wikipedia.org/wiki/Burkina_Faso" xlink:type="simple">/wiki/Burkina_Faso</text:a>" title="Burkina Faso"&gt;&lt;img alt="" src="<text:a xlink:href="https://upload.wikimedia.org/wikipedia/commons/thumb/3/31/Flag_of_Burkina_Faso.svg/20px-Flag_of_Burkina_Faso.svg.png" xlink:type="simple">//upload.wikimedia.org/wikipedia/commons/thumb/3/31/Flag_of_Burkina_Faso.svg/20px-Flag_of_Burkina_Faso.svg.png</text:a>" decoding="async" width="20" height="13" class="noviewer thumbborder" srcset="<text:a xlink:href="https://upload.wikimedia.org/wikipedia/commons/thumb/3/31/Flag_of_Burkina_Faso.svg/30px-Flag_of_Burkina_Faso.svg.png" xlink:type="simple">//upload.wikimedia.org/wikipedia/commons/thumb/3/31/Flag_of_Burkina_Faso.svg/30px-Flag_of_Burkina_Faso.svg.png 1.5x</text:a>,<text:a xlink:href="https://upload.wikimedia.org/wikipedia/commons/thumb/3/31/Flag_of_Burkina_Faso.svg/40px-Flag_of_Burkina_Faso.svg.png" xlink:type="simple"> //upload.wikimedia.org/wikipedia/commons/thumb/3/31/Flag_of_Burkina_Faso.svg/40px-Flag_of_Burkina_Faso.svg.png 2x</text:a>" data-file-width="900" data-file-height="600" /&gt;&lt;/a&gt;&amp;#160;&lt;a href="<text:a xlink:href="https://de.wikipedia.org/wiki/Burkina_Faso" xlink:type="simple">/wiki/Burkina_Faso</text:a>" title="Burkina Faso"&gt;Burkina&amp;#160;Faso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Ouagadougou" xlink:type="simple">/wiki/Ouagadougou</text:a>" title="Ouagadougou"&gt;Ouagadougo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81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29" class="reference"&gt;&lt;a href="<text:a xlink:href="https://de.wikipedia.org/wiki/Liste_der_Hauptstädte_der_Erde#cite_note-29" xlink:type="simple">#cite_note-29</text:a>"&gt;&amp;#91;2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Burundi&lt;/span&gt;&lt;a href="<text:a xlink:href="https://de.wikipedia.org/wiki/Burundi" xlink:type="simple">/wiki/Burundi</text:a>" title="Burundi"&gt;&lt;img alt="" src="<text:a xlink:href="https://upload.wikimedia.org/wikipedia/commons/thumb/5/50/Flag_of_Burundi.svg/20px-Flag_of_Burundi.svg.png" xlink:type="simple">//upload.wikimedia.org/wikipedia/commons/thumb/5/50/Flag_of_Burundi.svg/20px-Flag_of_Burundi.svg.png</text:a>" decoding="async" width="20" height="12" class="noviewer thumbborder" srcset="<text:a xlink:href="https://upload.wikimedia.org/wikipedia/commons/thumb/5/50/Flag_of_Burundi.svg/30px-Flag_of_Burundi.svg.png" xlink:type="simple">//upload.wikimedia.org/wikipedia/commons/thumb/5/50/Flag_of_Burundi.svg/30px-Flag_of_Burundi.svg.png 1.5x</text:a>,<text:a xlink:href="https://upload.wikimedia.org/wikipedia/commons/thumb/5/50/Flag_of_Burundi.svg/40px-Flag_of_Burundi.svg.png" xlink:type="simple"> //upload.wikimedia.org/wikipedia/commons/thumb/5/50/Flag_of_Burundi.svg/40px-Flag_of_Burundi.svg.png 2x</text:a>" data-file-width="1000" data-file-height="600" /&gt;&lt;/a&gt;&amp;#160;&lt;a href="<text:a xlink:href="https://de.wikipedia.org/wiki/Burundi" xlink:type="simple">/wiki/Burundi</text:a>" title="Burundi"&gt;Burundi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Gitega" xlink:type="simple">/wiki/Gitega</text:a>" title="Gitega"&gt;Giteg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1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0" class="reference"&gt;&lt;a href="<text:a xlink:href="https://de.wikipedia.org/wiki/Liste_der_Hauptstädte_der_Erde#cite_note-30" xlink:type="simple">#cite_note-30</text:a>"&gt;&amp;#91;3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Chile&lt;/span&gt;&lt;a href="<text:a xlink:href="https://de.wikipedia.org/wiki/Chile" xlink:type="simple">/wiki/Chile</text:a>" title="Chile"&gt;&lt;img alt="" src="<text:a xlink:href="https://upload.wikimedia.org/wikipedia/commons/thumb/7/78/Flag_of_Chile.svg/20px-Flag_of_Chile.svg.png" xlink:type="simple">//upload.wikimedia.org/wikipedia/commons/thumb/7/78/Flag_of_Chile.svg/20px-Flag_of_Chile.svg.png</text:a>" decoding="async" width="20" height="13" class="noviewer thumbborder" srcset="<text:a xlink:href="https://upload.wikimedia.org/wikipedia/commons/thumb/7/78/Flag_of_Chile.svg/30px-Flag_of_Chile.svg.png" xlink:type="simple">//upload.wikimedia.org/wikipedia/commons/thumb/7/78/Flag_of_Chile.svg/30px-Flag_of_Chile.svg.png 1.5x</text:a>,<text:a xlink:href="https://upload.wikimedia.org/wikipedia/commons/thumb/7/78/Flag_of_Chile.svg/40px-Flag_of_Chile.svg.png" xlink:type="simple"> //upload.wikimedia.org/wikipedia/commons/thumb/7/78/Flag_of_Chile.svg/40px-Flag_of_Chile.svg.png 2x</text:a>" data-file-width="900" data-file-height="600" /&gt;&lt;/a&gt;&amp;#160;&lt;a href="<text:a xlink:href="https://de.wikipedia.org/wiki/Chile" xlink:type="simple">/wiki/Chile</text:a>" title="Chile"&gt;Chile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Santiago_de_Chile" xlink:type="simple">/wiki/Santiago_de_Chile</text:a>" title="Santiago de Chile"&gt;Santiago de Chil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.561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1" class="reference"&gt;&lt;a href="<text:a xlink:href="https://de.wikipedia.org/wiki/Liste_der_Hauptstädte_der_Erde#cite_note-31" xlink:type="simple">#cite_note-31</text:a>"&gt;&amp;#91;3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&gt;&lt;span style="display:none;"&gt;China Volksrepublik&lt;/span&gt;&lt;a href="<text:a xlink:href="https://de.wikipedia.org/wiki/Volksrepublik_China" xlink:type="simple">/wiki/Volksrepublik_China</text:a>" title="Volksrepublik China"&gt;&lt;img alt="" src="<text:a xlink:href="https://upload.wikimedia.org/wikipedia/commons/thumb/f/fa/Flag_of_the_People%27s_Republic_of_China.svg/20px-Flag_of_the_People%27s_Republic_of_China.svg.png" xlink:type="simple">//upload.wikimedia.org/wikipedia/commons/thumb/f/fa/Flag_of_the_People%27s_Republic_of_China.svg/20px-Flag_of_the_People%27s_Republic_of_China.svg.png</text:a>" decoding="async" width="20" height="13" srcset="<text:a xlink:href="https://upload.wikimedia.org/wikipedia/commons/thumb/f/fa/Flag_of_the_People%27s_Republic_of_China.svg/30px-Flag_of_the_People%27s_Republic_of_China.svg.png" xlink:type="simple">//upload.wikimedia.org/wikipedia/commons/thumb/f/fa/Flag_of_the_People%27s_Republic_of_China.svg/30px-Flag_of_the_People%27s_Republic_of_China.svg.png 1.5x</text:a>,<text:a xlink:href="https://upload.wikimedia.org/wikipedia/commons/thumb/f/fa/Flag_of_the_People%27s_Republic_of_China.svg/40px-Flag_of_the_People%27s_Republic_of_China.svg.png" xlink:type="simple"> //upload.wikimedia.org/wikipedia/commons/thumb/f/fa/Flag_of_the_People%27s_Republic_of_China.svg/40px-Flag_of_the_People%27s_Republic_of_China.svg.png 2x</text:a>" data-file-width="900" data-file-height="600" /&gt;&lt;/a&gt;&amp;#160;&lt;a href="<text:a xlink:href="https://de.wikipedia.org/wiki/Volksrepublik_China" xlink:type="simple">/wiki/Volksrepublik_China</text:a>" title="Volksrepublik China"&gt;Volksrepublik Chin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Peking" xlink:type="simple">/wiki/Peking</text:a>" title="Peking"&gt;Peking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1.73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2" class="reference"&gt;&lt;a href="<text:a xlink:href="https://de.wikipedia.org/wiki/Liste_der_Hauptstädte_der_Erde#cite_note-32" xlink:type="simple">#cite_note-32</text:a>"&gt;&amp;#91;3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Costa Rica&lt;/span&gt;&lt;a href="<text:a xlink:href="https://de.wikipedia.org/wiki/Costa_Rica" xlink:type="simple">/wiki/Costa_Rica</text:a>" title="Costa Rica"&gt;&lt;img alt="" src="<text:a xlink:href="https://upload.wikimedia.org/wikipedia/commons/thumb/f/f2/Flag_of_Costa_Rica.svg/20px-Flag_of_Costa_Rica.svg.png" xlink:type="simple">//upload.wikimedia.org/wikipedia/commons/thumb/f/f2/Flag_of_Costa_Rica.svg/20px-Flag_of_Costa_Rica.svg.png</text:a>" decoding="async" width="20" height="12" class="noviewer thumbborder" srcset="<text:a xlink:href="https://upload.wikimedia.org/wikipedia/commons/thumb/f/f2/Flag_of_Costa_Rica.svg/30px-Flag_of_Costa_Rica.svg.png" xlink:type="simple">//upload.wikimedia.org/wikipedia/commons/thumb/f/f2/Flag_of_Costa_Rica.svg/30px-Flag_of_Costa_Rica.svg.png 1.5x</text:a>,<text:a xlink:href="https://upload.wikimedia.org/wikipedia/commons/thumb/f/f2/Flag_of_Costa_Rica.svg/40px-Flag_of_Costa_Rica.svg.png" xlink:type="simple"> //upload.wikimedia.org/wikipedia/commons/thumb/f/f2/Flag_of_Costa_Rica.svg/40px-Flag_of_Costa_Rica.svg.png 2x</text:a>" data-file-width="1000" data-file-height="600" /&gt;&lt;/a&gt;&amp;#160;&lt;a href="<text:a xlink:href="https://de.wikipedia.org/wiki/Costa_Rica" xlink:type="simple">/wiki/Costa_Rica</text:a>" title="Costa Rica"&gt;Costa&amp;#160;Ric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an_José_(Costa_Rica)" xlink:type="simple">/wiki/San_Jos%C3%A9_(Costa_Rica)</text:a>" title="San José (Costa Rica)"&gt;San José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88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3" class="reference"&gt;&lt;a href="<text:a xlink:href="https://de.wikipedia.org/wiki/Liste_der_Hauptstädte_der_Erde#cite_note-33" xlink:type="simple">#cite_note-33</text:a>"&gt;&amp;#91;3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Danemark&lt;/span&gt;&lt;a href="<text:a xlink:href="https://de.wikipedia.org/wiki/Dänemark" xlink:type="simple">/wiki/D%C3%A4nemark</text:a>" title="Dänemark"&gt;&lt;img alt="" src="<text:a xlink:href="https://upload.wikimedia.org/wikipedia/commons/thumb/9/9c/Flag_of_Denmark.svg/20px-Flag_of_Denmark.svg.png" xlink:type="simple">//upload.wikimedia.org/wikipedia/commons/thumb/9/9c/Flag_of_Denmark.svg/20px-Flag_of_Denmark.svg.png</text:a>" decoding="async" width="20" height="15" srcset="<text:a xlink:href="https://upload.wikimedia.org/wikipedia/commons/thumb/9/9c/Flag_of_Denmark.svg/30px-Flag_of_Denmark.svg.png" xlink:type="simple">//upload.wikimedia.org/wikipedia/commons/thumb/9/9c/Flag_of_Denmark.svg/30px-Flag_of_Denmark.svg.png 1.5x</text:a>,<text:a xlink:href="https://upload.wikimedia.org/wikipedia/commons/thumb/9/9c/Flag_of_Denmark.svg/40px-Flag_of_Denmark.svg.png" xlink:type="simple"> //upload.wikimedia.org/wikipedia/commons/thumb/9/9c/Flag_of_Denmark.svg/40px-Flag_of_Denmark.svg.png 2x</text:a>" data-file-width="512" data-file-height="387" /&gt;&lt;/a&gt;&amp;#160;&lt;a href="<text:a xlink:href="https://de.wikipedia.org/wiki/Dänemark" xlink:type="simple">/wiki/D%C3%A4nemark</text:a>" title="Dänemark"&gt;Dänemark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openhagen" xlink:type="simple">/wiki/Kopenhagen</text:a>" title="Kopenhagen"&gt;Kopenhage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91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4" class="reference"&gt;&lt;a href="<text:a xlink:href="https://de.wikipedia.org/wiki/Liste_der_Hauptstädte_der_Erde#cite_note-34" xlink:type="simple">#cite_note-34</text:a>"&gt;&amp;#91;3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;"&gt;Deutschland&lt;/span&gt;&lt;a href="<text:a xlink:href="https://de.wikipedia.org/wiki/Deutschland" xlink:type="simple">/wiki/Deutschland</text:a>" title="Deutschland"&gt;&lt;img alt="" src="<text:a xlink:href="https://upload.wikimedia.org/wikipedia/commons/thumb/b/ba/Flag_of_Germany.svg/20px-Flag_of_Germany.svg.png" xlink:type="simple">//upload.wikimedia.org/wikipedia/commons/thumb/b/ba/Flag_of_Germany.svg/20px-Flag_of_Germany.svg.png</text:a>" decoding="async" width="20" height="12" class="noviewer" srcset="<text:a xlink:href="https://upload.wikimedia.org/wikipedia/commons/thumb/b/ba/Flag_of_Germany.svg/30px-Flag_of_Germany.svg.png" xlink:type="simple">//upload.wikimedia.org/wikipedia/commons/thumb/b/ba/Flag_of_Germany.svg/30px-Flag_of_Germany.svg.png 1.5x</text:a>,<text:a xlink:href="https://upload.wikimedia.org/wikipedia/commons/thumb/b/ba/Flag_of_Germany.svg/40px-Flag_of_Germany.svg.png" xlink:type="simple"> //upload.wikimedia.org/wikipedia/commons/thumb/b/ba/Flag_of_Germany.svg/40px-Flag_of_Germany.svg.png 2x</text:a>" data-file-width="1000" data-file-height="600" /&gt;&lt;/a&gt;&amp;#160;&lt;a href="<text:a xlink:href="https://de.wikipedia.org/wiki/Deutschland" xlink:type="simple">/wiki/Deutschland</text:a>" title="Deutschland"&gt;Deutschland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Berlin" xlink:type="simple">/wiki/Berlin</text:a>" title="Berlin"&gt;Berli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478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5" class="reference"&gt;&lt;a href="<text:a xlink:href="https://de.wikipedia.org/wiki/Liste_der_Hauptstädte_der_Erde#cite_note-35" xlink:type="simple">#cite_note-35</text:a>"&gt;&amp;#91;3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Dominica&lt;/span&gt;&lt;a href="<text:a xlink:href="https://de.wikipedia.org/wiki/Dominica" xlink:type="simple">/wiki/Dominica</text:a>" title="Dominica"&gt;&lt;img alt="" src="<text:a xlink:href="https://upload.wikimedia.org/wikipedia/commons/thumb/c/c4/Flag_of_Dominica.svg/20px-Flag_of_Dominica.svg.png" xlink:type="simple">//upload.wikimedia.org/wikipedia/commons/thumb/c/c4/Flag_of_Dominica.svg/20px-Flag_of_Dominica.svg.png</text:a>" decoding="async" width="20" height="10" class="noviewer" srcset="<text:a xlink:href="https://upload.wikimedia.org/wikipedia/commons/thumb/c/c4/Flag_of_Dominica.svg/30px-Flag_of_Dominica.svg.png" xlink:type="simple">//upload.wikimedia.org/wikipedia/commons/thumb/c/c4/Flag_of_Dominica.svg/30px-Flag_of_Dominica.svg.png 1.5x</text:a>,<text:a xlink:href="https://upload.wikimedia.org/wikipedia/commons/thumb/c/c4/Flag_of_Dominica.svg/40px-Flag_of_Dominica.svg.png" xlink:type="simple"> //upload.wikimedia.org/wikipedia/commons/thumb/c/c4/Flag_of_Dominica.svg/40px-Flag_of_Dominica.svg.png 2x</text:a>" data-file-width="1200" data-file-height="600" /&gt;&lt;/a&gt;&amp;#160;&lt;a href="<text:a xlink:href="https://de.wikipedia.org/wiki/Dominica" xlink:type="simple">/wiki/Dominica</text:a>" title="Dominica"&gt;Dominic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Roseau" xlink:type="simple">/wiki/Roseau</text:a>" title="Roseau"&gt;Rosea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5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6" class="reference"&gt;&lt;a href="<text:a xlink:href="https://de.wikipedia.org/wiki/Liste_der_Hauptstädte_der_Erde#cite_note-36" xlink:type="simple">#cite_note-36</text:a>"&gt;&amp;#91;3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9">
          <table:table-cell/>
          <table:table-cell office:value-type="string" calcext:value-type="string">
            <text:p>&lt;td&gt;&lt;span style="display:none"&gt;Dominikanische Republik&lt;/span&gt;&lt;a href="<text:a xlink:href="https://de.wikipedia.org/wiki/Dominikanische_Republik" xlink:type="simple">/wiki/Dominikanische_Republik</text:a>" title="Dominikanische Republik"&gt;&lt;img alt="" src="<text:a xlink:href="https://upload.wikimedia.org/wikipedia/commons/thumb/9/9f/Flag_of_the_Dominican_Republic.svg/20px-Flag_of_the_Dominican_Republic.svg.png" xlink:type="simple">//upload.wikimedia.org/wikipedia/commons/thumb/9/9f/Flag_of_the_Dominican_Republic.svg/20px-Flag_of_the_Dominican_Republic.svg.png</text:a>" decoding="async" width="20" height="13" class="noviewer" srcset="<text:a xlink:href="https://upload.wikimedia.org/wikipedia/commons/thumb/9/9f/Flag_of_the_Dominican_Republic.svg/30px-Flag_of_the_Dominican_Republic.svg.png" xlink:type="simple">//upload.wikimedia.org/wikipedia/commons/thumb/9/9f/Flag_of_the_Dominican_Republic.svg/30px-Flag_of_the_Dominican_Republic.svg.png 1.5x</text:a>,<text:a xlink:href="https://upload.wikimedia.org/wikipedia/commons/thumb/9/9f/Flag_of_the_Dominican_Republic.svg/40px-Flag_of_the_Dominican_Republic.svg.png" xlink:type="simple"> //upload.wikimedia.org/wikipedia/commons/thumb/9/9f/Flag_of_the_Dominican_Republic.svg/40px-Flag_of_the_Dominican_Republic.svg.png 2x</text:a>" data-file-width="900" data-file-height="600" /&gt;&lt;/a&gt;&amp;#160;&lt;a href="<text:a xlink:href="https://de.wikipedia.org/wiki/Dominikanische_Republik" xlink:type="simple">/wiki/Dominikanische_Republik</text:a>" title="Dominikanische Republik"&gt;Dominikanische Republik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anto_Domingo" xlink:type="simple">/wiki/Santo_Domingo</text:a>" title="Santo Domingo"&gt;Santo Doming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65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7" class="reference"&gt;&lt;a href="<text:a xlink:href="https://de.wikipedia.org/wiki/Liste_der_Hauptstädte_der_Erde#cite_note-37" xlink:type="simple">#cite_note-37</text:a>"&gt;&amp;#91;3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Dschibuti&lt;/span&gt;&lt;a href="<text:a xlink:href="https://de.wikipedia.org/wiki/Dschibuti" xlink:type="simple">/wiki/Dschibuti</text:a>" title="Dschibuti"&gt;&lt;img alt="" src="<text:a xlink:href="https://upload.wikimedia.org/wikipedia/commons/thumb/3/34/Flag_of_Djibouti.svg/20px-Flag_of_Djibouti.svg.png" xlink:type="simple">//upload.wikimedia.org/wikipedia/commons/thumb/3/34/Flag_of_Djibouti.svg/20px-Flag_of_Djibouti.svg.png</text:a>" decoding="async" width="20" height="13" class="noviewer thumbborder" srcset="<text:a xlink:href="https://upload.wikimedia.org/wikipedia/commons/thumb/3/34/Flag_of_Djibouti.svg/30px-Flag_of_Djibouti.svg.png" xlink:type="simple">//upload.wikimedia.org/wikipedia/commons/thumb/3/34/Flag_of_Djibouti.svg/30px-Flag_of_Djibouti.svg.png 1.5x</text:a>,<text:a xlink:href="https://upload.wikimedia.org/wikipedia/commons/thumb/3/34/Flag_of_Djibouti.svg/40px-Flag_of_Djibouti.svg.png" xlink:type="simple"> //upload.wikimedia.org/wikipedia/commons/thumb/3/34/Flag_of_Djibouti.svg/40px-Flag_of_Djibouti.svg.png 2x</text:a>" data-file-width="900" data-file-height="600" /&gt;&lt;/a&gt;&amp;#160;&lt;a href="<text:a xlink:href="https://de.wikipedia.org/wiki/Dschibuti" xlink:type="simple">/wiki/Dschibuti</text:a>" title="Dschibuti"&gt;Dschibuti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Dschibuti_(Stadt)" xlink:type="simple">/wiki/Dschibuti_(Stadt)</text:a>" title="Dschibuti (Stadt)"&gt;Dschibut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75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38" class="reference"&gt;&lt;a href="<text:a xlink:href="https://de.wikipedia.org/wiki/Liste_der_Hauptstädte_der_Erde#cite_note-38" xlink:type="simple">#cite_note-38</text:a>"&gt;&amp;#91;3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Ecuador&lt;/span&gt;&lt;a href="<text:a xlink:href="https://de.wikipedia.org/wiki/Ecuador" xlink:type="simple">/wiki/Ecuador</text:a>" title="Ecuador"&gt;&lt;img alt="" src="<text:a xlink:href="https://upload.wikimedia.org/wikipedia/commons/thumb/e/e8/Flag_of_Ecuador.svg/20px-Flag_of_Ecuador.svg.png" xlink:type="simple">//upload.wikimedia.org/wikipedia/commons/thumb/e/e8/Flag_of_Ecuador.svg/20px-Flag_of_Ecuador.svg.png</text:a>" decoding="async" width="20" height="13" class="noviewer" srcset="<text:a xlink:href="https://upload.wikimedia.org/wikipedia/commons/thumb/e/e8/Flag_of_Ecuador.svg/30px-Flag_of_Ecuador.svg.png" xlink:type="simple">//upload.wikimedia.org/wikipedia/commons/thumb/e/e8/Flag_of_Ecuador.svg/30px-Flag_of_Ecuador.svg.png 1.5x</text:a>,<text:a xlink:href="https://upload.wikimedia.org/wikipedia/commons/thumb/e/e8/Flag_of_Ecuador.svg/40px-Flag_of_Ecuador.svg.png" xlink:type="simple"> //upload.wikimedia.org/wikipedia/commons/thumb/e/e8/Flag_of_Ecuador.svg/40px-Flag_of_Ecuador.svg.png 2x</text:a>" data-file-width="1440" data-file-height="960" /&gt;&lt;/a&gt;&amp;#160;&lt;a href="<text:a xlink:href="https://de.wikipedia.org/wiki/Ecuador" xlink:type="simple">/wiki/Ecuador</text:a>" title="Ecuador"&gt;Ecuador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Quito" xlink:type="simple">/wiki/Quito</text:a>" title="Quito"&gt;Quit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239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emeinde&lt;sup id="cite_ref-39" class="reference"&gt;&lt;a href="<text:a xlink:href="https://de.wikipedia.org/wiki/Liste_der_Hauptstädte_der_Erde#cite_note-39" xlink:type="simple">#cite_note-39</text:a>"&gt;&amp;#91;3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2">
          <table:table-cell/>
          <table:table-cell office:value-type="string" calcext:value-type="string">
            <text:p>&lt;td rowspan="2"&gt;&lt;span style="display:none"&gt;Elfenbeinküste&lt;/span&gt;&lt;a href="<text:a xlink:href="https://de.wikipedia.org/wiki/Elfenbeinküste" xlink:type="simple">/wiki/Elfenbeink%C3%BCste</text:a>" title="Elfenbeinküste"&gt;&lt;img alt="" src="<text:a xlink:href="https://upload.wikimedia.org/wikipedia/commons/thumb/f/fe/Flag_of_Côte_d%27Ivoire.svg/20px-Flag_of_Côte_d%27Ivoire.svg.png" xlink:type="simple">//upload.wikimedia.org/wikipedia/commons/thumb/f/fe/Flag_of_C%C3%B4te_d%27Ivoire.svg/20px-Flag_of_C%C3%B4te_d%27Ivoire.svg.png</text:a>" decoding="async" width="20" height="13" class="noviewer thumbborder" srcset="<text:a xlink:href="https://upload.wikimedia.org/wikipedia/commons/thumb/f/fe/Flag_of_Côte_d%27Ivoire.svg/30px-Flag_of_Côte_d%27Ivoire.svg.png" xlink:type="simple">//upload.wikimedia.org/wikipedia/commons/thumb/f/fe/Flag_of_C%C3%B4te_d%27Ivoire.svg/30px-Flag_of_C%C3%B4te_d%27Ivoire.svg.png 1.5x</text:a>,<text:a xlink:href="https://upload.wikimedia.org/wikipedia/commons/thumb/f/fe/Flag_of_Côte_d%27Ivoire.svg/40px-Flag_of_Côte_d%27Ivoire.svg.png" xlink:type="simple"> //upload.wikimedia.org/wikipedia/commons/thumb/f/fe/Flag_of_C%C3%B4te_d%27Ivoire.svg/40px-Flag_of_C%C3%B4te_d%27Ivoire.svg.png 2x</text:a>" data-file-width="900" data-file-height="600" /&gt;&lt;/a&gt;&amp;#160;&lt;a href="<text:a xlink:href="https://de.wikipedia.org/wiki/Elfenbeinküste" xlink:type="simple">/wiki/Elfenbeink%C3%BCste</text:a>" title="Elfenbeinküste"&gt;Elfenbeinküste&lt;/a&gt; &lt;small&gt;(Côte d'Ivoire)&lt;/small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Yamoussoukro" xlink:type="simple">/wiki/Yamoussoukro</text:a>" title="Yamoussoukro"&gt;Yamoussoukro&lt;/a&gt; &lt;i&gt;(de jure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55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civ_40-0" class="reference"&gt;&lt;a href="<text:a xlink:href="https://de.wikipedia.org/wiki/Liste_der_Hauptstädte_der_Erde#cite_note-civ-40" xlink:type="simple">#cite_note-civ-40</text:a>"&gt;&amp;#91;4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Abidjan" xlink:type="simple">/wiki/Abidjan</text:a>" title="Abidjan"&gt;Abidjan&lt;/a&gt; &lt;i&gt;(Regierungssitz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395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civ_40-1" class="reference"&gt;&lt;a href="<text:a xlink:href="https://de.wikipedia.org/wiki/Liste_der_Hauptstädte_der_Erde#cite_note-civ-40" xlink:type="simple">#cite_note-civ-40</text:a>"&gt;&amp;#91;4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El Salvador&lt;/span&gt;&lt;a href="<text:a xlink:href="https://de.wikipedia.org/wiki/El_Salvador" xlink:type="simple">/wiki/El_Salvador</text:a>" title="El Salvador"&gt;&lt;img alt="" src="<text:a xlink:href="https://upload.wikimedia.org/wikipedia/commons/thumb/3/34/Flag_of_El_Salvador.svg/20px-Flag_of_El_Salvador.svg.png" xlink:type="simple">//upload.wikimedia.org/wikipedia/commons/thumb/3/34/Flag_of_El_Salvador.svg/20px-Flag_of_El_Salvador.svg.png</text:a>" decoding="async" width="20" height="11" class="noviewer thumbborder" srcset="<text:a xlink:href="https://upload.wikimedia.org/wikipedia/commons/thumb/3/34/Flag_of_El_Salvador.svg/30px-Flag_of_El_Salvador.svg.png" xlink:type="simple">//upload.wikimedia.org/wikipedia/commons/thumb/3/34/Flag_of_El_Salvador.svg/30px-Flag_of_El_Salvador.svg.png 1.5x</text:a>,<text:a xlink:href="https://upload.wikimedia.org/wikipedia/commons/thumb/3/34/Flag_of_El_Salvador.svg/40px-Flag_of_El_Salvador.svg.png" xlink:type="simple"> //upload.wikimedia.org/wikipedia/commons/thumb/3/34/Flag_of_El_Salvador.svg/40px-Flag_of_El_Salvador.svg.png 2x</text:a>" data-file-width="1005" data-file-height="567" /&gt;&lt;/a&gt;&amp;#160;&lt;a href="<text:a xlink:href="https://de.wikipedia.org/wiki/El_Salvador" xlink:type="simple">/wiki/El_Salvador</text:a>" title="El Salvador"&gt;El Salvador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an_Salvador" xlink:type="simple">/wiki/San_Salvador</text:a>" title="San Salvador"&gt;San Salvador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16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1" class="reference"&gt;&lt;a href="<text:a xlink:href="https://de.wikipedia.org/wiki/Liste_der_Hauptstädte_der_Erde#cite_note-41" xlink:type="simple">#cite_note-41</text:a>"&gt;&amp;#91;4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Eritrea&lt;/span&gt;&lt;a href="<text:a xlink:href="https://de.wikipedia.org/wiki/Eritrea" xlink:type="simple">/wiki/Eritrea</text:a>" title="Eritrea"&gt;&lt;img alt="" src="<text:a xlink:href="https://upload.wikimedia.org/wikipedia/commons/thumb/2/29/Flag_of_Eritrea.svg/20px-Flag_of_Eritrea.svg.png" xlink:type="simple">//upload.wikimedia.org/wikipedia/commons/thumb/2/29/Flag_of_Eritrea.svg/20px-Flag_of_Eritrea.svg.png</text:a>" decoding="async" width="20" height="10" class="noviewer" srcset="<text:a xlink:href="https://upload.wikimedia.org/wikipedia/commons/thumb/2/29/Flag_of_Eritrea.svg/30px-Flag_of_Eritrea.svg.png" xlink:type="simple">//upload.wikimedia.org/wikipedia/commons/thumb/2/29/Flag_of_Eritrea.svg/30px-Flag_of_Eritrea.svg.png 1.5x</text:a>,<text:a xlink:href="https://upload.wikimedia.org/wikipedia/commons/thumb/2/29/Flag_of_Eritrea.svg/40px-Flag_of_Eritrea.svg.png" xlink:type="simple"> //upload.wikimedia.org/wikipedia/commons/thumb/2/29/Flag_of_Eritrea.svg/40px-Flag_of_Eritrea.svg.png 2x</text:a>" data-file-width="1200" data-file-height="600" /&gt;&lt;/a&gt;&amp;#160;&lt;a href="<text:a xlink:href="https://de.wikipedia.org/wiki/Eritrea" xlink:type="simple">/wiki/Eritrea</text:a>" title="Eritrea"&gt;Eritrea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Asmara" xlink:type="simple">/wiki/Asmara</text:a>" title="Asmara"&gt;Asmar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63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2" class="reference"&gt;&lt;a href="<text:a xlink:href="https://de.wikipedia.org/wiki/Liste_der_Hauptstädte_der_Erde#cite_note-42" xlink:type="simple">#cite_note-42</text:a>"&gt;&amp;#91;4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Estland&lt;/span&gt;&lt;a href="<text:a xlink:href="https://de.wikipedia.org/wiki/Estland" xlink:type="simple">/wiki/Estland</text:a>" title="Estland"&gt;&lt;img alt="" src="<text:a xlink:href="https://upload.wikimedia.org/wikipedia/commons/thumb/8/8f/Flag_of_Estonia.svg/20px-Flag_of_Estonia.svg.png" xlink:type="simple">//upload.wikimedia.org/wikipedia/commons/thumb/8/8f/Flag_of_Estonia.svg/20px-Flag_of_Estonia.svg.png</text:a>" decoding="async" width="20" height="13" class="noviewer thumbborder" srcset="<text:a xlink:href="https://upload.wikimedia.org/wikipedia/commons/thumb/8/8f/Flag_of_Estonia.svg/30px-Flag_of_Estonia.svg.png" xlink:type="simple">//upload.wikimedia.org/wikipedia/commons/thumb/8/8f/Flag_of_Estonia.svg/30px-Flag_of_Estonia.svg.png 1.5x</text:a>,<text:a xlink:href="https://upload.wikimedia.org/wikipedia/commons/thumb/8/8f/Flag_of_Estonia.svg/40px-Flag_of_Estonia.svg.png" xlink:type="simple"> //upload.wikimedia.org/wikipedia/commons/thumb/8/8f/Flag_of_Estonia.svg/40px-Flag_of_Estonia.svg.png 2x</text:a>" data-file-width="990" data-file-height="630" /&gt;&lt;/a&gt;&amp;#160;&lt;a href="<text:a xlink:href="https://de.wikipedia.org/wiki/Estland" xlink:type="simple">/wiki/Estland</text:a>" title="Estland"&gt;Estland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Tallinn" xlink:type="simple">/wiki/Tallinn</text:a>" title="Tallinn"&gt;Tallin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93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3" class="reference"&gt;&lt;a href="<text:a xlink:href="https://de.wikipedia.org/wiki/Liste_der_Hauptstädte_der_Erde#cite_note-43" xlink:type="simple">#cite_note-43</text:a>"&gt;&amp;#91;4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Eswatini&lt;/span&gt;&lt;a href="<text:a xlink:href="https://de.wikipedia.org/wiki/Eswatini" xlink:type="simple">/wiki/Eswatini</text:a>" title="Eswatini"&gt;&lt;img alt="" src="<text:a xlink:href="https://upload.wikimedia.org/wikipedia/commons/thumb/f/fb/Flag_of_Eswatini.svg/20px-Flag_of_Eswatini.svg.png" xlink:type="simple">//upload.wikimedia.org/wikipedia/commons/thumb/f/fb/Flag_of_Eswatini.svg/20px-Flag_of_Eswatini.svg.png</text:a>" decoding="async" width="20" height="13" class="noviewer" srcset="<text:a xlink:href="https://upload.wikimedia.org/wikipedia/commons/thumb/f/fb/Flag_of_Eswatini.svg/30px-Flag_of_Eswatini.svg.png" xlink:type="simple">//upload.wikimedia.org/wikipedia/commons/thumb/f/fb/Flag_of_Eswatini.svg/30px-Flag_of_Eswatini.svg.png 1.5x</text:a>,<text:a xlink:href="https://upload.wikimedia.org/wikipedia/commons/thumb/f/fb/Flag_of_Eswatini.svg/40px-Flag_of_Eswatini.svg.png" xlink:type="simple"> //upload.wikimedia.org/wikipedia/commons/thumb/f/fb/Flag_of_Eswatini.svg/40px-Flag_of_Eswatini.svg.png 2x</text:a>" data-file-width="900" data-file-height="600" /&gt;&lt;/a&gt;&amp;#160;&lt;a href="<text:a xlink:href="https://de.wikipedia.org/wiki/Eswatini" xlink:type="simple">/wiki/Eswatini</text:a>" title="Eswatini"&gt;Eswatini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babane" xlink:type="simple">/wiki/Mbabane</text:a>" title="Mbabane"&gt;Mbaban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0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4" class="reference"&gt;&lt;a href="<text:a xlink:href="https://de.wikipedia.org/wiki/Liste_der_Hauptstädte_der_Erde#cite_note-44" xlink:type="simple">#cite_note-44</text:a>"&gt;&amp;#91;4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Fidschi&lt;/span&gt;&lt;a href="<text:a xlink:href="https://de.wikipedia.org/wiki/Fidschi" xlink:type="simple">/wiki/Fidschi</text:a>" title="Fidschi"&gt;&lt;img alt="" src="<text:a xlink:href="https://upload.wikimedia.org/wikipedia/commons/thumb/b/ba/Flag_of_Fiji.svg/20px-Flag_of_Fiji.svg.png" xlink:type="simple">//upload.wikimedia.org/wikipedia/commons/thumb/b/ba/Flag_of_Fiji.svg/20px-Flag_of_Fiji.svg.png</text:a>" decoding="async" width="20" height="10" class="noviewer" srcset="<text:a xlink:href="https://upload.wikimedia.org/wikipedia/commons/thumb/b/ba/Flag_of_Fiji.svg/30px-Flag_of_Fiji.svg.png" xlink:type="simple">//upload.wikimedia.org/wikipedia/commons/thumb/b/ba/Flag_of_Fiji.svg/30px-Flag_of_Fiji.svg.png 1.5x</text:a>,<text:a xlink:href="https://upload.wikimedia.org/wikipedia/commons/thumb/b/ba/Flag_of_Fiji.svg/40px-Flag_of_Fiji.svg.png" xlink:type="simple"> //upload.wikimedia.org/wikipedia/commons/thumb/b/ba/Flag_of_Fiji.svg/40px-Flag_of_Fiji.svg.png 2x</text:a>" data-file-width="1200" data-file-height="600" /&gt;&lt;/a&gt;&amp;#160;&lt;a href="<text:a xlink:href="https://de.wikipedia.org/wiki/Fidschi" xlink:type="simple">/wiki/Fidschi</text:a>" title="Fidschi"&gt;Fidschi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Suva" xlink:type="simple">/wiki/Suva</text:a>" title="Suva"&gt;Suv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4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5" class="reference"&gt;&lt;a href="<text:a xlink:href="https://de.wikipedia.org/wiki/Liste_der_Hauptstädte_der_Erde#cite_note-45" xlink:type="simple">#cite_note-45</text:a>"&gt;&amp;#91;4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Finnland&lt;/span&gt;&lt;a href="<text:a xlink:href="https://de.wikipedia.org/wiki/Finnland" xlink:type="simple">/wiki/Finnland</text:a>" title="Finnland"&gt;&lt;img alt="" src="<text:a xlink:href="https://upload.wikimedia.org/wikipedia/commons/thumb/d/d2/Flag_of_Finland_icon.svg/20px-Flag_of_Finland_icon.svg.png" xlink:type="simple">//upload.wikimedia.org/wikipedia/commons/thumb/d/d2/Flag_of_Finland_icon.svg/20px-Flag_of_Finland_icon.svg.png</text:a>" decoding="async" width="20" height="12" class="noviewer thumbborder" srcset="<text:a xlink:href="https://upload.wikimedia.org/wikipedia/commons/thumb/d/d2/Flag_of_Finland_icon.svg/30px-Flag_of_Finland_icon.svg.png" xlink:type="simple">//upload.wikimedia.org/wikipedia/commons/thumb/d/d2/Flag_of_Finland_icon.svg/30px-Flag_of_Finland_icon.svg.png 1.5x</text:a>,<text:a xlink:href="https://upload.wikimedia.org/wikipedia/commons/thumb/d/d2/Flag_of_Finland_icon.svg/40px-Flag_of_Finland_icon.svg.png" xlink:type="simple"> //upload.wikimedia.org/wikipedia/commons/thumb/d/d2/Flag_of_Finland_icon.svg/40px-Flag_of_Finland_icon.svg.png 2x</text:a>" data-file-width="18" data-file-height="11" /&gt;&lt;/a&gt;&amp;#160;&lt;a href="<text:a xlink:href="https://de.wikipedia.org/wiki/Finnland" xlink:type="simple">/wiki/Finnland</text:a>" title="Finnland"&gt;Finnland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Helsinki" xlink:type="simple">/wiki/Helsinki</text:a>" title="Helsinki"&gt;Helsink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29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6" class="reference"&gt;&lt;a href="<text:a xlink:href="https://de.wikipedia.org/wiki/Liste_der_Hauptstädte_der_Erde#cite_note-46" xlink:type="simple">#cite_note-46</text:a>"&gt;&amp;#91;4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Frankreich&lt;/span&gt;&lt;a href="<text:a xlink:href="https://de.wikipedia.org/wiki/Frankreich" xlink:type="simple">/wiki/Frankreich</text:a>" title="Frankreich"&gt;&lt;img alt="" src="<text:a xlink:href="https://upload.wikimedia.org/wikipedia/commons/thumb/b/bc/Flag_of_France_%281794–1815%2C_1830–1974%2C_2020–present%29.svg/20px-Flag_of_France_%281794–1815%2C_1830–1974%2C_2020–present%29.svg.png" xlink:type="simple">//upload.wikimedia.org/wikipedia/commons/thumb/b/bc/Flag_of_France_%281794%E2%80%931815%2C_1830%E2%80%931974%2C_2020%E2%80%93present%29.svg/20px-Flag_of_France_%281794%E2%80%931815%2C_1830%E2%80%931974%2C_2020%E2%80%93present%29.svg.png</text:a>" decoding="async" width="20" height="13" class="noviewer thumbborder" srcset="<text:a xlink:href="https://upload.wikimedia.org/wikipedia/commons/thumb/b/bc/Flag_of_France_%281794–1815%2C_1830–1974%2C_2020–present%29.svg/30px-Flag_of_France_%281794–1815%2C_1830–1974%2C_2020–present%29.svg.png" xlink:type="simple">//upload.wikimedia.org/wikipedia/commons/thumb/b/bc/Flag_of_France_%281794%E2%80%931815%2C_1830%E2%80%931974%2C_2020%E2%80%93present%29.svg/30px-Flag_of_France_%281794%E2%80%931815%2C_1830%E2%80%931974%2C_2020%E2%80%93present%29.svg.png 1.5x</text:a>,<text:a xlink:href="https://upload.wikimedia.org/wikipedia/commons/thumb/b/bc/Flag_of_France_%281794–1815%2C_1830–1974%2C_2020–present%29.svg/40px-Flag_of_France_%281794–1815%2C_1830–1974%2C_2020–present%29.svg.png" xlink:type="simple"> //upload.wikimedia.org/wikipedia/commons/thumb/b/bc/Flag_of_France_%281794%E2%80%931815%2C_1830%E2%80%931974%2C_2020%E2%80%93present%29.svg/40px-Flag_of_France_%281794%E2%80%931815%2C_1830%E2%80%931974%2C_2020%E2%80%93present%29.svg.png 2x</text:a>" data-file-width="900" data-file-height="600" /&gt;&lt;/a&gt;&amp;#160;&lt;a href="<text:a xlink:href="https://de.wikipedia.org/wiki/Frankreich" xlink:type="simple">/wiki/Frankreich</text:a>" title="Frankreich"&gt;Frankreich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Paris" xlink:type="simple">/wiki/Paris</text:a>" title="Paris"&gt;Pari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206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7" class="reference"&gt;&lt;a href="<text:a xlink:href="https://de.wikipedia.org/wiki/Liste_der_Hauptstädte_der_Erde#cite_note-47" xlink:type="simple">#cite_note-47</text:a>"&gt;&amp;#91;4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Gabun&lt;/span&gt;&lt;a href="<text:a xlink:href="https://de.wikipedia.org/wiki/Gabun" xlink:type="simple">/wiki/Gabun</text:a>" title="Gabun"&gt;&lt;img alt="" src="<text:a xlink:href="https://upload.wikimedia.org/wikipedia/commons/thumb/0/04/Flag_of_Gabon.svg/20px-Flag_of_Gabon.svg.png" xlink:type="simple">//upload.wikimedia.org/wikipedia/commons/thumb/0/04/Flag_of_Gabon.svg/20px-Flag_of_Gabon.svg.png</text:a>" decoding="async" width="20" height="15" class="noviewer" srcset="<text:a xlink:href="https://upload.wikimedia.org/wikipedia/commons/thumb/0/04/Flag_of_Gabon.svg/30px-Flag_of_Gabon.svg.png" xlink:type="simple">//upload.wikimedia.org/wikipedia/commons/thumb/0/04/Flag_of_Gabon.svg/30px-Flag_of_Gabon.svg.png 1.5x</text:a>,<text:a xlink:href="https://upload.wikimedia.org/wikipedia/commons/thumb/0/04/Flag_of_Gabon.svg/40px-Flag_of_Gabon.svg.png" xlink:type="simple"> //upload.wikimedia.org/wikipedia/commons/thumb/0/04/Flag_of_Gabon.svg/40px-Flag_of_Gabon.svg.png 2x</text:a>" data-file-width="1000" data-file-height="750" /&gt;&lt;/a&gt;&amp;#160;&lt;a href="<text:a xlink:href="https://de.wikipedia.org/wiki/Gabun" xlink:type="simple">/wiki/Gabun</text:a>" title="Gabun"&gt;Gabu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Libreville" xlink:type="simple">/wiki/Libreville</text:a>" title="Libreville"&gt;Librevill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78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8" class="reference"&gt;&lt;a href="<text:a xlink:href="https://de.wikipedia.org/wiki/Liste_der_Hauptstädte_der_Erde#cite_note-48" xlink:type="simple">#cite_note-48</text:a>"&gt;&amp;#91;4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Gambia&lt;/span&gt;&lt;a href="<text:a xlink:href="https://de.wikipedia.org/wiki/Gambia" xlink:type="simple">/wiki/Gambia</text:a>" title="Gambia"&gt;&lt;img alt="" src="<text:a xlink:href="https://upload.wikimedia.org/wikipedia/commons/thumb/7/77/Flag_of_The_Gambia.svg/20px-Flag_of_The_Gambia.svg.png" xlink:type="simple">//upload.wikimedia.org/wikipedia/commons/thumb/7/77/Flag_of_The_Gambia.svg/20px-Flag_of_The_Gambia.svg.png</text:a>" decoding="async" width="20" height="13" class="noviewer" srcset="<text:a xlink:href="https://upload.wikimedia.org/wikipedia/commons/thumb/7/77/Flag_of_The_Gambia.svg/30px-Flag_of_The_Gambia.svg.png" xlink:type="simple">//upload.wikimedia.org/wikipedia/commons/thumb/7/77/Flag_of_The_Gambia.svg/30px-Flag_of_The_Gambia.svg.png 1.5x</text:a>,<text:a xlink:href="https://upload.wikimedia.org/wikipedia/commons/thumb/7/77/Flag_of_The_Gambia.svg/40px-Flag_of_The_Gambia.svg.png" xlink:type="simple"> //upload.wikimedia.org/wikipedia/commons/thumb/7/77/Flag_of_The_Gambia.svg/40px-Flag_of_The_Gambia.svg.png 2x</text:a>" data-file-width="900" data-file-height="600" /&gt;&lt;/a&gt;&amp;#160;&lt;a href="<text:a xlink:href="https://de.wikipedia.org/wiki/Gambia" xlink:type="simple">/wiki/Gambia</text:a>" title="Gambia"&gt;Gambi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Banjul" xlink:type="simple">/wiki/Banjul</text:a>" title="Banjul"&gt;Banjul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1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49" class="reference"&gt;&lt;a href="<text:a xlink:href="https://de.wikipedia.org/wiki/Liste_der_Hauptstädte_der_Erde#cite_note-49" xlink:type="simple">#cite_note-49</text:a>"&gt;&amp;#91;4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Georgien&lt;/span&gt;&lt;a href="<text:a xlink:href="https://de.wikipedia.org/wiki/Georgien" xlink:type="simple">/wiki/Georgien</text:a>" title="Georgien"&gt;&lt;img alt="" src="<text:a xlink:href="https://upload.wikimedia.org/wikipedia/commons/thumb/0/0f/Flag_of_Georgia.svg/20px-Flag_of_Georgia.svg.png" xlink:type="simple">//upload.wikimedia.org/wikipedia/commons/thumb/0/0f/Flag_of_Georgia.svg/20px-Flag_of_Georgia.svg.png</text:a>" decoding="async" width="20" height="13" class="noviewer thumbborder" srcset="<text:a xlink:href="https://upload.wikimedia.org/wikipedia/commons/thumb/0/0f/Flag_of_Georgia.svg/30px-Flag_of_Georgia.svg.png" xlink:type="simple">//upload.wikimedia.org/wikipedia/commons/thumb/0/0f/Flag_of_Georgia.svg/30px-Flag_of_Georgia.svg.png 1.5x</text:a>,<text:a xlink:href="https://upload.wikimedia.org/wikipedia/commons/thumb/0/0f/Flag_of_Georgia.svg/40px-Flag_of_Georgia.svg.png" xlink:type="simple"> //upload.wikimedia.org/wikipedia/commons/thumb/0/0f/Flag_of_Georgia.svg/40px-Flag_of_Georgia.svg.png 2x</text:a>" data-file-width="900" data-file-height="600" /&gt;&lt;/a&gt;&amp;#160;&lt;a href="<text:a xlink:href="https://de.wikipedia.org/wiki/Georgien" xlink:type="simple">/wiki/Georgien</text:a>" title="Georgien"&gt;Georg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Tiflis" xlink:type="simple">/wiki/Tiflis</text:a>" title="Tiflis"&gt;Tifli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83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0" class="reference"&gt;&lt;a href="<text:a xlink:href="https://de.wikipedia.org/wiki/Liste_der_Hauptstädte_der_Erde#cite_note-50" xlink:type="simple">#cite_note-50</text:a>"&gt;&amp;#91;5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Ghana&lt;/span&gt;&lt;a href="<text:a xlink:href="https://de.wikipedia.org/wiki/Ghana" xlink:type="simple">/wiki/Ghana</text:a>" title="Ghana"&gt;&lt;img alt="" src="<text:a xlink:href="https://upload.wikimedia.org/wikipedia/commons/thumb/1/19/Flag_of_Ghana.svg/20px-Flag_of_Ghana.svg.png" xlink:type="simple">//upload.wikimedia.org/wikipedia/commons/thumb/1/19/Flag_of_Ghana.svg/20px-Flag_of_Ghana.svg.png</text:a>" decoding="async" width="20" height="13" class="noviewer" srcset="<text:a xlink:href="https://upload.wikimedia.org/wikipedia/commons/thumb/1/19/Flag_of_Ghana.svg/30px-Flag_of_Ghana.svg.png" xlink:type="simple">//upload.wikimedia.org/wikipedia/commons/thumb/1/19/Flag_of_Ghana.svg/30px-Flag_of_Ghana.svg.png 1.5x</text:a>,<text:a xlink:href="https://upload.wikimedia.org/wikipedia/commons/thumb/1/19/Flag_of_Ghana.svg/40px-Flag_of_Ghana.svg.png" xlink:type="simple"> //upload.wikimedia.org/wikipedia/commons/thumb/1/19/Flag_of_Ghana.svg/40px-Flag_of_Ghana.svg.png 2x</text:a>" data-file-width="900" data-file-height="600" /&gt;&lt;/a&gt;&amp;#160;&lt;a href="<text:a xlink:href="https://de.wikipedia.org/wiki/Ghana" xlink:type="simple">/wiki/Ghana</text:a>" title="Ghana"&gt;Ghan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ccra" xlink:type="simple">/wiki/Accra</text:a>" title="Accra"&gt;Accr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01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3">
          <table:table-cell/>
          <table:table-cell office:value-type="string" calcext:value-type="string">
            <text:p>&lt;td&gt;für &lt;i&gt;Greater Accra&lt;/i&gt;&lt;sup id="cite_ref-51" class="reference"&gt;&lt;a href="<text:a xlink:href="https://de.wikipedia.org/wiki/Liste_der_Hauptstädte_der_Erde#cite_note-51" xlink:type="simple">#cite_note-51</text:a>"&gt;&amp;#91;5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Grenada&lt;/span&gt;&lt;a href="<text:a xlink:href="https://de.wikipedia.org/wiki/Grenada" xlink:type="simple">/wiki/Grenada</text:a>" title="Grenada"&gt;&lt;img alt="" src="<text:a xlink:href="https://upload.wikimedia.org/wikipedia/commons/thumb/b/bc/Flag_of_Grenada.svg/20px-Flag_of_Grenada.svg.png" xlink:type="simple">//upload.wikimedia.org/wikipedia/commons/thumb/b/bc/Flag_of_Grenada.svg/20px-Flag_of_Grenada.svg.png</text:a>" decoding="async" width="20" height="12" class="noviewer" srcset="<text:a xlink:href="https://upload.wikimedia.org/wikipedia/commons/thumb/b/bc/Flag_of_Grenada.svg/30px-Flag_of_Grenada.svg.png" xlink:type="simple">//upload.wikimedia.org/wikipedia/commons/thumb/b/bc/Flag_of_Grenada.svg/30px-Flag_of_Grenada.svg.png 1.5x</text:a>,<text:a xlink:href="https://upload.wikimedia.org/wikipedia/commons/thumb/b/bc/Flag_of_Grenada.svg/40px-Flag_of_Grenada.svg.png" xlink:type="simple"> //upload.wikimedia.org/wikipedia/commons/thumb/b/bc/Flag_of_Grenada.svg/40px-Flag_of_Grenada.svg.png 2x</text:a>" data-file-width="1000" data-file-height="600" /&gt;&lt;/a&gt;&amp;#160;&lt;a href="<text:a xlink:href="https://de.wikipedia.org/wiki/Grenada" xlink:type="simple">/wiki/Grenada</text:a>" title="Grenada"&gt;Grenada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St._George’s" xlink:type="simple">/wiki/St._George%E2%80%99s</text:a>" title="St. George’s"&gt;St. George’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3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2" class="reference"&gt;&lt;a href="<text:a xlink:href="https://de.wikipedia.org/wiki/Liste_der_Hauptstädte_der_Erde#cite_note-52" xlink:type="simple">#cite_note-52</text:a>"&gt;&amp;#91;5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Griechenland&lt;/span&gt;&lt;a href="<text:a xlink:href="https://de.wikipedia.org/wiki/Griechenland" xlink:type="simple">/wiki/Griechenland</text:a>" title="Griechenland"&gt;&lt;img alt="" src="<text:a xlink:href="https://upload.wikimedia.org/wikipedia/commons/thumb/5/5c/Flag_of_Greece.svg/20px-Flag_of_Greece.svg.png" xlink:type="simple">//upload.wikimedia.org/wikipedia/commons/thumb/5/5c/Flag_of_Greece.svg/20px-Flag_of_Greece.svg.png</text:a>" decoding="async" width="20" height="13" class="noviewer" srcset="<text:a xlink:href="https://upload.wikimedia.org/wikipedia/commons/thumb/5/5c/Flag_of_Greece.svg/30px-Flag_of_Greece.svg.png" xlink:type="simple">//upload.wikimedia.org/wikipedia/commons/thumb/5/5c/Flag_of_Greece.svg/30px-Flag_of_Greece.svg.png 1.5x</text:a>,<text:a xlink:href="https://upload.wikimedia.org/wikipedia/commons/thumb/5/5c/Flag_of_Greece.svg/40px-Flag_of_Greece.svg.png" xlink:type="simple"> //upload.wikimedia.org/wikipedia/commons/thumb/5/5c/Flag_of_Greece.svg/40px-Flag_of_Greece.svg.png 2x</text:a>" data-file-width="600" data-file-height="400" /&gt;&lt;/a&gt;&amp;#160;&lt;a href="<text:a xlink:href="https://de.wikipedia.org/wiki/Griechenland" xlink:type="simple">/wiki/Griechenland</text:a>" title="Griechenland"&gt;Griechenland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then" xlink:type="simple">/wiki/Athen</text:a>" title="Athen"&gt;Athe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64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3" class="reference"&gt;&lt;a href="<text:a xlink:href="https://de.wikipedia.org/wiki/Liste_der_Hauptstädte_der_Erde#cite_note-53" xlink:type="simple">#cite_note-53</text:a>"&gt;&amp;#91;5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Guatemala&lt;/span&gt;&lt;a href="<text:a xlink:href="https://de.wikipedia.org/wiki/Guatemala" xlink:type="simple">/wiki/Guatemala</text:a>" title="Guatemala"&gt;&lt;img alt="" src="<text:a xlink:href="https://upload.wikimedia.org/wikipedia/commons/thumb/e/ec/Flag_of_Guatemala.svg/20px-Flag_of_Guatemala.svg.png" xlink:type="simple">//upload.wikimedia.org/wikipedia/commons/thumb/e/ec/Flag_of_Guatemala.svg/20px-Flag_of_Guatemala.svg.png</text:a>" decoding="async" width="20" height="13" class="noviewer" srcset="<text:a xlink:href="https://upload.wikimedia.org/wikipedia/commons/thumb/e/ec/Flag_of_Guatemala.svg/30px-Flag_of_Guatemala.svg.png" xlink:type="simple">//upload.wikimedia.org/wikipedia/commons/thumb/e/ec/Flag_of_Guatemala.svg/30px-Flag_of_Guatemala.svg.png 1.5x</text:a>,<text:a xlink:href="https://upload.wikimedia.org/wikipedia/commons/thumb/e/ec/Flag_of_Guatemala.svg/40px-Flag_of_Guatemala.svg.png" xlink:type="simple"> //upload.wikimedia.org/wikipedia/commons/thumb/e/ec/Flag_of_Guatemala.svg/40px-Flag_of_Guatemala.svg.png 2x</text:a>" data-file-width="960" data-file-height="600" /&gt;&lt;/a&gt;&amp;#160;&lt;a href="<text:a xlink:href="https://de.wikipedia.org/wiki/Guatemala" xlink:type="simple">/wiki/Guatemala</text:a>" title="Guatemala"&gt;Guatemala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Guatemala-Stadt" xlink:type="simple">/wiki/Guatemala-Stadt</text:a>" title="Guatemala-Stadt"&gt;Guatemala-Stad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354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54" class="reference"&gt;&lt;a href="<text:a xlink:href="https://de.wikipedia.org/wiki/Liste_der_Hauptstädte_der_Erde#cite_note-54" xlink:type="simple">#cite_note-54</text:a>"&gt;&amp;#91;5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Guinea-a&lt;/span&gt;&lt;a href="<text:a xlink:href="https://de.wikipedia.org/wiki/Guinea" xlink:type="simple">/wiki/Guinea</text:a>" title="Guinea"&gt;&lt;img alt="" src="<text:a xlink:href="https://upload.wikimedia.org/wikipedia/commons/thumb/e/ed/Flag_of_Guinea.svg/20px-Flag_of_Guinea.svg.png" xlink:type="simple">//upload.wikimedia.org/wikipedia/commons/thumb/e/ed/Flag_of_Guinea.svg/20px-Flag_of_Guinea.svg.png</text:a>" decoding="async" width="20" height="13" class="noviewer" srcset="<text:a xlink:href="https://upload.wikimedia.org/wikipedia/commons/thumb/e/ed/Flag_of_Guinea.svg/30px-Flag_of_Guinea.svg.png" xlink:type="simple">//upload.wikimedia.org/wikipedia/commons/thumb/e/ed/Flag_of_Guinea.svg/30px-Flag_of_Guinea.svg.png 1.5x</text:a>,<text:a xlink:href="https://upload.wikimedia.org/wikipedia/commons/thumb/e/ed/Flag_of_Guinea.svg/40px-Flag_of_Guinea.svg.png" xlink:type="simple"> //upload.wikimedia.org/wikipedia/commons/thumb/e/ed/Flag_of_Guinea.svg/40px-Flag_of_Guinea.svg.png 2x</text:a>" data-file-width="900" data-file-height="600" /&gt;&lt;/a&gt;&amp;#160;&lt;a href="<text:a xlink:href="https://de.wikipedia.org/wiki/Guinea" xlink:type="simple">/wiki/Guinea</text:a>" title="Guinea"&gt;Guine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Conakry" xlink:type="simple">/wiki/Conakry</text:a>" title="Conakry"&gt;Conakry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667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Präfektur&lt;sup id="cite_ref-55" class="reference"&gt;&lt;a href="<text:a xlink:href="https://de.wikipedia.org/wiki/Liste_der_Hauptstädte_der_Erde#cite_note-55" xlink:type="simple">#cite_note-55</text:a>"&gt;&amp;#91;5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Guinea-Bissau&lt;/span&gt;&lt;a href="<text:a xlink:href="https://de.wikipedia.org/wiki/Guinea-Bissau" xlink:type="simple">/wiki/Guinea-Bissau</text:a>" title="Guinea-Bissau"&gt;&lt;img alt="" src="<text:a xlink:href="https://upload.wikimedia.org/wikipedia/commons/thumb/0/01/Flag_of_Guinea-Bissau.svg/20px-Flag_of_Guinea-Bissau.svg.png" xlink:type="simple">//upload.wikimedia.org/wikipedia/commons/thumb/0/01/Flag_of_Guinea-Bissau.svg/20px-Flag_of_Guinea-Bissau.svg.png</text:a>" decoding="async" width="20" height="10" class="noviewer" srcset="<text:a xlink:href="https://upload.wikimedia.org/wikipedia/commons/thumb/0/01/Flag_of_Guinea-Bissau.svg/30px-Flag_of_Guinea-Bissau.svg.png" xlink:type="simple">//upload.wikimedia.org/wikipedia/commons/thumb/0/01/Flag_of_Guinea-Bissau.svg/30px-Flag_of_Guinea-Bissau.svg.png 1.5x</text:a>,<text:a xlink:href="https://upload.wikimedia.org/wikipedia/commons/thumb/0/01/Flag_of_Guinea-Bissau.svg/40px-Flag_of_Guinea-Bissau.svg.png" xlink:type="simple"> //upload.wikimedia.org/wikipedia/commons/thumb/0/01/Flag_of_Guinea-Bissau.svg/40px-Flag_of_Guinea-Bissau.svg.png 2x</text:a>" data-file-width="1200" data-file-height="600" /&gt;&lt;/a&gt;&amp;#160;&lt;a href="<text:a xlink:href="https://de.wikipedia.org/wiki/Guinea-Bissau" xlink:type="simple">/wiki/Guinea-Bissau</text:a>" title="Guinea-Bissau"&gt;Guinea-Bissau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Bissau" xlink:type="simple">/wiki/Bissau</text:a>" title="Bissau"&gt;Bissa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87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6" class="reference"&gt;&lt;a href="<text:a xlink:href="https://de.wikipedia.org/wiki/Liste_der_Hauptstädte_der_Erde#cite_note-56" xlink:type="simple">#cite_note-56</text:a>"&gt;&amp;#91;5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Guyana&lt;/span&gt;&lt;a href="<text:a xlink:href="https://de.wikipedia.org/wiki/Guyana" xlink:type="simple">/wiki/Guyana</text:a>" title="Guyana"&gt;&lt;img alt="" src="<text:a xlink:href="https://upload.wikimedia.org/wikipedia/commons/thumb/9/99/Flag_of_Guyana.svg/20px-Flag_of_Guyana.svg.png" xlink:type="simple">//upload.wikimedia.org/wikipedia/commons/thumb/9/99/Flag_of_Guyana.svg/20px-Flag_of_Guyana.svg.png</text:a>" decoding="async" width="20" height="12" class="noviewer" srcset="<text:a xlink:href="https://upload.wikimedia.org/wikipedia/commons/thumb/9/99/Flag_of_Guyana.svg/30px-Flag_of_Guyana.svg.png" xlink:type="simple">//upload.wikimedia.org/wikipedia/commons/thumb/9/99/Flag_of_Guyana.svg/30px-Flag_of_Guyana.svg.png 1.5x</text:a>,<text:a xlink:href="https://upload.wikimedia.org/wikipedia/commons/thumb/9/99/Flag_of_Guyana.svg/40px-Flag_of_Guyana.svg.png" xlink:type="simple"> //upload.wikimedia.org/wikipedia/commons/thumb/9/99/Flag_of_Guyana.svg/40px-Flag_of_Guyana.svg.png 2x</text:a>" data-file-width="1000" data-file-height="600" /&gt;&lt;/a&gt;&amp;#160;&lt;a href="<text:a xlink:href="https://de.wikipedia.org/wiki/Guyana" xlink:type="simple">/wiki/Guyana</text:a>" title="Guyana"&gt;Guyana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Georgetown_(Guyana)" xlink:type="simple">/wiki/Georgetown_(Guyana)</text:a>" title="Georgetown (Guyana)"&gt;Georgetow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18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7" class="reference"&gt;&lt;a href="<text:a xlink:href="https://de.wikipedia.org/wiki/Liste_der_Hauptstädte_der_Erde#cite_note-57" xlink:type="simple">#cite_note-57</text:a>"&gt;&amp;#91;5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Haiti&lt;/span&gt;&lt;a href="<text:a xlink:href="https://de.wikipedia.org/wiki/Haiti" xlink:type="simple">/wiki/Haiti</text:a>" title="Haiti"&gt;&lt;img alt="" src="<text:a xlink:href="https://upload.wikimedia.org/wikipedia/commons/thumb/5/56/Flag_of_Haiti.svg/20px-Flag_of_Haiti.svg.png" xlink:type="simple">//upload.wikimedia.org/wikipedia/commons/thumb/5/56/Flag_of_Haiti.svg/20px-Flag_of_Haiti.svg.png</text:a>" decoding="async" width="20" height="12" class="noviewer" srcset="<text:a xlink:href="https://upload.wikimedia.org/wikipedia/commons/thumb/5/56/Flag_of_Haiti.svg/30px-Flag_of_Haiti.svg.png" xlink:type="simple">//upload.wikimedia.org/wikipedia/commons/thumb/5/56/Flag_of_Haiti.svg/30px-Flag_of_Haiti.svg.png 1.5x</text:a>,<text:a xlink:href="https://upload.wikimedia.org/wikipedia/commons/thumb/5/56/Flag_of_Haiti.svg/40px-Flag_of_Haiti.svg.png" xlink:type="simple"> //upload.wikimedia.org/wikipedia/commons/thumb/5/56/Flag_of_Haiti.svg/40px-Flag_of_Haiti.svg.png 2x</text:a>" data-file-width="1000" data-file-height="600" /&gt;&lt;/a&gt;&amp;#160;&lt;a href="<text:a xlink:href="https://de.wikipedia.org/wiki/Haiti" xlink:type="simple">/wiki/Haiti</text:a>" title="Haiti"&gt;Haiti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ort-au-Prince" xlink:type="simple">/wiki/Port-au-Prince</text:a>" title="Port-au-Prince"&gt;Port-au-Princ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77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8" class="reference"&gt;&lt;a href="<text:a xlink:href="https://de.wikipedia.org/wiki/Liste_der_Hauptstädte_der_Erde#cite_note-58" xlink:type="simple">#cite_note-58</text:a>"&gt;&amp;#91;5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Honduras&lt;/span&gt;&lt;a href="<text:a xlink:href="https://de.wikipedia.org/wiki/Honduras" xlink:type="simple">/wiki/Honduras</text:a>" title="Honduras"&gt;&lt;img alt="" src="<text:a xlink:href="https://upload.wikimedia.org/wikipedia/commons/thumb/8/82/Flag_of_Honduras.svg/20px-Flag_of_Honduras.svg.png" xlink:type="simple">//upload.wikimedia.org/wikipedia/commons/thumb/8/82/Flag_of_Honduras.svg/20px-Flag_of_Honduras.svg.png</text:a>" decoding="async" width="20" height="10" class="noviewer" srcset="<text:a xlink:href="https://upload.wikimedia.org/wikipedia/commons/thumb/8/82/Flag_of_Honduras.svg/30px-Flag_of_Honduras.svg.png" xlink:type="simple">//upload.wikimedia.org/wikipedia/commons/thumb/8/82/Flag_of_Honduras.svg/30px-Flag_of_Honduras.svg.png 1.5x</text:a>,<text:a xlink:href="https://upload.wikimedia.org/wikipedia/commons/thumb/8/82/Flag_of_Honduras.svg/40px-Flag_of_Honduras.svg.png" xlink:type="simple"> //upload.wikimedia.org/wikipedia/commons/thumb/8/82/Flag_of_Honduras.svg/40px-Flag_of_Honduras.svg.png 2x</text:a>" data-file-width="1200" data-file-height="600" /&gt;&lt;/a&gt;&amp;#160;&lt;a href="<text:a xlink:href="https://de.wikipedia.org/wiki/Honduras" xlink:type="simple">/wiki/Honduras</text:a>" title="Honduras"&gt;Honduras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Tegucigalpa" xlink:type="simple">/wiki/Tegucigalpa</text:a>" title="Tegucigalpa"&gt;Tegucigalp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69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59" class="reference"&gt;&lt;a href="<text:a xlink:href="https://de.wikipedia.org/wiki/Liste_der_Hauptstädte_der_Erde#cite_note-59" xlink:type="simple">#cite_note-59</text:a>"&gt;&amp;#91;5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Indien&lt;/span&gt;&lt;a href="<text:a xlink:href="https://de.wikipedia.org/wiki/Indien" xlink:type="simple">/wiki/Indien</text:a>" title="Indien"&gt;&lt;img alt="" src="<text:a xlink:href="https://upload.wikimedia.org/wikipedia/commons/thumb/4/41/Flag_of_India.svg/20px-Flag_of_India.svg.png" xlink:type="simple">//upload.wikimedia.org/wikipedia/commons/thumb/4/41/Flag_of_India.svg/20px-Flag_of_India.svg.png</text:a>" decoding="async" width="20" height="13" class="noviewer thumbborder" srcset="<text:a xlink:href="https://upload.wikimedia.org/wikipedia/commons/thumb/4/41/Flag_of_India.svg/30px-Flag_of_India.svg.png" xlink:type="simple">//upload.wikimedia.org/wikipedia/commons/thumb/4/41/Flag_of_India.svg/30px-Flag_of_India.svg.png 1.5x</text:a>,<text:a xlink:href="https://upload.wikimedia.org/wikipedia/commons/thumb/4/41/Flag_of_India.svg/40px-Flag_of_India.svg.png" xlink:type="simple"> //upload.wikimedia.org/wikipedia/commons/thumb/4/41/Flag_of_India.svg/40px-Flag_of_India.svg.png 2x</text:a>" data-file-width="900" data-file-height="600" /&gt;&lt;/a&gt;&amp;#160;&lt;a href="<text:a xlink:href="https://de.wikipedia.org/wiki/Indien" xlink:type="simple">/wiki/Indien</text:a>" title="Indien"&gt;Indien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Neu-Delhi" xlink:type="simple">/wiki/Neu-Delhi</text:a>" title="Neu-Delhi"&gt;Neu-Delh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5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0" class="reference"&gt;&lt;a href="<text:a xlink:href="https://de.wikipedia.org/wiki/Liste_der_Hauptstädte_der_Erde#cite_note-60" xlink:type="simple">#cite_note-60</text:a>"&gt;&amp;#91;6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Indonesien&lt;/span&gt;&lt;a href="<text:a xlink:href="https://de.wikipedia.org/wiki/Indonesien" xlink:type="simple">/wiki/Indonesien</text:a>" title="Indonesien"&gt;&lt;img alt="" src="<text:a xlink:href="https://upload.wikimedia.org/wikipedia/commons/thumb/9/9f/Flag_of_Indonesia.svg/20px-Flag_of_Indonesia.svg.png" xlink:type="simple">//upload.wikimedia.org/wikipedia/commons/thumb/9/9f/Flag_of_Indonesia.svg/20px-Flag_of_Indonesia.svg.png</text:a>" decoding="async" width="20" height="13" class="noviewer thumbborder" srcset="<text:a xlink:href="https://upload.wikimedia.org/wikipedia/commons/thumb/9/9f/Flag_of_Indonesia.svg/30px-Flag_of_Indonesia.svg.png" xlink:type="simple">//upload.wikimedia.org/wikipedia/commons/thumb/9/9f/Flag_of_Indonesia.svg/30px-Flag_of_Indonesia.svg.png 1.5x</text:a>,<text:a xlink:href="https://upload.wikimedia.org/wikipedia/commons/thumb/9/9f/Flag_of_Indonesia.svg/40px-Flag_of_Indonesia.svg.png" xlink:type="simple"> //upload.wikimedia.org/wikipedia/commons/thumb/9/9f/Flag_of_Indonesia.svg/40px-Flag_of_Indonesia.svg.png 2x</text:a>" data-file-width="900" data-file-height="600" /&gt;&lt;/a&gt;&amp;#160;&lt;a href="<text:a xlink:href="https://de.wikipedia.org/wiki/Indonesien" xlink:type="simple">/wiki/Indonesien</text:a>" title="Indonesien"&gt;Indones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Jakarta" xlink:type="simple">/wiki/Jakarta</text:a>" title="Jakarta"&gt;Jakart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0.562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2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1" class="reference"&gt;&lt;a href="<text:a xlink:href="https://de.wikipedia.org/wiki/Liste_der_Hauptstädte_der_Erde#cite_note-61" xlink:type="simple">#cite_note-61</text:a>"&gt;&amp;#91;6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Irak&lt;/span&gt;&lt;a href="<text:a xlink:href="https://de.wikipedia.org/wiki/Irak" xlink:type="simple">/wiki/Irak</text:a>" title="Irak"&gt;&lt;img alt="" src="<text:a xlink:href="https://upload.wikimedia.org/wikipedia/commons/thumb/f/f6/Flag_of_Iraq.svg/20px-Flag_of_Iraq.svg.png" xlink:type="simple">//upload.wikimedia.org/wikipedia/commons/thumb/f/f6/Flag_of_Iraq.svg/20px-Flag_of_Iraq.svg.png</text:a>" decoding="async" width="20" height="13" class="noviewer thumbborder" srcset="<text:a xlink:href="https://upload.wikimedia.org/wikipedia/commons/thumb/f/f6/Flag_of_Iraq.svg/30px-Flag_of_Iraq.svg.png" xlink:type="simple">//upload.wikimedia.org/wikipedia/commons/thumb/f/f6/Flag_of_Iraq.svg/30px-Flag_of_Iraq.svg.png 1.5x</text:a>,<text:a xlink:href="https://upload.wikimedia.org/wikipedia/commons/thumb/f/f6/Flag_of_Iraq.svg/40px-Flag_of_Iraq.svg.png" xlink:type="simple"> //upload.wikimedia.org/wikipedia/commons/thumb/f/f6/Flag_of_Iraq.svg/40px-Flag_of_Iraq.svg.png 2x</text:a>" data-file-width="900" data-file-height="600" /&gt;&lt;/a&gt;&amp;#160;&lt;a href="<text:a xlink:href="https://de.wikipedia.org/wiki/Irak" xlink:type="simple">/wiki/Irak</text:a>" title="Irak"&gt;Irak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Bagdad" xlink:type="simple">/wiki/Bagdad</text:a>" title="Bagdad"&gt;Bagdad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.180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2" class="reference"&gt;&lt;a href="<text:a xlink:href="https://de.wikipedia.org/wiki/Liste_der_Hauptstädte_der_Erde#cite_note-62" xlink:type="simple">#cite_note-62</text:a>"&gt;&amp;#91;6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Iran&lt;/span&gt;&lt;a href="<text:a xlink:href="https://de.wikipedia.org/wiki/Iran" xlink:type="simple">/wiki/Iran</text:a>" title="Iran"&gt;&lt;img alt="" src="<text:a xlink:href="https://upload.wikimedia.org/wikipedia/commons/thumb/c/ca/Flag_of_Iran.svg/20px-Flag_of_Iran.svg.png" xlink:type="simple">//upload.wikimedia.org/wikipedia/commons/thumb/c/ca/Flag_of_Iran.svg/20px-Flag_of_Iran.svg.png</text:a>" decoding="async" width="20" height="11" class="noviewer thumbborder" srcset="<text:a xlink:href="https://upload.wikimedia.org/wikipedia/commons/thumb/c/ca/Flag_of_Iran.svg/30px-Flag_of_Iran.svg.png" xlink:type="simple">//upload.wikimedia.org/wikipedia/commons/thumb/c/ca/Flag_of_Iran.svg/30px-Flag_of_Iran.svg.png 1.5x</text:a>,<text:a xlink:href="https://upload.wikimedia.org/wikipedia/commons/thumb/c/ca/Flag_of_Iran.svg/40px-Flag_of_Iran.svg.png" xlink:type="simple"> //upload.wikimedia.org/wikipedia/commons/thumb/c/ca/Flag_of_Iran.svg/40px-Flag_of_Iran.svg.png 2x</text:a>" data-file-width="630" data-file-height="360" /&gt;&lt;/a&gt;&amp;#160;&lt;a href="<text:a xlink:href="https://de.wikipedia.org/wiki/Iran" xlink:type="simple">/wiki/Iran</text:a>" title="Iran"&gt;Ir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Teheran" xlink:type="simple">/wiki/Teheran</text:a>" title="Teheran"&gt;Tehera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3.267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Provinz&lt;sup id="cite_ref-63" class="reference"&gt;&lt;a href="<text:a xlink:href="https://de.wikipedia.org/wiki/Liste_der_Hauptstädte_der_Erde#cite_note-63" xlink:type="simple">#cite_note-63</text:a>"&gt;&amp;#91;6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Irland&lt;/span&gt;&lt;a href="<text:a xlink:href="https://de.wikipedia.org/wiki/Irland" xlink:type="simple">/wiki/Irland</text:a>" title="Irland"&gt;&lt;img alt="" src="<text:a xlink:href="https://upload.wikimedia.org/wikipedia/commons/thumb/4/45/Flag_of_Ireland.svg/20px-Flag_of_Ireland.svg.png" xlink:type="simple">//upload.wikimedia.org/wikipedia/commons/thumb/4/45/Flag_of_Ireland.svg/20px-Flag_of_Ireland.svg.png</text:a>" decoding="async" width="20" height="10" class="noviewer thumbborder" srcset="<text:a xlink:href="https://upload.wikimedia.org/wikipedia/commons/thumb/4/45/Flag_of_Ireland.svg/30px-Flag_of_Ireland.svg.png" xlink:type="simple">//upload.wikimedia.org/wikipedia/commons/thumb/4/45/Flag_of_Ireland.svg/30px-Flag_of_Ireland.svg.png 1.5x</text:a>,<text:a xlink:href="https://upload.wikimedia.org/wikipedia/commons/thumb/4/45/Flag_of_Ireland.svg/40px-Flag_of_Ireland.svg.png" xlink:type="simple"> //upload.wikimedia.org/wikipedia/commons/thumb/4/45/Flag_of_Ireland.svg/40px-Flag_of_Ireland.svg.png 2x</text:a>" data-file-width="1200" data-file-height="600" /&gt;&lt;/a&gt;&amp;#160;&lt;a href="<text:a xlink:href="https://de.wikipedia.org/wiki/Irland" xlink:type="simple">/wiki/Irland</text:a>" title="Irland"&gt;Irland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Dublin" xlink:type="simple">/wiki/Dublin</text:a>" title="Dublin"&gt;Dubli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27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4" class="reference"&gt;&lt;a href="<text:a xlink:href="https://de.wikipedia.org/wiki/Liste_der_Hauptstädte_der_Erde#cite_note-64" xlink:type="simple">#cite_note-64</text:a>"&gt;&amp;#91;6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;"&gt;Island&lt;/span&gt;&lt;a href="<text:a xlink:href="https://de.wikipedia.org/wiki/Island" xlink:type="simple">/wiki/Island</text:a>" title="Island"&gt;&lt;img alt="" src="<text:a xlink:href="https://upload.wikimedia.org/wikipedia/commons/thumb/c/ce/Flag_of_Iceland.svg/20px-Flag_of_Iceland.svg.png" xlink:type="simple">//upload.wikimedia.org/wikipedia/commons/thumb/c/ce/Flag_of_Iceland.svg/20px-Flag_of_Iceland.svg.png</text:a>" decoding="async" width="20" height="14" class="noviewer" srcset="<text:a xlink:href="https://upload.wikimedia.org/wikipedia/commons/thumb/c/ce/Flag_of_Iceland.svg/30px-Flag_of_Iceland.svg.png" xlink:type="simple">//upload.wikimedia.org/wikipedia/commons/thumb/c/ce/Flag_of_Iceland.svg/30px-Flag_of_Iceland.svg.png 1.5x</text:a>,<text:a xlink:href="https://upload.wikimedia.org/wikipedia/commons/thumb/c/ce/Flag_of_Iceland.svg/40px-Flag_of_Iceland.svg.png" xlink:type="simple"> //upload.wikimedia.org/wikipedia/commons/thumb/c/ce/Flag_of_Iceland.svg/40px-Flag_of_Iceland.svg.png 2x</text:a>" data-file-width="1250" data-file-height="900" /&gt;&lt;/a&gt;&amp;#160;&lt;a href="<text:a xlink:href="https://de.wikipedia.org/wiki/Island" xlink:type="simple">/wiki/Island</text:a>" title="Island"&gt;Island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Reykjavík" xlink:type="simple">/wiki/Reykjav%C3%ADk</text:a>" title="Reykjavík"&gt;Reykjavík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9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roßraum&lt;sup id="cite_ref-65" class="reference"&gt;&lt;a href="<text:a xlink:href="https://de.wikipedia.org/wiki/Liste_der_Hauptstädte_der_Erde#cite_note-65" xlink:type="simple">#cite_note-65</text:a>"&gt;&amp;#91;6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Israel&lt;/span&gt;&lt;a href="<text:a xlink:href="https://de.wikipedia.org/wiki/Israel" xlink:type="simple">/wiki/Israel</text:a>" title="Israel"&gt;&lt;img alt="" src="<text:a xlink:href="https://upload.wikimedia.org/wikipedia/commons/thumb/d/d4/Flag_of_Israel.svg/20px-Flag_of_Israel.svg.png" xlink:type="simple">//upload.wikimedia.org/wikipedia/commons/thumb/d/d4/Flag_of_Israel.svg/20px-Flag_of_Israel.svg.png</text:a>" decoding="async" width="20" height="15" class="noviewer thumbborder" srcset="<text:a xlink:href="https://upload.wikimedia.org/wikipedia/commons/thumb/d/d4/Flag_of_Israel.svg/30px-Flag_of_Israel.svg.png" xlink:type="simple">//upload.wikimedia.org/wikipedia/commons/thumb/d/d4/Flag_of_Israel.svg/30px-Flag_of_Israel.svg.png 1.5x</text:a>,<text:a xlink:href="https://upload.wikimedia.org/wikipedia/commons/thumb/d/d4/Flag_of_Israel.svg/40px-Flag_of_Israel.svg.png" xlink:type="simple"> //upload.wikimedia.org/wikipedia/commons/thumb/d/d4/Flag_of_Israel.svg/40px-Flag_of_Israel.svg.png 2x</text:a>" data-file-width="1100" data-file-height="800" /&gt;&lt;/a&gt;&amp;#160;&lt;a href="<text:a xlink:href="https://de.wikipedia.org/wiki/Israel" xlink:type="simple">/wiki/Israel</text:a>" title="Israel"&gt;Israel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Jerusalem" xlink:type="simple">/wiki/Jerusalem</text:a>" title="Jerusalem"&gt;Jerusalem&lt;/a&gt; &lt;i&gt;(de facto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04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6" class="reference"&gt;&lt;a href="<text:a xlink:href="https://de.wikipedia.org/wiki/Liste_der_Hauptstädte_der_Erde#cite_note-66" xlink:type="simple">#cite_note-66</text:a>"&gt;&amp;#91;6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Italien&lt;/span&gt;&lt;a href="<text:a xlink:href="https://de.wikipedia.org/wiki/Italien" xlink:type="simple">/wiki/Italien</text:a>" title="Italien"&gt;&lt;img alt="" src="<text:a xlink:href="https://upload.wikimedia.org/wikipedia/commons/thumb/0/03/Flag_of_Italy.svg/20px-Flag_of_Italy.svg.png" xlink:type="simple">//upload.wikimedia.org/wikipedia/commons/thumb/0/03/Flag_of_Italy.svg/20px-Flag_of_Italy.svg.png</text:a>" decoding="async" width="20" height="13" class="noviewer thumbborder" srcset="<text:a xlink:href="https://upload.wikimedia.org/wikipedia/commons/thumb/0/03/Flag_of_Italy.svg/30px-Flag_of_Italy.svg.png" xlink:type="simple">//upload.wikimedia.org/wikipedia/commons/thumb/0/03/Flag_of_Italy.svg/30px-Flag_of_Italy.svg.png 1.5x</text:a>,<text:a xlink:href="https://upload.wikimedia.org/wikipedia/commons/thumb/0/03/Flag_of_Italy.svg/40px-Flag_of_Italy.svg.png" xlink:type="simple"> //upload.wikimedia.org/wikipedia/commons/thumb/0/03/Flag_of_Italy.svg/40px-Flag_of_Italy.svg.png 2x</text:a>" data-file-width="1500" data-file-height="1000" /&gt;&lt;/a&gt;&amp;#160;&lt;a href="<text:a xlink:href="https://de.wikipedia.org/wiki/Italien" xlink:type="simple">/wiki/Italien</text:a>" title="Italien"&gt;Ital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Rom" xlink:type="simple">/wiki/Rom</text:a>" title="Rom"&gt;Rom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997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7" class="reference"&gt;&lt;a href="<text:a xlink:href="https://de.wikipedia.org/wiki/Liste_der_Hauptstädte_der_Erde#cite_note-67" xlink:type="simple">#cite_note-67</text:a>"&gt;&amp;#91;6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Jamaika&lt;/span&gt;&lt;a href="<text:a xlink:href="https://de.wikipedia.org/wiki/Jamaika" xlink:type="simple">/wiki/Jamaika</text:a>" title="Jamaika"&gt;&lt;img alt="" src="<text:a xlink:href="https://upload.wikimedia.org/wikipedia/commons/thumb/0/0a/Flag_of_Jamaica.svg/20px-Flag_of_Jamaica.svg.png" xlink:type="simple">//upload.wikimedia.org/wikipedia/commons/thumb/0/0a/Flag_of_Jamaica.svg/20px-Flag_of_Jamaica.svg.png</text:a>" decoding="async" width="20" height="10" class="noviewer" srcset="<text:a xlink:href="https://upload.wikimedia.org/wikipedia/commons/thumb/0/0a/Flag_of_Jamaica.svg/30px-Flag_of_Jamaica.svg.png" xlink:type="simple">//upload.wikimedia.org/wikipedia/commons/thumb/0/0a/Flag_of_Jamaica.svg/30px-Flag_of_Jamaica.svg.png 1.5x</text:a>,<text:a xlink:href="https://upload.wikimedia.org/wikipedia/commons/thumb/0/0a/Flag_of_Jamaica.svg/40px-Flag_of_Jamaica.svg.png" xlink:type="simple"> //upload.wikimedia.org/wikipedia/commons/thumb/0/0a/Flag_of_Jamaica.svg/40px-Flag_of_Jamaica.svg.png 2x</text:a>" data-file-width="1200" data-file-height="600" /&gt;&lt;/a&gt;&amp;#160;&lt;a href="<text:a xlink:href="https://de.wikipedia.org/wiki/Jamaika" xlink:type="simple">/wiki/Jamaika</text:a>" title="Jamaika"&gt;Jamaika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Kingston_(Jamaika)" xlink:type="simple">/wiki/Kingston_(Jamaika)</text:a>" title="Kingston (Jamaika)"&gt;Kingsto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9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emeinde&lt;sup id="cite_ref-68" class="reference"&gt;&lt;a href="<text:a xlink:href="https://de.wikipedia.org/wiki/Liste_der_Hauptstädte_der_Erde#cite_note-68" xlink:type="simple">#cite_note-68</text:a>"&gt;&amp;#91;6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Japan&lt;/span&gt;&lt;a href="<text:a xlink:href="https://de.wikipedia.org/wiki/Japan" xlink:type="simple">/wiki/Japan</text:a>" title="Japan"&gt;&lt;img alt="" src="<text:a xlink:href="https://upload.wikimedia.org/wikipedia/commons/thumb/9/9e/Flag_of_Japan.svg/20px-Flag_of_Japan.svg.png" xlink:type="simple">//upload.wikimedia.org/wikipedia/commons/thumb/9/9e/Flag_of_Japan.svg/20px-Flag_of_Japan.svg.png</text:a>" decoding="async" width="20" height="13" class="noviewer thumbborder" srcset="<text:a xlink:href="https://upload.wikimedia.org/wikipedia/commons/thumb/9/9e/Flag_of_Japan.svg/30px-Flag_of_Japan.svg.png" xlink:type="simple">//upload.wikimedia.org/wikipedia/commons/thumb/9/9e/Flag_of_Japan.svg/30px-Flag_of_Japan.svg.png 1.5x</text:a>,<text:a xlink:href="https://upload.wikimedia.org/wikipedia/commons/thumb/9/9e/Flag_of_Japan.svg/40px-Flag_of_Japan.svg.png" xlink:type="simple"> //upload.wikimedia.org/wikipedia/commons/thumb/9/9e/Flag_of_Japan.svg/40px-Flag_of_Japan.svg.png 2x</text:a>" data-file-width="900" data-file-height="600" /&gt;&lt;/a&gt;&amp;#160;&lt;a href="<text:a xlink:href="https://de.wikipedia.org/wiki/Japan" xlink:type="simple">/wiki/Japan</text:a>" title="Japan"&gt;Japa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Tokio" xlink:type="simple">/wiki/Tokio</text:a>" title="Tokio"&gt;Toki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4.047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2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69" class="reference"&gt;&lt;a href="<text:a xlink:href="https://de.wikipedia.org/wiki/Liste_der_Hauptstädte_der_Erde#cite_note-69" xlink:type="simple">#cite_note-69</text:a>"&gt;&amp;#91;6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 rowspan="2"&gt;&lt;span style="display:none"&gt;Jemen&lt;/span&gt;&lt;a href="<text:a xlink:href="https://de.wikipedia.org/wiki/Jemen" xlink:type="simple">/wiki/Jemen</text:a>" title="Jemen"&gt;&lt;img alt="" src="<text:a xlink:href="https://upload.wikimedia.org/wikipedia/commons/thumb/8/89/Flag_of_Yemen.svg/20px-Flag_of_Yemen.svg.png" xlink:type="simple">//upload.wikimedia.org/wikipedia/commons/thumb/8/89/Flag_of_Yemen.svg/20px-Flag_of_Yemen.svg.png</text:a>" decoding="async" width="20" height="13" class="noviewer thumbborder" srcset="<text:a xlink:href="https://upload.wikimedia.org/wikipedia/commons/thumb/8/89/Flag_of_Yemen.svg/30px-Flag_of_Yemen.svg.png" xlink:type="simple">//upload.wikimedia.org/wikipedia/commons/thumb/8/89/Flag_of_Yemen.svg/30px-Flag_of_Yemen.svg.png 1.5x</text:a>,<text:a xlink:href="https://upload.wikimedia.org/wikipedia/commons/thumb/8/89/Flag_of_Yemen.svg/40px-Flag_of_Yemen.svg.png" xlink:type="simple"> //upload.wikimedia.org/wikipedia/commons/thumb/8/89/Flag_of_Yemen.svg/40px-Flag_of_Yemen.svg.png 2x</text:a>" data-file-width="900" data-file-height="600" /&gt;&lt;/a&gt;&amp;#160;&lt;a href="<text:a xlink:href="https://de.wikipedia.org/wiki/Jemen" xlink:type="simple">/wiki/Jemen</text:a>" title="Jemen"&gt;Jem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anaa" xlink:type="simple">/wiki/Sanaa</text:a>" title="Sanaa"&gt;Sanaa&lt;/a&gt; &lt;i&gt;(de jure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527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0" class="reference"&gt;&lt;a href="<text:a xlink:href="https://de.wikipedia.org/wiki/Liste_der_Hauptstädte_der_Erde#cite_note-70" xlink:type="simple">#cite_note-70</text:a>"&gt;&amp;#91;7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Aden" xlink:type="simple">/wiki/Aden</text:a>" title="Aden"&gt;Aden&lt;/a&gt; &lt;i&gt;(de facto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68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1" class="reference"&gt;&lt;a href="<text:a xlink:href="https://de.wikipedia.org/wiki/Liste_der_Hauptstädte_der_Erde#cite_note-71" xlink:type="simple">#cite_note-71</text:a>"&gt;&amp;#91;7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Jordanien&lt;/span&gt;&lt;a href="<text:a xlink:href="https://de.wikipedia.org/wiki/Jordanien" xlink:type="simple">/wiki/Jordanien</text:a>" title="Jordanien"&gt;&lt;img alt="" src="<text:a xlink:href="https://upload.wikimedia.org/wikipedia/commons/thumb/c/c0/Flag_of_Jordan.svg/20px-Flag_of_Jordan.svg.png" xlink:type="simple">//upload.wikimedia.org/wikipedia/commons/thumb/c/c0/Flag_of_Jordan.svg/20px-Flag_of_Jordan.svg.png</text:a>" decoding="async" width="20" height="10" class="noviewer thumbborder" srcset="<text:a xlink:href="https://upload.wikimedia.org/wikipedia/commons/thumb/c/c0/Flag_of_Jordan.svg/30px-Flag_of_Jordan.svg.png" xlink:type="simple">//upload.wikimedia.org/wikipedia/commons/thumb/c/c0/Flag_of_Jordan.svg/30px-Flag_of_Jordan.svg.png 1.5x</text:a>,<text:a xlink:href="https://upload.wikimedia.org/wikipedia/commons/thumb/c/c0/Flag_of_Jordan.svg/40px-Flag_of_Jordan.svg.png" xlink:type="simple"> //upload.wikimedia.org/wikipedia/commons/thumb/c/c0/Flag_of_Jordan.svg/40px-Flag_of_Jordan.svg.png 2x</text:a>" data-file-width="1200" data-file-height="600" /&gt;&lt;/a&gt;&amp;#160;&lt;a href="<text:a xlink:href="https://de.wikipedia.org/wiki/Jordanien" xlink:type="simple">/wiki/Jordanien</text:a>" title="Jordanien"&gt;Jordan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Amman" xlink:type="simple">/wiki/Amman</text:a>" title="Amman"&gt;Amma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00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2" class="reference"&gt;&lt;a href="<text:a xlink:href="https://de.wikipedia.org/wiki/Liste_der_Hauptstädte_der_Erde#cite_note-72" xlink:type="simple">#cite_note-72</text:a>"&gt;&amp;#91;7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;"&gt;Kambodscha&lt;/span&gt;&lt;a href="<text:a xlink:href="https://de.wikipedia.org/wiki/Kambodscha" xlink:type="simple">/wiki/Kambodscha</text:a>" title="Kambodscha"&gt;&lt;img alt="" src="<text:a xlink:href="https://upload.wikimedia.org/wikipedia/commons/thumb/8/83/Flag_of_Cambodia.svg/20px-Flag_of_Cambodia.svg.png" xlink:type="simple">//upload.wikimedia.org/wikipedia/commons/thumb/8/83/Flag_of_Cambodia.svg/20px-Flag_of_Cambodia.svg.png</text:a>" decoding="async" width="20" height="13" class="noviewer" srcset="<text:a xlink:href="https://upload.wikimedia.org/wikipedia/commons/thumb/8/83/Flag_of_Cambodia.svg/30px-Flag_of_Cambodia.svg.png" xlink:type="simple">//upload.wikimedia.org/wikipedia/commons/thumb/8/83/Flag_of_Cambodia.svg/30px-Flag_of_Cambodia.svg.png 1.5x</text:a>,<text:a xlink:href="https://upload.wikimedia.org/wikipedia/commons/thumb/8/83/Flag_of_Cambodia.svg/40px-Flag_of_Cambodia.svg.png" xlink:type="simple"> //upload.wikimedia.org/wikipedia/commons/thumb/8/83/Flag_of_Cambodia.svg/40px-Flag_of_Cambodia.svg.png 2x</text:a>" data-file-width="1000" data-file-height="640" /&gt;&lt;/a&gt;&amp;#160;&lt;a href="<text:a xlink:href="https://de.wikipedia.org/wiki/Kambodscha" xlink:type="simple">/wiki/Kambodscha</text:a>" title="Kambodscha"&gt;Kambodsch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hnom_Penh" xlink:type="simple">/wiki/Phnom_Penh</text:a>" title="Phnom Penh"&gt;Phnom Penh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501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3" class="reference"&gt;&lt;a href="<text:a xlink:href="https://de.wikipedia.org/wiki/Liste_der_Hauptstädte_der_Erde#cite_note-73" xlink:type="simple">#cite_note-73</text:a>"&gt;&amp;#91;7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;"&gt;Kamerun&lt;/span&gt;&lt;a href="<text:a xlink:href="https://de.wikipedia.org/wiki/Kamerun" xlink:type="simple">/wiki/Kamerun</text:a>" title="Kamerun"&gt;&lt;img alt="" src="<text:a xlink:href="https://upload.wikimedia.org/wikipedia/commons/thumb/4/4f/Flag_of_Cameroon.svg/20px-Flag_of_Cameroon.svg.png" xlink:type="simple">//upload.wikimedia.org/wikipedia/commons/thumb/4/4f/Flag_of_Cameroon.svg/20px-Flag_of_Cameroon.svg.png</text:a>" decoding="async" width="20" height="13" class="noviewer" srcset="<text:a xlink:href="https://upload.wikimedia.org/wikipedia/commons/thumb/4/4f/Flag_of_Cameroon.svg/30px-Flag_of_Cameroon.svg.png" xlink:type="simple">//upload.wikimedia.org/wikipedia/commons/thumb/4/4f/Flag_of_Cameroon.svg/30px-Flag_of_Cameroon.svg.png 1.5x</text:a>,<text:a xlink:href="https://upload.wikimedia.org/wikipedia/commons/thumb/4/4f/Flag_of_Cameroon.svg/40px-Flag_of_Cameroon.svg.png" xlink:type="simple"> //upload.wikimedia.org/wikipedia/commons/thumb/4/4f/Flag_of_Cameroon.svg/40px-Flag_of_Cameroon.svg.png 2x</text:a>" data-file-width="900" data-file-height="600" /&gt;&lt;/a&gt;&amp;#160;&lt;a href="<text:a xlink:href="https://de.wikipedia.org/wiki/Kamerun" xlink:type="simple">/wiki/Kamerun</text:a>" title="Kamerun"&gt;Kameru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Yaoundé" xlink:type="simple">/wiki/Yaound%C3%A9</text:a>" title="Yaoundé"&gt;Yaoundé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881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4" class="reference"&gt;&lt;a href="<text:a xlink:href="https://de.wikipedia.org/wiki/Liste_der_Hauptstädte_der_Erde#cite_note-74" xlink:type="simple">#cite_note-74</text:a>"&gt;&amp;#91;7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Kanada&lt;/span&gt;&lt;a href="<text:a xlink:href="https://de.wikipedia.org/wiki/Kanada" xlink:type="simple">/wiki/Kanada</text:a>" title="Kanada"&gt;&lt;img alt="" src="<text:a xlink:href="https://upload.wikimedia.org/wikipedia/commons/thumb/d/d9/Flag_of_Canada_%28Pantone%29.svg/20px-Flag_of_Canada_%28Pantone%29.svg.png" xlink:type="simple">//upload.wikimedia.org/wikipedia/commons/thumb/d/d9/Flag_of_Canada_%28Pantone%29.svg/20px-Flag_of_Canada_%28Pantone%29.svg.png</text:a>" decoding="async" width="20" height="10" class="noviewer thumbborder" srcset="<text:a xlink:href="https://upload.wikimedia.org/wikipedia/commons/thumb/d/d9/Flag_of_Canada_%28Pantone%29.svg/30px-Flag_of_Canada_%28Pantone%29.svg.png" xlink:type="simple">//upload.wikimedia.org/wikipedia/commons/thumb/d/d9/Flag_of_Canada_%28Pantone%29.svg/30px-Flag_of_Canada_%28Pantone%29.svg.png 1.5x</text:a>,<text:a xlink:href="https://upload.wikimedia.org/wikipedia/commons/thumb/d/d9/Flag_of_Canada_%28Pantone%29.svg/40px-Flag_of_Canada_%28Pantone%29.svg.png" xlink:type="simple"> //upload.wikimedia.org/wikipedia/commons/thumb/d/d9/Flag_of_Canada_%28Pantone%29.svg/40px-Flag_of_Canada_%28Pantone%29.svg.png 2x</text:a>" data-file-width="1200" data-file-height="600" /&gt;&lt;/a&gt;&amp;#160;&lt;a href="<text:a xlink:href="https://de.wikipedia.org/wiki/Kanada" xlink:type="simple">/wiki/Kanada</text:a>" title="Kanada"&gt;Kanad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Ottawa" xlink:type="simple">/wiki/Ottawa</text:a>" title="Ottawa"&gt;Ottaw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323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Metropolregion&lt;sup id="cite_ref-75" class="reference"&gt;&lt;a href="<text:a xlink:href="https://de.wikipedia.org/wiki/Liste_der_Hauptstädte_der_Erde#cite_note-75" xlink:type="simple">#cite_note-75</text:a>"&gt;&amp;#91;7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Kap Verde&lt;/span&gt;&lt;a href="<text:a xlink:href="https://de.wikipedia.org/wiki/Kap_Verde" xlink:type="simple">/wiki/Kap_Verde</text:a>" title="Kap Verde"&gt;&lt;img alt="" src="<text:a xlink:href="https://upload.wikimedia.org/wikipedia/commons/thumb/3/38/Flag_of_Cape_Verde.svg/20px-Flag_of_Cape_Verde.svg.png" xlink:type="simple">//upload.wikimedia.org/wikipedia/commons/thumb/3/38/Flag_of_Cape_Verde.svg/20px-Flag_of_Cape_Verde.svg.png</text:a>" decoding="async" width="20" height="12" class="noviewer" srcset="<text:a xlink:href="https://upload.wikimedia.org/wikipedia/commons/thumb/3/38/Flag_of_Cape_Verde.svg/30px-Flag_of_Cape_Verde.svg.png" xlink:type="simple">//upload.wikimedia.org/wikipedia/commons/thumb/3/38/Flag_of_Cape_Verde.svg/30px-Flag_of_Cape_Verde.svg.png 1.5x</text:a>,<text:a xlink:href="https://upload.wikimedia.org/wikipedia/commons/thumb/3/38/Flag_of_Cape_Verde.svg/40px-Flag_of_Cape_Verde.svg.png" xlink:type="simple"> //upload.wikimedia.org/wikipedia/commons/thumb/3/38/Flag_of_Cape_Verde.svg/40px-Flag_of_Cape_Verde.svg.png 2x</text:a>" data-file-width="1020" data-file-height="600" /&gt;&lt;/a&gt;&amp;#160;&lt;a href="<text:a xlink:href="https://de.wikipedia.org/wiki/Kap_Verde" xlink:type="simple">/wiki/Kap_Verde</text:a>" title="Kap Verde"&gt;Kap Verde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Praia" xlink:type="simple">/wiki/Praia</text:a>" title="Praia"&gt;Prai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55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6" class="reference"&gt;&lt;a href="<text:a xlink:href="https://de.wikipedia.org/wiki/Liste_der_Hauptstädte_der_Erde#cite_note-76" xlink:type="simple">#cite_note-76</text:a>"&gt;&amp;#91;7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Kasachstan&lt;/span&gt;&lt;a href="<text:a xlink:href="https://de.wikipedia.org/wiki/Kasachstan" xlink:type="simple">/wiki/Kasachstan</text:a>" title="Kasachstan"&gt;&lt;img alt="" src="<text:a xlink:href="https://upload.wikimedia.org/wikipedia/commons/thumb/d/d3/Flag_of_Kazakhstan.svg/20px-Flag_of_Kazakhstan.svg.png" xlink:type="simple">//upload.wikimedia.org/wikipedia/commons/thumb/d/d3/Flag_of_Kazakhstan.svg/20px-Flag_of_Kazakhstan.svg.png</text:a>" decoding="async" width="20" height="10" class="noviewer" srcset="<text:a xlink:href="https://upload.wikimedia.org/wikipedia/commons/thumb/d/d3/Flag_of_Kazakhstan.svg/30px-Flag_of_Kazakhstan.svg.png" xlink:type="simple">//upload.wikimedia.org/wikipedia/commons/thumb/d/d3/Flag_of_Kazakhstan.svg/30px-Flag_of_Kazakhstan.svg.png 1.5x</text:a>,<text:a xlink:href="https://upload.wikimedia.org/wikipedia/commons/thumb/d/d3/Flag_of_Kazakhstan.svg/40px-Flag_of_Kazakhstan.svg.png" xlink:type="simple"> //upload.wikimedia.org/wikipedia/commons/thumb/d/d3/Flag_of_Kazakhstan.svg/40px-Flag_of_Kazakhstan.svg.png 2x</text:a>" data-file-width="1000" data-file-height="500" /&gt;&lt;/a&gt;&amp;#160;&lt;a href="<text:a xlink:href="https://de.wikipedia.org/wiki/Kasachstan" xlink:type="simple">/wiki/Kasachstan</text:a>" title="Kasachstan"&gt;Kasachsta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stana" xlink:type="simple">/wiki/Astana</text:a>" title="Astana"&gt;Astan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60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7" class="reference"&gt;&lt;a href="<text:a xlink:href="https://de.wikipedia.org/wiki/Liste_der_Hauptstädte_der_Erde#cite_note-77" xlink:type="simple">#cite_note-77</text:a>"&gt;&amp;#91;7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Katar&lt;/span&gt;&lt;a href="<text:a xlink:href="https://de.wikipedia.org/wiki/Katar" xlink:type="simple">/wiki/Katar</text:a>" title="Katar"&gt;&lt;img alt="" src="<text:a xlink:href="https://upload.wikimedia.org/wikipedia/commons/thumb/6/65/Flag_of_Qatar.svg/20px-Flag_of_Qatar.svg.png" xlink:type="simple">//upload.wikimedia.org/wikipedia/commons/thumb/6/65/Flag_of_Qatar.svg/20px-Flag_of_Qatar.svg.png</text:a>" decoding="async" width="20" height="8" class="noviewer thumbborder" srcset="<text:a xlink:href="https://upload.wikimedia.org/wikipedia/commons/thumb/6/65/Flag_of_Qatar.svg/30px-Flag_of_Qatar.svg.png" xlink:type="simple">//upload.wikimedia.org/wikipedia/commons/thumb/6/65/Flag_of_Qatar.svg/30px-Flag_of_Qatar.svg.png 1.5x</text:a>,<text:a xlink:href="https://upload.wikimedia.org/wikipedia/commons/thumb/6/65/Flag_of_Qatar.svg/40px-Flag_of_Qatar.svg.png" xlink:type="simple"> //upload.wikimedia.org/wikipedia/commons/thumb/6/65/Flag_of_Qatar.svg/40px-Flag_of_Qatar.svg.png 2x</text:a>" data-file-width="1400" data-file-height="550" /&gt;&lt;/a&gt;&amp;#160;&lt;a href="<text:a xlink:href="https://de.wikipedia.org/wiki/Katar" xlink:type="simple">/wiki/Katar</text:a>" title="Katar"&gt;Katar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Doha" xlink:type="simple">/wiki/Doha</text:a>" title="Doha"&gt;Doh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96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8" class="reference"&gt;&lt;a href="<text:a xlink:href="https://de.wikipedia.org/wiki/Liste_der_Hauptstädte_der_Erde#cite_note-78" xlink:type="simple">#cite_note-78</text:a>"&gt;&amp;#91;7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;"&gt;Kenia&lt;/span&gt;&lt;a href="<text:a xlink:href="https://de.wikipedia.org/wiki/Kenia" xlink:type="simple">/wiki/Kenia</text:a>" title="Kenia"&gt;&lt;img alt="" src="<text:a xlink:href="https://upload.wikimedia.org/wikipedia/commons/thumb/4/49/Flag_of_Kenya.svg/20px-Flag_of_Kenya.svg.png" xlink:type="simple">//upload.wikimedia.org/wikipedia/commons/thumb/4/49/Flag_of_Kenya.svg/20px-Flag_of_Kenya.svg.png</text:a>" decoding="async" width="20" height="13" class="noviewer" srcset="<text:a xlink:href="https://upload.wikimedia.org/wikipedia/commons/thumb/4/49/Flag_of_Kenya.svg/30px-Flag_of_Kenya.svg.png" xlink:type="simple">//upload.wikimedia.org/wikipedia/commons/thumb/4/49/Flag_of_Kenya.svg/30px-Flag_of_Kenya.svg.png 1.5x</text:a>,<text:a xlink:href="https://upload.wikimedia.org/wikipedia/commons/thumb/4/49/Flag_of_Kenya.svg/40px-Flag_of_Kenya.svg.png" xlink:type="simple"> //upload.wikimedia.org/wikipedia/commons/thumb/4/49/Flag_of_Kenya.svg/40px-Flag_of_Kenya.svg.png 2x</text:a>" data-file-width="900" data-file-height="600" /&gt;&lt;/a&gt;&amp;#160;&lt;a href="<text:a xlink:href="https://de.wikipedia.org/wiki/Kenia" xlink:type="simple">/wiki/Kenia</text:a>" title="Kenia"&gt;Kenia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Nairobi" xlink:type="simple">/wiki/Nairobi</text:a>" title="Nairobi"&gt;Nairob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397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79" class="reference"&gt;&lt;a href="<text:a xlink:href="https://de.wikipedia.org/wiki/Liste_der_Hauptstädte_der_Erde#cite_note-79" xlink:type="simple">#cite_note-79</text:a>"&gt;&amp;#91;7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;"&gt;Kirgisistan&lt;/span&gt;&lt;a href="<text:a xlink:href="https://de.wikipedia.org/wiki/Datei:Flag_of_Kyrgyzstan.svg" xlink:type="simple">/wiki/Datei:Flag_of_Kyrgyzstan.svg</text:a>" class="image" title="Kirgisistan"&gt;&lt;img alt="" src="<text:a xlink:href="https://upload.wikimedia.org/wikipedia/commons/thumb/c/c7/Flag_of_Kyrgyzstan.svg/20px-Flag_of_Kyrgyzstan.svg.png" xlink:type="simple">//upload.wikimedia.org/wikipedia/commons/thumb/c/c7/Flag_of_Kyrgyzstan.svg/20px-Flag_of_Kyrgyzstan.svg.png</text:a>" decoding="async" width="20" height="12" class="noviewer" srcset="<text:a xlink:href="https://upload.wikimedia.org/wikipedia/commons/thumb/c/c7/Flag_of_Kyrgyzstan.svg/30px-Flag_of_Kyrgyzstan.svg.png" xlink:type="simple">//upload.wikimedia.org/wikipedia/commons/thumb/c/c7/Flag_of_Kyrgyzstan.svg/30px-Flag_of_Kyrgyzstan.svg.png 1.5x</text:a>,<text:a xlink:href="https://upload.wikimedia.org/wikipedia/commons/thumb/c/c7/Flag_of_Kyrgyzstan.svg/40px-Flag_of_Kyrgyzstan.svg.png" xlink:type="simple"> //upload.wikimedia.org/wikipedia/commons/thumb/c/c7/Flag_of_Kyrgyzstan.svg/40px-Flag_of_Kyrgyzstan.svg.png 2x</text:a>" data-file-width="1000" data-file-height="600" /&gt;&lt;/a&gt;&amp;#160;&lt;a href="<text:a xlink:href="https://de.wikipedia.org/wiki/Kirgisistan" xlink:type="simple">/wiki/Kirgisistan</text:a>" title="Kirgisistan"&gt;Kirgisist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ischkek" xlink:type="simple">/wiki/Bischkek</text:a>" title="Bischkek"&gt;Bischkek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65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0" class="reference"&gt;&lt;a href="<text:a xlink:href="https://de.wikipedia.org/wiki/Liste_der_Hauptstädte_der_Erde#cite_note-80" xlink:type="simple">#cite_note-80</text:a>"&gt;&amp;#91;8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Kiribati&lt;/span&gt;&lt;a href="<text:a xlink:href="https://de.wikipedia.org/wiki/Kiribati" xlink:type="simple">/wiki/Kiribati</text:a>" title="Kiribati"&gt;&lt;img alt="" src="<text:a xlink:href="https://upload.wikimedia.org/wikipedia/commons/thumb/d/d3/Flag_of_Kiribati.svg/20px-Flag_of_Kiribati.svg.png" xlink:type="simple">//upload.wikimedia.org/wikipedia/commons/thumb/d/d3/Flag_of_Kiribati.svg/20px-Flag_of_Kiribati.svg.png</text:a>" decoding="async" width="20" height="10" class="noviewer" srcset="<text:a xlink:href="https://upload.wikimedia.org/wikipedia/commons/thumb/d/d3/Flag_of_Kiribati.svg/30px-Flag_of_Kiribati.svg.png" xlink:type="simple">//upload.wikimedia.org/wikipedia/commons/thumb/d/d3/Flag_of_Kiribati.svg/30px-Flag_of_Kiribati.svg.png 1.5x</text:a>,<text:a xlink:href="https://upload.wikimedia.org/wikipedia/commons/thumb/d/d3/Flag_of_Kiribati.svg/40px-Flag_of_Kiribati.svg.png" xlink:type="simple"> //upload.wikimedia.org/wikipedia/commons/thumb/d/d3/Flag_of_Kiribati.svg/40px-Flag_of_Kiribati.svg.png 2x</text:a>" data-file-width="600" data-file-height="300" /&gt;&lt;/a&gt;&amp;#160;&lt;a href="<text:a xlink:href="https://de.wikipedia.org/wiki/Kiribati" xlink:type="simple">/wiki/Kiribati</text:a>" title="Kiribati"&gt;Kiribati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South_Tarawa" xlink:type="simple">/wiki/South_Tarawa</text:a>" title="South Tarawa"&gt;South Taraw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6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1" class="reference"&gt;&lt;a href="<text:a xlink:href="https://de.wikipedia.org/wiki/Liste_der_Hauptstädte_der_Erde#cite_note-81" xlink:type="simple">#cite_note-81</text:a>"&gt;&amp;#91;8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Kolumbien&lt;/span&gt;&lt;a href="<text:a xlink:href="https://de.wikipedia.org/wiki/Kolumbien" xlink:type="simple">/wiki/Kolumbien</text:a>" title="Kolumbien"&gt;&lt;img alt="" src="<text:a xlink:href="https://upload.wikimedia.org/wikipedia/commons/thumb/2/21/Flag_of_Colombia.svg/20px-Flag_of_Colombia.svg.png" xlink:type="simple">//upload.wikimedia.org/wikipedia/commons/thumb/2/21/Flag_of_Colombia.svg/20px-Flag_of_Colombia.svg.png</text:a>" decoding="async" width="20" height="13" srcset="<text:a xlink:href="https://upload.wikimedia.org/wikipedia/commons/thumb/2/21/Flag_of_Colombia.svg/30px-Flag_of_Colombia.svg.png" xlink:type="simple">//upload.wikimedia.org/wikipedia/commons/thumb/2/21/Flag_of_Colombia.svg/30px-Flag_of_Colombia.svg.png 1.5x</text:a>,<text:a xlink:href="https://upload.wikimedia.org/wikipedia/commons/thumb/2/21/Flag_of_Colombia.svg/40px-Flag_of_Colombia.svg.png" xlink:type="simple"> //upload.wikimedia.org/wikipedia/commons/thumb/2/21/Flag_of_Colombia.svg/40px-Flag_of_Colombia.svg.png 2x</text:a>" data-file-width="900" data-file-height="600" /&gt;&lt;/a&gt;&amp;#160;&lt;a href="<text:a xlink:href="https://de.wikipedia.org/wiki/Kolumbien" xlink:type="simple">/wiki/Kolumbien</text:a>" title="Kolumbien"&gt;Kolumbien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Bogotá" xlink:type="simple">/wiki/Bogot%C3%A1</text:a>" title="Bogotá"&gt;Bogotá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.878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2" class="reference"&gt;&lt;a href="<text:a xlink:href="https://de.wikipedia.org/wiki/Liste_der_Hauptstädte_der_Erde#cite_note-82" xlink:type="simple">#cite_note-82</text:a>"&gt;&amp;#91;8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;"&gt;Komoren&lt;/span&gt;&lt;a href="<text:a xlink:href="https://de.wikipedia.org/wiki/Datei:Flag_of_the_Comoros.svg" xlink:type="simple">/wiki/Datei:Flag_of_the_Comoros.svg</text:a>" class="image" title="Komoren"&gt;&lt;img alt="" src="<text:a xlink:href="https://upload.wikimedia.org/wikipedia/commons/thumb/9/94/Flag_of_the_Comoros.svg/20px-Flag_of_the_Comoros.svg.png" xlink:type="simple">//upload.wikimedia.org/wikipedia/commons/thumb/9/94/Flag_of_the_Comoros.svg/20px-Flag_of_the_Comoros.svg.png</text:a>" decoding="async" width="20" height="12" class="noviewer" srcset="<text:a xlink:href="https://upload.wikimedia.org/wikipedia/commons/thumb/9/94/Flag_of_the_Comoros.svg/30px-Flag_of_the_Comoros.svg.png" xlink:type="simple">//upload.wikimedia.org/wikipedia/commons/thumb/9/94/Flag_of_the_Comoros.svg/30px-Flag_of_the_Comoros.svg.png 1.5x</text:a>,<text:a xlink:href="https://upload.wikimedia.org/wikipedia/commons/thumb/9/94/Flag_of_the_Comoros.svg/40px-Flag_of_the_Comoros.svg.png" xlink:type="simple"> //upload.wikimedia.org/wikipedia/commons/thumb/9/94/Flag_of_the_Comoros.svg/40px-Flag_of_the_Comoros.svg.png 2x</text:a>" data-file-width="1000" data-file-height="600" /&gt;&lt;/a&gt;&amp;#160;&lt;a href="<text:a xlink:href="https://de.wikipedia.org/wiki/Komoren" xlink:type="simple">/wiki/Komoren</text:a>" title="Komoren"&gt;Komor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oroni_(Komoren)" xlink:type="simple">/wiki/Moroni_(Komoren)</text:a>" title="Moroni (Komoren)"&gt;Moron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3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3" class="reference"&gt;&lt;a href="<text:a xlink:href="https://de.wikipedia.org/wiki/Liste_der_Hauptstädte_der_Erde#cite_note-83" xlink:type="simple">#cite_note-83</text:a>"&gt;&amp;#91;8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4">
          <table:table-cell/>
          <table:table-cell office:value-type="string" calcext:value-type="string">
            <text:p>&lt;td&gt;&lt;span style="display:none;"&gt;Kongo Demokratische Republik&lt;/span&gt;&lt;a href="<text:a xlink:href="https://de.wikipedia.org/wiki/Demokratische_Republik_Kongo" xlink:type="simple">/wiki/Demokratische_Republik_Kongo</text:a>" title="Demokratische Republik Kongo"&gt;&lt;img alt="" src="<text:a xlink:href="https://upload.wikimedia.org/wikipedia/commons/thumb/6/6f/Flag_of_the_Democratic_Republic_of_the_Congo.svg/20px-Flag_of_the_Democratic_Republic_of_the_Congo.svg.png" xlink:type="simple">//upload.wikimedia.org/wikipedia/commons/thumb/6/6f/Flag_of_the_Democratic_Republic_of_the_Congo.svg/20px-Flag_of_the_Democratic_Republic_of_the_Congo.svg.png</text:a>" decoding="async" width="20" height="15" class="noviewer" srcset="<text:a xlink:href="https://upload.wikimedia.org/wikipedia/commons/thumb/6/6f/Flag_of_the_Democratic_Republic_of_the_Congo.svg/30px-Flag_of_the_Democratic_Republic_of_the_Congo.svg.png" xlink:type="simple">//upload.wikimedia.org/wikipedia/commons/thumb/6/6f/Flag_of_the_Democratic_Republic_of_the_Congo.svg/30px-Flag_of_the_Democratic_Republic_of_the_Congo.svg.png 1.5x</text:a>,<text:a xlink:href="https://upload.wikimedia.org/wikipedia/commons/thumb/6/6f/Flag_of_the_Democratic_Republic_of_the_Congo.svg/40px-Flag_of_the_Democratic_Republic_of_the_Congo.svg.png" xlink:type="simple"> //upload.wikimedia.org/wikipedia/commons/thumb/6/6f/Flag_of_the_Democratic_Republic_of_the_Congo.svg/40px-Flag_of_the_Democratic_Republic_of_the_Congo.svg.png 2x</text:a>" data-file-width="800" data-file-height="600" /&gt;&lt;/a&gt;&amp;#160;&lt;a href="<text:a xlink:href="https://de.wikipedia.org/wiki/Demokratische_Republik_Kongo" xlink:type="simple">/wiki/Demokratische_Republik_Kongo</text:a>" title="Demokratische Republik Kongo"&gt;Demokratische Republik Kongo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inshasa" xlink:type="simple">/wiki/Kinshasa</text:a>" title="Kinshasa"&gt;Kinshas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1.575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4" class="reference"&gt;&lt;a href="<text:a xlink:href="https://de.wikipedia.org/wiki/Liste_der_Hauptstädte_der_Erde#cite_note-84" xlink:type="simple">#cite_note-84</text:a>"&gt;&amp;#91;8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5">
          <table:table-cell/>
          <table:table-cell office:value-type="string" calcext:value-type="string">
            <text:p>&lt;td&gt;&lt;span style="display:none;"&gt;Kongo Republik&lt;/span&gt;&lt;a href="<text:a xlink:href="https://de.wikipedia.org/wiki/Republik_Kongo" xlink:type="simple">/wiki/Republik_Kongo</text:a>" title="Republik Kongo"&gt;&lt;img alt="" src="<text:a xlink:href="https://upload.wikimedia.org/wikipedia/commons/thumb/9/92/Flag_of_the_Republic_of_the_Congo.svg/20px-Flag_of_the_Republic_of_the_Congo.svg.png" xlink:type="simple">//upload.wikimedia.org/wikipedia/commons/thumb/9/92/Flag_of_the_Republic_of_the_Congo.svg/20px-Flag_of_the_Republic_of_the_Congo.svg.png</text:a>" decoding="async" width="20" height="13" class="noviewer" srcset="<text:a xlink:href="https://upload.wikimedia.org/wikipedia/commons/thumb/9/92/Flag_of_the_Republic_of_the_Congo.svg/30px-Flag_of_the_Republic_of_the_Congo.svg.png" xlink:type="simple">//upload.wikimedia.org/wikipedia/commons/thumb/9/92/Flag_of_the_Republic_of_the_Congo.svg/30px-Flag_of_the_Republic_of_the_Congo.svg.png 1.5x</text:a>,<text:a xlink:href="https://upload.wikimedia.org/wikipedia/commons/thumb/9/92/Flag_of_the_Republic_of_the_Congo.svg/40px-Flag_of_the_Republic_of_the_Congo.svg.png" xlink:type="simple"> //upload.wikimedia.org/wikipedia/commons/thumb/9/92/Flag_of_the_Republic_of_the_Congo.svg/40px-Flag_of_the_Republic_of_the_Congo.svg.png 2x</text:a>" data-file-width="900" data-file-height="600" /&gt;&lt;/a&gt;&amp;#160;&lt;a href="<text:a xlink:href="https://de.wikipedia.org/wiki/Republik_Kongo" xlink:type="simple">/wiki/Republik_Kongo</text:a>" title="Republik Kongo"&gt;Republik Kongo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razzaville" xlink:type="simple">/wiki/Brazzaville</text:a>" title="Brazzaville"&gt;Brazzavill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373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5" class="reference"&gt;&lt;a href="<text:a xlink:href="https://de.wikipedia.org/wiki/Liste_der_Hauptstädte_der_Erde#cite_note-85" xlink:type="simple">#cite_note-85</text:a>"&gt;&amp;#91;8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0">
          <table:table-cell/>
          <table:table-cell office:value-type="string" calcext:value-type="string">
            <text:p>&lt;td&gt;&lt;span style="display:none"&gt;Korea Nord&lt;/span&gt;&lt;a href="<text:a xlink:href="https://de.wikipedia.org/wiki/Nordkorea" xlink:type="simple">/wiki/Nordkorea</text:a>" title="Nordkorea"&gt;&lt;img alt="" src="<text:a xlink:href="https://upload.wikimedia.org/wikipedia/commons/thumb/5/51/Flag_of_North_Korea.svg/20px-Flag_of_North_Korea.svg.png" xlink:type="simple">//upload.wikimedia.org/wikipedia/commons/thumb/5/51/Flag_of_North_Korea.svg/20px-Flag_of_North_Korea.svg.png</text:a>" decoding="async" width="20" height="10" class="noviewer thumbborder" srcset="<text:a xlink:href="https://upload.wikimedia.org/wikipedia/commons/thumb/5/51/Flag_of_North_Korea.svg/30px-Flag_of_North_Korea.svg.png" xlink:type="simple">//upload.wikimedia.org/wikipedia/commons/thumb/5/51/Flag_of_North_Korea.svg/30px-Flag_of_North_Korea.svg.png 1.5x</text:a>,<text:a xlink:href="https://upload.wikimedia.org/wikipedia/commons/thumb/5/51/Flag_of_North_Korea.svg/40px-Flag_of_North_Korea.svg.png" xlink:type="simple"> //upload.wikimedia.org/wikipedia/commons/thumb/5/51/Flag_of_North_Korea.svg/40px-Flag_of_North_Korea.svg.png 2x</text:a>" data-file-width="1600" data-file-height="800" /&gt;&lt;/a&gt;&amp;#160;&lt;a href="<text:a xlink:href="https://de.wikipedia.org/wiki/Nordkorea" xlink:type="simple">/wiki/Nordkorea</text:a>" title="Nordkorea"&gt;Nordkorea&lt;/a&gt; &lt;small&gt;(Demokratische Volksrepublik Korea)&lt;/small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jöngjang" xlink:type="simple">/wiki/Pj%C3%B6ngjang</text:a>" title="Pjöngjang"&gt;Pjöngjang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255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6" class="reference"&gt;&lt;a href="<text:a xlink:href="https://de.wikipedia.org/wiki/Liste_der_Hauptstädte_der_Erde#cite_note-86" xlink:type="simple">#cite_note-86</text:a>"&gt;&amp;#91;8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5">
          <table:table-cell/>
          <table:table-cell office:value-type="string" calcext:value-type="string">
            <text:p>&lt;td&gt;&lt;span style="display:none"&gt;Korea Sud&lt;/span&gt;&lt;a href="<text:a xlink:href="https://de.wikipedia.org/wiki/Südkorea" xlink:type="simple">/wiki/S%C3%BCdkorea</text:a>" title="Südkorea"&gt;&lt;img alt="" src="<text:a xlink:href="https://upload.wikimedia.org/wikipedia/commons/thumb/0/09/Flag_of_South_Korea.svg/20px-Flag_of_South_Korea.svg.png" xlink:type="simple">//upload.wikimedia.org/wikipedia/commons/thumb/0/09/Flag_of_South_Korea.svg/20px-Flag_of_South_Korea.svg.png</text:a>" decoding="async" width="20" height="13" class="noviewer thumbborder" srcset="<text:a xlink:href="https://upload.wikimedia.org/wikipedia/commons/thumb/0/09/Flag_of_South_Korea.svg/30px-Flag_of_South_Korea.svg.png" xlink:type="simple">//upload.wikimedia.org/wikipedia/commons/thumb/0/09/Flag_of_South_Korea.svg/30px-Flag_of_South_Korea.svg.png 1.5x</text:a>,<text:a xlink:href="https://upload.wikimedia.org/wikipedia/commons/thumb/0/09/Flag_of_South_Korea.svg/40px-Flag_of_South_Korea.svg.png" xlink:type="simple"> //upload.wikimedia.org/wikipedia/commons/thumb/0/09/Flag_of_South_Korea.svg/40px-Flag_of_South_Korea.svg.png 2x</text:a>" data-file-width="900" data-file-height="600" /&gt;&lt;/a&gt;&amp;#160;&lt;a href="<text:a xlink:href="https://de.wikipedia.org/wiki/Südkorea" xlink:type="simple">/wiki/S%C3%BCdkorea</text:a>" title="Südkorea"&gt;Südkorea&lt;/a&gt; &lt;small&gt;(Republik Korea)&lt;/small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Seoul" xlink:type="simple">/wiki/Seoul</text:a>" title="Seoul"&gt;Seoul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.794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7" class="reference"&gt;&lt;a href="<text:a xlink:href="https://de.wikipedia.org/wiki/Liste_der_Hauptstädte_der_Erde#cite_note-87" xlink:type="simple">#cite_note-87</text:a>"&gt;&amp;#91;8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Kroatien&lt;/span&gt;&lt;a href="<text:a xlink:href="https://de.wikipedia.org/wiki/Kroatien" xlink:type="simple">/wiki/Kroatien</text:a>" title="Kroatien"&gt;&lt;img alt="" src="<text:a xlink:href="https://upload.wikimedia.org/wikipedia/commons/thumb/1/1b/Flag_of_Croatia.svg/20px-Flag_of_Croatia.svg.png" xlink:type="simple">//upload.wikimedia.org/wikipedia/commons/thumb/1/1b/Flag_of_Croatia.svg/20px-Flag_of_Croatia.svg.png</text:a>" decoding="async" width="20" height="10" class="noviewer" srcset="<text:a xlink:href="https://upload.wikimedia.org/wikipedia/commons/thumb/1/1b/Flag_of_Croatia.svg/30px-Flag_of_Croatia.svg.png" xlink:type="simple">//upload.wikimedia.org/wikipedia/commons/thumb/1/1b/Flag_of_Croatia.svg/30px-Flag_of_Croatia.svg.png 1.5x</text:a>,<text:a xlink:href="https://upload.wikimedia.org/wikipedia/commons/thumb/1/1b/Flag_of_Croatia.svg/40px-Flag_of_Croatia.svg.png" xlink:type="simple"> //upload.wikimedia.org/wikipedia/commons/thumb/1/1b/Flag_of_Croatia.svg/40px-Flag_of_Croatia.svg.png 2x</text:a>" data-file-width="1200" data-file-height="600" /&gt;&lt;/a&gt;&amp;#160;&lt;a href="<text:a xlink:href="https://de.wikipedia.org/wiki/Kroatien" xlink:type="simple">/wiki/Kroatien</text:a>" title="Kroatien"&gt;Kroat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Zagreb" xlink:type="simple">/wiki/Zagreb</text:a>" title="Zagreb"&gt;Zagreb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88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8" class="reference"&gt;&lt;a href="<text:a xlink:href="https://de.wikipedia.org/wiki/Liste_der_Hauptstädte_der_Erde#cite_note-88" xlink:type="simple">#cite_note-88</text:a>"&gt;&amp;#91;8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Kuba&lt;/span&gt;&lt;a href="<text:a xlink:href="https://de.wikipedia.org/wiki/Kuba" xlink:type="simple">/wiki/Kuba</text:a>" title="Kuba"&gt;&lt;img alt="" src="<text:a xlink:href="https://upload.wikimedia.org/wikipedia/commons/thumb/b/bd/Flag_of_Cuba.svg/20px-Flag_of_Cuba.svg.png" xlink:type="simple">//upload.wikimedia.org/wikipedia/commons/thumb/b/bd/Flag_of_Cuba.svg/20px-Flag_of_Cuba.svg.png</text:a>" decoding="async" width="20" height="10" class="noviewer" srcset="<text:a xlink:href="https://upload.wikimedia.org/wikipedia/commons/thumb/b/bd/Flag_of_Cuba.svg/30px-Flag_of_Cuba.svg.png" xlink:type="simple">//upload.wikimedia.org/wikipedia/commons/thumb/b/bd/Flag_of_Cuba.svg/30px-Flag_of_Cuba.svg.png 1.5x</text:a>,<text:a xlink:href="https://upload.wikimedia.org/wikipedia/commons/thumb/b/bd/Flag_of_Cuba.svg/40px-Flag_of_Cuba.svg.png" xlink:type="simple"> //upload.wikimedia.org/wikipedia/commons/thumb/b/bd/Flag_of_Cuba.svg/40px-Flag_of_Cuba.svg.png 2x</text:a>" data-file-width="1200" data-file-height="600" /&gt;&lt;/a&gt;&amp;#160;&lt;a href="<text:a xlink:href="https://de.wikipedia.org/wiki/Kuba" xlink:type="simple">/wiki/Kuba</text:a>" title="Kuba"&gt;Kub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Havanna" xlink:type="simple">/wiki/Havanna</text:a>" title="Havanna"&gt;Havann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106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89" class="reference"&gt;&lt;a href="<text:a xlink:href="https://de.wikipedia.org/wiki/Liste_der_Hauptstädte_der_Erde#cite_note-89" xlink:type="simple">#cite_note-89</text:a>"&gt;&amp;#91;8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Kuwait&lt;/span&gt;&lt;a href="<text:a xlink:href="https://de.wikipedia.org/wiki/Kuwait" xlink:type="simple">/wiki/Kuwait</text:a>" title="Kuwait"&gt;&lt;img alt="" src="<text:a xlink:href="https://upload.wikimedia.org/wikipedia/commons/thumb/a/aa/Flag_of_Kuwait.svg/20px-Flag_of_Kuwait.svg.png" xlink:type="simple">//upload.wikimedia.org/wikipedia/commons/thumb/a/aa/Flag_of_Kuwait.svg/20px-Flag_of_Kuwait.svg.png</text:a>" decoding="async" width="20" height="10" class="noviewer thumbborder" srcset="<text:a xlink:href="https://upload.wikimedia.org/wikipedia/commons/thumb/a/aa/Flag_of_Kuwait.svg/30px-Flag_of_Kuwait.svg.png" xlink:type="simple">//upload.wikimedia.org/wikipedia/commons/thumb/a/aa/Flag_of_Kuwait.svg/30px-Flag_of_Kuwait.svg.png 1.5x</text:a>,<text:a xlink:href="https://upload.wikimedia.org/wikipedia/commons/thumb/a/aa/Flag_of_Kuwait.svg/40px-Flag_of_Kuwait.svg.png" xlink:type="simple"> //upload.wikimedia.org/wikipedia/commons/thumb/a/aa/Flag_of_Kuwait.svg/40px-Flag_of_Kuwait.svg.png 2x</text:a>" data-file-width="1200" data-file-height="600" /&gt;&lt;/a&gt;&amp;#160;&lt;a href="<text:a xlink:href="https://de.wikipedia.org/wiki/Kuwait" xlink:type="simple">/wiki/Kuwait</text:a>" title="Kuwait"&gt;Kuwait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uwait_(Stadt)" xlink:type="simple">/wiki/Kuwait_(Stadt)</text:a>" title="Kuwait (Stadt)"&gt;Kuwai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3">
          <table:table-cell/>
          <table:table-cell office:value-type="string" calcext:value-type="string">
            <text:p>&lt;td style="text-align:right"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3">
          <table:table-cell/>
          <table:table-cell office:value-type="string" calcext:value-type="string">
            <text:p>&lt;td style="text-align:right"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3">
          <table:table-cell/>
          <table:table-cell office:value-type="string" calcext:value-type="string">
            <text:p>&lt;td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Laos&lt;/span&gt;&lt;a href="<text:a xlink:href="https://de.wikipedia.org/wiki/Laos" xlink:type="simple">/wiki/Laos</text:a>" title="Laos"&gt;&lt;img alt="" src="<text:a xlink:href="https://upload.wikimedia.org/wikipedia/commons/thumb/5/56/Flag_of_Laos.svg/20px-Flag_of_Laos.svg.png" xlink:type="simple">//upload.wikimedia.org/wikipedia/commons/thumb/5/56/Flag_of_Laos.svg/20px-Flag_of_Laos.svg.png</text:a>" decoding="async" width="20" height="13" class="noviewer" srcset="<text:a xlink:href="https://upload.wikimedia.org/wikipedia/commons/thumb/5/56/Flag_of_Laos.svg/30px-Flag_of_Laos.svg.png" xlink:type="simple">//upload.wikimedia.org/wikipedia/commons/thumb/5/56/Flag_of_Laos.svg/30px-Flag_of_Laos.svg.png 1.5x</text:a>,<text:a xlink:href="https://upload.wikimedia.org/wikipedia/commons/thumb/5/56/Flag_of_Laos.svg/40px-Flag_of_Laos.svg.png" xlink:type="simple"> //upload.wikimedia.org/wikipedia/commons/thumb/5/56/Flag_of_Laos.svg/40px-Flag_of_Laos.svg.png 2x</text:a>" data-file-width="900" data-file-height="600" /&gt;&lt;/a&gt;&amp;#160;&lt;a href="<text:a xlink:href="https://de.wikipedia.org/wiki/Laos" xlink:type="simple">/wiki/Laos</text:a>" title="Laos"&gt;Laos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Vientiane" xlink:type="simple">/wiki/Vientiane</text:a>" title="Vientiane"&gt;Vientian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20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0" class="reference"&gt;&lt;a href="<text:a xlink:href="https://de.wikipedia.org/wiki/Liste_der_Hauptstädte_der_Erde#cite_note-90" xlink:type="simple">#cite_note-90</text:a>"&gt;&amp;#91;9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Lesotho&lt;/span&gt;&lt;a href="<text:a xlink:href="https://de.wikipedia.org/wiki/Lesotho" xlink:type="simple">/wiki/Lesotho</text:a>" title="Lesotho"&gt;&lt;img alt="" src="<text:a xlink:href="https://upload.wikimedia.org/wikipedia/commons/thumb/4/4a/Flag_of_Lesotho.svg/20px-Flag_of_Lesotho.svg.png" xlink:type="simple">//upload.wikimedia.org/wikipedia/commons/thumb/4/4a/Flag_of_Lesotho.svg/20px-Flag_of_Lesotho.svg.png</text:a>" decoding="async" width="20" height="13" class="noviewer thumbborder" srcset="<text:a xlink:href="https://upload.wikimedia.org/wikipedia/commons/thumb/4/4a/Flag_of_Lesotho.svg/30px-Flag_of_Lesotho.svg.png" xlink:type="simple">//upload.wikimedia.org/wikipedia/commons/thumb/4/4a/Flag_of_Lesotho.svg/30px-Flag_of_Lesotho.svg.png 1.5x</text:a>,<text:a xlink:href="https://upload.wikimedia.org/wikipedia/commons/thumb/4/4a/Flag_of_Lesotho.svg/40px-Flag_of_Lesotho.svg.png" xlink:type="simple"> //upload.wikimedia.org/wikipedia/commons/thumb/4/4a/Flag_of_Lesotho.svg/40px-Flag_of_Lesotho.svg.png 2x</text:a>" data-file-width="900" data-file-height="600" /&gt;&lt;/a&gt;&amp;#160;&lt;a href="<text:a xlink:href="https://de.wikipedia.org/wiki/Lesotho" xlink:type="simple">/wiki/Lesotho</text:a>" title="Lesotho"&gt;Lesotho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Maseru" xlink:type="simple">/wiki/Maseru</text:a>" title="Maseru"&gt;Maser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19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91" class="reference"&gt;&lt;a href="<text:a xlink:href="https://de.wikipedia.org/wiki/Liste_der_Hauptstädte_der_Erde#cite_note-91" xlink:type="simple">#cite_note-91</text:a>"&gt;&amp;#91;9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;"&gt;Lettland&lt;/span&gt;&lt;a href="<text:a xlink:href="https://de.wikipedia.org/wiki/Lettland" xlink:type="simple">/wiki/Lettland</text:a>" title="Lettland"&gt;&lt;img alt="" src="<text:a xlink:href="https://upload.wikimedia.org/wikipedia/commons/thumb/8/84/Flag_of_Latvia.svg/20px-Flag_of_Latvia.svg.png" xlink:type="simple">//upload.wikimedia.org/wikipedia/commons/thumb/8/84/Flag_of_Latvia.svg/20px-Flag_of_Latvia.svg.png</text:a>" decoding="async" width="20" height="10" class="noviewer" srcset="<text:a xlink:href="https://upload.wikimedia.org/wikipedia/commons/thumb/8/84/Flag_of_Latvia.svg/30px-Flag_of_Latvia.svg.png" xlink:type="simple">//upload.wikimedia.org/wikipedia/commons/thumb/8/84/Flag_of_Latvia.svg/30px-Flag_of_Latvia.svg.png 1.5x</text:a>,<text:a xlink:href="https://upload.wikimedia.org/wikipedia/commons/thumb/8/84/Flag_of_Latvia.svg/40px-Flag_of_Latvia.svg.png" xlink:type="simple"> //upload.wikimedia.org/wikipedia/commons/thumb/8/84/Flag_of_Latvia.svg/40px-Flag_of_Latvia.svg.png 2x</text:a>" data-file-width="1200" data-file-height="600" /&gt;&lt;/a&gt;&amp;#160;&lt;a href="<text:a xlink:href="https://de.wikipedia.org/wiki/Lettland" xlink:type="simple">/wiki/Lettland</text:a>" title="Lettland"&gt;Lettland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Riga" xlink:type="simple">/wiki/Riga</text:a>" title="Riga"&gt;Rig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58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2" class="reference"&gt;&lt;a href="<text:a xlink:href="https://de.wikipedia.org/wiki/Liste_der_Hauptstädte_der_Erde#cite_note-92" xlink:type="simple">#cite_note-92</text:a>"&gt;&amp;#91;9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Libanon&lt;/span&gt;&lt;a href="<text:a xlink:href="https://de.wikipedia.org/wiki/Libanon" xlink:type="simple">/wiki/Libanon</text:a>" title="Libanon"&gt;&lt;img alt="" src="<text:a xlink:href="https://upload.wikimedia.org/wikipedia/commons/thumb/5/59/Flag_of_Lebanon.svg/20px-Flag_of_Lebanon.svg.png" xlink:type="simple">//upload.wikimedia.org/wikipedia/commons/thumb/5/59/Flag_of_Lebanon.svg/20px-Flag_of_Lebanon.svg.png</text:a>" decoding="async" width="20" height="13" class="noviewer thumbborder" srcset="<text:a xlink:href="https://upload.wikimedia.org/wikipedia/commons/thumb/5/59/Flag_of_Lebanon.svg/30px-Flag_of_Lebanon.svg.png" xlink:type="simple">//upload.wikimedia.org/wikipedia/commons/thumb/5/59/Flag_of_Lebanon.svg/30px-Flag_of_Lebanon.svg.png 1.5x</text:a>,<text:a xlink:href="https://upload.wikimedia.org/wikipedia/commons/thumb/5/59/Flag_of_Lebanon.svg/40px-Flag_of_Lebanon.svg.png" xlink:type="simple"> //upload.wikimedia.org/wikipedia/commons/thumb/5/59/Flag_of_Lebanon.svg/40px-Flag_of_Lebanon.svg.png 2x</text:a>" data-file-width="900" data-file-height="600" /&gt;&lt;/a&gt;&amp;#160;&lt;a href="<text:a xlink:href="https://de.wikipedia.org/wiki/Libanon" xlink:type="simple">/wiki/Libanon</text:a>" title="Libanon"&gt;Libano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Beirut" xlink:type="simple">/wiki/Beirut</text:a>" title="Beirut"&gt;Beiru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63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3" class="reference"&gt;&lt;a href="<text:a xlink:href="https://de.wikipedia.org/wiki/Liste_der_Hauptstädte_der_Erde#cite_note-93" xlink:type="simple">#cite_note-93</text:a>"&gt;&amp;#91;9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Liberia&lt;/span&gt;&lt;a href="<text:a xlink:href="https://de.wikipedia.org/wiki/Liberia" xlink:type="simple">/wiki/Liberia</text:a>" title="Liberia"&gt;&lt;img alt="" src="<text:a xlink:href="https://upload.wikimedia.org/wikipedia/commons/thumb/b/b8/Flag_of_Liberia.svg/20px-Flag_of_Liberia.svg.png" xlink:type="simple">//upload.wikimedia.org/wikipedia/commons/thumb/b/b8/Flag_of_Liberia.svg/20px-Flag_of_Liberia.svg.png</text:a>" decoding="async" width="20" height="11" class="noviewer thumbborder" srcset="<text:a xlink:href="https://upload.wikimedia.org/wikipedia/commons/thumb/b/b8/Flag_of_Liberia.svg/30px-Flag_of_Liberia.svg.png" xlink:type="simple">//upload.wikimedia.org/wikipedia/commons/thumb/b/b8/Flag_of_Liberia.svg/30px-Flag_of_Liberia.svg.png 1.5x</text:a>,<text:a xlink:href="https://upload.wikimedia.org/wikipedia/commons/thumb/b/b8/Flag_of_Liberia.svg/40px-Flag_of_Liberia.svg.png" xlink:type="simple"> //upload.wikimedia.org/wikipedia/commons/thumb/b/b8/Flag_of_Liberia.svg/40px-Flag_of_Liberia.svg.png 2x</text:a>" data-file-width="1140" data-file-height="600" /&gt;&lt;/a&gt;&amp;#160;&lt;a href="<text:a xlink:href="https://de.wikipedia.org/wiki/Liberia" xlink:type="simple">/wiki/Liberia</text:a>" title="Liberia"&gt;Liberi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onrovia" xlink:type="simple">/wiki/Monrovia</text:a>" title="Monrovia"&gt;Monrovi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70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4" class="reference"&gt;&lt;a href="<text:a xlink:href="https://de.wikipedia.org/wiki/Liste_der_Hauptstädte_der_Erde#cite_note-94" xlink:type="simple">#cite_note-94</text:a>"&gt;&amp;#91;9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;"&gt;Libyen&lt;/span&gt;&lt;a href="<text:a xlink:href="https://de.wikipedia.org/wiki/Datei:Flag_of_Libya.svg" xlink:type="simple">/wiki/Datei:Flag_of_Libya.svg</text:a>" class="image" title="Libyen"&gt;&lt;img alt="" src="<text:a xlink:href="https://upload.wikimedia.org/wikipedia/commons/thumb/0/05/Flag_of_Libya.svg/20px-Flag_of_Libya.svg.png" xlink:type="simple">//upload.wikimedia.org/wikipedia/commons/thumb/0/05/Flag_of_Libya.svg/20px-Flag_of_Libya.svg.png</text:a>" decoding="async" width="20" height="10" class="noviewer" srcset="<text:a xlink:href="https://upload.wikimedia.org/wikipedia/commons/thumb/0/05/Flag_of_Libya.svg/30px-Flag_of_Libya.svg.png" xlink:type="simple">//upload.wikimedia.org/wikipedia/commons/thumb/0/05/Flag_of_Libya.svg/30px-Flag_of_Libya.svg.png 1.5x</text:a>,<text:a xlink:href="https://upload.wikimedia.org/wikipedia/commons/thumb/0/05/Flag_of_Libya.svg/40px-Flag_of_Libya.svg.png" xlink:type="simple"> //upload.wikimedia.org/wikipedia/commons/thumb/0/05/Flag_of_Libya.svg/40px-Flag_of_Libya.svg.png 2x</text:a>" data-file-width="960" data-file-height="480" /&gt;&lt;/a&gt;&amp;#160;&lt;a href="<text:a xlink:href="https://de.wikipedia.org/wiki/Libyen" xlink:type="simple">/wiki/Libyen</text:a>" title="Libyen"&gt;Liby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Tripolis" xlink:type="simple">/wiki/Tripolis</text:a>" title="Tripolis"&gt;Tripoli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519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5" class="reference"&gt;&lt;a href="<text:a xlink:href="https://de.wikipedia.org/wiki/Liste_der_Hauptstädte_der_Erde#cite_note-95" xlink:type="simple">#cite_note-95</text:a>"&gt;&amp;#91;9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;"&gt;Liechtenstein&lt;/span&gt;&lt;a href="<text:a xlink:href="https://de.wikipedia.org/wiki/Liechtenstein" xlink:type="simple">/wiki/Liechtenstein</text:a>" title="Liechtenstein"&gt;&lt;img alt="" src="<text:a xlink:href="https://upload.wikimedia.org/wikipedia/commons/thumb/4/47/Flag_of_Liechtenstein.svg/20px-Flag_of_Liechtenstein.svg.png" xlink:type="simple">//upload.wikimedia.org/wikipedia/commons/thumb/4/47/Flag_of_Liechtenstein.svg/20px-Flag_of_Liechtenstein.svg.png</text:a>" decoding="async" width="20" height="12" class="noviewer" srcset="<text:a xlink:href="https://upload.wikimedia.org/wikipedia/commons/thumb/4/47/Flag_of_Liechtenstein.svg/30px-Flag_of_Liechtenstein.svg.png" xlink:type="simple">//upload.wikimedia.org/wikipedia/commons/thumb/4/47/Flag_of_Liechtenstein.svg/30px-Flag_of_Liechtenstein.svg.png 1.5x</text:a>,<text:a xlink:href="https://upload.wikimedia.org/wikipedia/commons/thumb/4/47/Flag_of_Liechtenstein.svg/40px-Flag_of_Liechtenstein.svg.png" xlink:type="simple"> //upload.wikimedia.org/wikipedia/commons/thumb/4/47/Flag_of_Liechtenstein.svg/40px-Flag_of_Liechtenstein.svg.png 2x</text:a>" data-file-width="1000" data-file-height="600" /&gt;&lt;/a&gt;&amp;#160;&lt;a href="<text:a xlink:href="https://de.wikipedia.org/wiki/Liechtenstein" xlink:type="simple">/wiki/Liechtenstein</text:a>" title="Liechtenstein"&gt;Liechtenstei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Vaduz" xlink:type="simple">/wiki/Vaduz</text:a>" title="Vaduz"&gt;Vaduz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6" class="reference"&gt;&lt;a href="<text:a xlink:href="https://de.wikipedia.org/wiki/Liste_der_Hauptstädte_der_Erde#cite_note-96" xlink:type="simple">#cite_note-96</text:a>"&gt;&amp;#91;9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Litauen&lt;/span&gt;&lt;a href="<text:a xlink:href="https://de.wikipedia.org/wiki/Litauen" xlink:type="simple">/wiki/Litauen</text:a>" title="Litauen"&gt;&lt;img alt="" src="<text:a xlink:href="https://upload.wikimedia.org/wikipedia/commons/thumb/1/11/Flag_of_Lithuania.svg/20px-Flag_of_Lithuania.svg.png" xlink:type="simple">//upload.wikimedia.org/wikipedia/commons/thumb/1/11/Flag_of_Lithuania.svg/20px-Flag_of_Lithuania.svg.png</text:a>" decoding="async" width="20" height="12" class="noviewer" srcset="<text:a xlink:href="https://upload.wikimedia.org/wikipedia/commons/thumb/1/11/Flag_of_Lithuania.svg/30px-Flag_of_Lithuania.svg.png" xlink:type="simple">//upload.wikimedia.org/wikipedia/commons/thumb/1/11/Flag_of_Lithuania.svg/30px-Flag_of_Lithuania.svg.png 1.5x</text:a>,<text:a xlink:href="https://upload.wikimedia.org/wikipedia/commons/thumb/1/11/Flag_of_Lithuania.svg/40px-Flag_of_Lithuania.svg.png" xlink:type="simple"> //upload.wikimedia.org/wikipedia/commons/thumb/1/11/Flag_of_Lithuania.svg/40px-Flag_of_Lithuania.svg.png 2x</text:a>" data-file-width="1000" data-file-height="600" /&gt;&lt;/a&gt;&amp;#160;&lt;a href="<text:a xlink:href="https://de.wikipedia.org/wiki/Litauen" xlink:type="simple">/wiki/Litauen</text:a>" title="Litauen"&gt;Litau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Vilnius" xlink:type="simple">/wiki/Vilnius</text:a>" title="Vilnius"&gt;Vilniu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34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7" class="reference"&gt;&lt;a href="<text:a xlink:href="https://de.wikipedia.org/wiki/Liste_der_Hauptstädte_der_Erde#cite_note-97" xlink:type="simple">#cite_note-97</text:a>"&gt;&amp;#91;9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Luxemburg&lt;/span&gt;&lt;a href="<text:a xlink:href="https://de.wikipedia.org/wiki/Luxemburg" xlink:type="simple">/wiki/Luxemburg</text:a>" title="Luxemburg"&gt;&lt;img alt="" src="<text:a xlink:href="https://upload.wikimedia.org/wikipedia/commons/thumb/d/da/Flag_of_Luxembourg.svg/20px-Flag_of_Luxembourg.svg.png" xlink:type="simple">//upload.wikimedia.org/wikipedia/commons/thumb/d/da/Flag_of_Luxembourg.svg/20px-Flag_of_Luxembourg.svg.png</text:a>" decoding="async" width="20" height="12" class="noviewer thumbborder" srcset="<text:a xlink:href="https://upload.wikimedia.org/wikipedia/commons/thumb/d/da/Flag_of_Luxembourg.svg/30px-Flag_of_Luxembourg.svg.png" xlink:type="simple">//upload.wikimedia.org/wikipedia/commons/thumb/d/da/Flag_of_Luxembourg.svg/30px-Flag_of_Luxembourg.svg.png 1.5x</text:a>,<text:a xlink:href="https://upload.wikimedia.org/wikipedia/commons/thumb/d/da/Flag_of_Luxembourg.svg/40px-Flag_of_Luxembourg.svg.png" xlink:type="simple"> //upload.wikimedia.org/wikipedia/commons/thumb/d/da/Flag_of_Luxembourg.svg/40px-Flag_of_Luxembourg.svg.png 2x</text:a>" data-file-width="1000" data-file-height="600" /&gt;&lt;/a&gt;&amp;#160;&lt;a href="<text:a xlink:href="https://de.wikipedia.org/wiki/Luxemburg" xlink:type="simple">/wiki/Luxemburg</text:a>" title="Luxemburg"&gt;Luxemburg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Luxemburg_(Stadt)" xlink:type="simple">/wiki/Luxemburg_(Stadt)</text:a>" title="Luxemburg (Stadt)"&gt;Luxemburg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15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8" class="reference"&gt;&lt;a href="<text:a xlink:href="https://de.wikipedia.org/wiki/Liste_der_Hauptstädte_der_Erde#cite_note-98" xlink:type="simple">#cite_note-98</text:a>"&gt;&amp;#91;9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Madagaskar&lt;/span&gt;&lt;a href="<text:a xlink:href="https://de.wikipedia.org/wiki/Madagaskar" xlink:type="simple">/wiki/Madagaskar</text:a>" title="Madagaskar"&gt;&lt;img alt="" src="<text:a xlink:href="https://upload.wikimedia.org/wikipedia/commons/thumb/b/bc/Flag_of_Madagascar.svg/20px-Flag_of_Madagascar.svg.png" xlink:type="simple">//upload.wikimedia.org/wikipedia/commons/thumb/b/bc/Flag_of_Madagascar.svg/20px-Flag_of_Madagascar.svg.png</text:a>" decoding="async" width="20" height="13" class="noviewer thumbborder" srcset="<text:a xlink:href="https://upload.wikimedia.org/wikipedia/commons/thumb/b/bc/Flag_of_Madagascar.svg/30px-Flag_of_Madagascar.svg.png" xlink:type="simple">//upload.wikimedia.org/wikipedia/commons/thumb/b/bc/Flag_of_Madagascar.svg/30px-Flag_of_Madagascar.svg.png 1.5x</text:a>,<text:a xlink:href="https://upload.wikimedia.org/wikipedia/commons/thumb/b/bc/Flag_of_Madagascar.svg/40px-Flag_of_Madagascar.svg.png" xlink:type="simple"> //upload.wikimedia.org/wikipedia/commons/thumb/b/bc/Flag_of_Madagascar.svg/40px-Flag_of_Madagascar.svg.png 2x</text:a>" data-file-width="900" data-file-height="600" /&gt;&lt;/a&gt;&amp;#160;&lt;a href="<text:a xlink:href="https://de.wikipedia.org/wiki/Madagaskar" xlink:type="simple">/wiki/Madagaskar</text:a>" title="Madagaskar"&gt;Madagaskar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Antananarivo" xlink:type="simple">/wiki/Antananarivo</text:a>" title="Antananarivo"&gt;Antananariv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275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99" class="reference"&gt;&lt;a href="<text:a xlink:href="https://de.wikipedia.org/wiki/Liste_der_Hauptstädte_der_Erde#cite_note-99" xlink:type="simple">#cite_note-99</text:a>"&gt;&amp;#91;9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Malawi&lt;/span&gt;&lt;a href="<text:a xlink:href="https://de.wikipedia.org/wiki/Malawi" xlink:type="simple">/wiki/Malawi</text:a>" title="Malawi"&gt;&lt;img alt="" src="<text:a xlink:href="https://upload.wikimedia.org/wikipedia/commons/thumb/d/d1/Flag_of_Malawi.svg/20px-Flag_of_Malawi.svg.png" xlink:type="simple">//upload.wikimedia.org/wikipedia/commons/thumb/d/d1/Flag_of_Malawi.svg/20px-Flag_of_Malawi.svg.png</text:a>" decoding="async" width="20" height="13" class="noviewer" srcset="<text:a xlink:href="https://upload.wikimedia.org/wikipedia/commons/thumb/d/d1/Flag_of_Malawi.svg/30px-Flag_of_Malawi.svg.png" xlink:type="simple">//upload.wikimedia.org/wikipedia/commons/thumb/d/d1/Flag_of_Malawi.svg/30px-Flag_of_Malawi.svg.png 1.5x</text:a>,<text:a xlink:href="https://upload.wikimedia.org/wikipedia/commons/thumb/d/d1/Flag_of_Malawi.svg/40px-Flag_of_Malawi.svg.png" xlink:type="simple"> //upload.wikimedia.org/wikipedia/commons/thumb/d/d1/Flag_of_Malawi.svg/40px-Flag_of_Malawi.svg.png 2x</text:a>" data-file-width="900" data-file-height="600" /&gt;&lt;/a&gt;&amp;#160;&lt;a href="<text:a xlink:href="https://de.wikipedia.org/wiki/Malawi" xlink:type="simple">/wiki/Malawi</text:a>" title="Malawi"&gt;Malawi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Lilongwe" xlink:type="simple">/wiki/Lilongwe</text:a>" title="Lilongwe"&gt;Lilongw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89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0" class="reference"&gt;&lt;a href="<text:a xlink:href="https://de.wikipedia.org/wiki/Liste_der_Hauptstädte_der_Erde#cite_note-100" xlink:type="simple">#cite_note-100</text:a>"&gt;&amp;#91;10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 rowspan="2"&gt;&lt;span style="display:none"&gt;Malaysia&lt;/span&gt;&lt;a href="<text:a xlink:href="https://de.wikipedia.org/wiki/Malaysia" xlink:type="simple">/wiki/Malaysia</text:a>" title="Malaysia"&gt;&lt;img alt="" src="<text:a xlink:href="https://upload.wikimedia.org/wikipedia/commons/thumb/6/66/Flag_of_Malaysia.svg/20px-Flag_of_Malaysia.svg.png" xlink:type="simple">//upload.wikimedia.org/wikipedia/commons/thumb/6/66/Flag_of_Malaysia.svg/20px-Flag_of_Malaysia.svg.png</text:a>" decoding="async" width="20" height="10" class="noviewer" srcset="<text:a xlink:href="https://upload.wikimedia.org/wikipedia/commons/thumb/6/66/Flag_of_Malaysia.svg/30px-Flag_of_Malaysia.svg.png" xlink:type="simple">//upload.wikimedia.org/wikipedia/commons/thumb/6/66/Flag_of_Malaysia.svg/30px-Flag_of_Malaysia.svg.png 1.5x</text:a>,<text:a xlink:href="https://upload.wikimedia.org/wikipedia/commons/thumb/6/66/Flag_of_Malaysia.svg/40px-Flag_of_Malaysia.svg.png" xlink:type="simple"> //upload.wikimedia.org/wikipedia/commons/thumb/6/66/Flag_of_Malaysia.svg/40px-Flag_of_Malaysia.svg.png 2x</text:a>" data-file-width="1200" data-file-height="600" /&gt;&lt;/a&gt;&amp;#160;&lt;a href="<text:a xlink:href="https://de.wikipedia.org/wiki/Malaysia" xlink:type="simple">/wiki/Malaysia</text:a>" title="Malaysia"&gt;Malaysia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Kuala_Lumpur" xlink:type="simple">/wiki/Kuala_Lumpur</text:a>" title="Kuala Lumpur"&gt;Kuala Lumpur&lt;/a&gt; &lt;i&gt;(de jure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588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1" class="reference"&gt;&lt;a href="<text:a xlink:href="https://de.wikipedia.org/wiki/Liste_der_Hauptstädte_der_Erde#cite_note-101" xlink:type="simple">#cite_note-101</text:a>"&gt;&amp;#91;10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Putrajaya" xlink:type="simple">/wiki/Putrajaya</text:a>" title="Putrajaya"&gt;Putrajaya&lt;/a&gt; &lt;i&gt;(Regierungssitz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2" class="reference"&gt;&lt;a href="<text:a xlink:href="https://de.wikipedia.org/wiki/Liste_der_Hauptstädte_der_Erde#cite_note-102" xlink:type="simple">#cite_note-102</text:a>"&gt;&amp;#91;10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alediven&lt;/span&gt;&lt;a href="<text:a xlink:href="https://de.wikipedia.org/wiki/Malediven" xlink:type="simple">/wiki/Malediven</text:a>" title="Malediven"&gt;&lt;img alt="" src="<text:a xlink:href="https://upload.wikimedia.org/wikipedia/commons/thumb/0/0f/Flag_of_Maldives.svg/20px-Flag_of_Maldives.svg.png" xlink:type="simple">//upload.wikimedia.org/wikipedia/commons/thumb/0/0f/Flag_of_Maldives.svg/20px-Flag_of_Maldives.svg.png</text:a>" decoding="async" width="20" height="13" class="noviewer" srcset="<text:a xlink:href="https://upload.wikimedia.org/wikipedia/commons/thumb/0/0f/Flag_of_Maldives.svg/30px-Flag_of_Maldives.svg.png" xlink:type="simple">//upload.wikimedia.org/wikipedia/commons/thumb/0/0f/Flag_of_Maldives.svg/30px-Flag_of_Maldives.svg.png 1.5x</text:a>,<text:a xlink:href="https://upload.wikimedia.org/wikipedia/commons/thumb/0/0f/Flag_of_Maldives.svg/40px-Flag_of_Maldives.svg.png" xlink:type="simple"> //upload.wikimedia.org/wikipedia/commons/thumb/0/0f/Flag_of_Maldives.svg/40px-Flag_of_Maldives.svg.png 2x</text:a>" data-file-width="720" data-file-height="480" /&gt;&lt;/a&gt;&amp;#160;&lt;a href="<text:a xlink:href="https://de.wikipedia.org/wiki/Malediven" xlink:type="simple">/wiki/Malediven</text:a>" title="Malediven"&gt;Malediven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Malé" xlink:type="simple">/wiki/Mal%C3%A9</text:a>" title="Malé"&gt;Malé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33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3" class="reference"&gt;&lt;a href="<text:a xlink:href="https://de.wikipedia.org/wiki/Liste_der_Hauptstädte_der_Erde#cite_note-103" xlink:type="simple">#cite_note-103</text:a>"&gt;&amp;#91;10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Mali&lt;/span&gt;&lt;a href="<text:a xlink:href="https://de.wikipedia.org/wiki/Mali" xlink:type="simple">/wiki/Mali</text:a>" title="Mali"&gt;&lt;img alt="" src="<text:a xlink:href="https://upload.wikimedia.org/wikipedia/commons/thumb/9/92/Flag_of_Mali.svg/20px-Flag_of_Mali.svg.png" xlink:type="simple">//upload.wikimedia.org/wikipedia/commons/thumb/9/92/Flag_of_Mali.svg/20px-Flag_of_Mali.svg.png</text:a>" decoding="async" width="20" height="13" class="noviewer" srcset="<text:a xlink:href="https://upload.wikimedia.org/wikipedia/commons/thumb/9/92/Flag_of_Mali.svg/30px-Flag_of_Mali.svg.png" xlink:type="simple">//upload.wikimedia.org/wikipedia/commons/thumb/9/92/Flag_of_Mali.svg/30px-Flag_of_Mali.svg.png 1.5x</text:a>,<text:a xlink:href="https://upload.wikimedia.org/wikipedia/commons/thumb/9/92/Flag_of_Mali.svg/40px-Flag_of_Mali.svg.png" xlink:type="simple"> //upload.wikimedia.org/wikipedia/commons/thumb/9/92/Flag_of_Mali.svg/40px-Flag_of_Mali.svg.png 2x</text:a>" data-file-width="900" data-file-height="600" /&gt;&lt;/a&gt;&amp;#160;&lt;a href="<text:a xlink:href="https://de.wikipedia.org/wiki/Mali" xlink:type="simple">/wiki/Mali</text:a>" title="Mali"&gt;Mali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amako" xlink:type="simple">/wiki/Bamako</text:a>" title="Bamako"&gt;Bamak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07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104" class="reference"&gt;&lt;a href="<text:a xlink:href="https://de.wikipedia.org/wiki/Liste_der_Hauptstädte_der_Erde#cite_note-104" xlink:type="simple">#cite_note-104</text:a>"&gt;&amp;#91;10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alta&lt;/span&gt;&lt;a href="<text:a xlink:href="https://de.wikipedia.org/wiki/Malta" xlink:type="simple">/wiki/Malta</text:a>" title="Malta"&gt;&lt;img alt="" src="<text:a xlink:href="https://upload.wikimedia.org/wikipedia/commons/thumb/7/73/Flag_of_Malta.svg/20px-Flag_of_Malta.svg.png" xlink:type="simple">//upload.wikimedia.org/wikipedia/commons/thumb/7/73/Flag_of_Malta.svg/20px-Flag_of_Malta.svg.png</text:a>" decoding="async" width="20" height="13" class="noviewer thumbborder" srcset="<text:a xlink:href="https://upload.wikimedia.org/wikipedia/commons/thumb/7/73/Flag_of_Malta.svg/30px-Flag_of_Malta.svg.png" xlink:type="simple">//upload.wikimedia.org/wikipedia/commons/thumb/7/73/Flag_of_Malta.svg/30px-Flag_of_Malta.svg.png 1.5x</text:a>,<text:a xlink:href="https://upload.wikimedia.org/wikipedia/commons/thumb/7/73/Flag_of_Malta.svg/40px-Flag_of_Malta.svg.png" xlink:type="simple"> //upload.wikimedia.org/wikipedia/commons/thumb/7/73/Flag_of_Malta.svg/40px-Flag_of_Malta.svg.png 2x</text:a>" data-file-width="900" data-file-height="600" /&gt;&lt;/a&gt;&amp;#160;&lt;a href="<text:a xlink:href="https://de.wikipedia.org/wiki/Malta" xlink:type="simple">/wiki/Malta</text:a>" title="Malta"&gt;Malt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Valletta" xlink:type="simple">/wiki/Valletta</text:a>" title="Valletta"&gt;Vallett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5" class="reference"&gt;&lt;a href="<text:a xlink:href="https://de.wikipedia.org/wiki/Liste_der_Hauptstädte_der_Erde#cite_note-105" xlink:type="simple">#cite_note-105</text:a>"&gt;&amp;#91;10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arokko&lt;/span&gt;&lt;a href="<text:a xlink:href="https://de.wikipedia.org/wiki/Marokko" xlink:type="simple">/wiki/Marokko</text:a>" title="Marokko"&gt;&lt;img alt="" src="<text:a xlink:href="https://upload.wikimedia.org/wikipedia/commons/thumb/2/2c/Flag_of_Morocco.svg/20px-Flag_of_Morocco.svg.png" xlink:type="simple">//upload.wikimedia.org/wikipedia/commons/thumb/2/2c/Flag_of_Morocco.svg/20px-Flag_of_Morocco.svg.png</text:a>" decoding="async" width="20" height="13" class="noviewer" srcset="<text:a xlink:href="https://upload.wikimedia.org/wikipedia/commons/thumb/2/2c/Flag_of_Morocco.svg/30px-Flag_of_Morocco.svg.png" xlink:type="simple">//upload.wikimedia.org/wikipedia/commons/thumb/2/2c/Flag_of_Morocco.svg/30px-Flag_of_Morocco.svg.png 1.5x</text:a>,<text:a xlink:href="https://upload.wikimedia.org/wikipedia/commons/thumb/2/2c/Flag_of_Morocco.svg/40px-Flag_of_Morocco.svg.png" xlink:type="simple"> //upload.wikimedia.org/wikipedia/commons/thumb/2/2c/Flag_of_Morocco.svg/40px-Flag_of_Morocco.svg.png 2x</text:a>" data-file-width="900" data-file-height="600" /&gt;&lt;/a&gt;&amp;#160;&lt;a href="<text:a xlink:href="https://de.wikipedia.org/wiki/Marokko" xlink:type="simple">/wiki/Marokko</text:a>" title="Marokko"&gt;Marokko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Rabat" xlink:type="simple">/wiki/Rabat</text:a>" title="Rabat"&gt;Raba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77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6" class="reference"&gt;&lt;a href="<text:a xlink:href="https://de.wikipedia.org/wiki/Liste_der_Hauptstädte_der_Erde#cite_note-106" xlink:type="simple">#cite_note-106</text:a>"&gt;&amp;#91;10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Marshallinseln&lt;/span&gt;&lt;a href="<text:a xlink:href="https://de.wikipedia.org/wiki/Marshallinseln" xlink:type="simple">/wiki/Marshallinseln</text:a>" title="Marshallinseln"&gt;&lt;img alt="" src="<text:a xlink:href="https://upload.wikimedia.org/wikipedia/commons/thumb/2/2e/Flag_of_the_Marshall_Islands.svg/20px-Flag_of_the_Marshall_Islands.svg.png" xlink:type="simple">//upload.wikimedia.org/wikipedia/commons/thumb/2/2e/Flag_of_the_Marshall_Islands.svg/20px-Flag_of_the_Marshall_Islands.svg.png</text:a>" decoding="async" width="20" height="11" class="noviewer" srcset="<text:a xlink:href="https://upload.wikimedia.org/wikipedia/commons/thumb/2/2e/Flag_of_the_Marshall_Islands.svg/30px-Flag_of_the_Marshall_Islands.svg.png" xlink:type="simple">//upload.wikimedia.org/wikipedia/commons/thumb/2/2e/Flag_of_the_Marshall_Islands.svg/30px-Flag_of_the_Marshall_Islands.svg.png 1.5x</text:a>,<text:a xlink:href="https://upload.wikimedia.org/wikipedia/commons/thumb/2/2e/Flag_of_the_Marshall_Islands.svg/40px-Flag_of_the_Marshall_Islands.svg.png" xlink:type="simple"> //upload.wikimedia.org/wikipedia/commons/thumb/2/2e/Flag_of_the_Marshall_Islands.svg/40px-Flag_of_the_Marshall_Islands.svg.png 2x</text:a>" data-file-width="1140" data-file-height="600" /&gt;&lt;/a&gt;&amp;#160;&lt;a href="<text:a xlink:href="https://de.wikipedia.org/wiki/Marshallinseln" xlink:type="simple">/wiki/Marshallinseln</text:a>" title="Marshallinseln"&gt;Marshallinsel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Majuro" xlink:type="simple">/wiki/Majuro</text:a>" title="Majuro"&gt;Majur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7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7" class="reference"&gt;&lt;a href="<text:a xlink:href="https://de.wikipedia.org/wiki/Liste_der_Hauptstädte_der_Erde#cite_note-107" xlink:type="simple">#cite_note-107</text:a>"&gt;&amp;#91;10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Mauretanien&lt;/span&gt;&lt;a href="<text:a xlink:href="https://de.wikipedia.org/wiki/Mauretanien" xlink:type="simple">/wiki/Mauretanien</text:a>" title="Mauretanien"&gt;&lt;img alt="" src="<text:a xlink:href="https://upload.wikimedia.org/wikipedia/commons/thumb/4/43/Flag_of_Mauritania.svg/20px-Flag_of_Mauritania.svg.png" xlink:type="simple">//upload.wikimedia.org/wikipedia/commons/thumb/4/43/Flag_of_Mauritania.svg/20px-Flag_of_Mauritania.svg.png</text:a>" decoding="async" width="20" height="13" class="noviewer" srcset="<text:a xlink:href="https://upload.wikimedia.org/wikipedia/commons/thumb/4/43/Flag_of_Mauritania.svg/30px-Flag_of_Mauritania.svg.png" xlink:type="simple">//upload.wikimedia.org/wikipedia/commons/thumb/4/43/Flag_of_Mauritania.svg/30px-Flag_of_Mauritania.svg.png 1.5x</text:a>,<text:a xlink:href="https://upload.wikimedia.org/wikipedia/commons/thumb/4/43/Flag_of_Mauritania.svg/40px-Flag_of_Mauritania.svg.png" xlink:type="simple"> //upload.wikimedia.org/wikipedia/commons/thumb/4/43/Flag_of_Mauritania.svg/40px-Flag_of_Mauritania.svg.png 2x</text:a>" data-file-width="1200" data-file-height="800" /&gt;&lt;/a&gt;&amp;#160;&lt;a href="<text:a xlink:href="https://de.wikipedia.org/wiki/Mauretanien" xlink:type="simple">/wiki/Mauretanien</text:a>" title="Mauretanien"&gt;Mauretan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ouakchott" xlink:type="simple">/wiki/Nouakchott</text:a>" title="Nouakchott"&gt;Nouakchot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58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08" class="reference"&gt;&lt;a href="<text:a xlink:href="https://de.wikipedia.org/wiki/Liste_der_Hauptstädte_der_Erde#cite_note-108" xlink:type="simple">#cite_note-108</text:a>"&gt;&amp;#91;10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auritius&lt;/span&gt;&lt;a href="<text:a xlink:href="https://de.wikipedia.org/wiki/Mauritius" xlink:type="simple">/wiki/Mauritius</text:a>" title="Mauritius"&gt;&lt;img alt="" src="<text:a xlink:href="https://upload.wikimedia.org/wikipedia/commons/thumb/7/77/Flag_of_Mauritius.svg/20px-Flag_of_Mauritius.svg.png" xlink:type="simple">//upload.wikimedia.org/wikipedia/commons/thumb/7/77/Flag_of_Mauritius.svg/20px-Flag_of_Mauritius.svg.png</text:a>" decoding="async" width="20" height="13" class="noviewer" srcset="<text:a xlink:href="https://upload.wikimedia.org/wikipedia/commons/thumb/7/77/Flag_of_Mauritius.svg/30px-Flag_of_Mauritius.svg.png" xlink:type="simple">//upload.wikimedia.org/wikipedia/commons/thumb/7/77/Flag_of_Mauritius.svg/30px-Flag_of_Mauritius.svg.png 1.5x</text:a>,<text:a xlink:href="https://upload.wikimedia.org/wikipedia/commons/thumb/7/77/Flag_of_Mauritius.svg/40px-Flag_of_Mauritius.svg.png" xlink:type="simple"> //upload.wikimedia.org/wikipedia/commons/thumb/7/77/Flag_of_Mauritius.svg/40px-Flag_of_Mauritius.svg.png 2x</text:a>" data-file-width="900" data-file-height="600" /&gt;&lt;/a&gt;&amp;#160;&lt;a href="<text:a xlink:href="https://de.wikipedia.org/wiki/Mauritius" xlink:type="simple">/wiki/Mauritius</text:a>" title="Mauritius"&gt;Mauritius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Port_Louis" xlink:type="simple">/wiki/Port_Louis</text:a>" title="Port Louis"&gt;Port Loui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18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109" class="reference"&gt;&lt;a href="<text:a xlink:href="https://de.wikipedia.org/wiki/Liste_der_Hauptstädte_der_Erde#cite_note-109" xlink:type="simple">#cite_note-109</text:a>"&gt;&amp;#91;10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Mexiko&lt;/span&gt;&lt;a href="<text:a xlink:href="https://de.wikipedia.org/wiki/Mexiko" xlink:type="simple">/wiki/Mexiko</text:a>" title="Mexiko"&gt;&lt;img alt="" src="<text:a xlink:href="https://upload.wikimedia.org/wikipedia/commons/thumb/f/fc/Flag_of_Mexico.svg/20px-Flag_of_Mexico.svg.png" xlink:type="simple">//upload.wikimedia.org/wikipedia/commons/thumb/f/fc/Flag_of_Mexico.svg/20px-Flag_of_Mexico.svg.png</text:a>" decoding="async" width="20" height="11" class="noviewer thumbborder" srcset="<text:a xlink:href="https://upload.wikimedia.org/wikipedia/commons/thumb/f/fc/Flag_of_Mexico.svg/30px-Flag_of_Mexico.svg.png" xlink:type="simple">//upload.wikimedia.org/wikipedia/commons/thumb/f/fc/Flag_of_Mexico.svg/30px-Flag_of_Mexico.svg.png 1.5x</text:a>,<text:a xlink:href="https://upload.wikimedia.org/wikipedia/commons/thumb/f/fc/Flag_of_Mexico.svg/40px-Flag_of_Mexico.svg.png" xlink:type="simple"> //upload.wikimedia.org/wikipedia/commons/thumb/f/fc/Flag_of_Mexico.svg/40px-Flag_of_Mexico.svg.png 2x</text:a>" data-file-width="980" data-file-height="560" /&gt;&lt;/a&gt;&amp;#160;&lt;a href="<text:a xlink:href="https://de.wikipedia.org/wiki/Mexiko" xlink:type="simple">/wiki/Mexiko</text:a>" title="Mexiko"&gt;Mexiko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Mexiko-Stadt" xlink:type="simple">/wiki/Mexiko-Stadt</text:a>" title="Mexiko-Stadt"&gt;Mexiko-Stad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.851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0" class="reference"&gt;&lt;a href="<text:a xlink:href="https://de.wikipedia.org/wiki/Liste_der_Hauptstädte_der_Erde#cite_note-110" xlink:type="simple">#cite_note-110</text:a>"&gt;&amp;#91;11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&gt;&lt;span style="display:none"&gt;Mikronesien Foderierte Staaten&lt;/span&gt;&lt;a href="<text:a xlink:href="https://de.wikipedia.org/wiki/Föderierte_Staaten_von_Mikronesien" xlink:type="simple">/wiki/F%C3%B6derierte_Staaten_von_Mikronesien</text:a>" title="Mikronesien"&gt;&lt;img alt="" src="<text:a xlink:href="https://upload.wikimedia.org/wikipedia/commons/thumb/e/e4/Flag_of_the_Federated_States_of_Micronesia.svg/20px-Flag_of_the_Federated_States_of_Micronesia.svg.png" xlink:type="simple">//upload.wikimedia.org/wikipedia/commons/thumb/e/e4/Flag_of_the_Federated_States_of_Micronesia.svg/20px-Flag_of_the_Federated_States_of_Micronesia.svg.png</text:a>" decoding="async" width="20" height="11" class="noviewer" srcset="<text:a xlink:href="https://upload.wikimedia.org/wikipedia/commons/thumb/e/e4/Flag_of_the_Federated_States_of_Micronesia.svg/30px-Flag_of_the_Federated_States_of_Micronesia.svg.png" xlink:type="simple">//upload.wikimedia.org/wikipedia/commons/thumb/e/e4/Flag_of_the_Federated_States_of_Micronesia.svg/30px-Flag_of_the_Federated_States_of_Micronesia.svg.png 1.5x</text:a>,<text:a xlink:href="https://upload.wikimedia.org/wikipedia/commons/thumb/e/e4/Flag_of_the_Federated_States_of_Micronesia.svg/40px-Flag_of_the_Federated_States_of_Micronesia.svg.png" xlink:type="simple"> //upload.wikimedia.org/wikipedia/commons/thumb/e/e4/Flag_of_the_Federated_States_of_Micronesia.svg/40px-Flag_of_the_Federated_States_of_Micronesia.svg.png 2x</text:a>" data-file-width="760" data-file-height="400" /&gt;&lt;/a&gt;&amp;#160;&lt;a href="<text:a xlink:href="https://de.wikipedia.org/wiki/Föderierte_Staaten_von_Mikronesien" xlink:type="simple">/wiki/F%C3%B6derierte_Staaten_von_Mikronesien</text:a>" title="Föderierte Staaten von Mikronesien"&gt;Mikrones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Palikir" xlink:type="simple">/wiki/Palikir</text:a>" title="Palikir"&gt;Palikir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6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Insel&lt;sup id="cite_ref-111" class="reference"&gt;&lt;a href="<text:a xlink:href="https://de.wikipedia.org/wiki/Liste_der_Hauptstädte_der_Erde#cite_note-111" xlink:type="simple">#cite_note-111</text:a>"&gt;&amp;#91;11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Moldau Republik&lt;/span&gt;&lt;a href="<text:a xlink:href="https://de.wikipedia.org/wiki/Republik_Moldau" xlink:type="simple">/wiki/Republik_Moldau</text:a>" title="Republik Moldau"&gt;&lt;img alt="" src="<text:a xlink:href="https://upload.wikimedia.org/wikipedia/commons/thumb/2/27/Flag_of_Moldova.svg/20px-Flag_of_Moldova.svg.png" xlink:type="simple">//upload.wikimedia.org/wikipedia/commons/thumb/2/27/Flag_of_Moldova.svg/20px-Flag_of_Moldova.svg.png</text:a>" decoding="async" width="20" height="10" class="noviewer" srcset="<text:a xlink:href="https://upload.wikimedia.org/wikipedia/commons/thumb/2/27/Flag_of_Moldova.svg/30px-Flag_of_Moldova.svg.png" xlink:type="simple">//upload.wikimedia.org/wikipedia/commons/thumb/2/27/Flag_of_Moldova.svg/30px-Flag_of_Moldova.svg.png 1.5x</text:a>,<text:a xlink:href="https://upload.wikimedia.org/wikipedia/commons/thumb/2/27/Flag_of_Moldova.svg/40px-Flag_of_Moldova.svg.png" xlink:type="simple"> //upload.wikimedia.org/wikipedia/commons/thumb/2/27/Flag_of_Moldova.svg/40px-Flag_of_Moldova.svg.png 2x</text:a>" data-file-width="1800" data-file-height="900" /&gt;&lt;/a&gt;&amp;#160;&lt;a href="<text:a xlink:href="https://de.wikipedia.org/wiki/Republik_Moldau" xlink:type="simple">/wiki/Republik_Moldau</text:a>" title="Republik Moldau"&gt;Moldau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Chișinău" xlink:type="simple">/wiki/Chi%C8%99in%C4%83u</text:a>" title="Chișinău"&gt;Chișină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69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2" class="reference"&gt;&lt;a href="<text:a xlink:href="https://de.wikipedia.org/wiki/Liste_der_Hauptstädte_der_Erde#cite_note-112" xlink:type="simple">#cite_note-112</text:a>"&gt;&amp;#91;11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Monaco&lt;/span&gt;&lt;a href="<text:a xlink:href="https://de.wikipedia.org/wiki/Monaco" xlink:type="simple">/wiki/Monaco</text:a>" title="Monaco"&gt;&lt;img alt="" src="<text:a xlink:href="https://upload.wikimedia.org/wikipedia/commons/thumb/e/ea/Flag_of_Monaco.svg/20px-Flag_of_Monaco.svg.png" xlink:type="simple">//upload.wikimedia.org/wikipedia/commons/thumb/e/ea/Flag_of_Monaco.svg/20px-Flag_of_Monaco.svg.png</text:a>" decoding="async" width="20" height="16" class="noviewer thumbborder" srcset="<text:a xlink:href="https://upload.wikimedia.org/wikipedia/commons/thumb/e/ea/Flag_of_Monaco.svg/30px-Flag_of_Monaco.svg.png" xlink:type="simple">//upload.wikimedia.org/wikipedia/commons/thumb/e/ea/Flag_of_Monaco.svg/30px-Flag_of_Monaco.svg.png 1.5x</text:a>,<text:a xlink:href="https://upload.wikimedia.org/wikipedia/commons/thumb/e/ea/Flag_of_Monaco.svg/40px-Flag_of_Monaco.svg.png" xlink:type="simple"> //upload.wikimedia.org/wikipedia/commons/thumb/e/ea/Flag_of_Monaco.svg/40px-Flag_of_Monaco.svg.png 2x</text:a>" data-file-width="1000" data-file-height="800" /&gt;&lt;/a&gt;&amp;#160;&lt;a href="<text:a xlink:href="https://de.wikipedia.org/wiki/Monaco" xlink:type="simple">/wiki/Monaco</text:a>" title="Monaco"&gt;Monaco&lt;/a&gt;&lt;/td&gt;</text:p>
          </table:table-cell>
        </table:table-row>
        <table:table-row table:style-name="ro3">
          <table:table-cell/>
          <table:table-cell office:value-type="string" calcext:value-type="string">
            <text:p>&lt;td&gt;Monaco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8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3" class="reference"&gt;&lt;a href="<text:a xlink:href="https://de.wikipedia.org/wiki/Liste_der_Hauptstädte_der_Erde#cite_note-113" xlink:type="simple">#cite_note-113</text:a>"&gt;&amp;#91;11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ongolei&lt;/span&gt;&lt;a href="<text:a xlink:href="https://de.wikipedia.org/wiki/Mongolei" xlink:type="simple">/wiki/Mongolei</text:a>" title="Mongolei"&gt;&lt;img alt="" src="<text:a xlink:href="https://upload.wikimedia.org/wikipedia/commons/thumb/4/4c/Flag_of_Mongolia.svg/20px-Flag_of_Mongolia.svg.png" xlink:type="simple">//upload.wikimedia.org/wikipedia/commons/thumb/4/4c/Flag_of_Mongolia.svg/20px-Flag_of_Mongolia.svg.png</text:a>" decoding="async" width="20" height="10" class="noviewer" srcset="<text:a xlink:href="https://upload.wikimedia.org/wikipedia/commons/thumb/4/4c/Flag_of_Mongolia.svg/30px-Flag_of_Mongolia.svg.png" xlink:type="simple">//upload.wikimedia.org/wikipedia/commons/thumb/4/4c/Flag_of_Mongolia.svg/30px-Flag_of_Mongolia.svg.png 1.5x</text:a>,<text:a xlink:href="https://upload.wikimedia.org/wikipedia/commons/thumb/4/4c/Flag_of_Mongolia.svg/40px-Flag_of_Mongolia.svg.png" xlink:type="simple"> //upload.wikimedia.org/wikipedia/commons/thumb/4/4c/Flag_of_Mongolia.svg/40px-Flag_of_Mongolia.svg.png 2x</text:a>" data-file-width="1200" data-file-height="600" /&gt;&lt;/a&gt;&amp;#160;&lt;a href="<text:a xlink:href="https://de.wikipedia.org/wiki/Mongolei" xlink:type="simple">/wiki/Mongolei</text:a>" title="Mongolei"&gt;Mongolei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Ulaanbaatar" xlink:type="simple">/wiki/Ulaanbaatar</text:a>" title="Ulaanbaatar"&gt;Ulaanbaatar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396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4" class="reference"&gt;&lt;a href="<text:a xlink:href="https://de.wikipedia.org/wiki/Liste_der_Hauptstädte_der_Erde#cite_note-114" xlink:type="simple">#cite_note-114</text:a>"&gt;&amp;#91;11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Montenegro&lt;/span&gt;&lt;a href="<text:a xlink:href="https://de.wikipedia.org/wiki/Montenegro" xlink:type="simple">/wiki/Montenegro</text:a>" title="Montenegro"&gt;&lt;img alt="" src="<text:a xlink:href="https://upload.wikimedia.org/wikipedia/commons/thumb/6/64/Flag_of_Montenegro.svg/20px-Flag_of_Montenegro.svg.png" xlink:type="simple">//upload.wikimedia.org/wikipedia/commons/thumb/6/64/Flag_of_Montenegro.svg/20px-Flag_of_Montenegro.svg.png</text:a>" decoding="async" width="20" height="10" class="noviewer" srcset="<text:a xlink:href="https://upload.wikimedia.org/wikipedia/commons/thumb/6/64/Flag_of_Montenegro.svg/30px-Flag_of_Montenegro.svg.png" xlink:type="simple">//upload.wikimedia.org/wikipedia/commons/thumb/6/64/Flag_of_Montenegro.svg/30px-Flag_of_Montenegro.svg.png 1.5x</text:a>,<text:a xlink:href="https://upload.wikimedia.org/wikipedia/commons/thumb/6/64/Flag_of_Montenegro.svg/40px-Flag_of_Montenegro.svg.png" xlink:type="simple"> //upload.wikimedia.org/wikipedia/commons/thumb/6/64/Flag_of_Montenegro.svg/40px-Flag_of_Montenegro.svg.png 2x</text:a>" data-file-width="1000" data-file-height="500" /&gt;&lt;/a&gt;&amp;#160;&lt;a href="<text:a xlink:href="https://de.wikipedia.org/wiki/Montenegro" xlink:type="simple">/wiki/Montenegro</text:a>" title="Montenegro"&gt;Montenegro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odgorica" xlink:type="simple">/wiki/Podgorica</text:a>" title="Podgorica"&gt;Podgoric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87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5" class="reference"&gt;&lt;a href="<text:a xlink:href="https://de.wikipedia.org/wiki/Liste_der_Hauptstädte_der_Erde#cite_note-115" xlink:type="simple">#cite_note-115</text:a>"&gt;&amp;#91;11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osambik&lt;/span&gt;&lt;a href="<text:a xlink:href="https://de.wikipedia.org/wiki/Mosambik" xlink:type="simple">/wiki/Mosambik</text:a>" title="Mosambik"&gt;&lt;img alt="" src="<text:a xlink:href="https://upload.wikimedia.org/wikipedia/commons/thumb/d/d0/Flag_of_Mozambique.svg/20px-Flag_of_Mozambique.svg.png" xlink:type="simple">//upload.wikimedia.org/wikipedia/commons/thumb/d/d0/Flag_of_Mozambique.svg/20px-Flag_of_Mozambique.svg.png</text:a>" decoding="async" width="20" height="13" class="noviewer" srcset="<text:a xlink:href="https://upload.wikimedia.org/wikipedia/commons/thumb/d/d0/Flag_of_Mozambique.svg/30px-Flag_of_Mozambique.svg.png" xlink:type="simple">//upload.wikimedia.org/wikipedia/commons/thumb/d/d0/Flag_of_Mozambique.svg/30px-Flag_of_Mozambique.svg.png 1.5x</text:a>,<text:a xlink:href="https://upload.wikimedia.org/wikipedia/commons/thumb/d/d0/Flag_of_Mozambique.svg/40px-Flag_of_Mozambique.svg.png" xlink:type="simple"> //upload.wikimedia.org/wikipedia/commons/thumb/d/d0/Flag_of_Mozambique.svg/40px-Flag_of_Mozambique.svg.png 2x</text:a>" data-file-width="900" data-file-height="600" /&gt;&lt;/a&gt;&amp;#160;&lt;a href="<text:a xlink:href="https://de.wikipedia.org/wiki/Mosambik" xlink:type="simple">/wiki/Mosambik</text:a>" title="Mosambik"&gt;Mosambik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aputo" xlink:type="simple">/wiki/Maputo</text:a>" title="Maputo"&gt;Maput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01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6" class="reference"&gt;&lt;a href="<text:a xlink:href="https://de.wikipedia.org/wiki/Liste_der_Hauptstädte_der_Erde#cite_note-116" xlink:type="simple">#cite_note-116</text:a>"&gt;&amp;#91;11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Myanmar&lt;/span&gt;&lt;a href="<text:a xlink:href="https://de.wikipedia.org/wiki/Myanmar" xlink:type="simple">/wiki/Myanmar</text:a>" title="Myanmar"&gt;&lt;img alt="" src="<text:a xlink:href="https://upload.wikimedia.org/wikipedia/commons/thumb/8/8c/Flag_of_Myanmar.svg/20px-Flag_of_Myanmar.svg.png" xlink:type="simple">//upload.wikimedia.org/wikipedia/commons/thumb/8/8c/Flag_of_Myanmar.svg/20px-Flag_of_Myanmar.svg.png</text:a>" decoding="async" width="20" height="13" class="noviewer" srcset="<text:a xlink:href="https://upload.wikimedia.org/wikipedia/commons/thumb/8/8c/Flag_of_Myanmar.svg/30px-Flag_of_Myanmar.svg.png" xlink:type="simple">//upload.wikimedia.org/wikipedia/commons/thumb/8/8c/Flag_of_Myanmar.svg/30px-Flag_of_Myanmar.svg.png 1.5x</text:a>,<text:a xlink:href="https://upload.wikimedia.org/wikipedia/commons/thumb/8/8c/Flag_of_Myanmar.svg/40px-Flag_of_Myanmar.svg.png" xlink:type="simple"> //upload.wikimedia.org/wikipedia/commons/thumb/8/8c/Flag_of_Myanmar.svg/40px-Flag_of_Myanmar.svg.png 2x</text:a>" data-file-width="1200" data-file-height="800" /&gt;&lt;/a&gt;&amp;#160;&lt;a href="<text:a xlink:href="https://de.wikipedia.org/wiki/Myanmar" xlink:type="simple">/wiki/Myanmar</text:a>" title="Myanmar"&gt;Myanmar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aypyidaw" xlink:type="simple">/wiki/Naypyidaw</text:a>" title="Naypyidaw"&gt;Naypyidaw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60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7" class="reference"&gt;&lt;a href="<text:a xlink:href="https://de.wikipedia.org/wiki/Liste_der_Hauptstädte_der_Erde#cite_note-117" xlink:type="simple">#cite_note-117</text:a>"&gt;&amp;#91;11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Namibia&lt;/span&gt;&lt;a href="<text:a xlink:href="https://de.wikipedia.org/wiki/Namibia" xlink:type="simple">/wiki/Namibia</text:a>" title="Namibia"&gt;&lt;img alt="" src="<text:a xlink:href="https://upload.wikimedia.org/wikipedia/commons/thumb/0/00/Flag_of_Namibia.svg/20px-Flag_of_Namibia.svg.png" xlink:type="simple">//upload.wikimedia.org/wikipedia/commons/thumb/0/00/Flag_of_Namibia.svg/20px-Flag_of_Namibia.svg.png</text:a>" decoding="async" width="20" height="13" class="noviewer" srcset="<text:a xlink:href="https://upload.wikimedia.org/wikipedia/commons/thumb/0/00/Flag_of_Namibia.svg/30px-Flag_of_Namibia.svg.png" xlink:type="simple">//upload.wikimedia.org/wikipedia/commons/thumb/0/00/Flag_of_Namibia.svg/30px-Flag_of_Namibia.svg.png 1.5x</text:a>,<text:a xlink:href="https://upload.wikimedia.org/wikipedia/commons/thumb/0/00/Flag_of_Namibia.svg/40px-Flag_of_Namibia.svg.png" xlink:type="simple"> //upload.wikimedia.org/wikipedia/commons/thumb/0/00/Flag_of_Namibia.svg/40px-Flag_of_Namibia.svg.png 2x</text:a>" data-file-width="900" data-file-height="600" /&gt;&lt;/a&gt;&amp;#160;&lt;a href="<text:a xlink:href="https://de.wikipedia.org/wiki/Namibia" xlink:type="simple">/wiki/Namibia</text:a>" title="Namibia"&gt;Namibi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Windhoek" xlink:type="simple">/wiki/Windhoek</text:a>" title="Windhoek"&gt;Windhoek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22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18" class="reference"&gt;&lt;a href="<text:a xlink:href="https://de.wikipedia.org/wiki/Liste_der_Hauptstädte_der_Erde#cite_note-118" xlink:type="simple">#cite_note-118</text:a>"&gt;&amp;#91;11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Nauru&lt;/span&gt;&lt;a href="<text:a xlink:href="https://de.wikipedia.org/wiki/Nauru" xlink:type="simple">/wiki/Nauru</text:a>" title="Nauru"&gt;&lt;img alt="" src="<text:a xlink:href="https://upload.wikimedia.org/wikipedia/commons/thumb/3/30/Flag_of_Nauru.svg/20px-Flag_of_Nauru.svg.png" xlink:type="simple">//upload.wikimedia.org/wikipedia/commons/thumb/3/30/Flag_of_Nauru.svg/20px-Flag_of_Nauru.svg.png</text:a>" decoding="async" width="20" height="10" class="noviewer" srcset="<text:a xlink:href="https://upload.wikimedia.org/wikipedia/commons/thumb/3/30/Flag_of_Nauru.svg/30px-Flag_of_Nauru.svg.png" xlink:type="simple">//upload.wikimedia.org/wikipedia/commons/thumb/3/30/Flag_of_Nauru.svg/30px-Flag_of_Nauru.svg.png 1.5x</text:a>,<text:a xlink:href="https://upload.wikimedia.org/wikipedia/commons/thumb/3/30/Flag_of_Nauru.svg/40px-Flag_of_Nauru.svg.png" xlink:type="simple"> //upload.wikimedia.org/wikipedia/commons/thumb/3/30/Flag_of_Nauru.svg/40px-Flag_of_Nauru.svg.png 2x</text:a>" data-file-width="600" data-file-height="300" /&gt;&lt;/a&gt;&amp;#160;&lt;a href="<text:a xlink:href="https://de.wikipedia.org/wiki/Nauru" xlink:type="simple">/wiki/Nauru</text:a>" title="Nauru"&gt;Nauru&lt;/a&gt;&lt;/td&gt;</text:p>
          </table:table-cell>
        </table:table-row>
        <table:table-row table:style-name="ro17">
          <table:table-cell/>
          <table:table-cell office:value-type="string" calcext:value-type="string">
            <text:p>&lt;td&gt;&lt;a href="<text:a xlink:href="https://de.wikipedia.org/wiki/Yaren_(Distrikt)" xlink:type="simple">/wiki/Yaren_(Distrikt)</text:a>" title="Yaren (Distrikt)"&gt;Yaren&lt;/a&gt; &lt;i&gt;(&lt;a href="<text:a xlink:href="https://de.wikipedia.org/wiki/De_jure/de_facto" xlink:type="simple">/wiki/De_jure/de_facto</text:a>" title="De jure/de facto"&gt;de facto&lt;/a&gt;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5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119" class="reference"&gt;&lt;a href="<text:a xlink:href="https://de.wikipedia.org/wiki/Liste_der_Hauptstädte_der_Erde#cite_note-119" xlink:type="simple">#cite_note-119</text:a>"&gt;&amp;#91;11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Nepal&lt;/span&gt;&lt;a href="<text:a xlink:href="https://de.wikipedia.org/wiki/Nepal" xlink:type="simple">/wiki/Nepal</text:a>" title="Nepal"&gt;&lt;img alt="" src="<text:a xlink:href="https://upload.wikimedia.org/wikipedia/commons/thumb/e/e0/Flag_of_Nepal_%28with_spacing%2C_aspect_ratio_4-3%29.svg/20px-Flag_of_Nepal_%28with_spacing%2C_aspect_ratio_4-3%29.svg.png" xlink:type="simple">//upload.wikimedia.org/wikipedia/commons/thumb/e/e0/Flag_of_Nepal_%28with_spacing%2C_aspect_ratio_4-3%29.svg/20px-Flag_of_Nepal_%28with_spacing%2C_aspect_ratio_4-3%29.svg.png</text:a>" decoding="async" width="20" height="15" class="noviewer" srcset="<text:a xlink:href="https://upload.wikimedia.org/wikipedia/commons/thumb/e/e0/Flag_of_Nepal_%28with_spacing%2C_aspect_ratio_4-3%29.svg/30px-Flag_of_Nepal_%28with_spacing%2C_aspect_ratio_4-3%29.svg.png" xlink:type="simple">//upload.wikimedia.org/wikipedia/commons/thumb/e/e0/Flag_of_Nepal_%28with_spacing%2C_aspect_ratio_4-3%29.svg/30px-Flag_of_Nepal_%28with_spacing%2C_aspect_ratio_4-3%29.svg.png 1.5x</text:a>,<text:a xlink:href="https://upload.wikimedia.org/wikipedia/commons/thumb/e/e0/Flag_of_Nepal_%28with_spacing%2C_aspect_ratio_4-3%29.svg/40px-Flag_of_Nepal_%28with_spacing%2C_aspect_ratio_4-3%29.svg.png" xlink:type="simple"> //upload.wikimedia.org/wikipedia/commons/thumb/e/e0/Flag_of_Nepal_%28with_spacing%2C_aspect_ratio_4-3%29.svg/40px-Flag_of_Nepal_%28with_spacing%2C_aspect_ratio_4-3%29.svg.png 2x</text:a>" data-file-width="1180" data-file-height="885" /&gt;&lt;/a&gt;&amp;#160;&lt;a href="<text:a xlink:href="https://de.wikipedia.org/wiki/Nepal" xlink:type="simple">/wiki/Nepal</text:a>" title="Nepal"&gt;Nepal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athmandu" xlink:type="simple">/wiki/Kathmandu</text:a>" title="Kathmandu"&gt;Kathmand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75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0" class="reference"&gt;&lt;a href="<text:a xlink:href="https://de.wikipedia.org/wiki/Liste_der_Hauptstädte_der_Erde#cite_note-120" xlink:type="simple">#cite_note-120</text:a>"&gt;&amp;#91;12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Neuseeland&lt;/span&gt;&lt;a href="<text:a xlink:href="https://de.wikipedia.org/wiki/Neuseeland" xlink:type="simple">/wiki/Neuseeland</text:a>" title="Neuseeland"&gt;&lt;img alt="" src="<text:a xlink:href="https://upload.wikimedia.org/wikipedia/commons/thumb/3/3e/Flag_of_New_Zealand.svg/20px-Flag_of_New_Zealand.svg.png" xlink:type="simple">//upload.wikimedia.org/wikipedia/commons/thumb/3/3e/Flag_of_New_Zealand.svg/20px-Flag_of_New_Zealand.svg.png</text:a>" decoding="async" width="20" height="10" class="noviewer" srcset="<text:a xlink:href="https://upload.wikimedia.org/wikipedia/commons/thumb/3/3e/Flag_of_New_Zealand.svg/30px-Flag_of_New_Zealand.svg.png" xlink:type="simple">//upload.wikimedia.org/wikipedia/commons/thumb/3/3e/Flag_of_New_Zealand.svg/30px-Flag_of_New_Zealand.svg.png 1.5x</text:a>,<text:a xlink:href="https://upload.wikimedia.org/wikipedia/commons/thumb/3/3e/Flag_of_New_Zealand.svg/40px-Flag_of_New_Zealand.svg.png" xlink:type="simple"> //upload.wikimedia.org/wikipedia/commons/thumb/3/3e/Flag_of_New_Zealand.svg/40px-Flag_of_New_Zealand.svg.png 2x</text:a>" data-file-width="1200" data-file-height="600" /&gt;&lt;/a&gt;&amp;#160;&lt;a href="<text:a xlink:href="https://de.wikipedia.org/wiki/Neuseeland" xlink:type="simple">/wiki/Neuseeland</text:a>" title="Neuseeland"&gt;Neuseeland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Wellington" xlink:type="simple">/wiki/Wellington</text:a>" title="Wellington"&gt;Wellingto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71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Region&lt;sup id="cite_ref-121" class="reference"&gt;&lt;a href="<text:a xlink:href="https://de.wikipedia.org/wiki/Liste_der_Hauptstädte_der_Erde#cite_note-121" xlink:type="simple">#cite_note-121</text:a>"&gt;&amp;#91;12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Nicaragua&lt;/span&gt;&lt;a href="<text:a xlink:href="https://de.wikipedia.org/wiki/Nicaragua" xlink:type="simple">/wiki/Nicaragua</text:a>" title="Nicaragua"&gt;&lt;img alt="" src="<text:a xlink:href="https://upload.wikimedia.org/wikipedia/commons/thumb/1/19/Flag_of_Nicaragua.svg/20px-Flag_of_Nicaragua.svg.png" xlink:type="simple">//upload.wikimedia.org/wikipedia/commons/thumb/1/19/Flag_of_Nicaragua.svg/20px-Flag_of_Nicaragua.svg.png</text:a>" decoding="async" width="20" height="12" class="noviewer thumbborder" srcset="<text:a xlink:href="https://upload.wikimedia.org/wikipedia/commons/thumb/1/19/Flag_of_Nicaragua.svg/30px-Flag_of_Nicaragua.svg.png" xlink:type="simple">//upload.wikimedia.org/wikipedia/commons/thumb/1/19/Flag_of_Nicaragua.svg/30px-Flag_of_Nicaragua.svg.png 1.5x</text:a>,<text:a xlink:href="https://upload.wikimedia.org/wikipedia/commons/thumb/1/19/Flag_of_Nicaragua.svg/40px-Flag_of_Nicaragua.svg.png" xlink:type="simple"> //upload.wikimedia.org/wikipedia/commons/thumb/1/19/Flag_of_Nicaragua.svg/40px-Flag_of_Nicaragua.svg.png 2x</text:a>" data-file-width="1000" data-file-height="600" /&gt;&lt;/a&gt;&amp;#160;&lt;a href="<text:a xlink:href="https://de.wikipedia.org/wiki/Nicaragua" xlink:type="simple">/wiki/Nicaragua</text:a>" title="Nicaragua"&gt;Nicaragu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anagua" xlink:type="simple">/wiki/Managua</text:a>" title="Managua"&gt;Managu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263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emeinde&lt;sup id="cite_ref-122" class="reference"&gt;&lt;a href="<text:a xlink:href="https://de.wikipedia.org/wiki/Liste_der_Hauptstädte_der_Erde#cite_note-122" xlink:type="simple">#cite_note-122</text:a>"&gt;&amp;#91;12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 rowspan="2"&gt;&lt;span style="display:none"&gt;Niederlande&lt;/span&gt;&lt;a href="<text:a xlink:href="https://de.wikipedia.org/wiki/Niederlande" xlink:type="simple">/wiki/Niederlande</text:a>" title="Niederlande"&gt;&lt;img alt="" src="<text:a xlink:href="https://upload.wikimedia.org/wikipedia/commons/thumb/2/20/Flag_of_the_Netherlands.svg/20px-Flag_of_the_Netherlands.svg.png" xlink:type="simple">//upload.wikimedia.org/wikipedia/commons/thumb/2/20/Flag_of_the_Netherlands.svg/20px-Flag_of_the_Netherlands.svg.png</text:a>" decoding="async" width="20" height="13" class="noviewer thumbborder" srcset="<text:a xlink:href="https://upload.wikimedia.org/wikipedia/commons/thumb/2/20/Flag_of_the_Netherlands.svg/30px-Flag_of_the_Netherlands.svg.png" xlink:type="simple">//upload.wikimedia.org/wikipedia/commons/thumb/2/20/Flag_of_the_Netherlands.svg/30px-Flag_of_the_Netherlands.svg.png 1.5x</text:a>,<text:a xlink:href="https://upload.wikimedia.org/wikipedia/commons/thumb/2/20/Flag_of_the_Netherlands.svg/40px-Flag_of_the_Netherlands.svg.png" xlink:type="simple"> //upload.wikimedia.org/wikipedia/commons/thumb/2/20/Flag_of_the_Netherlands.svg/40px-Flag_of_the_Netherlands.svg.png 2x</text:a>" data-file-width="900" data-file-height="600" /&gt;&lt;/a&gt;&amp;#160;&lt;a href="<text:a xlink:href="https://de.wikipedia.org/wiki/Niederlande" xlink:type="simple">/wiki/Niederlande</text:a>" title="Niederlande"&gt;Niederlande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Amsterdam" xlink:type="simple">/wiki/Amsterdam</text:a>" title="Amsterdam"&gt;Amsterdam&lt;/a&gt; &lt;i&gt;(de jure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99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3" class="reference"&gt;&lt;a href="<text:a xlink:href="https://de.wikipedia.org/wiki/Liste_der_Hauptstädte_der_Erde#cite_note-123" xlink:type="simple">#cite_note-123</text:a>"&gt;&amp;#91;12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Den_Haag" xlink:type="simple">/wiki/Den_Haag</text:a>" title="Den Haag"&gt;Den Haag&lt;/a&gt; &lt;i&gt;(Regierungssitz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05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4" class="reference"&gt;&lt;a href="<text:a xlink:href="https://de.wikipedia.org/wiki/Liste_der_Hauptstädte_der_Erde#cite_note-124" xlink:type="simple">#cite_note-124</text:a>"&gt;&amp;#91;12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Niger&lt;/span&gt;&lt;a href="<text:a xlink:href="https://de.wikipedia.org/wiki/Niger" xlink:type="simple">/wiki/Niger</text:a>" title="Niger"&gt;&lt;img alt="" src="<text:a xlink:href="https://upload.wikimedia.org/wikipedia/commons/thumb/f/f4/Flag_of_Niger.svg/20px-Flag_of_Niger.svg.png" xlink:type="simple">//upload.wikimedia.org/wikipedia/commons/thumb/f/f4/Flag_of_Niger.svg/20px-Flag_of_Niger.svg.png</text:a>" decoding="async" width="20" height="17" class="noviewer thumbborder" srcset="<text:a xlink:href="https://upload.wikimedia.org/wikipedia/commons/thumb/f/f4/Flag_of_Niger.svg/30px-Flag_of_Niger.svg.png" xlink:type="simple">//upload.wikimedia.org/wikipedia/commons/thumb/f/f4/Flag_of_Niger.svg/30px-Flag_of_Niger.svg.png 1.5x</text:a>,<text:a xlink:href="https://upload.wikimedia.org/wikipedia/commons/thumb/f/f4/Flag_of_Niger.svg/40px-Flag_of_Niger.svg.png" xlink:type="simple"> //upload.wikimedia.org/wikipedia/commons/thumb/f/f4/Flag_of_Niger.svg/40px-Flag_of_Niger.svg.png 2x</text:a>" data-file-width="700" data-file-height="600" /&gt;&lt;/a&gt;&amp;#160;&lt;a href="<text:a xlink:href="https://de.wikipedia.org/wiki/Niger" xlink:type="simple">/wiki/Niger</text:a>" title="Niger"&gt;Niger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iamey" xlink:type="simple">/wiki/Niamey</text:a>" title="Niamey"&gt;Niamey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222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5" class="reference"&gt;&lt;a href="<text:a xlink:href="https://de.wikipedia.org/wiki/Liste_der_Hauptstädte_der_Erde#cite_note-125" xlink:type="simple">#cite_note-125</text:a>"&gt;&amp;#91;12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Nigeria&lt;/span&gt;&lt;a href="<text:a xlink:href="https://de.wikipedia.org/wiki/Nigeria" xlink:type="simple">/wiki/Nigeria</text:a>" title="Nigeria"&gt;&lt;img alt="" src="<text:a xlink:href="https://upload.wikimedia.org/wikipedia/commons/thumb/7/79/Flag_of_Nigeria.svg/20px-Flag_of_Nigeria.svg.png" xlink:type="simple">//upload.wikimedia.org/wikipedia/commons/thumb/7/79/Flag_of_Nigeria.svg/20px-Flag_of_Nigeria.svg.png</text:a>" decoding="async" width="20" height="10" class="noviewer thumbborder" srcset="<text:a xlink:href="https://upload.wikimedia.org/wikipedia/commons/thumb/7/79/Flag_of_Nigeria.svg/30px-Flag_of_Nigeria.svg.png" xlink:type="simple">//upload.wikimedia.org/wikipedia/commons/thumb/7/79/Flag_of_Nigeria.svg/30px-Flag_of_Nigeria.svg.png 1.5x</text:a>,<text:a xlink:href="https://upload.wikimedia.org/wikipedia/commons/thumb/7/79/Flag_of_Nigeria.svg/40px-Flag_of_Nigeria.svg.png" xlink:type="simple"> //upload.wikimedia.org/wikipedia/commons/thumb/7/79/Flag_of_Nigeria.svg/40px-Flag_of_Nigeria.svg.png 2x</text:a>" data-file-width="1200" data-file-height="600" /&gt;&lt;/a&gt;&amp;#160;&lt;a href="<text:a xlink:href="https://de.wikipedia.org/wiki/Nigeria" xlink:type="simple">/wiki/Nigeria</text:a>" title="Nigeria"&gt;Nigeri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buja" xlink:type="simple">/wiki/Abuja</text:a>" title="Abuja"&gt;Abuj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406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6" class="reference"&gt;&lt;a href="<text:a xlink:href="https://de.wikipedia.org/wiki/Liste_der_Hauptstädte_der_Erde#cite_note-126" xlink:type="simple">#cite_note-126</text:a>"&gt;&amp;#91;12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Nordmazedonien&lt;/span&gt;&lt;a href="<text:a xlink:href="https://de.wikipedia.org/wiki/Nordmazedonien" xlink:type="simple">/wiki/Nordmazedonien</text:a>" title="Nordmazedonien"&gt;&lt;img alt="" src="<text:a xlink:href="https://upload.wikimedia.org/wikipedia/commons/thumb/7/79/Flag_of_North_Macedonia.svg/20px-Flag_of_North_Macedonia.svg.png" xlink:type="simple">//upload.wikimedia.org/wikipedia/commons/thumb/7/79/Flag_of_North_Macedonia.svg/20px-Flag_of_North_Macedonia.svg.png</text:a>" decoding="async" width="20" height="10" class="noviewer" srcset="<text:a xlink:href="https://upload.wikimedia.org/wikipedia/commons/thumb/7/79/Flag_of_North_Macedonia.svg/30px-Flag_of_North_Macedonia.svg.png" xlink:type="simple">//upload.wikimedia.org/wikipedia/commons/thumb/7/79/Flag_of_North_Macedonia.svg/30px-Flag_of_North_Macedonia.svg.png 1.5x</text:a>,<text:a xlink:href="https://upload.wikimedia.org/wikipedia/commons/thumb/7/79/Flag_of_North_Macedonia.svg/40px-Flag_of_North_Macedonia.svg.png" xlink:type="simple"> //upload.wikimedia.org/wikipedia/commons/thumb/7/79/Flag_of_North_Macedonia.svg/40px-Flag_of_North_Macedonia.svg.png 2x</text:a>" data-file-width="1200" data-file-height="600" /&gt;&lt;/a&gt;&amp;#160;&lt;a href="<text:a xlink:href="https://de.wikipedia.org/wiki/Nordmazedonien" xlink:type="simple">/wiki/Nordmazedonien</text:a>" title="Nordmazedonien"&gt;Nordmazedon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Skopje" xlink:type="simple">/wiki/Skopje</text:a>" title="Skopje"&gt;Skopj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22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7" class="reference"&gt;&lt;a href="<text:a xlink:href="https://de.wikipedia.org/wiki/Liste_der_Hauptstädte_der_Erde#cite_note-127" xlink:type="simple">#cite_note-127</text:a>"&gt;&amp;#91;12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Norwegen&lt;/span&gt;&lt;a href="<text:a xlink:href="https://de.wikipedia.org/wiki/Norwegen" xlink:type="simple">/wiki/Norwegen</text:a>" title="Norwegen"&gt;&lt;img alt="" src="<text:a xlink:href="https://upload.wikimedia.org/wikipedia/commons/thumb/d/d9/Flag_of_Norway.svg/18px-Flag_of_Norway.svg.png" xlink:type="simple">//upload.wikimedia.org/wikipedia/commons/thumb/d/d9/Flag_of_Norway.svg/18px-Flag_of_Norway.svg.png</text:a>" decoding="async" width="18" height="13" class="noviewer" srcset="<text:a xlink:href="https://upload.wikimedia.org/wikipedia/commons/thumb/d/d9/Flag_of_Norway.svg/27px-Flag_of_Norway.svg.png" xlink:type="simple">//upload.wikimedia.org/wikipedia/commons/thumb/d/d9/Flag_of_Norway.svg/27px-Flag_of_Norway.svg.png 1.5x</text:a>,<text:a xlink:href="https://upload.wikimedia.org/wikipedia/commons/thumb/d/d9/Flag_of_Norway.svg/36px-Flag_of_Norway.svg.png" xlink:type="simple"> //upload.wikimedia.org/wikipedia/commons/thumb/d/d9/Flag_of_Norway.svg/36px-Flag_of_Norway.svg.png 2x</text:a>" data-file-width="512" data-file-height="372" /&gt;&lt;/a&gt;&amp;#160;&lt;a href="<text:a xlink:href="https://de.wikipedia.org/wiki/Norwegen" xlink:type="simple">/wiki/Norwegen</text:a>" title="Norwegen"&gt;Norweg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Oslo" xlink:type="simple">/wiki/Oslo</text:a>" title="Oslo"&gt;Osl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12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8" class="reference"&gt;&lt;a href="<text:a xlink:href="https://de.wikipedia.org/wiki/Liste_der_Hauptstädte_der_Erde#cite_note-128" xlink:type="simple">#cite_note-128</text:a>"&gt;&amp;#91;12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Oman&lt;/span&gt;&lt;a href="<text:a xlink:href="https://de.wikipedia.org/wiki/Oman" xlink:type="simple">/wiki/Oman</text:a>" title="Oman"&gt;&lt;img alt="" src="<text:a xlink:href="https://upload.wikimedia.org/wikipedia/commons/thumb/d/dd/Flag_of_Oman.svg/18px-Flag_of_Oman.svg.png" xlink:type="simple">//upload.wikimedia.org/wikipedia/commons/thumb/d/dd/Flag_of_Oman.svg/18px-Flag_of_Oman.svg.png</text:a>" decoding="async" width="18" height="9" class="noviewer thumbborder" srcset="<text:a xlink:href="https://upload.wikimedia.org/wikipedia/commons/thumb/d/dd/Flag_of_Oman.svg/27px-Flag_of_Oman.svg.png" xlink:type="simple">//upload.wikimedia.org/wikipedia/commons/thumb/d/dd/Flag_of_Oman.svg/27px-Flag_of_Oman.svg.png 1.5x</text:a>,<text:a xlink:href="https://upload.wikimedia.org/wikipedia/commons/thumb/d/dd/Flag_of_Oman.svg/36px-Flag_of_Oman.svg.png" xlink:type="simple"> //upload.wikimedia.org/wikipedia/commons/thumb/d/dd/Flag_of_Oman.svg/36px-Flag_of_Oman.svg.png 2x</text:a>" data-file-width="1200" data-file-height="600" /&gt;&lt;/a&gt;&amp;#160;&lt;a href="<text:a xlink:href="https://de.wikipedia.org/wiki/Oman" xlink:type="simple">/wiki/Oman</text:a>" title="Oman"&gt;Oma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Maskat" xlink:type="simple">/wiki/Maskat</text:a>" title="Maskat"&gt;Maska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75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29" class="reference"&gt;&lt;a href="<text:a xlink:href="https://de.wikipedia.org/wiki/Liste_der_Hauptstädte_der_Erde#cite_note-129" xlink:type="simple">#cite_note-129</text:a>"&gt;&amp;#91;12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Osterreich&lt;/span&gt;&lt;a href="<text:a xlink:href="https://de.wikipedia.org/wiki/Österreich" xlink:type="simple">/wiki/%C3%96sterreich</text:a>" title="Österreich"&gt;&lt;img alt="" src="<text:a xlink:href="https://upload.wikimedia.org/wikipedia/commons/thumb/4/41/Flag_of_Austria.svg/20px-Flag_of_Austria.svg.png" xlink:type="simple">//upload.wikimedia.org/wikipedia/commons/thumb/4/41/Flag_of_Austria.svg/20px-Flag_of_Austria.svg.png</text:a>" decoding="async" width="20" height="13" class="noviewer" srcset="<text:a xlink:href="https://upload.wikimedia.org/wikipedia/commons/thumb/4/41/Flag_of_Austria.svg/30px-Flag_of_Austria.svg.png" xlink:type="simple">//upload.wikimedia.org/wikipedia/commons/thumb/4/41/Flag_of_Austria.svg/30px-Flag_of_Austria.svg.png 1.5x</text:a>,<text:a xlink:href="https://upload.wikimedia.org/wikipedia/commons/thumb/4/41/Flag_of_Austria.svg/40px-Flag_of_Austria.svg.png" xlink:type="simple"> //upload.wikimedia.org/wikipedia/commons/thumb/4/41/Flag_of_Austria.svg/40px-Flag_of_Austria.svg.png 2x</text:a>" data-file-width="900" data-file-height="600" /&gt;&lt;/a&gt;&amp;#160;&lt;a href="<text:a xlink:href="https://de.wikipedia.org/wiki/Österreich" xlink:type="simple">/wiki/%C3%96sterreich</text:a>" title="Österreich"&gt;Österreich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Wien" xlink:type="simple">/wiki/Wien</text:a>" title="Wien"&gt;Wie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897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0" class="reference"&gt;&lt;a href="<text:a xlink:href="https://de.wikipedia.org/wiki/Liste_der_Hauptstädte_der_Erde#cite_note-130" xlink:type="simple">#cite_note-130</text:a>"&gt;&amp;#91;13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Osttimor&lt;/span&gt;&lt;a href="<text:a xlink:href="https://de.wikipedia.org/wiki/Osttimor" xlink:type="simple">/wiki/Osttimor</text:a>" title="Osttimor"&gt;&lt;img alt="" src="<text:a xlink:href="https://upload.wikimedia.org/wikipedia/commons/thumb/2/26/Flag_of_East_Timor.svg/20px-Flag_of_East_Timor.svg.png" xlink:type="simple">//upload.wikimedia.org/wikipedia/commons/thumb/2/26/Flag_of_East_Timor.svg/20px-Flag_of_East_Timor.svg.png</text:a>" decoding="async" width="20" height="10" class="noviewer" srcset="<text:a xlink:href="https://upload.wikimedia.org/wikipedia/commons/thumb/2/26/Flag_of_East_Timor.svg/30px-Flag_of_East_Timor.svg.png" xlink:type="simple">//upload.wikimedia.org/wikipedia/commons/thumb/2/26/Flag_of_East_Timor.svg/30px-Flag_of_East_Timor.svg.png 1.5x</text:a>,<text:a xlink:href="https://upload.wikimedia.org/wikipedia/commons/thumb/2/26/Flag_of_East_Timor.svg/40px-Flag_of_East_Timor.svg.png" xlink:type="simple"> //upload.wikimedia.org/wikipedia/commons/thumb/2/26/Flag_of_East_Timor.svg/40px-Flag_of_East_Timor.svg.png 2x</text:a>" data-file-width="1200" data-file-height="600" /&gt;&lt;/a&gt;&amp;#160;&lt;a href="<text:a xlink:href="https://de.wikipedia.org/wiki/Osttimor" xlink:type="simple">/wiki/Osttimor</text:a>" title="Osttimor"&gt;Osttimor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Dili" xlink:type="simple">/wiki/Dili</text:a>" title="Dili"&gt;Dil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77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emeinde&lt;sup id="cite_ref-131" class="reference"&gt;&lt;a href="<text:a xlink:href="https://de.wikipedia.org/wiki/Liste_der_Hauptstädte_der_Erde#cite_note-131" xlink:type="simple">#cite_note-131</text:a>"&gt;&amp;#91;13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Pakistan&lt;/span&gt;&lt;a href="<text:a xlink:href="https://de.wikipedia.org/wiki/Pakistan" xlink:type="simple">/wiki/Pakistan</text:a>" title="Pakistan"&gt;&lt;img alt="" src="<text:a xlink:href="https://upload.wikimedia.org/wikipedia/commons/thumb/3/32/Flag_of_Pakistan.svg/18px-Flag_of_Pakistan.svg.png" xlink:type="simple">//upload.wikimedia.org/wikipedia/commons/thumb/3/32/Flag_of_Pakistan.svg/18px-Flag_of_Pakistan.svg.png</text:a>" decoding="async" width="18" height="12" class="noviewer thumbborder" srcset="<text:a xlink:href="https://upload.wikimedia.org/wikipedia/commons/thumb/3/32/Flag_of_Pakistan.svg/27px-Flag_of_Pakistan.svg.png" xlink:type="simple">//upload.wikimedia.org/wikipedia/commons/thumb/3/32/Flag_of_Pakistan.svg/27px-Flag_of_Pakistan.svg.png 1.5x</text:a>,<text:a xlink:href="https://upload.wikimedia.org/wikipedia/commons/thumb/3/32/Flag_of_Pakistan.svg/36px-Flag_of_Pakistan.svg.png" xlink:type="simple"> //upload.wikimedia.org/wikipedia/commons/thumb/3/32/Flag_of_Pakistan.svg/36px-Flag_of_Pakistan.svg.png 2x</text:a>" data-file-width="900" data-file-height="600" /&gt;&lt;/a&gt;&amp;#160;&lt;a href="<text:a xlink:href="https://de.wikipedia.org/wiki/Pakistan" xlink:type="simple">/wiki/Pakistan</text:a>" title="Pakistan"&gt;Pakist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Islamabad" xlink:type="simple">/wiki/Islamabad</text:a>" title="Islamabad"&gt;Islamabad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001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2" class="reference"&gt;&lt;a href="<text:a xlink:href="https://de.wikipedia.org/wiki/Liste_der_Hauptstädte_der_Erde#cite_note-132" xlink:type="simple">#cite_note-132</text:a>"&gt;&amp;#91;13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Palau&lt;/span&gt;&lt;a href="<text:a xlink:href="https://de.wikipedia.org/wiki/Palau" xlink:type="simple">/wiki/Palau</text:a>" title="Palau"&gt;&lt;img alt="" src="<text:a xlink:href="https://upload.wikimedia.org/wikipedia/commons/thumb/4/48/Flag_of_Palau.svg/20px-Flag_of_Palau.svg.png" xlink:type="simple">//upload.wikimedia.org/wikipedia/commons/thumb/4/48/Flag_of_Palau.svg/20px-Flag_of_Palau.svg.png</text:a>" decoding="async" width="20" height="13" class="noviewer" srcset="<text:a xlink:href="https://upload.wikimedia.org/wikipedia/commons/thumb/4/48/Flag_of_Palau.svg/30px-Flag_of_Palau.svg.png" xlink:type="simple">//upload.wikimedia.org/wikipedia/commons/thumb/4/48/Flag_of_Palau.svg/30px-Flag_of_Palau.svg.png 1.5x</text:a>,<text:a xlink:href="https://upload.wikimedia.org/wikipedia/commons/thumb/4/48/Flag_of_Palau.svg/40px-Flag_of_Palau.svg.png" xlink:type="simple"> //upload.wikimedia.org/wikipedia/commons/thumb/4/48/Flag_of_Palau.svg/40px-Flag_of_Palau.svg.png 2x</text:a>" data-file-width="800" data-file-height="500" /&gt;&lt;/a&gt;&amp;#160;&lt;a href="<text:a xlink:href="https://de.wikipedia.org/wiki/Palau" xlink:type="simple">/wiki/Palau</text:a>" title="Palau"&gt;Palau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gerulmud" xlink:type="simple">/wiki/Ngerulmud</text:a>" title="Ngerulmud"&gt;Ngerulmud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7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133" class="reference"&gt;&lt;a href="<text:a xlink:href="https://de.wikipedia.org/wiki/Liste_der_Hauptstädte_der_Erde#cite_note-133" xlink:type="simple">#cite_note-133</text:a>"&gt;&amp;#91;13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Panama&lt;/span&gt;&lt;a href="<text:a xlink:href="https://de.wikipedia.org/wiki/Panama" xlink:type="simple">/wiki/Panama</text:a>" title="Panama"&gt;&lt;img alt="" src="<text:a xlink:href="https://upload.wikimedia.org/wikipedia/commons/thumb/a/ab/Flag_of_Panama.svg/18px-Flag_of_Panama.svg.png" xlink:type="simple">//upload.wikimedia.org/wikipedia/commons/thumb/a/ab/Flag_of_Panama.svg/18px-Flag_of_Panama.svg.png</text:a>" decoding="async" width="18" height="12" class="noviewer thumbborder" srcset="<text:a xlink:href="https://upload.wikimedia.org/wikipedia/commons/thumb/a/ab/Flag_of_Panama.svg/27px-Flag_of_Panama.svg.png" xlink:type="simple">//upload.wikimedia.org/wikipedia/commons/thumb/a/ab/Flag_of_Panama.svg/27px-Flag_of_Panama.svg.png 1.5x</text:a>,<text:a xlink:href="https://upload.wikimedia.org/wikipedia/commons/thumb/a/ab/Flag_of_Panama.svg/36px-Flag_of_Panama.svg.png" xlink:type="simple"> //upload.wikimedia.org/wikipedia/commons/thumb/a/ab/Flag_of_Panama.svg/36px-Flag_of_Panama.svg.png 2x</text:a>" data-file-width="900" data-file-height="600" /&gt;&lt;/a&gt;&amp;#160;&lt;a href="<text:a xlink:href="https://de.wikipedia.org/wiki/Panama" xlink:type="simple">/wiki/Panama</text:a>" title="Panama"&gt;Panama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Panama-Stadt" xlink:type="simple">/wiki/Panama-Stadt</text:a>" title="Panama-Stadt"&gt;Panama-Stad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80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4" class="reference"&gt;&lt;a href="<text:a xlink:href="https://de.wikipedia.org/wiki/Liste_der_Hauptstädte_der_Erde#cite_note-134" xlink:type="simple">#cite_note-134</text:a>"&gt;&amp;#91;13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&gt;&lt;span style="display:none"&gt;Papua-Neuguinea&lt;/span&gt;&lt;a href="<text:a xlink:href="https://de.wikipedia.org/wiki/Papua-Neuguinea" xlink:type="simple">/wiki/Papua-Neuguinea</text:a>" title="Papua-Neuguinea"&gt;&lt;img alt="" src="<text:a xlink:href="https://upload.wikimedia.org/wikipedia/commons/thumb/e/e3/Flag_of_Papua_New_Guinea.svg/20px-Flag_of_Papua_New_Guinea.svg.png" xlink:type="simple">//upload.wikimedia.org/wikipedia/commons/thumb/e/e3/Flag_of_Papua_New_Guinea.svg/20px-Flag_of_Papua_New_Guinea.svg.png</text:a>" decoding="async" width="20" height="15" class="noviewer" srcset="<text:a xlink:href="https://upload.wikimedia.org/wikipedia/commons/thumb/e/e3/Flag_of_Papua_New_Guinea.svg/30px-Flag_of_Papua_New_Guinea.svg.png" xlink:type="simple">//upload.wikimedia.org/wikipedia/commons/thumb/e/e3/Flag_of_Papua_New_Guinea.svg/30px-Flag_of_Papua_New_Guinea.svg.png 1.5x</text:a>,<text:a xlink:href="https://upload.wikimedia.org/wikipedia/commons/thumb/e/e3/Flag_of_Papua_New_Guinea.svg/40px-Flag_of_Papua_New_Guinea.svg.png" xlink:type="simple"> //upload.wikimedia.org/wikipedia/commons/thumb/e/e3/Flag_of_Papua_New_Guinea.svg/40px-Flag_of_Papua_New_Guinea.svg.png 2x</text:a>" data-file-width="600" data-file-height="450" /&gt;&lt;/a&gt;&amp;#160;&lt;a href="<text:a xlink:href="https://de.wikipedia.org/wiki/Papua-Neuguinea" xlink:type="simple">/wiki/Papua-Neuguinea</text:a>" title="Papua-Neuguinea"&gt;Papua-Neuguine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ort_Moresby" xlink:type="simple">/wiki/Port_Moresby</text:a>" title="Port Moresby"&gt;Port Moresby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64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5" class="reference"&gt;&lt;a href="<text:a xlink:href="https://de.wikipedia.org/wiki/Liste_der_Hauptstädte_der_Erde#cite_note-135" xlink:type="simple">#cite_note-135</text:a>"&gt;&amp;#91;13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Paraguay&lt;/span&gt;&lt;a href="<text:a xlink:href="https://de.wikipedia.org/wiki/Paraguay" xlink:type="simple">/wiki/Paraguay</text:a>" title="Paraguay"&gt;&lt;img alt="" src="<text:a xlink:href="https://upload.wikimedia.org/wikipedia/commons/thumb/2/27/Flag_of_Paraguay.svg/20px-Flag_of_Paraguay.svg.png" xlink:type="simple">//upload.wikimedia.org/wikipedia/commons/thumb/2/27/Flag_of_Paraguay.svg/20px-Flag_of_Paraguay.svg.png</text:a>" decoding="async" width="20" height="11" class="noviewer thumbborder" srcset="<text:a xlink:href="https://upload.wikimedia.org/wikipedia/commons/thumb/2/27/Flag_of_Paraguay.svg/30px-Flag_of_Paraguay.svg.png" xlink:type="simple">//upload.wikimedia.org/wikipedia/commons/thumb/2/27/Flag_of_Paraguay.svg/30px-Flag_of_Paraguay.svg.png 1.5x</text:a>,<text:a xlink:href="https://upload.wikimedia.org/wikipedia/commons/thumb/2/27/Flag_of_Paraguay.svg/40px-Flag_of_Paraguay.svg.png" xlink:type="simple"> //upload.wikimedia.org/wikipedia/commons/thumb/2/27/Flag_of_Paraguay.svg/40px-Flag_of_Paraguay.svg.png 2x</text:a>" data-file-width="1200" data-file-height="660" /&gt;&lt;/a&gt;&amp;#160;&lt;a href="<text:a xlink:href="https://de.wikipedia.org/wiki/Paraguay" xlink:type="simple">/wiki/Paraguay</text:a>" title="Paraguay"&gt;Paraguay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Asunción" xlink:type="simple">/wiki/Asunci%C3%B3n</text:a>" title="Asunción"&gt;Asunció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29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6" class="reference"&gt;&lt;a href="<text:a xlink:href="https://de.wikipedia.org/wiki/Liste_der_Hauptstädte_der_Erde#cite_note-136" xlink:type="simple">#cite_note-136</text:a>"&gt;&amp;#91;13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Peru&lt;/span&gt;&lt;a href="<text:a xlink:href="https://de.wikipedia.org/wiki/Peru" xlink:type="simple">/wiki/Peru</text:a>" title="Peru"&gt;&lt;img alt="" src="<text:a xlink:href="https://upload.wikimedia.org/wikipedia/commons/thumb/c/cf/Flag_of_Peru.svg/20px-Flag_of_Peru.svg.png" xlink:type="simple">//upload.wikimedia.org/wikipedia/commons/thumb/c/cf/Flag_of_Peru.svg/20px-Flag_of_Peru.svg.png</text:a>" decoding="async" width="20" height="13" class="noviewer thumbborder" srcset="<text:a xlink:href="https://upload.wikimedia.org/wikipedia/commons/thumb/c/cf/Flag_of_Peru.svg/30px-Flag_of_Peru.svg.png" xlink:type="simple">//upload.wikimedia.org/wikipedia/commons/thumb/c/cf/Flag_of_Peru.svg/30px-Flag_of_Peru.svg.png 1.5x</text:a>,<text:a xlink:href="https://upload.wikimedia.org/wikipedia/commons/thumb/c/cf/Flag_of_Peru.svg/40px-Flag_of_Peru.svg.png" xlink:type="simple"> //upload.wikimedia.org/wikipedia/commons/thumb/c/cf/Flag_of_Peru.svg/40px-Flag_of_Peru.svg.png 2x</text:a>" data-file-width="900" data-file-height="600" /&gt;&lt;/a&gt;&amp;#160;&lt;a href="<text:a xlink:href="https://de.wikipedia.org/wiki/Peru" xlink:type="simple">/wiki/Peru</text:a>" title="Peru"&gt;Peru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Lima" xlink:type="simple">/wiki/Lima</text:a>" title="Lima"&gt;Lim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.485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7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7" class="reference"&gt;&lt;a href="<text:a xlink:href="https://de.wikipedia.org/wiki/Liste_der_Hauptstädte_der_Erde#cite_note-137" xlink:type="simple">#cite_note-137</text:a>"&gt;&amp;#91;13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Philippinen&lt;/span&gt;&lt;a href="<text:a xlink:href="https://de.wikipedia.org/wiki/Philippinen" xlink:type="simple">/wiki/Philippinen</text:a>" title="Philippinen"&gt;&lt;img alt="" src="<text:a xlink:href="https://upload.wikimedia.org/wikipedia/commons/thumb/9/99/Flag_of_the_Philippines.svg/20px-Flag_of_the_Philippines.svg.png" xlink:type="simple">//upload.wikimedia.org/wikipedia/commons/thumb/9/99/Flag_of_the_Philippines.svg/20px-Flag_of_the_Philippines.svg.png</text:a>" decoding="async" width="20" height="10" class="noviewer thumbborder" srcset="<text:a xlink:href="https://upload.wikimedia.org/wikipedia/commons/thumb/9/99/Flag_of_the_Philippines.svg/30px-Flag_of_the_Philippines.svg.png" xlink:type="simple">//upload.wikimedia.org/wikipedia/commons/thumb/9/99/Flag_of_the_Philippines.svg/30px-Flag_of_the_Philippines.svg.png 1.5x</text:a>,<text:a xlink:href="https://upload.wikimedia.org/wikipedia/commons/thumb/9/99/Flag_of_the_Philippines.svg/40px-Flag_of_the_Philippines.svg.png" xlink:type="simple"> //upload.wikimedia.org/wikipedia/commons/thumb/9/99/Flag_of_the_Philippines.svg/40px-Flag_of_the_Philippines.svg.png 2x</text:a>" data-file-width="1200" data-file-height="600" /&gt;&lt;/a&gt;&amp;#160;&lt;a href="<text:a xlink:href="https://de.wikipedia.org/wiki/Philippinen" xlink:type="simple">/wiki/Philippinen</text:a>" title="Philippinen"&gt;Philippin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Manila" xlink:type="simple">/wiki/Manila</text:a>" title="Manila"&gt;Manil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846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2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8" class="reference"&gt;&lt;a href="<text:a xlink:href="https://de.wikipedia.org/wiki/Liste_der_Hauptstädte_der_Erde#cite_note-138" xlink:type="simple">#cite_note-138</text:a>"&gt;&amp;#91;13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Polen&lt;/span&gt;&lt;a href="<text:a xlink:href="https://de.wikipedia.org/wiki/Polen" xlink:type="simple">/wiki/Polen</text:a>" title="Polen"&gt;&lt;img alt="" src="<text:a xlink:href="https://upload.wikimedia.org/wikipedia/commons/thumb/1/12/Flag_of_Poland.svg/20px-Flag_of_Poland.svg.png" xlink:type="simple">//upload.wikimedia.org/wikipedia/commons/thumb/1/12/Flag_of_Poland.svg/20px-Flag_of_Poland.svg.png</text:a>" decoding="async" width="20" height="13" class="noviewer thumbborder" srcset="<text:a xlink:href="https://upload.wikimedia.org/wikipedia/commons/thumb/1/12/Flag_of_Poland.svg/30px-Flag_of_Poland.svg.png" xlink:type="simple">//upload.wikimedia.org/wikipedia/commons/thumb/1/12/Flag_of_Poland.svg/30px-Flag_of_Poland.svg.png 1.5x</text:a>,<text:a xlink:href="https://upload.wikimedia.org/wikipedia/commons/thumb/1/12/Flag_of_Poland.svg/40px-Flag_of_Poland.svg.png" xlink:type="simple"> //upload.wikimedia.org/wikipedia/commons/thumb/1/12/Flag_of_Poland.svg/40px-Flag_of_Poland.svg.png 2x</text:a>" data-file-width="640" data-file-height="400" /&gt;&lt;/a&gt;&amp;#160;&lt;a href="<text:a xlink:href="https://de.wikipedia.org/wiki/Polen" xlink:type="simple">/wiki/Polen</text:a>" title="Polen"&gt;Pol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Warschau" xlink:type="simple">/wiki/Warschau</text:a>" title="Warschau"&gt;Warscha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735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39" class="reference"&gt;&lt;a href="<text:a xlink:href="https://de.wikipedia.org/wiki/Liste_der_Hauptstädte_der_Erde#cite_note-139" xlink:type="simple">#cite_note-139</text:a>"&gt;&amp;#91;13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Portugal&lt;/span&gt;&lt;a href="<text:a xlink:href="https://de.wikipedia.org/wiki/Portugal" xlink:type="simple">/wiki/Portugal</text:a>" title="Portugal"&gt;&lt;img alt="" src="<text:a xlink:href="https://upload.wikimedia.org/wikipedia/commons/thumb/5/5c/Flag_of_Portugal.svg/20px-Flag_of_Portugal.svg.png" xlink:type="simple">//upload.wikimedia.org/wikipedia/commons/thumb/5/5c/Flag_of_Portugal.svg/20px-Flag_of_Portugal.svg.png</text:a>" decoding="async" width="20" height="13" class="noviewer" srcset="<text:a xlink:href="https://upload.wikimedia.org/wikipedia/commons/thumb/5/5c/Flag_of_Portugal.svg/30px-Flag_of_Portugal.svg.png" xlink:type="simple">//upload.wikimedia.org/wikipedia/commons/thumb/5/5c/Flag_of_Portugal.svg/30px-Flag_of_Portugal.svg.png 1.5x</text:a>,<text:a xlink:href="https://upload.wikimedia.org/wikipedia/commons/thumb/5/5c/Flag_of_Portugal.svg/40px-Flag_of_Portugal.svg.png" xlink:type="simple"> //upload.wikimedia.org/wikipedia/commons/thumb/5/5c/Flag_of_Portugal.svg/40px-Flag_of_Portugal.svg.png 2x</text:a>" data-file-width="600" data-file-height="400" /&gt;&lt;/a&gt;&amp;#160;&lt;a href="<text:a xlink:href="https://de.wikipedia.org/wiki/Portugal" xlink:type="simple">/wiki/Portugal</text:a>" title="Portugal"&gt;Portugal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Lissabon" xlink:type="simple">/wiki/Lissabon</text:a>" title="Lissabon"&gt;Lissabo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731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0" class="reference"&gt;&lt;a href="<text:a xlink:href="https://de.wikipedia.org/wiki/Liste_der_Hauptstädte_der_Erde#cite_note-140" xlink:type="simple">#cite_note-140</text:a>"&gt;&amp;#91;14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Ruanda&lt;/span&gt;&lt;a href="<text:a xlink:href="https://de.wikipedia.org/wiki/Ruanda" xlink:type="simple">/wiki/Ruanda</text:a>" title="Ruanda"&gt;&lt;img alt="" src="<text:a xlink:href="https://upload.wikimedia.org/wikipedia/commons/thumb/1/17/Flag_of_Rwanda.svg/20px-Flag_of_Rwanda.svg.png" xlink:type="simple">//upload.wikimedia.org/wikipedia/commons/thumb/1/17/Flag_of_Rwanda.svg/20px-Flag_of_Rwanda.svg.png</text:a>" decoding="async" width="20" height="13" class="noviewer" srcset="<text:a xlink:href="https://upload.wikimedia.org/wikipedia/commons/thumb/1/17/Flag_of_Rwanda.svg/30px-Flag_of_Rwanda.svg.png" xlink:type="simple">//upload.wikimedia.org/wikipedia/commons/thumb/1/17/Flag_of_Rwanda.svg/30px-Flag_of_Rwanda.svg.png 1.5x</text:a>,<text:a xlink:href="https://upload.wikimedia.org/wikipedia/commons/thumb/1/17/Flag_of_Rwanda.svg/40px-Flag_of_Rwanda.svg.png" xlink:type="simple"> //upload.wikimedia.org/wikipedia/commons/thumb/1/17/Flag_of_Rwanda.svg/40px-Flag_of_Rwanda.svg.png 2x</text:a>" data-file-width="1080" data-file-height="720" /&gt;&lt;/a&gt;&amp;#160;&lt;a href="<text:a xlink:href="https://de.wikipedia.org/wiki/Ruanda" xlink:type="simple">/wiki/Ruanda</text:a>" title="Ruanda"&gt;Ruand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Kigali" xlink:type="simple">/wiki/Kigali</text:a>" title="Kigali"&gt;Kigal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32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1" class="reference"&gt;&lt;a href="<text:a xlink:href="https://de.wikipedia.org/wiki/Liste_der_Hauptstädte_der_Erde#cite_note-141" xlink:type="simple">#cite_note-141</text:a>"&gt;&amp;#91;14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;"&gt;Rumänien&lt;/span&gt;&lt;a href="<text:a xlink:href="https://de.wikipedia.org/wiki/Rumänien" xlink:type="simple">/wiki/Rum%C3%A4nien</text:a>" title="Rumänien"&gt;&lt;img alt="" src="<text:a xlink:href="https://upload.wikimedia.org/wikipedia/commons/thumb/7/73/Flag_of_Romania.svg/20px-Flag_of_Romania.svg.png" xlink:type="simple">//upload.wikimedia.org/wikipedia/commons/thumb/7/73/Flag_of_Romania.svg/20px-Flag_of_Romania.svg.png</text:a>" decoding="async" width="20" height="13" srcset="<text:a xlink:href="https://upload.wikimedia.org/wikipedia/commons/thumb/7/73/Flag_of_Romania.svg/30px-Flag_of_Romania.svg.png" xlink:type="simple">//upload.wikimedia.org/wikipedia/commons/thumb/7/73/Flag_of_Romania.svg/30px-Flag_of_Romania.svg.png 1.5x</text:a>,<text:a xlink:href="https://upload.wikimedia.org/wikipedia/commons/thumb/7/73/Flag_of_Romania.svg/40px-Flag_of_Romania.svg.png" xlink:type="simple"> //upload.wikimedia.org/wikipedia/commons/thumb/7/73/Flag_of_Romania.svg/40px-Flag_of_Romania.svg.png 2x</text:a>" data-file-width="600" data-file-height="400" /&gt;&lt;/a&gt;&amp;#160;&lt;a href="<text:a xlink:href="https://de.wikipedia.org/wiki/Rumänien" xlink:type="simple">/wiki/Rum%C3%A4nien</text:a>" title="Rumänien"&gt;Rumän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ukarest" xlink:type="simple">/wiki/Bukarest</text:a>" title="Bukarest"&gt;Bukares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833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2" class="reference"&gt;&lt;a href="<text:a xlink:href="https://de.wikipedia.org/wiki/Liste_der_Hauptstädte_der_Erde#cite_note-142" xlink:type="simple">#cite_note-142</text:a>"&gt;&amp;#91;14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5">
          <table:table-cell/>
          <table:table-cell office:value-type="string" calcext:value-type="string">
            <text:p>&lt;td&gt;&lt;span style="display:none"&gt;Russland&lt;/span&gt;&lt;span style="white-space:nowrap"&gt;&lt;a href="<text:a xlink:href="https://de.wikipedia.org/wiki/Russland" xlink:type="simple">/wiki/Russland</text:a>" title="Russland"&gt;&lt;img alt="" src="<text:a xlink:href="https://upload.wikimedia.org/wikipedia/commons/thumb/f/f3/Flag_of_Russia.svg/20px-Flag_of_Russia.svg.png" xlink:type="simple">//upload.wikimedia.org/wikipedia/commons/thumb/f/f3/Flag_of_Russia.svg/20px-Flag_of_Russia.svg.png</text:a>" decoding="async" width="20" height="13" class="noviewer thumbborder" srcset="<text:a xlink:href="https://upload.wikimedia.org/wikipedia/commons/thumb/f/f3/Flag_of_Russia.svg/30px-Flag_of_Russia.svg.png" xlink:type="simple">//upload.wikimedia.org/wikipedia/commons/thumb/f/f3/Flag_of_Russia.svg/30px-Flag_of_Russia.svg.png 1.5x</text:a>,<text:a xlink:href="https://upload.wikimedia.org/wikipedia/commons/thumb/f/f3/Flag_of_Russia.svg/40px-Flag_of_Russia.svg.png" xlink:type="simple"> //upload.wikimedia.org/wikipedia/commons/thumb/f/f3/Flag_of_Russia.svg/40px-Flag_of_Russia.svg.png 2x</text:a>" data-file-width="900" data-file-height="600" /&gt;&lt;/a&gt;&amp;#32;&lt;a href="<text:a xlink:href="https://de.wikipedia.org/wiki/Russland" xlink:type="simple">/wiki/Russland</text:a>" title="Russland"&gt;Russland&lt;/a&gt;&lt;/span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oskau" xlink:type="simple">/wiki/Moskau</text:a>" title="Moskau"&gt;Moska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1.514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3" class="reference"&gt;&lt;a href="<text:a xlink:href="https://de.wikipedia.org/wiki/Liste_der_Hauptstädte_der_Erde#cite_note-143" xlink:type="simple">#cite_note-143</text:a>"&gt;&amp;#91;14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Saint Kitts Nevis&lt;/span&gt;&lt;a href="<text:a xlink:href="https://de.wikipedia.org/wiki/St._Kitts_und_Nevis" xlink:type="simple">/wiki/St._Kitts_und_Nevis</text:a>" title="St. Kitts Nevis"&gt;&lt;img alt="" src="<text:a xlink:href="https://upload.wikimedia.org/wikipedia/commons/thumb/f/fe/Flag_of_Saint_Kitts_and_Nevis.svg/20px-Flag_of_Saint_Kitts_and_Nevis.svg.png" xlink:type="simple">//upload.wikimedia.org/wikipedia/commons/thumb/f/fe/Flag_of_Saint_Kitts_and_Nevis.svg/20px-Flag_of_Saint_Kitts_and_Nevis.svg.png</text:a>" decoding="async" width="20" height="13" class="noviewer" srcset="<text:a xlink:href="https://upload.wikimedia.org/wikipedia/commons/thumb/f/fe/Flag_of_Saint_Kitts_and_Nevis.svg/30px-Flag_of_Saint_Kitts_and_Nevis.svg.png" xlink:type="simple">//upload.wikimedia.org/wikipedia/commons/thumb/f/fe/Flag_of_Saint_Kitts_and_Nevis.svg/30px-Flag_of_Saint_Kitts_and_Nevis.svg.png 1.5x</text:a>,<text:a xlink:href="https://upload.wikimedia.org/wikipedia/commons/thumb/f/fe/Flag_of_Saint_Kitts_and_Nevis.svg/40px-Flag_of_Saint_Kitts_and_Nevis.svg.png" xlink:type="simple"> //upload.wikimedia.org/wikipedia/commons/thumb/f/fe/Flag_of_Saint_Kitts_and_Nevis.svg/40px-Flag_of_Saint_Kitts_and_Nevis.svg.png 2x</text:a>" data-file-width="900" data-file-height="600" /&gt;&lt;/a&gt;&amp;#160;&lt;a href="<text:a xlink:href="https://de.wikipedia.org/wiki/St._Kitts_und_Nevis" xlink:type="simple">/wiki/St._Kitts_und_Nevis</text:a>" title="St. Kitts und Nevis"&gt;St. Kitts und Nevis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asseterre" xlink:type="simple">/wiki/Basseterre</text:a>" title="Basseterre"&gt;Basseterr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7.30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4" class="reference"&gt;&lt;a href="<text:a xlink:href="https://de.wikipedia.org/wiki/Liste_der_Hauptstädte_der_Erde#cite_note-144" xlink:type="simple">#cite_note-144</text:a>"&gt;&amp;#91;14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Saint Lucia&lt;/span&gt;&lt;a href="<text:a xlink:href="https://de.wikipedia.org/wiki/St._Lucia" xlink:type="simple">/wiki/St._Lucia</text:a>" title="St. Lucia"&gt;&lt;img alt="" src="<text:a xlink:href="https://upload.wikimedia.org/wikipedia/commons/thumb/9/9f/Flag_of_Saint_Lucia.svg/20px-Flag_of_Saint_Lucia.svg.png" xlink:type="simple">//upload.wikimedia.org/wikipedia/commons/thumb/9/9f/Flag_of_Saint_Lucia.svg/20px-Flag_of_Saint_Lucia.svg.png</text:a>" decoding="async" width="20" height="10" class="noviewer" srcset="<text:a xlink:href="https://upload.wikimedia.org/wikipedia/commons/thumb/9/9f/Flag_of_Saint_Lucia.svg/30px-Flag_of_Saint_Lucia.svg.png" xlink:type="simple">//upload.wikimedia.org/wikipedia/commons/thumb/9/9f/Flag_of_Saint_Lucia.svg/30px-Flag_of_Saint_Lucia.svg.png 1.5x</text:a>,<text:a xlink:href="https://upload.wikimedia.org/wikipedia/commons/thumb/9/9f/Flag_of_Saint_Lucia.svg/40px-Flag_of_Saint_Lucia.svg.png" xlink:type="simple"> //upload.wikimedia.org/wikipedia/commons/thumb/9/9f/Flag_of_Saint_Lucia.svg/40px-Flag_of_Saint_Lucia.svg.png 2x</text:a>" data-file-width="1200" data-file-height="600" /&gt;&lt;/a&gt;&amp;#160;&lt;a href="<text:a xlink:href="https://de.wikipedia.org/wiki/St._Lucia" xlink:type="simple">/wiki/St._Lucia</text:a>" title="St. Lucia"&gt;St. Luci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Castries" xlink:type="simple">/wiki/Castries</text:a>" title="Castries"&gt;Castrie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66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5" class="reference"&gt;&lt;a href="<text:a xlink:href="https://de.wikipedia.org/wiki/Liste_der_Hauptstädte_der_Erde#cite_note-145" xlink:type="simple">#cite_note-145</text:a>"&gt;&amp;#91;14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0">
          <table:table-cell/>
          <table:table-cell office:value-type="string" calcext:value-type="string">
            <text:p>&lt;td&gt;&lt;span style="display:none"&gt;Saint Vincent Grenadinen&lt;/span&gt;&lt;a href="<text:a xlink:href="https://de.wikipedia.org/wiki/St._Vincent_und_die_Grenadinen" xlink:type="simple">/wiki/St._Vincent_und_die_Grenadinen</text:a>" title="St. Vincent und die Grenadinen"&gt;&lt;img alt="" src="<text:a xlink:href="https://upload.wikimedia.org/wikipedia/commons/thumb/6/6d/Flag_of_Saint_Vincent_and_the_Grenadines.svg/20px-Flag_of_Saint_Vincent_and_the_Grenadines.svg.png" xlink:type="simple">//upload.wikimedia.org/wikipedia/commons/thumb/6/6d/Flag_of_Saint_Vincent_and_the_Grenadines.svg/20px-Flag_of_Saint_Vincent_and_the_Grenadines.svg.png</text:a>" decoding="async" width="20" height="13" class="noviewer" srcset="<text:a xlink:href="https://upload.wikimedia.org/wikipedia/commons/thumb/6/6d/Flag_of_Saint_Vincent_and_the_Grenadines.svg/30px-Flag_of_Saint_Vincent_and_the_Grenadines.svg.png" xlink:type="simple">//upload.wikimedia.org/wikipedia/commons/thumb/6/6d/Flag_of_Saint_Vincent_and_the_Grenadines.svg/30px-Flag_of_Saint_Vincent_and_the_Grenadines.svg.png 1.5x</text:a>,<text:a xlink:href="https://upload.wikimedia.org/wikipedia/commons/thumb/6/6d/Flag_of_Saint_Vincent_and_the_Grenadines.svg/40px-Flag_of_Saint_Vincent_and_the_Grenadines.svg.png" xlink:type="simple"> //upload.wikimedia.org/wikipedia/commons/thumb/6/6d/Flag_of_Saint_Vincent_and_the_Grenadines.svg/40px-Flag_of_Saint_Vincent_and_the_Grenadines.svg.png 2x</text:a>" data-file-width="900" data-file-height="600" /&gt;&lt;/a&gt;&amp;#160;&lt;a href="<text:a xlink:href="https://de.wikipedia.org/wiki/St._Vincent_und_die_Grenadinen" xlink:type="simple">/wiki/St._Vincent_und_die_Grenadinen</text:a>" title="St. Vincent und die Grenadinen"&gt;St.&amp;#160;Vincent und die Grenadin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ingstown" xlink:type="simple">/wiki/Kingstown</text:a>" title="Kingstown"&gt;Kingstow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2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6" class="reference"&gt;&lt;a href="<text:a xlink:href="https://de.wikipedia.org/wiki/Liste_der_Hauptstädte_der_Erde#cite_note-146" xlink:type="simple">#cite_note-146</text:a>"&gt;&amp;#91;14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alomonen&lt;/span&gt;&lt;a href="<text:a xlink:href="https://de.wikipedia.org/wiki/Salomonen" xlink:type="simple">/wiki/Salomonen</text:a>" title="Salomonen"&gt;&lt;img alt="" src="<text:a xlink:href="https://upload.wikimedia.org/wikipedia/commons/thumb/7/74/Flag_of_the_Solomon_Islands.svg/20px-Flag_of_the_Solomon_Islands.svg.png" xlink:type="simple">//upload.wikimedia.org/wikipedia/commons/thumb/7/74/Flag_of_the_Solomon_Islands.svg/20px-Flag_of_the_Solomon_Islands.svg.png</text:a>" decoding="async" width="20" height="10" class="noviewer" srcset="<text:a xlink:href="https://upload.wikimedia.org/wikipedia/commons/thumb/7/74/Flag_of_the_Solomon_Islands.svg/30px-Flag_of_the_Solomon_Islands.svg.png" xlink:type="simple">//upload.wikimedia.org/wikipedia/commons/thumb/7/74/Flag_of_the_Solomon_Islands.svg/30px-Flag_of_the_Solomon_Islands.svg.png 1.5x</text:a>,<text:a xlink:href="https://upload.wikimedia.org/wikipedia/commons/thumb/7/74/Flag_of_the_Solomon_Islands.svg/40px-Flag_of_the_Solomon_Islands.svg.png" xlink:type="simple"> //upload.wikimedia.org/wikipedia/commons/thumb/7/74/Flag_of_the_Solomon_Islands.svg/40px-Flag_of_the_Solomon_Islands.svg.png 2x</text:a>" data-file-width="1200" data-file-height="600" /&gt;&lt;/a&gt;&amp;#160;&lt;a href="<text:a xlink:href="https://de.wikipedia.org/wiki/Salomonen" xlink:type="simple">/wiki/Salomonen</text:a>" title="Salomonen"&gt;Salomon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Honiara" xlink:type="simple">/wiki/Honiara</text:a>" title="Honiara"&gt;Honiar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4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7" class="reference"&gt;&lt;a href="<text:a xlink:href="https://de.wikipedia.org/wiki/Liste_der_Hauptstädte_der_Erde#cite_note-147" xlink:type="simple">#cite_note-147</text:a>"&gt;&amp;#91;14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Sambia&lt;/span&gt;&lt;a href="<text:a xlink:href="https://de.wikipedia.org/wiki/Sambia" xlink:type="simple">/wiki/Sambia</text:a>" title="Sambia"&gt;&lt;img alt="" src="<text:a xlink:href="https://upload.wikimedia.org/wikipedia/commons/thumb/0/06/Flag_of_Zambia.svg/20px-Flag_of_Zambia.svg.png" xlink:type="simple">//upload.wikimedia.org/wikipedia/commons/thumb/0/06/Flag_of_Zambia.svg/20px-Flag_of_Zambia.svg.png</text:a>" decoding="async" width="20" height="13" class="noviewer" srcset="<text:a xlink:href="https://upload.wikimedia.org/wikipedia/commons/thumb/0/06/Flag_of_Zambia.svg/30px-Flag_of_Zambia.svg.png" xlink:type="simple">//upload.wikimedia.org/wikipedia/commons/thumb/0/06/Flag_of_Zambia.svg/30px-Flag_of_Zambia.svg.png 1.5x</text:a>,<text:a xlink:href="https://upload.wikimedia.org/wikipedia/commons/thumb/0/06/Flag_of_Zambia.svg/40px-Flag_of_Zambia.svg.png" xlink:type="simple"> //upload.wikimedia.org/wikipedia/commons/thumb/0/06/Flag_of_Zambia.svg/40px-Flag_of_Zambia.svg.png 2x</text:a>" data-file-width="900" data-file-height="600" /&gt;&lt;/a&gt;&amp;#160;&lt;a href="<text:a xlink:href="https://de.wikipedia.org/wiki/Sambia" xlink:type="simple">/wiki/Sambia</text:a>" title="Sambia"&gt;Sambi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Lusaka" xlink:type="simple">/wiki/Lusaka</text:a>" title="Lusaka"&gt;Lusak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747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8" class="reference"&gt;&lt;a href="<text:a xlink:href="https://de.wikipedia.org/wiki/Liste_der_Hauptstädte_der_Erde#cite_note-148" xlink:type="simple">#cite_note-148</text:a>"&gt;&amp;#91;14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Samoa&lt;/span&gt;&lt;a href="<text:a xlink:href="https://de.wikipedia.org/wiki/Samoa" xlink:type="simple">/wiki/Samoa</text:a>" title="Samoa"&gt;&lt;img alt="" src="<text:a xlink:href="https://upload.wikimedia.org/wikipedia/commons/thumb/3/31/Flag_of_Samoa.svg/20px-Flag_of_Samoa.svg.png" xlink:type="simple">//upload.wikimedia.org/wikipedia/commons/thumb/3/31/Flag_of_Samoa.svg/20px-Flag_of_Samoa.svg.png</text:a>" decoding="async" width="20" height="10" class="noviewer" srcset="<text:a xlink:href="https://upload.wikimedia.org/wikipedia/commons/thumb/3/31/Flag_of_Samoa.svg/30px-Flag_of_Samoa.svg.png" xlink:type="simple">//upload.wikimedia.org/wikipedia/commons/thumb/3/31/Flag_of_Samoa.svg/30px-Flag_of_Samoa.svg.png 1.5x</text:a>,<text:a xlink:href="https://upload.wikimedia.org/wikipedia/commons/thumb/3/31/Flag_of_Samoa.svg/40px-Flag_of_Samoa.svg.png" xlink:type="simple"> //upload.wikimedia.org/wikipedia/commons/thumb/3/31/Flag_of_Samoa.svg/40px-Flag_of_Samoa.svg.png 2x</text:a>" data-file-width="2880" data-file-height="1440" /&gt;&lt;/a&gt;&amp;#160;&lt;a href="<text:a xlink:href="https://de.wikipedia.org/wiki/Samoa" xlink:type="simple">/wiki/Samoa</text:a>" title="Samoa"&gt;Samoa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pia" xlink:type="simple">/wiki/Apia</text:a>" title="Apia"&gt;Api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5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49" class="reference"&gt;&lt;a href="<text:a xlink:href="https://de.wikipedia.org/wiki/Liste_der_Hauptstädte_der_Erde#cite_note-149" xlink:type="simple">#cite_note-149</text:a>"&gt;&amp;#91;14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San Marino&lt;/span&gt;&lt;a href="<text:a xlink:href="https://de.wikipedia.org/wiki/San_Marino" xlink:type="simple">/wiki/San_Marino</text:a>" title="San Marino"&gt;&lt;img alt="" src="<text:a xlink:href="https://upload.wikimedia.org/wikipedia/commons/thumb/b/b1/Flag_of_San_Marino.svg/20px-Flag_of_San_Marino.svg.png" xlink:type="simple">//upload.wikimedia.org/wikipedia/commons/thumb/b/b1/Flag_of_San_Marino.svg/20px-Flag_of_San_Marino.svg.png</text:a>" decoding="async" width="20" height="15" class="noviewer thumbborder" srcset="<text:a xlink:href="https://upload.wikimedia.org/wikipedia/commons/thumb/b/b1/Flag_of_San_Marino.svg/30px-Flag_of_San_Marino.svg.png" xlink:type="simple">//upload.wikimedia.org/wikipedia/commons/thumb/b/b1/Flag_of_San_Marino.svg/30px-Flag_of_San_Marino.svg.png 1.5x</text:a>,<text:a xlink:href="https://upload.wikimedia.org/wikipedia/commons/thumb/b/b1/Flag_of_San_Marino.svg/40px-Flag_of_San_Marino.svg.png" xlink:type="simple"> //upload.wikimedia.org/wikipedia/commons/thumb/b/b1/Flag_of_San_Marino.svg/40px-Flag_of_San_Marino.svg.png 2x</text:a>" data-file-width="800" data-file-height="600" /&gt;&lt;/a&gt;&amp;#160;&lt;a href="<text:a xlink:href="https://de.wikipedia.org/wiki/San_Marino" xlink:type="simple">/wiki/San_Marino</text:a>" title="San Marino"&gt;San&amp;#160;Marino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tadt_San_Marino" xlink:type="simple">/wiki/Stadt_San_Marino</text:a>" title="Stadt San Marino"&gt;San Marin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03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0" class="reference"&gt;&lt;a href="<text:a xlink:href="https://de.wikipedia.org/wiki/Liste_der_Hauptstädte_der_Erde#cite_note-150" xlink:type="simple">#cite_note-150</text:a>"&gt;&amp;#91;15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&gt;&lt;span style="display:none"&gt;Sao Tome und Principe&lt;/span&gt;&lt;a href="<text:a xlink:href="https://de.wikipedia.org/wiki/São_Tomé_und_Príncipe" xlink:type="simple">/wiki/S%C3%A3o_Tom%C3%A9_und_Pr%C3%ADncipe</text:a>" title="São Tomé und Príncipe"&gt;&lt;img alt="" src="<text:a xlink:href="https://upload.wikimedia.org/wikipedia/commons/thumb/4/4f/Flag_of_Sao_Tome_and_Principe.svg/20px-Flag_of_Sao_Tome_and_Principe.svg.png" xlink:type="simple">//upload.wikimedia.org/wikipedia/commons/thumb/4/4f/Flag_of_Sao_Tome_and_Principe.svg/20px-Flag_of_Sao_Tome_and_Principe.svg.png</text:a>" decoding="async" width="20" height="10" class="noviewer" srcset="<text:a xlink:href="https://upload.wikimedia.org/wikipedia/commons/thumb/4/4f/Flag_of_Sao_Tome_and_Principe.svg/30px-Flag_of_Sao_Tome_and_Principe.svg.png" xlink:type="simple">//upload.wikimedia.org/wikipedia/commons/thumb/4/4f/Flag_of_Sao_Tome_and_Principe.svg/30px-Flag_of_Sao_Tome_and_Principe.svg.png 1.5x</text:a>,<text:a xlink:href="https://upload.wikimedia.org/wikipedia/commons/thumb/4/4f/Flag_of_Sao_Tome_and_Principe.svg/40px-Flag_of_Sao_Tome_and_Principe.svg.png" xlink:type="simple"> //upload.wikimedia.org/wikipedia/commons/thumb/4/4f/Flag_of_Sao_Tome_and_Principe.svg/40px-Flag_of_Sao_Tome_and_Principe.svg.png 2x</text:a>" data-file-width="1200" data-file-height="600" /&gt;&lt;/a&gt;&amp;#160;&lt;a href="<text:a xlink:href="https://de.wikipedia.org/wiki/São_Tomé_und_Príncipe" xlink:type="simple">/wiki/S%C3%A3o_Tom%C3%A9_und_Pr%C3%ADncipe</text:a>" title="São Tomé und Príncipe"&gt;São&amp;#160;Tomé und&amp;#160;Príncipe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São_Tomé" xlink:type="simple">/wiki/S%C3%A3o_Tom%C3%A9</text:a>" title="São Tomé"&gt;São Tomé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1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Distrikt&lt;sup id="cite_ref-151" class="reference"&gt;&lt;a href="<text:a xlink:href="https://de.wikipedia.org/wiki/Liste_der_Hauptstädte_der_Erde#cite_note-151" xlink:type="simple">#cite_note-151</text:a>"&gt;&amp;#91;15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Saudi-Arabien&lt;/span&gt;&lt;a href="<text:a xlink:href="https://de.wikipedia.org/wiki/Saudi-Arabien" xlink:type="simple">/wiki/Saudi-Arabien</text:a>" title="Saudi-Arabien"&gt;&lt;img alt="" src="<text:a xlink:href="https://upload.wikimedia.org/wikipedia/commons/thumb/0/0d/Flag_of_Saudi_Arabia.svg/20px-Flag_of_Saudi_Arabia.svg.png" xlink:type="simple">//upload.wikimedia.org/wikipedia/commons/thumb/0/0d/Flag_of_Saudi_Arabia.svg/20px-Flag_of_Saudi_Arabia.svg.png</text:a>" decoding="async" width="20" height="13" class="noviewer" srcset="<text:a xlink:href="https://upload.wikimedia.org/wikipedia/commons/thumb/0/0d/Flag_of_Saudi_Arabia.svg/30px-Flag_of_Saudi_Arabia.svg.png" xlink:type="simple">//upload.wikimedia.org/wikipedia/commons/thumb/0/0d/Flag_of_Saudi_Arabia.svg/30px-Flag_of_Saudi_Arabia.svg.png 1.5x</text:a>,<text:a xlink:href="https://upload.wikimedia.org/wikipedia/commons/thumb/0/0d/Flag_of_Saudi_Arabia.svg/40px-Flag_of_Saudi_Arabia.svg.png" xlink:type="simple"> //upload.wikimedia.org/wikipedia/commons/thumb/0/0d/Flag_of_Saudi_Arabia.svg/40px-Flag_of_Saudi_Arabia.svg.png 2x</text:a>" data-file-width="900" data-file-height="600" /&gt;&lt;/a&gt;&amp;#160;&lt;a href="<text:a xlink:href="https://de.wikipedia.org/wiki/Saudi-Arabien" xlink:type="simple">/wiki/Saudi-Arabien</text:a>" title="Saudi-Arabien"&gt;Saudi-Arab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Riad" xlink:type="simple">/wiki/Riad</text:a>" title="Riad"&gt;Riad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.715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2" class="reference"&gt;&lt;a href="<text:a xlink:href="https://de.wikipedia.org/wiki/Liste_der_Hauptstädte_der_Erde#cite_note-152" xlink:type="simple">#cite_note-152</text:a>"&gt;&amp;#91;15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chweden&lt;/span&gt;&lt;a href="<text:a xlink:href="https://de.wikipedia.org/wiki/Schweden" xlink:type="simple">/wiki/Schweden</text:a>" title="Schweden"&gt;&lt;img alt="" src="<text:a xlink:href="https://upload.wikimedia.org/wikipedia/commons/thumb/4/4c/Flag_of_Sweden.svg/20px-Flag_of_Sweden.svg.png" xlink:type="simple">//upload.wikimedia.org/wikipedia/commons/thumb/4/4c/Flag_of_Sweden.svg/20px-Flag_of_Sweden.svg.png</text:a>" decoding="async" width="20" height="13" class="noviewer" srcset="<text:a xlink:href="https://upload.wikimedia.org/wikipedia/commons/thumb/4/4c/Flag_of_Sweden.svg/30px-Flag_of_Sweden.svg.png" xlink:type="simple">//upload.wikimedia.org/wikipedia/commons/thumb/4/4c/Flag_of_Sweden.svg/30px-Flag_of_Sweden.svg.png 1.5x</text:a>,<text:a xlink:href="https://upload.wikimedia.org/wikipedia/commons/thumb/4/4c/Flag_of_Sweden.svg/40px-Flag_of_Sweden.svg.png" xlink:type="simple"> //upload.wikimedia.org/wikipedia/commons/thumb/4/4c/Flag_of_Sweden.svg/40px-Flag_of_Sweden.svg.png 2x</text:a>" data-file-width="512" data-file-height="320" /&gt;&lt;/a&gt;&amp;#160;&lt;a href="<text:a xlink:href="https://de.wikipedia.org/wiki/Schweden" xlink:type="simple">/wiki/Schweden</text:a>" title="Schweden"&gt;Schwed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Stockholm" xlink:type="simple">/wiki/Stockholm</text:a>" title="Stockholm"&gt;Stockholm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23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3" class="reference"&gt;&lt;a href="<text:a xlink:href="https://de.wikipedia.org/wiki/Liste_der_Hauptstädte_der_Erde#cite_note-153" xlink:type="simple">#cite_note-153</text:a>"&gt;&amp;#91;15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;"&gt;Schweiz&lt;/span&gt;&lt;a href="<text:a xlink:href="https://de.wikipedia.org/wiki/Schweiz" xlink:type="simple">/wiki/Schweiz</text:a>" title="Schweiz"&gt;&lt;img alt="" src="<text:a xlink:href="https://upload.wikimedia.org/wikipedia/commons/thumb/e/e3/Flag_of_Switzerland_within_2to3.svg/20px-Flag_of_Switzerland_within_2to3.svg.png" xlink:type="simple">//upload.wikimedia.org/wikipedia/commons/thumb/e/e3/Flag_of_Switzerland_within_2to3.svg/20px-Flag_of_Switzerland_within_2to3.svg.png</text:a>" decoding="async" width="20" height="13" srcset="<text:a xlink:href="https://upload.wikimedia.org/wikipedia/commons/thumb/e/e3/Flag_of_Switzerland_within_2to3.svg/30px-Flag_of_Switzerland_within_2to3.svg.png" xlink:type="simple">//upload.wikimedia.org/wikipedia/commons/thumb/e/e3/Flag_of_Switzerland_within_2to3.svg/30px-Flag_of_Switzerland_within_2to3.svg.png 1.5x</text:a>,<text:a xlink:href="https://upload.wikimedia.org/wikipedia/commons/thumb/e/e3/Flag_of_Switzerland_within_2to3.svg/40px-Flag_of_Switzerland_within_2to3.svg.png" xlink:type="simple"> //upload.wikimedia.org/wikipedia/commons/thumb/e/e3/Flag_of_Switzerland_within_2to3.svg/40px-Flag_of_Switzerland_within_2to3.svg.png 2x</text:a>" data-file-width="450" data-file-height="300" /&gt;&lt;/a&gt;&amp;#160;&lt;a href="<text:a xlink:href="https://de.wikipedia.org/wiki/Schweiz" xlink:type="simple">/wiki/Schweiz</text:a>" title="Schweiz"&gt;Schweiz&lt;/a&gt;&lt;/td&gt;</text:p>
          </table:table-cell>
        </table:table-row>
        <table:table-row table:style-name="ro26">
          <table:table-cell/>
          <table:table-cell office:value-type="string" calcext:value-type="string">
            <text:p>&lt;td&gt;&lt;a href="<text:a xlink:href="https://de.wikipedia.org/wiki/Bern" xlink:type="simple">/wiki/Bern</text:a>" title="Bern"&gt;Bern&lt;/a&gt; &lt;i&gt;(de facto)&lt;/i&gt;&lt;sup id="cite_ref-154" class="reference"&gt;&lt;a href="<text:a xlink:href="https://de.wikipedia.org/wiki/Liste_der_Hauptstädte_der_Erde#cite_note-154" xlink:type="simple">#cite_note-154</text:a>"&gt;&amp;#91;15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30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5" class="reference"&gt;&lt;a href="<text:a xlink:href="https://de.wikipedia.org/wiki/Liste_der_Hauptstädte_der_Erde#cite_note-155" xlink:type="simple">#cite_note-155</text:a>"&gt;&amp;#91;15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enegal&lt;/span&gt;&lt;a href="<text:a xlink:href="https://de.wikipedia.org/wiki/Senegal" xlink:type="simple">/wiki/Senegal</text:a>" title="Senegal"&gt;&lt;img alt="" src="<text:a xlink:href="https://upload.wikimedia.org/wikipedia/commons/thumb/f/fd/Flag_of_Senegal.svg/20px-Flag_of_Senegal.svg.png" xlink:type="simple">//upload.wikimedia.org/wikipedia/commons/thumb/f/fd/Flag_of_Senegal.svg/20px-Flag_of_Senegal.svg.png</text:a>" decoding="async" width="20" height="13" class="noviewer" srcset="<text:a xlink:href="https://upload.wikimedia.org/wikipedia/commons/thumb/f/fd/Flag_of_Senegal.svg/30px-Flag_of_Senegal.svg.png" xlink:type="simple">//upload.wikimedia.org/wikipedia/commons/thumb/f/fd/Flag_of_Senegal.svg/30px-Flag_of_Senegal.svg.png 1.5x</text:a>,<text:a xlink:href="https://upload.wikimedia.org/wikipedia/commons/thumb/f/fd/Flag_of_Senegal.svg/40px-Flag_of_Senegal.svg.png" xlink:type="simple"> //upload.wikimedia.org/wikipedia/commons/thumb/f/fd/Flag_of_Senegal.svg/40px-Flag_of_Senegal.svg.png 2x</text:a>" data-file-width="900" data-file-height="600" /&gt;&lt;/a&gt;&amp;#160;&lt;a href="<text:a xlink:href="https://de.wikipedia.org/wiki/Senegal" xlink:type="simple">/wiki/Senegal</text:a>" title="Senegal"&gt;Senegal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Dakar" xlink:type="simple">/wiki/Dakar</text:a>" title="Dakar"&gt;Dakar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146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Department&lt;sup id="cite_ref-156" class="reference"&gt;&lt;a href="<text:a xlink:href="https://de.wikipedia.org/wiki/Liste_der_Hauptstädte_der_Erde#cite_note-156" xlink:type="simple">#cite_note-156</text:a>"&gt;&amp;#91;15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erbien&lt;/span&gt;&lt;a href="<text:a xlink:href="https://de.wikipedia.org/wiki/Serbien" xlink:type="simple">/wiki/Serbien</text:a>" title="Serbien"&gt;&lt;img alt="" src="<text:a xlink:href="https://upload.wikimedia.org/wikipedia/commons/thumb/f/ff/Flag_of_Serbia.svg/20px-Flag_of_Serbia.svg.png" xlink:type="simple">//upload.wikimedia.org/wikipedia/commons/thumb/f/ff/Flag_of_Serbia.svg/20px-Flag_of_Serbia.svg.png</text:a>" decoding="async" width="20" height="13" class="noviewer thumbborder" srcset="<text:a xlink:href="https://upload.wikimedia.org/wikipedia/commons/thumb/f/ff/Flag_of_Serbia.svg/30px-Flag_of_Serbia.svg.png" xlink:type="simple">//upload.wikimedia.org/wikipedia/commons/thumb/f/ff/Flag_of_Serbia.svg/30px-Flag_of_Serbia.svg.png 1.5x</text:a>,<text:a xlink:href="https://upload.wikimedia.org/wikipedia/commons/thumb/f/ff/Flag_of_Serbia.svg/40px-Flag_of_Serbia.svg.png" xlink:type="simple"> //upload.wikimedia.org/wikipedia/commons/thumb/f/ff/Flag_of_Serbia.svg/40px-Flag_of_Serbia.svg.png 2x</text:a>" data-file-width="945" data-file-height="630" /&gt;&lt;/a&gt;&amp;#160;&lt;a href="<text:a xlink:href="https://de.wikipedia.org/wiki/Serbien" xlink:type="simple">/wiki/Serbien</text:a>" title="Serbien"&gt;Serb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elgrad" xlink:type="simple">/wiki/Belgrad</text:a>" title="Belgrad"&gt;Belgrad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344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7" class="reference"&gt;&lt;a href="<text:a xlink:href="https://de.wikipedia.org/wiki/Liste_der_Hauptstädte_der_Erde#cite_note-157" xlink:type="simple">#cite_note-157</text:a>"&gt;&amp;#91;15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eychellen&lt;/span&gt;&lt;a href="<text:a xlink:href="https://de.wikipedia.org/wiki/Seychellen" xlink:type="simple">/wiki/Seychellen</text:a>" title="Seychellen"&gt;&lt;img alt="" src="<text:a xlink:href="https://upload.wikimedia.org/wikipedia/commons/thumb/f/fc/Flag_of_Seychelles.svg/20px-Flag_of_Seychelles.svg.png" xlink:type="simple">//upload.wikimedia.org/wikipedia/commons/thumb/f/fc/Flag_of_Seychelles.svg/20px-Flag_of_Seychelles.svg.png</text:a>" decoding="async" width="20" height="10" class="noviewer" srcset="<text:a xlink:href="https://upload.wikimedia.org/wikipedia/commons/thumb/f/fc/Flag_of_Seychelles.svg/30px-Flag_of_Seychelles.svg.png" xlink:type="simple">//upload.wikimedia.org/wikipedia/commons/thumb/f/fc/Flag_of_Seychelles.svg/30px-Flag_of_Seychelles.svg.png 1.5x</text:a>,<text:a xlink:href="https://upload.wikimedia.org/wikipedia/commons/thumb/f/fc/Flag_of_Seychelles.svg/40px-Flag_of_Seychelles.svg.png" xlink:type="simple"> //upload.wikimedia.org/wikipedia/commons/thumb/f/fc/Flag_of_Seychelles.svg/40px-Flag_of_Seychelles.svg.png 2x</text:a>" data-file-width="1200" data-file-height="600" /&gt;&lt;/a&gt;&amp;#160;&lt;a href="<text:a xlink:href="https://de.wikipedia.org/wiki/Seychellen" xlink:type="simple">/wiki/Seychellen</text:a>" title="Seychellen"&gt;Seychellen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Victoria_(Seychellen)" xlink:type="simple">/wiki/Victoria_(Seychellen)</text:a>" title="Victoria (Seychellen)"&gt;Victori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6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roßbereich&lt;sup id="cite_ref-158" class="reference"&gt;&lt;a href="<text:a xlink:href="https://de.wikipedia.org/wiki/Liste_der_Hauptstädte_der_Erde#cite_note-158" xlink:type="simple">#cite_note-158</text:a>"&gt;&amp;#91;15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Sierra Leone&lt;/span&gt;&lt;a href="<text:a xlink:href="https://de.wikipedia.org/wiki/Sierra_Leone" xlink:type="simple">/wiki/Sierra_Leone</text:a>" title="Sierra Leone"&gt;&lt;img alt="" src="<text:a xlink:href="https://upload.wikimedia.org/wikipedia/commons/thumb/1/17/Flag_of_Sierra_Leone.svg/20px-Flag_of_Sierra_Leone.svg.png" xlink:type="simple">//upload.wikimedia.org/wikipedia/commons/thumb/1/17/Flag_of_Sierra_Leone.svg/20px-Flag_of_Sierra_Leone.svg.png</text:a>" decoding="async" width="20" height="13" class="noviewer thumbborder" srcset="<text:a xlink:href="https://upload.wikimedia.org/wikipedia/commons/thumb/1/17/Flag_of_Sierra_Leone.svg/30px-Flag_of_Sierra_Leone.svg.png" xlink:type="simple">//upload.wikimedia.org/wikipedia/commons/thumb/1/17/Flag_of_Sierra_Leone.svg/30px-Flag_of_Sierra_Leone.svg.png 1.5x</text:a>,<text:a xlink:href="https://upload.wikimedia.org/wikipedia/commons/thumb/1/17/Flag_of_Sierra_Leone.svg/40px-Flag_of_Sierra_Leone.svg.png" xlink:type="simple"> //upload.wikimedia.org/wikipedia/commons/thumb/1/17/Flag_of_Sierra_Leone.svg/40px-Flag_of_Sierra_Leone.svg.png 2x</text:a>" data-file-width="900" data-file-height="600" /&gt;&lt;/a&gt;&amp;#160;&lt;a href="<text:a xlink:href="https://de.wikipedia.org/wiki/Sierra_Leone" xlink:type="simple">/wiki/Sierra_Leone</text:a>" title="Sierra Leone"&gt;Sierra Leone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Freetown" xlink:type="simple">/wiki/Freetown</text:a>" title="Freetown"&gt;Freetow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056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59" class="reference"&gt;&lt;a href="<text:a xlink:href="https://de.wikipedia.org/wiki/Liste_der_Hauptstädte_der_Erde#cite_note-159" xlink:type="simple">#cite_note-159</text:a>"&gt;&amp;#91;15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Simbabwe&lt;/span&gt;&lt;a href="<text:a xlink:href="https://de.wikipedia.org/wiki/Simbabwe" xlink:type="simple">/wiki/Simbabwe</text:a>" title="Simbabwe"&gt;&lt;img alt="" src="<text:a xlink:href="https://upload.wikimedia.org/wikipedia/commons/thumb/6/6a/Flag_of_Zimbabwe.svg/20px-Flag_of_Zimbabwe.svg.png" xlink:type="simple">//upload.wikimedia.org/wikipedia/commons/thumb/6/6a/Flag_of_Zimbabwe.svg/20px-Flag_of_Zimbabwe.svg.png</text:a>" decoding="async" width="20" height="10" class="noviewer thumbborder" srcset="<text:a xlink:href="https://upload.wikimedia.org/wikipedia/commons/thumb/6/6a/Flag_of_Zimbabwe.svg/30px-Flag_of_Zimbabwe.svg.png" xlink:type="simple">//upload.wikimedia.org/wikipedia/commons/thumb/6/6a/Flag_of_Zimbabwe.svg/30px-Flag_of_Zimbabwe.svg.png 1.5x</text:a>,<text:a xlink:href="https://upload.wikimedia.org/wikipedia/commons/thumb/6/6a/Flag_of_Zimbabwe.svg/40px-Flag_of_Zimbabwe.svg.png" xlink:type="simple"> //upload.wikimedia.org/wikipedia/commons/thumb/6/6a/Flag_of_Zimbabwe.svg/40px-Flag_of_Zimbabwe.svg.png 2x</text:a>" data-file-width="1260" data-file-height="630" /&gt;&lt;/a&gt;&amp;#160;&lt;a href="<text:a xlink:href="https://de.wikipedia.org/wiki/Simbabwe" xlink:type="simple">/wiki/Simbabwe</text:a>" title="Simbabwe"&gt;Simbabwe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Harare" xlink:type="simple">/wiki/Harare</text:a>" title="Harare"&gt;Harar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69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0" class="reference"&gt;&lt;a href="<text:a xlink:href="https://de.wikipedia.org/wiki/Liste_der_Hauptstädte_der_Erde#cite_note-160" xlink:type="simple">#cite_note-160</text:a>"&gt;&amp;#91;16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Singapur&lt;/span&gt;&lt;a href="<text:a xlink:href="https://de.wikipedia.org/wiki/Singapur" xlink:type="simple">/wiki/Singapur</text:a>" title="Singapur"&gt;&lt;img alt="" src="<text:a xlink:href="https://upload.wikimedia.org/wikipedia/commons/thumb/4/48/Flag_of_Singapore.svg/20px-Flag_of_Singapore.svg.png" xlink:type="simple">//upload.wikimedia.org/wikipedia/commons/thumb/4/48/Flag_of_Singapore.svg/20px-Flag_of_Singapore.svg.png</text:a>" decoding="async" width="20" height="13" class="noviewer thumbborder" srcset="<text:a xlink:href="https://upload.wikimedia.org/wikipedia/commons/thumb/4/48/Flag_of_Singapore.svg/30px-Flag_of_Singapore.svg.png" xlink:type="simple">//upload.wikimedia.org/wikipedia/commons/thumb/4/48/Flag_of_Singapore.svg/30px-Flag_of_Singapore.svg.png 1.5x</text:a>,<text:a xlink:href="https://upload.wikimedia.org/wikipedia/commons/thumb/4/48/Flag_of_Singapore.svg/40px-Flag_of_Singapore.svg.png" xlink:type="simple"> //upload.wikimedia.org/wikipedia/commons/thumb/4/48/Flag_of_Singapore.svg/40px-Flag_of_Singapore.svg.png 2x</text:a>" data-file-width="900" data-file-height="600" /&gt;&lt;/a&gt;&amp;#160;&lt;a href="<text:a xlink:href="https://de.wikipedia.org/wiki/Singapur" xlink:type="simple">/wiki/Singapur</text:a>" title="Singapur"&gt;Singapur&lt;/a&gt;&lt;/td&gt;</text:p>
          </table:table-cell>
        </table:table-row>
        <table:table-row table:style-name="ro3">
          <table:table-cell/>
          <table:table-cell office:value-type="string" calcext:value-type="string">
            <text:p>&lt;td&gt;Singapur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.076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1" class="reference"&gt;&lt;a href="<text:a xlink:href="https://de.wikipedia.org/wiki/Liste_der_Hauptstädte_der_Erde#cite_note-161" xlink:type="simple">#cite_note-161</text:a>"&gt;&amp;#91;16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Slowakei&lt;/span&gt;&lt;a href="<text:a xlink:href="https://de.wikipedia.org/wiki/Slowakei" xlink:type="simple">/wiki/Slowakei</text:a>" title="Slowakei"&gt;&lt;img alt="" src="<text:a xlink:href="https://upload.wikimedia.org/wikipedia/commons/thumb/e/e6/Flag_of_Slovakia.svg/20px-Flag_of_Slovakia.svg.png" xlink:type="simple">//upload.wikimedia.org/wikipedia/commons/thumb/e/e6/Flag_of_Slovakia.svg/20px-Flag_of_Slovakia.svg.png</text:a>" decoding="async" width="20" height="13" class="noviewer thumbborder" srcset="<text:a xlink:href="https://upload.wikimedia.org/wikipedia/commons/thumb/e/e6/Flag_of_Slovakia.svg/30px-Flag_of_Slovakia.svg.png" xlink:type="simple">//upload.wikimedia.org/wikipedia/commons/thumb/e/e6/Flag_of_Slovakia.svg/30px-Flag_of_Slovakia.svg.png 1.5x</text:a>,<text:a xlink:href="https://upload.wikimedia.org/wikipedia/commons/thumb/e/e6/Flag_of_Slovakia.svg/40px-Flag_of_Slovakia.svg.png" xlink:type="simple"> //upload.wikimedia.org/wikipedia/commons/thumb/e/e6/Flag_of_Slovakia.svg/40px-Flag_of_Slovakia.svg.png 2x</text:a>" data-file-width="900" data-file-height="600" /&gt;&lt;/a&gt;&amp;#160;&lt;a href="<text:a xlink:href="https://de.wikipedia.org/wiki/Slowakei" xlink:type="simple">/wiki/Slowakei</text:a>" title="Slowakei"&gt;Slowakei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ratislava" xlink:type="simple">/wiki/Bratislava</text:a>" title="Bratislava"&gt;Bratislav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02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7">
          <table:table-cell/>
          <table:table-cell office:value-type="string" calcext:value-type="string">
            <text:p>&lt;td&gt;für Großraum&lt;sup id="cite_ref-162" class="reference"&gt;&lt;a href="<text:a xlink:href="https://de.wikipedia.org/wiki/Liste_der_Hauptstädte_der_Erde#cite_note-162" xlink:type="simple">#cite_note-162</text:a>"&gt;&amp;#91;16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Slowenien&lt;/span&gt;&lt;a href="<text:a xlink:href="https://de.wikipedia.org/wiki/Slowenien" xlink:type="simple">/wiki/Slowenien</text:a>" title="Slowenien"&gt;&lt;img alt="" src="<text:a xlink:href="https://upload.wikimedia.org/wikipedia/commons/thumb/f/f0/Flag_of_Slovenia.svg/20px-Flag_of_Slovenia.svg.png" xlink:type="simple">//upload.wikimedia.org/wikipedia/commons/thumb/f/f0/Flag_of_Slovenia.svg/20px-Flag_of_Slovenia.svg.png</text:a>" decoding="async" width="20" height="10" class="noviewer thumbborder" srcset="<text:a xlink:href="https://upload.wikimedia.org/wikipedia/commons/thumb/f/f0/Flag_of_Slovenia.svg/30px-Flag_of_Slovenia.svg.png" xlink:type="simple">//upload.wikimedia.org/wikipedia/commons/thumb/f/f0/Flag_of_Slovenia.svg/30px-Flag_of_Slovenia.svg.png 1.5x</text:a>,<text:a xlink:href="https://upload.wikimedia.org/wikipedia/commons/thumb/f/f0/Flag_of_Slovenia.svg/40px-Flag_of_Slovenia.svg.png" xlink:type="simple"> //upload.wikimedia.org/wikipedia/commons/thumb/f/f0/Flag_of_Slovenia.svg/40px-Flag_of_Slovenia.svg.png 2x</text:a>" data-file-width="1200" data-file-height="600" /&gt;&lt;/a&gt;&amp;#160;&lt;a href="<text:a xlink:href="https://de.wikipedia.org/wiki/Slowenien" xlink:type="simple">/wiki/Slowenien</text:a>" title="Slowenien"&gt;Slowen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Ljubljana" xlink:type="simple">/wiki/Ljubljana</text:a>" title="Ljubljana"&gt;Ljubljan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87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3" class="reference"&gt;&lt;a href="<text:a xlink:href="https://de.wikipedia.org/wiki/Liste_der_Hauptstädte_der_Erde#cite_note-163" xlink:type="simple">#cite_note-163</text:a>"&gt;&amp;#91;16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omalia&lt;/span&gt;&lt;a href="<text:a xlink:href="https://de.wikipedia.org/wiki/Somalia" xlink:type="simple">/wiki/Somalia</text:a>" title="Somalia"&gt;&lt;img alt="" src="<text:a xlink:href="https://upload.wikimedia.org/wikipedia/commons/thumb/a/a0/Flag_of_Somalia.svg/20px-Flag_of_Somalia.svg.png" xlink:type="simple">//upload.wikimedia.org/wikipedia/commons/thumb/a/a0/Flag_of_Somalia.svg/20px-Flag_of_Somalia.svg.png</text:a>" decoding="async" width="20" height="13" class="noviewer" srcset="<text:a xlink:href="https://upload.wikimedia.org/wikipedia/commons/thumb/a/a0/Flag_of_Somalia.svg/30px-Flag_of_Somalia.svg.png" xlink:type="simple">//upload.wikimedia.org/wikipedia/commons/thumb/a/a0/Flag_of_Somalia.svg/30px-Flag_of_Somalia.svg.png 1.5x</text:a>,<text:a xlink:href="https://upload.wikimedia.org/wikipedia/commons/thumb/a/a0/Flag_of_Somalia.svg/40px-Flag_of_Somalia.svg.png" xlink:type="simple"> //upload.wikimedia.org/wikipedia/commons/thumb/a/a0/Flag_of_Somalia.svg/40px-Flag_of_Somalia.svg.png 2x</text:a>" data-file-width="900" data-file-height="600" /&gt;&lt;/a&gt;&amp;#160;&lt;a href="<text:a xlink:href="https://de.wikipedia.org/wiki/Somalia" xlink:type="simple">/wiki/Somalia</text:a>" title="Somalia"&gt;Somali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ogadischu" xlink:type="simple">/wiki/Mogadischu</text:a>" title="Mogadischu"&gt;Mogadischu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265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4" class="reference"&gt;&lt;a href="<text:a xlink:href="https://de.wikipedia.org/wiki/Liste_der_Hauptstädte_der_Erde#cite_note-164" xlink:type="simple">#cite_note-164</text:a>"&gt;&amp;#91;16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panien&lt;/span&gt;&lt;a href="<text:a xlink:href="https://de.wikipedia.org/wiki/Spanien" xlink:type="simple">/wiki/Spanien</text:a>" title="Spanien"&gt;&lt;img alt="" src="<text:a xlink:href="https://upload.wikimedia.org/wikipedia/commons/thumb/9/9a/Flag_of_Spain.svg/20px-Flag_of_Spain.svg.png" xlink:type="simple">//upload.wikimedia.org/wikipedia/commons/thumb/9/9a/Flag_of_Spain.svg/20px-Flag_of_Spain.svg.png</text:a>" decoding="async" width="20" height="13" class="noviewer" srcset="<text:a xlink:href="https://upload.wikimedia.org/wikipedia/commons/thumb/9/9a/Flag_of_Spain.svg/30px-Flag_of_Spain.svg.png" xlink:type="simple">//upload.wikimedia.org/wikipedia/commons/thumb/9/9a/Flag_of_Spain.svg/30px-Flag_of_Spain.svg.png 1.5x</text:a>,<text:a xlink:href="https://upload.wikimedia.org/wikipedia/commons/thumb/9/9a/Flag_of_Spain.svg/40px-Flag_of_Spain.svg.png" xlink:type="simple"> //upload.wikimedia.org/wikipedia/commons/thumb/9/9a/Flag_of_Spain.svg/40px-Flag_of_Spain.svg.png 2x</text:a>" data-file-width="750" data-file-height="500" /&gt;&lt;/a&gt;&amp;#160;&lt;a href="<text:a xlink:href="https://de.wikipedia.org/wiki/Spanien" xlink:type="simple">/wiki/Spanien</text:a>" title="Spanien"&gt;Span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Madrid" xlink:type="simple">/wiki/Madrid</text:a>" title="Madrid"&gt;Madrid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142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5" class="reference"&gt;&lt;a href="<text:a xlink:href="https://de.wikipedia.org/wiki/Liste_der_Hauptstädte_der_Erde#cite_note-165" xlink:type="simple">#cite_note-165</text:a>"&gt;&amp;#91;16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0">
          <table:table-cell/>
          <table:table-cell office:value-type="string" calcext:value-type="string">
            <text:p>&lt;td&gt;&lt;span style="display:none"&gt;Sri Lanka&lt;/span&gt;&lt;a href="<text:a xlink:href="https://de.wikipedia.org/wiki/Sri_Lanka" xlink:type="simple">/wiki/Sri_Lanka</text:a>" title="Sri Lanka"&gt;&lt;img alt="" src="<text:a xlink:href="https://upload.wikimedia.org/wikipedia/commons/thumb/1/11/Flag_of_Sri_Lanka.svg/20px-Flag_of_Sri_Lanka.svg.png" xlink:type="simple">//upload.wikimedia.org/wikipedia/commons/thumb/1/11/Flag_of_Sri_Lanka.svg/20px-Flag_of_Sri_Lanka.svg.png</text:a>" decoding="async" width="20" height="10" class="noviewer" srcset="<text:a xlink:href="https://upload.wikimedia.org/wikipedia/commons/thumb/1/11/Flag_of_Sri_Lanka.svg/30px-Flag_of_Sri_Lanka.svg.png" xlink:type="simple">//upload.wikimedia.org/wikipedia/commons/thumb/1/11/Flag_of_Sri_Lanka.svg/30px-Flag_of_Sri_Lanka.svg.png 1.5x</text:a>,<text:a xlink:href="https://upload.wikimedia.org/wikipedia/commons/thumb/1/11/Flag_of_Sri_Lanka.svg/40px-Flag_of_Sri_Lanka.svg.png" xlink:type="simple"> //upload.wikimedia.org/wikipedia/commons/thumb/1/11/Flag_of_Sri_Lanka.svg/40px-Flag_of_Sri_Lanka.svg.png 2x</text:a>" data-file-width="1200" data-file-height="600" /&gt;&lt;/a&gt;&amp;#160;&lt;a href="<text:a xlink:href="https://de.wikipedia.org/wiki/Sri_Lanka" xlink:type="simple">/wiki/Sri_Lanka</text:a>" title="Sri Lanka"&gt;Sri Lanka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Sri_Jayewardenepura_Kotte" xlink:type="simple">/wiki/Sri_Jayewardenepura_Kotte</text:a>" title="Sri Jayewardenepura Kotte"&gt;Sri Jayewardenepura Kott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07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6" class="reference"&gt;&lt;a href="<text:a xlink:href="https://de.wikipedia.org/wiki/Liste_der_Hauptstädte_der_Erde#cite_note-166" xlink:type="simple">#cite_note-166</text:a>"&gt;&amp;#91;16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 rowspan="3"&gt;&lt;span style="display:none"&gt;Sudafrika&lt;/span&gt;&lt;a href="<text:a xlink:href="https://de.wikipedia.org/wiki/Südafrika" xlink:type="simple">/wiki/S%C3%BCdafrika</text:a>" title="Südafrika"&gt;&lt;img alt="" src="<text:a xlink:href="https://upload.wikimedia.org/wikipedia/commons/thumb/a/af/Flag_of_South_Africa.svg/20px-Flag_of_South_Africa.svg.png" xlink:type="simple">//upload.wikimedia.org/wikipedia/commons/thumb/a/af/Flag_of_South_Africa.svg/20px-Flag_of_South_Africa.svg.png</text:a>" decoding="async" width="20" height="13" class="noviewer" srcset="<text:a xlink:href="https://upload.wikimedia.org/wikipedia/commons/thumb/a/af/Flag_of_South_Africa.svg/30px-Flag_of_South_Africa.svg.png" xlink:type="simple">//upload.wikimedia.org/wikipedia/commons/thumb/a/af/Flag_of_South_Africa.svg/30px-Flag_of_South_Africa.svg.png 1.5x</text:a>,<text:a xlink:href="https://upload.wikimedia.org/wikipedia/commons/thumb/a/af/Flag_of_South_Africa.svg/40px-Flag_of_South_Africa.svg.png" xlink:type="simple"> //upload.wikimedia.org/wikipedia/commons/thumb/a/af/Flag_of_South_Africa.svg/40px-Flag_of_South_Africa.svg.png 2x</text:a>" data-file-width="400" data-file-height="267" /&gt;&lt;/a&gt;&amp;#160;&lt;a href="<text:a xlink:href="https://de.wikipedia.org/wiki/Südafrika" xlink:type="simple">/wiki/S%C3%BCdafrika</text:a>" title="Südafrika"&gt;Südafrika&lt;/a&gt;&lt;/td&gt;</text:p>
          </table:table-cell>
        </table:table-row>
        <table:table-row table:style-name="ro26">
          <table:table-cell/>
          <table:table-cell office:value-type="string" calcext:value-type="string">
            <text:p>&lt;td&gt;&lt;a href="<text:a xlink:href="https://de.wikipedia.org/wiki/Bloemfontein" xlink:type="simple">/wiki/Bloemfontein</text:a>" title="Bloemfontein"&gt;Bloemfontein&lt;/a&gt; &lt;i&gt;(Judikativsitz)&lt;/i&gt;&lt;span class="reference"&gt;&lt;sup id="FN_1_back"&gt;&lt;a href="<text:a xlink:href="https://de.wikipedia.org/wiki/Liste_der_Hauptstädte_der_Erde#FN_1" xlink:type="simple">#FN_1</text:a>"&gt;1&lt;/a&gt;&lt;/sup&gt;&lt;/span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56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7" class="reference"&gt;&lt;a href="<text:a xlink:href="https://de.wikipedia.org/wiki/Liste_der_Hauptstädte_der_Erde#cite_note-167" xlink:type="simple">#cite_note-167</text:a>"&gt;&amp;#91;16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6">
          <table:table-cell/>
          <table:table-cell office:value-type="string" calcext:value-type="string">
            <text:p>&lt;td&gt;&lt;a href="<text:a xlink:href="https://de.wikipedia.org/wiki/Kapstadt" xlink:type="simple">/wiki/Kapstadt</text:a>" title="Kapstadt"&gt;Kapstadt&lt;/a&gt; &lt;i&gt;(Parlamentssitz)&lt;/i&gt;&lt;span class="reference"&gt;&lt;sup id="FN_1_back"&gt;&lt;a href="<text:a xlink:href="https://de.wikipedia.org/wiki/Liste_der_Hauptstädte_der_Erde#FN_1" xlink:type="simple">#FN_1</text:a>"&gt;1&lt;/a&gt;&lt;/sup&gt;&lt;/span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74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8" class="reference"&gt;&lt;a href="<text:a xlink:href="https://de.wikipedia.org/wiki/Liste_der_Hauptstädte_der_Erde#cite_note-168" xlink:type="simple">#cite_note-168</text:a>"&gt;&amp;#91;16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6">
          <table:table-cell/>
          <table:table-cell office:value-type="string" calcext:value-type="string">
            <text:p>&lt;td&gt;&lt;a href="<text:a xlink:href="https://de.wikipedia.org/wiki/Pretoria" xlink:type="simple">/wiki/Pretoria</text:a>" title="Pretoria"&gt;Pretoria&lt;/a&gt; &lt;i&gt;(Regierungssitz)&lt;/i&gt;&lt;span class="reference"&gt;&lt;sup id="FN_1_back"&gt;&lt;a href="<text:a xlink:href="https://de.wikipedia.org/wiki/Liste_der_Hauptstädte_der_Erde#FN_1" xlink:type="simple">#FN_1</text:a>"&gt;1&lt;/a&gt;&lt;/sup&gt;&lt;/span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41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69" class="reference"&gt;&lt;a href="<text:a xlink:href="https://de.wikipedia.org/wiki/Liste_der_Hauptstädte_der_Erde#cite_note-169" xlink:type="simple">#cite_note-169</text:a>"&gt;&amp;#91;16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udan&lt;/span&gt;&lt;a href="<text:a xlink:href="https://de.wikipedia.org/wiki/Sudan" xlink:type="simple">/wiki/Sudan</text:a>" title="Sudan"&gt;&lt;img alt="" src="<text:a xlink:href="https://upload.wikimedia.org/wikipedia/commons/thumb/0/01/Flag_of_Sudan.svg/20px-Flag_of_Sudan.svg.png" xlink:type="simple">//upload.wikimedia.org/wikipedia/commons/thumb/0/01/Flag_of_Sudan.svg/20px-Flag_of_Sudan.svg.png</text:a>" decoding="async" width="20" height="10" class="noviewer thumbborder" srcset="<text:a xlink:href="https://upload.wikimedia.org/wikipedia/commons/thumb/0/01/Flag_of_Sudan.svg/30px-Flag_of_Sudan.svg.png" xlink:type="simple">//upload.wikimedia.org/wikipedia/commons/thumb/0/01/Flag_of_Sudan.svg/30px-Flag_of_Sudan.svg.png 1.5x</text:a>,<text:a xlink:href="https://upload.wikimedia.org/wikipedia/commons/thumb/0/01/Flag_of_Sudan.svg/40px-Flag_of_Sudan.svg.png" xlink:type="simple"> //upload.wikimedia.org/wikipedia/commons/thumb/0/01/Flag_of_Sudan.svg/40px-Flag_of_Sudan.svg.png 2x</text:a>" data-file-width="1200" data-file-height="600" /&gt;&lt;/a&gt;&amp;#160;&lt;a href="<text:a xlink:href="https://de.wikipedia.org/wiki/Sudan" xlink:type="simple">/wiki/Sudan</text:a>" title="Sudan"&gt;Sud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hartum" xlink:type="simple">/wiki/Khartum</text:a>" title="Khartum"&gt;Khartum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72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0" class="reference"&gt;&lt;a href="<text:a xlink:href="https://de.wikipedia.org/wiki/Liste_der_Hauptstädte_der_Erde#cite_note-170" xlink:type="simple">#cite_note-170</text:a>"&gt;&amp;#91;17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;"&gt;Sudsudan&lt;/span&gt;&lt;a href="<text:a xlink:href="https://de.wikipedia.org/wiki/Datei:Flag_of_South_Sudan.svg" xlink:type="simple">/wiki/Datei:Flag_of_South_Sudan.svg</text:a>" class="image" title="Südsudan"&gt;&lt;img alt="" src="<text:a xlink:href="https://upload.wikimedia.org/wikipedia/commons/thumb/7/7a/Flag_of_South_Sudan.svg/20px-Flag_of_South_Sudan.svg.png" xlink:type="simple">//upload.wikimedia.org/wikipedia/commons/thumb/7/7a/Flag_of_South_Sudan.svg/20px-Flag_of_South_Sudan.svg.png</text:a>" decoding="async" width="20" height="10" class="noviewer" srcset="<text:a xlink:href="https://upload.wikimedia.org/wikipedia/commons/thumb/7/7a/Flag_of_South_Sudan.svg/30px-Flag_of_South_Sudan.svg.png" xlink:type="simple">//upload.wikimedia.org/wikipedia/commons/thumb/7/7a/Flag_of_South_Sudan.svg/30px-Flag_of_South_Sudan.svg.png 1.5x</text:a>,<text:a xlink:href="https://upload.wikimedia.org/wikipedia/commons/thumb/7/7a/Flag_of_South_Sudan.svg/40px-Flag_of_South_Sudan.svg.png" xlink:type="simple"> //upload.wikimedia.org/wikipedia/commons/thumb/7/7a/Flag_of_South_Sudan.svg/40px-Flag_of_South_Sudan.svg.png 2x</text:a>" data-file-width="1200" data-file-height="600" /&gt;&lt;/a&gt;&amp;#160;&lt;a href="<text:a xlink:href="https://de.wikipedia.org/wiki/Südsudan" xlink:type="simple">/wiki/S%C3%BCdsudan</text:a>" title="Südsudan"&gt;Südsuda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Juba" xlink:type="simple">/wiki/Juba</text:a>" title="Juba"&gt;Jub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39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1" class="reference"&gt;&lt;a href="<text:a xlink:href="https://de.wikipedia.org/wiki/Liste_der_Hauptstädte_der_Erde#cite_note-171" xlink:type="simple">#cite_note-171</text:a>"&gt;&amp;#91;17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Suriname&lt;/span&gt;&lt;a href="<text:a xlink:href="https://de.wikipedia.org/wiki/Suriname" xlink:type="simple">/wiki/Suriname</text:a>" title="Suriname"&gt;&lt;img alt="" src="<text:a xlink:href="https://upload.wikimedia.org/wikipedia/commons/thumb/6/60/Flag_of_Suriname.svg/20px-Flag_of_Suriname.svg.png" xlink:type="simple">//upload.wikimedia.org/wikipedia/commons/thumb/6/60/Flag_of_Suriname.svg/20px-Flag_of_Suriname.svg.png</text:a>" decoding="async" width="20" height="13" class="noviewer" srcset="<text:a xlink:href="https://upload.wikimedia.org/wikipedia/commons/thumb/6/60/Flag_of_Suriname.svg/30px-Flag_of_Suriname.svg.png" xlink:type="simple">//upload.wikimedia.org/wikipedia/commons/thumb/6/60/Flag_of_Suriname.svg/30px-Flag_of_Suriname.svg.png 1.5x</text:a>,<text:a xlink:href="https://upload.wikimedia.org/wikipedia/commons/thumb/6/60/Flag_of_Suriname.svg/40px-Flag_of_Suriname.svg.png" xlink:type="simple"> //upload.wikimedia.org/wikipedia/commons/thumb/6/60/Flag_of_Suriname.svg/40px-Flag_of_Suriname.svg.png 2x</text:a>" data-file-width="900" data-file-height="600" /&gt;&lt;/a&gt;&amp;#160;&lt;a href="<text:a xlink:href="https://de.wikipedia.org/wiki/Suriname" xlink:type="simple">/wiki/Suriname</text:a>" title="Suriname"&gt;Suriname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aramaribo" xlink:type="simple">/wiki/Paramaribo</text:a>" title="Paramaribo"&gt;Paramarib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23.4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2" class="reference"&gt;&lt;a href="<text:a xlink:href="https://de.wikipedia.org/wiki/Liste_der_Hauptstädte_der_Erde#cite_note-172" xlink:type="simple">#cite_note-172</text:a>"&gt;&amp;#91;17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Syrien&lt;/span&gt;&lt;a href="<text:a xlink:href="https://de.wikipedia.org/wiki/Syrien" xlink:type="simple">/wiki/Syrien</text:a>" title="Syrien"&gt;&lt;img alt="" src="<text:a xlink:href="https://upload.wikimedia.org/wikipedia/commons/thumb/5/53/Flag_of_Syria.svg/20px-Flag_of_Syria.svg.png" xlink:type="simple">//upload.wikimedia.org/wikipedia/commons/thumb/5/53/Flag_of_Syria.svg/20px-Flag_of_Syria.svg.png</text:a>" decoding="async" width="20" height="13" class="noviewer" srcset="<text:a xlink:href="https://upload.wikimedia.org/wikipedia/commons/thumb/5/53/Flag_of_Syria.svg/30px-Flag_of_Syria.svg.png" xlink:type="simple">//upload.wikimedia.org/wikipedia/commons/thumb/5/53/Flag_of_Syria.svg/30px-Flag_of_Syria.svg.png 1.5x</text:a>,<text:a xlink:href="https://upload.wikimedia.org/wikipedia/commons/thumb/5/53/Flag_of_Syria.svg/40px-Flag_of_Syria.svg.png" xlink:type="simple"> //upload.wikimedia.org/wikipedia/commons/thumb/5/53/Flag_of_Syria.svg/40px-Flag_of_Syria.svg.png 2x</text:a>" data-file-width="900" data-file-height="600" /&gt;&lt;/a&gt;&amp;#160;&lt;a href="<text:a xlink:href="https://de.wikipedia.org/wiki/Syrien" xlink:type="simple">/wiki/Syrien</text:a>" title="Syrien"&gt;Syrie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Damaskus" xlink:type="simple">/wiki/Damaskus</text:a>" title="Damaskus"&gt;Damasku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574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&lt;i&gt;unbek.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3" class="reference"&gt;&lt;a href="<text:a xlink:href="https://de.wikipedia.org/wiki/Liste_der_Hauptstädte_der_Erde#cite_note-173" xlink:type="simple">#cite_note-173</text:a>"&gt;&amp;#91;17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1">
          <table:table-cell/>
          <table:table-cell office:value-type="string" calcext:value-type="string">
            <text:p>&lt;td&gt;&lt;span style="display:none"&gt;Tadschikistan&lt;/span&gt;&lt;a href="<text:a xlink:href="https://de.wikipedia.org/wiki/Tadschikistan" xlink:type="simple">/wiki/Tadschikistan</text:a>" title="Tadschikistan"&gt;&lt;img alt="" src="<text:a xlink:href="https://upload.wikimedia.org/wikipedia/commons/thumb/d/d0/Flag_of_Tajikistan.svg/20px-Flag_of_Tajikistan.svg.png" xlink:type="simple">//upload.wikimedia.org/wikipedia/commons/thumb/d/d0/Flag_of_Tajikistan.svg/20px-Flag_of_Tajikistan.svg.png</text:a>" decoding="async" width="20" height="10" class="noviewer" srcset="<text:a xlink:href="https://upload.wikimedia.org/wikipedia/commons/thumb/d/d0/Flag_of_Tajikistan.svg/30px-Flag_of_Tajikistan.svg.png" xlink:type="simple">//upload.wikimedia.org/wikipedia/commons/thumb/d/d0/Flag_of_Tajikistan.svg/30px-Flag_of_Tajikistan.svg.png 1.5x</text:a>,<text:a xlink:href="https://upload.wikimedia.org/wikipedia/commons/thumb/d/d0/Flag_of_Tajikistan.svg/40px-Flag_of_Tajikistan.svg.png" xlink:type="simple"> //upload.wikimedia.org/wikipedia/commons/thumb/d/d0/Flag_of_Tajikistan.svg/40px-Flag_of_Tajikistan.svg.png 2x</text:a>" data-file-width="1200" data-file-height="600" /&gt;&lt;/a&gt;&amp;#160;&lt;a href="<text:a xlink:href="https://de.wikipedia.org/wiki/Tadschikistan" xlink:type="simple">/wiki/Tadschikistan</text:a>" title="Tadschikistan"&gt;Tadschikist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Duschanbe" xlink:type="simple">/wiki/Duschanbe</text:a>" title="Duschanbe"&gt;Duschanbe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724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4" class="reference"&gt;&lt;a href="<text:a xlink:href="https://de.wikipedia.org/wiki/Liste_der_Hauptstädte_der_Erde#cite_note-174" xlink:type="simple">#cite_note-174</text:a>"&gt;&amp;#91;17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 rowspan="2"&gt;&lt;span style="display:none"&gt;Tansania&lt;/span&gt;&lt;a href="<text:a xlink:href="https://de.wikipedia.org/wiki/Tansania" xlink:type="simple">/wiki/Tansania</text:a>" title="Tansania"&gt;&lt;img alt="" src="<text:a xlink:href="https://upload.wikimedia.org/wikipedia/commons/thumb/3/38/Flag_of_Tanzania.svg/20px-Flag_of_Tanzania.svg.png" xlink:type="simple">//upload.wikimedia.org/wikipedia/commons/thumb/3/38/Flag_of_Tanzania.svg/20px-Flag_of_Tanzania.svg.png</text:a>" decoding="async" width="20" height="13" class="noviewer" srcset="<text:a xlink:href="https://upload.wikimedia.org/wikipedia/commons/thumb/3/38/Flag_of_Tanzania.svg/30px-Flag_of_Tanzania.svg.png" xlink:type="simple">//upload.wikimedia.org/wikipedia/commons/thumb/3/38/Flag_of_Tanzania.svg/30px-Flag_of_Tanzania.svg.png 1.5x</text:a>,<text:a xlink:href="https://upload.wikimedia.org/wikipedia/commons/thumb/3/38/Flag_of_Tanzania.svg/40px-Flag_of_Tanzania.svg.png" xlink:type="simple"> //upload.wikimedia.org/wikipedia/commons/thumb/3/38/Flag_of_Tanzania.svg/40px-Flag_of_Tanzania.svg.png 2x</text:a>" data-file-width="900" data-file-height="600" /&gt;&lt;/a&gt;&amp;#160;&lt;a href="<text:a xlink:href="https://de.wikipedia.org/wiki/Tansania" xlink:type="simple">/wiki/Tansania</text:a>" title="Tansania"&gt;Tansania&lt;/a&gt;&lt;/td&gt;</text:p>
          </table:table-cell>
        </table:table-row>
        <table:table-row table:style-name="ro11">
          <table:table-cell/>
          <table:table-cell office:value-type="string" calcext:value-type="string">
            <text:p>&lt;td&gt;&lt;a href="<text:a xlink:href="https://de.wikipedia.org/wiki/Dodoma" xlink:type="simple">/wiki/Dodoma</text:a>" title="Dodoma"&gt;Dodoma&lt;/a&gt; &lt;i&gt;(de jure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11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5" class="reference"&gt;&lt;a href="<text:a xlink:href="https://de.wikipedia.org/wiki/Liste_der_Hauptstädte_der_Erde#cite_note-175" xlink:type="simple">#cite_note-175</text:a>"&gt;&amp;#91;17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Daressalam" xlink:type="simple">/wiki/Daressalam</text:a>" title="Daressalam"&gt;Daressalam&lt;/a&gt; &lt;i&gt;(Regierungssitz)&lt;/i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.364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Region&lt;sup id="cite_ref-176" class="reference"&gt;&lt;a href="<text:a xlink:href="https://de.wikipedia.org/wiki/Liste_der_Hauptstädte_der_Erde#cite_note-176" xlink:type="simple">#cite_note-176</text:a>"&gt;&amp;#91;17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Thailand&lt;/span&gt;&lt;a href="<text:a xlink:href="https://de.wikipedia.org/wiki/Thailand" xlink:type="simple">/wiki/Thailand</text:a>" title="Thailand"&gt;&lt;img alt="" src="<text:a xlink:href="https://upload.wikimedia.org/wikipedia/commons/thumb/a/a9/Flag_of_Thailand.svg/20px-Flag_of_Thailand.svg.png" xlink:type="simple">//upload.wikimedia.org/wikipedia/commons/thumb/a/a9/Flag_of_Thailand.svg/20px-Flag_of_Thailand.svg.png</text:a>" decoding="async" width="20" height="13" class="noviewer thumbborder" srcset="<text:a xlink:href="https://upload.wikimedia.org/wikipedia/commons/thumb/a/a9/Flag_of_Thailand.svg/30px-Flag_of_Thailand.svg.png" xlink:type="simple">//upload.wikimedia.org/wikipedia/commons/thumb/a/a9/Flag_of_Thailand.svg/30px-Flag_of_Thailand.svg.png 1.5x</text:a>,<text:a xlink:href="https://upload.wikimedia.org/wikipedia/commons/thumb/a/a9/Flag_of_Thailand.svg/40px-Flag_of_Thailand.svg.png" xlink:type="simple"> //upload.wikimedia.org/wikipedia/commons/thumb/a/a9/Flag_of_Thailand.svg/40px-Flag_of_Thailand.svg.png 2x</text:a>" data-file-width="900" data-file-height="600" /&gt;&lt;/a&gt;&amp;#160;&lt;a href="<text:a xlink:href="https://de.wikipedia.org/wiki/Thailand" xlink:type="simple">/wiki/Thailand</text:a>" title="Thailand"&gt;Thailand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angkok" xlink:type="simple">/wiki/Bangkok</text:a>" title="Bangkok"&gt;Bangkok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.305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7" class="reference"&gt;&lt;a href="<text:a xlink:href="https://de.wikipedia.org/wiki/Liste_der_Hauptstädte_der_Erde#cite_note-177" xlink:type="simple">#cite_note-177</text:a>"&gt;&amp;#91;17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Togo&lt;/span&gt;&lt;a href="<text:a xlink:href="https://de.wikipedia.org/wiki/Togo" xlink:type="simple">/wiki/Togo</text:a>" title="Togo"&gt;&lt;img alt="" src="<text:a xlink:href="https://upload.wikimedia.org/wikipedia/commons/thumb/6/68/Flag_of_Togo.svg/20px-Flag_of_Togo.svg.png" xlink:type="simple">//upload.wikimedia.org/wikipedia/commons/thumb/6/68/Flag_of_Togo.svg/20px-Flag_of_Togo.svg.png</text:a>" decoding="async" width="20" height="12" class="noviewer" srcset="<text:a xlink:href="https://upload.wikimedia.org/wikipedia/commons/thumb/6/68/Flag_of_Togo.svg/30px-Flag_of_Togo.svg.png" xlink:type="simple">//upload.wikimedia.org/wikipedia/commons/thumb/6/68/Flag_of_Togo.svg/30px-Flag_of_Togo.svg.png 1.5x</text:a>,<text:a xlink:href="https://upload.wikimedia.org/wikipedia/commons/thumb/6/68/Flag_of_Togo.svg/40px-Flag_of_Togo.svg.png" xlink:type="simple"> //upload.wikimedia.org/wikipedia/commons/thumb/6/68/Flag_of_Togo.svg/40px-Flag_of_Togo.svg.png 2x</text:a>" data-file-width="809" data-file-height="500" /&gt;&lt;/a&gt;&amp;#160;&lt;a href="<text:a xlink:href="https://de.wikipedia.org/wiki/Togo" xlink:type="simple">/wiki/Togo</text:a>" title="Togo"&gt;Togo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Lomé" xlink:type="simple">/wiki/Lom%C3%A9</text:a>" title="Lomé"&gt;Lomé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39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8" class="reference"&gt;&lt;a href="<text:a xlink:href="https://de.wikipedia.org/wiki/Liste_der_Hauptstädte_der_Erde#cite_note-178" xlink:type="simple">#cite_note-178</text:a>"&gt;&amp;#91;17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Tonga&lt;/span&gt;&lt;a href="<text:a xlink:href="https://de.wikipedia.org/wiki/Tonga" xlink:type="simple">/wiki/Tonga</text:a>" title="Tonga"&gt;&lt;img alt="" src="<text:a xlink:href="https://upload.wikimedia.org/wikipedia/commons/thumb/9/9a/Flag_of_Tonga.svg/20px-Flag_of_Tonga.svg.png" xlink:type="simple">//upload.wikimedia.org/wikipedia/commons/thumb/9/9a/Flag_of_Tonga.svg/20px-Flag_of_Tonga.svg.png</text:a>" decoding="async" width="20" height="10" class="noviewer thumbborder" srcset="<text:a xlink:href="https://upload.wikimedia.org/wikipedia/commons/thumb/9/9a/Flag_of_Tonga.svg/30px-Flag_of_Tonga.svg.png" xlink:type="simple">//upload.wikimedia.org/wikipedia/commons/thumb/9/9a/Flag_of_Tonga.svg/30px-Flag_of_Tonga.svg.png 1.5x</text:a>,<text:a xlink:href="https://upload.wikimedia.org/wikipedia/commons/thumb/9/9a/Flag_of_Tonga.svg/40px-Flag_of_Tonga.svg.png" xlink:type="simple"> //upload.wikimedia.org/wikipedia/commons/thumb/9/9a/Flag_of_Tonga.svg/40px-Flag_of_Tonga.svg.png 2x</text:a>" data-file-width="960" data-file-height="480" /&gt;&lt;/a&gt;&amp;#160;&lt;a href="<text:a xlink:href="https://de.wikipedia.org/wiki/Tonga" xlink:type="simple">/wiki/Tonga</text:a>" title="Tonga"&gt;Tong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ukuʻalofa" xlink:type="simple">/wiki/Nuku%CA%BBalofa</text:a>" title="Nukuʻalofa"&gt;Nukuʻalof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5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79" class="reference"&gt;&lt;a href="<text:a xlink:href="https://de.wikipedia.org/wiki/Liste_der_Hauptstädte_der_Erde#cite_note-179" xlink:type="simple">#cite_note-179</text:a>"&gt;&amp;#91;17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2">
          <table:table-cell/>
          <table:table-cell office:value-type="string" calcext:value-type="string">
            <text:p>&lt;td&gt;&lt;span style="display:none"&gt;Trinidad und Tobago&lt;/span&gt;&lt;a href="<text:a xlink:href="https://de.wikipedia.org/wiki/Trinidad_und_Tobago" xlink:type="simple">/wiki/Trinidad_und_Tobago</text:a>" title="Trinidad und Tobago"&gt;&lt;img alt="" src="<text:a xlink:href="https://upload.wikimedia.org/wikipedia/commons/thumb/6/64/Flag_of_Trinidad_and_Tobago.svg/20px-Flag_of_Trinidad_and_Tobago.svg.png" xlink:type="simple">//upload.wikimedia.org/wikipedia/commons/thumb/6/64/Flag_of_Trinidad_and_Tobago.svg/20px-Flag_of_Trinidad_and_Tobago.svg.png</text:a>" decoding="async" width="20" height="12" class="noviewer" srcset="<text:a xlink:href="https://upload.wikimedia.org/wikipedia/commons/thumb/6/64/Flag_of_Trinidad_and_Tobago.svg/30px-Flag_of_Trinidad_and_Tobago.svg.png" xlink:type="simple">//upload.wikimedia.org/wikipedia/commons/thumb/6/64/Flag_of_Trinidad_and_Tobago.svg/30px-Flag_of_Trinidad_and_Tobago.svg.png 1.5x</text:a>,<text:a xlink:href="https://upload.wikimedia.org/wikipedia/commons/thumb/6/64/Flag_of_Trinidad_and_Tobago.svg/40px-Flag_of_Trinidad_and_Tobago.svg.png" xlink:type="simple"> //upload.wikimedia.org/wikipedia/commons/thumb/6/64/Flag_of_Trinidad_and_Tobago.svg/40px-Flag_of_Trinidad_and_Tobago.svg.png 2x</text:a>" data-file-width="800" data-file-height="480" /&gt;&lt;/a&gt;&amp;#160;&lt;a href="<text:a xlink:href="https://de.wikipedia.org/wiki/Trinidad_und_Tobago" xlink:type="simple">/wiki/Trinidad_und_Tobago</text:a>" title="Trinidad und Tobago"&gt;Trinidad und Tobago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Port_of_Spain" xlink:type="simple">/wiki/Port_of_Spain</text:a>" title="Port of Spain"&gt;Port of Spai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7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0" class="reference"&gt;&lt;a href="<text:a xlink:href="https://de.wikipedia.org/wiki/Liste_der_Hauptstädte_der_Erde#cite_note-180" xlink:type="simple">#cite_note-180</text:a>"&gt;&amp;#91;18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Tschad&lt;/span&gt;&lt;a href="<text:a xlink:href="https://de.wikipedia.org/wiki/Tschad" xlink:type="simple">/wiki/Tschad</text:a>" title="Tschad"&gt;&lt;img alt="" src="<text:a xlink:href="https://upload.wikimedia.org/wikipedia/commons/thumb/4/4b/Flag_of_Chad.svg/20px-Flag_of_Chad.svg.png" xlink:type="simple">//upload.wikimedia.org/wikipedia/commons/thumb/4/4b/Flag_of_Chad.svg/20px-Flag_of_Chad.svg.png</text:a>" decoding="async" width="20" height="13" class="noviewer" srcset="<text:a xlink:href="https://upload.wikimedia.org/wikipedia/commons/thumb/4/4b/Flag_of_Chad.svg/30px-Flag_of_Chad.svg.png" xlink:type="simple">//upload.wikimedia.org/wikipedia/commons/thumb/4/4b/Flag_of_Chad.svg/30px-Flag_of_Chad.svg.png 1.5x</text:a>,<text:a xlink:href="https://upload.wikimedia.org/wikipedia/commons/thumb/4/4b/Flag_of_Chad.svg/40px-Flag_of_Chad.svg.png" xlink:type="simple"> //upload.wikimedia.org/wikipedia/commons/thumb/4/4b/Flag_of_Chad.svg/40px-Flag_of_Chad.svg.png 2x</text:a>" data-file-width="900" data-file-height="600" /&gt;&lt;/a&gt;&amp;#160;&lt;a href="<text:a xlink:href="https://de.wikipedia.org/wiki/Tschad" xlink:type="simple">/wiki/Tschad</text:a>" title="Tschad"&gt;Tschad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N’Djamena" xlink:type="simple">/wiki/N%E2%80%99Djamena</text:a>" title="N’Djamena"&gt;N’Djamen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993.5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1" class="reference"&gt;&lt;a href="<text:a xlink:href="https://de.wikipedia.org/wiki/Liste_der_Hauptstädte_der_Erde#cite_note-181" xlink:type="simple">#cite_note-181</text:a>"&gt;&amp;#91;18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"&gt;Tschechien&lt;/span&gt;&lt;a href="<text:a xlink:href="https://de.wikipedia.org/wiki/Tschechien" xlink:type="simple">/wiki/Tschechien</text:a>" title="Tschechien"&gt;&lt;img alt="" src="<text:a xlink:href="https://upload.wikimedia.org/wikipedia/commons/thumb/c/cb/Flag_of_the_Czech_Republic.svg/20px-Flag_of_the_Czech_Republic.svg.png" xlink:type="simple">//upload.wikimedia.org/wikipedia/commons/thumb/c/cb/Flag_of_the_Czech_Republic.svg/20px-Flag_of_the_Czech_Republic.svg.png</text:a>" decoding="async" width="20" height="13" class="noviewer thumbborder" srcset="<text:a xlink:href="https://upload.wikimedia.org/wikipedia/commons/thumb/c/cb/Flag_of_the_Czech_Republic.svg/30px-Flag_of_the_Czech_Republic.svg.png" xlink:type="simple">//upload.wikimedia.org/wikipedia/commons/thumb/c/cb/Flag_of_the_Czech_Republic.svg/30px-Flag_of_the_Czech_Republic.svg.png 1.5x</text:a>,<text:a xlink:href="https://upload.wikimedia.org/wikipedia/commons/thumb/c/cb/Flag_of_the_Czech_Republic.svg/40px-Flag_of_the_Czech_Republic.svg.png" xlink:type="simple"> //upload.wikimedia.org/wikipedia/commons/thumb/c/cb/Flag_of_the_Czech_Republic.svg/40px-Flag_of_the_Czech_Republic.svg.png 2x</text:a>" data-file-width="900" data-file-height="600" /&gt;&lt;/a&gt;&amp;#160;&lt;a href="<text:a xlink:href="https://de.wikipedia.org/wiki/Tschechien" xlink:type="simple">/wiki/Tschechien</text:a>" title="Tschechien"&gt;Tschech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Prag" xlink:type="simple">/wiki/Prag</text:a>" title="Prag"&gt;Prag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268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2" class="reference"&gt;&lt;a href="<text:a xlink:href="https://de.wikipedia.org/wiki/Liste_der_Hauptstädte_der_Erde#cite_note-182" xlink:type="simple">#cite_note-182</text:a>"&gt;&amp;#91;18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Tunesien&lt;/span&gt;&lt;a href="<text:a xlink:href="https://de.wikipedia.org/wiki/Tunesien" xlink:type="simple">/wiki/Tunesien</text:a>" title="Tunesien"&gt;&lt;img alt="" src="<text:a xlink:href="https://upload.wikimedia.org/wikipedia/commons/thumb/c/ce/Flag_of_Tunisia.svg/20px-Flag_of_Tunisia.svg.png" xlink:type="simple">//upload.wikimedia.org/wikipedia/commons/thumb/c/ce/Flag_of_Tunisia.svg/20px-Flag_of_Tunisia.svg.png</text:a>" decoding="async" width="20" height="13" class="noviewer" srcset="<text:a xlink:href="https://upload.wikimedia.org/wikipedia/commons/thumb/c/ce/Flag_of_Tunisia.svg/30px-Flag_of_Tunisia.svg.png" xlink:type="simple">//upload.wikimedia.org/wikipedia/commons/thumb/c/ce/Flag_of_Tunisia.svg/30px-Flag_of_Tunisia.svg.png 1.5x</text:a>,<text:a xlink:href="https://upload.wikimedia.org/wikipedia/commons/thumb/c/ce/Flag_of_Tunisia.svg/40px-Flag_of_Tunisia.svg.png" xlink:type="simple"> //upload.wikimedia.org/wikipedia/commons/thumb/c/ce/Flag_of_Tunisia.svg/40px-Flag_of_Tunisia.svg.png 2x</text:a>" data-file-width="1200" data-file-height="800" /&gt;&lt;/a&gt;&amp;#160;&lt;a href="<text:a xlink:href="https://de.wikipedia.org/wiki/Tunesien" xlink:type="simple">/wiki/Tunesien</text:a>" title="Tunesien"&gt;Tunesien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Tunis" xlink:type="simple">/wiki/Tunis</text:a>" title="Tunis"&gt;Tuni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058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3" class="reference"&gt;&lt;a href="<text:a xlink:href="https://de.wikipedia.org/wiki/Liste_der_Hauptstädte_der_Erde#cite_note-183" xlink:type="simple">#cite_note-183</text:a>"&gt;&amp;#91;18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Turkei&lt;/span&gt;&lt;a href="<text:a xlink:href="https://de.wikipedia.org/wiki/Türkei" xlink:type="simple">/wiki/T%C3%BCrkei</text:a>" title="Türkei"&gt;&lt;img alt="" src="<text:a xlink:href="https://upload.wikimedia.org/wikipedia/commons/thumb/b/b4/Flag_of_Turkey.svg/20px-Flag_of_Turkey.svg.png" xlink:type="simple">//upload.wikimedia.org/wikipedia/commons/thumb/b/b4/Flag_of_Turkey.svg/20px-Flag_of_Turkey.svg.png</text:a>" decoding="async" width="20" height="13" class="noviewer" srcset="<text:a xlink:href="https://upload.wikimedia.org/wikipedia/commons/thumb/b/b4/Flag_of_Turkey.svg/30px-Flag_of_Turkey.svg.png" xlink:type="simple">//upload.wikimedia.org/wikipedia/commons/thumb/b/b4/Flag_of_Turkey.svg/30px-Flag_of_Turkey.svg.png 1.5x</text:a>,<text:a xlink:href="https://upload.wikimedia.org/wikipedia/commons/thumb/b/b4/Flag_of_Turkey.svg/40px-Flag_of_Turkey.svg.png" xlink:type="simple"> //upload.wikimedia.org/wikipedia/commons/thumb/b/b4/Flag_of_Turkey.svg/40px-Flag_of_Turkey.svg.png 2x</text:a>" data-file-width="1200" data-file-height="800" /&gt;&lt;/a&gt;&amp;#160;&lt;a href="<text:a xlink:href="https://de.wikipedia.org/wiki/Türkei" xlink:type="simple">/wiki/T%C3%BCrkei</text:a>" title="Türkei"&gt;Türkei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Ankara" xlink:type="simple">/wiki/Ankara</text:a>" title="Ankara"&gt;Ankar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5.270.6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4" class="reference"&gt;&lt;a href="<text:a xlink:href="https://de.wikipedia.org/wiki/Liste_der_Hauptstädte_der_Erde#cite_note-184" xlink:type="simple">#cite_note-184</text:a>"&gt;&amp;#91;18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;"&gt;Turkmenistan&lt;/span&gt;&lt;a href="<text:a xlink:href="https://de.wikipedia.org/wiki/Turkmenistan" xlink:type="simple">/wiki/Turkmenistan</text:a>" title="Turkmenistan"&gt;&lt;img alt="" src="<text:a xlink:href="https://upload.wikimedia.org/wikipedia/commons/thumb/1/1b/Flag_of_Turkmenistan.svg/20px-Flag_of_Turkmenistan.svg.png" xlink:type="simple">//upload.wikimedia.org/wikipedia/commons/thumb/1/1b/Flag_of_Turkmenistan.svg/20px-Flag_of_Turkmenistan.svg.png</text:a>" decoding="async" width="20" height="13" class="noviewer" srcset="<text:a xlink:href="https://upload.wikimedia.org/wikipedia/commons/thumb/1/1b/Flag_of_Turkmenistan.svg/30px-Flag_of_Turkmenistan.svg.png" xlink:type="simple">//upload.wikimedia.org/wikipedia/commons/thumb/1/1b/Flag_of_Turkmenistan.svg/30px-Flag_of_Turkmenistan.svg.png 1.5x</text:a>,<text:a xlink:href="https://upload.wikimedia.org/wikipedia/commons/thumb/1/1b/Flag_of_Turkmenistan.svg/40px-Flag_of_Turkmenistan.svg.png" xlink:type="simple"> //upload.wikimedia.org/wikipedia/commons/thumb/1/1b/Flag_of_Turkmenistan.svg/40px-Flag_of_Turkmenistan.svg.png 2x</text:a>" data-file-width="900" data-file-height="600" /&gt;&lt;/a&gt;&amp;#160;&lt;a href="<text:a xlink:href="https://de.wikipedia.org/wiki/Turkmenistan" xlink:type="simple">/wiki/Turkmenistan</text:a>" title="Turkmenistan"&gt;Turkmenist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Aşgabat" xlink:type="simple">/wiki/A%C5%9Fgabat</text:a>" title="Aşgabat"&gt;Aşgaba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04.7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99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5" class="reference"&gt;&lt;a href="<text:a xlink:href="https://de.wikipedia.org/wiki/Liste_der_Hauptstädte_der_Erde#cite_note-185" xlink:type="simple">#cite_note-185</text:a>"&gt;&amp;#91;18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Tuvalu&lt;/span&gt;&lt;a href="<text:a xlink:href="https://de.wikipedia.org/wiki/Tuvalu" xlink:type="simple">/wiki/Tuvalu</text:a>" title="Tuvalu"&gt;&lt;img alt="" src="<text:a xlink:href="https://upload.wikimedia.org/wikipedia/commons/thumb/3/38/Flag_of_Tuvalu.svg/20px-Flag_of_Tuvalu.svg.png" xlink:type="simple">//upload.wikimedia.org/wikipedia/commons/thumb/3/38/Flag_of_Tuvalu.svg/20px-Flag_of_Tuvalu.svg.png</text:a>" decoding="async" width="20" height="10" class="noviewer" srcset="<text:a xlink:href="https://upload.wikimedia.org/wikipedia/commons/thumb/3/38/Flag_of_Tuvalu.svg/30px-Flag_of_Tuvalu.svg.png" xlink:type="simple">//upload.wikimedia.org/wikipedia/commons/thumb/3/38/Flag_of_Tuvalu.svg/30px-Flag_of_Tuvalu.svg.png 1.5x</text:a>,<text:a xlink:href="https://upload.wikimedia.org/wikipedia/commons/thumb/3/38/Flag_of_Tuvalu.svg/40px-Flag_of_Tuvalu.svg.png" xlink:type="simple"> //upload.wikimedia.org/wikipedia/commons/thumb/3/38/Flag_of_Tuvalu.svg/40px-Flag_of_Tuvalu.svg.png 2x</text:a>" data-file-width="1200" data-file-height="600" /&gt;&lt;/a&gt;&amp;#160;&lt;a href="<text:a xlink:href="https://de.wikipedia.org/wiki/Tuvalu" xlink:type="simple">/wiki/Tuvalu</text:a>" title="Tuvalu"&gt;Tuvalu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Funafuti" xlink:type="simple">/wiki/Funafuti</text:a>" title="Funafuti"&gt;Funafut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2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6" class="reference"&gt;&lt;a href="<text:a xlink:href="https://de.wikipedia.org/wiki/Liste_der_Hauptstädte_der_Erde#cite_note-186" xlink:type="simple">#cite_note-186</text:a>"&gt;&amp;#91;18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Uganda&lt;/span&gt;&lt;a href="<text:a xlink:href="https://de.wikipedia.org/wiki/Uganda" xlink:type="simple">/wiki/Uganda</text:a>" title="Uganda"&gt;&lt;img alt="" src="<text:a xlink:href="https://upload.wikimedia.org/wikipedia/commons/thumb/4/4e/Flag_of_Uganda.svg/20px-Flag_of_Uganda.svg.png" xlink:type="simple">//upload.wikimedia.org/wikipedia/commons/thumb/4/4e/Flag_of_Uganda.svg/20px-Flag_of_Uganda.svg.png</text:a>" decoding="async" width="20" height="13" class="noviewer" srcset="<text:a xlink:href="https://upload.wikimedia.org/wikipedia/commons/thumb/4/4e/Flag_of_Uganda.svg/30px-Flag_of_Uganda.svg.png" xlink:type="simple">//upload.wikimedia.org/wikipedia/commons/thumb/4/4e/Flag_of_Uganda.svg/30px-Flag_of_Uganda.svg.png 1.5x</text:a>,<text:a xlink:href="https://upload.wikimedia.org/wikipedia/commons/thumb/4/4e/Flag_of_Uganda.svg/40px-Flag_of_Uganda.svg.png" xlink:type="simple"> //upload.wikimedia.org/wikipedia/commons/thumb/4/4e/Flag_of_Uganda.svg/40px-Flag_of_Uganda.svg.png 2x</text:a>" data-file-width="900" data-file-height="600" /&gt;&lt;/a&gt;&amp;#160;&lt;a href="<text:a xlink:href="https://de.wikipedia.org/wiki/Uganda" xlink:type="simple">/wiki/Uganda</text:a>" title="Uganda"&gt;Ugand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Kampala" xlink:type="simple">/wiki/Kampala</text:a>" title="Kampala"&gt;Kampal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507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4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7" class="reference"&gt;&lt;a href="<text:a xlink:href="https://de.wikipedia.org/wiki/Liste_der_Hauptstädte_der_Erde#cite_note-187" xlink:type="simple">#cite_note-187</text:a>"&gt;&amp;#91;18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5">
          <table:table-cell/>
          <table:table-cell office:value-type="string" calcext:value-type="string">
            <text:p>&lt;td&gt;&lt;span style="display:none"&gt;Ukraine&lt;/span&gt;&lt;span style="white-space:nowrap"&gt;&lt;a href="<text:a xlink:href="https://de.wikipedia.org/wiki/Ukraine" xlink:type="simple">/wiki/Ukraine</text:a>" title="Ukraine"&gt;&lt;img alt="" src="<text:a xlink:href="https://upload.wikimedia.org/wikipedia/commons/thumb/4/49/Flag_of_Ukraine.svg/20px-Flag_of_Ukraine.svg.png" xlink:type="simple">//upload.wikimedia.org/wikipedia/commons/thumb/4/49/Flag_of_Ukraine.svg/20px-Flag_of_Ukraine.svg.png</text:a>" decoding="async" width="20" height="13" class="noviewer" srcset="<text:a xlink:href="https://upload.wikimedia.org/wikipedia/commons/thumb/4/49/Flag_of_Ukraine.svg/30px-Flag_of_Ukraine.svg.png" xlink:type="simple">//upload.wikimedia.org/wikipedia/commons/thumb/4/49/Flag_of_Ukraine.svg/30px-Flag_of_Ukraine.svg.png 1.5x</text:a>,<text:a xlink:href="https://upload.wikimedia.org/wikipedia/commons/thumb/4/49/Flag_of_Ukraine.svg/40px-Flag_of_Ukraine.svg.png" xlink:type="simple"> //upload.wikimedia.org/wikipedia/commons/thumb/4/49/Flag_of_Ukraine.svg/40px-Flag_of_Ukraine.svg.png 2x</text:a>" data-file-width="1200" data-file-height="800" /&gt;&lt;/a&gt;&amp;#32;&lt;a href="<text:a xlink:href="https://de.wikipedia.org/wiki/Ukraine" xlink:type="simple">/wiki/Ukraine</text:a>" title="Ukraine"&gt;Ukraine&lt;/a&gt;&lt;/span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Kiew" xlink:type="simple">/wiki/Kiew</text:a>" title="Kiew"&gt;Kiew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567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8" class="reference"&gt;&lt;a href="<text:a xlink:href="https://de.wikipedia.org/wiki/Liste_der_Hauptstädte_der_Erde#cite_note-188" xlink:type="simple">#cite_note-188</text:a>"&gt;&amp;#91;18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8">
          <table:table-cell/>
          <table:table-cell office:value-type="string" calcext:value-type="string">
            <text:p>&lt;td&gt;&lt;span style="display:none"&gt;Ungarn&lt;/span&gt;&lt;a href="<text:a xlink:href="https://de.wikipedia.org/wiki/Ungarn" xlink:type="simple">/wiki/Ungarn</text:a>" title="Ungarn"&gt;&lt;img alt="" src="<text:a xlink:href="https://upload.wikimedia.org/wikipedia/commons/thumb/c/c1/Flag_of_Hungary.svg/20px-Flag_of_Hungary.svg.png" xlink:type="simple">//upload.wikimedia.org/wikipedia/commons/thumb/c/c1/Flag_of_Hungary.svg/20px-Flag_of_Hungary.svg.png</text:a>" decoding="async" width="20" height="10" class="noviewer" srcset="<text:a xlink:href="https://upload.wikimedia.org/wikipedia/commons/thumb/c/c1/Flag_of_Hungary.svg/30px-Flag_of_Hungary.svg.png" xlink:type="simple">//upload.wikimedia.org/wikipedia/commons/thumb/c/c1/Flag_of_Hungary.svg/30px-Flag_of_Hungary.svg.png 1.5x</text:a>,<text:a xlink:href="https://upload.wikimedia.org/wikipedia/commons/thumb/c/c1/Flag_of_Hungary.svg/40px-Flag_of_Hungary.svg.png" xlink:type="simple"> //upload.wikimedia.org/wikipedia/commons/thumb/c/c1/Flag_of_Hungary.svg/40px-Flag_of_Hungary.svg.png 2x</text:a>" data-file-width="1200" data-file-height="600" /&gt;&lt;/a&gt;&amp;#160;&lt;a href="<text:a xlink:href="https://de.wikipedia.org/wiki/Ungarn" xlink:type="simple">/wiki/Ungarn</text:a>" title="Ungarn"&gt;Ungar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Budapest" xlink:type="simple">/wiki/Budapest</text:a>" title="Budapest"&gt;Budapes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729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89" class="reference"&gt;&lt;a href="<text:a xlink:href="https://de.wikipedia.org/wiki/Liste_der_Hauptstädte_der_Erde#cite_note-189" xlink:type="simple">#cite_note-189</text:a>"&gt;&amp;#91;189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;"&gt;Uruguay&lt;/span&gt;&lt;a href="<text:a xlink:href="https://de.wikipedia.org/wiki/Uruguay" xlink:type="simple">/wiki/Uruguay</text:a>" title="Uruguay"&gt;&lt;img alt="" src="<text:a xlink:href="https://upload.wikimedia.org/wikipedia/commons/thumb/f/fe/Flag_of_Uruguay.svg/20px-Flag_of_Uruguay.svg.png" xlink:type="simple">//upload.wikimedia.org/wikipedia/commons/thumb/f/fe/Flag_of_Uruguay.svg/20px-Flag_of_Uruguay.svg.png</text:a>" decoding="async" width="20" height="13" class="noviewer thumbborder" srcset="<text:a xlink:href="https://upload.wikimedia.org/wikipedia/commons/thumb/f/fe/Flag_of_Uruguay.svg/30px-Flag_of_Uruguay.svg.png" xlink:type="simple">//upload.wikimedia.org/wikipedia/commons/thumb/f/fe/Flag_of_Uruguay.svg/30px-Flag_of_Uruguay.svg.png 1.5x</text:a>,<text:a xlink:href="https://upload.wikimedia.org/wikipedia/commons/thumb/f/fe/Flag_of_Uruguay.svg/40px-Flag_of_Uruguay.svg.png" xlink:type="simple"> //upload.wikimedia.org/wikipedia/commons/thumb/f/fe/Flag_of_Uruguay.svg/40px-Flag_of_Uruguay.svg.png 2x</text:a>" data-file-width="945" data-file-height="630" /&gt;&lt;/a&gt;&amp;#160;&lt;a href="<text:a xlink:href="https://de.wikipedia.org/wiki/Uruguay" xlink:type="simple">/wiki/Uruguay</text:a>" title="Uruguay"&gt;Uruguay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Montevideo" xlink:type="simple">/wiki/Montevideo</text:a>" title="Montevideo"&gt;Montevideo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319.1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0" class="reference"&gt;&lt;a href="<text:a xlink:href="https://de.wikipedia.org/wiki/Liste_der_Hauptstädte_der_Erde#cite_note-190" xlink:type="simple">#cite_note-190</text:a>"&gt;&amp;#91;190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6">
          <table:table-cell/>
          <table:table-cell office:value-type="string" calcext:value-type="string">
            <text:p>&lt;td&gt;&lt;span style="display:none"&gt;Usbekistan&lt;/span&gt;&lt;a href="<text:a xlink:href="https://de.wikipedia.org/wiki/Usbekistan" xlink:type="simple">/wiki/Usbekistan</text:a>" title="Usbekistan"&gt;&lt;img alt="" src="<text:a xlink:href="https://upload.wikimedia.org/wikipedia/commons/thumb/8/84/Flag_of_Uzbekistan.svg/20px-Flag_of_Uzbekistan.svg.png" xlink:type="simple">//upload.wikimedia.org/wikipedia/commons/thumb/8/84/Flag_of_Uzbekistan.svg/20px-Flag_of_Uzbekistan.svg.png</text:a>" decoding="async" width="20" height="10" class="noviewer thumbborder" srcset="<text:a xlink:href="https://upload.wikimedia.org/wikipedia/commons/thumb/8/84/Flag_of_Uzbekistan.svg/30px-Flag_of_Uzbekistan.svg.png" xlink:type="simple">//upload.wikimedia.org/wikipedia/commons/thumb/8/84/Flag_of_Uzbekistan.svg/30px-Flag_of_Uzbekistan.svg.png 1.5x</text:a>,<text:a xlink:href="https://upload.wikimedia.org/wikipedia/commons/thumb/8/84/Flag_of_Uzbekistan.svg/40px-Flag_of_Uzbekistan.svg.png" xlink:type="simple"> //upload.wikimedia.org/wikipedia/commons/thumb/8/84/Flag_of_Uzbekistan.svg/40px-Flag_of_Uzbekistan.svg.png 2x</text:a>" data-file-width="1000" data-file-height="500" /&gt;&lt;/a&gt;&amp;#160;&lt;a href="<text:a xlink:href="https://de.wikipedia.org/wiki/Usbekistan" xlink:type="simple">/wiki/Usbekistan</text:a>" title="Usbekistan"&gt;Usbekistan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Taschkent" xlink:type="simple">/wiki/Taschkent</text:a>" title="Taschkent"&gt;Taschken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.393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1" class="reference"&gt;&lt;a href="<text:a xlink:href="https://de.wikipedia.org/wiki/Liste_der_Hauptstädte_der_Erde#cite_note-191" xlink:type="simple">#cite_note-191</text:a>"&gt;&amp;#91;191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Vanuatu&lt;/span&gt;&lt;a href="<text:a xlink:href="https://de.wikipedia.org/wiki/Vanuatu" xlink:type="simple">/wiki/Vanuatu</text:a>" title="Vanuatu"&gt;&lt;img alt="" src="<text:a xlink:href="https://upload.wikimedia.org/wikipedia/commons/thumb/b/bc/Flag_of_Vanuatu.svg/20px-Flag_of_Vanuatu.svg.png" xlink:type="simple">//upload.wikimedia.org/wikipedia/commons/thumb/b/bc/Flag_of_Vanuatu.svg/20px-Flag_of_Vanuatu.svg.png</text:a>" decoding="async" width="20" height="12" class="noviewer" srcset="<text:a xlink:href="https://upload.wikimedia.org/wikipedia/commons/thumb/b/bc/Flag_of_Vanuatu.svg/30px-Flag_of_Vanuatu.svg.png" xlink:type="simple">//upload.wikimedia.org/wikipedia/commons/thumb/b/bc/Flag_of_Vanuatu.svg/30px-Flag_of_Vanuatu.svg.png 1.5x</text:a>,<text:a xlink:href="https://upload.wikimedia.org/wikipedia/commons/thumb/b/bc/Flag_of_Vanuatu.svg/40px-Flag_of_Vanuatu.svg.png" xlink:type="simple"> //upload.wikimedia.org/wikipedia/commons/thumb/b/bc/Flag_of_Vanuatu.svg/40px-Flag_of_Vanuatu.svg.png 2x</text:a>" data-file-width="600" data-file-height="360" /&gt;&lt;/a&gt;&amp;#160;&lt;a href="<text:a xlink:href="https://de.wikipedia.org/wiki/Vanuatu" xlink:type="simple">/wiki/Vanuatu</text:a>" title="Vanuatu"&gt;Vanuatu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Port_Vila" xlink:type="simple">/wiki/Port_Vila</text:a>" title="Port Vila"&gt;Port Vila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44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2" class="reference"&gt;&lt;a href="<text:a xlink:href="https://de.wikipedia.org/wiki/Liste_der_Hauptstädte_der_Erde#cite_note-192" xlink:type="simple">#cite_note-192</text:a>"&gt;&amp;#91;192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">
          <table:table-cell/>
          <table:table-cell office:value-type="string" calcext:value-type="string">
            <text:p>&lt;td&gt;&lt;span style="display:none;"&gt;Vatikanstadt&lt;/span&gt;&lt;a href="<text:a xlink:href="https://de.wikipedia.org/wiki/Vatikanstadt" xlink:type="simple">/wiki/Vatikanstadt</text:a>" title="Vatikan"&gt;&lt;img alt="" src="<text:a xlink:href="https://upload.wikimedia.org/wikipedia/commons/thumb/0/00/Flag_of_the_Vatican_City.svg/20px-Flag_of_the_Vatican_City.svg.png" xlink:type="simple">//upload.wikimedia.org/wikipedia/commons/thumb/0/00/Flag_of_the_Vatican_City.svg/20px-Flag_of_the_Vatican_City.svg.png</text:a>" decoding="async" width="20" height="20" class="noviewer thumbborder" srcset="<text:a xlink:href="https://upload.wikimedia.org/wikipedia/commons/thumb/0/00/Flag_of_the_Vatican_City.svg/30px-Flag_of_the_Vatican_City.svg.png" xlink:type="simple">//upload.wikimedia.org/wikipedia/commons/thumb/0/00/Flag_of_the_Vatican_City.svg/30px-Flag_of_the_Vatican_City.svg.png 1.5x</text:a>,<text:a xlink:href="https://upload.wikimedia.org/wikipedia/commons/thumb/0/00/Flag_of_the_Vatican_City.svg/40px-Flag_of_the_Vatican_City.svg.png" xlink:type="simple"> //upload.wikimedia.org/wikipedia/commons/thumb/0/00/Flag_of_the_Vatican_City.svg/40px-Flag_of_the_Vatican_City.svg.png 2x</text:a>" data-file-width="500" data-file-height="500" /&gt;&lt;/a&gt;&amp;#160;&lt;a href="<text:a xlink:href="https://de.wikipedia.org/wiki/Vatikanstadt" xlink:type="simple">/wiki/Vatikanstadt</text:a>" title="Vatikanstadt"&gt;Vatikanstadt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Vatikanstadt" xlink:type="simple">/wiki/Vatikanstadt</text:a>" title="Vatikanstadt"&gt;Vatikanstadt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1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8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3" class="reference"&gt;&lt;a href="<text:a xlink:href="https://de.wikipedia.org/wiki/Liste_der_Hauptstädte_der_Erde#cite_note-193" xlink:type="simple">#cite_note-193</text:a>"&gt;&amp;#91;193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Venezuela&lt;/span&gt;&lt;a href="<text:a xlink:href="https://de.wikipedia.org/wiki/Venezuela" xlink:type="simple">/wiki/Venezuela</text:a>" title="Venezuela"&gt;&lt;img alt="" src="<text:a xlink:href="https://upload.wikimedia.org/wikipedia/commons/thumb/0/06/Flag_of_Venezuela.svg/20px-Flag_of_Venezuela.svg.png" xlink:type="simple">//upload.wikimedia.org/wikipedia/commons/thumb/0/06/Flag_of_Venezuela.svg/20px-Flag_of_Venezuela.svg.png</text:a>" decoding="async" width="20" height="13" class="noviewer" srcset="<text:a xlink:href="https://upload.wikimedia.org/wikipedia/commons/thumb/0/06/Flag_of_Venezuela.svg/30px-Flag_of_Venezuela.svg.png" xlink:type="simple">//upload.wikimedia.org/wikipedia/commons/thumb/0/06/Flag_of_Venezuela.svg/30px-Flag_of_Venezuela.svg.png 1.5x</text:a>,<text:a xlink:href="https://upload.wikimedia.org/wikipedia/commons/thumb/0/06/Flag_of_Venezuela.svg/40px-Flag_of_Venezuela.svg.png" xlink:type="simple"> //upload.wikimedia.org/wikipedia/commons/thumb/0/06/Flag_of_Venezuela.svg/40px-Flag_of_Venezuela.svg.png 2x</text:a>" data-file-width="900" data-file-height="600" /&gt;&lt;/a&gt;&amp;#160;&lt;a href="<text:a xlink:href="https://de.wikipedia.org/wiki/Venezuela" xlink:type="simple">/wiki/Venezuela</text:a>" title="Venezuela"&gt;Venezuela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Caracas" xlink:type="simple">/wiki/Caracas</text:a>" title="Caracas"&gt;Caracas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3.300.3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4" class="reference"&gt;&lt;a href="<text:a xlink:href="https://de.wikipedia.org/wiki/Liste_der_Hauptstädte_der_Erde#cite_note-194" xlink:type="simple">#cite_note-194</text:a>"&gt;&amp;#91;194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2">
          <table:table-cell/>
          <table:table-cell office:value-type="string" calcext:value-type="string">
            <text:p>&lt;td&gt;&lt;span style="display:none"&gt;Vereinigte Arabische Emirate&lt;/span&gt;&lt;a href="<text:a xlink:href="https://de.wikipedia.org/wiki/Vereinigte_Arabische_Emirate" xlink:type="simple">/wiki/Vereinigte_Arabische_Emirate</text:a>" title="Vereinigte Arabische Emirate"&gt;&lt;img alt="" src="<text:a xlink:href="https://upload.wikimedia.org/wikipedia/commons/thumb/c/cb/Flag_of_the_United_Arab_Emirates.svg/20px-Flag_of_the_United_Arab_Emirates.svg.png" xlink:type="simple">//upload.wikimedia.org/wikipedia/commons/thumb/c/cb/Flag_of_the_United_Arab_Emirates.svg/20px-Flag_of_the_United_Arab_Emirates.svg.png</text:a>" decoding="async" width="20" height="10" class="noviewer thumbborder" srcset="<text:a xlink:href="https://upload.wikimedia.org/wikipedia/commons/thumb/c/cb/Flag_of_the_United_Arab_Emirates.svg/30px-Flag_of_the_United_Arab_Emirates.svg.png" xlink:type="simple">//upload.wikimedia.org/wikipedia/commons/thumb/c/cb/Flag_of_the_United_Arab_Emirates.svg/30px-Flag_of_the_United_Arab_Emirates.svg.png 1.5x</text:a>,<text:a xlink:href="https://upload.wikimedia.org/wikipedia/commons/thumb/c/cb/Flag_of_the_United_Arab_Emirates.svg/40px-Flag_of_the_United_Arab_Emirates.svg.png" xlink:type="simple"> //upload.wikimedia.org/wikipedia/commons/thumb/c/cb/Flag_of_the_United_Arab_Emirates.svg/40px-Flag_of_the_United_Arab_Emirates.svg.png 2x</text:a>" data-file-width="1200" data-file-height="600" /&gt;&lt;/a&gt;&amp;#160;&lt;a href="<text:a xlink:href="https://de.wikipedia.org/wiki/Vereinigte_Arabische_Emirate" xlink:type="simple">/wiki/Vereinigte_Arabische_Emirate</text:a>" title="Vereinigte Arabische Emirate"&gt;Vereinigte Arabische Emirate&lt;/a&gt;&lt;/td&gt;</text:p>
          </table:table-cell>
        </table:table-row>
        <table:table-row table:style-name="ro9">
          <table:table-cell/>
          <table:table-cell office:value-type="string" calcext:value-type="string">
            <text:p>&lt;td&gt;&lt;a href="<text:a xlink:href="https://de.wikipedia.org/wiki/Abu_Dhabi" xlink:type="simple">/wiki/Abu_Dhabi</text:a>" title="Abu Dhabi"&gt;Abu Dhab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1.80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6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16">
          <table:table-cell/>
          <table:table-cell office:value-type="string" calcext:value-type="string">
            <text:p>&lt;td&gt;für Region&lt;sup id="cite_ref-195" class="reference"&gt;&lt;a href="<text:a xlink:href="https://de.wikipedia.org/wiki/Liste_der_Hauptstädte_der_Erde#cite_note-195" xlink:type="simple">#cite_note-195</text:a>"&gt;&amp;#91;195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9">
          <table:table-cell/>
          <table:table-cell office:value-type="string" calcext:value-type="string">
            <text:p>&lt;td&gt;&lt;span style="display:none"&gt;Vereinigtes Konigreich&lt;/span&gt;&lt;a href="<text:a xlink:href="https://de.wikipedia.org/wiki/Vereinigtes_Königreich" xlink:type="simple">/wiki/Vereinigtes_K%C3%B6nigreich</text:a>" title="Vereinigtes Königreich"&gt;&lt;img alt="" src="<text:a xlink:href="https://upload.wikimedia.org/wikipedia/commons/thumb/a/ae/Flag_of_the_United_Kingdom.svg/20px-Flag_of_the_United_Kingdom.svg.png" xlink:type="simple">//upload.wikimedia.org/wikipedia/commons/thumb/a/ae/Flag_of_the_United_Kingdom.svg/20px-Flag_of_the_United_Kingdom.svg.png</text:a>" decoding="async" width="20" height="10" class="noviewer" srcset="<text:a xlink:href="https://upload.wikimedia.org/wikipedia/commons/thumb/a/ae/Flag_of_the_United_Kingdom.svg/30px-Flag_of_the_United_Kingdom.svg.png" xlink:type="simple">//upload.wikimedia.org/wikipedia/commons/thumb/a/ae/Flag_of_the_United_Kingdom.svg/30px-Flag_of_the_United_Kingdom.svg.png 1.5x</text:a>,<text:a xlink:href="https://upload.wikimedia.org/wikipedia/commons/thumb/a/ae/Flag_of_the_United_Kingdom.svg/40px-Flag_of_the_United_Kingdom.svg.png" xlink:type="simple"> //upload.wikimedia.org/wikipedia/commons/thumb/a/ae/Flag_of_the_United_Kingdom.svg/40px-Flag_of_the_United_Kingdom.svg.png 2x</text:a>" data-file-width="1200" data-file-height="600" /&gt;&lt;/a&gt;&amp;#160;&lt;a href="<text:a xlink:href="https://de.wikipedia.org/wiki/Vereinigtes_Königreich" xlink:type="simple">/wiki/Vereinigtes_K%C3%B6nigreich</text:a>" title="Vereinigtes Königreich"&gt;Vereinigtes Königreich&lt;/a&gt;&lt;/td&gt;</text:p>
          </table:table-cell>
        </table:table-row>
        <table:table-row table:style-name="ro14">
          <table:table-cell/>
          <table:table-cell office:value-type="string" calcext:value-type="string">
            <text:p>&lt;td&gt;&lt;a href="<text:a xlink:href="https://de.wikipedia.org/wiki/London" xlink:type="simple">/wiki/London</text:a>" title="London"&gt;London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8.170.0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1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6" class="reference"&gt;&lt;a href="<text:a xlink:href="https://de.wikipedia.org/wiki/Liste_der_Hauptstädte_der_Erde#cite_note-196" xlink:type="simple">#cite_note-196</text:a>"&gt;&amp;#91;196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19">
          <table:table-cell/>
          <table:table-cell office:value-type="string" calcext:value-type="string">
            <text:p>&lt;td&gt;&lt;span style="display:none"&gt;Vereinigte Staaten&lt;/span&gt;&lt;a href="<text:a xlink:href="https://de.wikipedia.org/wiki/Vereinigte_Staaten_von_Amerika" xlink:type="simple">/wiki/Vereinigte_Staaten_von_Amerika</text:a>" title="Vereinigte Staaten"&gt;&lt;img alt="" src="<text:a xlink:href="https://upload.wikimedia.org/wikipedia/commons/thumb/a/a4/Flag_of_the_United_States.svg/20px-Flag_of_the_United_States.svg.png" xlink:type="simple">//upload.wikimedia.org/wikipedia/commons/thumb/a/a4/Flag_of_the_United_States.svg/20px-Flag_of_the_United_States.svg.png</text:a>" decoding="async" width="20" height="11" class="noviewer" srcset="<text:a xlink:href="https://upload.wikimedia.org/wikipedia/commons/thumb/a/a4/Flag_of_the_United_States.svg/30px-Flag_of_the_United_States.svg.png" xlink:type="simple">//upload.wikimedia.org/wikipedia/commons/thumb/a/a4/Flag_of_the_United_States.svg/30px-Flag_of_the_United_States.svg.png 1.5x</text:a>,<text:a xlink:href="https://upload.wikimedia.org/wikipedia/commons/thumb/a/a4/Flag_of_the_United_States.svg/40px-Flag_of_the_United_States.svg.png" xlink:type="simple"> //upload.wikimedia.org/wikipedia/commons/thumb/a/a4/Flag_of_the_United_States.svg/40px-Flag_of_the_United_States.svg.png 2x</text:a>" data-file-width="1235" data-file-height="650" /&gt;&lt;/a&gt;&amp;#160;&lt;a href="<text:a xlink:href="https://de.wikipedia.org/wiki/Vereinigte_Staaten_von_Amerika" xlink:type="simple">/wiki/Vereinigte_Staaten_von_Amerika</text:a>" class="mw-redirect" title="Vereinigte Staaten von Amerika"&gt;Vereinigte Staaten&lt;/a&gt;&lt;/td&gt;</text:p>
          </table:table-cell>
        </table:table-row>
        <table:table-row table:style-name="ro8">
          <table:table-cell/>
          <table:table-cell office:value-type="string" calcext:value-type="string">
            <text:p>&lt;td&gt;&lt;a href="<text:a xlink:href="https://de.wikipedia.org/wiki/Washington,_D.C." xlink:type="simple">/wiki/Washington,_D.C.</text:a>" title="Washington, D.C."&gt;Washington, D.C.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72.2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15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7" class="reference"&gt;&lt;a href="<text:a xlink:href="https://de.wikipedia.org/wiki/Liste_der_Hauptstädte_der_Erde#cite_note-197" xlink:type="simple">#cite_note-197</text:a>"&gt;&amp;#91;197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5">
          <table:table-cell/>
          <table:table-cell office:value-type="string" calcext:value-type="string">
            <text:p>&lt;td&gt;&lt;span style="display:none"&gt;Vietnam&lt;/span&gt;&lt;a href="<text:a xlink:href="https://de.wikipedia.org/wiki/Vietnam" xlink:type="simple">/wiki/Vietnam</text:a>" title="Vietnam"&gt;&lt;img alt="" src="<text:a xlink:href="https://upload.wikimedia.org/wikipedia/commons/thumb/2/21/Flag_of_Vietnam.svg/20px-Flag_of_Vietnam.svg.png" xlink:type="simple">//upload.wikimedia.org/wikipedia/commons/thumb/2/21/Flag_of_Vietnam.svg/20px-Flag_of_Vietnam.svg.png</text:a>" decoding="async" width="20" height="13" class="noviewer" srcset="<text:a xlink:href="https://upload.wikimedia.org/wikipedia/commons/thumb/2/21/Flag_of_Vietnam.svg/30px-Flag_of_Vietnam.svg.png" xlink:type="simple">//upload.wikimedia.org/wikipedia/commons/thumb/2/21/Flag_of_Vietnam.svg/30px-Flag_of_Vietnam.svg.png 1.5x</text:a>,<text:a xlink:href="https://upload.wikimedia.org/wikipedia/commons/thumb/2/21/Flag_of_Vietnam.svg/40px-Flag_of_Vietnam.svg.png" xlink:type="simple"> //upload.wikimedia.org/wikipedia/commons/thumb/2/21/Flag_of_Vietnam.svg/40px-Flag_of_Vietnam.svg.png 2x</text:a>" data-file-width="900" data-file-height="600" /&gt;&lt;/a&gt;&amp;#160;&lt;a href="<text:a xlink:href="https://de.wikipedia.org/wiki/Vietnam" xlink:type="simple">/wiki/Vietnam</text:a>" title="Vietnam"&gt;Vietnam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Hanoi" xlink:type="simple">/wiki/Hanoi</text:a>" title="Hanoi"&gt;Hano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.451.9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9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7">
          <table:table-cell/>
          <table:table-cell office:value-type="string" calcext:value-type="string">
            <text:p>&lt;td&gt;&lt;sup id="cite_ref-198" class="reference"&gt;&lt;a href="<text:a xlink:href="https://de.wikipedia.org/wiki/Liste_der_Hauptstädte_der_Erde#cite_note-198" xlink:type="simple">#cite_note-198</text:a>"&gt;&amp;#91;198&amp;#93;&lt;/a&gt;&lt;/sup&gt;</text:p>
          </table:table-cell>
        </table:table-row>
        <table:table-row table:style-name="ro3">
          <table:table-cell/>
          <table:table-cell office:value-type="string" calcext:value-type="string">
            <text:p>&lt;/td&gt;&lt;/tr&gt;</text:p>
          </table:table-cell>
        </table:table-row>
        <table:table-row table:style-name="ro3">
          <table:table-cell/>
          <table:table-cell office:value-type="string" calcext:value-type="string">
            <text:p>&lt;tr&gt;</text:p>
          </table:table-cell>
        </table:table-row>
        <table:table-row table:style-name="ro24">
          <table:table-cell/>
          <table:table-cell office:value-type="string" calcext:value-type="string">
            <text:p>&lt;td&gt;&lt;span style="display:none"&gt;Zentralafrikanische Republik&lt;/span&gt;&lt;a href="<text:a xlink:href="https://de.wikipedia.org/wiki/Zentralafrikanische_Republik" xlink:type="simple">/wiki/Zentralafrikanische_Republik</text:a>" title="Zentralafrikanische Republik"&gt;&lt;img alt="" src="<text:a xlink:href="https://upload.wikimedia.org/wikipedia/commons/thumb/6/6f/Flag_of_the_Central_African_Republic.svg/20px-Flag_of_the_Central_African_Republic.svg.png" xlink:type="simple">//upload.wikimedia.org/wikipedia/commons/thumb/6/6f/Flag_of_the_Central_African_Republic.svg/20px-Flag_of_the_Central_African_Republic.svg.png</text:a>" decoding="async" width="20" height="13" class="noviewer thumbborder" srcset="<text:a xlink:href="https://upload.wikimedia.org/wikipedia/commons/thumb/6/6f/Flag_of_the_Central_African_Republic.svg/30px-Flag_of_the_Central_African_Republic.svg.png" xlink:type="simple">//upload.wikimedia.org/wikipedia/commons/thumb/6/6f/Flag_of_the_Central_African_Republic.svg/30px-Flag_of_the_Central_African_Republic.svg.png 1.5x</text:a>,<text:a xlink:href="https://upload.wikimedia.org/wikipedia/commons/thumb/6/6f/Flag_of_the_Central_African_Republic.svg/40px-Flag_of_the_Central_African_Republic.svg.png" xlink:type="simple"> //upload.wikimedia.org/wikipedia/commons/thumb/6/6f/Flag_of_the_Central_African_Republic.svg/40px-Flag_of_the_Central_African_Republic.svg.png 2x</text:a>" data-file-width="900" data-file-height="600" /&gt;&lt;/a&gt;&amp;#160;&lt;a href="<text:a xlink:href="https://de.wikipedia.org/wiki/Zentralafrikanische_Republik" xlink:type="simple">/wiki/Zentralafrikanische_Republik</text:a>" title="Zentralafrikanische Republik"&gt;Zentralafrikanische Republik&lt;/a&gt;&lt;/td&gt;</text:p>
          </table:table-cell>
        </table:table-row>
        <table:table-row table:style-name="ro2">
          <table:table-cell/>
          <table:table-cell office:value-type="string" calcext:value-type="string">
            <text:p>&lt;td&gt;&lt;a href="<text:a xlink:href="https://de.wikipedia.org/wiki/Bangui" xlink:type="simple">/wiki/Bangui</text:a>" title="Bangui"&gt;Bangui&lt;/a&gt;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622.800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  <table:table-row table:style-name="ro2">
          <table:table-cell/>
          <table:table-cell office:value-type="string" calcext:value-type="string">
            <text:p>&lt;td style="text-align:right"&gt;2003</text:p>
          </table:table-cell>
        </table:table-row>
        <table:table-row table:style-name="ro3">
          <table:table-cell/>
          <table:table-cell office:value-type="string" calcext:value-type="string">
            <text:p>&lt;/td&gt;</text:p>
          </table:table-cell>
        </table:table-row>
      </table:table>
      <table:table table:name="Tabelle3" table:style-name="ta1">
        <table:table-column table:style-name="co3" table:number-columns-repeated="2" table:default-cell-style-name="Default"/>
        <table:table-column table:style-name="co3" table:number-columns-repeated="3" table:default-cell-style-name="ce3"/>
        <table:table-column table:style-name="co3" table:number-columns-repeated="6" table:default-cell-style-name="ce4"/>
        <table:table-column table:style-name="co3" table:number-columns-repeated="1013" table:default-cell-style-name="Default"/>
        <table:table-row table:style-name="ro27">
          <table:table-cell office:value-type="string" calcext:value-type="string">
            <text:p>["Afghanistan","Kabul","upload.wikimedia.org/wikipedia/commons/thumb/7/7a/Flag_of_Afghanistan_%282004%E2%80%932021%29.svg/20px-Flag_of_Afghanistan_%282004%E2%80%932021%29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Ägypten","Kairo","upload.wikimedia.org/wikipedia/commons/thumb/f/fe/Flag_of_Egypt.svg/20px-Flag_of_Egypt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lbanien","Tirana","upload.wikimedia.org/wikipedia/commons/thumb/3/36/Flag_of_Albania.svg/20px-Flag_of_Alba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lgerien","Algier","upload.wikimedia.org/wikipedia/commons/thumb/7/77/Flag_of_Algeria.svg/20px-Flag_of_Alger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ndorra","Andorra la Vella","upload.wikimedia.org/wikipedia/commons/thumb/1/19/Flag_of_Andorra.svg/20px-Flag_of_Andorr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ngola","Luanda","upload.wikimedia.org/wikipedia/commons/thumb/9/9d/Flag_of_Angola.svg/20px-Flag_of_Angol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ntigua und Barbuda","Saint John’s (Antigua und Barbuda)","upload.wikimedia.org/wikipedia/commons/thumb/8/89/Flag_of_Antigua_and_Barbuda.svg/20px-Flag_of_Antigua_and_Barbud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Äquatorialguinea","Malabo","upload.wikimedia.org/wikipedia/commons/thumb/3/31/Flag_of_Equatorial_Guinea.svg/20px-Flag_of_Equatorial_Guine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rgentinien","Buenos Aires","upload.wikimedia.org/wikipedia/commons/thumb/1/1a/Flag_of_Argentina.svg/20px-Flag_of_Argentin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rmenien","Jerewan","upload.wikimedia.org/wikipedia/commons/thumb/2/2f/Flag_of_Armenia.svg/20px-Flag_of_Arme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serbaidschan","Baku","upload.wikimedia.org/wikipedia/commons/thumb/d/dd/Flag_of_Azerbaijan.svg/20px-Flag_of_Azerbaij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Äthiopien","Addis Abeba","upload.wikimedia.org/wikipedia/commons/thumb/7/71/Flag_of_Ethiopia.svg/20px-Flag_of_Ethiop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Australien","Canberra","upload.wikimedia.org/wikipedia/commons/thumb/8/88/Flag_of_Australia_%28converted%29.svg/20px-Flag_of_Australia_%28converted%29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ahamas","Nassau (Bahamas)","upload.wikimedia.org/wikipedia/commons/thumb/9/93/Flag_of_the_Bahamas.svg/20px-Flag_of_the_Bahama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ahrain","Manama","upload.wikimedia.org/wikipedia/commons/thumb/2/2c/Flag_of_Bahrain.svg/20px-Flag_of_Bahrai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angladesch","Dhaka","upload.wikimedia.org/wikipedia/commons/thumb/f/f9/Flag_of_Bangladesh.svg/20px-Flag_of_Bangladesh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arbados","Bridgetown","upload.wikimedia.org/wikipedia/commons/thumb/e/ef/Flag_of_Barbados.svg/20px-Flag_of_Barbado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elarus","Minsk","upload.wikimedia.org/wikipedia/commons/thumb/8/85/Flag_of_Belarus.svg/20px-Flag_of_Belaru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elgien","Brüssel","upload.wikimedia.org/wikipedia/commons/thumb/9/92/Flag_of_Belgium_%28civil%29.svg/20px-Flag_of_Belgium_%28civil%29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elize","Belmopan","upload.wikimedia.org/wikipedia/commons/thumb/e/e7/Flag_of_Belize.svg/20px-Flag_of_Beliz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enin","Porto-Novo","upload.wikimedia.org/wikipedia/commons/thumb/0/0a/Flag_of_Benin.svg/20px-Flag_of_Beni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hutan","Thimphu","upload.wikimedia.org/wikipedia/commons/thumb/9/91/Flag_of_Bhutan.svg/20px-Flag_of_Bhu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olivien","Sucre","upload.wikimedia.org/wikipedia/commons/thumb/4/48/Flag_of_Bolivia.svg/20px-Flag_of_Boliv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osnien und Herzegowina","Sarajevo","upload.wikimedia.org/wikipedia/commons/thumb/b/bf/Flag_of_Bosnia_and_Herzegovina.svg/20px-Flag_of_Bosnia_and_Herzegovin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otswana","Gaborone","upload.wikimedia.org/wikipedia/commons/thumb/f/fa/Flag_of_Botswana.svg/20px-Flag_of_Botswan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rasilien","Brasília","upload.wikimedia.org/wikipedia/commons/thumb/0/05/Flag_of_Brazil.svg/20px-Flag_of_Brazil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runei","Bandar Seri Begawan","upload.wikimedia.org/wikipedia/commons/thumb/9/9c/Flag_of_Brunei.svg/20px-Flag_of_Brune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ulgarien","Sofia","upload.wikimedia.org/wikipedia/commons/thumb/9/9a/Flag_of_Bulgaria.svg/20px-Flag_of_Bulgar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urkina Faso","Ouagadougou","upload.wikimedia.org/wikipedia/commons/thumb/3/31/Flag_of_Burkina_Faso.svg/20px-Flag_of_Burkina_Fas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Burundi","Gitega","upload.wikimedia.org/wikipedia/commons/thumb/5/50/Flag_of_Burundi.svg/20px-Flag_of_Burund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Chile","Santiago de Chile","upload.wikimedia.org/wikipedia/commons/thumb/7/78/Flag_of_Chile.svg/20px-Flag_of_Chil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Costa Rica","San José (Costa Rica)","upload.wikimedia.org/wikipedia/commons/thumb/f/f2/Flag_of_Costa_Rica.svg/20px-Flag_of_Costa_Ric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Dänemark","Kopenhagen","upload.wikimedia.org/wikipedia/commons/thumb/9/9c/Flag_of_Denmark.svg/20px-Flag_of_Denmark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Demokratische Republik Kongo","Kinshasa","upload.wikimedia.org/wikipedia/commons/thumb/6/6f/Flag_of_the_Democratic_Republic_of_the_Congo.svg/20px-Flag_of_the_Democratic_Republic_of_the_Cong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Deutschland","Berlin","upload.wikimedia.org/wikipedia/commons/thumb/b/ba/Flag_of_Germany.svg/20px-Flag_of_German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Dominica","Roseau","upload.wikimedia.org/wikipedia/commons/thumb/c/c4/Flag_of_Dominica.svg/20px-Flag_of_Dominic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Dominikanische Republik","Santo Domingo","upload.wikimedia.org/wikipedia/commons/thumb/9/9f/Flag_of_the_Dominican_Republic.svg/20px-Flag_of_the_Dominican_Republic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Dschibuti","Dschibuti (Stadt)","upload.wikimedia.org/wikipedia/commons/thumb/3/34/Flag_of_Djibouti.svg/20px-Flag_of_Djibout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Ecuador","Quito","upload.wikimedia.org/wikipedia/commons/thumb/e/e8/Flag_of_Ecuador.svg/20px-Flag_of_Ecuado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El Salvador","San Salvador","upload.wikimedia.org/wikipedia/commons/thumb/3/34/Flag_of_El_Salvador.svg/20px-Flag_of_El_Salvado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Elfenbeinküste","Yamoussoukro","upload.wikimedia.org/wikipedia/commons/thumb/f/fe/Flag_of_C%C3%B4te_d%27Ivoire.svg/20px-Flag_of_C%C3%B4te_d%27Ivoir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Eritrea","Asmara","upload.wikimedia.org/wikipedia/commons/thumb/2/29/Flag_of_Eritrea.svg/20px-Flag_of_Eritre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Estland","Tallinn","upload.wikimedia.org/wikipedia/commons/thumb/8/8f/Flag_of_Estonia.svg/20px-Flag_of_Esto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Eswatini","Mbabane","upload.wikimedia.org/wikipedia/commons/thumb/f/fb/Flag_of_Eswatini.svg/20px-Flag_of_Eswatin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Fidschi","Suva","upload.wikimedia.org/wikipedia/commons/thumb/b/ba/Flag_of_Fiji.svg/20px-Flag_of_Fij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Finnland","Helsinki","upload.wikimedia.org/wikipedia/commons/thumb/d/d2/Flag_of_Finland_icon.svg/20px-Flag_of_Finland_ico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Frankreich","Paris","upload.wikimedia.org/wikipedia/commons/thumb/b/bc/Flag_of_France_%281794%E2%80%931815%2C_1830%E2%80%931974%2C_2020%E2%80%93present%29.svg/20px-Flag_of_France_%281794%E2%80%931815%2C_1830%E2%80%931974%2C_2020%E2%80%93present%29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abun","Libreville","upload.wikimedia.org/wikipedia/commons/thumb/0/04/Flag_of_Gabon.svg/20px-Flag_of_Gabo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ambia","Banjul","upload.wikimedia.org/wikipedia/commons/thumb/7/77/Flag_of_The_Gambia.svg/20px-Flag_of_The_Gamb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eorgien","Tiflis","upload.wikimedia.org/wikipedia/commons/thumb/0/0f/Flag_of_Georgia.svg/20px-Flag_of_Georg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hana","Accra","upload.wikimedia.org/wikipedia/commons/thumb/1/19/Flag_of_Ghana.svg/20px-Flag_of_Ghan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renada","St. George’s","upload.wikimedia.org/wikipedia/commons/thumb/b/bc/Flag_of_Grenada.svg/20px-Flag_of_Grenad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riechenland","Athen","upload.wikimedia.org/wikipedia/commons/thumb/5/5c/Flag_of_Greece.svg/20px-Flag_of_Greec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uatemala","Guatemala-Stadt","upload.wikimedia.org/wikipedia/commons/thumb/e/ec/Flag_of_Guatemala.svg/20px-Flag_of_Guatemal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uinea-Bissau","Bissau","upload.wikimedia.org/wikipedia/commons/thumb/0/01/Flag_of_Guinea-Bissau.svg/20px-Flag_of_Guinea-Bissau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uinea","Conakry","upload.wikimedia.org/wikipedia/commons/thumb/e/ed/Flag_of_Guinea.svg/20px-Flag_of_Guine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Guyana","Georgetown (Guyana)","upload.wikimedia.org/wikipedia/commons/thumb/9/99/Flag_of_Guyana.svg/20px-Flag_of_Guyan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Haiti","Port-au-Prince","upload.wikimedia.org/wikipedia/commons/thumb/5/56/Flag_of_Haiti.svg/20px-Flag_of_Hait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Honduras","Tegucigalpa","upload.wikimedia.org/wikipedia/commons/thumb/8/82/Flag_of_Honduras.svg/20px-Flag_of_Hondura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ndien","Neu-Delhi","upload.wikimedia.org/wikipedia/commons/thumb/4/41/Flag_of_India.svg/20px-Flag_of_Ind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ndonesien","Jakarta","upload.wikimedia.org/wikipedia/commons/thumb/9/9f/Flag_of_Indonesia.svg/20px-Flag_of_Indones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rak","Bagdad","upload.wikimedia.org/wikipedia/commons/thumb/f/f6/Flag_of_Iraq.svg/20px-Flag_of_Iraq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ran","Teheran","upload.wikimedia.org/wikipedia/commons/thumb/c/ca/Flag_of_Iran.svg/20px-Flag_of_Ir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rland","Dublin","upload.wikimedia.org/wikipedia/commons/thumb/4/45/Flag_of_Ireland.svg/20px-Flag_of_Ireland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sland","Reykjavík","upload.wikimedia.org/wikipedia/commons/thumb/c/ce/Flag_of_Iceland.svg/20px-Flag_of_Iceland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srael","Jerusalem","upload.wikimedia.org/wikipedia/commons/thumb/d/d4/Flag_of_Israel.svg/20px-Flag_of_Israel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Italien","Rom","upload.wikimedia.org/wikipedia/commons/thumb/0/03/Flag_of_Italy.svg/20px-Flag_of_Ital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Jamaika","Kingston (Jamaika)","upload.wikimedia.org/wikipedia/commons/thumb/0/0a/Flag_of_Jamaica.svg/20px-Flag_of_Jamaic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Japan","Tokio","upload.wikimedia.org/wikipedia/commons/thumb/9/9e/Flag_of_Japan.svg/20px-Flag_of_Jap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Jemen","Sanaa","upload.wikimedia.org/wikipedia/commons/thumb/8/89/Flag_of_Yemen.svg/20px-Flag_of_Yeme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Jordanien","Amman","upload.wikimedia.org/wikipedia/commons/thumb/c/c0/Flag_of_Jordan.svg/20px-Flag_of_Jord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ambodscha","Phnom Penh","upload.wikimedia.org/wikipedia/commons/thumb/8/83/Flag_of_Cambodia.svg/20px-Flag_of_Cambod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amerun","Yaoundé","upload.wikimedia.org/wikipedia/commons/thumb/4/4f/Flag_of_Cameroon.svg/20px-Flag_of_Cameroo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anada","Ottawa","upload.wikimedia.org/wikipedia/commons/thumb/d/d9/Flag_of_Canada_%28Pantone%29.svg/20px-Flag_of_Canada_%28Pantone%29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ap Verde","Praia","upload.wikimedia.org/wikipedia/commons/thumb/3/38/Flag_of_Cape_Verde.svg/20px-Flag_of_Cape_Verd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asachstan","Astana","upload.wikimedia.org/wikipedia/commons/thumb/d/d3/Flag_of_Kazakhstan.svg/20px-Flag_of_Kazakhs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atar","Doha","upload.wikimedia.org/wikipedia/commons/thumb/6/65/Flag_of_Qatar.svg/20px-Flag_of_Qata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enia","Nairobi","upload.wikimedia.org/wikipedia/commons/thumb/4/49/Flag_of_Kenya.svg/20px-Flag_of_Keny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irgisistan","Bischkek","upload.wikimedia.org/wikipedia/commons/thumb/c/c7/Flag_of_Kyrgyzstan.svg/20px-Flag_of_Kyrgyzs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iribati","South Tarawa","upload.wikimedia.org/wikipedia/commons/thumb/d/d3/Flag_of_Kiribati.svg/20px-Flag_of_Kiribat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olumbien","Bogotá","upload.wikimedia.org/wikipedia/commons/thumb/2/21/Flag_of_Colombia.svg/20px-Flag_of_Colomb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omoren","Moroni (Komoren)","upload.wikimedia.org/wikipedia/commons/thumb/9/94/Flag_of_the_Comoros.svg/20px-Flag_of_the_Comoro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roatien","Zagreb","upload.wikimedia.org/wikipedia/commons/thumb/1/1b/Flag_of_Croatia.svg/20px-Flag_of_Croat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uba","Havanna","upload.wikimedia.org/wikipedia/commons/thumb/b/bd/Flag_of_Cuba.svg/20px-Flag_of_Cub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Kuwait","Kuwait (Stadt)","upload.wikimedia.org/wikipedia/commons/thumb/a/aa/Flag_of_Kuwait.svg/20px-Flag_of_Kuwait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aos","Vientiane","upload.wikimedia.org/wikipedia/commons/thumb/5/56/Flag_of_Laos.svg/20px-Flag_of_Lao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esotho","Maseru","upload.wikimedia.org/wikipedia/commons/thumb/4/4a/Flag_of_Lesotho.svg/20px-Flag_of_Lesoth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ettland","Riga","upload.wikimedia.org/wikipedia/commons/thumb/8/84/Flag_of_Latvia.svg/20px-Flag_of_Latv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ibanon","Beirut","upload.wikimedia.org/wikipedia/commons/thumb/5/59/Flag_of_Lebanon.svg/20px-Flag_of_Lebano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iberia","Monrovia","upload.wikimedia.org/wikipedia/commons/thumb/b/b8/Flag_of_Liberia.svg/20px-Flag_of_Liber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ibyen","Tripolis","upload.wikimedia.org/wikipedia/commons/thumb/0/05/Flag_of_Libya.svg/20px-Flag_of_Liby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iechtenstein","Vaduz","upload.wikimedia.org/wikipedia/commons/thumb/4/47/Flag_of_Liechtenstein.svg/20px-Flag_of_Liechtenstei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itauen","Vilnius","upload.wikimedia.org/wikipedia/commons/thumb/1/11/Flag_of_Lithuania.svg/20px-Flag_of_Lithua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Luxemburg","Luxemburg (Stadt)","upload.wikimedia.org/wikipedia/commons/thumb/d/da/Flag_of_Luxembourg.svg/20px-Flag_of_Luxembourg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dagaskar","Antananarivo","upload.wikimedia.org/wikipedia/commons/thumb/b/bc/Flag_of_Madagascar.svg/20px-Flag_of_Madagasca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lawi","Lilongwe","upload.wikimedia.org/wikipedia/commons/thumb/d/d1/Flag_of_Malawi.svg/20px-Flag_of_Malaw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laysia","Kuala Lumpur","upload.wikimedia.org/wikipedia/commons/thumb/6/66/Flag_of_Malaysia.svg/20px-Flag_of_Malays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lediven","Malé","upload.wikimedia.org/wikipedia/commons/thumb/0/0f/Flag_of_Maldives.svg/20px-Flag_of_Maldive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li","Bamako","upload.wikimedia.org/wikipedia/commons/thumb/9/92/Flag_of_Mali.svg/20px-Flag_of_Mali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lta","Valletta","upload.wikimedia.org/wikipedia/commons/thumb/7/73/Flag_of_Malta.svg/20px-Flag_of_Malt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rokko","Rabat","upload.wikimedia.org/wikipedia/commons/thumb/2/2c/Flag_of_Morocco.svg/20px-Flag_of_Morocc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rshallinseln","Majuro","upload.wikimedia.org/wikipedia/commons/thumb/2/2e/Flag_of_the_Marshall_Islands.svg/20px-Flag_of_the_Marshall_Island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uretanien","Nouakchott","upload.wikimedia.org/wikipedia/commons/thumb/4/43/Flag_of_Mauritania.svg/20px-Flag_of_Maurita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auritius","Port Louis","upload.wikimedia.org/wikipedia/commons/thumb/7/77/Flag_of_Mauritius.svg/20px-Flag_of_Mauritiu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exiko","Mexiko-Stadt","upload.wikimedia.org/wikipedia/commons/thumb/f/fc/Flag_of_Mexico.svg/20px-Flag_of_Mexic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ikronesien","Palikir","upload.wikimedia.org/wikipedia/commons/thumb/e/e4/Flag_of_the_Federated_States_of_Micronesia.svg/20px-Flag_of_the_Federated_States_of_Micrones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onaco","Mongolei","upload.wikimedia.org/wikipedia/commons/thumb/e/ea/Flag_of_Monaco.svg/20px-Flag_of_Monac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ongolei","Ulaanbaatar","upload.wikimedia.org/wikipedia/commons/thumb/4/4c/Flag_of_Mongolia.svg/20px-Flag_of_Mongol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ontenegro","Podgorica","upload.wikimedia.org/wikipedia/commons/thumb/6/64/Flag_of_Montenegro.svg/20px-Flag_of_Montenegr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osambik","Maputo","upload.wikimedia.org/wikipedia/commons/thumb/d/d0/Flag_of_Mozambique.svg/20px-Flag_of_Mozambiqu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Myanmar","Naypyidaw","upload.wikimedia.org/wikipedia/commons/thumb/8/8c/Flag_of_Myanmar.svg/20px-Flag_of_Myanma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amibia","Windhoek","upload.wikimedia.org/wikipedia/commons/thumb/0/00/Flag_of_Namibia.svg/20px-Flag_of_Namib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auru","Yaren (Distrikt)","upload.wikimedia.org/wikipedia/commons/thumb/3/30/Flag_of_Nauru.svg/20px-Flag_of_Nauru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epal","Kathmandu","upload.wikimedia.org/wikipedia/commons/thumb/e/e0/Flag_of_Nepal_%28with_spacing%2C_aspect_ratio_4-3%29.svg/20px-Flag_of_Nepal_%28with_spacing%2C_aspect_ratio_4-3%29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euseeland","Wellington","upload.wikimedia.org/wikipedia/commons/thumb/3/3e/Flag_of_New_Zealand.svg/20px-Flag_of_New_Zealand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icaragua","Managua","upload.wikimedia.org/wikipedia/commons/thumb/1/19/Flag_of_Nicaragua.svg/20px-Flag_of_Nicaragu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iederlande","Amsterdam","upload.wikimedia.org/wikipedia/commons/thumb/2/20/Flag_of_the_Netherlands.svg/20px-Flag_of_the_Netherland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iger","Niamey","upload.wikimedia.org/wikipedia/commons/thumb/f/f4/Flag_of_Niger.svg/20px-Flag_of_Nige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igeria","Abuja","upload.wikimedia.org/wikipedia/commons/thumb/7/79/Flag_of_Nigeria.svg/20px-Flag_of_Niger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ordkorea","Pjöngjang","upload.wikimedia.org/wikipedia/commons/thumb/5/51/Flag_of_North_Korea.svg/20px-Flag_of_North_Kore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ordmazedonien","Skopje","upload.wikimedia.org/wikipedia/commons/thumb/7/79/Flag_of_North_Macedonia.svg/20px-Flag_of_North_Macedo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Norwegen","Oslo","upload.wikimedia.org/wikipedia/commons/thumb/d/d9/Flag_of_Norway.svg/18px-Flag_of_Norwa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Oman","Maskat","upload.wikimedia.org/wikipedia/commons/thumb/d/dd/Flag_of_Oman.svg/18px-Flag_of_Om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Österreich","Wien","upload.wikimedia.org/wikipedia/commons/thumb/4/41/Flag_of_Austria.svg/20px-Flag_of_Austr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Osttimor","Dili","upload.wikimedia.org/wikipedia/commons/thumb/2/26/Flag_of_East_Timor.svg/20px-Flag_of_East_Timor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akistan","Islamabad","upload.wikimedia.org/wikipedia/commons/thumb/3/32/Flag_of_Pakistan.svg/18px-Flag_of_Pakis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alau","Ngerulmud","upload.wikimedia.org/wikipedia/commons/thumb/4/48/Flag_of_Palau.svg/20px-Flag_of_Palau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anama","Panama-Stadt","upload.wikimedia.org/wikipedia/commons/thumb/a/ab/Flag_of_Panama.svg/18px-Flag_of_Panam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apua-Neuguinea","Port Moresby","upload.wikimedia.org/wikipedia/commons/thumb/e/e3/Flag_of_Papua_New_Guinea.svg/20px-Flag_of_Papua_New_Guine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araguay","Asunción","upload.wikimedia.org/wikipedia/commons/thumb/2/27/Flag_of_Paraguay.svg/20px-Flag_of_Paragua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eru","Lima","upload.wikimedia.org/wikipedia/commons/thumb/c/cf/Flag_of_Peru.svg/20px-Flag_of_Peru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hilippinen","Manila","upload.wikimedia.org/wikipedia/commons/thumb/9/99/Flag_of_the_Philippines.svg/20px-Flag_of_the_Philippine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olen","Warschau","upload.wikimedia.org/wikipedia/commons/thumb/1/12/Flag_of_Poland.svg/20px-Flag_of_Poland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Portugal","Lissabon","upload.wikimedia.org/wikipedia/commons/thumb/5/5c/Flag_of_Portugal.svg/20px-Flag_of_Portugal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Republik Kongo","Brazzaville","upload.wikimedia.org/wikipedia/commons/thumb/9/92/Flag_of_the_Republic_of_the_Congo.svg/20px-Flag_of_the_Republic_of_the_Cong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Republik Moldau","Chișinău","upload.wikimedia.org/wikipedia/commons/thumb/2/27/Flag_of_Moldova.svg/20px-Flag_of_Moldov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Ruanda","Kigali","upload.wikimedia.org/wikipedia/commons/thumb/1/17/Flag_of_Rwanda.svg/20px-Flag_of_Rwand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Rumänien","Bukarest","upload.wikimedia.org/wikipedia/commons/thumb/7/73/Flag_of_Romania.svg/20px-Flag_of_Roma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Russland","Moskau","upload.wikimedia.org/wikipedia/commons/thumb/f/f3/Flag_of_Russia.svg/20px-Flag_of_Russ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alomonen","Honiara","upload.wikimedia.org/wikipedia/commons/thumb/7/74/Flag_of_the_Solomon_Islands.svg/20px-Flag_of_the_Solomon_Island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ambia","Lusaka","upload.wikimedia.org/wikipedia/commons/thumb/0/06/Flag_of_Zambia.svg/20px-Flag_of_Zamb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amoa","Apia","upload.wikimedia.org/wikipedia/commons/thumb/3/31/Flag_of_Samoa.svg/20px-Flag_of_Samo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an Marino","Stadt San Marino","upload.wikimedia.org/wikipedia/commons/thumb/b/b1/Flag_of_San_Marino.svg/20px-Flag_of_San_Marin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ão Tomé und Príncipe","São Tomé","upload.wikimedia.org/wikipedia/commons/thumb/4/4f/Flag_of_Sao_Tome_and_Principe.svg/20px-Flag_of_Sao_Tome_and_Princip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audi-Arabien","Riad","upload.wikimedia.org/wikipedia/commons/thumb/0/0d/Flag_of_Saudi_Arabia.svg/20px-Flag_of_Saudi_Arab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chweden","Stockholm","upload.wikimedia.org/wikipedia/commons/thumb/4/4c/Flag_of_Sweden.svg/20px-Flag_of_Swede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chweiz","Bern","upload.wikimedia.org/wikipedia/commons/thumb/e/e3/Flag_of_Switzerland_within_2to3.svg/20px-Flag_of_Switzerland_within_2to3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enegal","Dakar","upload.wikimedia.org/wikipedia/commons/thumb/f/fd/Flag_of_Senegal.svg/20px-Flag_of_Senegal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erbien","Belgrad","upload.wikimedia.org/wikipedia/commons/thumb/f/ff/Flag_of_Serbia.svg/20px-Flag_of_Serb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eychellen","Victoria (Seychellen)","upload.wikimedia.org/wikipedia/commons/thumb/f/fc/Flag_of_Seychelles.svg/20px-Flag_of_Seychelle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ierra Leone","Freetown","upload.wikimedia.org/wikipedia/commons/thumb/1/17/Flag_of_Sierra_Leone.svg/20px-Flag_of_Sierra_Leon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imbabwe","Harare","upload.wikimedia.org/wikipedia/commons/thumb/6/6a/Flag_of_Zimbabwe.svg/20px-Flag_of_Zimbabw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ingapur","Slowakei","upload.wikimedia.org/wikipedia/commons/thumb/4/48/Flag_of_Singapore.svg/20px-Flag_of_Singapor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lowakei","Bratislava","upload.wikimedia.org/wikipedia/commons/thumb/e/e6/Flag_of_Slovakia.svg/20px-Flag_of_Slovak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lowenien","Ljubljana","upload.wikimedia.org/wikipedia/commons/thumb/f/f0/Flag_of_Slovenia.svg/20px-Flag_of_Slove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omalia","Mogadischu","upload.wikimedia.org/wikipedia/commons/thumb/a/a0/Flag_of_Somalia.svg/20px-Flag_of_Somal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panien","Madrid","upload.wikimedia.org/wikipedia/commons/thumb/9/9a/Flag_of_Spain.svg/20px-Flag_of_Spai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ri Lanka","Sri Jayewardenepura Kotte","upload.wikimedia.org/wikipedia/commons/thumb/1/11/Flag_of_Sri_Lanka.svg/20px-Flag_of_Sri_Lank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t. Kitts Nevis","Basseterre","upload.wikimedia.org/wikipedia/commons/thumb/f/fe/Flag_of_Saint_Kitts_and_Nevis.svg/20px-Flag_of_Saint_Kitts_and_Nevi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t. Lucia","Castries","upload.wikimedia.org/wikipedia/commons/thumb/9/9f/Flag_of_Saint_Lucia.svg/20px-Flag_of_Saint_Luc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t. Vincent und die Grenadinen","Kingstown","upload.wikimedia.org/wikipedia/commons/thumb/6/6d/Flag_of_Saint_Vincent_and_the_Grenadines.svg/20px-Flag_of_Saint_Vincent_and_the_Grenadine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üdafrika","Bloemfontein","upload.wikimedia.org/wikipedia/commons/thumb/a/af/Flag_of_South_Africa.svg/20px-Flag_of_South_Afric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udan","Khartum","upload.wikimedia.org/wikipedia/commons/thumb/0/01/Flag_of_Sudan.svg/20px-Flag_of_Sud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üdkorea","Seoul","upload.wikimedia.org/wikipedia/commons/thumb/0/09/Flag_of_South_Korea.svg/20px-Flag_of_South_Kore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üdsudan","Juba","upload.wikimedia.org/wikipedia/commons/thumb/7/7a/Flag_of_South_Sudan.svg/20px-Flag_of_South_Sud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uriname","Paramaribo","upload.wikimedia.org/wikipedia/commons/thumb/6/60/Flag_of_Suriname.svg/20px-Flag_of_Surinam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Syrien","Damaskus","upload.wikimedia.org/wikipedia/commons/thumb/5/53/Flag_of_Syria.svg/20px-Flag_of_Syr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adschikistan","Duschanbe","upload.wikimedia.org/wikipedia/commons/thumb/d/d0/Flag_of_Tajikistan.svg/20px-Flag_of_Tajikis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ansania","Dodoma","upload.wikimedia.org/wikipedia/commons/thumb/3/38/Flag_of_Tanzania.svg/20px-Flag_of_Tanzan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hailand","Bangkok","upload.wikimedia.org/wikipedia/commons/thumb/a/a9/Flag_of_Thailand.svg/20px-Flag_of_Thailand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ogo","Lomé","upload.wikimedia.org/wikipedia/commons/thumb/6/68/Flag_of_Togo.svg/20px-Flag_of_Tog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onga","Nukuʻalofa","upload.wikimedia.org/wikipedia/commons/thumb/9/9a/Flag_of_Tonga.svg/20px-Flag_of_Tong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rinidad und Tobago","Port of Spain","upload.wikimedia.org/wikipedia/commons/thumb/6/64/Flag_of_Trinidad_and_Tobago.svg/20px-Flag_of_Trinidad_and_Tobago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schad","N’Djamena","upload.wikimedia.org/wikipedia/commons/thumb/4/4b/Flag_of_Chad.svg/20px-Flag_of_Chad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schechien","Prag","upload.wikimedia.org/wikipedia/commons/thumb/c/cb/Flag_of_the_Czech_Republic.svg/20px-Flag_of_the_Czech_Republic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unesien","Tunis","upload.wikimedia.org/wikipedia/commons/thumb/c/ce/Flag_of_Tunisia.svg/20px-Flag_of_Tunisi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ürkei","Ankara","upload.wikimedia.org/wikipedia/commons/thumb/b/b4/Flag_of_Turkey.svg/20px-Flag_of_Turke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urkmenistan","Aşgabat","upload.wikimedia.org/wikipedia/commons/thumb/1/1b/Flag_of_Turkmenistan.svg/20px-Flag_of_Turkmenis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Tuvalu","Funafuti","upload.wikimedia.org/wikipedia/commons/thumb/3/38/Flag_of_Tuvalu.svg/20px-Flag_of_Tuvalu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Uganda","Kampala","upload.wikimedia.org/wikipedia/commons/thumb/4/4e/Flag_of_Uganda.svg/20px-Flag_of_Ugand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Ukraine","Kiew","upload.wikimedia.org/wikipedia/commons/thumb/4/49/Flag_of_Ukraine.svg/20px-Flag_of_Ukraine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Ungarn","Budapest","upload.wikimedia.org/wikipedia/commons/thumb/c/c1/Flag_of_Hungary.svg/20px-Flag_of_Hungar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Uruguay","Montevideo","upload.wikimedia.org/wikipedia/commons/thumb/f/fe/Flag_of_Uruguay.svg/20px-Flag_of_Urugua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Usbekistan","Taschkent","upload.wikimedia.org/wikipedia/commons/thumb/8/84/Flag_of_Uzbekistan.svg/20px-Flag_of_Uzbekistan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anuatu","Port Vila","upload.wikimedia.org/wikipedia/commons/thumb/b/bc/Flag_of_Vanuatu.svg/20px-Flag_of_Vanuatu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atikan","Vatikanstadt","upload.wikimedia.org/wikipedia/commons/thumb/0/00/Flag_of_the_Vatican_City.svg/20px-Flag_of_the_Vatican_City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enezuela","Caracas","upload.wikimedia.org/wikipedia/commons/thumb/0/06/Flag_of_Venezuela.svg/20px-Flag_of_Venezuel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ereinigte Arabische Emirate","Abu Dhabi","upload.wikimedia.org/wikipedia/commons/thumb/c/cb/Flag_of_the_United_Arab_Emirates.svg/20px-Flag_of_the_United_Arab_Emirate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ereinigte Staaten","Washington, D.C.","upload.wikimedia.org/wikipedia/commons/thumb/a/a4/Flag_of_the_United_States.svg/20px-Flag_of_the_United_States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ereinigtes Königreich","London","upload.wikimedia.org/wikipedia/commons/thumb/a/ae/Flag_of_the_United_Kingdom.svg/20px-Flag_of_the_United_Kingdom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ietnam","Hanoi","upload.wikimedia.org/wikipedia/commons/thumb/2/21/Flag_of_Vietnam.svg/20px-Flag_of_Vietnam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Volksrepublik China","Peking","upload.wikimedia.org/wikipedia/commons/thumb/f/fa/Flag_of_the_People%27s_Republic_of_China.svg/20px-Flag_of_the_People%27s_Republic_of_China.svg.png"],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["Zentralafrikanische Republik","Bangui","upload.wikimedia.org/wikipedia/commons/thumb/6/6f/Flag_of_the_Central_African_Republic.svg/20px-Flag_of_the_Central_African_Republic.svg.png"],</text:p>
          </table:table-cell>
          <table:table-cell table:number-columns-repeated="1023"/>
        </table:table-row>
        <table:table-row table:style-name="ro27" table:number-rows-repeated="199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6" table:default-cell-style-name="ce4"/>
        <table:table-row table:style-name="ro27">
          <table:table-cell office:value-type="float" office:value="1" calcext:value-type="float">
            <text:p>1</text:p>
          </table:table-cell>
          <table:table-cell office:value-type="string" calcext:value-type="string">
            <text:p>&lt;td&gt;&lt;span style="display:none"&gt;Afghanistan&lt;/span&gt;&lt;a href="/wiki/Afghanistan" title="Afghanistan"&gt;&lt;img alt="" src="//upload.wikimedia.org/wikipedia/commons/thumb/7/7a/Flag_of_Afghanistan_%282004%E2%80%932021%29.svg/20px-Flag_of_Afghanistan_%282004%E2%80%932021%29.svg.png" decoding="async" width="20" height="13" class="noviewer thumbborder" srcset="//upload.wikimedia.org/wikipedia/commons/thumb/7/7a/Flag_of_Afghanistan_%282004%E2%80%932021%29.svg/30px-Flag_of_Afghanistan_%282004%E2%80%932021%29.svg.png 1.5x, //upload.wikimedia.org/wikipedia/commons/thumb/7/7a/Flag_of_Afghanistan_%282004%E2%80%932021%29.svg/40px-Flag_of_Afghanistan_%282004%E2%80%932021%29.svg.png 2x" data-file-width="900" data-file-height="600" /&gt;&lt;/a&gt;&amp;#160;&lt;a href="/wiki/Afghanistan" title="Afghanistan"&gt;Afghanistan&lt;/a&gt;&lt;/td&gt;</text:p>
          </table:table-cell>
          <table:table-cell table:formula="of:=CONCATENATE(&quot;[&quot;&quot;&quot;;[.E1];&quot;&quot;&quot;,&quot;&quot;&quot;&amp;[.G1];&quot;&quot;&quot;,&quot;&amp;&quot;&quot;&quot;&quot;&amp;[.F1]&amp;&quot;&quot;&quot;],&quot;)" office:value-type="string" office:string-value="[&quot;Afghanistan&quot;,&quot;Kabul&quot;,&quot;upload.wikimedia.org/wikipedia/commons/thumb/7/7a/Flag_of_Afghanistan_%282004%E2%80%932021%29.svg/20px-Flag_of_Afghanistan_%282004%E2%80%932021%29.svg.png&quot;]," calcext:value-type="string">
            <text:p>["Afghanistan","Kabul","upload.wikimedia.org/wikipedia/commons/thumb/7/7a/Flag_of_Afghanistan_%282004%E2%80%932021%29.svg/20px-Flag_of_Afghanistan_%282004%E2%80%932021%29.svg.png"],</text:p>
          </table:table-cell>
          <table:table-cell/>
          <table:table-cell table:formula="of:=MID([.B1];[.L1];[.M1]-[.L1])" office:value-type="string" office:string-value="Afghanistan" calcext:value-type="string">
            <text:p>Afghanistan</text:p>
          </table:table-cell>
          <table:table-cell table:formula="of:=MID([.B1];[.J1];[.K1]-[.J1])" office:value-type="string" office:string-value="upload.wikimedia.org/wikipedia/commons/thumb/7/7a/Flag_of_Afghanistan_%282004%E2%80%932021%29.svg/20px-Flag_of_Afghanistan_%282004%E2%80%932021%29.svg.png" calcext:value-type="string">
            <text:p>upload.wikimedia.org/wikipedia/commons/thumb/7/7a/Flag_of_Afghanistan_%282004%E2%80%932021%29.svg/20px-Flag_of_Afghanistan_%282004%E2%80%932021%29.svg.png</text:p>
          </table:table-cell>
          <table:table-cell table:formula="of:=MID([.B2];[.H1];[.I1]-[.H1])" office:value-type="string" office:string-value="Kabul" calcext:value-type="string">
            <text:p>Kabul</text:p>
          </table:table-cell>
          <table:table-cell table:formula="of:=FIND(&quot;title=&quot;;[.B2];1)+7" office:value-type="float" office:value="34" calcext:value-type="float">
            <text:p>34</text:p>
          </table:table-cell>
          <table:table-cell table:formula="of:=FIND(&quot;&quot;&quot;&quot;;[.B2];FIND(&quot;title=&quot;;[.B2];1)+7)" office:value-type="float" office:value="39" calcext:value-type="float">
            <text:p>39</text:p>
          </table:table-cell>
          <table:table-cell table:formula="of:=FIND(&quot;src=&quot;;[.B1];1)+7" office:value-type="float" office:value="117" calcext:value-type="float">
            <text:p>117</text:p>
          </table:table-cell>
          <table:table-cell table:formula="of:=FIND(&quot;&quot;&quot;&quot;;[.B1];FIND(&quot;src=&quot;;[.B1];1)+7)" office:value-type="float" office:value="271" calcext:value-type="float">
            <text:p>271</text:p>
          </table:table-cell>
          <table:table-cell table:formula="of:=FIND(&quot;title&quot;;[.B1];1)+7" office:value-type="float" office:value="85" calcext:value-type="float">
            <text:p>85</text:p>
          </table:table-cell>
          <table:table-cell table:formula="of:=FIND(&quot;&quot;&quot;&quot;;[.B1];FIND(&quot;title&quot;;[.B1];1)+7)" office:value-type="float" office:value="96" calcext:value-type="float">
            <text:p>96</text:p>
          </table:table-cell>
        </table:table-row>
        <table:table-row table:style-name="ro27">
          <table:table-cell office:value-type="float" office:value="2" calcext:value-type="float">
            <text:p>2</text:p>
          </table:table-cell>
          <table:table-cell office:value-type="string" calcext:value-type="string">
            <text:p>&lt;td&gt;&lt;a href="/wiki/Kabul" title="Kabul"&gt;Kabul&lt;/a&gt;</text:p>
          </table:table-cell>
          <table:table-cell table:formula="of:=CONCATENATE(&quot;[&quot;&quot;&quot;;[.E2];&quot;&quot;&quot;,&quot;&quot;&quot;&amp;[.G2];&quot;&quot;&quot;,&quot;&amp;&quot;&quot;&quot;&quot;&amp;[.F2]&amp;&quot;&quot;&quot;],&quot;)" office:value-type="string" office:string-value="" calcext:value-type="error">
            <text:p>#WERT!</text:p>
          </table:table-cell>
          <table:table-cell/>
          <table:table-cell table:formula="of:=MID([.B2];[.L2];[.M2]-[.L2])" office:value-type="string" office:string-value="Kabul" calcext:value-type="string">
            <text:p>Kabul</text:p>
          </table:table-cell>
          <table:table-cell table:formula="of:=MID([.B2];[.J2];[.K2]-[.J2])" office:value-type="string" office:string-value="" calcext:value-type="error">
            <text:p>#WERT!</text:p>
          </table:table-cell>
          <table:table-cell table:formula="of:=MID([.B3];[.H2];[.I2]-[.H2])" office:value-type="string" office:string-value="Ägypten" calcext:value-type="string">
            <text:p>Ägypten</text:p>
          </table:table-cell>
          <table:table-cell table:formula="of:=FIND(&quot;title=&quot;;[.B3];1)+7" office:value-type="float" office:value="82" calcext:value-type="float">
            <text:p>82</text:p>
          </table:table-cell>
          <table:table-cell table:formula="of:=FIND(&quot;&quot;&quot;&quot;;[.B3];FIND(&quot;title=&quot;;[.B3];1)+7)" office:value-type="float" office:value="89" calcext:value-type="float">
            <text:p>89</text:p>
          </table:table-cell>
          <table:table-cell table:formula="of:=FIND(&quot;src=&quot;;[.B2];1)+7" office:value-type="string" office:string-value="" calcext:value-type="error">
            <text:p>#WERT!</text:p>
          </table:table-cell>
          <table:table-cell table:formula="of:=FIND(&quot;&quot;&quot;&quot;;[.B2];FIND(&quot;src=&quot;;[.B2];1)+7)" office:value-type="string" office:string-value="" calcext:value-type="error">
            <text:p>#WERT!</text:p>
          </table:table-cell>
          <table:table-cell table:formula="of:=FIND(&quot;title&quot;;[.B2];1)+7" office:value-type="float" office:value="34" calcext:value-type="float">
            <text:p>34</text:p>
          </table:table-cell>
          <table:table-cell table:formula="of:=FIND(&quot;&quot;&quot;&quot;;[.B2];FIND(&quot;title&quot;;[.B2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1" calcext:value-type="float">
            <text:p>11</text:p>
          </table:table-cell>
          <table:table-cell office:value-type="string" calcext:value-type="string">
            <text:p>&lt;td&gt;&lt;span style="display:none"&gt;Agypten&lt;/span&gt;&lt;a href="/wiki/%C3%84gypten" title="Ägypten"&gt;&lt;img alt="" src="//upload.wikimedia.org/wikipedia/commons/thumb/f/fe/Flag_of_Egypt.svg/20px-Flag_of_Egypt.svg.png" decoding="async" width="20" height="13" class="noviewer" srcset="//upload.wikimedia.org/wikipedia/commons/thumb/f/fe/Flag_of_Egypt.svg/30px-Flag_of_Egypt.svg.png 1.5x, //upload.wikimedia.org/wikipedia/commons/thumb/f/fe/Flag_of_Egypt.svg/40px-Flag_of_Egypt.svg.png 2x" data-file-width="900" data-file-height="600" /&gt;&lt;/a&gt;&amp;#160;&lt;a href="/wiki/%C3%84gypten" title="Ägypten"&gt;Ägypten&lt;/a&gt;&lt;/td&gt;</text:p>
          </table:table-cell>
          <table:table-cell table:formula="of:=CONCATENATE(&quot;[&quot;&quot;&quot;;[.E3];&quot;&quot;&quot;,&quot;&quot;&quot;&amp;[.G3];&quot;&quot;&quot;,&quot;&amp;&quot;&quot;&quot;&quot;&amp;[.F3]&amp;&quot;&quot;&quot;],&quot;)" office:value-type="string" office:string-value="[&quot;Ägypten&quot;,&quot;Kairo&quot;,&quot;upload.wikimedia.org/wikipedia/commons/thumb/f/fe/Flag_of_Egypt.svg/20px-Flag_of_Egypt.svg.png&quot;]," calcext:value-type="string">
            <text:p>["Ägypten","Kairo","upload.wikimedia.org/wikipedia/commons/thumb/f/fe/Flag_of_Egypt.svg/20px-Flag_of_Egypt.svg.png"],</text:p>
          </table:table-cell>
          <table:table-cell/>
          <table:table-cell table:formula="of:=MID([.B3];[.L3];[.M3]-[.L3])" office:value-type="string" office:string-value="Ägypten" calcext:value-type="string">
            <text:p>Ägypten</text:p>
          </table:table-cell>
          <table:table-cell table:formula="of:=MID([.B3];[.J3];[.K3]-[.J3])" office:value-type="string" office:string-value="upload.wikimedia.org/wikipedia/commons/thumb/f/fe/Flag_of_Egypt.svg/20px-Flag_of_Egypt.svg.png" calcext:value-type="string">
            <text:p>upload.wikimedia.org/wikipedia/commons/thumb/f/fe/Flag_of_Egypt.svg/20px-Flag_of_Egypt.svg.png</text:p>
          </table:table-cell>
          <table:table-cell table:formula="of:=MID([.B4];[.H3];[.I3]-[.H3])" office:value-type="string" office:string-value="Kairo" calcext:value-type="string">
            <text:p>Kairo</text:p>
          </table:table-cell>
          <table:table-cell table:formula="of:=FIND(&quot;title=&quot;;[.B4];1)+7" office:value-type="float" office:value="34" calcext:value-type="float">
            <text:p>34</text:p>
          </table:table-cell>
          <table:table-cell table:formula="of:=FIND(&quot;&quot;&quot;&quot;;[.B4];FIND(&quot;title=&quot;;[.B4];1)+7)" office:value-type="float" office:value="39" calcext:value-type="float">
            <text:p>39</text:p>
          </table:table-cell>
          <table:table-cell table:formula="of:=FIND(&quot;src=&quot;;[.B3];1)+7" office:value-type="float" office:value="110" calcext:value-type="float">
            <text:p>110</text:p>
          </table:table-cell>
          <table:table-cell table:formula="of:=FIND(&quot;&quot;&quot;&quot;;[.B3];FIND(&quot;src=&quot;;[.B3];1)+7)" office:value-type="float" office:value="204" calcext:value-type="float">
            <text:p>204</text:p>
          </table:table-cell>
          <table:table-cell table:formula="of:=FIND(&quot;title&quot;;[.B3];1)+7" office:value-type="float" office:value="82" calcext:value-type="float">
            <text:p>82</text:p>
          </table:table-cell>
          <table:table-cell table:formula="of:=FIND(&quot;&quot;&quot;&quot;;[.B3];FIND(&quot;title&quot;;[.B3];1)+7)" office:value-type="float" office:value="89" calcext:value-type="float">
            <text:p>89</text:p>
          </table:table-cell>
        </table:table-row>
        <table:table-row table:style-name="ro27">
          <table:table-cell office:value-type="float" office:value="12" calcext:value-type="float">
            <text:p>12</text:p>
          </table:table-cell>
          <table:table-cell office:value-type="string" calcext:value-type="string">
            <text:p>&lt;td&gt;&lt;a href="/wiki/Kairo" title="Kairo"&gt;Kairo&lt;/a&gt;</text:p>
          </table:table-cell>
          <table:table-cell table:formula="of:=CONCATENATE(&quot;[&quot;&quot;&quot;;[.E4];&quot;&quot;&quot;,&quot;&quot;&quot;&amp;[.G4];&quot;&quot;&quot;,&quot;&amp;&quot;&quot;&quot;&quot;&amp;[.F4]&amp;&quot;&quot;&quot;],&quot;)" office:value-type="string" office:string-value="" calcext:value-type="error">
            <text:p>#WERT!</text:p>
          </table:table-cell>
          <table:table-cell/>
          <table:table-cell table:formula="of:=MID([.B4];[.L4];[.M4]-[.L4])" office:value-type="string" office:string-value="Kairo" calcext:value-type="string">
            <text:p>Kairo</text:p>
          </table:table-cell>
          <table:table-cell table:formula="of:=MID([.B4];[.J4];[.K4]-[.J4])" office:value-type="string" office:string-value="" calcext:value-type="error">
            <text:p>#WERT!</text:p>
          </table:table-cell>
          <table:table-cell table:formula="of:=MID([.B5];[.H4];[.I4]-[.H4])" office:value-type="string" office:string-value="Albanien" calcext:value-type="string">
            <text:p>Albanien</text:p>
          </table:table-cell>
          <table:table-cell table:formula="of:=FIND(&quot;title=&quot;;[.B5];1)+7" office:value-type="float" office:value="79" calcext:value-type="float">
            <text:p>79</text:p>
          </table:table-cell>
          <table:table-cell table:formula="of:=FIND(&quot;&quot;&quot;&quot;;[.B5];FIND(&quot;title=&quot;;[.B5];1)+7)" office:value-type="float" office:value="87" calcext:value-type="float">
            <text:p>87</text:p>
          </table:table-cell>
          <table:table-cell table:formula="of:=FIND(&quot;src=&quot;;[.B4];1)+7" office:value-type="string" office:string-value="" calcext:value-type="error">
            <text:p>#WERT!</text:p>
          </table:table-cell>
          <table:table-cell table:formula="of:=FIND(&quot;&quot;&quot;&quot;;[.B4];FIND(&quot;src=&quot;;[.B4];1)+7)" office:value-type="string" office:string-value="" calcext:value-type="error">
            <text:p>#WERT!</text:p>
          </table:table-cell>
          <table:table-cell table:formula="of:=FIND(&quot;title&quot;;[.B4];1)+7" office:value-type="float" office:value="34" calcext:value-type="float">
            <text:p>34</text:p>
          </table:table-cell>
          <table:table-cell table:formula="of:=FIND(&quot;&quot;&quot;&quot;;[.B4];FIND(&quot;title&quot;;[.B4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21" calcext:value-type="float">
            <text:p>21</text:p>
          </table:table-cell>
          <table:table-cell office:value-type="string" calcext:value-type="string">
            <text:p>&lt;td&gt;&lt;span style="display:none"&gt;Albanien&lt;/span&gt;&lt;a href="/wiki/Albanien" title="Albanien"&gt;&lt;img alt="" src="//upload.wikimedia.org/wikipedia/commons/thumb/3/36/Flag_of_Albania.svg/20px-Flag_of_Albania.svg.png" decoding="async" width="20" height="14" class="noviewer thumbborder" srcset="//upload.wikimedia.org/wikipedia/commons/thumb/3/36/Flag_of_Albania.svg/30px-Flag_of_Albania.svg.png 1.5x, //upload.wikimedia.org/wikipedia/commons/thumb/3/36/Flag_of_Albania.svg/40px-Flag_of_Albania.svg.png 2x" data-file-width="980" data-file-height="700" /&gt;&lt;/a&gt;&amp;#160;&lt;a href="/wiki/Albanien" title="Albanien"&gt;Albanien&lt;/a&gt;&lt;/td&gt;</text:p>
          </table:table-cell>
          <table:table-cell table:formula="of:=CONCATENATE(&quot;[&quot;&quot;&quot;;[.E5];&quot;&quot;&quot;,&quot;&quot;&quot;&amp;[.G5];&quot;&quot;&quot;,&quot;&amp;&quot;&quot;&quot;&quot;&amp;[.F5]&amp;&quot;&quot;&quot;],&quot;)" office:value-type="string" office:string-value="[&quot;Albanien&quot;,&quot;Tirana&quot;,&quot;upload.wikimedia.org/wikipedia/commons/thumb/3/36/Flag_of_Albania.svg/20px-Flag_of_Albania.svg.png&quot;]," calcext:value-type="string">
            <text:p>["Albanien","Tirana","upload.wikimedia.org/wikipedia/commons/thumb/3/36/Flag_of_Albania.svg/20px-Flag_of_Albania.svg.png"],</text:p>
          </table:table-cell>
          <table:table-cell/>
          <table:table-cell table:formula="of:=MID([.B5];[.L5];[.M5]-[.L5])" office:value-type="string" office:string-value="Albanien" calcext:value-type="string">
            <text:p>Albanien</text:p>
          </table:table-cell>
          <table:table-cell table:formula="of:=MID([.B5];[.J5];[.K5]-[.J5])" office:value-type="string" office:string-value="upload.wikimedia.org/wikipedia/commons/thumb/3/36/Flag_of_Albania.svg/20px-Flag_of_Albania.svg.png" calcext:value-type="string">
            <text:p>upload.wikimedia.org/wikipedia/commons/thumb/3/36/Flag_of_Albania.svg/20px-Flag_of_Albania.svg.png</text:p>
          </table:table-cell>
          <table:table-cell table:formula="of:=MID([.B6];[.H5];[.I5]-[.H5])" office:value-type="string" office:string-value="Tirana" calcext:value-type="string">
            <text:p>Tirana</text:p>
          </table:table-cell>
          <table:table-cell table:formula="of:=FIND(&quot;title=&quot;;[.B6];1)+7" office:value-type="float" office:value="35" calcext:value-type="float">
            <text:p>35</text:p>
          </table:table-cell>
          <table:table-cell table:formula="of:=FIND(&quot;&quot;&quot;&quot;;[.B6];FIND(&quot;title=&quot;;[.B6];1)+7)" office:value-type="float" office:value="41" calcext:value-type="float">
            <text:p>41</text:p>
          </table:table-cell>
          <table:table-cell table:formula="of:=FIND(&quot;src=&quot;;[.B5];1)+7" office:value-type="float" office:value="108" calcext:value-type="float">
            <text:p>108</text:p>
          </table:table-cell>
          <table:table-cell table:formula="of:=FIND(&quot;&quot;&quot;&quot;;[.B5];FIND(&quot;src=&quot;;[.B5];1)+7)" office:value-type="float" office:value="206" calcext:value-type="float">
            <text:p>206</text:p>
          </table:table-cell>
          <table:table-cell table:formula="of:=FIND(&quot;title&quot;;[.B5];1)+7" office:value-type="float" office:value="79" calcext:value-type="float">
            <text:p>79</text:p>
          </table:table-cell>
          <table:table-cell table:formula="of:=FIND(&quot;&quot;&quot;&quot;;[.B5];FIND(&quot;title&quot;;[.B5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22" calcext:value-type="float">
            <text:p>22</text:p>
          </table:table-cell>
          <table:table-cell office:value-type="string" calcext:value-type="string">
            <text:p>&lt;td&gt;&lt;a href="/wiki/Tirana" title="Tirana"&gt;Tirana&lt;/a&gt;</text:p>
          </table:table-cell>
          <table:table-cell table:formula="of:=CONCATENATE(&quot;[&quot;&quot;&quot;;[.E6];&quot;&quot;&quot;,&quot;&quot;&quot;&amp;[.G6];&quot;&quot;&quot;,&quot;&amp;&quot;&quot;&quot;&quot;&amp;[.F6]&amp;&quot;&quot;&quot;],&quot;)" office:value-type="string" office:string-value="" calcext:value-type="error">
            <text:p>#WERT!</text:p>
          </table:table-cell>
          <table:table-cell/>
          <table:table-cell table:formula="of:=MID([.B6];[.L6];[.M6]-[.L6])" office:value-type="string" office:string-value="Tirana" calcext:value-type="string">
            <text:p>Tirana</text:p>
          </table:table-cell>
          <table:table-cell table:formula="of:=MID([.B6];[.J6];[.K6]-[.J6])" office:value-type="string" office:string-value="" calcext:value-type="error">
            <text:p>#WERT!</text:p>
          </table:table-cell>
          <table:table-cell table:formula="of:=MID([.B7];[.H6];[.I6]-[.H6])" office:value-type="string" office:string-value="Algerien" calcext:value-type="string">
            <text:p>Algerien</text:p>
          </table:table-cell>
          <table:table-cell table:formula="of:=FIND(&quot;title=&quot;;[.B7];1)+7" office:value-type="float" office:value="79" calcext:value-type="float">
            <text:p>79</text:p>
          </table:table-cell>
          <table:table-cell table:formula="of:=FIND(&quot;&quot;&quot;&quot;;[.B7];FIND(&quot;title=&quot;;[.B7];1)+7)" office:value-type="float" office:value="87" calcext:value-type="float">
            <text:p>87</text:p>
          </table:table-cell>
          <table:table-cell table:formula="of:=FIND(&quot;src=&quot;;[.B6];1)+7" office:value-type="string" office:string-value="" calcext:value-type="error">
            <text:p>#WERT!</text:p>
          </table:table-cell>
          <table:table-cell table:formula="of:=FIND(&quot;&quot;&quot;&quot;;[.B6];FIND(&quot;src=&quot;;[.B6];1)+7)" office:value-type="string" office:string-value="" calcext:value-type="error">
            <text:p>#WERT!</text:p>
          </table:table-cell>
          <table:table-cell table:formula="of:=FIND(&quot;title&quot;;[.B6];1)+7" office:value-type="float" office:value="35" calcext:value-type="float">
            <text:p>35</text:p>
          </table:table-cell>
          <table:table-cell table:formula="of:=FIND(&quot;&quot;&quot;&quot;;[.B6];FIND(&quot;title&quot;;[.B6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31" calcext:value-type="float">
            <text:p>31</text:p>
          </table:table-cell>
          <table:table-cell office:value-type="string" calcext:value-type="string">
            <text:p>&lt;td&gt;&lt;span style="display:none"&gt;Algerien&lt;/span&gt;&lt;a href="/wiki/Algerien" title="Algerien"&gt;&lt;img alt="" src="//upload.wikimedia.org/wikipedia/commons/thumb/7/77/Flag_of_Algeria.svg/20px-Flag_of_Algeria.svg.png" decoding="async" width="20" height="13" class="noviewer thumbborder" srcset="//upload.wikimedia.org/wikipedia/commons/thumb/7/77/Flag_of_Algeria.svg/30px-Flag_of_Algeria.svg.png 1.5x, //upload.wikimedia.org/wikipedia/commons/thumb/7/77/Flag_of_Algeria.svg/40px-Flag_of_Algeria.svg.png 2x" data-file-width="900" data-file-height="600" /&gt;&lt;/a&gt;&amp;#160;&lt;a href="/wiki/Algerien" title="Algerien"&gt;Algerien&lt;/a&gt;&lt;/td&gt;</text:p>
          </table:table-cell>
          <table:table-cell table:formula="of:=CONCATENATE(&quot;[&quot;&quot;&quot;;[.E7];&quot;&quot;&quot;,&quot;&quot;&quot;&amp;[.G7];&quot;&quot;&quot;,&quot;&amp;&quot;&quot;&quot;&quot;&amp;[.F7]&amp;&quot;&quot;&quot;],&quot;)" office:value-type="string" office:string-value="[&quot;Algerien&quot;,&quot;Algier&quot;,&quot;upload.wikimedia.org/wikipedia/commons/thumb/7/77/Flag_of_Algeria.svg/20px-Flag_of_Algeria.svg.png&quot;]," calcext:value-type="string">
            <text:p>["Algerien","Algier","upload.wikimedia.org/wikipedia/commons/thumb/7/77/Flag_of_Algeria.svg/20px-Flag_of_Algeria.svg.png"],</text:p>
          </table:table-cell>
          <table:table-cell/>
          <table:table-cell table:formula="of:=MID([.B7];[.L7];[.M7]-[.L7])" office:value-type="string" office:string-value="Algerien" calcext:value-type="string">
            <text:p>Algerien</text:p>
          </table:table-cell>
          <table:table-cell table:formula="of:=MID([.B7];[.J7];[.K7]-[.J7])" office:value-type="string" office:string-value="upload.wikimedia.org/wikipedia/commons/thumb/7/77/Flag_of_Algeria.svg/20px-Flag_of_Algeria.svg.png" calcext:value-type="string">
            <text:p>upload.wikimedia.org/wikipedia/commons/thumb/7/77/Flag_of_Algeria.svg/20px-Flag_of_Algeria.svg.png</text:p>
          </table:table-cell>
          <table:table-cell table:formula="of:=MID([.B8];[.H7];[.I7]-[.H7])" office:value-type="string" office:string-value="Algier" calcext:value-type="string">
            <text:p>Algier</text:p>
          </table:table-cell>
          <table:table-cell table:formula="of:=FIND(&quot;title=&quot;;[.B8];1)+7" office:value-type="float" office:value="35" calcext:value-type="float">
            <text:p>35</text:p>
          </table:table-cell>
          <table:table-cell table:formula="of:=FIND(&quot;&quot;&quot;&quot;;[.B8];FIND(&quot;title=&quot;;[.B8];1)+7)" office:value-type="float" office:value="41" calcext:value-type="float">
            <text:p>41</text:p>
          </table:table-cell>
          <table:table-cell table:formula="of:=FIND(&quot;src=&quot;;[.B7];1)+7" office:value-type="float" office:value="108" calcext:value-type="float">
            <text:p>108</text:p>
          </table:table-cell>
          <table:table-cell table:formula="of:=FIND(&quot;&quot;&quot;&quot;;[.B7];FIND(&quot;src=&quot;;[.B7];1)+7)" office:value-type="float" office:value="206" calcext:value-type="float">
            <text:p>206</text:p>
          </table:table-cell>
          <table:table-cell table:formula="of:=FIND(&quot;title&quot;;[.B7];1)+7" office:value-type="float" office:value="79" calcext:value-type="float">
            <text:p>79</text:p>
          </table:table-cell>
          <table:table-cell table:formula="of:=FIND(&quot;&quot;&quot;&quot;;[.B7];FIND(&quot;title&quot;;[.B7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32" calcext:value-type="float">
            <text:p>32</text:p>
          </table:table-cell>
          <table:table-cell office:value-type="string" calcext:value-type="string">
            <text:p>&lt;td&gt;&lt;a href="/wiki/Algier" title="Algier"&gt;Algier&lt;/a&gt;</text:p>
          </table:table-cell>
          <table:table-cell table:formula="of:=CONCATENATE(&quot;[&quot;&quot;&quot;;[.E8];&quot;&quot;&quot;,&quot;&quot;&quot;&amp;[.G8];&quot;&quot;&quot;,&quot;&amp;&quot;&quot;&quot;&quot;&amp;[.F8]&amp;&quot;&quot;&quot;],&quot;)" office:value-type="string" office:string-value="" calcext:value-type="error">
            <text:p>#WERT!</text:p>
          </table:table-cell>
          <table:table-cell/>
          <table:table-cell table:formula="of:=MID([.B8];[.L8];[.M8]-[.L8])" office:value-type="string" office:string-value="Algier" calcext:value-type="string">
            <text:p>Algier</text:p>
          </table:table-cell>
          <table:table-cell table:formula="of:=MID([.B8];[.J8];[.K8]-[.J8])" office:value-type="string" office:string-value="" calcext:value-type="error">
            <text:p>#WERT!</text:p>
          </table:table-cell>
          <table:table-cell table:formula="of:=MID([.B9];[.H8];[.I8]-[.H8])" office:value-type="string" office:string-value="Andorra" calcext:value-type="string">
            <text:p>Andorra</text:p>
          </table:table-cell>
          <table:table-cell table:formula="of:=FIND(&quot;title=&quot;;[.B9];1)+7" office:value-type="float" office:value="77" calcext:value-type="float">
            <text:p>77</text:p>
          </table:table-cell>
          <table:table-cell table:formula="of:=FIND(&quot;&quot;&quot;&quot;;[.B9];FIND(&quot;title=&quot;;[.B9];1)+7)" office:value-type="float" office:value="84" calcext:value-type="float">
            <text:p>84</text:p>
          </table:table-cell>
          <table:table-cell table:formula="of:=FIND(&quot;src=&quot;;[.B8];1)+7" office:value-type="string" office:string-value="" calcext:value-type="error">
            <text:p>#WERT!</text:p>
          </table:table-cell>
          <table:table-cell table:formula="of:=FIND(&quot;&quot;&quot;&quot;;[.B8];FIND(&quot;src=&quot;;[.B8];1)+7)" office:value-type="string" office:string-value="" calcext:value-type="error">
            <text:p>#WERT!</text:p>
          </table:table-cell>
          <table:table-cell table:formula="of:=FIND(&quot;title&quot;;[.B8];1)+7" office:value-type="float" office:value="35" calcext:value-type="float">
            <text:p>35</text:p>
          </table:table-cell>
          <table:table-cell table:formula="of:=FIND(&quot;&quot;&quot;&quot;;[.B8];FIND(&quot;title&quot;;[.B8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41" calcext:value-type="float">
            <text:p>41</text:p>
          </table:table-cell>
          <table:table-cell office:value-type="string" calcext:value-type="string">
            <text:p>&lt;td&gt;&lt;span style="display:none"&gt;Andorra&lt;/span&gt;&lt;a href="/wiki/Andorra" title="Andorra"&gt;&lt;img alt="" src="//upload.wikimedia.org/wikipedia/commons/thumb/1/19/Flag_of_Andorra.svg/20px-Flag_of_Andorra.svg.png" decoding="async" width="20" height="14" class="noviewer thumbborder" srcset="//upload.wikimedia.org/wikipedia/commons/thumb/1/19/Flag_of_Andorra.svg/30px-Flag_of_Andorra.svg.png 1.5x, //upload.wikimedia.org/wikipedia/commons/thumb/1/19/Flag_of_Andorra.svg/40px-Flag_of_Andorra.svg.png 2x" data-file-width="1000" data-file-height="700" /&gt;&lt;/a&gt;&amp;#160;&lt;a href="/wiki/Andorra" title="Andorra"&gt;Andorra&lt;/a&gt;&lt;/td&gt;</text:p>
          </table:table-cell>
          <table:table-cell table:formula="of:=CONCATENATE(&quot;[&quot;&quot;&quot;;[.E9];&quot;&quot;&quot;,&quot;&quot;&quot;&amp;[.G9];&quot;&quot;&quot;,&quot;&amp;&quot;&quot;&quot;&quot;&amp;[.F9]&amp;&quot;&quot;&quot;],&quot;)" office:value-type="string" office:string-value="[&quot;Andorra&quot;,&quot;Andorra la Vella&quot;,&quot;upload.wikimedia.org/wikipedia/commons/thumb/1/19/Flag_of_Andorra.svg/20px-Flag_of_Andorra.svg.png&quot;]," calcext:value-type="string">
            <text:p>["Andorra","Andorra la Vella","upload.wikimedia.org/wikipedia/commons/thumb/1/19/Flag_of_Andorra.svg/20px-Flag_of_Andorra.svg.png"],</text:p>
          </table:table-cell>
          <table:table-cell/>
          <table:table-cell table:formula="of:=MID([.B9];[.L9];[.M9]-[.L9])" office:value-type="string" office:string-value="Andorra" calcext:value-type="string">
            <text:p>Andorra</text:p>
          </table:table-cell>
          <table:table-cell table:formula="of:=MID([.B9];[.J9];[.K9]-[.J9])" office:value-type="string" office:string-value="upload.wikimedia.org/wikipedia/commons/thumb/1/19/Flag_of_Andorra.svg/20px-Flag_of_Andorra.svg.png" calcext:value-type="string">
            <text:p>upload.wikimedia.org/wikipedia/commons/thumb/1/19/Flag_of_Andorra.svg/20px-Flag_of_Andorra.svg.png</text:p>
          </table:table-cell>
          <table:table-cell table:formula="of:=MID([.B10];[.H9];[.I9]-[.H9])" office:value-type="string" office:string-value="Andorra la Vella" calcext:value-type="string">
            <text:p>Andorra la Vella</text:p>
          </table:table-cell>
          <table:table-cell table:formula="of:=FIND(&quot;title=&quot;;[.B10];1)+7" office:value-type="float" office:value="45" calcext:value-type="float">
            <text:p>45</text:p>
          </table:table-cell>
          <table:table-cell table:formula="of:=FIND(&quot;&quot;&quot;&quot;;[.B10];FIND(&quot;title=&quot;;[.B10];1)+7)" office:value-type="float" office:value="61" calcext:value-type="float">
            <text:p>61</text:p>
          </table:table-cell>
          <table:table-cell table:formula="of:=FIND(&quot;src=&quot;;[.B9];1)+7" office:value-type="float" office:value="105" calcext:value-type="float">
            <text:p>105</text:p>
          </table:table-cell>
          <table:table-cell table:formula="of:=FIND(&quot;&quot;&quot;&quot;;[.B9];FIND(&quot;src=&quot;;[.B9];1)+7)" office:value-type="float" office:value="203" calcext:value-type="float">
            <text:p>203</text:p>
          </table:table-cell>
          <table:table-cell table:formula="of:=FIND(&quot;title&quot;;[.B9];1)+7" office:value-type="float" office:value="77" calcext:value-type="float">
            <text:p>77</text:p>
          </table:table-cell>
          <table:table-cell table:formula="of:=FIND(&quot;&quot;&quot;&quot;;[.B9];FIND(&quot;title&quot;;[.B9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42" calcext:value-type="float">
            <text:p>42</text:p>
          </table:table-cell>
          <table:table-cell office:value-type="string" calcext:value-type="string">
            <text:p>&lt;td&gt;&lt;a href="/wiki/Andorra_la_Vella" title="Andorra la Vella"&gt;Andorra la Vella&lt;/a&gt;</text:p>
          </table:table-cell>
          <table:table-cell table:formula="of:=CONCATENATE(&quot;[&quot;&quot;&quot;;[.E10];&quot;&quot;&quot;,&quot;&quot;&quot;&amp;[.G10];&quot;&quot;&quot;,&quot;&amp;&quot;&quot;&quot;&quot;&amp;[.F10]&amp;&quot;&quot;&quot;],&quot;)" office:value-type="string" office:string-value="" calcext:value-type="error">
            <text:p>#WERT!</text:p>
          </table:table-cell>
          <table:table-cell/>
          <table:table-cell table:formula="of:=MID([.B10];[.L10];[.M10]-[.L10])" office:value-type="string" office:string-value="Andorra la Vella" calcext:value-type="string">
            <text:p>Andorra la Vella</text:p>
          </table:table-cell>
          <table:table-cell table:formula="of:=MID([.B10];[.J10];[.K10]-[.J10])" office:value-type="string" office:string-value="" calcext:value-type="error">
            <text:p>#WERT!</text:p>
          </table:table-cell>
          <table:table-cell table:formula="of:=MID([.B11];[.H10];[.I10]-[.H10])" office:value-type="string" office:string-value="Angola" calcext:value-type="string">
            <text:p>Angola</text:p>
          </table:table-cell>
          <table:table-cell table:formula="of:=FIND(&quot;title=&quot;;[.B11];1)+7" office:value-type="float" office:value="75" calcext:value-type="float">
            <text:p>75</text:p>
          </table:table-cell>
          <table:table-cell table:formula="of:=FIND(&quot;&quot;&quot;&quot;;[.B11];FIND(&quot;title=&quot;;[.B11];1)+7)" office:value-type="float" office:value="81" calcext:value-type="float">
            <text:p>81</text:p>
          </table:table-cell>
          <table:table-cell table:formula="of:=FIND(&quot;src=&quot;;[.B10];1)+7" office:value-type="string" office:string-value="" calcext:value-type="error">
            <text:p>#WERT!</text:p>
          </table:table-cell>
          <table:table-cell table:formula="of:=FIND(&quot;&quot;&quot;&quot;;[.B10];FIND(&quot;src=&quot;;[.B10];1)+7)" office:value-type="string" office:string-value="" calcext:value-type="error">
            <text:p>#WERT!</text:p>
          </table:table-cell>
          <table:table-cell table:formula="of:=FIND(&quot;title&quot;;[.B10];1)+7" office:value-type="float" office:value="45" calcext:value-type="float">
            <text:p>45</text:p>
          </table:table-cell>
          <table:table-cell table:formula="of:=FIND(&quot;&quot;&quot;&quot;;[.B10];FIND(&quot;title&quot;;[.B10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51" calcext:value-type="float">
            <text:p>51</text:p>
          </table:table-cell>
          <table:table-cell office:value-type="string" calcext:value-type="string">
            <text:p>&lt;td&gt;&lt;span style="display:none"&gt;Angola&lt;/span&gt;&lt;a href="/wiki/Angola" title="Angola"&gt;&lt;img alt="" src="//upload.wikimedia.org/wikipedia/commons/thumb/9/9d/Flag_of_Angola.svg/20px-Flag_of_Angola.svg.png" decoding="async" width="20" height="13" class="noviewer thumbborder" srcset="//upload.wikimedia.org/wikipedia/commons/thumb/9/9d/Flag_of_Angola.svg/30px-Flag_of_Angola.svg.png 1.5x, //upload.wikimedia.org/wikipedia/commons/thumb/9/9d/Flag_of_Angola.svg/40px-Flag_of_Angola.svg.png 2x" data-file-width="900" data-file-height="600" /&gt;&lt;/a&gt;&amp;#160;&lt;a href="/wiki/Angola" title="Angola"&gt;Angola&lt;/a&gt;&lt;/td&gt;</text:p>
          </table:table-cell>
          <table:table-cell table:formula="of:=CONCATENATE(&quot;[&quot;&quot;&quot;;[.E11];&quot;&quot;&quot;,&quot;&quot;&quot;&amp;[.G11];&quot;&quot;&quot;,&quot;&amp;&quot;&quot;&quot;&quot;&amp;[.F11]&amp;&quot;&quot;&quot;],&quot;)" office:value-type="string" office:string-value="[&quot;Angola&quot;,&quot;Luanda&quot;,&quot;upload.wikimedia.org/wikipedia/commons/thumb/9/9d/Flag_of_Angola.svg/20px-Flag_of_Angola.svg.png&quot;]," calcext:value-type="string">
            <text:p>["Angola","Luanda","upload.wikimedia.org/wikipedia/commons/thumb/9/9d/Flag_of_Angola.svg/20px-Flag_of_Angola.svg.png"],</text:p>
          </table:table-cell>
          <table:table-cell/>
          <table:table-cell table:formula="of:=MID([.B11];[.L11];[.M11]-[.L11])" office:value-type="string" office:string-value="Angola" calcext:value-type="string">
            <text:p>Angola</text:p>
          </table:table-cell>
          <table:table-cell table:formula="of:=MID([.B11];[.J11];[.K11]-[.J11])" office:value-type="string" office:string-value="upload.wikimedia.org/wikipedia/commons/thumb/9/9d/Flag_of_Angola.svg/20px-Flag_of_Angola.svg.png" calcext:value-type="string">
            <text:p>upload.wikimedia.org/wikipedia/commons/thumb/9/9d/Flag_of_Angola.svg/20px-Flag_of_Angola.svg.png</text:p>
          </table:table-cell>
          <table:table-cell table:formula="of:=MID([.B12];[.H11];[.I11]-[.H11])" office:value-type="string" office:string-value="Luanda" calcext:value-type="string">
            <text:p>Luanda</text:p>
          </table:table-cell>
          <table:table-cell table:formula="of:=FIND(&quot;title=&quot;;[.B12];1)+7" office:value-type="float" office:value="35" calcext:value-type="float">
            <text:p>35</text:p>
          </table:table-cell>
          <table:table-cell table:formula="of:=FIND(&quot;&quot;&quot;&quot;;[.B12];FIND(&quot;title=&quot;;[.B12];1)+7)" office:value-type="float" office:value="41" calcext:value-type="float">
            <text:p>41</text:p>
          </table:table-cell>
          <table:table-cell table:formula="of:=FIND(&quot;src=&quot;;[.B11];1)+7" office:value-type="float" office:value="102" calcext:value-type="float">
            <text:p>102</text:p>
          </table:table-cell>
          <table:table-cell table:formula="of:=FIND(&quot;&quot;&quot;&quot;;[.B11];FIND(&quot;src=&quot;;[.B11];1)+7)" office:value-type="float" office:value="198" calcext:value-type="float">
            <text:p>198</text:p>
          </table:table-cell>
          <table:table-cell table:formula="of:=FIND(&quot;title&quot;;[.B11];1)+7" office:value-type="float" office:value="75" calcext:value-type="float">
            <text:p>75</text:p>
          </table:table-cell>
          <table:table-cell table:formula="of:=FIND(&quot;&quot;&quot;&quot;;[.B11];FIND(&quot;title&quot;;[.B11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52" calcext:value-type="float">
            <text:p>52</text:p>
          </table:table-cell>
          <table:table-cell office:value-type="string" calcext:value-type="string">
            <text:p>&lt;td&gt;&lt;a href="/wiki/Luanda" title="Luanda"&gt;Luanda&lt;/a&gt;</text:p>
          </table:table-cell>
          <table:table-cell table:formula="of:=CONCATENATE(&quot;[&quot;&quot;&quot;;[.E12];&quot;&quot;&quot;,&quot;&quot;&quot;&amp;[.G12];&quot;&quot;&quot;,&quot;&amp;&quot;&quot;&quot;&quot;&amp;[.F12]&amp;&quot;&quot;&quot;],&quot;)" office:value-type="string" office:string-value="" calcext:value-type="error">
            <text:p>#WERT!</text:p>
          </table:table-cell>
          <table:table-cell/>
          <table:table-cell table:formula="of:=MID([.B12];[.L12];[.M12]-[.L12])" office:value-type="string" office:string-value="Luanda" calcext:value-type="string">
            <text:p>Luanda</text:p>
          </table:table-cell>
          <table:table-cell table:formula="of:=MID([.B12];[.J12];[.K12]-[.J12])" office:value-type="string" office:string-value="" calcext:value-type="error">
            <text:p>#WERT!</text:p>
          </table:table-cell>
          <table:table-cell table:formula="of:=MID([.B13];[.H12];[.I12]-[.H12])" office:value-type="string" office:string-value="Antigua und Barbuda" calcext:value-type="string">
            <text:p>Antigua und Barbuda</text:p>
          </table:table-cell>
          <table:table-cell table:formula="of:=FIND(&quot;title=&quot;;[.B13];1)+7" office:value-type="float" office:value="101" calcext:value-type="float">
            <text:p>101</text:p>
          </table:table-cell>
          <table:table-cell table:formula="of:=FIND(&quot;&quot;&quot;&quot;;[.B13];FIND(&quot;title=&quot;;[.B13];1)+7)" office:value-type="float" office:value="120" calcext:value-type="float">
            <text:p>120</text:p>
          </table:table-cell>
          <table:table-cell table:formula="of:=FIND(&quot;src=&quot;;[.B12];1)+7" office:value-type="string" office:string-value="" calcext:value-type="error">
            <text:p>#WERT!</text:p>
          </table:table-cell>
          <table:table-cell table:formula="of:=FIND(&quot;&quot;&quot;&quot;;[.B12];FIND(&quot;src=&quot;;[.B12];1)+7)" office:value-type="string" office:string-value="" calcext:value-type="error">
            <text:p>#WERT!</text:p>
          </table:table-cell>
          <table:table-cell table:formula="of:=FIND(&quot;title&quot;;[.B12];1)+7" office:value-type="float" office:value="35" calcext:value-type="float">
            <text:p>35</text:p>
          </table:table-cell>
          <table:table-cell table:formula="of:=FIND(&quot;&quot;&quot;&quot;;[.B12];FIND(&quot;title&quot;;[.B12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61" calcext:value-type="float">
            <text:p>61</text:p>
          </table:table-cell>
          <table:table-cell office:value-type="string" calcext:value-type="string">
            <text:p>&lt;td&gt;&lt;span style="display:none"&gt;Antigua und Barbuda&lt;/span&gt;&lt;a href="/wiki/Antigua_und_Barbuda" title="Antigua und Barbuda"&gt;&lt;img alt="" src="//upload.wikimedia.org/wikipedia/commons/thumb/8/89/Flag_of_Antigua_and_Barbuda.svg/20px-Flag_of_Antigua_and_Barbuda.svg.png" decoding="async" width="20" height="13" class="noviewer thumbborder" srcset="//upload.wikimedia.org/wikipedia/commons/thumb/8/89/Flag_of_Antigua_and_Barbuda.svg/30px-Flag_of_Antigua_and_Barbuda.svg.png 1.5x, //upload.wikimedia.org/wikipedia/commons/thumb/8/89/Flag_of_Antigua_and_Barbuda.svg/40px-Flag_of_Antigua_and_Barbuda.svg.png 2x" data-file-width="900" data-file-height="600" /&gt;&lt;/a&gt;&amp;#160;&lt;a href="/wiki/Antigua_und_Barbuda" title="Antigua und Barbuda"&gt;Antigua und Barbuda&lt;/a&gt;&lt;/td&gt;</text:p>
          </table:table-cell>
          <table:table-cell table:formula="of:=CONCATENATE(&quot;[&quot;&quot;&quot;;[.E13];&quot;&quot;&quot;,&quot;&quot;&quot;&amp;[.G13];&quot;&quot;&quot;,&quot;&amp;&quot;&quot;&quot;&quot;&amp;[.F13]&amp;&quot;&quot;&quot;],&quot;)" office:value-type="string" office:string-value="[&quot;Antigua und Barbuda&quot;,&quot;Saint John’s (Antigua und Barbuda)&quot;,&quot;upload.wikimedia.org/wikipedia/commons/thumb/8/89/Flag_of_Antigua_and_Barbuda.svg/20px-Flag_of_Antigua_and_Barbuda.svg.png&quot;]," calcext:value-type="string">
            <text:p>["Antigua und Barbuda","Saint John’s (Antigua und Barbuda)","upload.wikimedia.org/wikipedia/commons/thumb/8/89/Flag_of_Antigua_and_Barbuda.svg/20px-Flag_of_Antigua_and_Barbuda.svg.png"],</text:p>
          </table:table-cell>
          <table:table-cell/>
          <table:table-cell table:formula="of:=MID([.B13];[.L13];[.M13]-[.L13])" office:value-type="string" office:string-value="Antigua und Barbuda" calcext:value-type="string">
            <text:p>Antigua und Barbuda</text:p>
          </table:table-cell>
          <table:table-cell table:formula="of:=MID([.B13];[.J13];[.K13]-[.J13])" office:value-type="string" office:string-value="upload.wikimedia.org/wikipedia/commons/thumb/8/89/Flag_of_Antigua_and_Barbuda.svg/20px-Flag_of_Antigua_and_Barbuda.svg.png" calcext:value-type="string">
            <text:p>upload.wikimedia.org/wikipedia/commons/thumb/8/89/Flag_of_Antigua_and_Barbuda.svg/20px-Flag_of_Antigua_and_Barbuda.svg.png</text:p>
          </table:table-cell>
          <table:table-cell table:formula="of:=MID([.B14];[.H13];[.I13]-[.H13])" office:value-type="string" office:string-value="Saint John’s (Antigua und Barbuda)" calcext:value-type="string">
            <text:p>Saint John’s (Antigua und Barbuda)</text:p>
          </table:table-cell>
          <table:table-cell table:formula="of:=FIND(&quot;title=&quot;;[.B14];1)+7" office:value-type="float" office:value="71" calcext:value-type="float">
            <text:p>71</text:p>
          </table:table-cell>
          <table:table-cell table:formula="of:=FIND(&quot;&quot;&quot;&quot;;[.B14];FIND(&quot;title=&quot;;[.B14];1)+7)" office:value-type="float" office:value="105" calcext:value-type="float">
            <text:p>105</text:p>
          </table:table-cell>
          <table:table-cell table:formula="of:=FIND(&quot;src=&quot;;[.B13];1)+7" office:value-type="float" office:value="141" calcext:value-type="float">
            <text:p>141</text:p>
          </table:table-cell>
          <table:table-cell table:formula="of:=FIND(&quot;&quot;&quot;&quot;;[.B13];FIND(&quot;src=&quot;;[.B13];1)+7)" office:value-type="float" office:value="263" calcext:value-type="float">
            <text:p>263</text:p>
          </table:table-cell>
          <table:table-cell table:formula="of:=FIND(&quot;title&quot;;[.B13];1)+7" office:value-type="float" office:value="101" calcext:value-type="float">
            <text:p>101</text:p>
          </table:table-cell>
          <table:table-cell table:formula="of:=FIND(&quot;&quot;&quot;&quot;;[.B13];FIND(&quot;title&quot;;[.B13];1)+7)" office:value-type="float" office:value="120" calcext:value-type="float">
            <text:p>120</text:p>
          </table:table-cell>
        </table:table-row>
        <table:table-row table:style-name="ro27">
          <table:table-cell office:value-type="float" office:value="62" calcext:value-type="float">
            <text:p>62</text:p>
          </table:table-cell>
          <table:table-cell office:value-type="string" calcext:value-type="string">
            <text:p>&lt;td&gt;&lt;a href="/wiki/Saint_John%E2%80%99s_(Antigua_und_Barbuda)" title="Saint John’s (Antigua und Barbuda)"&gt;St. John’s&lt;/a&gt;</text:p>
          </table:table-cell>
          <table:table-cell table:formula="of:=CONCATENATE(&quot;[&quot;&quot;&quot;;[.E14];&quot;&quot;&quot;,&quot;&quot;&quot;&amp;[.G14];&quot;&quot;&quot;,&quot;&amp;&quot;&quot;&quot;&quot;&amp;[.F14]&amp;&quot;&quot;&quot;],&quot;)" office:value-type="string" office:string-value="" calcext:value-type="error">
            <text:p>#WERT!</text:p>
          </table:table-cell>
          <table:table-cell/>
          <table:table-cell table:formula="of:=MID([.B14];[.L14];[.M14]-[.L14])" office:value-type="string" office:string-value="Saint John’s (Antigua und Barbuda)" calcext:value-type="string">
            <text:p>Saint John’s (Antigua und Barbuda)</text:p>
          </table:table-cell>
          <table:table-cell table:formula="of:=MID([.B14];[.J14];[.K14]-[.J14])" office:value-type="string" office:string-value="" calcext:value-type="error">
            <text:p>#WERT!</text:p>
          </table:table-cell>
          <table:table-cell table:formula="of:=MID([.B15];[.H14];[.I14]-[.H14])" office:value-type="string" office:string-value="Äquatorialguinea" calcext:value-type="string">
            <text:p>Äquatorialguinea</text:p>
          </table:table-cell>
          <table:table-cell table:formula="of:=FIND(&quot;title=&quot;;[.B15];1)+7" office:value-type="float" office:value="112" calcext:value-type="float">
            <text:p>112</text:p>
          </table:table-cell>
          <table:table-cell table:formula="of:=FIND(&quot;&quot;&quot;&quot;;[.B15];FIND(&quot;title=&quot;;[.B15];1)+7)" office:value-type="float" office:value="128" calcext:value-type="float">
            <text:p>128</text:p>
          </table:table-cell>
          <table:table-cell table:formula="of:=FIND(&quot;src=&quot;;[.B14];1)+7" office:value-type="string" office:string-value="" calcext:value-type="error">
            <text:p>#WERT!</text:p>
          </table:table-cell>
          <table:table-cell table:formula="of:=FIND(&quot;&quot;&quot;&quot;;[.B14];FIND(&quot;src=&quot;;[.B14];1)+7)" office:value-type="string" office:string-value="" calcext:value-type="error">
            <text:p>#WERT!</text:p>
          </table:table-cell>
          <table:table-cell table:formula="of:=FIND(&quot;title&quot;;[.B14];1)+7" office:value-type="float" office:value="71" calcext:value-type="float">
            <text:p>71</text:p>
          </table:table-cell>
          <table:table-cell table:formula="of:=FIND(&quot;&quot;&quot;&quot;;[.B14];FIND(&quot;title&quot;;[.B14];1)+7)" office:value-type="float" office:value="105" calcext:value-type="float">
            <text:p>105</text:p>
          </table:table-cell>
        </table:table-row>
        <table:table-row table:style-name="ro27">
          <table:table-cell office:value-type="float" office:value="71" calcext:value-type="float">
            <text:p>71</text:p>
          </table:table-cell>
          <table:table-cell office:value-type="string" calcext:value-type="string">
            <text:p>&lt;td rowspan="2"&gt;&lt;span style="display:none"&gt;Äquatorialguinea&lt;/span&gt;&lt;a href="/wiki/%C3%84quatorialguinea" title="Äquatorialguinea"&gt;&lt;img alt="" src="//upload.wikimedia.org/wikipedia/commons/thumb/3/31/Flag_of_Equatorial_Guinea.svg/20px-Flag_of_Equatorial_Guinea.svg.png" decoding="async" width="20" height="13" class="noviewer" srcset="//upload.wikimedia.org/wikipedia/commons/thumb/3/31/Flag_of_Equatorial_Guinea.svg/30px-Flag_of_Equatorial_Guinea.svg.png 1.5x, //upload.wikimedia.org/wikipedia/commons/thumb/3/31/Flag_of_Equatorial_Guinea.svg/40px-Flag_of_Equatorial_Guinea.svg.png 2x" data-file-width="1200" data-file-height="800" /&gt;&lt;/a&gt;&amp;#160;&lt;a href="/wiki/%C3%84quatorialguinea" title="Äquatorialguinea"&gt;Äquatorialguinea&lt;/a&gt;&lt;/td&gt;</text:p>
          </table:table-cell>
          <table:table-cell table:formula="of:=CONCATENATE(&quot;[&quot;&quot;&quot;;[.E15];&quot;&quot;&quot;,&quot;&quot;&quot;&amp;[.G15];&quot;&quot;&quot;,&quot;&amp;&quot;&quot;&quot;&quot;&amp;[.F15]&amp;&quot;&quot;&quot;],&quot;)" office:value-type="string" office:string-value="[&quot;Äquatorialguinea&quot;,&quot;Malabo&quot;,&quot;upload.wikimedia.org/wikipedia/commons/thumb/3/31/Flag_of_Equatorial_Guinea.svg/20px-Flag_of_Equatorial_Guinea.svg.png&quot;]," calcext:value-type="string">
            <text:p>["Äquatorialguinea","Malabo","upload.wikimedia.org/wikipedia/commons/thumb/3/31/Flag_of_Equatorial_Guinea.svg/20px-Flag_of_Equatorial_Guinea.svg.png"],</text:p>
          </table:table-cell>
          <table:table-cell/>
          <table:table-cell table:formula="of:=MID([.B15];[.L15];[.M15]-[.L15])" office:value-type="string" office:string-value="Äquatorialguinea" calcext:value-type="string">
            <text:p>Äquatorialguinea</text:p>
          </table:table-cell>
          <table:table-cell table:formula="of:=MID([.B15];[.J15];[.K15]-[.J15])" office:value-type="string" office:string-value="upload.wikimedia.org/wikipedia/commons/thumb/3/31/Flag_of_Equatorial_Guinea.svg/20px-Flag_of_Equatorial_Guinea.svg.png" calcext:value-type="string">
            <text:p>upload.wikimedia.org/wikipedia/commons/thumb/3/31/Flag_of_Equatorial_Guinea.svg/20px-Flag_of_Equatorial_Guinea.svg.png</text:p>
          </table:table-cell>
          <table:table-cell table:formula="of:=MID([.B16];[.H15];[.I15]-[.H15])" office:value-type="string" office:string-value="Malabo" calcext:value-type="string">
            <text:p>Malabo</text:p>
          </table:table-cell>
          <table:table-cell table:formula="of:=FIND(&quot;title=&quot;;[.B16];1)+7" office:value-type="float" office:value="35" calcext:value-type="float">
            <text:p>35</text:p>
          </table:table-cell>
          <table:table-cell table:formula="of:=FIND(&quot;&quot;&quot;&quot;;[.B16];FIND(&quot;title=&quot;;[.B16];1)+7)" office:value-type="float" office:value="41" calcext:value-type="float">
            <text:p>41</text:p>
          </table:table-cell>
          <table:table-cell table:formula="of:=FIND(&quot;src=&quot;;[.B15];1)+7" office:value-type="float" office:value="149" calcext:value-type="float">
            <text:p>149</text:p>
          </table:table-cell>
          <table:table-cell table:formula="of:=FIND(&quot;&quot;&quot;&quot;;[.B15];FIND(&quot;src=&quot;;[.B15];1)+7)" office:value-type="float" office:value="267" calcext:value-type="float">
            <text:p>267</text:p>
          </table:table-cell>
          <table:table-cell table:formula="of:=FIND(&quot;title&quot;;[.B15];1)+7" office:value-type="float" office:value="112" calcext:value-type="float">
            <text:p>112</text:p>
          </table:table-cell>
          <table:table-cell table:formula="of:=FIND(&quot;&quot;&quot;&quot;;[.B15];FIND(&quot;title&quot;;[.B15];1)+7)" office:value-type="float" office:value="128" calcext:value-type="float">
            <text:p>128</text:p>
          </table:table-cell>
        </table:table-row>
        <table:table-row table:style-name="ro27">
          <table:table-cell office:value-type="float" office:value="72" calcext:value-type="float">
            <text:p>72</text:p>
          </table:table-cell>
          <table:table-cell office:value-type="string" calcext:value-type="string">
            <text:p>&lt;td&gt;&lt;a href="/wiki/Malabo" title="Malabo"&gt;Malabo&lt;/a&gt;</text:p>
          </table:table-cell>
          <table:table-cell table:formula="of:=CONCATENATE(&quot;[&quot;&quot;&quot;;[.E16];&quot;&quot;&quot;,&quot;&quot;&quot;&amp;[.G16];&quot;&quot;&quot;,&quot;&amp;&quot;&quot;&quot;&quot;&amp;[.F16]&amp;&quot;&quot;&quot;],&quot;)" office:value-type="string" office:string-value="" calcext:value-type="error">
            <text:p>#WERT!</text:p>
          </table:table-cell>
          <table:table-cell/>
          <table:table-cell table:formula="of:=MID([.B16];[.L16];[.M16]-[.L16])" office:value-type="string" office:string-value="Malabo" calcext:value-type="string">
            <text:p>Malabo</text:p>
          </table:table-cell>
          <table:table-cell table:formula="of:=MID([.B16];[.J16];[.K16]-[.J16])" office:value-type="string" office:string-value="" calcext:value-type="error">
            <text:p>#WERT!</text:p>
          </table:table-cell>
          <table:table-cell table:formula="of:=MID([.B17];[.H16];[.I16]-[.H16])" office:value-type="string" office:string-value="Ciudad de la Paz" calcext:value-type="string">
            <text:p>Ciudad de la Paz</text:p>
          </table:table-cell>
          <table:table-cell table:formula="of:=FIND(&quot;title=&quot;;[.B17];1)+7" office:value-type="float" office:value="45" calcext:value-type="float">
            <text:p>45</text:p>
          </table:table-cell>
          <table:table-cell table:formula="of:=FIND(&quot;&quot;&quot;&quot;;[.B17];FIND(&quot;title=&quot;;[.B17];1)+7)" office:value-type="float" office:value="61" calcext:value-type="float">
            <text:p>61</text:p>
          </table:table-cell>
          <table:table-cell table:formula="of:=FIND(&quot;src=&quot;;[.B16];1)+7" office:value-type="string" office:string-value="" calcext:value-type="error">
            <text:p>#WERT!</text:p>
          </table:table-cell>
          <table:table-cell table:formula="of:=FIND(&quot;&quot;&quot;&quot;;[.B16];FIND(&quot;src=&quot;;[.B16];1)+7)" office:value-type="string" office:string-value="" calcext:value-type="error">
            <text:p>#WERT!</text:p>
          </table:table-cell>
          <table:table-cell table:formula="of:=FIND(&quot;title&quot;;[.B16];1)+7" office:value-type="float" office:value="35" calcext:value-type="float">
            <text:p>35</text:p>
          </table:table-cell>
          <table:table-cell table:formula="of:=FIND(&quot;&quot;&quot;&quot;;[.B16];FIND(&quot;title&quot;;[.B16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81" calcext:value-type="float">
            <text:p>81</text:p>
          </table:table-cell>
          <table:table-cell office:value-type="string" calcext:value-type="string">
            <text:p>&lt;td&gt;&lt;a href="/wiki/Ciudad_de_la_Paz" title="Ciudad de la Paz"&gt;Ciudad de la Paz&lt;/a&gt; &lt;i&gt;(Regierungssitz)&lt;/i&gt;</text:p>
          </table:table-cell>
          <table:table-cell table:formula="of:=CONCATENATE(&quot;[&quot;&quot;&quot;;[.E17];&quot;&quot;&quot;,&quot;&quot;&quot;&amp;[.G17];&quot;&quot;&quot;,&quot;&amp;&quot;&quot;&quot;&quot;&amp;[.F17]&amp;&quot;&quot;&quot;],&quot;)" office:value-type="string" office:string-value="" calcext:value-type="error">
            <text:p>#WERT!</text:p>
          </table:table-cell>
          <table:table-cell/>
          <table:table-cell table:formula="of:=MID([.B17];[.L17];[.M17]-[.L17])" office:value-type="string" office:string-value="Ciudad de la Paz" calcext:value-type="string">
            <text:p>Ciudad de la Paz</text:p>
          </table:table-cell>
          <table:table-cell table:formula="of:=MID([.B17];[.J17];[.K17]-[.J17])" office:value-type="string" office:string-value="" calcext:value-type="error">
            <text:p>#WERT!</text:p>
          </table:table-cell>
          <table:table-cell table:formula="of:=MID([.B18];[.H17];[.I17]-[.H17])" office:value-type="string" office:string-value="Argentinien" calcext:value-type="string">
            <text:p>Argentinien</text:p>
          </table:table-cell>
          <table:table-cell table:formula="of:=FIND(&quot;title=&quot;;[.B18];1)+7" office:value-type="float" office:value="85" calcext:value-type="float">
            <text:p>85</text:p>
          </table:table-cell>
          <table:table-cell table:formula="of:=FIND(&quot;&quot;&quot;&quot;;[.B18];FIND(&quot;title=&quot;;[.B18];1)+7)" office:value-type="float" office:value="96" calcext:value-type="float">
            <text:p>96</text:p>
          </table:table-cell>
          <table:table-cell table:formula="of:=FIND(&quot;src=&quot;;[.B17];1)+7" office:value-type="string" office:string-value="" calcext:value-type="error">
            <text:p>#WERT!</text:p>
          </table:table-cell>
          <table:table-cell table:formula="of:=FIND(&quot;&quot;&quot;&quot;;[.B17];FIND(&quot;src=&quot;;[.B17];1)+7)" office:value-type="string" office:string-value="" calcext:value-type="error">
            <text:p>#WERT!</text:p>
          </table:table-cell>
          <table:table-cell table:formula="of:=FIND(&quot;title&quot;;[.B17];1)+7" office:value-type="float" office:value="45" calcext:value-type="float">
            <text:p>45</text:p>
          </table:table-cell>
          <table:table-cell table:formula="of:=FIND(&quot;&quot;&quot;&quot;;[.B17];FIND(&quot;title&quot;;[.B17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90" calcext:value-type="float">
            <text:p>90</text:p>
          </table:table-cell>
          <table:table-cell office:value-type="string" calcext:value-type="string">
            <text:p>&lt;td&gt;&lt;span style="display:none"&gt;Argentinien&lt;/span&gt;&lt;a href="/wiki/Argentinien" title="Argentinien"&gt;&lt;img alt="" src="//upload.wikimedia.org/wikipedia/commons/thumb/1/1a/Flag_of_Argentina.svg/20px-Flag_of_Argentina.svg.png" decoding="async" width="20" height="13" class="noviewer thumbborder" srcset="//upload.wikimedia.org/wikipedia/commons/thumb/1/1a/Flag_of_Argentina.svg/30px-Flag_of_Argentina.svg.png 1.5x, //upload.wikimedia.org/wikipedia/commons/thumb/1/1a/Flag_of_Argentina.svg/40px-Flag_of_Argentina.svg.png 2x" data-file-width="800" data-file-height="500" /&gt;&lt;/a&gt;&amp;#160;&lt;a href="/wiki/Argentinien" title="Argentinien"&gt;Argentinien&lt;/a&gt;&lt;/td&gt;</text:p>
          </table:table-cell>
          <table:table-cell table:formula="of:=CONCATENATE(&quot;[&quot;&quot;&quot;;[.E18];&quot;&quot;&quot;,&quot;&quot;&quot;&amp;[.G18];&quot;&quot;&quot;,&quot;&amp;&quot;&quot;&quot;&quot;&amp;[.F18]&amp;&quot;&quot;&quot;],&quot;)" office:value-type="string" office:string-value="[&quot;Argentinien&quot;,&quot;Buenos Aires&quot;,&quot;upload.wikimedia.org/wikipedia/commons/thumb/1/1a/Flag_of_Argentina.svg/20px-Flag_of_Argentina.svg.png&quot;]," calcext:value-type="string">
            <text:p>["Argentinien","Buenos Aires","upload.wikimedia.org/wikipedia/commons/thumb/1/1a/Flag_of_Argentina.svg/20px-Flag_of_Argentina.svg.png"],</text:p>
          </table:table-cell>
          <table:table-cell/>
          <table:table-cell table:formula="of:=MID([.B18];[.L18];[.M18]-[.L18])" office:value-type="string" office:string-value="Argentinien" calcext:value-type="string">
            <text:p>Argentinien</text:p>
          </table:table-cell>
          <table:table-cell table:formula="of:=MID([.B18];[.J18];[.K18]-[.J18])" office:value-type="string" office:string-value="upload.wikimedia.org/wikipedia/commons/thumb/1/1a/Flag_of_Argentina.svg/20px-Flag_of_Argentina.svg.png" calcext:value-type="string">
            <text:p>upload.wikimedia.org/wikipedia/commons/thumb/1/1a/Flag_of_Argentina.svg/20px-Flag_of_Argentina.svg.png</text:p>
          </table:table-cell>
          <table:table-cell table:formula="of:=MID([.B19];[.H18];[.I18]-[.H18])" office:value-type="string" office:string-value="Buenos Aires" calcext:value-type="string">
            <text:p>Buenos Aires</text:p>
          </table:table-cell>
          <table:table-cell table:formula="of:=FIND(&quot;title=&quot;;[.B19];1)+7" office:value-type="float" office:value="41" calcext:value-type="float">
            <text:p>41</text:p>
          </table:table-cell>
          <table:table-cell table:formula="of:=FIND(&quot;&quot;&quot;&quot;;[.B19];FIND(&quot;title=&quot;;[.B19];1)+7)" office:value-type="float" office:value="53" calcext:value-type="float">
            <text:p>53</text:p>
          </table:table-cell>
          <table:table-cell table:formula="of:=FIND(&quot;src=&quot;;[.B18];1)+7" office:value-type="float" office:value="117" calcext:value-type="float">
            <text:p>117</text:p>
          </table:table-cell>
          <table:table-cell table:formula="of:=FIND(&quot;&quot;&quot;&quot;;[.B18];FIND(&quot;src=&quot;;[.B18];1)+7)" office:value-type="float" office:value="219" calcext:value-type="float">
            <text:p>219</text:p>
          </table:table-cell>
          <table:table-cell table:formula="of:=FIND(&quot;title&quot;;[.B18];1)+7" office:value-type="float" office:value="85" calcext:value-type="float">
            <text:p>85</text:p>
          </table:table-cell>
          <table:table-cell table:formula="of:=FIND(&quot;&quot;&quot;&quot;;[.B18];FIND(&quot;title&quot;;[.B18];1)+7)" office:value-type="float" office:value="96" calcext:value-type="float">
            <text:p>96</text:p>
          </table:table-cell>
        </table:table-row>
        <table:table-row table:style-name="ro27">
          <table:table-cell office:value-type="float" office:value="91" calcext:value-type="float">
            <text:p>91</text:p>
          </table:table-cell>
          <table:table-cell office:value-type="string" calcext:value-type="string">
            <text:p>&lt;td&gt;&lt;a href="/wiki/Buenos_Aires" title="Buenos Aires"&gt;Buenos Aires&lt;/a&gt;</text:p>
          </table:table-cell>
          <table:table-cell table:formula="of:=CONCATENATE(&quot;[&quot;&quot;&quot;;[.E19];&quot;&quot;&quot;,&quot;&quot;&quot;&amp;[.G19];&quot;&quot;&quot;,&quot;&amp;&quot;&quot;&quot;&quot;&amp;[.F19]&amp;&quot;&quot;&quot;],&quot;)" office:value-type="string" office:string-value="" calcext:value-type="error">
            <text:p>#WERT!</text:p>
          </table:table-cell>
          <table:table-cell/>
          <table:table-cell table:formula="of:=MID([.B19];[.L19];[.M19]-[.L19])" office:value-type="string" office:string-value="Buenos Aires" calcext:value-type="string">
            <text:p>Buenos Aires</text:p>
          </table:table-cell>
          <table:table-cell table:formula="of:=MID([.B19];[.J19];[.K19]-[.J19])" office:value-type="string" office:string-value="" calcext:value-type="error">
            <text:p>#WERT!</text:p>
          </table:table-cell>
          <table:table-cell table:formula="of:=MID([.B20];[.H19];[.I19]-[.H19])" office:value-type="string" office:string-value="Armenien" calcext:value-type="string">
            <text:p>Armenien</text:p>
          </table:table-cell>
          <table:table-cell table:formula="of:=FIND(&quot;title=&quot;;[.B20];1)+7" office:value-type="float" office:value="79" calcext:value-type="float">
            <text:p>79</text:p>
          </table:table-cell>
          <table:table-cell table:formula="of:=FIND(&quot;&quot;&quot;&quot;;[.B20];FIND(&quot;title=&quot;;[.B20];1)+7)" office:value-type="float" office:value="87" calcext:value-type="float">
            <text:p>87</text:p>
          </table:table-cell>
          <table:table-cell table:formula="of:=FIND(&quot;src=&quot;;[.B19];1)+7" office:value-type="string" office:string-value="" calcext:value-type="error">
            <text:p>#WERT!</text:p>
          </table:table-cell>
          <table:table-cell table:formula="of:=FIND(&quot;&quot;&quot;&quot;;[.B19];FIND(&quot;src=&quot;;[.B19];1)+7)" office:value-type="string" office:string-value="" calcext:value-type="error">
            <text:p>#WERT!</text:p>
          </table:table-cell>
          <table:table-cell table:formula="of:=FIND(&quot;title&quot;;[.B19];1)+7" office:value-type="float" office:value="41" calcext:value-type="float">
            <text:p>41</text:p>
          </table:table-cell>
          <table:table-cell table:formula="of:=FIND(&quot;&quot;&quot;&quot;;[.B19];FIND(&quot;title&quot;;[.B19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00" calcext:value-type="float">
            <text:p>100</text:p>
          </table:table-cell>
          <table:table-cell office:value-type="string" calcext:value-type="string">
            <text:p>&lt;td&gt;&lt;span style="display:none"&gt;Armenien&lt;/span&gt;&lt;a href="/wiki/Armenien" title="Armenien"&gt;&lt;img alt="" src="//upload.wikimedia.org/wikipedia/commons/thumb/2/2f/Flag_of_Armenia.svg/20px-Flag_of_Armenia.svg.png" decoding="async" width="20" height="10" class="noviewer" srcset="//upload.wikimedia.org/wikipedia/commons/thumb/2/2f/Flag_of_Armenia.svg/30px-Flag_of_Armenia.svg.png 1.5x, //upload.wikimedia.org/wikipedia/commons/thumb/2/2f/Flag_of_Armenia.svg/40px-Flag_of_Armenia.svg.png 2x" data-file-width="1200" data-file-height="600" /&gt;&lt;/a&gt;&amp;#160;&lt;a href="/wiki/Armenien" title="Armenien"&gt;Armenien&lt;/a&gt;&lt;/td&gt;</text:p>
          </table:table-cell>
          <table:table-cell table:formula="of:=CONCATENATE(&quot;[&quot;&quot;&quot;;[.E20];&quot;&quot;&quot;,&quot;&quot;&quot;&amp;[.G20];&quot;&quot;&quot;,&quot;&amp;&quot;&quot;&quot;&quot;&amp;[.F20]&amp;&quot;&quot;&quot;],&quot;)" office:value-type="string" office:string-value="[&quot;Armenien&quot;,&quot;Jerewan&quot;,&quot;upload.wikimedia.org/wikipedia/commons/thumb/2/2f/Flag_of_Armenia.svg/20px-Flag_of_Armenia.svg.png&quot;]," calcext:value-type="string">
            <text:p>["Armenien","Jerewan","upload.wikimedia.org/wikipedia/commons/thumb/2/2f/Flag_of_Armenia.svg/20px-Flag_of_Armenia.svg.png"],</text:p>
          </table:table-cell>
          <table:table-cell/>
          <table:table-cell table:formula="of:=MID([.B20];[.L20];[.M20]-[.L20])" office:value-type="string" office:string-value="Armenien" calcext:value-type="string">
            <text:p>Armenien</text:p>
          </table:table-cell>
          <table:table-cell table:formula="of:=MID([.B20];[.J20];[.K20]-[.J20])" office:value-type="string" office:string-value="upload.wikimedia.org/wikipedia/commons/thumb/2/2f/Flag_of_Armenia.svg/20px-Flag_of_Armenia.svg.png" calcext:value-type="string">
            <text:p>upload.wikimedia.org/wikipedia/commons/thumb/2/2f/Flag_of_Armenia.svg/20px-Flag_of_Armenia.svg.png</text:p>
          </table:table-cell>
          <table:table-cell table:formula="of:=MID([.B21];[.H20];[.I20]-[.H20])" office:value-type="string" office:string-value="Jerewan" calcext:value-type="string">
            <text:p>Jerewan</text:p>
          </table:table-cell>
          <table:table-cell table:formula="of:=FIND(&quot;title=&quot;;[.B21];1)+7" office:value-type="float" office:value="36" calcext:value-type="float">
            <text:p>36</text:p>
          </table:table-cell>
          <table:table-cell table:formula="of:=FIND(&quot;&quot;&quot;&quot;;[.B21];FIND(&quot;title=&quot;;[.B21];1)+7)" office:value-type="float" office:value="43" calcext:value-type="float">
            <text:p>43</text:p>
          </table:table-cell>
          <table:table-cell table:formula="of:=FIND(&quot;src=&quot;;[.B20];1)+7" office:value-type="float" office:value="108" calcext:value-type="float">
            <text:p>108</text:p>
          </table:table-cell>
          <table:table-cell table:formula="of:=FIND(&quot;&quot;&quot;&quot;;[.B20];FIND(&quot;src=&quot;;[.B20];1)+7)" office:value-type="float" office:value="206" calcext:value-type="float">
            <text:p>206</text:p>
          </table:table-cell>
          <table:table-cell table:formula="of:=FIND(&quot;title&quot;;[.B20];1)+7" office:value-type="float" office:value="79" calcext:value-type="float">
            <text:p>79</text:p>
          </table:table-cell>
          <table:table-cell table:formula="of:=FIND(&quot;&quot;&quot;&quot;;[.B20];FIND(&quot;title&quot;;[.B20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01" calcext:value-type="float">
            <text:p>101</text:p>
          </table:table-cell>
          <table:table-cell office:value-type="string" calcext:value-type="string">
            <text:p>&lt;td&gt;&lt;a href="/wiki/Jerewan" title="Jerewan"&gt;Jerewan&lt;/a&gt;</text:p>
          </table:table-cell>
          <table:table-cell table:formula="of:=CONCATENATE(&quot;[&quot;&quot;&quot;;[.E21];&quot;&quot;&quot;,&quot;&quot;&quot;&amp;[.G21];&quot;&quot;&quot;,&quot;&amp;&quot;&quot;&quot;&quot;&amp;[.F21]&amp;&quot;&quot;&quot;],&quot;)" office:value-type="string" office:string-value="" calcext:value-type="error">
            <text:p>#WERT!</text:p>
          </table:table-cell>
          <table:table-cell/>
          <table:table-cell table:formula="of:=MID([.B21];[.L21];[.M21]-[.L21])" office:value-type="string" office:string-value="Jerewan" calcext:value-type="string">
            <text:p>Jerewan</text:p>
          </table:table-cell>
          <table:table-cell table:formula="of:=MID([.B21];[.J21];[.K21]-[.J21])" office:value-type="string" office:string-value="" calcext:value-type="error">
            <text:p>#WERT!</text:p>
          </table:table-cell>
          <table:table-cell table:formula="of:=MID([.B22];[.H21];[.I21]-[.H21])" office:value-type="string" office:string-value="Aserbaidschan" calcext:value-type="string">
            <text:p>Aserbaidschan</text:p>
          </table:table-cell>
          <table:table-cell table:formula="of:=FIND(&quot;title=&quot;;[.B22];1)+7" office:value-type="float" office:value="89" calcext:value-type="float">
            <text:p>89</text:p>
          </table:table-cell>
          <table:table-cell table:formula="of:=FIND(&quot;&quot;&quot;&quot;;[.B22];FIND(&quot;title=&quot;;[.B22];1)+7)" office:value-type="float" office:value="102" calcext:value-type="float">
            <text:p>102</text:p>
          </table:table-cell>
          <table:table-cell table:formula="of:=FIND(&quot;src=&quot;;[.B21];1)+7" office:value-type="string" office:string-value="" calcext:value-type="error">
            <text:p>#WERT!</text:p>
          </table:table-cell>
          <table:table-cell table:formula="of:=FIND(&quot;&quot;&quot;&quot;;[.B21];FIND(&quot;src=&quot;;[.B21];1)+7)" office:value-type="string" office:string-value="" calcext:value-type="error">
            <text:p>#WERT!</text:p>
          </table:table-cell>
          <table:table-cell table:formula="of:=FIND(&quot;title&quot;;[.B21];1)+7" office:value-type="float" office:value="36" calcext:value-type="float">
            <text:p>36</text:p>
          </table:table-cell>
          <table:table-cell table:formula="of:=FIND(&quot;&quot;&quot;&quot;;[.B21];FIND(&quot;title&quot;;[.B21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10" calcext:value-type="float">
            <text:p>110</text:p>
          </table:table-cell>
          <table:table-cell office:value-type="string" calcext:value-type="string">
            <text:p>&lt;td&gt;&lt;span style="display:none"&gt;Aserbaidschan&lt;/span&gt;&lt;a href="/wiki/Aserbaidschan" title="Aserbaidschan"&gt;&lt;img alt="" src="//upload.wikimedia.org/wikipedia/commons/thumb/d/dd/Flag_of_Azerbaijan.svg/20px-Flag_of_Azerbaijan.svg.png" decoding="async" width="20" height="10" class="noviewer thumbborder" srcset="//upload.wikimedia.org/wikipedia/commons/thumb/d/dd/Flag_of_Azerbaijan.svg/30px-Flag_of_Azerbaijan.svg.png 1.5x, //upload.wikimedia.org/wikipedia/commons/thumb/d/dd/Flag_of_Azerbaijan.svg/40px-Flag_of_Azerbaijan.svg.png 2x" data-file-width="1200" data-file-height="600" /&gt;&lt;/a&gt;&amp;#160;&lt;a href="/wiki/Aserbaidschan" title="Aserbaidschan"&gt;Aserbaidschan&lt;/a&gt;&lt;/td&gt;</text:p>
          </table:table-cell>
          <table:table-cell table:formula="of:=CONCATENATE(&quot;[&quot;&quot;&quot;;[.E22];&quot;&quot;&quot;,&quot;&quot;&quot;&amp;[.G22];&quot;&quot;&quot;,&quot;&amp;&quot;&quot;&quot;&quot;&amp;[.F22]&amp;&quot;&quot;&quot;],&quot;)" office:value-type="string" office:string-value="[&quot;Aserbaidschan&quot;,&quot;Baku&quot;,&quot;upload.wikimedia.org/wikipedia/commons/thumb/d/dd/Flag_of_Azerbaijan.svg/20px-Flag_of_Azerbaijan.svg.png&quot;]," calcext:value-type="string">
            <text:p>["Aserbaidschan","Baku","upload.wikimedia.org/wikipedia/commons/thumb/d/dd/Flag_of_Azerbaijan.svg/20px-Flag_of_Azerbaijan.svg.png"],</text:p>
          </table:table-cell>
          <table:table-cell/>
          <table:table-cell table:formula="of:=MID([.B22];[.L22];[.M22]-[.L22])" office:value-type="string" office:string-value="Aserbaidschan" calcext:value-type="string">
            <text:p>Aserbaidschan</text:p>
          </table:table-cell>
          <table:table-cell table:formula="of:=MID([.B22];[.J22];[.K22]-[.J22])" office:value-type="string" office:string-value="upload.wikimedia.org/wikipedia/commons/thumb/d/dd/Flag_of_Azerbaijan.svg/20px-Flag_of_Azerbaijan.svg.png" calcext:value-type="string">
            <text:p>upload.wikimedia.org/wikipedia/commons/thumb/d/dd/Flag_of_Azerbaijan.svg/20px-Flag_of_Azerbaijan.svg.png</text:p>
          </table:table-cell>
          <table:table-cell table:formula="of:=MID([.B23];[.H22];[.I22]-[.H22])" office:value-type="string" office:string-value="Baku" calcext:value-type="string">
            <text:p>Baku</text:p>
          </table:table-cell>
          <table:table-cell table:formula="of:=FIND(&quot;title=&quot;;[.B23];1)+7" office:value-type="float" office:value="33" calcext:value-type="float">
            <text:p>33</text:p>
          </table:table-cell>
          <table:table-cell table:formula="of:=FIND(&quot;&quot;&quot;&quot;;[.B23];FIND(&quot;title=&quot;;[.B23];1)+7)" office:value-type="float" office:value="37" calcext:value-type="float">
            <text:p>37</text:p>
          </table:table-cell>
          <table:table-cell table:formula="of:=FIND(&quot;src=&quot;;[.B22];1)+7" office:value-type="float" office:value="123" calcext:value-type="float">
            <text:p>123</text:p>
          </table:table-cell>
          <table:table-cell table:formula="of:=FIND(&quot;&quot;&quot;&quot;;[.B22];FIND(&quot;src=&quot;;[.B22];1)+7)" office:value-type="float" office:value="227" calcext:value-type="float">
            <text:p>227</text:p>
          </table:table-cell>
          <table:table-cell table:formula="of:=FIND(&quot;title&quot;;[.B22];1)+7" office:value-type="float" office:value="89" calcext:value-type="float">
            <text:p>89</text:p>
          </table:table-cell>
          <table:table-cell table:formula="of:=FIND(&quot;&quot;&quot;&quot;;[.B22];FIND(&quot;title&quot;;[.B22];1)+7)" office:value-type="float" office:value="102" calcext:value-type="float">
            <text:p>102</text:p>
          </table:table-cell>
        </table:table-row>
        <table:table-row table:style-name="ro27">
          <table:table-cell office:value-type="float" office:value="111" calcext:value-type="float">
            <text:p>111</text:p>
          </table:table-cell>
          <table:table-cell office:value-type="string" calcext:value-type="string">
            <text:p>&lt;td&gt;&lt;a href="/wiki/Baku" title="Baku"&gt;Baku&lt;/a&gt;</text:p>
          </table:table-cell>
          <table:table-cell table:formula="of:=CONCATENATE(&quot;[&quot;&quot;&quot;;[.E23];&quot;&quot;&quot;,&quot;&quot;&quot;&amp;[.G23];&quot;&quot;&quot;,&quot;&amp;&quot;&quot;&quot;&quot;&amp;[.F23]&amp;&quot;&quot;&quot;],&quot;)" office:value-type="string" office:string-value="" calcext:value-type="error">
            <text:p>#WERT!</text:p>
          </table:table-cell>
          <table:table-cell/>
          <table:table-cell table:formula="of:=MID([.B23];[.L23];[.M23]-[.L23])" office:value-type="string" office:string-value="Baku" calcext:value-type="string">
            <text:p>Baku</text:p>
          </table:table-cell>
          <table:table-cell table:formula="of:=MID([.B23];[.J23];[.K23]-[.J23])" office:value-type="string" office:string-value="" calcext:value-type="error">
            <text:p>#WERT!</text:p>
          </table:table-cell>
          <table:table-cell table:formula="of:=MID([.B24];[.H23];[.I23]-[.H23])" office:value-type="string" office:string-value="Äthiopien" calcext:value-type="string">
            <text:p>Äthiopien</text:p>
          </table:table-cell>
          <table:table-cell table:formula="of:=FIND(&quot;title=&quot;;[.B24];1)+7" office:value-type="float" office:value="86" calcext:value-type="float">
            <text:p>86</text:p>
          </table:table-cell>
          <table:table-cell table:formula="of:=FIND(&quot;&quot;&quot;&quot;;[.B24];FIND(&quot;title=&quot;;[.B24];1)+7)" office:value-type="float" office:value="95" calcext:value-type="float">
            <text:p>95</text:p>
          </table:table-cell>
          <table:table-cell table:formula="of:=FIND(&quot;src=&quot;;[.B23];1)+7" office:value-type="string" office:string-value="" calcext:value-type="error">
            <text:p>#WERT!</text:p>
          </table:table-cell>
          <table:table-cell table:formula="of:=FIND(&quot;&quot;&quot;&quot;;[.B23];FIND(&quot;src=&quot;;[.B23];1)+7)" office:value-type="string" office:string-value="" calcext:value-type="error">
            <text:p>#WERT!</text:p>
          </table:table-cell>
          <table:table-cell table:formula="of:=FIND(&quot;title&quot;;[.B23];1)+7" office:value-type="float" office:value="33" calcext:value-type="float">
            <text:p>33</text:p>
          </table:table-cell>
          <table:table-cell table:formula="of:=FIND(&quot;&quot;&quot;&quot;;[.B23];FIND(&quot;title&quot;;[.B23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20" calcext:value-type="float">
            <text:p>120</text:p>
          </table:table-cell>
          <table:table-cell office:value-type="string" calcext:value-type="string">
            <text:p>&lt;td&gt;&lt;span style="display:none"&gt;Athiopien&lt;/span&gt;&lt;a href="/wiki/%C3%84thiopien" title="Äthiopien"&gt;&lt;img alt="" src="//upload.wikimedia.org/wikipedia/commons/thumb/7/71/Flag_of_Ethiopia.svg/20px-Flag_of_Ethiopia.svg.png" decoding="async" width="20" height="10" class="noviewer" srcset="//upload.wikimedia.org/wikipedia/commons/thumb/7/71/Flag_of_Ethiopia.svg/30px-Flag_of_Ethiopia.svg.png 1.5x, //upload.wikimedia.org/wikipedia/commons/thumb/7/71/Flag_of_Ethiopia.svg/40px-Flag_of_Ethiopia.svg.png 2x" data-file-width="1200" data-file-height="600" /&gt;&lt;/a&gt;&amp;#160;&lt;a href="/wiki/%C3%84thiopien" title="Äthiopien"&gt;Äthiopien&lt;/a&gt;&lt;/td&gt;</text:p>
          </table:table-cell>
          <table:table-cell table:formula="of:=CONCATENATE(&quot;[&quot;&quot;&quot;;[.E24];&quot;&quot;&quot;,&quot;&quot;&quot;&amp;[.G24];&quot;&quot;&quot;,&quot;&amp;&quot;&quot;&quot;&quot;&amp;[.F24]&amp;&quot;&quot;&quot;],&quot;)" office:value-type="string" office:string-value="[&quot;Äthiopien&quot;,&quot;Addis Abeba&quot;,&quot;upload.wikimedia.org/wikipedia/commons/thumb/7/71/Flag_of_Ethiopia.svg/20px-Flag_of_Ethiopia.svg.png&quot;]," calcext:value-type="string">
            <text:p>["Äthiopien","Addis Abeba","upload.wikimedia.org/wikipedia/commons/thumb/7/71/Flag_of_Ethiopia.svg/20px-Flag_of_Ethiopia.svg.png"],</text:p>
          </table:table-cell>
          <table:table-cell/>
          <table:table-cell table:formula="of:=MID([.B24];[.L24];[.M24]-[.L24])" office:value-type="string" office:string-value="Äthiopien" calcext:value-type="string">
            <text:p>Äthiopien</text:p>
          </table:table-cell>
          <table:table-cell table:formula="of:=MID([.B24];[.J24];[.K24]-[.J24])" office:value-type="string" office:string-value="upload.wikimedia.org/wikipedia/commons/thumb/7/71/Flag_of_Ethiopia.svg/20px-Flag_of_Ethiopia.svg.png" calcext:value-type="string">
            <text:p>upload.wikimedia.org/wikipedia/commons/thumb/7/71/Flag_of_Ethiopia.svg/20px-Flag_of_Ethiopia.svg.png</text:p>
          </table:table-cell>
          <table:table-cell table:formula="of:=MID([.B25];[.H24];[.I24]-[.H24])" office:value-type="string" office:string-value="Addis Abeba" calcext:value-type="string">
            <text:p>Addis Abeba</text:p>
          </table:table-cell>
          <table:table-cell table:formula="of:=FIND(&quot;title=&quot;;[.B25];1)+7" office:value-type="float" office:value="40" calcext:value-type="float">
            <text:p>40</text:p>
          </table:table-cell>
          <table:table-cell table:formula="of:=FIND(&quot;&quot;&quot;&quot;;[.B25];FIND(&quot;title=&quot;;[.B25];1)+7)" office:value-type="float" office:value="51" calcext:value-type="float">
            <text:p>51</text:p>
          </table:table-cell>
          <table:table-cell table:formula="of:=FIND(&quot;src=&quot;;[.B24];1)+7" office:value-type="float" office:value="116" calcext:value-type="float">
            <text:p>116</text:p>
          </table:table-cell>
          <table:table-cell table:formula="of:=FIND(&quot;&quot;&quot;&quot;;[.B24];FIND(&quot;src=&quot;;[.B24];1)+7)" office:value-type="float" office:value="216" calcext:value-type="float">
            <text:p>216</text:p>
          </table:table-cell>
          <table:table-cell table:formula="of:=FIND(&quot;title&quot;;[.B24];1)+7" office:value-type="float" office:value="86" calcext:value-type="float">
            <text:p>86</text:p>
          </table:table-cell>
          <table:table-cell table:formula="of:=FIND(&quot;&quot;&quot;&quot;;[.B24];FIND(&quot;title&quot;;[.B24];1)+7)" office:value-type="float" office:value="95" calcext:value-type="float">
            <text:p>95</text:p>
          </table:table-cell>
        </table:table-row>
        <table:table-row table:style-name="ro27">
          <table:table-cell office:value-type="float" office:value="121" calcext:value-type="float">
            <text:p>121</text:p>
          </table:table-cell>
          <table:table-cell office:value-type="string" calcext:value-type="string">
            <text:p>&lt;td&gt;&lt;a href="/wiki/Addis_Abeba" title="Addis Abeba"&gt;Addis Abeba&lt;/a&gt;</text:p>
          </table:table-cell>
          <table:table-cell table:formula="of:=CONCATENATE(&quot;[&quot;&quot;&quot;;[.E25];&quot;&quot;&quot;,&quot;&quot;&quot;&amp;[.G25];&quot;&quot;&quot;,&quot;&amp;&quot;&quot;&quot;&quot;&amp;[.F25]&amp;&quot;&quot;&quot;],&quot;)" office:value-type="string" office:string-value="" calcext:value-type="error">
            <text:p>#WERT!</text:p>
          </table:table-cell>
          <table:table-cell/>
          <table:table-cell table:formula="of:=MID([.B25];[.L25];[.M25]-[.L25])" office:value-type="string" office:string-value="Addis Abeba" calcext:value-type="string">
            <text:p>Addis Abeba</text:p>
          </table:table-cell>
          <table:table-cell table:formula="of:=MID([.B25];[.J25];[.K25]-[.J25])" office:value-type="string" office:string-value="" calcext:value-type="error">
            <text:p>#WERT!</text:p>
          </table:table-cell>
          <table:table-cell table:formula="of:=MID([.B26];[.H25];[.I25]-[.H25])" office:value-type="string" office:string-value="Australien" calcext:value-type="string">
            <text:p>Australien</text:p>
          </table:table-cell>
          <table:table-cell table:formula="of:=FIND(&quot;title=&quot;;[.B26];1)+7" office:value-type="float" office:value="83" calcext:value-type="float">
            <text:p>83</text:p>
          </table:table-cell>
          <table:table-cell table:formula="of:=FIND(&quot;&quot;&quot;&quot;;[.B26];FIND(&quot;title=&quot;;[.B26];1)+7)" office:value-type="float" office:value="93" calcext:value-type="float">
            <text:p>93</text:p>
          </table:table-cell>
          <table:table-cell table:formula="of:=FIND(&quot;src=&quot;;[.B25];1)+7" office:value-type="string" office:string-value="" calcext:value-type="error">
            <text:p>#WERT!</text:p>
          </table:table-cell>
          <table:table-cell table:formula="of:=FIND(&quot;&quot;&quot;&quot;;[.B25];FIND(&quot;src=&quot;;[.B25];1)+7)" office:value-type="string" office:string-value="" calcext:value-type="error">
            <text:p>#WERT!</text:p>
          </table:table-cell>
          <table:table-cell table:formula="of:=FIND(&quot;title&quot;;[.B25];1)+7" office:value-type="float" office:value="40" calcext:value-type="float">
            <text:p>40</text:p>
          </table:table-cell>
          <table:table-cell table:formula="of:=FIND(&quot;&quot;&quot;&quot;;[.B25];FIND(&quot;title&quot;;[.B25];1)+7)" office:value-type="float" office:value="51" calcext:value-type="float">
            <text:p>51</text:p>
          </table:table-cell>
        </table:table-row>
        <table:table-row table:style-name="ro27">
          <table:table-cell office:value-type="float" office:value="130" calcext:value-type="float">
            <text:p>130</text:p>
          </table:table-cell>
          <table:table-cell office:value-type="string" calcext:value-type="string">
            <text:p>&lt;td&gt;&lt;span style="display:none"&gt;Australien&lt;/span&gt;&lt;a href="/wiki/Australien" title="Australien"&gt;&lt;img alt="" src="//upload.wikimedia.org/wikipedia/commons/thumb/8/88/Flag_of_Australia_%28converted%29.svg/20px-Flag_of_Australia_%28converted%29.svg.png" decoding="async" width="20" height="10" class="noviewer thumbborder" srcset="//upload.wikimedia.org/wikipedia/commons/thumb/8/88/Flag_of_Australia_%28converted%29.svg/30px-Flag_of_Australia_%28converted%29.svg.png 1.5x, //upload.wikimedia.org/wikipedia/commons/thumb/8/88/Flag_of_Australia_%28converted%29.svg/40px-Flag_of_Australia_%28converted%29.svg.png 2x" data-file-width="1280" data-file-height="640" /&gt;&lt;/a&gt;&amp;#160;&lt;a href="/wiki/Australien" title="Australien"&gt;Australien&lt;/a&gt;&lt;/td&gt;</text:p>
          </table:table-cell>
          <table:table-cell table:formula="of:=CONCATENATE(&quot;[&quot;&quot;&quot;;[.E26];&quot;&quot;&quot;,&quot;&quot;&quot;&amp;[.G26];&quot;&quot;&quot;,&quot;&amp;&quot;&quot;&quot;&quot;&amp;[.F26]&amp;&quot;&quot;&quot;],&quot;)" office:value-type="string" office:string-value="[&quot;Australien&quot;,&quot;Canberra&quot;,&quot;upload.wikimedia.org/wikipedia/commons/thumb/8/88/Flag_of_Australia_%28converted%29.svg/20px-Flag_of_Australia_%28converted%29.svg.png&quot;]," calcext:value-type="string">
            <text:p>["Australien","Canberra","upload.wikimedia.org/wikipedia/commons/thumb/8/88/Flag_of_Australia_%28converted%29.svg/20px-Flag_of_Australia_%28converted%29.svg.png"],</text:p>
          </table:table-cell>
          <table:table-cell/>
          <table:table-cell table:formula="of:=MID([.B26];[.L26];[.M26]-[.L26])" office:value-type="string" office:string-value="Australien" calcext:value-type="string">
            <text:p>Australien</text:p>
          </table:table-cell>
          <table:table-cell table:formula="of:=MID([.B26];[.J26];[.K26]-[.J26])" office:value-type="string" office:string-value="upload.wikimedia.org/wikipedia/commons/thumb/8/88/Flag_of_Australia_%28converted%29.svg/20px-Flag_of_Australia_%28converted%29.svg.png" calcext:value-type="string">
            <text:p>upload.wikimedia.org/wikipedia/commons/thumb/8/88/Flag_of_Australia_%28converted%29.svg/20px-Flag_of_Australia_%28converted%29.svg.png</text:p>
          </table:table-cell>
          <table:table-cell table:formula="of:=MID([.B27];[.H26];[.I26]-[.H26])" office:value-type="string" office:string-value="Canberra" calcext:value-type="string">
            <text:p>Canberra</text:p>
          </table:table-cell>
          <table:table-cell table:formula="of:=FIND(&quot;title=&quot;;[.B27];1)+7" office:value-type="float" office:value="37" calcext:value-type="float">
            <text:p>37</text:p>
          </table:table-cell>
          <table:table-cell table:formula="of:=FIND(&quot;&quot;&quot;&quot;;[.B27];FIND(&quot;title=&quot;;[.B27];1)+7)" office:value-type="float" office:value="45" calcext:value-type="float">
            <text:p>45</text:p>
          </table:table-cell>
          <table:table-cell table:formula="of:=FIND(&quot;src=&quot;;[.B26];1)+7" office:value-type="float" office:value="114" calcext:value-type="float">
            <text:p>114</text:p>
          </table:table-cell>
          <table:table-cell table:formula="of:=FIND(&quot;&quot;&quot;&quot;;[.B26];FIND(&quot;src=&quot;;[.B26];1)+7)" office:value-type="float" office:value="248" calcext:value-type="float">
            <text:p>248</text:p>
          </table:table-cell>
          <table:table-cell table:formula="of:=FIND(&quot;title&quot;;[.B26];1)+7" office:value-type="float" office:value="83" calcext:value-type="float">
            <text:p>83</text:p>
          </table:table-cell>
          <table:table-cell table:formula="of:=FIND(&quot;&quot;&quot;&quot;;[.B26];FIND(&quot;title&quot;;[.B26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31" calcext:value-type="float">
            <text:p>131</text:p>
          </table:table-cell>
          <table:table-cell office:value-type="string" calcext:value-type="string">
            <text:p>&lt;td&gt;&lt;a href="/wiki/Canberra" title="Canberra"&gt;Canberra&lt;/a&gt;</text:p>
          </table:table-cell>
          <table:table-cell table:formula="of:=CONCATENATE(&quot;[&quot;&quot;&quot;;[.E27];&quot;&quot;&quot;,&quot;&quot;&quot;&amp;[.G27];&quot;&quot;&quot;,&quot;&amp;&quot;&quot;&quot;&quot;&amp;[.F27]&amp;&quot;&quot;&quot;],&quot;)" office:value-type="string" office:string-value="" calcext:value-type="error">
            <text:p>#WERT!</text:p>
          </table:table-cell>
          <table:table-cell/>
          <table:table-cell table:formula="of:=MID([.B27];[.L27];[.M27]-[.L27])" office:value-type="string" office:string-value="Canberra" calcext:value-type="string">
            <text:p>Canberra</text:p>
          </table:table-cell>
          <table:table-cell table:formula="of:=MID([.B27];[.J27];[.K27]-[.J27])" office:value-type="string" office:string-value="" calcext:value-type="error">
            <text:p>#WERT!</text:p>
          </table:table-cell>
          <table:table-cell table:formula="of:=MID([.B28];[.H27];[.I27]-[.H27])" office:value-type="string" office:string-value="Bahamas" calcext:value-type="string">
            <text:p>Bahamas</text:p>
          </table:table-cell>
          <table:table-cell table:formula="of:=FIND(&quot;title=&quot;;[.B28];1)+7" office:value-type="float" office:value="77" calcext:value-type="float">
            <text:p>77</text:p>
          </table:table-cell>
          <table:table-cell table:formula="of:=FIND(&quot;&quot;&quot;&quot;;[.B28];FIND(&quot;title=&quot;;[.B28];1)+7)" office:value-type="float" office:value="84" calcext:value-type="float">
            <text:p>84</text:p>
          </table:table-cell>
          <table:table-cell table:formula="of:=FIND(&quot;src=&quot;;[.B27];1)+7" office:value-type="string" office:string-value="" calcext:value-type="error">
            <text:p>#WERT!</text:p>
          </table:table-cell>
          <table:table-cell table:formula="of:=FIND(&quot;&quot;&quot;&quot;;[.B27];FIND(&quot;src=&quot;;[.B27];1)+7)" office:value-type="string" office:string-value="" calcext:value-type="error">
            <text:p>#WERT!</text:p>
          </table:table-cell>
          <table:table-cell table:formula="of:=FIND(&quot;title&quot;;[.B27];1)+7" office:value-type="float" office:value="37" calcext:value-type="float">
            <text:p>37</text:p>
          </table:table-cell>
          <table:table-cell table:formula="of:=FIND(&quot;&quot;&quot;&quot;;[.B27];FIND(&quot;title&quot;;[.B27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40" calcext:value-type="float">
            <text:p>140</text:p>
          </table:table-cell>
          <table:table-cell office:value-type="string" calcext:value-type="string">
            <text:p>&lt;td&gt;&lt;span style="display:none"&gt;Bahamas&lt;/span&gt;&lt;a href="/wiki/Bahamas" title="Bahamas"&gt;&lt;img alt="" src="//upload.wikimedia.org/wikipedia/commons/thumb/9/93/Flag_of_the_Bahamas.svg/20px-Flag_of_the_Bahamas.svg.png" decoding="async" width="20" height="10" class="noviewer thumbborder" srcset="//upload.wikimedia.org/wikipedia/commons/thumb/9/93/Flag_of_the_Bahamas.svg/30px-Flag_of_the_Bahamas.svg.png 1.5x, //upload.wikimedia.org/wikipedia/commons/thumb/9/93/Flag_of_the_Bahamas.svg/40px-Flag_of_the_Bahamas.svg.png 2x" data-file-width="1200" data-file-height="600" /&gt;&lt;/a&gt;&amp;#160;&lt;a href="/wiki/Bahamas" title="Bahamas"&gt;Bahamas&lt;/a&gt;&lt;/td&gt;</text:p>
          </table:table-cell>
          <table:table-cell table:formula="of:=CONCATENATE(&quot;[&quot;&quot;&quot;;[.E28];&quot;&quot;&quot;,&quot;&quot;&quot;&amp;[.G28];&quot;&quot;&quot;,&quot;&amp;&quot;&quot;&quot;&quot;&amp;[.F28]&amp;&quot;&quot;&quot;],&quot;)" office:value-type="string" office:string-value="[&quot;Bahamas&quot;,&quot;Nassau (Bahamas)&quot;,&quot;upload.wikimedia.org/wikipedia/commons/thumb/9/93/Flag_of_the_Bahamas.svg/20px-Flag_of_the_Bahamas.svg.png&quot;]," calcext:value-type="string">
            <text:p>["Bahamas","Nassau (Bahamas)","upload.wikimedia.org/wikipedia/commons/thumb/9/93/Flag_of_the_Bahamas.svg/20px-Flag_of_the_Bahamas.svg.png"],</text:p>
          </table:table-cell>
          <table:table-cell/>
          <table:table-cell table:formula="of:=MID([.B28];[.L28];[.M28]-[.L28])" office:value-type="string" office:string-value="Bahamas" calcext:value-type="string">
            <text:p>Bahamas</text:p>
          </table:table-cell>
          <table:table-cell table:formula="of:=MID([.B28];[.J28];[.K28]-[.J28])" office:value-type="string" office:string-value="upload.wikimedia.org/wikipedia/commons/thumb/9/93/Flag_of_the_Bahamas.svg/20px-Flag_of_the_Bahamas.svg.png" calcext:value-type="string">
            <text:p>upload.wikimedia.org/wikipedia/commons/thumb/9/93/Flag_of_the_Bahamas.svg/20px-Flag_of_the_Bahamas.svg.png</text:p>
          </table:table-cell>
          <table:table-cell table:formula="of:=MID([.B29];[.H28];[.I28]-[.H28])" office:value-type="string" office:string-value="Nassau (Bahamas)" calcext:value-type="string">
            <text:p>Nassau (Bahamas)</text:p>
          </table:table-cell>
          <table:table-cell table:formula="of:=FIND(&quot;title=&quot;;[.B29];1)+7" office:value-type="float" office:value="45" calcext:value-type="float">
            <text:p>45</text:p>
          </table:table-cell>
          <table:table-cell table:formula="of:=FIND(&quot;&quot;&quot;&quot;;[.B29];FIND(&quot;title=&quot;;[.B29];1)+7)" office:value-type="float" office:value="61" calcext:value-type="float">
            <text:p>61</text:p>
          </table:table-cell>
          <table:table-cell table:formula="of:=FIND(&quot;src=&quot;;[.B28];1)+7" office:value-type="float" office:value="105" calcext:value-type="float">
            <text:p>105</text:p>
          </table:table-cell>
          <table:table-cell table:formula="of:=FIND(&quot;&quot;&quot;&quot;;[.B28];FIND(&quot;src=&quot;;[.B28];1)+7)" office:value-type="float" office:value="211" calcext:value-type="float">
            <text:p>211</text:p>
          </table:table-cell>
          <table:table-cell table:formula="of:=FIND(&quot;title&quot;;[.B28];1)+7" office:value-type="float" office:value="77" calcext:value-type="float">
            <text:p>77</text:p>
          </table:table-cell>
          <table:table-cell table:formula="of:=FIND(&quot;&quot;&quot;&quot;;[.B28];FIND(&quot;title&quot;;[.B28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41" calcext:value-type="float">
            <text:p>141</text:p>
          </table:table-cell>
          <table:table-cell office:value-type="string" calcext:value-type="string">
            <text:p>&lt;td&gt;&lt;a href="/wiki/Nassau_(Bahamas)" title="Nassau (Bahamas)"&gt;Nassau&lt;/a&gt;</text:p>
          </table:table-cell>
          <table:table-cell table:formula="of:=CONCATENATE(&quot;[&quot;&quot;&quot;;[.E29];&quot;&quot;&quot;,&quot;&quot;&quot;&amp;[.G29];&quot;&quot;&quot;,&quot;&amp;&quot;&quot;&quot;&quot;&amp;[.F29]&amp;&quot;&quot;&quot;],&quot;)" office:value-type="string" office:string-value="" calcext:value-type="error">
            <text:p>#WERT!</text:p>
          </table:table-cell>
          <table:table-cell/>
          <table:table-cell table:formula="of:=MID([.B29];[.L29];[.M29]-[.L29])" office:value-type="string" office:string-value="Nassau (Bahamas)" calcext:value-type="string">
            <text:p>Nassau (Bahamas)</text:p>
          </table:table-cell>
          <table:table-cell table:formula="of:=MID([.B29];[.J29];[.K29]-[.J29])" office:value-type="string" office:string-value="" calcext:value-type="error">
            <text:p>#WERT!</text:p>
          </table:table-cell>
          <table:table-cell table:formula="of:=MID([.B30];[.H29];[.I29]-[.H29])" office:value-type="string" office:string-value="Bahrain" calcext:value-type="string">
            <text:p>Bahrain</text:p>
          </table:table-cell>
          <table:table-cell table:formula="of:=FIND(&quot;title=&quot;;[.B30];1)+7" office:value-type="float" office:value="77" calcext:value-type="float">
            <text:p>77</text:p>
          </table:table-cell>
          <table:table-cell table:formula="of:=FIND(&quot;&quot;&quot;&quot;;[.B30];FIND(&quot;title=&quot;;[.B30];1)+7)" office:value-type="float" office:value="84" calcext:value-type="float">
            <text:p>84</text:p>
          </table:table-cell>
          <table:table-cell table:formula="of:=FIND(&quot;src=&quot;;[.B29];1)+7" office:value-type="string" office:string-value="" calcext:value-type="error">
            <text:p>#WERT!</text:p>
          </table:table-cell>
          <table:table-cell table:formula="of:=FIND(&quot;&quot;&quot;&quot;;[.B29];FIND(&quot;src=&quot;;[.B29];1)+7)" office:value-type="string" office:string-value="" calcext:value-type="error">
            <text:p>#WERT!</text:p>
          </table:table-cell>
          <table:table-cell table:formula="of:=FIND(&quot;title&quot;;[.B29];1)+7" office:value-type="float" office:value="45" calcext:value-type="float">
            <text:p>45</text:p>
          </table:table-cell>
          <table:table-cell table:formula="of:=FIND(&quot;&quot;&quot;&quot;;[.B29];FIND(&quot;title&quot;;[.B29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150" calcext:value-type="float">
            <text:p>150</text:p>
          </table:table-cell>
          <table:table-cell office:value-type="string" calcext:value-type="string">
            <text:p>&lt;td&gt;&lt;span style="display:none"&gt;Bahrain&lt;/span&gt;&lt;a href="/wiki/Bahrain" title="Bahrain"&gt;&lt;img alt="" src="//upload.wikimedia.org/wikipedia/commons/thumb/2/2c/Flag_of_Bahrain.svg/20px-Flag_of_Bahrain.svg.png" decoding="async" width="20" height="12" class="noviewer thumbborder" srcset="//upload.wikimedia.org/wikipedia/commons/thumb/2/2c/Flag_of_Bahrain.svg/30px-Flag_of_Bahrain.svg.png 1.5x, //upload.wikimedia.org/wikipedia/commons/thumb/2/2c/Flag_of_Bahrain.svg/40px-Flag_of_Bahrain.svg.png 2x" data-file-width="1500" data-file-height="900" /&gt;&lt;/a&gt;&amp;#160;&lt;a href="/wiki/Bahrain" title="Bahrain"&gt;Bahrain&lt;/a&gt;&lt;/td&gt;</text:p>
          </table:table-cell>
          <table:table-cell table:formula="of:=CONCATENATE(&quot;[&quot;&quot;&quot;;[.E30];&quot;&quot;&quot;,&quot;&quot;&quot;&amp;[.G30];&quot;&quot;&quot;,&quot;&amp;&quot;&quot;&quot;&quot;&amp;[.F30]&amp;&quot;&quot;&quot;],&quot;)" office:value-type="string" office:string-value="[&quot;Bahrain&quot;,&quot;Manama&quot;,&quot;upload.wikimedia.org/wikipedia/commons/thumb/2/2c/Flag_of_Bahrain.svg/20px-Flag_of_Bahrain.svg.png&quot;]," calcext:value-type="string">
            <text:p>["Bahrain","Manama","upload.wikimedia.org/wikipedia/commons/thumb/2/2c/Flag_of_Bahrain.svg/20px-Flag_of_Bahrain.svg.png"],</text:p>
          </table:table-cell>
          <table:table-cell/>
          <table:table-cell table:formula="of:=MID([.B30];[.L30];[.M30]-[.L30])" office:value-type="string" office:string-value="Bahrain" calcext:value-type="string">
            <text:p>Bahrain</text:p>
          </table:table-cell>
          <table:table-cell table:formula="of:=MID([.B30];[.J30];[.K30]-[.J30])" office:value-type="string" office:string-value="upload.wikimedia.org/wikipedia/commons/thumb/2/2c/Flag_of_Bahrain.svg/20px-Flag_of_Bahrain.svg.png" calcext:value-type="string">
            <text:p>upload.wikimedia.org/wikipedia/commons/thumb/2/2c/Flag_of_Bahrain.svg/20px-Flag_of_Bahrain.svg.png</text:p>
          </table:table-cell>
          <table:table-cell table:formula="of:=MID([.B31];[.H30];[.I30]-[.H30])" office:value-type="string" office:string-value="Manama" calcext:value-type="string">
            <text:p>Manama</text:p>
          </table:table-cell>
          <table:table-cell table:formula="of:=FIND(&quot;title=&quot;;[.B31];1)+7" office:value-type="float" office:value="35" calcext:value-type="float">
            <text:p>35</text:p>
          </table:table-cell>
          <table:table-cell table:formula="of:=FIND(&quot;&quot;&quot;&quot;;[.B31];FIND(&quot;title=&quot;;[.B31];1)+7)" office:value-type="float" office:value="41" calcext:value-type="float">
            <text:p>41</text:p>
          </table:table-cell>
          <table:table-cell table:formula="of:=FIND(&quot;src=&quot;;[.B30];1)+7" office:value-type="float" office:value="105" calcext:value-type="float">
            <text:p>105</text:p>
          </table:table-cell>
          <table:table-cell table:formula="of:=FIND(&quot;&quot;&quot;&quot;;[.B30];FIND(&quot;src=&quot;;[.B30];1)+7)" office:value-type="float" office:value="203" calcext:value-type="float">
            <text:p>203</text:p>
          </table:table-cell>
          <table:table-cell table:formula="of:=FIND(&quot;title&quot;;[.B30];1)+7" office:value-type="float" office:value="77" calcext:value-type="float">
            <text:p>77</text:p>
          </table:table-cell>
          <table:table-cell table:formula="of:=FIND(&quot;&quot;&quot;&quot;;[.B30];FIND(&quot;title&quot;;[.B30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51" calcext:value-type="float">
            <text:p>151</text:p>
          </table:table-cell>
          <table:table-cell office:value-type="string" calcext:value-type="string">
            <text:p>&lt;td&gt;&lt;a href="/wiki/Manama" title="Manama"&gt;Manama&lt;/a&gt;</text:p>
          </table:table-cell>
          <table:table-cell table:formula="of:=CONCATENATE(&quot;[&quot;&quot;&quot;;[.E31];&quot;&quot;&quot;,&quot;&quot;&quot;&amp;[.G31];&quot;&quot;&quot;,&quot;&amp;&quot;&quot;&quot;&quot;&amp;[.F31]&amp;&quot;&quot;&quot;],&quot;)" office:value-type="string" office:string-value="" calcext:value-type="error">
            <text:p>#WERT!</text:p>
          </table:table-cell>
          <table:table-cell/>
          <table:table-cell table:formula="of:=MID([.B31];[.L31];[.M31]-[.L31])" office:value-type="string" office:string-value="Manama" calcext:value-type="string">
            <text:p>Manama</text:p>
          </table:table-cell>
          <table:table-cell table:formula="of:=MID([.B31];[.J31];[.K31]-[.J31])" office:value-type="string" office:string-value="" calcext:value-type="error">
            <text:p>#WERT!</text:p>
          </table:table-cell>
          <table:table-cell table:formula="of:=MID([.B32];[.H31];[.I31]-[.H31])" office:value-type="string" office:string-value="Bangladesch" calcext:value-type="string">
            <text:p>Bangladesch</text:p>
          </table:table-cell>
          <table:table-cell table:formula="of:=FIND(&quot;title=&quot;;[.B32];1)+7" office:value-type="float" office:value="85" calcext:value-type="float">
            <text:p>85</text:p>
          </table:table-cell>
          <table:table-cell table:formula="of:=FIND(&quot;&quot;&quot;&quot;;[.B32];FIND(&quot;title=&quot;;[.B32];1)+7)" office:value-type="float" office:value="96" calcext:value-type="float">
            <text:p>96</text:p>
          </table:table-cell>
          <table:table-cell table:formula="of:=FIND(&quot;src=&quot;;[.B31];1)+7" office:value-type="string" office:string-value="" calcext:value-type="error">
            <text:p>#WERT!</text:p>
          </table:table-cell>
          <table:table-cell table:formula="of:=FIND(&quot;&quot;&quot;&quot;;[.B31];FIND(&quot;src=&quot;;[.B31];1)+7)" office:value-type="string" office:string-value="" calcext:value-type="error">
            <text:p>#WERT!</text:p>
          </table:table-cell>
          <table:table-cell table:formula="of:=FIND(&quot;title&quot;;[.B31];1)+7" office:value-type="float" office:value="35" calcext:value-type="float">
            <text:p>35</text:p>
          </table:table-cell>
          <table:table-cell table:formula="of:=FIND(&quot;&quot;&quot;&quot;;[.B31];FIND(&quot;title&quot;;[.B31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60" calcext:value-type="float">
            <text:p>160</text:p>
          </table:table-cell>
          <table:table-cell office:value-type="string" calcext:value-type="string">
            <text:p>&lt;td&gt;&lt;span style="display:none"&gt;Bangladesch&lt;/span&gt;&lt;a href="/wiki/Bangladesch" title="Bangladesch"&gt;&lt;img alt="" src="//upload.wikimedia.org/wikipedia/commons/thumb/f/f9/Flag_of_Bangladesh.svg/20px-Flag_of_Bangladesh.svg.png" decoding="async" width="20" height="12" class="noviewer thumbborder" srcset="//upload.wikimedia.org/wikipedia/commons/thumb/f/f9/Flag_of_Bangladesh.svg/30px-Flag_of_Bangladesh.svg.png 1.5x, //upload.wikimedia.org/wikipedia/commons/thumb/f/f9/Flag_of_Bangladesh.svg/40px-Flag_of_Bangladesh.svg.png 2x" data-file-width="1000" data-file-height="600" /&gt;&lt;/a&gt;&amp;#160;&lt;a href="/wiki/Bangladesch" title="Bangladesch"&gt;Bangladesch&lt;/a&gt;&lt;/td&gt;</text:p>
          </table:table-cell>
          <table:table-cell table:formula="of:=CONCATENATE(&quot;[&quot;&quot;&quot;;[.E32];&quot;&quot;&quot;,&quot;&quot;&quot;&amp;[.G32];&quot;&quot;&quot;,&quot;&amp;&quot;&quot;&quot;&quot;&amp;[.F32]&amp;&quot;&quot;&quot;],&quot;)" office:value-type="string" office:string-value="[&quot;Bangladesch&quot;,&quot;Dhaka&quot;,&quot;upload.wikimedia.org/wikipedia/commons/thumb/f/f9/Flag_of_Bangladesh.svg/20px-Flag_of_Bangladesh.svg.png&quot;]," calcext:value-type="string">
            <text:p>["Bangladesch","Dhaka","upload.wikimedia.org/wikipedia/commons/thumb/f/f9/Flag_of_Bangladesh.svg/20px-Flag_of_Bangladesh.svg.png"],</text:p>
          </table:table-cell>
          <table:table-cell/>
          <table:table-cell table:formula="of:=MID([.B32];[.L32];[.M32]-[.L32])" office:value-type="string" office:string-value="Bangladesch" calcext:value-type="string">
            <text:p>Bangladesch</text:p>
          </table:table-cell>
          <table:table-cell table:formula="of:=MID([.B32];[.J32];[.K32]-[.J32])" office:value-type="string" office:string-value="upload.wikimedia.org/wikipedia/commons/thumb/f/f9/Flag_of_Bangladesh.svg/20px-Flag_of_Bangladesh.svg.png" calcext:value-type="string">
            <text:p>upload.wikimedia.org/wikipedia/commons/thumb/f/f9/Flag_of_Bangladesh.svg/20px-Flag_of_Bangladesh.svg.png</text:p>
          </table:table-cell>
          <table:table-cell table:formula="of:=MID([.B33];[.H32];[.I32]-[.H32])" office:value-type="string" office:string-value="Dhaka" calcext:value-type="string">
            <text:p>Dhaka</text:p>
          </table:table-cell>
          <table:table-cell table:formula="of:=FIND(&quot;title=&quot;;[.B33];1)+7" office:value-type="float" office:value="34" calcext:value-type="float">
            <text:p>34</text:p>
          </table:table-cell>
          <table:table-cell table:formula="of:=FIND(&quot;&quot;&quot;&quot;;[.B33];FIND(&quot;title=&quot;;[.B33];1)+7)" office:value-type="float" office:value="39" calcext:value-type="float">
            <text:p>39</text:p>
          </table:table-cell>
          <table:table-cell table:formula="of:=FIND(&quot;src=&quot;;[.B32];1)+7" office:value-type="float" office:value="117" calcext:value-type="float">
            <text:p>117</text:p>
          </table:table-cell>
          <table:table-cell table:formula="of:=FIND(&quot;&quot;&quot;&quot;;[.B32];FIND(&quot;src=&quot;;[.B32];1)+7)" office:value-type="float" office:value="221" calcext:value-type="float">
            <text:p>221</text:p>
          </table:table-cell>
          <table:table-cell table:formula="of:=FIND(&quot;title&quot;;[.B32];1)+7" office:value-type="float" office:value="85" calcext:value-type="float">
            <text:p>85</text:p>
          </table:table-cell>
          <table:table-cell table:formula="of:=FIND(&quot;&quot;&quot;&quot;;[.B32];FIND(&quot;title&quot;;[.B32];1)+7)" office:value-type="float" office:value="96" calcext:value-type="float">
            <text:p>96</text:p>
          </table:table-cell>
        </table:table-row>
        <table:table-row table:style-name="ro27">
          <table:table-cell office:value-type="float" office:value="161" calcext:value-type="float">
            <text:p>161</text:p>
          </table:table-cell>
          <table:table-cell office:value-type="string" calcext:value-type="string">
            <text:p>&lt;td&gt;&lt;a href="/wiki/Dhaka" title="Dhaka"&gt;Dhaka&lt;/a&gt;</text:p>
          </table:table-cell>
          <table:table-cell table:formula="of:=CONCATENATE(&quot;[&quot;&quot;&quot;;[.E33];&quot;&quot;&quot;,&quot;&quot;&quot;&amp;[.G33];&quot;&quot;&quot;,&quot;&amp;&quot;&quot;&quot;&quot;&amp;[.F33]&amp;&quot;&quot;&quot;],&quot;)" office:value-type="string" office:string-value="" calcext:value-type="error">
            <text:p>#WERT!</text:p>
          </table:table-cell>
          <table:table-cell/>
          <table:table-cell table:formula="of:=MID([.B33];[.L33];[.M33]-[.L33])" office:value-type="string" office:string-value="Dhaka" calcext:value-type="string">
            <text:p>Dhaka</text:p>
          </table:table-cell>
          <table:table-cell table:formula="of:=MID([.B33];[.J33];[.K33]-[.J33])" office:value-type="string" office:string-value="" calcext:value-type="error">
            <text:p>#WERT!</text:p>
          </table:table-cell>
          <table:table-cell table:formula="of:=MID([.B34];[.H33];[.I33]-[.H33])" office:value-type="string" office:string-value="Barbados" calcext:value-type="string">
            <text:p>Barbados</text:p>
          </table:table-cell>
          <table:table-cell table:formula="of:=FIND(&quot;title=&quot;;[.B34];1)+7" office:value-type="float" office:value="79" calcext:value-type="float">
            <text:p>79</text:p>
          </table:table-cell>
          <table:table-cell table:formula="of:=FIND(&quot;&quot;&quot;&quot;;[.B34];FIND(&quot;title=&quot;;[.B34];1)+7)" office:value-type="float" office:value="87" calcext:value-type="float">
            <text:p>87</text:p>
          </table:table-cell>
          <table:table-cell table:formula="of:=FIND(&quot;src=&quot;;[.B33];1)+7" office:value-type="string" office:string-value="" calcext:value-type="error">
            <text:p>#WERT!</text:p>
          </table:table-cell>
          <table:table-cell table:formula="of:=FIND(&quot;&quot;&quot;&quot;;[.B33];FIND(&quot;src=&quot;;[.B33];1)+7)" office:value-type="string" office:string-value="" calcext:value-type="error">
            <text:p>#WERT!</text:p>
          </table:table-cell>
          <table:table-cell table:formula="of:=FIND(&quot;title&quot;;[.B33];1)+7" office:value-type="float" office:value="34" calcext:value-type="float">
            <text:p>34</text:p>
          </table:table-cell>
          <table:table-cell table:formula="of:=FIND(&quot;&quot;&quot;&quot;;[.B33];FIND(&quot;title&quot;;[.B33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70" calcext:value-type="float">
            <text:p>170</text:p>
          </table:table-cell>
          <table:table-cell office:value-type="string" calcext:value-type="string">
            <text:p>&lt;td&gt;&lt;span style="display:none"&gt;Barbados&lt;/span&gt;&lt;a href="/wiki/Barbados" title="Barbados"&gt;&lt;img alt="" src="//upload.wikimedia.org/wikipedia/commons/thumb/e/ef/Flag_of_Barbados.svg/20px-Flag_of_Barbados.svg.png" decoding="async" width="20" height="13" class="noviewer thumbborder" srcset="//upload.wikimedia.org/wikipedia/commons/thumb/e/ef/Flag_of_Barbados.svg/30px-Flag_of_Barbados.svg.png 1.5x, //upload.wikimedia.org/wikipedia/commons/thumb/e/ef/Flag_of_Barbados.svg/40px-Flag_of_Barbados.svg.png 2x" data-file-width="1500" data-file-height="1000" /&gt;&lt;/a&gt;&amp;#160;&lt;a href="/wiki/Barbados" title="Barbados"&gt;Barbados&lt;/a&gt;&lt;/td&gt;</text:p>
          </table:table-cell>
          <table:table-cell table:formula="of:=CONCATENATE(&quot;[&quot;&quot;&quot;;[.E34];&quot;&quot;&quot;,&quot;&quot;&quot;&amp;[.G34];&quot;&quot;&quot;,&quot;&amp;&quot;&quot;&quot;&quot;&amp;[.F34]&amp;&quot;&quot;&quot;],&quot;)" office:value-type="string" office:string-value="[&quot;Barbados&quot;,&quot;Bridgetown&quot;,&quot;upload.wikimedia.org/wikipedia/commons/thumb/e/ef/Flag_of_Barbados.svg/20px-Flag_of_Barbados.svg.png&quot;]," calcext:value-type="string">
            <text:p>["Barbados","Bridgetown","upload.wikimedia.org/wikipedia/commons/thumb/e/ef/Flag_of_Barbados.svg/20px-Flag_of_Barbados.svg.png"],</text:p>
          </table:table-cell>
          <table:table-cell/>
          <table:table-cell table:formula="of:=MID([.B34];[.L34];[.M34]-[.L34])" office:value-type="string" office:string-value="Barbados" calcext:value-type="string">
            <text:p>Barbados</text:p>
          </table:table-cell>
          <table:table-cell table:formula="of:=MID([.B34];[.J34];[.K34]-[.J34])" office:value-type="string" office:string-value="upload.wikimedia.org/wikipedia/commons/thumb/e/ef/Flag_of_Barbados.svg/20px-Flag_of_Barbados.svg.png" calcext:value-type="string">
            <text:p>upload.wikimedia.org/wikipedia/commons/thumb/e/ef/Flag_of_Barbados.svg/20px-Flag_of_Barbados.svg.png</text:p>
          </table:table-cell>
          <table:table-cell table:formula="of:=MID([.B35];[.H34];[.I34]-[.H34])" office:value-type="string" office:string-value="Bridgetown" calcext:value-type="string">
            <text:p>Bridgetown</text:p>
          </table:table-cell>
          <table:table-cell table:formula="of:=FIND(&quot;title=&quot;;[.B35];1)+7" office:value-type="float" office:value="39" calcext:value-type="float">
            <text:p>39</text:p>
          </table:table-cell>
          <table:table-cell table:formula="of:=FIND(&quot;&quot;&quot;&quot;;[.B35];FIND(&quot;title=&quot;;[.B35];1)+7)" office:value-type="float" office:value="49" calcext:value-type="float">
            <text:p>49</text:p>
          </table:table-cell>
          <table:table-cell table:formula="of:=FIND(&quot;src=&quot;;[.B34];1)+7" office:value-type="float" office:value="108" calcext:value-type="float">
            <text:p>108</text:p>
          </table:table-cell>
          <table:table-cell table:formula="of:=FIND(&quot;&quot;&quot;&quot;;[.B34];FIND(&quot;src=&quot;;[.B34];1)+7)" office:value-type="float" office:value="208" calcext:value-type="float">
            <text:p>208</text:p>
          </table:table-cell>
          <table:table-cell table:formula="of:=FIND(&quot;title&quot;;[.B34];1)+7" office:value-type="float" office:value="79" calcext:value-type="float">
            <text:p>79</text:p>
          </table:table-cell>
          <table:table-cell table:formula="of:=FIND(&quot;&quot;&quot;&quot;;[.B34];FIND(&quot;title&quot;;[.B34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71" calcext:value-type="float">
            <text:p>171</text:p>
          </table:table-cell>
          <table:table-cell office:value-type="string" calcext:value-type="string">
            <text:p>&lt;td&gt;&lt;a href="/wiki/Bridgetown" title="Bridgetown"&gt;Bridgetown&lt;/a&gt;</text:p>
          </table:table-cell>
          <table:table-cell table:formula="of:=CONCATENATE(&quot;[&quot;&quot;&quot;;[.E35];&quot;&quot;&quot;,&quot;&quot;&quot;&amp;[.G35];&quot;&quot;&quot;,&quot;&amp;&quot;&quot;&quot;&quot;&amp;[.F35]&amp;&quot;&quot;&quot;],&quot;)" office:value-type="string" office:string-value="" calcext:value-type="error">
            <text:p>#WERT!</text:p>
          </table:table-cell>
          <table:table-cell/>
          <table:table-cell table:formula="of:=MID([.B35];[.L35];[.M35]-[.L35])" office:value-type="string" office:string-value="Bridgetown" calcext:value-type="string">
            <text:p>Bridgetown</text:p>
          </table:table-cell>
          <table:table-cell table:formula="of:=MID([.B35];[.J35];[.K35]-[.J35])" office:value-type="string" office:string-value="" calcext:value-type="error">
            <text:p>#WERT!</text:p>
          </table:table-cell>
          <table:table-cell table:formula="of:=MID([.B36];[.H35];[.I35]-[.H35])" office:value-type="string" office:string-value="Belarus" calcext:value-type="string">
            <text:p>Belarus</text:p>
          </table:table-cell>
          <table:table-cell table:formula="of:=FIND(&quot;title=&quot;;[.B36];1)+7" office:value-type="float" office:value="77" calcext:value-type="float">
            <text:p>77</text:p>
          </table:table-cell>
          <table:table-cell table:formula="of:=FIND(&quot;&quot;&quot;&quot;;[.B36];FIND(&quot;title=&quot;;[.B36];1)+7)" office:value-type="float" office:value="84" calcext:value-type="float">
            <text:p>84</text:p>
          </table:table-cell>
          <table:table-cell table:formula="of:=FIND(&quot;src=&quot;;[.B35];1)+7" office:value-type="string" office:string-value="" calcext:value-type="error">
            <text:p>#WERT!</text:p>
          </table:table-cell>
          <table:table-cell table:formula="of:=FIND(&quot;&quot;&quot;&quot;;[.B35];FIND(&quot;src=&quot;;[.B35];1)+7)" office:value-type="string" office:string-value="" calcext:value-type="error">
            <text:p>#WERT!</text:p>
          </table:table-cell>
          <table:table-cell table:formula="of:=FIND(&quot;title&quot;;[.B35];1)+7" office:value-type="float" office:value="39" calcext:value-type="float">
            <text:p>39</text:p>
          </table:table-cell>
          <table:table-cell table:formula="of:=FIND(&quot;&quot;&quot;&quot;;[.B35];FIND(&quot;title&quot;;[.B35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80" calcext:value-type="float">
            <text:p>180</text:p>
          </table:table-cell>
          <table:table-cell office:value-type="string" calcext:value-type="string">
            <text:p>&lt;td&gt;&lt;span style="display:none"&gt;Belarus&lt;/span&gt;&lt;a href="/wiki/Belarus" title="Belarus"&gt;&lt;img alt="" src="//upload.wikimedia.org/wikipedia/commons/thumb/8/85/Flag_of_Belarus.svg/20px-Flag_of_Belarus.svg.png" decoding="async" width="20" height="10" class="noviewer" srcset="//upload.wikimedia.org/wikipedia/commons/thumb/8/85/Flag_of_Belarus.svg/30px-Flag_of_Belarus.svg.png 1.5x, //upload.wikimedia.org/wikipedia/commons/thumb/8/85/Flag_of_Belarus.svg/40px-Flag_of_Belarus.svg.png 2x" data-file-width="900" data-file-height="450" /&gt;&lt;/a&gt;&amp;#160;&lt;a href="/wiki/Belarus" title="Belarus"&gt;Belarus&lt;/a&gt;&lt;/td&gt;</text:p>
          </table:table-cell>
          <table:table-cell table:formula="of:=CONCATENATE(&quot;[&quot;&quot;&quot;;[.E36];&quot;&quot;&quot;,&quot;&quot;&quot;&amp;[.G36];&quot;&quot;&quot;,&quot;&amp;&quot;&quot;&quot;&quot;&amp;[.F36]&amp;&quot;&quot;&quot;],&quot;)" office:value-type="string" office:string-value="[&quot;Belarus&quot;,&quot;Minsk&quot;,&quot;upload.wikimedia.org/wikipedia/commons/thumb/8/85/Flag_of_Belarus.svg/20px-Flag_of_Belarus.svg.png&quot;]," calcext:value-type="string">
            <text:p>["Belarus","Minsk","upload.wikimedia.org/wikipedia/commons/thumb/8/85/Flag_of_Belarus.svg/20px-Flag_of_Belarus.svg.png"],</text:p>
          </table:table-cell>
          <table:table-cell/>
          <table:table-cell table:formula="of:=MID([.B36];[.L36];[.M36]-[.L36])" office:value-type="string" office:string-value="Belarus" calcext:value-type="string">
            <text:p>Belarus</text:p>
          </table:table-cell>
          <table:table-cell table:formula="of:=MID([.B36];[.J36];[.K36]-[.J36])" office:value-type="string" office:string-value="upload.wikimedia.org/wikipedia/commons/thumb/8/85/Flag_of_Belarus.svg/20px-Flag_of_Belarus.svg.png" calcext:value-type="string">
            <text:p>upload.wikimedia.org/wikipedia/commons/thumb/8/85/Flag_of_Belarus.svg/20px-Flag_of_Belarus.svg.png</text:p>
          </table:table-cell>
          <table:table-cell table:formula="of:=MID([.B37];[.H36];[.I36]-[.H36])" office:value-type="string" office:string-value="Minsk" calcext:value-type="string">
            <text:p>Minsk</text:p>
          </table:table-cell>
          <table:table-cell table:formula="of:=FIND(&quot;title=&quot;;[.B37];1)+7" office:value-type="float" office:value="34" calcext:value-type="float">
            <text:p>34</text:p>
          </table:table-cell>
          <table:table-cell table:formula="of:=FIND(&quot;&quot;&quot;&quot;;[.B37];FIND(&quot;title=&quot;;[.B37];1)+7)" office:value-type="float" office:value="39" calcext:value-type="float">
            <text:p>39</text:p>
          </table:table-cell>
          <table:table-cell table:formula="of:=FIND(&quot;src=&quot;;[.B36];1)+7" office:value-type="float" office:value="105" calcext:value-type="float">
            <text:p>105</text:p>
          </table:table-cell>
          <table:table-cell table:formula="of:=FIND(&quot;&quot;&quot;&quot;;[.B36];FIND(&quot;src=&quot;;[.B36];1)+7)" office:value-type="float" office:value="203" calcext:value-type="float">
            <text:p>203</text:p>
          </table:table-cell>
          <table:table-cell table:formula="of:=FIND(&quot;title&quot;;[.B36];1)+7" office:value-type="float" office:value="77" calcext:value-type="float">
            <text:p>77</text:p>
          </table:table-cell>
          <table:table-cell table:formula="of:=FIND(&quot;&quot;&quot;&quot;;[.B36];FIND(&quot;title&quot;;[.B36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81" calcext:value-type="float">
            <text:p>181</text:p>
          </table:table-cell>
          <table:table-cell office:value-type="string" calcext:value-type="string">
            <text:p>&lt;td&gt;&lt;a href="/wiki/Minsk" title="Minsk"&gt;Minsk&lt;/a&gt;</text:p>
          </table:table-cell>
          <table:table-cell table:formula="of:=CONCATENATE(&quot;[&quot;&quot;&quot;;[.E37];&quot;&quot;&quot;,&quot;&quot;&quot;&amp;[.G37];&quot;&quot;&quot;,&quot;&amp;&quot;&quot;&quot;&quot;&amp;[.F37]&amp;&quot;&quot;&quot;],&quot;)" office:value-type="string" office:string-value="" calcext:value-type="error">
            <text:p>#WERT!</text:p>
          </table:table-cell>
          <table:table-cell/>
          <table:table-cell table:formula="of:=MID([.B37];[.L37];[.M37]-[.L37])" office:value-type="string" office:string-value="Minsk" calcext:value-type="string">
            <text:p>Minsk</text:p>
          </table:table-cell>
          <table:table-cell table:formula="of:=MID([.B37];[.J37];[.K37]-[.J37])" office:value-type="string" office:string-value="" calcext:value-type="error">
            <text:p>#WERT!</text:p>
          </table:table-cell>
          <table:table-cell table:formula="of:=MID([.B38];[.H37];[.I37]-[.H37])" office:value-type="string" office:string-value="Belgien" calcext:value-type="string">
            <text:p>Belgien</text:p>
          </table:table-cell>
          <table:table-cell table:formula="of:=FIND(&quot;title=&quot;;[.B38];1)+7" office:value-type="float" office:value="77" calcext:value-type="float">
            <text:p>77</text:p>
          </table:table-cell>
          <table:table-cell table:formula="of:=FIND(&quot;&quot;&quot;&quot;;[.B38];FIND(&quot;title=&quot;;[.B38];1)+7)" office:value-type="float" office:value="84" calcext:value-type="float">
            <text:p>84</text:p>
          </table:table-cell>
          <table:table-cell table:formula="of:=FIND(&quot;src=&quot;;[.B37];1)+7" office:value-type="string" office:string-value="" calcext:value-type="error">
            <text:p>#WERT!</text:p>
          </table:table-cell>
          <table:table-cell table:formula="of:=FIND(&quot;&quot;&quot;&quot;;[.B37];FIND(&quot;src=&quot;;[.B37];1)+7)" office:value-type="string" office:string-value="" calcext:value-type="error">
            <text:p>#WERT!</text:p>
          </table:table-cell>
          <table:table-cell table:formula="of:=FIND(&quot;title&quot;;[.B37];1)+7" office:value-type="float" office:value="34" calcext:value-type="float">
            <text:p>34</text:p>
          </table:table-cell>
          <table:table-cell table:formula="of:=FIND(&quot;&quot;&quot;&quot;;[.B37];FIND(&quot;title&quot;;[.B37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90" calcext:value-type="float">
            <text:p>190</text:p>
          </table:table-cell>
          <table:table-cell office:value-type="string" calcext:value-type="string">
            <text:p>&lt;td&gt;&lt;span style="display:none"&gt;Belgien&lt;/span&gt;&lt;a href="/wiki/Belgien" title="Belgien"&gt;&lt;img alt="" src="//upload.wikimedia.org/wikipedia/commons/thumb/9/92/Flag_of_Belgium_%28civil%29.svg/20px-Flag_of_Belgium_%28civil%29.svg.png" decoding="async" width="20" height="13" class="noviewer" srcset="//upload.wikimedia.org/wikipedia/commons/thumb/9/92/Flag_of_Belgium_%28civil%29.svg/30px-Flag_of_Belgium_%28civil%29.svg.png 1.5x, //upload.wikimedia.org/wikipedia/commons/thumb/9/92/Flag_of_Belgium_%28civil%29.svg/40px-Flag_of_Belgium_%28civil%29.svg.png 2x" data-file-width="900" data-file-height="600" /&gt;&lt;/a&gt;&amp;#160;&lt;a href="/wiki/Belgien" title="Belgien"&gt;Belgien&lt;/a&gt;&lt;/td&gt;</text:p>
          </table:table-cell>
          <table:table-cell table:formula="of:=CONCATENATE(&quot;[&quot;&quot;&quot;;[.E38];&quot;&quot;&quot;,&quot;&quot;&quot;&amp;[.G38];&quot;&quot;&quot;,&quot;&amp;&quot;&quot;&quot;&quot;&amp;[.F38]&amp;&quot;&quot;&quot;],&quot;)" office:value-type="string" office:string-value="[&quot;Belgien&quot;,&quot;Brüssel&quot;,&quot;upload.wikimedia.org/wikipedia/commons/thumb/9/92/Flag_of_Belgium_%28civil%29.svg/20px-Flag_of_Belgium_%28civil%29.svg.png&quot;]," calcext:value-type="string">
            <text:p>["Belgien","Brüssel","upload.wikimedia.org/wikipedia/commons/thumb/9/92/Flag_of_Belgium_%28civil%29.svg/20px-Flag_of_Belgium_%28civil%29.svg.png"],</text:p>
          </table:table-cell>
          <table:table-cell/>
          <table:table-cell table:formula="of:=MID([.B38];[.L38];[.M38]-[.L38])" office:value-type="string" office:string-value="Belgien" calcext:value-type="string">
            <text:p>Belgien</text:p>
          </table:table-cell>
          <table:table-cell table:formula="of:=MID([.B38];[.J38];[.K38]-[.J38])" office:value-type="string" office:string-value="upload.wikimedia.org/wikipedia/commons/thumb/9/92/Flag_of_Belgium_%28civil%29.svg/20px-Flag_of_Belgium_%28civil%29.svg.png" calcext:value-type="string">
            <text:p>upload.wikimedia.org/wikipedia/commons/thumb/9/92/Flag_of_Belgium_%28civil%29.svg/20px-Flag_of_Belgium_%28civil%29.svg.png</text:p>
          </table:table-cell>
          <table:table-cell table:formula="of:=MID([.B39];[.H38];[.I38]-[.H38])" office:value-type="string" office:string-value="Brüssel" calcext:value-type="string">
            <text:p>Brüssel</text:p>
          </table:table-cell>
          <table:table-cell table:formula="of:=FIND(&quot;title=&quot;;[.B39];1)+7" office:value-type="float" office:value="41" calcext:value-type="float">
            <text:p>41</text:p>
          </table:table-cell>
          <table:table-cell table:formula="of:=FIND(&quot;&quot;&quot;&quot;;[.B39];FIND(&quot;title=&quot;;[.B39];1)+7)" office:value-type="float" office:value="48" calcext:value-type="float">
            <text:p>48</text:p>
          </table:table-cell>
          <table:table-cell table:formula="of:=FIND(&quot;src=&quot;;[.B38];1)+7" office:value-type="float" office:value="105" calcext:value-type="float">
            <text:p>105</text:p>
          </table:table-cell>
          <table:table-cell table:formula="of:=FIND(&quot;&quot;&quot;&quot;;[.B38];FIND(&quot;src=&quot;;[.B38];1)+7)" office:value-type="float" office:value="227" calcext:value-type="float">
            <text:p>227</text:p>
          </table:table-cell>
          <table:table-cell table:formula="of:=FIND(&quot;title&quot;;[.B38];1)+7" office:value-type="float" office:value="77" calcext:value-type="float">
            <text:p>77</text:p>
          </table:table-cell>
          <table:table-cell table:formula="of:=FIND(&quot;&quot;&quot;&quot;;[.B38];FIND(&quot;title&quot;;[.B38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91" calcext:value-type="float">
            <text:p>191</text:p>
          </table:table-cell>
          <table:table-cell office:value-type="string" calcext:value-type="string">
            <text:p>&lt;td&gt;&lt;a href="/wiki/Br%C3%BCssel" title="Brüssel"&gt;Brüssel&lt;/a&gt;</text:p>
          </table:table-cell>
          <table:table-cell table:formula="of:=CONCATENATE(&quot;[&quot;&quot;&quot;;[.E39];&quot;&quot;&quot;,&quot;&quot;&quot;&amp;[.G39];&quot;&quot;&quot;,&quot;&amp;&quot;&quot;&quot;&quot;&amp;[.F39]&amp;&quot;&quot;&quot;],&quot;)" office:value-type="string" office:string-value="" calcext:value-type="error">
            <text:p>#WERT!</text:p>
          </table:table-cell>
          <table:table-cell/>
          <table:table-cell table:formula="of:=MID([.B39];[.L39];[.M39]-[.L39])" office:value-type="string" office:string-value="Brüssel" calcext:value-type="string">
            <text:p>Brüssel</text:p>
          </table:table-cell>
          <table:table-cell table:formula="of:=MID([.B39];[.J39];[.K39]-[.J39])" office:value-type="string" office:string-value="" calcext:value-type="error">
            <text:p>#WERT!</text:p>
          </table:table-cell>
          <table:table-cell table:formula="of:=MID([.B40];[.H39];[.I39]-[.H39])" office:value-type="string" office:string-value="Belize" calcext:value-type="string">
            <text:p>Belize</text:p>
          </table:table-cell>
          <table:table-cell table:formula="of:=FIND(&quot;title=&quot;;[.B40];1)+7" office:value-type="float" office:value="75" calcext:value-type="float">
            <text:p>75</text:p>
          </table:table-cell>
          <table:table-cell table:formula="of:=FIND(&quot;&quot;&quot;&quot;;[.B40];FIND(&quot;title=&quot;;[.B40];1)+7)" office:value-type="float" office:value="81" calcext:value-type="float">
            <text:p>81</text:p>
          </table:table-cell>
          <table:table-cell table:formula="of:=FIND(&quot;src=&quot;;[.B39];1)+7" office:value-type="string" office:string-value="" calcext:value-type="error">
            <text:p>#WERT!</text:p>
          </table:table-cell>
          <table:table-cell table:formula="of:=FIND(&quot;&quot;&quot;&quot;;[.B39];FIND(&quot;src=&quot;;[.B39];1)+7)" office:value-type="string" office:string-value="" calcext:value-type="error">
            <text:p>#WERT!</text:p>
          </table:table-cell>
          <table:table-cell table:formula="of:=FIND(&quot;title&quot;;[.B39];1)+7" office:value-type="float" office:value="41" calcext:value-type="float">
            <text:p>41</text:p>
          </table:table-cell>
          <table:table-cell table:formula="of:=FIND(&quot;&quot;&quot;&quot;;[.B39];FIND(&quot;title&quot;;[.B39];1)+7)" office:value-type="float" office:value="48" calcext:value-type="float">
            <text:p>48</text:p>
          </table:table-cell>
        </table:table-row>
        <table:table-row table:style-name="ro27">
          <table:table-cell office:value-type="float" office:value="200" calcext:value-type="float">
            <text:p>200</text:p>
          </table:table-cell>
          <table:table-cell office:value-type="string" calcext:value-type="string">
            <text:p>&lt;td&gt;&lt;span style="display:none"&gt;Belize&lt;/span&gt;&lt;a href="/wiki/Belize" title="Belize"&gt;&lt;img alt="" src="//upload.wikimedia.org/wikipedia/commons/thumb/e/e7/Flag_of_Belize.svg/20px-Flag_of_Belize.svg.png" decoding="async" width="20" height="12" class="noviewer thumbborder" srcset="//upload.wikimedia.org/wikipedia/commons/thumb/e/e7/Flag_of_Belize.svg/30px-Flag_of_Belize.svg.png 1.5x, //upload.wikimedia.org/wikipedia/commons/thumb/e/e7/Flag_of_Belize.svg/40px-Flag_of_Belize.svg.png 2x" data-file-width="1000" data-file-height="600" /&gt;&lt;/a&gt;&amp;#160;&lt;a href="/wiki/Belize" title="Belize"&gt;Belize&lt;/a&gt;&lt;/td&gt;</text:p>
          </table:table-cell>
          <table:table-cell table:formula="of:=CONCATENATE(&quot;[&quot;&quot;&quot;;[.E40];&quot;&quot;&quot;,&quot;&quot;&quot;&amp;[.G40];&quot;&quot;&quot;,&quot;&amp;&quot;&quot;&quot;&quot;&amp;[.F40]&amp;&quot;&quot;&quot;],&quot;)" office:value-type="string" office:string-value="[&quot;Belize&quot;,&quot;Belmopan&quot;,&quot;upload.wikimedia.org/wikipedia/commons/thumb/e/e7/Flag_of_Belize.svg/20px-Flag_of_Belize.svg.png&quot;]," calcext:value-type="string">
            <text:p>["Belize","Belmopan","upload.wikimedia.org/wikipedia/commons/thumb/e/e7/Flag_of_Belize.svg/20px-Flag_of_Belize.svg.png"],</text:p>
          </table:table-cell>
          <table:table-cell/>
          <table:table-cell table:formula="of:=MID([.B40];[.L40];[.M40]-[.L40])" office:value-type="string" office:string-value="Belize" calcext:value-type="string">
            <text:p>Belize</text:p>
          </table:table-cell>
          <table:table-cell table:formula="of:=MID([.B40];[.J40];[.K40]-[.J40])" office:value-type="string" office:string-value="upload.wikimedia.org/wikipedia/commons/thumb/e/e7/Flag_of_Belize.svg/20px-Flag_of_Belize.svg.png" calcext:value-type="string">
            <text:p>upload.wikimedia.org/wikipedia/commons/thumb/e/e7/Flag_of_Belize.svg/20px-Flag_of_Belize.svg.png</text:p>
          </table:table-cell>
          <table:table-cell table:formula="of:=MID([.B41];[.H40];[.I40]-[.H40])" office:value-type="string" office:string-value="Belmopan" calcext:value-type="string">
            <text:p>Belmopan</text:p>
          </table:table-cell>
          <table:table-cell table:formula="of:=FIND(&quot;title=&quot;;[.B41];1)+7" office:value-type="float" office:value="37" calcext:value-type="float">
            <text:p>37</text:p>
          </table:table-cell>
          <table:table-cell table:formula="of:=FIND(&quot;&quot;&quot;&quot;;[.B41];FIND(&quot;title=&quot;;[.B41];1)+7)" office:value-type="float" office:value="45" calcext:value-type="float">
            <text:p>45</text:p>
          </table:table-cell>
          <table:table-cell table:formula="of:=FIND(&quot;src=&quot;;[.B40];1)+7" office:value-type="float" office:value="102" calcext:value-type="float">
            <text:p>102</text:p>
          </table:table-cell>
          <table:table-cell table:formula="of:=FIND(&quot;&quot;&quot;&quot;;[.B40];FIND(&quot;src=&quot;;[.B40];1)+7)" office:value-type="float" office:value="198" calcext:value-type="float">
            <text:p>198</text:p>
          </table:table-cell>
          <table:table-cell table:formula="of:=FIND(&quot;title&quot;;[.B40];1)+7" office:value-type="float" office:value="75" calcext:value-type="float">
            <text:p>75</text:p>
          </table:table-cell>
          <table:table-cell table:formula="of:=FIND(&quot;&quot;&quot;&quot;;[.B40];FIND(&quot;title&quot;;[.B40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201" calcext:value-type="float">
            <text:p>201</text:p>
          </table:table-cell>
          <table:table-cell office:value-type="string" calcext:value-type="string">
            <text:p>&lt;td&gt;&lt;a href="/wiki/Belmopan" title="Belmopan"&gt;Belmopan&lt;/a&gt;</text:p>
          </table:table-cell>
          <table:table-cell table:formula="of:=CONCATENATE(&quot;[&quot;&quot;&quot;;[.E41];&quot;&quot;&quot;,&quot;&quot;&quot;&amp;[.G41];&quot;&quot;&quot;,&quot;&amp;&quot;&quot;&quot;&quot;&amp;[.F41]&amp;&quot;&quot;&quot;],&quot;)" office:value-type="string" office:string-value="" calcext:value-type="error">
            <text:p>#WERT!</text:p>
          </table:table-cell>
          <table:table-cell/>
          <table:table-cell table:formula="of:=MID([.B41];[.L41];[.M41]-[.L41])" office:value-type="string" office:string-value="Belmopan" calcext:value-type="string">
            <text:p>Belmopan</text:p>
          </table:table-cell>
          <table:table-cell table:formula="of:=MID([.B41];[.J41];[.K41]-[.J41])" office:value-type="string" office:string-value="" calcext:value-type="error">
            <text:p>#WERT!</text:p>
          </table:table-cell>
          <table:table-cell table:formula="of:=MID([.B42];[.H41];[.I41]-[.H41])" office:value-type="string" office:string-value="Benin" calcext:value-type="string">
            <text:p>Benin</text:p>
          </table:table-cell>
          <table:table-cell table:formula="of:=FIND(&quot;title=&quot;;[.B42];1)+7" office:value-type="float" office:value="73" calcext:value-type="float">
            <text:p>73</text:p>
          </table:table-cell>
          <table:table-cell table:formula="of:=FIND(&quot;&quot;&quot;&quot;;[.B42];FIND(&quot;title=&quot;;[.B42];1)+7)" office:value-type="float" office:value="78" calcext:value-type="float">
            <text:p>78</text:p>
          </table:table-cell>
          <table:table-cell table:formula="of:=FIND(&quot;src=&quot;;[.B41];1)+7" office:value-type="string" office:string-value="" calcext:value-type="error">
            <text:p>#WERT!</text:p>
          </table:table-cell>
          <table:table-cell table:formula="of:=FIND(&quot;&quot;&quot;&quot;;[.B41];FIND(&quot;src=&quot;;[.B41];1)+7)" office:value-type="string" office:string-value="" calcext:value-type="error">
            <text:p>#WERT!</text:p>
          </table:table-cell>
          <table:table-cell table:formula="of:=FIND(&quot;title&quot;;[.B41];1)+7" office:value-type="float" office:value="37" calcext:value-type="float">
            <text:p>37</text:p>
          </table:table-cell>
          <table:table-cell table:formula="of:=FIND(&quot;&quot;&quot;&quot;;[.B41];FIND(&quot;title&quot;;[.B41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210" calcext:value-type="float">
            <text:p>210</text:p>
          </table:table-cell>
          <table:table-cell office:value-type="string" calcext:value-type="string">
            <text:p>&lt;td&gt;&lt;span style="display:none"&gt;Benin&lt;/span&gt;&lt;a href="/wiki/Benin" title="Benin"&gt;&lt;img alt="" src="//upload.wikimedia.org/wikipedia/commons/thumb/0/0a/Flag_of_Benin.svg/20px-Flag_of_Benin.svg.png" decoding="async" width="20" height="13" class="noviewer thumbborder" srcset="//upload.wikimedia.org/wikipedia/commons/thumb/0/0a/Flag_of_Benin.svg/30px-Flag_of_Benin.svg.png 1.5x, //upload.wikimedia.org/wikipedia/commons/thumb/0/0a/Flag_of_Benin.svg/40px-Flag_of_Benin.svg.png 2x" data-file-width="900" data-file-height="600" /&gt;&lt;/a&gt;&amp;#160;&lt;a href="/wiki/Benin" title="Benin"&gt;Benin&lt;/a&gt;&lt;/td&gt;</text:p>
          </table:table-cell>
          <table:table-cell table:formula="of:=CONCATENATE(&quot;[&quot;&quot;&quot;;[.E42];&quot;&quot;&quot;,&quot;&quot;&quot;&amp;[.G42];&quot;&quot;&quot;,&quot;&amp;&quot;&quot;&quot;&quot;&amp;[.F42]&amp;&quot;&quot;&quot;],&quot;)" office:value-type="string" office:string-value="[&quot;Benin&quot;,&quot;Porto-Novo&quot;,&quot;upload.wikimedia.org/wikipedia/commons/thumb/0/0a/Flag_of_Benin.svg/20px-Flag_of_Benin.svg.png&quot;]," calcext:value-type="string">
            <text:p>["Benin","Porto-Novo","upload.wikimedia.org/wikipedia/commons/thumb/0/0a/Flag_of_Benin.svg/20px-Flag_of_Benin.svg.png"],</text:p>
          </table:table-cell>
          <table:table-cell/>
          <table:table-cell table:formula="of:=MID([.B42];[.L42];[.M42]-[.L42])" office:value-type="string" office:string-value="Benin" calcext:value-type="string">
            <text:p>Benin</text:p>
          </table:table-cell>
          <table:table-cell table:formula="of:=MID([.B42];[.J42];[.K42]-[.J42])" office:value-type="string" office:string-value="upload.wikimedia.org/wikipedia/commons/thumb/0/0a/Flag_of_Benin.svg/20px-Flag_of_Benin.svg.png" calcext:value-type="string">
            <text:p>upload.wikimedia.org/wikipedia/commons/thumb/0/0a/Flag_of_Benin.svg/20px-Flag_of_Benin.svg.png</text:p>
          </table:table-cell>
          <table:table-cell table:formula="of:=MID([.B43];[.H42];[.I42]-[.H42])" office:value-type="string" office:string-value="Porto-Novo" calcext:value-type="string">
            <text:p>Porto-Novo</text:p>
          </table:table-cell>
          <table:table-cell table:formula="of:=FIND(&quot;title=&quot;;[.B43];1)+7" office:value-type="float" office:value="39" calcext:value-type="float">
            <text:p>39</text:p>
          </table:table-cell>
          <table:table-cell table:formula="of:=FIND(&quot;&quot;&quot;&quot;;[.B43];FIND(&quot;title=&quot;;[.B43];1)+7)" office:value-type="float" office:value="49" calcext:value-type="float">
            <text:p>49</text:p>
          </table:table-cell>
          <table:table-cell table:formula="of:=FIND(&quot;src=&quot;;[.B42];1)+7" office:value-type="float" office:value="99" calcext:value-type="float">
            <text:p>99</text:p>
          </table:table-cell>
          <table:table-cell table:formula="of:=FIND(&quot;&quot;&quot;&quot;;[.B42];FIND(&quot;src=&quot;;[.B42];1)+7)" office:value-type="float" office:value="193" calcext:value-type="float">
            <text:p>193</text:p>
          </table:table-cell>
          <table:table-cell table:formula="of:=FIND(&quot;title&quot;;[.B42];1)+7" office:value-type="float" office:value="73" calcext:value-type="float">
            <text:p>73</text:p>
          </table:table-cell>
          <table:table-cell table:formula="of:=FIND(&quot;&quot;&quot;&quot;;[.B42];FIND(&quot;title&quot;;[.B42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211" calcext:value-type="float">
            <text:p>211</text:p>
          </table:table-cell>
          <table:table-cell office:value-type="string" calcext:value-type="string">
            <text:p>&lt;td&gt;&lt;a href="/wiki/Porto-Novo" title="Porto-Novo"&gt;Porto Novo&lt;/a&gt;</text:p>
          </table:table-cell>
          <table:table-cell table:formula="of:=CONCATENATE(&quot;[&quot;&quot;&quot;;[.E43];&quot;&quot;&quot;,&quot;&quot;&quot;&amp;[.G43];&quot;&quot;&quot;,&quot;&amp;&quot;&quot;&quot;&quot;&amp;[.F43]&amp;&quot;&quot;&quot;],&quot;)" office:value-type="string" office:string-value="" calcext:value-type="error">
            <text:p>#WERT!</text:p>
          </table:table-cell>
          <table:table-cell/>
          <table:table-cell table:formula="of:=MID([.B43];[.L43];[.M43]-[.L43])" office:value-type="string" office:string-value="Porto-Novo" calcext:value-type="string">
            <text:p>Porto-Novo</text:p>
          </table:table-cell>
          <table:table-cell table:formula="of:=MID([.B43];[.J43];[.K43]-[.J43])" office:value-type="string" office:string-value="" calcext:value-type="error">
            <text:p>#WERT!</text:p>
          </table:table-cell>
          <table:table-cell table:formula="of:=MID([.B44];[.H43];[.I43]-[.H43])" office:value-type="string" office:string-value="Bhutan" calcext:value-type="string">
            <text:p>Bhutan</text:p>
          </table:table-cell>
          <table:table-cell table:formula="of:=FIND(&quot;title=&quot;;[.B44];1)+7" office:value-type="float" office:value="75" calcext:value-type="float">
            <text:p>75</text:p>
          </table:table-cell>
          <table:table-cell table:formula="of:=FIND(&quot;&quot;&quot;&quot;;[.B44];FIND(&quot;title=&quot;;[.B44];1)+7)" office:value-type="float" office:value="81" calcext:value-type="float">
            <text:p>81</text:p>
          </table:table-cell>
          <table:table-cell table:formula="of:=FIND(&quot;src=&quot;;[.B43];1)+7" office:value-type="string" office:string-value="" calcext:value-type="error">
            <text:p>#WERT!</text:p>
          </table:table-cell>
          <table:table-cell table:formula="of:=FIND(&quot;&quot;&quot;&quot;;[.B43];FIND(&quot;src=&quot;;[.B43];1)+7)" office:value-type="string" office:string-value="" calcext:value-type="error">
            <text:p>#WERT!</text:p>
          </table:table-cell>
          <table:table-cell table:formula="of:=FIND(&quot;title&quot;;[.B43];1)+7" office:value-type="float" office:value="39" calcext:value-type="float">
            <text:p>39</text:p>
          </table:table-cell>
          <table:table-cell table:formula="of:=FIND(&quot;&quot;&quot;&quot;;[.B43];FIND(&quot;title&quot;;[.B43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220" calcext:value-type="float">
            <text:p>220</text:p>
          </table:table-cell>
          <table:table-cell office:value-type="string" calcext:value-type="string">
            <text:p>&lt;td&gt;&lt;span style="display:none"&gt;Bhutan&lt;/span&gt;&lt;a href="/wiki/Bhutan" title="Bhutan"&gt;&lt;img alt="" src="//upload.wikimedia.org/wikipedia/commons/thumb/9/91/Flag_of_Bhutan.svg/20px-Flag_of_Bhutan.svg.png" decoding="async" width="20" height="13" class="noviewer thumbborder" srcset="//upload.wikimedia.org/wikipedia/commons/thumb/9/91/Flag_of_Bhutan.svg/30px-Flag_of_Bhutan.svg.png 1.5x, //upload.wikimedia.org/wikipedia/commons/thumb/9/91/Flag_of_Bhutan.svg/40px-Flag_of_Bhutan.svg.png 2x" data-file-width="900" data-file-height="600" /&gt;&lt;/a&gt;&amp;#160;&lt;a href="/wiki/Bhutan" title="Bhutan"&gt;Bhutan&lt;/a&gt;&lt;/td&gt;</text:p>
          </table:table-cell>
          <table:table-cell table:formula="of:=CONCATENATE(&quot;[&quot;&quot;&quot;;[.E44];&quot;&quot;&quot;,&quot;&quot;&quot;&amp;[.G44];&quot;&quot;&quot;,&quot;&amp;&quot;&quot;&quot;&quot;&amp;[.F44]&amp;&quot;&quot;&quot;],&quot;)" office:value-type="string" office:string-value="[&quot;Bhutan&quot;,&quot;Thimphu&quot;,&quot;upload.wikimedia.org/wikipedia/commons/thumb/9/91/Flag_of_Bhutan.svg/20px-Flag_of_Bhutan.svg.png&quot;]," calcext:value-type="string">
            <text:p>["Bhutan","Thimphu","upload.wikimedia.org/wikipedia/commons/thumb/9/91/Flag_of_Bhutan.svg/20px-Flag_of_Bhutan.svg.png"],</text:p>
          </table:table-cell>
          <table:table-cell/>
          <table:table-cell table:formula="of:=MID([.B44];[.L44];[.M44]-[.L44])" office:value-type="string" office:string-value="Bhutan" calcext:value-type="string">
            <text:p>Bhutan</text:p>
          </table:table-cell>
          <table:table-cell table:formula="of:=MID([.B44];[.J44];[.K44]-[.J44])" office:value-type="string" office:string-value="upload.wikimedia.org/wikipedia/commons/thumb/9/91/Flag_of_Bhutan.svg/20px-Flag_of_Bhutan.svg.png" calcext:value-type="string">
            <text:p>upload.wikimedia.org/wikipedia/commons/thumb/9/91/Flag_of_Bhutan.svg/20px-Flag_of_Bhutan.svg.png</text:p>
          </table:table-cell>
          <table:table-cell table:formula="of:=MID([.B45];[.H44];[.I44]-[.H44])" office:value-type="string" office:string-value="Thimphu" calcext:value-type="string">
            <text:p>Thimphu</text:p>
          </table:table-cell>
          <table:table-cell table:formula="of:=FIND(&quot;title=&quot;;[.B45];1)+7" office:value-type="float" office:value="36" calcext:value-type="float">
            <text:p>36</text:p>
          </table:table-cell>
          <table:table-cell table:formula="of:=FIND(&quot;&quot;&quot;&quot;;[.B45];FIND(&quot;title=&quot;;[.B45];1)+7)" office:value-type="float" office:value="43" calcext:value-type="float">
            <text:p>43</text:p>
          </table:table-cell>
          <table:table-cell table:formula="of:=FIND(&quot;src=&quot;;[.B44];1)+7" office:value-type="float" office:value="102" calcext:value-type="float">
            <text:p>102</text:p>
          </table:table-cell>
          <table:table-cell table:formula="of:=FIND(&quot;&quot;&quot;&quot;;[.B44];FIND(&quot;src=&quot;;[.B44];1)+7)" office:value-type="float" office:value="198" calcext:value-type="float">
            <text:p>198</text:p>
          </table:table-cell>
          <table:table-cell table:formula="of:=FIND(&quot;title&quot;;[.B44];1)+7" office:value-type="float" office:value="75" calcext:value-type="float">
            <text:p>75</text:p>
          </table:table-cell>
          <table:table-cell table:formula="of:=FIND(&quot;&quot;&quot;&quot;;[.B44];FIND(&quot;title&quot;;[.B44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221" calcext:value-type="float">
            <text:p>221</text:p>
          </table:table-cell>
          <table:table-cell office:value-type="string" calcext:value-type="string">
            <text:p>&lt;td&gt;&lt;a href="/wiki/Thimphu" title="Thimphu"&gt;Thimphu&lt;/a&gt;</text:p>
          </table:table-cell>
          <table:table-cell table:formula="of:=CONCATENATE(&quot;[&quot;&quot;&quot;;[.E45];&quot;&quot;&quot;,&quot;&quot;&quot;&amp;[.G45];&quot;&quot;&quot;,&quot;&amp;&quot;&quot;&quot;&quot;&amp;[.F45]&amp;&quot;&quot;&quot;],&quot;)" office:value-type="string" office:string-value="" calcext:value-type="error">
            <text:p>#WERT!</text:p>
          </table:table-cell>
          <table:table-cell/>
          <table:table-cell table:formula="of:=MID([.B45];[.L45];[.M45]-[.L45])" office:value-type="string" office:string-value="Thimphu" calcext:value-type="string">
            <text:p>Thimphu</text:p>
          </table:table-cell>
          <table:table-cell table:formula="of:=MID([.B45];[.J45];[.K45]-[.J45])" office:value-type="string" office:string-value="" calcext:value-type="error">
            <text:p>#WERT!</text:p>
          </table:table-cell>
          <table:table-cell table:formula="of:=MID([.B46];[.H45];[.I45]-[.H45])" office:value-type="string" office:string-value="Bolivien" calcext:value-type="string">
            <text:p>Bolivien</text:p>
          </table:table-cell>
          <table:table-cell table:formula="of:=FIND(&quot;title=&quot;;[.B46];1)+7" office:value-type="float" office:value="91" calcext:value-type="float">
            <text:p>91</text:p>
          </table:table-cell>
          <table:table-cell table:formula="of:=FIND(&quot;&quot;&quot;&quot;;[.B46];FIND(&quot;title=&quot;;[.B46];1)+7)" office:value-type="float" office:value="99" calcext:value-type="float">
            <text:p>99</text:p>
          </table:table-cell>
          <table:table-cell table:formula="of:=FIND(&quot;src=&quot;;[.B45];1)+7" office:value-type="string" office:string-value="" calcext:value-type="error">
            <text:p>#WERT!</text:p>
          </table:table-cell>
          <table:table-cell table:formula="of:=FIND(&quot;&quot;&quot;&quot;;[.B45];FIND(&quot;src=&quot;;[.B45];1)+7)" office:value-type="string" office:string-value="" calcext:value-type="error">
            <text:p>#WERT!</text:p>
          </table:table-cell>
          <table:table-cell table:formula="of:=FIND(&quot;title&quot;;[.B45];1)+7" office:value-type="float" office:value="36" calcext:value-type="float">
            <text:p>36</text:p>
          </table:table-cell>
          <table:table-cell table:formula="of:=FIND(&quot;&quot;&quot;&quot;;[.B45];FIND(&quot;title&quot;;[.B45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230" calcext:value-type="float">
            <text:p>230</text:p>
          </table:table-cell>
          <table:table-cell office:value-type="string" calcext:value-type="string">
            <text:p>&lt;td rowspan="2"&gt;&lt;span style="display:none"&gt;Bolivien&lt;/span&gt;&lt;a href="/wiki/Bolivien" title="Bolivien"&gt;&lt;img alt="" src="//upload.wikimedia.org/wikipedia/commons/thumb/4/48/Flag_of_Bolivia.svg/20px-Flag_of_Bolivia.svg.png" decoding="async" width="20" height="14" class="noviewer thumbborder" srcset="//upload.wikimedia.org/wikipedia/commons/thumb/4/48/Flag_of_Bolivia.svg/30px-Flag_of_Bolivia.svg.png 1.5x, //upload.wikimedia.org/wikipedia/commons/thumb/4/48/Flag_of_Bolivia.svg/40px-Flag_of_Bolivia.svg.png 2x" data-file-width="1100" data-file-height="750" /&gt;&lt;/a&gt;&amp;#160;&lt;a href="/wiki/Bolivien" title="Bolivien"&gt;Bolivien&lt;/a&gt;&lt;/td&gt;</text:p>
          </table:table-cell>
          <table:table-cell table:formula="of:=CONCATENATE(&quot;[&quot;&quot;&quot;;[.E46];&quot;&quot;&quot;,&quot;&quot;&quot;&amp;[.G46];&quot;&quot;&quot;,&quot;&amp;&quot;&quot;&quot;&quot;&amp;[.F46]&amp;&quot;&quot;&quot;],&quot;)" office:value-type="string" office:string-value="[&quot;Bolivien&quot;,&quot;Sucre&quot;,&quot;upload.wikimedia.org/wikipedia/commons/thumb/4/48/Flag_of_Bolivia.svg/20px-Flag_of_Bolivia.svg.png&quot;]," calcext:value-type="string">
            <text:p>["Bolivien","Sucre","upload.wikimedia.org/wikipedia/commons/thumb/4/48/Flag_of_Bolivia.svg/20px-Flag_of_Bolivia.svg.png"],</text:p>
          </table:table-cell>
          <table:table-cell/>
          <table:table-cell table:formula="of:=MID([.B46];[.L46];[.M46]-[.L46])" office:value-type="string" office:string-value="Bolivien" calcext:value-type="string">
            <text:p>Bolivien</text:p>
          </table:table-cell>
          <table:table-cell table:formula="of:=MID([.B46];[.J46];[.K46]-[.J46])" office:value-type="string" office:string-value="upload.wikimedia.org/wikipedia/commons/thumb/4/48/Flag_of_Bolivia.svg/20px-Flag_of_Bolivia.svg.png" calcext:value-type="string">
            <text:p>upload.wikimedia.org/wikipedia/commons/thumb/4/48/Flag_of_Bolivia.svg/20px-Flag_of_Bolivia.svg.png</text:p>
          </table:table-cell>
          <table:table-cell table:formula="of:=MID([.B47];[.H46];[.I46]-[.H46])" office:value-type="string" office:string-value="Sucre" calcext:value-type="string">
            <text:p>Sucre</text:p>
          </table:table-cell>
          <table:table-cell table:formula="of:=FIND(&quot;title=&quot;;[.B47];1)+7" office:value-type="float" office:value="34" calcext:value-type="float">
            <text:p>34</text:p>
          </table:table-cell>
          <table:table-cell table:formula="of:=FIND(&quot;&quot;&quot;&quot;;[.B47];FIND(&quot;title=&quot;;[.B47];1)+7)" office:value-type="float" office:value="39" calcext:value-type="float">
            <text:p>39</text:p>
          </table:table-cell>
          <table:table-cell table:formula="of:=FIND(&quot;src=&quot;;[.B46];1)+7" office:value-type="float" office:value="120" calcext:value-type="float">
            <text:p>120</text:p>
          </table:table-cell>
          <table:table-cell table:formula="of:=FIND(&quot;&quot;&quot;&quot;;[.B46];FIND(&quot;src=&quot;;[.B46];1)+7)" office:value-type="float" office:value="218" calcext:value-type="float">
            <text:p>218</text:p>
          </table:table-cell>
          <table:table-cell table:formula="of:=FIND(&quot;title&quot;;[.B46];1)+7" office:value-type="float" office:value="91" calcext:value-type="float">
            <text:p>91</text:p>
          </table:table-cell>
          <table:table-cell table:formula="of:=FIND(&quot;&quot;&quot;&quot;;[.B46];FIND(&quot;title&quot;;[.B46];1)+7)" office:value-type="float" office:value="99" calcext:value-type="float">
            <text:p>99</text:p>
          </table:table-cell>
        </table:table-row>
        <table:table-row table:style-name="ro27">
          <table:table-cell office:value-type="float" office:value="231" calcext:value-type="float">
            <text:p>231</text:p>
          </table:table-cell>
          <table:table-cell office:value-type="string" calcext:value-type="string">
            <text:p>&lt;td&gt;&lt;a href="/wiki/Sucre" title="Sucre"&gt;Sucre&lt;/a&gt; &lt;i&gt;(de jure)&lt;/i&gt;</text:p>
          </table:table-cell>
          <table:table-cell table:formula="of:=CONCATENATE(&quot;[&quot;&quot;&quot;;[.E47];&quot;&quot;&quot;,&quot;&quot;&quot;&amp;[.G47];&quot;&quot;&quot;,&quot;&amp;&quot;&quot;&quot;&quot;&amp;[.F47]&amp;&quot;&quot;&quot;],&quot;)" office:value-type="string" office:string-value="" calcext:value-type="error">
            <text:p>#WERT!</text:p>
          </table:table-cell>
          <table:table-cell/>
          <table:table-cell table:formula="of:=MID([.B47];[.L47];[.M47]-[.L47])" office:value-type="string" office:string-value="Sucre" calcext:value-type="string">
            <text:p>Sucre</text:p>
          </table:table-cell>
          <table:table-cell table:formula="of:=MID([.B47];[.J47];[.K47]-[.J47])" office:value-type="string" office:string-value="" calcext:value-type="error">
            <text:p>#WERT!</text:p>
          </table:table-cell>
          <table:table-cell table:formula="of:=MID([.B48];[.H47];[.I47]-[.H47])" office:value-type="string" office:string-value="La Paz" calcext:value-type="string">
            <text:p>La Paz</text:p>
          </table:table-cell>
          <table:table-cell table:formula="of:=FIND(&quot;title=&quot;;[.B48];1)+7" office:value-type="float" office:value="35" calcext:value-type="float">
            <text:p>35</text:p>
          </table:table-cell>
          <table:table-cell table:formula="of:=FIND(&quot;&quot;&quot;&quot;;[.B48];FIND(&quot;title=&quot;;[.B48];1)+7)" office:value-type="float" office:value="41" calcext:value-type="float">
            <text:p>41</text:p>
          </table:table-cell>
          <table:table-cell table:formula="of:=FIND(&quot;src=&quot;;[.B47];1)+7" office:value-type="string" office:string-value="" calcext:value-type="error">
            <text:p>#WERT!</text:p>
          </table:table-cell>
          <table:table-cell table:formula="of:=FIND(&quot;&quot;&quot;&quot;;[.B47];FIND(&quot;src=&quot;;[.B47];1)+7)" office:value-type="string" office:string-value="" calcext:value-type="error">
            <text:p>#WERT!</text:p>
          </table:table-cell>
          <table:table-cell table:formula="of:=FIND(&quot;title&quot;;[.B47];1)+7" office:value-type="float" office:value="34" calcext:value-type="float">
            <text:p>34</text:p>
          </table:table-cell>
          <table:table-cell table:formula="of:=FIND(&quot;&quot;&quot;&quot;;[.B47];FIND(&quot;title&quot;;[.B47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240" calcext:value-type="float">
            <text:p>240</text:p>
          </table:table-cell>
          <table:table-cell office:value-type="string" calcext:value-type="string">
            <text:p>&lt;td&gt;&lt;a href="/wiki/La_Paz" title="La Paz"&gt;La Paz&lt;/a&gt; &lt;i&gt;(Regierungssitz)&lt;/i&gt;</text:p>
          </table:table-cell>
          <table:table-cell table:formula="of:=CONCATENATE(&quot;[&quot;&quot;&quot;;[.E48];&quot;&quot;&quot;,&quot;&quot;&quot;&amp;[.G48];&quot;&quot;&quot;,&quot;&amp;&quot;&quot;&quot;&quot;&amp;[.F48]&amp;&quot;&quot;&quot;],&quot;)" office:value-type="string" office:string-value="" calcext:value-type="error">
            <text:p>#WERT!</text:p>
          </table:table-cell>
          <table:table-cell/>
          <table:table-cell table:formula="of:=MID([.B48];[.L48];[.M48]-[.L48])" office:value-type="string" office:string-value="La Paz" calcext:value-type="string">
            <text:p>La Paz</text:p>
          </table:table-cell>
          <table:table-cell table:formula="of:=MID([.B48];[.J48];[.K48]-[.J48])" office:value-type="string" office:string-value="" calcext:value-type="error">
            <text:p>#WERT!</text:p>
          </table:table-cell>
          <table:table-cell table:formula="of:=MID([.B49];[.H48];[.I48]-[.H48])" office:value-type="string" office:string-value="Bosnien und Herzegowina" calcext:value-type="string">
            <text:p>Bosnien und Herzegowina</text:p>
          </table:table-cell>
          <table:table-cell table:formula="of:=FIND(&quot;title=&quot;;[.B49];1)+7" office:value-type="float" office:value="109" calcext:value-type="float">
            <text:p>109</text:p>
          </table:table-cell>
          <table:table-cell table:formula="of:=FIND(&quot;&quot;&quot;&quot;;[.B49];FIND(&quot;title=&quot;;[.B49];1)+7)" office:value-type="float" office:value="132" calcext:value-type="float">
            <text:p>132</text:p>
          </table:table-cell>
          <table:table-cell table:formula="of:=FIND(&quot;src=&quot;;[.B48];1)+7" office:value-type="string" office:string-value="" calcext:value-type="error">
            <text:p>#WERT!</text:p>
          </table:table-cell>
          <table:table-cell table:formula="of:=FIND(&quot;&quot;&quot;&quot;;[.B48];FIND(&quot;src=&quot;;[.B48];1)+7)" office:value-type="string" office:string-value="" calcext:value-type="error">
            <text:p>#WERT!</text:p>
          </table:table-cell>
          <table:table-cell table:formula="of:=FIND(&quot;title&quot;;[.B48];1)+7" office:value-type="float" office:value="35" calcext:value-type="float">
            <text:p>35</text:p>
          </table:table-cell>
          <table:table-cell table:formula="of:=FIND(&quot;&quot;&quot;&quot;;[.B48];FIND(&quot;title&quot;;[.B48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249" calcext:value-type="float">
            <text:p>249</text:p>
          </table:table-cell>
          <table:table-cell office:value-type="string" calcext:value-type="string">
            <text:p>&lt;td&gt;&lt;span style="display:none"&gt;Bosnien und Herzegowina&lt;/span&gt;&lt;a href="/wiki/Bosnien_und_Herzegowina" title="Bosnien und Herzegowina"&gt;&lt;img alt="" src="//upload.wikimedia.org/wikipedia/commons/thumb/b/bf/Flag_of_Bosnia_and_Herzegovina.svg/20px-Flag_of_Bosnia_and_Herzegovina.svg.png" decoding="async" width="20" height="10" class="noviewer" srcset="//upload.wikimedia.org/wikipedia/commons/thumb/b/bf/Flag_of_Bosnia_and_Herzegovina.svg/30px-Flag_of_Bosnia_and_Herzegovina.svg.png 1.5x, //upload.wikimedia.org/wikipedia/commons/thumb/b/bf/Flag_of_Bosnia_and_Herzegovina.svg/40px-Flag_of_Bosnia_and_Herzegovina.svg.png 2x" data-file-width="800" data-file-height="400" /&gt;&lt;/a&gt;&amp;#160;&lt;a href="/wiki/Bosnien_und_Herzegowina" title="Bosnien und Herzegowina"&gt;Bosnien und Herzegowina&lt;/a&gt;&lt;/td&gt;</text:p>
          </table:table-cell>
          <table:table-cell table:formula="of:=CONCATENATE(&quot;[&quot;&quot;&quot;;[.E49];&quot;&quot;&quot;,&quot;&quot;&quot;&amp;[.G49];&quot;&quot;&quot;,&quot;&amp;&quot;&quot;&quot;&quot;&amp;[.F49]&amp;&quot;&quot;&quot;],&quot;)" office:value-type="string" office:string-value="[&quot;Bosnien und Herzegowina&quot;,&quot;Sarajevo&quot;,&quot;upload.wikimedia.org/wikipedia/commons/thumb/b/bf/Flag_of_Bosnia_and_Herzegovina.svg/20px-Flag_of_Bosnia_and_Herzegovina.svg.png&quot;]," calcext:value-type="string">
            <text:p>["Bosnien und Herzegowina","Sarajevo","upload.wikimedia.org/wikipedia/commons/thumb/b/bf/Flag_of_Bosnia_and_Herzegovina.svg/20px-Flag_of_Bosnia_and_Herzegovina.svg.png"],</text:p>
          </table:table-cell>
          <table:table-cell/>
          <table:table-cell table:formula="of:=MID([.B49];[.L49];[.M49]-[.L49])" office:value-type="string" office:string-value="Bosnien und Herzegowina" calcext:value-type="string">
            <text:p>Bosnien und Herzegowina</text:p>
          </table:table-cell>
          <table:table-cell table:formula="of:=MID([.B49];[.J49];[.K49]-[.J49])" office:value-type="string" office:string-value="upload.wikimedia.org/wikipedia/commons/thumb/b/bf/Flag_of_Bosnia_and_Herzegovina.svg/20px-Flag_of_Bosnia_and_Herzegovina.svg.png" calcext:value-type="string">
            <text:p>upload.wikimedia.org/wikipedia/commons/thumb/b/bf/Flag_of_Bosnia_and_Herzegovina.svg/20px-Flag_of_Bosnia_and_Herzegovina.svg.png</text:p>
          </table:table-cell>
          <table:table-cell table:formula="of:=MID([.B50];[.H49];[.I49]-[.H49])" office:value-type="string" office:string-value="Sarajevo" calcext:value-type="string">
            <text:p>Sarajevo</text:p>
          </table:table-cell>
          <table:table-cell table:formula="of:=FIND(&quot;title=&quot;;[.B50];1)+7" office:value-type="float" office:value="37" calcext:value-type="float">
            <text:p>37</text:p>
          </table:table-cell>
          <table:table-cell table:formula="of:=FIND(&quot;&quot;&quot;&quot;;[.B50];FIND(&quot;title=&quot;;[.B50];1)+7)" office:value-type="float" office:value="45" calcext:value-type="float">
            <text:p>45</text:p>
          </table:table-cell>
          <table:table-cell table:formula="of:=FIND(&quot;src=&quot;;[.B49];1)+7" office:value-type="float" office:value="153" calcext:value-type="float">
            <text:p>153</text:p>
          </table:table-cell>
          <table:table-cell table:formula="of:=FIND(&quot;&quot;&quot;&quot;;[.B49];FIND(&quot;src=&quot;;[.B49];1)+7)" office:value-type="float" office:value="281" calcext:value-type="float">
            <text:p>281</text:p>
          </table:table-cell>
          <table:table-cell table:formula="of:=FIND(&quot;title&quot;;[.B49];1)+7" office:value-type="float" office:value="109" calcext:value-type="float">
            <text:p>109</text:p>
          </table:table-cell>
          <table:table-cell table:formula="of:=FIND(&quot;&quot;&quot;&quot;;[.B49];FIND(&quot;title&quot;;[.B49];1)+7)" office:value-type="float" office:value="132" calcext:value-type="float">
            <text:p>132</text:p>
          </table:table-cell>
        </table:table-row>
        <table:table-row table:style-name="ro27">
          <table:table-cell office:value-type="float" office:value="250" calcext:value-type="float">
            <text:p>250</text:p>
          </table:table-cell>
          <table:table-cell office:value-type="string" calcext:value-type="string">
            <text:p>&lt;td&gt;&lt;a href="/wiki/Sarajevo" title="Sarajevo"&gt;Sarajevo&lt;/a&gt;</text:p>
          </table:table-cell>
          <table:table-cell table:formula="of:=CONCATENATE(&quot;[&quot;&quot;&quot;;[.E50];&quot;&quot;&quot;,&quot;&quot;&quot;&amp;[.G50];&quot;&quot;&quot;,&quot;&amp;&quot;&quot;&quot;&quot;&amp;[.F50]&amp;&quot;&quot;&quot;],&quot;)" office:value-type="string" office:string-value="" calcext:value-type="error">
            <text:p>#WERT!</text:p>
          </table:table-cell>
          <table:table-cell/>
          <table:table-cell table:formula="of:=MID([.B50];[.L50];[.M50]-[.L50])" office:value-type="string" office:string-value="Sarajevo" calcext:value-type="string">
            <text:p>Sarajevo</text:p>
          </table:table-cell>
          <table:table-cell table:formula="of:=MID([.B50];[.J50];[.K50]-[.J50])" office:value-type="string" office:string-value="" calcext:value-type="error">
            <text:p>#WERT!</text:p>
          </table:table-cell>
          <table:table-cell table:formula="of:=MID([.B51];[.H50];[.I50]-[.H50])" office:value-type="string" office:string-value="Botswana" calcext:value-type="string">
            <text:p>Botswana</text:p>
          </table:table-cell>
          <table:table-cell table:formula="of:=FIND(&quot;title=&quot;;[.B51];1)+7" office:value-type="float" office:value="79" calcext:value-type="float">
            <text:p>79</text:p>
          </table:table-cell>
          <table:table-cell table:formula="of:=FIND(&quot;&quot;&quot;&quot;;[.B51];FIND(&quot;title=&quot;;[.B51];1)+7)" office:value-type="float" office:value="87" calcext:value-type="float">
            <text:p>87</text:p>
          </table:table-cell>
          <table:table-cell table:formula="of:=FIND(&quot;src=&quot;;[.B50];1)+7" office:value-type="string" office:string-value="" calcext:value-type="error">
            <text:p>#WERT!</text:p>
          </table:table-cell>
          <table:table-cell table:formula="of:=FIND(&quot;&quot;&quot;&quot;;[.B50];FIND(&quot;src=&quot;;[.B50];1)+7)" office:value-type="string" office:string-value="" calcext:value-type="error">
            <text:p>#WERT!</text:p>
          </table:table-cell>
          <table:table-cell table:formula="of:=FIND(&quot;title&quot;;[.B50];1)+7" office:value-type="float" office:value="37" calcext:value-type="float">
            <text:p>37</text:p>
          </table:table-cell>
          <table:table-cell table:formula="of:=FIND(&quot;&quot;&quot;&quot;;[.B50];FIND(&quot;title&quot;;[.B50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259" calcext:value-type="float">
            <text:p>259</text:p>
          </table:table-cell>
          <table:table-cell office:value-type="string" calcext:value-type="string">
            <text:p>&lt;td&gt;&lt;span style="display:none"&gt;Botswana&lt;/span&gt;&lt;a href="/wiki/Botswana" title="Botswana"&gt;&lt;img alt="" src="//upload.wikimedia.org/wikipedia/commons/thumb/f/fa/Flag_of_Botswana.svg/20px-Flag_of_Botswana.svg.png" decoding="async" width="20" height="13" class="noviewer thumbborder" srcset="//upload.wikimedia.org/wikipedia/commons/thumb/f/fa/Flag_of_Botswana.svg/30px-Flag_of_Botswana.svg.png 1.5x, //upload.wikimedia.org/wikipedia/commons/thumb/f/fa/Flag_of_Botswana.svg/40px-Flag_of_Botswana.svg.png 2x" data-file-width="1200" data-file-height="800" /&gt;&lt;/a&gt;&amp;#160;&lt;a href="/wiki/Botswana" title="Botswana"&gt;Botswana&lt;/a&gt;&lt;/td&gt;</text:p>
          </table:table-cell>
          <table:table-cell table:formula="of:=CONCATENATE(&quot;[&quot;&quot;&quot;;[.E51];&quot;&quot;&quot;,&quot;&quot;&quot;&amp;[.G51];&quot;&quot;&quot;,&quot;&amp;&quot;&quot;&quot;&quot;&amp;[.F51]&amp;&quot;&quot;&quot;],&quot;)" office:value-type="string" office:string-value="[&quot;Botswana&quot;,&quot;Gaborone&quot;,&quot;upload.wikimedia.org/wikipedia/commons/thumb/f/fa/Flag_of_Botswana.svg/20px-Flag_of_Botswana.svg.png&quot;]," calcext:value-type="string">
            <text:p>["Botswana","Gaborone","upload.wikimedia.org/wikipedia/commons/thumb/f/fa/Flag_of_Botswana.svg/20px-Flag_of_Botswana.svg.png"],</text:p>
          </table:table-cell>
          <table:table-cell/>
          <table:table-cell table:formula="of:=MID([.B51];[.L51];[.M51]-[.L51])" office:value-type="string" office:string-value="Botswana" calcext:value-type="string">
            <text:p>Botswana</text:p>
          </table:table-cell>
          <table:table-cell table:formula="of:=MID([.B51];[.J51];[.K51]-[.J51])" office:value-type="string" office:string-value="upload.wikimedia.org/wikipedia/commons/thumb/f/fa/Flag_of_Botswana.svg/20px-Flag_of_Botswana.svg.png" calcext:value-type="string">
            <text:p>upload.wikimedia.org/wikipedia/commons/thumb/f/fa/Flag_of_Botswana.svg/20px-Flag_of_Botswana.svg.png</text:p>
          </table:table-cell>
          <table:table-cell table:formula="of:=MID([.B52];[.H51];[.I51]-[.H51])" office:value-type="string" office:string-value="Gaborone" calcext:value-type="string">
            <text:p>Gaborone</text:p>
          </table:table-cell>
          <table:table-cell table:formula="of:=FIND(&quot;title=&quot;;[.B52];1)+7" office:value-type="float" office:value="37" calcext:value-type="float">
            <text:p>37</text:p>
          </table:table-cell>
          <table:table-cell table:formula="of:=FIND(&quot;&quot;&quot;&quot;;[.B52];FIND(&quot;title=&quot;;[.B52];1)+7)" office:value-type="float" office:value="45" calcext:value-type="float">
            <text:p>45</text:p>
          </table:table-cell>
          <table:table-cell table:formula="of:=FIND(&quot;src=&quot;;[.B51];1)+7" office:value-type="float" office:value="108" calcext:value-type="float">
            <text:p>108</text:p>
          </table:table-cell>
          <table:table-cell table:formula="of:=FIND(&quot;&quot;&quot;&quot;;[.B51];FIND(&quot;src=&quot;;[.B51];1)+7)" office:value-type="float" office:value="208" calcext:value-type="float">
            <text:p>208</text:p>
          </table:table-cell>
          <table:table-cell table:formula="of:=FIND(&quot;title&quot;;[.B51];1)+7" office:value-type="float" office:value="79" calcext:value-type="float">
            <text:p>79</text:p>
          </table:table-cell>
          <table:table-cell table:formula="of:=FIND(&quot;&quot;&quot;&quot;;[.B51];FIND(&quot;title&quot;;[.B51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260" calcext:value-type="float">
            <text:p>260</text:p>
          </table:table-cell>
          <table:table-cell office:value-type="string" calcext:value-type="string">
            <text:p>&lt;td&gt;&lt;a href="/wiki/Gaborone" title="Gaborone"&gt;Gaborone&lt;/a&gt;</text:p>
          </table:table-cell>
          <table:table-cell table:formula="of:=CONCATENATE(&quot;[&quot;&quot;&quot;;[.E52];&quot;&quot;&quot;,&quot;&quot;&quot;&amp;[.G52];&quot;&quot;&quot;,&quot;&amp;&quot;&quot;&quot;&quot;&amp;[.F52]&amp;&quot;&quot;&quot;],&quot;)" office:value-type="string" office:string-value="" calcext:value-type="error">
            <text:p>#WERT!</text:p>
          </table:table-cell>
          <table:table-cell/>
          <table:table-cell table:formula="of:=MID([.B52];[.L52];[.M52]-[.L52])" office:value-type="string" office:string-value="Gaborone" calcext:value-type="string">
            <text:p>Gaborone</text:p>
          </table:table-cell>
          <table:table-cell table:formula="of:=MID([.B52];[.J52];[.K52]-[.J52])" office:value-type="string" office:string-value="" calcext:value-type="error">
            <text:p>#WERT!</text:p>
          </table:table-cell>
          <table:table-cell table:formula="of:=MID([.B53];[.H52];[.I52]-[.H52])" office:value-type="string" office:string-value="Brasilien" calcext:value-type="string">
            <text:p>Brasilien</text:p>
          </table:table-cell>
          <table:table-cell table:formula="of:=FIND(&quot;title=&quot;;[.B53];1)+7" office:value-type="float" office:value="81" calcext:value-type="float">
            <text:p>81</text:p>
          </table:table-cell>
          <table:table-cell table:formula="of:=FIND(&quot;&quot;&quot;&quot;;[.B53];FIND(&quot;title=&quot;;[.B53];1)+7)" office:value-type="float" office:value="90" calcext:value-type="float">
            <text:p>90</text:p>
          </table:table-cell>
          <table:table-cell table:formula="of:=FIND(&quot;src=&quot;;[.B52];1)+7" office:value-type="string" office:string-value="" calcext:value-type="error">
            <text:p>#WERT!</text:p>
          </table:table-cell>
          <table:table-cell table:formula="of:=FIND(&quot;&quot;&quot;&quot;;[.B52];FIND(&quot;src=&quot;;[.B52];1)+7)" office:value-type="string" office:string-value="" calcext:value-type="error">
            <text:p>#WERT!</text:p>
          </table:table-cell>
          <table:table-cell table:formula="of:=FIND(&quot;title&quot;;[.B52];1)+7" office:value-type="float" office:value="37" calcext:value-type="float">
            <text:p>37</text:p>
          </table:table-cell>
          <table:table-cell table:formula="of:=FIND(&quot;&quot;&quot;&quot;;[.B52];FIND(&quot;title&quot;;[.B52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269" calcext:value-type="float">
            <text:p>269</text:p>
          </table:table-cell>
          <table:table-cell office:value-type="string" calcext:value-type="string">
            <text:p>&lt;td&gt;&lt;span style="display:none"&gt;Brasilien&lt;/span&gt;&lt;a href="/wiki/Brasilien" title="Brasilien"&gt;&lt;img alt="" src="//upload.wikimedia.org/wikipedia/commons/thumb/0/05/Flag_of_Brazil.svg/20px-Flag_of_Brazil.svg.png" decoding="async" width="20" height="14" class="noviewer thumbborder" srcset="//upload.wikimedia.org/wikipedia/commons/thumb/0/05/Flag_of_Brazil.svg/30px-Flag_of_Brazil.svg.png 1.5x, //upload.wikimedia.org/wikipedia/commons/thumb/0/05/Flag_of_Brazil.svg/40px-Flag_of_Brazil.svg.png 2x" data-file-width="749" data-file-height="525" /&gt;&lt;/a&gt;&amp;#160;&lt;a href="/wiki/Brasilien" title="Brasilien"&gt;Brasilien&lt;/a&gt;&lt;/td&gt;</text:p>
          </table:table-cell>
          <table:table-cell table:formula="of:=CONCATENATE(&quot;[&quot;&quot;&quot;;[.E53];&quot;&quot;&quot;,&quot;&quot;&quot;&amp;[.G53];&quot;&quot;&quot;,&quot;&amp;&quot;&quot;&quot;&quot;&amp;[.F53]&amp;&quot;&quot;&quot;],&quot;)" office:value-type="string" office:string-value="[&quot;Brasilien&quot;,&quot;Brasília&quot;,&quot;upload.wikimedia.org/wikipedia/commons/thumb/0/05/Flag_of_Brazil.svg/20px-Flag_of_Brazil.svg.png&quot;]," calcext:value-type="string">
            <text:p>["Brasilien","Brasília","upload.wikimedia.org/wikipedia/commons/thumb/0/05/Flag_of_Brazil.svg/20px-Flag_of_Brazil.svg.png"],</text:p>
          </table:table-cell>
          <table:table-cell/>
          <table:table-cell table:formula="of:=MID([.B53];[.L53];[.M53]-[.L53])" office:value-type="string" office:string-value="Brasilien" calcext:value-type="string">
            <text:p>Brasilien</text:p>
          </table:table-cell>
          <table:table-cell table:formula="of:=MID([.B53];[.J53];[.K53]-[.J53])" office:value-type="string" office:string-value="upload.wikimedia.org/wikipedia/commons/thumb/0/05/Flag_of_Brazil.svg/20px-Flag_of_Brazil.svg.png" calcext:value-type="string">
            <text:p>upload.wikimedia.org/wikipedia/commons/thumb/0/05/Flag_of_Brazil.svg/20px-Flag_of_Brazil.svg.png</text:p>
          </table:table-cell>
          <table:table-cell table:formula="of:=MID([.B54];[.H53];[.I53]-[.H53])" office:value-type="string" office:string-value="Brasília" calcext:value-type="string">
            <text:p>Brasília</text:p>
          </table:table-cell>
          <table:table-cell table:formula="of:=FIND(&quot;title=&quot;;[.B54];1)+7" office:value-type="float" office:value="42" calcext:value-type="float">
            <text:p>42</text:p>
          </table:table-cell>
          <table:table-cell table:formula="of:=FIND(&quot;&quot;&quot;&quot;;[.B54];FIND(&quot;title=&quot;;[.B54];1)+7)" office:value-type="float" office:value="50" calcext:value-type="float">
            <text:p>50</text:p>
          </table:table-cell>
          <table:table-cell table:formula="of:=FIND(&quot;src=&quot;;[.B53];1)+7" office:value-type="float" office:value="111" calcext:value-type="float">
            <text:p>111</text:p>
          </table:table-cell>
          <table:table-cell table:formula="of:=FIND(&quot;&quot;&quot;&quot;;[.B53];FIND(&quot;src=&quot;;[.B53];1)+7)" office:value-type="float" office:value="207" calcext:value-type="float">
            <text:p>207</text:p>
          </table:table-cell>
          <table:table-cell table:formula="of:=FIND(&quot;title&quot;;[.B53];1)+7" office:value-type="float" office:value="81" calcext:value-type="float">
            <text:p>81</text:p>
          </table:table-cell>
          <table:table-cell table:formula="of:=FIND(&quot;&quot;&quot;&quot;;[.B53];FIND(&quot;title&quot;;[.B53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270" calcext:value-type="float">
            <text:p>270</text:p>
          </table:table-cell>
          <table:table-cell office:value-type="string" calcext:value-type="string">
            <text:p>&lt;td&gt;&lt;a href="/wiki/Bras%C3%ADlia" title="Brasília"&gt;Brasília&lt;/a&gt;</text:p>
          </table:table-cell>
          <table:table-cell table:formula="of:=CONCATENATE(&quot;[&quot;&quot;&quot;;[.E54];&quot;&quot;&quot;,&quot;&quot;&quot;&amp;[.G54];&quot;&quot;&quot;,&quot;&amp;&quot;&quot;&quot;&quot;&amp;[.F54]&amp;&quot;&quot;&quot;],&quot;)" office:value-type="string" office:string-value="" calcext:value-type="error">
            <text:p>#WERT!</text:p>
          </table:table-cell>
          <table:table-cell/>
          <table:table-cell table:formula="of:=MID([.B54];[.L54];[.M54]-[.L54])" office:value-type="string" office:string-value="Brasília" calcext:value-type="string">
            <text:p>Brasília</text:p>
          </table:table-cell>
          <table:table-cell table:formula="of:=MID([.B54];[.J54];[.K54]-[.J54])" office:value-type="string" office:string-value="" calcext:value-type="error">
            <text:p>#WERT!</text:p>
          </table:table-cell>
          <table:table-cell table:formula="of:=MID([.B55];[.H54];[.I54]-[.H54])" office:value-type="string" office:string-value="Brunei" calcext:value-type="string">
            <text:p>Brunei</text:p>
          </table:table-cell>
          <table:table-cell table:formula="of:=FIND(&quot;title=&quot;;[.B55];1)+7" office:value-type="float" office:value="75" calcext:value-type="float">
            <text:p>75</text:p>
          </table:table-cell>
          <table:table-cell table:formula="of:=FIND(&quot;&quot;&quot;&quot;;[.B55];FIND(&quot;title=&quot;;[.B55];1)+7)" office:value-type="float" office:value="81" calcext:value-type="float">
            <text:p>81</text:p>
          </table:table-cell>
          <table:table-cell table:formula="of:=FIND(&quot;src=&quot;;[.B54];1)+7" office:value-type="string" office:string-value="" calcext:value-type="error">
            <text:p>#WERT!</text:p>
          </table:table-cell>
          <table:table-cell table:formula="of:=FIND(&quot;&quot;&quot;&quot;;[.B54];FIND(&quot;src=&quot;;[.B54];1)+7)" office:value-type="string" office:string-value="" calcext:value-type="error">
            <text:p>#WERT!</text:p>
          </table:table-cell>
          <table:table-cell table:formula="of:=FIND(&quot;title&quot;;[.B54];1)+7" office:value-type="float" office:value="42" calcext:value-type="float">
            <text:p>42</text:p>
          </table:table-cell>
          <table:table-cell table:formula="of:=FIND(&quot;&quot;&quot;&quot;;[.B54];FIND(&quot;title&quot;;[.B54];1)+7)" office:value-type="float" office:value="50" calcext:value-type="float">
            <text:p>50</text:p>
          </table:table-cell>
        </table:table-row>
        <table:table-row table:style-name="ro27">
          <table:table-cell office:value-type="float" office:value="279" calcext:value-type="float">
            <text:p>279</text:p>
          </table:table-cell>
          <table:table-cell office:value-type="string" calcext:value-type="string">
            <text:p>&lt;td&gt;&lt;span style="display:none"&gt;Brunei&lt;/span&gt;&lt;a href="/wiki/Brunei" title="Brunei"&gt;&lt;img alt="" src="//upload.wikimedia.org/wikipedia/commons/thumb/9/9c/Flag_of_Brunei.svg/20px-Flag_of_Brunei.svg.png" decoding="async" width="20" height="10" class="noviewer thumbborder" srcset="//upload.wikimedia.org/wikipedia/commons/thumb/9/9c/Flag_of_Brunei.svg/30px-Flag_of_Brunei.svg.png 1.5x, //upload.wikimedia.org/wikipedia/commons/thumb/9/9c/Flag_of_Brunei.svg/40px-Flag_of_Brunei.svg.png 2x" data-file-width="1440" data-file-height="720" /&gt;&lt;/a&gt;&amp;#160;&lt;a href="/wiki/Brunei" title="Brunei"&gt;Brunei&lt;/a&gt;&lt;/td&gt;</text:p>
          </table:table-cell>
          <table:table-cell table:formula="of:=CONCATENATE(&quot;[&quot;&quot;&quot;;[.E55];&quot;&quot;&quot;,&quot;&quot;&quot;&amp;[.G55];&quot;&quot;&quot;,&quot;&amp;&quot;&quot;&quot;&quot;&amp;[.F55]&amp;&quot;&quot;&quot;],&quot;)" office:value-type="string" office:string-value="[&quot;Brunei&quot;,&quot;Bandar Seri Begawan&quot;,&quot;upload.wikimedia.org/wikipedia/commons/thumb/9/9c/Flag_of_Brunei.svg/20px-Flag_of_Brunei.svg.png&quot;]," calcext:value-type="string">
            <text:p>["Brunei","Bandar Seri Begawan","upload.wikimedia.org/wikipedia/commons/thumb/9/9c/Flag_of_Brunei.svg/20px-Flag_of_Brunei.svg.png"],</text:p>
          </table:table-cell>
          <table:table-cell/>
          <table:table-cell table:formula="of:=MID([.B55];[.L55];[.M55]-[.L55])" office:value-type="string" office:string-value="Brunei" calcext:value-type="string">
            <text:p>Brunei</text:p>
          </table:table-cell>
          <table:table-cell table:formula="of:=MID([.B55];[.J55];[.K55]-[.J55])" office:value-type="string" office:string-value="upload.wikimedia.org/wikipedia/commons/thumb/9/9c/Flag_of_Brunei.svg/20px-Flag_of_Brunei.svg.png" calcext:value-type="string">
            <text:p>upload.wikimedia.org/wikipedia/commons/thumb/9/9c/Flag_of_Brunei.svg/20px-Flag_of_Brunei.svg.png</text:p>
          </table:table-cell>
          <table:table-cell table:formula="of:=MID([.B56];[.H55];[.I55]-[.H55])" office:value-type="string" office:string-value="Bandar Seri Begawan" calcext:value-type="string">
            <text:p>Bandar Seri Begawan</text:p>
          </table:table-cell>
          <table:table-cell table:formula="of:=FIND(&quot;title=&quot;;[.B56];1)+7" office:value-type="float" office:value="48" calcext:value-type="float">
            <text:p>48</text:p>
          </table:table-cell>
          <table:table-cell table:formula="of:=FIND(&quot;&quot;&quot;&quot;;[.B56];FIND(&quot;title=&quot;;[.B56];1)+7)" office:value-type="float" office:value="67" calcext:value-type="float">
            <text:p>67</text:p>
          </table:table-cell>
          <table:table-cell table:formula="of:=FIND(&quot;src=&quot;;[.B55];1)+7" office:value-type="float" office:value="102" calcext:value-type="float">
            <text:p>102</text:p>
          </table:table-cell>
          <table:table-cell table:formula="of:=FIND(&quot;&quot;&quot;&quot;;[.B55];FIND(&quot;src=&quot;;[.B55];1)+7)" office:value-type="float" office:value="198" calcext:value-type="float">
            <text:p>198</text:p>
          </table:table-cell>
          <table:table-cell table:formula="of:=FIND(&quot;title&quot;;[.B55];1)+7" office:value-type="float" office:value="75" calcext:value-type="float">
            <text:p>75</text:p>
          </table:table-cell>
          <table:table-cell table:formula="of:=FIND(&quot;&quot;&quot;&quot;;[.B55];FIND(&quot;title&quot;;[.B55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280" calcext:value-type="float">
            <text:p>280</text:p>
          </table:table-cell>
          <table:table-cell office:value-type="string" calcext:value-type="string">
            <text:p>&lt;td&gt;&lt;a href="/wiki/Bandar_Seri_Begawan" title="Bandar Seri Begawan"&gt;Bandar Seri Begawan&lt;/a&gt;</text:p>
          </table:table-cell>
          <table:table-cell table:formula="of:=CONCATENATE(&quot;[&quot;&quot;&quot;;[.E56];&quot;&quot;&quot;,&quot;&quot;&quot;&amp;[.G56];&quot;&quot;&quot;,&quot;&amp;&quot;&quot;&quot;&quot;&amp;[.F56]&amp;&quot;&quot;&quot;],&quot;)" office:value-type="string" office:string-value="" calcext:value-type="error">
            <text:p>#WERT!</text:p>
          </table:table-cell>
          <table:table-cell/>
          <table:table-cell table:formula="of:=MID([.B56];[.L56];[.M56]-[.L56])" office:value-type="string" office:string-value="Bandar Seri Begawan" calcext:value-type="string">
            <text:p>Bandar Seri Begawan</text:p>
          </table:table-cell>
          <table:table-cell table:formula="of:=MID([.B56];[.J56];[.K56]-[.J56])" office:value-type="string" office:string-value="" calcext:value-type="error">
            <text:p>#WERT!</text:p>
          </table:table-cell>
          <table:table-cell table:formula="of:=MID([.B57];[.H56];[.I56]-[.H56])" office:value-type="string" office:string-value="Bulgarien" calcext:value-type="string">
            <text:p>Bulgarien</text:p>
          </table:table-cell>
          <table:table-cell table:formula="of:=FIND(&quot;title=&quot;;[.B57];1)+7" office:value-type="float" office:value="81" calcext:value-type="float">
            <text:p>81</text:p>
          </table:table-cell>
          <table:table-cell table:formula="of:=FIND(&quot;&quot;&quot;&quot;;[.B57];FIND(&quot;title=&quot;;[.B57];1)+7)" office:value-type="float" office:value="90" calcext:value-type="float">
            <text:p>90</text:p>
          </table:table-cell>
          <table:table-cell table:formula="of:=FIND(&quot;src=&quot;;[.B56];1)+7" office:value-type="string" office:string-value="" calcext:value-type="error">
            <text:p>#WERT!</text:p>
          </table:table-cell>
          <table:table-cell table:formula="of:=FIND(&quot;&quot;&quot;&quot;;[.B56];FIND(&quot;src=&quot;;[.B56];1)+7)" office:value-type="string" office:string-value="" calcext:value-type="error">
            <text:p>#WERT!</text:p>
          </table:table-cell>
          <table:table-cell table:formula="of:=FIND(&quot;title&quot;;[.B56];1)+7" office:value-type="float" office:value="48" calcext:value-type="float">
            <text:p>48</text:p>
          </table:table-cell>
          <table:table-cell table:formula="of:=FIND(&quot;&quot;&quot;&quot;;[.B56];FIND(&quot;title&quot;;[.B56];1)+7)" office:value-type="float" office:value="67" calcext:value-type="float">
            <text:p>67</text:p>
          </table:table-cell>
        </table:table-row>
        <table:table-row table:style-name="ro27">
          <table:table-cell office:value-type="float" office:value="289" calcext:value-type="float">
            <text:p>289</text:p>
          </table:table-cell>
          <table:table-cell office:value-type="string" calcext:value-type="string">
            <text:p>&lt;td&gt;&lt;span style="display:none"&gt;Bulgarien&lt;/span&gt;&lt;a href="/wiki/Bulgarien" title="Bulgarien"&gt;&lt;img alt="" src="//upload.wikimedia.org/wikipedia/commons/thumb/9/9a/Flag_of_Bulgaria.svg/20px-Flag_of_Bulgaria.svg.png" decoding="async" width="20" height="12" class="noviewer thumbborder" srcset="//upload.wikimedia.org/wikipedia/commons/thumb/9/9a/Flag_of_Bulgaria.svg/30px-Flag_of_Bulgaria.svg.png 1.5x, //upload.wikimedia.org/wikipedia/commons/thumb/9/9a/Flag_of_Bulgaria.svg/40px-Flag_of_Bulgaria.svg.png 2x" data-file-width="1000" data-file-height="600" /&gt;&lt;/a&gt;&amp;#160;&lt;a href="/wiki/Bulgarien" title="Bulgarien"&gt;Bulgarien&lt;/a&gt;&lt;/td&gt;</text:p>
          </table:table-cell>
          <table:table-cell table:formula="of:=CONCATENATE(&quot;[&quot;&quot;&quot;;[.E57];&quot;&quot;&quot;,&quot;&quot;&quot;&amp;[.G57];&quot;&quot;&quot;,&quot;&amp;&quot;&quot;&quot;&quot;&amp;[.F57]&amp;&quot;&quot;&quot;],&quot;)" office:value-type="string" office:string-value="[&quot;Bulgarien&quot;,&quot;Sofia&quot;,&quot;upload.wikimedia.org/wikipedia/commons/thumb/9/9a/Flag_of_Bulgaria.svg/20px-Flag_of_Bulgaria.svg.png&quot;]," calcext:value-type="string">
            <text:p>["Bulgarien","Sofia","upload.wikimedia.org/wikipedia/commons/thumb/9/9a/Flag_of_Bulgaria.svg/20px-Flag_of_Bulgaria.svg.png"],</text:p>
          </table:table-cell>
          <table:table-cell/>
          <table:table-cell table:formula="of:=MID([.B57];[.L57];[.M57]-[.L57])" office:value-type="string" office:string-value="Bulgarien" calcext:value-type="string">
            <text:p>Bulgarien</text:p>
          </table:table-cell>
          <table:table-cell table:formula="of:=MID([.B57];[.J57];[.K57]-[.J57])" office:value-type="string" office:string-value="upload.wikimedia.org/wikipedia/commons/thumb/9/9a/Flag_of_Bulgaria.svg/20px-Flag_of_Bulgaria.svg.png" calcext:value-type="string">
            <text:p>upload.wikimedia.org/wikipedia/commons/thumb/9/9a/Flag_of_Bulgaria.svg/20px-Flag_of_Bulgaria.svg.png</text:p>
          </table:table-cell>
          <table:table-cell table:formula="of:=MID([.B58];[.H57];[.I57]-[.H57])" office:value-type="string" office:string-value="Sofia" calcext:value-type="string">
            <text:p>Sofia</text:p>
          </table:table-cell>
          <table:table-cell table:formula="of:=FIND(&quot;title=&quot;;[.B58];1)+7" office:value-type="float" office:value="34" calcext:value-type="float">
            <text:p>34</text:p>
          </table:table-cell>
          <table:table-cell table:formula="of:=FIND(&quot;&quot;&quot;&quot;;[.B58];FIND(&quot;title=&quot;;[.B58];1)+7)" office:value-type="float" office:value="39" calcext:value-type="float">
            <text:p>39</text:p>
          </table:table-cell>
          <table:table-cell table:formula="of:=FIND(&quot;src=&quot;;[.B57];1)+7" office:value-type="float" office:value="111" calcext:value-type="float">
            <text:p>111</text:p>
          </table:table-cell>
          <table:table-cell table:formula="of:=FIND(&quot;&quot;&quot;&quot;;[.B57];FIND(&quot;src=&quot;;[.B57];1)+7)" office:value-type="float" office:value="211" calcext:value-type="float">
            <text:p>211</text:p>
          </table:table-cell>
          <table:table-cell table:formula="of:=FIND(&quot;title&quot;;[.B57];1)+7" office:value-type="float" office:value="81" calcext:value-type="float">
            <text:p>81</text:p>
          </table:table-cell>
          <table:table-cell table:formula="of:=FIND(&quot;&quot;&quot;&quot;;[.B57];FIND(&quot;title&quot;;[.B57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290" calcext:value-type="float">
            <text:p>290</text:p>
          </table:table-cell>
          <table:table-cell office:value-type="string" calcext:value-type="string">
            <text:p>&lt;td&gt;&lt;a href="/wiki/Sofia" title="Sofia"&gt;Sofia&lt;/a&gt;</text:p>
          </table:table-cell>
          <table:table-cell table:formula="of:=CONCATENATE(&quot;[&quot;&quot;&quot;;[.E58];&quot;&quot;&quot;,&quot;&quot;&quot;&amp;[.G58];&quot;&quot;&quot;,&quot;&amp;&quot;&quot;&quot;&quot;&amp;[.F58]&amp;&quot;&quot;&quot;],&quot;)" office:value-type="string" office:string-value="" calcext:value-type="error">
            <text:p>#WERT!</text:p>
          </table:table-cell>
          <table:table-cell/>
          <table:table-cell table:formula="of:=MID([.B58];[.L58];[.M58]-[.L58])" office:value-type="string" office:string-value="Sofia" calcext:value-type="string">
            <text:p>Sofia</text:p>
          </table:table-cell>
          <table:table-cell table:formula="of:=MID([.B58];[.J58];[.K58]-[.J58])" office:value-type="string" office:string-value="" calcext:value-type="error">
            <text:p>#WERT!</text:p>
          </table:table-cell>
          <table:table-cell table:formula="of:=MID([.B59];[.H58];[.I58]-[.H58])" office:value-type="string" office:string-value="Burkina Faso" calcext:value-type="string">
            <text:p>Burkina Faso</text:p>
          </table:table-cell>
          <table:table-cell table:formula="of:=FIND(&quot;title=&quot;;[.B59];1)+7" office:value-type="float" office:value="87" calcext:value-type="float">
            <text:p>87</text:p>
          </table:table-cell>
          <table:table-cell table:formula="of:=FIND(&quot;&quot;&quot;&quot;;[.B59];FIND(&quot;title=&quot;;[.B59];1)+7)" office:value-type="float" office:value="99" calcext:value-type="float">
            <text:p>99</text:p>
          </table:table-cell>
          <table:table-cell table:formula="of:=FIND(&quot;src=&quot;;[.B58];1)+7" office:value-type="string" office:string-value="" calcext:value-type="error">
            <text:p>#WERT!</text:p>
          </table:table-cell>
          <table:table-cell table:formula="of:=FIND(&quot;&quot;&quot;&quot;;[.B58];FIND(&quot;src=&quot;;[.B58];1)+7)" office:value-type="string" office:string-value="" calcext:value-type="error">
            <text:p>#WERT!</text:p>
          </table:table-cell>
          <table:table-cell table:formula="of:=FIND(&quot;title&quot;;[.B58];1)+7" office:value-type="float" office:value="34" calcext:value-type="float">
            <text:p>34</text:p>
          </table:table-cell>
          <table:table-cell table:formula="of:=FIND(&quot;&quot;&quot;&quot;;[.B58];FIND(&quot;title&quot;;[.B58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299" calcext:value-type="float">
            <text:p>299</text:p>
          </table:table-cell>
          <table:table-cell office:value-type="string" calcext:value-type="string">
            <text:p>&lt;td&gt;&lt;span style="display:none"&gt;Burkina Faso&lt;/span&gt;&lt;a href="/wiki/Burkina_Faso" title="Burkina Faso"&gt;&lt;img alt="" src="//upload.wikimedia.org/wikipedia/commons/thumb/3/31/Flag_of_Burkina_Faso.svg/20px-Flag_of_Burkina_Faso.svg.png" decoding="async" width="20" height="13" class="noviewer thumbborder" srcset="//upload.wikimedia.org/wikipedia/commons/thumb/3/31/Flag_of_Burkina_Faso.svg/30px-Flag_of_Burkina_Faso.svg.png 1.5x, //upload.wikimedia.org/wikipedia/commons/thumb/3/31/Flag_of_Burkina_Faso.svg/40px-Flag_of_Burkina_Faso.svg.png 2x" data-file-width="900" data-file-height="600" /&gt;&lt;/a&gt;&amp;#160;&lt;a href="/wiki/Burkina_Faso" title="Burkina Faso"&gt;Burkina&amp;#160;Faso&lt;/a&gt;&lt;/td&gt;</text:p>
          </table:table-cell>
          <table:table-cell table:formula="of:=CONCATENATE(&quot;[&quot;&quot;&quot;;[.E59];&quot;&quot;&quot;,&quot;&quot;&quot;&amp;[.G59];&quot;&quot;&quot;,&quot;&amp;&quot;&quot;&quot;&quot;&amp;[.F59]&amp;&quot;&quot;&quot;],&quot;)" office:value-type="string" office:string-value="[&quot;Burkina Faso&quot;,&quot;Ouagadougou&quot;,&quot;upload.wikimedia.org/wikipedia/commons/thumb/3/31/Flag_of_Burkina_Faso.svg/20px-Flag_of_Burkina_Faso.svg.png&quot;]," calcext:value-type="string">
            <text:p>["Burkina Faso","Ouagadougou","upload.wikimedia.org/wikipedia/commons/thumb/3/31/Flag_of_Burkina_Faso.svg/20px-Flag_of_Burkina_Faso.svg.png"],</text:p>
          </table:table-cell>
          <table:table-cell/>
          <table:table-cell table:formula="of:=MID([.B59];[.L59];[.M59]-[.L59])" office:value-type="string" office:string-value="Burkina Faso" calcext:value-type="string">
            <text:p>Burkina Faso</text:p>
          </table:table-cell>
          <table:table-cell table:formula="of:=MID([.B59];[.J59];[.K59]-[.J59])" office:value-type="string" office:string-value="upload.wikimedia.org/wikipedia/commons/thumb/3/31/Flag_of_Burkina_Faso.svg/20px-Flag_of_Burkina_Faso.svg.png" calcext:value-type="string">
            <text:p>upload.wikimedia.org/wikipedia/commons/thumb/3/31/Flag_of_Burkina_Faso.svg/20px-Flag_of_Burkina_Faso.svg.png</text:p>
          </table:table-cell>
          <table:table-cell table:formula="of:=MID([.B60];[.H59];[.I59]-[.H59])" office:value-type="string" office:string-value="Ouagadougou" calcext:value-type="string">
            <text:p>Ouagadougou</text:p>
          </table:table-cell>
          <table:table-cell table:formula="of:=FIND(&quot;title=&quot;;[.B60];1)+7" office:value-type="float" office:value="40" calcext:value-type="float">
            <text:p>40</text:p>
          </table:table-cell>
          <table:table-cell table:formula="of:=FIND(&quot;&quot;&quot;&quot;;[.B60];FIND(&quot;title=&quot;;[.B60];1)+7)" office:value-type="float" office:value="51" calcext:value-type="float">
            <text:p>51</text:p>
          </table:table-cell>
          <table:table-cell table:formula="of:=FIND(&quot;src=&quot;;[.B59];1)+7" office:value-type="float" office:value="120" calcext:value-type="float">
            <text:p>120</text:p>
          </table:table-cell>
          <table:table-cell table:formula="of:=FIND(&quot;&quot;&quot;&quot;;[.B59];FIND(&quot;src=&quot;;[.B59];1)+7)" office:value-type="float" office:value="228" calcext:value-type="float">
            <text:p>228</text:p>
          </table:table-cell>
          <table:table-cell table:formula="of:=FIND(&quot;title&quot;;[.B59];1)+7" office:value-type="float" office:value="87" calcext:value-type="float">
            <text:p>87</text:p>
          </table:table-cell>
          <table:table-cell table:formula="of:=FIND(&quot;&quot;&quot;&quot;;[.B59];FIND(&quot;title&quot;;[.B59];1)+7)" office:value-type="float" office:value="99" calcext:value-type="float">
            <text:p>99</text:p>
          </table:table-cell>
        </table:table-row>
        <table:table-row table:style-name="ro27">
          <table:table-cell office:value-type="float" office:value="300" calcext:value-type="float">
            <text:p>300</text:p>
          </table:table-cell>
          <table:table-cell office:value-type="string" calcext:value-type="string">
            <text:p>&lt;td&gt;&lt;a href="/wiki/Ouagadougou" title="Ouagadougou"&gt;Ouagadougou&lt;/a&gt;</text:p>
          </table:table-cell>
          <table:table-cell table:formula="of:=CONCATENATE(&quot;[&quot;&quot;&quot;;[.E60];&quot;&quot;&quot;,&quot;&quot;&quot;&amp;[.G60];&quot;&quot;&quot;,&quot;&amp;&quot;&quot;&quot;&quot;&amp;[.F60]&amp;&quot;&quot;&quot;],&quot;)" office:value-type="string" office:string-value="" calcext:value-type="error">
            <text:p>#WERT!</text:p>
          </table:table-cell>
          <table:table-cell/>
          <table:table-cell table:formula="of:=MID([.B60];[.L60];[.M60]-[.L60])" office:value-type="string" office:string-value="Ouagadougou" calcext:value-type="string">
            <text:p>Ouagadougou</text:p>
          </table:table-cell>
          <table:table-cell table:formula="of:=MID([.B60];[.J60];[.K60]-[.J60])" office:value-type="string" office:string-value="" calcext:value-type="error">
            <text:p>#WERT!</text:p>
          </table:table-cell>
          <table:table-cell table:formula="of:=MID([.B61];[.H60];[.I60]-[.H60])" office:value-type="string" office:string-value="Burundi" calcext:value-type="string">
            <text:p>Burundi</text:p>
          </table:table-cell>
          <table:table-cell table:formula="of:=FIND(&quot;title=&quot;;[.B61];1)+7" office:value-type="float" office:value="77" calcext:value-type="float">
            <text:p>77</text:p>
          </table:table-cell>
          <table:table-cell table:formula="of:=FIND(&quot;&quot;&quot;&quot;;[.B61];FIND(&quot;title=&quot;;[.B61];1)+7)" office:value-type="float" office:value="84" calcext:value-type="float">
            <text:p>84</text:p>
          </table:table-cell>
          <table:table-cell table:formula="of:=FIND(&quot;src=&quot;;[.B60];1)+7" office:value-type="string" office:string-value="" calcext:value-type="error">
            <text:p>#WERT!</text:p>
          </table:table-cell>
          <table:table-cell table:formula="of:=FIND(&quot;&quot;&quot;&quot;;[.B60];FIND(&quot;src=&quot;;[.B60];1)+7)" office:value-type="string" office:string-value="" calcext:value-type="error">
            <text:p>#WERT!</text:p>
          </table:table-cell>
          <table:table-cell table:formula="of:=FIND(&quot;title&quot;;[.B60];1)+7" office:value-type="float" office:value="40" calcext:value-type="float">
            <text:p>40</text:p>
          </table:table-cell>
          <table:table-cell table:formula="of:=FIND(&quot;&quot;&quot;&quot;;[.B60];FIND(&quot;title&quot;;[.B60];1)+7)" office:value-type="float" office:value="51" calcext:value-type="float">
            <text:p>51</text:p>
          </table:table-cell>
        </table:table-row>
        <table:table-row table:style-name="ro27">
          <table:table-cell office:value-type="float" office:value="309" calcext:value-type="float">
            <text:p>309</text:p>
          </table:table-cell>
          <table:table-cell office:value-type="string" calcext:value-type="string">
            <text:p>&lt;td&gt;&lt;span style="display:none"&gt;Burundi&lt;/span&gt;&lt;a href="/wiki/Burundi" title="Burundi"&gt;&lt;img alt="" src="//upload.wikimedia.org/wikipedia/commons/thumb/5/50/Flag_of_Burundi.svg/20px-Flag_of_Burundi.svg.png" decoding="async" width="20" height="12" class="noviewer thumbborder" srcset="//upload.wikimedia.org/wikipedia/commons/thumb/5/50/Flag_of_Burundi.svg/30px-Flag_of_Burundi.svg.png 1.5x, //upload.wikimedia.org/wikipedia/commons/thumb/5/50/Flag_of_Burundi.svg/40px-Flag_of_Burundi.svg.png 2x" data-file-width="1000" data-file-height="600" /&gt;&lt;/a&gt;&amp;#160;&lt;a href="/wiki/Burundi" title="Burundi"&gt;Burundi&lt;/a&gt;&lt;/td&gt;</text:p>
          </table:table-cell>
          <table:table-cell table:formula="of:=CONCATENATE(&quot;[&quot;&quot;&quot;;[.E61];&quot;&quot;&quot;,&quot;&quot;&quot;&amp;[.G61];&quot;&quot;&quot;,&quot;&amp;&quot;&quot;&quot;&quot;&amp;[.F61]&amp;&quot;&quot;&quot;],&quot;)" office:value-type="string" office:string-value="[&quot;Burundi&quot;,&quot;Gitega&quot;,&quot;upload.wikimedia.org/wikipedia/commons/thumb/5/50/Flag_of_Burundi.svg/20px-Flag_of_Burundi.svg.png&quot;]," calcext:value-type="string">
            <text:p>["Burundi","Gitega","upload.wikimedia.org/wikipedia/commons/thumb/5/50/Flag_of_Burundi.svg/20px-Flag_of_Burundi.svg.png"],</text:p>
          </table:table-cell>
          <table:table-cell/>
          <table:table-cell table:formula="of:=MID([.B61];[.L61];[.M61]-[.L61])" office:value-type="string" office:string-value="Burundi" calcext:value-type="string">
            <text:p>Burundi</text:p>
          </table:table-cell>
          <table:table-cell table:formula="of:=MID([.B61];[.J61];[.K61]-[.J61])" office:value-type="string" office:string-value="upload.wikimedia.org/wikipedia/commons/thumb/5/50/Flag_of_Burundi.svg/20px-Flag_of_Burundi.svg.png" calcext:value-type="string">
            <text:p>upload.wikimedia.org/wikipedia/commons/thumb/5/50/Flag_of_Burundi.svg/20px-Flag_of_Burundi.svg.png</text:p>
          </table:table-cell>
          <table:table-cell table:formula="of:=MID([.B62];[.H61];[.I61]-[.H61])" office:value-type="string" office:string-value="Gitega" calcext:value-type="string">
            <text:p>Gitega</text:p>
          </table:table-cell>
          <table:table-cell table:formula="of:=FIND(&quot;title=&quot;;[.B62];1)+7" office:value-type="float" office:value="35" calcext:value-type="float">
            <text:p>35</text:p>
          </table:table-cell>
          <table:table-cell table:formula="of:=FIND(&quot;&quot;&quot;&quot;;[.B62];FIND(&quot;title=&quot;;[.B62];1)+7)" office:value-type="float" office:value="41" calcext:value-type="float">
            <text:p>41</text:p>
          </table:table-cell>
          <table:table-cell table:formula="of:=FIND(&quot;src=&quot;;[.B61];1)+7" office:value-type="float" office:value="105" calcext:value-type="float">
            <text:p>105</text:p>
          </table:table-cell>
          <table:table-cell table:formula="of:=FIND(&quot;&quot;&quot;&quot;;[.B61];FIND(&quot;src=&quot;;[.B61];1)+7)" office:value-type="float" office:value="203" calcext:value-type="float">
            <text:p>203</text:p>
          </table:table-cell>
          <table:table-cell table:formula="of:=FIND(&quot;title&quot;;[.B61];1)+7" office:value-type="float" office:value="77" calcext:value-type="float">
            <text:p>77</text:p>
          </table:table-cell>
          <table:table-cell table:formula="of:=FIND(&quot;&quot;&quot;&quot;;[.B61];FIND(&quot;title&quot;;[.B61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310" calcext:value-type="float">
            <text:p>310</text:p>
          </table:table-cell>
          <table:table-cell office:value-type="string" calcext:value-type="string">
            <text:p>&lt;td&gt;&lt;a href="/wiki/Gitega" title="Gitega"&gt;Gitega&lt;/a&gt;</text:p>
          </table:table-cell>
          <table:table-cell table:formula="of:=CONCATENATE(&quot;[&quot;&quot;&quot;;[.E62];&quot;&quot;&quot;,&quot;&quot;&quot;&amp;[.G62];&quot;&quot;&quot;,&quot;&amp;&quot;&quot;&quot;&quot;&amp;[.F62]&amp;&quot;&quot;&quot;],&quot;)" office:value-type="string" office:string-value="" calcext:value-type="error">
            <text:p>#WERT!</text:p>
          </table:table-cell>
          <table:table-cell/>
          <table:table-cell table:formula="of:=MID([.B62];[.L62];[.M62]-[.L62])" office:value-type="string" office:string-value="Gitega" calcext:value-type="string">
            <text:p>Gitega</text:p>
          </table:table-cell>
          <table:table-cell table:formula="of:=MID([.B62];[.J62];[.K62]-[.J62])" office:value-type="string" office:string-value="" calcext:value-type="error">
            <text:p>#WERT!</text:p>
          </table:table-cell>
          <table:table-cell table:formula="of:=MID([.B63];[.H62];[.I62]-[.H62])" office:value-type="string" office:string-value="Chile" calcext:value-type="string">
            <text:p>Chile</text:p>
          </table:table-cell>
          <table:table-cell table:formula="of:=FIND(&quot;title=&quot;;[.B63];1)+7" office:value-type="float" office:value="73" calcext:value-type="float">
            <text:p>73</text:p>
          </table:table-cell>
          <table:table-cell table:formula="of:=FIND(&quot;&quot;&quot;&quot;;[.B63];FIND(&quot;title=&quot;;[.B63];1)+7)" office:value-type="float" office:value="78" calcext:value-type="float">
            <text:p>78</text:p>
          </table:table-cell>
          <table:table-cell table:formula="of:=FIND(&quot;src=&quot;;[.B62];1)+7" office:value-type="string" office:string-value="" calcext:value-type="error">
            <text:p>#WERT!</text:p>
          </table:table-cell>
          <table:table-cell table:formula="of:=FIND(&quot;&quot;&quot;&quot;;[.B62];FIND(&quot;src=&quot;;[.B62];1)+7)" office:value-type="string" office:string-value="" calcext:value-type="error">
            <text:p>#WERT!</text:p>
          </table:table-cell>
          <table:table-cell table:formula="of:=FIND(&quot;title&quot;;[.B62];1)+7" office:value-type="float" office:value="35" calcext:value-type="float">
            <text:p>35</text:p>
          </table:table-cell>
          <table:table-cell table:formula="of:=FIND(&quot;&quot;&quot;&quot;;[.B62];FIND(&quot;title&quot;;[.B62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319" calcext:value-type="float">
            <text:p>319</text:p>
          </table:table-cell>
          <table:table-cell office:value-type="string" calcext:value-type="string">
            <text:p>&lt;td&gt;&lt;span style="display:none"&gt;Chile&lt;/span&gt;&lt;a href="/wiki/Chile" title="Chile"&gt;&lt;img alt="" src="//upload.wikimedia.org/wikipedia/commons/thumb/7/78/Flag_of_Chile.svg/20px-Flag_of_Chile.svg.png" decoding="async" width="20" height="13" class="noviewer thumbborder" srcset="//upload.wikimedia.org/wikipedia/commons/thumb/7/78/Flag_of_Chile.svg/30px-Flag_of_Chile.svg.png 1.5x, //upload.wikimedia.org/wikipedia/commons/thumb/7/78/Flag_of_Chile.svg/40px-Flag_of_Chile.svg.png 2x" data-file-width="900" data-file-height="600" /&gt;&lt;/a&gt;&amp;#160;&lt;a href="/wiki/Chile" title="Chile"&gt;Chile&lt;/a&gt;&lt;/td&gt;</text:p>
          </table:table-cell>
          <table:table-cell table:formula="of:=CONCATENATE(&quot;[&quot;&quot;&quot;;[.E63];&quot;&quot;&quot;,&quot;&quot;&quot;&amp;[.G63];&quot;&quot;&quot;,&quot;&amp;&quot;&quot;&quot;&quot;&amp;[.F63]&amp;&quot;&quot;&quot;],&quot;)" office:value-type="string" office:string-value="[&quot;Chile&quot;,&quot;Santiago de Chile&quot;,&quot;upload.wikimedia.org/wikipedia/commons/thumb/7/78/Flag_of_Chile.svg/20px-Flag_of_Chile.svg.png&quot;]," calcext:value-type="string">
            <text:p>["Chile","Santiago de Chile","upload.wikimedia.org/wikipedia/commons/thumb/7/78/Flag_of_Chile.svg/20px-Flag_of_Chile.svg.png"],</text:p>
          </table:table-cell>
          <table:table-cell/>
          <table:table-cell table:formula="of:=MID([.B63];[.L63];[.M63]-[.L63])" office:value-type="string" office:string-value="Chile" calcext:value-type="string">
            <text:p>Chile</text:p>
          </table:table-cell>
          <table:table-cell table:formula="of:=MID([.B63];[.J63];[.K63]-[.J63])" office:value-type="string" office:string-value="upload.wikimedia.org/wikipedia/commons/thumb/7/78/Flag_of_Chile.svg/20px-Flag_of_Chile.svg.png" calcext:value-type="string">
            <text:p>upload.wikimedia.org/wikipedia/commons/thumb/7/78/Flag_of_Chile.svg/20px-Flag_of_Chile.svg.png</text:p>
          </table:table-cell>
          <table:table-cell table:formula="of:=MID([.B64];[.H63];[.I63]-[.H63])" office:value-type="string" office:string-value="Santiago de Chile" calcext:value-type="string">
            <text:p>Santiago de Chile</text:p>
          </table:table-cell>
          <table:table-cell table:formula="of:=FIND(&quot;title=&quot;;[.B64];1)+7" office:value-type="float" office:value="46" calcext:value-type="float">
            <text:p>46</text:p>
          </table:table-cell>
          <table:table-cell table:formula="of:=FIND(&quot;&quot;&quot;&quot;;[.B64];FIND(&quot;title=&quot;;[.B64];1)+7)" office:value-type="float" office:value="63" calcext:value-type="float">
            <text:p>63</text:p>
          </table:table-cell>
          <table:table-cell table:formula="of:=FIND(&quot;src=&quot;;[.B63];1)+7" office:value-type="float" office:value="99" calcext:value-type="float">
            <text:p>99</text:p>
          </table:table-cell>
          <table:table-cell table:formula="of:=FIND(&quot;&quot;&quot;&quot;;[.B63];FIND(&quot;src=&quot;;[.B63];1)+7)" office:value-type="float" office:value="193" calcext:value-type="float">
            <text:p>193</text:p>
          </table:table-cell>
          <table:table-cell table:formula="of:=FIND(&quot;title&quot;;[.B63];1)+7" office:value-type="float" office:value="73" calcext:value-type="float">
            <text:p>73</text:p>
          </table:table-cell>
          <table:table-cell table:formula="of:=FIND(&quot;&quot;&quot;&quot;;[.B63];FIND(&quot;title&quot;;[.B63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320" calcext:value-type="float">
            <text:p>320</text:p>
          </table:table-cell>
          <table:table-cell office:value-type="string" calcext:value-type="string">
            <text:p>&lt;td&gt;&lt;a href="/wiki/Santiago_de_Chile" title="Santiago de Chile"&gt;Santiago de Chile&lt;/a&gt;</text:p>
          </table:table-cell>
          <table:table-cell table:formula="of:=CONCATENATE(&quot;[&quot;&quot;&quot;;[.E64];&quot;&quot;&quot;,&quot;&quot;&quot;&amp;[.G64];&quot;&quot;&quot;,&quot;&amp;&quot;&quot;&quot;&quot;&amp;[.F64]&amp;&quot;&quot;&quot;],&quot;)" office:value-type="string" office:string-value="" calcext:value-type="error">
            <text:p>#WERT!</text:p>
          </table:table-cell>
          <table:table-cell/>
          <table:table-cell table:formula="of:=MID([.B64];[.L64];[.M64]-[.L64])" office:value-type="string" office:string-value="Santiago de Chile" calcext:value-type="string">
            <text:p>Santiago de Chile</text:p>
          </table:table-cell>
          <table:table-cell table:formula="of:=MID([.B64];[.J64];[.K64]-[.J64])" office:value-type="string" office:string-value="" calcext:value-type="error">
            <text:p>#WERT!</text:p>
          </table:table-cell>
          <table:table-cell table:formula="of:=MID([.B65];[.H64];[.I64]-[.H64])" office:value-type="string" office:string-value="Volksrepublik China" calcext:value-type="string">
            <text:p>Volksrepublik China</text:p>
          </table:table-cell>
          <table:table-cell table:formula="of:=FIND(&quot;title=&quot;;[.B65];1)+7" office:value-type="float" office:value="102" calcext:value-type="float">
            <text:p>102</text:p>
          </table:table-cell>
          <table:table-cell table:formula="of:=FIND(&quot;&quot;&quot;&quot;;[.B65];FIND(&quot;title=&quot;;[.B65];1)+7)" office:value-type="float" office:value="121" calcext:value-type="float">
            <text:p>121</text:p>
          </table:table-cell>
          <table:table-cell table:formula="of:=FIND(&quot;src=&quot;;[.B64];1)+7" office:value-type="string" office:string-value="" calcext:value-type="error">
            <text:p>#WERT!</text:p>
          </table:table-cell>
          <table:table-cell table:formula="of:=FIND(&quot;&quot;&quot;&quot;;[.B64];FIND(&quot;src=&quot;;[.B64];1)+7)" office:value-type="string" office:string-value="" calcext:value-type="error">
            <text:p>#WERT!</text:p>
          </table:table-cell>
          <table:table-cell table:formula="of:=FIND(&quot;title&quot;;[.B64];1)+7" office:value-type="float" office:value="46" calcext:value-type="float">
            <text:p>46</text:p>
          </table:table-cell>
          <table:table-cell table:formula="of:=FIND(&quot;&quot;&quot;&quot;;[.B64];FIND(&quot;title&quot;;[.B64];1)+7)" office:value-type="float" office:value="63" calcext:value-type="float">
            <text:p>63</text:p>
          </table:table-cell>
        </table:table-row>
        <table:table-row table:style-name="ro27">
          <table:table-cell office:value-type="float" office:value="329" calcext:value-type="float">
            <text:p>329</text:p>
          </table:table-cell>
          <table:table-cell office:value-type="string" calcext:value-type="string">
            <text:p>&lt;td&gt;&lt;span style="display:none;"&gt;China Volksrepublik&lt;/span&gt;&lt;a href="/wiki/Volksrepublik_China" title="Volksrepublik China"&gt;&lt;img alt="" src="//upload.wikimedia.org/wikipedia/commons/thumb/f/fa/Flag_of_the_People%27s_Republic_of_China.svg/20px-Flag_of_the_People%27s_Republic_of_China.svg.png" decoding="async" width="20" height="13" srcset="//upload.wikimedia.org/wikipedia/commons/thumb/f/fa/Flag_of_the_People%27s_Republic_of_China.svg/30px-Flag_of_the_People%27s_Republic_of_China.svg.png 1.5x, //upload.wikimedia.org/wikipedia/commons/thumb/f/fa/Flag_of_the_People%27s_Republic_of_China.svg/40px-Flag_of_the_People%27s_Republic_of_China.svg.png 2x" data-file-width="900" data-file-height="600" /&gt;&lt;/a&gt;&amp;#160;&lt;a href="/wiki/Volksrepublik_China" title="Volksrepublik China"&gt;Volksrepublik China&lt;/a&gt;&lt;/td&gt;</text:p>
          </table:table-cell>
          <table:table-cell table:formula="of:=CONCATENATE(&quot;[&quot;&quot;&quot;;[.E65];&quot;&quot;&quot;,&quot;&quot;&quot;&amp;[.G65];&quot;&quot;&quot;,&quot;&amp;&quot;&quot;&quot;&quot;&amp;[.F65]&amp;&quot;&quot;&quot;],&quot;)" office:value-type="string" office:string-value="[&quot;Volksrepublik China&quot;,&quot;Peking&quot;,&quot;upload.wikimedia.org/wikipedia/commons/thumb/f/fa/Flag_of_the_People%27s_Republic_of_China.svg/20px-Flag_of_the_People%27s_Republic_of_China.svg.png&quot;]," calcext:value-type="string">
            <text:p>["Volksrepublik China","Peking","upload.wikimedia.org/wikipedia/commons/thumb/f/fa/Flag_of_the_People%27s_Republic_of_China.svg/20px-Flag_of_the_People%27s_Republic_of_China.svg.png"],</text:p>
          </table:table-cell>
          <table:table-cell/>
          <table:table-cell table:formula="of:=MID([.B65];[.L65];[.M65]-[.L65])" office:value-type="string" office:string-value="Volksrepublik China" calcext:value-type="string">
            <text:p>Volksrepublik China</text:p>
          </table:table-cell>
          <table:table-cell table:formula="of:=MID([.B65];[.J65];[.K65]-[.J65])" office:value-type="string" office:string-value="upload.wikimedia.org/wikipedia/commons/thumb/f/fa/Flag_of_the_People%27s_Republic_of_China.svg/20px-Flag_of_the_People%27s_Republic_of_China.svg.png" calcext:value-type="string">
            <text:p>upload.wikimedia.org/wikipedia/commons/thumb/f/fa/Flag_of_the_People%27s_Republic_of_China.svg/20px-Flag_of_the_People%27s_Republic_of_China.svg.png</text:p>
          </table:table-cell>
          <table:table-cell table:formula="of:=MID([.B66];[.H65];[.I65]-[.H65])" office:value-type="string" office:string-value="Peking" calcext:value-type="string">
            <text:p>Peking</text:p>
          </table:table-cell>
          <table:table-cell table:formula="of:=FIND(&quot;title=&quot;;[.B66];1)+7" office:value-type="float" office:value="35" calcext:value-type="float">
            <text:p>35</text:p>
          </table:table-cell>
          <table:table-cell table:formula="of:=FIND(&quot;&quot;&quot;&quot;;[.B66];FIND(&quot;title=&quot;;[.B66];1)+7)" office:value-type="float" office:value="41" calcext:value-type="float">
            <text:p>41</text:p>
          </table:table-cell>
          <table:table-cell table:formula="of:=FIND(&quot;src=&quot;;[.B65];1)+7" office:value-type="float" office:value="142" calcext:value-type="float">
            <text:p>142</text:p>
          </table:table-cell>
          <table:table-cell table:formula="of:=FIND(&quot;&quot;&quot;&quot;;[.B65];FIND(&quot;src=&quot;;[.B65];1)+7)" office:value-type="float" office:value="290" calcext:value-type="float">
            <text:p>290</text:p>
          </table:table-cell>
          <table:table-cell table:formula="of:=FIND(&quot;title&quot;;[.B65];1)+7" office:value-type="float" office:value="102" calcext:value-type="float">
            <text:p>102</text:p>
          </table:table-cell>
          <table:table-cell table:formula="of:=FIND(&quot;&quot;&quot;&quot;;[.B65];FIND(&quot;title&quot;;[.B65];1)+7)" office:value-type="float" office:value="121" calcext:value-type="float">
            <text:p>121</text:p>
          </table:table-cell>
        </table:table-row>
        <table:table-row table:style-name="ro27">
          <table:table-cell office:value-type="float" office:value="330" calcext:value-type="float">
            <text:p>330</text:p>
          </table:table-cell>
          <table:table-cell office:value-type="string" calcext:value-type="string">
            <text:p>&lt;td&gt;&lt;a href="/wiki/Peking" title="Peking"&gt;Peking&lt;/a&gt;</text:p>
          </table:table-cell>
          <table:table-cell table:formula="of:=CONCATENATE(&quot;[&quot;&quot;&quot;;[.E66];&quot;&quot;&quot;,&quot;&quot;&quot;&amp;[.G66];&quot;&quot;&quot;,&quot;&amp;&quot;&quot;&quot;&quot;&amp;[.F66]&amp;&quot;&quot;&quot;],&quot;)" office:value-type="string" office:string-value="" calcext:value-type="error">
            <text:p>#WERT!</text:p>
          </table:table-cell>
          <table:table-cell/>
          <table:table-cell table:formula="of:=MID([.B66];[.L66];[.M66]-[.L66])" office:value-type="string" office:string-value="Peking" calcext:value-type="string">
            <text:p>Peking</text:p>
          </table:table-cell>
          <table:table-cell table:formula="of:=MID([.B66];[.J66];[.K66]-[.J66])" office:value-type="string" office:string-value="" calcext:value-type="error">
            <text:p>#WERT!</text:p>
          </table:table-cell>
          <table:table-cell table:formula="of:=MID([.B67];[.H66];[.I66]-[.H66])" office:value-type="string" office:string-value="Costa Rica" calcext:value-type="string">
            <text:p>Costa Rica</text:p>
          </table:table-cell>
          <table:table-cell table:formula="of:=FIND(&quot;title=&quot;;[.B67];1)+7" office:value-type="float" office:value="83" calcext:value-type="float">
            <text:p>83</text:p>
          </table:table-cell>
          <table:table-cell table:formula="of:=FIND(&quot;&quot;&quot;&quot;;[.B67];FIND(&quot;title=&quot;;[.B67];1)+7)" office:value-type="float" office:value="93" calcext:value-type="float">
            <text:p>93</text:p>
          </table:table-cell>
          <table:table-cell table:formula="of:=FIND(&quot;src=&quot;;[.B66];1)+7" office:value-type="string" office:string-value="" calcext:value-type="error">
            <text:p>#WERT!</text:p>
          </table:table-cell>
          <table:table-cell table:formula="of:=FIND(&quot;&quot;&quot;&quot;;[.B66];FIND(&quot;src=&quot;;[.B66];1)+7)" office:value-type="string" office:string-value="" calcext:value-type="error">
            <text:p>#WERT!</text:p>
          </table:table-cell>
          <table:table-cell table:formula="of:=FIND(&quot;title&quot;;[.B66];1)+7" office:value-type="float" office:value="35" calcext:value-type="float">
            <text:p>35</text:p>
          </table:table-cell>
          <table:table-cell table:formula="of:=FIND(&quot;&quot;&quot;&quot;;[.B66];FIND(&quot;title&quot;;[.B66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339" calcext:value-type="float">
            <text:p>339</text:p>
          </table:table-cell>
          <table:table-cell office:value-type="string" calcext:value-type="string">
            <text:p>&lt;td&gt;&lt;span style="display:none"&gt;Costa Rica&lt;/span&gt;&lt;a href="/wiki/Costa_Rica" title="Costa Rica"&gt;&lt;img alt="" src="//upload.wikimedia.org/wikipedia/commons/thumb/f/f2/Flag_of_Costa_Rica.svg/20px-Flag_of_Costa_Rica.svg.png" decoding="async" width="20" height="12" class="noviewer thumbborder" srcset="//upload.wikimedia.org/wikipedia/commons/thumb/f/f2/Flag_of_Costa_Rica.svg/30px-Flag_of_Costa_Rica.svg.png 1.5x, //upload.wikimedia.org/wikipedia/commons/thumb/f/f2/Flag_of_Costa_Rica.svg/40px-Flag_of_Costa_Rica.svg.png 2x" data-file-width="1000" data-file-height="600" /&gt;&lt;/a&gt;&amp;#160;&lt;a href="/wiki/Costa_Rica" title="Costa Rica"&gt;Costa&amp;#160;Rica&lt;/a&gt;&lt;/td&gt;</text:p>
          </table:table-cell>
          <table:table-cell table:formula="of:=CONCATENATE(&quot;[&quot;&quot;&quot;;[.E67];&quot;&quot;&quot;,&quot;&quot;&quot;&amp;[.G67];&quot;&quot;&quot;,&quot;&amp;&quot;&quot;&quot;&quot;&amp;[.F67]&amp;&quot;&quot;&quot;],&quot;)" office:value-type="string" office:string-value="[&quot;Costa Rica&quot;,&quot;San José (Costa Rica)&quot;,&quot;upload.wikimedia.org/wikipedia/commons/thumb/f/f2/Flag_of_Costa_Rica.svg/20px-Flag_of_Costa_Rica.svg.png&quot;]," calcext:value-type="string">
            <text:p>["Costa Rica","San José (Costa Rica)","upload.wikimedia.org/wikipedia/commons/thumb/f/f2/Flag_of_Costa_Rica.svg/20px-Flag_of_Costa_Rica.svg.png"],</text:p>
          </table:table-cell>
          <table:table-cell/>
          <table:table-cell table:formula="of:=MID([.B67];[.L67];[.M67]-[.L67])" office:value-type="string" office:string-value="Costa Rica" calcext:value-type="string">
            <text:p>Costa Rica</text:p>
          </table:table-cell>
          <table:table-cell table:formula="of:=MID([.B67];[.J67];[.K67]-[.J67])" office:value-type="string" office:string-value="upload.wikimedia.org/wikipedia/commons/thumb/f/f2/Flag_of_Costa_Rica.svg/20px-Flag_of_Costa_Rica.svg.png" calcext:value-type="string">
            <text:p>upload.wikimedia.org/wikipedia/commons/thumb/f/f2/Flag_of_Costa_Rica.svg/20px-Flag_of_Costa_Rica.svg.png</text:p>
          </table:table-cell>
          <table:table-cell table:formula="of:=MID([.B68];[.H67];[.I67]-[.H67])" office:value-type="string" office:string-value="San José (Costa Rica)" calcext:value-type="string">
            <text:p>San José (Costa Rica)</text:p>
          </table:table-cell>
          <table:table-cell table:formula="of:=FIND(&quot;title=&quot;;[.B68];1)+7" office:value-type="float" office:value="55" calcext:value-type="float">
            <text:p>55</text:p>
          </table:table-cell>
          <table:table-cell table:formula="of:=FIND(&quot;&quot;&quot;&quot;;[.B68];FIND(&quot;title=&quot;;[.B68];1)+7)" office:value-type="float" office:value="76" calcext:value-type="float">
            <text:p>76</text:p>
          </table:table-cell>
          <table:table-cell table:formula="of:=FIND(&quot;src=&quot;;[.B67];1)+7" office:value-type="float" office:value="114" calcext:value-type="float">
            <text:p>114</text:p>
          </table:table-cell>
          <table:table-cell table:formula="of:=FIND(&quot;&quot;&quot;&quot;;[.B67];FIND(&quot;src=&quot;;[.B67];1)+7)" office:value-type="float" office:value="218" calcext:value-type="float">
            <text:p>218</text:p>
          </table:table-cell>
          <table:table-cell table:formula="of:=FIND(&quot;title&quot;;[.B67];1)+7" office:value-type="float" office:value="83" calcext:value-type="float">
            <text:p>83</text:p>
          </table:table-cell>
          <table:table-cell table:formula="of:=FIND(&quot;&quot;&quot;&quot;;[.B67];FIND(&quot;title&quot;;[.B67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340" calcext:value-type="float">
            <text:p>340</text:p>
          </table:table-cell>
          <table:table-cell office:value-type="string" calcext:value-type="string">
            <text:p>&lt;td&gt;&lt;a href="/wiki/San_Jos%C3%A9_(Costa_Rica)" title="San José (Costa Rica)"&gt;San José&lt;/a&gt;</text:p>
          </table:table-cell>
          <table:table-cell table:formula="of:=CONCATENATE(&quot;[&quot;&quot;&quot;;[.E68];&quot;&quot;&quot;,&quot;&quot;&quot;&amp;[.G68];&quot;&quot;&quot;,&quot;&amp;&quot;&quot;&quot;&quot;&amp;[.F68]&amp;&quot;&quot;&quot;],&quot;)" office:value-type="string" office:string-value="" calcext:value-type="error">
            <text:p>#WERT!</text:p>
          </table:table-cell>
          <table:table-cell/>
          <table:table-cell table:formula="of:=MID([.B68];[.L68];[.M68]-[.L68])" office:value-type="string" office:string-value="San José (Costa Rica)" calcext:value-type="string">
            <text:p>San José (Costa Rica)</text:p>
          </table:table-cell>
          <table:table-cell table:formula="of:=MID([.B68];[.J68];[.K68]-[.J68])" office:value-type="string" office:string-value="" calcext:value-type="error">
            <text:p>#WERT!</text:p>
          </table:table-cell>
          <table:table-cell table:formula="of:=MID([.B69];[.H68];[.I68]-[.H68])" office:value-type="string" office:string-value="Dänemark" calcext:value-type="string">
            <text:p>Dänemark</text:p>
          </table:table-cell>
          <table:table-cell table:formula="of:=FIND(&quot;title=&quot;;[.B69];1)+7" office:value-type="float" office:value="84" calcext:value-type="float">
            <text:p>84</text:p>
          </table:table-cell>
          <table:table-cell table:formula="of:=FIND(&quot;&quot;&quot;&quot;;[.B69];FIND(&quot;title=&quot;;[.B69];1)+7)" office:value-type="float" office:value="92" calcext:value-type="float">
            <text:p>92</text:p>
          </table:table-cell>
          <table:table-cell table:formula="of:=FIND(&quot;src=&quot;;[.B68];1)+7" office:value-type="string" office:string-value="" calcext:value-type="error">
            <text:p>#WERT!</text:p>
          </table:table-cell>
          <table:table-cell table:formula="of:=FIND(&quot;&quot;&quot;&quot;;[.B68];FIND(&quot;src=&quot;;[.B68];1)+7)" office:value-type="string" office:string-value="" calcext:value-type="error">
            <text:p>#WERT!</text:p>
          </table:table-cell>
          <table:table-cell table:formula="of:=FIND(&quot;title&quot;;[.B68];1)+7" office:value-type="float" office:value="55" calcext:value-type="float">
            <text:p>55</text:p>
          </table:table-cell>
          <table:table-cell table:formula="of:=FIND(&quot;&quot;&quot;&quot;;[.B68];FIND(&quot;title&quot;;[.B68];1)+7)" office:value-type="float" office:value="76" calcext:value-type="float">
            <text:p>76</text:p>
          </table:table-cell>
        </table:table-row>
        <table:table-row table:style-name="ro27">
          <table:table-cell office:value-type="float" office:value="349" calcext:value-type="float">
            <text:p>349</text:p>
          </table:table-cell>
          <table:table-cell office:value-type="string" calcext:value-type="string">
            <text:p>&lt;td&gt;&lt;span style="display:none"&gt;Danemark&lt;/span&gt;&lt;a href="/wiki/D%C3%A4nemark" title="Dänemark"&gt;&lt;img alt="" src="//upload.wikimedia.org/wikipedia/commons/thumb/9/9c/Flag_of_Denmark.svg/20px-Flag_of_Denmark.svg.png" decoding="async" width="20" height="15" srcset="//upload.wikimedia.org/wikipedia/commons/thumb/9/9c/Flag_of_Denmark.svg/30px-Flag_of_Denmark.svg.png 1.5x, //upload.wikimedia.org/wikipedia/commons/thumb/9/9c/Flag_of_Denmark.svg/40px-Flag_of_Denmark.svg.png 2x" data-file-width="512" data-file-height="387" /&gt;&lt;/a&gt;&amp;#160;&lt;a href="/wiki/D%C3%A4nemark" title="Dänemark"&gt;Dänemark&lt;/a&gt;&lt;/td&gt;</text:p>
          </table:table-cell>
          <table:table-cell table:formula="of:=CONCATENATE(&quot;[&quot;&quot;&quot;;[.E69];&quot;&quot;&quot;,&quot;&quot;&quot;&amp;[.G69];&quot;&quot;&quot;,&quot;&amp;&quot;&quot;&quot;&quot;&amp;[.F69]&amp;&quot;&quot;&quot;],&quot;)" office:value-type="string" office:string-value="[&quot;Dänemark&quot;,&quot;Kopenhagen&quot;,&quot;upload.wikimedia.org/wikipedia/commons/thumb/9/9c/Flag_of_Denmark.svg/20px-Flag_of_Denmark.svg.png&quot;]," calcext:value-type="string">
            <text:p>["Dänemark","Kopenhagen","upload.wikimedia.org/wikipedia/commons/thumb/9/9c/Flag_of_Denmark.svg/20px-Flag_of_Denmark.svg.png"],</text:p>
          </table:table-cell>
          <table:table-cell/>
          <table:table-cell table:formula="of:=MID([.B69];[.L69];[.M69]-[.L69])" office:value-type="string" office:string-value="Dänemark" calcext:value-type="string">
            <text:p>Dänemark</text:p>
          </table:table-cell>
          <table:table-cell table:formula="of:=MID([.B69];[.J69];[.K69]-[.J69])" office:value-type="string" office:string-value="upload.wikimedia.org/wikipedia/commons/thumb/9/9c/Flag_of_Denmark.svg/20px-Flag_of_Denmark.svg.png" calcext:value-type="string">
            <text:p>upload.wikimedia.org/wikipedia/commons/thumb/9/9c/Flag_of_Denmark.svg/20px-Flag_of_Denmark.svg.png</text:p>
          </table:table-cell>
          <table:table-cell table:formula="of:=MID([.B70];[.H69];[.I69]-[.H69])" office:value-type="string" office:string-value="Kopenhagen" calcext:value-type="string">
            <text:p>Kopenhagen</text:p>
          </table:table-cell>
          <table:table-cell table:formula="of:=FIND(&quot;title=&quot;;[.B70];1)+7" office:value-type="float" office:value="39" calcext:value-type="float">
            <text:p>39</text:p>
          </table:table-cell>
          <table:table-cell table:formula="of:=FIND(&quot;&quot;&quot;&quot;;[.B70];FIND(&quot;title=&quot;;[.B70];1)+7)" office:value-type="float" office:value="49" calcext:value-type="float">
            <text:p>49</text:p>
          </table:table-cell>
          <table:table-cell table:formula="of:=FIND(&quot;src=&quot;;[.B69];1)+7" office:value-type="float" office:value="113" calcext:value-type="float">
            <text:p>113</text:p>
          </table:table-cell>
          <table:table-cell table:formula="of:=FIND(&quot;&quot;&quot;&quot;;[.B69];FIND(&quot;src=&quot;;[.B69];1)+7)" office:value-type="float" office:value="211" calcext:value-type="float">
            <text:p>211</text:p>
          </table:table-cell>
          <table:table-cell table:formula="of:=FIND(&quot;title&quot;;[.B69];1)+7" office:value-type="float" office:value="84" calcext:value-type="float">
            <text:p>84</text:p>
          </table:table-cell>
          <table:table-cell table:formula="of:=FIND(&quot;&quot;&quot;&quot;;[.B69];FIND(&quot;title&quot;;[.B69];1)+7)" office:value-type="float" office:value="92" calcext:value-type="float">
            <text:p>92</text:p>
          </table:table-cell>
        </table:table-row>
        <table:table-row table:style-name="ro27">
          <table:table-cell office:value-type="float" office:value="350" calcext:value-type="float">
            <text:p>350</text:p>
          </table:table-cell>
          <table:table-cell office:value-type="string" calcext:value-type="string">
            <text:p>&lt;td&gt;&lt;a href="/wiki/Kopenhagen" title="Kopenhagen"&gt;Kopenhagen&lt;/a&gt;</text:p>
          </table:table-cell>
          <table:table-cell table:formula="of:=CONCATENATE(&quot;[&quot;&quot;&quot;;[.E70];&quot;&quot;&quot;,&quot;&quot;&quot;&amp;[.G70];&quot;&quot;&quot;,&quot;&amp;&quot;&quot;&quot;&quot;&amp;[.F70]&amp;&quot;&quot;&quot;],&quot;)" office:value-type="string" office:string-value="" calcext:value-type="error">
            <text:p>#WERT!</text:p>
          </table:table-cell>
          <table:table-cell/>
          <table:table-cell table:formula="of:=MID([.B70];[.L70];[.M70]-[.L70])" office:value-type="string" office:string-value="Kopenhagen" calcext:value-type="string">
            <text:p>Kopenhagen</text:p>
          </table:table-cell>
          <table:table-cell table:formula="of:=MID([.B70];[.J70];[.K70]-[.J70])" office:value-type="string" office:string-value="" calcext:value-type="error">
            <text:p>#WERT!</text:p>
          </table:table-cell>
          <table:table-cell table:formula="of:=MID([.B71];[.H70];[.I70]-[.H70])" office:value-type="string" office:string-value="Deutschland" calcext:value-type="string">
            <text:p>Deutschland</text:p>
          </table:table-cell>
          <table:table-cell table:formula="of:=FIND(&quot;title=&quot;;[.B71];1)+7" office:value-type="float" office:value="86" calcext:value-type="float">
            <text:p>86</text:p>
          </table:table-cell>
          <table:table-cell table:formula="of:=FIND(&quot;&quot;&quot;&quot;;[.B71];FIND(&quot;title=&quot;;[.B71];1)+7)" office:value-type="float" office:value="97" calcext:value-type="float">
            <text:p>97</text:p>
          </table:table-cell>
          <table:table-cell table:formula="of:=FIND(&quot;src=&quot;;[.B70];1)+7" office:value-type="string" office:string-value="" calcext:value-type="error">
            <text:p>#WERT!</text:p>
          </table:table-cell>
          <table:table-cell table:formula="of:=FIND(&quot;&quot;&quot;&quot;;[.B70];FIND(&quot;src=&quot;;[.B70];1)+7)" office:value-type="string" office:string-value="" calcext:value-type="error">
            <text:p>#WERT!</text:p>
          </table:table-cell>
          <table:table-cell table:formula="of:=FIND(&quot;title&quot;;[.B70];1)+7" office:value-type="float" office:value="39" calcext:value-type="float">
            <text:p>39</text:p>
          </table:table-cell>
          <table:table-cell table:formula="of:=FIND(&quot;&quot;&quot;&quot;;[.B70];FIND(&quot;title&quot;;[.B70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359" calcext:value-type="float">
            <text:p>359</text:p>
          </table:table-cell>
          <table:table-cell office:value-type="string" calcext:value-type="string">
            <text:p>&lt;td&gt;&lt;span style="display:none;"&gt;Deutschland&lt;/span&gt;&lt;a href="/wiki/Deutschland" title="Deutschland"&gt;&lt;img alt="" src="//upload.wikimedia.org/wikipedia/commons/thumb/b/ba/Flag_of_Germany.svg/20px-Flag_of_Germany.svg.png" decoding="async" width="20" height="12" class="noviewer" srcset="//upload.wikimedia.org/wikipedia/commons/thumb/b/ba/Flag_of_Germany.svg/30px-Flag_of_Germany.svg.png 1.5x, //upload.wikimedia.org/wikipedia/commons/thumb/b/ba/Flag_of_Germany.svg/40px-Flag_of_Germany.svg.png 2x" data-file-width="1000" data-file-height="600" /&gt;&lt;/a&gt;&amp;#160;&lt;a href="/wiki/Deutschland" title="Deutschland"&gt;Deutschland&lt;/a&gt;&lt;/td&gt;</text:p>
          </table:table-cell>
          <table:table-cell table:formula="of:=CONCATENATE(&quot;[&quot;&quot;&quot;;[.E71];&quot;&quot;&quot;,&quot;&quot;&quot;&amp;[.G71];&quot;&quot;&quot;,&quot;&amp;&quot;&quot;&quot;&quot;&amp;[.F71]&amp;&quot;&quot;&quot;],&quot;)" office:value-type="string" office:string-value="[&quot;Deutschland&quot;,&quot;Berlin&quot;,&quot;upload.wikimedia.org/wikipedia/commons/thumb/b/ba/Flag_of_Germany.svg/20px-Flag_of_Germany.svg.png&quot;]," calcext:value-type="string">
            <text:p>["Deutschland","Berlin","upload.wikimedia.org/wikipedia/commons/thumb/b/ba/Flag_of_Germany.svg/20px-Flag_of_Germany.svg.png"],</text:p>
          </table:table-cell>
          <table:table-cell/>
          <table:table-cell table:formula="of:=MID([.B71];[.L71];[.M71]-[.L71])" office:value-type="string" office:string-value="Deutschland" calcext:value-type="string">
            <text:p>Deutschland</text:p>
          </table:table-cell>
          <table:table-cell table:formula="of:=MID([.B71];[.J71];[.K71]-[.J71])" office:value-type="string" office:string-value="upload.wikimedia.org/wikipedia/commons/thumb/b/ba/Flag_of_Germany.svg/20px-Flag_of_Germany.svg.png" calcext:value-type="string">
            <text:p>upload.wikimedia.org/wikipedia/commons/thumb/b/ba/Flag_of_Germany.svg/20px-Flag_of_Germany.svg.png</text:p>
          </table:table-cell>
          <table:table-cell table:formula="of:=MID([.B72];[.H71];[.I71]-[.H71])" office:value-type="string" office:string-value="Berlin" calcext:value-type="string">
            <text:p>Berlin</text:p>
          </table:table-cell>
          <table:table-cell table:formula="of:=FIND(&quot;title=&quot;;[.B72];1)+7" office:value-type="float" office:value="35" calcext:value-type="float">
            <text:p>35</text:p>
          </table:table-cell>
          <table:table-cell table:formula="of:=FIND(&quot;&quot;&quot;&quot;;[.B72];FIND(&quot;title=&quot;;[.B72];1)+7)" office:value-type="float" office:value="41" calcext:value-type="float">
            <text:p>41</text:p>
          </table:table-cell>
          <table:table-cell table:formula="of:=FIND(&quot;src=&quot;;[.B71];1)+7" office:value-type="float" office:value="118" calcext:value-type="float">
            <text:p>118</text:p>
          </table:table-cell>
          <table:table-cell table:formula="of:=FIND(&quot;&quot;&quot;&quot;;[.B71];FIND(&quot;src=&quot;;[.B71];1)+7)" office:value-type="float" office:value="216" calcext:value-type="float">
            <text:p>216</text:p>
          </table:table-cell>
          <table:table-cell table:formula="of:=FIND(&quot;title&quot;;[.B71];1)+7" office:value-type="float" office:value="86" calcext:value-type="float">
            <text:p>86</text:p>
          </table:table-cell>
          <table:table-cell table:formula="of:=FIND(&quot;&quot;&quot;&quot;;[.B71];FIND(&quot;title&quot;;[.B71];1)+7)" office:value-type="float" office:value="97" calcext:value-type="float">
            <text:p>97</text:p>
          </table:table-cell>
        </table:table-row>
        <table:table-row table:style-name="ro27">
          <table:table-cell office:value-type="float" office:value="360" calcext:value-type="float">
            <text:p>360</text:p>
          </table:table-cell>
          <table:table-cell office:value-type="string" calcext:value-type="string">
            <text:p>&lt;td&gt;&lt;a href="/wiki/Berlin" title="Berlin"&gt;Berlin&lt;/a&gt;</text:p>
          </table:table-cell>
          <table:table-cell table:formula="of:=CONCATENATE(&quot;[&quot;&quot;&quot;;[.E72];&quot;&quot;&quot;,&quot;&quot;&quot;&amp;[.G72];&quot;&quot;&quot;,&quot;&amp;&quot;&quot;&quot;&quot;&amp;[.F72]&amp;&quot;&quot;&quot;],&quot;)" office:value-type="string" office:string-value="" calcext:value-type="error">
            <text:p>#WERT!</text:p>
          </table:table-cell>
          <table:table-cell/>
          <table:table-cell table:formula="of:=MID([.B72];[.L72];[.M72]-[.L72])" office:value-type="string" office:string-value="Berlin" calcext:value-type="string">
            <text:p>Berlin</text:p>
          </table:table-cell>
          <table:table-cell table:formula="of:=MID([.B72];[.J72];[.K72]-[.J72])" office:value-type="string" office:string-value="" calcext:value-type="error">
            <text:p>#WERT!</text:p>
          </table:table-cell>
          <table:table-cell table:formula="of:=MID([.B73];[.H72];[.I72]-[.H72])" office:value-type="string" office:string-value="Dominica" calcext:value-type="string">
            <text:p>Dominica</text:p>
          </table:table-cell>
          <table:table-cell table:formula="of:=FIND(&quot;title=&quot;;[.B73];1)+7" office:value-type="float" office:value="79" calcext:value-type="float">
            <text:p>79</text:p>
          </table:table-cell>
          <table:table-cell table:formula="of:=FIND(&quot;&quot;&quot;&quot;;[.B73];FIND(&quot;title=&quot;;[.B73];1)+7)" office:value-type="float" office:value="87" calcext:value-type="float">
            <text:p>87</text:p>
          </table:table-cell>
          <table:table-cell table:formula="of:=FIND(&quot;src=&quot;;[.B72];1)+7" office:value-type="string" office:string-value="" calcext:value-type="error">
            <text:p>#WERT!</text:p>
          </table:table-cell>
          <table:table-cell table:formula="of:=FIND(&quot;&quot;&quot;&quot;;[.B72];FIND(&quot;src=&quot;;[.B72];1)+7)" office:value-type="string" office:string-value="" calcext:value-type="error">
            <text:p>#WERT!</text:p>
          </table:table-cell>
          <table:table-cell table:formula="of:=FIND(&quot;title&quot;;[.B72];1)+7" office:value-type="float" office:value="35" calcext:value-type="float">
            <text:p>35</text:p>
          </table:table-cell>
          <table:table-cell table:formula="of:=FIND(&quot;&quot;&quot;&quot;;[.B72];FIND(&quot;title&quot;;[.B72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369" calcext:value-type="float">
            <text:p>369</text:p>
          </table:table-cell>
          <table:table-cell office:value-type="string" calcext:value-type="string">
            <text:p>&lt;td&gt;&lt;span style="display:none"&gt;Dominica&lt;/span&gt;&lt;a href="/wiki/Dominica" title="Dominica"&gt;&lt;img alt="" src="//upload.wikimedia.org/wikipedia/commons/thumb/c/c4/Flag_of_Dominica.svg/20px-Flag_of_Dominica.svg.png" decoding="async" width="20" height="10" class="noviewer" srcset="//upload.wikimedia.org/wikipedia/commons/thumb/c/c4/Flag_of_Dominica.svg/30px-Flag_of_Dominica.svg.png 1.5x, //upload.wikimedia.org/wikipedia/commons/thumb/c/c4/Flag_of_Dominica.svg/40px-Flag_of_Dominica.svg.png 2x" data-file-width="1200" data-file-height="600" /&gt;&lt;/a&gt;&amp;#160;&lt;a href="/wiki/Dominica" title="Dominica"&gt;Dominica&lt;/a&gt;&lt;/td&gt;</text:p>
          </table:table-cell>
          <table:table-cell table:formula="of:=CONCATENATE(&quot;[&quot;&quot;&quot;;[.E73];&quot;&quot;&quot;,&quot;&quot;&quot;&amp;[.G73];&quot;&quot;&quot;,&quot;&amp;&quot;&quot;&quot;&quot;&amp;[.F73]&amp;&quot;&quot;&quot;],&quot;)" office:value-type="string" office:string-value="[&quot;Dominica&quot;,&quot;Roseau&quot;,&quot;upload.wikimedia.org/wikipedia/commons/thumb/c/c4/Flag_of_Dominica.svg/20px-Flag_of_Dominica.svg.png&quot;]," calcext:value-type="string">
            <text:p>["Dominica","Roseau","upload.wikimedia.org/wikipedia/commons/thumb/c/c4/Flag_of_Dominica.svg/20px-Flag_of_Dominica.svg.png"],</text:p>
          </table:table-cell>
          <table:table-cell/>
          <table:table-cell table:formula="of:=MID([.B73];[.L73];[.M73]-[.L73])" office:value-type="string" office:string-value="Dominica" calcext:value-type="string">
            <text:p>Dominica</text:p>
          </table:table-cell>
          <table:table-cell table:formula="of:=MID([.B73];[.J73];[.K73]-[.J73])" office:value-type="string" office:string-value="upload.wikimedia.org/wikipedia/commons/thumb/c/c4/Flag_of_Dominica.svg/20px-Flag_of_Dominica.svg.png" calcext:value-type="string">
            <text:p>upload.wikimedia.org/wikipedia/commons/thumb/c/c4/Flag_of_Dominica.svg/20px-Flag_of_Dominica.svg.png</text:p>
          </table:table-cell>
          <table:table-cell table:formula="of:=MID([.B74];[.H73];[.I73]-[.H73])" office:value-type="string" office:string-value="Roseau" calcext:value-type="string">
            <text:p>Roseau</text:p>
          </table:table-cell>
          <table:table-cell table:formula="of:=FIND(&quot;title=&quot;;[.B74];1)+7" office:value-type="float" office:value="35" calcext:value-type="float">
            <text:p>35</text:p>
          </table:table-cell>
          <table:table-cell table:formula="of:=FIND(&quot;&quot;&quot;&quot;;[.B74];FIND(&quot;title=&quot;;[.B74];1)+7)" office:value-type="float" office:value="41" calcext:value-type="float">
            <text:p>41</text:p>
          </table:table-cell>
          <table:table-cell table:formula="of:=FIND(&quot;src=&quot;;[.B73];1)+7" office:value-type="float" office:value="108" calcext:value-type="float">
            <text:p>108</text:p>
          </table:table-cell>
          <table:table-cell table:formula="of:=FIND(&quot;&quot;&quot;&quot;;[.B73];FIND(&quot;src=&quot;;[.B73];1)+7)" office:value-type="float" office:value="208" calcext:value-type="float">
            <text:p>208</text:p>
          </table:table-cell>
          <table:table-cell table:formula="of:=FIND(&quot;title&quot;;[.B73];1)+7" office:value-type="float" office:value="79" calcext:value-type="float">
            <text:p>79</text:p>
          </table:table-cell>
          <table:table-cell table:formula="of:=FIND(&quot;&quot;&quot;&quot;;[.B73];FIND(&quot;title&quot;;[.B73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370" calcext:value-type="float">
            <text:p>370</text:p>
          </table:table-cell>
          <table:table-cell office:value-type="string" calcext:value-type="string">
            <text:p>&lt;td&gt;&lt;a href="/wiki/Roseau" title="Roseau"&gt;Roseau&lt;/a&gt;</text:p>
          </table:table-cell>
          <table:table-cell table:formula="of:=CONCATENATE(&quot;[&quot;&quot;&quot;;[.E74];&quot;&quot;&quot;,&quot;&quot;&quot;&amp;[.G74];&quot;&quot;&quot;,&quot;&amp;&quot;&quot;&quot;&quot;&amp;[.F74]&amp;&quot;&quot;&quot;],&quot;)" office:value-type="string" office:string-value="" calcext:value-type="error">
            <text:p>#WERT!</text:p>
          </table:table-cell>
          <table:table-cell/>
          <table:table-cell table:formula="of:=MID([.B74];[.L74];[.M74]-[.L74])" office:value-type="string" office:string-value="Roseau" calcext:value-type="string">
            <text:p>Roseau</text:p>
          </table:table-cell>
          <table:table-cell table:formula="of:=MID([.B74];[.J74];[.K74]-[.J74])" office:value-type="string" office:string-value="" calcext:value-type="error">
            <text:p>#WERT!</text:p>
          </table:table-cell>
          <table:table-cell table:formula="of:=MID([.B75];[.H74];[.I74]-[.H74])" office:value-type="string" office:string-value="Dominikanische Republik" calcext:value-type="string">
            <text:p>Dominikanische Republik</text:p>
          </table:table-cell>
          <table:table-cell table:formula="of:=FIND(&quot;title=&quot;;[.B75];1)+7" office:value-type="float" office:value="109" calcext:value-type="float">
            <text:p>109</text:p>
          </table:table-cell>
          <table:table-cell table:formula="of:=FIND(&quot;&quot;&quot;&quot;;[.B75];FIND(&quot;title=&quot;;[.B75];1)+7)" office:value-type="float" office:value="132" calcext:value-type="float">
            <text:p>132</text:p>
          </table:table-cell>
          <table:table-cell table:formula="of:=FIND(&quot;src=&quot;;[.B74];1)+7" office:value-type="string" office:string-value="" calcext:value-type="error">
            <text:p>#WERT!</text:p>
          </table:table-cell>
          <table:table-cell table:formula="of:=FIND(&quot;&quot;&quot;&quot;;[.B74];FIND(&quot;src=&quot;;[.B74];1)+7)" office:value-type="string" office:string-value="" calcext:value-type="error">
            <text:p>#WERT!</text:p>
          </table:table-cell>
          <table:table-cell table:formula="of:=FIND(&quot;title&quot;;[.B74];1)+7" office:value-type="float" office:value="35" calcext:value-type="float">
            <text:p>35</text:p>
          </table:table-cell>
          <table:table-cell table:formula="of:=FIND(&quot;&quot;&quot;&quot;;[.B74];FIND(&quot;title&quot;;[.B74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379" calcext:value-type="float">
            <text:p>379</text:p>
          </table:table-cell>
          <table:table-cell office:value-type="string" calcext:value-type="string">
            <text:p>&lt;td&gt;&lt;span style="display:none"&gt;Dominikanische Republik&lt;/span&gt;&lt;a href="/wiki/Dominikanische_Republik" title="Dominikanische Republik"&gt;&lt;img alt="" src="//upload.wikimedia.org/wikipedia/commons/thumb/9/9f/Flag_of_the_Dominican_Republic.svg/20px-Flag_of_the_Dominican_Republic.svg.png" decoding="async" width="20" height="13" class="noviewer" srcset="//upload.wikimedia.org/wikipedia/commons/thumb/9/9f/Flag_of_the_Dominican_Republic.svg/30px-Flag_of_the_Dominican_Republic.svg.png 1.5x, //upload.wikimedia.org/wikipedia/commons/thumb/9/9f/Flag_of_the_Dominican_Republic.svg/40px-Flag_of_the_Dominican_Republic.svg.png 2x" data-file-width="900" data-file-height="600" /&gt;&lt;/a&gt;&amp;#160;&lt;a href="/wiki/Dominikanische_Republik" title="Dominikanische Republik"&gt;Dominikanische Republik&lt;/a&gt;&lt;/td&gt;</text:p>
          </table:table-cell>
          <table:table-cell table:formula="of:=CONCATENATE(&quot;[&quot;&quot;&quot;;[.E75];&quot;&quot;&quot;,&quot;&quot;&quot;&amp;[.G75];&quot;&quot;&quot;,&quot;&amp;&quot;&quot;&quot;&quot;&amp;[.F75]&amp;&quot;&quot;&quot;],&quot;)" office:value-type="string" office:string-value="[&quot;Dominikanische Republik&quot;,&quot;Santo Domingo&quot;,&quot;upload.wikimedia.org/wikipedia/commons/thumb/9/9f/Flag_of_the_Dominican_Republic.svg/20px-Flag_of_the_Dominican_Republic.svg.png&quot;]," calcext:value-type="string">
            <text:p>["Dominikanische Republik","Santo Domingo","upload.wikimedia.org/wikipedia/commons/thumb/9/9f/Flag_of_the_Dominican_Republic.svg/20px-Flag_of_the_Dominican_Republic.svg.png"],</text:p>
          </table:table-cell>
          <table:table-cell/>
          <table:table-cell table:formula="of:=MID([.B75];[.L75];[.M75]-[.L75])" office:value-type="string" office:string-value="Dominikanische Republik" calcext:value-type="string">
            <text:p>Dominikanische Republik</text:p>
          </table:table-cell>
          <table:table-cell table:formula="of:=MID([.B75];[.J75];[.K75]-[.J75])" office:value-type="string" office:string-value="upload.wikimedia.org/wikipedia/commons/thumb/9/9f/Flag_of_the_Dominican_Republic.svg/20px-Flag_of_the_Dominican_Republic.svg.png" calcext:value-type="string">
            <text:p>upload.wikimedia.org/wikipedia/commons/thumb/9/9f/Flag_of_the_Dominican_Republic.svg/20px-Flag_of_the_Dominican_Republic.svg.png</text:p>
          </table:table-cell>
          <table:table-cell table:formula="of:=MID([.B76];[.H75];[.I75]-[.H75])" office:value-type="string" office:string-value="Santo Domingo" calcext:value-type="string">
            <text:p>Santo Domingo</text:p>
          </table:table-cell>
          <table:table-cell table:formula="of:=FIND(&quot;title=&quot;;[.B76];1)+7" office:value-type="float" office:value="42" calcext:value-type="float">
            <text:p>42</text:p>
          </table:table-cell>
          <table:table-cell table:formula="of:=FIND(&quot;&quot;&quot;&quot;;[.B76];FIND(&quot;title=&quot;;[.B76];1)+7)" office:value-type="float" office:value="55" calcext:value-type="float">
            <text:p>55</text:p>
          </table:table-cell>
          <table:table-cell table:formula="of:=FIND(&quot;src=&quot;;[.B75];1)+7" office:value-type="float" office:value="153" calcext:value-type="float">
            <text:p>153</text:p>
          </table:table-cell>
          <table:table-cell table:formula="of:=FIND(&quot;&quot;&quot;&quot;;[.B75];FIND(&quot;src=&quot;;[.B75];1)+7)" office:value-type="float" office:value="281" calcext:value-type="float">
            <text:p>281</text:p>
          </table:table-cell>
          <table:table-cell table:formula="of:=FIND(&quot;title&quot;;[.B75];1)+7" office:value-type="float" office:value="109" calcext:value-type="float">
            <text:p>109</text:p>
          </table:table-cell>
          <table:table-cell table:formula="of:=FIND(&quot;&quot;&quot;&quot;;[.B75];FIND(&quot;title&quot;;[.B75];1)+7)" office:value-type="float" office:value="132" calcext:value-type="float">
            <text:p>132</text:p>
          </table:table-cell>
        </table:table-row>
        <table:table-row table:style-name="ro27">
          <table:table-cell office:value-type="float" office:value="380" calcext:value-type="float">
            <text:p>380</text:p>
          </table:table-cell>
          <table:table-cell office:value-type="string" calcext:value-type="string">
            <text:p>&lt;td&gt;&lt;a href="/wiki/Santo_Domingo" title="Santo Domingo"&gt;Santo Domingo&lt;/a&gt;</text:p>
          </table:table-cell>
          <table:table-cell table:formula="of:=CONCATENATE(&quot;[&quot;&quot;&quot;;[.E76];&quot;&quot;&quot;,&quot;&quot;&quot;&amp;[.G76];&quot;&quot;&quot;,&quot;&amp;&quot;&quot;&quot;&quot;&amp;[.F76]&amp;&quot;&quot;&quot;],&quot;)" office:value-type="string" office:string-value="" calcext:value-type="error">
            <text:p>#WERT!</text:p>
          </table:table-cell>
          <table:table-cell/>
          <table:table-cell table:formula="of:=MID([.B76];[.L76];[.M76]-[.L76])" office:value-type="string" office:string-value="Santo Domingo" calcext:value-type="string">
            <text:p>Santo Domingo</text:p>
          </table:table-cell>
          <table:table-cell table:formula="of:=MID([.B76];[.J76];[.K76]-[.J76])" office:value-type="string" office:string-value="" calcext:value-type="error">
            <text:p>#WERT!</text:p>
          </table:table-cell>
          <table:table-cell table:formula="of:=MID([.B77];[.H76];[.I76]-[.H76])" office:value-type="string" office:string-value="Dschibuti" calcext:value-type="string">
            <text:p>Dschibuti</text:p>
          </table:table-cell>
          <table:table-cell table:formula="of:=FIND(&quot;title=&quot;;[.B77];1)+7" office:value-type="float" office:value="81" calcext:value-type="float">
            <text:p>81</text:p>
          </table:table-cell>
          <table:table-cell table:formula="of:=FIND(&quot;&quot;&quot;&quot;;[.B77];FIND(&quot;title=&quot;;[.B77];1)+7)" office:value-type="float" office:value="90" calcext:value-type="float">
            <text:p>90</text:p>
          </table:table-cell>
          <table:table-cell table:formula="of:=FIND(&quot;src=&quot;;[.B76];1)+7" office:value-type="string" office:string-value="" calcext:value-type="error">
            <text:p>#WERT!</text:p>
          </table:table-cell>
          <table:table-cell table:formula="of:=FIND(&quot;&quot;&quot;&quot;;[.B76];FIND(&quot;src=&quot;;[.B76];1)+7)" office:value-type="string" office:string-value="" calcext:value-type="error">
            <text:p>#WERT!</text:p>
          </table:table-cell>
          <table:table-cell table:formula="of:=FIND(&quot;title&quot;;[.B76];1)+7" office:value-type="float" office:value="42" calcext:value-type="float">
            <text:p>42</text:p>
          </table:table-cell>
          <table:table-cell table:formula="of:=FIND(&quot;&quot;&quot;&quot;;[.B76];FIND(&quot;title&quot;;[.B76];1)+7)" office:value-type="float" office:value="55" calcext:value-type="float">
            <text:p>55</text:p>
          </table:table-cell>
        </table:table-row>
        <table:table-row table:style-name="ro27">
          <table:table-cell office:value-type="float" office:value="389" calcext:value-type="float">
            <text:p>389</text:p>
          </table:table-cell>
          <table:table-cell office:value-type="string" calcext:value-type="string">
            <text:p>&lt;td&gt;&lt;span style="display:none"&gt;Dschibuti&lt;/span&gt;&lt;a href="/wiki/Dschibuti" title="Dschibuti"&gt;&lt;img alt="" src="//upload.wikimedia.org/wikipedia/commons/thumb/3/34/Flag_of_Djibouti.svg/20px-Flag_of_Djibouti.svg.png" decoding="async" width="20" height="13" class="noviewer thumbborder" srcset="//upload.wikimedia.org/wikipedia/commons/thumb/3/34/Flag_of_Djibouti.svg/30px-Flag_of_Djibouti.svg.png 1.5x, //upload.wikimedia.org/wikipedia/commons/thumb/3/34/Flag_of_Djibouti.svg/40px-Flag_of_Djibouti.svg.png 2x" data-file-width="900" data-file-height="600" /&gt;&lt;/a&gt;&amp;#160;&lt;a href="/wiki/Dschibuti" title="Dschibuti"&gt;Dschibuti&lt;/a&gt;&lt;/td&gt;</text:p>
          </table:table-cell>
          <table:table-cell table:formula="of:=CONCATENATE(&quot;[&quot;&quot;&quot;;[.E77];&quot;&quot;&quot;,&quot;&quot;&quot;&amp;[.G77];&quot;&quot;&quot;,&quot;&amp;&quot;&quot;&quot;&quot;&amp;[.F77]&amp;&quot;&quot;&quot;],&quot;)" office:value-type="string" office:string-value="[&quot;Dschibuti&quot;,&quot;Dschibuti (Stadt)&quot;,&quot;upload.wikimedia.org/wikipedia/commons/thumb/3/34/Flag_of_Djibouti.svg/20px-Flag_of_Djibouti.svg.png&quot;]," calcext:value-type="string">
            <text:p>["Dschibuti","Dschibuti (Stadt)","upload.wikimedia.org/wikipedia/commons/thumb/3/34/Flag_of_Djibouti.svg/20px-Flag_of_Djibouti.svg.png"],</text:p>
          </table:table-cell>
          <table:table-cell/>
          <table:table-cell table:formula="of:=MID([.B77];[.L77];[.M77]-[.L77])" office:value-type="string" office:string-value="Dschibuti" calcext:value-type="string">
            <text:p>Dschibuti</text:p>
          </table:table-cell>
          <table:table-cell table:formula="of:=MID([.B77];[.J77];[.K77]-[.J77])" office:value-type="string" office:string-value="upload.wikimedia.org/wikipedia/commons/thumb/3/34/Flag_of_Djibouti.svg/20px-Flag_of_Djibouti.svg.png" calcext:value-type="string">
            <text:p>upload.wikimedia.org/wikipedia/commons/thumb/3/34/Flag_of_Djibouti.svg/20px-Flag_of_Djibouti.svg.png</text:p>
          </table:table-cell>
          <table:table-cell table:formula="of:=MID([.B78];[.H77];[.I77]-[.H77])" office:value-type="string" office:string-value="Dschibuti (Stadt)" calcext:value-type="string">
            <text:p>Dschibuti (Stadt)</text:p>
          </table:table-cell>
          <table:table-cell table:formula="of:=FIND(&quot;title=&quot;;[.B78];1)+7" office:value-type="float" office:value="46" calcext:value-type="float">
            <text:p>46</text:p>
          </table:table-cell>
          <table:table-cell table:formula="of:=FIND(&quot;&quot;&quot;&quot;;[.B78];FIND(&quot;title=&quot;;[.B78];1)+7)" office:value-type="float" office:value="63" calcext:value-type="float">
            <text:p>63</text:p>
          </table:table-cell>
          <table:table-cell table:formula="of:=FIND(&quot;src=&quot;;[.B77];1)+7" office:value-type="float" office:value="111" calcext:value-type="float">
            <text:p>111</text:p>
          </table:table-cell>
          <table:table-cell table:formula="of:=FIND(&quot;&quot;&quot;&quot;;[.B77];FIND(&quot;src=&quot;;[.B77];1)+7)" office:value-type="float" office:value="211" calcext:value-type="float">
            <text:p>211</text:p>
          </table:table-cell>
          <table:table-cell table:formula="of:=FIND(&quot;title&quot;;[.B77];1)+7" office:value-type="float" office:value="81" calcext:value-type="float">
            <text:p>81</text:p>
          </table:table-cell>
          <table:table-cell table:formula="of:=FIND(&quot;&quot;&quot;&quot;;[.B77];FIND(&quot;title&quot;;[.B77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390" calcext:value-type="float">
            <text:p>390</text:p>
          </table:table-cell>
          <table:table-cell office:value-type="string" calcext:value-type="string">
            <text:p>&lt;td&gt;&lt;a href="/wiki/Dschibuti_(Stadt)" title="Dschibuti (Stadt)"&gt;Dschibuti&lt;/a&gt;</text:p>
          </table:table-cell>
          <table:table-cell table:formula="of:=CONCATENATE(&quot;[&quot;&quot;&quot;;[.E78];&quot;&quot;&quot;,&quot;&quot;&quot;&amp;[.G78];&quot;&quot;&quot;,&quot;&amp;&quot;&quot;&quot;&quot;&amp;[.F78]&amp;&quot;&quot;&quot;],&quot;)" office:value-type="string" office:string-value="" calcext:value-type="error">
            <text:p>#WERT!</text:p>
          </table:table-cell>
          <table:table-cell/>
          <table:table-cell table:formula="of:=MID([.B78];[.L78];[.M78]-[.L78])" office:value-type="string" office:string-value="Dschibuti (Stadt)" calcext:value-type="string">
            <text:p>Dschibuti (Stadt)</text:p>
          </table:table-cell>
          <table:table-cell table:formula="of:=MID([.B78];[.J78];[.K78]-[.J78])" office:value-type="string" office:string-value="" calcext:value-type="error">
            <text:p>#WERT!</text:p>
          </table:table-cell>
          <table:table-cell table:formula="of:=MID([.B79];[.H78];[.I78]-[.H78])" office:value-type="string" office:string-value="Ecuador" calcext:value-type="string">
            <text:p>Ecuador</text:p>
          </table:table-cell>
          <table:table-cell table:formula="of:=FIND(&quot;title=&quot;;[.B79];1)+7" office:value-type="float" office:value="77" calcext:value-type="float">
            <text:p>77</text:p>
          </table:table-cell>
          <table:table-cell table:formula="of:=FIND(&quot;&quot;&quot;&quot;;[.B79];FIND(&quot;title=&quot;;[.B79];1)+7)" office:value-type="float" office:value="84" calcext:value-type="float">
            <text:p>84</text:p>
          </table:table-cell>
          <table:table-cell table:formula="of:=FIND(&quot;src=&quot;;[.B78];1)+7" office:value-type="string" office:string-value="" calcext:value-type="error">
            <text:p>#WERT!</text:p>
          </table:table-cell>
          <table:table-cell table:formula="of:=FIND(&quot;&quot;&quot;&quot;;[.B78];FIND(&quot;src=&quot;;[.B78];1)+7)" office:value-type="string" office:string-value="" calcext:value-type="error">
            <text:p>#WERT!</text:p>
          </table:table-cell>
          <table:table-cell table:formula="of:=FIND(&quot;title&quot;;[.B78];1)+7" office:value-type="float" office:value="46" calcext:value-type="float">
            <text:p>46</text:p>
          </table:table-cell>
          <table:table-cell table:formula="of:=FIND(&quot;&quot;&quot;&quot;;[.B78];FIND(&quot;title&quot;;[.B78];1)+7)" office:value-type="float" office:value="63" calcext:value-type="float">
            <text:p>63</text:p>
          </table:table-cell>
        </table:table-row>
        <table:table-row table:style-name="ro27">
          <table:table-cell office:value-type="float" office:value="399" calcext:value-type="float">
            <text:p>399</text:p>
          </table:table-cell>
          <table:table-cell office:value-type="string" calcext:value-type="string">
            <text:p>&lt;td&gt;&lt;span style="display:none"&gt;Ecuador&lt;/span&gt;&lt;a href="/wiki/Ecuador" title="Ecuador"&gt;&lt;img alt="" src="//upload.wikimedia.org/wikipedia/commons/thumb/e/e8/Flag_of_Ecuador.svg/20px-Flag_of_Ecuador.svg.png" decoding="async" width="20" height="13" class="noviewer" srcset="//upload.wikimedia.org/wikipedia/commons/thumb/e/e8/Flag_of_Ecuador.svg/30px-Flag_of_Ecuador.svg.png 1.5x, //upload.wikimedia.org/wikipedia/commons/thumb/e/e8/Flag_of_Ecuador.svg/40px-Flag_of_Ecuador.svg.png 2x" data-file-width="1440" data-file-height="960" /&gt;&lt;/a&gt;&amp;#160;&lt;a href="/wiki/Ecuador" title="Ecuador"&gt;Ecuador&lt;/a&gt;&lt;/td&gt;</text:p>
          </table:table-cell>
          <table:table-cell table:formula="of:=CONCATENATE(&quot;[&quot;&quot;&quot;;[.E79];&quot;&quot;&quot;,&quot;&quot;&quot;&amp;[.G79];&quot;&quot;&quot;,&quot;&amp;&quot;&quot;&quot;&quot;&amp;[.F79]&amp;&quot;&quot;&quot;],&quot;)" office:value-type="string" office:string-value="[&quot;Ecuador&quot;,&quot;Quito&quot;,&quot;upload.wikimedia.org/wikipedia/commons/thumb/e/e8/Flag_of_Ecuador.svg/20px-Flag_of_Ecuador.svg.png&quot;]," calcext:value-type="string">
            <text:p>["Ecuador","Quito","upload.wikimedia.org/wikipedia/commons/thumb/e/e8/Flag_of_Ecuador.svg/20px-Flag_of_Ecuador.svg.png"],</text:p>
          </table:table-cell>
          <table:table-cell/>
          <table:table-cell table:formula="of:=MID([.B79];[.L79];[.M79]-[.L79])" office:value-type="string" office:string-value="Ecuador" calcext:value-type="string">
            <text:p>Ecuador</text:p>
          </table:table-cell>
          <table:table-cell table:formula="of:=MID([.B79];[.J79];[.K79]-[.J79])" office:value-type="string" office:string-value="upload.wikimedia.org/wikipedia/commons/thumb/e/e8/Flag_of_Ecuador.svg/20px-Flag_of_Ecuador.svg.png" calcext:value-type="string">
            <text:p>upload.wikimedia.org/wikipedia/commons/thumb/e/e8/Flag_of_Ecuador.svg/20px-Flag_of_Ecuador.svg.png</text:p>
          </table:table-cell>
          <table:table-cell table:formula="of:=MID([.B80];[.H79];[.I79]-[.H79])" office:value-type="string" office:string-value="Quito" calcext:value-type="string">
            <text:p>Quito</text:p>
          </table:table-cell>
          <table:table-cell table:formula="of:=FIND(&quot;title=&quot;;[.B80];1)+7" office:value-type="float" office:value="34" calcext:value-type="float">
            <text:p>34</text:p>
          </table:table-cell>
          <table:table-cell table:formula="of:=FIND(&quot;&quot;&quot;&quot;;[.B80];FIND(&quot;title=&quot;;[.B80];1)+7)" office:value-type="float" office:value="39" calcext:value-type="float">
            <text:p>39</text:p>
          </table:table-cell>
          <table:table-cell table:formula="of:=FIND(&quot;src=&quot;;[.B79];1)+7" office:value-type="float" office:value="105" calcext:value-type="float">
            <text:p>105</text:p>
          </table:table-cell>
          <table:table-cell table:formula="of:=FIND(&quot;&quot;&quot;&quot;;[.B79];FIND(&quot;src=&quot;;[.B79];1)+7)" office:value-type="float" office:value="203" calcext:value-type="float">
            <text:p>203</text:p>
          </table:table-cell>
          <table:table-cell table:formula="of:=FIND(&quot;title&quot;;[.B79];1)+7" office:value-type="float" office:value="77" calcext:value-type="float">
            <text:p>77</text:p>
          </table:table-cell>
          <table:table-cell table:formula="of:=FIND(&quot;&quot;&quot;&quot;;[.B79];FIND(&quot;title&quot;;[.B79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400" calcext:value-type="float">
            <text:p>400</text:p>
          </table:table-cell>
          <table:table-cell office:value-type="string" calcext:value-type="string">
            <text:p>&lt;td&gt;&lt;a href="/wiki/Quito" title="Quito"&gt;Quito&lt;/a&gt;</text:p>
          </table:table-cell>
          <table:table-cell table:formula="of:=CONCATENATE(&quot;[&quot;&quot;&quot;;[.E80];&quot;&quot;&quot;,&quot;&quot;&quot;&amp;[.G80];&quot;&quot;&quot;,&quot;&amp;&quot;&quot;&quot;&quot;&amp;[.F80]&amp;&quot;&quot;&quot;],&quot;)" office:value-type="string" office:string-value="" calcext:value-type="error">
            <text:p>#WERT!</text:p>
          </table:table-cell>
          <table:table-cell/>
          <table:table-cell table:formula="of:=MID([.B80];[.L80];[.M80]-[.L80])" office:value-type="string" office:string-value="Quito" calcext:value-type="string">
            <text:p>Quito</text:p>
          </table:table-cell>
          <table:table-cell table:formula="of:=MID([.B80];[.J80];[.K80]-[.J80])" office:value-type="string" office:string-value="" calcext:value-type="error">
            <text:p>#WERT!</text:p>
          </table:table-cell>
          <table:table-cell table:formula="of:=MID([.B81];[.H80];[.I80]-[.H80])" office:value-type="string" office:string-value="Elfenbeinküste" calcext:value-type="string">
            <text:p>Elfenbeinküste</text:p>
          </table:table-cell>
          <table:table-cell table:formula="of:=FIND(&quot;title=&quot;;[.B81];1)+7" office:value-type="float" office:value="108" calcext:value-type="float">
            <text:p>108</text:p>
          </table:table-cell>
          <table:table-cell table:formula="of:=FIND(&quot;&quot;&quot;&quot;;[.B81];FIND(&quot;title=&quot;;[.B81];1)+7)" office:value-type="float" office:value="122" calcext:value-type="float">
            <text:p>122</text:p>
          </table:table-cell>
          <table:table-cell table:formula="of:=FIND(&quot;src=&quot;;[.B80];1)+7" office:value-type="string" office:string-value="" calcext:value-type="error">
            <text:p>#WERT!</text:p>
          </table:table-cell>
          <table:table-cell table:formula="of:=FIND(&quot;&quot;&quot;&quot;;[.B80];FIND(&quot;src=&quot;;[.B80];1)+7)" office:value-type="string" office:string-value="" calcext:value-type="error">
            <text:p>#WERT!</text:p>
          </table:table-cell>
          <table:table-cell table:formula="of:=FIND(&quot;title&quot;;[.B80];1)+7" office:value-type="float" office:value="34" calcext:value-type="float">
            <text:p>34</text:p>
          </table:table-cell>
          <table:table-cell table:formula="of:=FIND(&quot;&quot;&quot;&quot;;[.B80];FIND(&quot;title&quot;;[.B80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409" calcext:value-type="float">
            <text:p>409</text:p>
          </table:table-cell>
          <table:table-cell office:value-type="string" calcext:value-type="string">
            <text:p>&lt;td rowspan="2"&gt;&lt;span style="display:none"&gt;Elfenbeinküste&lt;/span&gt;&lt;a href="/wiki/Elfenbeink%C3%BCste" title="Elfenbeinküste"&gt;&lt;img alt="" src="//upload.wikimedia.org/wikipedia/commons/thumb/f/fe/Flag_of_C%C3%B4te_d%27Ivoire.svg/20px-Flag_of_C%C3%B4te_d%27Ivoire.svg.png" decoding="async" width="20" height="13" class="noviewer thumbborder" srcset="//upload.wikimedia.org/wikipedia/commons/thumb/f/fe/Flag_of_C%C3%B4te_d%27Ivoire.svg/30px-Flag_of_C%C3%B4te_d%27Ivoire.svg.png 1.5x, //upload.wikimedia.org/wikipedia/commons/thumb/f/fe/Flag_of_C%C3%B4te_d%27Ivoire.svg/40px-Flag_of_C%C3%B4te_d%27Ivoire.svg.png 2x" data-file-width="900" data-file-height="600" /&gt;&lt;/a&gt;&amp;#160;&lt;a href="/wiki/Elfenbeink%C3%BCste" title="Elfenbeinküste"&gt;Elfenbeinküste&lt;/a&gt; &lt;small&gt;(Côte d'Ivoire)&lt;/small&gt;&lt;/td&gt;</text:p>
          </table:table-cell>
          <table:table-cell table:formula="of:=CONCATENATE(&quot;[&quot;&quot;&quot;;[.E81];&quot;&quot;&quot;,&quot;&quot;&quot;&amp;[.G81];&quot;&quot;&quot;,&quot;&amp;&quot;&quot;&quot;&quot;&amp;[.F81]&amp;&quot;&quot;&quot;],&quot;)" office:value-type="string" office:string-value="[&quot;Elfenbeinküste&quot;,&quot;Yamoussoukro&quot;,&quot;upload.wikimedia.org/wikipedia/commons/thumb/f/fe/Flag_of_C%C3%B4te_d%27Ivoire.svg/20px-Flag_of_C%C3%B4te_d%27Ivoire.svg.png&quot;]," calcext:value-type="string">
            <text:p>["Elfenbeinküste","Yamoussoukro","upload.wikimedia.org/wikipedia/commons/thumb/f/fe/Flag_of_C%C3%B4te_d%27Ivoire.svg/20px-Flag_of_C%C3%B4te_d%27Ivoire.svg.png"],</text:p>
          </table:table-cell>
          <table:table-cell/>
          <table:table-cell table:formula="of:=MID([.B81];[.L81];[.M81]-[.L81])" office:value-type="string" office:string-value="Elfenbeinküste" calcext:value-type="string">
            <text:p>Elfenbeinküste</text:p>
          </table:table-cell>
          <table:table-cell table:formula="of:=MID([.B81];[.J81];[.K81]-[.J81])" office:value-type="string" office:string-value="upload.wikimedia.org/wikipedia/commons/thumb/f/fe/Flag_of_C%C3%B4te_d%27Ivoire.svg/20px-Flag_of_C%C3%B4te_d%27Ivoire.svg.png" calcext:value-type="string">
            <text:p>upload.wikimedia.org/wikipedia/commons/thumb/f/fe/Flag_of_C%C3%B4te_d%27Ivoire.svg/20px-Flag_of_C%C3%B4te_d%27Ivoire.svg.png</text:p>
          </table:table-cell>
          <table:table-cell table:formula="of:=MID([.B82];[.H81];[.I81]-[.H81])" office:value-type="string" office:string-value="Yamoussoukro" calcext:value-type="string">
            <text:p>Yamoussoukro</text:p>
          </table:table-cell>
          <table:table-cell table:formula="of:=FIND(&quot;title=&quot;;[.B82];1)+7" office:value-type="float" office:value="41" calcext:value-type="float">
            <text:p>41</text:p>
          </table:table-cell>
          <table:table-cell table:formula="of:=FIND(&quot;&quot;&quot;&quot;;[.B82];FIND(&quot;title=&quot;;[.B82];1)+7)" office:value-type="float" office:value="53" calcext:value-type="float">
            <text:p>53</text:p>
          </table:table-cell>
          <table:table-cell table:formula="of:=FIND(&quot;src=&quot;;[.B81];1)+7" office:value-type="float" office:value="143" calcext:value-type="float">
            <text:p>143</text:p>
          </table:table-cell>
          <table:table-cell table:formula="of:=FIND(&quot;&quot;&quot;&quot;;[.B81];FIND(&quot;src=&quot;;[.B81];1)+7)" office:value-type="float" office:value="267" calcext:value-type="float">
            <text:p>267</text:p>
          </table:table-cell>
          <table:table-cell table:formula="of:=FIND(&quot;title&quot;;[.B81];1)+7" office:value-type="float" office:value="108" calcext:value-type="float">
            <text:p>108</text:p>
          </table:table-cell>
          <table:table-cell table:formula="of:=FIND(&quot;&quot;&quot;&quot;;[.B81];FIND(&quot;title&quot;;[.B81];1)+7)" office:value-type="float" office:value="122" calcext:value-type="float">
            <text:p>122</text:p>
          </table:table-cell>
        </table:table-row>
        <table:table-row table:style-name="ro27">
          <table:table-cell office:value-type="float" office:value="410" calcext:value-type="float">
            <text:p>410</text:p>
          </table:table-cell>
          <table:table-cell office:value-type="string" calcext:value-type="string">
            <text:p>&lt;td&gt;&lt;a href="/wiki/Yamoussoukro" title="Yamoussoukro"&gt;Yamoussoukro&lt;/a&gt; &lt;i&gt;(de jure)&lt;/i&gt;</text:p>
          </table:table-cell>
          <table:table-cell table:formula="of:=CONCATENATE(&quot;[&quot;&quot;&quot;;[.E82];&quot;&quot;&quot;,&quot;&quot;&quot;&amp;[.G82];&quot;&quot;&quot;,&quot;&amp;&quot;&quot;&quot;&quot;&amp;[.F82]&amp;&quot;&quot;&quot;],&quot;)" office:value-type="string" office:string-value="" calcext:value-type="error">
            <text:p>#WERT!</text:p>
          </table:table-cell>
          <table:table-cell/>
          <table:table-cell table:formula="of:=MID([.B82];[.L82];[.M82]-[.L82])" office:value-type="string" office:string-value="Yamoussoukro" calcext:value-type="string">
            <text:p>Yamoussoukro</text:p>
          </table:table-cell>
          <table:table-cell table:formula="of:=MID([.B82];[.J82];[.K82]-[.J82])" office:value-type="string" office:string-value="" calcext:value-type="error">
            <text:p>#WERT!</text:p>
          </table:table-cell>
          <table:table-cell table:formula="of:=MID([.B83];[.H82];[.I82]-[.H82])" office:value-type="string" office:string-value="Abidjan" calcext:value-type="string">
            <text:p>Abidjan</text:p>
          </table:table-cell>
          <table:table-cell table:formula="of:=FIND(&quot;title=&quot;;[.B83];1)+7" office:value-type="float" office:value="36" calcext:value-type="float">
            <text:p>36</text:p>
          </table:table-cell>
          <table:table-cell table:formula="of:=FIND(&quot;&quot;&quot;&quot;;[.B83];FIND(&quot;title=&quot;;[.B83];1)+7)" office:value-type="float" office:value="43" calcext:value-type="float">
            <text:p>43</text:p>
          </table:table-cell>
          <table:table-cell table:formula="of:=FIND(&quot;src=&quot;;[.B82];1)+7" office:value-type="string" office:string-value="" calcext:value-type="error">
            <text:p>#WERT!</text:p>
          </table:table-cell>
          <table:table-cell table:formula="of:=FIND(&quot;&quot;&quot;&quot;;[.B82];FIND(&quot;src=&quot;;[.B82];1)+7)" office:value-type="string" office:string-value="" calcext:value-type="error">
            <text:p>#WERT!</text:p>
          </table:table-cell>
          <table:table-cell table:formula="of:=FIND(&quot;title&quot;;[.B82];1)+7" office:value-type="float" office:value="41" calcext:value-type="float">
            <text:p>41</text:p>
          </table:table-cell>
          <table:table-cell table:formula="of:=FIND(&quot;&quot;&quot;&quot;;[.B82];FIND(&quot;title&quot;;[.B82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419" calcext:value-type="float">
            <text:p>419</text:p>
          </table:table-cell>
          <table:table-cell office:value-type="string" calcext:value-type="string">
            <text:p>&lt;td&gt;&lt;a href="/wiki/Abidjan" title="Abidjan"&gt;Abidjan&lt;/a&gt; &lt;i&gt;(Regierungssitz)&lt;/i&gt;</text:p>
          </table:table-cell>
          <table:table-cell table:formula="of:=CONCATENATE(&quot;[&quot;&quot;&quot;;[.E83];&quot;&quot;&quot;,&quot;&quot;&quot;&amp;[.G83];&quot;&quot;&quot;,&quot;&amp;&quot;&quot;&quot;&quot;&amp;[.F83]&amp;&quot;&quot;&quot;],&quot;)" office:value-type="string" office:string-value="" calcext:value-type="error">
            <text:p>#WERT!</text:p>
          </table:table-cell>
          <table:table-cell/>
          <table:table-cell table:formula="of:=MID([.B83];[.L83];[.M83]-[.L83])" office:value-type="string" office:string-value="Abidjan" calcext:value-type="string">
            <text:p>Abidjan</text:p>
          </table:table-cell>
          <table:table-cell table:formula="of:=MID([.B83];[.J83];[.K83]-[.J83])" office:value-type="string" office:string-value="" calcext:value-type="error">
            <text:p>#WERT!</text:p>
          </table:table-cell>
          <table:table-cell table:formula="of:=MID([.B84];[.H83];[.I83]-[.H83])" office:value-type="string" office:string-value="El Salvador" calcext:value-type="string">
            <text:p>El Salvador</text:p>
          </table:table-cell>
          <table:table-cell table:formula="of:=FIND(&quot;title=&quot;;[.B84];1)+7" office:value-type="float" office:value="85" calcext:value-type="float">
            <text:p>85</text:p>
          </table:table-cell>
          <table:table-cell table:formula="of:=FIND(&quot;&quot;&quot;&quot;;[.B84];FIND(&quot;title=&quot;;[.B84];1)+7)" office:value-type="float" office:value="96" calcext:value-type="float">
            <text:p>96</text:p>
          </table:table-cell>
          <table:table-cell table:formula="of:=FIND(&quot;src=&quot;;[.B83];1)+7" office:value-type="string" office:string-value="" calcext:value-type="error">
            <text:p>#WERT!</text:p>
          </table:table-cell>
          <table:table-cell table:formula="of:=FIND(&quot;&quot;&quot;&quot;;[.B83];FIND(&quot;src=&quot;;[.B83];1)+7)" office:value-type="string" office:string-value="" calcext:value-type="error">
            <text:p>#WERT!</text:p>
          </table:table-cell>
          <table:table-cell table:formula="of:=FIND(&quot;title&quot;;[.B83];1)+7" office:value-type="float" office:value="36" calcext:value-type="float">
            <text:p>36</text:p>
          </table:table-cell>
          <table:table-cell table:formula="of:=FIND(&quot;&quot;&quot;&quot;;[.B83];FIND(&quot;title&quot;;[.B83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428" calcext:value-type="float">
            <text:p>428</text:p>
          </table:table-cell>
          <table:table-cell office:value-type="string" calcext:value-type="string">
            <text:p>&lt;td&gt;&lt;span style="display:none"&gt;El Salvador&lt;/span&gt;&lt;a href="/wiki/El_Salvador" title="El Salvador"&gt;&lt;img alt="" src="//upload.wikimedia.org/wikipedia/commons/thumb/3/34/Flag_of_El_Salvador.svg/20px-Flag_of_El_Salvador.svg.png" decoding="async" width="20" height="11" class="noviewer thumbborder" srcset="//upload.wikimedia.org/wikipedia/commons/thumb/3/34/Flag_of_El_Salvador.svg/30px-Flag_of_El_Salvador.svg.png 1.5x, //upload.wikimedia.org/wikipedia/commons/thumb/3/34/Flag_of_El_Salvador.svg/40px-Flag_of_El_Salvador.svg.png 2x" data-file-width="1005" data-file-height="567" /&gt;&lt;/a&gt;&amp;#160;&lt;a href="/wiki/El_Salvador" title="El Salvador"&gt;El Salvador&lt;/a&gt;&lt;/td&gt;</text:p>
          </table:table-cell>
          <table:table-cell table:formula="of:=CONCATENATE(&quot;[&quot;&quot;&quot;;[.E84];&quot;&quot;&quot;,&quot;&quot;&quot;&amp;[.G84];&quot;&quot;&quot;,&quot;&amp;&quot;&quot;&quot;&quot;&amp;[.F84]&amp;&quot;&quot;&quot;],&quot;)" office:value-type="string" office:string-value="[&quot;El Salvador&quot;,&quot;San Salvador&quot;,&quot;upload.wikimedia.org/wikipedia/commons/thumb/3/34/Flag_of_El_Salvador.svg/20px-Flag_of_El_Salvador.svg.png&quot;]," calcext:value-type="string">
            <text:p>["El Salvador","San Salvador","upload.wikimedia.org/wikipedia/commons/thumb/3/34/Flag_of_El_Salvador.svg/20px-Flag_of_El_Salvador.svg.png"],</text:p>
          </table:table-cell>
          <table:table-cell/>
          <table:table-cell table:formula="of:=MID([.B84];[.L84];[.M84]-[.L84])" office:value-type="string" office:string-value="El Salvador" calcext:value-type="string">
            <text:p>El Salvador</text:p>
          </table:table-cell>
          <table:table-cell table:formula="of:=MID([.B84];[.J84];[.K84]-[.J84])" office:value-type="string" office:string-value="upload.wikimedia.org/wikipedia/commons/thumb/3/34/Flag_of_El_Salvador.svg/20px-Flag_of_El_Salvador.svg.png" calcext:value-type="string">
            <text:p>upload.wikimedia.org/wikipedia/commons/thumb/3/34/Flag_of_El_Salvador.svg/20px-Flag_of_El_Salvador.svg.png</text:p>
          </table:table-cell>
          <table:table-cell table:formula="of:=MID([.B85];[.H84];[.I84]-[.H84])" office:value-type="string" office:string-value="San Salvador" calcext:value-type="string">
            <text:p>San Salvador</text:p>
          </table:table-cell>
          <table:table-cell table:formula="of:=FIND(&quot;title=&quot;;[.B85];1)+7" office:value-type="float" office:value="41" calcext:value-type="float">
            <text:p>41</text:p>
          </table:table-cell>
          <table:table-cell table:formula="of:=FIND(&quot;&quot;&quot;&quot;;[.B85];FIND(&quot;title=&quot;;[.B85];1)+7)" office:value-type="float" office:value="53" calcext:value-type="float">
            <text:p>53</text:p>
          </table:table-cell>
          <table:table-cell table:formula="of:=FIND(&quot;src=&quot;;[.B84];1)+7" office:value-type="float" office:value="117" calcext:value-type="float">
            <text:p>117</text:p>
          </table:table-cell>
          <table:table-cell table:formula="of:=FIND(&quot;&quot;&quot;&quot;;[.B84];FIND(&quot;src=&quot;;[.B84];1)+7)" office:value-type="float" office:value="223" calcext:value-type="float">
            <text:p>223</text:p>
          </table:table-cell>
          <table:table-cell table:formula="of:=FIND(&quot;title&quot;;[.B84];1)+7" office:value-type="float" office:value="85" calcext:value-type="float">
            <text:p>85</text:p>
          </table:table-cell>
          <table:table-cell table:formula="of:=FIND(&quot;&quot;&quot;&quot;;[.B84];FIND(&quot;title&quot;;[.B84];1)+7)" office:value-type="float" office:value="96" calcext:value-type="float">
            <text:p>96</text:p>
          </table:table-cell>
        </table:table-row>
        <table:table-row table:style-name="ro27">
          <table:table-cell office:value-type="float" office:value="429" calcext:value-type="float">
            <text:p>429</text:p>
          </table:table-cell>
          <table:table-cell office:value-type="string" calcext:value-type="string">
            <text:p>&lt;td&gt;&lt;a href="/wiki/San_Salvador" title="San Salvador"&gt;San Salvador&lt;/a&gt;</text:p>
          </table:table-cell>
          <table:table-cell table:formula="of:=CONCATENATE(&quot;[&quot;&quot;&quot;;[.E85];&quot;&quot;&quot;,&quot;&quot;&quot;&amp;[.G85];&quot;&quot;&quot;,&quot;&amp;&quot;&quot;&quot;&quot;&amp;[.F85]&amp;&quot;&quot;&quot;],&quot;)" office:value-type="string" office:string-value="" calcext:value-type="error">
            <text:p>#WERT!</text:p>
          </table:table-cell>
          <table:table-cell/>
          <table:table-cell table:formula="of:=MID([.B85];[.L85];[.M85]-[.L85])" office:value-type="string" office:string-value="San Salvador" calcext:value-type="string">
            <text:p>San Salvador</text:p>
          </table:table-cell>
          <table:table-cell table:formula="of:=MID([.B85];[.J85];[.K85]-[.J85])" office:value-type="string" office:string-value="" calcext:value-type="error">
            <text:p>#WERT!</text:p>
          </table:table-cell>
          <table:table-cell table:formula="of:=MID([.B86];[.H85];[.I85]-[.H85])" office:value-type="string" office:string-value="Eritrea" calcext:value-type="string">
            <text:p>Eritrea</text:p>
          </table:table-cell>
          <table:table-cell table:formula="of:=FIND(&quot;title=&quot;;[.B86];1)+7" office:value-type="float" office:value="77" calcext:value-type="float">
            <text:p>77</text:p>
          </table:table-cell>
          <table:table-cell table:formula="of:=FIND(&quot;&quot;&quot;&quot;;[.B86];FIND(&quot;title=&quot;;[.B86];1)+7)" office:value-type="float" office:value="84" calcext:value-type="float">
            <text:p>84</text:p>
          </table:table-cell>
          <table:table-cell table:formula="of:=FIND(&quot;src=&quot;;[.B85];1)+7" office:value-type="string" office:string-value="" calcext:value-type="error">
            <text:p>#WERT!</text:p>
          </table:table-cell>
          <table:table-cell table:formula="of:=FIND(&quot;&quot;&quot;&quot;;[.B85];FIND(&quot;src=&quot;;[.B85];1)+7)" office:value-type="string" office:string-value="" calcext:value-type="error">
            <text:p>#WERT!</text:p>
          </table:table-cell>
          <table:table-cell table:formula="of:=FIND(&quot;title&quot;;[.B85];1)+7" office:value-type="float" office:value="41" calcext:value-type="float">
            <text:p>41</text:p>
          </table:table-cell>
          <table:table-cell table:formula="of:=FIND(&quot;&quot;&quot;&quot;;[.B85];FIND(&quot;title&quot;;[.B85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438" calcext:value-type="float">
            <text:p>438</text:p>
          </table:table-cell>
          <table:table-cell office:value-type="string" calcext:value-type="string">
            <text:p>&lt;td&gt;&lt;span style="display:none"&gt;Eritrea&lt;/span&gt;&lt;a href="/wiki/Eritrea" title="Eritrea"&gt;&lt;img alt="" src="//upload.wikimedia.org/wikipedia/commons/thumb/2/29/Flag_of_Eritrea.svg/20px-Flag_of_Eritrea.svg.png" decoding="async" width="20" height="10" class="noviewer" srcset="//upload.wikimedia.org/wikipedia/commons/thumb/2/29/Flag_of_Eritrea.svg/30px-Flag_of_Eritrea.svg.png 1.5x, //upload.wikimedia.org/wikipedia/commons/thumb/2/29/Flag_of_Eritrea.svg/40px-Flag_of_Eritrea.svg.png 2x" data-file-width="1200" data-file-height="600" /&gt;&lt;/a&gt;&amp;#160;&lt;a href="/wiki/Eritrea" title="Eritrea"&gt;Eritrea&lt;/a&gt;&lt;/td&gt;</text:p>
          </table:table-cell>
          <table:table-cell table:formula="of:=CONCATENATE(&quot;[&quot;&quot;&quot;;[.E86];&quot;&quot;&quot;,&quot;&quot;&quot;&amp;[.G86];&quot;&quot;&quot;,&quot;&amp;&quot;&quot;&quot;&quot;&amp;[.F86]&amp;&quot;&quot;&quot;],&quot;)" office:value-type="string" office:string-value="[&quot;Eritrea&quot;,&quot;Asmara&quot;,&quot;upload.wikimedia.org/wikipedia/commons/thumb/2/29/Flag_of_Eritrea.svg/20px-Flag_of_Eritrea.svg.png&quot;]," calcext:value-type="string">
            <text:p>["Eritrea","Asmara","upload.wikimedia.org/wikipedia/commons/thumb/2/29/Flag_of_Eritrea.svg/20px-Flag_of_Eritrea.svg.png"],</text:p>
          </table:table-cell>
          <table:table-cell/>
          <table:table-cell table:formula="of:=MID([.B86];[.L86];[.M86]-[.L86])" office:value-type="string" office:string-value="Eritrea" calcext:value-type="string">
            <text:p>Eritrea</text:p>
          </table:table-cell>
          <table:table-cell table:formula="of:=MID([.B86];[.J86];[.K86]-[.J86])" office:value-type="string" office:string-value="upload.wikimedia.org/wikipedia/commons/thumb/2/29/Flag_of_Eritrea.svg/20px-Flag_of_Eritrea.svg.png" calcext:value-type="string">
            <text:p>upload.wikimedia.org/wikipedia/commons/thumb/2/29/Flag_of_Eritrea.svg/20px-Flag_of_Eritrea.svg.png</text:p>
          </table:table-cell>
          <table:table-cell table:formula="of:=MID([.B87];[.H86];[.I86]-[.H86])" office:value-type="string" office:string-value="Asmara" calcext:value-type="string">
            <text:p>Asmara</text:p>
          </table:table-cell>
          <table:table-cell table:formula="of:=FIND(&quot;title=&quot;;[.B87];1)+7" office:value-type="float" office:value="35" calcext:value-type="float">
            <text:p>35</text:p>
          </table:table-cell>
          <table:table-cell table:formula="of:=FIND(&quot;&quot;&quot;&quot;;[.B87];FIND(&quot;title=&quot;;[.B87];1)+7)" office:value-type="float" office:value="41" calcext:value-type="float">
            <text:p>41</text:p>
          </table:table-cell>
          <table:table-cell table:formula="of:=FIND(&quot;src=&quot;;[.B86];1)+7" office:value-type="float" office:value="105" calcext:value-type="float">
            <text:p>105</text:p>
          </table:table-cell>
          <table:table-cell table:formula="of:=FIND(&quot;&quot;&quot;&quot;;[.B86];FIND(&quot;src=&quot;;[.B86];1)+7)" office:value-type="float" office:value="203" calcext:value-type="float">
            <text:p>203</text:p>
          </table:table-cell>
          <table:table-cell table:formula="of:=FIND(&quot;title&quot;;[.B86];1)+7" office:value-type="float" office:value="77" calcext:value-type="float">
            <text:p>77</text:p>
          </table:table-cell>
          <table:table-cell table:formula="of:=FIND(&quot;&quot;&quot;&quot;;[.B86];FIND(&quot;title&quot;;[.B86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439" calcext:value-type="float">
            <text:p>439</text:p>
          </table:table-cell>
          <table:table-cell office:value-type="string" calcext:value-type="string">
            <text:p>&lt;td&gt;&lt;a href="/wiki/Asmara" title="Asmara"&gt;Asmara&lt;/a&gt;</text:p>
          </table:table-cell>
          <table:table-cell table:formula="of:=CONCATENATE(&quot;[&quot;&quot;&quot;;[.E87];&quot;&quot;&quot;,&quot;&quot;&quot;&amp;[.G87];&quot;&quot;&quot;,&quot;&amp;&quot;&quot;&quot;&quot;&amp;[.F87]&amp;&quot;&quot;&quot;],&quot;)" office:value-type="string" office:string-value="" calcext:value-type="error">
            <text:p>#WERT!</text:p>
          </table:table-cell>
          <table:table-cell/>
          <table:table-cell table:formula="of:=MID([.B87];[.L87];[.M87]-[.L87])" office:value-type="string" office:string-value="Asmara" calcext:value-type="string">
            <text:p>Asmara</text:p>
          </table:table-cell>
          <table:table-cell table:formula="of:=MID([.B87];[.J87];[.K87]-[.J87])" office:value-type="string" office:string-value="" calcext:value-type="error">
            <text:p>#WERT!</text:p>
          </table:table-cell>
          <table:table-cell table:formula="of:=MID([.B88];[.H87];[.I87]-[.H87])" office:value-type="string" office:string-value="Estland" calcext:value-type="string">
            <text:p>Estland</text:p>
          </table:table-cell>
          <table:table-cell table:formula="of:=FIND(&quot;title=&quot;;[.B88];1)+7" office:value-type="float" office:value="77" calcext:value-type="float">
            <text:p>77</text:p>
          </table:table-cell>
          <table:table-cell table:formula="of:=FIND(&quot;&quot;&quot;&quot;;[.B88];FIND(&quot;title=&quot;;[.B88];1)+7)" office:value-type="float" office:value="84" calcext:value-type="float">
            <text:p>84</text:p>
          </table:table-cell>
          <table:table-cell table:formula="of:=FIND(&quot;src=&quot;;[.B87];1)+7" office:value-type="string" office:string-value="" calcext:value-type="error">
            <text:p>#WERT!</text:p>
          </table:table-cell>
          <table:table-cell table:formula="of:=FIND(&quot;&quot;&quot;&quot;;[.B87];FIND(&quot;src=&quot;;[.B87];1)+7)" office:value-type="string" office:string-value="" calcext:value-type="error">
            <text:p>#WERT!</text:p>
          </table:table-cell>
          <table:table-cell table:formula="of:=FIND(&quot;title&quot;;[.B87];1)+7" office:value-type="float" office:value="35" calcext:value-type="float">
            <text:p>35</text:p>
          </table:table-cell>
          <table:table-cell table:formula="of:=FIND(&quot;&quot;&quot;&quot;;[.B87];FIND(&quot;title&quot;;[.B8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448" calcext:value-type="float">
            <text:p>448</text:p>
          </table:table-cell>
          <table:table-cell office:value-type="string" calcext:value-type="string">
            <text:p>&lt;td&gt;&lt;span style="display:none"&gt;Estland&lt;/span&gt;&lt;a href="/wiki/Estland" title="Estland"&gt;&lt;img alt="" src="//upload.wikimedia.org/wikipedia/commons/thumb/8/8f/Flag_of_Estonia.svg/20px-Flag_of_Estonia.svg.png" decoding="async" width="20" height="13" class="noviewer thumbborder" srcset="//upload.wikimedia.org/wikipedia/commons/thumb/8/8f/Flag_of_Estonia.svg/30px-Flag_of_Estonia.svg.png 1.5x, //upload.wikimedia.org/wikipedia/commons/thumb/8/8f/Flag_of_Estonia.svg/40px-Flag_of_Estonia.svg.png 2x" data-file-width="990" data-file-height="630" /&gt;&lt;/a&gt;&amp;#160;&lt;a href="/wiki/Estland" title="Estland"&gt;Estland&lt;/a&gt;&lt;/td&gt;</text:p>
          </table:table-cell>
          <table:table-cell table:formula="of:=CONCATENATE(&quot;[&quot;&quot;&quot;;[.E88];&quot;&quot;&quot;,&quot;&quot;&quot;&amp;[.G88];&quot;&quot;&quot;,&quot;&amp;&quot;&quot;&quot;&quot;&amp;[.F88]&amp;&quot;&quot;&quot;],&quot;)" office:value-type="string" office:string-value="[&quot;Estland&quot;,&quot;Tallinn&quot;,&quot;upload.wikimedia.org/wikipedia/commons/thumb/8/8f/Flag_of_Estonia.svg/20px-Flag_of_Estonia.svg.png&quot;]," calcext:value-type="string">
            <text:p>["Estland","Tallinn","upload.wikimedia.org/wikipedia/commons/thumb/8/8f/Flag_of_Estonia.svg/20px-Flag_of_Estonia.svg.png"],</text:p>
          </table:table-cell>
          <table:table-cell/>
          <table:table-cell table:formula="of:=MID([.B88];[.L88];[.M88]-[.L88])" office:value-type="string" office:string-value="Estland" calcext:value-type="string">
            <text:p>Estland</text:p>
          </table:table-cell>
          <table:table-cell table:formula="of:=MID([.B88];[.J88];[.K88]-[.J88])" office:value-type="string" office:string-value="upload.wikimedia.org/wikipedia/commons/thumb/8/8f/Flag_of_Estonia.svg/20px-Flag_of_Estonia.svg.png" calcext:value-type="string">
            <text:p>upload.wikimedia.org/wikipedia/commons/thumb/8/8f/Flag_of_Estonia.svg/20px-Flag_of_Estonia.svg.png</text:p>
          </table:table-cell>
          <table:table-cell table:formula="of:=MID([.B89];[.H88];[.I88]-[.H88])" office:value-type="string" office:string-value="Tallinn" calcext:value-type="string">
            <text:p>Tallinn</text:p>
          </table:table-cell>
          <table:table-cell table:formula="of:=FIND(&quot;title=&quot;;[.B89];1)+7" office:value-type="float" office:value="36" calcext:value-type="float">
            <text:p>36</text:p>
          </table:table-cell>
          <table:table-cell table:formula="of:=FIND(&quot;&quot;&quot;&quot;;[.B89];FIND(&quot;title=&quot;;[.B89];1)+7)" office:value-type="float" office:value="43" calcext:value-type="float">
            <text:p>43</text:p>
          </table:table-cell>
          <table:table-cell table:formula="of:=FIND(&quot;src=&quot;;[.B88];1)+7" office:value-type="float" office:value="105" calcext:value-type="float">
            <text:p>105</text:p>
          </table:table-cell>
          <table:table-cell table:formula="of:=FIND(&quot;&quot;&quot;&quot;;[.B88];FIND(&quot;src=&quot;;[.B88];1)+7)" office:value-type="float" office:value="203" calcext:value-type="float">
            <text:p>203</text:p>
          </table:table-cell>
          <table:table-cell table:formula="of:=FIND(&quot;title&quot;;[.B88];1)+7" office:value-type="float" office:value="77" calcext:value-type="float">
            <text:p>77</text:p>
          </table:table-cell>
          <table:table-cell table:formula="of:=FIND(&quot;&quot;&quot;&quot;;[.B88];FIND(&quot;title&quot;;[.B88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449" calcext:value-type="float">
            <text:p>449</text:p>
          </table:table-cell>
          <table:table-cell office:value-type="string" calcext:value-type="string">
            <text:p>&lt;td&gt;&lt;a href="/wiki/Tallinn" title="Tallinn"&gt;Tallinn&lt;/a&gt;</text:p>
          </table:table-cell>
          <table:table-cell table:formula="of:=CONCATENATE(&quot;[&quot;&quot;&quot;;[.E89];&quot;&quot;&quot;,&quot;&quot;&quot;&amp;[.G89];&quot;&quot;&quot;,&quot;&amp;&quot;&quot;&quot;&quot;&amp;[.F89]&amp;&quot;&quot;&quot;],&quot;)" office:value-type="string" office:string-value="" calcext:value-type="error">
            <text:p>#WERT!</text:p>
          </table:table-cell>
          <table:table-cell/>
          <table:table-cell table:formula="of:=MID([.B89];[.L89];[.M89]-[.L89])" office:value-type="string" office:string-value="Tallinn" calcext:value-type="string">
            <text:p>Tallinn</text:p>
          </table:table-cell>
          <table:table-cell table:formula="of:=MID([.B89];[.J89];[.K89]-[.J89])" office:value-type="string" office:string-value="" calcext:value-type="error">
            <text:p>#WERT!</text:p>
          </table:table-cell>
          <table:table-cell table:formula="of:=MID([.B90];[.H89];[.I89]-[.H89])" office:value-type="string" office:string-value="Eswatini" calcext:value-type="string">
            <text:p>Eswatini</text:p>
          </table:table-cell>
          <table:table-cell table:formula="of:=FIND(&quot;title=&quot;;[.B90];1)+7" office:value-type="float" office:value="79" calcext:value-type="float">
            <text:p>79</text:p>
          </table:table-cell>
          <table:table-cell table:formula="of:=FIND(&quot;&quot;&quot;&quot;;[.B90];FIND(&quot;title=&quot;;[.B90];1)+7)" office:value-type="float" office:value="87" calcext:value-type="float">
            <text:p>87</text:p>
          </table:table-cell>
          <table:table-cell table:formula="of:=FIND(&quot;src=&quot;;[.B89];1)+7" office:value-type="string" office:string-value="" calcext:value-type="error">
            <text:p>#WERT!</text:p>
          </table:table-cell>
          <table:table-cell table:formula="of:=FIND(&quot;&quot;&quot;&quot;;[.B89];FIND(&quot;src=&quot;;[.B89];1)+7)" office:value-type="string" office:string-value="" calcext:value-type="error">
            <text:p>#WERT!</text:p>
          </table:table-cell>
          <table:table-cell table:formula="of:=FIND(&quot;title&quot;;[.B89];1)+7" office:value-type="float" office:value="36" calcext:value-type="float">
            <text:p>36</text:p>
          </table:table-cell>
          <table:table-cell table:formula="of:=FIND(&quot;&quot;&quot;&quot;;[.B89];FIND(&quot;title&quot;;[.B89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458" calcext:value-type="float">
            <text:p>458</text:p>
          </table:table-cell>
          <table:table-cell office:value-type="string" calcext:value-type="string">
            <text:p>&lt;td&gt;&lt;span style="display:none"&gt;Eswatini&lt;/span&gt;&lt;a href="/wiki/Eswatini" title="Eswatini"&gt;&lt;img alt="" src="//upload.wikimedia.org/wikipedia/commons/thumb/f/fb/Flag_of_Eswatini.svg/20px-Flag_of_Eswatini.svg.png" decoding="async" width="20" height="13" class="noviewer" srcset="//upload.wikimedia.org/wikipedia/commons/thumb/f/fb/Flag_of_Eswatini.svg/30px-Flag_of_Eswatini.svg.png 1.5x, //upload.wikimedia.org/wikipedia/commons/thumb/f/fb/Flag_of_Eswatini.svg/40px-Flag_of_Eswatini.svg.png 2x" data-file-width="900" data-file-height="600" /&gt;&lt;/a&gt;&amp;#160;&lt;a href="/wiki/Eswatini" title="Eswatini"&gt;Eswatini&lt;/a&gt;&lt;/td&gt;</text:p>
          </table:table-cell>
          <table:table-cell table:formula="of:=CONCATENATE(&quot;[&quot;&quot;&quot;;[.E90];&quot;&quot;&quot;,&quot;&quot;&quot;&amp;[.G90];&quot;&quot;&quot;,&quot;&amp;&quot;&quot;&quot;&quot;&amp;[.F90]&amp;&quot;&quot;&quot;],&quot;)" office:value-type="string" office:string-value="[&quot;Eswatini&quot;,&quot;Mbabane&quot;,&quot;upload.wikimedia.org/wikipedia/commons/thumb/f/fb/Flag_of_Eswatini.svg/20px-Flag_of_Eswatini.svg.png&quot;]," calcext:value-type="string">
            <text:p>["Eswatini","Mbabane","upload.wikimedia.org/wikipedia/commons/thumb/f/fb/Flag_of_Eswatini.svg/20px-Flag_of_Eswatini.svg.png"],</text:p>
          </table:table-cell>
          <table:table-cell/>
          <table:table-cell table:formula="of:=MID([.B90];[.L90];[.M90]-[.L90])" office:value-type="string" office:string-value="Eswatini" calcext:value-type="string">
            <text:p>Eswatini</text:p>
          </table:table-cell>
          <table:table-cell table:formula="of:=MID([.B90];[.J90];[.K90]-[.J90])" office:value-type="string" office:string-value="upload.wikimedia.org/wikipedia/commons/thumb/f/fb/Flag_of_Eswatini.svg/20px-Flag_of_Eswatini.svg.png" calcext:value-type="string">
            <text:p>upload.wikimedia.org/wikipedia/commons/thumb/f/fb/Flag_of_Eswatini.svg/20px-Flag_of_Eswatini.svg.png</text:p>
          </table:table-cell>
          <table:table-cell table:formula="of:=MID([.B91];[.H90];[.I90]-[.H90])" office:value-type="string" office:string-value="Mbabane" calcext:value-type="string">
            <text:p>Mbabane</text:p>
          </table:table-cell>
          <table:table-cell table:formula="of:=FIND(&quot;title=&quot;;[.B91];1)+7" office:value-type="float" office:value="36" calcext:value-type="float">
            <text:p>36</text:p>
          </table:table-cell>
          <table:table-cell table:formula="of:=FIND(&quot;&quot;&quot;&quot;;[.B91];FIND(&quot;title=&quot;;[.B91];1)+7)" office:value-type="float" office:value="43" calcext:value-type="float">
            <text:p>43</text:p>
          </table:table-cell>
          <table:table-cell table:formula="of:=FIND(&quot;src=&quot;;[.B90];1)+7" office:value-type="float" office:value="108" calcext:value-type="float">
            <text:p>108</text:p>
          </table:table-cell>
          <table:table-cell table:formula="of:=FIND(&quot;&quot;&quot;&quot;;[.B90];FIND(&quot;src=&quot;;[.B90];1)+7)" office:value-type="float" office:value="208" calcext:value-type="float">
            <text:p>208</text:p>
          </table:table-cell>
          <table:table-cell table:formula="of:=FIND(&quot;title&quot;;[.B90];1)+7" office:value-type="float" office:value="79" calcext:value-type="float">
            <text:p>79</text:p>
          </table:table-cell>
          <table:table-cell table:formula="of:=FIND(&quot;&quot;&quot;&quot;;[.B90];FIND(&quot;title&quot;;[.B90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459" calcext:value-type="float">
            <text:p>459</text:p>
          </table:table-cell>
          <table:table-cell office:value-type="string" calcext:value-type="string">
            <text:p>&lt;td&gt;&lt;a href="/wiki/Mbabane" title="Mbabane"&gt;Mbabane&lt;/a&gt;</text:p>
          </table:table-cell>
          <table:table-cell table:formula="of:=CONCATENATE(&quot;[&quot;&quot;&quot;;[.E91];&quot;&quot;&quot;,&quot;&quot;&quot;&amp;[.G91];&quot;&quot;&quot;,&quot;&amp;&quot;&quot;&quot;&quot;&amp;[.F91]&amp;&quot;&quot;&quot;],&quot;)" office:value-type="string" office:string-value="" calcext:value-type="error">
            <text:p>#WERT!</text:p>
          </table:table-cell>
          <table:table-cell/>
          <table:table-cell table:formula="of:=MID([.B91];[.L91];[.M91]-[.L91])" office:value-type="string" office:string-value="Mbabane" calcext:value-type="string">
            <text:p>Mbabane</text:p>
          </table:table-cell>
          <table:table-cell table:formula="of:=MID([.B91];[.J91];[.K91]-[.J91])" office:value-type="string" office:string-value="" calcext:value-type="error">
            <text:p>#WERT!</text:p>
          </table:table-cell>
          <table:table-cell table:formula="of:=MID([.B92];[.H91];[.I91]-[.H91])" office:value-type="string" office:string-value="Fidschi" calcext:value-type="string">
            <text:p>Fidschi</text:p>
          </table:table-cell>
          <table:table-cell table:formula="of:=FIND(&quot;title=&quot;;[.B92];1)+7" office:value-type="float" office:value="77" calcext:value-type="float">
            <text:p>77</text:p>
          </table:table-cell>
          <table:table-cell table:formula="of:=FIND(&quot;&quot;&quot;&quot;;[.B92];FIND(&quot;title=&quot;;[.B92];1)+7)" office:value-type="float" office:value="84" calcext:value-type="float">
            <text:p>84</text:p>
          </table:table-cell>
          <table:table-cell table:formula="of:=FIND(&quot;src=&quot;;[.B91];1)+7" office:value-type="string" office:string-value="" calcext:value-type="error">
            <text:p>#WERT!</text:p>
          </table:table-cell>
          <table:table-cell table:formula="of:=FIND(&quot;&quot;&quot;&quot;;[.B91];FIND(&quot;src=&quot;;[.B91];1)+7)" office:value-type="string" office:string-value="" calcext:value-type="error">
            <text:p>#WERT!</text:p>
          </table:table-cell>
          <table:table-cell table:formula="of:=FIND(&quot;title&quot;;[.B91];1)+7" office:value-type="float" office:value="36" calcext:value-type="float">
            <text:p>36</text:p>
          </table:table-cell>
          <table:table-cell table:formula="of:=FIND(&quot;&quot;&quot;&quot;;[.B91];FIND(&quot;title&quot;;[.B91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468" calcext:value-type="float">
            <text:p>468</text:p>
          </table:table-cell>
          <table:table-cell office:value-type="string" calcext:value-type="string">
            <text:p>&lt;td&gt;&lt;span style="display:none"&gt;Fidschi&lt;/span&gt;&lt;a href="/wiki/Fidschi" title="Fidschi"&gt;&lt;img alt="" src="//upload.wikimedia.org/wikipedia/commons/thumb/b/ba/Flag_of_Fiji.svg/20px-Flag_of_Fiji.svg.png" decoding="async" width="20" height="10" class="noviewer" srcset="//upload.wikimedia.org/wikipedia/commons/thumb/b/ba/Flag_of_Fiji.svg/30px-Flag_of_Fiji.svg.png 1.5x, //upload.wikimedia.org/wikipedia/commons/thumb/b/ba/Flag_of_Fiji.svg/40px-Flag_of_Fiji.svg.png 2x" data-file-width="1200" data-file-height="600" /&gt;&lt;/a&gt;&amp;#160;&lt;a href="/wiki/Fidschi" title="Fidschi"&gt;Fidschi&lt;/a&gt;&lt;/td&gt;</text:p>
          </table:table-cell>
          <table:table-cell table:formula="of:=CONCATENATE(&quot;[&quot;&quot;&quot;;[.E92];&quot;&quot;&quot;,&quot;&quot;&quot;&amp;[.G92];&quot;&quot;&quot;,&quot;&amp;&quot;&quot;&quot;&quot;&amp;[.F92]&amp;&quot;&quot;&quot;],&quot;)" office:value-type="string" office:string-value="[&quot;Fidschi&quot;,&quot;Suva&quot;,&quot;upload.wikimedia.org/wikipedia/commons/thumb/b/ba/Flag_of_Fiji.svg/20px-Flag_of_Fiji.svg.png&quot;]," calcext:value-type="string">
            <text:p>["Fidschi","Suva","upload.wikimedia.org/wikipedia/commons/thumb/b/ba/Flag_of_Fiji.svg/20px-Flag_of_Fiji.svg.png"],</text:p>
          </table:table-cell>
          <table:table-cell/>
          <table:table-cell table:formula="of:=MID([.B92];[.L92];[.M92]-[.L92])" office:value-type="string" office:string-value="Fidschi" calcext:value-type="string">
            <text:p>Fidschi</text:p>
          </table:table-cell>
          <table:table-cell table:formula="of:=MID([.B92];[.J92];[.K92]-[.J92])" office:value-type="string" office:string-value="upload.wikimedia.org/wikipedia/commons/thumb/b/ba/Flag_of_Fiji.svg/20px-Flag_of_Fiji.svg.png" calcext:value-type="string">
            <text:p>upload.wikimedia.org/wikipedia/commons/thumb/b/ba/Flag_of_Fiji.svg/20px-Flag_of_Fiji.svg.png</text:p>
          </table:table-cell>
          <table:table-cell table:formula="of:=MID([.B93];[.H92];[.I92]-[.H92])" office:value-type="string" office:string-value="Suva" calcext:value-type="string">
            <text:p>Suva</text:p>
          </table:table-cell>
          <table:table-cell table:formula="of:=FIND(&quot;title=&quot;;[.B93];1)+7" office:value-type="float" office:value="33" calcext:value-type="float">
            <text:p>33</text:p>
          </table:table-cell>
          <table:table-cell table:formula="of:=FIND(&quot;&quot;&quot;&quot;;[.B93];FIND(&quot;title=&quot;;[.B93];1)+7)" office:value-type="float" office:value="37" calcext:value-type="float">
            <text:p>37</text:p>
          </table:table-cell>
          <table:table-cell table:formula="of:=FIND(&quot;src=&quot;;[.B92];1)+7" office:value-type="float" office:value="105" calcext:value-type="float">
            <text:p>105</text:p>
          </table:table-cell>
          <table:table-cell table:formula="of:=FIND(&quot;&quot;&quot;&quot;;[.B92];FIND(&quot;src=&quot;;[.B92];1)+7)" office:value-type="float" office:value="197" calcext:value-type="float">
            <text:p>197</text:p>
          </table:table-cell>
          <table:table-cell table:formula="of:=FIND(&quot;title&quot;;[.B92];1)+7" office:value-type="float" office:value="77" calcext:value-type="float">
            <text:p>77</text:p>
          </table:table-cell>
          <table:table-cell table:formula="of:=FIND(&quot;&quot;&quot;&quot;;[.B92];FIND(&quot;title&quot;;[.B92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469" calcext:value-type="float">
            <text:p>469</text:p>
          </table:table-cell>
          <table:table-cell office:value-type="string" calcext:value-type="string">
            <text:p>&lt;td&gt;&lt;a href="/wiki/Suva" title="Suva"&gt;Suva&lt;/a&gt;</text:p>
          </table:table-cell>
          <table:table-cell table:formula="of:=CONCATENATE(&quot;[&quot;&quot;&quot;;[.E93];&quot;&quot;&quot;,&quot;&quot;&quot;&amp;[.G93];&quot;&quot;&quot;,&quot;&amp;&quot;&quot;&quot;&quot;&amp;[.F93]&amp;&quot;&quot;&quot;],&quot;)" office:value-type="string" office:string-value="" calcext:value-type="error">
            <text:p>#WERT!</text:p>
          </table:table-cell>
          <table:table-cell/>
          <table:table-cell table:formula="of:=MID([.B93];[.L93];[.M93]-[.L93])" office:value-type="string" office:string-value="Suva" calcext:value-type="string">
            <text:p>Suva</text:p>
          </table:table-cell>
          <table:table-cell table:formula="of:=MID([.B93];[.J93];[.K93]-[.J93])" office:value-type="string" office:string-value="" calcext:value-type="error">
            <text:p>#WERT!</text:p>
          </table:table-cell>
          <table:table-cell table:formula="of:=MID([.B94];[.H93];[.I93]-[.H93])" office:value-type="string" office:string-value="Finnland" calcext:value-type="string">
            <text:p>Finnland</text:p>
          </table:table-cell>
          <table:table-cell table:formula="of:=FIND(&quot;title=&quot;;[.B94];1)+7" office:value-type="float" office:value="79" calcext:value-type="float">
            <text:p>79</text:p>
          </table:table-cell>
          <table:table-cell table:formula="of:=FIND(&quot;&quot;&quot;&quot;;[.B94];FIND(&quot;title=&quot;;[.B94];1)+7)" office:value-type="float" office:value="87" calcext:value-type="float">
            <text:p>87</text:p>
          </table:table-cell>
          <table:table-cell table:formula="of:=FIND(&quot;src=&quot;;[.B93];1)+7" office:value-type="string" office:string-value="" calcext:value-type="error">
            <text:p>#WERT!</text:p>
          </table:table-cell>
          <table:table-cell table:formula="of:=FIND(&quot;&quot;&quot;&quot;;[.B93];FIND(&quot;src=&quot;;[.B93];1)+7)" office:value-type="string" office:string-value="" calcext:value-type="error">
            <text:p>#WERT!</text:p>
          </table:table-cell>
          <table:table-cell table:formula="of:=FIND(&quot;title&quot;;[.B93];1)+7" office:value-type="float" office:value="33" calcext:value-type="float">
            <text:p>33</text:p>
          </table:table-cell>
          <table:table-cell table:formula="of:=FIND(&quot;&quot;&quot;&quot;;[.B93];FIND(&quot;title&quot;;[.B93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478" calcext:value-type="float">
            <text:p>478</text:p>
          </table:table-cell>
          <table:table-cell office:value-type="string" calcext:value-type="string">
            <text:p>&lt;td&gt;&lt;span style="display:none"&gt;Finnland&lt;/span&gt;&lt;a href="/wiki/Finnland" title="Finnland"&gt;&lt;img alt="" src="//upload.wikimedia.org/wikipedia/commons/thumb/d/d2/Flag_of_Finland_icon.svg/20px-Flag_of_Finland_icon.svg.png" decoding="async" width="20" height="12" class="noviewer thumbborder" srcset="//upload.wikimedia.org/wikipedia/commons/thumb/d/d2/Flag_of_Finland_icon.svg/30px-Flag_of_Finland_icon.svg.png 1.5x, //upload.wikimedia.org/wikipedia/commons/thumb/d/d2/Flag_of_Finland_icon.svg/40px-Flag_of_Finland_icon.svg.png 2x" data-file-width="18" data-file-height="11" /&gt;&lt;/a&gt;&amp;#160;&lt;a href="/wiki/Finnland" title="Finnland"&gt;Finnland&lt;/a&gt;&lt;/td&gt;</text:p>
          </table:table-cell>
          <table:table-cell table:formula="of:=CONCATENATE(&quot;[&quot;&quot;&quot;;[.E94];&quot;&quot;&quot;,&quot;&quot;&quot;&amp;[.G94];&quot;&quot;&quot;,&quot;&amp;&quot;&quot;&quot;&quot;&amp;[.F94]&amp;&quot;&quot;&quot;],&quot;)" office:value-type="string" office:string-value="[&quot;Finnland&quot;,&quot;Helsinki&quot;,&quot;upload.wikimedia.org/wikipedia/commons/thumb/d/d2/Flag_of_Finland_icon.svg/20px-Flag_of_Finland_icon.svg.png&quot;]," calcext:value-type="string">
            <text:p>["Finnland","Helsinki","upload.wikimedia.org/wikipedia/commons/thumb/d/d2/Flag_of_Finland_icon.svg/20px-Flag_of_Finland_icon.svg.png"],</text:p>
          </table:table-cell>
          <table:table-cell/>
          <table:table-cell table:formula="of:=MID([.B94];[.L94];[.M94]-[.L94])" office:value-type="string" office:string-value="Finnland" calcext:value-type="string">
            <text:p>Finnland</text:p>
          </table:table-cell>
          <table:table-cell table:formula="of:=MID([.B94];[.J94];[.K94]-[.J94])" office:value-type="string" office:string-value="upload.wikimedia.org/wikipedia/commons/thumb/d/d2/Flag_of_Finland_icon.svg/20px-Flag_of_Finland_icon.svg.png" calcext:value-type="string">
            <text:p>upload.wikimedia.org/wikipedia/commons/thumb/d/d2/Flag_of_Finland_icon.svg/20px-Flag_of_Finland_icon.svg.png</text:p>
          </table:table-cell>
          <table:table-cell table:formula="of:=MID([.B95];[.H94];[.I94]-[.H94])" office:value-type="string" office:string-value="Helsinki" calcext:value-type="string">
            <text:p>Helsinki</text:p>
          </table:table-cell>
          <table:table-cell table:formula="of:=FIND(&quot;title=&quot;;[.B95];1)+7" office:value-type="float" office:value="37" calcext:value-type="float">
            <text:p>37</text:p>
          </table:table-cell>
          <table:table-cell table:formula="of:=FIND(&quot;&quot;&quot;&quot;;[.B95];FIND(&quot;title=&quot;;[.B95];1)+7)" office:value-type="float" office:value="45" calcext:value-type="float">
            <text:p>45</text:p>
          </table:table-cell>
          <table:table-cell table:formula="of:=FIND(&quot;src=&quot;;[.B94];1)+7" office:value-type="float" office:value="108" calcext:value-type="float">
            <text:p>108</text:p>
          </table:table-cell>
          <table:table-cell table:formula="of:=FIND(&quot;&quot;&quot;&quot;;[.B94];FIND(&quot;src=&quot;;[.B94];1)+7)" office:value-type="float" office:value="216" calcext:value-type="float">
            <text:p>216</text:p>
          </table:table-cell>
          <table:table-cell table:formula="of:=FIND(&quot;title&quot;;[.B94];1)+7" office:value-type="float" office:value="79" calcext:value-type="float">
            <text:p>79</text:p>
          </table:table-cell>
          <table:table-cell table:formula="of:=FIND(&quot;&quot;&quot;&quot;;[.B94];FIND(&quot;title&quot;;[.B94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479" calcext:value-type="float">
            <text:p>479</text:p>
          </table:table-cell>
          <table:table-cell office:value-type="string" calcext:value-type="string">
            <text:p>&lt;td&gt;&lt;a href="/wiki/Helsinki" title="Helsinki"&gt;Helsinki&lt;/a&gt;</text:p>
          </table:table-cell>
          <table:table-cell table:formula="of:=CONCATENATE(&quot;[&quot;&quot;&quot;;[.E95];&quot;&quot;&quot;,&quot;&quot;&quot;&amp;[.G95];&quot;&quot;&quot;,&quot;&amp;&quot;&quot;&quot;&quot;&amp;[.F95]&amp;&quot;&quot;&quot;],&quot;)" office:value-type="string" office:string-value="" calcext:value-type="error">
            <text:p>#WERT!</text:p>
          </table:table-cell>
          <table:table-cell/>
          <table:table-cell table:formula="of:=MID([.B95];[.L95];[.M95]-[.L95])" office:value-type="string" office:string-value="Helsinki" calcext:value-type="string">
            <text:p>Helsinki</text:p>
          </table:table-cell>
          <table:table-cell table:formula="of:=MID([.B95];[.J95];[.K95]-[.J95])" office:value-type="string" office:string-value="" calcext:value-type="error">
            <text:p>#WERT!</text:p>
          </table:table-cell>
          <table:table-cell table:formula="of:=MID([.B96];[.H95];[.I95]-[.H95])" office:value-type="string" office:string-value="Frankreich" calcext:value-type="string">
            <text:p>Frankreich</text:p>
          </table:table-cell>
          <table:table-cell table:formula="of:=FIND(&quot;title=&quot;;[.B96];1)+7" office:value-type="float" office:value="83" calcext:value-type="float">
            <text:p>83</text:p>
          </table:table-cell>
          <table:table-cell table:formula="of:=FIND(&quot;&quot;&quot;&quot;;[.B96];FIND(&quot;title=&quot;;[.B96];1)+7)" office:value-type="float" office:value="93" calcext:value-type="float">
            <text:p>93</text:p>
          </table:table-cell>
          <table:table-cell table:formula="of:=FIND(&quot;src=&quot;;[.B95];1)+7" office:value-type="string" office:string-value="" calcext:value-type="error">
            <text:p>#WERT!</text:p>
          </table:table-cell>
          <table:table-cell table:formula="of:=FIND(&quot;&quot;&quot;&quot;;[.B95];FIND(&quot;src=&quot;;[.B95];1)+7)" office:value-type="string" office:string-value="" calcext:value-type="error">
            <text:p>#WERT!</text:p>
          </table:table-cell>
          <table:table-cell table:formula="of:=FIND(&quot;title&quot;;[.B95];1)+7" office:value-type="float" office:value="37" calcext:value-type="float">
            <text:p>37</text:p>
          </table:table-cell>
          <table:table-cell table:formula="of:=FIND(&quot;&quot;&quot;&quot;;[.B95];FIND(&quot;title&quot;;[.B95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488" calcext:value-type="float">
            <text:p>488</text:p>
          </table:table-cell>
          <table:table-cell office:value-type="string" calcext:value-type="string">
            <text:p>&lt;td&gt;&lt;span style="display:none"&gt;Frankreich&lt;/span&gt;&lt;a href="/wiki/Frankreich" title="Frankreich"&gt;&lt;img alt="" src="//upload.wikimedia.org/wikipedia/commons/thumb/b/bc/Flag_of_France_%281794%E2%80%931815%2C_1830%E2%80%931974%2C_2020%E2%80%93present%29.svg/20px-Flag_of_France_%281794%E2%80%931815%2C_1830%E2%80%931974%2C_2020%E2%80%93present%29.svg.png" decoding="async" width="20" height="13" class="noviewer thumbborder" srcset="//upload.wikimedia.org/wikipedia/commons/thumb/b/bc/Flag_of_France_%281794%E2%80%931815%2C_1830%E2%80%931974%2C_2020%E2%80%93present%29.svg/30px-Flag_of_France_%281794%E2%80%931815%2C_1830%E2%80%931974%2C_2020%E2%80%93present%29.svg.png 1.5x, //upload.wikimedia.org/wikipedia/commons/thumb/b/bc/Flag_of_France_%281794%E2%80%931815%2C_1830%E2%80%931974%2C_2020%E2%80%93present%29.svg/40px-Flag_of_France_%281794%E2%80%931815%2C_1830%E2%80%931974%2C_2020%E2%80%93present%29.svg.png 2x" data-file-width="900" data-file-height="600" /&gt;&lt;/a&gt;&amp;#160;&lt;a href="/wiki/Frankreich" title="Frankreich"&gt;Frankreich&lt;/a&gt;&lt;/td&gt;</text:p>
          </table:table-cell>
          <table:table-cell table:formula="of:=CONCATENATE(&quot;[&quot;&quot;&quot;;[.E96];&quot;&quot;&quot;,&quot;&quot;&quot;&amp;[.G96];&quot;&quot;&quot;,&quot;&amp;&quot;&quot;&quot;&quot;&amp;[.F96]&amp;&quot;&quot;&quot;],&quot;)" office:value-type="string" office:string-value="[&quot;Frankreich&quot;,&quot;Paris&quot;,&quot;upload.wikimedia.org/wikipedia/commons/thumb/b/bc/Flag_of_France_%281794%E2%80%931815%2C_1830%E2%80%931974%2C_2020%E2%80%93present%29.svg/20px-Flag_of_France_%281794%E2%80%931815%2C_1830%E2%80%931974%2C_2020%E2%80%93present%29.svg.png&quot;]," calcext:value-type="string">
            <text:p>["Frankreich","Paris","upload.wikimedia.org/wikipedia/commons/thumb/b/bc/Flag_of_France_%281794%E2%80%931815%2C_1830%E2%80%931974%2C_2020%E2%80%93present%29.svg/20px-Flag_of_France_%281794%E2%80%931815%2C_1830%E2%80%931974%2C_2020%E2%80%93present%29.svg.png"],</text:p>
          </table:table-cell>
          <table:table-cell/>
          <table:table-cell table:formula="of:=MID([.B96];[.L96];[.M96]-[.L96])" office:value-type="string" office:string-value="Frankreich" calcext:value-type="string">
            <text:p>Frankreich</text:p>
          </table:table-cell>
          <table:table-cell table:formula="of:=MID([.B96];[.J96];[.K96]-[.J96])" office:value-type="string" office:string-value="upload.wikimedia.org/wikipedia/commons/thumb/b/bc/Flag_of_France_%281794%E2%80%931815%2C_1830%E2%80%931974%2C_2020%E2%80%93present%29.svg/20px-Flag_of_France_%281794%E2%80%931815%2C_1830%E2%80%931974%2C_2020%E2%80%93present%29.svg.png" calcext:value-type="string">
            <text:p>upload.wikimedia.org/wikipedia/commons/thumb/b/bc/Flag_of_France_%281794%E2%80%931815%2C_1830%E2%80%931974%2C_2020%E2%80%93present%29.svg/20px-Flag_of_France_%281794%E2%80%931815%2C_1830%E2%80%931974%2C_2020%E2%80%93present%29.svg.png</text:p>
          </table:table-cell>
          <table:table-cell table:formula="of:=MID([.B97];[.H96];[.I96]-[.H96])" office:value-type="string" office:string-value="Paris" calcext:value-type="string">
            <text:p>Paris</text:p>
          </table:table-cell>
          <table:table-cell table:formula="of:=FIND(&quot;title=&quot;;[.B97];1)+7" office:value-type="float" office:value="34" calcext:value-type="float">
            <text:p>34</text:p>
          </table:table-cell>
          <table:table-cell table:formula="of:=FIND(&quot;&quot;&quot;&quot;;[.B97];FIND(&quot;title=&quot;;[.B97];1)+7)" office:value-type="float" office:value="39" calcext:value-type="float">
            <text:p>39</text:p>
          </table:table-cell>
          <table:table-cell table:formula="of:=FIND(&quot;src=&quot;;[.B96];1)+7" office:value-type="float" office:value="114" calcext:value-type="float">
            <text:p>114</text:p>
          </table:table-cell>
          <table:table-cell table:formula="of:=FIND(&quot;&quot;&quot;&quot;;[.B96];FIND(&quot;src=&quot;;[.B96];1)+7)" office:value-type="float" office:value="348" calcext:value-type="float">
            <text:p>348</text:p>
          </table:table-cell>
          <table:table-cell table:formula="of:=FIND(&quot;title&quot;;[.B96];1)+7" office:value-type="float" office:value="83" calcext:value-type="float">
            <text:p>83</text:p>
          </table:table-cell>
          <table:table-cell table:formula="of:=FIND(&quot;&quot;&quot;&quot;;[.B96];FIND(&quot;title&quot;;[.B96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489" calcext:value-type="float">
            <text:p>489</text:p>
          </table:table-cell>
          <table:table-cell office:value-type="string" calcext:value-type="string">
            <text:p>&lt;td&gt;&lt;a href="/wiki/Paris" title="Paris"&gt;Paris&lt;/a&gt;</text:p>
          </table:table-cell>
          <table:table-cell table:formula="of:=CONCATENATE(&quot;[&quot;&quot;&quot;;[.E97];&quot;&quot;&quot;,&quot;&quot;&quot;&amp;[.G97];&quot;&quot;&quot;,&quot;&amp;&quot;&quot;&quot;&quot;&amp;[.F97]&amp;&quot;&quot;&quot;],&quot;)" office:value-type="string" office:string-value="" calcext:value-type="error">
            <text:p>#WERT!</text:p>
          </table:table-cell>
          <table:table-cell/>
          <table:table-cell table:formula="of:=MID([.B97];[.L97];[.M97]-[.L97])" office:value-type="string" office:string-value="Paris" calcext:value-type="string">
            <text:p>Paris</text:p>
          </table:table-cell>
          <table:table-cell table:formula="of:=MID([.B97];[.J97];[.K97]-[.J97])" office:value-type="string" office:string-value="" calcext:value-type="error">
            <text:p>#WERT!</text:p>
          </table:table-cell>
          <table:table-cell table:formula="of:=MID([.B98];[.H97];[.I97]-[.H97])" office:value-type="string" office:string-value="Gabun" calcext:value-type="string">
            <text:p>Gabun</text:p>
          </table:table-cell>
          <table:table-cell table:formula="of:=FIND(&quot;title=&quot;;[.B98];1)+7" office:value-type="float" office:value="73" calcext:value-type="float">
            <text:p>73</text:p>
          </table:table-cell>
          <table:table-cell table:formula="of:=FIND(&quot;&quot;&quot;&quot;;[.B98];FIND(&quot;title=&quot;;[.B98];1)+7)" office:value-type="float" office:value="78" calcext:value-type="float">
            <text:p>78</text:p>
          </table:table-cell>
          <table:table-cell table:formula="of:=FIND(&quot;src=&quot;;[.B97];1)+7" office:value-type="string" office:string-value="" calcext:value-type="error">
            <text:p>#WERT!</text:p>
          </table:table-cell>
          <table:table-cell table:formula="of:=FIND(&quot;&quot;&quot;&quot;;[.B97];FIND(&quot;src=&quot;;[.B97];1)+7)" office:value-type="string" office:string-value="" calcext:value-type="error">
            <text:p>#WERT!</text:p>
          </table:table-cell>
          <table:table-cell table:formula="of:=FIND(&quot;title&quot;;[.B97];1)+7" office:value-type="float" office:value="34" calcext:value-type="float">
            <text:p>34</text:p>
          </table:table-cell>
          <table:table-cell table:formula="of:=FIND(&quot;&quot;&quot;&quot;;[.B97];FIND(&quot;title&quot;;[.B97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498" calcext:value-type="float">
            <text:p>498</text:p>
          </table:table-cell>
          <table:table-cell office:value-type="string" calcext:value-type="string">
            <text:p>&lt;td&gt;&lt;span style="display:none"&gt;Gabun&lt;/span&gt;&lt;a href="/wiki/Gabun" title="Gabun"&gt;&lt;img alt="" src="//upload.wikimedia.org/wikipedia/commons/thumb/0/04/Flag_of_Gabon.svg/20px-Flag_of_Gabon.svg.png" decoding="async" width="20" height="15" class="noviewer" srcset="//upload.wikimedia.org/wikipedia/commons/thumb/0/04/Flag_of_Gabon.svg/30px-Flag_of_Gabon.svg.png 1.5x, //upload.wikimedia.org/wikipedia/commons/thumb/0/04/Flag_of_Gabon.svg/40px-Flag_of_Gabon.svg.png 2x" data-file-width="1000" data-file-height="750" /&gt;&lt;/a&gt;&amp;#160;&lt;a href="/wiki/Gabun" title="Gabun"&gt;Gabun&lt;/a&gt;&lt;/td&gt;</text:p>
          </table:table-cell>
          <table:table-cell table:formula="of:=CONCATENATE(&quot;[&quot;&quot;&quot;;[.E98];&quot;&quot;&quot;,&quot;&quot;&quot;&amp;[.G98];&quot;&quot;&quot;,&quot;&amp;&quot;&quot;&quot;&quot;&amp;[.F98]&amp;&quot;&quot;&quot;],&quot;)" office:value-type="string" office:string-value="[&quot;Gabun&quot;,&quot;Libreville&quot;,&quot;upload.wikimedia.org/wikipedia/commons/thumb/0/04/Flag_of_Gabon.svg/20px-Flag_of_Gabon.svg.png&quot;]," calcext:value-type="string">
            <text:p>["Gabun","Libreville","upload.wikimedia.org/wikipedia/commons/thumb/0/04/Flag_of_Gabon.svg/20px-Flag_of_Gabon.svg.png"],</text:p>
          </table:table-cell>
          <table:table-cell/>
          <table:table-cell table:formula="of:=MID([.B98];[.L98];[.M98]-[.L98])" office:value-type="string" office:string-value="Gabun" calcext:value-type="string">
            <text:p>Gabun</text:p>
          </table:table-cell>
          <table:table-cell table:formula="of:=MID([.B98];[.J98];[.K98]-[.J98])" office:value-type="string" office:string-value="upload.wikimedia.org/wikipedia/commons/thumb/0/04/Flag_of_Gabon.svg/20px-Flag_of_Gabon.svg.png" calcext:value-type="string">
            <text:p>upload.wikimedia.org/wikipedia/commons/thumb/0/04/Flag_of_Gabon.svg/20px-Flag_of_Gabon.svg.png</text:p>
          </table:table-cell>
          <table:table-cell table:formula="of:=MID([.B99];[.H98];[.I98]-[.H98])" office:value-type="string" office:string-value="Libreville" calcext:value-type="string">
            <text:p>Libreville</text:p>
          </table:table-cell>
          <table:table-cell table:formula="of:=FIND(&quot;title=&quot;;[.B99];1)+7" office:value-type="float" office:value="39" calcext:value-type="float">
            <text:p>39</text:p>
          </table:table-cell>
          <table:table-cell table:formula="of:=FIND(&quot;&quot;&quot;&quot;;[.B99];FIND(&quot;title=&quot;;[.B99];1)+7)" office:value-type="float" office:value="49" calcext:value-type="float">
            <text:p>49</text:p>
          </table:table-cell>
          <table:table-cell table:formula="of:=FIND(&quot;src=&quot;;[.B98];1)+7" office:value-type="float" office:value="99" calcext:value-type="float">
            <text:p>99</text:p>
          </table:table-cell>
          <table:table-cell table:formula="of:=FIND(&quot;&quot;&quot;&quot;;[.B98];FIND(&quot;src=&quot;;[.B98];1)+7)" office:value-type="float" office:value="193" calcext:value-type="float">
            <text:p>193</text:p>
          </table:table-cell>
          <table:table-cell table:formula="of:=FIND(&quot;title&quot;;[.B98];1)+7" office:value-type="float" office:value="73" calcext:value-type="float">
            <text:p>73</text:p>
          </table:table-cell>
          <table:table-cell table:formula="of:=FIND(&quot;&quot;&quot;&quot;;[.B98];FIND(&quot;title&quot;;[.B98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499" calcext:value-type="float">
            <text:p>499</text:p>
          </table:table-cell>
          <table:table-cell office:value-type="string" calcext:value-type="string">
            <text:p>&lt;td&gt;&lt;a href="/wiki/Libreville" title="Libreville"&gt;Libreville&lt;/a&gt;</text:p>
          </table:table-cell>
          <table:table-cell table:formula="of:=CONCATENATE(&quot;[&quot;&quot;&quot;;[.E99];&quot;&quot;&quot;,&quot;&quot;&quot;&amp;[.G99];&quot;&quot;&quot;,&quot;&amp;&quot;&quot;&quot;&quot;&amp;[.F99]&amp;&quot;&quot;&quot;],&quot;)" office:value-type="string" office:string-value="" calcext:value-type="error">
            <text:p>#WERT!</text:p>
          </table:table-cell>
          <table:table-cell/>
          <table:table-cell table:formula="of:=MID([.B99];[.L99];[.M99]-[.L99])" office:value-type="string" office:string-value="Libreville" calcext:value-type="string">
            <text:p>Libreville</text:p>
          </table:table-cell>
          <table:table-cell table:formula="of:=MID([.B99];[.J99];[.K99]-[.J99])" office:value-type="string" office:string-value="" calcext:value-type="error">
            <text:p>#WERT!</text:p>
          </table:table-cell>
          <table:table-cell table:formula="of:=MID([.B100];[.H99];[.I99]-[.H99])" office:value-type="string" office:string-value="Gambia" calcext:value-type="string">
            <text:p>Gambia</text:p>
          </table:table-cell>
          <table:table-cell table:formula="of:=FIND(&quot;title=&quot;;[.B100];1)+7" office:value-type="float" office:value="75" calcext:value-type="float">
            <text:p>75</text:p>
          </table:table-cell>
          <table:table-cell table:formula="of:=FIND(&quot;&quot;&quot;&quot;;[.B100];FIND(&quot;title=&quot;;[.B100];1)+7)" office:value-type="float" office:value="81" calcext:value-type="float">
            <text:p>81</text:p>
          </table:table-cell>
          <table:table-cell table:formula="of:=FIND(&quot;src=&quot;;[.B99];1)+7" office:value-type="string" office:string-value="" calcext:value-type="error">
            <text:p>#WERT!</text:p>
          </table:table-cell>
          <table:table-cell table:formula="of:=FIND(&quot;&quot;&quot;&quot;;[.B99];FIND(&quot;src=&quot;;[.B99];1)+7)" office:value-type="string" office:string-value="" calcext:value-type="error">
            <text:p>#WERT!</text:p>
          </table:table-cell>
          <table:table-cell table:formula="of:=FIND(&quot;title&quot;;[.B99];1)+7" office:value-type="float" office:value="39" calcext:value-type="float">
            <text:p>39</text:p>
          </table:table-cell>
          <table:table-cell table:formula="of:=FIND(&quot;&quot;&quot;&quot;;[.B99];FIND(&quot;title&quot;;[.B99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508" calcext:value-type="float">
            <text:p>508</text:p>
          </table:table-cell>
          <table:table-cell office:value-type="string" calcext:value-type="string">
            <text:p>&lt;td&gt;&lt;span style="display:none"&gt;Gambia&lt;/span&gt;&lt;a href="/wiki/Gambia" title="Gambia"&gt;&lt;img alt="" src="//upload.wikimedia.org/wikipedia/commons/thumb/7/77/Flag_of_The_Gambia.svg/20px-Flag_of_The_Gambia.svg.png" decoding="async" width="20" height="13" class="noviewer" srcset="//upload.wikimedia.org/wikipedia/commons/thumb/7/77/Flag_of_The_Gambia.svg/30px-Flag_of_The_Gambia.svg.png 1.5x, //upload.wikimedia.org/wikipedia/commons/thumb/7/77/Flag_of_The_Gambia.svg/40px-Flag_of_The_Gambia.svg.png 2x" data-file-width="900" data-file-height="600" /&gt;&lt;/a&gt;&amp;#160;&lt;a href="/wiki/Gambia" title="Gambia"&gt;Gambia&lt;/a&gt;&lt;/td&gt;</text:p>
          </table:table-cell>
          <table:table-cell table:formula="of:=CONCATENATE(&quot;[&quot;&quot;&quot;;[.E100];&quot;&quot;&quot;,&quot;&quot;&quot;&amp;[.G100];&quot;&quot;&quot;,&quot;&amp;&quot;&quot;&quot;&quot;&amp;[.F100]&amp;&quot;&quot;&quot;],&quot;)" office:value-type="string" office:string-value="[&quot;Gambia&quot;,&quot;Banjul&quot;,&quot;upload.wikimedia.org/wikipedia/commons/thumb/7/77/Flag_of_The_Gambia.svg/20px-Flag_of_The_Gambia.svg.png&quot;]," calcext:value-type="string">
            <text:p>["Gambia","Banjul","upload.wikimedia.org/wikipedia/commons/thumb/7/77/Flag_of_The_Gambia.svg/20px-Flag_of_The_Gambia.svg.png"],</text:p>
          </table:table-cell>
          <table:table-cell/>
          <table:table-cell table:formula="of:=MID([.B100];[.L100];[.M100]-[.L100])" office:value-type="string" office:string-value="Gambia" calcext:value-type="string">
            <text:p>Gambia</text:p>
          </table:table-cell>
          <table:table-cell table:formula="of:=MID([.B100];[.J100];[.K100]-[.J100])" office:value-type="string" office:string-value="upload.wikimedia.org/wikipedia/commons/thumb/7/77/Flag_of_The_Gambia.svg/20px-Flag_of_The_Gambia.svg.png" calcext:value-type="string">
            <text:p>upload.wikimedia.org/wikipedia/commons/thumb/7/77/Flag_of_The_Gambia.svg/20px-Flag_of_The_Gambia.svg.png</text:p>
          </table:table-cell>
          <table:table-cell table:formula="of:=MID([.B101];[.H100];[.I100]-[.H100])" office:value-type="string" office:string-value="Banjul" calcext:value-type="string">
            <text:p>Banjul</text:p>
          </table:table-cell>
          <table:table-cell table:formula="of:=FIND(&quot;title=&quot;;[.B101];1)+7" office:value-type="float" office:value="35" calcext:value-type="float">
            <text:p>35</text:p>
          </table:table-cell>
          <table:table-cell table:formula="of:=FIND(&quot;&quot;&quot;&quot;;[.B101];FIND(&quot;title=&quot;;[.B101];1)+7)" office:value-type="float" office:value="41" calcext:value-type="float">
            <text:p>41</text:p>
          </table:table-cell>
          <table:table-cell table:formula="of:=FIND(&quot;src=&quot;;[.B100];1)+7" office:value-type="float" office:value="102" calcext:value-type="float">
            <text:p>102</text:p>
          </table:table-cell>
          <table:table-cell table:formula="of:=FIND(&quot;&quot;&quot;&quot;;[.B100];FIND(&quot;src=&quot;;[.B100];1)+7)" office:value-type="float" office:value="206" calcext:value-type="float">
            <text:p>206</text:p>
          </table:table-cell>
          <table:table-cell table:formula="of:=FIND(&quot;title&quot;;[.B100];1)+7" office:value-type="float" office:value="75" calcext:value-type="float">
            <text:p>75</text:p>
          </table:table-cell>
          <table:table-cell table:formula="of:=FIND(&quot;&quot;&quot;&quot;;[.B100];FIND(&quot;title&quot;;[.B100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509" calcext:value-type="float">
            <text:p>509</text:p>
          </table:table-cell>
          <table:table-cell office:value-type="string" calcext:value-type="string">
            <text:p>&lt;td&gt;&lt;a href="/wiki/Banjul" title="Banjul"&gt;Banjul&lt;/a&gt;</text:p>
          </table:table-cell>
          <table:table-cell table:formula="of:=CONCATENATE(&quot;[&quot;&quot;&quot;;[.E101];&quot;&quot;&quot;,&quot;&quot;&quot;&amp;[.G101];&quot;&quot;&quot;,&quot;&amp;&quot;&quot;&quot;&quot;&amp;[.F101]&amp;&quot;&quot;&quot;],&quot;)" office:value-type="string" office:string-value="" calcext:value-type="error">
            <text:p>#WERT!</text:p>
          </table:table-cell>
          <table:table-cell/>
          <table:table-cell table:formula="of:=MID([.B101];[.L101];[.M101]-[.L101])" office:value-type="string" office:string-value="Banjul" calcext:value-type="string">
            <text:p>Banjul</text:p>
          </table:table-cell>
          <table:table-cell table:formula="of:=MID([.B101];[.J101];[.K101]-[.J101])" office:value-type="string" office:string-value="" calcext:value-type="error">
            <text:p>#WERT!</text:p>
          </table:table-cell>
          <table:table-cell table:formula="of:=MID([.B102];[.H101];[.I101]-[.H101])" office:value-type="string" office:string-value="Georgien" calcext:value-type="string">
            <text:p>Georgien</text:p>
          </table:table-cell>
          <table:table-cell table:formula="of:=FIND(&quot;title=&quot;;[.B102];1)+7" office:value-type="float" office:value="79" calcext:value-type="float">
            <text:p>79</text:p>
          </table:table-cell>
          <table:table-cell table:formula="of:=FIND(&quot;&quot;&quot;&quot;;[.B102];FIND(&quot;title=&quot;;[.B102];1)+7)" office:value-type="float" office:value="87" calcext:value-type="float">
            <text:p>87</text:p>
          </table:table-cell>
          <table:table-cell table:formula="of:=FIND(&quot;src=&quot;;[.B101];1)+7" office:value-type="string" office:string-value="" calcext:value-type="error">
            <text:p>#WERT!</text:p>
          </table:table-cell>
          <table:table-cell table:formula="of:=FIND(&quot;&quot;&quot;&quot;;[.B101];FIND(&quot;src=&quot;;[.B101];1)+7)" office:value-type="string" office:string-value="" calcext:value-type="error">
            <text:p>#WERT!</text:p>
          </table:table-cell>
          <table:table-cell table:formula="of:=FIND(&quot;title&quot;;[.B101];1)+7" office:value-type="float" office:value="35" calcext:value-type="float">
            <text:p>35</text:p>
          </table:table-cell>
          <table:table-cell table:formula="of:=FIND(&quot;&quot;&quot;&quot;;[.B101];FIND(&quot;title&quot;;[.B101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518" calcext:value-type="float">
            <text:p>518</text:p>
          </table:table-cell>
          <table:table-cell office:value-type="string" calcext:value-type="string">
            <text:p>&lt;td&gt;&lt;span style="display:none"&gt;Georgien&lt;/span&gt;&lt;a href="/wiki/Georgien" title="Georgien"&gt;&lt;img alt="" src="//upload.wikimedia.org/wikipedia/commons/thumb/0/0f/Flag_of_Georgia.svg/20px-Flag_of_Georgia.svg.png" decoding="async" width="20" height="13" class="noviewer thumbborder" srcset="//upload.wikimedia.org/wikipedia/commons/thumb/0/0f/Flag_of_Georgia.svg/30px-Flag_of_Georgia.svg.png 1.5x, //upload.wikimedia.org/wikipedia/commons/thumb/0/0f/Flag_of_Georgia.svg/40px-Flag_of_Georgia.svg.png 2x" data-file-width="900" data-file-height="600" /&gt;&lt;/a&gt;&amp;#160;&lt;a href="/wiki/Georgien" title="Georgien"&gt;Georgien&lt;/a&gt;&lt;/td&gt;</text:p>
          </table:table-cell>
          <table:table-cell table:formula="of:=CONCATENATE(&quot;[&quot;&quot;&quot;;[.E102];&quot;&quot;&quot;,&quot;&quot;&quot;&amp;[.G102];&quot;&quot;&quot;,&quot;&amp;&quot;&quot;&quot;&quot;&amp;[.F102]&amp;&quot;&quot;&quot;],&quot;)" office:value-type="string" office:string-value="[&quot;Georgien&quot;,&quot;Tiflis&quot;,&quot;upload.wikimedia.org/wikipedia/commons/thumb/0/0f/Flag_of_Georgia.svg/20px-Flag_of_Georgia.svg.png&quot;]," calcext:value-type="string">
            <text:p>["Georgien","Tiflis","upload.wikimedia.org/wikipedia/commons/thumb/0/0f/Flag_of_Georgia.svg/20px-Flag_of_Georgia.svg.png"],</text:p>
          </table:table-cell>
          <table:table-cell/>
          <table:table-cell table:formula="of:=MID([.B102];[.L102];[.M102]-[.L102])" office:value-type="string" office:string-value="Georgien" calcext:value-type="string">
            <text:p>Georgien</text:p>
          </table:table-cell>
          <table:table-cell table:formula="of:=MID([.B102];[.J102];[.K102]-[.J102])" office:value-type="string" office:string-value="upload.wikimedia.org/wikipedia/commons/thumb/0/0f/Flag_of_Georgia.svg/20px-Flag_of_Georgia.svg.png" calcext:value-type="string">
            <text:p>upload.wikimedia.org/wikipedia/commons/thumb/0/0f/Flag_of_Georgia.svg/20px-Flag_of_Georgia.svg.png</text:p>
          </table:table-cell>
          <table:table-cell table:formula="of:=MID([.B103];[.H102];[.I102]-[.H102])" office:value-type="string" office:string-value="Tiflis" calcext:value-type="string">
            <text:p>Tiflis</text:p>
          </table:table-cell>
          <table:table-cell table:formula="of:=FIND(&quot;title=&quot;;[.B103];1)+7" office:value-type="float" office:value="35" calcext:value-type="float">
            <text:p>35</text:p>
          </table:table-cell>
          <table:table-cell table:formula="of:=FIND(&quot;&quot;&quot;&quot;;[.B103];FIND(&quot;title=&quot;;[.B103];1)+7)" office:value-type="float" office:value="41" calcext:value-type="float">
            <text:p>41</text:p>
          </table:table-cell>
          <table:table-cell table:formula="of:=FIND(&quot;src=&quot;;[.B102];1)+7" office:value-type="float" office:value="108" calcext:value-type="float">
            <text:p>108</text:p>
          </table:table-cell>
          <table:table-cell table:formula="of:=FIND(&quot;&quot;&quot;&quot;;[.B102];FIND(&quot;src=&quot;;[.B102];1)+7)" office:value-type="float" office:value="206" calcext:value-type="float">
            <text:p>206</text:p>
          </table:table-cell>
          <table:table-cell table:formula="of:=FIND(&quot;title&quot;;[.B102];1)+7" office:value-type="float" office:value="79" calcext:value-type="float">
            <text:p>79</text:p>
          </table:table-cell>
          <table:table-cell table:formula="of:=FIND(&quot;&quot;&quot;&quot;;[.B102];FIND(&quot;title&quot;;[.B102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519" calcext:value-type="float">
            <text:p>519</text:p>
          </table:table-cell>
          <table:table-cell office:value-type="string" calcext:value-type="string">
            <text:p>&lt;td&gt;&lt;a href="/wiki/Tiflis" title="Tiflis"&gt;Tiflis&lt;/a&gt;</text:p>
          </table:table-cell>
          <table:table-cell table:formula="of:=CONCATENATE(&quot;[&quot;&quot;&quot;;[.E103];&quot;&quot;&quot;,&quot;&quot;&quot;&amp;[.G103];&quot;&quot;&quot;,&quot;&amp;&quot;&quot;&quot;&quot;&amp;[.F103]&amp;&quot;&quot;&quot;],&quot;)" office:value-type="string" office:string-value="" calcext:value-type="error">
            <text:p>#WERT!</text:p>
          </table:table-cell>
          <table:table-cell/>
          <table:table-cell table:formula="of:=MID([.B103];[.L103];[.M103]-[.L103])" office:value-type="string" office:string-value="Tiflis" calcext:value-type="string">
            <text:p>Tiflis</text:p>
          </table:table-cell>
          <table:table-cell table:formula="of:=MID([.B103];[.J103];[.K103]-[.J103])" office:value-type="string" office:string-value="" calcext:value-type="error">
            <text:p>#WERT!</text:p>
          </table:table-cell>
          <table:table-cell table:formula="of:=MID([.B104];[.H103];[.I103]-[.H103])" office:value-type="string" office:string-value="Ghana" calcext:value-type="string">
            <text:p>Ghana</text:p>
          </table:table-cell>
          <table:table-cell table:formula="of:=FIND(&quot;title=&quot;;[.B104];1)+7" office:value-type="float" office:value="73" calcext:value-type="float">
            <text:p>73</text:p>
          </table:table-cell>
          <table:table-cell table:formula="of:=FIND(&quot;&quot;&quot;&quot;;[.B104];FIND(&quot;title=&quot;;[.B104];1)+7)" office:value-type="float" office:value="78" calcext:value-type="float">
            <text:p>78</text:p>
          </table:table-cell>
          <table:table-cell table:formula="of:=FIND(&quot;src=&quot;;[.B103];1)+7" office:value-type="string" office:string-value="" calcext:value-type="error">
            <text:p>#WERT!</text:p>
          </table:table-cell>
          <table:table-cell table:formula="of:=FIND(&quot;&quot;&quot;&quot;;[.B103];FIND(&quot;src=&quot;;[.B103];1)+7)" office:value-type="string" office:string-value="" calcext:value-type="error">
            <text:p>#WERT!</text:p>
          </table:table-cell>
          <table:table-cell table:formula="of:=FIND(&quot;title&quot;;[.B103];1)+7" office:value-type="float" office:value="35" calcext:value-type="float">
            <text:p>35</text:p>
          </table:table-cell>
          <table:table-cell table:formula="of:=FIND(&quot;&quot;&quot;&quot;;[.B103];FIND(&quot;title&quot;;[.B103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528" calcext:value-type="float">
            <text:p>528</text:p>
          </table:table-cell>
          <table:table-cell office:value-type="string" calcext:value-type="string">
            <text:p>&lt;td&gt;&lt;span style="display:none"&gt;Ghana&lt;/span&gt;&lt;a href="/wiki/Ghana" title="Ghana"&gt;&lt;img alt="" src="//upload.wikimedia.org/wikipedia/commons/thumb/1/19/Flag_of_Ghana.svg/20px-Flag_of_Ghana.svg.png" decoding="async" width="20" height="13" class="noviewer" srcset="//upload.wikimedia.org/wikipedia/commons/thumb/1/19/Flag_of_Ghana.svg/30px-Flag_of_Ghana.svg.png 1.5x, //upload.wikimedia.org/wikipedia/commons/thumb/1/19/Flag_of_Ghana.svg/40px-Flag_of_Ghana.svg.png 2x" data-file-width="900" data-file-height="600" /&gt;&lt;/a&gt;&amp;#160;&lt;a href="/wiki/Ghana" title="Ghana"&gt;Ghana&lt;/a&gt;&lt;/td&gt;</text:p>
          </table:table-cell>
          <table:table-cell table:formula="of:=CONCATENATE(&quot;[&quot;&quot;&quot;;[.E104];&quot;&quot;&quot;,&quot;&quot;&quot;&amp;[.G104];&quot;&quot;&quot;,&quot;&amp;&quot;&quot;&quot;&quot;&amp;[.F104]&amp;&quot;&quot;&quot;],&quot;)" office:value-type="string" office:string-value="[&quot;Ghana&quot;,&quot;Accra&quot;,&quot;upload.wikimedia.org/wikipedia/commons/thumb/1/19/Flag_of_Ghana.svg/20px-Flag_of_Ghana.svg.png&quot;]," calcext:value-type="string">
            <text:p>["Ghana","Accra","upload.wikimedia.org/wikipedia/commons/thumb/1/19/Flag_of_Ghana.svg/20px-Flag_of_Ghana.svg.png"],</text:p>
          </table:table-cell>
          <table:table-cell/>
          <table:table-cell table:formula="of:=MID([.B104];[.L104];[.M104]-[.L104])" office:value-type="string" office:string-value="Ghana" calcext:value-type="string">
            <text:p>Ghana</text:p>
          </table:table-cell>
          <table:table-cell table:formula="of:=MID([.B104];[.J104];[.K104]-[.J104])" office:value-type="string" office:string-value="upload.wikimedia.org/wikipedia/commons/thumb/1/19/Flag_of_Ghana.svg/20px-Flag_of_Ghana.svg.png" calcext:value-type="string">
            <text:p>upload.wikimedia.org/wikipedia/commons/thumb/1/19/Flag_of_Ghana.svg/20px-Flag_of_Ghana.svg.png</text:p>
          </table:table-cell>
          <table:table-cell table:formula="of:=MID([.B105];[.H104];[.I104]-[.H104])" office:value-type="string" office:string-value="Accra" calcext:value-type="string">
            <text:p>Accra</text:p>
          </table:table-cell>
          <table:table-cell table:formula="of:=FIND(&quot;title=&quot;;[.B105];1)+7" office:value-type="float" office:value="34" calcext:value-type="float">
            <text:p>34</text:p>
          </table:table-cell>
          <table:table-cell table:formula="of:=FIND(&quot;&quot;&quot;&quot;;[.B105];FIND(&quot;title=&quot;;[.B105];1)+7)" office:value-type="float" office:value="39" calcext:value-type="float">
            <text:p>39</text:p>
          </table:table-cell>
          <table:table-cell table:formula="of:=FIND(&quot;src=&quot;;[.B104];1)+7" office:value-type="float" office:value="99" calcext:value-type="float">
            <text:p>99</text:p>
          </table:table-cell>
          <table:table-cell table:formula="of:=FIND(&quot;&quot;&quot;&quot;;[.B104];FIND(&quot;src=&quot;;[.B104];1)+7)" office:value-type="float" office:value="193" calcext:value-type="float">
            <text:p>193</text:p>
          </table:table-cell>
          <table:table-cell table:formula="of:=FIND(&quot;title&quot;;[.B104];1)+7" office:value-type="float" office:value="73" calcext:value-type="float">
            <text:p>73</text:p>
          </table:table-cell>
          <table:table-cell table:formula="of:=FIND(&quot;&quot;&quot;&quot;;[.B104];FIND(&quot;title&quot;;[.B104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529" calcext:value-type="float">
            <text:p>529</text:p>
          </table:table-cell>
          <table:table-cell office:value-type="string" calcext:value-type="string">
            <text:p>&lt;td&gt;&lt;a href="/wiki/Accra" title="Accra"&gt;Accra&lt;/a&gt;</text:p>
          </table:table-cell>
          <table:table-cell table:formula="of:=CONCATENATE(&quot;[&quot;&quot;&quot;;[.E105];&quot;&quot;&quot;,&quot;&quot;&quot;&amp;[.G105];&quot;&quot;&quot;,&quot;&amp;&quot;&quot;&quot;&quot;&amp;[.F105]&amp;&quot;&quot;&quot;],&quot;)" office:value-type="string" office:string-value="" calcext:value-type="error">
            <text:p>#WERT!</text:p>
          </table:table-cell>
          <table:table-cell/>
          <table:table-cell table:formula="of:=MID([.B105];[.L105];[.M105]-[.L105])" office:value-type="string" office:string-value="Accra" calcext:value-type="string">
            <text:p>Accra</text:p>
          </table:table-cell>
          <table:table-cell table:formula="of:=MID([.B105];[.J105];[.K105]-[.J105])" office:value-type="string" office:string-value="" calcext:value-type="error">
            <text:p>#WERT!</text:p>
          </table:table-cell>
          <table:table-cell table:formula="of:=MID([.B106];[.H105];[.I105]-[.H105])" office:value-type="string" office:string-value="Grenada" calcext:value-type="string">
            <text:p>Grenada</text:p>
          </table:table-cell>
          <table:table-cell table:formula="of:=FIND(&quot;title=&quot;;[.B106];1)+7" office:value-type="float" office:value="77" calcext:value-type="float">
            <text:p>77</text:p>
          </table:table-cell>
          <table:table-cell table:formula="of:=FIND(&quot;&quot;&quot;&quot;;[.B106];FIND(&quot;title=&quot;;[.B106];1)+7)" office:value-type="float" office:value="84" calcext:value-type="float">
            <text:p>84</text:p>
          </table:table-cell>
          <table:table-cell table:formula="of:=FIND(&quot;src=&quot;;[.B105];1)+7" office:value-type="string" office:string-value="" calcext:value-type="error">
            <text:p>#WERT!</text:p>
          </table:table-cell>
          <table:table-cell table:formula="of:=FIND(&quot;&quot;&quot;&quot;;[.B105];FIND(&quot;src=&quot;;[.B105];1)+7)" office:value-type="string" office:string-value="" calcext:value-type="error">
            <text:p>#WERT!</text:p>
          </table:table-cell>
          <table:table-cell table:formula="of:=FIND(&quot;title&quot;;[.B105];1)+7" office:value-type="float" office:value="34" calcext:value-type="float">
            <text:p>34</text:p>
          </table:table-cell>
          <table:table-cell table:formula="of:=FIND(&quot;&quot;&quot;&quot;;[.B105];FIND(&quot;title&quot;;[.B105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538" calcext:value-type="float">
            <text:p>538</text:p>
          </table:table-cell>
          <table:table-cell office:value-type="string" calcext:value-type="string">
            <text:p>&lt;td&gt;&lt;span style="display:none"&gt;Grenada&lt;/span&gt;&lt;a href="/wiki/Grenada" title="Grenada"&gt;&lt;img alt="" src="//upload.wikimedia.org/wikipedia/commons/thumb/b/bc/Flag_of_Grenada.svg/20px-Flag_of_Grenada.svg.png" decoding="async" width="20" height="12" class="noviewer" srcset="//upload.wikimedia.org/wikipedia/commons/thumb/b/bc/Flag_of_Grenada.svg/30px-Flag_of_Grenada.svg.png 1.5x, //upload.wikimedia.org/wikipedia/commons/thumb/b/bc/Flag_of_Grenada.svg/40px-Flag_of_Grenada.svg.png 2x" data-file-width="1000" data-file-height="600" /&gt;&lt;/a&gt;&amp;#160;&lt;a href="/wiki/Grenada" title="Grenada"&gt;Grenada&lt;/a&gt;&lt;/td&gt;</text:p>
          </table:table-cell>
          <table:table-cell table:formula="of:=CONCATENATE(&quot;[&quot;&quot;&quot;;[.E106];&quot;&quot;&quot;,&quot;&quot;&quot;&amp;[.G106];&quot;&quot;&quot;,&quot;&amp;&quot;&quot;&quot;&quot;&amp;[.F106]&amp;&quot;&quot;&quot;],&quot;)" office:value-type="string" office:string-value="[&quot;Grenada&quot;,&quot;St. George’s&quot;,&quot;upload.wikimedia.org/wikipedia/commons/thumb/b/bc/Flag_of_Grenada.svg/20px-Flag_of_Grenada.svg.png&quot;]," calcext:value-type="string">
            <text:p>["Grenada","St. George’s","upload.wikimedia.org/wikipedia/commons/thumb/b/bc/Flag_of_Grenada.svg/20px-Flag_of_Grenada.svg.png"],</text:p>
          </table:table-cell>
          <table:table-cell/>
          <table:table-cell table:formula="of:=MID([.B106];[.L106];[.M106]-[.L106])" office:value-type="string" office:string-value="Grenada" calcext:value-type="string">
            <text:p>Grenada</text:p>
          </table:table-cell>
          <table:table-cell table:formula="of:=MID([.B106];[.J106];[.K106]-[.J106])" office:value-type="string" office:string-value="upload.wikimedia.org/wikipedia/commons/thumb/b/bc/Flag_of_Grenada.svg/20px-Flag_of_Grenada.svg.png" calcext:value-type="string">
            <text:p>upload.wikimedia.org/wikipedia/commons/thumb/b/bc/Flag_of_Grenada.svg/20px-Flag_of_Grenada.svg.png</text:p>
          </table:table-cell>
          <table:table-cell table:formula="of:=MID([.B107];[.H106];[.I106]-[.H106])" office:value-type="string" office:string-value="St. George’s" calcext:value-type="string">
            <text:p>St. George’s</text:p>
          </table:table-cell>
          <table:table-cell table:formula="of:=FIND(&quot;title=&quot;;[.B107];1)+7" office:value-type="float" office:value="49" calcext:value-type="float">
            <text:p>49</text:p>
          </table:table-cell>
          <table:table-cell table:formula="of:=FIND(&quot;&quot;&quot;&quot;;[.B107];FIND(&quot;title=&quot;;[.B107];1)+7)" office:value-type="float" office:value="61" calcext:value-type="float">
            <text:p>61</text:p>
          </table:table-cell>
          <table:table-cell table:formula="of:=FIND(&quot;src=&quot;;[.B106];1)+7" office:value-type="float" office:value="105" calcext:value-type="float">
            <text:p>105</text:p>
          </table:table-cell>
          <table:table-cell table:formula="of:=FIND(&quot;&quot;&quot;&quot;;[.B106];FIND(&quot;src=&quot;;[.B106];1)+7)" office:value-type="float" office:value="203" calcext:value-type="float">
            <text:p>203</text:p>
          </table:table-cell>
          <table:table-cell table:formula="of:=FIND(&quot;title&quot;;[.B106];1)+7" office:value-type="float" office:value="77" calcext:value-type="float">
            <text:p>77</text:p>
          </table:table-cell>
          <table:table-cell table:formula="of:=FIND(&quot;&quot;&quot;&quot;;[.B106];FIND(&quot;title&quot;;[.B106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539" calcext:value-type="float">
            <text:p>539</text:p>
          </table:table-cell>
          <table:table-cell office:value-type="string" calcext:value-type="string">
            <text:p>&lt;td&gt;&lt;a href="/wiki/St._George%E2%80%99s" title="St. George’s"&gt;St. George’s&lt;/a&gt;</text:p>
          </table:table-cell>
          <table:table-cell table:formula="of:=CONCATENATE(&quot;[&quot;&quot;&quot;;[.E107];&quot;&quot;&quot;,&quot;&quot;&quot;&amp;[.G107];&quot;&quot;&quot;,&quot;&amp;&quot;&quot;&quot;&quot;&amp;[.F107]&amp;&quot;&quot;&quot;],&quot;)" office:value-type="string" office:string-value="" calcext:value-type="error">
            <text:p>#WERT!</text:p>
          </table:table-cell>
          <table:table-cell/>
          <table:table-cell table:formula="of:=MID([.B107];[.L107];[.M107]-[.L107])" office:value-type="string" office:string-value="St. George’s" calcext:value-type="string">
            <text:p>St. George’s</text:p>
          </table:table-cell>
          <table:table-cell table:formula="of:=MID([.B107];[.J107];[.K107]-[.J107])" office:value-type="string" office:string-value="" calcext:value-type="error">
            <text:p>#WERT!</text:p>
          </table:table-cell>
          <table:table-cell table:formula="of:=MID([.B108];[.H107];[.I107]-[.H107])" office:value-type="string" office:string-value="Griechenland" calcext:value-type="string">
            <text:p>Griechenland</text:p>
          </table:table-cell>
          <table:table-cell table:formula="of:=FIND(&quot;title=&quot;;[.B108];1)+7" office:value-type="float" office:value="87" calcext:value-type="float">
            <text:p>87</text:p>
          </table:table-cell>
          <table:table-cell table:formula="of:=FIND(&quot;&quot;&quot;&quot;;[.B108];FIND(&quot;title=&quot;;[.B108];1)+7)" office:value-type="float" office:value="99" calcext:value-type="float">
            <text:p>99</text:p>
          </table:table-cell>
          <table:table-cell table:formula="of:=FIND(&quot;src=&quot;;[.B107];1)+7" office:value-type="string" office:string-value="" calcext:value-type="error">
            <text:p>#WERT!</text:p>
          </table:table-cell>
          <table:table-cell table:formula="of:=FIND(&quot;&quot;&quot;&quot;;[.B107];FIND(&quot;src=&quot;;[.B107];1)+7)" office:value-type="string" office:string-value="" calcext:value-type="error">
            <text:p>#WERT!</text:p>
          </table:table-cell>
          <table:table-cell table:formula="of:=FIND(&quot;title&quot;;[.B107];1)+7" office:value-type="float" office:value="49" calcext:value-type="float">
            <text:p>49</text:p>
          </table:table-cell>
          <table:table-cell table:formula="of:=FIND(&quot;&quot;&quot;&quot;;[.B107];FIND(&quot;title&quot;;[.B107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548" calcext:value-type="float">
            <text:p>548</text:p>
          </table:table-cell>
          <table:table-cell office:value-type="string" calcext:value-type="string">
            <text:p>&lt;td&gt;&lt;span style="display:none"&gt;Griechenland&lt;/span&gt;&lt;a href="/wiki/Griechenland" title="Griechenland"&gt;&lt;img alt="" src="//upload.wikimedia.org/wikipedia/commons/thumb/5/5c/Flag_of_Greece.svg/20px-Flag_of_Greece.svg.png" decoding="async" width="20" height="13" class="noviewer" srcset="//upload.wikimedia.org/wikipedia/commons/thumb/5/5c/Flag_of_Greece.svg/30px-Flag_of_Greece.svg.png 1.5x, //upload.wikimedia.org/wikipedia/commons/thumb/5/5c/Flag_of_Greece.svg/40px-Flag_of_Greece.svg.png 2x" data-file-width="600" data-file-height="400" /&gt;&lt;/a&gt;&amp;#160;&lt;a href="/wiki/Griechenland" title="Griechenland"&gt;Griechenland&lt;/a&gt;&lt;/td&gt;</text:p>
          </table:table-cell>
          <table:table-cell table:formula="of:=CONCATENATE(&quot;[&quot;&quot;&quot;;[.E108];&quot;&quot;&quot;,&quot;&quot;&quot;&amp;[.G108];&quot;&quot;&quot;,&quot;&amp;&quot;&quot;&quot;&quot;&amp;[.F108]&amp;&quot;&quot;&quot;],&quot;)" office:value-type="string" office:string-value="[&quot;Griechenland&quot;,&quot;Athen&quot;,&quot;upload.wikimedia.org/wikipedia/commons/thumb/5/5c/Flag_of_Greece.svg/20px-Flag_of_Greece.svg.png&quot;]," calcext:value-type="string">
            <text:p>["Griechenland","Athen","upload.wikimedia.org/wikipedia/commons/thumb/5/5c/Flag_of_Greece.svg/20px-Flag_of_Greece.svg.png"],</text:p>
          </table:table-cell>
          <table:table-cell/>
          <table:table-cell table:formula="of:=MID([.B108];[.L108];[.M108]-[.L108])" office:value-type="string" office:string-value="Griechenland" calcext:value-type="string">
            <text:p>Griechenland</text:p>
          </table:table-cell>
          <table:table-cell table:formula="of:=MID([.B108];[.J108];[.K108]-[.J108])" office:value-type="string" office:string-value="upload.wikimedia.org/wikipedia/commons/thumb/5/5c/Flag_of_Greece.svg/20px-Flag_of_Greece.svg.png" calcext:value-type="string">
            <text:p>upload.wikimedia.org/wikipedia/commons/thumb/5/5c/Flag_of_Greece.svg/20px-Flag_of_Greece.svg.png</text:p>
          </table:table-cell>
          <table:table-cell table:formula="of:=MID([.B109];[.H108];[.I108]-[.H108])" office:value-type="string" office:string-value="Athen" calcext:value-type="string">
            <text:p>Athen</text:p>
          </table:table-cell>
          <table:table-cell table:formula="of:=FIND(&quot;title=&quot;;[.B109];1)+7" office:value-type="float" office:value="34" calcext:value-type="float">
            <text:p>34</text:p>
          </table:table-cell>
          <table:table-cell table:formula="of:=FIND(&quot;&quot;&quot;&quot;;[.B109];FIND(&quot;title=&quot;;[.B109];1)+7)" office:value-type="float" office:value="39" calcext:value-type="float">
            <text:p>39</text:p>
          </table:table-cell>
          <table:table-cell table:formula="of:=FIND(&quot;src=&quot;;[.B108];1)+7" office:value-type="float" office:value="120" calcext:value-type="float">
            <text:p>120</text:p>
          </table:table-cell>
          <table:table-cell table:formula="of:=FIND(&quot;&quot;&quot;&quot;;[.B108];FIND(&quot;src=&quot;;[.B108];1)+7)" office:value-type="float" office:value="216" calcext:value-type="float">
            <text:p>216</text:p>
          </table:table-cell>
          <table:table-cell table:formula="of:=FIND(&quot;title&quot;;[.B108];1)+7" office:value-type="float" office:value="87" calcext:value-type="float">
            <text:p>87</text:p>
          </table:table-cell>
          <table:table-cell table:formula="of:=FIND(&quot;&quot;&quot;&quot;;[.B108];FIND(&quot;title&quot;;[.B108];1)+7)" office:value-type="float" office:value="99" calcext:value-type="float">
            <text:p>99</text:p>
          </table:table-cell>
        </table:table-row>
        <table:table-row table:style-name="ro27">
          <table:table-cell office:value-type="float" office:value="549" calcext:value-type="float">
            <text:p>549</text:p>
          </table:table-cell>
          <table:table-cell office:value-type="string" calcext:value-type="string">
            <text:p>&lt;td&gt;&lt;a href="/wiki/Athen" title="Athen"&gt;Athen&lt;/a&gt;</text:p>
          </table:table-cell>
          <table:table-cell table:formula="of:=CONCATENATE(&quot;[&quot;&quot;&quot;;[.E109];&quot;&quot;&quot;,&quot;&quot;&quot;&amp;[.G109];&quot;&quot;&quot;,&quot;&amp;&quot;&quot;&quot;&quot;&amp;[.F109]&amp;&quot;&quot;&quot;],&quot;)" office:value-type="string" office:string-value="" calcext:value-type="error">
            <text:p>#WERT!</text:p>
          </table:table-cell>
          <table:table-cell/>
          <table:table-cell table:formula="of:=MID([.B109];[.L109];[.M109]-[.L109])" office:value-type="string" office:string-value="Athen" calcext:value-type="string">
            <text:p>Athen</text:p>
          </table:table-cell>
          <table:table-cell table:formula="of:=MID([.B109];[.J109];[.K109]-[.J109])" office:value-type="string" office:string-value="" calcext:value-type="error">
            <text:p>#WERT!</text:p>
          </table:table-cell>
          <table:table-cell table:formula="of:=MID([.B110];[.H109];[.I109]-[.H109])" office:value-type="string" office:string-value="Guatemala" calcext:value-type="string">
            <text:p>Guatemala</text:p>
          </table:table-cell>
          <table:table-cell table:formula="of:=FIND(&quot;title=&quot;;[.B110];1)+7" office:value-type="float" office:value="81" calcext:value-type="float">
            <text:p>81</text:p>
          </table:table-cell>
          <table:table-cell table:formula="of:=FIND(&quot;&quot;&quot;&quot;;[.B110];FIND(&quot;title=&quot;;[.B110];1)+7)" office:value-type="float" office:value="90" calcext:value-type="float">
            <text:p>90</text:p>
          </table:table-cell>
          <table:table-cell table:formula="of:=FIND(&quot;src=&quot;;[.B109];1)+7" office:value-type="string" office:string-value="" calcext:value-type="error">
            <text:p>#WERT!</text:p>
          </table:table-cell>
          <table:table-cell table:formula="of:=FIND(&quot;&quot;&quot;&quot;;[.B109];FIND(&quot;src=&quot;;[.B109];1)+7)" office:value-type="string" office:string-value="" calcext:value-type="error">
            <text:p>#WERT!</text:p>
          </table:table-cell>
          <table:table-cell table:formula="of:=FIND(&quot;title&quot;;[.B109];1)+7" office:value-type="float" office:value="34" calcext:value-type="float">
            <text:p>34</text:p>
          </table:table-cell>
          <table:table-cell table:formula="of:=FIND(&quot;&quot;&quot;&quot;;[.B109];FIND(&quot;title&quot;;[.B109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558" calcext:value-type="float">
            <text:p>558</text:p>
          </table:table-cell>
          <table:table-cell office:value-type="string" calcext:value-type="string">
            <text:p>&lt;td&gt;&lt;span style="display:none"&gt;Guatemala&lt;/span&gt;&lt;a href="/wiki/Guatemala" title="Guatemala"&gt;&lt;img alt="" src="//upload.wikimedia.org/wikipedia/commons/thumb/e/ec/Flag_of_Guatemala.svg/20px-Flag_of_Guatemala.svg.png" decoding="async" width="20" height="13" class="noviewer" srcset="//upload.wikimedia.org/wikipedia/commons/thumb/e/ec/Flag_of_Guatemala.svg/30px-Flag_of_Guatemala.svg.png 1.5x, //upload.wikimedia.org/wikipedia/commons/thumb/e/ec/Flag_of_Guatemala.svg/40px-Flag_of_Guatemala.svg.png 2x" data-file-width="960" data-file-height="600" /&gt;&lt;/a&gt;&amp;#160;&lt;a href="/wiki/Guatemala" title="Guatemala"&gt;Guatemala&lt;/a&gt;&lt;/td&gt;</text:p>
          </table:table-cell>
          <table:table-cell table:formula="of:=CONCATENATE(&quot;[&quot;&quot;&quot;;[.E110];&quot;&quot;&quot;,&quot;&quot;&quot;&amp;[.G110];&quot;&quot;&quot;,&quot;&amp;&quot;&quot;&quot;&quot;&amp;[.F110]&amp;&quot;&quot;&quot;],&quot;)" office:value-type="string" office:string-value="[&quot;Guatemala&quot;,&quot;Guatemala-Stadt&quot;,&quot;upload.wikimedia.org/wikipedia/commons/thumb/e/ec/Flag_of_Guatemala.svg/20px-Flag_of_Guatemala.svg.png&quot;]," calcext:value-type="string">
            <text:p>["Guatemala","Guatemala-Stadt","upload.wikimedia.org/wikipedia/commons/thumb/e/ec/Flag_of_Guatemala.svg/20px-Flag_of_Guatemala.svg.png"],</text:p>
          </table:table-cell>
          <table:table-cell/>
          <table:table-cell table:formula="of:=MID([.B110];[.L110];[.M110]-[.L110])" office:value-type="string" office:string-value="Guatemala" calcext:value-type="string">
            <text:p>Guatemala</text:p>
          </table:table-cell>
          <table:table-cell table:formula="of:=MID([.B110];[.J110];[.K110]-[.J110])" office:value-type="string" office:string-value="upload.wikimedia.org/wikipedia/commons/thumb/e/ec/Flag_of_Guatemala.svg/20px-Flag_of_Guatemala.svg.png" calcext:value-type="string">
            <text:p>upload.wikimedia.org/wikipedia/commons/thumb/e/ec/Flag_of_Guatemala.svg/20px-Flag_of_Guatemala.svg.png</text:p>
          </table:table-cell>
          <table:table-cell table:formula="of:=MID([.B111];[.H110];[.I110]-[.H110])" office:value-type="string" office:string-value="Guatemala-Stadt" calcext:value-type="string">
            <text:p>Guatemala-Stadt</text:p>
          </table:table-cell>
          <table:table-cell table:formula="of:=FIND(&quot;title=&quot;;[.B111];1)+7" office:value-type="float" office:value="44" calcext:value-type="float">
            <text:p>44</text:p>
          </table:table-cell>
          <table:table-cell table:formula="of:=FIND(&quot;&quot;&quot;&quot;;[.B111];FIND(&quot;title=&quot;;[.B111];1)+7)" office:value-type="float" office:value="59" calcext:value-type="float">
            <text:p>59</text:p>
          </table:table-cell>
          <table:table-cell table:formula="of:=FIND(&quot;src=&quot;;[.B110];1)+7" office:value-type="float" office:value="111" calcext:value-type="float">
            <text:p>111</text:p>
          </table:table-cell>
          <table:table-cell table:formula="of:=FIND(&quot;&quot;&quot;&quot;;[.B110];FIND(&quot;src=&quot;;[.B110];1)+7)" office:value-type="float" office:value="213" calcext:value-type="float">
            <text:p>213</text:p>
          </table:table-cell>
          <table:table-cell table:formula="of:=FIND(&quot;title&quot;;[.B110];1)+7" office:value-type="float" office:value="81" calcext:value-type="float">
            <text:p>81</text:p>
          </table:table-cell>
          <table:table-cell table:formula="of:=FIND(&quot;&quot;&quot;&quot;;[.B110];FIND(&quot;title&quot;;[.B110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559" calcext:value-type="float">
            <text:p>559</text:p>
          </table:table-cell>
          <table:table-cell office:value-type="string" calcext:value-type="string">
            <text:p>&lt;td&gt;&lt;a href="/wiki/Guatemala-Stadt" title="Guatemala-Stadt"&gt;Guatemala-Stadt&lt;/a&gt;</text:p>
          </table:table-cell>
          <table:table-cell table:formula="of:=CONCATENATE(&quot;[&quot;&quot;&quot;;[.E111];&quot;&quot;&quot;,&quot;&quot;&quot;&amp;[.G111];&quot;&quot;&quot;,&quot;&amp;&quot;&quot;&quot;&quot;&amp;[.F111]&amp;&quot;&quot;&quot;],&quot;)" office:value-type="string" office:string-value="" calcext:value-type="error">
            <text:p>#WERT!</text:p>
          </table:table-cell>
          <table:table-cell/>
          <table:table-cell table:formula="of:=MID([.B111];[.L111];[.M111]-[.L111])" office:value-type="string" office:string-value="Guatemala-Stadt" calcext:value-type="string">
            <text:p>Guatemala-Stadt</text:p>
          </table:table-cell>
          <table:table-cell table:formula="of:=MID([.B111];[.J111];[.K111]-[.J111])" office:value-type="string" office:string-value="" calcext:value-type="error">
            <text:p>#WERT!</text:p>
          </table:table-cell>
          <table:table-cell table:formula="of:=MID([.B112];[.H111];[.I111]-[.H111])" office:value-type="string" office:string-value="Guinea" calcext:value-type="string">
            <text:p>Guinea</text:p>
          </table:table-cell>
          <table:table-cell table:formula="of:=FIND(&quot;title=&quot;;[.B112];1)+7" office:value-type="float" office:value="77" calcext:value-type="float">
            <text:p>77</text:p>
          </table:table-cell>
          <table:table-cell table:formula="of:=FIND(&quot;&quot;&quot;&quot;;[.B112];FIND(&quot;title=&quot;;[.B112];1)+7)" office:value-type="float" office:value="83" calcext:value-type="float">
            <text:p>83</text:p>
          </table:table-cell>
          <table:table-cell table:formula="of:=FIND(&quot;src=&quot;;[.B111];1)+7" office:value-type="string" office:string-value="" calcext:value-type="error">
            <text:p>#WERT!</text:p>
          </table:table-cell>
          <table:table-cell table:formula="of:=FIND(&quot;&quot;&quot;&quot;;[.B111];FIND(&quot;src=&quot;;[.B111];1)+7)" office:value-type="string" office:string-value="" calcext:value-type="error">
            <text:p>#WERT!</text:p>
          </table:table-cell>
          <table:table-cell table:formula="of:=FIND(&quot;title&quot;;[.B111];1)+7" office:value-type="float" office:value="44" calcext:value-type="float">
            <text:p>44</text:p>
          </table:table-cell>
          <table:table-cell table:formula="of:=FIND(&quot;&quot;&quot;&quot;;[.B111];FIND(&quot;title&quot;;[.B111];1)+7)" office:value-type="float" office:value="59" calcext:value-type="float">
            <text:p>59</text:p>
          </table:table-cell>
        </table:table-row>
        <table:table-row table:style-name="ro27">
          <table:table-cell office:value-type="float" office:value="568" calcext:value-type="float">
            <text:p>568</text:p>
          </table:table-cell>
          <table:table-cell office:value-type="string" calcext:value-type="string">
            <text:p>&lt;td&gt;&lt;span style="display:none"&gt;Guinea-a&lt;/span&gt;&lt;a href="/wiki/Guinea" title="Guinea"&gt;&lt;img alt="" src="//upload.wikimedia.org/wikipedia/commons/thumb/e/ed/Flag_of_Guinea.svg/20px-Flag_of_Guinea.svg.png" decoding="async" width="20" height="13" class="noviewer" srcset="//upload.wikimedia.org/wikipedia/commons/thumb/e/ed/Flag_of_Guinea.svg/30px-Flag_of_Guinea.svg.png 1.5x, //upload.wikimedia.org/wikipedia/commons/thumb/e/ed/Flag_of_Guinea.svg/40px-Flag_of_Guinea.svg.png 2x" data-file-width="900" data-file-height="600" /&gt;&lt;/a&gt;&amp;#160;&lt;a href="/wiki/Guinea" title="Guinea"&gt;Guinea&lt;/a&gt;&lt;/td&gt;</text:p>
          </table:table-cell>
          <table:table-cell table:formula="of:=CONCATENATE(&quot;[&quot;&quot;&quot;;[.E112];&quot;&quot;&quot;,&quot;&quot;&quot;&amp;[.G112];&quot;&quot;&quot;,&quot;&amp;&quot;&quot;&quot;&quot;&amp;[.F112]&amp;&quot;&quot;&quot;],&quot;)" office:value-type="string" office:string-value="[&quot;Guinea&quot;,&quot;Conakry&quot;,&quot;upload.wikimedia.org/wikipedia/commons/thumb/e/ed/Flag_of_Guinea.svg/20px-Flag_of_Guinea.svg.png&quot;]," calcext:value-type="string">
            <text:p>["Guinea","Conakry","upload.wikimedia.org/wikipedia/commons/thumb/e/ed/Flag_of_Guinea.svg/20px-Flag_of_Guinea.svg.png"],</text:p>
          </table:table-cell>
          <table:table-cell/>
          <table:table-cell table:formula="of:=MID([.B112];[.L112];[.M112]-[.L112])" office:value-type="string" office:string-value="Guinea" calcext:value-type="string">
            <text:p>Guinea</text:p>
          </table:table-cell>
          <table:table-cell table:formula="of:=MID([.B112];[.J112];[.K112]-[.J112])" office:value-type="string" office:string-value="upload.wikimedia.org/wikipedia/commons/thumb/e/ed/Flag_of_Guinea.svg/20px-Flag_of_Guinea.svg.png" calcext:value-type="string">
            <text:p>upload.wikimedia.org/wikipedia/commons/thumb/e/ed/Flag_of_Guinea.svg/20px-Flag_of_Guinea.svg.png</text:p>
          </table:table-cell>
          <table:table-cell table:formula="of:=MID([.B113];[.H112];[.I112]-[.H112])" office:value-type="string" office:string-value="Conakry" calcext:value-type="string">
            <text:p>Conakry</text:p>
          </table:table-cell>
          <table:table-cell table:formula="of:=FIND(&quot;title=&quot;;[.B113];1)+7" office:value-type="float" office:value="36" calcext:value-type="float">
            <text:p>36</text:p>
          </table:table-cell>
          <table:table-cell table:formula="of:=FIND(&quot;&quot;&quot;&quot;;[.B113];FIND(&quot;title=&quot;;[.B113];1)+7)" office:value-type="float" office:value="43" calcext:value-type="float">
            <text:p>43</text:p>
          </table:table-cell>
          <table:table-cell table:formula="of:=FIND(&quot;src=&quot;;[.B112];1)+7" office:value-type="float" office:value="104" calcext:value-type="float">
            <text:p>104</text:p>
          </table:table-cell>
          <table:table-cell table:formula="of:=FIND(&quot;&quot;&quot;&quot;;[.B112];FIND(&quot;src=&quot;;[.B112];1)+7)" office:value-type="float" office:value="200" calcext:value-type="float">
            <text:p>200</text:p>
          </table:table-cell>
          <table:table-cell table:formula="of:=FIND(&quot;title&quot;;[.B112];1)+7" office:value-type="float" office:value="77" calcext:value-type="float">
            <text:p>77</text:p>
          </table:table-cell>
          <table:table-cell table:formula="of:=FIND(&quot;&quot;&quot;&quot;;[.B112];FIND(&quot;title&quot;;[.B112];1)+7)" office:value-type="float" office:value="83" calcext:value-type="float">
            <text:p>83</text:p>
          </table:table-cell>
        </table:table-row>
        <table:table-row table:style-name="ro27">
          <table:table-cell office:value-type="float" office:value="569" calcext:value-type="float">
            <text:p>569</text:p>
          </table:table-cell>
          <table:table-cell office:value-type="string" calcext:value-type="string">
            <text:p>&lt;td&gt;&lt;a href="/wiki/Conakry" title="Conakry"&gt;Conakry&lt;/a&gt;</text:p>
          </table:table-cell>
          <table:table-cell table:formula="of:=CONCATENATE(&quot;[&quot;&quot;&quot;;[.E113];&quot;&quot;&quot;,&quot;&quot;&quot;&amp;[.G113];&quot;&quot;&quot;,&quot;&amp;&quot;&quot;&quot;&quot;&amp;[.F113]&amp;&quot;&quot;&quot;],&quot;)" office:value-type="string" office:string-value="" calcext:value-type="error">
            <text:p>#WERT!</text:p>
          </table:table-cell>
          <table:table-cell/>
          <table:table-cell table:formula="of:=MID([.B113];[.L113];[.M113]-[.L113])" office:value-type="string" office:string-value="Conakry" calcext:value-type="string">
            <text:p>Conakry</text:p>
          </table:table-cell>
          <table:table-cell table:formula="of:=MID([.B113];[.J113];[.K113]-[.J113])" office:value-type="string" office:string-value="" calcext:value-type="error">
            <text:p>#WERT!</text:p>
          </table:table-cell>
          <table:table-cell table:formula="of:=MID([.B114];[.H113];[.I113]-[.H113])" office:value-type="string" office:string-value="Guinea-Bissau" calcext:value-type="string">
            <text:p>Guinea-Bissau</text:p>
          </table:table-cell>
          <table:table-cell table:formula="of:=FIND(&quot;title=&quot;;[.B114];1)+7" office:value-type="float" office:value="89" calcext:value-type="float">
            <text:p>89</text:p>
          </table:table-cell>
          <table:table-cell table:formula="of:=FIND(&quot;&quot;&quot;&quot;;[.B114];FIND(&quot;title=&quot;;[.B114];1)+7)" office:value-type="float" office:value="102" calcext:value-type="float">
            <text:p>102</text:p>
          </table:table-cell>
          <table:table-cell table:formula="of:=FIND(&quot;src=&quot;;[.B113];1)+7" office:value-type="string" office:string-value="" calcext:value-type="error">
            <text:p>#WERT!</text:p>
          </table:table-cell>
          <table:table-cell table:formula="of:=FIND(&quot;&quot;&quot;&quot;;[.B113];FIND(&quot;src=&quot;;[.B113];1)+7)" office:value-type="string" office:string-value="" calcext:value-type="error">
            <text:p>#WERT!</text:p>
          </table:table-cell>
          <table:table-cell table:formula="of:=FIND(&quot;title&quot;;[.B113];1)+7" office:value-type="float" office:value="36" calcext:value-type="float">
            <text:p>36</text:p>
          </table:table-cell>
          <table:table-cell table:formula="of:=FIND(&quot;&quot;&quot;&quot;;[.B113];FIND(&quot;title&quot;;[.B113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578" calcext:value-type="float">
            <text:p>578</text:p>
          </table:table-cell>
          <table:table-cell office:value-type="string" calcext:value-type="string">
            <text:p>&lt;td&gt;&lt;span style="display:none"&gt;Guinea-Bissau&lt;/span&gt;&lt;a href="/wiki/Guinea-Bissau" title="Guinea-Bissau"&gt;&lt;img alt="" src="//upload.wikimedia.org/wikipedia/commons/thumb/0/01/Flag_of_Guinea-Bissau.svg/20px-Flag_of_Guinea-Bissau.svg.png" decoding="async" width="20" height="10" class="noviewer" srcset="//upload.wikimedia.org/wikipedia/commons/thumb/0/01/Flag_of_Guinea-Bissau.svg/30px-Flag_of_Guinea-Bissau.svg.png 1.5x, //upload.wikimedia.org/wikipedia/commons/thumb/0/01/Flag_of_Guinea-Bissau.svg/40px-Flag_of_Guinea-Bissau.svg.png 2x" data-file-width="1200" data-file-height="600" /&gt;&lt;/a&gt;&amp;#160;&lt;a href="/wiki/Guinea-Bissau" title="Guinea-Bissau"&gt;Guinea-Bissau&lt;/a&gt;&lt;/td&gt;</text:p>
          </table:table-cell>
          <table:table-cell table:formula="of:=CONCATENATE(&quot;[&quot;&quot;&quot;;[.E114];&quot;&quot;&quot;,&quot;&quot;&quot;&amp;[.G114];&quot;&quot;&quot;,&quot;&amp;&quot;&quot;&quot;&quot;&amp;[.F114]&amp;&quot;&quot;&quot;],&quot;)" office:value-type="string" office:string-value="[&quot;Guinea-Bissau&quot;,&quot;Bissau&quot;,&quot;upload.wikimedia.org/wikipedia/commons/thumb/0/01/Flag_of_Guinea-Bissau.svg/20px-Flag_of_Guinea-Bissau.svg.png&quot;]," calcext:value-type="string">
            <text:p>["Guinea-Bissau","Bissau","upload.wikimedia.org/wikipedia/commons/thumb/0/01/Flag_of_Guinea-Bissau.svg/20px-Flag_of_Guinea-Bissau.svg.png"],</text:p>
          </table:table-cell>
          <table:table-cell/>
          <table:table-cell table:formula="of:=MID([.B114];[.L114];[.M114]-[.L114])" office:value-type="string" office:string-value="Guinea-Bissau" calcext:value-type="string">
            <text:p>Guinea-Bissau</text:p>
          </table:table-cell>
          <table:table-cell table:formula="of:=MID([.B114];[.J114];[.K114]-[.J114])" office:value-type="string" office:string-value="upload.wikimedia.org/wikipedia/commons/thumb/0/01/Flag_of_Guinea-Bissau.svg/20px-Flag_of_Guinea-Bissau.svg.png" calcext:value-type="string">
            <text:p>upload.wikimedia.org/wikipedia/commons/thumb/0/01/Flag_of_Guinea-Bissau.svg/20px-Flag_of_Guinea-Bissau.svg.png</text:p>
          </table:table-cell>
          <table:table-cell table:formula="of:=MID([.B115];[.H114];[.I114]-[.H114])" office:value-type="string" office:string-value="Bissau" calcext:value-type="string">
            <text:p>Bissau</text:p>
          </table:table-cell>
          <table:table-cell table:formula="of:=FIND(&quot;title=&quot;;[.B115];1)+7" office:value-type="float" office:value="35" calcext:value-type="float">
            <text:p>35</text:p>
          </table:table-cell>
          <table:table-cell table:formula="of:=FIND(&quot;&quot;&quot;&quot;;[.B115];FIND(&quot;title=&quot;;[.B115];1)+7)" office:value-type="float" office:value="41" calcext:value-type="float">
            <text:p>41</text:p>
          </table:table-cell>
          <table:table-cell table:formula="of:=FIND(&quot;src=&quot;;[.B114];1)+7" office:value-type="float" office:value="123" calcext:value-type="float">
            <text:p>123</text:p>
          </table:table-cell>
          <table:table-cell table:formula="of:=FIND(&quot;&quot;&quot;&quot;;[.B114];FIND(&quot;src=&quot;;[.B114];1)+7)" office:value-type="float" office:value="233" calcext:value-type="float">
            <text:p>233</text:p>
          </table:table-cell>
          <table:table-cell table:formula="of:=FIND(&quot;title&quot;;[.B114];1)+7" office:value-type="float" office:value="89" calcext:value-type="float">
            <text:p>89</text:p>
          </table:table-cell>
          <table:table-cell table:formula="of:=FIND(&quot;&quot;&quot;&quot;;[.B114];FIND(&quot;title&quot;;[.B114];1)+7)" office:value-type="float" office:value="102" calcext:value-type="float">
            <text:p>102</text:p>
          </table:table-cell>
        </table:table-row>
        <table:table-row table:style-name="ro27">
          <table:table-cell office:value-type="float" office:value="579" calcext:value-type="float">
            <text:p>579</text:p>
          </table:table-cell>
          <table:table-cell office:value-type="string" calcext:value-type="string">
            <text:p>&lt;td&gt;&lt;a href="/wiki/Bissau" title="Bissau"&gt;Bissau&lt;/a&gt;</text:p>
          </table:table-cell>
          <table:table-cell table:formula="of:=CONCATENATE(&quot;[&quot;&quot;&quot;;[.E115];&quot;&quot;&quot;,&quot;&quot;&quot;&amp;[.G115];&quot;&quot;&quot;,&quot;&amp;&quot;&quot;&quot;&quot;&amp;[.F115]&amp;&quot;&quot;&quot;],&quot;)" office:value-type="string" office:string-value="" calcext:value-type="error">
            <text:p>#WERT!</text:p>
          </table:table-cell>
          <table:table-cell/>
          <table:table-cell table:formula="of:=MID([.B115];[.L115];[.M115]-[.L115])" office:value-type="string" office:string-value="Bissau" calcext:value-type="string">
            <text:p>Bissau</text:p>
          </table:table-cell>
          <table:table-cell table:formula="of:=MID([.B115];[.J115];[.K115]-[.J115])" office:value-type="string" office:string-value="" calcext:value-type="error">
            <text:p>#WERT!</text:p>
          </table:table-cell>
          <table:table-cell table:formula="of:=MID([.B116];[.H115];[.I115]-[.H115])" office:value-type="string" office:string-value="Guyana" calcext:value-type="string">
            <text:p>Guyana</text:p>
          </table:table-cell>
          <table:table-cell table:formula="of:=FIND(&quot;title=&quot;;[.B116];1)+7" office:value-type="float" office:value="75" calcext:value-type="float">
            <text:p>75</text:p>
          </table:table-cell>
          <table:table-cell table:formula="of:=FIND(&quot;&quot;&quot;&quot;;[.B116];FIND(&quot;title=&quot;;[.B116];1)+7)" office:value-type="float" office:value="81" calcext:value-type="float">
            <text:p>81</text:p>
          </table:table-cell>
          <table:table-cell table:formula="of:=FIND(&quot;src=&quot;;[.B115];1)+7" office:value-type="string" office:string-value="" calcext:value-type="error">
            <text:p>#WERT!</text:p>
          </table:table-cell>
          <table:table-cell table:formula="of:=FIND(&quot;&quot;&quot;&quot;;[.B115];FIND(&quot;src=&quot;;[.B115];1)+7)" office:value-type="string" office:string-value="" calcext:value-type="error">
            <text:p>#WERT!</text:p>
          </table:table-cell>
          <table:table-cell table:formula="of:=FIND(&quot;title&quot;;[.B115];1)+7" office:value-type="float" office:value="35" calcext:value-type="float">
            <text:p>35</text:p>
          </table:table-cell>
          <table:table-cell table:formula="of:=FIND(&quot;&quot;&quot;&quot;;[.B115];FIND(&quot;title&quot;;[.B115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588" calcext:value-type="float">
            <text:p>588</text:p>
          </table:table-cell>
          <table:table-cell office:value-type="string" calcext:value-type="string">
            <text:p>&lt;td&gt;&lt;span style="display:none"&gt;Guyana&lt;/span&gt;&lt;a href="/wiki/Guyana" title="Guyana"&gt;&lt;img alt="" src="//upload.wikimedia.org/wikipedia/commons/thumb/9/99/Flag_of_Guyana.svg/20px-Flag_of_Guyana.svg.png" decoding="async" width="20" height="12" class="noviewer" srcset="//upload.wikimedia.org/wikipedia/commons/thumb/9/99/Flag_of_Guyana.svg/30px-Flag_of_Guyana.svg.png 1.5x, //upload.wikimedia.org/wikipedia/commons/thumb/9/99/Flag_of_Guyana.svg/40px-Flag_of_Guyana.svg.png 2x" data-file-width="1000" data-file-height="600" /&gt;&lt;/a&gt;&amp;#160;&lt;a href="/wiki/Guyana" title="Guyana"&gt;Guyana&lt;/a&gt;&lt;/td&gt;</text:p>
          </table:table-cell>
          <table:table-cell table:formula="of:=CONCATENATE(&quot;[&quot;&quot;&quot;;[.E116];&quot;&quot;&quot;,&quot;&quot;&quot;&amp;[.G116];&quot;&quot;&quot;,&quot;&amp;&quot;&quot;&quot;&quot;&amp;[.F116]&amp;&quot;&quot;&quot;],&quot;)" office:value-type="string" office:string-value="[&quot;Guyana&quot;,&quot;Georgetown (Guyana)&quot;,&quot;upload.wikimedia.org/wikipedia/commons/thumb/9/99/Flag_of_Guyana.svg/20px-Flag_of_Guyana.svg.png&quot;]," calcext:value-type="string">
            <text:p>["Guyana","Georgetown (Guyana)","upload.wikimedia.org/wikipedia/commons/thumb/9/99/Flag_of_Guyana.svg/20px-Flag_of_Guyana.svg.png"],</text:p>
          </table:table-cell>
          <table:table-cell/>
          <table:table-cell table:formula="of:=MID([.B116];[.L116];[.M116]-[.L116])" office:value-type="string" office:string-value="Guyana" calcext:value-type="string">
            <text:p>Guyana</text:p>
          </table:table-cell>
          <table:table-cell table:formula="of:=MID([.B116];[.J116];[.K116]-[.J116])" office:value-type="string" office:string-value="upload.wikimedia.org/wikipedia/commons/thumb/9/99/Flag_of_Guyana.svg/20px-Flag_of_Guyana.svg.png" calcext:value-type="string">
            <text:p>upload.wikimedia.org/wikipedia/commons/thumb/9/99/Flag_of_Guyana.svg/20px-Flag_of_Guyana.svg.png</text:p>
          </table:table-cell>
          <table:table-cell table:formula="of:=MID([.B117];[.H116];[.I116]-[.H116])" office:value-type="string" office:string-value="Georgetown (Guyana)" calcext:value-type="string">
            <text:p>Georgetown (Guyana)</text:p>
          </table:table-cell>
          <table:table-cell table:formula="of:=FIND(&quot;title=&quot;;[.B117];1)+7" office:value-type="float" office:value="48" calcext:value-type="float">
            <text:p>48</text:p>
          </table:table-cell>
          <table:table-cell table:formula="of:=FIND(&quot;&quot;&quot;&quot;;[.B117];FIND(&quot;title=&quot;;[.B117];1)+7)" office:value-type="float" office:value="67" calcext:value-type="float">
            <text:p>67</text:p>
          </table:table-cell>
          <table:table-cell table:formula="of:=FIND(&quot;src=&quot;;[.B116];1)+7" office:value-type="float" office:value="102" calcext:value-type="float">
            <text:p>102</text:p>
          </table:table-cell>
          <table:table-cell table:formula="of:=FIND(&quot;&quot;&quot;&quot;;[.B116];FIND(&quot;src=&quot;;[.B116];1)+7)" office:value-type="float" office:value="198" calcext:value-type="float">
            <text:p>198</text:p>
          </table:table-cell>
          <table:table-cell table:formula="of:=FIND(&quot;title&quot;;[.B116];1)+7" office:value-type="float" office:value="75" calcext:value-type="float">
            <text:p>75</text:p>
          </table:table-cell>
          <table:table-cell table:formula="of:=FIND(&quot;&quot;&quot;&quot;;[.B116];FIND(&quot;title&quot;;[.B116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589" calcext:value-type="float">
            <text:p>589</text:p>
          </table:table-cell>
          <table:table-cell office:value-type="string" calcext:value-type="string">
            <text:p>&lt;td&gt;&lt;a href="/wiki/Georgetown_(Guyana)" title="Georgetown (Guyana)"&gt;Georgetown&lt;/a&gt;</text:p>
          </table:table-cell>
          <table:table-cell table:formula="of:=CONCATENATE(&quot;[&quot;&quot;&quot;;[.E117];&quot;&quot;&quot;,&quot;&quot;&quot;&amp;[.G117];&quot;&quot;&quot;,&quot;&amp;&quot;&quot;&quot;&quot;&amp;[.F117]&amp;&quot;&quot;&quot;],&quot;)" office:value-type="string" office:string-value="" calcext:value-type="error">
            <text:p>#WERT!</text:p>
          </table:table-cell>
          <table:table-cell/>
          <table:table-cell table:formula="of:=MID([.B117];[.L117];[.M117]-[.L117])" office:value-type="string" office:string-value="Georgetown (Guyana)" calcext:value-type="string">
            <text:p>Georgetown (Guyana)</text:p>
          </table:table-cell>
          <table:table-cell table:formula="of:=MID([.B117];[.J117];[.K117]-[.J117])" office:value-type="string" office:string-value="" calcext:value-type="error">
            <text:p>#WERT!</text:p>
          </table:table-cell>
          <table:table-cell table:formula="of:=MID([.B118];[.H117];[.I117]-[.H117])" office:value-type="string" office:string-value="Haiti" calcext:value-type="string">
            <text:p>Haiti</text:p>
          </table:table-cell>
          <table:table-cell table:formula="of:=FIND(&quot;title=&quot;;[.B118];1)+7" office:value-type="float" office:value="73" calcext:value-type="float">
            <text:p>73</text:p>
          </table:table-cell>
          <table:table-cell table:formula="of:=FIND(&quot;&quot;&quot;&quot;;[.B118];FIND(&quot;title=&quot;;[.B118];1)+7)" office:value-type="float" office:value="78" calcext:value-type="float">
            <text:p>78</text:p>
          </table:table-cell>
          <table:table-cell table:formula="of:=FIND(&quot;src=&quot;;[.B117];1)+7" office:value-type="string" office:string-value="" calcext:value-type="error">
            <text:p>#WERT!</text:p>
          </table:table-cell>
          <table:table-cell table:formula="of:=FIND(&quot;&quot;&quot;&quot;;[.B117];FIND(&quot;src=&quot;;[.B117];1)+7)" office:value-type="string" office:string-value="" calcext:value-type="error">
            <text:p>#WERT!</text:p>
          </table:table-cell>
          <table:table-cell table:formula="of:=FIND(&quot;title&quot;;[.B117];1)+7" office:value-type="float" office:value="48" calcext:value-type="float">
            <text:p>48</text:p>
          </table:table-cell>
          <table:table-cell table:formula="of:=FIND(&quot;&quot;&quot;&quot;;[.B117];FIND(&quot;title&quot;;[.B117];1)+7)" office:value-type="float" office:value="67" calcext:value-type="float">
            <text:p>67</text:p>
          </table:table-cell>
        </table:table-row>
        <table:table-row table:style-name="ro27">
          <table:table-cell office:value-type="float" office:value="598" calcext:value-type="float">
            <text:p>598</text:p>
          </table:table-cell>
          <table:table-cell office:value-type="string" calcext:value-type="string">
            <text:p>&lt;td&gt;&lt;span style="display:none"&gt;Haiti&lt;/span&gt;&lt;a href="/wiki/Haiti" title="Haiti"&gt;&lt;img alt="" src="//upload.wikimedia.org/wikipedia/commons/thumb/5/56/Flag_of_Haiti.svg/20px-Flag_of_Haiti.svg.png" decoding="async" width="20" height="12" class="noviewer" srcset="//upload.wikimedia.org/wikipedia/commons/thumb/5/56/Flag_of_Haiti.svg/30px-Flag_of_Haiti.svg.png 1.5x, //upload.wikimedia.org/wikipedia/commons/thumb/5/56/Flag_of_Haiti.svg/40px-Flag_of_Haiti.svg.png 2x" data-file-width="1000" data-file-height="600" /&gt;&lt;/a&gt;&amp;#160;&lt;a href="/wiki/Haiti" title="Haiti"&gt;Haiti&lt;/a&gt;&lt;/td&gt;</text:p>
          </table:table-cell>
          <table:table-cell table:formula="of:=CONCATENATE(&quot;[&quot;&quot;&quot;;[.E118];&quot;&quot;&quot;,&quot;&quot;&quot;&amp;[.G118];&quot;&quot;&quot;,&quot;&amp;&quot;&quot;&quot;&quot;&amp;[.F118]&amp;&quot;&quot;&quot;],&quot;)" office:value-type="string" office:string-value="[&quot;Haiti&quot;,&quot;Port-au-Prince&quot;,&quot;upload.wikimedia.org/wikipedia/commons/thumb/5/56/Flag_of_Haiti.svg/20px-Flag_of_Haiti.svg.png&quot;]," calcext:value-type="string">
            <text:p>["Haiti","Port-au-Prince","upload.wikimedia.org/wikipedia/commons/thumb/5/56/Flag_of_Haiti.svg/20px-Flag_of_Haiti.svg.png"],</text:p>
          </table:table-cell>
          <table:table-cell/>
          <table:table-cell table:formula="of:=MID([.B118];[.L118];[.M118]-[.L118])" office:value-type="string" office:string-value="Haiti" calcext:value-type="string">
            <text:p>Haiti</text:p>
          </table:table-cell>
          <table:table-cell table:formula="of:=MID([.B118];[.J118];[.K118]-[.J118])" office:value-type="string" office:string-value="upload.wikimedia.org/wikipedia/commons/thumb/5/56/Flag_of_Haiti.svg/20px-Flag_of_Haiti.svg.png" calcext:value-type="string">
            <text:p>upload.wikimedia.org/wikipedia/commons/thumb/5/56/Flag_of_Haiti.svg/20px-Flag_of_Haiti.svg.png</text:p>
          </table:table-cell>
          <table:table-cell table:formula="of:=MID([.B119];[.H118];[.I118]-[.H118])" office:value-type="string" office:string-value="Port-au-Prince" calcext:value-type="string">
            <text:p>Port-au-Prince</text:p>
          </table:table-cell>
          <table:table-cell table:formula="of:=FIND(&quot;title=&quot;;[.B119];1)+7" office:value-type="float" office:value="43" calcext:value-type="float">
            <text:p>43</text:p>
          </table:table-cell>
          <table:table-cell table:formula="of:=FIND(&quot;&quot;&quot;&quot;;[.B119];FIND(&quot;title=&quot;;[.B119];1)+7)" office:value-type="float" office:value="57" calcext:value-type="float">
            <text:p>57</text:p>
          </table:table-cell>
          <table:table-cell table:formula="of:=FIND(&quot;src=&quot;;[.B118];1)+7" office:value-type="float" office:value="99" calcext:value-type="float">
            <text:p>99</text:p>
          </table:table-cell>
          <table:table-cell table:formula="of:=FIND(&quot;&quot;&quot;&quot;;[.B118];FIND(&quot;src=&quot;;[.B118];1)+7)" office:value-type="float" office:value="193" calcext:value-type="float">
            <text:p>193</text:p>
          </table:table-cell>
          <table:table-cell table:formula="of:=FIND(&quot;title&quot;;[.B118];1)+7" office:value-type="float" office:value="73" calcext:value-type="float">
            <text:p>73</text:p>
          </table:table-cell>
          <table:table-cell table:formula="of:=FIND(&quot;&quot;&quot;&quot;;[.B118];FIND(&quot;title&quot;;[.B118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599" calcext:value-type="float">
            <text:p>599</text:p>
          </table:table-cell>
          <table:table-cell office:value-type="string" calcext:value-type="string">
            <text:p>&lt;td&gt;&lt;a href="/wiki/Port-au-Prince" title="Port-au-Prince"&gt;Port-au-Prince&lt;/a&gt;</text:p>
          </table:table-cell>
          <table:table-cell table:formula="of:=CONCATENATE(&quot;[&quot;&quot;&quot;;[.E119];&quot;&quot;&quot;,&quot;&quot;&quot;&amp;[.G119];&quot;&quot;&quot;,&quot;&amp;&quot;&quot;&quot;&quot;&amp;[.F119]&amp;&quot;&quot;&quot;],&quot;)" office:value-type="string" office:string-value="" calcext:value-type="error">
            <text:p>#WERT!</text:p>
          </table:table-cell>
          <table:table-cell/>
          <table:table-cell table:formula="of:=MID([.B119];[.L119];[.M119]-[.L119])" office:value-type="string" office:string-value="Port-au-Prince" calcext:value-type="string">
            <text:p>Port-au-Prince</text:p>
          </table:table-cell>
          <table:table-cell table:formula="of:=MID([.B119];[.J119];[.K119]-[.J119])" office:value-type="string" office:string-value="" calcext:value-type="error">
            <text:p>#WERT!</text:p>
          </table:table-cell>
          <table:table-cell table:formula="of:=MID([.B120];[.H119];[.I119]-[.H119])" office:value-type="string" office:string-value="Honduras" calcext:value-type="string">
            <text:p>Honduras</text:p>
          </table:table-cell>
          <table:table-cell table:formula="of:=FIND(&quot;title=&quot;;[.B120];1)+7" office:value-type="float" office:value="79" calcext:value-type="float">
            <text:p>79</text:p>
          </table:table-cell>
          <table:table-cell table:formula="of:=FIND(&quot;&quot;&quot;&quot;;[.B120];FIND(&quot;title=&quot;;[.B120];1)+7)" office:value-type="float" office:value="87" calcext:value-type="float">
            <text:p>87</text:p>
          </table:table-cell>
          <table:table-cell table:formula="of:=FIND(&quot;src=&quot;;[.B119];1)+7" office:value-type="string" office:string-value="" calcext:value-type="error">
            <text:p>#WERT!</text:p>
          </table:table-cell>
          <table:table-cell table:formula="of:=FIND(&quot;&quot;&quot;&quot;;[.B119];FIND(&quot;src=&quot;;[.B119];1)+7)" office:value-type="string" office:string-value="" calcext:value-type="error">
            <text:p>#WERT!</text:p>
          </table:table-cell>
          <table:table-cell table:formula="of:=FIND(&quot;title&quot;;[.B119];1)+7" office:value-type="float" office:value="43" calcext:value-type="float">
            <text:p>43</text:p>
          </table:table-cell>
          <table:table-cell table:formula="of:=FIND(&quot;&quot;&quot;&quot;;[.B119];FIND(&quot;title&quot;;[.B119];1)+7)" office:value-type="float" office:value="57" calcext:value-type="float">
            <text:p>57</text:p>
          </table:table-cell>
        </table:table-row>
        <table:table-row table:style-name="ro27">
          <table:table-cell office:value-type="float" office:value="608" calcext:value-type="float">
            <text:p>608</text:p>
          </table:table-cell>
          <table:table-cell office:value-type="string" calcext:value-type="string">
            <text:p>&lt;td&gt;&lt;span style="display:none"&gt;Honduras&lt;/span&gt;&lt;a href="/wiki/Honduras" title="Honduras"&gt;&lt;img alt="" src="//upload.wikimedia.org/wikipedia/commons/thumb/8/82/Flag_of_Honduras.svg/20px-Flag_of_Honduras.svg.png" decoding="async" width="20" height="10" class="noviewer" srcset="//upload.wikimedia.org/wikipedia/commons/thumb/8/82/Flag_of_Honduras.svg/30px-Flag_of_Honduras.svg.png 1.5x, //upload.wikimedia.org/wikipedia/commons/thumb/8/82/Flag_of_Honduras.svg/40px-Flag_of_Honduras.svg.png 2x" data-file-width="1200" data-file-height="600" /&gt;&lt;/a&gt;&amp;#160;&lt;a href="/wiki/Honduras" title="Honduras"&gt;Honduras&lt;/a&gt;&lt;/td&gt;</text:p>
          </table:table-cell>
          <table:table-cell table:formula="of:=CONCATENATE(&quot;[&quot;&quot;&quot;;[.E120];&quot;&quot;&quot;,&quot;&quot;&quot;&amp;[.G120];&quot;&quot;&quot;,&quot;&amp;&quot;&quot;&quot;&quot;&amp;[.F120]&amp;&quot;&quot;&quot;],&quot;)" office:value-type="string" office:string-value="[&quot;Honduras&quot;,&quot;Tegucigalpa&quot;,&quot;upload.wikimedia.org/wikipedia/commons/thumb/8/82/Flag_of_Honduras.svg/20px-Flag_of_Honduras.svg.png&quot;]," calcext:value-type="string">
            <text:p>["Honduras","Tegucigalpa","upload.wikimedia.org/wikipedia/commons/thumb/8/82/Flag_of_Honduras.svg/20px-Flag_of_Honduras.svg.png"],</text:p>
          </table:table-cell>
          <table:table-cell/>
          <table:table-cell table:formula="of:=MID([.B120];[.L120];[.M120]-[.L120])" office:value-type="string" office:string-value="Honduras" calcext:value-type="string">
            <text:p>Honduras</text:p>
          </table:table-cell>
          <table:table-cell table:formula="of:=MID([.B120];[.J120];[.K120]-[.J120])" office:value-type="string" office:string-value="upload.wikimedia.org/wikipedia/commons/thumb/8/82/Flag_of_Honduras.svg/20px-Flag_of_Honduras.svg.png" calcext:value-type="string">
            <text:p>upload.wikimedia.org/wikipedia/commons/thumb/8/82/Flag_of_Honduras.svg/20px-Flag_of_Honduras.svg.png</text:p>
          </table:table-cell>
          <table:table-cell table:formula="of:=MID([.B121];[.H120];[.I120]-[.H120])" office:value-type="string" office:string-value="Tegucigalpa" calcext:value-type="string">
            <text:p>Tegucigalpa</text:p>
          </table:table-cell>
          <table:table-cell table:formula="of:=FIND(&quot;title=&quot;;[.B121];1)+7" office:value-type="float" office:value="40" calcext:value-type="float">
            <text:p>40</text:p>
          </table:table-cell>
          <table:table-cell table:formula="of:=FIND(&quot;&quot;&quot;&quot;;[.B121];FIND(&quot;title=&quot;;[.B121];1)+7)" office:value-type="float" office:value="51" calcext:value-type="float">
            <text:p>51</text:p>
          </table:table-cell>
          <table:table-cell table:formula="of:=FIND(&quot;src=&quot;;[.B120];1)+7" office:value-type="float" office:value="108" calcext:value-type="float">
            <text:p>108</text:p>
          </table:table-cell>
          <table:table-cell table:formula="of:=FIND(&quot;&quot;&quot;&quot;;[.B120];FIND(&quot;src=&quot;;[.B120];1)+7)" office:value-type="float" office:value="208" calcext:value-type="float">
            <text:p>208</text:p>
          </table:table-cell>
          <table:table-cell table:formula="of:=FIND(&quot;title&quot;;[.B120];1)+7" office:value-type="float" office:value="79" calcext:value-type="float">
            <text:p>79</text:p>
          </table:table-cell>
          <table:table-cell table:formula="of:=FIND(&quot;&quot;&quot;&quot;;[.B120];FIND(&quot;title&quot;;[.B120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609" calcext:value-type="float">
            <text:p>609</text:p>
          </table:table-cell>
          <table:table-cell office:value-type="string" calcext:value-type="string">
            <text:p>&lt;td&gt;&lt;a href="/wiki/Tegucigalpa" title="Tegucigalpa"&gt;Tegucigalpa&lt;/a&gt;</text:p>
          </table:table-cell>
          <table:table-cell table:formula="of:=CONCATENATE(&quot;[&quot;&quot;&quot;;[.E121];&quot;&quot;&quot;,&quot;&quot;&quot;&amp;[.G121];&quot;&quot;&quot;,&quot;&amp;&quot;&quot;&quot;&quot;&amp;[.F121]&amp;&quot;&quot;&quot;],&quot;)" office:value-type="string" office:string-value="" calcext:value-type="error">
            <text:p>#WERT!</text:p>
          </table:table-cell>
          <table:table-cell/>
          <table:table-cell table:formula="of:=MID([.B121];[.L121];[.M121]-[.L121])" office:value-type="string" office:string-value="Tegucigalpa" calcext:value-type="string">
            <text:p>Tegucigalpa</text:p>
          </table:table-cell>
          <table:table-cell table:formula="of:=MID([.B121];[.J121];[.K121]-[.J121])" office:value-type="string" office:string-value="" calcext:value-type="error">
            <text:p>#WERT!</text:p>
          </table:table-cell>
          <table:table-cell table:formula="of:=MID([.B122];[.H121];[.I121]-[.H121])" office:value-type="string" office:string-value="Indien" calcext:value-type="string">
            <text:p>Indien</text:p>
          </table:table-cell>
          <table:table-cell table:formula="of:=FIND(&quot;title=&quot;;[.B122];1)+7" office:value-type="float" office:value="75" calcext:value-type="float">
            <text:p>75</text:p>
          </table:table-cell>
          <table:table-cell table:formula="of:=FIND(&quot;&quot;&quot;&quot;;[.B122];FIND(&quot;title=&quot;;[.B122];1)+7)" office:value-type="float" office:value="81" calcext:value-type="float">
            <text:p>81</text:p>
          </table:table-cell>
          <table:table-cell table:formula="of:=FIND(&quot;src=&quot;;[.B121];1)+7" office:value-type="string" office:string-value="" calcext:value-type="error">
            <text:p>#WERT!</text:p>
          </table:table-cell>
          <table:table-cell table:formula="of:=FIND(&quot;&quot;&quot;&quot;;[.B121];FIND(&quot;src=&quot;;[.B121];1)+7)" office:value-type="string" office:string-value="" calcext:value-type="error">
            <text:p>#WERT!</text:p>
          </table:table-cell>
          <table:table-cell table:formula="of:=FIND(&quot;title&quot;;[.B121];1)+7" office:value-type="float" office:value="40" calcext:value-type="float">
            <text:p>40</text:p>
          </table:table-cell>
          <table:table-cell table:formula="of:=FIND(&quot;&quot;&quot;&quot;;[.B121];FIND(&quot;title&quot;;[.B121];1)+7)" office:value-type="float" office:value="51" calcext:value-type="float">
            <text:p>51</text:p>
          </table:table-cell>
        </table:table-row>
        <table:table-row table:style-name="ro27">
          <table:table-cell office:value-type="float" office:value="618" calcext:value-type="float">
            <text:p>618</text:p>
          </table:table-cell>
          <table:table-cell office:value-type="string" calcext:value-type="string">
            <text:p>&lt;td&gt;&lt;span style="display:none"&gt;Indien&lt;/span&gt;&lt;a href="/wiki/Indien" title="Indien"&gt;&lt;img alt="" src="//upload.wikimedia.org/wikipedia/commons/thumb/4/41/Flag_of_India.svg/20px-Flag_of_India.svg.png" decoding="async" width="20" height="13" class="noviewer thumbborder" srcset="//upload.wikimedia.org/wikipedia/commons/thumb/4/41/Flag_of_India.svg/30px-Flag_of_India.svg.png 1.5x, //upload.wikimedia.org/wikipedia/commons/thumb/4/41/Flag_of_India.svg/40px-Flag_of_India.svg.png 2x" data-file-width="900" data-file-height="600" /&gt;&lt;/a&gt;&amp;#160;&lt;a href="/wiki/Indien" title="Indien"&gt;Indien&lt;/a&gt;&lt;/td&gt;</text:p>
          </table:table-cell>
          <table:table-cell table:formula="of:=CONCATENATE(&quot;[&quot;&quot;&quot;;[.E122];&quot;&quot;&quot;,&quot;&quot;&quot;&amp;[.G122];&quot;&quot;&quot;,&quot;&amp;&quot;&quot;&quot;&quot;&amp;[.F122]&amp;&quot;&quot;&quot;],&quot;)" office:value-type="string" office:string-value="[&quot;Indien&quot;,&quot;Neu-Delhi&quot;,&quot;upload.wikimedia.org/wikipedia/commons/thumb/4/41/Flag_of_India.svg/20px-Flag_of_India.svg.png&quot;]," calcext:value-type="string">
            <text:p>["Indien","Neu-Delhi","upload.wikimedia.org/wikipedia/commons/thumb/4/41/Flag_of_India.svg/20px-Flag_of_India.svg.png"],</text:p>
          </table:table-cell>
          <table:table-cell/>
          <table:table-cell table:formula="of:=MID([.B122];[.L122];[.M122]-[.L122])" office:value-type="string" office:string-value="Indien" calcext:value-type="string">
            <text:p>Indien</text:p>
          </table:table-cell>
          <table:table-cell table:formula="of:=MID([.B122];[.J122];[.K122]-[.J122])" office:value-type="string" office:string-value="upload.wikimedia.org/wikipedia/commons/thumb/4/41/Flag_of_India.svg/20px-Flag_of_India.svg.png" calcext:value-type="string">
            <text:p>upload.wikimedia.org/wikipedia/commons/thumb/4/41/Flag_of_India.svg/20px-Flag_of_India.svg.png</text:p>
          </table:table-cell>
          <table:table-cell table:formula="of:=MID([.B123];[.H122];[.I122]-[.H122])" office:value-type="string" office:string-value="Neu-Delhi" calcext:value-type="string">
            <text:p>Neu-Delhi</text:p>
          </table:table-cell>
          <table:table-cell table:formula="of:=FIND(&quot;title=&quot;;[.B123];1)+7" office:value-type="float" office:value="38" calcext:value-type="float">
            <text:p>38</text:p>
          </table:table-cell>
          <table:table-cell table:formula="of:=FIND(&quot;&quot;&quot;&quot;;[.B123];FIND(&quot;title=&quot;;[.B123];1)+7)" office:value-type="float" office:value="47" calcext:value-type="float">
            <text:p>47</text:p>
          </table:table-cell>
          <table:table-cell table:formula="of:=FIND(&quot;src=&quot;;[.B122];1)+7" office:value-type="float" office:value="102" calcext:value-type="float">
            <text:p>102</text:p>
          </table:table-cell>
          <table:table-cell table:formula="of:=FIND(&quot;&quot;&quot;&quot;;[.B122];FIND(&quot;src=&quot;;[.B122];1)+7)" office:value-type="float" office:value="196" calcext:value-type="float">
            <text:p>196</text:p>
          </table:table-cell>
          <table:table-cell table:formula="of:=FIND(&quot;title&quot;;[.B122];1)+7" office:value-type="float" office:value="75" calcext:value-type="float">
            <text:p>75</text:p>
          </table:table-cell>
          <table:table-cell table:formula="of:=FIND(&quot;&quot;&quot;&quot;;[.B122];FIND(&quot;title&quot;;[.B122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619" calcext:value-type="float">
            <text:p>619</text:p>
          </table:table-cell>
          <table:table-cell office:value-type="string" calcext:value-type="string">
            <text:p>&lt;td&gt;&lt;a href="/wiki/Neu-Delhi" title="Neu-Delhi"&gt;Neu-Delhi&lt;/a&gt;</text:p>
          </table:table-cell>
          <table:table-cell table:formula="of:=CONCATENATE(&quot;[&quot;&quot;&quot;;[.E123];&quot;&quot;&quot;,&quot;&quot;&quot;&amp;[.G123];&quot;&quot;&quot;,&quot;&amp;&quot;&quot;&quot;&quot;&amp;[.F123]&amp;&quot;&quot;&quot;],&quot;)" office:value-type="string" office:string-value="" calcext:value-type="error">
            <text:p>#WERT!</text:p>
          </table:table-cell>
          <table:table-cell/>
          <table:table-cell table:formula="of:=MID([.B123];[.L123];[.M123]-[.L123])" office:value-type="string" office:string-value="Neu-Delhi" calcext:value-type="string">
            <text:p>Neu-Delhi</text:p>
          </table:table-cell>
          <table:table-cell table:formula="of:=MID([.B123];[.J123];[.K123]-[.J123])" office:value-type="string" office:string-value="" calcext:value-type="error">
            <text:p>#WERT!</text:p>
          </table:table-cell>
          <table:table-cell table:formula="of:=MID([.B124];[.H123];[.I123]-[.H123])" office:value-type="string" office:string-value="Indonesien" calcext:value-type="string">
            <text:p>Indonesien</text:p>
          </table:table-cell>
          <table:table-cell table:formula="of:=FIND(&quot;title=&quot;;[.B124];1)+7" office:value-type="float" office:value="83" calcext:value-type="float">
            <text:p>83</text:p>
          </table:table-cell>
          <table:table-cell table:formula="of:=FIND(&quot;&quot;&quot;&quot;;[.B124];FIND(&quot;title=&quot;;[.B124];1)+7)" office:value-type="float" office:value="93" calcext:value-type="float">
            <text:p>93</text:p>
          </table:table-cell>
          <table:table-cell table:formula="of:=FIND(&quot;src=&quot;;[.B123];1)+7" office:value-type="string" office:string-value="" calcext:value-type="error">
            <text:p>#WERT!</text:p>
          </table:table-cell>
          <table:table-cell table:formula="of:=FIND(&quot;&quot;&quot;&quot;;[.B123];FIND(&quot;src=&quot;;[.B123];1)+7)" office:value-type="string" office:string-value="" calcext:value-type="error">
            <text:p>#WERT!</text:p>
          </table:table-cell>
          <table:table-cell table:formula="of:=FIND(&quot;title&quot;;[.B123];1)+7" office:value-type="float" office:value="38" calcext:value-type="float">
            <text:p>38</text:p>
          </table:table-cell>
          <table:table-cell table:formula="of:=FIND(&quot;&quot;&quot;&quot;;[.B123];FIND(&quot;title&quot;;[.B123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628" calcext:value-type="float">
            <text:p>628</text:p>
          </table:table-cell>
          <table:table-cell office:value-type="string" calcext:value-type="string">
            <text:p>&lt;td&gt;&lt;span style="display:none"&gt;Indonesien&lt;/span&gt;&lt;a href="/wiki/Indonesien" title="Indonesien"&gt;&lt;img alt="" src="//upload.wikimedia.org/wikipedia/commons/thumb/9/9f/Flag_of_Indonesia.svg/20px-Flag_of_Indonesia.svg.png" decoding="async" width="20" height="13" class="noviewer thumbborder" srcset="//upload.wikimedia.org/wikipedia/commons/thumb/9/9f/Flag_of_Indonesia.svg/30px-Flag_of_Indonesia.svg.png 1.5x, //upload.wikimedia.org/wikipedia/commons/thumb/9/9f/Flag_of_Indonesia.svg/40px-Flag_of_Indonesia.svg.png 2x" data-file-width="900" data-file-height="600" /&gt;&lt;/a&gt;&amp;#160;&lt;a href="/wiki/Indonesien" title="Indonesien"&gt;Indonesien&lt;/a&gt;&lt;/td&gt;</text:p>
          </table:table-cell>
          <table:table-cell table:formula="of:=CONCATENATE(&quot;[&quot;&quot;&quot;;[.E124];&quot;&quot;&quot;,&quot;&quot;&quot;&amp;[.G124];&quot;&quot;&quot;,&quot;&amp;&quot;&quot;&quot;&quot;&amp;[.F124]&amp;&quot;&quot;&quot;],&quot;)" office:value-type="string" office:string-value="[&quot;Indonesien&quot;,&quot;Jakarta&quot;,&quot;upload.wikimedia.org/wikipedia/commons/thumb/9/9f/Flag_of_Indonesia.svg/20px-Flag_of_Indonesia.svg.png&quot;]," calcext:value-type="string">
            <text:p>["Indonesien","Jakarta","upload.wikimedia.org/wikipedia/commons/thumb/9/9f/Flag_of_Indonesia.svg/20px-Flag_of_Indonesia.svg.png"],</text:p>
          </table:table-cell>
          <table:table-cell/>
          <table:table-cell table:formula="of:=MID([.B124];[.L124];[.M124]-[.L124])" office:value-type="string" office:string-value="Indonesien" calcext:value-type="string">
            <text:p>Indonesien</text:p>
          </table:table-cell>
          <table:table-cell table:formula="of:=MID([.B124];[.J124];[.K124]-[.J124])" office:value-type="string" office:string-value="upload.wikimedia.org/wikipedia/commons/thumb/9/9f/Flag_of_Indonesia.svg/20px-Flag_of_Indonesia.svg.png" calcext:value-type="string">
            <text:p>upload.wikimedia.org/wikipedia/commons/thumb/9/9f/Flag_of_Indonesia.svg/20px-Flag_of_Indonesia.svg.png</text:p>
          </table:table-cell>
          <table:table-cell table:formula="of:=MID([.B125];[.H124];[.I124]-[.H124])" office:value-type="string" office:string-value="Jakarta" calcext:value-type="string">
            <text:p>Jakarta</text:p>
          </table:table-cell>
          <table:table-cell table:formula="of:=FIND(&quot;title=&quot;;[.B125];1)+7" office:value-type="float" office:value="36" calcext:value-type="float">
            <text:p>36</text:p>
          </table:table-cell>
          <table:table-cell table:formula="of:=FIND(&quot;&quot;&quot;&quot;;[.B125];FIND(&quot;title=&quot;;[.B125];1)+7)" office:value-type="float" office:value="43" calcext:value-type="float">
            <text:p>43</text:p>
          </table:table-cell>
          <table:table-cell table:formula="of:=FIND(&quot;src=&quot;;[.B124];1)+7" office:value-type="float" office:value="114" calcext:value-type="float">
            <text:p>114</text:p>
          </table:table-cell>
          <table:table-cell table:formula="of:=FIND(&quot;&quot;&quot;&quot;;[.B124];FIND(&quot;src=&quot;;[.B124];1)+7)" office:value-type="float" office:value="216" calcext:value-type="float">
            <text:p>216</text:p>
          </table:table-cell>
          <table:table-cell table:formula="of:=FIND(&quot;title&quot;;[.B124];1)+7" office:value-type="float" office:value="83" calcext:value-type="float">
            <text:p>83</text:p>
          </table:table-cell>
          <table:table-cell table:formula="of:=FIND(&quot;&quot;&quot;&quot;;[.B124];FIND(&quot;title&quot;;[.B124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629" calcext:value-type="float">
            <text:p>629</text:p>
          </table:table-cell>
          <table:table-cell office:value-type="string" calcext:value-type="string">
            <text:p>&lt;td&gt;&lt;a href="/wiki/Jakarta" title="Jakarta"&gt;Jakarta&lt;/a&gt;</text:p>
          </table:table-cell>
          <table:table-cell table:formula="of:=CONCATENATE(&quot;[&quot;&quot;&quot;;[.E125];&quot;&quot;&quot;,&quot;&quot;&quot;&amp;[.G125];&quot;&quot;&quot;,&quot;&amp;&quot;&quot;&quot;&quot;&amp;[.F125]&amp;&quot;&quot;&quot;],&quot;)" office:value-type="string" office:string-value="" calcext:value-type="error">
            <text:p>#WERT!</text:p>
          </table:table-cell>
          <table:table-cell/>
          <table:table-cell table:formula="of:=MID([.B125];[.L125];[.M125]-[.L125])" office:value-type="string" office:string-value="Jakarta" calcext:value-type="string">
            <text:p>Jakarta</text:p>
          </table:table-cell>
          <table:table-cell table:formula="of:=MID([.B125];[.J125];[.K125]-[.J125])" office:value-type="string" office:string-value="" calcext:value-type="error">
            <text:p>#WERT!</text:p>
          </table:table-cell>
          <table:table-cell table:formula="of:=MID([.B126];[.H125];[.I125]-[.H125])" office:value-type="string" office:string-value="Irak" calcext:value-type="string">
            <text:p>Irak</text:p>
          </table:table-cell>
          <table:table-cell table:formula="of:=FIND(&quot;title=&quot;;[.B126];1)+7" office:value-type="float" office:value="71" calcext:value-type="float">
            <text:p>71</text:p>
          </table:table-cell>
          <table:table-cell table:formula="of:=FIND(&quot;&quot;&quot;&quot;;[.B126];FIND(&quot;title=&quot;;[.B126];1)+7)" office:value-type="float" office:value="75" calcext:value-type="float">
            <text:p>75</text:p>
          </table:table-cell>
          <table:table-cell table:formula="of:=FIND(&quot;src=&quot;;[.B125];1)+7" office:value-type="string" office:string-value="" calcext:value-type="error">
            <text:p>#WERT!</text:p>
          </table:table-cell>
          <table:table-cell table:formula="of:=FIND(&quot;&quot;&quot;&quot;;[.B125];FIND(&quot;src=&quot;;[.B125];1)+7)" office:value-type="string" office:string-value="" calcext:value-type="error">
            <text:p>#WERT!</text:p>
          </table:table-cell>
          <table:table-cell table:formula="of:=FIND(&quot;title&quot;;[.B125];1)+7" office:value-type="float" office:value="36" calcext:value-type="float">
            <text:p>36</text:p>
          </table:table-cell>
          <table:table-cell table:formula="of:=FIND(&quot;&quot;&quot;&quot;;[.B125];FIND(&quot;title&quot;;[.B125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638" calcext:value-type="float">
            <text:p>638</text:p>
          </table:table-cell>
          <table:table-cell office:value-type="string" calcext:value-type="string">
            <text:p>&lt;td&gt;&lt;span style="display:none"&gt;Irak&lt;/span&gt;&lt;a href="/wiki/Irak" title="Irak"&gt;&lt;img alt="" src="//upload.wikimedia.org/wikipedia/commons/thumb/f/f6/Flag_of_Iraq.svg/20px-Flag_of_Iraq.svg.png" decoding="async" width="20" height="13" class="noviewer thumbborder" srcset="//upload.wikimedia.org/wikipedia/commons/thumb/f/f6/Flag_of_Iraq.svg/30px-Flag_of_Iraq.svg.png 1.5x, //upload.wikimedia.org/wikipedia/commons/thumb/f/f6/Flag_of_Iraq.svg/40px-Flag_of_Iraq.svg.png 2x" data-file-width="900" data-file-height="600" /&gt;&lt;/a&gt;&amp;#160;&lt;a href="/wiki/Irak" title="Irak"&gt;Irak&lt;/a&gt;&lt;/td&gt;</text:p>
          </table:table-cell>
          <table:table-cell table:formula="of:=CONCATENATE(&quot;[&quot;&quot;&quot;;[.E126];&quot;&quot;&quot;,&quot;&quot;&quot;&amp;[.G126];&quot;&quot;&quot;,&quot;&amp;&quot;&quot;&quot;&quot;&amp;[.F126]&amp;&quot;&quot;&quot;],&quot;)" office:value-type="string" office:string-value="[&quot;Irak&quot;,&quot;Bagdad&quot;,&quot;upload.wikimedia.org/wikipedia/commons/thumb/f/f6/Flag_of_Iraq.svg/20px-Flag_of_Iraq.svg.png&quot;]," calcext:value-type="string">
            <text:p>["Irak","Bagdad","upload.wikimedia.org/wikipedia/commons/thumb/f/f6/Flag_of_Iraq.svg/20px-Flag_of_Iraq.svg.png"],</text:p>
          </table:table-cell>
          <table:table-cell/>
          <table:table-cell table:formula="of:=MID([.B126];[.L126];[.M126]-[.L126])" office:value-type="string" office:string-value="Irak" calcext:value-type="string">
            <text:p>Irak</text:p>
          </table:table-cell>
          <table:table-cell table:formula="of:=MID([.B126];[.J126];[.K126]-[.J126])" office:value-type="string" office:string-value="upload.wikimedia.org/wikipedia/commons/thumb/f/f6/Flag_of_Iraq.svg/20px-Flag_of_Iraq.svg.png" calcext:value-type="string">
            <text:p>upload.wikimedia.org/wikipedia/commons/thumb/f/f6/Flag_of_Iraq.svg/20px-Flag_of_Iraq.svg.png</text:p>
          </table:table-cell>
          <table:table-cell table:formula="of:=MID([.B127];[.H126];[.I126]-[.H126])" office:value-type="string" office:string-value="Bagdad" calcext:value-type="string">
            <text:p>Bagdad</text:p>
          </table:table-cell>
          <table:table-cell table:formula="of:=FIND(&quot;title=&quot;;[.B127];1)+7" office:value-type="float" office:value="35" calcext:value-type="float">
            <text:p>35</text:p>
          </table:table-cell>
          <table:table-cell table:formula="of:=FIND(&quot;&quot;&quot;&quot;;[.B127];FIND(&quot;title=&quot;;[.B127];1)+7)" office:value-type="float" office:value="41" calcext:value-type="float">
            <text:p>41</text:p>
          </table:table-cell>
          <table:table-cell table:formula="of:=FIND(&quot;src=&quot;;[.B126];1)+7" office:value-type="float" office:value="96" calcext:value-type="float">
            <text:p>96</text:p>
          </table:table-cell>
          <table:table-cell table:formula="of:=FIND(&quot;&quot;&quot;&quot;;[.B126];FIND(&quot;src=&quot;;[.B126];1)+7)" office:value-type="float" office:value="188" calcext:value-type="float">
            <text:p>188</text:p>
          </table:table-cell>
          <table:table-cell table:formula="of:=FIND(&quot;title&quot;;[.B126];1)+7" office:value-type="float" office:value="71" calcext:value-type="float">
            <text:p>71</text:p>
          </table:table-cell>
          <table:table-cell table:formula="of:=FIND(&quot;&quot;&quot;&quot;;[.B126];FIND(&quot;title&quot;;[.B126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639" calcext:value-type="float">
            <text:p>639</text:p>
          </table:table-cell>
          <table:table-cell office:value-type="string" calcext:value-type="string">
            <text:p>&lt;td&gt;&lt;a href="/wiki/Bagdad" title="Bagdad"&gt;Bagdad&lt;/a&gt;</text:p>
          </table:table-cell>
          <table:table-cell table:formula="of:=CONCATENATE(&quot;[&quot;&quot;&quot;;[.E127];&quot;&quot;&quot;,&quot;&quot;&quot;&amp;[.G127];&quot;&quot;&quot;,&quot;&amp;&quot;&quot;&quot;&quot;&amp;[.F127]&amp;&quot;&quot;&quot;],&quot;)" office:value-type="string" office:string-value="" calcext:value-type="error">
            <text:p>#WERT!</text:p>
          </table:table-cell>
          <table:table-cell/>
          <table:table-cell table:formula="of:=MID([.B127];[.L127];[.M127]-[.L127])" office:value-type="string" office:string-value="Bagdad" calcext:value-type="string">
            <text:p>Bagdad</text:p>
          </table:table-cell>
          <table:table-cell table:formula="of:=MID([.B127];[.J127];[.K127]-[.J127])" office:value-type="string" office:string-value="" calcext:value-type="error">
            <text:p>#WERT!</text:p>
          </table:table-cell>
          <table:table-cell table:formula="of:=MID([.B128];[.H127];[.I127]-[.H127])" office:value-type="string" office:string-value="Iran" calcext:value-type="string">
            <text:p>Iran</text:p>
          </table:table-cell>
          <table:table-cell table:formula="of:=FIND(&quot;title=&quot;;[.B128];1)+7" office:value-type="float" office:value="71" calcext:value-type="float">
            <text:p>71</text:p>
          </table:table-cell>
          <table:table-cell table:formula="of:=FIND(&quot;&quot;&quot;&quot;;[.B128];FIND(&quot;title=&quot;;[.B128];1)+7)" office:value-type="float" office:value="75" calcext:value-type="float">
            <text:p>75</text:p>
          </table:table-cell>
          <table:table-cell table:formula="of:=FIND(&quot;src=&quot;;[.B127];1)+7" office:value-type="string" office:string-value="" calcext:value-type="error">
            <text:p>#WERT!</text:p>
          </table:table-cell>
          <table:table-cell table:formula="of:=FIND(&quot;&quot;&quot;&quot;;[.B127];FIND(&quot;src=&quot;;[.B127];1)+7)" office:value-type="string" office:string-value="" calcext:value-type="error">
            <text:p>#WERT!</text:p>
          </table:table-cell>
          <table:table-cell table:formula="of:=FIND(&quot;title&quot;;[.B127];1)+7" office:value-type="float" office:value="35" calcext:value-type="float">
            <text:p>35</text:p>
          </table:table-cell>
          <table:table-cell table:formula="of:=FIND(&quot;&quot;&quot;&quot;;[.B127];FIND(&quot;title&quot;;[.B12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648" calcext:value-type="float">
            <text:p>648</text:p>
          </table:table-cell>
          <table:table-cell office:value-type="string" calcext:value-type="string">
            <text:p>&lt;td&gt;&lt;span style="display:none"&gt;Iran&lt;/span&gt;&lt;a href="/wiki/Iran" title="Iran"&gt;&lt;img alt="" src="//upload.wikimedia.org/wikipedia/commons/thumb/c/ca/Flag_of_Iran.svg/20px-Flag_of_Iran.svg.png" decoding="async" width="20" height="11" class="noviewer thumbborder" srcset="//upload.wikimedia.org/wikipedia/commons/thumb/c/ca/Flag_of_Iran.svg/30px-Flag_of_Iran.svg.png 1.5x, //upload.wikimedia.org/wikipedia/commons/thumb/c/ca/Flag_of_Iran.svg/40px-Flag_of_Iran.svg.png 2x" data-file-width="630" data-file-height="360" /&gt;&lt;/a&gt;&amp;#160;&lt;a href="/wiki/Iran" title="Iran"&gt;Iran&lt;/a&gt;&lt;/td&gt;</text:p>
          </table:table-cell>
          <table:table-cell table:formula="of:=CONCATENATE(&quot;[&quot;&quot;&quot;;[.E128];&quot;&quot;&quot;,&quot;&quot;&quot;&amp;[.G128];&quot;&quot;&quot;,&quot;&amp;&quot;&quot;&quot;&quot;&amp;[.F128]&amp;&quot;&quot;&quot;],&quot;)" office:value-type="string" office:string-value="[&quot;Iran&quot;,&quot;Teheran&quot;,&quot;upload.wikimedia.org/wikipedia/commons/thumb/c/ca/Flag_of_Iran.svg/20px-Flag_of_Iran.svg.png&quot;]," calcext:value-type="string">
            <text:p>["Iran","Teheran","upload.wikimedia.org/wikipedia/commons/thumb/c/ca/Flag_of_Iran.svg/20px-Flag_of_Iran.svg.png"],</text:p>
          </table:table-cell>
          <table:table-cell/>
          <table:table-cell table:formula="of:=MID([.B128];[.L128];[.M128]-[.L128])" office:value-type="string" office:string-value="Iran" calcext:value-type="string">
            <text:p>Iran</text:p>
          </table:table-cell>
          <table:table-cell table:formula="of:=MID([.B128];[.J128];[.K128]-[.J128])" office:value-type="string" office:string-value="upload.wikimedia.org/wikipedia/commons/thumb/c/ca/Flag_of_Iran.svg/20px-Flag_of_Iran.svg.png" calcext:value-type="string">
            <text:p>upload.wikimedia.org/wikipedia/commons/thumb/c/ca/Flag_of_Iran.svg/20px-Flag_of_Iran.svg.png</text:p>
          </table:table-cell>
          <table:table-cell table:formula="of:=MID([.B129];[.H128];[.I128]-[.H128])" office:value-type="string" office:string-value="Teheran" calcext:value-type="string">
            <text:p>Teheran</text:p>
          </table:table-cell>
          <table:table-cell table:formula="of:=FIND(&quot;title=&quot;;[.B129];1)+7" office:value-type="float" office:value="36" calcext:value-type="float">
            <text:p>36</text:p>
          </table:table-cell>
          <table:table-cell table:formula="of:=FIND(&quot;&quot;&quot;&quot;;[.B129];FIND(&quot;title=&quot;;[.B129];1)+7)" office:value-type="float" office:value="43" calcext:value-type="float">
            <text:p>43</text:p>
          </table:table-cell>
          <table:table-cell table:formula="of:=FIND(&quot;src=&quot;;[.B128];1)+7" office:value-type="float" office:value="96" calcext:value-type="float">
            <text:p>96</text:p>
          </table:table-cell>
          <table:table-cell table:formula="of:=FIND(&quot;&quot;&quot;&quot;;[.B128];FIND(&quot;src=&quot;;[.B128];1)+7)" office:value-type="float" office:value="188" calcext:value-type="float">
            <text:p>188</text:p>
          </table:table-cell>
          <table:table-cell table:formula="of:=FIND(&quot;title&quot;;[.B128];1)+7" office:value-type="float" office:value="71" calcext:value-type="float">
            <text:p>71</text:p>
          </table:table-cell>
          <table:table-cell table:formula="of:=FIND(&quot;&quot;&quot;&quot;;[.B128];FIND(&quot;title&quot;;[.B128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649" calcext:value-type="float">
            <text:p>649</text:p>
          </table:table-cell>
          <table:table-cell office:value-type="string" calcext:value-type="string">
            <text:p>&lt;td&gt;&lt;a href="/wiki/Teheran" title="Teheran"&gt;Teheran&lt;/a&gt;</text:p>
          </table:table-cell>
          <table:table-cell table:formula="of:=CONCATENATE(&quot;[&quot;&quot;&quot;;[.E129];&quot;&quot;&quot;,&quot;&quot;&quot;&amp;[.G129];&quot;&quot;&quot;,&quot;&amp;&quot;&quot;&quot;&quot;&amp;[.F129]&amp;&quot;&quot;&quot;],&quot;)" office:value-type="string" office:string-value="" calcext:value-type="error">
            <text:p>#WERT!</text:p>
          </table:table-cell>
          <table:table-cell/>
          <table:table-cell table:formula="of:=MID([.B129];[.L129];[.M129]-[.L129])" office:value-type="string" office:string-value="Teheran" calcext:value-type="string">
            <text:p>Teheran</text:p>
          </table:table-cell>
          <table:table-cell table:formula="of:=MID([.B129];[.J129];[.K129]-[.J129])" office:value-type="string" office:string-value="" calcext:value-type="error">
            <text:p>#WERT!</text:p>
          </table:table-cell>
          <table:table-cell table:formula="of:=MID([.B130];[.H129];[.I129]-[.H129])" office:value-type="string" office:string-value="Irland" calcext:value-type="string">
            <text:p>Irland</text:p>
          </table:table-cell>
          <table:table-cell table:formula="of:=FIND(&quot;title=&quot;;[.B130];1)+7" office:value-type="float" office:value="75" calcext:value-type="float">
            <text:p>75</text:p>
          </table:table-cell>
          <table:table-cell table:formula="of:=FIND(&quot;&quot;&quot;&quot;;[.B130];FIND(&quot;title=&quot;;[.B130];1)+7)" office:value-type="float" office:value="81" calcext:value-type="float">
            <text:p>81</text:p>
          </table:table-cell>
          <table:table-cell table:formula="of:=FIND(&quot;src=&quot;;[.B129];1)+7" office:value-type="string" office:string-value="" calcext:value-type="error">
            <text:p>#WERT!</text:p>
          </table:table-cell>
          <table:table-cell table:formula="of:=FIND(&quot;&quot;&quot;&quot;;[.B129];FIND(&quot;src=&quot;;[.B129];1)+7)" office:value-type="string" office:string-value="" calcext:value-type="error">
            <text:p>#WERT!</text:p>
          </table:table-cell>
          <table:table-cell table:formula="of:=FIND(&quot;title&quot;;[.B129];1)+7" office:value-type="float" office:value="36" calcext:value-type="float">
            <text:p>36</text:p>
          </table:table-cell>
          <table:table-cell table:formula="of:=FIND(&quot;&quot;&quot;&quot;;[.B129];FIND(&quot;title&quot;;[.B129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658" calcext:value-type="float">
            <text:p>658</text:p>
          </table:table-cell>
          <table:table-cell office:value-type="string" calcext:value-type="string">
            <text:p>&lt;td&gt;&lt;span style="display:none"&gt;Irland&lt;/span&gt;&lt;a href="/wiki/Irland" title="Irland"&gt;&lt;img alt="" src="//upload.wikimedia.org/wikipedia/commons/thumb/4/45/Flag_of_Ireland.svg/20px-Flag_of_Ireland.svg.png" decoding="async" width="20" height="10" class="noviewer thumbborder" srcset="//upload.wikimedia.org/wikipedia/commons/thumb/4/45/Flag_of_Ireland.svg/30px-Flag_of_Ireland.svg.png 1.5x, //upload.wikimedia.org/wikipedia/commons/thumb/4/45/Flag_of_Ireland.svg/40px-Flag_of_Ireland.svg.png 2x" data-file-width="1200" data-file-height="600" /&gt;&lt;/a&gt;&amp;#160;&lt;a href="/wiki/Irland" title="Irland"&gt;Irland&lt;/a&gt;&lt;/td&gt;</text:p>
          </table:table-cell>
          <table:table-cell table:formula="of:=CONCATENATE(&quot;[&quot;&quot;&quot;;[.E130];&quot;&quot;&quot;,&quot;&quot;&quot;&amp;[.G130];&quot;&quot;&quot;,&quot;&amp;&quot;&quot;&quot;&quot;&amp;[.F130]&amp;&quot;&quot;&quot;],&quot;)" office:value-type="string" office:string-value="[&quot;Irland&quot;,&quot;Dublin&quot;,&quot;upload.wikimedia.org/wikipedia/commons/thumb/4/45/Flag_of_Ireland.svg/20px-Flag_of_Ireland.svg.png&quot;]," calcext:value-type="string">
            <text:p>["Irland","Dublin","upload.wikimedia.org/wikipedia/commons/thumb/4/45/Flag_of_Ireland.svg/20px-Flag_of_Ireland.svg.png"],</text:p>
          </table:table-cell>
          <table:table-cell/>
          <table:table-cell table:formula="of:=MID([.B130];[.L130];[.M130]-[.L130])" office:value-type="string" office:string-value="Irland" calcext:value-type="string">
            <text:p>Irland</text:p>
          </table:table-cell>
          <table:table-cell table:formula="of:=MID([.B130];[.J130];[.K130]-[.J130])" office:value-type="string" office:string-value="upload.wikimedia.org/wikipedia/commons/thumb/4/45/Flag_of_Ireland.svg/20px-Flag_of_Ireland.svg.png" calcext:value-type="string">
            <text:p>upload.wikimedia.org/wikipedia/commons/thumb/4/45/Flag_of_Ireland.svg/20px-Flag_of_Ireland.svg.png</text:p>
          </table:table-cell>
          <table:table-cell table:formula="of:=MID([.B131];[.H130];[.I130]-[.H130])" office:value-type="string" office:string-value="Dublin" calcext:value-type="string">
            <text:p>Dublin</text:p>
          </table:table-cell>
          <table:table-cell table:formula="of:=FIND(&quot;title=&quot;;[.B131];1)+7" office:value-type="float" office:value="35" calcext:value-type="float">
            <text:p>35</text:p>
          </table:table-cell>
          <table:table-cell table:formula="of:=FIND(&quot;&quot;&quot;&quot;;[.B131];FIND(&quot;title=&quot;;[.B131];1)+7)" office:value-type="float" office:value="41" calcext:value-type="float">
            <text:p>41</text:p>
          </table:table-cell>
          <table:table-cell table:formula="of:=FIND(&quot;src=&quot;;[.B130];1)+7" office:value-type="float" office:value="102" calcext:value-type="float">
            <text:p>102</text:p>
          </table:table-cell>
          <table:table-cell table:formula="of:=FIND(&quot;&quot;&quot;&quot;;[.B130];FIND(&quot;src=&quot;;[.B130];1)+7)" office:value-type="float" office:value="200" calcext:value-type="float">
            <text:p>200</text:p>
          </table:table-cell>
          <table:table-cell table:formula="of:=FIND(&quot;title&quot;;[.B130];1)+7" office:value-type="float" office:value="75" calcext:value-type="float">
            <text:p>75</text:p>
          </table:table-cell>
          <table:table-cell table:formula="of:=FIND(&quot;&quot;&quot;&quot;;[.B130];FIND(&quot;title&quot;;[.B130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659" calcext:value-type="float">
            <text:p>659</text:p>
          </table:table-cell>
          <table:table-cell office:value-type="string" calcext:value-type="string">
            <text:p>&lt;td&gt;&lt;a href="/wiki/Dublin" title="Dublin"&gt;Dublin&lt;/a&gt;</text:p>
          </table:table-cell>
          <table:table-cell table:formula="of:=CONCATENATE(&quot;[&quot;&quot;&quot;;[.E131];&quot;&quot;&quot;,&quot;&quot;&quot;&amp;[.G131];&quot;&quot;&quot;,&quot;&amp;&quot;&quot;&quot;&quot;&amp;[.F131]&amp;&quot;&quot;&quot;],&quot;)" office:value-type="string" office:string-value="" calcext:value-type="error">
            <text:p>#WERT!</text:p>
          </table:table-cell>
          <table:table-cell/>
          <table:table-cell table:formula="of:=MID([.B131];[.L131];[.M131]-[.L131])" office:value-type="string" office:string-value="Dublin" calcext:value-type="string">
            <text:p>Dublin</text:p>
          </table:table-cell>
          <table:table-cell table:formula="of:=MID([.B131];[.J131];[.K131]-[.J131])" office:value-type="string" office:string-value="" calcext:value-type="error">
            <text:p>#WERT!</text:p>
          </table:table-cell>
          <table:table-cell table:formula="of:=MID([.B132];[.H131];[.I131]-[.H131])" office:value-type="string" office:string-value="Island" calcext:value-type="string">
            <text:p>Island</text:p>
          </table:table-cell>
          <table:table-cell table:formula="of:=FIND(&quot;title=&quot;;[.B132];1)+7" office:value-type="float" office:value="76" calcext:value-type="float">
            <text:p>76</text:p>
          </table:table-cell>
          <table:table-cell table:formula="of:=FIND(&quot;&quot;&quot;&quot;;[.B132];FIND(&quot;title=&quot;;[.B132];1)+7)" office:value-type="float" office:value="82" calcext:value-type="float">
            <text:p>82</text:p>
          </table:table-cell>
          <table:table-cell table:formula="of:=FIND(&quot;src=&quot;;[.B131];1)+7" office:value-type="string" office:string-value="" calcext:value-type="error">
            <text:p>#WERT!</text:p>
          </table:table-cell>
          <table:table-cell table:formula="of:=FIND(&quot;&quot;&quot;&quot;;[.B131];FIND(&quot;src=&quot;;[.B131];1)+7)" office:value-type="string" office:string-value="" calcext:value-type="error">
            <text:p>#WERT!</text:p>
          </table:table-cell>
          <table:table-cell table:formula="of:=FIND(&quot;title&quot;;[.B131];1)+7" office:value-type="float" office:value="35" calcext:value-type="float">
            <text:p>35</text:p>
          </table:table-cell>
          <table:table-cell table:formula="of:=FIND(&quot;&quot;&quot;&quot;;[.B131];FIND(&quot;title&quot;;[.B131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668" calcext:value-type="float">
            <text:p>668</text:p>
          </table:table-cell>
          <table:table-cell office:value-type="string" calcext:value-type="string">
            <text:p>&lt;td&gt;&lt;span style="display:none;"&gt;Island&lt;/span&gt;&lt;a href="/wiki/Island" title="Island"&gt;&lt;img alt="" src="//upload.wikimedia.org/wikipedia/commons/thumb/c/ce/Flag_of_Iceland.svg/20px-Flag_of_Iceland.svg.png" decoding="async" width="20" height="14" class="noviewer" srcset="//upload.wikimedia.org/wikipedia/commons/thumb/c/ce/Flag_of_Iceland.svg/30px-Flag_of_Iceland.svg.png 1.5x, //upload.wikimedia.org/wikipedia/commons/thumb/c/ce/Flag_of_Iceland.svg/40px-Flag_of_Iceland.svg.png 2x" data-file-width="1250" data-file-height="900" /&gt;&lt;/a&gt;&amp;#160;&lt;a href="/wiki/Island" title="Island"&gt;Island&lt;/a&gt;&lt;/td&gt;</text:p>
          </table:table-cell>
          <table:table-cell table:formula="of:=CONCATENATE(&quot;[&quot;&quot;&quot;;[.E132];&quot;&quot;&quot;,&quot;&quot;&quot;&amp;[.G132];&quot;&quot;&quot;,&quot;&amp;&quot;&quot;&quot;&quot;&amp;[.F132]&amp;&quot;&quot;&quot;],&quot;)" office:value-type="string" office:string-value="[&quot;Island&quot;,&quot;Reykjavík&quot;,&quot;upload.wikimedia.org/wikipedia/commons/thumb/c/ce/Flag_of_Iceland.svg/20px-Flag_of_Iceland.svg.png&quot;]," calcext:value-type="string">
            <text:p>["Island","Reykjavík","upload.wikimedia.org/wikipedia/commons/thumb/c/ce/Flag_of_Iceland.svg/20px-Flag_of_Iceland.svg.png"],</text:p>
          </table:table-cell>
          <table:table-cell/>
          <table:table-cell table:formula="of:=MID([.B132];[.L132];[.M132]-[.L132])" office:value-type="string" office:string-value="Island" calcext:value-type="string">
            <text:p>Island</text:p>
          </table:table-cell>
          <table:table-cell table:formula="of:=MID([.B132];[.J132];[.K132]-[.J132])" office:value-type="string" office:string-value="upload.wikimedia.org/wikipedia/commons/thumb/c/ce/Flag_of_Iceland.svg/20px-Flag_of_Iceland.svg.png" calcext:value-type="string">
            <text:p>upload.wikimedia.org/wikipedia/commons/thumb/c/ce/Flag_of_Iceland.svg/20px-Flag_of_Iceland.svg.png</text:p>
          </table:table-cell>
          <table:table-cell table:formula="of:=MID([.B133];[.H132];[.I132]-[.H132])" office:value-type="string" office:string-value="Reykjavík" calcext:value-type="string">
            <text:p>Reykjavík</text:p>
          </table:table-cell>
          <table:table-cell table:formula="of:=FIND(&quot;title=&quot;;[.B133];1)+7" office:value-type="float" office:value="43" calcext:value-type="float">
            <text:p>43</text:p>
          </table:table-cell>
          <table:table-cell table:formula="of:=FIND(&quot;&quot;&quot;&quot;;[.B133];FIND(&quot;title=&quot;;[.B133];1)+7)" office:value-type="float" office:value="52" calcext:value-type="float">
            <text:p>52</text:p>
          </table:table-cell>
          <table:table-cell table:formula="of:=FIND(&quot;src=&quot;;[.B132];1)+7" office:value-type="float" office:value="103" calcext:value-type="float">
            <text:p>103</text:p>
          </table:table-cell>
          <table:table-cell table:formula="of:=FIND(&quot;&quot;&quot;&quot;;[.B132];FIND(&quot;src=&quot;;[.B132];1)+7)" office:value-type="float" office:value="201" calcext:value-type="float">
            <text:p>201</text:p>
          </table:table-cell>
          <table:table-cell table:formula="of:=FIND(&quot;title&quot;;[.B132];1)+7" office:value-type="float" office:value="76" calcext:value-type="float">
            <text:p>76</text:p>
          </table:table-cell>
          <table:table-cell table:formula="of:=FIND(&quot;&quot;&quot;&quot;;[.B132];FIND(&quot;title&quot;;[.B132];1)+7)" office:value-type="float" office:value="82" calcext:value-type="float">
            <text:p>82</text:p>
          </table:table-cell>
        </table:table-row>
        <table:table-row table:style-name="ro27">
          <table:table-cell office:value-type="float" office:value="669" calcext:value-type="float">
            <text:p>669</text:p>
          </table:table-cell>
          <table:table-cell office:value-type="string" calcext:value-type="string">
            <text:p>&lt;td&gt;&lt;a href="/wiki/Reykjav%C3%ADk" title="Reykjavík"&gt;Reykjavík&lt;/a&gt;</text:p>
          </table:table-cell>
          <table:table-cell table:formula="of:=CONCATENATE(&quot;[&quot;&quot;&quot;;[.E133];&quot;&quot;&quot;,&quot;&quot;&quot;&amp;[.G133];&quot;&quot;&quot;,&quot;&amp;&quot;&quot;&quot;&quot;&amp;[.F133]&amp;&quot;&quot;&quot;],&quot;)" office:value-type="string" office:string-value="" calcext:value-type="error">
            <text:p>#WERT!</text:p>
          </table:table-cell>
          <table:table-cell/>
          <table:table-cell table:formula="of:=MID([.B133];[.L133];[.M133]-[.L133])" office:value-type="string" office:string-value="Reykjavík" calcext:value-type="string">
            <text:p>Reykjavík</text:p>
          </table:table-cell>
          <table:table-cell table:formula="of:=MID([.B133];[.J133];[.K133]-[.J133])" office:value-type="string" office:string-value="" calcext:value-type="error">
            <text:p>#WERT!</text:p>
          </table:table-cell>
          <table:table-cell table:formula="of:=MID([.B134];[.H133];[.I133]-[.H133])" office:value-type="string" office:string-value="Israel" calcext:value-type="string">
            <text:p>Israel</text:p>
          </table:table-cell>
          <table:table-cell table:formula="of:=FIND(&quot;title=&quot;;[.B134];1)+7" office:value-type="float" office:value="75" calcext:value-type="float">
            <text:p>75</text:p>
          </table:table-cell>
          <table:table-cell table:formula="of:=FIND(&quot;&quot;&quot;&quot;;[.B134];FIND(&quot;title=&quot;;[.B134];1)+7)" office:value-type="float" office:value="81" calcext:value-type="float">
            <text:p>81</text:p>
          </table:table-cell>
          <table:table-cell table:formula="of:=FIND(&quot;src=&quot;;[.B133];1)+7" office:value-type="string" office:string-value="" calcext:value-type="error">
            <text:p>#WERT!</text:p>
          </table:table-cell>
          <table:table-cell table:formula="of:=FIND(&quot;&quot;&quot;&quot;;[.B133];FIND(&quot;src=&quot;;[.B133];1)+7)" office:value-type="string" office:string-value="" calcext:value-type="error">
            <text:p>#WERT!</text:p>
          </table:table-cell>
          <table:table-cell table:formula="of:=FIND(&quot;title&quot;;[.B133];1)+7" office:value-type="float" office:value="43" calcext:value-type="float">
            <text:p>43</text:p>
          </table:table-cell>
          <table:table-cell table:formula="of:=FIND(&quot;&quot;&quot;&quot;;[.B133];FIND(&quot;title&quot;;[.B133];1)+7)" office:value-type="float" office:value="52" calcext:value-type="float">
            <text:p>52</text:p>
          </table:table-cell>
        </table:table-row>
        <table:table-row table:style-name="ro27">
          <table:table-cell office:value-type="float" office:value="678" calcext:value-type="float">
            <text:p>678</text:p>
          </table:table-cell>
          <table:table-cell office:value-type="string" calcext:value-type="string">
            <text:p>&lt;td&gt;&lt;span style="display:none"&gt;Israel&lt;/span&gt;&lt;a href="/wiki/Israel" title="Israel"&gt;&lt;img alt="" src="//upload.wikimedia.org/wikipedia/commons/thumb/d/d4/Flag_of_Israel.svg/20px-Flag_of_Israel.svg.png" decoding="async" width="20" height="15" class="noviewer thumbborder" srcset="//upload.wikimedia.org/wikipedia/commons/thumb/d/d4/Flag_of_Israel.svg/30px-Flag_of_Israel.svg.png 1.5x, //upload.wikimedia.org/wikipedia/commons/thumb/d/d4/Flag_of_Israel.svg/40px-Flag_of_Israel.svg.png 2x" data-file-width="1100" data-file-height="800" /&gt;&lt;/a&gt;&amp;#160;&lt;a href="/wiki/Israel" title="Israel"&gt;Israel&lt;/a&gt;&lt;/td&gt;</text:p>
          </table:table-cell>
          <table:table-cell table:formula="of:=CONCATENATE(&quot;[&quot;&quot;&quot;;[.E134];&quot;&quot;&quot;,&quot;&quot;&quot;&amp;[.G134];&quot;&quot;&quot;,&quot;&amp;&quot;&quot;&quot;&quot;&amp;[.F134]&amp;&quot;&quot;&quot;],&quot;)" office:value-type="string" office:string-value="[&quot;Israel&quot;,&quot;Jerusalem&quot;,&quot;upload.wikimedia.org/wikipedia/commons/thumb/d/d4/Flag_of_Israel.svg/20px-Flag_of_Israel.svg.png&quot;]," calcext:value-type="string">
            <text:p>["Israel","Jerusalem","upload.wikimedia.org/wikipedia/commons/thumb/d/d4/Flag_of_Israel.svg/20px-Flag_of_Israel.svg.png"],</text:p>
          </table:table-cell>
          <table:table-cell/>
          <table:table-cell table:formula="of:=MID([.B134];[.L134];[.M134]-[.L134])" office:value-type="string" office:string-value="Israel" calcext:value-type="string">
            <text:p>Israel</text:p>
          </table:table-cell>
          <table:table-cell table:formula="of:=MID([.B134];[.J134];[.K134]-[.J134])" office:value-type="string" office:string-value="upload.wikimedia.org/wikipedia/commons/thumb/d/d4/Flag_of_Israel.svg/20px-Flag_of_Israel.svg.png" calcext:value-type="string">
            <text:p>upload.wikimedia.org/wikipedia/commons/thumb/d/d4/Flag_of_Israel.svg/20px-Flag_of_Israel.svg.png</text:p>
          </table:table-cell>
          <table:table-cell table:formula="of:=MID([.B135];[.H134];[.I134]-[.H134])" office:value-type="string" office:string-value="Jerusalem" calcext:value-type="string">
            <text:p>Jerusalem</text:p>
          </table:table-cell>
          <table:table-cell table:formula="of:=FIND(&quot;title=&quot;;[.B135];1)+7" office:value-type="float" office:value="38" calcext:value-type="float">
            <text:p>38</text:p>
          </table:table-cell>
          <table:table-cell table:formula="of:=FIND(&quot;&quot;&quot;&quot;;[.B135];FIND(&quot;title=&quot;;[.B135];1)+7)" office:value-type="float" office:value="47" calcext:value-type="float">
            <text:p>47</text:p>
          </table:table-cell>
          <table:table-cell table:formula="of:=FIND(&quot;src=&quot;;[.B134];1)+7" office:value-type="float" office:value="102" calcext:value-type="float">
            <text:p>102</text:p>
          </table:table-cell>
          <table:table-cell table:formula="of:=FIND(&quot;&quot;&quot;&quot;;[.B134];FIND(&quot;src=&quot;;[.B134];1)+7)" office:value-type="float" office:value="198" calcext:value-type="float">
            <text:p>198</text:p>
          </table:table-cell>
          <table:table-cell table:formula="of:=FIND(&quot;title&quot;;[.B134];1)+7" office:value-type="float" office:value="75" calcext:value-type="float">
            <text:p>75</text:p>
          </table:table-cell>
          <table:table-cell table:formula="of:=FIND(&quot;&quot;&quot;&quot;;[.B134];FIND(&quot;title&quot;;[.B134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679" calcext:value-type="float">
            <text:p>679</text:p>
          </table:table-cell>
          <table:table-cell office:value-type="string" calcext:value-type="string">
            <text:p>&lt;td&gt;&lt;a href="/wiki/Jerusalem" title="Jerusalem"&gt;Jerusalem&lt;/a&gt; &lt;i&gt;(de facto)&lt;/i&gt;</text:p>
          </table:table-cell>
          <table:table-cell table:formula="of:=CONCATENATE(&quot;[&quot;&quot;&quot;;[.E135];&quot;&quot;&quot;,&quot;&quot;&quot;&amp;[.G135];&quot;&quot;&quot;,&quot;&amp;&quot;&quot;&quot;&quot;&amp;[.F135]&amp;&quot;&quot;&quot;],&quot;)" office:value-type="string" office:string-value="" calcext:value-type="error">
            <text:p>#WERT!</text:p>
          </table:table-cell>
          <table:table-cell/>
          <table:table-cell table:formula="of:=MID([.B135];[.L135];[.M135]-[.L135])" office:value-type="string" office:string-value="Jerusalem" calcext:value-type="string">
            <text:p>Jerusalem</text:p>
          </table:table-cell>
          <table:table-cell table:formula="of:=MID([.B135];[.J135];[.K135]-[.J135])" office:value-type="string" office:string-value="" calcext:value-type="error">
            <text:p>#WERT!</text:p>
          </table:table-cell>
          <table:table-cell table:formula="of:=MID([.B136];[.H135];[.I135]-[.H135])" office:value-type="string" office:string-value="Italien" calcext:value-type="string">
            <text:p>Italien</text:p>
          </table:table-cell>
          <table:table-cell table:formula="of:=FIND(&quot;title=&quot;;[.B136];1)+7" office:value-type="float" office:value="77" calcext:value-type="float">
            <text:p>77</text:p>
          </table:table-cell>
          <table:table-cell table:formula="of:=FIND(&quot;&quot;&quot;&quot;;[.B136];FIND(&quot;title=&quot;;[.B136];1)+7)" office:value-type="float" office:value="84" calcext:value-type="float">
            <text:p>84</text:p>
          </table:table-cell>
          <table:table-cell table:formula="of:=FIND(&quot;src=&quot;;[.B135];1)+7" office:value-type="string" office:string-value="" calcext:value-type="error">
            <text:p>#WERT!</text:p>
          </table:table-cell>
          <table:table-cell table:formula="of:=FIND(&quot;&quot;&quot;&quot;;[.B135];FIND(&quot;src=&quot;;[.B135];1)+7)" office:value-type="string" office:string-value="" calcext:value-type="error">
            <text:p>#WERT!</text:p>
          </table:table-cell>
          <table:table-cell table:formula="of:=FIND(&quot;title&quot;;[.B135];1)+7" office:value-type="float" office:value="38" calcext:value-type="float">
            <text:p>38</text:p>
          </table:table-cell>
          <table:table-cell table:formula="of:=FIND(&quot;&quot;&quot;&quot;;[.B135];FIND(&quot;title&quot;;[.B135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688" calcext:value-type="float">
            <text:p>688</text:p>
          </table:table-cell>
          <table:table-cell office:value-type="string" calcext:value-type="string">
            <text:p>&lt;td&gt;&lt;span style="display:none"&gt;Italien&lt;/span&gt;&lt;a href="/wiki/Italien" title="Italien"&gt;&lt;img alt="" src="//upload.wikimedia.org/wikipedia/commons/thumb/0/03/Flag_of_Italy.svg/20px-Flag_of_Italy.svg.png" decoding="async" width="20" height="13" class="noviewer thumbborder" srcset="//upload.wikimedia.org/wikipedia/commons/thumb/0/03/Flag_of_Italy.svg/30px-Flag_of_Italy.svg.png 1.5x, //upload.wikimedia.org/wikipedia/commons/thumb/0/03/Flag_of_Italy.svg/40px-Flag_of_Italy.svg.png 2x" data-file-width="1500" data-file-height="1000" /&gt;&lt;/a&gt;&amp;#160;&lt;a href="/wiki/Italien" title="Italien"&gt;Italien&lt;/a&gt;&lt;/td&gt;</text:p>
          </table:table-cell>
          <table:table-cell table:formula="of:=CONCATENATE(&quot;[&quot;&quot;&quot;;[.E136];&quot;&quot;&quot;,&quot;&quot;&quot;&amp;[.G136];&quot;&quot;&quot;,&quot;&amp;&quot;&quot;&quot;&quot;&amp;[.F136]&amp;&quot;&quot;&quot;],&quot;)" office:value-type="string" office:string-value="[&quot;Italien&quot;,&quot;Rom&quot;,&quot;upload.wikimedia.org/wikipedia/commons/thumb/0/03/Flag_of_Italy.svg/20px-Flag_of_Italy.svg.png&quot;]," calcext:value-type="string">
            <text:p>["Italien","Rom","upload.wikimedia.org/wikipedia/commons/thumb/0/03/Flag_of_Italy.svg/20px-Flag_of_Italy.svg.png"],</text:p>
          </table:table-cell>
          <table:table-cell/>
          <table:table-cell table:formula="of:=MID([.B136];[.L136];[.M136]-[.L136])" office:value-type="string" office:string-value="Italien" calcext:value-type="string">
            <text:p>Italien</text:p>
          </table:table-cell>
          <table:table-cell table:formula="of:=MID([.B136];[.J136];[.K136]-[.J136])" office:value-type="string" office:string-value="upload.wikimedia.org/wikipedia/commons/thumb/0/03/Flag_of_Italy.svg/20px-Flag_of_Italy.svg.png" calcext:value-type="string">
            <text:p>upload.wikimedia.org/wikipedia/commons/thumb/0/03/Flag_of_Italy.svg/20px-Flag_of_Italy.svg.png</text:p>
          </table:table-cell>
          <table:table-cell table:formula="of:=MID([.B137];[.H136];[.I136]-[.H136])" office:value-type="string" office:string-value="Rom" calcext:value-type="string">
            <text:p>Rom</text:p>
          </table:table-cell>
          <table:table-cell table:formula="of:=FIND(&quot;title=&quot;;[.B137];1)+7" office:value-type="float" office:value="32" calcext:value-type="float">
            <text:p>32</text:p>
          </table:table-cell>
          <table:table-cell table:formula="of:=FIND(&quot;&quot;&quot;&quot;;[.B137];FIND(&quot;title=&quot;;[.B137];1)+7)" office:value-type="float" office:value="35" calcext:value-type="float">
            <text:p>35</text:p>
          </table:table-cell>
          <table:table-cell table:formula="of:=FIND(&quot;src=&quot;;[.B136];1)+7" office:value-type="float" office:value="105" calcext:value-type="float">
            <text:p>105</text:p>
          </table:table-cell>
          <table:table-cell table:formula="of:=FIND(&quot;&quot;&quot;&quot;;[.B136];FIND(&quot;src=&quot;;[.B136];1)+7)" office:value-type="float" office:value="199" calcext:value-type="float">
            <text:p>199</text:p>
          </table:table-cell>
          <table:table-cell table:formula="of:=FIND(&quot;title&quot;;[.B136];1)+7" office:value-type="float" office:value="77" calcext:value-type="float">
            <text:p>77</text:p>
          </table:table-cell>
          <table:table-cell table:formula="of:=FIND(&quot;&quot;&quot;&quot;;[.B136];FIND(&quot;title&quot;;[.B136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689" calcext:value-type="float">
            <text:p>689</text:p>
          </table:table-cell>
          <table:table-cell office:value-type="string" calcext:value-type="string">
            <text:p>&lt;td&gt;&lt;a href="/wiki/Rom" title="Rom"&gt;Rom&lt;/a&gt;</text:p>
          </table:table-cell>
          <table:table-cell table:formula="of:=CONCATENATE(&quot;[&quot;&quot;&quot;;[.E137];&quot;&quot;&quot;,&quot;&quot;&quot;&amp;[.G137];&quot;&quot;&quot;,&quot;&amp;&quot;&quot;&quot;&quot;&amp;[.F137]&amp;&quot;&quot;&quot;],&quot;)" office:value-type="string" office:string-value="" calcext:value-type="error">
            <text:p>#WERT!</text:p>
          </table:table-cell>
          <table:table-cell/>
          <table:table-cell table:formula="of:=MID([.B137];[.L137];[.M137]-[.L137])" office:value-type="string" office:string-value="Rom" calcext:value-type="string">
            <text:p>Rom</text:p>
          </table:table-cell>
          <table:table-cell table:formula="of:=MID([.B137];[.J137];[.K137]-[.J137])" office:value-type="string" office:string-value="" calcext:value-type="error">
            <text:p>#WERT!</text:p>
          </table:table-cell>
          <table:table-cell table:formula="of:=MID([.B138];[.H137];[.I137]-[.H137])" office:value-type="string" office:string-value="Jamaika" calcext:value-type="string">
            <text:p>Jamaika</text:p>
          </table:table-cell>
          <table:table-cell table:formula="of:=FIND(&quot;title=&quot;;[.B138];1)+7" office:value-type="float" office:value="77" calcext:value-type="float">
            <text:p>77</text:p>
          </table:table-cell>
          <table:table-cell table:formula="of:=FIND(&quot;&quot;&quot;&quot;;[.B138];FIND(&quot;title=&quot;;[.B138];1)+7)" office:value-type="float" office:value="84" calcext:value-type="float">
            <text:p>84</text:p>
          </table:table-cell>
          <table:table-cell table:formula="of:=FIND(&quot;src=&quot;;[.B137];1)+7" office:value-type="string" office:string-value="" calcext:value-type="error">
            <text:p>#WERT!</text:p>
          </table:table-cell>
          <table:table-cell table:formula="of:=FIND(&quot;&quot;&quot;&quot;;[.B137];FIND(&quot;src=&quot;;[.B137];1)+7)" office:value-type="string" office:string-value="" calcext:value-type="error">
            <text:p>#WERT!</text:p>
          </table:table-cell>
          <table:table-cell table:formula="of:=FIND(&quot;title&quot;;[.B137];1)+7" office:value-type="float" office:value="32" calcext:value-type="float">
            <text:p>32</text:p>
          </table:table-cell>
          <table:table-cell table:formula="of:=FIND(&quot;&quot;&quot;&quot;;[.B137];FIND(&quot;title&quot;;[.B137];1)+7)" office:value-type="float" office:value="35" calcext:value-type="float">
            <text:p>35</text:p>
          </table:table-cell>
        </table:table-row>
        <table:table-row table:style-name="ro27">
          <table:table-cell office:value-type="float" office:value="698" calcext:value-type="float">
            <text:p>698</text:p>
          </table:table-cell>
          <table:table-cell office:value-type="string" calcext:value-type="string">
            <text:p>&lt;td&gt;&lt;span style="display:none"&gt;Jamaika&lt;/span&gt;&lt;a href="/wiki/Jamaika" title="Jamaika"&gt;&lt;img alt="" src="//upload.wikimedia.org/wikipedia/commons/thumb/0/0a/Flag_of_Jamaica.svg/20px-Flag_of_Jamaica.svg.png" decoding="async" width="20" height="10" class="noviewer" srcset="//upload.wikimedia.org/wikipedia/commons/thumb/0/0a/Flag_of_Jamaica.svg/30px-Flag_of_Jamaica.svg.png 1.5x, //upload.wikimedia.org/wikipedia/commons/thumb/0/0a/Flag_of_Jamaica.svg/40px-Flag_of_Jamaica.svg.png 2x" data-file-width="1200" data-file-height="600" /&gt;&lt;/a&gt;&amp;#160;&lt;a href="/wiki/Jamaika" title="Jamaika"&gt;Jamaika&lt;/a&gt;&lt;/td&gt;</text:p>
          </table:table-cell>
          <table:table-cell table:formula="of:=CONCATENATE(&quot;[&quot;&quot;&quot;;[.E138];&quot;&quot;&quot;,&quot;&quot;&quot;&amp;[.G138];&quot;&quot;&quot;,&quot;&amp;&quot;&quot;&quot;&quot;&amp;[.F138]&amp;&quot;&quot;&quot;],&quot;)" office:value-type="string" office:string-value="[&quot;Jamaika&quot;,&quot;Kingston (Jamaika)&quot;,&quot;upload.wikimedia.org/wikipedia/commons/thumb/0/0a/Flag_of_Jamaica.svg/20px-Flag_of_Jamaica.svg.png&quot;]," calcext:value-type="string">
            <text:p>["Jamaika","Kingston (Jamaika)","upload.wikimedia.org/wikipedia/commons/thumb/0/0a/Flag_of_Jamaica.svg/20px-Flag_of_Jamaica.svg.png"],</text:p>
          </table:table-cell>
          <table:table-cell/>
          <table:table-cell table:formula="of:=MID([.B138];[.L138];[.M138]-[.L138])" office:value-type="string" office:string-value="Jamaika" calcext:value-type="string">
            <text:p>Jamaika</text:p>
          </table:table-cell>
          <table:table-cell table:formula="of:=MID([.B138];[.J138];[.K138]-[.J138])" office:value-type="string" office:string-value="upload.wikimedia.org/wikipedia/commons/thumb/0/0a/Flag_of_Jamaica.svg/20px-Flag_of_Jamaica.svg.png" calcext:value-type="string">
            <text:p>upload.wikimedia.org/wikipedia/commons/thumb/0/0a/Flag_of_Jamaica.svg/20px-Flag_of_Jamaica.svg.png</text:p>
          </table:table-cell>
          <table:table-cell table:formula="of:=MID([.B139];[.H138];[.I138]-[.H138])" office:value-type="string" office:string-value="Kingston (Jamaika)" calcext:value-type="string">
            <text:p>Kingston (Jamaika)</text:p>
          </table:table-cell>
          <table:table-cell table:formula="of:=FIND(&quot;title=&quot;;[.B139];1)+7" office:value-type="float" office:value="47" calcext:value-type="float">
            <text:p>47</text:p>
          </table:table-cell>
          <table:table-cell table:formula="of:=FIND(&quot;&quot;&quot;&quot;;[.B139];FIND(&quot;title=&quot;;[.B139];1)+7)" office:value-type="float" office:value="65" calcext:value-type="float">
            <text:p>65</text:p>
          </table:table-cell>
          <table:table-cell table:formula="of:=FIND(&quot;src=&quot;;[.B138];1)+7" office:value-type="float" office:value="105" calcext:value-type="float">
            <text:p>105</text:p>
          </table:table-cell>
          <table:table-cell table:formula="of:=FIND(&quot;&quot;&quot;&quot;;[.B138];FIND(&quot;src=&quot;;[.B138];1)+7)" office:value-type="float" office:value="203" calcext:value-type="float">
            <text:p>203</text:p>
          </table:table-cell>
          <table:table-cell table:formula="of:=FIND(&quot;title&quot;;[.B138];1)+7" office:value-type="float" office:value="77" calcext:value-type="float">
            <text:p>77</text:p>
          </table:table-cell>
          <table:table-cell table:formula="of:=FIND(&quot;&quot;&quot;&quot;;[.B138];FIND(&quot;title&quot;;[.B138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699" calcext:value-type="float">
            <text:p>699</text:p>
          </table:table-cell>
          <table:table-cell office:value-type="string" calcext:value-type="string">
            <text:p>&lt;td&gt;&lt;a href="/wiki/Kingston_(Jamaika)" title="Kingston (Jamaika)"&gt;Kingston&lt;/a&gt;</text:p>
          </table:table-cell>
          <table:table-cell table:formula="of:=CONCATENATE(&quot;[&quot;&quot;&quot;;[.E139];&quot;&quot;&quot;,&quot;&quot;&quot;&amp;[.G139];&quot;&quot;&quot;,&quot;&amp;&quot;&quot;&quot;&quot;&amp;[.F139]&amp;&quot;&quot;&quot;],&quot;)" office:value-type="string" office:string-value="" calcext:value-type="error">
            <text:p>#WERT!</text:p>
          </table:table-cell>
          <table:table-cell/>
          <table:table-cell table:formula="of:=MID([.B139];[.L139];[.M139]-[.L139])" office:value-type="string" office:string-value="Kingston (Jamaika)" calcext:value-type="string">
            <text:p>Kingston (Jamaika)</text:p>
          </table:table-cell>
          <table:table-cell table:formula="of:=MID([.B139];[.J139];[.K139]-[.J139])" office:value-type="string" office:string-value="" calcext:value-type="error">
            <text:p>#WERT!</text:p>
          </table:table-cell>
          <table:table-cell table:formula="of:=MID([.B140];[.H139];[.I139]-[.H139])" office:value-type="string" office:string-value="Japan" calcext:value-type="string">
            <text:p>Japan</text:p>
          </table:table-cell>
          <table:table-cell table:formula="of:=FIND(&quot;title=&quot;;[.B140];1)+7" office:value-type="float" office:value="73" calcext:value-type="float">
            <text:p>73</text:p>
          </table:table-cell>
          <table:table-cell table:formula="of:=FIND(&quot;&quot;&quot;&quot;;[.B140];FIND(&quot;title=&quot;;[.B140];1)+7)" office:value-type="float" office:value="78" calcext:value-type="float">
            <text:p>78</text:p>
          </table:table-cell>
          <table:table-cell table:formula="of:=FIND(&quot;src=&quot;;[.B139];1)+7" office:value-type="string" office:string-value="" calcext:value-type="error">
            <text:p>#WERT!</text:p>
          </table:table-cell>
          <table:table-cell table:formula="of:=FIND(&quot;&quot;&quot;&quot;;[.B139];FIND(&quot;src=&quot;;[.B139];1)+7)" office:value-type="string" office:string-value="" calcext:value-type="error">
            <text:p>#WERT!</text:p>
          </table:table-cell>
          <table:table-cell table:formula="of:=FIND(&quot;title&quot;;[.B139];1)+7" office:value-type="float" office:value="47" calcext:value-type="float">
            <text:p>47</text:p>
          </table:table-cell>
          <table:table-cell table:formula="of:=FIND(&quot;&quot;&quot;&quot;;[.B139];FIND(&quot;title&quot;;[.B139];1)+7)" office:value-type="float" office:value="65" calcext:value-type="float">
            <text:p>65</text:p>
          </table:table-cell>
        </table:table-row>
        <table:table-row table:style-name="ro27">
          <table:table-cell office:value-type="float" office:value="708" calcext:value-type="float">
            <text:p>708</text:p>
          </table:table-cell>
          <table:table-cell office:value-type="string" calcext:value-type="string">
            <text:p>&lt;td&gt;&lt;span style="display:none"&gt;Japan&lt;/span&gt;&lt;a href="/wiki/Japan" title="Japan"&gt;&lt;img alt="" src="//upload.wikimedia.org/wikipedia/commons/thumb/9/9e/Flag_of_Japan.svg/20px-Flag_of_Japan.svg.png" decoding="async" width="20" height="13" class="noviewer thumbborder" srcset="//upload.wikimedia.org/wikipedia/commons/thumb/9/9e/Flag_of_Japan.svg/30px-Flag_of_Japan.svg.png 1.5x, //upload.wikimedia.org/wikipedia/commons/thumb/9/9e/Flag_of_Japan.svg/40px-Flag_of_Japan.svg.png 2x" data-file-width="900" data-file-height="600" /&gt;&lt;/a&gt;&amp;#160;&lt;a href="/wiki/Japan" title="Japan"&gt;Japan&lt;/a&gt;&lt;/td&gt;</text:p>
          </table:table-cell>
          <table:table-cell table:formula="of:=CONCATENATE(&quot;[&quot;&quot;&quot;;[.E140];&quot;&quot;&quot;,&quot;&quot;&quot;&amp;[.G140];&quot;&quot;&quot;,&quot;&amp;&quot;&quot;&quot;&quot;&amp;[.F140]&amp;&quot;&quot;&quot;],&quot;)" office:value-type="string" office:string-value="[&quot;Japan&quot;,&quot;Tokio&quot;,&quot;upload.wikimedia.org/wikipedia/commons/thumb/9/9e/Flag_of_Japan.svg/20px-Flag_of_Japan.svg.png&quot;]," calcext:value-type="string">
            <text:p>["Japan","Tokio","upload.wikimedia.org/wikipedia/commons/thumb/9/9e/Flag_of_Japan.svg/20px-Flag_of_Japan.svg.png"],</text:p>
          </table:table-cell>
          <table:table-cell/>
          <table:table-cell table:formula="of:=MID([.B140];[.L140];[.M140]-[.L140])" office:value-type="string" office:string-value="Japan" calcext:value-type="string">
            <text:p>Japan</text:p>
          </table:table-cell>
          <table:table-cell table:formula="of:=MID([.B140];[.J140];[.K140]-[.J140])" office:value-type="string" office:string-value="upload.wikimedia.org/wikipedia/commons/thumb/9/9e/Flag_of_Japan.svg/20px-Flag_of_Japan.svg.png" calcext:value-type="string">
            <text:p>upload.wikimedia.org/wikipedia/commons/thumb/9/9e/Flag_of_Japan.svg/20px-Flag_of_Japan.svg.png</text:p>
          </table:table-cell>
          <table:table-cell table:formula="of:=MID([.B141];[.H140];[.I140]-[.H140])" office:value-type="string" office:string-value="Tokio" calcext:value-type="string">
            <text:p>Tokio</text:p>
          </table:table-cell>
          <table:table-cell table:formula="of:=FIND(&quot;title=&quot;;[.B141];1)+7" office:value-type="float" office:value="34" calcext:value-type="float">
            <text:p>34</text:p>
          </table:table-cell>
          <table:table-cell table:formula="of:=FIND(&quot;&quot;&quot;&quot;;[.B141];FIND(&quot;title=&quot;;[.B141];1)+7)" office:value-type="float" office:value="39" calcext:value-type="float">
            <text:p>39</text:p>
          </table:table-cell>
          <table:table-cell table:formula="of:=FIND(&quot;src=&quot;;[.B140];1)+7" office:value-type="float" office:value="99" calcext:value-type="float">
            <text:p>99</text:p>
          </table:table-cell>
          <table:table-cell table:formula="of:=FIND(&quot;&quot;&quot;&quot;;[.B140];FIND(&quot;src=&quot;;[.B140];1)+7)" office:value-type="float" office:value="193" calcext:value-type="float">
            <text:p>193</text:p>
          </table:table-cell>
          <table:table-cell table:formula="of:=FIND(&quot;title&quot;;[.B140];1)+7" office:value-type="float" office:value="73" calcext:value-type="float">
            <text:p>73</text:p>
          </table:table-cell>
          <table:table-cell table:formula="of:=FIND(&quot;&quot;&quot;&quot;;[.B140];FIND(&quot;title&quot;;[.B140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709" calcext:value-type="float">
            <text:p>709</text:p>
          </table:table-cell>
          <table:table-cell office:value-type="string" calcext:value-type="string">
            <text:p>&lt;td&gt;&lt;a href="/wiki/Tokio" title="Tokio"&gt;Tokio&lt;/a&gt;</text:p>
          </table:table-cell>
          <table:table-cell table:formula="of:=CONCATENATE(&quot;[&quot;&quot;&quot;;[.E141];&quot;&quot;&quot;,&quot;&quot;&quot;&amp;[.G141];&quot;&quot;&quot;,&quot;&amp;&quot;&quot;&quot;&quot;&amp;[.F141]&amp;&quot;&quot;&quot;],&quot;)" office:value-type="string" office:string-value="" calcext:value-type="error">
            <text:p>#WERT!</text:p>
          </table:table-cell>
          <table:table-cell/>
          <table:table-cell table:formula="of:=MID([.B141];[.L141];[.M141]-[.L141])" office:value-type="string" office:string-value="Tokio" calcext:value-type="string">
            <text:p>Tokio</text:p>
          </table:table-cell>
          <table:table-cell table:formula="of:=MID([.B141];[.J141];[.K141]-[.J141])" office:value-type="string" office:string-value="" calcext:value-type="error">
            <text:p>#WERT!</text:p>
          </table:table-cell>
          <table:table-cell table:formula="of:=MID([.B142];[.H141];[.I141]-[.H141])" office:value-type="string" office:string-value="Jemen" calcext:value-type="string">
            <text:p>Jemen</text:p>
          </table:table-cell>
          <table:table-cell table:formula="of:=FIND(&quot;title=&quot;;[.B142];1)+7" office:value-type="float" office:value="85" calcext:value-type="float">
            <text:p>85</text:p>
          </table:table-cell>
          <table:table-cell table:formula="of:=FIND(&quot;&quot;&quot;&quot;;[.B142];FIND(&quot;title=&quot;;[.B142];1)+7)" office:value-type="float" office:value="90" calcext:value-type="float">
            <text:p>90</text:p>
          </table:table-cell>
          <table:table-cell table:formula="of:=FIND(&quot;src=&quot;;[.B141];1)+7" office:value-type="string" office:string-value="" calcext:value-type="error">
            <text:p>#WERT!</text:p>
          </table:table-cell>
          <table:table-cell table:formula="of:=FIND(&quot;&quot;&quot;&quot;;[.B141];FIND(&quot;src=&quot;;[.B141];1)+7)" office:value-type="string" office:string-value="" calcext:value-type="error">
            <text:p>#WERT!</text:p>
          </table:table-cell>
          <table:table-cell table:formula="of:=FIND(&quot;title&quot;;[.B141];1)+7" office:value-type="float" office:value="34" calcext:value-type="float">
            <text:p>34</text:p>
          </table:table-cell>
          <table:table-cell table:formula="of:=FIND(&quot;&quot;&quot;&quot;;[.B141];FIND(&quot;title&quot;;[.B141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718" calcext:value-type="float">
            <text:p>718</text:p>
          </table:table-cell>
          <table:table-cell office:value-type="string" calcext:value-type="string">
            <text:p>&lt;td rowspan="2"&gt;&lt;span style="display:none"&gt;Jemen&lt;/span&gt;&lt;a href="/wiki/Jemen" title="Jemen"&gt;&lt;img alt="" src="//upload.wikimedia.org/wikipedia/commons/thumb/8/89/Flag_of_Yemen.svg/20px-Flag_of_Yemen.svg.png" decoding="async" width="20" height="13" class="noviewer thumbborder" srcset="//upload.wikimedia.org/wikipedia/commons/thumb/8/89/Flag_of_Yemen.svg/30px-Flag_of_Yemen.svg.png 1.5x, //upload.wikimedia.org/wikipedia/commons/thumb/8/89/Flag_of_Yemen.svg/40px-Flag_of_Yemen.svg.png 2x" data-file-width="900" data-file-height="600" /&gt;&lt;/a&gt;&amp;#160;&lt;a href="/wiki/Jemen" title="Jemen"&gt;Jemen&lt;/a&gt;&lt;/td&gt;</text:p>
          </table:table-cell>
          <table:table-cell table:formula="of:=CONCATENATE(&quot;[&quot;&quot;&quot;;[.E142];&quot;&quot;&quot;,&quot;&quot;&quot;&amp;[.G142];&quot;&quot;&quot;,&quot;&amp;&quot;&quot;&quot;&quot;&amp;[.F142]&amp;&quot;&quot;&quot;],&quot;)" office:value-type="string" office:string-value="[&quot;Jemen&quot;,&quot;Sanaa&quot;,&quot;upload.wikimedia.org/wikipedia/commons/thumb/8/89/Flag_of_Yemen.svg/20px-Flag_of_Yemen.svg.png&quot;]," calcext:value-type="string">
            <text:p>["Jemen","Sanaa","upload.wikimedia.org/wikipedia/commons/thumb/8/89/Flag_of_Yemen.svg/20px-Flag_of_Yemen.svg.png"],</text:p>
          </table:table-cell>
          <table:table-cell/>
          <table:table-cell table:formula="of:=MID([.B142];[.L142];[.M142]-[.L142])" office:value-type="string" office:string-value="Jemen" calcext:value-type="string">
            <text:p>Jemen</text:p>
          </table:table-cell>
          <table:table-cell table:formula="of:=MID([.B142];[.J142];[.K142]-[.J142])" office:value-type="string" office:string-value="upload.wikimedia.org/wikipedia/commons/thumb/8/89/Flag_of_Yemen.svg/20px-Flag_of_Yemen.svg.png" calcext:value-type="string">
            <text:p>upload.wikimedia.org/wikipedia/commons/thumb/8/89/Flag_of_Yemen.svg/20px-Flag_of_Yemen.svg.png</text:p>
          </table:table-cell>
          <table:table-cell table:formula="of:=MID([.B143];[.H142];[.I142]-[.H142])" office:value-type="string" office:string-value="Sanaa" calcext:value-type="string">
            <text:p>Sanaa</text:p>
          </table:table-cell>
          <table:table-cell table:formula="of:=FIND(&quot;title=&quot;;[.B143];1)+7" office:value-type="float" office:value="34" calcext:value-type="float">
            <text:p>34</text:p>
          </table:table-cell>
          <table:table-cell table:formula="of:=FIND(&quot;&quot;&quot;&quot;;[.B143];FIND(&quot;title=&quot;;[.B143];1)+7)" office:value-type="float" office:value="39" calcext:value-type="float">
            <text:p>39</text:p>
          </table:table-cell>
          <table:table-cell table:formula="of:=FIND(&quot;src=&quot;;[.B142];1)+7" office:value-type="float" office:value="111" calcext:value-type="float">
            <text:p>111</text:p>
          </table:table-cell>
          <table:table-cell table:formula="of:=FIND(&quot;&quot;&quot;&quot;;[.B142];FIND(&quot;src=&quot;;[.B142];1)+7)" office:value-type="float" office:value="205" calcext:value-type="float">
            <text:p>205</text:p>
          </table:table-cell>
          <table:table-cell table:formula="of:=FIND(&quot;title&quot;;[.B142];1)+7" office:value-type="float" office:value="85" calcext:value-type="float">
            <text:p>85</text:p>
          </table:table-cell>
          <table:table-cell table:formula="of:=FIND(&quot;&quot;&quot;&quot;;[.B142];FIND(&quot;title&quot;;[.B142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719" calcext:value-type="float">
            <text:p>719</text:p>
          </table:table-cell>
          <table:table-cell office:value-type="string" calcext:value-type="string">
            <text:p>&lt;td&gt;&lt;a href="/wiki/Sanaa" title="Sanaa"&gt;Sanaa&lt;/a&gt; &lt;i&gt;(de jure)&lt;/i&gt;</text:p>
          </table:table-cell>
          <table:table-cell table:formula="of:=CONCATENATE(&quot;[&quot;&quot;&quot;;[.E143];&quot;&quot;&quot;,&quot;&quot;&quot;&amp;[.G143];&quot;&quot;&quot;,&quot;&amp;&quot;&quot;&quot;&quot;&amp;[.F143]&amp;&quot;&quot;&quot;],&quot;)" office:value-type="string" office:string-value="" calcext:value-type="error">
            <text:p>#WERT!</text:p>
          </table:table-cell>
          <table:table-cell/>
          <table:table-cell table:formula="of:=MID([.B143];[.L143];[.M143]-[.L143])" office:value-type="string" office:string-value="Sanaa" calcext:value-type="string">
            <text:p>Sanaa</text:p>
          </table:table-cell>
          <table:table-cell table:formula="of:=MID([.B143];[.J143];[.K143]-[.J143])" office:value-type="string" office:string-value="" calcext:value-type="error">
            <text:p>#WERT!</text:p>
          </table:table-cell>
          <table:table-cell table:formula="of:=MID([.B144];[.H143];[.I143]-[.H143])" office:value-type="string" office:string-value="Aden" calcext:value-type="string">
            <text:p>Aden</text:p>
          </table:table-cell>
          <table:table-cell table:formula="of:=FIND(&quot;title=&quot;;[.B144];1)+7" office:value-type="float" office:value="33" calcext:value-type="float">
            <text:p>33</text:p>
          </table:table-cell>
          <table:table-cell table:formula="of:=FIND(&quot;&quot;&quot;&quot;;[.B144];FIND(&quot;title=&quot;;[.B144];1)+7)" office:value-type="float" office:value="37" calcext:value-type="float">
            <text:p>37</text:p>
          </table:table-cell>
          <table:table-cell table:formula="of:=FIND(&quot;src=&quot;;[.B143];1)+7" office:value-type="string" office:string-value="" calcext:value-type="error">
            <text:p>#WERT!</text:p>
          </table:table-cell>
          <table:table-cell table:formula="of:=FIND(&quot;&quot;&quot;&quot;;[.B143];FIND(&quot;src=&quot;;[.B143];1)+7)" office:value-type="string" office:string-value="" calcext:value-type="error">
            <text:p>#WERT!</text:p>
          </table:table-cell>
          <table:table-cell table:formula="of:=FIND(&quot;title&quot;;[.B143];1)+7" office:value-type="float" office:value="34" calcext:value-type="float">
            <text:p>34</text:p>
          </table:table-cell>
          <table:table-cell table:formula="of:=FIND(&quot;&quot;&quot;&quot;;[.B143];FIND(&quot;title&quot;;[.B143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728" calcext:value-type="float">
            <text:p>728</text:p>
          </table:table-cell>
          <table:table-cell office:value-type="string" calcext:value-type="string">
            <text:p>&lt;td&gt;&lt;a href="/wiki/Aden" title="Aden"&gt;Aden&lt;/a&gt; &lt;i&gt;(de facto)&lt;/i&gt;</text:p>
          </table:table-cell>
          <table:table-cell table:formula="of:=CONCATENATE(&quot;[&quot;&quot;&quot;;[.E144];&quot;&quot;&quot;,&quot;&quot;&quot;&amp;[.G144];&quot;&quot;&quot;,&quot;&amp;&quot;&quot;&quot;&quot;&amp;[.F144]&amp;&quot;&quot;&quot;],&quot;)" office:value-type="string" office:string-value="" calcext:value-type="error">
            <text:p>#WERT!</text:p>
          </table:table-cell>
          <table:table-cell/>
          <table:table-cell table:formula="of:=MID([.B144];[.L144];[.M144]-[.L144])" office:value-type="string" office:string-value="Aden" calcext:value-type="string">
            <text:p>Aden</text:p>
          </table:table-cell>
          <table:table-cell table:formula="of:=MID([.B144];[.J144];[.K144]-[.J144])" office:value-type="string" office:string-value="" calcext:value-type="error">
            <text:p>#WERT!</text:p>
          </table:table-cell>
          <table:table-cell table:formula="of:=MID([.B145];[.H144];[.I144]-[.H144])" office:value-type="string" office:string-value="Jordanien" calcext:value-type="string">
            <text:p>Jordanien</text:p>
          </table:table-cell>
          <table:table-cell table:formula="of:=FIND(&quot;title=&quot;;[.B145];1)+7" office:value-type="float" office:value="81" calcext:value-type="float">
            <text:p>81</text:p>
          </table:table-cell>
          <table:table-cell table:formula="of:=FIND(&quot;&quot;&quot;&quot;;[.B145];FIND(&quot;title=&quot;;[.B145];1)+7)" office:value-type="float" office:value="90" calcext:value-type="float">
            <text:p>90</text:p>
          </table:table-cell>
          <table:table-cell table:formula="of:=FIND(&quot;src=&quot;;[.B144];1)+7" office:value-type="string" office:string-value="" calcext:value-type="error">
            <text:p>#WERT!</text:p>
          </table:table-cell>
          <table:table-cell table:formula="of:=FIND(&quot;&quot;&quot;&quot;;[.B144];FIND(&quot;src=&quot;;[.B144];1)+7)" office:value-type="string" office:string-value="" calcext:value-type="error">
            <text:p>#WERT!</text:p>
          </table:table-cell>
          <table:table-cell table:formula="of:=FIND(&quot;title&quot;;[.B144];1)+7" office:value-type="float" office:value="33" calcext:value-type="float">
            <text:p>33</text:p>
          </table:table-cell>
          <table:table-cell table:formula="of:=FIND(&quot;&quot;&quot;&quot;;[.B144];FIND(&quot;title&quot;;[.B144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737" calcext:value-type="float">
            <text:p>737</text:p>
          </table:table-cell>
          <table:table-cell office:value-type="string" calcext:value-type="string">
            <text:p>&lt;td&gt;&lt;span style="display:none"&gt;Jordanien&lt;/span&gt;&lt;a href="/wiki/Jordanien" title="Jordanien"&gt;&lt;img alt="" src="//upload.wikimedia.org/wikipedia/commons/thumb/c/c0/Flag_of_Jordan.svg/20px-Flag_of_Jordan.svg.png" decoding="async" width="20" height="10" class="noviewer thumbborder" srcset="//upload.wikimedia.org/wikipedia/commons/thumb/c/c0/Flag_of_Jordan.svg/30px-Flag_of_Jordan.svg.png 1.5x, //upload.wikimedia.org/wikipedia/commons/thumb/c/c0/Flag_of_Jordan.svg/40px-Flag_of_Jordan.svg.png 2x" data-file-width="1200" data-file-height="600" /&gt;&lt;/a&gt;&amp;#160;&lt;a href="/wiki/Jordanien" title="Jordanien"&gt;Jordanien&lt;/a&gt;&lt;/td&gt;</text:p>
          </table:table-cell>
          <table:table-cell table:formula="of:=CONCATENATE(&quot;[&quot;&quot;&quot;;[.E145];&quot;&quot;&quot;,&quot;&quot;&quot;&amp;[.G145];&quot;&quot;&quot;,&quot;&amp;&quot;&quot;&quot;&quot;&amp;[.F145]&amp;&quot;&quot;&quot;],&quot;)" office:value-type="string" office:string-value="[&quot;Jordanien&quot;,&quot;Amman&quot;,&quot;upload.wikimedia.org/wikipedia/commons/thumb/c/c0/Flag_of_Jordan.svg/20px-Flag_of_Jordan.svg.png&quot;]," calcext:value-type="string">
            <text:p>["Jordanien","Amman","upload.wikimedia.org/wikipedia/commons/thumb/c/c0/Flag_of_Jordan.svg/20px-Flag_of_Jordan.svg.png"],</text:p>
          </table:table-cell>
          <table:table-cell/>
          <table:table-cell table:formula="of:=MID([.B145];[.L145];[.M145]-[.L145])" office:value-type="string" office:string-value="Jordanien" calcext:value-type="string">
            <text:p>Jordanien</text:p>
          </table:table-cell>
          <table:table-cell table:formula="of:=MID([.B145];[.J145];[.K145]-[.J145])" office:value-type="string" office:string-value="upload.wikimedia.org/wikipedia/commons/thumb/c/c0/Flag_of_Jordan.svg/20px-Flag_of_Jordan.svg.png" calcext:value-type="string">
            <text:p>upload.wikimedia.org/wikipedia/commons/thumb/c/c0/Flag_of_Jordan.svg/20px-Flag_of_Jordan.svg.png</text:p>
          </table:table-cell>
          <table:table-cell table:formula="of:=MID([.B146];[.H145];[.I145]-[.H145])" office:value-type="string" office:string-value="Amman" calcext:value-type="string">
            <text:p>Amman</text:p>
          </table:table-cell>
          <table:table-cell table:formula="of:=FIND(&quot;title=&quot;;[.B146];1)+7" office:value-type="float" office:value="34" calcext:value-type="float">
            <text:p>34</text:p>
          </table:table-cell>
          <table:table-cell table:formula="of:=FIND(&quot;&quot;&quot;&quot;;[.B146];FIND(&quot;title=&quot;;[.B146];1)+7)" office:value-type="float" office:value="39" calcext:value-type="float">
            <text:p>39</text:p>
          </table:table-cell>
          <table:table-cell table:formula="of:=FIND(&quot;src=&quot;;[.B145];1)+7" office:value-type="float" office:value="111" calcext:value-type="float">
            <text:p>111</text:p>
          </table:table-cell>
          <table:table-cell table:formula="of:=FIND(&quot;&quot;&quot;&quot;;[.B145];FIND(&quot;src=&quot;;[.B145];1)+7)" office:value-type="float" office:value="207" calcext:value-type="float">
            <text:p>207</text:p>
          </table:table-cell>
          <table:table-cell table:formula="of:=FIND(&quot;title&quot;;[.B145];1)+7" office:value-type="float" office:value="81" calcext:value-type="float">
            <text:p>81</text:p>
          </table:table-cell>
          <table:table-cell table:formula="of:=FIND(&quot;&quot;&quot;&quot;;[.B145];FIND(&quot;title&quot;;[.B145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738" calcext:value-type="float">
            <text:p>738</text:p>
          </table:table-cell>
          <table:table-cell office:value-type="string" calcext:value-type="string">
            <text:p>&lt;td&gt;&lt;a href="/wiki/Amman" title="Amman"&gt;Amman&lt;/a&gt;</text:p>
          </table:table-cell>
          <table:table-cell table:formula="of:=CONCATENATE(&quot;[&quot;&quot;&quot;;[.E146];&quot;&quot;&quot;,&quot;&quot;&quot;&amp;[.G146];&quot;&quot;&quot;,&quot;&amp;&quot;&quot;&quot;&quot;&amp;[.F146]&amp;&quot;&quot;&quot;],&quot;)" office:value-type="string" office:string-value="" calcext:value-type="error">
            <text:p>#WERT!</text:p>
          </table:table-cell>
          <table:table-cell/>
          <table:table-cell table:formula="of:=MID([.B146];[.L146];[.M146]-[.L146])" office:value-type="string" office:string-value="Amman" calcext:value-type="string">
            <text:p>Amman</text:p>
          </table:table-cell>
          <table:table-cell table:formula="of:=MID([.B146];[.J146];[.K146]-[.J146])" office:value-type="string" office:string-value="" calcext:value-type="error">
            <text:p>#WERT!</text:p>
          </table:table-cell>
          <table:table-cell table:formula="of:=MID([.B147];[.H146];[.I146]-[.H146])" office:value-type="string" office:string-value="Kambodscha" calcext:value-type="string">
            <text:p>Kambodscha</text:p>
          </table:table-cell>
          <table:table-cell table:formula="of:=FIND(&quot;title=&quot;;[.B147];1)+7" office:value-type="float" office:value="84" calcext:value-type="float">
            <text:p>84</text:p>
          </table:table-cell>
          <table:table-cell table:formula="of:=FIND(&quot;&quot;&quot;&quot;;[.B147];FIND(&quot;title=&quot;;[.B147];1)+7)" office:value-type="float" office:value="94" calcext:value-type="float">
            <text:p>94</text:p>
          </table:table-cell>
          <table:table-cell table:formula="of:=FIND(&quot;src=&quot;;[.B146];1)+7" office:value-type="string" office:string-value="" calcext:value-type="error">
            <text:p>#WERT!</text:p>
          </table:table-cell>
          <table:table-cell table:formula="of:=FIND(&quot;&quot;&quot;&quot;;[.B146];FIND(&quot;src=&quot;;[.B146];1)+7)" office:value-type="string" office:string-value="" calcext:value-type="error">
            <text:p>#WERT!</text:p>
          </table:table-cell>
          <table:table-cell table:formula="of:=FIND(&quot;title&quot;;[.B146];1)+7" office:value-type="float" office:value="34" calcext:value-type="float">
            <text:p>34</text:p>
          </table:table-cell>
          <table:table-cell table:formula="of:=FIND(&quot;&quot;&quot;&quot;;[.B146];FIND(&quot;title&quot;;[.B146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747" calcext:value-type="float">
            <text:p>747</text:p>
          </table:table-cell>
          <table:table-cell office:value-type="string" calcext:value-type="string">
            <text:p>&lt;td&gt;&lt;span style="display:none;"&gt;Kambodscha&lt;/span&gt;&lt;a href="/wiki/Kambodscha" title="Kambodscha"&gt;&lt;img alt="" src="//upload.wikimedia.org/wikipedia/commons/thumb/8/83/Flag_of_Cambodia.svg/20px-Flag_of_Cambodia.svg.png" decoding="async" width="20" height="13" class="noviewer" srcset="//upload.wikimedia.org/wikipedia/commons/thumb/8/83/Flag_of_Cambodia.svg/30px-Flag_of_Cambodia.svg.png 1.5x, //upload.wikimedia.org/wikipedia/commons/thumb/8/83/Flag_of_Cambodia.svg/40px-Flag_of_Cambodia.svg.png 2x" data-file-width="1000" data-file-height="640" /&gt;&lt;/a&gt;&amp;#160;&lt;a href="/wiki/Kambodscha" title="Kambodscha"&gt;Kambodscha&lt;/a&gt;&lt;/td&gt;</text:p>
          </table:table-cell>
          <table:table-cell table:formula="of:=CONCATENATE(&quot;[&quot;&quot;&quot;;[.E147];&quot;&quot;&quot;,&quot;&quot;&quot;&amp;[.G147];&quot;&quot;&quot;,&quot;&amp;&quot;&quot;&quot;&quot;&amp;[.F147]&amp;&quot;&quot;&quot;],&quot;)" office:value-type="string" office:string-value="[&quot;Kambodscha&quot;,&quot;Phnom Penh&quot;,&quot;upload.wikimedia.org/wikipedia/commons/thumb/8/83/Flag_of_Cambodia.svg/20px-Flag_of_Cambodia.svg.png&quot;]," calcext:value-type="string">
            <text:p>["Kambodscha","Phnom Penh","upload.wikimedia.org/wikipedia/commons/thumb/8/83/Flag_of_Cambodia.svg/20px-Flag_of_Cambodia.svg.png"],</text:p>
          </table:table-cell>
          <table:table-cell/>
          <table:table-cell table:formula="of:=MID([.B147];[.L147];[.M147]-[.L147])" office:value-type="string" office:string-value="Kambodscha" calcext:value-type="string">
            <text:p>Kambodscha</text:p>
          </table:table-cell>
          <table:table-cell table:formula="of:=MID([.B147];[.J147];[.K147]-[.J147])" office:value-type="string" office:string-value="upload.wikimedia.org/wikipedia/commons/thumb/8/83/Flag_of_Cambodia.svg/20px-Flag_of_Cambodia.svg.png" calcext:value-type="string">
            <text:p>upload.wikimedia.org/wikipedia/commons/thumb/8/83/Flag_of_Cambodia.svg/20px-Flag_of_Cambodia.svg.png</text:p>
          </table:table-cell>
          <table:table-cell table:formula="of:=MID([.B148];[.H147];[.I147]-[.H147])" office:value-type="string" office:string-value="Phnom Penh" calcext:value-type="string">
            <text:p>Phnom Penh</text:p>
          </table:table-cell>
          <table:table-cell table:formula="of:=FIND(&quot;title=&quot;;[.B148];1)+7" office:value-type="float" office:value="39" calcext:value-type="float">
            <text:p>39</text:p>
          </table:table-cell>
          <table:table-cell table:formula="of:=FIND(&quot;&quot;&quot;&quot;;[.B148];FIND(&quot;title=&quot;;[.B148];1)+7)" office:value-type="float" office:value="49" calcext:value-type="float">
            <text:p>49</text:p>
          </table:table-cell>
          <table:table-cell table:formula="of:=FIND(&quot;src=&quot;;[.B147];1)+7" office:value-type="float" office:value="115" calcext:value-type="float">
            <text:p>115</text:p>
          </table:table-cell>
          <table:table-cell table:formula="of:=FIND(&quot;&quot;&quot;&quot;;[.B147];FIND(&quot;src=&quot;;[.B147];1)+7)" office:value-type="float" office:value="215" calcext:value-type="float">
            <text:p>215</text:p>
          </table:table-cell>
          <table:table-cell table:formula="of:=FIND(&quot;title&quot;;[.B147];1)+7" office:value-type="float" office:value="84" calcext:value-type="float">
            <text:p>84</text:p>
          </table:table-cell>
          <table:table-cell table:formula="of:=FIND(&quot;&quot;&quot;&quot;;[.B147];FIND(&quot;title&quot;;[.B147];1)+7)" office:value-type="float" office:value="94" calcext:value-type="float">
            <text:p>94</text:p>
          </table:table-cell>
        </table:table-row>
        <table:table-row table:style-name="ro27">
          <table:table-cell office:value-type="float" office:value="748" calcext:value-type="float">
            <text:p>748</text:p>
          </table:table-cell>
          <table:table-cell office:value-type="string" calcext:value-type="string">
            <text:p>&lt;td&gt;&lt;a href="/wiki/Phnom_Penh" title="Phnom Penh"&gt;Phnom Penh&lt;/a&gt;</text:p>
          </table:table-cell>
          <table:table-cell table:formula="of:=CONCATENATE(&quot;[&quot;&quot;&quot;;[.E148];&quot;&quot;&quot;,&quot;&quot;&quot;&amp;[.G148];&quot;&quot;&quot;,&quot;&amp;&quot;&quot;&quot;&quot;&amp;[.F148]&amp;&quot;&quot;&quot;],&quot;)" office:value-type="string" office:string-value="" calcext:value-type="error">
            <text:p>#WERT!</text:p>
          </table:table-cell>
          <table:table-cell/>
          <table:table-cell table:formula="of:=MID([.B148];[.L148];[.M148]-[.L148])" office:value-type="string" office:string-value="Phnom Penh" calcext:value-type="string">
            <text:p>Phnom Penh</text:p>
          </table:table-cell>
          <table:table-cell table:formula="of:=MID([.B148];[.J148];[.K148]-[.J148])" office:value-type="string" office:string-value="" calcext:value-type="error">
            <text:p>#WERT!</text:p>
          </table:table-cell>
          <table:table-cell table:formula="of:=MID([.B149];[.H148];[.I148]-[.H148])" office:value-type="string" office:string-value="Kamerun" calcext:value-type="string">
            <text:p>Kamerun</text:p>
          </table:table-cell>
          <table:table-cell table:formula="of:=FIND(&quot;title=&quot;;[.B149];1)+7" office:value-type="float" office:value="78" calcext:value-type="float">
            <text:p>78</text:p>
          </table:table-cell>
          <table:table-cell table:formula="of:=FIND(&quot;&quot;&quot;&quot;;[.B149];FIND(&quot;title=&quot;;[.B149];1)+7)" office:value-type="float" office:value="85" calcext:value-type="float">
            <text:p>85</text:p>
          </table:table-cell>
          <table:table-cell table:formula="of:=FIND(&quot;src=&quot;;[.B148];1)+7" office:value-type="string" office:string-value="" calcext:value-type="error">
            <text:p>#WERT!</text:p>
          </table:table-cell>
          <table:table-cell table:formula="of:=FIND(&quot;&quot;&quot;&quot;;[.B148];FIND(&quot;src=&quot;;[.B148];1)+7)" office:value-type="string" office:string-value="" calcext:value-type="error">
            <text:p>#WERT!</text:p>
          </table:table-cell>
          <table:table-cell table:formula="of:=FIND(&quot;title&quot;;[.B148];1)+7" office:value-type="float" office:value="39" calcext:value-type="float">
            <text:p>39</text:p>
          </table:table-cell>
          <table:table-cell table:formula="of:=FIND(&quot;&quot;&quot;&quot;;[.B148];FIND(&quot;title&quot;;[.B148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757" calcext:value-type="float">
            <text:p>757</text:p>
          </table:table-cell>
          <table:table-cell office:value-type="string" calcext:value-type="string">
            <text:p>&lt;td&gt;&lt;span style="display:none;"&gt;Kamerun&lt;/span&gt;&lt;a href="/wiki/Kamerun" title="Kamerun"&gt;&lt;img alt="" src="//upload.wikimedia.org/wikipedia/commons/thumb/4/4f/Flag_of_Cameroon.svg/20px-Flag_of_Cameroon.svg.png" decoding="async" width="20" height="13" class="noviewer" srcset="//upload.wikimedia.org/wikipedia/commons/thumb/4/4f/Flag_of_Cameroon.svg/30px-Flag_of_Cameroon.svg.png 1.5x, //upload.wikimedia.org/wikipedia/commons/thumb/4/4f/Flag_of_Cameroon.svg/40px-Flag_of_Cameroon.svg.png 2x" data-file-width="900" data-file-height="600" /&gt;&lt;/a&gt;&amp;#160;&lt;a href="/wiki/Kamerun" title="Kamerun"&gt;Kamerun&lt;/a&gt;&lt;/td&gt;</text:p>
          </table:table-cell>
          <table:table-cell table:formula="of:=CONCATENATE(&quot;[&quot;&quot;&quot;;[.E149];&quot;&quot;&quot;,&quot;&quot;&quot;&amp;[.G149];&quot;&quot;&quot;,&quot;&amp;&quot;&quot;&quot;&quot;&amp;[.F149]&amp;&quot;&quot;&quot;],&quot;)" office:value-type="string" office:string-value="[&quot;Kamerun&quot;,&quot;Yaoundé&quot;,&quot;upload.wikimedia.org/wikipedia/commons/thumb/4/4f/Flag_of_Cameroon.svg/20px-Flag_of_Cameroon.svg.png&quot;]," calcext:value-type="string">
            <text:p>["Kamerun","Yaoundé","upload.wikimedia.org/wikipedia/commons/thumb/4/4f/Flag_of_Cameroon.svg/20px-Flag_of_Cameroon.svg.png"],</text:p>
          </table:table-cell>
          <table:table-cell/>
          <table:table-cell table:formula="of:=MID([.B149];[.L149];[.M149]-[.L149])" office:value-type="string" office:string-value="Kamerun" calcext:value-type="string">
            <text:p>Kamerun</text:p>
          </table:table-cell>
          <table:table-cell table:formula="of:=MID([.B149];[.J149];[.K149]-[.J149])" office:value-type="string" office:string-value="upload.wikimedia.org/wikipedia/commons/thumb/4/4f/Flag_of_Cameroon.svg/20px-Flag_of_Cameroon.svg.png" calcext:value-type="string">
            <text:p>upload.wikimedia.org/wikipedia/commons/thumb/4/4f/Flag_of_Cameroon.svg/20px-Flag_of_Cameroon.svg.png</text:p>
          </table:table-cell>
          <table:table-cell table:formula="of:=MID([.B150];[.H149];[.I149]-[.H149])" office:value-type="string" office:string-value="Yaoundé" calcext:value-type="string">
            <text:p>Yaoundé</text:p>
          </table:table-cell>
          <table:table-cell table:formula="of:=FIND(&quot;title=&quot;;[.B150];1)+7" office:value-type="float" office:value="41" calcext:value-type="float">
            <text:p>41</text:p>
          </table:table-cell>
          <table:table-cell table:formula="of:=FIND(&quot;&quot;&quot;&quot;;[.B150];FIND(&quot;title=&quot;;[.B150];1)+7)" office:value-type="float" office:value="48" calcext:value-type="float">
            <text:p>48</text:p>
          </table:table-cell>
          <table:table-cell table:formula="of:=FIND(&quot;src=&quot;;[.B149];1)+7" office:value-type="float" office:value="106" calcext:value-type="float">
            <text:p>106</text:p>
          </table:table-cell>
          <table:table-cell table:formula="of:=FIND(&quot;&quot;&quot;&quot;;[.B149];FIND(&quot;src=&quot;;[.B149];1)+7)" office:value-type="float" office:value="206" calcext:value-type="float">
            <text:p>206</text:p>
          </table:table-cell>
          <table:table-cell table:formula="of:=FIND(&quot;title&quot;;[.B149];1)+7" office:value-type="float" office:value="78" calcext:value-type="float">
            <text:p>78</text:p>
          </table:table-cell>
          <table:table-cell table:formula="of:=FIND(&quot;&quot;&quot;&quot;;[.B149];FIND(&quot;title&quot;;[.B149];1)+7)" office:value-type="float" office:value="85" calcext:value-type="float">
            <text:p>85</text:p>
          </table:table-cell>
        </table:table-row>
        <table:table-row table:style-name="ro27">
          <table:table-cell office:value-type="float" office:value="758" calcext:value-type="float">
            <text:p>758</text:p>
          </table:table-cell>
          <table:table-cell office:value-type="string" calcext:value-type="string">
            <text:p>&lt;td&gt;&lt;a href="/wiki/Yaound%C3%A9" title="Yaoundé"&gt;Yaoundé&lt;/a&gt;</text:p>
          </table:table-cell>
          <table:table-cell table:formula="of:=CONCATENATE(&quot;[&quot;&quot;&quot;;[.E150];&quot;&quot;&quot;,&quot;&quot;&quot;&amp;[.G150];&quot;&quot;&quot;,&quot;&amp;&quot;&quot;&quot;&quot;&amp;[.F150]&amp;&quot;&quot;&quot;],&quot;)" office:value-type="string" office:string-value="" calcext:value-type="error">
            <text:p>#WERT!</text:p>
          </table:table-cell>
          <table:table-cell/>
          <table:table-cell table:formula="of:=MID([.B150];[.L150];[.M150]-[.L150])" office:value-type="string" office:string-value="Yaoundé" calcext:value-type="string">
            <text:p>Yaoundé</text:p>
          </table:table-cell>
          <table:table-cell table:formula="of:=MID([.B150];[.J150];[.K150]-[.J150])" office:value-type="string" office:string-value="" calcext:value-type="error">
            <text:p>#WERT!</text:p>
          </table:table-cell>
          <table:table-cell table:formula="of:=MID([.B151];[.H150];[.I150]-[.H150])" office:value-type="string" office:string-value="Kanada" calcext:value-type="string">
            <text:p>Kanada</text:p>
          </table:table-cell>
          <table:table-cell table:formula="of:=FIND(&quot;title=&quot;;[.B151];1)+7" office:value-type="float" office:value="75" calcext:value-type="float">
            <text:p>75</text:p>
          </table:table-cell>
          <table:table-cell table:formula="of:=FIND(&quot;&quot;&quot;&quot;;[.B151];FIND(&quot;title=&quot;;[.B151];1)+7)" office:value-type="float" office:value="81" calcext:value-type="float">
            <text:p>81</text:p>
          </table:table-cell>
          <table:table-cell table:formula="of:=FIND(&quot;src=&quot;;[.B150];1)+7" office:value-type="string" office:string-value="" calcext:value-type="error">
            <text:p>#WERT!</text:p>
          </table:table-cell>
          <table:table-cell table:formula="of:=FIND(&quot;&quot;&quot;&quot;;[.B150];FIND(&quot;src=&quot;;[.B150];1)+7)" office:value-type="string" office:string-value="" calcext:value-type="error">
            <text:p>#WERT!</text:p>
          </table:table-cell>
          <table:table-cell table:formula="of:=FIND(&quot;title&quot;;[.B150];1)+7" office:value-type="float" office:value="41" calcext:value-type="float">
            <text:p>41</text:p>
          </table:table-cell>
          <table:table-cell table:formula="of:=FIND(&quot;&quot;&quot;&quot;;[.B150];FIND(&quot;title&quot;;[.B150];1)+7)" office:value-type="float" office:value="48" calcext:value-type="float">
            <text:p>48</text:p>
          </table:table-cell>
        </table:table-row>
        <table:table-row table:style-name="ro27">
          <table:table-cell office:value-type="float" office:value="767" calcext:value-type="float">
            <text:p>767</text:p>
          </table:table-cell>
          <table:table-cell office:value-type="string" calcext:value-type="string">
            <text:p>&lt;td&gt;&lt;span style="display:none"&gt;Kanada&lt;/span&gt;&lt;a href="/wiki/Kanada" title="Kanada"&gt;&lt;img alt="" src="//upload.wikimedia.org/wikipedia/commons/thumb/d/d9/Flag_of_Canada_%28Pantone%29.svg/20px-Flag_of_Canada_%28Pantone%29.svg.png" decoding="async" width="20" height="10" class="noviewer thumbborder" srcset="//upload.wikimedia.org/wikipedia/commons/thumb/d/d9/Flag_of_Canada_%28Pantone%29.svg/30px-Flag_of_Canada_%28Pantone%29.svg.png 1.5x, //upload.wikimedia.org/wikipedia/commons/thumb/d/d9/Flag_of_Canada_%28Pantone%29.svg/40px-Flag_of_Canada_%28Pantone%29.svg.png 2x" data-file-width="1200" data-file-height="600" /&gt;&lt;/a&gt;&amp;#160;&lt;a href="/wiki/Kanada" title="Kanada"&gt;Kanada&lt;/a&gt;&lt;/td&gt;</text:p>
          </table:table-cell>
          <table:table-cell table:formula="of:=CONCATENATE(&quot;[&quot;&quot;&quot;;[.E151];&quot;&quot;&quot;,&quot;&quot;&quot;&amp;[.G151];&quot;&quot;&quot;,&quot;&amp;&quot;&quot;&quot;&quot;&amp;[.F151]&amp;&quot;&quot;&quot;],&quot;)" office:value-type="string" office:string-value="[&quot;Kanada&quot;,&quot;Ottawa&quot;,&quot;upload.wikimedia.org/wikipedia/commons/thumb/d/d9/Flag_of_Canada_%28Pantone%29.svg/20px-Flag_of_Canada_%28Pantone%29.svg.png&quot;]," calcext:value-type="string">
            <text:p>["Kanada","Ottawa","upload.wikimedia.org/wikipedia/commons/thumb/d/d9/Flag_of_Canada_%28Pantone%29.svg/20px-Flag_of_Canada_%28Pantone%29.svg.png"],</text:p>
          </table:table-cell>
          <table:table-cell/>
          <table:table-cell table:formula="of:=MID([.B151];[.L151];[.M151]-[.L151])" office:value-type="string" office:string-value="Kanada" calcext:value-type="string">
            <text:p>Kanada</text:p>
          </table:table-cell>
          <table:table-cell table:formula="of:=MID([.B151];[.J151];[.K151]-[.J151])" office:value-type="string" office:string-value="upload.wikimedia.org/wikipedia/commons/thumb/d/d9/Flag_of_Canada_%28Pantone%29.svg/20px-Flag_of_Canada_%28Pantone%29.svg.png" calcext:value-type="string">
            <text:p>upload.wikimedia.org/wikipedia/commons/thumb/d/d9/Flag_of_Canada_%28Pantone%29.svg/20px-Flag_of_Canada_%28Pantone%29.svg.png</text:p>
          </table:table-cell>
          <table:table-cell table:formula="of:=MID([.B152];[.H151];[.I151]-[.H151])" office:value-type="string" office:string-value="Ottawa" calcext:value-type="string">
            <text:p>Ottawa</text:p>
          </table:table-cell>
          <table:table-cell table:formula="of:=FIND(&quot;title=&quot;;[.B152];1)+7" office:value-type="float" office:value="35" calcext:value-type="float">
            <text:p>35</text:p>
          </table:table-cell>
          <table:table-cell table:formula="of:=FIND(&quot;&quot;&quot;&quot;;[.B152];FIND(&quot;title=&quot;;[.B152];1)+7)" office:value-type="float" office:value="41" calcext:value-type="float">
            <text:p>41</text:p>
          </table:table-cell>
          <table:table-cell table:formula="of:=FIND(&quot;src=&quot;;[.B151];1)+7" office:value-type="float" office:value="102" calcext:value-type="float">
            <text:p>102</text:p>
          </table:table-cell>
          <table:table-cell table:formula="of:=FIND(&quot;&quot;&quot;&quot;;[.B151];FIND(&quot;src=&quot;;[.B151];1)+7)" office:value-type="float" office:value="226" calcext:value-type="float">
            <text:p>226</text:p>
          </table:table-cell>
          <table:table-cell table:formula="of:=FIND(&quot;title&quot;;[.B151];1)+7" office:value-type="float" office:value="75" calcext:value-type="float">
            <text:p>75</text:p>
          </table:table-cell>
          <table:table-cell table:formula="of:=FIND(&quot;&quot;&quot;&quot;;[.B151];FIND(&quot;title&quot;;[.B151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768" calcext:value-type="float">
            <text:p>768</text:p>
          </table:table-cell>
          <table:table-cell office:value-type="string" calcext:value-type="string">
            <text:p>&lt;td&gt;&lt;a href="/wiki/Ottawa" title="Ottawa"&gt;Ottawa&lt;/a&gt;</text:p>
          </table:table-cell>
          <table:table-cell table:formula="of:=CONCATENATE(&quot;[&quot;&quot;&quot;;[.E152];&quot;&quot;&quot;,&quot;&quot;&quot;&amp;[.G152];&quot;&quot;&quot;,&quot;&amp;&quot;&quot;&quot;&quot;&amp;[.F152]&amp;&quot;&quot;&quot;],&quot;)" office:value-type="string" office:string-value="" calcext:value-type="error">
            <text:p>#WERT!</text:p>
          </table:table-cell>
          <table:table-cell/>
          <table:table-cell table:formula="of:=MID([.B152];[.L152];[.M152]-[.L152])" office:value-type="string" office:string-value="Ottawa" calcext:value-type="string">
            <text:p>Ottawa</text:p>
          </table:table-cell>
          <table:table-cell table:formula="of:=MID([.B152];[.J152];[.K152]-[.J152])" office:value-type="string" office:string-value="" calcext:value-type="error">
            <text:p>#WERT!</text:p>
          </table:table-cell>
          <table:table-cell table:formula="of:=MID([.B153];[.H152];[.I152]-[.H152])" office:value-type="string" office:string-value="Kap Verde" calcext:value-type="string">
            <text:p>Kap Verde</text:p>
          </table:table-cell>
          <table:table-cell table:formula="of:=FIND(&quot;title=&quot;;[.B153];1)+7" office:value-type="float" office:value="81" calcext:value-type="float">
            <text:p>81</text:p>
          </table:table-cell>
          <table:table-cell table:formula="of:=FIND(&quot;&quot;&quot;&quot;;[.B153];FIND(&quot;title=&quot;;[.B153];1)+7)" office:value-type="float" office:value="90" calcext:value-type="float">
            <text:p>90</text:p>
          </table:table-cell>
          <table:table-cell table:formula="of:=FIND(&quot;src=&quot;;[.B152];1)+7" office:value-type="string" office:string-value="" calcext:value-type="error">
            <text:p>#WERT!</text:p>
          </table:table-cell>
          <table:table-cell table:formula="of:=FIND(&quot;&quot;&quot;&quot;;[.B152];FIND(&quot;src=&quot;;[.B152];1)+7)" office:value-type="string" office:string-value="" calcext:value-type="error">
            <text:p>#WERT!</text:p>
          </table:table-cell>
          <table:table-cell table:formula="of:=FIND(&quot;title&quot;;[.B152];1)+7" office:value-type="float" office:value="35" calcext:value-type="float">
            <text:p>35</text:p>
          </table:table-cell>
          <table:table-cell table:formula="of:=FIND(&quot;&quot;&quot;&quot;;[.B152];FIND(&quot;title&quot;;[.B152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777" calcext:value-type="float">
            <text:p>777</text:p>
          </table:table-cell>
          <table:table-cell office:value-type="string" calcext:value-type="string">
            <text:p>&lt;td&gt;&lt;span style="display:none"&gt;Kap Verde&lt;/span&gt;&lt;a href="/wiki/Kap_Verde" title="Kap Verde"&gt;&lt;img alt="" src="//upload.wikimedia.org/wikipedia/commons/thumb/3/38/Flag_of_Cape_Verde.svg/20px-Flag_of_Cape_Verde.svg.png" decoding="async" width="20" height="12" class="noviewer" srcset="//upload.wikimedia.org/wikipedia/commons/thumb/3/38/Flag_of_Cape_Verde.svg/30px-Flag_of_Cape_Verde.svg.png 1.5x, //upload.wikimedia.org/wikipedia/commons/thumb/3/38/Flag_of_Cape_Verde.svg/40px-Flag_of_Cape_Verde.svg.png 2x" data-file-width="1020" data-file-height="600" /&gt;&lt;/a&gt;&amp;#160;&lt;a href="/wiki/Kap_Verde" title="Kap Verde"&gt;Kap Verde&lt;/a&gt;&lt;/td&gt;</text:p>
          </table:table-cell>
          <table:table-cell table:formula="of:=CONCATENATE(&quot;[&quot;&quot;&quot;;[.E153];&quot;&quot;&quot;,&quot;&quot;&quot;&amp;[.G153];&quot;&quot;&quot;,&quot;&amp;&quot;&quot;&quot;&quot;&amp;[.F153]&amp;&quot;&quot;&quot;],&quot;)" office:value-type="string" office:string-value="[&quot;Kap Verde&quot;,&quot;Praia&quot;,&quot;upload.wikimedia.org/wikipedia/commons/thumb/3/38/Flag_of_Cape_Verde.svg/20px-Flag_of_Cape_Verde.svg.png&quot;]," calcext:value-type="string">
            <text:p>["Kap Verde","Praia","upload.wikimedia.org/wikipedia/commons/thumb/3/38/Flag_of_Cape_Verde.svg/20px-Flag_of_Cape_Verde.svg.png"],</text:p>
          </table:table-cell>
          <table:table-cell/>
          <table:table-cell table:formula="of:=MID([.B153];[.L153];[.M153]-[.L153])" office:value-type="string" office:string-value="Kap Verde" calcext:value-type="string">
            <text:p>Kap Verde</text:p>
          </table:table-cell>
          <table:table-cell table:formula="of:=MID([.B153];[.J153];[.K153]-[.J153])" office:value-type="string" office:string-value="upload.wikimedia.org/wikipedia/commons/thumb/3/38/Flag_of_Cape_Verde.svg/20px-Flag_of_Cape_Verde.svg.png" calcext:value-type="string">
            <text:p>upload.wikimedia.org/wikipedia/commons/thumb/3/38/Flag_of_Cape_Verde.svg/20px-Flag_of_Cape_Verde.svg.png</text:p>
          </table:table-cell>
          <table:table-cell table:formula="of:=MID([.B154];[.H153];[.I153]-[.H153])" office:value-type="string" office:string-value="Praia" calcext:value-type="string">
            <text:p>Praia</text:p>
          </table:table-cell>
          <table:table-cell table:formula="of:=FIND(&quot;title=&quot;;[.B154];1)+7" office:value-type="float" office:value="34" calcext:value-type="float">
            <text:p>34</text:p>
          </table:table-cell>
          <table:table-cell table:formula="of:=FIND(&quot;&quot;&quot;&quot;;[.B154];FIND(&quot;title=&quot;;[.B154];1)+7)" office:value-type="float" office:value="39" calcext:value-type="float">
            <text:p>39</text:p>
          </table:table-cell>
          <table:table-cell table:formula="of:=FIND(&quot;src=&quot;;[.B153];1)+7" office:value-type="float" office:value="111" calcext:value-type="float">
            <text:p>111</text:p>
          </table:table-cell>
          <table:table-cell table:formula="of:=FIND(&quot;&quot;&quot;&quot;;[.B153];FIND(&quot;src=&quot;;[.B153];1)+7)" office:value-type="float" office:value="215" calcext:value-type="float">
            <text:p>215</text:p>
          </table:table-cell>
          <table:table-cell table:formula="of:=FIND(&quot;title&quot;;[.B153];1)+7" office:value-type="float" office:value="81" calcext:value-type="float">
            <text:p>81</text:p>
          </table:table-cell>
          <table:table-cell table:formula="of:=FIND(&quot;&quot;&quot;&quot;;[.B153];FIND(&quot;title&quot;;[.B153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778" calcext:value-type="float">
            <text:p>778</text:p>
          </table:table-cell>
          <table:table-cell office:value-type="string" calcext:value-type="string">
            <text:p>&lt;td&gt;&lt;a href="/wiki/Praia" title="Praia"&gt;Praia&lt;/a&gt;</text:p>
          </table:table-cell>
          <table:table-cell table:formula="of:=CONCATENATE(&quot;[&quot;&quot;&quot;;[.E154];&quot;&quot;&quot;,&quot;&quot;&quot;&amp;[.G154];&quot;&quot;&quot;,&quot;&amp;&quot;&quot;&quot;&quot;&amp;[.F154]&amp;&quot;&quot;&quot;],&quot;)" office:value-type="string" office:string-value="" calcext:value-type="error">
            <text:p>#WERT!</text:p>
          </table:table-cell>
          <table:table-cell/>
          <table:table-cell table:formula="of:=MID([.B154];[.L154];[.M154]-[.L154])" office:value-type="string" office:string-value="Praia" calcext:value-type="string">
            <text:p>Praia</text:p>
          </table:table-cell>
          <table:table-cell table:formula="of:=MID([.B154];[.J154];[.K154]-[.J154])" office:value-type="string" office:string-value="" calcext:value-type="error">
            <text:p>#WERT!</text:p>
          </table:table-cell>
          <table:table-cell table:formula="of:=MID([.B155];[.H154];[.I154]-[.H154])" office:value-type="string" office:string-value="Kasachstan" calcext:value-type="string">
            <text:p>Kasachstan</text:p>
          </table:table-cell>
          <table:table-cell table:formula="of:=FIND(&quot;title=&quot;;[.B155];1)+7" office:value-type="float" office:value="83" calcext:value-type="float">
            <text:p>83</text:p>
          </table:table-cell>
          <table:table-cell table:formula="of:=FIND(&quot;&quot;&quot;&quot;;[.B155];FIND(&quot;title=&quot;;[.B155];1)+7)" office:value-type="float" office:value="93" calcext:value-type="float">
            <text:p>93</text:p>
          </table:table-cell>
          <table:table-cell table:formula="of:=FIND(&quot;src=&quot;;[.B154];1)+7" office:value-type="string" office:string-value="" calcext:value-type="error">
            <text:p>#WERT!</text:p>
          </table:table-cell>
          <table:table-cell table:formula="of:=FIND(&quot;&quot;&quot;&quot;;[.B154];FIND(&quot;src=&quot;;[.B154];1)+7)" office:value-type="string" office:string-value="" calcext:value-type="error">
            <text:p>#WERT!</text:p>
          </table:table-cell>
          <table:table-cell table:formula="of:=FIND(&quot;title&quot;;[.B154];1)+7" office:value-type="float" office:value="34" calcext:value-type="float">
            <text:p>34</text:p>
          </table:table-cell>
          <table:table-cell table:formula="of:=FIND(&quot;&quot;&quot;&quot;;[.B154];FIND(&quot;title&quot;;[.B154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787" calcext:value-type="float">
            <text:p>787</text:p>
          </table:table-cell>
          <table:table-cell office:value-type="string" calcext:value-type="string">
            <text:p>&lt;td&gt;&lt;span style="display:none"&gt;Kasachstan&lt;/span&gt;&lt;a href="/wiki/Kasachstan" title="Kasachstan"&gt;&lt;img alt="" src="//upload.wikimedia.org/wikipedia/commons/thumb/d/d3/Flag_of_Kazakhstan.svg/20px-Flag_of_Kazakhstan.svg.png" decoding="async" width="20" height="10" class="noviewer" srcset="//upload.wikimedia.org/wikipedia/commons/thumb/d/d3/Flag_of_Kazakhstan.svg/30px-Flag_of_Kazakhstan.svg.png 1.5x, //upload.wikimedia.org/wikipedia/commons/thumb/d/d3/Flag_of_Kazakhstan.svg/40px-Flag_of_Kazakhstan.svg.png 2x" data-file-width="1000" data-file-height="500" /&gt;&lt;/a&gt;&amp;#160;&lt;a href="/wiki/Kasachstan" title="Kasachstan"&gt;Kasachstan&lt;/a&gt;&lt;/td&gt;</text:p>
          </table:table-cell>
          <table:table-cell table:formula="of:=CONCATENATE(&quot;[&quot;&quot;&quot;;[.E155];&quot;&quot;&quot;,&quot;&quot;&quot;&amp;[.G155];&quot;&quot;&quot;,&quot;&amp;&quot;&quot;&quot;&quot;&amp;[.F155]&amp;&quot;&quot;&quot;],&quot;)" office:value-type="string" office:string-value="[&quot;Kasachstan&quot;,&quot;Astana&quot;,&quot;upload.wikimedia.org/wikipedia/commons/thumb/d/d3/Flag_of_Kazakhstan.svg/20px-Flag_of_Kazakhstan.svg.png&quot;]," calcext:value-type="string">
            <text:p>["Kasachstan","Astana","upload.wikimedia.org/wikipedia/commons/thumb/d/d3/Flag_of_Kazakhstan.svg/20px-Flag_of_Kazakhstan.svg.png"],</text:p>
          </table:table-cell>
          <table:table-cell/>
          <table:table-cell table:formula="of:=MID([.B155];[.L155];[.M155]-[.L155])" office:value-type="string" office:string-value="Kasachstan" calcext:value-type="string">
            <text:p>Kasachstan</text:p>
          </table:table-cell>
          <table:table-cell table:formula="of:=MID([.B155];[.J155];[.K155]-[.J155])" office:value-type="string" office:string-value="upload.wikimedia.org/wikipedia/commons/thumb/d/d3/Flag_of_Kazakhstan.svg/20px-Flag_of_Kazakhstan.svg.png" calcext:value-type="string">
            <text:p>upload.wikimedia.org/wikipedia/commons/thumb/d/d3/Flag_of_Kazakhstan.svg/20px-Flag_of_Kazakhstan.svg.png</text:p>
          </table:table-cell>
          <table:table-cell table:formula="of:=MID([.B156];[.H155];[.I155]-[.H155])" office:value-type="string" office:string-value="Astana" calcext:value-type="string">
            <text:p>Astana</text:p>
          </table:table-cell>
          <table:table-cell table:formula="of:=FIND(&quot;title=&quot;;[.B156];1)+7" office:value-type="float" office:value="35" calcext:value-type="float">
            <text:p>35</text:p>
          </table:table-cell>
          <table:table-cell table:formula="of:=FIND(&quot;&quot;&quot;&quot;;[.B156];FIND(&quot;title=&quot;;[.B156];1)+7)" office:value-type="float" office:value="41" calcext:value-type="float">
            <text:p>41</text:p>
          </table:table-cell>
          <table:table-cell table:formula="of:=FIND(&quot;src=&quot;;[.B155];1)+7" office:value-type="float" office:value="114" calcext:value-type="float">
            <text:p>114</text:p>
          </table:table-cell>
          <table:table-cell table:formula="of:=FIND(&quot;&quot;&quot;&quot;;[.B155];FIND(&quot;src=&quot;;[.B155];1)+7)" office:value-type="float" office:value="218" calcext:value-type="float">
            <text:p>218</text:p>
          </table:table-cell>
          <table:table-cell table:formula="of:=FIND(&quot;title&quot;;[.B155];1)+7" office:value-type="float" office:value="83" calcext:value-type="float">
            <text:p>83</text:p>
          </table:table-cell>
          <table:table-cell table:formula="of:=FIND(&quot;&quot;&quot;&quot;;[.B155];FIND(&quot;title&quot;;[.B155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788" calcext:value-type="float">
            <text:p>788</text:p>
          </table:table-cell>
          <table:table-cell office:value-type="string" calcext:value-type="string">
            <text:p>&lt;td&gt;&lt;a href="/wiki/Astana" title="Astana"&gt;Astana&lt;/a&gt;</text:p>
          </table:table-cell>
          <table:table-cell table:formula="of:=CONCATENATE(&quot;[&quot;&quot;&quot;;[.E156];&quot;&quot;&quot;,&quot;&quot;&quot;&amp;[.G156];&quot;&quot;&quot;,&quot;&amp;&quot;&quot;&quot;&quot;&amp;[.F156]&amp;&quot;&quot;&quot;],&quot;)" office:value-type="string" office:string-value="" calcext:value-type="error">
            <text:p>#WERT!</text:p>
          </table:table-cell>
          <table:table-cell/>
          <table:table-cell table:formula="of:=MID([.B156];[.L156];[.M156]-[.L156])" office:value-type="string" office:string-value="Astana" calcext:value-type="string">
            <text:p>Astana</text:p>
          </table:table-cell>
          <table:table-cell table:formula="of:=MID([.B156];[.J156];[.K156]-[.J156])" office:value-type="string" office:string-value="" calcext:value-type="error">
            <text:p>#WERT!</text:p>
          </table:table-cell>
          <table:table-cell table:formula="of:=MID([.B157];[.H156];[.I156]-[.H156])" office:value-type="string" office:string-value="Katar" calcext:value-type="string">
            <text:p>Katar</text:p>
          </table:table-cell>
          <table:table-cell table:formula="of:=FIND(&quot;title=&quot;;[.B157];1)+7" office:value-type="float" office:value="73" calcext:value-type="float">
            <text:p>73</text:p>
          </table:table-cell>
          <table:table-cell table:formula="of:=FIND(&quot;&quot;&quot;&quot;;[.B157];FIND(&quot;title=&quot;;[.B157];1)+7)" office:value-type="float" office:value="78" calcext:value-type="float">
            <text:p>78</text:p>
          </table:table-cell>
          <table:table-cell table:formula="of:=FIND(&quot;src=&quot;;[.B156];1)+7" office:value-type="string" office:string-value="" calcext:value-type="error">
            <text:p>#WERT!</text:p>
          </table:table-cell>
          <table:table-cell table:formula="of:=FIND(&quot;&quot;&quot;&quot;;[.B156];FIND(&quot;src=&quot;;[.B156];1)+7)" office:value-type="string" office:string-value="" calcext:value-type="error">
            <text:p>#WERT!</text:p>
          </table:table-cell>
          <table:table-cell table:formula="of:=FIND(&quot;title&quot;;[.B156];1)+7" office:value-type="float" office:value="35" calcext:value-type="float">
            <text:p>35</text:p>
          </table:table-cell>
          <table:table-cell table:formula="of:=FIND(&quot;&quot;&quot;&quot;;[.B156];FIND(&quot;title&quot;;[.B156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797" calcext:value-type="float">
            <text:p>797</text:p>
          </table:table-cell>
          <table:table-cell office:value-type="string" calcext:value-type="string">
            <text:p>&lt;td&gt;&lt;span style="display:none"&gt;Katar&lt;/span&gt;&lt;a href="/wiki/Katar" title="Katar"&gt;&lt;img alt="" src="//upload.wikimedia.org/wikipedia/commons/thumb/6/65/Flag_of_Qatar.svg/20px-Flag_of_Qatar.svg.png" decoding="async" width="20" height="8" class="noviewer thumbborder" srcset="//upload.wikimedia.org/wikipedia/commons/thumb/6/65/Flag_of_Qatar.svg/30px-Flag_of_Qatar.svg.png 1.5x, //upload.wikimedia.org/wikipedia/commons/thumb/6/65/Flag_of_Qatar.svg/40px-Flag_of_Qatar.svg.png 2x" data-file-width="1400" data-file-height="550" /&gt;&lt;/a&gt;&amp;#160;&lt;a href="/wiki/Katar" title="Katar"&gt;Katar&lt;/a&gt;&lt;/td&gt;</text:p>
          </table:table-cell>
          <table:table-cell table:formula="of:=CONCATENATE(&quot;[&quot;&quot;&quot;;[.E157];&quot;&quot;&quot;,&quot;&quot;&quot;&amp;[.G157];&quot;&quot;&quot;,&quot;&amp;&quot;&quot;&quot;&quot;&amp;[.F157]&amp;&quot;&quot;&quot;],&quot;)" office:value-type="string" office:string-value="[&quot;Katar&quot;,&quot;Doha&quot;,&quot;upload.wikimedia.org/wikipedia/commons/thumb/6/65/Flag_of_Qatar.svg/20px-Flag_of_Qatar.svg.png&quot;]," calcext:value-type="string">
            <text:p>["Katar","Doha","upload.wikimedia.org/wikipedia/commons/thumb/6/65/Flag_of_Qatar.svg/20px-Flag_of_Qatar.svg.png"],</text:p>
          </table:table-cell>
          <table:table-cell/>
          <table:table-cell table:formula="of:=MID([.B157];[.L157];[.M157]-[.L157])" office:value-type="string" office:string-value="Katar" calcext:value-type="string">
            <text:p>Katar</text:p>
          </table:table-cell>
          <table:table-cell table:formula="of:=MID([.B157];[.J157];[.K157]-[.J157])" office:value-type="string" office:string-value="upload.wikimedia.org/wikipedia/commons/thumb/6/65/Flag_of_Qatar.svg/20px-Flag_of_Qatar.svg.png" calcext:value-type="string">
            <text:p>upload.wikimedia.org/wikipedia/commons/thumb/6/65/Flag_of_Qatar.svg/20px-Flag_of_Qatar.svg.png</text:p>
          </table:table-cell>
          <table:table-cell table:formula="of:=MID([.B158];[.H157];[.I157]-[.H157])" office:value-type="string" office:string-value="Doha" calcext:value-type="string">
            <text:p>Doha</text:p>
          </table:table-cell>
          <table:table-cell table:formula="of:=FIND(&quot;title=&quot;;[.B158];1)+7" office:value-type="float" office:value="33" calcext:value-type="float">
            <text:p>33</text:p>
          </table:table-cell>
          <table:table-cell table:formula="of:=FIND(&quot;&quot;&quot;&quot;;[.B158];FIND(&quot;title=&quot;;[.B158];1)+7)" office:value-type="float" office:value="37" calcext:value-type="float">
            <text:p>37</text:p>
          </table:table-cell>
          <table:table-cell table:formula="of:=FIND(&quot;src=&quot;;[.B157];1)+7" office:value-type="float" office:value="99" calcext:value-type="float">
            <text:p>99</text:p>
          </table:table-cell>
          <table:table-cell table:formula="of:=FIND(&quot;&quot;&quot;&quot;;[.B157];FIND(&quot;src=&quot;;[.B157];1)+7)" office:value-type="float" office:value="193" calcext:value-type="float">
            <text:p>193</text:p>
          </table:table-cell>
          <table:table-cell table:formula="of:=FIND(&quot;title&quot;;[.B157];1)+7" office:value-type="float" office:value="73" calcext:value-type="float">
            <text:p>73</text:p>
          </table:table-cell>
          <table:table-cell table:formula="of:=FIND(&quot;&quot;&quot;&quot;;[.B157];FIND(&quot;title&quot;;[.B157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798" calcext:value-type="float">
            <text:p>798</text:p>
          </table:table-cell>
          <table:table-cell office:value-type="string" calcext:value-type="string">
            <text:p>&lt;td&gt;&lt;a href="/wiki/Doha" title="Doha"&gt;Doha&lt;/a&gt;</text:p>
          </table:table-cell>
          <table:table-cell table:formula="of:=CONCATENATE(&quot;[&quot;&quot;&quot;;[.E158];&quot;&quot;&quot;,&quot;&quot;&quot;&amp;[.G158];&quot;&quot;&quot;,&quot;&amp;&quot;&quot;&quot;&quot;&amp;[.F158]&amp;&quot;&quot;&quot;],&quot;)" office:value-type="string" office:string-value="" calcext:value-type="error">
            <text:p>#WERT!</text:p>
          </table:table-cell>
          <table:table-cell/>
          <table:table-cell table:formula="of:=MID([.B158];[.L158];[.M158]-[.L158])" office:value-type="string" office:string-value="Doha" calcext:value-type="string">
            <text:p>Doha</text:p>
          </table:table-cell>
          <table:table-cell table:formula="of:=MID([.B158];[.J158];[.K158]-[.J158])" office:value-type="string" office:string-value="" calcext:value-type="error">
            <text:p>#WERT!</text:p>
          </table:table-cell>
          <table:table-cell table:formula="of:=MID([.B159];[.H158];[.I158]-[.H158])" office:value-type="string" office:string-value="Kenia" calcext:value-type="string">
            <text:p>Kenia</text:p>
          </table:table-cell>
          <table:table-cell table:formula="of:=FIND(&quot;title=&quot;;[.B159];1)+7" office:value-type="float" office:value="74" calcext:value-type="float">
            <text:p>74</text:p>
          </table:table-cell>
          <table:table-cell table:formula="of:=FIND(&quot;&quot;&quot;&quot;;[.B159];FIND(&quot;title=&quot;;[.B159];1)+7)" office:value-type="float" office:value="79" calcext:value-type="float">
            <text:p>79</text:p>
          </table:table-cell>
          <table:table-cell table:formula="of:=FIND(&quot;src=&quot;;[.B158];1)+7" office:value-type="string" office:string-value="" calcext:value-type="error">
            <text:p>#WERT!</text:p>
          </table:table-cell>
          <table:table-cell table:formula="of:=FIND(&quot;&quot;&quot;&quot;;[.B158];FIND(&quot;src=&quot;;[.B158];1)+7)" office:value-type="string" office:string-value="" calcext:value-type="error">
            <text:p>#WERT!</text:p>
          </table:table-cell>
          <table:table-cell table:formula="of:=FIND(&quot;title&quot;;[.B158];1)+7" office:value-type="float" office:value="33" calcext:value-type="float">
            <text:p>33</text:p>
          </table:table-cell>
          <table:table-cell table:formula="of:=FIND(&quot;&quot;&quot;&quot;;[.B158];FIND(&quot;title&quot;;[.B158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807" calcext:value-type="float">
            <text:p>807</text:p>
          </table:table-cell>
          <table:table-cell office:value-type="string" calcext:value-type="string">
            <text:p>&lt;td&gt;&lt;span style="display:none;"&gt;Kenia&lt;/span&gt;&lt;a href="/wiki/Kenia" title="Kenia"&gt;&lt;img alt="" src="//upload.wikimedia.org/wikipedia/commons/thumb/4/49/Flag_of_Kenya.svg/20px-Flag_of_Kenya.svg.png" decoding="async" width="20" height="13" class="noviewer" srcset="//upload.wikimedia.org/wikipedia/commons/thumb/4/49/Flag_of_Kenya.svg/30px-Flag_of_Kenya.svg.png 1.5x, //upload.wikimedia.org/wikipedia/commons/thumb/4/49/Flag_of_Kenya.svg/40px-Flag_of_Kenya.svg.png 2x" data-file-width="900" data-file-height="600" /&gt;&lt;/a&gt;&amp;#160;&lt;a href="/wiki/Kenia" title="Kenia"&gt;Kenia&lt;/a&gt;&lt;/td&gt;</text:p>
          </table:table-cell>
          <table:table-cell table:formula="of:=CONCATENATE(&quot;[&quot;&quot;&quot;;[.E159];&quot;&quot;&quot;,&quot;&quot;&quot;&amp;[.G159];&quot;&quot;&quot;,&quot;&amp;&quot;&quot;&quot;&quot;&amp;[.F159]&amp;&quot;&quot;&quot;],&quot;)" office:value-type="string" office:string-value="[&quot;Kenia&quot;,&quot;Nairobi&quot;,&quot;upload.wikimedia.org/wikipedia/commons/thumb/4/49/Flag_of_Kenya.svg/20px-Flag_of_Kenya.svg.png&quot;]," calcext:value-type="string">
            <text:p>["Kenia","Nairobi","upload.wikimedia.org/wikipedia/commons/thumb/4/49/Flag_of_Kenya.svg/20px-Flag_of_Kenya.svg.png"],</text:p>
          </table:table-cell>
          <table:table-cell/>
          <table:table-cell table:formula="of:=MID([.B159];[.L159];[.M159]-[.L159])" office:value-type="string" office:string-value="Kenia" calcext:value-type="string">
            <text:p>Kenia</text:p>
          </table:table-cell>
          <table:table-cell table:formula="of:=MID([.B159];[.J159];[.K159]-[.J159])" office:value-type="string" office:string-value="upload.wikimedia.org/wikipedia/commons/thumb/4/49/Flag_of_Kenya.svg/20px-Flag_of_Kenya.svg.png" calcext:value-type="string">
            <text:p>upload.wikimedia.org/wikipedia/commons/thumb/4/49/Flag_of_Kenya.svg/20px-Flag_of_Kenya.svg.png</text:p>
          </table:table-cell>
          <table:table-cell table:formula="of:=MID([.B160];[.H159];[.I159]-[.H159])" office:value-type="string" office:string-value="Nairobi" calcext:value-type="string">
            <text:p>Nairobi</text:p>
          </table:table-cell>
          <table:table-cell table:formula="of:=FIND(&quot;title=&quot;;[.B160];1)+7" office:value-type="float" office:value="36" calcext:value-type="float">
            <text:p>36</text:p>
          </table:table-cell>
          <table:table-cell table:formula="of:=FIND(&quot;&quot;&quot;&quot;;[.B160];FIND(&quot;title=&quot;;[.B160];1)+7)" office:value-type="float" office:value="43" calcext:value-type="float">
            <text:p>43</text:p>
          </table:table-cell>
          <table:table-cell table:formula="of:=FIND(&quot;src=&quot;;[.B159];1)+7" office:value-type="float" office:value="100" calcext:value-type="float">
            <text:p>100</text:p>
          </table:table-cell>
          <table:table-cell table:formula="of:=FIND(&quot;&quot;&quot;&quot;;[.B159];FIND(&quot;src=&quot;;[.B159];1)+7)" office:value-type="float" office:value="194" calcext:value-type="float">
            <text:p>194</text:p>
          </table:table-cell>
          <table:table-cell table:formula="of:=FIND(&quot;title&quot;;[.B159];1)+7" office:value-type="float" office:value="74" calcext:value-type="float">
            <text:p>74</text:p>
          </table:table-cell>
          <table:table-cell table:formula="of:=FIND(&quot;&quot;&quot;&quot;;[.B159];FIND(&quot;title&quot;;[.B159];1)+7)" office:value-type="float" office:value="79" calcext:value-type="float">
            <text:p>79</text:p>
          </table:table-cell>
        </table:table-row>
        <table:table-row table:style-name="ro27">
          <table:table-cell office:value-type="float" office:value="808" calcext:value-type="float">
            <text:p>808</text:p>
          </table:table-cell>
          <table:table-cell office:value-type="string" calcext:value-type="string">
            <text:p>&lt;td&gt;&lt;a href="/wiki/Nairobi" title="Nairobi"&gt;Nairobi&lt;/a&gt;</text:p>
          </table:table-cell>
          <table:table-cell table:formula="of:=CONCATENATE(&quot;[&quot;&quot;&quot;;[.E160];&quot;&quot;&quot;,&quot;&quot;&quot;&amp;[.G160];&quot;&quot;&quot;,&quot;&amp;&quot;&quot;&quot;&quot;&amp;[.F160]&amp;&quot;&quot;&quot;],&quot;)" office:value-type="string" office:string-value="" calcext:value-type="error">
            <text:p>#WERT!</text:p>
          </table:table-cell>
          <table:table-cell/>
          <table:table-cell table:formula="of:=MID([.B160];[.L160];[.M160]-[.L160])" office:value-type="string" office:string-value="Nairobi" calcext:value-type="string">
            <text:p>Nairobi</text:p>
          </table:table-cell>
          <table:table-cell table:formula="of:=MID([.B160];[.J160];[.K160]-[.J160])" office:value-type="string" office:string-value="" calcext:value-type="error">
            <text:p>#WERT!</text:p>
          </table:table-cell>
          <table:table-cell table:formula="of:=MID([.B161];[.H160];[.I160]-[.H160])" office:value-type="string" office:string-value="Kirgisistan" calcext:value-type="string">
            <text:p>Kirgisistan</text:p>
          </table:table-cell>
          <table:table-cell table:formula="of:=FIND(&quot;title=&quot;;[.B161];1)+7" office:value-type="float" office:value="117" calcext:value-type="float">
            <text:p>117</text:p>
          </table:table-cell>
          <table:table-cell table:formula="of:=FIND(&quot;&quot;&quot;&quot;;[.B161];FIND(&quot;title=&quot;;[.B161];1)+7)" office:value-type="float" office:value="128" calcext:value-type="float">
            <text:p>128</text:p>
          </table:table-cell>
          <table:table-cell table:formula="of:=FIND(&quot;src=&quot;;[.B160];1)+7" office:value-type="string" office:string-value="" calcext:value-type="error">
            <text:p>#WERT!</text:p>
          </table:table-cell>
          <table:table-cell table:formula="of:=FIND(&quot;&quot;&quot;&quot;;[.B160];FIND(&quot;src=&quot;;[.B160];1)+7)" office:value-type="string" office:string-value="" calcext:value-type="error">
            <text:p>#WERT!</text:p>
          </table:table-cell>
          <table:table-cell table:formula="of:=FIND(&quot;title&quot;;[.B160];1)+7" office:value-type="float" office:value="36" calcext:value-type="float">
            <text:p>36</text:p>
          </table:table-cell>
          <table:table-cell table:formula="of:=FIND(&quot;&quot;&quot;&quot;;[.B160];FIND(&quot;title&quot;;[.B160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817" calcext:value-type="float">
            <text:p>817</text:p>
          </table:table-cell>
          <table:table-cell office:value-type="string" calcext:value-type="string">
            <text:p>&lt;td&gt;&lt;span style="display:none;"&gt;Kirgisistan&lt;/span&gt;&lt;a href="/wiki/Datei:Flag_of_Kyrgyzstan.svg" class="image" title="Kirgisistan"&gt;&lt;img alt="" src="//upload.wikimedia.org/wikipedia/commons/thumb/c/c7/Flag_of_Kyrgyzstan.svg/20px-Flag_of_Kyrgyzstan.svg.png" decoding="async" width="20" height="12" class="noviewer" srcset="//upload.wikimedia.org/wikipedia/commons/thumb/c/c7/Flag_of_Kyrgyzstan.svg/30px-Flag_of_Kyrgyzstan.svg.png 1.5x, //upload.wikimedia.org/wikipedia/commons/thumb/c/c7/Flag_of_Kyrgyzstan.svg/40px-Flag_of_Kyrgyzstan.svg.png 2x" data-file-width="1000" data-file-height="600" /&gt;&lt;/a&gt;&amp;#160;&lt;a href="/wiki/Kirgisistan" title="Kirgisistan"&gt;Kirgisistan&lt;/a&gt;&lt;/td&gt;</text:p>
          </table:table-cell>
          <table:table-cell table:formula="of:=CONCATENATE(&quot;[&quot;&quot;&quot;;[.E161];&quot;&quot;&quot;,&quot;&quot;&quot;&amp;[.G161];&quot;&quot;&quot;,&quot;&amp;&quot;&quot;&quot;&quot;&amp;[.F161]&amp;&quot;&quot;&quot;],&quot;)" office:value-type="string" office:string-value="[&quot;Kirgisistan&quot;,&quot;Bischkek&quot;,&quot;upload.wikimedia.org/wikipedia/commons/thumb/c/c7/Flag_of_Kyrgyzstan.svg/20px-Flag_of_Kyrgyzstan.svg.png&quot;]," calcext:value-type="string">
            <text:p>["Kirgisistan","Bischkek","upload.wikimedia.org/wikipedia/commons/thumb/c/c7/Flag_of_Kyrgyzstan.svg/20px-Flag_of_Kyrgyzstan.svg.png"],</text:p>
          </table:table-cell>
          <table:table-cell/>
          <table:table-cell table:formula="of:=MID([.B161];[.L161];[.M161]-[.L161])" office:value-type="string" office:string-value="Kirgisistan" calcext:value-type="string">
            <text:p>Kirgisistan</text:p>
          </table:table-cell>
          <table:table-cell table:formula="of:=MID([.B161];[.J161];[.K161]-[.J161])" office:value-type="string" office:string-value="upload.wikimedia.org/wikipedia/commons/thumb/c/c7/Flag_of_Kyrgyzstan.svg/20px-Flag_of_Kyrgyzstan.svg.png" calcext:value-type="string">
            <text:p>upload.wikimedia.org/wikipedia/commons/thumb/c/c7/Flag_of_Kyrgyzstan.svg/20px-Flag_of_Kyrgyzstan.svg.png</text:p>
          </table:table-cell>
          <table:table-cell table:formula="of:=MID([.B162];[.H161];[.I161]-[.H161])" office:value-type="string" office:string-value="Bischkek" calcext:value-type="string">
            <text:p>Bischkek</text:p>
          </table:table-cell>
          <table:table-cell table:formula="of:=FIND(&quot;title=&quot;;[.B162];1)+7" office:value-type="float" office:value="37" calcext:value-type="float">
            <text:p>37</text:p>
          </table:table-cell>
          <table:table-cell table:formula="of:=FIND(&quot;&quot;&quot;&quot;;[.B162];FIND(&quot;title=&quot;;[.B162];1)+7)" office:value-type="float" office:value="45" calcext:value-type="float">
            <text:p>45</text:p>
          </table:table-cell>
          <table:table-cell table:formula="of:=FIND(&quot;src=&quot;;[.B161];1)+7" office:value-type="float" office:value="149" calcext:value-type="float">
            <text:p>149</text:p>
          </table:table-cell>
          <table:table-cell table:formula="of:=FIND(&quot;&quot;&quot;&quot;;[.B161];FIND(&quot;src=&quot;;[.B161];1)+7)" office:value-type="float" office:value="253" calcext:value-type="float">
            <text:p>253</text:p>
          </table:table-cell>
          <table:table-cell table:formula="of:=FIND(&quot;title&quot;;[.B161];1)+7" office:value-type="float" office:value="117" calcext:value-type="float">
            <text:p>117</text:p>
          </table:table-cell>
          <table:table-cell table:formula="of:=FIND(&quot;&quot;&quot;&quot;;[.B161];FIND(&quot;title&quot;;[.B161];1)+7)" office:value-type="float" office:value="128" calcext:value-type="float">
            <text:p>128</text:p>
          </table:table-cell>
        </table:table-row>
        <table:table-row table:style-name="ro27">
          <table:table-cell office:value-type="float" office:value="818" calcext:value-type="float">
            <text:p>818</text:p>
          </table:table-cell>
          <table:table-cell office:value-type="string" calcext:value-type="string">
            <text:p>&lt;td&gt;&lt;a href="/wiki/Bischkek" title="Bischkek"&gt;Bischkek&lt;/a&gt;</text:p>
          </table:table-cell>
          <table:table-cell table:formula="of:=CONCATENATE(&quot;[&quot;&quot;&quot;;[.E162];&quot;&quot;&quot;,&quot;&quot;&quot;&amp;[.G162];&quot;&quot;&quot;,&quot;&amp;&quot;&quot;&quot;&quot;&amp;[.F162]&amp;&quot;&quot;&quot;],&quot;)" office:value-type="string" office:string-value="" calcext:value-type="error">
            <text:p>#WERT!</text:p>
          </table:table-cell>
          <table:table-cell/>
          <table:table-cell table:formula="of:=MID([.B162];[.L162];[.M162]-[.L162])" office:value-type="string" office:string-value="Bischkek" calcext:value-type="string">
            <text:p>Bischkek</text:p>
          </table:table-cell>
          <table:table-cell table:formula="of:=MID([.B162];[.J162];[.K162]-[.J162])" office:value-type="string" office:string-value="" calcext:value-type="error">
            <text:p>#WERT!</text:p>
          </table:table-cell>
          <table:table-cell table:formula="of:=MID([.B163];[.H162];[.I162]-[.H162])" office:value-type="string" office:string-value="Kiribati" calcext:value-type="string">
            <text:p>Kiribati</text:p>
          </table:table-cell>
          <table:table-cell table:formula="of:=FIND(&quot;title=&quot;;[.B163];1)+7" office:value-type="float" office:value="79" calcext:value-type="float">
            <text:p>79</text:p>
          </table:table-cell>
          <table:table-cell table:formula="of:=FIND(&quot;&quot;&quot;&quot;;[.B163];FIND(&quot;title=&quot;;[.B163];1)+7)" office:value-type="float" office:value="87" calcext:value-type="float">
            <text:p>87</text:p>
          </table:table-cell>
          <table:table-cell table:formula="of:=FIND(&quot;src=&quot;;[.B162];1)+7" office:value-type="string" office:string-value="" calcext:value-type="error">
            <text:p>#WERT!</text:p>
          </table:table-cell>
          <table:table-cell table:formula="of:=FIND(&quot;&quot;&quot;&quot;;[.B162];FIND(&quot;src=&quot;;[.B162];1)+7)" office:value-type="string" office:string-value="" calcext:value-type="error">
            <text:p>#WERT!</text:p>
          </table:table-cell>
          <table:table-cell table:formula="of:=FIND(&quot;title&quot;;[.B162];1)+7" office:value-type="float" office:value="37" calcext:value-type="float">
            <text:p>37</text:p>
          </table:table-cell>
          <table:table-cell table:formula="of:=FIND(&quot;&quot;&quot;&quot;;[.B162];FIND(&quot;title&quot;;[.B162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827" calcext:value-type="float">
            <text:p>827</text:p>
          </table:table-cell>
          <table:table-cell office:value-type="string" calcext:value-type="string">
            <text:p>&lt;td&gt;&lt;span style="display:none"&gt;Kiribati&lt;/span&gt;&lt;a href="/wiki/Kiribati" title="Kiribati"&gt;&lt;img alt="" src="//upload.wikimedia.org/wikipedia/commons/thumb/d/d3/Flag_of_Kiribati.svg/20px-Flag_of_Kiribati.svg.png" decoding="async" width="20" height="10" class="noviewer" srcset="//upload.wikimedia.org/wikipedia/commons/thumb/d/d3/Flag_of_Kiribati.svg/30px-Flag_of_Kiribati.svg.png 1.5x, //upload.wikimedia.org/wikipedia/commons/thumb/d/d3/Flag_of_Kiribati.svg/40px-Flag_of_Kiribati.svg.png 2x" data-file-width="600" data-file-height="300" /&gt;&lt;/a&gt;&amp;#160;&lt;a href="/wiki/Kiribati" title="Kiribati"&gt;Kiribati&lt;/a&gt;&lt;/td&gt;</text:p>
          </table:table-cell>
          <table:table-cell table:formula="of:=CONCATENATE(&quot;[&quot;&quot;&quot;;[.E163];&quot;&quot;&quot;,&quot;&quot;&quot;&amp;[.G163];&quot;&quot;&quot;,&quot;&amp;&quot;&quot;&quot;&quot;&amp;[.F163]&amp;&quot;&quot;&quot;],&quot;)" office:value-type="string" office:string-value="[&quot;Kiribati&quot;,&quot;South Tarawa&quot;,&quot;upload.wikimedia.org/wikipedia/commons/thumb/d/d3/Flag_of_Kiribati.svg/20px-Flag_of_Kiribati.svg.png&quot;]," calcext:value-type="string">
            <text:p>["Kiribati","South Tarawa","upload.wikimedia.org/wikipedia/commons/thumb/d/d3/Flag_of_Kiribati.svg/20px-Flag_of_Kiribati.svg.png"],</text:p>
          </table:table-cell>
          <table:table-cell/>
          <table:table-cell table:formula="of:=MID([.B163];[.L163];[.M163]-[.L163])" office:value-type="string" office:string-value="Kiribati" calcext:value-type="string">
            <text:p>Kiribati</text:p>
          </table:table-cell>
          <table:table-cell table:formula="of:=MID([.B163];[.J163];[.K163]-[.J163])" office:value-type="string" office:string-value="upload.wikimedia.org/wikipedia/commons/thumb/d/d3/Flag_of_Kiribati.svg/20px-Flag_of_Kiribati.svg.png" calcext:value-type="string">
            <text:p>upload.wikimedia.org/wikipedia/commons/thumb/d/d3/Flag_of_Kiribati.svg/20px-Flag_of_Kiribati.svg.png</text:p>
          </table:table-cell>
          <table:table-cell table:formula="of:=MID([.B164];[.H163];[.I163]-[.H163])" office:value-type="string" office:string-value="South Tarawa" calcext:value-type="string">
            <text:p>South Tarawa</text:p>
          </table:table-cell>
          <table:table-cell table:formula="of:=FIND(&quot;title=&quot;;[.B164];1)+7" office:value-type="float" office:value="41" calcext:value-type="float">
            <text:p>41</text:p>
          </table:table-cell>
          <table:table-cell table:formula="of:=FIND(&quot;&quot;&quot;&quot;;[.B164];FIND(&quot;title=&quot;;[.B164];1)+7)" office:value-type="float" office:value="53" calcext:value-type="float">
            <text:p>53</text:p>
          </table:table-cell>
          <table:table-cell table:formula="of:=FIND(&quot;src=&quot;;[.B163];1)+7" office:value-type="float" office:value="108" calcext:value-type="float">
            <text:p>108</text:p>
          </table:table-cell>
          <table:table-cell table:formula="of:=FIND(&quot;&quot;&quot;&quot;;[.B163];FIND(&quot;src=&quot;;[.B163];1)+7)" office:value-type="float" office:value="208" calcext:value-type="float">
            <text:p>208</text:p>
          </table:table-cell>
          <table:table-cell table:formula="of:=FIND(&quot;title&quot;;[.B163];1)+7" office:value-type="float" office:value="79" calcext:value-type="float">
            <text:p>79</text:p>
          </table:table-cell>
          <table:table-cell table:formula="of:=FIND(&quot;&quot;&quot;&quot;;[.B163];FIND(&quot;title&quot;;[.B163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828" calcext:value-type="float">
            <text:p>828</text:p>
          </table:table-cell>
          <table:table-cell office:value-type="string" calcext:value-type="string">
            <text:p>&lt;td&gt;&lt;a href="/wiki/South_Tarawa" title="South Tarawa"&gt;South Tarawa&lt;/a&gt;</text:p>
          </table:table-cell>
          <table:table-cell table:formula="of:=CONCATENATE(&quot;[&quot;&quot;&quot;;[.E164];&quot;&quot;&quot;,&quot;&quot;&quot;&amp;[.G164];&quot;&quot;&quot;,&quot;&amp;&quot;&quot;&quot;&quot;&amp;[.F164]&amp;&quot;&quot;&quot;],&quot;)" office:value-type="string" office:string-value="" calcext:value-type="error">
            <text:p>#WERT!</text:p>
          </table:table-cell>
          <table:table-cell/>
          <table:table-cell table:formula="of:=MID([.B164];[.L164];[.M164]-[.L164])" office:value-type="string" office:string-value="South Tarawa" calcext:value-type="string">
            <text:p>South Tarawa</text:p>
          </table:table-cell>
          <table:table-cell table:formula="of:=MID([.B164];[.J164];[.K164]-[.J164])" office:value-type="string" office:string-value="" calcext:value-type="error">
            <text:p>#WERT!</text:p>
          </table:table-cell>
          <table:table-cell table:formula="of:=MID([.B165];[.H164];[.I164]-[.H164])" office:value-type="string" office:string-value="Kolumbien" calcext:value-type="string">
            <text:p>Kolumbien</text:p>
          </table:table-cell>
          <table:table-cell table:formula="of:=FIND(&quot;title=&quot;;[.B165];1)+7" office:value-type="float" office:value="81" calcext:value-type="float">
            <text:p>81</text:p>
          </table:table-cell>
          <table:table-cell table:formula="of:=FIND(&quot;&quot;&quot;&quot;;[.B165];FIND(&quot;title=&quot;;[.B165];1)+7)" office:value-type="float" office:value="90" calcext:value-type="float">
            <text:p>90</text:p>
          </table:table-cell>
          <table:table-cell table:formula="of:=FIND(&quot;src=&quot;;[.B164];1)+7" office:value-type="string" office:string-value="" calcext:value-type="error">
            <text:p>#WERT!</text:p>
          </table:table-cell>
          <table:table-cell table:formula="of:=FIND(&quot;&quot;&quot;&quot;;[.B164];FIND(&quot;src=&quot;;[.B164];1)+7)" office:value-type="string" office:string-value="" calcext:value-type="error">
            <text:p>#WERT!</text:p>
          </table:table-cell>
          <table:table-cell table:formula="of:=FIND(&quot;title&quot;;[.B164];1)+7" office:value-type="float" office:value="41" calcext:value-type="float">
            <text:p>41</text:p>
          </table:table-cell>
          <table:table-cell table:formula="of:=FIND(&quot;&quot;&quot;&quot;;[.B164];FIND(&quot;title&quot;;[.B164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837" calcext:value-type="float">
            <text:p>837</text:p>
          </table:table-cell>
          <table:table-cell office:value-type="string" calcext:value-type="string">
            <text:p>&lt;td&gt;&lt;span style="display:none"&gt;Kolumbien&lt;/span&gt;&lt;a href="/wiki/Kolumbien" title="Kolumbien"&gt;&lt;img alt="" src="//upload.wikimedia.org/wikipedia/commons/thumb/2/21/Flag_of_Colombia.svg/20px-Flag_of_Colombia.svg.png" decoding="async" width="20" height="13" srcset="//upload.wikimedia.org/wikipedia/commons/thumb/2/21/Flag_of_Colombia.svg/30px-Flag_of_Colombia.svg.png 1.5x, //upload.wikimedia.org/wikipedia/commons/thumb/2/21/Flag_of_Colombia.svg/40px-Flag_of_Colombia.svg.png 2x" data-file-width="900" data-file-height="600" /&gt;&lt;/a&gt;&amp;#160;&lt;a href="/wiki/Kolumbien" title="Kolumbien"&gt;Kolumbien&lt;/a&gt;&lt;/td&gt;</text:p>
          </table:table-cell>
          <table:table-cell table:formula="of:=CONCATENATE(&quot;[&quot;&quot;&quot;;[.E165];&quot;&quot;&quot;,&quot;&quot;&quot;&amp;[.G165];&quot;&quot;&quot;,&quot;&amp;&quot;&quot;&quot;&quot;&amp;[.F165]&amp;&quot;&quot;&quot;],&quot;)" office:value-type="string" office:string-value="[&quot;Kolumbien&quot;,&quot;Bogotá&quot;,&quot;upload.wikimedia.org/wikipedia/commons/thumb/2/21/Flag_of_Colombia.svg/20px-Flag_of_Colombia.svg.png&quot;]," calcext:value-type="string">
            <text:p>["Kolumbien","Bogotá","upload.wikimedia.org/wikipedia/commons/thumb/2/21/Flag_of_Colombia.svg/20px-Flag_of_Colombia.svg.png"],</text:p>
          </table:table-cell>
          <table:table-cell/>
          <table:table-cell table:formula="of:=MID([.B165];[.L165];[.M165]-[.L165])" office:value-type="string" office:string-value="Kolumbien" calcext:value-type="string">
            <text:p>Kolumbien</text:p>
          </table:table-cell>
          <table:table-cell table:formula="of:=MID([.B165];[.J165];[.K165]-[.J165])" office:value-type="string" office:string-value="upload.wikimedia.org/wikipedia/commons/thumb/2/21/Flag_of_Colombia.svg/20px-Flag_of_Colombia.svg.png" calcext:value-type="string">
            <text:p>upload.wikimedia.org/wikipedia/commons/thumb/2/21/Flag_of_Colombia.svg/20px-Flag_of_Colombia.svg.png</text:p>
          </table:table-cell>
          <table:table-cell table:formula="of:=MID([.B166];[.H165];[.I165]-[.H165])" office:value-type="string" office:string-value="Bogotá" calcext:value-type="string">
            <text:p>Bogotá</text:p>
          </table:table-cell>
          <table:table-cell table:formula="of:=FIND(&quot;title=&quot;;[.B166];1)+7" office:value-type="float" office:value="40" calcext:value-type="float">
            <text:p>40</text:p>
          </table:table-cell>
          <table:table-cell table:formula="of:=FIND(&quot;&quot;&quot;&quot;;[.B166];FIND(&quot;title=&quot;;[.B166];1)+7)" office:value-type="float" office:value="46" calcext:value-type="float">
            <text:p>46</text:p>
          </table:table-cell>
          <table:table-cell table:formula="of:=FIND(&quot;src=&quot;;[.B165];1)+7" office:value-type="float" office:value="111" calcext:value-type="float">
            <text:p>111</text:p>
          </table:table-cell>
          <table:table-cell table:formula="of:=FIND(&quot;&quot;&quot;&quot;;[.B165];FIND(&quot;src=&quot;;[.B165];1)+7)" office:value-type="float" office:value="211" calcext:value-type="float">
            <text:p>211</text:p>
          </table:table-cell>
          <table:table-cell table:formula="of:=FIND(&quot;title&quot;;[.B165];1)+7" office:value-type="float" office:value="81" calcext:value-type="float">
            <text:p>81</text:p>
          </table:table-cell>
          <table:table-cell table:formula="of:=FIND(&quot;&quot;&quot;&quot;;[.B165];FIND(&quot;title&quot;;[.B165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838" calcext:value-type="float">
            <text:p>838</text:p>
          </table:table-cell>
          <table:table-cell office:value-type="string" calcext:value-type="string">
            <text:p>&lt;td&gt;&lt;a href="/wiki/Bogot%C3%A1" title="Bogotá"&gt;Bogotá&lt;/a&gt;</text:p>
          </table:table-cell>
          <table:table-cell table:formula="of:=CONCATENATE(&quot;[&quot;&quot;&quot;;[.E166];&quot;&quot;&quot;,&quot;&quot;&quot;&amp;[.G166];&quot;&quot;&quot;,&quot;&amp;&quot;&quot;&quot;&quot;&amp;[.F166]&amp;&quot;&quot;&quot;],&quot;)" office:value-type="string" office:string-value="" calcext:value-type="error">
            <text:p>#WERT!</text:p>
          </table:table-cell>
          <table:table-cell/>
          <table:table-cell table:formula="of:=MID([.B166];[.L166];[.M166]-[.L166])" office:value-type="string" office:string-value="Bogotá" calcext:value-type="string">
            <text:p>Bogotá</text:p>
          </table:table-cell>
          <table:table-cell table:formula="of:=MID([.B166];[.J166];[.K166]-[.J166])" office:value-type="string" office:string-value="" calcext:value-type="error">
            <text:p>#WERT!</text:p>
          </table:table-cell>
          <table:table-cell table:formula="of:=MID([.B167];[.H166];[.I166]-[.H166])" office:value-type="string" office:string-value="Komoren" calcext:value-type="string">
            <text:p>Komoren</text:p>
          </table:table-cell>
          <table:table-cell table:formula="of:=FIND(&quot;title=&quot;;[.B167];1)+7" office:value-type="float" office:value="114" calcext:value-type="float">
            <text:p>114</text:p>
          </table:table-cell>
          <table:table-cell table:formula="of:=FIND(&quot;&quot;&quot;&quot;;[.B167];FIND(&quot;title=&quot;;[.B167];1)+7)" office:value-type="float" office:value="121" calcext:value-type="float">
            <text:p>121</text:p>
          </table:table-cell>
          <table:table-cell table:formula="of:=FIND(&quot;src=&quot;;[.B166];1)+7" office:value-type="string" office:string-value="" calcext:value-type="error">
            <text:p>#WERT!</text:p>
          </table:table-cell>
          <table:table-cell table:formula="of:=FIND(&quot;&quot;&quot;&quot;;[.B166];FIND(&quot;src=&quot;;[.B166];1)+7)" office:value-type="string" office:string-value="" calcext:value-type="error">
            <text:p>#WERT!</text:p>
          </table:table-cell>
          <table:table-cell table:formula="of:=FIND(&quot;title&quot;;[.B166];1)+7" office:value-type="float" office:value="40" calcext:value-type="float">
            <text:p>40</text:p>
          </table:table-cell>
          <table:table-cell table:formula="of:=FIND(&quot;&quot;&quot;&quot;;[.B166];FIND(&quot;title&quot;;[.B166];1)+7)" office:value-type="float" office:value="46" calcext:value-type="float">
            <text:p>46</text:p>
          </table:table-cell>
        </table:table-row>
        <table:table-row table:style-name="ro27">
          <table:table-cell office:value-type="float" office:value="847" calcext:value-type="float">
            <text:p>847</text:p>
          </table:table-cell>
          <table:table-cell office:value-type="string" calcext:value-type="string">
            <text:p>&lt;td&gt;&lt;span style="display:none;"&gt;Komoren&lt;/span&gt;&lt;a href="/wiki/Datei:Flag_of_the_Comoros.svg" class="image" title="Komoren"&gt;&lt;img alt="" src="//upload.wikimedia.org/wikipedia/commons/thumb/9/94/Flag_of_the_Comoros.svg/20px-Flag_of_the_Comoros.svg.png" decoding="async" width="20" height="12" class="noviewer" srcset="//upload.wikimedia.org/wikipedia/commons/thumb/9/94/Flag_of_the_Comoros.svg/30px-Flag_of_the_Comoros.svg.png 1.5x, //upload.wikimedia.org/wikipedia/commons/thumb/9/94/Flag_of_the_Comoros.svg/40px-Flag_of_the_Comoros.svg.png 2x" data-file-width="1000" data-file-height="600" /&gt;&lt;/a&gt;&amp;#160;&lt;a href="/wiki/Komoren" title="Komoren"&gt;Komoren&lt;/a&gt;&lt;/td&gt;</text:p>
          </table:table-cell>
          <table:table-cell table:formula="of:=CONCATENATE(&quot;[&quot;&quot;&quot;;[.E167];&quot;&quot;&quot;,&quot;&quot;&quot;&amp;[.G167];&quot;&quot;&quot;,&quot;&amp;&quot;&quot;&quot;&quot;&amp;[.F167]&amp;&quot;&quot;&quot;],&quot;)" office:value-type="string" office:string-value="[&quot;Komoren&quot;,&quot;Moroni (Komoren)&quot;,&quot;upload.wikimedia.org/wikipedia/commons/thumb/9/94/Flag_of_the_Comoros.svg/20px-Flag_of_the_Comoros.svg.png&quot;]," calcext:value-type="string">
            <text:p>["Komoren","Moroni (Komoren)","upload.wikimedia.org/wikipedia/commons/thumb/9/94/Flag_of_the_Comoros.svg/20px-Flag_of_the_Comoros.svg.png"],</text:p>
          </table:table-cell>
          <table:table-cell/>
          <table:table-cell table:formula="of:=MID([.B167];[.L167];[.M167]-[.L167])" office:value-type="string" office:string-value="Komoren" calcext:value-type="string">
            <text:p>Komoren</text:p>
          </table:table-cell>
          <table:table-cell table:formula="of:=MID([.B167];[.J167];[.K167]-[.J167])" office:value-type="string" office:string-value="upload.wikimedia.org/wikipedia/commons/thumb/9/94/Flag_of_the_Comoros.svg/20px-Flag_of_the_Comoros.svg.png" calcext:value-type="string">
            <text:p>upload.wikimedia.org/wikipedia/commons/thumb/9/94/Flag_of_the_Comoros.svg/20px-Flag_of_the_Comoros.svg.png</text:p>
          </table:table-cell>
          <table:table-cell table:formula="of:=MID([.B168];[.H167];[.I167]-[.H167])" office:value-type="string" office:string-value="Moroni (Komoren)" calcext:value-type="string">
            <text:p>Moroni (Komoren)</text:p>
          </table:table-cell>
          <table:table-cell table:formula="of:=FIND(&quot;title=&quot;;[.B168];1)+7" office:value-type="float" office:value="45" calcext:value-type="float">
            <text:p>45</text:p>
          </table:table-cell>
          <table:table-cell table:formula="of:=FIND(&quot;&quot;&quot;&quot;;[.B168];FIND(&quot;title=&quot;;[.B168];1)+7)" office:value-type="float" office:value="61" calcext:value-type="float">
            <text:p>61</text:p>
          </table:table-cell>
          <table:table-cell table:formula="of:=FIND(&quot;src=&quot;;[.B167];1)+7" office:value-type="float" office:value="142" calcext:value-type="float">
            <text:p>142</text:p>
          </table:table-cell>
          <table:table-cell table:formula="of:=FIND(&quot;&quot;&quot;&quot;;[.B167];FIND(&quot;src=&quot;;[.B167];1)+7)" office:value-type="float" office:value="248" calcext:value-type="float">
            <text:p>248</text:p>
          </table:table-cell>
          <table:table-cell table:formula="of:=FIND(&quot;title&quot;;[.B167];1)+7" office:value-type="float" office:value="114" calcext:value-type="float">
            <text:p>114</text:p>
          </table:table-cell>
          <table:table-cell table:formula="of:=FIND(&quot;&quot;&quot;&quot;;[.B167];FIND(&quot;title&quot;;[.B167];1)+7)" office:value-type="float" office:value="121" calcext:value-type="float">
            <text:p>121</text:p>
          </table:table-cell>
        </table:table-row>
        <table:table-row table:style-name="ro27">
          <table:table-cell office:value-type="float" office:value="848" calcext:value-type="float">
            <text:p>848</text:p>
          </table:table-cell>
          <table:table-cell office:value-type="string" calcext:value-type="string">
            <text:p>&lt;td&gt;&lt;a href="/wiki/Moroni_(Komoren)" title="Moroni (Komoren)"&gt;Moroni&lt;/a&gt;</text:p>
          </table:table-cell>
          <table:table-cell table:formula="of:=CONCATENATE(&quot;[&quot;&quot;&quot;;[.E168];&quot;&quot;&quot;,&quot;&quot;&quot;&amp;[.G168];&quot;&quot;&quot;,&quot;&amp;&quot;&quot;&quot;&quot;&amp;[.F168]&amp;&quot;&quot;&quot;],&quot;)" office:value-type="string" office:string-value="" calcext:value-type="error">
            <text:p>#WERT!</text:p>
          </table:table-cell>
          <table:table-cell/>
          <table:table-cell table:formula="of:=MID([.B168];[.L168];[.M168]-[.L168])" office:value-type="string" office:string-value="Moroni (Komoren)" calcext:value-type="string">
            <text:p>Moroni (Komoren)</text:p>
          </table:table-cell>
          <table:table-cell table:formula="of:=MID([.B168];[.J168];[.K168]-[.J168])" office:value-type="string" office:string-value="" calcext:value-type="error">
            <text:p>#WERT!</text:p>
          </table:table-cell>
          <table:table-cell table:formula="of:=MID([.B169];[.H168];[.I168]-[.H168])" office:value-type="string" office:string-value="Demokratische Republik Kongo" calcext:value-type="string">
            <text:p>Demokratische Republik Kongo</text:p>
          </table:table-cell>
          <table:table-cell table:formula="of:=FIND(&quot;title=&quot;;[.B169];1)+7" office:value-type="float" office:value="120" calcext:value-type="float">
            <text:p>120</text:p>
          </table:table-cell>
          <table:table-cell table:formula="of:=FIND(&quot;&quot;&quot;&quot;;[.B169];FIND(&quot;title=&quot;;[.B169];1)+7)" office:value-type="float" office:value="148" calcext:value-type="float">
            <text:p>148</text:p>
          </table:table-cell>
          <table:table-cell table:formula="of:=FIND(&quot;src=&quot;;[.B168];1)+7" office:value-type="string" office:string-value="" calcext:value-type="error">
            <text:p>#WERT!</text:p>
          </table:table-cell>
          <table:table-cell table:formula="of:=FIND(&quot;&quot;&quot;&quot;;[.B168];FIND(&quot;src=&quot;;[.B168];1)+7)" office:value-type="string" office:string-value="" calcext:value-type="error">
            <text:p>#WERT!</text:p>
          </table:table-cell>
          <table:table-cell table:formula="of:=FIND(&quot;title&quot;;[.B168];1)+7" office:value-type="float" office:value="45" calcext:value-type="float">
            <text:p>45</text:p>
          </table:table-cell>
          <table:table-cell table:formula="of:=FIND(&quot;&quot;&quot;&quot;;[.B168];FIND(&quot;title&quot;;[.B168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857" calcext:value-type="float">
            <text:p>857</text:p>
          </table:table-cell>
          <table:table-cell office:value-type="string" calcext:value-type="string">
            <text:p>&lt;td&gt;&lt;span style="display:none;"&gt;Kongo Demokratische Republik&lt;/span&gt;&lt;a href="/wiki/Demokratische_Republik_Kongo" title="Demokratische Republik Kongo"&gt;&lt;img alt="" src="//upload.wikimedia.org/wikipedia/commons/thumb/6/6f/Flag_of_the_Democratic_Republic_of_the_Congo.svg/20px-Flag_of_the_Democratic_Republic_of_the_Congo.svg.png" decoding="async" width="20" height="15" class="noviewer" srcset="//upload.wikimedia.org/wikipedia/commons/thumb/6/6f/Flag_of_the_Democratic_Republic_of_the_Congo.svg/30px-Flag_of_the_Democratic_Republic_of_the_Congo.svg.png 1.5x, //upload.wikimedia.org/wikipedia/commons/thumb/6/6f/Flag_of_the_Democratic_Republic_of_the_Congo.svg/40px-Flag_of_the_Democratic_Republic_of_the_Congo.svg.png 2x" data-file-width="800" data-file-height="600" /&gt;&lt;/a&gt;&amp;#160;&lt;a href="/wiki/Demokratische_Republik_Kongo" title="Demokratische Republik Kongo"&gt;Demokratische Republik Kongo&lt;/a&gt;&lt;/td&gt;</text:p>
          </table:table-cell>
          <table:table-cell table:formula="of:=CONCATENATE(&quot;[&quot;&quot;&quot;;[.E169];&quot;&quot;&quot;,&quot;&quot;&quot;&amp;[.G169];&quot;&quot;&quot;,&quot;&amp;&quot;&quot;&quot;&quot;&amp;[.F169]&amp;&quot;&quot;&quot;],&quot;)" office:value-type="string" office:string-value="[&quot;Demokratische Republik Kongo&quot;,&quot;Kinshasa&quot;,&quot;upload.wikimedia.org/wikipedia/commons/thumb/6/6f/Flag_of_the_Democratic_Republic_of_the_Congo.svg/20px-Flag_of_the_Democratic_Republic_of_the_Congo.svg.png&quot;]," calcext:value-type="string">
            <text:p>["Demokratische Republik Kongo","Kinshasa","upload.wikimedia.org/wikipedia/commons/thumb/6/6f/Flag_of_the_Democratic_Republic_of_the_Congo.svg/20px-Flag_of_the_Democratic_Republic_of_the_Congo.svg.png"],</text:p>
          </table:table-cell>
          <table:table-cell/>
          <table:table-cell table:formula="of:=MID([.B169];[.L169];[.M169]-[.L169])" office:value-type="string" office:string-value="Demokratische Republik Kongo" calcext:value-type="string">
            <text:p>Demokratische Republik Kongo</text:p>
          </table:table-cell>
          <table:table-cell table:formula="of:=MID([.B169];[.J169];[.K169]-[.J169])" office:value-type="string" office:string-value="upload.wikimedia.org/wikipedia/commons/thumb/6/6f/Flag_of_the_Democratic_Republic_of_the_Congo.svg/20px-Flag_of_the_Democratic_Republic_of_the_Congo.svg.png" calcext:value-type="string">
            <text:p>upload.wikimedia.org/wikipedia/commons/thumb/6/6f/Flag_of_the_Democratic_Republic_of_the_Congo.svg/20px-Flag_of_the_Democratic_Republic_of_the_Congo.svg.png</text:p>
          </table:table-cell>
          <table:table-cell table:formula="of:=MID([.B170];[.H169];[.I169]-[.H169])" office:value-type="string" office:string-value="Kinshasa" calcext:value-type="string">
            <text:p>Kinshasa</text:p>
          </table:table-cell>
          <table:table-cell table:formula="of:=FIND(&quot;title=&quot;;[.B170];1)+7" office:value-type="float" office:value="37" calcext:value-type="float">
            <text:p>37</text:p>
          </table:table-cell>
          <table:table-cell table:formula="of:=FIND(&quot;&quot;&quot;&quot;;[.B170];FIND(&quot;title=&quot;;[.B170];1)+7)" office:value-type="float" office:value="45" calcext:value-type="float">
            <text:p>45</text:p>
          </table:table-cell>
          <table:table-cell table:formula="of:=FIND(&quot;src=&quot;;[.B169];1)+7" office:value-type="float" office:value="169" calcext:value-type="float">
            <text:p>169</text:p>
          </table:table-cell>
          <table:table-cell table:formula="of:=FIND(&quot;&quot;&quot;&quot;;[.B169];FIND(&quot;src=&quot;;[.B169];1)+7)" office:value-type="float" office:value="325" calcext:value-type="float">
            <text:p>325</text:p>
          </table:table-cell>
          <table:table-cell table:formula="of:=FIND(&quot;title&quot;;[.B169];1)+7" office:value-type="float" office:value="120" calcext:value-type="float">
            <text:p>120</text:p>
          </table:table-cell>
          <table:table-cell table:formula="of:=FIND(&quot;&quot;&quot;&quot;;[.B169];FIND(&quot;title&quot;;[.B169];1)+7)" office:value-type="float" office:value="148" calcext:value-type="float">
            <text:p>148</text:p>
          </table:table-cell>
        </table:table-row>
        <table:table-row table:style-name="ro27">
          <table:table-cell office:value-type="float" office:value="858" calcext:value-type="float">
            <text:p>858</text:p>
          </table:table-cell>
          <table:table-cell office:value-type="string" calcext:value-type="string">
            <text:p>&lt;td&gt;&lt;a href="/wiki/Kinshasa" title="Kinshasa"&gt;Kinshasa&lt;/a&gt;</text:p>
          </table:table-cell>
          <table:table-cell table:formula="of:=CONCATENATE(&quot;[&quot;&quot;&quot;;[.E170];&quot;&quot;&quot;,&quot;&quot;&quot;&amp;[.G170];&quot;&quot;&quot;,&quot;&amp;&quot;&quot;&quot;&quot;&amp;[.F170]&amp;&quot;&quot;&quot;],&quot;)" office:value-type="string" office:string-value="" calcext:value-type="error">
            <text:p>#WERT!</text:p>
          </table:table-cell>
          <table:table-cell/>
          <table:table-cell table:formula="of:=MID([.B170];[.L170];[.M170]-[.L170])" office:value-type="string" office:string-value="Kinshasa" calcext:value-type="string">
            <text:p>Kinshasa</text:p>
          </table:table-cell>
          <table:table-cell table:formula="of:=MID([.B170];[.J170];[.K170]-[.J170])" office:value-type="string" office:string-value="" calcext:value-type="error">
            <text:p>#WERT!</text:p>
          </table:table-cell>
          <table:table-cell table:formula="of:=MID([.B171];[.H170];[.I170]-[.H170])" office:value-type="string" office:string-value="Republik Kongo" calcext:value-type="string">
            <text:p>Republik Kongo</text:p>
          </table:table-cell>
          <table:table-cell table:formula="of:=FIND(&quot;title=&quot;;[.B171];1)+7" office:value-type="float" office:value="92" calcext:value-type="float">
            <text:p>92</text:p>
          </table:table-cell>
          <table:table-cell table:formula="of:=FIND(&quot;&quot;&quot;&quot;;[.B171];FIND(&quot;title=&quot;;[.B171];1)+7)" office:value-type="float" office:value="106" calcext:value-type="float">
            <text:p>106</text:p>
          </table:table-cell>
          <table:table-cell table:formula="of:=FIND(&quot;src=&quot;;[.B170];1)+7" office:value-type="string" office:string-value="" calcext:value-type="error">
            <text:p>#WERT!</text:p>
          </table:table-cell>
          <table:table-cell table:formula="of:=FIND(&quot;&quot;&quot;&quot;;[.B170];FIND(&quot;src=&quot;;[.B170];1)+7)" office:value-type="string" office:string-value="" calcext:value-type="error">
            <text:p>#WERT!</text:p>
          </table:table-cell>
          <table:table-cell table:formula="of:=FIND(&quot;title&quot;;[.B170];1)+7" office:value-type="float" office:value="37" calcext:value-type="float">
            <text:p>37</text:p>
          </table:table-cell>
          <table:table-cell table:formula="of:=FIND(&quot;&quot;&quot;&quot;;[.B170];FIND(&quot;title&quot;;[.B170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867" calcext:value-type="float">
            <text:p>867</text:p>
          </table:table-cell>
          <table:table-cell office:value-type="string" calcext:value-type="string">
            <text:p>&lt;td&gt;&lt;span style="display:none;"&gt;Kongo Republik&lt;/span&gt;&lt;a href="/wiki/Republik_Kongo" title="Republik Kongo"&gt;&lt;img alt="" src="//upload.wikimedia.org/wikipedia/commons/thumb/9/92/Flag_of_the_Republic_of_the_Congo.svg/20px-Flag_of_the_Republic_of_the_Congo.svg.png" decoding="async" width="20" height="13" class="noviewer" srcset="//upload.wikimedia.org/wikipedia/commons/thumb/9/92/Flag_of_the_Republic_of_the_Congo.svg/30px-Flag_of_the_Republic_of_the_Congo.svg.png 1.5x, //upload.wikimedia.org/wikipedia/commons/thumb/9/92/Flag_of_the_Republic_of_the_Congo.svg/40px-Flag_of_the_Republic_of_the_Congo.svg.png 2x" data-file-width="900" data-file-height="600" /&gt;&lt;/a&gt;&amp;#160;&lt;a href="/wiki/Republik_Kongo" title="Republik Kongo"&gt;Republik Kongo&lt;/a&gt;&lt;/td&gt;</text:p>
          </table:table-cell>
          <table:table-cell table:formula="of:=CONCATENATE(&quot;[&quot;&quot;&quot;;[.E171];&quot;&quot;&quot;,&quot;&quot;&quot;&amp;[.G171];&quot;&quot;&quot;,&quot;&amp;&quot;&quot;&quot;&quot;&amp;[.F171]&amp;&quot;&quot;&quot;],&quot;)" office:value-type="string" office:string-value="[&quot;Republik Kongo&quot;,&quot;Brazzaville&quot;,&quot;upload.wikimedia.org/wikipedia/commons/thumb/9/92/Flag_of_the_Republic_of_the_Congo.svg/20px-Flag_of_the_Republic_of_the_Congo.svg.png&quot;]," calcext:value-type="string">
            <text:p>["Republik Kongo","Brazzaville","upload.wikimedia.org/wikipedia/commons/thumb/9/92/Flag_of_the_Republic_of_the_Congo.svg/20px-Flag_of_the_Republic_of_the_Congo.svg.png"],</text:p>
          </table:table-cell>
          <table:table-cell/>
          <table:table-cell table:formula="of:=MID([.B171];[.L171];[.M171]-[.L171])" office:value-type="string" office:string-value="Republik Kongo" calcext:value-type="string">
            <text:p>Republik Kongo</text:p>
          </table:table-cell>
          <table:table-cell table:formula="of:=MID([.B171];[.J171];[.K171]-[.J171])" office:value-type="string" office:string-value="upload.wikimedia.org/wikipedia/commons/thumb/9/92/Flag_of_the_Republic_of_the_Congo.svg/20px-Flag_of_the_Republic_of_the_Congo.svg.png" calcext:value-type="string">
            <text:p>upload.wikimedia.org/wikipedia/commons/thumb/9/92/Flag_of_the_Republic_of_the_Congo.svg/20px-Flag_of_the_Republic_of_the_Congo.svg.png</text:p>
          </table:table-cell>
          <table:table-cell table:formula="of:=MID([.B172];[.H171];[.I171]-[.H171])" office:value-type="string" office:string-value="Brazzaville" calcext:value-type="string">
            <text:p>Brazzaville</text:p>
          </table:table-cell>
          <table:table-cell table:formula="of:=FIND(&quot;title=&quot;;[.B172];1)+7" office:value-type="float" office:value="40" calcext:value-type="float">
            <text:p>40</text:p>
          </table:table-cell>
          <table:table-cell table:formula="of:=FIND(&quot;&quot;&quot;&quot;;[.B172];FIND(&quot;title=&quot;;[.B172];1)+7)" office:value-type="float" office:value="51" calcext:value-type="float">
            <text:p>51</text:p>
          </table:table-cell>
          <table:table-cell table:formula="of:=FIND(&quot;src=&quot;;[.B171];1)+7" office:value-type="float" office:value="127" calcext:value-type="float">
            <text:p>127</text:p>
          </table:table-cell>
          <table:table-cell table:formula="of:=FIND(&quot;&quot;&quot;&quot;;[.B171];FIND(&quot;src=&quot;;[.B171];1)+7)" office:value-type="float" office:value="261" calcext:value-type="float">
            <text:p>261</text:p>
          </table:table-cell>
          <table:table-cell table:formula="of:=FIND(&quot;title&quot;;[.B171];1)+7" office:value-type="float" office:value="92" calcext:value-type="float">
            <text:p>92</text:p>
          </table:table-cell>
          <table:table-cell table:formula="of:=FIND(&quot;&quot;&quot;&quot;;[.B171];FIND(&quot;title&quot;;[.B171];1)+7)" office:value-type="float" office:value="106" calcext:value-type="float">
            <text:p>106</text:p>
          </table:table-cell>
        </table:table-row>
        <table:table-row table:style-name="ro27">
          <table:table-cell office:value-type="float" office:value="868" calcext:value-type="float">
            <text:p>868</text:p>
          </table:table-cell>
          <table:table-cell office:value-type="string" calcext:value-type="string">
            <text:p>&lt;td&gt;&lt;a href="/wiki/Brazzaville" title="Brazzaville"&gt;Brazzaville&lt;/a&gt;</text:p>
          </table:table-cell>
          <table:table-cell table:formula="of:=CONCATENATE(&quot;[&quot;&quot;&quot;;[.E172];&quot;&quot;&quot;,&quot;&quot;&quot;&amp;[.G172];&quot;&quot;&quot;,&quot;&amp;&quot;&quot;&quot;&quot;&amp;[.F172]&amp;&quot;&quot;&quot;],&quot;)" office:value-type="string" office:string-value="" calcext:value-type="error">
            <text:p>#WERT!</text:p>
          </table:table-cell>
          <table:table-cell/>
          <table:table-cell table:formula="of:=MID([.B172];[.L172];[.M172]-[.L172])" office:value-type="string" office:string-value="Brazzaville" calcext:value-type="string">
            <text:p>Brazzaville</text:p>
          </table:table-cell>
          <table:table-cell table:formula="of:=MID([.B172];[.J172];[.K172]-[.J172])" office:value-type="string" office:string-value="" calcext:value-type="error">
            <text:p>#WERT!</text:p>
          </table:table-cell>
          <table:table-cell table:formula="of:=MID([.B173];[.H172];[.I172]-[.H172])" office:value-type="string" office:string-value="Nordkorea" calcext:value-type="string">
            <text:p>Nordkorea</text:p>
          </table:table-cell>
          <table:table-cell table:formula="of:=FIND(&quot;title=&quot;;[.B173];1)+7" office:value-type="float" office:value="82" calcext:value-type="float">
            <text:p>82</text:p>
          </table:table-cell>
          <table:table-cell table:formula="of:=FIND(&quot;&quot;&quot;&quot;;[.B173];FIND(&quot;title=&quot;;[.B173];1)+7)" office:value-type="float" office:value="91" calcext:value-type="float">
            <text:p>91</text:p>
          </table:table-cell>
          <table:table-cell table:formula="of:=FIND(&quot;src=&quot;;[.B172];1)+7" office:value-type="string" office:string-value="" calcext:value-type="error">
            <text:p>#WERT!</text:p>
          </table:table-cell>
          <table:table-cell table:formula="of:=FIND(&quot;&quot;&quot;&quot;;[.B172];FIND(&quot;src=&quot;;[.B172];1)+7)" office:value-type="string" office:string-value="" calcext:value-type="error">
            <text:p>#WERT!</text:p>
          </table:table-cell>
          <table:table-cell table:formula="of:=FIND(&quot;title&quot;;[.B172];1)+7" office:value-type="float" office:value="40" calcext:value-type="float">
            <text:p>40</text:p>
          </table:table-cell>
          <table:table-cell table:formula="of:=FIND(&quot;&quot;&quot;&quot;;[.B172];FIND(&quot;title&quot;;[.B172];1)+7)" office:value-type="float" office:value="51" calcext:value-type="float">
            <text:p>51</text:p>
          </table:table-cell>
        </table:table-row>
        <table:table-row table:style-name="ro27">
          <table:table-cell office:value-type="float" office:value="877" calcext:value-type="float">
            <text:p>877</text:p>
          </table:table-cell>
          <table:table-cell office:value-type="string" calcext:value-type="string">
            <text:p>&lt;td&gt;&lt;span style="display:none"&gt;Korea Nord&lt;/span&gt;&lt;a href="/wiki/Nordkorea" title="Nordkorea"&gt;&lt;img alt="" src="//upload.wikimedia.org/wikipedia/commons/thumb/5/51/Flag_of_North_Korea.svg/20px-Flag_of_North_Korea.svg.png" decoding="async" width="20" height="10" class="noviewer thumbborder" srcset="//upload.wikimedia.org/wikipedia/commons/thumb/5/51/Flag_of_North_Korea.svg/30px-Flag_of_North_Korea.svg.png 1.5x, //upload.wikimedia.org/wikipedia/commons/thumb/5/51/Flag_of_North_Korea.svg/40px-Flag_of_North_Korea.svg.png 2x" data-file-width="1600" data-file-height="800" /&gt;&lt;/a&gt;&amp;#160;&lt;a href="/wiki/Nordkorea" title="Nordkorea"&gt;Nordkorea&lt;/a&gt; &lt;small&gt;(Demokratische Volksrepublik Korea)&lt;/small&gt;&lt;/td&gt;</text:p>
          </table:table-cell>
          <table:table-cell table:formula="of:=CONCATENATE(&quot;[&quot;&quot;&quot;;[.E173];&quot;&quot;&quot;,&quot;&quot;&quot;&amp;[.G173];&quot;&quot;&quot;,&quot;&amp;&quot;&quot;&quot;&quot;&amp;[.F173]&amp;&quot;&quot;&quot;],&quot;)" office:value-type="string" office:string-value="[&quot;Nordkorea&quot;,&quot;Pjöngjang&quot;,&quot;upload.wikimedia.org/wikipedia/commons/thumb/5/51/Flag_of_North_Korea.svg/20px-Flag_of_North_Korea.svg.png&quot;]," calcext:value-type="string">
            <text:p>["Nordkorea","Pjöngjang","upload.wikimedia.org/wikipedia/commons/thumb/5/51/Flag_of_North_Korea.svg/20px-Flag_of_North_Korea.svg.png"],</text:p>
          </table:table-cell>
          <table:table-cell/>
          <table:table-cell table:formula="of:=MID([.B173];[.L173];[.M173]-[.L173])" office:value-type="string" office:string-value="Nordkorea" calcext:value-type="string">
            <text:p>Nordkorea</text:p>
          </table:table-cell>
          <table:table-cell table:formula="of:=MID([.B173];[.J173];[.K173]-[.J173])" office:value-type="string" office:string-value="upload.wikimedia.org/wikipedia/commons/thumb/5/51/Flag_of_North_Korea.svg/20px-Flag_of_North_Korea.svg.png" calcext:value-type="string">
            <text:p>upload.wikimedia.org/wikipedia/commons/thumb/5/51/Flag_of_North_Korea.svg/20px-Flag_of_North_Korea.svg.png</text:p>
          </table:table-cell>
          <table:table-cell table:formula="of:=MID([.B174];[.H173];[.I173]-[.H173])" office:value-type="string" office:string-value="Pjöngjang" calcext:value-type="string">
            <text:p>Pjöngjang</text:p>
          </table:table-cell>
          <table:table-cell table:formula="of:=FIND(&quot;title=&quot;;[.B174];1)+7" office:value-type="float" office:value="43" calcext:value-type="float">
            <text:p>43</text:p>
          </table:table-cell>
          <table:table-cell table:formula="of:=FIND(&quot;&quot;&quot;&quot;;[.B174];FIND(&quot;title=&quot;;[.B174];1)+7)" office:value-type="float" office:value="52" calcext:value-type="float">
            <text:p>52</text:p>
          </table:table-cell>
          <table:table-cell table:formula="of:=FIND(&quot;src=&quot;;[.B173];1)+7" office:value-type="float" office:value="112" calcext:value-type="float">
            <text:p>112</text:p>
          </table:table-cell>
          <table:table-cell table:formula="of:=FIND(&quot;&quot;&quot;&quot;;[.B173];FIND(&quot;src=&quot;;[.B173];1)+7)" office:value-type="float" office:value="218" calcext:value-type="float">
            <text:p>218</text:p>
          </table:table-cell>
          <table:table-cell table:formula="of:=FIND(&quot;title&quot;;[.B173];1)+7" office:value-type="float" office:value="82" calcext:value-type="float">
            <text:p>82</text:p>
          </table:table-cell>
          <table:table-cell table:formula="of:=FIND(&quot;&quot;&quot;&quot;;[.B173];FIND(&quot;title&quot;;[.B173];1)+7)" office:value-type="float" office:value="91" calcext:value-type="float">
            <text:p>91</text:p>
          </table:table-cell>
        </table:table-row>
        <table:table-row table:style-name="ro27">
          <table:table-cell office:value-type="float" office:value="878" calcext:value-type="float">
            <text:p>878</text:p>
          </table:table-cell>
          <table:table-cell office:value-type="string" calcext:value-type="string">
            <text:p>&lt;td&gt;&lt;a href="/wiki/Pj%C3%B6ngjang" title="Pjöngjang"&gt;Pjöngjang&lt;/a&gt;</text:p>
          </table:table-cell>
          <table:table-cell table:formula="of:=CONCATENATE(&quot;[&quot;&quot;&quot;;[.E174];&quot;&quot;&quot;,&quot;&quot;&quot;&amp;[.G174];&quot;&quot;&quot;,&quot;&amp;&quot;&quot;&quot;&quot;&amp;[.F174]&amp;&quot;&quot;&quot;],&quot;)" office:value-type="string" office:string-value="" calcext:value-type="error">
            <text:p>#WERT!</text:p>
          </table:table-cell>
          <table:table-cell/>
          <table:table-cell table:formula="of:=MID([.B174];[.L174];[.M174]-[.L174])" office:value-type="string" office:string-value="Pjöngjang" calcext:value-type="string">
            <text:p>Pjöngjang</text:p>
          </table:table-cell>
          <table:table-cell table:formula="of:=MID([.B174];[.J174];[.K174]-[.J174])" office:value-type="string" office:string-value="" calcext:value-type="error">
            <text:p>#WERT!</text:p>
          </table:table-cell>
          <table:table-cell table:formula="of:=MID([.B175];[.H174];[.I174]-[.H174])" office:value-type="string" office:string-value="Südkorea" calcext:value-type="string">
            <text:p>Südkorea</text:p>
          </table:table-cell>
          <table:table-cell table:formula="of:=FIND(&quot;title=&quot;;[.B175];1)+7" office:value-type="float" office:value="85" calcext:value-type="float">
            <text:p>85</text:p>
          </table:table-cell>
          <table:table-cell table:formula="of:=FIND(&quot;&quot;&quot;&quot;;[.B175];FIND(&quot;title=&quot;;[.B175];1)+7)" office:value-type="float" office:value="93" calcext:value-type="float">
            <text:p>93</text:p>
          </table:table-cell>
          <table:table-cell table:formula="of:=FIND(&quot;src=&quot;;[.B174];1)+7" office:value-type="string" office:string-value="" calcext:value-type="error">
            <text:p>#WERT!</text:p>
          </table:table-cell>
          <table:table-cell table:formula="of:=FIND(&quot;&quot;&quot;&quot;;[.B174];FIND(&quot;src=&quot;;[.B174];1)+7)" office:value-type="string" office:string-value="" calcext:value-type="error">
            <text:p>#WERT!</text:p>
          </table:table-cell>
          <table:table-cell table:formula="of:=FIND(&quot;title&quot;;[.B174];1)+7" office:value-type="float" office:value="43" calcext:value-type="float">
            <text:p>43</text:p>
          </table:table-cell>
          <table:table-cell table:formula="of:=FIND(&quot;&quot;&quot;&quot;;[.B174];FIND(&quot;title&quot;;[.B174];1)+7)" office:value-type="float" office:value="52" calcext:value-type="float">
            <text:p>52</text:p>
          </table:table-cell>
        </table:table-row>
        <table:table-row table:style-name="ro27">
          <table:table-cell office:value-type="float" office:value="887" calcext:value-type="float">
            <text:p>887</text:p>
          </table:table-cell>
          <table:table-cell office:value-type="string" calcext:value-type="string">
            <text:p>&lt;td&gt;&lt;span style="display:none"&gt;Korea Sud&lt;/span&gt;&lt;a href="/wiki/S%C3%BCdkorea" title="Südkorea"&gt;&lt;img alt="" src="//upload.wikimedia.org/wikipedia/commons/thumb/0/09/Flag_of_South_Korea.svg/20px-Flag_of_South_Korea.svg.png" decoding="async" width="20" height="13" class="noviewer thumbborder" srcset="//upload.wikimedia.org/wikipedia/commons/thumb/0/09/Flag_of_South_Korea.svg/30px-Flag_of_South_Korea.svg.png 1.5x, //upload.wikimedia.org/wikipedia/commons/thumb/0/09/Flag_of_South_Korea.svg/40px-Flag_of_South_Korea.svg.png 2x" data-file-width="900" data-file-height="600" /&gt;&lt;/a&gt;&amp;#160;&lt;a href="/wiki/S%C3%BCdkorea" title="Südkorea"&gt;Südkorea&lt;/a&gt; &lt;small&gt;(Republik Korea)&lt;/small&gt;&lt;/td&gt;</text:p>
          </table:table-cell>
          <table:table-cell table:formula="of:=CONCATENATE(&quot;[&quot;&quot;&quot;;[.E175];&quot;&quot;&quot;,&quot;&quot;&quot;&amp;[.G175];&quot;&quot;&quot;,&quot;&amp;&quot;&quot;&quot;&quot;&amp;[.F175]&amp;&quot;&quot;&quot;],&quot;)" office:value-type="string" office:string-value="[&quot;Südkorea&quot;,&quot;Seoul&quot;,&quot;upload.wikimedia.org/wikipedia/commons/thumb/0/09/Flag_of_South_Korea.svg/20px-Flag_of_South_Korea.svg.png&quot;]," calcext:value-type="string">
            <text:p>["Südkorea","Seoul","upload.wikimedia.org/wikipedia/commons/thumb/0/09/Flag_of_South_Korea.svg/20px-Flag_of_South_Korea.svg.png"],</text:p>
          </table:table-cell>
          <table:table-cell/>
          <table:table-cell table:formula="of:=MID([.B175];[.L175];[.M175]-[.L175])" office:value-type="string" office:string-value="Südkorea" calcext:value-type="string">
            <text:p>Südkorea</text:p>
          </table:table-cell>
          <table:table-cell table:formula="of:=MID([.B175];[.J175];[.K175]-[.J175])" office:value-type="string" office:string-value="upload.wikimedia.org/wikipedia/commons/thumb/0/09/Flag_of_South_Korea.svg/20px-Flag_of_South_Korea.svg.png" calcext:value-type="string">
            <text:p>upload.wikimedia.org/wikipedia/commons/thumb/0/09/Flag_of_South_Korea.svg/20px-Flag_of_South_Korea.svg.png</text:p>
          </table:table-cell>
          <table:table-cell table:formula="of:=MID([.B176];[.H175];[.I175]-[.H175])" office:value-type="string" office:string-value="Seoul" calcext:value-type="string">
            <text:p>Seoul</text:p>
          </table:table-cell>
          <table:table-cell table:formula="of:=FIND(&quot;title=&quot;;[.B176];1)+7" office:value-type="float" office:value="34" calcext:value-type="float">
            <text:p>34</text:p>
          </table:table-cell>
          <table:table-cell table:formula="of:=FIND(&quot;&quot;&quot;&quot;;[.B176];FIND(&quot;title=&quot;;[.B176];1)+7)" office:value-type="float" office:value="39" calcext:value-type="float">
            <text:p>39</text:p>
          </table:table-cell>
          <table:table-cell table:formula="of:=FIND(&quot;src=&quot;;[.B175];1)+7" office:value-type="float" office:value="114" calcext:value-type="float">
            <text:p>114</text:p>
          </table:table-cell>
          <table:table-cell table:formula="of:=FIND(&quot;&quot;&quot;&quot;;[.B175];FIND(&quot;src=&quot;;[.B175];1)+7)" office:value-type="float" office:value="220" calcext:value-type="float">
            <text:p>220</text:p>
          </table:table-cell>
          <table:table-cell table:formula="of:=FIND(&quot;title&quot;;[.B175];1)+7" office:value-type="float" office:value="85" calcext:value-type="float">
            <text:p>85</text:p>
          </table:table-cell>
          <table:table-cell table:formula="of:=FIND(&quot;&quot;&quot;&quot;;[.B175];FIND(&quot;title&quot;;[.B175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888" calcext:value-type="float">
            <text:p>888</text:p>
          </table:table-cell>
          <table:table-cell office:value-type="string" calcext:value-type="string">
            <text:p>&lt;td&gt;&lt;a href="/wiki/Seoul" title="Seoul"&gt;Seoul&lt;/a&gt;</text:p>
          </table:table-cell>
          <table:table-cell table:formula="of:=CONCATENATE(&quot;[&quot;&quot;&quot;;[.E176];&quot;&quot;&quot;,&quot;&quot;&quot;&amp;[.G176];&quot;&quot;&quot;,&quot;&amp;&quot;&quot;&quot;&quot;&amp;[.F176]&amp;&quot;&quot;&quot;],&quot;)" office:value-type="string" office:string-value="" calcext:value-type="error">
            <text:p>#WERT!</text:p>
          </table:table-cell>
          <table:table-cell/>
          <table:table-cell table:formula="of:=MID([.B176];[.L176];[.M176]-[.L176])" office:value-type="string" office:string-value="Seoul" calcext:value-type="string">
            <text:p>Seoul</text:p>
          </table:table-cell>
          <table:table-cell table:formula="of:=MID([.B176];[.J176];[.K176]-[.J176])" office:value-type="string" office:string-value="" calcext:value-type="error">
            <text:p>#WERT!</text:p>
          </table:table-cell>
          <table:table-cell table:formula="of:=MID([.B177];[.H176];[.I176]-[.H176])" office:value-type="string" office:string-value="Kroatien" calcext:value-type="string">
            <text:p>Kroatien</text:p>
          </table:table-cell>
          <table:table-cell table:formula="of:=FIND(&quot;title=&quot;;[.B177];1)+7" office:value-type="float" office:value="79" calcext:value-type="float">
            <text:p>79</text:p>
          </table:table-cell>
          <table:table-cell table:formula="of:=FIND(&quot;&quot;&quot;&quot;;[.B177];FIND(&quot;title=&quot;;[.B177];1)+7)" office:value-type="float" office:value="87" calcext:value-type="float">
            <text:p>87</text:p>
          </table:table-cell>
          <table:table-cell table:formula="of:=FIND(&quot;src=&quot;;[.B176];1)+7" office:value-type="string" office:string-value="" calcext:value-type="error">
            <text:p>#WERT!</text:p>
          </table:table-cell>
          <table:table-cell table:formula="of:=FIND(&quot;&quot;&quot;&quot;;[.B176];FIND(&quot;src=&quot;;[.B176];1)+7)" office:value-type="string" office:string-value="" calcext:value-type="error">
            <text:p>#WERT!</text:p>
          </table:table-cell>
          <table:table-cell table:formula="of:=FIND(&quot;title&quot;;[.B176];1)+7" office:value-type="float" office:value="34" calcext:value-type="float">
            <text:p>34</text:p>
          </table:table-cell>
          <table:table-cell table:formula="of:=FIND(&quot;&quot;&quot;&quot;;[.B176];FIND(&quot;title&quot;;[.B176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897" calcext:value-type="float">
            <text:p>897</text:p>
          </table:table-cell>
          <table:table-cell office:value-type="string" calcext:value-type="string">
            <text:p>&lt;td&gt;&lt;span style="display:none"&gt;Kroatien&lt;/span&gt;&lt;a href="/wiki/Kroatien" title="Kroatien"&gt;&lt;img alt="" src="//upload.wikimedia.org/wikipedia/commons/thumb/1/1b/Flag_of_Croatia.svg/20px-Flag_of_Croatia.svg.png" decoding="async" width="20" height="10" class="noviewer" srcset="//upload.wikimedia.org/wikipedia/commons/thumb/1/1b/Flag_of_Croatia.svg/30px-Flag_of_Croatia.svg.png 1.5x, //upload.wikimedia.org/wikipedia/commons/thumb/1/1b/Flag_of_Croatia.svg/40px-Flag_of_Croatia.svg.png 2x" data-file-width="1200" data-file-height="600" /&gt;&lt;/a&gt;&amp;#160;&lt;a href="/wiki/Kroatien" title="Kroatien"&gt;Kroatien&lt;/a&gt;&lt;/td&gt;</text:p>
          </table:table-cell>
          <table:table-cell table:formula="of:=CONCATENATE(&quot;[&quot;&quot;&quot;;[.E177];&quot;&quot;&quot;,&quot;&quot;&quot;&amp;[.G177];&quot;&quot;&quot;,&quot;&amp;&quot;&quot;&quot;&quot;&amp;[.F177]&amp;&quot;&quot;&quot;],&quot;)" office:value-type="string" office:string-value="[&quot;Kroatien&quot;,&quot;Zagreb&quot;,&quot;upload.wikimedia.org/wikipedia/commons/thumb/1/1b/Flag_of_Croatia.svg/20px-Flag_of_Croatia.svg.png&quot;]," calcext:value-type="string">
            <text:p>["Kroatien","Zagreb","upload.wikimedia.org/wikipedia/commons/thumb/1/1b/Flag_of_Croatia.svg/20px-Flag_of_Croatia.svg.png"],</text:p>
          </table:table-cell>
          <table:table-cell/>
          <table:table-cell table:formula="of:=MID([.B177];[.L177];[.M177]-[.L177])" office:value-type="string" office:string-value="Kroatien" calcext:value-type="string">
            <text:p>Kroatien</text:p>
          </table:table-cell>
          <table:table-cell table:formula="of:=MID([.B177];[.J177];[.K177]-[.J177])" office:value-type="string" office:string-value="upload.wikimedia.org/wikipedia/commons/thumb/1/1b/Flag_of_Croatia.svg/20px-Flag_of_Croatia.svg.png" calcext:value-type="string">
            <text:p>upload.wikimedia.org/wikipedia/commons/thumb/1/1b/Flag_of_Croatia.svg/20px-Flag_of_Croatia.svg.png</text:p>
          </table:table-cell>
          <table:table-cell table:formula="of:=MID([.B178];[.H177];[.I177]-[.H177])" office:value-type="string" office:string-value="Zagreb" calcext:value-type="string">
            <text:p>Zagreb</text:p>
          </table:table-cell>
          <table:table-cell table:formula="of:=FIND(&quot;title=&quot;;[.B178];1)+7" office:value-type="float" office:value="35" calcext:value-type="float">
            <text:p>35</text:p>
          </table:table-cell>
          <table:table-cell table:formula="of:=FIND(&quot;&quot;&quot;&quot;;[.B178];FIND(&quot;title=&quot;;[.B178];1)+7)" office:value-type="float" office:value="41" calcext:value-type="float">
            <text:p>41</text:p>
          </table:table-cell>
          <table:table-cell table:formula="of:=FIND(&quot;src=&quot;;[.B177];1)+7" office:value-type="float" office:value="108" calcext:value-type="float">
            <text:p>108</text:p>
          </table:table-cell>
          <table:table-cell table:formula="of:=FIND(&quot;&quot;&quot;&quot;;[.B177];FIND(&quot;src=&quot;;[.B177];1)+7)" office:value-type="float" office:value="206" calcext:value-type="float">
            <text:p>206</text:p>
          </table:table-cell>
          <table:table-cell table:formula="of:=FIND(&quot;title&quot;;[.B177];1)+7" office:value-type="float" office:value="79" calcext:value-type="float">
            <text:p>79</text:p>
          </table:table-cell>
          <table:table-cell table:formula="of:=FIND(&quot;&quot;&quot;&quot;;[.B177];FIND(&quot;title&quot;;[.B177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898" calcext:value-type="float">
            <text:p>898</text:p>
          </table:table-cell>
          <table:table-cell office:value-type="string" calcext:value-type="string">
            <text:p>&lt;td&gt;&lt;a href="/wiki/Zagreb" title="Zagreb"&gt;Zagreb&lt;/a&gt;</text:p>
          </table:table-cell>
          <table:table-cell table:formula="of:=CONCATENATE(&quot;[&quot;&quot;&quot;;[.E178];&quot;&quot;&quot;,&quot;&quot;&quot;&amp;[.G178];&quot;&quot;&quot;,&quot;&amp;&quot;&quot;&quot;&quot;&amp;[.F178]&amp;&quot;&quot;&quot;],&quot;)" office:value-type="string" office:string-value="" calcext:value-type="error">
            <text:p>#WERT!</text:p>
          </table:table-cell>
          <table:table-cell/>
          <table:table-cell table:formula="of:=MID([.B178];[.L178];[.M178]-[.L178])" office:value-type="string" office:string-value="Zagreb" calcext:value-type="string">
            <text:p>Zagreb</text:p>
          </table:table-cell>
          <table:table-cell table:formula="of:=MID([.B178];[.J178];[.K178]-[.J178])" office:value-type="string" office:string-value="" calcext:value-type="error">
            <text:p>#WERT!</text:p>
          </table:table-cell>
          <table:table-cell table:formula="of:=MID([.B179];[.H178];[.I178]-[.H178])" office:value-type="string" office:string-value="Kuba" calcext:value-type="string">
            <text:p>Kuba</text:p>
          </table:table-cell>
          <table:table-cell table:formula="of:=FIND(&quot;title=&quot;;[.B179];1)+7" office:value-type="float" office:value="71" calcext:value-type="float">
            <text:p>71</text:p>
          </table:table-cell>
          <table:table-cell table:formula="of:=FIND(&quot;&quot;&quot;&quot;;[.B179];FIND(&quot;title=&quot;;[.B179];1)+7)" office:value-type="float" office:value="75" calcext:value-type="float">
            <text:p>75</text:p>
          </table:table-cell>
          <table:table-cell table:formula="of:=FIND(&quot;src=&quot;;[.B178];1)+7" office:value-type="string" office:string-value="" calcext:value-type="error">
            <text:p>#WERT!</text:p>
          </table:table-cell>
          <table:table-cell table:formula="of:=FIND(&quot;&quot;&quot;&quot;;[.B178];FIND(&quot;src=&quot;;[.B178];1)+7)" office:value-type="string" office:string-value="" calcext:value-type="error">
            <text:p>#WERT!</text:p>
          </table:table-cell>
          <table:table-cell table:formula="of:=FIND(&quot;title&quot;;[.B178];1)+7" office:value-type="float" office:value="35" calcext:value-type="float">
            <text:p>35</text:p>
          </table:table-cell>
          <table:table-cell table:formula="of:=FIND(&quot;&quot;&quot;&quot;;[.B178];FIND(&quot;title&quot;;[.B178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907" calcext:value-type="float">
            <text:p>907</text:p>
          </table:table-cell>
          <table:table-cell office:value-type="string" calcext:value-type="string">
            <text:p>&lt;td&gt;&lt;span style="display:none"&gt;Kuba&lt;/span&gt;&lt;a href="/wiki/Kuba" title="Kuba"&gt;&lt;img alt="" src="//upload.wikimedia.org/wikipedia/commons/thumb/b/bd/Flag_of_Cuba.svg/20px-Flag_of_Cuba.svg.png" decoding="async" width="20" height="10" class="noviewer" srcset="//upload.wikimedia.org/wikipedia/commons/thumb/b/bd/Flag_of_Cuba.svg/30px-Flag_of_Cuba.svg.png 1.5x, //upload.wikimedia.org/wikipedia/commons/thumb/b/bd/Flag_of_Cuba.svg/40px-Flag_of_Cuba.svg.png 2x" data-file-width="1200" data-file-height="600" /&gt;&lt;/a&gt;&amp;#160;&lt;a href="/wiki/Kuba" title="Kuba"&gt;Kuba&lt;/a&gt;&lt;/td&gt;</text:p>
          </table:table-cell>
          <table:table-cell table:formula="of:=CONCATENATE(&quot;[&quot;&quot;&quot;;[.E179];&quot;&quot;&quot;,&quot;&quot;&quot;&amp;[.G179];&quot;&quot;&quot;,&quot;&amp;&quot;&quot;&quot;&quot;&amp;[.F179]&amp;&quot;&quot;&quot;],&quot;)" office:value-type="string" office:string-value="[&quot;Kuba&quot;,&quot;Havanna&quot;,&quot;upload.wikimedia.org/wikipedia/commons/thumb/b/bd/Flag_of_Cuba.svg/20px-Flag_of_Cuba.svg.png&quot;]," calcext:value-type="string">
            <text:p>["Kuba","Havanna","upload.wikimedia.org/wikipedia/commons/thumb/b/bd/Flag_of_Cuba.svg/20px-Flag_of_Cuba.svg.png"],</text:p>
          </table:table-cell>
          <table:table-cell/>
          <table:table-cell table:formula="of:=MID([.B179];[.L179];[.M179]-[.L179])" office:value-type="string" office:string-value="Kuba" calcext:value-type="string">
            <text:p>Kuba</text:p>
          </table:table-cell>
          <table:table-cell table:formula="of:=MID([.B179];[.J179];[.K179]-[.J179])" office:value-type="string" office:string-value="upload.wikimedia.org/wikipedia/commons/thumb/b/bd/Flag_of_Cuba.svg/20px-Flag_of_Cuba.svg.png" calcext:value-type="string">
            <text:p>upload.wikimedia.org/wikipedia/commons/thumb/b/bd/Flag_of_Cuba.svg/20px-Flag_of_Cuba.svg.png</text:p>
          </table:table-cell>
          <table:table-cell table:formula="of:=MID([.B180];[.H179];[.I179]-[.H179])" office:value-type="string" office:string-value="Havanna" calcext:value-type="string">
            <text:p>Havanna</text:p>
          </table:table-cell>
          <table:table-cell table:formula="of:=FIND(&quot;title=&quot;;[.B180];1)+7" office:value-type="float" office:value="36" calcext:value-type="float">
            <text:p>36</text:p>
          </table:table-cell>
          <table:table-cell table:formula="of:=FIND(&quot;&quot;&quot;&quot;;[.B180];FIND(&quot;title=&quot;;[.B180];1)+7)" office:value-type="float" office:value="43" calcext:value-type="float">
            <text:p>43</text:p>
          </table:table-cell>
          <table:table-cell table:formula="of:=FIND(&quot;src=&quot;;[.B179];1)+7" office:value-type="float" office:value="96" calcext:value-type="float">
            <text:p>96</text:p>
          </table:table-cell>
          <table:table-cell table:formula="of:=FIND(&quot;&quot;&quot;&quot;;[.B179];FIND(&quot;src=&quot;;[.B179];1)+7)" office:value-type="float" office:value="188" calcext:value-type="float">
            <text:p>188</text:p>
          </table:table-cell>
          <table:table-cell table:formula="of:=FIND(&quot;title&quot;;[.B179];1)+7" office:value-type="float" office:value="71" calcext:value-type="float">
            <text:p>71</text:p>
          </table:table-cell>
          <table:table-cell table:formula="of:=FIND(&quot;&quot;&quot;&quot;;[.B179];FIND(&quot;title&quot;;[.B179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908" calcext:value-type="float">
            <text:p>908</text:p>
          </table:table-cell>
          <table:table-cell office:value-type="string" calcext:value-type="string">
            <text:p>&lt;td&gt;&lt;a href="/wiki/Havanna" title="Havanna"&gt;Havanna&lt;/a&gt;</text:p>
          </table:table-cell>
          <table:table-cell table:formula="of:=CONCATENATE(&quot;[&quot;&quot;&quot;;[.E180];&quot;&quot;&quot;,&quot;&quot;&quot;&amp;[.G180];&quot;&quot;&quot;,&quot;&amp;&quot;&quot;&quot;&quot;&amp;[.F180]&amp;&quot;&quot;&quot;],&quot;)" office:value-type="string" office:string-value="" calcext:value-type="error">
            <text:p>#WERT!</text:p>
          </table:table-cell>
          <table:table-cell/>
          <table:table-cell table:formula="of:=MID([.B180];[.L180];[.M180]-[.L180])" office:value-type="string" office:string-value="Havanna" calcext:value-type="string">
            <text:p>Havanna</text:p>
          </table:table-cell>
          <table:table-cell table:formula="of:=MID([.B180];[.J180];[.K180]-[.J180])" office:value-type="string" office:string-value="" calcext:value-type="error">
            <text:p>#WERT!</text:p>
          </table:table-cell>
          <table:table-cell table:formula="of:=MID([.B181];[.H180];[.I180]-[.H180])" office:value-type="string" office:string-value="Kuwait" calcext:value-type="string">
            <text:p>Kuwait</text:p>
          </table:table-cell>
          <table:table-cell table:formula="of:=FIND(&quot;title=&quot;;[.B181];1)+7" office:value-type="float" office:value="75" calcext:value-type="float">
            <text:p>75</text:p>
          </table:table-cell>
          <table:table-cell table:formula="of:=FIND(&quot;&quot;&quot;&quot;;[.B181];FIND(&quot;title=&quot;;[.B181];1)+7)" office:value-type="float" office:value="81" calcext:value-type="float">
            <text:p>81</text:p>
          </table:table-cell>
          <table:table-cell table:formula="of:=FIND(&quot;src=&quot;;[.B180];1)+7" office:value-type="string" office:string-value="" calcext:value-type="error">
            <text:p>#WERT!</text:p>
          </table:table-cell>
          <table:table-cell table:formula="of:=FIND(&quot;&quot;&quot;&quot;;[.B180];FIND(&quot;src=&quot;;[.B180];1)+7)" office:value-type="string" office:string-value="" calcext:value-type="error">
            <text:p>#WERT!</text:p>
          </table:table-cell>
          <table:table-cell table:formula="of:=FIND(&quot;title&quot;;[.B180];1)+7" office:value-type="float" office:value="36" calcext:value-type="float">
            <text:p>36</text:p>
          </table:table-cell>
          <table:table-cell table:formula="of:=FIND(&quot;&quot;&quot;&quot;;[.B180];FIND(&quot;title&quot;;[.B180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917" calcext:value-type="float">
            <text:p>917</text:p>
          </table:table-cell>
          <table:table-cell office:value-type="string" calcext:value-type="string">
            <text:p>&lt;td&gt;&lt;span style="display:none"&gt;Kuwait&lt;/span&gt;&lt;a href="/wiki/Kuwait" title="Kuwait"&gt;&lt;img alt="" src="//upload.wikimedia.org/wikipedia/commons/thumb/a/aa/Flag_of_Kuwait.svg/20px-Flag_of_Kuwait.svg.png" decoding="async" width="20" height="10" class="noviewer thumbborder" srcset="//upload.wikimedia.org/wikipedia/commons/thumb/a/aa/Flag_of_Kuwait.svg/30px-Flag_of_Kuwait.svg.png 1.5x, //upload.wikimedia.org/wikipedia/commons/thumb/a/aa/Flag_of_Kuwait.svg/40px-Flag_of_Kuwait.svg.png 2x" data-file-width="1200" data-file-height="600" /&gt;&lt;/a&gt;&amp;#160;&lt;a href="/wiki/Kuwait" title="Kuwait"&gt;Kuwait&lt;/a&gt;&lt;/td&gt;</text:p>
          </table:table-cell>
          <table:table-cell table:formula="of:=CONCATENATE(&quot;[&quot;&quot;&quot;;[.E181];&quot;&quot;&quot;,&quot;&quot;&quot;&amp;[.G181];&quot;&quot;&quot;,&quot;&amp;&quot;&quot;&quot;&quot;&amp;[.F181]&amp;&quot;&quot;&quot;],&quot;)" office:value-type="string" office:string-value="[&quot;Kuwait&quot;,&quot;Kuwait (Stadt)&quot;,&quot;upload.wikimedia.org/wikipedia/commons/thumb/a/aa/Flag_of_Kuwait.svg/20px-Flag_of_Kuwait.svg.png&quot;]," calcext:value-type="string">
            <text:p>["Kuwait","Kuwait (Stadt)","upload.wikimedia.org/wikipedia/commons/thumb/a/aa/Flag_of_Kuwait.svg/20px-Flag_of_Kuwait.svg.png"],</text:p>
          </table:table-cell>
          <table:table-cell/>
          <table:table-cell table:formula="of:=MID([.B181];[.L181];[.M181]-[.L181])" office:value-type="string" office:string-value="Kuwait" calcext:value-type="string">
            <text:p>Kuwait</text:p>
          </table:table-cell>
          <table:table-cell table:formula="of:=MID([.B181];[.J181];[.K181]-[.J181])" office:value-type="string" office:string-value="upload.wikimedia.org/wikipedia/commons/thumb/a/aa/Flag_of_Kuwait.svg/20px-Flag_of_Kuwait.svg.png" calcext:value-type="string">
            <text:p>upload.wikimedia.org/wikipedia/commons/thumb/a/aa/Flag_of_Kuwait.svg/20px-Flag_of_Kuwait.svg.png</text:p>
          </table:table-cell>
          <table:table-cell table:formula="of:=MID([.B182];[.H181];[.I181]-[.H181])" office:value-type="string" office:string-value="Kuwait (Stadt)" calcext:value-type="string">
            <text:p>Kuwait (Stadt)</text:p>
          </table:table-cell>
          <table:table-cell table:formula="of:=FIND(&quot;title=&quot;;[.B182];1)+7" office:value-type="float" office:value="43" calcext:value-type="float">
            <text:p>43</text:p>
          </table:table-cell>
          <table:table-cell table:formula="of:=FIND(&quot;&quot;&quot;&quot;;[.B182];FIND(&quot;title=&quot;;[.B182];1)+7)" office:value-type="float" office:value="57" calcext:value-type="float">
            <text:p>57</text:p>
          </table:table-cell>
          <table:table-cell table:formula="of:=FIND(&quot;src=&quot;;[.B181];1)+7" office:value-type="float" office:value="102" calcext:value-type="float">
            <text:p>102</text:p>
          </table:table-cell>
          <table:table-cell table:formula="of:=FIND(&quot;&quot;&quot;&quot;;[.B181];FIND(&quot;src=&quot;;[.B181];1)+7)" office:value-type="float" office:value="198" calcext:value-type="float">
            <text:p>198</text:p>
          </table:table-cell>
          <table:table-cell table:formula="of:=FIND(&quot;title&quot;;[.B181];1)+7" office:value-type="float" office:value="75" calcext:value-type="float">
            <text:p>75</text:p>
          </table:table-cell>
          <table:table-cell table:formula="of:=FIND(&quot;&quot;&quot;&quot;;[.B181];FIND(&quot;title&quot;;[.B181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918" calcext:value-type="float">
            <text:p>918</text:p>
          </table:table-cell>
          <table:table-cell office:value-type="string" calcext:value-type="string">
            <text:p>&lt;td&gt;&lt;a href="/wiki/Kuwait_(Stadt)" title="Kuwait (Stadt)"&gt;Kuwait&lt;/a&gt;</text:p>
          </table:table-cell>
          <table:table-cell table:formula="of:=CONCATENATE(&quot;[&quot;&quot;&quot;;[.E182];&quot;&quot;&quot;,&quot;&quot;&quot;&amp;[.G182];&quot;&quot;&quot;,&quot;&amp;&quot;&quot;&quot;&quot;&amp;[.F182]&amp;&quot;&quot;&quot;],&quot;)" office:value-type="string" office:string-value="" calcext:value-type="error">
            <text:p>#WERT!</text:p>
          </table:table-cell>
          <table:table-cell/>
          <table:table-cell table:formula="of:=MID([.B182];[.L182];[.M182]-[.L182])" office:value-type="string" office:string-value="Kuwait (Stadt)" calcext:value-type="string">
            <text:p>Kuwait (Stadt)</text:p>
          </table:table-cell>
          <table:table-cell table:formula="of:=MID([.B182];[.J182];[.K182]-[.J182])" office:value-type="string" office:string-value="" calcext:value-type="error">
            <text:p>#WERT!</text:p>
          </table:table-cell>
          <table:table-cell table:formula="of:=MID([.B183];[.H182];[.I182]-[.H182])" office:value-type="string" office:string-value="Laos" calcext:value-type="string">
            <text:p>Laos</text:p>
          </table:table-cell>
          <table:table-cell table:formula="of:=FIND(&quot;title=&quot;;[.B183];1)+7" office:value-type="float" office:value="71" calcext:value-type="float">
            <text:p>71</text:p>
          </table:table-cell>
          <table:table-cell table:formula="of:=FIND(&quot;&quot;&quot;&quot;;[.B183];FIND(&quot;title=&quot;;[.B183];1)+7)" office:value-type="float" office:value="75" calcext:value-type="float">
            <text:p>75</text:p>
          </table:table-cell>
          <table:table-cell table:formula="of:=FIND(&quot;src=&quot;;[.B182];1)+7" office:value-type="string" office:string-value="" calcext:value-type="error">
            <text:p>#WERT!</text:p>
          </table:table-cell>
          <table:table-cell table:formula="of:=FIND(&quot;&quot;&quot;&quot;;[.B182];FIND(&quot;src=&quot;;[.B182];1)+7)" office:value-type="string" office:string-value="" calcext:value-type="error">
            <text:p>#WERT!</text:p>
          </table:table-cell>
          <table:table-cell table:formula="of:=FIND(&quot;title&quot;;[.B182];1)+7" office:value-type="float" office:value="43" calcext:value-type="float">
            <text:p>43</text:p>
          </table:table-cell>
          <table:table-cell table:formula="of:=FIND(&quot;&quot;&quot;&quot;;[.B182];FIND(&quot;title&quot;;[.B182];1)+7)" office:value-type="float" office:value="57" calcext:value-type="float">
            <text:p>57</text:p>
          </table:table-cell>
        </table:table-row>
        <table:table-row table:style-name="ro27">
          <table:table-cell office:value-type="float" office:value="927" calcext:value-type="float">
            <text:p>927</text:p>
          </table:table-cell>
          <table:table-cell office:value-type="string" calcext:value-type="string">
            <text:p>&lt;td&gt;&lt;span style="display:none"&gt;Laos&lt;/span&gt;&lt;a href="/wiki/Laos" title="Laos"&gt;&lt;img alt="" src="//upload.wikimedia.org/wikipedia/commons/thumb/5/56/Flag_of_Laos.svg/20px-Flag_of_Laos.svg.png" decoding="async" width="20" height="13" class="noviewer" srcset="//upload.wikimedia.org/wikipedia/commons/thumb/5/56/Flag_of_Laos.svg/30px-Flag_of_Laos.svg.png 1.5x, //upload.wikimedia.org/wikipedia/commons/thumb/5/56/Flag_of_Laos.svg/40px-Flag_of_Laos.svg.png 2x" data-file-width="900" data-file-height="600" /&gt;&lt;/a&gt;&amp;#160;&lt;a href="/wiki/Laos" title="Laos"&gt;Laos&lt;/a&gt;&lt;/td&gt;</text:p>
          </table:table-cell>
          <table:table-cell table:formula="of:=CONCATENATE(&quot;[&quot;&quot;&quot;;[.E183];&quot;&quot;&quot;,&quot;&quot;&quot;&amp;[.G183];&quot;&quot;&quot;,&quot;&amp;&quot;&quot;&quot;&quot;&amp;[.F183]&amp;&quot;&quot;&quot;],&quot;)" office:value-type="string" office:string-value="[&quot;Laos&quot;,&quot;Vientiane&quot;,&quot;upload.wikimedia.org/wikipedia/commons/thumb/5/56/Flag_of_Laos.svg/20px-Flag_of_Laos.svg.png&quot;]," calcext:value-type="string">
            <text:p>["Laos","Vientiane","upload.wikimedia.org/wikipedia/commons/thumb/5/56/Flag_of_Laos.svg/20px-Flag_of_Laos.svg.png"],</text:p>
          </table:table-cell>
          <table:table-cell/>
          <table:table-cell table:formula="of:=MID([.B183];[.L183];[.M183]-[.L183])" office:value-type="string" office:string-value="Laos" calcext:value-type="string">
            <text:p>Laos</text:p>
          </table:table-cell>
          <table:table-cell table:formula="of:=MID([.B183];[.J183];[.K183]-[.J183])" office:value-type="string" office:string-value="upload.wikimedia.org/wikipedia/commons/thumb/5/56/Flag_of_Laos.svg/20px-Flag_of_Laos.svg.png" calcext:value-type="string">
            <text:p>upload.wikimedia.org/wikipedia/commons/thumb/5/56/Flag_of_Laos.svg/20px-Flag_of_Laos.svg.png</text:p>
          </table:table-cell>
          <table:table-cell table:formula="of:=MID([.B184];[.H183];[.I183]-[.H183])" office:value-type="string" office:string-value="Vientiane" calcext:value-type="string">
            <text:p>Vientiane</text:p>
          </table:table-cell>
          <table:table-cell table:formula="of:=FIND(&quot;title=&quot;;[.B184];1)+7" office:value-type="float" office:value="38" calcext:value-type="float">
            <text:p>38</text:p>
          </table:table-cell>
          <table:table-cell table:formula="of:=FIND(&quot;&quot;&quot;&quot;;[.B184];FIND(&quot;title=&quot;;[.B184];1)+7)" office:value-type="float" office:value="47" calcext:value-type="float">
            <text:p>47</text:p>
          </table:table-cell>
          <table:table-cell table:formula="of:=FIND(&quot;src=&quot;;[.B183];1)+7" office:value-type="float" office:value="96" calcext:value-type="float">
            <text:p>96</text:p>
          </table:table-cell>
          <table:table-cell table:formula="of:=FIND(&quot;&quot;&quot;&quot;;[.B183];FIND(&quot;src=&quot;;[.B183];1)+7)" office:value-type="float" office:value="188" calcext:value-type="float">
            <text:p>188</text:p>
          </table:table-cell>
          <table:table-cell table:formula="of:=FIND(&quot;title&quot;;[.B183];1)+7" office:value-type="float" office:value="71" calcext:value-type="float">
            <text:p>71</text:p>
          </table:table-cell>
          <table:table-cell table:formula="of:=FIND(&quot;&quot;&quot;&quot;;[.B183];FIND(&quot;title&quot;;[.B183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928" calcext:value-type="float">
            <text:p>928</text:p>
          </table:table-cell>
          <table:table-cell office:value-type="string" calcext:value-type="string">
            <text:p>&lt;td&gt;&lt;a href="/wiki/Vientiane" title="Vientiane"&gt;Vientiane&lt;/a&gt;</text:p>
          </table:table-cell>
          <table:table-cell table:formula="of:=CONCATENATE(&quot;[&quot;&quot;&quot;;[.E184];&quot;&quot;&quot;,&quot;&quot;&quot;&amp;[.G184];&quot;&quot;&quot;,&quot;&amp;&quot;&quot;&quot;&quot;&amp;[.F184]&amp;&quot;&quot;&quot;],&quot;)" office:value-type="string" office:string-value="" calcext:value-type="error">
            <text:p>#WERT!</text:p>
          </table:table-cell>
          <table:table-cell/>
          <table:table-cell table:formula="of:=MID([.B184];[.L184];[.M184]-[.L184])" office:value-type="string" office:string-value="Vientiane" calcext:value-type="string">
            <text:p>Vientiane</text:p>
          </table:table-cell>
          <table:table-cell table:formula="of:=MID([.B184];[.J184];[.K184]-[.J184])" office:value-type="string" office:string-value="" calcext:value-type="error">
            <text:p>#WERT!</text:p>
          </table:table-cell>
          <table:table-cell table:formula="of:=MID([.B185];[.H184];[.I184]-[.H184])" office:value-type="string" office:string-value="Lesotho" calcext:value-type="string">
            <text:p>Lesotho</text:p>
          </table:table-cell>
          <table:table-cell table:formula="of:=FIND(&quot;title=&quot;;[.B185];1)+7" office:value-type="float" office:value="77" calcext:value-type="float">
            <text:p>77</text:p>
          </table:table-cell>
          <table:table-cell table:formula="of:=FIND(&quot;&quot;&quot;&quot;;[.B185];FIND(&quot;title=&quot;;[.B185];1)+7)" office:value-type="float" office:value="84" calcext:value-type="float">
            <text:p>84</text:p>
          </table:table-cell>
          <table:table-cell table:formula="of:=FIND(&quot;src=&quot;;[.B184];1)+7" office:value-type="string" office:string-value="" calcext:value-type="error">
            <text:p>#WERT!</text:p>
          </table:table-cell>
          <table:table-cell table:formula="of:=FIND(&quot;&quot;&quot;&quot;;[.B184];FIND(&quot;src=&quot;;[.B184];1)+7)" office:value-type="string" office:string-value="" calcext:value-type="error">
            <text:p>#WERT!</text:p>
          </table:table-cell>
          <table:table-cell table:formula="of:=FIND(&quot;title&quot;;[.B184];1)+7" office:value-type="float" office:value="38" calcext:value-type="float">
            <text:p>38</text:p>
          </table:table-cell>
          <table:table-cell table:formula="of:=FIND(&quot;&quot;&quot;&quot;;[.B184];FIND(&quot;title&quot;;[.B184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937" calcext:value-type="float">
            <text:p>937</text:p>
          </table:table-cell>
          <table:table-cell office:value-type="string" calcext:value-type="string">
            <text:p>&lt;td&gt;&lt;span style="display:none"&gt;Lesotho&lt;/span&gt;&lt;a href="/wiki/Lesotho" title="Lesotho"&gt;&lt;img alt="" src="//upload.wikimedia.org/wikipedia/commons/thumb/4/4a/Flag_of_Lesotho.svg/20px-Flag_of_Lesotho.svg.png" decoding="async" width="20" height="13" class="noviewer thumbborder" srcset="//upload.wikimedia.org/wikipedia/commons/thumb/4/4a/Flag_of_Lesotho.svg/30px-Flag_of_Lesotho.svg.png 1.5x, //upload.wikimedia.org/wikipedia/commons/thumb/4/4a/Flag_of_Lesotho.svg/40px-Flag_of_Lesotho.svg.png 2x" data-file-width="900" data-file-height="600" /&gt;&lt;/a&gt;&amp;#160;&lt;a href="/wiki/Lesotho" title="Lesotho"&gt;Lesotho&lt;/a&gt;&lt;/td&gt;</text:p>
          </table:table-cell>
          <table:table-cell table:formula="of:=CONCATENATE(&quot;[&quot;&quot;&quot;;[.E185];&quot;&quot;&quot;,&quot;&quot;&quot;&amp;[.G185];&quot;&quot;&quot;,&quot;&amp;&quot;&quot;&quot;&quot;&amp;[.F185]&amp;&quot;&quot;&quot;],&quot;)" office:value-type="string" office:string-value="[&quot;Lesotho&quot;,&quot;Maseru&quot;,&quot;upload.wikimedia.org/wikipedia/commons/thumb/4/4a/Flag_of_Lesotho.svg/20px-Flag_of_Lesotho.svg.png&quot;]," calcext:value-type="string">
            <text:p>["Lesotho","Maseru","upload.wikimedia.org/wikipedia/commons/thumb/4/4a/Flag_of_Lesotho.svg/20px-Flag_of_Lesotho.svg.png"],</text:p>
          </table:table-cell>
          <table:table-cell/>
          <table:table-cell table:formula="of:=MID([.B185];[.L185];[.M185]-[.L185])" office:value-type="string" office:string-value="Lesotho" calcext:value-type="string">
            <text:p>Lesotho</text:p>
          </table:table-cell>
          <table:table-cell table:formula="of:=MID([.B185];[.J185];[.K185]-[.J185])" office:value-type="string" office:string-value="upload.wikimedia.org/wikipedia/commons/thumb/4/4a/Flag_of_Lesotho.svg/20px-Flag_of_Lesotho.svg.png" calcext:value-type="string">
            <text:p>upload.wikimedia.org/wikipedia/commons/thumb/4/4a/Flag_of_Lesotho.svg/20px-Flag_of_Lesotho.svg.png</text:p>
          </table:table-cell>
          <table:table-cell table:formula="of:=MID([.B186];[.H185];[.I185]-[.H185])" office:value-type="string" office:string-value="Maseru" calcext:value-type="string">
            <text:p>Maseru</text:p>
          </table:table-cell>
          <table:table-cell table:formula="of:=FIND(&quot;title=&quot;;[.B186];1)+7" office:value-type="float" office:value="35" calcext:value-type="float">
            <text:p>35</text:p>
          </table:table-cell>
          <table:table-cell table:formula="of:=FIND(&quot;&quot;&quot;&quot;;[.B186];FIND(&quot;title=&quot;;[.B186];1)+7)" office:value-type="float" office:value="41" calcext:value-type="float">
            <text:p>41</text:p>
          </table:table-cell>
          <table:table-cell table:formula="of:=FIND(&quot;src=&quot;;[.B185];1)+7" office:value-type="float" office:value="105" calcext:value-type="float">
            <text:p>105</text:p>
          </table:table-cell>
          <table:table-cell table:formula="of:=FIND(&quot;&quot;&quot;&quot;;[.B185];FIND(&quot;src=&quot;;[.B185];1)+7)" office:value-type="float" office:value="203" calcext:value-type="float">
            <text:p>203</text:p>
          </table:table-cell>
          <table:table-cell table:formula="of:=FIND(&quot;title&quot;;[.B185];1)+7" office:value-type="float" office:value="77" calcext:value-type="float">
            <text:p>77</text:p>
          </table:table-cell>
          <table:table-cell table:formula="of:=FIND(&quot;&quot;&quot;&quot;;[.B185];FIND(&quot;title&quot;;[.B185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938" calcext:value-type="float">
            <text:p>938</text:p>
          </table:table-cell>
          <table:table-cell office:value-type="string" calcext:value-type="string">
            <text:p>&lt;td&gt;&lt;a href="/wiki/Maseru" title="Maseru"&gt;Maseru&lt;/a&gt;</text:p>
          </table:table-cell>
          <table:table-cell table:formula="of:=CONCATENATE(&quot;[&quot;&quot;&quot;;[.E186];&quot;&quot;&quot;,&quot;&quot;&quot;&amp;[.G186];&quot;&quot;&quot;,&quot;&amp;&quot;&quot;&quot;&quot;&amp;[.F186]&amp;&quot;&quot;&quot;],&quot;)" office:value-type="string" office:string-value="" calcext:value-type="error">
            <text:p>#WERT!</text:p>
          </table:table-cell>
          <table:table-cell/>
          <table:table-cell table:formula="of:=MID([.B186];[.L186];[.M186]-[.L186])" office:value-type="string" office:string-value="Maseru" calcext:value-type="string">
            <text:p>Maseru</text:p>
          </table:table-cell>
          <table:table-cell table:formula="of:=MID([.B186];[.J186];[.K186]-[.J186])" office:value-type="string" office:string-value="" calcext:value-type="error">
            <text:p>#WERT!</text:p>
          </table:table-cell>
          <table:table-cell table:formula="of:=MID([.B187];[.H186];[.I186]-[.H186])" office:value-type="string" office:string-value="Lettland" calcext:value-type="string">
            <text:p>Lettland</text:p>
          </table:table-cell>
          <table:table-cell table:formula="of:=FIND(&quot;title=&quot;;[.B187];1)+7" office:value-type="float" office:value="80" calcext:value-type="float">
            <text:p>80</text:p>
          </table:table-cell>
          <table:table-cell table:formula="of:=FIND(&quot;&quot;&quot;&quot;;[.B187];FIND(&quot;title=&quot;;[.B187];1)+7)" office:value-type="float" office:value="88" calcext:value-type="float">
            <text:p>88</text:p>
          </table:table-cell>
          <table:table-cell table:formula="of:=FIND(&quot;src=&quot;;[.B186];1)+7" office:value-type="string" office:string-value="" calcext:value-type="error">
            <text:p>#WERT!</text:p>
          </table:table-cell>
          <table:table-cell table:formula="of:=FIND(&quot;&quot;&quot;&quot;;[.B186];FIND(&quot;src=&quot;;[.B186];1)+7)" office:value-type="string" office:string-value="" calcext:value-type="error">
            <text:p>#WERT!</text:p>
          </table:table-cell>
          <table:table-cell table:formula="of:=FIND(&quot;title&quot;;[.B186];1)+7" office:value-type="float" office:value="35" calcext:value-type="float">
            <text:p>35</text:p>
          </table:table-cell>
          <table:table-cell table:formula="of:=FIND(&quot;&quot;&quot;&quot;;[.B186];FIND(&quot;title&quot;;[.B186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947" calcext:value-type="float">
            <text:p>947</text:p>
          </table:table-cell>
          <table:table-cell office:value-type="string" calcext:value-type="string">
            <text:p>&lt;td&gt;&lt;span style="display:none;"&gt;Lettland&lt;/span&gt;&lt;a href="/wiki/Lettland" title="Lettland"&gt;&lt;img alt="" src="//upload.wikimedia.org/wikipedia/commons/thumb/8/84/Flag_of_Latvia.svg/20px-Flag_of_Latvia.svg.png" decoding="async" width="20" height="10" class="noviewer" srcset="//upload.wikimedia.org/wikipedia/commons/thumb/8/84/Flag_of_Latvia.svg/30px-Flag_of_Latvia.svg.png 1.5x, //upload.wikimedia.org/wikipedia/commons/thumb/8/84/Flag_of_Latvia.svg/40px-Flag_of_Latvia.svg.png 2x" data-file-width="1200" data-file-height="600" /&gt;&lt;/a&gt;&amp;#160;&lt;a href="/wiki/Lettland" title="Lettland"&gt;Lettland&lt;/a&gt;&lt;/td&gt;</text:p>
          </table:table-cell>
          <table:table-cell table:formula="of:=CONCATENATE(&quot;[&quot;&quot;&quot;;[.E187];&quot;&quot;&quot;,&quot;&quot;&quot;&amp;[.G187];&quot;&quot;&quot;,&quot;&amp;&quot;&quot;&quot;&quot;&amp;[.F187]&amp;&quot;&quot;&quot;],&quot;)" office:value-type="string" office:string-value="[&quot;Lettland&quot;,&quot;Riga&quot;,&quot;upload.wikimedia.org/wikipedia/commons/thumb/8/84/Flag_of_Latvia.svg/20px-Flag_of_Latvia.svg.png&quot;]," calcext:value-type="string">
            <text:p>["Lettland","Riga","upload.wikimedia.org/wikipedia/commons/thumb/8/84/Flag_of_Latvia.svg/20px-Flag_of_Latvia.svg.png"],</text:p>
          </table:table-cell>
          <table:table-cell/>
          <table:table-cell table:formula="of:=MID([.B187];[.L187];[.M187]-[.L187])" office:value-type="string" office:string-value="Lettland" calcext:value-type="string">
            <text:p>Lettland</text:p>
          </table:table-cell>
          <table:table-cell table:formula="of:=MID([.B187];[.J187];[.K187]-[.J187])" office:value-type="string" office:string-value="upload.wikimedia.org/wikipedia/commons/thumb/8/84/Flag_of_Latvia.svg/20px-Flag_of_Latvia.svg.png" calcext:value-type="string">
            <text:p>upload.wikimedia.org/wikipedia/commons/thumb/8/84/Flag_of_Latvia.svg/20px-Flag_of_Latvia.svg.png</text:p>
          </table:table-cell>
          <table:table-cell table:formula="of:=MID([.B188];[.H187];[.I187]-[.H187])" office:value-type="string" office:string-value="Riga" calcext:value-type="string">
            <text:p>Riga</text:p>
          </table:table-cell>
          <table:table-cell table:formula="of:=FIND(&quot;title=&quot;;[.B188];1)+7" office:value-type="float" office:value="33" calcext:value-type="float">
            <text:p>33</text:p>
          </table:table-cell>
          <table:table-cell table:formula="of:=FIND(&quot;&quot;&quot;&quot;;[.B188];FIND(&quot;title=&quot;;[.B188];1)+7)" office:value-type="float" office:value="37" calcext:value-type="float">
            <text:p>37</text:p>
          </table:table-cell>
          <table:table-cell table:formula="of:=FIND(&quot;src=&quot;;[.B187];1)+7" office:value-type="float" office:value="109" calcext:value-type="float">
            <text:p>109</text:p>
          </table:table-cell>
          <table:table-cell table:formula="of:=FIND(&quot;&quot;&quot;&quot;;[.B187];FIND(&quot;src=&quot;;[.B187];1)+7)" office:value-type="float" office:value="205" calcext:value-type="float">
            <text:p>205</text:p>
          </table:table-cell>
          <table:table-cell table:formula="of:=FIND(&quot;title&quot;;[.B187];1)+7" office:value-type="float" office:value="80" calcext:value-type="float">
            <text:p>80</text:p>
          </table:table-cell>
          <table:table-cell table:formula="of:=FIND(&quot;&quot;&quot;&quot;;[.B187];FIND(&quot;title&quot;;[.B187];1)+7)" office:value-type="float" office:value="88" calcext:value-type="float">
            <text:p>88</text:p>
          </table:table-cell>
        </table:table-row>
        <table:table-row table:style-name="ro27">
          <table:table-cell office:value-type="float" office:value="948" calcext:value-type="float">
            <text:p>948</text:p>
          </table:table-cell>
          <table:table-cell office:value-type="string" calcext:value-type="string">
            <text:p>&lt;td&gt;&lt;a href="/wiki/Riga" title="Riga"&gt;Riga&lt;/a&gt;</text:p>
          </table:table-cell>
          <table:table-cell table:formula="of:=CONCATENATE(&quot;[&quot;&quot;&quot;;[.E188];&quot;&quot;&quot;,&quot;&quot;&quot;&amp;[.G188];&quot;&quot;&quot;,&quot;&amp;&quot;&quot;&quot;&quot;&amp;[.F188]&amp;&quot;&quot;&quot;],&quot;)" office:value-type="string" office:string-value="" calcext:value-type="error">
            <text:p>#WERT!</text:p>
          </table:table-cell>
          <table:table-cell/>
          <table:table-cell table:formula="of:=MID([.B188];[.L188];[.M188]-[.L188])" office:value-type="string" office:string-value="Riga" calcext:value-type="string">
            <text:p>Riga</text:p>
          </table:table-cell>
          <table:table-cell table:formula="of:=MID([.B188];[.J188];[.K188]-[.J188])" office:value-type="string" office:string-value="" calcext:value-type="error">
            <text:p>#WERT!</text:p>
          </table:table-cell>
          <table:table-cell table:formula="of:=MID([.B189];[.H188];[.I188]-[.H188])" office:value-type="string" office:string-value="Libanon" calcext:value-type="string">
            <text:p>Libanon</text:p>
          </table:table-cell>
          <table:table-cell table:formula="of:=FIND(&quot;title=&quot;;[.B189];1)+7" office:value-type="float" office:value="77" calcext:value-type="float">
            <text:p>77</text:p>
          </table:table-cell>
          <table:table-cell table:formula="of:=FIND(&quot;&quot;&quot;&quot;;[.B189];FIND(&quot;title=&quot;;[.B189];1)+7)" office:value-type="float" office:value="84" calcext:value-type="float">
            <text:p>84</text:p>
          </table:table-cell>
          <table:table-cell table:formula="of:=FIND(&quot;src=&quot;;[.B188];1)+7" office:value-type="string" office:string-value="" calcext:value-type="error">
            <text:p>#WERT!</text:p>
          </table:table-cell>
          <table:table-cell table:formula="of:=FIND(&quot;&quot;&quot;&quot;;[.B188];FIND(&quot;src=&quot;;[.B188];1)+7)" office:value-type="string" office:string-value="" calcext:value-type="error">
            <text:p>#WERT!</text:p>
          </table:table-cell>
          <table:table-cell table:formula="of:=FIND(&quot;title&quot;;[.B188];1)+7" office:value-type="float" office:value="33" calcext:value-type="float">
            <text:p>33</text:p>
          </table:table-cell>
          <table:table-cell table:formula="of:=FIND(&quot;&quot;&quot;&quot;;[.B188];FIND(&quot;title&quot;;[.B188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957" calcext:value-type="float">
            <text:p>957</text:p>
          </table:table-cell>
          <table:table-cell office:value-type="string" calcext:value-type="string">
            <text:p>&lt;td&gt;&lt;span style="display:none"&gt;Libanon&lt;/span&gt;&lt;a href="/wiki/Libanon" title="Libanon"&gt;&lt;img alt="" src="//upload.wikimedia.org/wikipedia/commons/thumb/5/59/Flag_of_Lebanon.svg/20px-Flag_of_Lebanon.svg.png" decoding="async" width="20" height="13" class="noviewer thumbborder" srcset="//upload.wikimedia.org/wikipedia/commons/thumb/5/59/Flag_of_Lebanon.svg/30px-Flag_of_Lebanon.svg.png 1.5x, //upload.wikimedia.org/wikipedia/commons/thumb/5/59/Flag_of_Lebanon.svg/40px-Flag_of_Lebanon.svg.png 2x" data-file-width="900" data-file-height="600" /&gt;&lt;/a&gt;&amp;#160;&lt;a href="/wiki/Libanon" title="Libanon"&gt;Libanon&lt;/a&gt;&lt;/td&gt;</text:p>
          </table:table-cell>
          <table:table-cell table:formula="of:=CONCATENATE(&quot;[&quot;&quot;&quot;;[.E189];&quot;&quot;&quot;,&quot;&quot;&quot;&amp;[.G189];&quot;&quot;&quot;,&quot;&amp;&quot;&quot;&quot;&quot;&amp;[.F189]&amp;&quot;&quot;&quot;],&quot;)" office:value-type="string" office:string-value="[&quot;Libanon&quot;,&quot;Beirut&quot;,&quot;upload.wikimedia.org/wikipedia/commons/thumb/5/59/Flag_of_Lebanon.svg/20px-Flag_of_Lebanon.svg.png&quot;]," calcext:value-type="string">
            <text:p>["Libanon","Beirut","upload.wikimedia.org/wikipedia/commons/thumb/5/59/Flag_of_Lebanon.svg/20px-Flag_of_Lebanon.svg.png"],</text:p>
          </table:table-cell>
          <table:table-cell/>
          <table:table-cell table:formula="of:=MID([.B189];[.L189];[.M189]-[.L189])" office:value-type="string" office:string-value="Libanon" calcext:value-type="string">
            <text:p>Libanon</text:p>
          </table:table-cell>
          <table:table-cell table:formula="of:=MID([.B189];[.J189];[.K189]-[.J189])" office:value-type="string" office:string-value="upload.wikimedia.org/wikipedia/commons/thumb/5/59/Flag_of_Lebanon.svg/20px-Flag_of_Lebanon.svg.png" calcext:value-type="string">
            <text:p>upload.wikimedia.org/wikipedia/commons/thumb/5/59/Flag_of_Lebanon.svg/20px-Flag_of_Lebanon.svg.png</text:p>
          </table:table-cell>
          <table:table-cell table:formula="of:=MID([.B190];[.H189];[.I189]-[.H189])" office:value-type="string" office:string-value="Beirut" calcext:value-type="string">
            <text:p>Beirut</text:p>
          </table:table-cell>
          <table:table-cell table:formula="of:=FIND(&quot;title=&quot;;[.B190];1)+7" office:value-type="float" office:value="35" calcext:value-type="float">
            <text:p>35</text:p>
          </table:table-cell>
          <table:table-cell table:formula="of:=FIND(&quot;&quot;&quot;&quot;;[.B190];FIND(&quot;title=&quot;;[.B190];1)+7)" office:value-type="float" office:value="41" calcext:value-type="float">
            <text:p>41</text:p>
          </table:table-cell>
          <table:table-cell table:formula="of:=FIND(&quot;src=&quot;;[.B189];1)+7" office:value-type="float" office:value="105" calcext:value-type="float">
            <text:p>105</text:p>
          </table:table-cell>
          <table:table-cell table:formula="of:=FIND(&quot;&quot;&quot;&quot;;[.B189];FIND(&quot;src=&quot;;[.B189];1)+7)" office:value-type="float" office:value="203" calcext:value-type="float">
            <text:p>203</text:p>
          </table:table-cell>
          <table:table-cell table:formula="of:=FIND(&quot;title&quot;;[.B189];1)+7" office:value-type="float" office:value="77" calcext:value-type="float">
            <text:p>77</text:p>
          </table:table-cell>
          <table:table-cell table:formula="of:=FIND(&quot;&quot;&quot;&quot;;[.B189];FIND(&quot;title&quot;;[.B189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958" calcext:value-type="float">
            <text:p>958</text:p>
          </table:table-cell>
          <table:table-cell office:value-type="string" calcext:value-type="string">
            <text:p>&lt;td&gt;&lt;a href="/wiki/Beirut" title="Beirut"&gt;Beirut&lt;/a&gt;</text:p>
          </table:table-cell>
          <table:table-cell table:formula="of:=CONCATENATE(&quot;[&quot;&quot;&quot;;[.E190];&quot;&quot;&quot;,&quot;&quot;&quot;&amp;[.G190];&quot;&quot;&quot;,&quot;&amp;&quot;&quot;&quot;&quot;&amp;[.F190]&amp;&quot;&quot;&quot;],&quot;)" office:value-type="string" office:string-value="" calcext:value-type="error">
            <text:p>#WERT!</text:p>
          </table:table-cell>
          <table:table-cell/>
          <table:table-cell table:formula="of:=MID([.B190];[.L190];[.M190]-[.L190])" office:value-type="string" office:string-value="Beirut" calcext:value-type="string">
            <text:p>Beirut</text:p>
          </table:table-cell>
          <table:table-cell table:formula="of:=MID([.B190];[.J190];[.K190]-[.J190])" office:value-type="string" office:string-value="" calcext:value-type="error">
            <text:p>#WERT!</text:p>
          </table:table-cell>
          <table:table-cell table:formula="of:=MID([.B191];[.H190];[.I190]-[.H190])" office:value-type="string" office:string-value="Liberia" calcext:value-type="string">
            <text:p>Liberia</text:p>
          </table:table-cell>
          <table:table-cell table:formula="of:=FIND(&quot;title=&quot;;[.B191];1)+7" office:value-type="float" office:value="77" calcext:value-type="float">
            <text:p>77</text:p>
          </table:table-cell>
          <table:table-cell table:formula="of:=FIND(&quot;&quot;&quot;&quot;;[.B191];FIND(&quot;title=&quot;;[.B191];1)+7)" office:value-type="float" office:value="84" calcext:value-type="float">
            <text:p>84</text:p>
          </table:table-cell>
          <table:table-cell table:formula="of:=FIND(&quot;src=&quot;;[.B190];1)+7" office:value-type="string" office:string-value="" calcext:value-type="error">
            <text:p>#WERT!</text:p>
          </table:table-cell>
          <table:table-cell table:formula="of:=FIND(&quot;&quot;&quot;&quot;;[.B190];FIND(&quot;src=&quot;;[.B190];1)+7)" office:value-type="string" office:string-value="" calcext:value-type="error">
            <text:p>#WERT!</text:p>
          </table:table-cell>
          <table:table-cell table:formula="of:=FIND(&quot;title&quot;;[.B190];1)+7" office:value-type="float" office:value="35" calcext:value-type="float">
            <text:p>35</text:p>
          </table:table-cell>
          <table:table-cell table:formula="of:=FIND(&quot;&quot;&quot;&quot;;[.B190];FIND(&quot;title&quot;;[.B190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967" calcext:value-type="float">
            <text:p>967</text:p>
          </table:table-cell>
          <table:table-cell office:value-type="string" calcext:value-type="string">
            <text:p>&lt;td&gt;&lt;span style="display:none"&gt;Liberia&lt;/span&gt;&lt;a href="/wiki/Liberia" title="Liberia"&gt;&lt;img alt="" src="//upload.wikimedia.org/wikipedia/commons/thumb/b/b8/Flag_of_Liberia.svg/20px-Flag_of_Liberia.svg.png" decoding="async" width="20" height="11" class="noviewer thumbborder" srcset="//upload.wikimedia.org/wikipedia/commons/thumb/b/b8/Flag_of_Liberia.svg/30px-Flag_of_Liberia.svg.png 1.5x, //upload.wikimedia.org/wikipedia/commons/thumb/b/b8/Flag_of_Liberia.svg/40px-Flag_of_Liberia.svg.png 2x" data-file-width="1140" data-file-height="600" /&gt;&lt;/a&gt;&amp;#160;&lt;a href="/wiki/Liberia" title="Liberia"&gt;Liberia&lt;/a&gt;&lt;/td&gt;</text:p>
          </table:table-cell>
          <table:table-cell table:formula="of:=CONCATENATE(&quot;[&quot;&quot;&quot;;[.E191];&quot;&quot;&quot;,&quot;&quot;&quot;&amp;[.G191];&quot;&quot;&quot;,&quot;&amp;&quot;&quot;&quot;&quot;&amp;[.F191]&amp;&quot;&quot;&quot;],&quot;)" office:value-type="string" office:string-value="[&quot;Liberia&quot;,&quot;Monrovia&quot;,&quot;upload.wikimedia.org/wikipedia/commons/thumb/b/b8/Flag_of_Liberia.svg/20px-Flag_of_Liberia.svg.png&quot;]," calcext:value-type="string">
            <text:p>["Liberia","Monrovia","upload.wikimedia.org/wikipedia/commons/thumb/b/b8/Flag_of_Liberia.svg/20px-Flag_of_Liberia.svg.png"],</text:p>
          </table:table-cell>
          <table:table-cell/>
          <table:table-cell table:formula="of:=MID([.B191];[.L191];[.M191]-[.L191])" office:value-type="string" office:string-value="Liberia" calcext:value-type="string">
            <text:p>Liberia</text:p>
          </table:table-cell>
          <table:table-cell table:formula="of:=MID([.B191];[.J191];[.K191]-[.J191])" office:value-type="string" office:string-value="upload.wikimedia.org/wikipedia/commons/thumb/b/b8/Flag_of_Liberia.svg/20px-Flag_of_Liberia.svg.png" calcext:value-type="string">
            <text:p>upload.wikimedia.org/wikipedia/commons/thumb/b/b8/Flag_of_Liberia.svg/20px-Flag_of_Liberia.svg.png</text:p>
          </table:table-cell>
          <table:table-cell table:formula="of:=MID([.B192];[.H191];[.I191]-[.H191])" office:value-type="string" office:string-value="Monrovia" calcext:value-type="string">
            <text:p>Monrovia</text:p>
          </table:table-cell>
          <table:table-cell table:formula="of:=FIND(&quot;title=&quot;;[.B192];1)+7" office:value-type="float" office:value="37" calcext:value-type="float">
            <text:p>37</text:p>
          </table:table-cell>
          <table:table-cell table:formula="of:=FIND(&quot;&quot;&quot;&quot;;[.B192];FIND(&quot;title=&quot;;[.B192];1)+7)" office:value-type="float" office:value="45" calcext:value-type="float">
            <text:p>45</text:p>
          </table:table-cell>
          <table:table-cell table:formula="of:=FIND(&quot;src=&quot;;[.B191];1)+7" office:value-type="float" office:value="105" calcext:value-type="float">
            <text:p>105</text:p>
          </table:table-cell>
          <table:table-cell table:formula="of:=FIND(&quot;&quot;&quot;&quot;;[.B191];FIND(&quot;src=&quot;;[.B191];1)+7)" office:value-type="float" office:value="203" calcext:value-type="float">
            <text:p>203</text:p>
          </table:table-cell>
          <table:table-cell table:formula="of:=FIND(&quot;title&quot;;[.B191];1)+7" office:value-type="float" office:value="77" calcext:value-type="float">
            <text:p>77</text:p>
          </table:table-cell>
          <table:table-cell table:formula="of:=FIND(&quot;&quot;&quot;&quot;;[.B191];FIND(&quot;title&quot;;[.B191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968" calcext:value-type="float">
            <text:p>968</text:p>
          </table:table-cell>
          <table:table-cell office:value-type="string" calcext:value-type="string">
            <text:p>&lt;td&gt;&lt;a href="/wiki/Monrovia" title="Monrovia"&gt;Monrovia&lt;/a&gt;</text:p>
          </table:table-cell>
          <table:table-cell table:formula="of:=CONCATENATE(&quot;[&quot;&quot;&quot;;[.E192];&quot;&quot;&quot;,&quot;&quot;&quot;&amp;[.G192];&quot;&quot;&quot;,&quot;&amp;&quot;&quot;&quot;&quot;&amp;[.F192]&amp;&quot;&quot;&quot;],&quot;)" office:value-type="string" office:string-value="" calcext:value-type="error">
            <text:p>#WERT!</text:p>
          </table:table-cell>
          <table:table-cell/>
          <table:table-cell table:formula="of:=MID([.B192];[.L192];[.M192]-[.L192])" office:value-type="string" office:string-value="Monrovia" calcext:value-type="string">
            <text:p>Monrovia</text:p>
          </table:table-cell>
          <table:table-cell table:formula="of:=MID([.B192];[.J192];[.K192]-[.J192])" office:value-type="string" office:string-value="" calcext:value-type="error">
            <text:p>#WERT!</text:p>
          </table:table-cell>
          <table:table-cell table:formula="of:=MID([.B193];[.H192];[.I192]-[.H192])" office:value-type="string" office:string-value="Libyen" calcext:value-type="string">
            <text:p>Libyen</text:p>
          </table:table-cell>
          <table:table-cell table:formula="of:=FIND(&quot;title=&quot;;[.B193];1)+7" office:value-type="float" office:value="107" calcext:value-type="float">
            <text:p>107</text:p>
          </table:table-cell>
          <table:table-cell table:formula="of:=FIND(&quot;&quot;&quot;&quot;;[.B193];FIND(&quot;title=&quot;;[.B193];1)+7)" office:value-type="float" office:value="113" calcext:value-type="float">
            <text:p>113</text:p>
          </table:table-cell>
          <table:table-cell table:formula="of:=FIND(&quot;src=&quot;;[.B192];1)+7" office:value-type="string" office:string-value="" calcext:value-type="error">
            <text:p>#WERT!</text:p>
          </table:table-cell>
          <table:table-cell table:formula="of:=FIND(&quot;&quot;&quot;&quot;;[.B192];FIND(&quot;src=&quot;;[.B192];1)+7)" office:value-type="string" office:string-value="" calcext:value-type="error">
            <text:p>#WERT!</text:p>
          </table:table-cell>
          <table:table-cell table:formula="of:=FIND(&quot;title&quot;;[.B192];1)+7" office:value-type="float" office:value="37" calcext:value-type="float">
            <text:p>37</text:p>
          </table:table-cell>
          <table:table-cell table:formula="of:=FIND(&quot;&quot;&quot;&quot;;[.B192];FIND(&quot;title&quot;;[.B192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977" calcext:value-type="float">
            <text:p>977</text:p>
          </table:table-cell>
          <table:table-cell office:value-type="string" calcext:value-type="string">
            <text:p>&lt;td&gt;&lt;span style="display:none;"&gt;Libyen&lt;/span&gt;&lt;a href="/wiki/Datei:Flag_of_Libya.svg" class="image" title="Libyen"&gt;&lt;img alt="" src="//upload.wikimedia.org/wikipedia/commons/thumb/0/05/Flag_of_Libya.svg/20px-Flag_of_Libya.svg.png" decoding="async" width="20" height="10" class="noviewer" srcset="//upload.wikimedia.org/wikipedia/commons/thumb/0/05/Flag_of_Libya.svg/30px-Flag_of_Libya.svg.png 1.5x, //upload.wikimedia.org/wikipedia/commons/thumb/0/05/Flag_of_Libya.svg/40px-Flag_of_Libya.svg.png 2x" data-file-width="960" data-file-height="480" /&gt;&lt;/a&gt;&amp;#160;&lt;a href="/wiki/Libyen" title="Libyen"&gt;Libyen&lt;/a&gt;&lt;/td&gt;</text:p>
          </table:table-cell>
          <table:table-cell table:formula="of:=CONCATENATE(&quot;[&quot;&quot;&quot;;[.E193];&quot;&quot;&quot;,&quot;&quot;&quot;&amp;[.G193];&quot;&quot;&quot;,&quot;&amp;&quot;&quot;&quot;&quot;&amp;[.F193]&amp;&quot;&quot;&quot;],&quot;)" office:value-type="string" office:string-value="[&quot;Libyen&quot;,&quot;Tripolis&quot;,&quot;upload.wikimedia.org/wikipedia/commons/thumb/0/05/Flag_of_Libya.svg/20px-Flag_of_Libya.svg.png&quot;]," calcext:value-type="string">
            <text:p>["Libyen","Tripolis","upload.wikimedia.org/wikipedia/commons/thumb/0/05/Flag_of_Libya.svg/20px-Flag_of_Libya.svg.png"],</text:p>
          </table:table-cell>
          <table:table-cell/>
          <table:table-cell table:formula="of:=MID([.B193];[.L193];[.M193]-[.L193])" office:value-type="string" office:string-value="Libyen" calcext:value-type="string">
            <text:p>Libyen</text:p>
          </table:table-cell>
          <table:table-cell table:formula="of:=MID([.B193];[.J193];[.K193]-[.J193])" office:value-type="string" office:string-value="upload.wikimedia.org/wikipedia/commons/thumb/0/05/Flag_of_Libya.svg/20px-Flag_of_Libya.svg.png" calcext:value-type="string">
            <text:p>upload.wikimedia.org/wikipedia/commons/thumb/0/05/Flag_of_Libya.svg/20px-Flag_of_Libya.svg.png</text:p>
          </table:table-cell>
          <table:table-cell table:formula="of:=MID([.B194];[.H193];[.I193]-[.H193])" office:value-type="string" office:string-value="Tripolis" calcext:value-type="string">
            <text:p>Tripolis</text:p>
          </table:table-cell>
          <table:table-cell table:formula="of:=FIND(&quot;title=&quot;;[.B194];1)+7" office:value-type="float" office:value="37" calcext:value-type="float">
            <text:p>37</text:p>
          </table:table-cell>
          <table:table-cell table:formula="of:=FIND(&quot;&quot;&quot;&quot;;[.B194];FIND(&quot;title=&quot;;[.B194];1)+7)" office:value-type="float" office:value="45" calcext:value-type="float">
            <text:p>45</text:p>
          </table:table-cell>
          <table:table-cell table:formula="of:=FIND(&quot;src=&quot;;[.B193];1)+7" office:value-type="float" office:value="134" calcext:value-type="float">
            <text:p>134</text:p>
          </table:table-cell>
          <table:table-cell table:formula="of:=FIND(&quot;&quot;&quot;&quot;;[.B193];FIND(&quot;src=&quot;;[.B193];1)+7)" office:value-type="float" office:value="228" calcext:value-type="float">
            <text:p>228</text:p>
          </table:table-cell>
          <table:table-cell table:formula="of:=FIND(&quot;title&quot;;[.B193];1)+7" office:value-type="float" office:value="107" calcext:value-type="float">
            <text:p>107</text:p>
          </table:table-cell>
          <table:table-cell table:formula="of:=FIND(&quot;&quot;&quot;&quot;;[.B193];FIND(&quot;title&quot;;[.B193];1)+7)" office:value-type="float" office:value="113" calcext:value-type="float">
            <text:p>113</text:p>
          </table:table-cell>
        </table:table-row>
        <table:table-row table:style-name="ro27">
          <table:table-cell office:value-type="float" office:value="978" calcext:value-type="float">
            <text:p>978</text:p>
          </table:table-cell>
          <table:table-cell office:value-type="string" calcext:value-type="string">
            <text:p>&lt;td&gt;&lt;a href="/wiki/Tripolis" title="Tripolis"&gt;Tripolis&lt;/a&gt;</text:p>
          </table:table-cell>
          <table:table-cell table:formula="of:=CONCATENATE(&quot;[&quot;&quot;&quot;;[.E194];&quot;&quot;&quot;,&quot;&quot;&quot;&amp;[.G194];&quot;&quot;&quot;,&quot;&amp;&quot;&quot;&quot;&quot;&amp;[.F194]&amp;&quot;&quot;&quot;],&quot;)" office:value-type="string" office:string-value="" calcext:value-type="error">
            <text:p>#WERT!</text:p>
          </table:table-cell>
          <table:table-cell/>
          <table:table-cell table:formula="of:=MID([.B194];[.L194];[.M194]-[.L194])" office:value-type="string" office:string-value="Tripolis" calcext:value-type="string">
            <text:p>Tripolis</text:p>
          </table:table-cell>
          <table:table-cell table:formula="of:=MID([.B194];[.J194];[.K194]-[.J194])" office:value-type="string" office:string-value="" calcext:value-type="error">
            <text:p>#WERT!</text:p>
          </table:table-cell>
          <table:table-cell table:formula="of:=MID([.B195];[.H194];[.I194]-[.H194])" office:value-type="string" office:string-value="Liechtenstein" calcext:value-type="string">
            <text:p>Liechtenstein</text:p>
          </table:table-cell>
          <table:table-cell table:formula="of:=FIND(&quot;title=&quot;;[.B195];1)+7" office:value-type="float" office:value="90" calcext:value-type="float">
            <text:p>90</text:p>
          </table:table-cell>
          <table:table-cell table:formula="of:=FIND(&quot;&quot;&quot;&quot;;[.B195];FIND(&quot;title=&quot;;[.B195];1)+7)" office:value-type="float" office:value="103" calcext:value-type="float">
            <text:p>103</text:p>
          </table:table-cell>
          <table:table-cell table:formula="of:=FIND(&quot;src=&quot;;[.B194];1)+7" office:value-type="string" office:string-value="" calcext:value-type="error">
            <text:p>#WERT!</text:p>
          </table:table-cell>
          <table:table-cell table:formula="of:=FIND(&quot;&quot;&quot;&quot;;[.B194];FIND(&quot;src=&quot;;[.B194];1)+7)" office:value-type="string" office:string-value="" calcext:value-type="error">
            <text:p>#WERT!</text:p>
          </table:table-cell>
          <table:table-cell table:formula="of:=FIND(&quot;title&quot;;[.B194];1)+7" office:value-type="float" office:value="37" calcext:value-type="float">
            <text:p>37</text:p>
          </table:table-cell>
          <table:table-cell table:formula="of:=FIND(&quot;&quot;&quot;&quot;;[.B194];FIND(&quot;title&quot;;[.B194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987" calcext:value-type="float">
            <text:p>987</text:p>
          </table:table-cell>
          <table:table-cell office:value-type="string" calcext:value-type="string">
            <text:p>&lt;td&gt;&lt;span style="display:none;"&gt;Liechtenstein&lt;/span&gt;&lt;a href="/wiki/Liechtenstein" title="Liechtenstein"&gt;&lt;img alt="" src="//upload.wikimedia.org/wikipedia/commons/thumb/4/47/Flag_of_Liechtenstein.svg/20px-Flag_of_Liechtenstein.svg.png" decoding="async" width="20" height="12" class="noviewer" srcset="//upload.wikimedia.org/wikipedia/commons/thumb/4/47/Flag_of_Liechtenstein.svg/30px-Flag_of_Liechtenstein.svg.png 1.5x, //upload.wikimedia.org/wikipedia/commons/thumb/4/47/Flag_of_Liechtenstein.svg/40px-Flag_of_Liechtenstein.svg.png 2x" data-file-width="1000" data-file-height="600" /&gt;&lt;/a&gt;&amp;#160;&lt;a href="/wiki/Liechtenstein" title="Liechtenstein"&gt;Liechtenstein&lt;/a&gt;&lt;/td&gt;</text:p>
          </table:table-cell>
          <table:table-cell table:formula="of:=CONCATENATE(&quot;[&quot;&quot;&quot;;[.E195];&quot;&quot;&quot;,&quot;&quot;&quot;&amp;[.G195];&quot;&quot;&quot;,&quot;&amp;&quot;&quot;&quot;&quot;&amp;[.F195]&amp;&quot;&quot;&quot;],&quot;)" office:value-type="string" office:string-value="[&quot;Liechtenstein&quot;,&quot;Vaduz&quot;,&quot;upload.wikimedia.org/wikipedia/commons/thumb/4/47/Flag_of_Liechtenstein.svg/20px-Flag_of_Liechtenstein.svg.png&quot;]," calcext:value-type="string">
            <text:p>["Liechtenstein","Vaduz","upload.wikimedia.org/wikipedia/commons/thumb/4/47/Flag_of_Liechtenstein.svg/20px-Flag_of_Liechtenstein.svg.png"],</text:p>
          </table:table-cell>
          <table:table-cell/>
          <table:table-cell table:formula="of:=MID([.B195];[.L195];[.M195]-[.L195])" office:value-type="string" office:string-value="Liechtenstein" calcext:value-type="string">
            <text:p>Liechtenstein</text:p>
          </table:table-cell>
          <table:table-cell table:formula="of:=MID([.B195];[.J195];[.K195]-[.J195])" office:value-type="string" office:string-value="upload.wikimedia.org/wikipedia/commons/thumb/4/47/Flag_of_Liechtenstein.svg/20px-Flag_of_Liechtenstein.svg.png" calcext:value-type="string">
            <text:p>upload.wikimedia.org/wikipedia/commons/thumb/4/47/Flag_of_Liechtenstein.svg/20px-Flag_of_Liechtenstein.svg.png</text:p>
          </table:table-cell>
          <table:table-cell table:formula="of:=MID([.B196];[.H195];[.I195]-[.H195])" office:value-type="string" office:string-value="Vaduz" calcext:value-type="string">
            <text:p>Vaduz</text:p>
          </table:table-cell>
          <table:table-cell table:formula="of:=FIND(&quot;title=&quot;;[.B196];1)+7" office:value-type="float" office:value="34" calcext:value-type="float">
            <text:p>34</text:p>
          </table:table-cell>
          <table:table-cell table:formula="of:=FIND(&quot;&quot;&quot;&quot;;[.B196];FIND(&quot;title=&quot;;[.B196];1)+7)" office:value-type="float" office:value="39" calcext:value-type="float">
            <text:p>39</text:p>
          </table:table-cell>
          <table:table-cell table:formula="of:=FIND(&quot;src=&quot;;[.B195];1)+7" office:value-type="float" office:value="124" calcext:value-type="float">
            <text:p>124</text:p>
          </table:table-cell>
          <table:table-cell table:formula="of:=FIND(&quot;&quot;&quot;&quot;;[.B195];FIND(&quot;src=&quot;;[.B195];1)+7)" office:value-type="float" office:value="234" calcext:value-type="float">
            <text:p>234</text:p>
          </table:table-cell>
          <table:table-cell table:formula="of:=FIND(&quot;title&quot;;[.B195];1)+7" office:value-type="float" office:value="90" calcext:value-type="float">
            <text:p>90</text:p>
          </table:table-cell>
          <table:table-cell table:formula="of:=FIND(&quot;&quot;&quot;&quot;;[.B195];FIND(&quot;title&quot;;[.B195];1)+7)" office:value-type="float" office:value="103" calcext:value-type="float">
            <text:p>103</text:p>
          </table:table-cell>
        </table:table-row>
        <table:table-row table:style-name="ro27">
          <table:table-cell office:value-type="float" office:value="988" calcext:value-type="float">
            <text:p>988</text:p>
          </table:table-cell>
          <table:table-cell office:value-type="string" calcext:value-type="string">
            <text:p>&lt;td&gt;&lt;a href="/wiki/Vaduz" title="Vaduz"&gt;Vaduz&lt;/a&gt;</text:p>
          </table:table-cell>
          <table:table-cell table:formula="of:=CONCATENATE(&quot;[&quot;&quot;&quot;;[.E196];&quot;&quot;&quot;,&quot;&quot;&quot;&amp;[.G196];&quot;&quot;&quot;,&quot;&amp;&quot;&quot;&quot;&quot;&amp;[.F196]&amp;&quot;&quot;&quot;],&quot;)" office:value-type="string" office:string-value="" calcext:value-type="error">
            <text:p>#WERT!</text:p>
          </table:table-cell>
          <table:table-cell/>
          <table:table-cell table:formula="of:=MID([.B196];[.L196];[.M196]-[.L196])" office:value-type="string" office:string-value="Vaduz" calcext:value-type="string">
            <text:p>Vaduz</text:p>
          </table:table-cell>
          <table:table-cell table:formula="of:=MID([.B196];[.J196];[.K196]-[.J196])" office:value-type="string" office:string-value="" calcext:value-type="error">
            <text:p>#WERT!</text:p>
          </table:table-cell>
          <table:table-cell table:formula="of:=MID([.B197];[.H196];[.I196]-[.H196])" office:value-type="string" office:string-value="Litauen" calcext:value-type="string">
            <text:p>Litauen</text:p>
          </table:table-cell>
          <table:table-cell table:formula="of:=FIND(&quot;title=&quot;;[.B197];1)+7" office:value-type="float" office:value="77" calcext:value-type="float">
            <text:p>77</text:p>
          </table:table-cell>
          <table:table-cell table:formula="of:=FIND(&quot;&quot;&quot;&quot;;[.B197];FIND(&quot;title=&quot;;[.B197];1)+7)" office:value-type="float" office:value="84" calcext:value-type="float">
            <text:p>84</text:p>
          </table:table-cell>
          <table:table-cell table:formula="of:=FIND(&quot;src=&quot;;[.B196];1)+7" office:value-type="string" office:string-value="" calcext:value-type="error">
            <text:p>#WERT!</text:p>
          </table:table-cell>
          <table:table-cell table:formula="of:=FIND(&quot;&quot;&quot;&quot;;[.B196];FIND(&quot;src=&quot;;[.B196];1)+7)" office:value-type="string" office:string-value="" calcext:value-type="error">
            <text:p>#WERT!</text:p>
          </table:table-cell>
          <table:table-cell table:formula="of:=FIND(&quot;title&quot;;[.B196];1)+7" office:value-type="float" office:value="34" calcext:value-type="float">
            <text:p>34</text:p>
          </table:table-cell>
          <table:table-cell table:formula="of:=FIND(&quot;&quot;&quot;&quot;;[.B196];FIND(&quot;title&quot;;[.B196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997" calcext:value-type="float">
            <text:p>997</text:p>
          </table:table-cell>
          <table:table-cell office:value-type="string" calcext:value-type="string">
            <text:p>&lt;td&gt;&lt;span style="display:none"&gt;Litauen&lt;/span&gt;&lt;a href="/wiki/Litauen" title="Litauen"&gt;&lt;img alt="" src="//upload.wikimedia.org/wikipedia/commons/thumb/1/11/Flag_of_Lithuania.svg/20px-Flag_of_Lithuania.svg.png" decoding="async" width="20" height="12" class="noviewer" srcset="//upload.wikimedia.org/wikipedia/commons/thumb/1/11/Flag_of_Lithuania.svg/30px-Flag_of_Lithuania.svg.png 1.5x, //upload.wikimedia.org/wikipedia/commons/thumb/1/11/Flag_of_Lithuania.svg/40px-Flag_of_Lithuania.svg.png 2x" data-file-width="1000" data-file-height="600" /&gt;&lt;/a&gt;&amp;#160;&lt;a href="/wiki/Litauen" title="Litauen"&gt;Litauen&lt;/a&gt;&lt;/td&gt;</text:p>
          </table:table-cell>
          <table:table-cell table:formula="of:=CONCATENATE(&quot;[&quot;&quot;&quot;;[.E197];&quot;&quot;&quot;,&quot;&quot;&quot;&amp;[.G197];&quot;&quot;&quot;,&quot;&amp;&quot;&quot;&quot;&quot;&amp;[.F197]&amp;&quot;&quot;&quot;],&quot;)" office:value-type="string" office:string-value="[&quot;Litauen&quot;,&quot;Vilnius&quot;,&quot;upload.wikimedia.org/wikipedia/commons/thumb/1/11/Flag_of_Lithuania.svg/20px-Flag_of_Lithuania.svg.png&quot;]," calcext:value-type="string">
            <text:p>["Litauen","Vilnius","upload.wikimedia.org/wikipedia/commons/thumb/1/11/Flag_of_Lithuania.svg/20px-Flag_of_Lithuania.svg.png"],</text:p>
          </table:table-cell>
          <table:table-cell/>
          <table:table-cell table:formula="of:=MID([.B197];[.L197];[.M197]-[.L197])" office:value-type="string" office:string-value="Litauen" calcext:value-type="string">
            <text:p>Litauen</text:p>
          </table:table-cell>
          <table:table-cell table:formula="of:=MID([.B197];[.J197];[.K197]-[.J197])" office:value-type="string" office:string-value="upload.wikimedia.org/wikipedia/commons/thumb/1/11/Flag_of_Lithuania.svg/20px-Flag_of_Lithuania.svg.png" calcext:value-type="string">
            <text:p>upload.wikimedia.org/wikipedia/commons/thumb/1/11/Flag_of_Lithuania.svg/20px-Flag_of_Lithuania.svg.png</text:p>
          </table:table-cell>
          <table:table-cell table:formula="of:=MID([.B198];[.H197];[.I197]-[.H197])" office:value-type="string" office:string-value="Vilnius" calcext:value-type="string">
            <text:p>Vilnius</text:p>
          </table:table-cell>
          <table:table-cell table:formula="of:=FIND(&quot;title=&quot;;[.B198];1)+7" office:value-type="float" office:value="36" calcext:value-type="float">
            <text:p>36</text:p>
          </table:table-cell>
          <table:table-cell table:formula="of:=FIND(&quot;&quot;&quot;&quot;;[.B198];FIND(&quot;title=&quot;;[.B198];1)+7)" office:value-type="float" office:value="43" calcext:value-type="float">
            <text:p>43</text:p>
          </table:table-cell>
          <table:table-cell table:formula="of:=FIND(&quot;src=&quot;;[.B197];1)+7" office:value-type="float" office:value="105" calcext:value-type="float">
            <text:p>105</text:p>
          </table:table-cell>
          <table:table-cell table:formula="of:=FIND(&quot;&quot;&quot;&quot;;[.B197];FIND(&quot;src=&quot;;[.B197];1)+7)" office:value-type="float" office:value="207" calcext:value-type="float">
            <text:p>207</text:p>
          </table:table-cell>
          <table:table-cell table:formula="of:=FIND(&quot;title&quot;;[.B197];1)+7" office:value-type="float" office:value="77" calcext:value-type="float">
            <text:p>77</text:p>
          </table:table-cell>
          <table:table-cell table:formula="of:=FIND(&quot;&quot;&quot;&quot;;[.B197];FIND(&quot;title&quot;;[.B197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998" calcext:value-type="float">
            <text:p>998</text:p>
          </table:table-cell>
          <table:table-cell office:value-type="string" calcext:value-type="string">
            <text:p>&lt;td&gt;&lt;a href="/wiki/Vilnius" title="Vilnius"&gt;Vilnius&lt;/a&gt;</text:p>
          </table:table-cell>
          <table:table-cell table:formula="of:=CONCATENATE(&quot;[&quot;&quot;&quot;;[.E198];&quot;&quot;&quot;,&quot;&quot;&quot;&amp;[.G198];&quot;&quot;&quot;,&quot;&amp;&quot;&quot;&quot;&quot;&amp;[.F198]&amp;&quot;&quot;&quot;],&quot;)" office:value-type="string" office:string-value="" calcext:value-type="error">
            <text:p>#WERT!</text:p>
          </table:table-cell>
          <table:table-cell/>
          <table:table-cell table:formula="of:=MID([.B198];[.L198];[.M198]-[.L198])" office:value-type="string" office:string-value="Vilnius" calcext:value-type="string">
            <text:p>Vilnius</text:p>
          </table:table-cell>
          <table:table-cell table:formula="of:=MID([.B198];[.J198];[.K198]-[.J198])" office:value-type="string" office:string-value="" calcext:value-type="error">
            <text:p>#WERT!</text:p>
          </table:table-cell>
          <table:table-cell table:formula="of:=MID([.B199];[.H198];[.I198]-[.H198])" office:value-type="string" office:string-value="Luxemburg" calcext:value-type="string">
            <text:p>Luxemburg</text:p>
          </table:table-cell>
          <table:table-cell table:formula="of:=FIND(&quot;title=&quot;;[.B199];1)+7" office:value-type="float" office:value="81" calcext:value-type="float">
            <text:p>81</text:p>
          </table:table-cell>
          <table:table-cell table:formula="of:=FIND(&quot;&quot;&quot;&quot;;[.B199];FIND(&quot;title=&quot;;[.B199];1)+7)" office:value-type="float" office:value="90" calcext:value-type="float">
            <text:p>90</text:p>
          </table:table-cell>
          <table:table-cell table:formula="of:=FIND(&quot;src=&quot;;[.B198];1)+7" office:value-type="string" office:string-value="" calcext:value-type="error">
            <text:p>#WERT!</text:p>
          </table:table-cell>
          <table:table-cell table:formula="of:=FIND(&quot;&quot;&quot;&quot;;[.B198];FIND(&quot;src=&quot;;[.B198];1)+7)" office:value-type="string" office:string-value="" calcext:value-type="error">
            <text:p>#WERT!</text:p>
          </table:table-cell>
          <table:table-cell table:formula="of:=FIND(&quot;title&quot;;[.B198];1)+7" office:value-type="float" office:value="36" calcext:value-type="float">
            <text:p>36</text:p>
          </table:table-cell>
          <table:table-cell table:formula="of:=FIND(&quot;&quot;&quot;&quot;;[.B198];FIND(&quot;title&quot;;[.B198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007" calcext:value-type="float">
            <text:p>1007</text:p>
          </table:table-cell>
          <table:table-cell office:value-type="string" calcext:value-type="string">
            <text:p>&lt;td&gt;&lt;span style="display:none"&gt;Luxemburg&lt;/span&gt;&lt;a href="/wiki/Luxemburg" title="Luxemburg"&gt;&lt;img alt="" src="//upload.wikimedia.org/wikipedia/commons/thumb/d/da/Flag_of_Luxembourg.svg/20px-Flag_of_Luxembourg.svg.png" decoding="async" width="20" height="12" class="noviewer thumbborder" srcset="//upload.wikimedia.org/wikipedia/commons/thumb/d/da/Flag_of_Luxembourg.svg/30px-Flag_of_Luxembourg.svg.png 1.5x, //upload.wikimedia.org/wikipedia/commons/thumb/d/da/Flag_of_Luxembourg.svg/40px-Flag_of_Luxembourg.svg.png 2x" data-file-width="1000" data-file-height="600" /&gt;&lt;/a&gt;&amp;#160;&lt;a href="/wiki/Luxemburg" title="Luxemburg"&gt;Luxemburg&lt;/a&gt;&lt;/td&gt;</text:p>
          </table:table-cell>
          <table:table-cell table:formula="of:=CONCATENATE(&quot;[&quot;&quot;&quot;;[.E199];&quot;&quot;&quot;,&quot;&quot;&quot;&amp;[.G199];&quot;&quot;&quot;,&quot;&amp;&quot;&quot;&quot;&quot;&amp;[.F199]&amp;&quot;&quot;&quot;],&quot;)" office:value-type="string" office:string-value="[&quot;Luxemburg&quot;,&quot;Luxemburg (Stadt)&quot;,&quot;upload.wikimedia.org/wikipedia/commons/thumb/d/da/Flag_of_Luxembourg.svg/20px-Flag_of_Luxembourg.svg.png&quot;]," calcext:value-type="string">
            <text:p>["Luxemburg","Luxemburg (Stadt)","upload.wikimedia.org/wikipedia/commons/thumb/d/da/Flag_of_Luxembourg.svg/20px-Flag_of_Luxembourg.svg.png"],</text:p>
          </table:table-cell>
          <table:table-cell/>
          <table:table-cell table:formula="of:=MID([.B199];[.L199];[.M199]-[.L199])" office:value-type="string" office:string-value="Luxemburg" calcext:value-type="string">
            <text:p>Luxemburg</text:p>
          </table:table-cell>
          <table:table-cell table:formula="of:=MID([.B199];[.J199];[.K199]-[.J199])" office:value-type="string" office:string-value="upload.wikimedia.org/wikipedia/commons/thumb/d/da/Flag_of_Luxembourg.svg/20px-Flag_of_Luxembourg.svg.png" calcext:value-type="string">
            <text:p>upload.wikimedia.org/wikipedia/commons/thumb/d/da/Flag_of_Luxembourg.svg/20px-Flag_of_Luxembourg.svg.png</text:p>
          </table:table-cell>
          <table:table-cell table:formula="of:=MID([.B200];[.H199];[.I199]-[.H199])" office:value-type="string" office:string-value="Luxemburg (Stadt)" calcext:value-type="string">
            <text:p>Luxemburg (Stadt)</text:p>
          </table:table-cell>
          <table:table-cell table:formula="of:=FIND(&quot;title=&quot;;[.B200];1)+7" office:value-type="float" office:value="46" calcext:value-type="float">
            <text:p>46</text:p>
          </table:table-cell>
          <table:table-cell table:formula="of:=FIND(&quot;&quot;&quot;&quot;;[.B200];FIND(&quot;title=&quot;;[.B200];1)+7)" office:value-type="float" office:value="63" calcext:value-type="float">
            <text:p>63</text:p>
          </table:table-cell>
          <table:table-cell table:formula="of:=FIND(&quot;src=&quot;;[.B199];1)+7" office:value-type="float" office:value="111" calcext:value-type="float">
            <text:p>111</text:p>
          </table:table-cell>
          <table:table-cell table:formula="of:=FIND(&quot;&quot;&quot;&quot;;[.B199];FIND(&quot;src=&quot;;[.B199];1)+7)" office:value-type="float" office:value="215" calcext:value-type="float">
            <text:p>215</text:p>
          </table:table-cell>
          <table:table-cell table:formula="of:=FIND(&quot;title&quot;;[.B199];1)+7" office:value-type="float" office:value="81" calcext:value-type="float">
            <text:p>81</text:p>
          </table:table-cell>
          <table:table-cell table:formula="of:=FIND(&quot;&quot;&quot;&quot;;[.B199];FIND(&quot;title&quot;;[.B199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008" calcext:value-type="float">
            <text:p>1008</text:p>
          </table:table-cell>
          <table:table-cell office:value-type="string" calcext:value-type="string">
            <text:p>&lt;td&gt;&lt;a href="/wiki/Luxemburg_(Stadt)" title="Luxemburg (Stadt)"&gt;Luxemburg&lt;/a&gt;</text:p>
          </table:table-cell>
          <table:table-cell table:formula="of:=CONCATENATE(&quot;[&quot;&quot;&quot;;[.E200];&quot;&quot;&quot;,&quot;&quot;&quot;&amp;[.G200];&quot;&quot;&quot;,&quot;&amp;&quot;&quot;&quot;&quot;&amp;[.F200]&amp;&quot;&quot;&quot;],&quot;)" office:value-type="string" office:string-value="" calcext:value-type="error">
            <text:p>#WERT!</text:p>
          </table:table-cell>
          <table:table-cell/>
          <table:table-cell table:formula="of:=MID([.B200];[.L200];[.M200]-[.L200])" office:value-type="string" office:string-value="Luxemburg (Stadt)" calcext:value-type="string">
            <text:p>Luxemburg (Stadt)</text:p>
          </table:table-cell>
          <table:table-cell table:formula="of:=MID([.B200];[.J200];[.K200]-[.J200])" office:value-type="string" office:string-value="" calcext:value-type="error">
            <text:p>#WERT!</text:p>
          </table:table-cell>
          <table:table-cell table:formula="of:=MID([.B201];[.H200];[.I200]-[.H200])" office:value-type="string" office:string-value="Madagaskar" calcext:value-type="string">
            <text:p>Madagaskar</text:p>
          </table:table-cell>
          <table:table-cell table:formula="of:=FIND(&quot;title=&quot;;[.B201];1)+7" office:value-type="float" office:value="83" calcext:value-type="float">
            <text:p>83</text:p>
          </table:table-cell>
          <table:table-cell table:formula="of:=FIND(&quot;&quot;&quot;&quot;;[.B201];FIND(&quot;title=&quot;;[.B201];1)+7)" office:value-type="float" office:value="93" calcext:value-type="float">
            <text:p>93</text:p>
          </table:table-cell>
          <table:table-cell table:formula="of:=FIND(&quot;src=&quot;;[.B200];1)+7" office:value-type="string" office:string-value="" calcext:value-type="error">
            <text:p>#WERT!</text:p>
          </table:table-cell>
          <table:table-cell table:formula="of:=FIND(&quot;&quot;&quot;&quot;;[.B200];FIND(&quot;src=&quot;;[.B200];1)+7)" office:value-type="string" office:string-value="" calcext:value-type="error">
            <text:p>#WERT!</text:p>
          </table:table-cell>
          <table:table-cell table:formula="of:=FIND(&quot;title&quot;;[.B200];1)+7" office:value-type="float" office:value="46" calcext:value-type="float">
            <text:p>46</text:p>
          </table:table-cell>
          <table:table-cell table:formula="of:=FIND(&quot;&quot;&quot;&quot;;[.B200];FIND(&quot;title&quot;;[.B200];1)+7)" office:value-type="float" office:value="63" calcext:value-type="float">
            <text:p>63</text:p>
          </table:table-cell>
        </table:table-row>
        <table:table-row table:style-name="ro27">
          <table:table-cell office:value-type="float" office:value="1017" calcext:value-type="float">
            <text:p>1017</text:p>
          </table:table-cell>
          <table:table-cell office:value-type="string" calcext:value-type="string">
            <text:p>&lt;td&gt;&lt;span style="display:none"&gt;Madagaskar&lt;/span&gt;&lt;a href="/wiki/Madagaskar" title="Madagaskar"&gt;&lt;img alt="" src="//upload.wikimedia.org/wikipedia/commons/thumb/b/bc/Flag_of_Madagascar.svg/20px-Flag_of_Madagascar.svg.png" decoding="async" width="20" height="13" class="noviewer thumbborder" srcset="//upload.wikimedia.org/wikipedia/commons/thumb/b/bc/Flag_of_Madagascar.svg/30px-Flag_of_Madagascar.svg.png 1.5x, //upload.wikimedia.org/wikipedia/commons/thumb/b/bc/Flag_of_Madagascar.svg/40px-Flag_of_Madagascar.svg.png 2x" data-file-width="900" data-file-height="600" /&gt;&lt;/a&gt;&amp;#160;&lt;a href="/wiki/Madagaskar" title="Madagaskar"&gt;Madagaskar&lt;/a&gt;&lt;/td&gt;</text:p>
          </table:table-cell>
          <table:table-cell table:formula="of:=CONCATENATE(&quot;[&quot;&quot;&quot;;[.E201];&quot;&quot;&quot;,&quot;&quot;&quot;&amp;[.G201];&quot;&quot;&quot;,&quot;&amp;&quot;&quot;&quot;&quot;&amp;[.F201]&amp;&quot;&quot;&quot;],&quot;)" office:value-type="string" office:string-value="[&quot;Madagaskar&quot;,&quot;Antananarivo&quot;,&quot;upload.wikimedia.org/wikipedia/commons/thumb/b/bc/Flag_of_Madagascar.svg/20px-Flag_of_Madagascar.svg.png&quot;]," calcext:value-type="string">
            <text:p>["Madagaskar","Antananarivo","upload.wikimedia.org/wikipedia/commons/thumb/b/bc/Flag_of_Madagascar.svg/20px-Flag_of_Madagascar.svg.png"],</text:p>
          </table:table-cell>
          <table:table-cell/>
          <table:table-cell table:formula="of:=MID([.B201];[.L201];[.M201]-[.L201])" office:value-type="string" office:string-value="Madagaskar" calcext:value-type="string">
            <text:p>Madagaskar</text:p>
          </table:table-cell>
          <table:table-cell table:formula="of:=MID([.B201];[.J201];[.K201]-[.J201])" office:value-type="string" office:string-value="upload.wikimedia.org/wikipedia/commons/thumb/b/bc/Flag_of_Madagascar.svg/20px-Flag_of_Madagascar.svg.png" calcext:value-type="string">
            <text:p>upload.wikimedia.org/wikipedia/commons/thumb/b/bc/Flag_of_Madagascar.svg/20px-Flag_of_Madagascar.svg.png</text:p>
          </table:table-cell>
          <table:table-cell table:formula="of:=MID([.B202];[.H201];[.I201]-[.H201])" office:value-type="string" office:string-value="Antananarivo" calcext:value-type="string">
            <text:p>Antananarivo</text:p>
          </table:table-cell>
          <table:table-cell table:formula="of:=FIND(&quot;title=&quot;;[.B202];1)+7" office:value-type="float" office:value="41" calcext:value-type="float">
            <text:p>41</text:p>
          </table:table-cell>
          <table:table-cell table:formula="of:=FIND(&quot;&quot;&quot;&quot;;[.B202];FIND(&quot;title=&quot;;[.B202];1)+7)" office:value-type="float" office:value="53" calcext:value-type="float">
            <text:p>53</text:p>
          </table:table-cell>
          <table:table-cell table:formula="of:=FIND(&quot;src=&quot;;[.B201];1)+7" office:value-type="float" office:value="114" calcext:value-type="float">
            <text:p>114</text:p>
          </table:table-cell>
          <table:table-cell table:formula="of:=FIND(&quot;&quot;&quot;&quot;;[.B201];FIND(&quot;src=&quot;;[.B201];1)+7)" office:value-type="float" office:value="218" calcext:value-type="float">
            <text:p>218</text:p>
          </table:table-cell>
          <table:table-cell table:formula="of:=FIND(&quot;title&quot;;[.B201];1)+7" office:value-type="float" office:value="83" calcext:value-type="float">
            <text:p>83</text:p>
          </table:table-cell>
          <table:table-cell table:formula="of:=FIND(&quot;&quot;&quot;&quot;;[.B201];FIND(&quot;title&quot;;[.B201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018" calcext:value-type="float">
            <text:p>1018</text:p>
          </table:table-cell>
          <table:table-cell office:value-type="string" calcext:value-type="string">
            <text:p>&lt;td&gt;&lt;a href="/wiki/Antananarivo" title="Antananarivo"&gt;Antananarivo&lt;/a&gt;</text:p>
          </table:table-cell>
          <table:table-cell table:formula="of:=CONCATENATE(&quot;[&quot;&quot;&quot;;[.E202];&quot;&quot;&quot;,&quot;&quot;&quot;&amp;[.G202];&quot;&quot;&quot;,&quot;&amp;&quot;&quot;&quot;&quot;&amp;[.F202]&amp;&quot;&quot;&quot;],&quot;)" office:value-type="string" office:string-value="" calcext:value-type="error">
            <text:p>#WERT!</text:p>
          </table:table-cell>
          <table:table-cell/>
          <table:table-cell table:formula="of:=MID([.B202];[.L202];[.M202]-[.L202])" office:value-type="string" office:string-value="Antananarivo" calcext:value-type="string">
            <text:p>Antananarivo</text:p>
          </table:table-cell>
          <table:table-cell table:formula="of:=MID([.B202];[.J202];[.K202]-[.J202])" office:value-type="string" office:string-value="" calcext:value-type="error">
            <text:p>#WERT!</text:p>
          </table:table-cell>
          <table:table-cell table:formula="of:=MID([.B203];[.H202];[.I202]-[.H202])" office:value-type="string" office:string-value="Malawi" calcext:value-type="string">
            <text:p>Malawi</text:p>
          </table:table-cell>
          <table:table-cell table:formula="of:=FIND(&quot;title=&quot;;[.B203];1)+7" office:value-type="float" office:value="75" calcext:value-type="float">
            <text:p>75</text:p>
          </table:table-cell>
          <table:table-cell table:formula="of:=FIND(&quot;&quot;&quot;&quot;;[.B203];FIND(&quot;title=&quot;;[.B203];1)+7)" office:value-type="float" office:value="81" calcext:value-type="float">
            <text:p>81</text:p>
          </table:table-cell>
          <table:table-cell table:formula="of:=FIND(&quot;src=&quot;;[.B202];1)+7" office:value-type="string" office:string-value="" calcext:value-type="error">
            <text:p>#WERT!</text:p>
          </table:table-cell>
          <table:table-cell table:formula="of:=FIND(&quot;&quot;&quot;&quot;;[.B202];FIND(&quot;src=&quot;;[.B202];1)+7)" office:value-type="string" office:string-value="" calcext:value-type="error">
            <text:p>#WERT!</text:p>
          </table:table-cell>
          <table:table-cell table:formula="of:=FIND(&quot;title&quot;;[.B202];1)+7" office:value-type="float" office:value="41" calcext:value-type="float">
            <text:p>41</text:p>
          </table:table-cell>
          <table:table-cell table:formula="of:=FIND(&quot;&quot;&quot;&quot;;[.B202];FIND(&quot;title&quot;;[.B202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027" calcext:value-type="float">
            <text:p>1027</text:p>
          </table:table-cell>
          <table:table-cell office:value-type="string" calcext:value-type="string">
            <text:p>&lt;td&gt;&lt;span style="display:none"&gt;Malawi&lt;/span&gt;&lt;a href="/wiki/Malawi" title="Malawi"&gt;&lt;img alt="" src="//upload.wikimedia.org/wikipedia/commons/thumb/d/d1/Flag_of_Malawi.svg/20px-Flag_of_Malawi.svg.png" decoding="async" width="20" height="13" class="noviewer" srcset="//upload.wikimedia.org/wikipedia/commons/thumb/d/d1/Flag_of_Malawi.svg/30px-Flag_of_Malawi.svg.png 1.5x, //upload.wikimedia.org/wikipedia/commons/thumb/d/d1/Flag_of_Malawi.svg/40px-Flag_of_Malawi.svg.png 2x" data-file-width="900" data-file-height="600" /&gt;&lt;/a&gt;&amp;#160;&lt;a href="/wiki/Malawi" title="Malawi"&gt;Malawi&lt;/a&gt;&lt;/td&gt;</text:p>
          </table:table-cell>
          <table:table-cell table:formula="of:=CONCATENATE(&quot;[&quot;&quot;&quot;;[.E203];&quot;&quot;&quot;,&quot;&quot;&quot;&amp;[.G203];&quot;&quot;&quot;,&quot;&amp;&quot;&quot;&quot;&quot;&amp;[.F203]&amp;&quot;&quot;&quot;],&quot;)" office:value-type="string" office:string-value="[&quot;Malawi&quot;,&quot;Lilongwe&quot;,&quot;upload.wikimedia.org/wikipedia/commons/thumb/d/d1/Flag_of_Malawi.svg/20px-Flag_of_Malawi.svg.png&quot;]," calcext:value-type="string">
            <text:p>["Malawi","Lilongwe","upload.wikimedia.org/wikipedia/commons/thumb/d/d1/Flag_of_Malawi.svg/20px-Flag_of_Malawi.svg.png"],</text:p>
          </table:table-cell>
          <table:table-cell/>
          <table:table-cell table:formula="of:=MID([.B203];[.L203];[.M203]-[.L203])" office:value-type="string" office:string-value="Malawi" calcext:value-type="string">
            <text:p>Malawi</text:p>
          </table:table-cell>
          <table:table-cell table:formula="of:=MID([.B203];[.J203];[.K203]-[.J203])" office:value-type="string" office:string-value="upload.wikimedia.org/wikipedia/commons/thumb/d/d1/Flag_of_Malawi.svg/20px-Flag_of_Malawi.svg.png" calcext:value-type="string">
            <text:p>upload.wikimedia.org/wikipedia/commons/thumb/d/d1/Flag_of_Malawi.svg/20px-Flag_of_Malawi.svg.png</text:p>
          </table:table-cell>
          <table:table-cell table:formula="of:=MID([.B204];[.H203];[.I203]-[.H203])" office:value-type="string" office:string-value="Lilongwe" calcext:value-type="string">
            <text:p>Lilongwe</text:p>
          </table:table-cell>
          <table:table-cell table:formula="of:=FIND(&quot;title=&quot;;[.B204];1)+7" office:value-type="float" office:value="37" calcext:value-type="float">
            <text:p>37</text:p>
          </table:table-cell>
          <table:table-cell table:formula="of:=FIND(&quot;&quot;&quot;&quot;;[.B204];FIND(&quot;title=&quot;;[.B204];1)+7)" office:value-type="float" office:value="45" calcext:value-type="float">
            <text:p>45</text:p>
          </table:table-cell>
          <table:table-cell table:formula="of:=FIND(&quot;src=&quot;;[.B203];1)+7" office:value-type="float" office:value="102" calcext:value-type="float">
            <text:p>102</text:p>
          </table:table-cell>
          <table:table-cell table:formula="of:=FIND(&quot;&quot;&quot;&quot;;[.B203];FIND(&quot;src=&quot;;[.B203];1)+7)" office:value-type="float" office:value="198" calcext:value-type="float">
            <text:p>198</text:p>
          </table:table-cell>
          <table:table-cell table:formula="of:=FIND(&quot;title&quot;;[.B203];1)+7" office:value-type="float" office:value="75" calcext:value-type="float">
            <text:p>75</text:p>
          </table:table-cell>
          <table:table-cell table:formula="of:=FIND(&quot;&quot;&quot;&quot;;[.B203];FIND(&quot;title&quot;;[.B203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028" calcext:value-type="float">
            <text:p>1028</text:p>
          </table:table-cell>
          <table:table-cell office:value-type="string" calcext:value-type="string">
            <text:p>&lt;td&gt;&lt;a href="/wiki/Lilongwe" title="Lilongwe"&gt;Lilongwe&lt;/a&gt;</text:p>
          </table:table-cell>
          <table:table-cell table:formula="of:=CONCATENATE(&quot;[&quot;&quot;&quot;;[.E204];&quot;&quot;&quot;,&quot;&quot;&quot;&amp;[.G204];&quot;&quot;&quot;,&quot;&amp;&quot;&quot;&quot;&quot;&amp;[.F204]&amp;&quot;&quot;&quot;],&quot;)" office:value-type="string" office:string-value="" calcext:value-type="error">
            <text:p>#WERT!</text:p>
          </table:table-cell>
          <table:table-cell/>
          <table:table-cell table:formula="of:=MID([.B204];[.L204];[.M204]-[.L204])" office:value-type="string" office:string-value="Lilongwe" calcext:value-type="string">
            <text:p>Lilongwe</text:p>
          </table:table-cell>
          <table:table-cell table:formula="of:=MID([.B204];[.J204];[.K204]-[.J204])" office:value-type="string" office:string-value="" calcext:value-type="error">
            <text:p>#WERT!</text:p>
          </table:table-cell>
          <table:table-cell table:formula="of:=MID([.B205];[.H204];[.I204]-[.H204])" office:value-type="string" office:string-value="Malaysia" calcext:value-type="string">
            <text:p>Malaysia</text:p>
          </table:table-cell>
          <table:table-cell table:formula="of:=FIND(&quot;title=&quot;;[.B205];1)+7" office:value-type="float" office:value="91" calcext:value-type="float">
            <text:p>91</text:p>
          </table:table-cell>
          <table:table-cell table:formula="of:=FIND(&quot;&quot;&quot;&quot;;[.B205];FIND(&quot;title=&quot;;[.B205];1)+7)" office:value-type="float" office:value="99" calcext:value-type="float">
            <text:p>99</text:p>
          </table:table-cell>
          <table:table-cell table:formula="of:=FIND(&quot;src=&quot;;[.B204];1)+7" office:value-type="string" office:string-value="" calcext:value-type="error">
            <text:p>#WERT!</text:p>
          </table:table-cell>
          <table:table-cell table:formula="of:=FIND(&quot;&quot;&quot;&quot;;[.B204];FIND(&quot;src=&quot;;[.B204];1)+7)" office:value-type="string" office:string-value="" calcext:value-type="error">
            <text:p>#WERT!</text:p>
          </table:table-cell>
          <table:table-cell table:formula="of:=FIND(&quot;title&quot;;[.B204];1)+7" office:value-type="float" office:value="37" calcext:value-type="float">
            <text:p>37</text:p>
          </table:table-cell>
          <table:table-cell table:formula="of:=FIND(&quot;&quot;&quot;&quot;;[.B204];FIND(&quot;title&quot;;[.B204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037" calcext:value-type="float">
            <text:p>1037</text:p>
          </table:table-cell>
          <table:table-cell office:value-type="string" calcext:value-type="string">
            <text:p>&lt;td rowspan="2"&gt;&lt;span style="display:none"&gt;Malaysia&lt;/span&gt;&lt;a href="/wiki/Malaysia" title="Malaysia"&gt;&lt;img alt="" src="//upload.wikimedia.org/wikipedia/commons/thumb/6/66/Flag_of_Malaysia.svg/20px-Flag_of_Malaysia.svg.png" decoding="async" width="20" height="10" class="noviewer" srcset="//upload.wikimedia.org/wikipedia/commons/thumb/6/66/Flag_of_Malaysia.svg/30px-Flag_of_Malaysia.svg.png 1.5x, //upload.wikimedia.org/wikipedia/commons/thumb/6/66/Flag_of_Malaysia.svg/40px-Flag_of_Malaysia.svg.png 2x" data-file-width="1200" data-file-height="600" /&gt;&lt;/a&gt;&amp;#160;&lt;a href="/wiki/Malaysia" title="Malaysia"&gt;Malaysia&lt;/a&gt;&lt;/td&gt;</text:p>
          </table:table-cell>
          <table:table-cell table:formula="of:=CONCATENATE(&quot;[&quot;&quot;&quot;;[.E205];&quot;&quot;&quot;,&quot;&quot;&quot;&amp;[.G205];&quot;&quot;&quot;,&quot;&amp;&quot;&quot;&quot;&quot;&amp;[.F205]&amp;&quot;&quot;&quot;],&quot;)" office:value-type="string" office:string-value="[&quot;Malaysia&quot;,&quot;Kuala Lumpur&quot;,&quot;upload.wikimedia.org/wikipedia/commons/thumb/6/66/Flag_of_Malaysia.svg/20px-Flag_of_Malaysia.svg.png&quot;]," calcext:value-type="string">
            <text:p>["Malaysia","Kuala Lumpur","upload.wikimedia.org/wikipedia/commons/thumb/6/66/Flag_of_Malaysia.svg/20px-Flag_of_Malaysia.svg.png"],</text:p>
          </table:table-cell>
          <table:table-cell/>
          <table:table-cell table:formula="of:=MID([.B205];[.L205];[.M205]-[.L205])" office:value-type="string" office:string-value="Malaysia" calcext:value-type="string">
            <text:p>Malaysia</text:p>
          </table:table-cell>
          <table:table-cell table:formula="of:=MID([.B205];[.J205];[.K205]-[.J205])" office:value-type="string" office:string-value="upload.wikimedia.org/wikipedia/commons/thumb/6/66/Flag_of_Malaysia.svg/20px-Flag_of_Malaysia.svg.png" calcext:value-type="string">
            <text:p>upload.wikimedia.org/wikipedia/commons/thumb/6/66/Flag_of_Malaysia.svg/20px-Flag_of_Malaysia.svg.png</text:p>
          </table:table-cell>
          <table:table-cell table:formula="of:=MID([.B206];[.H205];[.I205]-[.H205])" office:value-type="string" office:string-value="Kuala Lumpur" calcext:value-type="string">
            <text:p>Kuala Lumpur</text:p>
          </table:table-cell>
          <table:table-cell table:formula="of:=FIND(&quot;title=&quot;;[.B206];1)+7" office:value-type="float" office:value="41" calcext:value-type="float">
            <text:p>41</text:p>
          </table:table-cell>
          <table:table-cell table:formula="of:=FIND(&quot;&quot;&quot;&quot;;[.B206];FIND(&quot;title=&quot;;[.B206];1)+7)" office:value-type="float" office:value="53" calcext:value-type="float">
            <text:p>53</text:p>
          </table:table-cell>
          <table:table-cell table:formula="of:=FIND(&quot;src=&quot;;[.B205];1)+7" office:value-type="float" office:value="120" calcext:value-type="float">
            <text:p>120</text:p>
          </table:table-cell>
          <table:table-cell table:formula="of:=FIND(&quot;&quot;&quot;&quot;;[.B205];FIND(&quot;src=&quot;;[.B205];1)+7)" office:value-type="float" office:value="220" calcext:value-type="float">
            <text:p>220</text:p>
          </table:table-cell>
          <table:table-cell table:formula="of:=FIND(&quot;title&quot;;[.B205];1)+7" office:value-type="float" office:value="91" calcext:value-type="float">
            <text:p>91</text:p>
          </table:table-cell>
          <table:table-cell table:formula="of:=FIND(&quot;&quot;&quot;&quot;;[.B205];FIND(&quot;title&quot;;[.B205];1)+7)" office:value-type="float" office:value="99" calcext:value-type="float">
            <text:p>99</text:p>
          </table:table-cell>
        </table:table-row>
        <table:table-row table:style-name="ro27">
          <table:table-cell office:value-type="float" office:value="1038" calcext:value-type="float">
            <text:p>1038</text:p>
          </table:table-cell>
          <table:table-cell office:value-type="string" calcext:value-type="string">
            <text:p>&lt;td&gt;&lt;a href="/wiki/Kuala_Lumpur" title="Kuala Lumpur"&gt;Kuala Lumpur&lt;/a&gt; &lt;i&gt;(de jure)&lt;/i&gt;</text:p>
          </table:table-cell>
          <table:table-cell table:formula="of:=CONCATENATE(&quot;[&quot;&quot;&quot;;[.E206];&quot;&quot;&quot;,&quot;&quot;&quot;&amp;[.G206];&quot;&quot;&quot;,&quot;&amp;&quot;&quot;&quot;&quot;&amp;[.F206]&amp;&quot;&quot;&quot;],&quot;)" office:value-type="string" office:string-value="" calcext:value-type="error">
            <text:p>#WERT!</text:p>
          </table:table-cell>
          <table:table-cell/>
          <table:table-cell table:formula="of:=MID([.B206];[.L206];[.M206]-[.L206])" office:value-type="string" office:string-value="Kuala Lumpur" calcext:value-type="string">
            <text:p>Kuala Lumpur</text:p>
          </table:table-cell>
          <table:table-cell table:formula="of:=MID([.B206];[.J206];[.K206]-[.J206])" office:value-type="string" office:string-value="" calcext:value-type="error">
            <text:p>#WERT!</text:p>
          </table:table-cell>
          <table:table-cell table:formula="of:=MID([.B207];[.H206];[.I206]-[.H206])" office:value-type="string" office:string-value="Putrajaya" calcext:value-type="string">
            <text:p>Putrajaya</text:p>
          </table:table-cell>
          <table:table-cell table:formula="of:=FIND(&quot;title=&quot;;[.B207];1)+7" office:value-type="float" office:value="38" calcext:value-type="float">
            <text:p>38</text:p>
          </table:table-cell>
          <table:table-cell table:formula="of:=FIND(&quot;&quot;&quot;&quot;;[.B207];FIND(&quot;title=&quot;;[.B207];1)+7)" office:value-type="float" office:value="47" calcext:value-type="float">
            <text:p>47</text:p>
          </table:table-cell>
          <table:table-cell table:formula="of:=FIND(&quot;src=&quot;;[.B206];1)+7" office:value-type="string" office:string-value="" calcext:value-type="error">
            <text:p>#WERT!</text:p>
          </table:table-cell>
          <table:table-cell table:formula="of:=FIND(&quot;&quot;&quot;&quot;;[.B206];FIND(&quot;src=&quot;;[.B206];1)+7)" office:value-type="string" office:string-value="" calcext:value-type="error">
            <text:p>#WERT!</text:p>
          </table:table-cell>
          <table:table-cell table:formula="of:=FIND(&quot;title&quot;;[.B206];1)+7" office:value-type="float" office:value="41" calcext:value-type="float">
            <text:p>41</text:p>
          </table:table-cell>
          <table:table-cell table:formula="of:=FIND(&quot;&quot;&quot;&quot;;[.B206];FIND(&quot;title&quot;;[.B206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047" calcext:value-type="float">
            <text:p>1047</text:p>
          </table:table-cell>
          <table:table-cell office:value-type="string" calcext:value-type="string">
            <text:p>&lt;td&gt;&lt;a href="/wiki/Putrajaya" title="Putrajaya"&gt;Putrajaya&lt;/a&gt; &lt;i&gt;(Regierungssitz)&lt;/i&gt;</text:p>
          </table:table-cell>
          <table:table-cell table:formula="of:=CONCATENATE(&quot;[&quot;&quot;&quot;;[.E207];&quot;&quot;&quot;,&quot;&quot;&quot;&amp;[.G207];&quot;&quot;&quot;,&quot;&amp;&quot;&quot;&quot;&quot;&amp;[.F207]&amp;&quot;&quot;&quot;],&quot;)" office:value-type="string" office:string-value="" calcext:value-type="error">
            <text:p>#WERT!</text:p>
          </table:table-cell>
          <table:table-cell/>
          <table:table-cell table:formula="of:=MID([.B207];[.L207];[.M207]-[.L207])" office:value-type="string" office:string-value="Putrajaya" calcext:value-type="string">
            <text:p>Putrajaya</text:p>
          </table:table-cell>
          <table:table-cell table:formula="of:=MID([.B207];[.J207];[.K207]-[.J207])" office:value-type="string" office:string-value="" calcext:value-type="error">
            <text:p>#WERT!</text:p>
          </table:table-cell>
          <table:table-cell table:formula="of:=MID([.B208];[.H207];[.I207]-[.H207])" office:value-type="string" office:string-value="Malediven" calcext:value-type="string">
            <text:p>Malediven</text:p>
          </table:table-cell>
          <table:table-cell table:formula="of:=FIND(&quot;title=&quot;;[.B208];1)+7" office:value-type="float" office:value="81" calcext:value-type="float">
            <text:p>81</text:p>
          </table:table-cell>
          <table:table-cell table:formula="of:=FIND(&quot;&quot;&quot;&quot;;[.B208];FIND(&quot;title=&quot;;[.B208];1)+7)" office:value-type="float" office:value="90" calcext:value-type="float">
            <text:p>90</text:p>
          </table:table-cell>
          <table:table-cell table:formula="of:=FIND(&quot;src=&quot;;[.B207];1)+7" office:value-type="string" office:string-value="" calcext:value-type="error">
            <text:p>#WERT!</text:p>
          </table:table-cell>
          <table:table-cell table:formula="of:=FIND(&quot;&quot;&quot;&quot;;[.B207];FIND(&quot;src=&quot;;[.B207];1)+7)" office:value-type="string" office:string-value="" calcext:value-type="error">
            <text:p>#WERT!</text:p>
          </table:table-cell>
          <table:table-cell table:formula="of:=FIND(&quot;title&quot;;[.B207];1)+7" office:value-type="float" office:value="38" calcext:value-type="float">
            <text:p>38</text:p>
          </table:table-cell>
          <table:table-cell table:formula="of:=FIND(&quot;&quot;&quot;&quot;;[.B207];FIND(&quot;title&quot;;[.B207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056" calcext:value-type="float">
            <text:p>1056</text:p>
          </table:table-cell>
          <table:table-cell office:value-type="string" calcext:value-type="string">
            <text:p>&lt;td&gt;&lt;span style="display:none"&gt;Malediven&lt;/span&gt;&lt;a href="/wiki/Malediven" title="Malediven"&gt;&lt;img alt="" src="//upload.wikimedia.org/wikipedia/commons/thumb/0/0f/Flag_of_Maldives.svg/20px-Flag_of_Maldives.svg.png" decoding="async" width="20" height="13" class="noviewer" srcset="//upload.wikimedia.org/wikipedia/commons/thumb/0/0f/Flag_of_Maldives.svg/30px-Flag_of_Maldives.svg.png 1.5x, //upload.wikimedia.org/wikipedia/commons/thumb/0/0f/Flag_of_Maldives.svg/40px-Flag_of_Maldives.svg.png 2x" data-file-width="720" data-file-height="480" /&gt;&lt;/a&gt;&amp;#160;&lt;a href="/wiki/Malediven" title="Malediven"&gt;Malediven&lt;/a&gt;&lt;/td&gt;</text:p>
          </table:table-cell>
          <table:table-cell table:formula="of:=CONCATENATE(&quot;[&quot;&quot;&quot;;[.E208];&quot;&quot;&quot;,&quot;&quot;&quot;&amp;[.G208];&quot;&quot;&quot;,&quot;&amp;&quot;&quot;&quot;&quot;&amp;[.F208]&amp;&quot;&quot;&quot;],&quot;)" office:value-type="string" office:string-value="[&quot;Malediven&quot;,&quot;Malé&quot;,&quot;upload.wikimedia.org/wikipedia/commons/thumb/0/0f/Flag_of_Maldives.svg/20px-Flag_of_Maldives.svg.png&quot;]," calcext:value-type="string">
            <text:p>["Malediven","Malé","upload.wikimedia.org/wikipedia/commons/thumb/0/0f/Flag_of_Maldives.svg/20px-Flag_of_Maldives.svg.png"],</text:p>
          </table:table-cell>
          <table:table-cell/>
          <table:table-cell table:formula="of:=MID([.B208];[.L208];[.M208]-[.L208])" office:value-type="string" office:string-value="Malediven" calcext:value-type="string">
            <text:p>Malediven</text:p>
          </table:table-cell>
          <table:table-cell table:formula="of:=MID([.B208];[.J208];[.K208]-[.J208])" office:value-type="string" office:string-value="upload.wikimedia.org/wikipedia/commons/thumb/0/0f/Flag_of_Maldives.svg/20px-Flag_of_Maldives.svg.png" calcext:value-type="string">
            <text:p>upload.wikimedia.org/wikipedia/commons/thumb/0/0f/Flag_of_Maldives.svg/20px-Flag_of_Maldives.svg.png</text:p>
          </table:table-cell>
          <table:table-cell table:formula="of:=MID([.B209];[.H208];[.I208]-[.H208])" office:value-type="string" office:string-value="Malé" calcext:value-type="string">
            <text:p>Malé</text:p>
          </table:table-cell>
          <table:table-cell table:formula="of:=FIND(&quot;title=&quot;;[.B209];1)+7" office:value-type="float" office:value="38" calcext:value-type="float">
            <text:p>38</text:p>
          </table:table-cell>
          <table:table-cell table:formula="of:=FIND(&quot;&quot;&quot;&quot;;[.B209];FIND(&quot;title=&quot;;[.B209];1)+7)" office:value-type="float" office:value="42" calcext:value-type="float">
            <text:p>42</text:p>
          </table:table-cell>
          <table:table-cell table:formula="of:=FIND(&quot;src=&quot;;[.B208];1)+7" office:value-type="float" office:value="111" calcext:value-type="float">
            <text:p>111</text:p>
          </table:table-cell>
          <table:table-cell table:formula="of:=FIND(&quot;&quot;&quot;&quot;;[.B208];FIND(&quot;src=&quot;;[.B208];1)+7)" office:value-type="float" office:value="211" calcext:value-type="float">
            <text:p>211</text:p>
          </table:table-cell>
          <table:table-cell table:formula="of:=FIND(&quot;title&quot;;[.B208];1)+7" office:value-type="float" office:value="81" calcext:value-type="float">
            <text:p>81</text:p>
          </table:table-cell>
          <table:table-cell table:formula="of:=FIND(&quot;&quot;&quot;&quot;;[.B208];FIND(&quot;title&quot;;[.B208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057" calcext:value-type="float">
            <text:p>1057</text:p>
          </table:table-cell>
          <table:table-cell office:value-type="string" calcext:value-type="string">
            <text:p>&lt;td&gt;&lt;a href="/wiki/Mal%C3%A9" title="Malé"&gt;Malé&lt;/a&gt;</text:p>
          </table:table-cell>
          <table:table-cell table:formula="of:=CONCATENATE(&quot;[&quot;&quot;&quot;;[.E209];&quot;&quot;&quot;,&quot;&quot;&quot;&amp;[.G209];&quot;&quot;&quot;,&quot;&amp;&quot;&quot;&quot;&quot;&amp;[.F209]&amp;&quot;&quot;&quot;],&quot;)" office:value-type="string" office:string-value="" calcext:value-type="error">
            <text:p>#WERT!</text:p>
          </table:table-cell>
          <table:table-cell/>
          <table:table-cell table:formula="of:=MID([.B209];[.L209];[.M209]-[.L209])" office:value-type="string" office:string-value="Malé" calcext:value-type="string">
            <text:p>Malé</text:p>
          </table:table-cell>
          <table:table-cell table:formula="of:=MID([.B209];[.J209];[.K209]-[.J209])" office:value-type="string" office:string-value="" calcext:value-type="error">
            <text:p>#WERT!</text:p>
          </table:table-cell>
          <table:table-cell table:formula="of:=MID([.B210];[.H209];[.I209]-[.H209])" office:value-type="string" office:string-value="Mali" calcext:value-type="string">
            <text:p>Mali</text:p>
          </table:table-cell>
          <table:table-cell table:formula="of:=FIND(&quot;title=&quot;;[.B210];1)+7" office:value-type="float" office:value="71" calcext:value-type="float">
            <text:p>71</text:p>
          </table:table-cell>
          <table:table-cell table:formula="of:=FIND(&quot;&quot;&quot;&quot;;[.B210];FIND(&quot;title=&quot;;[.B210];1)+7)" office:value-type="float" office:value="75" calcext:value-type="float">
            <text:p>75</text:p>
          </table:table-cell>
          <table:table-cell table:formula="of:=FIND(&quot;src=&quot;;[.B209];1)+7" office:value-type="string" office:string-value="" calcext:value-type="error">
            <text:p>#WERT!</text:p>
          </table:table-cell>
          <table:table-cell table:formula="of:=FIND(&quot;&quot;&quot;&quot;;[.B209];FIND(&quot;src=&quot;;[.B209];1)+7)" office:value-type="string" office:string-value="" calcext:value-type="error">
            <text:p>#WERT!</text:p>
          </table:table-cell>
          <table:table-cell table:formula="of:=FIND(&quot;title&quot;;[.B209];1)+7" office:value-type="float" office:value="38" calcext:value-type="float">
            <text:p>38</text:p>
          </table:table-cell>
          <table:table-cell table:formula="of:=FIND(&quot;&quot;&quot;&quot;;[.B209];FIND(&quot;title&quot;;[.B209];1)+7)" office:value-type="float" office:value="42" calcext:value-type="float">
            <text:p>42</text:p>
          </table:table-cell>
        </table:table-row>
        <table:table-row table:style-name="ro27">
          <table:table-cell office:value-type="float" office:value="1066" calcext:value-type="float">
            <text:p>1066</text:p>
          </table:table-cell>
          <table:table-cell office:value-type="string" calcext:value-type="string">
            <text:p>&lt;td&gt;&lt;span style="display:none"&gt;Mali&lt;/span&gt;&lt;a href="/wiki/Mali" title="Mali"&gt;&lt;img alt="" src="//upload.wikimedia.org/wikipedia/commons/thumb/9/92/Flag_of_Mali.svg/20px-Flag_of_Mali.svg.png" decoding="async" width="20" height="13" class="noviewer" srcset="//upload.wikimedia.org/wikipedia/commons/thumb/9/92/Flag_of_Mali.svg/30px-Flag_of_Mali.svg.png 1.5x, //upload.wikimedia.org/wikipedia/commons/thumb/9/92/Flag_of_Mali.svg/40px-Flag_of_Mali.svg.png 2x" data-file-width="900" data-file-height="600" /&gt;&lt;/a&gt;&amp;#160;&lt;a href="/wiki/Mali" title="Mali"&gt;Mali&lt;/a&gt;&lt;/td&gt;</text:p>
          </table:table-cell>
          <table:table-cell table:formula="of:=CONCATENATE(&quot;[&quot;&quot;&quot;;[.E210];&quot;&quot;&quot;,&quot;&quot;&quot;&amp;[.G210];&quot;&quot;&quot;,&quot;&amp;&quot;&quot;&quot;&quot;&amp;[.F210]&amp;&quot;&quot;&quot;],&quot;)" office:value-type="string" office:string-value="[&quot;Mali&quot;,&quot;Bamako&quot;,&quot;upload.wikimedia.org/wikipedia/commons/thumb/9/92/Flag_of_Mali.svg/20px-Flag_of_Mali.svg.png&quot;]," calcext:value-type="string">
            <text:p>["Mali","Bamako","upload.wikimedia.org/wikipedia/commons/thumb/9/92/Flag_of_Mali.svg/20px-Flag_of_Mali.svg.png"],</text:p>
          </table:table-cell>
          <table:table-cell/>
          <table:table-cell table:formula="of:=MID([.B210];[.L210];[.M210]-[.L210])" office:value-type="string" office:string-value="Mali" calcext:value-type="string">
            <text:p>Mali</text:p>
          </table:table-cell>
          <table:table-cell table:formula="of:=MID([.B210];[.J210];[.K210]-[.J210])" office:value-type="string" office:string-value="upload.wikimedia.org/wikipedia/commons/thumb/9/92/Flag_of_Mali.svg/20px-Flag_of_Mali.svg.png" calcext:value-type="string">
            <text:p>upload.wikimedia.org/wikipedia/commons/thumb/9/92/Flag_of_Mali.svg/20px-Flag_of_Mali.svg.png</text:p>
          </table:table-cell>
          <table:table-cell table:formula="of:=MID([.B211];[.H210];[.I210]-[.H210])" office:value-type="string" office:string-value="Bamako" calcext:value-type="string">
            <text:p>Bamako</text:p>
          </table:table-cell>
          <table:table-cell table:formula="of:=FIND(&quot;title=&quot;;[.B211];1)+7" office:value-type="float" office:value="35" calcext:value-type="float">
            <text:p>35</text:p>
          </table:table-cell>
          <table:table-cell table:formula="of:=FIND(&quot;&quot;&quot;&quot;;[.B211];FIND(&quot;title=&quot;;[.B211];1)+7)" office:value-type="float" office:value="41" calcext:value-type="float">
            <text:p>41</text:p>
          </table:table-cell>
          <table:table-cell table:formula="of:=FIND(&quot;src=&quot;;[.B210];1)+7" office:value-type="float" office:value="96" calcext:value-type="float">
            <text:p>96</text:p>
          </table:table-cell>
          <table:table-cell table:formula="of:=FIND(&quot;&quot;&quot;&quot;;[.B210];FIND(&quot;src=&quot;;[.B210];1)+7)" office:value-type="float" office:value="188" calcext:value-type="float">
            <text:p>188</text:p>
          </table:table-cell>
          <table:table-cell table:formula="of:=FIND(&quot;title&quot;;[.B210];1)+7" office:value-type="float" office:value="71" calcext:value-type="float">
            <text:p>71</text:p>
          </table:table-cell>
          <table:table-cell table:formula="of:=FIND(&quot;&quot;&quot;&quot;;[.B210];FIND(&quot;title&quot;;[.B210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1067" calcext:value-type="float">
            <text:p>1067</text:p>
          </table:table-cell>
          <table:table-cell office:value-type="string" calcext:value-type="string">
            <text:p>&lt;td&gt;&lt;a href="/wiki/Bamako" title="Bamako"&gt;Bamako&lt;/a&gt;</text:p>
          </table:table-cell>
          <table:table-cell table:formula="of:=CONCATENATE(&quot;[&quot;&quot;&quot;;[.E211];&quot;&quot;&quot;,&quot;&quot;&quot;&amp;[.G211];&quot;&quot;&quot;,&quot;&amp;&quot;&quot;&quot;&quot;&amp;[.F211]&amp;&quot;&quot;&quot;],&quot;)" office:value-type="string" office:string-value="" calcext:value-type="error">
            <text:p>#WERT!</text:p>
          </table:table-cell>
          <table:table-cell/>
          <table:table-cell table:formula="of:=MID([.B211];[.L211];[.M211]-[.L211])" office:value-type="string" office:string-value="Bamako" calcext:value-type="string">
            <text:p>Bamako</text:p>
          </table:table-cell>
          <table:table-cell table:formula="of:=MID([.B211];[.J211];[.K211]-[.J211])" office:value-type="string" office:string-value="" calcext:value-type="error">
            <text:p>#WERT!</text:p>
          </table:table-cell>
          <table:table-cell table:formula="of:=MID([.B212];[.H211];[.I211]-[.H211])" office:value-type="string" office:string-value="Malta" calcext:value-type="string">
            <text:p>Malta</text:p>
          </table:table-cell>
          <table:table-cell table:formula="of:=FIND(&quot;title=&quot;;[.B212];1)+7" office:value-type="float" office:value="73" calcext:value-type="float">
            <text:p>73</text:p>
          </table:table-cell>
          <table:table-cell table:formula="of:=FIND(&quot;&quot;&quot;&quot;;[.B212];FIND(&quot;title=&quot;;[.B212];1)+7)" office:value-type="float" office:value="78" calcext:value-type="float">
            <text:p>78</text:p>
          </table:table-cell>
          <table:table-cell table:formula="of:=FIND(&quot;src=&quot;;[.B211];1)+7" office:value-type="string" office:string-value="" calcext:value-type="error">
            <text:p>#WERT!</text:p>
          </table:table-cell>
          <table:table-cell table:formula="of:=FIND(&quot;&quot;&quot;&quot;;[.B211];FIND(&quot;src=&quot;;[.B211];1)+7)" office:value-type="string" office:string-value="" calcext:value-type="error">
            <text:p>#WERT!</text:p>
          </table:table-cell>
          <table:table-cell table:formula="of:=FIND(&quot;title&quot;;[.B211];1)+7" office:value-type="float" office:value="35" calcext:value-type="float">
            <text:p>35</text:p>
          </table:table-cell>
          <table:table-cell table:formula="of:=FIND(&quot;&quot;&quot;&quot;;[.B211];FIND(&quot;title&quot;;[.B211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076" calcext:value-type="float">
            <text:p>1076</text:p>
          </table:table-cell>
          <table:table-cell office:value-type="string" calcext:value-type="string">
            <text:p>&lt;td&gt;&lt;span style="display:none"&gt;Malta&lt;/span&gt;&lt;a href="/wiki/Malta" title="Malta"&gt;&lt;img alt="" src="//upload.wikimedia.org/wikipedia/commons/thumb/7/73/Flag_of_Malta.svg/20px-Flag_of_Malta.svg.png" decoding="async" width="20" height="13" class="noviewer thumbborder" srcset="//upload.wikimedia.org/wikipedia/commons/thumb/7/73/Flag_of_Malta.svg/30px-Flag_of_Malta.svg.png 1.5x, //upload.wikimedia.org/wikipedia/commons/thumb/7/73/Flag_of_Malta.svg/40px-Flag_of_Malta.svg.png 2x" data-file-width="900" data-file-height="600" /&gt;&lt;/a&gt;&amp;#160;&lt;a href="/wiki/Malta" title="Malta"&gt;Malta&lt;/a&gt;&lt;/td&gt;</text:p>
          </table:table-cell>
          <table:table-cell table:formula="of:=CONCATENATE(&quot;[&quot;&quot;&quot;;[.E212];&quot;&quot;&quot;,&quot;&quot;&quot;&amp;[.G212];&quot;&quot;&quot;,&quot;&amp;&quot;&quot;&quot;&quot;&amp;[.F212]&amp;&quot;&quot;&quot;],&quot;)" office:value-type="string" office:string-value="[&quot;Malta&quot;,&quot;Valletta&quot;,&quot;upload.wikimedia.org/wikipedia/commons/thumb/7/73/Flag_of_Malta.svg/20px-Flag_of_Malta.svg.png&quot;]," calcext:value-type="string">
            <text:p>["Malta","Valletta","upload.wikimedia.org/wikipedia/commons/thumb/7/73/Flag_of_Malta.svg/20px-Flag_of_Malta.svg.png"],</text:p>
          </table:table-cell>
          <table:table-cell/>
          <table:table-cell table:formula="of:=MID([.B212];[.L212];[.M212]-[.L212])" office:value-type="string" office:string-value="Malta" calcext:value-type="string">
            <text:p>Malta</text:p>
          </table:table-cell>
          <table:table-cell table:formula="of:=MID([.B212];[.J212];[.K212]-[.J212])" office:value-type="string" office:string-value="upload.wikimedia.org/wikipedia/commons/thumb/7/73/Flag_of_Malta.svg/20px-Flag_of_Malta.svg.png" calcext:value-type="string">
            <text:p>upload.wikimedia.org/wikipedia/commons/thumb/7/73/Flag_of_Malta.svg/20px-Flag_of_Malta.svg.png</text:p>
          </table:table-cell>
          <table:table-cell table:formula="of:=MID([.B213];[.H212];[.I212]-[.H212])" office:value-type="string" office:string-value="Valletta" calcext:value-type="string">
            <text:p>Valletta</text:p>
          </table:table-cell>
          <table:table-cell table:formula="of:=FIND(&quot;title=&quot;;[.B213];1)+7" office:value-type="float" office:value="37" calcext:value-type="float">
            <text:p>37</text:p>
          </table:table-cell>
          <table:table-cell table:formula="of:=FIND(&quot;&quot;&quot;&quot;;[.B213];FIND(&quot;title=&quot;;[.B213];1)+7)" office:value-type="float" office:value="45" calcext:value-type="float">
            <text:p>45</text:p>
          </table:table-cell>
          <table:table-cell table:formula="of:=FIND(&quot;src=&quot;;[.B212];1)+7" office:value-type="float" office:value="99" calcext:value-type="float">
            <text:p>99</text:p>
          </table:table-cell>
          <table:table-cell table:formula="of:=FIND(&quot;&quot;&quot;&quot;;[.B212];FIND(&quot;src=&quot;;[.B212];1)+7)" office:value-type="float" office:value="193" calcext:value-type="float">
            <text:p>193</text:p>
          </table:table-cell>
          <table:table-cell table:formula="of:=FIND(&quot;title&quot;;[.B212];1)+7" office:value-type="float" office:value="73" calcext:value-type="float">
            <text:p>73</text:p>
          </table:table-cell>
          <table:table-cell table:formula="of:=FIND(&quot;&quot;&quot;&quot;;[.B212];FIND(&quot;title&quot;;[.B212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077" calcext:value-type="float">
            <text:p>1077</text:p>
          </table:table-cell>
          <table:table-cell office:value-type="string" calcext:value-type="string">
            <text:p>&lt;td&gt;&lt;a href="/wiki/Valletta" title="Valletta"&gt;Valletta&lt;/a&gt;</text:p>
          </table:table-cell>
          <table:table-cell table:formula="of:=CONCATENATE(&quot;[&quot;&quot;&quot;;[.E213];&quot;&quot;&quot;,&quot;&quot;&quot;&amp;[.G213];&quot;&quot;&quot;,&quot;&amp;&quot;&quot;&quot;&quot;&amp;[.F213]&amp;&quot;&quot;&quot;],&quot;)" office:value-type="string" office:string-value="" calcext:value-type="error">
            <text:p>#WERT!</text:p>
          </table:table-cell>
          <table:table-cell/>
          <table:table-cell table:formula="of:=MID([.B213];[.L213];[.M213]-[.L213])" office:value-type="string" office:string-value="Valletta" calcext:value-type="string">
            <text:p>Valletta</text:p>
          </table:table-cell>
          <table:table-cell table:formula="of:=MID([.B213];[.J213];[.K213]-[.J213])" office:value-type="string" office:string-value="" calcext:value-type="error">
            <text:p>#WERT!</text:p>
          </table:table-cell>
          <table:table-cell table:formula="of:=MID([.B214];[.H213];[.I213]-[.H213])" office:value-type="string" office:string-value="Marokko" calcext:value-type="string">
            <text:p>Marokko</text:p>
          </table:table-cell>
          <table:table-cell table:formula="of:=FIND(&quot;title=&quot;;[.B214];1)+7" office:value-type="float" office:value="77" calcext:value-type="float">
            <text:p>77</text:p>
          </table:table-cell>
          <table:table-cell table:formula="of:=FIND(&quot;&quot;&quot;&quot;;[.B214];FIND(&quot;title=&quot;;[.B214];1)+7)" office:value-type="float" office:value="84" calcext:value-type="float">
            <text:p>84</text:p>
          </table:table-cell>
          <table:table-cell table:formula="of:=FIND(&quot;src=&quot;;[.B213];1)+7" office:value-type="string" office:string-value="" calcext:value-type="error">
            <text:p>#WERT!</text:p>
          </table:table-cell>
          <table:table-cell table:formula="of:=FIND(&quot;&quot;&quot;&quot;;[.B213];FIND(&quot;src=&quot;;[.B213];1)+7)" office:value-type="string" office:string-value="" calcext:value-type="error">
            <text:p>#WERT!</text:p>
          </table:table-cell>
          <table:table-cell table:formula="of:=FIND(&quot;title&quot;;[.B213];1)+7" office:value-type="float" office:value="37" calcext:value-type="float">
            <text:p>37</text:p>
          </table:table-cell>
          <table:table-cell table:formula="of:=FIND(&quot;&quot;&quot;&quot;;[.B213];FIND(&quot;title&quot;;[.B213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086" calcext:value-type="float">
            <text:p>1086</text:p>
          </table:table-cell>
          <table:table-cell office:value-type="string" calcext:value-type="string">
            <text:p>&lt;td&gt;&lt;span style="display:none"&gt;Marokko&lt;/span&gt;&lt;a href="/wiki/Marokko" title="Marokko"&gt;&lt;img alt="" src="//upload.wikimedia.org/wikipedia/commons/thumb/2/2c/Flag_of_Morocco.svg/20px-Flag_of_Morocco.svg.png" decoding="async" width="20" height="13" class="noviewer" srcset="//upload.wikimedia.org/wikipedia/commons/thumb/2/2c/Flag_of_Morocco.svg/30px-Flag_of_Morocco.svg.png 1.5x, //upload.wikimedia.org/wikipedia/commons/thumb/2/2c/Flag_of_Morocco.svg/40px-Flag_of_Morocco.svg.png 2x" data-file-width="900" data-file-height="600" /&gt;&lt;/a&gt;&amp;#160;&lt;a href="/wiki/Marokko" title="Marokko"&gt;Marokko&lt;/a&gt;&lt;/td&gt;</text:p>
          </table:table-cell>
          <table:table-cell table:formula="of:=CONCATENATE(&quot;[&quot;&quot;&quot;;[.E214];&quot;&quot;&quot;,&quot;&quot;&quot;&amp;[.G214];&quot;&quot;&quot;,&quot;&amp;&quot;&quot;&quot;&quot;&amp;[.F214]&amp;&quot;&quot;&quot;],&quot;)" office:value-type="string" office:string-value="[&quot;Marokko&quot;,&quot;Rabat&quot;,&quot;upload.wikimedia.org/wikipedia/commons/thumb/2/2c/Flag_of_Morocco.svg/20px-Flag_of_Morocco.svg.png&quot;]," calcext:value-type="string">
            <text:p>["Marokko","Rabat","upload.wikimedia.org/wikipedia/commons/thumb/2/2c/Flag_of_Morocco.svg/20px-Flag_of_Morocco.svg.png"],</text:p>
          </table:table-cell>
          <table:table-cell/>
          <table:table-cell table:formula="of:=MID([.B214];[.L214];[.M214]-[.L214])" office:value-type="string" office:string-value="Marokko" calcext:value-type="string">
            <text:p>Marokko</text:p>
          </table:table-cell>
          <table:table-cell table:formula="of:=MID([.B214];[.J214];[.K214]-[.J214])" office:value-type="string" office:string-value="upload.wikimedia.org/wikipedia/commons/thumb/2/2c/Flag_of_Morocco.svg/20px-Flag_of_Morocco.svg.png" calcext:value-type="string">
            <text:p>upload.wikimedia.org/wikipedia/commons/thumb/2/2c/Flag_of_Morocco.svg/20px-Flag_of_Morocco.svg.png</text:p>
          </table:table-cell>
          <table:table-cell table:formula="of:=MID([.B215];[.H214];[.I214]-[.H214])" office:value-type="string" office:string-value="Rabat" calcext:value-type="string">
            <text:p>Rabat</text:p>
          </table:table-cell>
          <table:table-cell table:formula="of:=FIND(&quot;title=&quot;;[.B215];1)+7" office:value-type="float" office:value="34" calcext:value-type="float">
            <text:p>34</text:p>
          </table:table-cell>
          <table:table-cell table:formula="of:=FIND(&quot;&quot;&quot;&quot;;[.B215];FIND(&quot;title=&quot;;[.B215];1)+7)" office:value-type="float" office:value="39" calcext:value-type="float">
            <text:p>39</text:p>
          </table:table-cell>
          <table:table-cell table:formula="of:=FIND(&quot;src=&quot;;[.B214];1)+7" office:value-type="float" office:value="105" calcext:value-type="float">
            <text:p>105</text:p>
          </table:table-cell>
          <table:table-cell table:formula="of:=FIND(&quot;&quot;&quot;&quot;;[.B214];FIND(&quot;src=&quot;;[.B214];1)+7)" office:value-type="float" office:value="203" calcext:value-type="float">
            <text:p>203</text:p>
          </table:table-cell>
          <table:table-cell table:formula="of:=FIND(&quot;title&quot;;[.B214];1)+7" office:value-type="float" office:value="77" calcext:value-type="float">
            <text:p>77</text:p>
          </table:table-cell>
          <table:table-cell table:formula="of:=FIND(&quot;&quot;&quot;&quot;;[.B214];FIND(&quot;title&quot;;[.B214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087" calcext:value-type="float">
            <text:p>1087</text:p>
          </table:table-cell>
          <table:table-cell office:value-type="string" calcext:value-type="string">
            <text:p>&lt;td&gt;&lt;a href="/wiki/Rabat" title="Rabat"&gt;Rabat&lt;/a&gt;</text:p>
          </table:table-cell>
          <table:table-cell table:formula="of:=CONCATENATE(&quot;[&quot;&quot;&quot;;[.E215];&quot;&quot;&quot;,&quot;&quot;&quot;&amp;[.G215];&quot;&quot;&quot;,&quot;&amp;&quot;&quot;&quot;&quot;&amp;[.F215]&amp;&quot;&quot;&quot;],&quot;)" office:value-type="string" office:string-value="" calcext:value-type="error">
            <text:p>#WERT!</text:p>
          </table:table-cell>
          <table:table-cell/>
          <table:table-cell table:formula="of:=MID([.B215];[.L215];[.M215]-[.L215])" office:value-type="string" office:string-value="Rabat" calcext:value-type="string">
            <text:p>Rabat</text:p>
          </table:table-cell>
          <table:table-cell table:formula="of:=MID([.B215];[.J215];[.K215]-[.J215])" office:value-type="string" office:string-value="" calcext:value-type="error">
            <text:p>#WERT!</text:p>
          </table:table-cell>
          <table:table-cell table:formula="of:=MID([.B216];[.H215];[.I215]-[.H215])" office:value-type="string" office:string-value="Marshallinseln" calcext:value-type="string">
            <text:p>Marshallinseln</text:p>
          </table:table-cell>
          <table:table-cell table:formula="of:=FIND(&quot;title=&quot;;[.B216];1)+7" office:value-type="float" office:value="91" calcext:value-type="float">
            <text:p>91</text:p>
          </table:table-cell>
          <table:table-cell table:formula="of:=FIND(&quot;&quot;&quot;&quot;;[.B216];FIND(&quot;title=&quot;;[.B216];1)+7)" office:value-type="float" office:value="105" calcext:value-type="float">
            <text:p>105</text:p>
          </table:table-cell>
          <table:table-cell table:formula="of:=FIND(&quot;src=&quot;;[.B215];1)+7" office:value-type="string" office:string-value="" calcext:value-type="error">
            <text:p>#WERT!</text:p>
          </table:table-cell>
          <table:table-cell table:formula="of:=FIND(&quot;&quot;&quot;&quot;;[.B215];FIND(&quot;src=&quot;;[.B215];1)+7)" office:value-type="string" office:string-value="" calcext:value-type="error">
            <text:p>#WERT!</text:p>
          </table:table-cell>
          <table:table-cell table:formula="of:=FIND(&quot;title&quot;;[.B215];1)+7" office:value-type="float" office:value="34" calcext:value-type="float">
            <text:p>34</text:p>
          </table:table-cell>
          <table:table-cell table:formula="of:=FIND(&quot;&quot;&quot;&quot;;[.B215];FIND(&quot;title&quot;;[.B215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096" calcext:value-type="float">
            <text:p>1096</text:p>
          </table:table-cell>
          <table:table-cell office:value-type="string" calcext:value-type="string">
            <text:p>&lt;td&gt;&lt;span style="display:none"&gt;Marshallinseln&lt;/span&gt;&lt;a href="/wiki/Marshallinseln" title="Marshallinseln"&gt;&lt;img alt="" src="//upload.wikimedia.org/wikipedia/commons/thumb/2/2e/Flag_of_the_Marshall_Islands.svg/20px-Flag_of_the_Marshall_Islands.svg.png" decoding="async" width="20" height="11" class="noviewer" srcset="//upload.wikimedia.org/wikipedia/commons/thumb/2/2e/Flag_of_the_Marshall_Islands.svg/30px-Flag_of_the_Marshall_Islands.svg.png 1.5x, //upload.wikimedia.org/wikipedia/commons/thumb/2/2e/Flag_of_the_Marshall_Islands.svg/40px-Flag_of_the_Marshall_Islands.svg.png 2x" data-file-width="1140" data-file-height="600" /&gt;&lt;/a&gt;&amp;#160;&lt;a href="/wiki/Marshallinseln" title="Marshallinseln"&gt;Marshallinseln&lt;/a&gt;&lt;/td&gt;</text:p>
          </table:table-cell>
          <table:table-cell table:formula="of:=CONCATENATE(&quot;[&quot;&quot;&quot;;[.E216];&quot;&quot;&quot;,&quot;&quot;&quot;&amp;[.G216];&quot;&quot;&quot;,&quot;&amp;&quot;&quot;&quot;&quot;&amp;[.F216]&amp;&quot;&quot;&quot;],&quot;)" office:value-type="string" office:string-value="[&quot;Marshallinseln&quot;,&quot;Majuro&quot;,&quot;upload.wikimedia.org/wikipedia/commons/thumb/2/2e/Flag_of_the_Marshall_Islands.svg/20px-Flag_of_the_Marshall_Islands.svg.png&quot;]," calcext:value-type="string">
            <text:p>["Marshallinseln","Majuro","upload.wikimedia.org/wikipedia/commons/thumb/2/2e/Flag_of_the_Marshall_Islands.svg/20px-Flag_of_the_Marshall_Islands.svg.png"],</text:p>
          </table:table-cell>
          <table:table-cell/>
          <table:table-cell table:formula="of:=MID([.B216];[.L216];[.M216]-[.L216])" office:value-type="string" office:string-value="Marshallinseln" calcext:value-type="string">
            <text:p>Marshallinseln</text:p>
          </table:table-cell>
          <table:table-cell table:formula="of:=MID([.B216];[.J216];[.K216]-[.J216])" office:value-type="string" office:string-value="upload.wikimedia.org/wikipedia/commons/thumb/2/2e/Flag_of_the_Marshall_Islands.svg/20px-Flag_of_the_Marshall_Islands.svg.png" calcext:value-type="string">
            <text:p>upload.wikimedia.org/wikipedia/commons/thumb/2/2e/Flag_of_the_Marshall_Islands.svg/20px-Flag_of_the_Marshall_Islands.svg.png</text:p>
          </table:table-cell>
          <table:table-cell table:formula="of:=MID([.B217];[.H216];[.I216]-[.H216])" office:value-type="string" office:string-value="Majuro" calcext:value-type="string">
            <text:p>Majuro</text:p>
          </table:table-cell>
          <table:table-cell table:formula="of:=FIND(&quot;title=&quot;;[.B217];1)+7" office:value-type="float" office:value="35" calcext:value-type="float">
            <text:p>35</text:p>
          </table:table-cell>
          <table:table-cell table:formula="of:=FIND(&quot;&quot;&quot;&quot;;[.B217];FIND(&quot;title=&quot;;[.B217];1)+7)" office:value-type="float" office:value="41" calcext:value-type="float">
            <text:p>41</text:p>
          </table:table-cell>
          <table:table-cell table:formula="of:=FIND(&quot;src=&quot;;[.B216];1)+7" office:value-type="float" office:value="126" calcext:value-type="float">
            <text:p>126</text:p>
          </table:table-cell>
          <table:table-cell table:formula="of:=FIND(&quot;&quot;&quot;&quot;;[.B216];FIND(&quot;src=&quot;;[.B216];1)+7)" office:value-type="float" office:value="250" calcext:value-type="float">
            <text:p>250</text:p>
          </table:table-cell>
          <table:table-cell table:formula="of:=FIND(&quot;title&quot;;[.B216];1)+7" office:value-type="float" office:value="91" calcext:value-type="float">
            <text:p>91</text:p>
          </table:table-cell>
          <table:table-cell table:formula="of:=FIND(&quot;&quot;&quot;&quot;;[.B216];FIND(&quot;title&quot;;[.B216];1)+7)" office:value-type="float" office:value="105" calcext:value-type="float">
            <text:p>105</text:p>
          </table:table-cell>
        </table:table-row>
        <table:table-row table:style-name="ro27">
          <table:table-cell office:value-type="float" office:value="1097" calcext:value-type="float">
            <text:p>1097</text:p>
          </table:table-cell>
          <table:table-cell office:value-type="string" calcext:value-type="string">
            <text:p>&lt;td&gt;&lt;a href="/wiki/Majuro" title="Majuro"&gt;Majuro&lt;/a&gt;</text:p>
          </table:table-cell>
          <table:table-cell table:formula="of:=CONCATENATE(&quot;[&quot;&quot;&quot;;[.E217];&quot;&quot;&quot;,&quot;&quot;&quot;&amp;[.G217];&quot;&quot;&quot;,&quot;&amp;&quot;&quot;&quot;&quot;&amp;[.F217]&amp;&quot;&quot;&quot;],&quot;)" office:value-type="string" office:string-value="" calcext:value-type="error">
            <text:p>#WERT!</text:p>
          </table:table-cell>
          <table:table-cell/>
          <table:table-cell table:formula="of:=MID([.B217];[.L217];[.M217]-[.L217])" office:value-type="string" office:string-value="Majuro" calcext:value-type="string">
            <text:p>Majuro</text:p>
          </table:table-cell>
          <table:table-cell table:formula="of:=MID([.B217];[.J217];[.K217]-[.J217])" office:value-type="string" office:string-value="" calcext:value-type="error">
            <text:p>#WERT!</text:p>
          </table:table-cell>
          <table:table-cell table:formula="of:=MID([.B218];[.H217];[.I217]-[.H217])" office:value-type="string" office:string-value="Mauretanien" calcext:value-type="string">
            <text:p>Mauretanien</text:p>
          </table:table-cell>
          <table:table-cell table:formula="of:=FIND(&quot;title=&quot;;[.B218];1)+7" office:value-type="float" office:value="85" calcext:value-type="float">
            <text:p>85</text:p>
          </table:table-cell>
          <table:table-cell table:formula="of:=FIND(&quot;&quot;&quot;&quot;;[.B218];FIND(&quot;title=&quot;;[.B218];1)+7)" office:value-type="float" office:value="96" calcext:value-type="float">
            <text:p>96</text:p>
          </table:table-cell>
          <table:table-cell table:formula="of:=FIND(&quot;src=&quot;;[.B217];1)+7" office:value-type="string" office:string-value="" calcext:value-type="error">
            <text:p>#WERT!</text:p>
          </table:table-cell>
          <table:table-cell table:formula="of:=FIND(&quot;&quot;&quot;&quot;;[.B217];FIND(&quot;src=&quot;;[.B217];1)+7)" office:value-type="string" office:string-value="" calcext:value-type="error">
            <text:p>#WERT!</text:p>
          </table:table-cell>
          <table:table-cell table:formula="of:=FIND(&quot;title&quot;;[.B217];1)+7" office:value-type="float" office:value="35" calcext:value-type="float">
            <text:p>35</text:p>
          </table:table-cell>
          <table:table-cell table:formula="of:=FIND(&quot;&quot;&quot;&quot;;[.B217];FIND(&quot;title&quot;;[.B21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106" calcext:value-type="float">
            <text:p>1106</text:p>
          </table:table-cell>
          <table:table-cell office:value-type="string" calcext:value-type="string">
            <text:p>&lt;td&gt;&lt;span style="display:none"&gt;Mauretanien&lt;/span&gt;&lt;a href="/wiki/Mauretanien" title="Mauretanien"&gt;&lt;img alt="" src="//upload.wikimedia.org/wikipedia/commons/thumb/4/43/Flag_of_Mauritania.svg/20px-Flag_of_Mauritania.svg.png" decoding="async" width="20" height="13" class="noviewer" srcset="//upload.wikimedia.org/wikipedia/commons/thumb/4/43/Flag_of_Mauritania.svg/30px-Flag_of_Mauritania.svg.png 1.5x, //upload.wikimedia.org/wikipedia/commons/thumb/4/43/Flag_of_Mauritania.svg/40px-Flag_of_Mauritania.svg.png 2x" data-file-width="1200" data-file-height="800" /&gt;&lt;/a&gt;&amp;#160;&lt;a href="/wiki/Mauretanien" title="Mauretanien"&gt;Mauretanien&lt;/a&gt;&lt;/td&gt;</text:p>
          </table:table-cell>
          <table:table-cell table:formula="of:=CONCATENATE(&quot;[&quot;&quot;&quot;;[.E218];&quot;&quot;&quot;,&quot;&quot;&quot;&amp;[.G218];&quot;&quot;&quot;,&quot;&amp;&quot;&quot;&quot;&quot;&amp;[.F218]&amp;&quot;&quot;&quot;],&quot;)" office:value-type="string" office:string-value="[&quot;Mauretanien&quot;,&quot;Nouakchott&quot;,&quot;upload.wikimedia.org/wikipedia/commons/thumb/4/43/Flag_of_Mauritania.svg/20px-Flag_of_Mauritania.svg.png&quot;]," calcext:value-type="string">
            <text:p>["Mauretanien","Nouakchott","upload.wikimedia.org/wikipedia/commons/thumb/4/43/Flag_of_Mauritania.svg/20px-Flag_of_Mauritania.svg.png"],</text:p>
          </table:table-cell>
          <table:table-cell/>
          <table:table-cell table:formula="of:=MID([.B218];[.L218];[.M218]-[.L218])" office:value-type="string" office:string-value="Mauretanien" calcext:value-type="string">
            <text:p>Mauretanien</text:p>
          </table:table-cell>
          <table:table-cell table:formula="of:=MID([.B218];[.J218];[.K218]-[.J218])" office:value-type="string" office:string-value="upload.wikimedia.org/wikipedia/commons/thumb/4/43/Flag_of_Mauritania.svg/20px-Flag_of_Mauritania.svg.png" calcext:value-type="string">
            <text:p>upload.wikimedia.org/wikipedia/commons/thumb/4/43/Flag_of_Mauritania.svg/20px-Flag_of_Mauritania.svg.png</text:p>
          </table:table-cell>
          <table:table-cell table:formula="of:=MID([.B219];[.H218];[.I218]-[.H218])" office:value-type="string" office:string-value="Nouakchott" calcext:value-type="string">
            <text:p>Nouakchott</text:p>
          </table:table-cell>
          <table:table-cell table:formula="of:=FIND(&quot;title=&quot;;[.B219];1)+7" office:value-type="float" office:value="39" calcext:value-type="float">
            <text:p>39</text:p>
          </table:table-cell>
          <table:table-cell table:formula="of:=FIND(&quot;&quot;&quot;&quot;;[.B219];FIND(&quot;title=&quot;;[.B219];1)+7)" office:value-type="float" office:value="49" calcext:value-type="float">
            <text:p>49</text:p>
          </table:table-cell>
          <table:table-cell table:formula="of:=FIND(&quot;src=&quot;;[.B218];1)+7" office:value-type="float" office:value="117" calcext:value-type="float">
            <text:p>117</text:p>
          </table:table-cell>
          <table:table-cell table:formula="of:=FIND(&quot;&quot;&quot;&quot;;[.B218];FIND(&quot;src=&quot;;[.B218];1)+7)" office:value-type="float" office:value="221" calcext:value-type="float">
            <text:p>221</text:p>
          </table:table-cell>
          <table:table-cell table:formula="of:=FIND(&quot;title&quot;;[.B218];1)+7" office:value-type="float" office:value="85" calcext:value-type="float">
            <text:p>85</text:p>
          </table:table-cell>
          <table:table-cell table:formula="of:=FIND(&quot;&quot;&quot;&quot;;[.B218];FIND(&quot;title&quot;;[.B218];1)+7)" office:value-type="float" office:value="96" calcext:value-type="float">
            <text:p>96</text:p>
          </table:table-cell>
        </table:table-row>
        <table:table-row table:style-name="ro27">
          <table:table-cell office:value-type="float" office:value="1107" calcext:value-type="float">
            <text:p>1107</text:p>
          </table:table-cell>
          <table:table-cell office:value-type="string" calcext:value-type="string">
            <text:p>&lt;td&gt;&lt;a href="/wiki/Nouakchott" title="Nouakchott"&gt;Nouakchott&lt;/a&gt;</text:p>
          </table:table-cell>
          <table:table-cell table:formula="of:=CONCATENATE(&quot;[&quot;&quot;&quot;;[.E219];&quot;&quot;&quot;,&quot;&quot;&quot;&amp;[.G219];&quot;&quot;&quot;,&quot;&amp;&quot;&quot;&quot;&quot;&amp;[.F219]&amp;&quot;&quot;&quot;],&quot;)" office:value-type="string" office:string-value="" calcext:value-type="error">
            <text:p>#WERT!</text:p>
          </table:table-cell>
          <table:table-cell/>
          <table:table-cell table:formula="of:=MID([.B219];[.L219];[.M219]-[.L219])" office:value-type="string" office:string-value="Nouakchott" calcext:value-type="string">
            <text:p>Nouakchott</text:p>
          </table:table-cell>
          <table:table-cell table:formula="of:=MID([.B219];[.J219];[.K219]-[.J219])" office:value-type="string" office:string-value="" calcext:value-type="error">
            <text:p>#WERT!</text:p>
          </table:table-cell>
          <table:table-cell table:formula="of:=MID([.B220];[.H219];[.I219]-[.H219])" office:value-type="string" office:string-value="Mauritius" calcext:value-type="string">
            <text:p>Mauritius</text:p>
          </table:table-cell>
          <table:table-cell table:formula="of:=FIND(&quot;title=&quot;;[.B220];1)+7" office:value-type="float" office:value="81" calcext:value-type="float">
            <text:p>81</text:p>
          </table:table-cell>
          <table:table-cell table:formula="of:=FIND(&quot;&quot;&quot;&quot;;[.B220];FIND(&quot;title=&quot;;[.B220];1)+7)" office:value-type="float" office:value="90" calcext:value-type="float">
            <text:p>90</text:p>
          </table:table-cell>
          <table:table-cell table:formula="of:=FIND(&quot;src=&quot;;[.B219];1)+7" office:value-type="string" office:string-value="" calcext:value-type="error">
            <text:p>#WERT!</text:p>
          </table:table-cell>
          <table:table-cell table:formula="of:=FIND(&quot;&quot;&quot;&quot;;[.B219];FIND(&quot;src=&quot;;[.B219];1)+7)" office:value-type="string" office:string-value="" calcext:value-type="error">
            <text:p>#WERT!</text:p>
          </table:table-cell>
          <table:table-cell table:formula="of:=FIND(&quot;title&quot;;[.B219];1)+7" office:value-type="float" office:value="39" calcext:value-type="float">
            <text:p>39</text:p>
          </table:table-cell>
          <table:table-cell table:formula="of:=FIND(&quot;&quot;&quot;&quot;;[.B219];FIND(&quot;title&quot;;[.B219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116" calcext:value-type="float">
            <text:p>1116</text:p>
          </table:table-cell>
          <table:table-cell office:value-type="string" calcext:value-type="string">
            <text:p>&lt;td&gt;&lt;span style="display:none"&gt;Mauritius&lt;/span&gt;&lt;a href="/wiki/Mauritius" title="Mauritius"&gt;&lt;img alt="" src="//upload.wikimedia.org/wikipedia/commons/thumb/7/77/Flag_of_Mauritius.svg/20px-Flag_of_Mauritius.svg.png" decoding="async" width="20" height="13" class="noviewer" srcset="//upload.wikimedia.org/wikipedia/commons/thumb/7/77/Flag_of_Mauritius.svg/30px-Flag_of_Mauritius.svg.png 1.5x, //upload.wikimedia.org/wikipedia/commons/thumb/7/77/Flag_of_Mauritius.svg/40px-Flag_of_Mauritius.svg.png 2x" data-file-width="900" data-file-height="600" /&gt;&lt;/a&gt;&amp;#160;&lt;a href="/wiki/Mauritius" title="Mauritius"&gt;Mauritius&lt;/a&gt;&lt;/td&gt;</text:p>
          </table:table-cell>
          <table:table-cell table:formula="of:=CONCATENATE(&quot;[&quot;&quot;&quot;;[.E220];&quot;&quot;&quot;,&quot;&quot;&quot;&amp;[.G220];&quot;&quot;&quot;,&quot;&amp;&quot;&quot;&quot;&quot;&amp;[.F220]&amp;&quot;&quot;&quot;],&quot;)" office:value-type="string" office:string-value="[&quot;Mauritius&quot;,&quot;Port Louis&quot;,&quot;upload.wikimedia.org/wikipedia/commons/thumb/7/77/Flag_of_Mauritius.svg/20px-Flag_of_Mauritius.svg.png&quot;]," calcext:value-type="string">
            <text:p>["Mauritius","Port Louis","upload.wikimedia.org/wikipedia/commons/thumb/7/77/Flag_of_Mauritius.svg/20px-Flag_of_Mauritius.svg.png"],</text:p>
          </table:table-cell>
          <table:table-cell/>
          <table:table-cell table:formula="of:=MID([.B220];[.L220];[.M220]-[.L220])" office:value-type="string" office:string-value="Mauritius" calcext:value-type="string">
            <text:p>Mauritius</text:p>
          </table:table-cell>
          <table:table-cell table:formula="of:=MID([.B220];[.J220];[.K220]-[.J220])" office:value-type="string" office:string-value="upload.wikimedia.org/wikipedia/commons/thumb/7/77/Flag_of_Mauritius.svg/20px-Flag_of_Mauritius.svg.png" calcext:value-type="string">
            <text:p>upload.wikimedia.org/wikipedia/commons/thumb/7/77/Flag_of_Mauritius.svg/20px-Flag_of_Mauritius.svg.png</text:p>
          </table:table-cell>
          <table:table-cell table:formula="of:=MID([.B221];[.H220];[.I220]-[.H220])" office:value-type="string" office:string-value="Port Louis" calcext:value-type="string">
            <text:p>Port Louis</text:p>
          </table:table-cell>
          <table:table-cell table:formula="of:=FIND(&quot;title=&quot;;[.B221];1)+7" office:value-type="float" office:value="39" calcext:value-type="float">
            <text:p>39</text:p>
          </table:table-cell>
          <table:table-cell table:formula="of:=FIND(&quot;&quot;&quot;&quot;;[.B221];FIND(&quot;title=&quot;;[.B221];1)+7)" office:value-type="float" office:value="49" calcext:value-type="float">
            <text:p>49</text:p>
          </table:table-cell>
          <table:table-cell table:formula="of:=FIND(&quot;src=&quot;;[.B220];1)+7" office:value-type="float" office:value="111" calcext:value-type="float">
            <text:p>111</text:p>
          </table:table-cell>
          <table:table-cell table:formula="of:=FIND(&quot;&quot;&quot;&quot;;[.B220];FIND(&quot;src=&quot;;[.B220];1)+7)" office:value-type="float" office:value="213" calcext:value-type="float">
            <text:p>213</text:p>
          </table:table-cell>
          <table:table-cell table:formula="of:=FIND(&quot;title&quot;;[.B220];1)+7" office:value-type="float" office:value="81" calcext:value-type="float">
            <text:p>81</text:p>
          </table:table-cell>
          <table:table-cell table:formula="of:=FIND(&quot;&quot;&quot;&quot;;[.B220];FIND(&quot;title&quot;;[.B220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117" calcext:value-type="float">
            <text:p>1117</text:p>
          </table:table-cell>
          <table:table-cell office:value-type="string" calcext:value-type="string">
            <text:p>&lt;td&gt;&lt;a href="/wiki/Port_Louis" title="Port Louis"&gt;Port Louis&lt;/a&gt;</text:p>
          </table:table-cell>
          <table:table-cell table:formula="of:=CONCATENATE(&quot;[&quot;&quot;&quot;;[.E221];&quot;&quot;&quot;,&quot;&quot;&quot;&amp;[.G221];&quot;&quot;&quot;,&quot;&amp;&quot;&quot;&quot;&quot;&amp;[.F221]&amp;&quot;&quot;&quot;],&quot;)" office:value-type="string" office:string-value="" calcext:value-type="error">
            <text:p>#WERT!</text:p>
          </table:table-cell>
          <table:table-cell/>
          <table:table-cell table:formula="of:=MID([.B221];[.L221];[.M221]-[.L221])" office:value-type="string" office:string-value="Port Louis" calcext:value-type="string">
            <text:p>Port Louis</text:p>
          </table:table-cell>
          <table:table-cell table:formula="of:=MID([.B221];[.J221];[.K221]-[.J221])" office:value-type="string" office:string-value="" calcext:value-type="error">
            <text:p>#WERT!</text:p>
          </table:table-cell>
          <table:table-cell table:formula="of:=MID([.B222];[.H221];[.I221]-[.H221])" office:value-type="string" office:string-value="Mexiko" calcext:value-type="string">
            <text:p>Mexiko</text:p>
          </table:table-cell>
          <table:table-cell table:formula="of:=FIND(&quot;title=&quot;;[.B222];1)+7" office:value-type="float" office:value="75" calcext:value-type="float">
            <text:p>75</text:p>
          </table:table-cell>
          <table:table-cell table:formula="of:=FIND(&quot;&quot;&quot;&quot;;[.B222];FIND(&quot;title=&quot;;[.B222];1)+7)" office:value-type="float" office:value="81" calcext:value-type="float">
            <text:p>81</text:p>
          </table:table-cell>
          <table:table-cell table:formula="of:=FIND(&quot;src=&quot;;[.B221];1)+7" office:value-type="string" office:string-value="" calcext:value-type="error">
            <text:p>#WERT!</text:p>
          </table:table-cell>
          <table:table-cell table:formula="of:=FIND(&quot;&quot;&quot;&quot;;[.B221];FIND(&quot;src=&quot;;[.B221];1)+7)" office:value-type="string" office:string-value="" calcext:value-type="error">
            <text:p>#WERT!</text:p>
          </table:table-cell>
          <table:table-cell table:formula="of:=FIND(&quot;title&quot;;[.B221];1)+7" office:value-type="float" office:value="39" calcext:value-type="float">
            <text:p>39</text:p>
          </table:table-cell>
          <table:table-cell table:formula="of:=FIND(&quot;&quot;&quot;&quot;;[.B221];FIND(&quot;title&quot;;[.B221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126" calcext:value-type="float">
            <text:p>1126</text:p>
          </table:table-cell>
          <table:table-cell office:value-type="string" calcext:value-type="string">
            <text:p>&lt;td&gt;&lt;span style="display:none"&gt;Mexiko&lt;/span&gt;&lt;a href="/wiki/Mexiko" title="Mexiko"&gt;&lt;img alt="" src="//upload.wikimedia.org/wikipedia/commons/thumb/f/fc/Flag_of_Mexico.svg/20px-Flag_of_Mexico.svg.png" decoding="async" width="20" height="11" class="noviewer thumbborder" srcset="//upload.wikimedia.org/wikipedia/commons/thumb/f/fc/Flag_of_Mexico.svg/30px-Flag_of_Mexico.svg.png 1.5x, //upload.wikimedia.org/wikipedia/commons/thumb/f/fc/Flag_of_Mexico.svg/40px-Flag_of_Mexico.svg.png 2x" data-file-width="980" data-file-height="560" /&gt;&lt;/a&gt;&amp;#160;&lt;a href="/wiki/Mexiko" title="Mexiko"&gt;Mexiko&lt;/a&gt;&lt;/td&gt;</text:p>
          </table:table-cell>
          <table:table-cell table:formula="of:=CONCATENATE(&quot;[&quot;&quot;&quot;;[.E222];&quot;&quot;&quot;,&quot;&quot;&quot;&amp;[.G222];&quot;&quot;&quot;,&quot;&amp;&quot;&quot;&quot;&quot;&amp;[.F222]&amp;&quot;&quot;&quot;],&quot;)" office:value-type="string" office:string-value="[&quot;Mexiko&quot;,&quot;Mexiko-Stadt&quot;,&quot;upload.wikimedia.org/wikipedia/commons/thumb/f/fc/Flag_of_Mexico.svg/20px-Flag_of_Mexico.svg.png&quot;]," calcext:value-type="string">
            <text:p>["Mexiko","Mexiko-Stadt","upload.wikimedia.org/wikipedia/commons/thumb/f/fc/Flag_of_Mexico.svg/20px-Flag_of_Mexico.svg.png"],</text:p>
          </table:table-cell>
          <table:table-cell/>
          <table:table-cell table:formula="of:=MID([.B222];[.L222];[.M222]-[.L222])" office:value-type="string" office:string-value="Mexiko" calcext:value-type="string">
            <text:p>Mexiko</text:p>
          </table:table-cell>
          <table:table-cell table:formula="of:=MID([.B222];[.J222];[.K222]-[.J222])" office:value-type="string" office:string-value="upload.wikimedia.org/wikipedia/commons/thumb/f/fc/Flag_of_Mexico.svg/20px-Flag_of_Mexico.svg.png" calcext:value-type="string">
            <text:p>upload.wikimedia.org/wikipedia/commons/thumb/f/fc/Flag_of_Mexico.svg/20px-Flag_of_Mexico.svg.png</text:p>
          </table:table-cell>
          <table:table-cell table:formula="of:=MID([.B223];[.H222];[.I222]-[.H222])" office:value-type="string" office:string-value="Mexiko-Stadt" calcext:value-type="string">
            <text:p>Mexiko-Stadt</text:p>
          </table:table-cell>
          <table:table-cell table:formula="of:=FIND(&quot;title=&quot;;[.B223];1)+7" office:value-type="float" office:value="41" calcext:value-type="float">
            <text:p>41</text:p>
          </table:table-cell>
          <table:table-cell table:formula="of:=FIND(&quot;&quot;&quot;&quot;;[.B223];FIND(&quot;title=&quot;;[.B223];1)+7)" office:value-type="float" office:value="53" calcext:value-type="float">
            <text:p>53</text:p>
          </table:table-cell>
          <table:table-cell table:formula="of:=FIND(&quot;src=&quot;;[.B222];1)+7" office:value-type="float" office:value="102" calcext:value-type="float">
            <text:p>102</text:p>
          </table:table-cell>
          <table:table-cell table:formula="of:=FIND(&quot;&quot;&quot;&quot;;[.B222];FIND(&quot;src=&quot;;[.B222];1)+7)" office:value-type="float" office:value="198" calcext:value-type="float">
            <text:p>198</text:p>
          </table:table-cell>
          <table:table-cell table:formula="of:=FIND(&quot;title&quot;;[.B222];1)+7" office:value-type="float" office:value="75" calcext:value-type="float">
            <text:p>75</text:p>
          </table:table-cell>
          <table:table-cell table:formula="of:=FIND(&quot;&quot;&quot;&quot;;[.B222];FIND(&quot;title&quot;;[.B222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127" calcext:value-type="float">
            <text:p>1127</text:p>
          </table:table-cell>
          <table:table-cell office:value-type="string" calcext:value-type="string">
            <text:p>&lt;td&gt;&lt;a href="/wiki/Mexiko-Stadt" title="Mexiko-Stadt"&gt;Mexiko-Stadt&lt;/a&gt;</text:p>
          </table:table-cell>
          <table:table-cell table:formula="of:=CONCATENATE(&quot;[&quot;&quot;&quot;;[.E223];&quot;&quot;&quot;,&quot;&quot;&quot;&amp;[.G223];&quot;&quot;&quot;,&quot;&amp;&quot;&quot;&quot;&quot;&amp;[.F223]&amp;&quot;&quot;&quot;],&quot;)" office:value-type="string" office:string-value="" calcext:value-type="error">
            <text:p>#WERT!</text:p>
          </table:table-cell>
          <table:table-cell/>
          <table:table-cell table:formula="of:=MID([.B223];[.L223];[.M223]-[.L223])" office:value-type="string" office:string-value="Mexiko-Stadt" calcext:value-type="string">
            <text:p>Mexiko-Stadt</text:p>
          </table:table-cell>
          <table:table-cell table:formula="of:=MID([.B223];[.J223];[.K223]-[.J223])" office:value-type="string" office:string-value="" calcext:value-type="error">
            <text:p>#WERT!</text:p>
          </table:table-cell>
          <table:table-cell table:formula="of:=MID([.B224];[.H223];[.I223]-[.H223])" office:value-type="string" office:string-value="Mikronesien" calcext:value-type="string">
            <text:p>Mikronesien</text:p>
          </table:table-cell>
          <table:table-cell table:formula="of:=FIND(&quot;title=&quot;;[.B224];1)+7" office:value-type="float" office:value="132" calcext:value-type="float">
            <text:p>132</text:p>
          </table:table-cell>
          <table:table-cell table:formula="of:=FIND(&quot;&quot;&quot;&quot;;[.B224];FIND(&quot;title=&quot;;[.B224];1)+7)" office:value-type="float" office:value="143" calcext:value-type="float">
            <text:p>143</text:p>
          </table:table-cell>
          <table:table-cell table:formula="of:=FIND(&quot;src=&quot;;[.B223];1)+7" office:value-type="string" office:string-value="" calcext:value-type="error">
            <text:p>#WERT!</text:p>
          </table:table-cell>
          <table:table-cell table:formula="of:=FIND(&quot;&quot;&quot;&quot;;[.B223];FIND(&quot;src=&quot;;[.B223];1)+7)" office:value-type="string" office:string-value="" calcext:value-type="error">
            <text:p>#WERT!</text:p>
          </table:table-cell>
          <table:table-cell table:formula="of:=FIND(&quot;title&quot;;[.B223];1)+7" office:value-type="float" office:value="41" calcext:value-type="float">
            <text:p>41</text:p>
          </table:table-cell>
          <table:table-cell table:formula="of:=FIND(&quot;&quot;&quot;&quot;;[.B223];FIND(&quot;title&quot;;[.B223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136" calcext:value-type="float">
            <text:p>1136</text:p>
          </table:table-cell>
          <table:table-cell office:value-type="string" calcext:value-type="string">
            <text:p>&lt;td&gt;&lt;span style="display:none"&gt;Mikronesien Foderierte Staaten&lt;/span&gt;&lt;a href="/wiki/F%C3%B6derierte_Staaten_von_Mikronesien" title="Mikronesien"&gt;&lt;img alt="" src="//upload.wikimedia.org/wikipedia/commons/thumb/e/e4/Flag_of_the_Federated_States_of_Micronesia.svg/20px-Flag_of_the_Federated_States_of_Micronesia.svg.png" decoding="async" width="20" height="11" class="noviewer" srcset="//upload.wikimedia.org/wikipedia/commons/thumb/e/e4/Flag_of_the_Federated_States_of_Micronesia.svg/30px-Flag_of_the_Federated_States_of_Micronesia.svg.png 1.5x, //upload.wikimedia.org/wikipedia/commons/thumb/e/e4/Flag_of_the_Federated_States_of_Micronesia.svg/40px-Flag_of_the_Federated_States_of_Micronesia.svg.png 2x" data-file-width="760" data-file-height="400" /&gt;&lt;/a&gt;&amp;#160;&lt;a href="/wiki/F%C3%B6derierte_Staaten_von_Mikronesien" title="Föderierte Staaten von Mikronesien"&gt;Mikronesien&lt;/a&gt;&lt;/td&gt;</text:p>
          </table:table-cell>
          <table:table-cell table:formula="of:=CONCATENATE(&quot;[&quot;&quot;&quot;;[.E224];&quot;&quot;&quot;,&quot;&quot;&quot;&amp;[.G224];&quot;&quot;&quot;,&quot;&amp;&quot;&quot;&quot;&quot;&amp;[.F224]&amp;&quot;&quot;&quot;],&quot;)" office:value-type="string" office:string-value="[&quot;Mikronesien&quot;,&quot;Palikir&quot;,&quot;upload.wikimedia.org/wikipedia/commons/thumb/e/e4/Flag_of_the_Federated_States_of_Micronesia.svg/20px-Flag_of_the_Federated_States_of_Micronesia.svg.png&quot;]," calcext:value-type="string">
            <text:p>["Mikronesien","Palikir","upload.wikimedia.org/wikipedia/commons/thumb/e/e4/Flag_of_the_Federated_States_of_Micronesia.svg/20px-Flag_of_the_Federated_States_of_Micronesia.svg.png"],</text:p>
          </table:table-cell>
          <table:table-cell/>
          <table:table-cell table:formula="of:=MID([.B224];[.L224];[.M224]-[.L224])" office:value-type="string" office:string-value="Mikronesien" calcext:value-type="string">
            <text:p>Mikronesien</text:p>
          </table:table-cell>
          <table:table-cell table:formula="of:=MID([.B224];[.J224];[.K224]-[.J224])" office:value-type="string" office:string-value="upload.wikimedia.org/wikipedia/commons/thumb/e/e4/Flag_of_the_Federated_States_of_Micronesia.svg/20px-Flag_of_the_Federated_States_of_Micronesia.svg.png" calcext:value-type="string">
            <text:p>upload.wikimedia.org/wikipedia/commons/thumb/e/e4/Flag_of_the_Federated_States_of_Micronesia.svg/20px-Flag_of_the_Federated_States_of_Micronesia.svg.png</text:p>
          </table:table-cell>
          <table:table-cell table:formula="of:=MID([.B225];[.H224];[.I224]-[.H224])" office:value-type="string" office:string-value="Palikir" calcext:value-type="string">
            <text:p>Palikir</text:p>
          </table:table-cell>
          <table:table-cell table:formula="of:=FIND(&quot;title=&quot;;[.B225];1)+7" office:value-type="float" office:value="36" calcext:value-type="float">
            <text:p>36</text:p>
          </table:table-cell>
          <table:table-cell table:formula="of:=FIND(&quot;&quot;&quot;&quot;;[.B225];FIND(&quot;title=&quot;;[.B225];1)+7)" office:value-type="float" office:value="43" calcext:value-type="float">
            <text:p>43</text:p>
          </table:table-cell>
          <table:table-cell table:formula="of:=FIND(&quot;src=&quot;;[.B224];1)+7" office:value-type="float" office:value="164" calcext:value-type="float">
            <text:p>164</text:p>
          </table:table-cell>
          <table:table-cell table:formula="of:=FIND(&quot;&quot;&quot;&quot;;[.B224];FIND(&quot;src=&quot;;[.B224];1)+7)" office:value-type="float" office:value="316" calcext:value-type="float">
            <text:p>316</text:p>
          </table:table-cell>
          <table:table-cell table:formula="of:=FIND(&quot;title&quot;;[.B224];1)+7" office:value-type="float" office:value="132" calcext:value-type="float">
            <text:p>132</text:p>
          </table:table-cell>
          <table:table-cell table:formula="of:=FIND(&quot;&quot;&quot;&quot;;[.B224];FIND(&quot;title&quot;;[.B224];1)+7)" office:value-type="float" office:value="143" calcext:value-type="float">
            <text:p>143</text:p>
          </table:table-cell>
        </table:table-row>
        <table:table-row table:style-name="ro27">
          <table:table-cell office:value-type="float" office:value="1137" calcext:value-type="float">
            <text:p>1137</text:p>
          </table:table-cell>
          <table:table-cell office:value-type="string" calcext:value-type="string">
            <text:p>&lt;td&gt;&lt;a href="/wiki/Palikir" title="Palikir"&gt;Palikir&lt;/a&gt;</text:p>
          </table:table-cell>
          <table:table-cell table:formula="of:=CONCATENATE(&quot;[&quot;&quot;&quot;;[.E225];&quot;&quot;&quot;,&quot;&quot;&quot;&amp;[.G225];&quot;&quot;&quot;,&quot;&amp;&quot;&quot;&quot;&quot;&amp;[.F225]&amp;&quot;&quot;&quot;],&quot;)" office:value-type="string" office:string-value="" calcext:value-type="error">
            <text:p>#WERT!</text:p>
          </table:table-cell>
          <table:table-cell/>
          <table:table-cell table:formula="of:=MID([.B225];[.L225];[.M225]-[.L225])" office:value-type="string" office:string-value="Palikir" calcext:value-type="string">
            <text:p>Palikir</text:p>
          </table:table-cell>
          <table:table-cell table:formula="of:=MID([.B225];[.J225];[.K225]-[.J225])" office:value-type="string" office:string-value="" calcext:value-type="error">
            <text:p>#WERT!</text:p>
          </table:table-cell>
          <table:table-cell table:formula="of:=MID([.B226];[.H225];[.I225]-[.H225])" office:value-type="string" office:string-value="Republik Moldau" calcext:value-type="string">
            <text:p>Republik Moldau</text:p>
          </table:table-cell>
          <table:table-cell table:formula="of:=FIND(&quot;title=&quot;;[.B226];1)+7" office:value-type="float" office:value="93" calcext:value-type="float">
            <text:p>93</text:p>
          </table:table-cell>
          <table:table-cell table:formula="of:=FIND(&quot;&quot;&quot;&quot;;[.B226];FIND(&quot;title=&quot;;[.B226];1)+7)" office:value-type="float" office:value="108" calcext:value-type="float">
            <text:p>108</text:p>
          </table:table-cell>
          <table:table-cell table:formula="of:=FIND(&quot;src=&quot;;[.B225];1)+7" office:value-type="string" office:string-value="" calcext:value-type="error">
            <text:p>#WERT!</text:p>
          </table:table-cell>
          <table:table-cell table:formula="of:=FIND(&quot;&quot;&quot;&quot;;[.B225];FIND(&quot;src=&quot;;[.B225];1)+7)" office:value-type="string" office:string-value="" calcext:value-type="error">
            <text:p>#WERT!</text:p>
          </table:table-cell>
          <table:table-cell table:formula="of:=FIND(&quot;title&quot;;[.B225];1)+7" office:value-type="float" office:value="36" calcext:value-type="float">
            <text:p>36</text:p>
          </table:table-cell>
          <table:table-cell table:formula="of:=FIND(&quot;&quot;&quot;&quot;;[.B225];FIND(&quot;title&quot;;[.B225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146" calcext:value-type="float">
            <text:p>1146</text:p>
          </table:table-cell>
          <table:table-cell office:value-type="string" calcext:value-type="string">
            <text:p>&lt;td&gt;&lt;span style="display:none"&gt;Moldau Republik&lt;/span&gt;&lt;a href="/wiki/Republik_Moldau" title="Republik Moldau"&gt;&lt;img alt="" src="//upload.wikimedia.org/wikipedia/commons/thumb/2/27/Flag_of_Moldova.svg/20px-Flag_of_Moldova.svg.png" decoding="async" width="20" height="10" class="noviewer" srcset="//upload.wikimedia.org/wikipedia/commons/thumb/2/27/Flag_of_Moldova.svg/30px-Flag_of_Moldova.svg.png 1.5x, //upload.wikimedia.org/wikipedia/commons/thumb/2/27/Flag_of_Moldova.svg/40px-Flag_of_Moldova.svg.png 2x" data-file-width="1800" data-file-height="900" /&gt;&lt;/a&gt;&amp;#160;&lt;a href="/wiki/Republik_Moldau" title="Republik Moldau"&gt;Moldau&lt;/a&gt;&lt;/td&gt;</text:p>
          </table:table-cell>
          <table:table-cell table:formula="of:=CONCATENATE(&quot;[&quot;&quot;&quot;;[.E226];&quot;&quot;&quot;,&quot;&quot;&quot;&amp;[.G226];&quot;&quot;&quot;,&quot;&amp;&quot;&quot;&quot;&quot;&amp;[.F226]&amp;&quot;&quot;&quot;],&quot;)" office:value-type="string" office:string-value="[&quot;Republik Moldau&quot;,&quot;Chișinău&quot;,&quot;upload.wikimedia.org/wikipedia/commons/thumb/2/27/Flag_of_Moldova.svg/20px-Flag_of_Moldova.svg.png&quot;]," calcext:value-type="string">
            <text:p>["Republik Moldau","Chișinău","upload.wikimedia.org/wikipedia/commons/thumb/2/27/Flag_of_Moldova.svg/20px-Flag_of_Moldova.svg.png"],</text:p>
          </table:table-cell>
          <table:table-cell/>
          <table:table-cell table:formula="of:=MID([.B226];[.L226];[.M226]-[.L226])" office:value-type="string" office:string-value="Republik Moldau" calcext:value-type="string">
            <text:p>Republik Moldau</text:p>
          </table:table-cell>
          <table:table-cell table:formula="of:=MID([.B226];[.J226];[.K226]-[.J226])" office:value-type="string" office:string-value="upload.wikimedia.org/wikipedia/commons/thumb/2/27/Flag_of_Moldova.svg/20px-Flag_of_Moldova.svg.png" calcext:value-type="string">
            <text:p>upload.wikimedia.org/wikipedia/commons/thumb/2/27/Flag_of_Moldova.svg/20px-Flag_of_Moldova.svg.png</text:p>
          </table:table-cell>
          <table:table-cell table:formula="of:=MID([.B227];[.H226];[.I226]-[.H226])" office:value-type="string" office:string-value="Chișinău" calcext:value-type="string">
            <text:p>Chișinău</text:p>
          </table:table-cell>
          <table:table-cell table:formula="of:=FIND(&quot;title=&quot;;[.B227];1)+7" office:value-type="float" office:value="47" calcext:value-type="float">
            <text:p>47</text:p>
          </table:table-cell>
          <table:table-cell table:formula="of:=FIND(&quot;&quot;&quot;&quot;;[.B227];FIND(&quot;title=&quot;;[.B227];1)+7)" office:value-type="float" office:value="55" calcext:value-type="float">
            <text:p>55</text:p>
          </table:table-cell>
          <table:table-cell table:formula="of:=FIND(&quot;src=&quot;;[.B226];1)+7" office:value-type="float" office:value="129" calcext:value-type="float">
            <text:p>129</text:p>
          </table:table-cell>
          <table:table-cell table:formula="of:=FIND(&quot;&quot;&quot;&quot;;[.B226];FIND(&quot;src=&quot;;[.B226];1)+7)" office:value-type="float" office:value="227" calcext:value-type="float">
            <text:p>227</text:p>
          </table:table-cell>
          <table:table-cell table:formula="of:=FIND(&quot;title&quot;;[.B226];1)+7" office:value-type="float" office:value="93" calcext:value-type="float">
            <text:p>93</text:p>
          </table:table-cell>
          <table:table-cell table:formula="of:=FIND(&quot;&quot;&quot;&quot;;[.B226];FIND(&quot;title&quot;;[.B226];1)+7)" office:value-type="float" office:value="108" calcext:value-type="float">
            <text:p>108</text:p>
          </table:table-cell>
        </table:table-row>
        <table:table-row table:style-name="ro27">
          <table:table-cell office:value-type="float" office:value="1147" calcext:value-type="float">
            <text:p>1147</text:p>
          </table:table-cell>
          <table:table-cell office:value-type="string" calcext:value-type="string">
            <text:p>&lt;td&gt;&lt;a href="/wiki/Chi%C8%99in%C4%83u" title="Chișinău"&gt;Chișinău&lt;/a&gt;</text:p>
          </table:table-cell>
          <table:table-cell table:formula="of:=CONCATENATE(&quot;[&quot;&quot;&quot;;[.E227];&quot;&quot;&quot;,&quot;&quot;&quot;&amp;[.G227];&quot;&quot;&quot;,&quot;&amp;&quot;&quot;&quot;&quot;&amp;[.F227]&amp;&quot;&quot;&quot;],&quot;)" office:value-type="string" office:string-value="" calcext:value-type="error">
            <text:p>#WERT!</text:p>
          </table:table-cell>
          <table:table-cell/>
          <table:table-cell table:formula="of:=MID([.B227];[.L227];[.M227]-[.L227])" office:value-type="string" office:string-value="Chișinău" calcext:value-type="string">
            <text:p>Chișinău</text:p>
          </table:table-cell>
          <table:table-cell table:formula="of:=MID([.B227];[.J227];[.K227]-[.J227])" office:value-type="string" office:string-value="" calcext:value-type="error">
            <text:p>#WERT!</text:p>
          </table:table-cell>
          <table:table-cell table:formula="of:=MID([.B228];[.H227];[.I227]-[.H227])" office:value-type="string" office:string-value="Monaco" calcext:value-type="string">
            <text:p>Monaco</text:p>
          </table:table-cell>
          <table:table-cell table:formula="of:=FIND(&quot;title=&quot;;[.B228];1)+7" office:value-type="float" office:value="75" calcext:value-type="float">
            <text:p>75</text:p>
          </table:table-cell>
          <table:table-cell table:formula="of:=FIND(&quot;&quot;&quot;&quot;;[.B228];FIND(&quot;title=&quot;;[.B228];1)+7)" office:value-type="float" office:value="81" calcext:value-type="float">
            <text:p>81</text:p>
          </table:table-cell>
          <table:table-cell table:formula="of:=FIND(&quot;src=&quot;;[.B227];1)+7" office:value-type="string" office:string-value="" calcext:value-type="error">
            <text:p>#WERT!</text:p>
          </table:table-cell>
          <table:table-cell table:formula="of:=FIND(&quot;&quot;&quot;&quot;;[.B227];FIND(&quot;src=&quot;;[.B227];1)+7)" office:value-type="string" office:string-value="" calcext:value-type="error">
            <text:p>#WERT!</text:p>
          </table:table-cell>
          <table:table-cell table:formula="of:=FIND(&quot;title&quot;;[.B227];1)+7" office:value-type="float" office:value="47" calcext:value-type="float">
            <text:p>47</text:p>
          </table:table-cell>
          <table:table-cell table:formula="of:=FIND(&quot;&quot;&quot;&quot;;[.B227];FIND(&quot;title&quot;;[.B227];1)+7)" office:value-type="float" office:value="55" calcext:value-type="float">
            <text:p>55</text:p>
          </table:table-cell>
        </table:table-row>
        <table:table-row table:style-name="ro27">
          <table:table-cell office:value-type="float" office:value="1156" calcext:value-type="float">
            <text:p>1156</text:p>
          </table:table-cell>
          <table:table-cell office:value-type="string" calcext:value-type="string">
            <text:p>&lt;td&gt;&lt;span style="display:none"&gt;Monaco&lt;/span&gt;&lt;a href="/wiki/Monaco" title="Monaco"&gt;&lt;img alt="" src="//upload.wikimedia.org/wikipedia/commons/thumb/e/ea/Flag_of_Monaco.svg/20px-Flag_of_Monaco.svg.png" decoding="async" width="20" height="16" class="noviewer thumbborder" srcset="//upload.wikimedia.org/wikipedia/commons/thumb/e/ea/Flag_of_Monaco.svg/30px-Flag_of_Monaco.svg.png 1.5x, //upload.wikimedia.org/wikipedia/commons/thumb/e/ea/Flag_of_Monaco.svg/40px-Flag_of_Monaco.svg.png 2x" data-file-width="1000" data-file-height="800" /&gt;&lt;/a&gt;&amp;#160;&lt;a href="/wiki/Monaco" title="Monaco"&gt;Monaco&lt;/a&gt;&lt;/td&gt;</text:p>
          </table:table-cell>
          <table:table-cell table:formula="of:=CONCATENATE(&quot;[&quot;&quot;&quot;;[.E228];&quot;&quot;&quot;,&quot;&quot;&quot;&amp;[.G228];&quot;&quot;&quot;,&quot;&amp;&quot;&quot;&quot;&quot;&amp;[.F228]&amp;&quot;&quot;&quot;],&quot;)" office:value-type="string" office:string-value="[&quot;Monaco&quot;,&quot;Mongolei&quot;,&quot;upload.wikimedia.org/wikipedia/commons/thumb/e/ea/Flag_of_Monaco.svg/20px-Flag_of_Monaco.svg.png&quot;]," calcext:value-type="string">
            <text:p>["Monaco","Mongolei","upload.wikimedia.org/wikipedia/commons/thumb/e/ea/Flag_of_Monaco.svg/20px-Flag_of_Monaco.svg.png"],</text:p>
          </table:table-cell>
          <table:table-cell/>
          <table:table-cell table:formula="of:=MID([.B228];[.L228];[.M228]-[.L228])" office:value-type="string" office:string-value="Monaco" calcext:value-type="string">
            <text:p>Monaco</text:p>
          </table:table-cell>
          <table:table-cell table:formula="of:=MID([.B228];[.J228];[.K228]-[.J228])" office:value-type="string" office:string-value="upload.wikimedia.org/wikipedia/commons/thumb/e/ea/Flag_of_Monaco.svg/20px-Flag_of_Monaco.svg.png" calcext:value-type="string">
            <text:p>upload.wikimedia.org/wikipedia/commons/thumb/e/ea/Flag_of_Monaco.svg/20px-Flag_of_Monaco.svg.png</text:p>
          </table:table-cell>
          <table:table-cell table:formula="of:=MID([.B229];[.H228];[.I228]-[.H228])" office:value-type="string" office:string-value="Mongolei" calcext:value-type="string">
            <text:p>Mongolei</text:p>
          </table:table-cell>
          <table:table-cell table:formula="of:=FIND(&quot;title=&quot;;[.B229];1)+7" office:value-type="float" office:value="79" calcext:value-type="float">
            <text:p>79</text:p>
          </table:table-cell>
          <table:table-cell table:formula="of:=FIND(&quot;&quot;&quot;&quot;;[.B229];FIND(&quot;title=&quot;;[.B229];1)+7)" office:value-type="float" office:value="87" calcext:value-type="float">
            <text:p>87</text:p>
          </table:table-cell>
          <table:table-cell table:formula="of:=FIND(&quot;src=&quot;;[.B228];1)+7" office:value-type="float" office:value="102" calcext:value-type="float">
            <text:p>102</text:p>
          </table:table-cell>
          <table:table-cell table:formula="of:=FIND(&quot;&quot;&quot;&quot;;[.B228];FIND(&quot;src=&quot;;[.B228];1)+7)" office:value-type="float" office:value="198" calcext:value-type="float">
            <text:p>198</text:p>
          </table:table-cell>
          <table:table-cell table:formula="of:=FIND(&quot;title&quot;;[.B228];1)+7" office:value-type="float" office:value="75" calcext:value-type="float">
            <text:p>75</text:p>
          </table:table-cell>
          <table:table-cell table:formula="of:=FIND(&quot;&quot;&quot;&quot;;[.B228];FIND(&quot;title&quot;;[.B228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166" calcext:value-type="float">
            <text:p>1166</text:p>
          </table:table-cell>
          <table:table-cell office:value-type="string" calcext:value-type="string">
            <text:p>&lt;td&gt;&lt;span style="display:none"&gt;Mongolei&lt;/span&gt;&lt;a href="/wiki/Mongolei" title="Mongolei"&gt;&lt;img alt="" src="//upload.wikimedia.org/wikipedia/commons/thumb/4/4c/Flag_of_Mongolia.svg/20px-Flag_of_Mongolia.svg.png" decoding="async" width="20" height="10" class="noviewer" srcset="//upload.wikimedia.org/wikipedia/commons/thumb/4/4c/Flag_of_Mongolia.svg/30px-Flag_of_Mongolia.svg.png 1.5x, //upload.wikimedia.org/wikipedia/commons/thumb/4/4c/Flag_of_Mongolia.svg/40px-Flag_of_Mongolia.svg.png 2x" data-file-width="1200" data-file-height="600" /&gt;&lt;/a&gt;&amp;#160;&lt;a href="/wiki/Mongolei" title="Mongolei"&gt;Mongolei&lt;/a&gt;&lt;/td&gt;</text:p>
          </table:table-cell>
          <table:table-cell table:formula="of:=CONCATENATE(&quot;[&quot;&quot;&quot;;[.E229];&quot;&quot;&quot;,&quot;&quot;&quot;&amp;[.G229];&quot;&quot;&quot;,&quot;&amp;&quot;&quot;&quot;&quot;&amp;[.F229]&amp;&quot;&quot;&quot;],&quot;)" office:value-type="string" office:string-value="[&quot;Mongolei&quot;,&quot;Ulaanbaatar&quot;,&quot;upload.wikimedia.org/wikipedia/commons/thumb/4/4c/Flag_of_Mongolia.svg/20px-Flag_of_Mongolia.svg.png&quot;]," calcext:value-type="string">
            <text:p>["Mongolei","Ulaanbaatar","upload.wikimedia.org/wikipedia/commons/thumb/4/4c/Flag_of_Mongolia.svg/20px-Flag_of_Mongolia.svg.png"],</text:p>
          </table:table-cell>
          <table:table-cell/>
          <table:table-cell table:formula="of:=MID([.B229];[.L229];[.M229]-[.L229])" office:value-type="string" office:string-value="Mongolei" calcext:value-type="string">
            <text:p>Mongolei</text:p>
          </table:table-cell>
          <table:table-cell table:formula="of:=MID([.B229];[.J229];[.K229]-[.J229])" office:value-type="string" office:string-value="upload.wikimedia.org/wikipedia/commons/thumb/4/4c/Flag_of_Mongolia.svg/20px-Flag_of_Mongolia.svg.png" calcext:value-type="string">
            <text:p>upload.wikimedia.org/wikipedia/commons/thumb/4/4c/Flag_of_Mongolia.svg/20px-Flag_of_Mongolia.svg.png</text:p>
          </table:table-cell>
          <table:table-cell table:formula="of:=MID([.B230];[.H229];[.I229]-[.H229])" office:value-type="string" office:string-value="Ulaanbaatar" calcext:value-type="string">
            <text:p>Ulaanbaatar</text:p>
          </table:table-cell>
          <table:table-cell table:formula="of:=FIND(&quot;title=&quot;;[.B230];1)+7" office:value-type="float" office:value="40" calcext:value-type="float">
            <text:p>40</text:p>
          </table:table-cell>
          <table:table-cell table:formula="of:=FIND(&quot;&quot;&quot;&quot;;[.B230];FIND(&quot;title=&quot;;[.B230];1)+7)" office:value-type="float" office:value="51" calcext:value-type="float">
            <text:p>51</text:p>
          </table:table-cell>
          <table:table-cell table:formula="of:=FIND(&quot;src=&quot;;[.B229];1)+7" office:value-type="float" office:value="108" calcext:value-type="float">
            <text:p>108</text:p>
          </table:table-cell>
          <table:table-cell table:formula="of:=FIND(&quot;&quot;&quot;&quot;;[.B229];FIND(&quot;src=&quot;;[.B229];1)+7)" office:value-type="float" office:value="208" calcext:value-type="float">
            <text:p>208</text:p>
          </table:table-cell>
          <table:table-cell table:formula="of:=FIND(&quot;title&quot;;[.B229];1)+7" office:value-type="float" office:value="79" calcext:value-type="float">
            <text:p>79</text:p>
          </table:table-cell>
          <table:table-cell table:formula="of:=FIND(&quot;&quot;&quot;&quot;;[.B229];FIND(&quot;title&quot;;[.B229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167" calcext:value-type="float">
            <text:p>1167</text:p>
          </table:table-cell>
          <table:table-cell office:value-type="string" calcext:value-type="string">
            <text:p>&lt;td&gt;&lt;a href="/wiki/Ulaanbaatar" title="Ulaanbaatar"&gt;Ulaanbaatar&lt;/a&gt;</text:p>
          </table:table-cell>
          <table:table-cell table:formula="of:=CONCATENATE(&quot;[&quot;&quot;&quot;;[.E230];&quot;&quot;&quot;,&quot;&quot;&quot;&amp;[.G230];&quot;&quot;&quot;,&quot;&amp;&quot;&quot;&quot;&quot;&amp;[.F230]&amp;&quot;&quot;&quot;],&quot;)" office:value-type="string" office:string-value="" calcext:value-type="error">
            <text:p>#WERT!</text:p>
          </table:table-cell>
          <table:table-cell/>
          <table:table-cell table:formula="of:=MID([.B230];[.L230];[.M230]-[.L230])" office:value-type="string" office:string-value="Ulaanbaatar" calcext:value-type="string">
            <text:p>Ulaanbaatar</text:p>
          </table:table-cell>
          <table:table-cell table:formula="of:=MID([.B230];[.J230];[.K230]-[.J230])" office:value-type="string" office:string-value="" calcext:value-type="error">
            <text:p>#WERT!</text:p>
          </table:table-cell>
          <table:table-cell table:formula="of:=MID([.B231];[.H230];[.I230]-[.H230])" office:value-type="string" office:string-value="Montenegro" calcext:value-type="string">
            <text:p>Montenegro</text:p>
          </table:table-cell>
          <table:table-cell table:formula="of:=FIND(&quot;title=&quot;;[.B231];1)+7" office:value-type="float" office:value="83" calcext:value-type="float">
            <text:p>83</text:p>
          </table:table-cell>
          <table:table-cell table:formula="of:=FIND(&quot;&quot;&quot;&quot;;[.B231];FIND(&quot;title=&quot;;[.B231];1)+7)" office:value-type="float" office:value="93" calcext:value-type="float">
            <text:p>93</text:p>
          </table:table-cell>
          <table:table-cell table:formula="of:=FIND(&quot;src=&quot;;[.B230];1)+7" office:value-type="string" office:string-value="" calcext:value-type="error">
            <text:p>#WERT!</text:p>
          </table:table-cell>
          <table:table-cell table:formula="of:=FIND(&quot;&quot;&quot;&quot;;[.B230];FIND(&quot;src=&quot;;[.B230];1)+7)" office:value-type="string" office:string-value="" calcext:value-type="error">
            <text:p>#WERT!</text:p>
          </table:table-cell>
          <table:table-cell table:formula="of:=FIND(&quot;title&quot;;[.B230];1)+7" office:value-type="float" office:value="40" calcext:value-type="float">
            <text:p>40</text:p>
          </table:table-cell>
          <table:table-cell table:formula="of:=FIND(&quot;&quot;&quot;&quot;;[.B230];FIND(&quot;title&quot;;[.B230];1)+7)" office:value-type="float" office:value="51" calcext:value-type="float">
            <text:p>51</text:p>
          </table:table-cell>
        </table:table-row>
        <table:table-row table:style-name="ro27">
          <table:table-cell office:value-type="float" office:value="1176" calcext:value-type="float">
            <text:p>1176</text:p>
          </table:table-cell>
          <table:table-cell office:value-type="string" calcext:value-type="string">
            <text:p>&lt;td&gt;&lt;span style="display:none"&gt;Montenegro&lt;/span&gt;&lt;a href="/wiki/Montenegro" title="Montenegro"&gt;&lt;img alt="" src="//upload.wikimedia.org/wikipedia/commons/thumb/6/64/Flag_of_Montenegro.svg/20px-Flag_of_Montenegro.svg.png" decoding="async" width="20" height="10" class="noviewer" srcset="//upload.wikimedia.org/wikipedia/commons/thumb/6/64/Flag_of_Montenegro.svg/30px-Flag_of_Montenegro.svg.png 1.5x, //upload.wikimedia.org/wikipedia/commons/thumb/6/64/Flag_of_Montenegro.svg/40px-Flag_of_Montenegro.svg.png 2x" data-file-width="1000" data-file-height="500" /&gt;&lt;/a&gt;&amp;#160;&lt;a href="/wiki/Montenegro" title="Montenegro"&gt;Montenegro&lt;/a&gt;&lt;/td&gt;</text:p>
          </table:table-cell>
          <table:table-cell table:formula="of:=CONCATENATE(&quot;[&quot;&quot;&quot;;[.E231];&quot;&quot;&quot;,&quot;&quot;&quot;&amp;[.G231];&quot;&quot;&quot;,&quot;&amp;&quot;&quot;&quot;&quot;&amp;[.F231]&amp;&quot;&quot;&quot;],&quot;)" office:value-type="string" office:string-value="[&quot;Montenegro&quot;,&quot;Podgorica&quot;,&quot;upload.wikimedia.org/wikipedia/commons/thumb/6/64/Flag_of_Montenegro.svg/20px-Flag_of_Montenegro.svg.png&quot;]," calcext:value-type="string">
            <text:p>["Montenegro","Podgorica","upload.wikimedia.org/wikipedia/commons/thumb/6/64/Flag_of_Montenegro.svg/20px-Flag_of_Montenegro.svg.png"],</text:p>
          </table:table-cell>
          <table:table-cell/>
          <table:table-cell table:formula="of:=MID([.B231];[.L231];[.M231]-[.L231])" office:value-type="string" office:string-value="Montenegro" calcext:value-type="string">
            <text:p>Montenegro</text:p>
          </table:table-cell>
          <table:table-cell table:formula="of:=MID([.B231];[.J231];[.K231]-[.J231])" office:value-type="string" office:string-value="upload.wikimedia.org/wikipedia/commons/thumb/6/64/Flag_of_Montenegro.svg/20px-Flag_of_Montenegro.svg.png" calcext:value-type="string">
            <text:p>upload.wikimedia.org/wikipedia/commons/thumb/6/64/Flag_of_Montenegro.svg/20px-Flag_of_Montenegro.svg.png</text:p>
          </table:table-cell>
          <table:table-cell table:formula="of:=MID([.B232];[.H231];[.I231]-[.H231])" office:value-type="string" office:string-value="Podgorica" calcext:value-type="string">
            <text:p>Podgorica</text:p>
          </table:table-cell>
          <table:table-cell table:formula="of:=FIND(&quot;title=&quot;;[.B232];1)+7" office:value-type="float" office:value="38" calcext:value-type="float">
            <text:p>38</text:p>
          </table:table-cell>
          <table:table-cell table:formula="of:=FIND(&quot;&quot;&quot;&quot;;[.B232];FIND(&quot;title=&quot;;[.B232];1)+7)" office:value-type="float" office:value="47" calcext:value-type="float">
            <text:p>47</text:p>
          </table:table-cell>
          <table:table-cell table:formula="of:=FIND(&quot;src=&quot;;[.B231];1)+7" office:value-type="float" office:value="114" calcext:value-type="float">
            <text:p>114</text:p>
          </table:table-cell>
          <table:table-cell table:formula="of:=FIND(&quot;&quot;&quot;&quot;;[.B231];FIND(&quot;src=&quot;;[.B231];1)+7)" office:value-type="float" office:value="218" calcext:value-type="float">
            <text:p>218</text:p>
          </table:table-cell>
          <table:table-cell table:formula="of:=FIND(&quot;title&quot;;[.B231];1)+7" office:value-type="float" office:value="83" calcext:value-type="float">
            <text:p>83</text:p>
          </table:table-cell>
          <table:table-cell table:formula="of:=FIND(&quot;&quot;&quot;&quot;;[.B231];FIND(&quot;title&quot;;[.B231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177" calcext:value-type="float">
            <text:p>1177</text:p>
          </table:table-cell>
          <table:table-cell office:value-type="string" calcext:value-type="string">
            <text:p>&lt;td&gt;&lt;a href="/wiki/Podgorica" title="Podgorica"&gt;Podgorica&lt;/a&gt;</text:p>
          </table:table-cell>
          <table:table-cell table:formula="of:=CONCATENATE(&quot;[&quot;&quot;&quot;;[.E232];&quot;&quot;&quot;,&quot;&quot;&quot;&amp;[.G232];&quot;&quot;&quot;,&quot;&amp;&quot;&quot;&quot;&quot;&amp;[.F232]&amp;&quot;&quot;&quot;],&quot;)" office:value-type="string" office:string-value="" calcext:value-type="error">
            <text:p>#WERT!</text:p>
          </table:table-cell>
          <table:table-cell/>
          <table:table-cell table:formula="of:=MID([.B232];[.L232];[.M232]-[.L232])" office:value-type="string" office:string-value="Podgorica" calcext:value-type="string">
            <text:p>Podgorica</text:p>
          </table:table-cell>
          <table:table-cell table:formula="of:=MID([.B232];[.J232];[.K232]-[.J232])" office:value-type="string" office:string-value="" calcext:value-type="error">
            <text:p>#WERT!</text:p>
          </table:table-cell>
          <table:table-cell table:formula="of:=MID([.B233];[.H232];[.I232]-[.H232])" office:value-type="string" office:string-value="Mosambik" calcext:value-type="string">
            <text:p>Mosambik</text:p>
          </table:table-cell>
          <table:table-cell table:formula="of:=FIND(&quot;title=&quot;;[.B233];1)+7" office:value-type="float" office:value="79" calcext:value-type="float">
            <text:p>79</text:p>
          </table:table-cell>
          <table:table-cell table:formula="of:=FIND(&quot;&quot;&quot;&quot;;[.B233];FIND(&quot;title=&quot;;[.B233];1)+7)" office:value-type="float" office:value="87" calcext:value-type="float">
            <text:p>87</text:p>
          </table:table-cell>
          <table:table-cell table:formula="of:=FIND(&quot;src=&quot;;[.B232];1)+7" office:value-type="string" office:string-value="" calcext:value-type="error">
            <text:p>#WERT!</text:p>
          </table:table-cell>
          <table:table-cell table:formula="of:=FIND(&quot;&quot;&quot;&quot;;[.B232];FIND(&quot;src=&quot;;[.B232];1)+7)" office:value-type="string" office:string-value="" calcext:value-type="error">
            <text:p>#WERT!</text:p>
          </table:table-cell>
          <table:table-cell table:formula="of:=FIND(&quot;title&quot;;[.B232];1)+7" office:value-type="float" office:value="38" calcext:value-type="float">
            <text:p>38</text:p>
          </table:table-cell>
          <table:table-cell table:formula="of:=FIND(&quot;&quot;&quot;&quot;;[.B232];FIND(&quot;title&quot;;[.B232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186" calcext:value-type="float">
            <text:p>1186</text:p>
          </table:table-cell>
          <table:table-cell office:value-type="string" calcext:value-type="string">
            <text:p>&lt;td&gt;&lt;span style="display:none"&gt;Mosambik&lt;/span&gt;&lt;a href="/wiki/Mosambik" title="Mosambik"&gt;&lt;img alt="" src="//upload.wikimedia.org/wikipedia/commons/thumb/d/d0/Flag_of_Mozambique.svg/20px-Flag_of_Mozambique.svg.png" decoding="async" width="20" height="13" class="noviewer" srcset="//upload.wikimedia.org/wikipedia/commons/thumb/d/d0/Flag_of_Mozambique.svg/30px-Flag_of_Mozambique.svg.png 1.5x, //upload.wikimedia.org/wikipedia/commons/thumb/d/d0/Flag_of_Mozambique.svg/40px-Flag_of_Mozambique.svg.png 2x" data-file-width="900" data-file-height="600" /&gt;&lt;/a&gt;&amp;#160;&lt;a href="/wiki/Mosambik" title="Mosambik"&gt;Mosambik&lt;/a&gt;&lt;/td&gt;</text:p>
          </table:table-cell>
          <table:table-cell table:formula="of:=CONCATENATE(&quot;[&quot;&quot;&quot;;[.E233];&quot;&quot;&quot;,&quot;&quot;&quot;&amp;[.G233];&quot;&quot;&quot;,&quot;&amp;&quot;&quot;&quot;&quot;&amp;[.F233]&amp;&quot;&quot;&quot;],&quot;)" office:value-type="string" office:string-value="[&quot;Mosambik&quot;,&quot;Maputo&quot;,&quot;upload.wikimedia.org/wikipedia/commons/thumb/d/d0/Flag_of_Mozambique.svg/20px-Flag_of_Mozambique.svg.png&quot;]," calcext:value-type="string">
            <text:p>["Mosambik","Maputo","upload.wikimedia.org/wikipedia/commons/thumb/d/d0/Flag_of_Mozambique.svg/20px-Flag_of_Mozambique.svg.png"],</text:p>
          </table:table-cell>
          <table:table-cell/>
          <table:table-cell table:formula="of:=MID([.B233];[.L233];[.M233]-[.L233])" office:value-type="string" office:string-value="Mosambik" calcext:value-type="string">
            <text:p>Mosambik</text:p>
          </table:table-cell>
          <table:table-cell table:formula="of:=MID([.B233];[.J233];[.K233]-[.J233])" office:value-type="string" office:string-value="upload.wikimedia.org/wikipedia/commons/thumb/d/d0/Flag_of_Mozambique.svg/20px-Flag_of_Mozambique.svg.png" calcext:value-type="string">
            <text:p>upload.wikimedia.org/wikipedia/commons/thumb/d/d0/Flag_of_Mozambique.svg/20px-Flag_of_Mozambique.svg.png</text:p>
          </table:table-cell>
          <table:table-cell table:formula="of:=MID([.B234];[.H233];[.I233]-[.H233])" office:value-type="string" office:string-value="Maputo" calcext:value-type="string">
            <text:p>Maputo</text:p>
          </table:table-cell>
          <table:table-cell table:formula="of:=FIND(&quot;title=&quot;;[.B234];1)+7" office:value-type="float" office:value="35" calcext:value-type="float">
            <text:p>35</text:p>
          </table:table-cell>
          <table:table-cell table:formula="of:=FIND(&quot;&quot;&quot;&quot;;[.B234];FIND(&quot;title=&quot;;[.B234];1)+7)" office:value-type="float" office:value="41" calcext:value-type="float">
            <text:p>41</text:p>
          </table:table-cell>
          <table:table-cell table:formula="of:=FIND(&quot;src=&quot;;[.B233];1)+7" office:value-type="float" office:value="108" calcext:value-type="float">
            <text:p>108</text:p>
          </table:table-cell>
          <table:table-cell table:formula="of:=FIND(&quot;&quot;&quot;&quot;;[.B233];FIND(&quot;src=&quot;;[.B233];1)+7)" office:value-type="float" office:value="212" calcext:value-type="float">
            <text:p>212</text:p>
          </table:table-cell>
          <table:table-cell table:formula="of:=FIND(&quot;title&quot;;[.B233];1)+7" office:value-type="float" office:value="79" calcext:value-type="float">
            <text:p>79</text:p>
          </table:table-cell>
          <table:table-cell table:formula="of:=FIND(&quot;&quot;&quot;&quot;;[.B233];FIND(&quot;title&quot;;[.B233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187" calcext:value-type="float">
            <text:p>1187</text:p>
          </table:table-cell>
          <table:table-cell office:value-type="string" calcext:value-type="string">
            <text:p>&lt;td&gt;&lt;a href="/wiki/Maputo" title="Maputo"&gt;Maputo&lt;/a&gt;</text:p>
          </table:table-cell>
          <table:table-cell table:formula="of:=CONCATENATE(&quot;[&quot;&quot;&quot;;[.E234];&quot;&quot;&quot;,&quot;&quot;&quot;&amp;[.G234];&quot;&quot;&quot;,&quot;&amp;&quot;&quot;&quot;&quot;&amp;[.F234]&amp;&quot;&quot;&quot;],&quot;)" office:value-type="string" office:string-value="" calcext:value-type="error">
            <text:p>#WERT!</text:p>
          </table:table-cell>
          <table:table-cell/>
          <table:table-cell table:formula="of:=MID([.B234];[.L234];[.M234]-[.L234])" office:value-type="string" office:string-value="Maputo" calcext:value-type="string">
            <text:p>Maputo</text:p>
          </table:table-cell>
          <table:table-cell table:formula="of:=MID([.B234];[.J234];[.K234]-[.J234])" office:value-type="string" office:string-value="" calcext:value-type="error">
            <text:p>#WERT!</text:p>
          </table:table-cell>
          <table:table-cell table:formula="of:=MID([.B235];[.H234];[.I234]-[.H234])" office:value-type="string" office:string-value="Myanmar" calcext:value-type="string">
            <text:p>Myanmar</text:p>
          </table:table-cell>
          <table:table-cell table:formula="of:=FIND(&quot;title=&quot;;[.B235];1)+7" office:value-type="float" office:value="77" calcext:value-type="float">
            <text:p>77</text:p>
          </table:table-cell>
          <table:table-cell table:formula="of:=FIND(&quot;&quot;&quot;&quot;;[.B235];FIND(&quot;title=&quot;;[.B235];1)+7)" office:value-type="float" office:value="84" calcext:value-type="float">
            <text:p>84</text:p>
          </table:table-cell>
          <table:table-cell table:formula="of:=FIND(&quot;src=&quot;;[.B234];1)+7" office:value-type="string" office:string-value="" calcext:value-type="error">
            <text:p>#WERT!</text:p>
          </table:table-cell>
          <table:table-cell table:formula="of:=FIND(&quot;&quot;&quot;&quot;;[.B234];FIND(&quot;src=&quot;;[.B234];1)+7)" office:value-type="string" office:string-value="" calcext:value-type="error">
            <text:p>#WERT!</text:p>
          </table:table-cell>
          <table:table-cell table:formula="of:=FIND(&quot;title&quot;;[.B234];1)+7" office:value-type="float" office:value="35" calcext:value-type="float">
            <text:p>35</text:p>
          </table:table-cell>
          <table:table-cell table:formula="of:=FIND(&quot;&quot;&quot;&quot;;[.B234];FIND(&quot;title&quot;;[.B234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196" calcext:value-type="float">
            <text:p>1196</text:p>
          </table:table-cell>
          <table:table-cell office:value-type="string" calcext:value-type="string">
            <text:p>&lt;td&gt;&lt;span style="display:none"&gt;Myanmar&lt;/span&gt;&lt;a href="/wiki/Myanmar" title="Myanmar"&gt;&lt;img alt="" src="//upload.wikimedia.org/wikipedia/commons/thumb/8/8c/Flag_of_Myanmar.svg/20px-Flag_of_Myanmar.svg.png" decoding="async" width="20" height="13" class="noviewer" srcset="//upload.wikimedia.org/wikipedia/commons/thumb/8/8c/Flag_of_Myanmar.svg/30px-Flag_of_Myanmar.svg.png 1.5x, //upload.wikimedia.org/wikipedia/commons/thumb/8/8c/Flag_of_Myanmar.svg/40px-Flag_of_Myanmar.svg.png 2x" data-file-width="1200" data-file-height="800" /&gt;&lt;/a&gt;&amp;#160;&lt;a href="/wiki/Myanmar" title="Myanmar"&gt;Myanmar&lt;/a&gt;&lt;/td&gt;</text:p>
          </table:table-cell>
          <table:table-cell table:formula="of:=CONCATENATE(&quot;[&quot;&quot;&quot;;[.E235];&quot;&quot;&quot;,&quot;&quot;&quot;&amp;[.G235];&quot;&quot;&quot;,&quot;&amp;&quot;&quot;&quot;&quot;&amp;[.F235]&amp;&quot;&quot;&quot;],&quot;)" office:value-type="string" office:string-value="[&quot;Myanmar&quot;,&quot;Naypyidaw&quot;,&quot;upload.wikimedia.org/wikipedia/commons/thumb/8/8c/Flag_of_Myanmar.svg/20px-Flag_of_Myanmar.svg.png&quot;]," calcext:value-type="string">
            <text:p>["Myanmar","Naypyidaw","upload.wikimedia.org/wikipedia/commons/thumb/8/8c/Flag_of_Myanmar.svg/20px-Flag_of_Myanmar.svg.png"],</text:p>
          </table:table-cell>
          <table:table-cell/>
          <table:table-cell table:formula="of:=MID([.B235];[.L235];[.M235]-[.L235])" office:value-type="string" office:string-value="Myanmar" calcext:value-type="string">
            <text:p>Myanmar</text:p>
          </table:table-cell>
          <table:table-cell table:formula="of:=MID([.B235];[.J235];[.K235]-[.J235])" office:value-type="string" office:string-value="upload.wikimedia.org/wikipedia/commons/thumb/8/8c/Flag_of_Myanmar.svg/20px-Flag_of_Myanmar.svg.png" calcext:value-type="string">
            <text:p>upload.wikimedia.org/wikipedia/commons/thumb/8/8c/Flag_of_Myanmar.svg/20px-Flag_of_Myanmar.svg.png</text:p>
          </table:table-cell>
          <table:table-cell table:formula="of:=MID([.B236];[.H235];[.I235]-[.H235])" office:value-type="string" office:string-value="Naypyidaw" calcext:value-type="string">
            <text:p>Naypyidaw</text:p>
          </table:table-cell>
          <table:table-cell table:formula="of:=FIND(&quot;title=&quot;;[.B236];1)+7" office:value-type="float" office:value="38" calcext:value-type="float">
            <text:p>38</text:p>
          </table:table-cell>
          <table:table-cell table:formula="of:=FIND(&quot;&quot;&quot;&quot;;[.B236];FIND(&quot;title=&quot;;[.B236];1)+7)" office:value-type="float" office:value="47" calcext:value-type="float">
            <text:p>47</text:p>
          </table:table-cell>
          <table:table-cell table:formula="of:=FIND(&quot;src=&quot;;[.B235];1)+7" office:value-type="float" office:value="105" calcext:value-type="float">
            <text:p>105</text:p>
          </table:table-cell>
          <table:table-cell table:formula="of:=FIND(&quot;&quot;&quot;&quot;;[.B235];FIND(&quot;src=&quot;;[.B235];1)+7)" office:value-type="float" office:value="203" calcext:value-type="float">
            <text:p>203</text:p>
          </table:table-cell>
          <table:table-cell table:formula="of:=FIND(&quot;title&quot;;[.B235];1)+7" office:value-type="float" office:value="77" calcext:value-type="float">
            <text:p>77</text:p>
          </table:table-cell>
          <table:table-cell table:formula="of:=FIND(&quot;&quot;&quot;&quot;;[.B235];FIND(&quot;title&quot;;[.B235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197" calcext:value-type="float">
            <text:p>1197</text:p>
          </table:table-cell>
          <table:table-cell office:value-type="string" calcext:value-type="string">
            <text:p>&lt;td&gt;&lt;a href="/wiki/Naypyidaw" title="Naypyidaw"&gt;Naypyidaw&lt;/a&gt;</text:p>
          </table:table-cell>
          <table:table-cell table:formula="of:=CONCATENATE(&quot;[&quot;&quot;&quot;;[.E236];&quot;&quot;&quot;,&quot;&quot;&quot;&amp;[.G236];&quot;&quot;&quot;,&quot;&amp;&quot;&quot;&quot;&quot;&amp;[.F236]&amp;&quot;&quot;&quot;],&quot;)" office:value-type="string" office:string-value="" calcext:value-type="error">
            <text:p>#WERT!</text:p>
          </table:table-cell>
          <table:table-cell/>
          <table:table-cell table:formula="of:=MID([.B236];[.L236];[.M236]-[.L236])" office:value-type="string" office:string-value="Naypyidaw" calcext:value-type="string">
            <text:p>Naypyidaw</text:p>
          </table:table-cell>
          <table:table-cell table:formula="of:=MID([.B236];[.J236];[.K236]-[.J236])" office:value-type="string" office:string-value="" calcext:value-type="error">
            <text:p>#WERT!</text:p>
          </table:table-cell>
          <table:table-cell table:formula="of:=MID([.B237];[.H236];[.I236]-[.H236])" office:value-type="string" office:string-value="Namibia" calcext:value-type="string">
            <text:p>Namibia</text:p>
          </table:table-cell>
          <table:table-cell table:formula="of:=FIND(&quot;title=&quot;;[.B237];1)+7" office:value-type="float" office:value="77" calcext:value-type="float">
            <text:p>77</text:p>
          </table:table-cell>
          <table:table-cell table:formula="of:=FIND(&quot;&quot;&quot;&quot;;[.B237];FIND(&quot;title=&quot;;[.B237];1)+7)" office:value-type="float" office:value="84" calcext:value-type="float">
            <text:p>84</text:p>
          </table:table-cell>
          <table:table-cell table:formula="of:=FIND(&quot;src=&quot;;[.B236];1)+7" office:value-type="string" office:string-value="" calcext:value-type="error">
            <text:p>#WERT!</text:p>
          </table:table-cell>
          <table:table-cell table:formula="of:=FIND(&quot;&quot;&quot;&quot;;[.B236];FIND(&quot;src=&quot;;[.B236];1)+7)" office:value-type="string" office:string-value="" calcext:value-type="error">
            <text:p>#WERT!</text:p>
          </table:table-cell>
          <table:table-cell table:formula="of:=FIND(&quot;title&quot;;[.B236];1)+7" office:value-type="float" office:value="38" calcext:value-type="float">
            <text:p>38</text:p>
          </table:table-cell>
          <table:table-cell table:formula="of:=FIND(&quot;&quot;&quot;&quot;;[.B236];FIND(&quot;title&quot;;[.B236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206" calcext:value-type="float">
            <text:p>1206</text:p>
          </table:table-cell>
          <table:table-cell office:value-type="string" calcext:value-type="string">
            <text:p>&lt;td&gt;&lt;span style="display:none"&gt;Namibia&lt;/span&gt;&lt;a href="/wiki/Namibia" title="Namibia"&gt;&lt;img alt="" src="//upload.wikimedia.org/wikipedia/commons/thumb/0/00/Flag_of_Namibia.svg/20px-Flag_of_Namibia.svg.png" decoding="async" width="20" height="13" class="noviewer" srcset="//upload.wikimedia.org/wikipedia/commons/thumb/0/00/Flag_of_Namibia.svg/30px-Flag_of_Namibia.svg.png 1.5x, //upload.wikimedia.org/wikipedia/commons/thumb/0/00/Flag_of_Namibia.svg/40px-Flag_of_Namibia.svg.png 2x" data-file-width="900" data-file-height="600" /&gt;&lt;/a&gt;&amp;#160;&lt;a href="/wiki/Namibia" title="Namibia"&gt;Namibia&lt;/a&gt;&lt;/td&gt;</text:p>
          </table:table-cell>
          <table:table-cell table:formula="of:=CONCATENATE(&quot;[&quot;&quot;&quot;;[.E237];&quot;&quot;&quot;,&quot;&quot;&quot;&amp;[.G237];&quot;&quot;&quot;,&quot;&amp;&quot;&quot;&quot;&quot;&amp;[.F237]&amp;&quot;&quot;&quot;],&quot;)" office:value-type="string" office:string-value="[&quot;Namibia&quot;,&quot;Windhoek&quot;,&quot;upload.wikimedia.org/wikipedia/commons/thumb/0/00/Flag_of_Namibia.svg/20px-Flag_of_Namibia.svg.png&quot;]," calcext:value-type="string">
            <text:p>["Namibia","Windhoek","upload.wikimedia.org/wikipedia/commons/thumb/0/00/Flag_of_Namibia.svg/20px-Flag_of_Namibia.svg.png"],</text:p>
          </table:table-cell>
          <table:table-cell/>
          <table:table-cell table:formula="of:=MID([.B237];[.L237];[.M237]-[.L237])" office:value-type="string" office:string-value="Namibia" calcext:value-type="string">
            <text:p>Namibia</text:p>
          </table:table-cell>
          <table:table-cell table:formula="of:=MID([.B237];[.J237];[.K237]-[.J237])" office:value-type="string" office:string-value="upload.wikimedia.org/wikipedia/commons/thumb/0/00/Flag_of_Namibia.svg/20px-Flag_of_Namibia.svg.png" calcext:value-type="string">
            <text:p>upload.wikimedia.org/wikipedia/commons/thumb/0/00/Flag_of_Namibia.svg/20px-Flag_of_Namibia.svg.png</text:p>
          </table:table-cell>
          <table:table-cell table:formula="of:=MID([.B238];[.H237];[.I237]-[.H237])" office:value-type="string" office:string-value="Windhoek" calcext:value-type="string">
            <text:p>Windhoek</text:p>
          </table:table-cell>
          <table:table-cell table:formula="of:=FIND(&quot;title=&quot;;[.B238];1)+7" office:value-type="float" office:value="37" calcext:value-type="float">
            <text:p>37</text:p>
          </table:table-cell>
          <table:table-cell table:formula="of:=FIND(&quot;&quot;&quot;&quot;;[.B238];FIND(&quot;title=&quot;;[.B238];1)+7)" office:value-type="float" office:value="45" calcext:value-type="float">
            <text:p>45</text:p>
          </table:table-cell>
          <table:table-cell table:formula="of:=FIND(&quot;src=&quot;;[.B237];1)+7" office:value-type="float" office:value="105" calcext:value-type="float">
            <text:p>105</text:p>
          </table:table-cell>
          <table:table-cell table:formula="of:=FIND(&quot;&quot;&quot;&quot;;[.B237];FIND(&quot;src=&quot;;[.B237];1)+7)" office:value-type="float" office:value="203" calcext:value-type="float">
            <text:p>203</text:p>
          </table:table-cell>
          <table:table-cell table:formula="of:=FIND(&quot;title&quot;;[.B237];1)+7" office:value-type="float" office:value="77" calcext:value-type="float">
            <text:p>77</text:p>
          </table:table-cell>
          <table:table-cell table:formula="of:=FIND(&quot;&quot;&quot;&quot;;[.B237];FIND(&quot;title&quot;;[.B237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207" calcext:value-type="float">
            <text:p>1207</text:p>
          </table:table-cell>
          <table:table-cell office:value-type="string" calcext:value-type="string">
            <text:p>&lt;td&gt;&lt;a href="/wiki/Windhoek" title="Windhoek"&gt;Windhoek&lt;/a&gt;</text:p>
          </table:table-cell>
          <table:table-cell table:formula="of:=CONCATENATE(&quot;[&quot;&quot;&quot;;[.E238];&quot;&quot;&quot;,&quot;&quot;&quot;&amp;[.G238];&quot;&quot;&quot;,&quot;&amp;&quot;&quot;&quot;&quot;&amp;[.F238]&amp;&quot;&quot;&quot;],&quot;)" office:value-type="string" office:string-value="" calcext:value-type="error">
            <text:p>#WERT!</text:p>
          </table:table-cell>
          <table:table-cell/>
          <table:table-cell table:formula="of:=MID([.B238];[.L238];[.M238]-[.L238])" office:value-type="string" office:string-value="Windhoek" calcext:value-type="string">
            <text:p>Windhoek</text:p>
          </table:table-cell>
          <table:table-cell table:formula="of:=MID([.B238];[.J238];[.K238]-[.J238])" office:value-type="string" office:string-value="" calcext:value-type="error">
            <text:p>#WERT!</text:p>
          </table:table-cell>
          <table:table-cell table:formula="of:=MID([.B239];[.H238];[.I238]-[.H238])" office:value-type="string" office:string-value="Nauru" calcext:value-type="string">
            <text:p>Nauru</text:p>
          </table:table-cell>
          <table:table-cell table:formula="of:=FIND(&quot;title=&quot;;[.B239];1)+7" office:value-type="float" office:value="73" calcext:value-type="float">
            <text:p>73</text:p>
          </table:table-cell>
          <table:table-cell table:formula="of:=FIND(&quot;&quot;&quot;&quot;;[.B239];FIND(&quot;title=&quot;;[.B239];1)+7)" office:value-type="float" office:value="78" calcext:value-type="float">
            <text:p>78</text:p>
          </table:table-cell>
          <table:table-cell table:formula="of:=FIND(&quot;src=&quot;;[.B238];1)+7" office:value-type="string" office:string-value="" calcext:value-type="error">
            <text:p>#WERT!</text:p>
          </table:table-cell>
          <table:table-cell table:formula="of:=FIND(&quot;&quot;&quot;&quot;;[.B238];FIND(&quot;src=&quot;;[.B238];1)+7)" office:value-type="string" office:string-value="" calcext:value-type="error">
            <text:p>#WERT!</text:p>
          </table:table-cell>
          <table:table-cell table:formula="of:=FIND(&quot;title&quot;;[.B238];1)+7" office:value-type="float" office:value="37" calcext:value-type="float">
            <text:p>37</text:p>
          </table:table-cell>
          <table:table-cell table:formula="of:=FIND(&quot;&quot;&quot;&quot;;[.B238];FIND(&quot;title&quot;;[.B238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216" calcext:value-type="float">
            <text:p>1216</text:p>
          </table:table-cell>
          <table:table-cell office:value-type="string" calcext:value-type="string">
            <text:p>&lt;td&gt;&lt;span style="display:none"&gt;Nauru&lt;/span&gt;&lt;a href="/wiki/Nauru" title="Nauru"&gt;&lt;img alt="" src="//upload.wikimedia.org/wikipedia/commons/thumb/3/30/Flag_of_Nauru.svg/20px-Flag_of_Nauru.svg.png" decoding="async" width="20" height="10" class="noviewer" srcset="//upload.wikimedia.org/wikipedia/commons/thumb/3/30/Flag_of_Nauru.svg/30px-Flag_of_Nauru.svg.png 1.5x, //upload.wikimedia.org/wikipedia/commons/thumb/3/30/Flag_of_Nauru.svg/40px-Flag_of_Nauru.svg.png 2x" data-file-width="600" data-file-height="300" /&gt;&lt;/a&gt;&amp;#160;&lt;a href="/wiki/Nauru" title="Nauru"&gt;Nauru&lt;/a&gt;&lt;/td&gt;</text:p>
          </table:table-cell>
          <table:table-cell table:formula="of:=CONCATENATE(&quot;[&quot;&quot;&quot;;[.E239];&quot;&quot;&quot;,&quot;&quot;&quot;&amp;[.G239];&quot;&quot;&quot;,&quot;&amp;&quot;&quot;&quot;&quot;&amp;[.F239]&amp;&quot;&quot;&quot;],&quot;)" office:value-type="string" office:string-value="[&quot;Nauru&quot;,&quot;Yaren (Distrikt)&quot;,&quot;upload.wikimedia.org/wikipedia/commons/thumb/3/30/Flag_of_Nauru.svg/20px-Flag_of_Nauru.svg.png&quot;]," calcext:value-type="string">
            <text:p>["Nauru","Yaren (Distrikt)","upload.wikimedia.org/wikipedia/commons/thumb/3/30/Flag_of_Nauru.svg/20px-Flag_of_Nauru.svg.png"],</text:p>
          </table:table-cell>
          <table:table-cell/>
          <table:table-cell table:formula="of:=MID([.B239];[.L239];[.M239]-[.L239])" office:value-type="string" office:string-value="Nauru" calcext:value-type="string">
            <text:p>Nauru</text:p>
          </table:table-cell>
          <table:table-cell table:formula="of:=MID([.B239];[.J239];[.K239]-[.J239])" office:value-type="string" office:string-value="upload.wikimedia.org/wikipedia/commons/thumb/3/30/Flag_of_Nauru.svg/20px-Flag_of_Nauru.svg.png" calcext:value-type="string">
            <text:p>upload.wikimedia.org/wikipedia/commons/thumb/3/30/Flag_of_Nauru.svg/20px-Flag_of_Nauru.svg.png</text:p>
          </table:table-cell>
          <table:table-cell table:formula="of:=MID([.B240];[.H239];[.I239]-[.H239])" office:value-type="string" office:string-value="Yaren (Distrikt)" calcext:value-type="string">
            <text:p>Yaren (Distrikt)</text:p>
          </table:table-cell>
          <table:table-cell table:formula="of:=FIND(&quot;title=&quot;;[.B240];1)+7" office:value-type="float" office:value="45" calcext:value-type="float">
            <text:p>45</text:p>
          </table:table-cell>
          <table:table-cell table:formula="of:=FIND(&quot;&quot;&quot;&quot;;[.B240];FIND(&quot;title=&quot;;[.B240];1)+7)" office:value-type="float" office:value="61" calcext:value-type="float">
            <text:p>61</text:p>
          </table:table-cell>
          <table:table-cell table:formula="of:=FIND(&quot;src=&quot;;[.B239];1)+7" office:value-type="float" office:value="99" calcext:value-type="float">
            <text:p>99</text:p>
          </table:table-cell>
          <table:table-cell table:formula="of:=FIND(&quot;&quot;&quot;&quot;;[.B239];FIND(&quot;src=&quot;;[.B239];1)+7)" office:value-type="float" office:value="193" calcext:value-type="float">
            <text:p>193</text:p>
          </table:table-cell>
          <table:table-cell table:formula="of:=FIND(&quot;title&quot;;[.B239];1)+7" office:value-type="float" office:value="73" calcext:value-type="float">
            <text:p>73</text:p>
          </table:table-cell>
          <table:table-cell table:formula="of:=FIND(&quot;&quot;&quot;&quot;;[.B239];FIND(&quot;title&quot;;[.B239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217" calcext:value-type="float">
            <text:p>1217</text:p>
          </table:table-cell>
          <table:table-cell office:value-type="string" calcext:value-type="string">
            <text:p>&lt;td&gt;&lt;a href="/wiki/Yaren_(Distrikt)" title="Yaren (Distrikt)"&gt;Yaren&lt;/a&gt; &lt;i&gt;(&lt;a href="/wiki/De_jure/de_facto" title="De jure/de facto"&gt;de facto&lt;/a&gt;)&lt;/i&gt;</text:p>
          </table:table-cell>
          <table:table-cell table:formula="of:=CONCATENATE(&quot;[&quot;&quot;&quot;;[.E240];&quot;&quot;&quot;,&quot;&quot;&quot;&amp;[.G240];&quot;&quot;&quot;,&quot;&amp;&quot;&quot;&quot;&quot;&amp;[.F240]&amp;&quot;&quot;&quot;],&quot;)" office:value-type="string" office:string-value="" calcext:value-type="error">
            <text:p>#WERT!</text:p>
          </table:table-cell>
          <table:table-cell/>
          <table:table-cell table:formula="of:=MID([.B240];[.L240];[.M240]-[.L240])" office:value-type="string" office:string-value="Yaren (Distrikt)" calcext:value-type="string">
            <text:p>Yaren (Distrikt)</text:p>
          </table:table-cell>
          <table:table-cell table:formula="of:=MID([.B240];[.J240];[.K240]-[.J240])" office:value-type="string" office:string-value="" calcext:value-type="error">
            <text:p>#WERT!</text:p>
          </table:table-cell>
          <table:table-cell table:formula="of:=MID([.B241];[.H240];[.I240]-[.H240])" office:value-type="string" office:string-value="Nepal" calcext:value-type="string">
            <text:p>Nepal</text:p>
          </table:table-cell>
          <table:table-cell table:formula="of:=FIND(&quot;title=&quot;;[.B241];1)+7" office:value-type="float" office:value="73" calcext:value-type="float">
            <text:p>73</text:p>
          </table:table-cell>
          <table:table-cell table:formula="of:=FIND(&quot;&quot;&quot;&quot;;[.B241];FIND(&quot;title=&quot;;[.B241];1)+7)" office:value-type="float" office:value="78" calcext:value-type="float">
            <text:p>78</text:p>
          </table:table-cell>
          <table:table-cell table:formula="of:=FIND(&quot;src=&quot;;[.B240];1)+7" office:value-type="string" office:string-value="" calcext:value-type="error">
            <text:p>#WERT!</text:p>
          </table:table-cell>
          <table:table-cell table:formula="of:=FIND(&quot;&quot;&quot;&quot;;[.B240];FIND(&quot;src=&quot;;[.B240];1)+7)" office:value-type="string" office:string-value="" calcext:value-type="error">
            <text:p>#WERT!</text:p>
          </table:table-cell>
          <table:table-cell table:formula="of:=FIND(&quot;title&quot;;[.B240];1)+7" office:value-type="float" office:value="45" calcext:value-type="float">
            <text:p>45</text:p>
          </table:table-cell>
          <table:table-cell table:formula="of:=FIND(&quot;&quot;&quot;&quot;;[.B240];FIND(&quot;title&quot;;[.B240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1226" calcext:value-type="float">
            <text:p>1226</text:p>
          </table:table-cell>
          <table:table-cell office:value-type="string" calcext:value-type="string">
            <text:p>&lt;td&gt;&lt;span style="display:none"&gt;Nepal&lt;/span&gt;&lt;a href="/wiki/Nepal" title="Nepal"&gt;&lt;img alt="" src="//upload.wikimedia.org/wikipedia/commons/thumb/e/e0/Flag_of_Nepal_%28with_spacing%2C_aspect_ratio_4-3%29.svg/20px-Flag_of_Nepal_%28with_spacing%2C_aspect_ratio_4-3%29.svg.png" decoding="async" width="20" height="15" class="noviewer" srcset="//upload.wikimedia.org/wikipedia/commons/thumb/e/e0/Flag_of_Nepal_%28with_spacing%2C_aspect_ratio_4-3%29.svg/30px-Flag_of_Nepal_%28with_spacing%2C_aspect_ratio_4-3%29.svg.png 1.5x, //upload.wikimedia.org/wikipedia/commons/thumb/e/e0/Flag_of_Nepal_%28with_spacing%2C_aspect_ratio_4-3%29.svg/40px-Flag_of_Nepal_%28with_spacing%2C_aspect_ratio_4-3%29.svg.png 2x" data-file-width="1180" data-file-height="885" /&gt;&lt;/a&gt;&amp;#160;&lt;a href="/wiki/Nepal" title="Nepal"&gt;Nepal&lt;/a&gt;&lt;/td&gt;</text:p>
          </table:table-cell>
          <table:table-cell table:formula="of:=CONCATENATE(&quot;[&quot;&quot;&quot;;[.E241];&quot;&quot;&quot;,&quot;&quot;&quot;&amp;[.G241];&quot;&quot;&quot;,&quot;&amp;&quot;&quot;&quot;&quot;&amp;[.F241]&amp;&quot;&quot;&quot;],&quot;)" office:value-type="string" office:string-value="[&quot;Nepal&quot;,&quot;Kathmandu&quot;,&quot;upload.wikimedia.org/wikipedia/commons/thumb/e/e0/Flag_of_Nepal_%28with_spacing%2C_aspect_ratio_4-3%29.svg/20px-Flag_of_Nepal_%28with_spacing%2C_aspect_ratio_4-3%29.svg.png&quot;]," calcext:value-type="string">
            <text:p>["Nepal","Kathmandu","upload.wikimedia.org/wikipedia/commons/thumb/e/e0/Flag_of_Nepal_%28with_spacing%2C_aspect_ratio_4-3%29.svg/20px-Flag_of_Nepal_%28with_spacing%2C_aspect_ratio_4-3%29.svg.png"],</text:p>
          </table:table-cell>
          <table:table-cell/>
          <table:table-cell table:formula="of:=MID([.B241];[.L241];[.M241]-[.L241])" office:value-type="string" office:string-value="Nepal" calcext:value-type="string">
            <text:p>Nepal</text:p>
          </table:table-cell>
          <table:table-cell table:formula="of:=MID([.B241];[.J241];[.K241]-[.J241])" office:value-type="string" office:string-value="upload.wikimedia.org/wikipedia/commons/thumb/e/e0/Flag_of_Nepal_%28with_spacing%2C_aspect_ratio_4-3%29.svg/20px-Flag_of_Nepal_%28with_spacing%2C_aspect_ratio_4-3%29.svg.png" calcext:value-type="string">
            <text:p>upload.wikimedia.org/wikipedia/commons/thumb/e/e0/Flag_of_Nepal_%28with_spacing%2C_aspect_ratio_4-3%29.svg/20px-Flag_of_Nepal_%28with_spacing%2C_aspect_ratio_4-3%29.svg.png</text:p>
          </table:table-cell>
          <table:table-cell table:formula="of:=MID([.B242];[.H241];[.I241]-[.H241])" office:value-type="string" office:string-value="Kathmandu" calcext:value-type="string">
            <text:p>Kathmandu</text:p>
          </table:table-cell>
          <table:table-cell table:formula="of:=FIND(&quot;title=&quot;;[.B242];1)+7" office:value-type="float" office:value="38" calcext:value-type="float">
            <text:p>38</text:p>
          </table:table-cell>
          <table:table-cell table:formula="of:=FIND(&quot;&quot;&quot;&quot;;[.B242];FIND(&quot;title=&quot;;[.B242];1)+7)" office:value-type="float" office:value="47" calcext:value-type="float">
            <text:p>47</text:p>
          </table:table-cell>
          <table:table-cell table:formula="of:=FIND(&quot;src=&quot;;[.B241];1)+7" office:value-type="float" office:value="99" calcext:value-type="float">
            <text:p>99</text:p>
          </table:table-cell>
          <table:table-cell table:formula="of:=FIND(&quot;&quot;&quot;&quot;;[.B241];FIND(&quot;src=&quot;;[.B241];1)+7)" office:value-type="float" office:value="271" calcext:value-type="float">
            <text:p>271</text:p>
          </table:table-cell>
          <table:table-cell table:formula="of:=FIND(&quot;title&quot;;[.B241];1)+7" office:value-type="float" office:value="73" calcext:value-type="float">
            <text:p>73</text:p>
          </table:table-cell>
          <table:table-cell table:formula="of:=FIND(&quot;&quot;&quot;&quot;;[.B241];FIND(&quot;title&quot;;[.B241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227" calcext:value-type="float">
            <text:p>1227</text:p>
          </table:table-cell>
          <table:table-cell office:value-type="string" calcext:value-type="string">
            <text:p>&lt;td&gt;&lt;a href="/wiki/Kathmandu" title="Kathmandu"&gt;Kathmandu&lt;/a&gt;</text:p>
          </table:table-cell>
          <table:table-cell table:formula="of:=CONCATENATE(&quot;[&quot;&quot;&quot;;[.E242];&quot;&quot;&quot;,&quot;&quot;&quot;&amp;[.G242];&quot;&quot;&quot;,&quot;&amp;&quot;&quot;&quot;&quot;&amp;[.F242]&amp;&quot;&quot;&quot;],&quot;)" office:value-type="string" office:string-value="" calcext:value-type="error">
            <text:p>#WERT!</text:p>
          </table:table-cell>
          <table:table-cell/>
          <table:table-cell table:formula="of:=MID([.B242];[.L242];[.M242]-[.L242])" office:value-type="string" office:string-value="Kathmandu" calcext:value-type="string">
            <text:p>Kathmandu</text:p>
          </table:table-cell>
          <table:table-cell table:formula="of:=MID([.B242];[.J242];[.K242]-[.J242])" office:value-type="string" office:string-value="" calcext:value-type="error">
            <text:p>#WERT!</text:p>
          </table:table-cell>
          <table:table-cell table:formula="of:=MID([.B243];[.H242];[.I242]-[.H242])" office:value-type="string" office:string-value="Neuseeland" calcext:value-type="string">
            <text:p>Neuseeland</text:p>
          </table:table-cell>
          <table:table-cell table:formula="of:=FIND(&quot;title=&quot;;[.B243];1)+7" office:value-type="float" office:value="83" calcext:value-type="float">
            <text:p>83</text:p>
          </table:table-cell>
          <table:table-cell table:formula="of:=FIND(&quot;&quot;&quot;&quot;;[.B243];FIND(&quot;title=&quot;;[.B243];1)+7)" office:value-type="float" office:value="93" calcext:value-type="float">
            <text:p>93</text:p>
          </table:table-cell>
          <table:table-cell table:formula="of:=FIND(&quot;src=&quot;;[.B242];1)+7" office:value-type="string" office:string-value="" calcext:value-type="error">
            <text:p>#WERT!</text:p>
          </table:table-cell>
          <table:table-cell table:formula="of:=FIND(&quot;&quot;&quot;&quot;;[.B242];FIND(&quot;src=&quot;;[.B242];1)+7)" office:value-type="string" office:string-value="" calcext:value-type="error">
            <text:p>#WERT!</text:p>
          </table:table-cell>
          <table:table-cell table:formula="of:=FIND(&quot;title&quot;;[.B242];1)+7" office:value-type="float" office:value="38" calcext:value-type="float">
            <text:p>38</text:p>
          </table:table-cell>
          <table:table-cell table:formula="of:=FIND(&quot;&quot;&quot;&quot;;[.B242];FIND(&quot;title&quot;;[.B242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236" calcext:value-type="float">
            <text:p>1236</text:p>
          </table:table-cell>
          <table:table-cell office:value-type="string" calcext:value-type="string">
            <text:p>&lt;td&gt;&lt;span style="display:none"&gt;Neuseeland&lt;/span&gt;&lt;a href="/wiki/Neuseeland" title="Neuseeland"&gt;&lt;img alt="" src="//upload.wikimedia.org/wikipedia/commons/thumb/3/3e/Flag_of_New_Zealand.svg/20px-Flag_of_New_Zealand.svg.png" decoding="async" width="20" height="10" class="noviewer" srcset="//upload.wikimedia.org/wikipedia/commons/thumb/3/3e/Flag_of_New_Zealand.svg/30px-Flag_of_New_Zealand.svg.png 1.5x, //upload.wikimedia.org/wikipedia/commons/thumb/3/3e/Flag_of_New_Zealand.svg/40px-Flag_of_New_Zealand.svg.png 2x" data-file-width="1200" data-file-height="600" /&gt;&lt;/a&gt;&amp;#160;&lt;a href="/wiki/Neuseeland" title="Neuseeland"&gt;Neuseeland&lt;/a&gt;&lt;/td&gt;</text:p>
          </table:table-cell>
          <table:table-cell table:formula="of:=CONCATENATE(&quot;[&quot;&quot;&quot;;[.E243];&quot;&quot;&quot;,&quot;&quot;&quot;&amp;[.G243];&quot;&quot;&quot;,&quot;&amp;&quot;&quot;&quot;&quot;&amp;[.F243]&amp;&quot;&quot;&quot;],&quot;)" office:value-type="string" office:string-value="[&quot;Neuseeland&quot;,&quot;Wellington&quot;,&quot;upload.wikimedia.org/wikipedia/commons/thumb/3/3e/Flag_of_New_Zealand.svg/20px-Flag_of_New_Zealand.svg.png&quot;]," calcext:value-type="string">
            <text:p>["Neuseeland","Wellington","upload.wikimedia.org/wikipedia/commons/thumb/3/3e/Flag_of_New_Zealand.svg/20px-Flag_of_New_Zealand.svg.png"],</text:p>
          </table:table-cell>
          <table:table-cell/>
          <table:table-cell table:formula="of:=MID([.B243];[.L243];[.M243]-[.L243])" office:value-type="string" office:string-value="Neuseeland" calcext:value-type="string">
            <text:p>Neuseeland</text:p>
          </table:table-cell>
          <table:table-cell table:formula="of:=MID([.B243];[.J243];[.K243]-[.J243])" office:value-type="string" office:string-value="upload.wikimedia.org/wikipedia/commons/thumb/3/3e/Flag_of_New_Zealand.svg/20px-Flag_of_New_Zealand.svg.png" calcext:value-type="string">
            <text:p>upload.wikimedia.org/wikipedia/commons/thumb/3/3e/Flag_of_New_Zealand.svg/20px-Flag_of_New_Zealand.svg.png</text:p>
          </table:table-cell>
          <table:table-cell table:formula="of:=MID([.B244];[.H243];[.I243]-[.H243])" office:value-type="string" office:string-value="Wellington" calcext:value-type="string">
            <text:p>Wellington</text:p>
          </table:table-cell>
          <table:table-cell table:formula="of:=FIND(&quot;title=&quot;;[.B244];1)+7" office:value-type="float" office:value="39" calcext:value-type="float">
            <text:p>39</text:p>
          </table:table-cell>
          <table:table-cell table:formula="of:=FIND(&quot;&quot;&quot;&quot;;[.B244];FIND(&quot;title=&quot;;[.B244];1)+7)" office:value-type="float" office:value="49" calcext:value-type="float">
            <text:p>49</text:p>
          </table:table-cell>
          <table:table-cell table:formula="of:=FIND(&quot;src=&quot;;[.B243];1)+7" office:value-type="float" office:value="114" calcext:value-type="float">
            <text:p>114</text:p>
          </table:table-cell>
          <table:table-cell table:formula="of:=FIND(&quot;&quot;&quot;&quot;;[.B243];FIND(&quot;src=&quot;;[.B243];1)+7)" office:value-type="float" office:value="220" calcext:value-type="float">
            <text:p>220</text:p>
          </table:table-cell>
          <table:table-cell table:formula="of:=FIND(&quot;title&quot;;[.B243];1)+7" office:value-type="float" office:value="83" calcext:value-type="float">
            <text:p>83</text:p>
          </table:table-cell>
          <table:table-cell table:formula="of:=FIND(&quot;&quot;&quot;&quot;;[.B243];FIND(&quot;title&quot;;[.B243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237" calcext:value-type="float">
            <text:p>1237</text:p>
          </table:table-cell>
          <table:table-cell office:value-type="string" calcext:value-type="string">
            <text:p>&lt;td&gt;&lt;a href="/wiki/Wellington" title="Wellington"&gt;Wellington&lt;/a&gt;</text:p>
          </table:table-cell>
          <table:table-cell table:formula="of:=CONCATENATE(&quot;[&quot;&quot;&quot;;[.E244];&quot;&quot;&quot;,&quot;&quot;&quot;&amp;[.G244];&quot;&quot;&quot;,&quot;&amp;&quot;&quot;&quot;&quot;&amp;[.F244]&amp;&quot;&quot;&quot;],&quot;)" office:value-type="string" office:string-value="" calcext:value-type="error">
            <text:p>#WERT!</text:p>
          </table:table-cell>
          <table:table-cell/>
          <table:table-cell table:formula="of:=MID([.B244];[.L244];[.M244]-[.L244])" office:value-type="string" office:string-value="Wellington" calcext:value-type="string">
            <text:p>Wellington</text:p>
          </table:table-cell>
          <table:table-cell table:formula="of:=MID([.B244];[.J244];[.K244]-[.J244])" office:value-type="string" office:string-value="" calcext:value-type="error">
            <text:p>#WERT!</text:p>
          </table:table-cell>
          <table:table-cell table:formula="of:=MID([.B245];[.H244];[.I244]-[.H244])" office:value-type="string" office:string-value="Nicaragua" calcext:value-type="string">
            <text:p>Nicaragua</text:p>
          </table:table-cell>
          <table:table-cell table:formula="of:=FIND(&quot;title=&quot;;[.B245];1)+7" office:value-type="float" office:value="81" calcext:value-type="float">
            <text:p>81</text:p>
          </table:table-cell>
          <table:table-cell table:formula="of:=FIND(&quot;&quot;&quot;&quot;;[.B245];FIND(&quot;title=&quot;;[.B245];1)+7)" office:value-type="float" office:value="90" calcext:value-type="float">
            <text:p>90</text:p>
          </table:table-cell>
          <table:table-cell table:formula="of:=FIND(&quot;src=&quot;;[.B244];1)+7" office:value-type="string" office:string-value="" calcext:value-type="error">
            <text:p>#WERT!</text:p>
          </table:table-cell>
          <table:table-cell table:formula="of:=FIND(&quot;&quot;&quot;&quot;;[.B244];FIND(&quot;src=&quot;;[.B244];1)+7)" office:value-type="string" office:string-value="" calcext:value-type="error">
            <text:p>#WERT!</text:p>
          </table:table-cell>
          <table:table-cell table:formula="of:=FIND(&quot;title&quot;;[.B244];1)+7" office:value-type="float" office:value="39" calcext:value-type="float">
            <text:p>39</text:p>
          </table:table-cell>
          <table:table-cell table:formula="of:=FIND(&quot;&quot;&quot;&quot;;[.B244];FIND(&quot;title&quot;;[.B244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246" calcext:value-type="float">
            <text:p>1246</text:p>
          </table:table-cell>
          <table:table-cell office:value-type="string" calcext:value-type="string">
            <text:p>&lt;td&gt;&lt;span style="display:none"&gt;Nicaragua&lt;/span&gt;&lt;a href="/wiki/Nicaragua" title="Nicaragua"&gt;&lt;img alt="" src="//upload.wikimedia.org/wikipedia/commons/thumb/1/19/Flag_of_Nicaragua.svg/20px-Flag_of_Nicaragua.svg.png" decoding="async" width="20" height="12" class="noviewer thumbborder" srcset="//upload.wikimedia.org/wikipedia/commons/thumb/1/19/Flag_of_Nicaragua.svg/30px-Flag_of_Nicaragua.svg.png 1.5x, //upload.wikimedia.org/wikipedia/commons/thumb/1/19/Flag_of_Nicaragua.svg/40px-Flag_of_Nicaragua.svg.png 2x" data-file-width="1000" data-file-height="600" /&gt;&lt;/a&gt;&amp;#160;&lt;a href="/wiki/Nicaragua" title="Nicaragua"&gt;Nicaragua&lt;/a&gt;&lt;/td&gt;</text:p>
          </table:table-cell>
          <table:table-cell table:formula="of:=CONCATENATE(&quot;[&quot;&quot;&quot;;[.E245];&quot;&quot;&quot;,&quot;&quot;&quot;&amp;[.G245];&quot;&quot;&quot;,&quot;&amp;&quot;&quot;&quot;&quot;&amp;[.F245]&amp;&quot;&quot;&quot;],&quot;)" office:value-type="string" office:string-value="[&quot;Nicaragua&quot;,&quot;Managua&quot;,&quot;upload.wikimedia.org/wikipedia/commons/thumb/1/19/Flag_of_Nicaragua.svg/20px-Flag_of_Nicaragua.svg.png&quot;]," calcext:value-type="string">
            <text:p>["Nicaragua","Managua","upload.wikimedia.org/wikipedia/commons/thumb/1/19/Flag_of_Nicaragua.svg/20px-Flag_of_Nicaragua.svg.png"],</text:p>
          </table:table-cell>
          <table:table-cell/>
          <table:table-cell table:formula="of:=MID([.B245];[.L245];[.M245]-[.L245])" office:value-type="string" office:string-value="Nicaragua" calcext:value-type="string">
            <text:p>Nicaragua</text:p>
          </table:table-cell>
          <table:table-cell table:formula="of:=MID([.B245];[.J245];[.K245]-[.J245])" office:value-type="string" office:string-value="upload.wikimedia.org/wikipedia/commons/thumb/1/19/Flag_of_Nicaragua.svg/20px-Flag_of_Nicaragua.svg.png" calcext:value-type="string">
            <text:p>upload.wikimedia.org/wikipedia/commons/thumb/1/19/Flag_of_Nicaragua.svg/20px-Flag_of_Nicaragua.svg.png</text:p>
          </table:table-cell>
          <table:table-cell table:formula="of:=MID([.B246];[.H245];[.I245]-[.H245])" office:value-type="string" office:string-value="Managua" calcext:value-type="string">
            <text:p>Managua</text:p>
          </table:table-cell>
          <table:table-cell table:formula="of:=FIND(&quot;title=&quot;;[.B246];1)+7" office:value-type="float" office:value="36" calcext:value-type="float">
            <text:p>36</text:p>
          </table:table-cell>
          <table:table-cell table:formula="of:=FIND(&quot;&quot;&quot;&quot;;[.B246];FIND(&quot;title=&quot;;[.B246];1)+7)" office:value-type="float" office:value="43" calcext:value-type="float">
            <text:p>43</text:p>
          </table:table-cell>
          <table:table-cell table:formula="of:=FIND(&quot;src=&quot;;[.B245];1)+7" office:value-type="float" office:value="111" calcext:value-type="float">
            <text:p>111</text:p>
          </table:table-cell>
          <table:table-cell table:formula="of:=FIND(&quot;&quot;&quot;&quot;;[.B245];FIND(&quot;src=&quot;;[.B245];1)+7)" office:value-type="float" office:value="213" calcext:value-type="float">
            <text:p>213</text:p>
          </table:table-cell>
          <table:table-cell table:formula="of:=FIND(&quot;title&quot;;[.B245];1)+7" office:value-type="float" office:value="81" calcext:value-type="float">
            <text:p>81</text:p>
          </table:table-cell>
          <table:table-cell table:formula="of:=FIND(&quot;&quot;&quot;&quot;;[.B245];FIND(&quot;title&quot;;[.B245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247" calcext:value-type="float">
            <text:p>1247</text:p>
          </table:table-cell>
          <table:table-cell office:value-type="string" calcext:value-type="string">
            <text:p>&lt;td&gt;&lt;a href="/wiki/Managua" title="Managua"&gt;Managua&lt;/a&gt;</text:p>
          </table:table-cell>
          <table:table-cell table:formula="of:=CONCATENATE(&quot;[&quot;&quot;&quot;;[.E246];&quot;&quot;&quot;,&quot;&quot;&quot;&amp;[.G246];&quot;&quot;&quot;,&quot;&amp;&quot;&quot;&quot;&quot;&amp;[.F246]&amp;&quot;&quot;&quot;],&quot;)" office:value-type="string" office:string-value="" calcext:value-type="error">
            <text:p>#WERT!</text:p>
          </table:table-cell>
          <table:table-cell/>
          <table:table-cell table:formula="of:=MID([.B246];[.L246];[.M246]-[.L246])" office:value-type="string" office:string-value="Managua" calcext:value-type="string">
            <text:p>Managua</text:p>
          </table:table-cell>
          <table:table-cell table:formula="of:=MID([.B246];[.J246];[.K246]-[.J246])" office:value-type="string" office:string-value="" calcext:value-type="error">
            <text:p>#WERT!</text:p>
          </table:table-cell>
          <table:table-cell table:formula="of:=MID([.B247];[.H246];[.I246]-[.H246])" office:value-type="string" office:string-value="Niederlande" calcext:value-type="string">
            <text:p>Niederlande</text:p>
          </table:table-cell>
          <table:table-cell table:formula="of:=FIND(&quot;title=&quot;;[.B247];1)+7" office:value-type="float" office:value="97" calcext:value-type="float">
            <text:p>97</text:p>
          </table:table-cell>
          <table:table-cell table:formula="of:=FIND(&quot;&quot;&quot;&quot;;[.B247];FIND(&quot;title=&quot;;[.B247];1)+7)" office:value-type="float" office:value="108" calcext:value-type="float">
            <text:p>108</text:p>
          </table:table-cell>
          <table:table-cell table:formula="of:=FIND(&quot;src=&quot;;[.B246];1)+7" office:value-type="string" office:string-value="" calcext:value-type="error">
            <text:p>#WERT!</text:p>
          </table:table-cell>
          <table:table-cell table:formula="of:=FIND(&quot;&quot;&quot;&quot;;[.B246];FIND(&quot;src=&quot;;[.B246];1)+7)" office:value-type="string" office:string-value="" calcext:value-type="error">
            <text:p>#WERT!</text:p>
          </table:table-cell>
          <table:table-cell table:formula="of:=FIND(&quot;title&quot;;[.B246];1)+7" office:value-type="float" office:value="36" calcext:value-type="float">
            <text:p>36</text:p>
          </table:table-cell>
          <table:table-cell table:formula="of:=FIND(&quot;&quot;&quot;&quot;;[.B246];FIND(&quot;title&quot;;[.B246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256" calcext:value-type="float">
            <text:p>1256</text:p>
          </table:table-cell>
          <table:table-cell office:value-type="string" calcext:value-type="string">
            <text:p>&lt;td rowspan="2"&gt;&lt;span style="display:none"&gt;Niederlande&lt;/span&gt;&lt;a href="/wiki/Niederlande" title="Niederlande"&gt;&lt;img alt="" src="//upload.wikimedia.org/wikipedia/commons/thumb/2/20/Flag_of_the_Netherlands.svg/20px-Flag_of_the_Netherlands.svg.png" decoding="async" width="20" height="13" class="noviewer thumbborder" srcset="//upload.wikimedia.org/wikipedia/commons/thumb/2/20/Flag_of_the_Netherlands.svg/30px-Flag_of_the_Netherlands.svg.png 1.5x, //upload.wikimedia.org/wikipedia/commons/thumb/2/20/Flag_of_the_Netherlands.svg/40px-Flag_of_the_Netherlands.svg.png 2x" data-file-width="900" data-file-height="600" /&gt;&lt;/a&gt;&amp;#160;&lt;a href="/wiki/Niederlande" title="Niederlande"&gt;Niederlande&lt;/a&gt;&lt;/td&gt;</text:p>
          </table:table-cell>
          <table:table-cell table:formula="of:=CONCATENATE(&quot;[&quot;&quot;&quot;;[.E247];&quot;&quot;&quot;,&quot;&quot;&quot;&amp;[.G247];&quot;&quot;&quot;,&quot;&amp;&quot;&quot;&quot;&quot;&amp;[.F247]&amp;&quot;&quot;&quot;],&quot;)" office:value-type="string" office:string-value="[&quot;Niederlande&quot;,&quot;Amsterdam&quot;,&quot;upload.wikimedia.org/wikipedia/commons/thumb/2/20/Flag_of_the_Netherlands.svg/20px-Flag_of_the_Netherlands.svg.png&quot;]," calcext:value-type="string">
            <text:p>["Niederlande","Amsterdam","upload.wikimedia.org/wikipedia/commons/thumb/2/20/Flag_of_the_Netherlands.svg/20px-Flag_of_the_Netherlands.svg.png"],</text:p>
          </table:table-cell>
          <table:table-cell/>
          <table:table-cell table:formula="of:=MID([.B247];[.L247];[.M247]-[.L247])" office:value-type="string" office:string-value="Niederlande" calcext:value-type="string">
            <text:p>Niederlande</text:p>
          </table:table-cell>
          <table:table-cell table:formula="of:=MID([.B247];[.J247];[.K247]-[.J247])" office:value-type="string" office:string-value="upload.wikimedia.org/wikipedia/commons/thumb/2/20/Flag_of_the_Netherlands.svg/20px-Flag_of_the_Netherlands.svg.png" calcext:value-type="string">
            <text:p>upload.wikimedia.org/wikipedia/commons/thumb/2/20/Flag_of_the_Netherlands.svg/20px-Flag_of_the_Netherlands.svg.png</text:p>
          </table:table-cell>
          <table:table-cell table:formula="of:=MID([.B248];[.H247];[.I247]-[.H247])" office:value-type="string" office:string-value="Amsterdam" calcext:value-type="string">
            <text:p>Amsterdam</text:p>
          </table:table-cell>
          <table:table-cell table:formula="of:=FIND(&quot;title=&quot;;[.B248];1)+7" office:value-type="float" office:value="38" calcext:value-type="float">
            <text:p>38</text:p>
          </table:table-cell>
          <table:table-cell table:formula="of:=FIND(&quot;&quot;&quot;&quot;;[.B248];FIND(&quot;title=&quot;;[.B248];1)+7)" office:value-type="float" office:value="47" calcext:value-type="float">
            <text:p>47</text:p>
          </table:table-cell>
          <table:table-cell table:formula="of:=FIND(&quot;src=&quot;;[.B247];1)+7" office:value-type="float" office:value="129" calcext:value-type="float">
            <text:p>129</text:p>
          </table:table-cell>
          <table:table-cell table:formula="of:=FIND(&quot;&quot;&quot;&quot;;[.B247];FIND(&quot;src=&quot;;[.B247];1)+7)" office:value-type="float" office:value="243" calcext:value-type="float">
            <text:p>243</text:p>
          </table:table-cell>
          <table:table-cell table:formula="of:=FIND(&quot;title&quot;;[.B247];1)+7" office:value-type="float" office:value="97" calcext:value-type="float">
            <text:p>97</text:p>
          </table:table-cell>
          <table:table-cell table:formula="of:=FIND(&quot;&quot;&quot;&quot;;[.B247];FIND(&quot;title&quot;;[.B247];1)+7)" office:value-type="float" office:value="108" calcext:value-type="float">
            <text:p>108</text:p>
          </table:table-cell>
        </table:table-row>
        <table:table-row table:style-name="ro27">
          <table:table-cell office:value-type="float" office:value="1257" calcext:value-type="float">
            <text:p>1257</text:p>
          </table:table-cell>
          <table:table-cell office:value-type="string" calcext:value-type="string">
            <text:p>&lt;td&gt;&lt;a href="/wiki/Amsterdam" title="Amsterdam"&gt;Amsterdam&lt;/a&gt; &lt;i&gt;(de jure)&lt;/i&gt;</text:p>
          </table:table-cell>
          <table:table-cell table:formula="of:=CONCATENATE(&quot;[&quot;&quot;&quot;;[.E248];&quot;&quot;&quot;,&quot;&quot;&quot;&amp;[.G248];&quot;&quot;&quot;,&quot;&amp;&quot;&quot;&quot;&quot;&amp;[.F248]&amp;&quot;&quot;&quot;],&quot;)" office:value-type="string" office:string-value="" calcext:value-type="error">
            <text:p>#WERT!</text:p>
          </table:table-cell>
          <table:table-cell/>
          <table:table-cell table:formula="of:=MID([.B248];[.L248];[.M248]-[.L248])" office:value-type="string" office:string-value="Amsterdam" calcext:value-type="string">
            <text:p>Amsterdam</text:p>
          </table:table-cell>
          <table:table-cell table:formula="of:=MID([.B248];[.J248];[.K248]-[.J248])" office:value-type="string" office:string-value="" calcext:value-type="error">
            <text:p>#WERT!</text:p>
          </table:table-cell>
          <table:table-cell table:formula="of:=MID([.B249];[.H248];[.I248]-[.H248])" office:value-type="string" office:string-value="Den Haag" calcext:value-type="string">
            <text:p>Den Haag</text:p>
          </table:table-cell>
          <table:table-cell table:formula="of:=FIND(&quot;title=&quot;;[.B249];1)+7" office:value-type="float" office:value="37" calcext:value-type="float">
            <text:p>37</text:p>
          </table:table-cell>
          <table:table-cell table:formula="of:=FIND(&quot;&quot;&quot;&quot;;[.B249];FIND(&quot;title=&quot;;[.B249];1)+7)" office:value-type="float" office:value="45" calcext:value-type="float">
            <text:p>45</text:p>
          </table:table-cell>
          <table:table-cell table:formula="of:=FIND(&quot;src=&quot;;[.B248];1)+7" office:value-type="string" office:string-value="" calcext:value-type="error">
            <text:p>#WERT!</text:p>
          </table:table-cell>
          <table:table-cell table:formula="of:=FIND(&quot;&quot;&quot;&quot;;[.B248];FIND(&quot;src=&quot;;[.B248];1)+7)" office:value-type="string" office:string-value="" calcext:value-type="error">
            <text:p>#WERT!</text:p>
          </table:table-cell>
          <table:table-cell table:formula="of:=FIND(&quot;title&quot;;[.B248];1)+7" office:value-type="float" office:value="38" calcext:value-type="float">
            <text:p>38</text:p>
          </table:table-cell>
          <table:table-cell table:formula="of:=FIND(&quot;&quot;&quot;&quot;;[.B248];FIND(&quot;title&quot;;[.B248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266" calcext:value-type="float">
            <text:p>1266</text:p>
          </table:table-cell>
          <table:table-cell office:value-type="string" calcext:value-type="string">
            <text:p>&lt;td&gt;&lt;a href="/wiki/Den_Haag" title="Den Haag"&gt;Den Haag&lt;/a&gt; &lt;i&gt;(Regierungssitz)&lt;/i&gt;</text:p>
          </table:table-cell>
          <table:table-cell table:formula="of:=CONCATENATE(&quot;[&quot;&quot;&quot;;[.E249];&quot;&quot;&quot;,&quot;&quot;&quot;&amp;[.G249];&quot;&quot;&quot;,&quot;&amp;&quot;&quot;&quot;&quot;&amp;[.F249]&amp;&quot;&quot;&quot;],&quot;)" office:value-type="string" office:string-value="" calcext:value-type="error">
            <text:p>#WERT!</text:p>
          </table:table-cell>
          <table:table-cell/>
          <table:table-cell table:formula="of:=MID([.B249];[.L249];[.M249]-[.L249])" office:value-type="string" office:string-value="Den Haag" calcext:value-type="string">
            <text:p>Den Haag</text:p>
          </table:table-cell>
          <table:table-cell table:formula="of:=MID([.B249];[.J249];[.K249]-[.J249])" office:value-type="string" office:string-value="" calcext:value-type="error">
            <text:p>#WERT!</text:p>
          </table:table-cell>
          <table:table-cell table:formula="of:=MID([.B250];[.H249];[.I249]-[.H249])" office:value-type="string" office:string-value="Niger" calcext:value-type="string">
            <text:p>Niger</text:p>
          </table:table-cell>
          <table:table-cell table:formula="of:=FIND(&quot;title=&quot;;[.B250];1)+7" office:value-type="float" office:value="73" calcext:value-type="float">
            <text:p>73</text:p>
          </table:table-cell>
          <table:table-cell table:formula="of:=FIND(&quot;&quot;&quot;&quot;;[.B250];FIND(&quot;title=&quot;;[.B250];1)+7)" office:value-type="float" office:value="78" calcext:value-type="float">
            <text:p>78</text:p>
          </table:table-cell>
          <table:table-cell table:formula="of:=FIND(&quot;src=&quot;;[.B249];1)+7" office:value-type="string" office:string-value="" calcext:value-type="error">
            <text:p>#WERT!</text:p>
          </table:table-cell>
          <table:table-cell table:formula="of:=FIND(&quot;&quot;&quot;&quot;;[.B249];FIND(&quot;src=&quot;;[.B249];1)+7)" office:value-type="string" office:string-value="" calcext:value-type="error">
            <text:p>#WERT!</text:p>
          </table:table-cell>
          <table:table-cell table:formula="of:=FIND(&quot;title&quot;;[.B249];1)+7" office:value-type="float" office:value="37" calcext:value-type="float">
            <text:p>37</text:p>
          </table:table-cell>
          <table:table-cell table:formula="of:=FIND(&quot;&quot;&quot;&quot;;[.B249];FIND(&quot;title&quot;;[.B249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275" calcext:value-type="float">
            <text:p>1275</text:p>
          </table:table-cell>
          <table:table-cell office:value-type="string" calcext:value-type="string">
            <text:p>&lt;td&gt;&lt;span style="display:none"&gt;Niger&lt;/span&gt;&lt;a href="/wiki/Niger" title="Niger"&gt;&lt;img alt="" src="//upload.wikimedia.org/wikipedia/commons/thumb/f/f4/Flag_of_Niger.svg/20px-Flag_of_Niger.svg.png" decoding="async" width="20" height="17" class="noviewer thumbborder" srcset="//upload.wikimedia.org/wikipedia/commons/thumb/f/f4/Flag_of_Niger.svg/30px-Flag_of_Niger.svg.png 1.5x, //upload.wikimedia.org/wikipedia/commons/thumb/f/f4/Flag_of_Niger.svg/40px-Flag_of_Niger.svg.png 2x" data-file-width="700" data-file-height="600" /&gt;&lt;/a&gt;&amp;#160;&lt;a href="/wiki/Niger" title="Niger"&gt;Niger&lt;/a&gt;&lt;/td&gt;</text:p>
          </table:table-cell>
          <table:table-cell table:formula="of:=CONCATENATE(&quot;[&quot;&quot;&quot;;[.E250];&quot;&quot;&quot;,&quot;&quot;&quot;&amp;[.G250];&quot;&quot;&quot;,&quot;&amp;&quot;&quot;&quot;&quot;&amp;[.F250]&amp;&quot;&quot;&quot;],&quot;)" office:value-type="string" office:string-value="[&quot;Niger&quot;,&quot;Niamey&quot;,&quot;upload.wikimedia.org/wikipedia/commons/thumb/f/f4/Flag_of_Niger.svg/20px-Flag_of_Niger.svg.png&quot;]," calcext:value-type="string">
            <text:p>["Niger","Niamey","upload.wikimedia.org/wikipedia/commons/thumb/f/f4/Flag_of_Niger.svg/20px-Flag_of_Niger.svg.png"],</text:p>
          </table:table-cell>
          <table:table-cell/>
          <table:table-cell table:formula="of:=MID([.B250];[.L250];[.M250]-[.L250])" office:value-type="string" office:string-value="Niger" calcext:value-type="string">
            <text:p>Niger</text:p>
          </table:table-cell>
          <table:table-cell table:formula="of:=MID([.B250];[.J250];[.K250]-[.J250])" office:value-type="string" office:string-value="upload.wikimedia.org/wikipedia/commons/thumb/f/f4/Flag_of_Niger.svg/20px-Flag_of_Niger.svg.png" calcext:value-type="string">
            <text:p>upload.wikimedia.org/wikipedia/commons/thumb/f/f4/Flag_of_Niger.svg/20px-Flag_of_Niger.svg.png</text:p>
          </table:table-cell>
          <table:table-cell table:formula="of:=MID([.B251];[.H250];[.I250]-[.H250])" office:value-type="string" office:string-value="Niamey" calcext:value-type="string">
            <text:p>Niamey</text:p>
          </table:table-cell>
          <table:table-cell table:formula="of:=FIND(&quot;title=&quot;;[.B251];1)+7" office:value-type="float" office:value="35" calcext:value-type="float">
            <text:p>35</text:p>
          </table:table-cell>
          <table:table-cell table:formula="of:=FIND(&quot;&quot;&quot;&quot;;[.B251];FIND(&quot;title=&quot;;[.B251];1)+7)" office:value-type="float" office:value="41" calcext:value-type="float">
            <text:p>41</text:p>
          </table:table-cell>
          <table:table-cell table:formula="of:=FIND(&quot;src=&quot;;[.B250];1)+7" office:value-type="float" office:value="99" calcext:value-type="float">
            <text:p>99</text:p>
          </table:table-cell>
          <table:table-cell table:formula="of:=FIND(&quot;&quot;&quot;&quot;;[.B250];FIND(&quot;src=&quot;;[.B250];1)+7)" office:value-type="float" office:value="193" calcext:value-type="float">
            <text:p>193</text:p>
          </table:table-cell>
          <table:table-cell table:formula="of:=FIND(&quot;title&quot;;[.B250];1)+7" office:value-type="float" office:value="73" calcext:value-type="float">
            <text:p>73</text:p>
          </table:table-cell>
          <table:table-cell table:formula="of:=FIND(&quot;&quot;&quot;&quot;;[.B250];FIND(&quot;title&quot;;[.B250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276" calcext:value-type="float">
            <text:p>1276</text:p>
          </table:table-cell>
          <table:table-cell office:value-type="string" calcext:value-type="string">
            <text:p>&lt;td&gt;&lt;a href="/wiki/Niamey" title="Niamey"&gt;Niamey&lt;/a&gt;</text:p>
          </table:table-cell>
          <table:table-cell table:formula="of:=CONCATENATE(&quot;[&quot;&quot;&quot;;[.E251];&quot;&quot;&quot;,&quot;&quot;&quot;&amp;[.G251];&quot;&quot;&quot;,&quot;&amp;&quot;&quot;&quot;&quot;&amp;[.F251]&amp;&quot;&quot;&quot;],&quot;)" office:value-type="string" office:string-value="" calcext:value-type="error">
            <text:p>#WERT!</text:p>
          </table:table-cell>
          <table:table-cell/>
          <table:table-cell table:formula="of:=MID([.B251];[.L251];[.M251]-[.L251])" office:value-type="string" office:string-value="Niamey" calcext:value-type="string">
            <text:p>Niamey</text:p>
          </table:table-cell>
          <table:table-cell table:formula="of:=MID([.B251];[.J251];[.K251]-[.J251])" office:value-type="string" office:string-value="" calcext:value-type="error">
            <text:p>#WERT!</text:p>
          </table:table-cell>
          <table:table-cell table:formula="of:=MID([.B252];[.H251];[.I251]-[.H251])" office:value-type="string" office:string-value="Nigeria" calcext:value-type="string">
            <text:p>Nigeria</text:p>
          </table:table-cell>
          <table:table-cell table:formula="of:=FIND(&quot;title=&quot;;[.B252];1)+7" office:value-type="float" office:value="77" calcext:value-type="float">
            <text:p>77</text:p>
          </table:table-cell>
          <table:table-cell table:formula="of:=FIND(&quot;&quot;&quot;&quot;;[.B252];FIND(&quot;title=&quot;;[.B252];1)+7)" office:value-type="float" office:value="84" calcext:value-type="float">
            <text:p>84</text:p>
          </table:table-cell>
          <table:table-cell table:formula="of:=FIND(&quot;src=&quot;;[.B251];1)+7" office:value-type="string" office:string-value="" calcext:value-type="error">
            <text:p>#WERT!</text:p>
          </table:table-cell>
          <table:table-cell table:formula="of:=FIND(&quot;&quot;&quot;&quot;;[.B251];FIND(&quot;src=&quot;;[.B251];1)+7)" office:value-type="string" office:string-value="" calcext:value-type="error">
            <text:p>#WERT!</text:p>
          </table:table-cell>
          <table:table-cell table:formula="of:=FIND(&quot;title&quot;;[.B251];1)+7" office:value-type="float" office:value="35" calcext:value-type="float">
            <text:p>35</text:p>
          </table:table-cell>
          <table:table-cell table:formula="of:=FIND(&quot;&quot;&quot;&quot;;[.B251];FIND(&quot;title&quot;;[.B251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285" calcext:value-type="float">
            <text:p>1285</text:p>
          </table:table-cell>
          <table:table-cell office:value-type="string" calcext:value-type="string">
            <text:p>&lt;td&gt;&lt;span style="display:none"&gt;Nigeria&lt;/span&gt;&lt;a href="/wiki/Nigeria" title="Nigeria"&gt;&lt;img alt="" src="//upload.wikimedia.org/wikipedia/commons/thumb/7/79/Flag_of_Nigeria.svg/20px-Flag_of_Nigeria.svg.png" decoding="async" width="20" height="10" class="noviewer thumbborder" srcset="//upload.wikimedia.org/wikipedia/commons/thumb/7/79/Flag_of_Nigeria.svg/30px-Flag_of_Nigeria.svg.png 1.5x, //upload.wikimedia.org/wikipedia/commons/thumb/7/79/Flag_of_Nigeria.svg/40px-Flag_of_Nigeria.svg.png 2x" data-file-width="1200" data-file-height="600" /&gt;&lt;/a&gt;&amp;#160;&lt;a href="/wiki/Nigeria" title="Nigeria"&gt;Nigeria&lt;/a&gt;&lt;/td&gt;</text:p>
          </table:table-cell>
          <table:table-cell table:formula="of:=CONCATENATE(&quot;[&quot;&quot;&quot;;[.E252];&quot;&quot;&quot;,&quot;&quot;&quot;&amp;[.G252];&quot;&quot;&quot;,&quot;&amp;&quot;&quot;&quot;&quot;&amp;[.F252]&amp;&quot;&quot;&quot;],&quot;)" office:value-type="string" office:string-value="[&quot;Nigeria&quot;,&quot;Abuja&quot;,&quot;upload.wikimedia.org/wikipedia/commons/thumb/7/79/Flag_of_Nigeria.svg/20px-Flag_of_Nigeria.svg.png&quot;]," calcext:value-type="string">
            <text:p>["Nigeria","Abuja","upload.wikimedia.org/wikipedia/commons/thumb/7/79/Flag_of_Nigeria.svg/20px-Flag_of_Nigeria.svg.png"],</text:p>
          </table:table-cell>
          <table:table-cell/>
          <table:table-cell table:formula="of:=MID([.B252];[.L252];[.M252]-[.L252])" office:value-type="string" office:string-value="Nigeria" calcext:value-type="string">
            <text:p>Nigeria</text:p>
          </table:table-cell>
          <table:table-cell table:formula="of:=MID([.B252];[.J252];[.K252]-[.J252])" office:value-type="string" office:string-value="upload.wikimedia.org/wikipedia/commons/thumb/7/79/Flag_of_Nigeria.svg/20px-Flag_of_Nigeria.svg.png" calcext:value-type="string">
            <text:p>upload.wikimedia.org/wikipedia/commons/thumb/7/79/Flag_of_Nigeria.svg/20px-Flag_of_Nigeria.svg.png</text:p>
          </table:table-cell>
          <table:table-cell table:formula="of:=MID([.B253];[.H252];[.I252]-[.H252])" office:value-type="string" office:string-value="Abuja" calcext:value-type="string">
            <text:p>Abuja</text:p>
          </table:table-cell>
          <table:table-cell table:formula="of:=FIND(&quot;title=&quot;;[.B253];1)+7" office:value-type="float" office:value="34" calcext:value-type="float">
            <text:p>34</text:p>
          </table:table-cell>
          <table:table-cell table:formula="of:=FIND(&quot;&quot;&quot;&quot;;[.B253];FIND(&quot;title=&quot;;[.B253];1)+7)" office:value-type="float" office:value="39" calcext:value-type="float">
            <text:p>39</text:p>
          </table:table-cell>
          <table:table-cell table:formula="of:=FIND(&quot;src=&quot;;[.B252];1)+7" office:value-type="float" office:value="105" calcext:value-type="float">
            <text:p>105</text:p>
          </table:table-cell>
          <table:table-cell table:formula="of:=FIND(&quot;&quot;&quot;&quot;;[.B252];FIND(&quot;src=&quot;;[.B252];1)+7)" office:value-type="float" office:value="203" calcext:value-type="float">
            <text:p>203</text:p>
          </table:table-cell>
          <table:table-cell table:formula="of:=FIND(&quot;title&quot;;[.B252];1)+7" office:value-type="float" office:value="77" calcext:value-type="float">
            <text:p>77</text:p>
          </table:table-cell>
          <table:table-cell table:formula="of:=FIND(&quot;&quot;&quot;&quot;;[.B252];FIND(&quot;title&quot;;[.B252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286" calcext:value-type="float">
            <text:p>1286</text:p>
          </table:table-cell>
          <table:table-cell office:value-type="string" calcext:value-type="string">
            <text:p>&lt;td&gt;&lt;a href="/wiki/Abuja" title="Abuja"&gt;Abuja&lt;/a&gt;</text:p>
          </table:table-cell>
          <table:table-cell table:formula="of:=CONCATENATE(&quot;[&quot;&quot;&quot;;[.E253];&quot;&quot;&quot;,&quot;&quot;&quot;&amp;[.G253];&quot;&quot;&quot;,&quot;&amp;&quot;&quot;&quot;&quot;&amp;[.F253]&amp;&quot;&quot;&quot;],&quot;)" office:value-type="string" office:string-value="" calcext:value-type="error">
            <text:p>#WERT!</text:p>
          </table:table-cell>
          <table:table-cell/>
          <table:table-cell table:formula="of:=MID([.B253];[.L253];[.M253]-[.L253])" office:value-type="string" office:string-value="Abuja" calcext:value-type="string">
            <text:p>Abuja</text:p>
          </table:table-cell>
          <table:table-cell table:formula="of:=MID([.B253];[.J253];[.K253]-[.J253])" office:value-type="string" office:string-value="" calcext:value-type="error">
            <text:p>#WERT!</text:p>
          </table:table-cell>
          <table:table-cell table:formula="of:=MID([.B254];[.H253];[.I253]-[.H253])" office:value-type="string" office:string-value="Nordmazedonien" calcext:value-type="string">
            <text:p>Nordmazedonien</text:p>
          </table:table-cell>
          <table:table-cell table:formula="of:=FIND(&quot;title=&quot;;[.B254];1)+7" office:value-type="float" office:value="91" calcext:value-type="float">
            <text:p>91</text:p>
          </table:table-cell>
          <table:table-cell table:formula="of:=FIND(&quot;&quot;&quot;&quot;;[.B254];FIND(&quot;title=&quot;;[.B254];1)+7)" office:value-type="float" office:value="105" calcext:value-type="float">
            <text:p>105</text:p>
          </table:table-cell>
          <table:table-cell table:formula="of:=FIND(&quot;src=&quot;;[.B253];1)+7" office:value-type="string" office:string-value="" calcext:value-type="error">
            <text:p>#WERT!</text:p>
          </table:table-cell>
          <table:table-cell table:formula="of:=FIND(&quot;&quot;&quot;&quot;;[.B253];FIND(&quot;src=&quot;;[.B253];1)+7)" office:value-type="string" office:string-value="" calcext:value-type="error">
            <text:p>#WERT!</text:p>
          </table:table-cell>
          <table:table-cell table:formula="of:=FIND(&quot;title&quot;;[.B253];1)+7" office:value-type="float" office:value="34" calcext:value-type="float">
            <text:p>34</text:p>
          </table:table-cell>
          <table:table-cell table:formula="of:=FIND(&quot;&quot;&quot;&quot;;[.B253];FIND(&quot;title&quot;;[.B253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295" calcext:value-type="float">
            <text:p>1295</text:p>
          </table:table-cell>
          <table:table-cell office:value-type="string" calcext:value-type="string">
            <text:p>&lt;td&gt;&lt;span style="display:none"&gt;Nordmazedonien&lt;/span&gt;&lt;a href="/wiki/Nordmazedonien" title="Nordmazedonien"&gt;&lt;img alt="" src="//upload.wikimedia.org/wikipedia/commons/thumb/7/79/Flag_of_North_Macedonia.svg/20px-Flag_of_North_Macedonia.svg.png" decoding="async" width="20" height="10" class="noviewer" srcset="//upload.wikimedia.org/wikipedia/commons/thumb/7/79/Flag_of_North_Macedonia.svg/30px-Flag_of_North_Macedonia.svg.png 1.5x, //upload.wikimedia.org/wikipedia/commons/thumb/7/79/Flag_of_North_Macedonia.svg/40px-Flag_of_North_Macedonia.svg.png 2x" data-file-width="1200" data-file-height="600" /&gt;&lt;/a&gt;&amp;#160;&lt;a href="/wiki/Nordmazedonien" title="Nordmazedonien"&gt;Nordmazedonien&lt;/a&gt;&lt;/td&gt;</text:p>
          </table:table-cell>
          <table:table-cell table:formula="of:=CONCATENATE(&quot;[&quot;&quot;&quot;;[.E254];&quot;&quot;&quot;,&quot;&quot;&quot;&amp;[.G254];&quot;&quot;&quot;,&quot;&amp;&quot;&quot;&quot;&quot;&amp;[.F254]&amp;&quot;&quot;&quot;],&quot;)" office:value-type="string" office:string-value="[&quot;Nordmazedonien&quot;,&quot;Skopje&quot;,&quot;upload.wikimedia.org/wikipedia/commons/thumb/7/79/Flag_of_North_Macedonia.svg/20px-Flag_of_North_Macedonia.svg.png&quot;]," calcext:value-type="string">
            <text:p>["Nordmazedonien","Skopje","upload.wikimedia.org/wikipedia/commons/thumb/7/79/Flag_of_North_Macedonia.svg/20px-Flag_of_North_Macedonia.svg.png"],</text:p>
          </table:table-cell>
          <table:table-cell/>
          <table:table-cell table:formula="of:=MID([.B254];[.L254];[.M254]-[.L254])" office:value-type="string" office:string-value="Nordmazedonien" calcext:value-type="string">
            <text:p>Nordmazedonien</text:p>
          </table:table-cell>
          <table:table-cell table:formula="of:=MID([.B254];[.J254];[.K254]-[.J254])" office:value-type="string" office:string-value="upload.wikimedia.org/wikipedia/commons/thumb/7/79/Flag_of_North_Macedonia.svg/20px-Flag_of_North_Macedonia.svg.png" calcext:value-type="string">
            <text:p>upload.wikimedia.org/wikipedia/commons/thumb/7/79/Flag_of_North_Macedonia.svg/20px-Flag_of_North_Macedonia.svg.png</text:p>
          </table:table-cell>
          <table:table-cell table:formula="of:=MID([.B255];[.H254];[.I254]-[.H254])" office:value-type="string" office:string-value="Skopje" calcext:value-type="string">
            <text:p>Skopje</text:p>
          </table:table-cell>
          <table:table-cell table:formula="of:=FIND(&quot;title=&quot;;[.B255];1)+7" office:value-type="float" office:value="35" calcext:value-type="float">
            <text:p>35</text:p>
          </table:table-cell>
          <table:table-cell table:formula="of:=FIND(&quot;&quot;&quot;&quot;;[.B255];FIND(&quot;title=&quot;;[.B255];1)+7)" office:value-type="float" office:value="41" calcext:value-type="float">
            <text:p>41</text:p>
          </table:table-cell>
          <table:table-cell table:formula="of:=FIND(&quot;src=&quot;;[.B254];1)+7" office:value-type="float" office:value="126" calcext:value-type="float">
            <text:p>126</text:p>
          </table:table-cell>
          <table:table-cell table:formula="of:=FIND(&quot;&quot;&quot;&quot;;[.B254];FIND(&quot;src=&quot;;[.B254];1)+7)" office:value-type="float" office:value="240" calcext:value-type="float">
            <text:p>240</text:p>
          </table:table-cell>
          <table:table-cell table:formula="of:=FIND(&quot;title&quot;;[.B254];1)+7" office:value-type="float" office:value="91" calcext:value-type="float">
            <text:p>91</text:p>
          </table:table-cell>
          <table:table-cell table:formula="of:=FIND(&quot;&quot;&quot;&quot;;[.B254];FIND(&quot;title&quot;;[.B254];1)+7)" office:value-type="float" office:value="105" calcext:value-type="float">
            <text:p>105</text:p>
          </table:table-cell>
        </table:table-row>
        <table:table-row table:style-name="ro27">
          <table:table-cell office:value-type="float" office:value="1296" calcext:value-type="float">
            <text:p>1296</text:p>
          </table:table-cell>
          <table:table-cell office:value-type="string" calcext:value-type="string">
            <text:p>&lt;td&gt;&lt;a href="/wiki/Skopje" title="Skopje"&gt;Skopje&lt;/a&gt;</text:p>
          </table:table-cell>
          <table:table-cell table:formula="of:=CONCATENATE(&quot;[&quot;&quot;&quot;;[.E255];&quot;&quot;&quot;,&quot;&quot;&quot;&amp;[.G255];&quot;&quot;&quot;,&quot;&amp;&quot;&quot;&quot;&quot;&amp;[.F255]&amp;&quot;&quot;&quot;],&quot;)" office:value-type="string" office:string-value="" calcext:value-type="error">
            <text:p>#WERT!</text:p>
          </table:table-cell>
          <table:table-cell/>
          <table:table-cell table:formula="of:=MID([.B255];[.L255];[.M255]-[.L255])" office:value-type="string" office:string-value="Skopje" calcext:value-type="string">
            <text:p>Skopje</text:p>
          </table:table-cell>
          <table:table-cell table:formula="of:=MID([.B255];[.J255];[.K255]-[.J255])" office:value-type="string" office:string-value="" calcext:value-type="error">
            <text:p>#WERT!</text:p>
          </table:table-cell>
          <table:table-cell table:formula="of:=MID([.B256];[.H255];[.I255]-[.H255])" office:value-type="string" office:string-value="Norwegen" calcext:value-type="string">
            <text:p>Norwegen</text:p>
          </table:table-cell>
          <table:table-cell table:formula="of:=FIND(&quot;title=&quot;;[.B256];1)+7" office:value-type="float" office:value="79" calcext:value-type="float">
            <text:p>79</text:p>
          </table:table-cell>
          <table:table-cell table:formula="of:=FIND(&quot;&quot;&quot;&quot;;[.B256];FIND(&quot;title=&quot;;[.B256];1)+7)" office:value-type="float" office:value="87" calcext:value-type="float">
            <text:p>87</text:p>
          </table:table-cell>
          <table:table-cell table:formula="of:=FIND(&quot;src=&quot;;[.B255];1)+7" office:value-type="string" office:string-value="" calcext:value-type="error">
            <text:p>#WERT!</text:p>
          </table:table-cell>
          <table:table-cell table:formula="of:=FIND(&quot;&quot;&quot;&quot;;[.B255];FIND(&quot;src=&quot;;[.B255];1)+7)" office:value-type="string" office:string-value="" calcext:value-type="error">
            <text:p>#WERT!</text:p>
          </table:table-cell>
          <table:table-cell table:formula="of:=FIND(&quot;title&quot;;[.B255];1)+7" office:value-type="float" office:value="35" calcext:value-type="float">
            <text:p>35</text:p>
          </table:table-cell>
          <table:table-cell table:formula="of:=FIND(&quot;&quot;&quot;&quot;;[.B255];FIND(&quot;title&quot;;[.B255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305" calcext:value-type="float">
            <text:p>1305</text:p>
          </table:table-cell>
          <table:table-cell office:value-type="string" calcext:value-type="string">
            <text:p>&lt;td&gt;&lt;span style="display:none"&gt;Norwegen&lt;/span&gt;&lt;a href="/wiki/Norwegen" title="Norwegen"&gt;&lt;img alt="" src="//upload.wikimedia.org/wikipedia/commons/thumb/d/d9/Flag_of_Norway.svg/18px-Flag_of_Norway.svg.png" decoding="async" width="18" height="13" class="noviewer" srcset="//upload.wikimedia.org/wikipedia/commons/thumb/d/d9/Flag_of_Norway.svg/27px-Flag_of_Norway.svg.png 1.5x, //upload.wikimedia.org/wikipedia/commons/thumb/d/d9/Flag_of_Norway.svg/36px-Flag_of_Norway.svg.png 2x" data-file-width="512" data-file-height="372" /&gt;&lt;/a&gt;&amp;#160;&lt;a href="/wiki/Norwegen" title="Norwegen"&gt;Norwegen&lt;/a&gt;&lt;/td&gt;</text:p>
          </table:table-cell>
          <table:table-cell table:formula="of:=CONCATENATE(&quot;[&quot;&quot;&quot;;[.E256];&quot;&quot;&quot;,&quot;&quot;&quot;&amp;[.G256];&quot;&quot;&quot;,&quot;&amp;&quot;&quot;&quot;&quot;&amp;[.F256]&amp;&quot;&quot;&quot;],&quot;)" office:value-type="string" office:string-value="[&quot;Norwegen&quot;,&quot;Oslo&quot;,&quot;upload.wikimedia.org/wikipedia/commons/thumb/d/d9/Flag_of_Norway.svg/18px-Flag_of_Norway.svg.png&quot;]," calcext:value-type="string">
            <text:p>["Norwegen","Oslo","upload.wikimedia.org/wikipedia/commons/thumb/d/d9/Flag_of_Norway.svg/18px-Flag_of_Norway.svg.png"],</text:p>
          </table:table-cell>
          <table:table-cell/>
          <table:table-cell table:formula="of:=MID([.B256];[.L256];[.M256]-[.L256])" office:value-type="string" office:string-value="Norwegen" calcext:value-type="string">
            <text:p>Norwegen</text:p>
          </table:table-cell>
          <table:table-cell table:formula="of:=MID([.B256];[.J256];[.K256]-[.J256])" office:value-type="string" office:string-value="upload.wikimedia.org/wikipedia/commons/thumb/d/d9/Flag_of_Norway.svg/18px-Flag_of_Norway.svg.png" calcext:value-type="string">
            <text:p>upload.wikimedia.org/wikipedia/commons/thumb/d/d9/Flag_of_Norway.svg/18px-Flag_of_Norway.svg.png</text:p>
          </table:table-cell>
          <table:table-cell table:formula="of:=MID([.B257];[.H256];[.I256]-[.H256])" office:value-type="string" office:string-value="Oslo" calcext:value-type="string">
            <text:p>Oslo</text:p>
          </table:table-cell>
          <table:table-cell table:formula="of:=FIND(&quot;title=&quot;;[.B257];1)+7" office:value-type="float" office:value="33" calcext:value-type="float">
            <text:p>33</text:p>
          </table:table-cell>
          <table:table-cell table:formula="of:=FIND(&quot;&quot;&quot;&quot;;[.B257];FIND(&quot;title=&quot;;[.B257];1)+7)" office:value-type="float" office:value="37" calcext:value-type="float">
            <text:p>37</text:p>
          </table:table-cell>
          <table:table-cell table:formula="of:=FIND(&quot;src=&quot;;[.B256];1)+7" office:value-type="float" office:value="108" calcext:value-type="float">
            <text:p>108</text:p>
          </table:table-cell>
          <table:table-cell table:formula="of:=FIND(&quot;&quot;&quot;&quot;;[.B256];FIND(&quot;src=&quot;;[.B256];1)+7)" office:value-type="float" office:value="204" calcext:value-type="float">
            <text:p>204</text:p>
          </table:table-cell>
          <table:table-cell table:formula="of:=FIND(&quot;title&quot;;[.B256];1)+7" office:value-type="float" office:value="79" calcext:value-type="float">
            <text:p>79</text:p>
          </table:table-cell>
          <table:table-cell table:formula="of:=FIND(&quot;&quot;&quot;&quot;;[.B256];FIND(&quot;title&quot;;[.B256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306" calcext:value-type="float">
            <text:p>1306</text:p>
          </table:table-cell>
          <table:table-cell office:value-type="string" calcext:value-type="string">
            <text:p>&lt;td&gt;&lt;a href="/wiki/Oslo" title="Oslo"&gt;Oslo&lt;/a&gt;</text:p>
          </table:table-cell>
          <table:table-cell table:formula="of:=CONCATENATE(&quot;[&quot;&quot;&quot;;[.E257];&quot;&quot;&quot;,&quot;&quot;&quot;&amp;[.G257];&quot;&quot;&quot;,&quot;&amp;&quot;&quot;&quot;&quot;&amp;[.F257]&amp;&quot;&quot;&quot;],&quot;)" office:value-type="string" office:string-value="" calcext:value-type="error">
            <text:p>#WERT!</text:p>
          </table:table-cell>
          <table:table-cell/>
          <table:table-cell table:formula="of:=MID([.B257];[.L257];[.M257]-[.L257])" office:value-type="string" office:string-value="Oslo" calcext:value-type="string">
            <text:p>Oslo</text:p>
          </table:table-cell>
          <table:table-cell table:formula="of:=MID([.B257];[.J257];[.K257]-[.J257])" office:value-type="string" office:string-value="" calcext:value-type="error">
            <text:p>#WERT!</text:p>
          </table:table-cell>
          <table:table-cell table:formula="of:=MID([.B258];[.H257];[.I257]-[.H257])" office:value-type="string" office:string-value="Oman" calcext:value-type="string">
            <text:p>Oman</text:p>
          </table:table-cell>
          <table:table-cell table:formula="of:=FIND(&quot;title=&quot;;[.B258];1)+7" office:value-type="float" office:value="71" calcext:value-type="float">
            <text:p>71</text:p>
          </table:table-cell>
          <table:table-cell table:formula="of:=FIND(&quot;&quot;&quot;&quot;;[.B258];FIND(&quot;title=&quot;;[.B258];1)+7)" office:value-type="float" office:value="75" calcext:value-type="float">
            <text:p>75</text:p>
          </table:table-cell>
          <table:table-cell table:formula="of:=FIND(&quot;src=&quot;;[.B257];1)+7" office:value-type="string" office:string-value="" calcext:value-type="error">
            <text:p>#WERT!</text:p>
          </table:table-cell>
          <table:table-cell table:formula="of:=FIND(&quot;&quot;&quot;&quot;;[.B257];FIND(&quot;src=&quot;;[.B257];1)+7)" office:value-type="string" office:string-value="" calcext:value-type="error">
            <text:p>#WERT!</text:p>
          </table:table-cell>
          <table:table-cell table:formula="of:=FIND(&quot;title&quot;;[.B257];1)+7" office:value-type="float" office:value="33" calcext:value-type="float">
            <text:p>33</text:p>
          </table:table-cell>
          <table:table-cell table:formula="of:=FIND(&quot;&quot;&quot;&quot;;[.B257];FIND(&quot;title&quot;;[.B257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315" calcext:value-type="float">
            <text:p>1315</text:p>
          </table:table-cell>
          <table:table-cell office:value-type="string" calcext:value-type="string">
            <text:p>&lt;td&gt;&lt;span style="display:none"&gt;Oman&lt;/span&gt;&lt;a href="/wiki/Oman" title="Oman"&gt;&lt;img alt="" src="//upload.wikimedia.org/wikipedia/commons/thumb/d/dd/Flag_of_Oman.svg/18px-Flag_of_Oman.svg.png" decoding="async" width="18" height="9" class="noviewer thumbborder" srcset="//upload.wikimedia.org/wikipedia/commons/thumb/d/dd/Flag_of_Oman.svg/27px-Flag_of_Oman.svg.png 1.5x, //upload.wikimedia.org/wikipedia/commons/thumb/d/dd/Flag_of_Oman.svg/36px-Flag_of_Oman.svg.png 2x" data-file-width="1200" data-file-height="600" /&gt;&lt;/a&gt;&amp;#160;&lt;a href="/wiki/Oman" title="Oman"&gt;Oman&lt;/a&gt;&lt;/td&gt;</text:p>
          </table:table-cell>
          <table:table-cell table:formula="of:=CONCATENATE(&quot;[&quot;&quot;&quot;;[.E258];&quot;&quot;&quot;,&quot;&quot;&quot;&amp;[.G258];&quot;&quot;&quot;,&quot;&amp;&quot;&quot;&quot;&quot;&amp;[.F258]&amp;&quot;&quot;&quot;],&quot;)" office:value-type="string" office:string-value="[&quot;Oman&quot;,&quot;Maskat&quot;,&quot;upload.wikimedia.org/wikipedia/commons/thumb/d/dd/Flag_of_Oman.svg/18px-Flag_of_Oman.svg.png&quot;]," calcext:value-type="string">
            <text:p>["Oman","Maskat","upload.wikimedia.org/wikipedia/commons/thumb/d/dd/Flag_of_Oman.svg/18px-Flag_of_Oman.svg.png"],</text:p>
          </table:table-cell>
          <table:table-cell/>
          <table:table-cell table:formula="of:=MID([.B258];[.L258];[.M258]-[.L258])" office:value-type="string" office:string-value="Oman" calcext:value-type="string">
            <text:p>Oman</text:p>
          </table:table-cell>
          <table:table-cell table:formula="of:=MID([.B258];[.J258];[.K258]-[.J258])" office:value-type="string" office:string-value="upload.wikimedia.org/wikipedia/commons/thumb/d/dd/Flag_of_Oman.svg/18px-Flag_of_Oman.svg.png" calcext:value-type="string">
            <text:p>upload.wikimedia.org/wikipedia/commons/thumb/d/dd/Flag_of_Oman.svg/18px-Flag_of_Oman.svg.png</text:p>
          </table:table-cell>
          <table:table-cell table:formula="of:=MID([.B259];[.H258];[.I258]-[.H258])" office:value-type="string" office:string-value="Maskat" calcext:value-type="string">
            <text:p>Maskat</text:p>
          </table:table-cell>
          <table:table-cell table:formula="of:=FIND(&quot;title=&quot;;[.B259];1)+7" office:value-type="float" office:value="35" calcext:value-type="float">
            <text:p>35</text:p>
          </table:table-cell>
          <table:table-cell table:formula="of:=FIND(&quot;&quot;&quot;&quot;;[.B259];FIND(&quot;title=&quot;;[.B259];1)+7)" office:value-type="float" office:value="41" calcext:value-type="float">
            <text:p>41</text:p>
          </table:table-cell>
          <table:table-cell table:formula="of:=FIND(&quot;src=&quot;;[.B258];1)+7" office:value-type="float" office:value="96" calcext:value-type="float">
            <text:p>96</text:p>
          </table:table-cell>
          <table:table-cell table:formula="of:=FIND(&quot;&quot;&quot;&quot;;[.B258];FIND(&quot;src=&quot;;[.B258];1)+7)" office:value-type="float" office:value="188" calcext:value-type="float">
            <text:p>188</text:p>
          </table:table-cell>
          <table:table-cell table:formula="of:=FIND(&quot;title&quot;;[.B258];1)+7" office:value-type="float" office:value="71" calcext:value-type="float">
            <text:p>71</text:p>
          </table:table-cell>
          <table:table-cell table:formula="of:=FIND(&quot;&quot;&quot;&quot;;[.B258];FIND(&quot;title&quot;;[.B258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1316" calcext:value-type="float">
            <text:p>1316</text:p>
          </table:table-cell>
          <table:table-cell office:value-type="string" calcext:value-type="string">
            <text:p>&lt;td&gt;&lt;a href="/wiki/Maskat" title="Maskat"&gt;Maskat&lt;/a&gt;</text:p>
          </table:table-cell>
          <table:table-cell table:formula="of:=CONCATENATE(&quot;[&quot;&quot;&quot;;[.E259];&quot;&quot;&quot;,&quot;&quot;&quot;&amp;[.G259];&quot;&quot;&quot;,&quot;&amp;&quot;&quot;&quot;&quot;&amp;[.F259]&amp;&quot;&quot;&quot;],&quot;)" office:value-type="string" office:string-value="" calcext:value-type="error">
            <text:p>#WERT!</text:p>
          </table:table-cell>
          <table:table-cell/>
          <table:table-cell table:formula="of:=MID([.B259];[.L259];[.M259]-[.L259])" office:value-type="string" office:string-value="Maskat" calcext:value-type="string">
            <text:p>Maskat</text:p>
          </table:table-cell>
          <table:table-cell table:formula="of:=MID([.B259];[.J259];[.K259]-[.J259])" office:value-type="string" office:string-value="" calcext:value-type="error">
            <text:p>#WERT!</text:p>
          </table:table-cell>
          <table:table-cell table:formula="of:=MID([.B260];[.H259];[.I259]-[.H259])" office:value-type="string" office:string-value="Österreich" calcext:value-type="string">
            <text:p>Österreich</text:p>
          </table:table-cell>
          <table:table-cell table:formula="of:=FIND(&quot;title=&quot;;[.B260];1)+7" office:value-type="float" office:value="88" calcext:value-type="float">
            <text:p>88</text:p>
          </table:table-cell>
          <table:table-cell table:formula="of:=FIND(&quot;&quot;&quot;&quot;;[.B260];FIND(&quot;title=&quot;;[.B260];1)+7)" office:value-type="float" office:value="98" calcext:value-type="float">
            <text:p>98</text:p>
          </table:table-cell>
          <table:table-cell table:formula="of:=FIND(&quot;src=&quot;;[.B259];1)+7" office:value-type="string" office:string-value="" calcext:value-type="error">
            <text:p>#WERT!</text:p>
          </table:table-cell>
          <table:table-cell table:formula="of:=FIND(&quot;&quot;&quot;&quot;;[.B259];FIND(&quot;src=&quot;;[.B259];1)+7)" office:value-type="string" office:string-value="" calcext:value-type="error">
            <text:p>#WERT!</text:p>
          </table:table-cell>
          <table:table-cell table:formula="of:=FIND(&quot;title&quot;;[.B259];1)+7" office:value-type="float" office:value="35" calcext:value-type="float">
            <text:p>35</text:p>
          </table:table-cell>
          <table:table-cell table:formula="of:=FIND(&quot;&quot;&quot;&quot;;[.B259];FIND(&quot;title&quot;;[.B259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325" calcext:value-type="float">
            <text:p>1325</text:p>
          </table:table-cell>
          <table:table-cell office:value-type="string" calcext:value-type="string">
            <text:p>&lt;td&gt;&lt;span style="display:none"&gt;Osterreich&lt;/span&gt;&lt;a href="/wiki/%C3%96sterreich" title="Österreich"&gt;&lt;img alt="" src="//upload.wikimedia.org/wikipedia/commons/thumb/4/41/Flag_of_Austria.svg/20px-Flag_of_Austria.svg.png" decoding="async" width="20" height="13" class="noviewer" srcset="//upload.wikimedia.org/wikipedia/commons/thumb/4/41/Flag_of_Austria.svg/30px-Flag_of_Austria.svg.png 1.5x, //upload.wikimedia.org/wikipedia/commons/thumb/4/41/Flag_of_Austria.svg/40px-Flag_of_Austria.svg.png 2x" data-file-width="900" data-file-height="600" /&gt;&lt;/a&gt;&amp;#160;&lt;a href="/wiki/%C3%96sterreich" title="Österreich"&gt;Österreich&lt;/a&gt;&lt;/td&gt;</text:p>
          </table:table-cell>
          <table:table-cell table:formula="of:=CONCATENATE(&quot;[&quot;&quot;&quot;;[.E260];&quot;&quot;&quot;,&quot;&quot;&quot;&amp;[.G260];&quot;&quot;&quot;,&quot;&amp;&quot;&quot;&quot;&quot;&amp;[.F260]&amp;&quot;&quot;&quot;],&quot;)" office:value-type="string" office:string-value="[&quot;Österreich&quot;,&quot;Wien&quot;,&quot;upload.wikimedia.org/wikipedia/commons/thumb/4/41/Flag_of_Austria.svg/20px-Flag_of_Austria.svg.png&quot;]," calcext:value-type="string">
            <text:p>["Österreich","Wien","upload.wikimedia.org/wikipedia/commons/thumb/4/41/Flag_of_Austria.svg/20px-Flag_of_Austria.svg.png"],</text:p>
          </table:table-cell>
          <table:table-cell/>
          <table:table-cell table:formula="of:=MID([.B260];[.L260];[.M260]-[.L260])" office:value-type="string" office:string-value="Österreich" calcext:value-type="string">
            <text:p>Österreich</text:p>
          </table:table-cell>
          <table:table-cell table:formula="of:=MID([.B260];[.J260];[.K260]-[.J260])" office:value-type="string" office:string-value="upload.wikimedia.org/wikipedia/commons/thumb/4/41/Flag_of_Austria.svg/20px-Flag_of_Austria.svg.png" calcext:value-type="string">
            <text:p>upload.wikimedia.org/wikipedia/commons/thumb/4/41/Flag_of_Austria.svg/20px-Flag_of_Austria.svg.png</text:p>
          </table:table-cell>
          <table:table-cell table:formula="of:=MID([.B261];[.H260];[.I260]-[.H260])" office:value-type="string" office:string-value="Wien" calcext:value-type="string">
            <text:p>Wien</text:p>
          </table:table-cell>
          <table:table-cell table:formula="of:=FIND(&quot;title=&quot;;[.B261];1)+7" office:value-type="float" office:value="33" calcext:value-type="float">
            <text:p>33</text:p>
          </table:table-cell>
          <table:table-cell table:formula="of:=FIND(&quot;&quot;&quot;&quot;;[.B261];FIND(&quot;title=&quot;;[.B261];1)+7)" office:value-type="float" office:value="37" calcext:value-type="float">
            <text:p>37</text:p>
          </table:table-cell>
          <table:table-cell table:formula="of:=FIND(&quot;src=&quot;;[.B260];1)+7" office:value-type="float" office:value="119" calcext:value-type="float">
            <text:p>119</text:p>
          </table:table-cell>
          <table:table-cell table:formula="of:=FIND(&quot;&quot;&quot;&quot;;[.B260];FIND(&quot;src=&quot;;[.B260];1)+7)" office:value-type="float" office:value="217" calcext:value-type="float">
            <text:p>217</text:p>
          </table:table-cell>
          <table:table-cell table:formula="of:=FIND(&quot;title&quot;;[.B260];1)+7" office:value-type="float" office:value="88" calcext:value-type="float">
            <text:p>88</text:p>
          </table:table-cell>
          <table:table-cell table:formula="of:=FIND(&quot;&quot;&quot;&quot;;[.B260];FIND(&quot;title&quot;;[.B260];1)+7)" office:value-type="float" office:value="98" calcext:value-type="float">
            <text:p>98</text:p>
          </table:table-cell>
        </table:table-row>
        <table:table-row table:style-name="ro27">
          <table:table-cell office:value-type="float" office:value="1326" calcext:value-type="float">
            <text:p>1326</text:p>
          </table:table-cell>
          <table:table-cell office:value-type="string" calcext:value-type="string">
            <text:p>&lt;td&gt;&lt;a href="/wiki/Wien" title="Wien"&gt;Wien&lt;/a&gt;</text:p>
          </table:table-cell>
          <table:table-cell table:formula="of:=CONCATENATE(&quot;[&quot;&quot;&quot;;[.E261];&quot;&quot;&quot;,&quot;&quot;&quot;&amp;[.G261];&quot;&quot;&quot;,&quot;&amp;&quot;&quot;&quot;&quot;&amp;[.F261]&amp;&quot;&quot;&quot;],&quot;)" office:value-type="string" office:string-value="" calcext:value-type="error">
            <text:p>#WERT!</text:p>
          </table:table-cell>
          <table:table-cell/>
          <table:table-cell table:formula="of:=MID([.B261];[.L261];[.M261]-[.L261])" office:value-type="string" office:string-value="Wien" calcext:value-type="string">
            <text:p>Wien</text:p>
          </table:table-cell>
          <table:table-cell table:formula="of:=MID([.B261];[.J261];[.K261]-[.J261])" office:value-type="string" office:string-value="" calcext:value-type="error">
            <text:p>#WERT!</text:p>
          </table:table-cell>
          <table:table-cell table:formula="of:=MID([.B262];[.H261];[.I261]-[.H261])" office:value-type="string" office:string-value="Osttimor" calcext:value-type="string">
            <text:p>Osttimor</text:p>
          </table:table-cell>
          <table:table-cell table:formula="of:=FIND(&quot;title=&quot;;[.B262];1)+7" office:value-type="float" office:value="79" calcext:value-type="float">
            <text:p>79</text:p>
          </table:table-cell>
          <table:table-cell table:formula="of:=FIND(&quot;&quot;&quot;&quot;;[.B262];FIND(&quot;title=&quot;;[.B262];1)+7)" office:value-type="float" office:value="87" calcext:value-type="float">
            <text:p>87</text:p>
          </table:table-cell>
          <table:table-cell table:formula="of:=FIND(&quot;src=&quot;;[.B261];1)+7" office:value-type="string" office:string-value="" calcext:value-type="error">
            <text:p>#WERT!</text:p>
          </table:table-cell>
          <table:table-cell table:formula="of:=FIND(&quot;&quot;&quot;&quot;;[.B261];FIND(&quot;src=&quot;;[.B261];1)+7)" office:value-type="string" office:string-value="" calcext:value-type="error">
            <text:p>#WERT!</text:p>
          </table:table-cell>
          <table:table-cell table:formula="of:=FIND(&quot;title&quot;;[.B261];1)+7" office:value-type="float" office:value="33" calcext:value-type="float">
            <text:p>33</text:p>
          </table:table-cell>
          <table:table-cell table:formula="of:=FIND(&quot;&quot;&quot;&quot;;[.B261];FIND(&quot;title&quot;;[.B261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335" calcext:value-type="float">
            <text:p>1335</text:p>
          </table:table-cell>
          <table:table-cell office:value-type="string" calcext:value-type="string">
            <text:p>&lt;td&gt;&lt;span style="display:none"&gt;Osttimor&lt;/span&gt;&lt;a href="/wiki/Osttimor" title="Osttimor"&gt;&lt;img alt="" src="//upload.wikimedia.org/wikipedia/commons/thumb/2/26/Flag_of_East_Timor.svg/20px-Flag_of_East_Timor.svg.png" decoding="async" width="20" height="10" class="noviewer" srcset="//upload.wikimedia.org/wikipedia/commons/thumb/2/26/Flag_of_East_Timor.svg/30px-Flag_of_East_Timor.svg.png 1.5x, //upload.wikimedia.org/wikipedia/commons/thumb/2/26/Flag_of_East_Timor.svg/40px-Flag_of_East_Timor.svg.png 2x" data-file-width="1200" data-file-height="600" /&gt;&lt;/a&gt;&amp;#160;&lt;a href="/wiki/Osttimor" title="Osttimor"&gt;Osttimor&lt;/a&gt;&lt;/td&gt;</text:p>
          </table:table-cell>
          <table:table-cell table:formula="of:=CONCATENATE(&quot;[&quot;&quot;&quot;;[.E262];&quot;&quot;&quot;,&quot;&quot;&quot;&amp;[.G262];&quot;&quot;&quot;,&quot;&amp;&quot;&quot;&quot;&quot;&amp;[.F262]&amp;&quot;&quot;&quot;],&quot;)" office:value-type="string" office:string-value="[&quot;Osttimor&quot;,&quot;Dili&quot;,&quot;upload.wikimedia.org/wikipedia/commons/thumb/2/26/Flag_of_East_Timor.svg/20px-Flag_of_East_Timor.svg.png&quot;]," calcext:value-type="string">
            <text:p>["Osttimor","Dili","upload.wikimedia.org/wikipedia/commons/thumb/2/26/Flag_of_East_Timor.svg/20px-Flag_of_East_Timor.svg.png"],</text:p>
          </table:table-cell>
          <table:table-cell/>
          <table:table-cell table:formula="of:=MID([.B262];[.L262];[.M262]-[.L262])" office:value-type="string" office:string-value="Osttimor" calcext:value-type="string">
            <text:p>Osttimor</text:p>
          </table:table-cell>
          <table:table-cell table:formula="of:=MID([.B262];[.J262];[.K262]-[.J262])" office:value-type="string" office:string-value="upload.wikimedia.org/wikipedia/commons/thumb/2/26/Flag_of_East_Timor.svg/20px-Flag_of_East_Timor.svg.png" calcext:value-type="string">
            <text:p>upload.wikimedia.org/wikipedia/commons/thumb/2/26/Flag_of_East_Timor.svg/20px-Flag_of_East_Timor.svg.png</text:p>
          </table:table-cell>
          <table:table-cell table:formula="of:=MID([.B263];[.H262];[.I262]-[.H262])" office:value-type="string" office:string-value="Dili" calcext:value-type="string">
            <text:p>Dili</text:p>
          </table:table-cell>
          <table:table-cell table:formula="of:=FIND(&quot;title=&quot;;[.B263];1)+7" office:value-type="float" office:value="33" calcext:value-type="float">
            <text:p>33</text:p>
          </table:table-cell>
          <table:table-cell table:formula="of:=FIND(&quot;&quot;&quot;&quot;;[.B263];FIND(&quot;title=&quot;;[.B263];1)+7)" office:value-type="float" office:value="37" calcext:value-type="float">
            <text:p>37</text:p>
          </table:table-cell>
          <table:table-cell table:formula="of:=FIND(&quot;src=&quot;;[.B262];1)+7" office:value-type="float" office:value="108" calcext:value-type="float">
            <text:p>108</text:p>
          </table:table-cell>
          <table:table-cell table:formula="of:=FIND(&quot;&quot;&quot;&quot;;[.B262];FIND(&quot;src=&quot;;[.B262];1)+7)" office:value-type="float" office:value="212" calcext:value-type="float">
            <text:p>212</text:p>
          </table:table-cell>
          <table:table-cell table:formula="of:=FIND(&quot;title&quot;;[.B262];1)+7" office:value-type="float" office:value="79" calcext:value-type="float">
            <text:p>79</text:p>
          </table:table-cell>
          <table:table-cell table:formula="of:=FIND(&quot;&quot;&quot;&quot;;[.B262];FIND(&quot;title&quot;;[.B262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336" calcext:value-type="float">
            <text:p>1336</text:p>
          </table:table-cell>
          <table:table-cell office:value-type="string" calcext:value-type="string">
            <text:p>&lt;td&gt;&lt;a href="/wiki/Dili" title="Dili"&gt;Dili&lt;/a&gt;</text:p>
          </table:table-cell>
          <table:table-cell table:formula="of:=CONCATENATE(&quot;[&quot;&quot;&quot;;[.E263];&quot;&quot;&quot;,&quot;&quot;&quot;&amp;[.G263];&quot;&quot;&quot;,&quot;&amp;&quot;&quot;&quot;&quot;&amp;[.F263]&amp;&quot;&quot;&quot;],&quot;)" office:value-type="string" office:string-value="" calcext:value-type="error">
            <text:p>#WERT!</text:p>
          </table:table-cell>
          <table:table-cell/>
          <table:table-cell table:formula="of:=MID([.B263];[.L263];[.M263]-[.L263])" office:value-type="string" office:string-value="Dili" calcext:value-type="string">
            <text:p>Dili</text:p>
          </table:table-cell>
          <table:table-cell table:formula="of:=MID([.B263];[.J263];[.K263]-[.J263])" office:value-type="string" office:string-value="" calcext:value-type="error">
            <text:p>#WERT!</text:p>
          </table:table-cell>
          <table:table-cell table:formula="of:=MID([.B264];[.H263];[.I263]-[.H263])" office:value-type="string" office:string-value="Pakistan" calcext:value-type="string">
            <text:p>Pakistan</text:p>
          </table:table-cell>
          <table:table-cell table:formula="of:=FIND(&quot;title=&quot;;[.B264];1)+7" office:value-type="float" office:value="79" calcext:value-type="float">
            <text:p>79</text:p>
          </table:table-cell>
          <table:table-cell table:formula="of:=FIND(&quot;&quot;&quot;&quot;;[.B264];FIND(&quot;title=&quot;;[.B264];1)+7)" office:value-type="float" office:value="87" calcext:value-type="float">
            <text:p>87</text:p>
          </table:table-cell>
          <table:table-cell table:formula="of:=FIND(&quot;src=&quot;;[.B263];1)+7" office:value-type="string" office:string-value="" calcext:value-type="error">
            <text:p>#WERT!</text:p>
          </table:table-cell>
          <table:table-cell table:formula="of:=FIND(&quot;&quot;&quot;&quot;;[.B263];FIND(&quot;src=&quot;;[.B263];1)+7)" office:value-type="string" office:string-value="" calcext:value-type="error">
            <text:p>#WERT!</text:p>
          </table:table-cell>
          <table:table-cell table:formula="of:=FIND(&quot;title&quot;;[.B263];1)+7" office:value-type="float" office:value="33" calcext:value-type="float">
            <text:p>33</text:p>
          </table:table-cell>
          <table:table-cell table:formula="of:=FIND(&quot;&quot;&quot;&quot;;[.B263];FIND(&quot;title&quot;;[.B263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345" calcext:value-type="float">
            <text:p>1345</text:p>
          </table:table-cell>
          <table:table-cell office:value-type="string" calcext:value-type="string">
            <text:p>&lt;td&gt;&lt;span style="display:none"&gt;Pakistan&lt;/span&gt;&lt;a href="/wiki/Pakistan" title="Pakistan"&gt;&lt;img alt="" src="//upload.wikimedia.org/wikipedia/commons/thumb/3/32/Flag_of_Pakistan.svg/18px-Flag_of_Pakistan.svg.png" decoding="async" width="18" height="12" class="noviewer thumbborder" srcset="//upload.wikimedia.org/wikipedia/commons/thumb/3/32/Flag_of_Pakistan.svg/27px-Flag_of_Pakistan.svg.png 1.5x, //upload.wikimedia.org/wikipedia/commons/thumb/3/32/Flag_of_Pakistan.svg/36px-Flag_of_Pakistan.svg.png 2x" data-file-width="900" data-file-height="600" /&gt;&lt;/a&gt;&amp;#160;&lt;a href="/wiki/Pakistan" title="Pakistan"&gt;Pakistan&lt;/a&gt;&lt;/td&gt;</text:p>
          </table:table-cell>
          <table:table-cell table:formula="of:=CONCATENATE(&quot;[&quot;&quot;&quot;;[.E264];&quot;&quot;&quot;,&quot;&quot;&quot;&amp;[.G264];&quot;&quot;&quot;,&quot;&amp;&quot;&quot;&quot;&quot;&amp;[.F264]&amp;&quot;&quot;&quot;],&quot;)" office:value-type="string" office:string-value="[&quot;Pakistan&quot;,&quot;Islamabad&quot;,&quot;upload.wikimedia.org/wikipedia/commons/thumb/3/32/Flag_of_Pakistan.svg/18px-Flag_of_Pakistan.svg.png&quot;]," calcext:value-type="string">
            <text:p>["Pakistan","Islamabad","upload.wikimedia.org/wikipedia/commons/thumb/3/32/Flag_of_Pakistan.svg/18px-Flag_of_Pakistan.svg.png"],</text:p>
          </table:table-cell>
          <table:table-cell/>
          <table:table-cell table:formula="of:=MID([.B264];[.L264];[.M264]-[.L264])" office:value-type="string" office:string-value="Pakistan" calcext:value-type="string">
            <text:p>Pakistan</text:p>
          </table:table-cell>
          <table:table-cell table:formula="of:=MID([.B264];[.J264];[.K264]-[.J264])" office:value-type="string" office:string-value="upload.wikimedia.org/wikipedia/commons/thumb/3/32/Flag_of_Pakistan.svg/18px-Flag_of_Pakistan.svg.png" calcext:value-type="string">
            <text:p>upload.wikimedia.org/wikipedia/commons/thumb/3/32/Flag_of_Pakistan.svg/18px-Flag_of_Pakistan.svg.png</text:p>
          </table:table-cell>
          <table:table-cell table:formula="of:=MID([.B265];[.H264];[.I264]-[.H264])" office:value-type="string" office:string-value="Islamabad" calcext:value-type="string">
            <text:p>Islamabad</text:p>
          </table:table-cell>
          <table:table-cell table:formula="of:=FIND(&quot;title=&quot;;[.B265];1)+7" office:value-type="float" office:value="38" calcext:value-type="float">
            <text:p>38</text:p>
          </table:table-cell>
          <table:table-cell table:formula="of:=FIND(&quot;&quot;&quot;&quot;;[.B265];FIND(&quot;title=&quot;;[.B265];1)+7)" office:value-type="float" office:value="47" calcext:value-type="float">
            <text:p>47</text:p>
          </table:table-cell>
          <table:table-cell table:formula="of:=FIND(&quot;src=&quot;;[.B264];1)+7" office:value-type="float" office:value="108" calcext:value-type="float">
            <text:p>108</text:p>
          </table:table-cell>
          <table:table-cell table:formula="of:=FIND(&quot;&quot;&quot;&quot;;[.B264];FIND(&quot;src=&quot;;[.B264];1)+7)" office:value-type="float" office:value="208" calcext:value-type="float">
            <text:p>208</text:p>
          </table:table-cell>
          <table:table-cell table:formula="of:=FIND(&quot;title&quot;;[.B264];1)+7" office:value-type="float" office:value="79" calcext:value-type="float">
            <text:p>79</text:p>
          </table:table-cell>
          <table:table-cell table:formula="of:=FIND(&quot;&quot;&quot;&quot;;[.B264];FIND(&quot;title&quot;;[.B264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346" calcext:value-type="float">
            <text:p>1346</text:p>
          </table:table-cell>
          <table:table-cell office:value-type="string" calcext:value-type="string">
            <text:p>&lt;td&gt;&lt;a href="/wiki/Islamabad" title="Islamabad"&gt;Islamabad&lt;/a&gt;</text:p>
          </table:table-cell>
          <table:table-cell table:formula="of:=CONCATENATE(&quot;[&quot;&quot;&quot;;[.E265];&quot;&quot;&quot;,&quot;&quot;&quot;&amp;[.G265];&quot;&quot;&quot;,&quot;&amp;&quot;&quot;&quot;&quot;&amp;[.F265]&amp;&quot;&quot;&quot;],&quot;)" office:value-type="string" office:string-value="" calcext:value-type="error">
            <text:p>#WERT!</text:p>
          </table:table-cell>
          <table:table-cell/>
          <table:table-cell table:formula="of:=MID([.B265];[.L265];[.M265]-[.L265])" office:value-type="string" office:string-value="Islamabad" calcext:value-type="string">
            <text:p>Islamabad</text:p>
          </table:table-cell>
          <table:table-cell table:formula="of:=MID([.B265];[.J265];[.K265]-[.J265])" office:value-type="string" office:string-value="" calcext:value-type="error">
            <text:p>#WERT!</text:p>
          </table:table-cell>
          <table:table-cell table:formula="of:=MID([.B266];[.H265];[.I265]-[.H265])" office:value-type="string" office:string-value="Palau" calcext:value-type="string">
            <text:p>Palau</text:p>
          </table:table-cell>
          <table:table-cell table:formula="of:=FIND(&quot;title=&quot;;[.B266];1)+7" office:value-type="float" office:value="73" calcext:value-type="float">
            <text:p>73</text:p>
          </table:table-cell>
          <table:table-cell table:formula="of:=FIND(&quot;&quot;&quot;&quot;;[.B266];FIND(&quot;title=&quot;;[.B266];1)+7)" office:value-type="float" office:value="78" calcext:value-type="float">
            <text:p>78</text:p>
          </table:table-cell>
          <table:table-cell table:formula="of:=FIND(&quot;src=&quot;;[.B265];1)+7" office:value-type="string" office:string-value="" calcext:value-type="error">
            <text:p>#WERT!</text:p>
          </table:table-cell>
          <table:table-cell table:formula="of:=FIND(&quot;&quot;&quot;&quot;;[.B265];FIND(&quot;src=&quot;;[.B265];1)+7)" office:value-type="string" office:string-value="" calcext:value-type="error">
            <text:p>#WERT!</text:p>
          </table:table-cell>
          <table:table-cell table:formula="of:=FIND(&quot;title&quot;;[.B265];1)+7" office:value-type="float" office:value="38" calcext:value-type="float">
            <text:p>38</text:p>
          </table:table-cell>
          <table:table-cell table:formula="of:=FIND(&quot;&quot;&quot;&quot;;[.B265];FIND(&quot;title&quot;;[.B265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355" calcext:value-type="float">
            <text:p>1355</text:p>
          </table:table-cell>
          <table:table-cell office:value-type="string" calcext:value-type="string">
            <text:p>&lt;td&gt;&lt;span style="display:none"&gt;Palau&lt;/span&gt;&lt;a href="/wiki/Palau" title="Palau"&gt;&lt;img alt="" src="//upload.wikimedia.org/wikipedia/commons/thumb/4/48/Flag_of_Palau.svg/20px-Flag_of_Palau.svg.png" decoding="async" width="20" height="13" class="noviewer" srcset="//upload.wikimedia.org/wikipedia/commons/thumb/4/48/Flag_of_Palau.svg/30px-Flag_of_Palau.svg.png 1.5x, //upload.wikimedia.org/wikipedia/commons/thumb/4/48/Flag_of_Palau.svg/40px-Flag_of_Palau.svg.png 2x" data-file-width="800" data-file-height="500" /&gt;&lt;/a&gt;&amp;#160;&lt;a href="/wiki/Palau" title="Palau"&gt;Palau&lt;/a&gt;&lt;/td&gt;</text:p>
          </table:table-cell>
          <table:table-cell table:formula="of:=CONCATENATE(&quot;[&quot;&quot;&quot;;[.E266];&quot;&quot;&quot;,&quot;&quot;&quot;&amp;[.G266];&quot;&quot;&quot;,&quot;&amp;&quot;&quot;&quot;&quot;&amp;[.F266]&amp;&quot;&quot;&quot;],&quot;)" office:value-type="string" office:string-value="[&quot;Palau&quot;,&quot;Ngerulmud&quot;,&quot;upload.wikimedia.org/wikipedia/commons/thumb/4/48/Flag_of_Palau.svg/20px-Flag_of_Palau.svg.png&quot;]," calcext:value-type="string">
            <text:p>["Palau","Ngerulmud","upload.wikimedia.org/wikipedia/commons/thumb/4/48/Flag_of_Palau.svg/20px-Flag_of_Palau.svg.png"],</text:p>
          </table:table-cell>
          <table:table-cell/>
          <table:table-cell table:formula="of:=MID([.B266];[.L266];[.M266]-[.L266])" office:value-type="string" office:string-value="Palau" calcext:value-type="string">
            <text:p>Palau</text:p>
          </table:table-cell>
          <table:table-cell table:formula="of:=MID([.B266];[.J266];[.K266]-[.J266])" office:value-type="string" office:string-value="upload.wikimedia.org/wikipedia/commons/thumb/4/48/Flag_of_Palau.svg/20px-Flag_of_Palau.svg.png" calcext:value-type="string">
            <text:p>upload.wikimedia.org/wikipedia/commons/thumb/4/48/Flag_of_Palau.svg/20px-Flag_of_Palau.svg.png</text:p>
          </table:table-cell>
          <table:table-cell table:formula="of:=MID([.B267];[.H266];[.I266]-[.H266])" office:value-type="string" office:string-value="Ngerulmud" calcext:value-type="string">
            <text:p>Ngerulmud</text:p>
          </table:table-cell>
          <table:table-cell table:formula="of:=FIND(&quot;title=&quot;;[.B267];1)+7" office:value-type="float" office:value="38" calcext:value-type="float">
            <text:p>38</text:p>
          </table:table-cell>
          <table:table-cell table:formula="of:=FIND(&quot;&quot;&quot;&quot;;[.B267];FIND(&quot;title=&quot;;[.B267];1)+7)" office:value-type="float" office:value="47" calcext:value-type="float">
            <text:p>47</text:p>
          </table:table-cell>
          <table:table-cell table:formula="of:=FIND(&quot;src=&quot;;[.B266];1)+7" office:value-type="float" office:value="99" calcext:value-type="float">
            <text:p>99</text:p>
          </table:table-cell>
          <table:table-cell table:formula="of:=FIND(&quot;&quot;&quot;&quot;;[.B266];FIND(&quot;src=&quot;;[.B266];1)+7)" office:value-type="float" office:value="193" calcext:value-type="float">
            <text:p>193</text:p>
          </table:table-cell>
          <table:table-cell table:formula="of:=FIND(&quot;title&quot;;[.B266];1)+7" office:value-type="float" office:value="73" calcext:value-type="float">
            <text:p>73</text:p>
          </table:table-cell>
          <table:table-cell table:formula="of:=FIND(&quot;&quot;&quot;&quot;;[.B266];FIND(&quot;title&quot;;[.B266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356" calcext:value-type="float">
            <text:p>1356</text:p>
          </table:table-cell>
          <table:table-cell office:value-type="string" calcext:value-type="string">
            <text:p>&lt;td&gt;&lt;a href="/wiki/Ngerulmud" title="Ngerulmud"&gt;Ngerulmud&lt;/a&gt;</text:p>
          </table:table-cell>
          <table:table-cell table:formula="of:=CONCATENATE(&quot;[&quot;&quot;&quot;;[.E267];&quot;&quot;&quot;,&quot;&quot;&quot;&amp;[.G267];&quot;&quot;&quot;,&quot;&amp;&quot;&quot;&quot;&quot;&amp;[.F267]&amp;&quot;&quot;&quot;],&quot;)" office:value-type="string" office:string-value="" calcext:value-type="error">
            <text:p>#WERT!</text:p>
          </table:table-cell>
          <table:table-cell/>
          <table:table-cell table:formula="of:=MID([.B267];[.L267];[.M267]-[.L267])" office:value-type="string" office:string-value="Ngerulmud" calcext:value-type="string">
            <text:p>Ngerulmud</text:p>
          </table:table-cell>
          <table:table-cell table:formula="of:=MID([.B267];[.J267];[.K267]-[.J267])" office:value-type="string" office:string-value="" calcext:value-type="error">
            <text:p>#WERT!</text:p>
          </table:table-cell>
          <table:table-cell table:formula="of:=MID([.B268];[.H267];[.I267]-[.H267])" office:value-type="string" office:string-value="Panama" calcext:value-type="string">
            <text:p>Panama</text:p>
          </table:table-cell>
          <table:table-cell table:formula="of:=FIND(&quot;title=&quot;;[.B268];1)+7" office:value-type="float" office:value="75" calcext:value-type="float">
            <text:p>75</text:p>
          </table:table-cell>
          <table:table-cell table:formula="of:=FIND(&quot;&quot;&quot;&quot;;[.B268];FIND(&quot;title=&quot;;[.B268];1)+7)" office:value-type="float" office:value="81" calcext:value-type="float">
            <text:p>81</text:p>
          </table:table-cell>
          <table:table-cell table:formula="of:=FIND(&quot;src=&quot;;[.B267];1)+7" office:value-type="string" office:string-value="" calcext:value-type="error">
            <text:p>#WERT!</text:p>
          </table:table-cell>
          <table:table-cell table:formula="of:=FIND(&quot;&quot;&quot;&quot;;[.B267];FIND(&quot;src=&quot;;[.B267];1)+7)" office:value-type="string" office:string-value="" calcext:value-type="error">
            <text:p>#WERT!</text:p>
          </table:table-cell>
          <table:table-cell table:formula="of:=FIND(&quot;title&quot;;[.B267];1)+7" office:value-type="float" office:value="38" calcext:value-type="float">
            <text:p>38</text:p>
          </table:table-cell>
          <table:table-cell table:formula="of:=FIND(&quot;&quot;&quot;&quot;;[.B267];FIND(&quot;title&quot;;[.B267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365" calcext:value-type="float">
            <text:p>1365</text:p>
          </table:table-cell>
          <table:table-cell office:value-type="string" calcext:value-type="string">
            <text:p>&lt;td&gt;&lt;span style="display:none"&gt;Panama&lt;/span&gt;&lt;a href="/wiki/Panama" title="Panama"&gt;&lt;img alt="" src="//upload.wikimedia.org/wikipedia/commons/thumb/a/ab/Flag_of_Panama.svg/18px-Flag_of_Panama.svg.png" decoding="async" width="18" height="12" class="noviewer thumbborder" srcset="//upload.wikimedia.org/wikipedia/commons/thumb/a/ab/Flag_of_Panama.svg/27px-Flag_of_Panama.svg.png 1.5x, //upload.wikimedia.org/wikipedia/commons/thumb/a/ab/Flag_of_Panama.svg/36px-Flag_of_Panama.svg.png 2x" data-file-width="900" data-file-height="600" /&gt;&lt;/a&gt;&amp;#160;&lt;a href="/wiki/Panama" title="Panama"&gt;Panama&lt;/a&gt;&lt;/td&gt;</text:p>
          </table:table-cell>
          <table:table-cell table:formula="of:=CONCATENATE(&quot;[&quot;&quot;&quot;;[.E268];&quot;&quot;&quot;,&quot;&quot;&quot;&amp;[.G268];&quot;&quot;&quot;,&quot;&amp;&quot;&quot;&quot;&quot;&amp;[.F268]&amp;&quot;&quot;&quot;],&quot;)" office:value-type="string" office:string-value="[&quot;Panama&quot;,&quot;Panama-Stadt&quot;,&quot;upload.wikimedia.org/wikipedia/commons/thumb/a/ab/Flag_of_Panama.svg/18px-Flag_of_Panama.svg.png&quot;]," calcext:value-type="string">
            <text:p>["Panama","Panama-Stadt","upload.wikimedia.org/wikipedia/commons/thumb/a/ab/Flag_of_Panama.svg/18px-Flag_of_Panama.svg.png"],</text:p>
          </table:table-cell>
          <table:table-cell/>
          <table:table-cell table:formula="of:=MID([.B268];[.L268];[.M268]-[.L268])" office:value-type="string" office:string-value="Panama" calcext:value-type="string">
            <text:p>Panama</text:p>
          </table:table-cell>
          <table:table-cell table:formula="of:=MID([.B268];[.J268];[.K268]-[.J268])" office:value-type="string" office:string-value="upload.wikimedia.org/wikipedia/commons/thumb/a/ab/Flag_of_Panama.svg/18px-Flag_of_Panama.svg.png" calcext:value-type="string">
            <text:p>upload.wikimedia.org/wikipedia/commons/thumb/a/ab/Flag_of_Panama.svg/18px-Flag_of_Panama.svg.png</text:p>
          </table:table-cell>
          <table:table-cell table:formula="of:=MID([.B269];[.H268];[.I268]-[.H268])" office:value-type="string" office:string-value="Panama-Stadt" calcext:value-type="string">
            <text:p>Panama-Stadt</text:p>
          </table:table-cell>
          <table:table-cell table:formula="of:=FIND(&quot;title=&quot;;[.B269];1)+7" office:value-type="float" office:value="41" calcext:value-type="float">
            <text:p>41</text:p>
          </table:table-cell>
          <table:table-cell table:formula="of:=FIND(&quot;&quot;&quot;&quot;;[.B269];FIND(&quot;title=&quot;;[.B269];1)+7)" office:value-type="float" office:value="53" calcext:value-type="float">
            <text:p>53</text:p>
          </table:table-cell>
          <table:table-cell table:formula="of:=FIND(&quot;src=&quot;;[.B268];1)+7" office:value-type="float" office:value="102" calcext:value-type="float">
            <text:p>102</text:p>
          </table:table-cell>
          <table:table-cell table:formula="of:=FIND(&quot;&quot;&quot;&quot;;[.B268];FIND(&quot;src=&quot;;[.B268];1)+7)" office:value-type="float" office:value="198" calcext:value-type="float">
            <text:p>198</text:p>
          </table:table-cell>
          <table:table-cell table:formula="of:=FIND(&quot;title&quot;;[.B268];1)+7" office:value-type="float" office:value="75" calcext:value-type="float">
            <text:p>75</text:p>
          </table:table-cell>
          <table:table-cell table:formula="of:=FIND(&quot;&quot;&quot;&quot;;[.B268];FIND(&quot;title&quot;;[.B268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366" calcext:value-type="float">
            <text:p>1366</text:p>
          </table:table-cell>
          <table:table-cell office:value-type="string" calcext:value-type="string">
            <text:p>&lt;td&gt;&lt;a href="/wiki/Panama-Stadt" title="Panama-Stadt"&gt;Panama-Stadt&lt;/a&gt;</text:p>
          </table:table-cell>
          <table:table-cell table:formula="of:=CONCATENATE(&quot;[&quot;&quot;&quot;;[.E269];&quot;&quot;&quot;,&quot;&quot;&quot;&amp;[.G269];&quot;&quot;&quot;,&quot;&amp;&quot;&quot;&quot;&quot;&amp;[.F269]&amp;&quot;&quot;&quot;],&quot;)" office:value-type="string" office:string-value="" calcext:value-type="error">
            <text:p>#WERT!</text:p>
          </table:table-cell>
          <table:table-cell/>
          <table:table-cell table:formula="of:=MID([.B269];[.L269];[.M269]-[.L269])" office:value-type="string" office:string-value="Panama-Stadt" calcext:value-type="string">
            <text:p>Panama-Stadt</text:p>
          </table:table-cell>
          <table:table-cell table:formula="of:=MID([.B269];[.J269];[.K269]-[.J269])" office:value-type="string" office:string-value="" calcext:value-type="error">
            <text:p>#WERT!</text:p>
          </table:table-cell>
          <table:table-cell table:formula="of:=MID([.B270];[.H269];[.I269]-[.H269])" office:value-type="string" office:string-value="Papua-Neuguinea" calcext:value-type="string">
            <text:p>Papua-Neuguinea</text:p>
          </table:table-cell>
          <table:table-cell table:formula="of:=FIND(&quot;title=&quot;;[.B270];1)+7" office:value-type="float" office:value="93" calcext:value-type="float">
            <text:p>93</text:p>
          </table:table-cell>
          <table:table-cell table:formula="of:=FIND(&quot;&quot;&quot;&quot;;[.B270];FIND(&quot;title=&quot;;[.B270];1)+7)" office:value-type="float" office:value="108" calcext:value-type="float">
            <text:p>108</text:p>
          </table:table-cell>
          <table:table-cell table:formula="of:=FIND(&quot;src=&quot;;[.B269];1)+7" office:value-type="string" office:string-value="" calcext:value-type="error">
            <text:p>#WERT!</text:p>
          </table:table-cell>
          <table:table-cell table:formula="of:=FIND(&quot;&quot;&quot;&quot;;[.B269];FIND(&quot;src=&quot;;[.B269];1)+7)" office:value-type="string" office:string-value="" calcext:value-type="error">
            <text:p>#WERT!</text:p>
          </table:table-cell>
          <table:table-cell table:formula="of:=FIND(&quot;title&quot;;[.B269];1)+7" office:value-type="float" office:value="41" calcext:value-type="float">
            <text:p>41</text:p>
          </table:table-cell>
          <table:table-cell table:formula="of:=FIND(&quot;&quot;&quot;&quot;;[.B269];FIND(&quot;title&quot;;[.B269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375" calcext:value-type="float">
            <text:p>1375</text:p>
          </table:table-cell>
          <table:table-cell office:value-type="string" calcext:value-type="string">
            <text:p>&lt;td&gt;&lt;span style="display:none"&gt;Papua-Neuguinea&lt;/span&gt;&lt;a href="/wiki/Papua-Neuguinea" title="Papua-Neuguinea"&gt;&lt;img alt="" src="//upload.wikimedia.org/wikipedia/commons/thumb/e/e3/Flag_of_Papua_New_Guinea.svg/20px-Flag_of_Papua_New_Guinea.svg.png" decoding="async" width="20" height="15" class="noviewer" srcset="//upload.wikimedia.org/wikipedia/commons/thumb/e/e3/Flag_of_Papua_New_Guinea.svg/30px-Flag_of_Papua_New_Guinea.svg.png 1.5x, //upload.wikimedia.org/wikipedia/commons/thumb/e/e3/Flag_of_Papua_New_Guinea.svg/40px-Flag_of_Papua_New_Guinea.svg.png 2x" data-file-width="600" data-file-height="450" /&gt;&lt;/a&gt;&amp;#160;&lt;a href="/wiki/Papua-Neuguinea" title="Papua-Neuguinea"&gt;Papua-Neuguinea&lt;/a&gt;&lt;/td&gt;</text:p>
          </table:table-cell>
          <table:table-cell table:formula="of:=CONCATENATE(&quot;[&quot;&quot;&quot;;[.E270];&quot;&quot;&quot;,&quot;&quot;&quot;&amp;[.G270];&quot;&quot;&quot;,&quot;&amp;&quot;&quot;&quot;&quot;&amp;[.F270]&amp;&quot;&quot;&quot;],&quot;)" office:value-type="string" office:string-value="[&quot;Papua-Neuguinea&quot;,&quot;Port Moresby&quot;,&quot;upload.wikimedia.org/wikipedia/commons/thumb/e/e3/Flag_of_Papua_New_Guinea.svg/20px-Flag_of_Papua_New_Guinea.svg.png&quot;]," calcext:value-type="string">
            <text:p>["Papua-Neuguinea","Port Moresby","upload.wikimedia.org/wikipedia/commons/thumb/e/e3/Flag_of_Papua_New_Guinea.svg/20px-Flag_of_Papua_New_Guinea.svg.png"],</text:p>
          </table:table-cell>
          <table:table-cell/>
          <table:table-cell table:formula="of:=MID([.B270];[.L270];[.M270]-[.L270])" office:value-type="string" office:string-value="Papua-Neuguinea" calcext:value-type="string">
            <text:p>Papua-Neuguinea</text:p>
          </table:table-cell>
          <table:table-cell table:formula="of:=MID([.B270];[.J270];[.K270]-[.J270])" office:value-type="string" office:string-value="upload.wikimedia.org/wikipedia/commons/thumb/e/e3/Flag_of_Papua_New_Guinea.svg/20px-Flag_of_Papua_New_Guinea.svg.png" calcext:value-type="string">
            <text:p>upload.wikimedia.org/wikipedia/commons/thumb/e/e3/Flag_of_Papua_New_Guinea.svg/20px-Flag_of_Papua_New_Guinea.svg.png</text:p>
          </table:table-cell>
          <table:table-cell table:formula="of:=MID([.B271];[.H270];[.I270]-[.H270])" office:value-type="string" office:string-value="Port Moresby" calcext:value-type="string">
            <text:p>Port Moresby</text:p>
          </table:table-cell>
          <table:table-cell table:formula="of:=FIND(&quot;title=&quot;;[.B271];1)+7" office:value-type="float" office:value="41" calcext:value-type="float">
            <text:p>41</text:p>
          </table:table-cell>
          <table:table-cell table:formula="of:=FIND(&quot;&quot;&quot;&quot;;[.B271];FIND(&quot;title=&quot;;[.B271];1)+7)" office:value-type="float" office:value="53" calcext:value-type="float">
            <text:p>53</text:p>
          </table:table-cell>
          <table:table-cell table:formula="of:=FIND(&quot;src=&quot;;[.B270];1)+7" office:value-type="float" office:value="129" calcext:value-type="float">
            <text:p>129</text:p>
          </table:table-cell>
          <table:table-cell table:formula="of:=FIND(&quot;&quot;&quot;&quot;;[.B270];FIND(&quot;src=&quot;;[.B270];1)+7)" office:value-type="float" office:value="245" calcext:value-type="float">
            <text:p>245</text:p>
          </table:table-cell>
          <table:table-cell table:formula="of:=FIND(&quot;title&quot;;[.B270];1)+7" office:value-type="float" office:value="93" calcext:value-type="float">
            <text:p>93</text:p>
          </table:table-cell>
          <table:table-cell table:formula="of:=FIND(&quot;&quot;&quot;&quot;;[.B270];FIND(&quot;title&quot;;[.B270];1)+7)" office:value-type="float" office:value="108" calcext:value-type="float">
            <text:p>108</text:p>
          </table:table-cell>
        </table:table-row>
        <table:table-row table:style-name="ro27">
          <table:table-cell office:value-type="float" office:value="1376" calcext:value-type="float">
            <text:p>1376</text:p>
          </table:table-cell>
          <table:table-cell office:value-type="string" calcext:value-type="string">
            <text:p>&lt;td&gt;&lt;a href="/wiki/Port_Moresby" title="Port Moresby"&gt;Port Moresby&lt;/a&gt;</text:p>
          </table:table-cell>
          <table:table-cell table:formula="of:=CONCATENATE(&quot;[&quot;&quot;&quot;;[.E271];&quot;&quot;&quot;,&quot;&quot;&quot;&amp;[.G271];&quot;&quot;&quot;,&quot;&amp;&quot;&quot;&quot;&quot;&amp;[.F271]&amp;&quot;&quot;&quot;],&quot;)" office:value-type="string" office:string-value="" calcext:value-type="error">
            <text:p>#WERT!</text:p>
          </table:table-cell>
          <table:table-cell/>
          <table:table-cell table:formula="of:=MID([.B271];[.L271];[.M271]-[.L271])" office:value-type="string" office:string-value="Port Moresby" calcext:value-type="string">
            <text:p>Port Moresby</text:p>
          </table:table-cell>
          <table:table-cell table:formula="of:=MID([.B271];[.J271];[.K271]-[.J271])" office:value-type="string" office:string-value="" calcext:value-type="error">
            <text:p>#WERT!</text:p>
          </table:table-cell>
          <table:table-cell table:formula="of:=MID([.B272];[.H271];[.I271]-[.H271])" office:value-type="string" office:string-value="Paraguay" calcext:value-type="string">
            <text:p>Paraguay</text:p>
          </table:table-cell>
          <table:table-cell table:formula="of:=FIND(&quot;title=&quot;;[.B272];1)+7" office:value-type="float" office:value="79" calcext:value-type="float">
            <text:p>79</text:p>
          </table:table-cell>
          <table:table-cell table:formula="of:=FIND(&quot;&quot;&quot;&quot;;[.B272];FIND(&quot;title=&quot;;[.B272];1)+7)" office:value-type="float" office:value="87" calcext:value-type="float">
            <text:p>87</text:p>
          </table:table-cell>
          <table:table-cell table:formula="of:=FIND(&quot;src=&quot;;[.B271];1)+7" office:value-type="string" office:string-value="" calcext:value-type="error">
            <text:p>#WERT!</text:p>
          </table:table-cell>
          <table:table-cell table:formula="of:=FIND(&quot;&quot;&quot;&quot;;[.B271];FIND(&quot;src=&quot;;[.B271];1)+7)" office:value-type="string" office:string-value="" calcext:value-type="error">
            <text:p>#WERT!</text:p>
          </table:table-cell>
          <table:table-cell table:formula="of:=FIND(&quot;title&quot;;[.B271];1)+7" office:value-type="float" office:value="41" calcext:value-type="float">
            <text:p>41</text:p>
          </table:table-cell>
          <table:table-cell table:formula="of:=FIND(&quot;&quot;&quot;&quot;;[.B271];FIND(&quot;title&quot;;[.B271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385" calcext:value-type="float">
            <text:p>1385</text:p>
          </table:table-cell>
          <table:table-cell office:value-type="string" calcext:value-type="string">
            <text:p>&lt;td&gt;&lt;span style="display:none"&gt;Paraguay&lt;/span&gt;&lt;a href="/wiki/Paraguay" title="Paraguay"&gt;&lt;img alt="" src="//upload.wikimedia.org/wikipedia/commons/thumb/2/27/Flag_of_Paraguay.svg/20px-Flag_of_Paraguay.svg.png" decoding="async" width="20" height="11" class="noviewer thumbborder" srcset="//upload.wikimedia.org/wikipedia/commons/thumb/2/27/Flag_of_Paraguay.svg/30px-Flag_of_Paraguay.svg.png 1.5x, //upload.wikimedia.org/wikipedia/commons/thumb/2/27/Flag_of_Paraguay.svg/40px-Flag_of_Paraguay.svg.png 2x" data-file-width="1200" data-file-height="660" /&gt;&lt;/a&gt;&amp;#160;&lt;a href="/wiki/Paraguay" title="Paraguay"&gt;Paraguay&lt;/a&gt;&lt;/td&gt;</text:p>
          </table:table-cell>
          <table:table-cell table:formula="of:=CONCATENATE(&quot;[&quot;&quot;&quot;;[.E272];&quot;&quot;&quot;,&quot;&quot;&quot;&amp;[.G272];&quot;&quot;&quot;,&quot;&amp;&quot;&quot;&quot;&quot;&amp;[.F272]&amp;&quot;&quot;&quot;],&quot;)" office:value-type="string" office:string-value="[&quot;Paraguay&quot;,&quot;Asunción&quot;,&quot;upload.wikimedia.org/wikipedia/commons/thumb/2/27/Flag_of_Paraguay.svg/20px-Flag_of_Paraguay.svg.png&quot;]," calcext:value-type="string">
            <text:p>["Paraguay","Asunción","upload.wikimedia.org/wikipedia/commons/thumb/2/27/Flag_of_Paraguay.svg/20px-Flag_of_Paraguay.svg.png"],</text:p>
          </table:table-cell>
          <table:table-cell/>
          <table:table-cell table:formula="of:=MID([.B272];[.L272];[.M272]-[.L272])" office:value-type="string" office:string-value="Paraguay" calcext:value-type="string">
            <text:p>Paraguay</text:p>
          </table:table-cell>
          <table:table-cell table:formula="of:=MID([.B272];[.J272];[.K272]-[.J272])" office:value-type="string" office:string-value="upload.wikimedia.org/wikipedia/commons/thumb/2/27/Flag_of_Paraguay.svg/20px-Flag_of_Paraguay.svg.png" calcext:value-type="string">
            <text:p>upload.wikimedia.org/wikipedia/commons/thumb/2/27/Flag_of_Paraguay.svg/20px-Flag_of_Paraguay.svg.png</text:p>
          </table:table-cell>
          <table:table-cell table:formula="of:=MID([.B273];[.H272];[.I272]-[.H272])" office:value-type="string" office:string-value="Asunción" calcext:value-type="string">
            <text:p>Asunción</text:p>
          </table:table-cell>
          <table:table-cell table:formula="of:=FIND(&quot;title=&quot;;[.B273];1)+7" office:value-type="float" office:value="42" calcext:value-type="float">
            <text:p>42</text:p>
          </table:table-cell>
          <table:table-cell table:formula="of:=FIND(&quot;&quot;&quot;&quot;;[.B273];FIND(&quot;title=&quot;;[.B273];1)+7)" office:value-type="float" office:value="50" calcext:value-type="float">
            <text:p>50</text:p>
          </table:table-cell>
          <table:table-cell table:formula="of:=FIND(&quot;src=&quot;;[.B272];1)+7" office:value-type="float" office:value="108" calcext:value-type="float">
            <text:p>108</text:p>
          </table:table-cell>
          <table:table-cell table:formula="of:=FIND(&quot;&quot;&quot;&quot;;[.B272];FIND(&quot;src=&quot;;[.B272];1)+7)" office:value-type="float" office:value="208" calcext:value-type="float">
            <text:p>208</text:p>
          </table:table-cell>
          <table:table-cell table:formula="of:=FIND(&quot;title&quot;;[.B272];1)+7" office:value-type="float" office:value="79" calcext:value-type="float">
            <text:p>79</text:p>
          </table:table-cell>
          <table:table-cell table:formula="of:=FIND(&quot;&quot;&quot;&quot;;[.B272];FIND(&quot;title&quot;;[.B272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386" calcext:value-type="float">
            <text:p>1386</text:p>
          </table:table-cell>
          <table:table-cell office:value-type="string" calcext:value-type="string">
            <text:p>&lt;td&gt;&lt;a href="/wiki/Asunci%C3%B3n" title="Asunción"&gt;Asunción&lt;/a&gt;</text:p>
          </table:table-cell>
          <table:table-cell table:formula="of:=CONCATENATE(&quot;[&quot;&quot;&quot;;[.E273];&quot;&quot;&quot;,&quot;&quot;&quot;&amp;[.G273];&quot;&quot;&quot;,&quot;&amp;&quot;&quot;&quot;&quot;&amp;[.F273]&amp;&quot;&quot;&quot;],&quot;)" office:value-type="string" office:string-value="" calcext:value-type="error">
            <text:p>#WERT!</text:p>
          </table:table-cell>
          <table:table-cell/>
          <table:table-cell table:formula="of:=MID([.B273];[.L273];[.M273]-[.L273])" office:value-type="string" office:string-value="Asunción" calcext:value-type="string">
            <text:p>Asunción</text:p>
          </table:table-cell>
          <table:table-cell table:formula="of:=MID([.B273];[.J273];[.K273]-[.J273])" office:value-type="string" office:string-value="" calcext:value-type="error">
            <text:p>#WERT!</text:p>
          </table:table-cell>
          <table:table-cell table:formula="of:=MID([.B274];[.H273];[.I273]-[.H273])" office:value-type="string" office:string-value="Peru" calcext:value-type="string">
            <text:p>Peru</text:p>
          </table:table-cell>
          <table:table-cell table:formula="of:=FIND(&quot;title=&quot;;[.B274];1)+7" office:value-type="float" office:value="71" calcext:value-type="float">
            <text:p>71</text:p>
          </table:table-cell>
          <table:table-cell table:formula="of:=FIND(&quot;&quot;&quot;&quot;;[.B274];FIND(&quot;title=&quot;;[.B274];1)+7)" office:value-type="float" office:value="75" calcext:value-type="float">
            <text:p>75</text:p>
          </table:table-cell>
          <table:table-cell table:formula="of:=FIND(&quot;src=&quot;;[.B273];1)+7" office:value-type="string" office:string-value="" calcext:value-type="error">
            <text:p>#WERT!</text:p>
          </table:table-cell>
          <table:table-cell table:formula="of:=FIND(&quot;&quot;&quot;&quot;;[.B273];FIND(&quot;src=&quot;;[.B273];1)+7)" office:value-type="string" office:string-value="" calcext:value-type="error">
            <text:p>#WERT!</text:p>
          </table:table-cell>
          <table:table-cell table:formula="of:=FIND(&quot;title&quot;;[.B273];1)+7" office:value-type="float" office:value="42" calcext:value-type="float">
            <text:p>42</text:p>
          </table:table-cell>
          <table:table-cell table:formula="of:=FIND(&quot;&quot;&quot;&quot;;[.B273];FIND(&quot;title&quot;;[.B273];1)+7)" office:value-type="float" office:value="50" calcext:value-type="float">
            <text:p>50</text:p>
          </table:table-cell>
        </table:table-row>
        <table:table-row table:style-name="ro27">
          <table:table-cell office:value-type="float" office:value="1395" calcext:value-type="float">
            <text:p>1395</text:p>
          </table:table-cell>
          <table:table-cell office:value-type="string" calcext:value-type="string">
            <text:p>&lt;td&gt;&lt;span style="display:none"&gt;Peru&lt;/span&gt;&lt;a href="/wiki/Peru" title="Peru"&gt;&lt;img alt="" src="//upload.wikimedia.org/wikipedia/commons/thumb/c/cf/Flag_of_Peru.svg/20px-Flag_of_Peru.svg.png" decoding="async" width="20" height="13" class="noviewer thumbborder" srcset="//upload.wikimedia.org/wikipedia/commons/thumb/c/cf/Flag_of_Peru.svg/30px-Flag_of_Peru.svg.png 1.5x, //upload.wikimedia.org/wikipedia/commons/thumb/c/cf/Flag_of_Peru.svg/40px-Flag_of_Peru.svg.png 2x" data-file-width="900" data-file-height="600" /&gt;&lt;/a&gt;&amp;#160;&lt;a href="/wiki/Peru" title="Peru"&gt;Peru&lt;/a&gt;&lt;/td&gt;</text:p>
          </table:table-cell>
          <table:table-cell table:formula="of:=CONCATENATE(&quot;[&quot;&quot;&quot;;[.E274];&quot;&quot;&quot;,&quot;&quot;&quot;&amp;[.G274];&quot;&quot;&quot;,&quot;&amp;&quot;&quot;&quot;&quot;&amp;[.F274]&amp;&quot;&quot;&quot;],&quot;)" office:value-type="string" office:string-value="[&quot;Peru&quot;,&quot;Lima&quot;,&quot;upload.wikimedia.org/wikipedia/commons/thumb/c/cf/Flag_of_Peru.svg/20px-Flag_of_Peru.svg.png&quot;]," calcext:value-type="string">
            <text:p>["Peru","Lima","upload.wikimedia.org/wikipedia/commons/thumb/c/cf/Flag_of_Peru.svg/20px-Flag_of_Peru.svg.png"],</text:p>
          </table:table-cell>
          <table:table-cell/>
          <table:table-cell table:formula="of:=MID([.B274];[.L274];[.M274]-[.L274])" office:value-type="string" office:string-value="Peru" calcext:value-type="string">
            <text:p>Peru</text:p>
          </table:table-cell>
          <table:table-cell table:formula="of:=MID([.B274];[.J274];[.K274]-[.J274])" office:value-type="string" office:string-value="upload.wikimedia.org/wikipedia/commons/thumb/c/cf/Flag_of_Peru.svg/20px-Flag_of_Peru.svg.png" calcext:value-type="string">
            <text:p>upload.wikimedia.org/wikipedia/commons/thumb/c/cf/Flag_of_Peru.svg/20px-Flag_of_Peru.svg.png</text:p>
          </table:table-cell>
          <table:table-cell table:formula="of:=MID([.B275];[.H274];[.I274]-[.H274])" office:value-type="string" office:string-value="Lima" calcext:value-type="string">
            <text:p>Lima</text:p>
          </table:table-cell>
          <table:table-cell table:formula="of:=FIND(&quot;title=&quot;;[.B275];1)+7" office:value-type="float" office:value="33" calcext:value-type="float">
            <text:p>33</text:p>
          </table:table-cell>
          <table:table-cell table:formula="of:=FIND(&quot;&quot;&quot;&quot;;[.B275];FIND(&quot;title=&quot;;[.B275];1)+7)" office:value-type="float" office:value="37" calcext:value-type="float">
            <text:p>37</text:p>
          </table:table-cell>
          <table:table-cell table:formula="of:=FIND(&quot;src=&quot;;[.B274];1)+7" office:value-type="float" office:value="96" calcext:value-type="float">
            <text:p>96</text:p>
          </table:table-cell>
          <table:table-cell table:formula="of:=FIND(&quot;&quot;&quot;&quot;;[.B274];FIND(&quot;src=&quot;;[.B274];1)+7)" office:value-type="float" office:value="188" calcext:value-type="float">
            <text:p>188</text:p>
          </table:table-cell>
          <table:table-cell table:formula="of:=FIND(&quot;title&quot;;[.B274];1)+7" office:value-type="float" office:value="71" calcext:value-type="float">
            <text:p>71</text:p>
          </table:table-cell>
          <table:table-cell table:formula="of:=FIND(&quot;&quot;&quot;&quot;;[.B274];FIND(&quot;title&quot;;[.B274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1396" calcext:value-type="float">
            <text:p>1396</text:p>
          </table:table-cell>
          <table:table-cell office:value-type="string" calcext:value-type="string">
            <text:p>&lt;td&gt;&lt;a href="/wiki/Lima" title="Lima"&gt;Lima&lt;/a&gt;</text:p>
          </table:table-cell>
          <table:table-cell table:formula="of:=CONCATENATE(&quot;[&quot;&quot;&quot;;[.E275];&quot;&quot;&quot;,&quot;&quot;&quot;&amp;[.G275];&quot;&quot;&quot;,&quot;&amp;&quot;&quot;&quot;&quot;&amp;[.F275]&amp;&quot;&quot;&quot;],&quot;)" office:value-type="string" office:string-value="" calcext:value-type="error">
            <text:p>#WERT!</text:p>
          </table:table-cell>
          <table:table-cell/>
          <table:table-cell table:formula="of:=MID([.B275];[.L275];[.M275]-[.L275])" office:value-type="string" office:string-value="Lima" calcext:value-type="string">
            <text:p>Lima</text:p>
          </table:table-cell>
          <table:table-cell table:formula="of:=MID([.B275];[.J275];[.K275]-[.J275])" office:value-type="string" office:string-value="" calcext:value-type="error">
            <text:p>#WERT!</text:p>
          </table:table-cell>
          <table:table-cell table:formula="of:=MID([.B276];[.H275];[.I275]-[.H275])" office:value-type="string" office:string-value="Philippinen" calcext:value-type="string">
            <text:p>Philippinen</text:p>
          </table:table-cell>
          <table:table-cell table:formula="of:=FIND(&quot;title=&quot;;[.B276];1)+7" office:value-type="float" office:value="85" calcext:value-type="float">
            <text:p>85</text:p>
          </table:table-cell>
          <table:table-cell table:formula="of:=FIND(&quot;&quot;&quot;&quot;;[.B276];FIND(&quot;title=&quot;;[.B276];1)+7)" office:value-type="float" office:value="96" calcext:value-type="float">
            <text:p>96</text:p>
          </table:table-cell>
          <table:table-cell table:formula="of:=FIND(&quot;src=&quot;;[.B275];1)+7" office:value-type="string" office:string-value="" calcext:value-type="error">
            <text:p>#WERT!</text:p>
          </table:table-cell>
          <table:table-cell table:formula="of:=FIND(&quot;&quot;&quot;&quot;;[.B275];FIND(&quot;src=&quot;;[.B275];1)+7)" office:value-type="string" office:string-value="" calcext:value-type="error">
            <text:p>#WERT!</text:p>
          </table:table-cell>
          <table:table-cell table:formula="of:=FIND(&quot;title&quot;;[.B275];1)+7" office:value-type="float" office:value="33" calcext:value-type="float">
            <text:p>33</text:p>
          </table:table-cell>
          <table:table-cell table:formula="of:=FIND(&quot;&quot;&quot;&quot;;[.B275];FIND(&quot;title&quot;;[.B275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405" calcext:value-type="float">
            <text:p>1405</text:p>
          </table:table-cell>
          <table:table-cell office:value-type="string" calcext:value-type="string">
            <text:p>&lt;td&gt;&lt;span style="display:none"&gt;Philippinen&lt;/span&gt;&lt;a href="/wiki/Philippinen" title="Philippinen"&gt;&lt;img alt="" src="//upload.wikimedia.org/wikipedia/commons/thumb/9/99/Flag_of_the_Philippines.svg/20px-Flag_of_the_Philippines.svg.png" decoding="async" width="20" height="10" class="noviewer thumbborder" srcset="//upload.wikimedia.org/wikipedia/commons/thumb/9/99/Flag_of_the_Philippines.svg/30px-Flag_of_the_Philippines.svg.png 1.5x, //upload.wikimedia.org/wikipedia/commons/thumb/9/99/Flag_of_the_Philippines.svg/40px-Flag_of_the_Philippines.svg.png 2x" data-file-width="1200" data-file-height="600" /&gt;&lt;/a&gt;&amp;#160;&lt;a href="/wiki/Philippinen" title="Philippinen"&gt;Philippinen&lt;/a&gt;&lt;/td&gt;</text:p>
          </table:table-cell>
          <table:table-cell table:formula="of:=CONCATENATE(&quot;[&quot;&quot;&quot;;[.E276];&quot;&quot;&quot;,&quot;&quot;&quot;&amp;[.G276];&quot;&quot;&quot;,&quot;&amp;&quot;&quot;&quot;&quot;&amp;[.F276]&amp;&quot;&quot;&quot;],&quot;)" office:value-type="string" office:string-value="[&quot;Philippinen&quot;,&quot;Manila&quot;,&quot;upload.wikimedia.org/wikipedia/commons/thumb/9/99/Flag_of_the_Philippines.svg/20px-Flag_of_the_Philippines.svg.png&quot;]," calcext:value-type="string">
            <text:p>["Philippinen","Manila","upload.wikimedia.org/wikipedia/commons/thumb/9/99/Flag_of_the_Philippines.svg/20px-Flag_of_the_Philippines.svg.png"],</text:p>
          </table:table-cell>
          <table:table-cell/>
          <table:table-cell table:formula="of:=MID([.B276];[.L276];[.M276]-[.L276])" office:value-type="string" office:string-value="Philippinen" calcext:value-type="string">
            <text:p>Philippinen</text:p>
          </table:table-cell>
          <table:table-cell table:formula="of:=MID([.B276];[.J276];[.K276]-[.J276])" office:value-type="string" office:string-value="upload.wikimedia.org/wikipedia/commons/thumb/9/99/Flag_of_the_Philippines.svg/20px-Flag_of_the_Philippines.svg.png" calcext:value-type="string">
            <text:p>upload.wikimedia.org/wikipedia/commons/thumb/9/99/Flag_of_the_Philippines.svg/20px-Flag_of_the_Philippines.svg.png</text:p>
          </table:table-cell>
          <table:table-cell table:formula="of:=MID([.B277];[.H276];[.I276]-[.H276])" office:value-type="string" office:string-value="Manila" calcext:value-type="string">
            <text:p>Manila</text:p>
          </table:table-cell>
          <table:table-cell table:formula="of:=FIND(&quot;title=&quot;;[.B277];1)+7" office:value-type="float" office:value="35" calcext:value-type="float">
            <text:p>35</text:p>
          </table:table-cell>
          <table:table-cell table:formula="of:=FIND(&quot;&quot;&quot;&quot;;[.B277];FIND(&quot;title=&quot;;[.B277];1)+7)" office:value-type="float" office:value="41" calcext:value-type="float">
            <text:p>41</text:p>
          </table:table-cell>
          <table:table-cell table:formula="of:=FIND(&quot;src=&quot;;[.B276];1)+7" office:value-type="float" office:value="117" calcext:value-type="float">
            <text:p>117</text:p>
          </table:table-cell>
          <table:table-cell table:formula="of:=FIND(&quot;&quot;&quot;&quot;;[.B276];FIND(&quot;src=&quot;;[.B276];1)+7)" office:value-type="float" office:value="231" calcext:value-type="float">
            <text:p>231</text:p>
          </table:table-cell>
          <table:table-cell table:formula="of:=FIND(&quot;title&quot;;[.B276];1)+7" office:value-type="float" office:value="85" calcext:value-type="float">
            <text:p>85</text:p>
          </table:table-cell>
          <table:table-cell table:formula="of:=FIND(&quot;&quot;&quot;&quot;;[.B276];FIND(&quot;title&quot;;[.B276];1)+7)" office:value-type="float" office:value="96" calcext:value-type="float">
            <text:p>96</text:p>
          </table:table-cell>
        </table:table-row>
        <table:table-row table:style-name="ro27">
          <table:table-cell office:value-type="float" office:value="1406" calcext:value-type="float">
            <text:p>1406</text:p>
          </table:table-cell>
          <table:table-cell office:value-type="string" calcext:value-type="string">
            <text:p>&lt;td&gt;&lt;a href="/wiki/Manila" title="Manila"&gt;Manila&lt;/a&gt;</text:p>
          </table:table-cell>
          <table:table-cell table:formula="of:=CONCATENATE(&quot;[&quot;&quot;&quot;;[.E277];&quot;&quot;&quot;,&quot;&quot;&quot;&amp;[.G277];&quot;&quot;&quot;,&quot;&amp;&quot;&quot;&quot;&quot;&amp;[.F277]&amp;&quot;&quot;&quot;],&quot;)" office:value-type="string" office:string-value="" calcext:value-type="error">
            <text:p>#WERT!</text:p>
          </table:table-cell>
          <table:table-cell/>
          <table:table-cell table:formula="of:=MID([.B277];[.L277];[.M277]-[.L277])" office:value-type="string" office:string-value="Manila" calcext:value-type="string">
            <text:p>Manila</text:p>
          </table:table-cell>
          <table:table-cell table:formula="of:=MID([.B277];[.J277];[.K277]-[.J277])" office:value-type="string" office:string-value="" calcext:value-type="error">
            <text:p>#WERT!</text:p>
          </table:table-cell>
          <table:table-cell table:formula="of:=MID([.B278];[.H277];[.I277]-[.H277])" office:value-type="string" office:string-value="Polen" calcext:value-type="string">
            <text:p>Polen</text:p>
          </table:table-cell>
          <table:table-cell table:formula="of:=FIND(&quot;title=&quot;;[.B278];1)+7" office:value-type="float" office:value="73" calcext:value-type="float">
            <text:p>73</text:p>
          </table:table-cell>
          <table:table-cell table:formula="of:=FIND(&quot;&quot;&quot;&quot;;[.B278];FIND(&quot;title=&quot;;[.B278];1)+7)" office:value-type="float" office:value="78" calcext:value-type="float">
            <text:p>78</text:p>
          </table:table-cell>
          <table:table-cell table:formula="of:=FIND(&quot;src=&quot;;[.B277];1)+7" office:value-type="string" office:string-value="" calcext:value-type="error">
            <text:p>#WERT!</text:p>
          </table:table-cell>
          <table:table-cell table:formula="of:=FIND(&quot;&quot;&quot;&quot;;[.B277];FIND(&quot;src=&quot;;[.B277];1)+7)" office:value-type="string" office:string-value="" calcext:value-type="error">
            <text:p>#WERT!</text:p>
          </table:table-cell>
          <table:table-cell table:formula="of:=FIND(&quot;title&quot;;[.B277];1)+7" office:value-type="float" office:value="35" calcext:value-type="float">
            <text:p>35</text:p>
          </table:table-cell>
          <table:table-cell table:formula="of:=FIND(&quot;&quot;&quot;&quot;;[.B277];FIND(&quot;title&quot;;[.B27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415" calcext:value-type="float">
            <text:p>1415</text:p>
          </table:table-cell>
          <table:table-cell office:value-type="string" calcext:value-type="string">
            <text:p>&lt;td&gt;&lt;span style="display:none"&gt;Polen&lt;/span&gt;&lt;a href="/wiki/Polen" title="Polen"&gt;&lt;img alt="" src="//upload.wikimedia.org/wikipedia/commons/thumb/1/12/Flag_of_Poland.svg/20px-Flag_of_Poland.svg.png" decoding="async" width="20" height="13" class="noviewer thumbborder" srcset="//upload.wikimedia.org/wikipedia/commons/thumb/1/12/Flag_of_Poland.svg/30px-Flag_of_Poland.svg.png 1.5x, //upload.wikimedia.org/wikipedia/commons/thumb/1/12/Flag_of_Poland.svg/40px-Flag_of_Poland.svg.png 2x" data-file-width="640" data-file-height="400" /&gt;&lt;/a&gt;&amp;#160;&lt;a href="/wiki/Polen" title="Polen"&gt;Polen&lt;/a&gt;&lt;/td&gt;</text:p>
          </table:table-cell>
          <table:table-cell table:formula="of:=CONCATENATE(&quot;[&quot;&quot;&quot;;[.E278];&quot;&quot;&quot;,&quot;&quot;&quot;&amp;[.G278];&quot;&quot;&quot;,&quot;&amp;&quot;&quot;&quot;&quot;&amp;[.F278]&amp;&quot;&quot;&quot;],&quot;)" office:value-type="string" office:string-value="[&quot;Polen&quot;,&quot;Warschau&quot;,&quot;upload.wikimedia.org/wikipedia/commons/thumb/1/12/Flag_of_Poland.svg/20px-Flag_of_Poland.svg.png&quot;]," calcext:value-type="string">
            <text:p>["Polen","Warschau","upload.wikimedia.org/wikipedia/commons/thumb/1/12/Flag_of_Poland.svg/20px-Flag_of_Poland.svg.png"],</text:p>
          </table:table-cell>
          <table:table-cell/>
          <table:table-cell table:formula="of:=MID([.B278];[.L278];[.M278]-[.L278])" office:value-type="string" office:string-value="Polen" calcext:value-type="string">
            <text:p>Polen</text:p>
          </table:table-cell>
          <table:table-cell table:formula="of:=MID([.B278];[.J278];[.K278]-[.J278])" office:value-type="string" office:string-value="upload.wikimedia.org/wikipedia/commons/thumb/1/12/Flag_of_Poland.svg/20px-Flag_of_Poland.svg.png" calcext:value-type="string">
            <text:p>upload.wikimedia.org/wikipedia/commons/thumb/1/12/Flag_of_Poland.svg/20px-Flag_of_Poland.svg.png</text:p>
          </table:table-cell>
          <table:table-cell table:formula="of:=MID([.B279];[.H278];[.I278]-[.H278])" office:value-type="string" office:string-value="Warschau" calcext:value-type="string">
            <text:p>Warschau</text:p>
          </table:table-cell>
          <table:table-cell table:formula="of:=FIND(&quot;title=&quot;;[.B279];1)+7" office:value-type="float" office:value="37" calcext:value-type="float">
            <text:p>37</text:p>
          </table:table-cell>
          <table:table-cell table:formula="of:=FIND(&quot;&quot;&quot;&quot;;[.B279];FIND(&quot;title=&quot;;[.B279];1)+7)" office:value-type="float" office:value="45" calcext:value-type="float">
            <text:p>45</text:p>
          </table:table-cell>
          <table:table-cell table:formula="of:=FIND(&quot;src=&quot;;[.B278];1)+7" office:value-type="float" office:value="99" calcext:value-type="float">
            <text:p>99</text:p>
          </table:table-cell>
          <table:table-cell table:formula="of:=FIND(&quot;&quot;&quot;&quot;;[.B278];FIND(&quot;src=&quot;;[.B278];1)+7)" office:value-type="float" office:value="195" calcext:value-type="float">
            <text:p>195</text:p>
          </table:table-cell>
          <table:table-cell table:formula="of:=FIND(&quot;title&quot;;[.B278];1)+7" office:value-type="float" office:value="73" calcext:value-type="float">
            <text:p>73</text:p>
          </table:table-cell>
          <table:table-cell table:formula="of:=FIND(&quot;&quot;&quot;&quot;;[.B278];FIND(&quot;title&quot;;[.B278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416" calcext:value-type="float">
            <text:p>1416</text:p>
          </table:table-cell>
          <table:table-cell office:value-type="string" calcext:value-type="string">
            <text:p>&lt;td&gt;&lt;a href="/wiki/Warschau" title="Warschau"&gt;Warschau&lt;/a&gt;</text:p>
          </table:table-cell>
          <table:table-cell table:formula="of:=CONCATENATE(&quot;[&quot;&quot;&quot;;[.E279];&quot;&quot;&quot;,&quot;&quot;&quot;&amp;[.G279];&quot;&quot;&quot;,&quot;&amp;&quot;&quot;&quot;&quot;&amp;[.F279]&amp;&quot;&quot;&quot;],&quot;)" office:value-type="string" office:string-value="" calcext:value-type="error">
            <text:p>#WERT!</text:p>
          </table:table-cell>
          <table:table-cell/>
          <table:table-cell table:formula="of:=MID([.B279];[.L279];[.M279]-[.L279])" office:value-type="string" office:string-value="Warschau" calcext:value-type="string">
            <text:p>Warschau</text:p>
          </table:table-cell>
          <table:table-cell table:formula="of:=MID([.B279];[.J279];[.K279]-[.J279])" office:value-type="string" office:string-value="" calcext:value-type="error">
            <text:p>#WERT!</text:p>
          </table:table-cell>
          <table:table-cell table:formula="of:=MID([.B280];[.H279];[.I279]-[.H279])" office:value-type="string" office:string-value="Portugal" calcext:value-type="string">
            <text:p>Portugal</text:p>
          </table:table-cell>
          <table:table-cell table:formula="of:=FIND(&quot;title=&quot;;[.B280];1)+7" office:value-type="float" office:value="79" calcext:value-type="float">
            <text:p>79</text:p>
          </table:table-cell>
          <table:table-cell table:formula="of:=FIND(&quot;&quot;&quot;&quot;;[.B280];FIND(&quot;title=&quot;;[.B280];1)+7)" office:value-type="float" office:value="87" calcext:value-type="float">
            <text:p>87</text:p>
          </table:table-cell>
          <table:table-cell table:formula="of:=FIND(&quot;src=&quot;;[.B279];1)+7" office:value-type="string" office:string-value="" calcext:value-type="error">
            <text:p>#WERT!</text:p>
          </table:table-cell>
          <table:table-cell table:formula="of:=FIND(&quot;&quot;&quot;&quot;;[.B279];FIND(&quot;src=&quot;;[.B279];1)+7)" office:value-type="string" office:string-value="" calcext:value-type="error">
            <text:p>#WERT!</text:p>
          </table:table-cell>
          <table:table-cell table:formula="of:=FIND(&quot;title&quot;;[.B279];1)+7" office:value-type="float" office:value="37" calcext:value-type="float">
            <text:p>37</text:p>
          </table:table-cell>
          <table:table-cell table:formula="of:=FIND(&quot;&quot;&quot;&quot;;[.B279];FIND(&quot;title&quot;;[.B279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425" calcext:value-type="float">
            <text:p>1425</text:p>
          </table:table-cell>
          <table:table-cell office:value-type="string" calcext:value-type="string">
            <text:p>&lt;td&gt;&lt;span style="display:none"&gt;Portugal&lt;/span&gt;&lt;a href="/wiki/Portugal" title="Portugal"&gt;&lt;img alt="" src="//upload.wikimedia.org/wikipedia/commons/thumb/5/5c/Flag_of_Portugal.svg/20px-Flag_of_Portugal.svg.png" decoding="async" width="20" height="13" class="noviewer" srcset="//upload.wikimedia.org/wikipedia/commons/thumb/5/5c/Flag_of_Portugal.svg/30px-Flag_of_Portugal.svg.png 1.5x, //upload.wikimedia.org/wikipedia/commons/thumb/5/5c/Flag_of_Portugal.svg/40px-Flag_of_Portugal.svg.png 2x" data-file-width="600" data-file-height="400" /&gt;&lt;/a&gt;&amp;#160;&lt;a href="/wiki/Portugal" title="Portugal"&gt;Portugal&lt;/a&gt;&lt;/td&gt;</text:p>
          </table:table-cell>
          <table:table-cell table:formula="of:=CONCATENATE(&quot;[&quot;&quot;&quot;;[.E280];&quot;&quot;&quot;,&quot;&quot;&quot;&amp;[.G280];&quot;&quot;&quot;,&quot;&amp;&quot;&quot;&quot;&quot;&amp;[.F280]&amp;&quot;&quot;&quot;],&quot;)" office:value-type="string" office:string-value="[&quot;Portugal&quot;,&quot;Lissabon&quot;,&quot;upload.wikimedia.org/wikipedia/commons/thumb/5/5c/Flag_of_Portugal.svg/20px-Flag_of_Portugal.svg.png&quot;]," calcext:value-type="string">
            <text:p>["Portugal","Lissabon","upload.wikimedia.org/wikipedia/commons/thumb/5/5c/Flag_of_Portugal.svg/20px-Flag_of_Portugal.svg.png"],</text:p>
          </table:table-cell>
          <table:table-cell/>
          <table:table-cell table:formula="of:=MID([.B280];[.L280];[.M280]-[.L280])" office:value-type="string" office:string-value="Portugal" calcext:value-type="string">
            <text:p>Portugal</text:p>
          </table:table-cell>
          <table:table-cell table:formula="of:=MID([.B280];[.J280];[.K280]-[.J280])" office:value-type="string" office:string-value="upload.wikimedia.org/wikipedia/commons/thumb/5/5c/Flag_of_Portugal.svg/20px-Flag_of_Portugal.svg.png" calcext:value-type="string">
            <text:p>upload.wikimedia.org/wikipedia/commons/thumb/5/5c/Flag_of_Portugal.svg/20px-Flag_of_Portugal.svg.png</text:p>
          </table:table-cell>
          <table:table-cell table:formula="of:=MID([.B281];[.H280];[.I280]-[.H280])" office:value-type="string" office:string-value="Lissabon" calcext:value-type="string">
            <text:p>Lissabon</text:p>
          </table:table-cell>
          <table:table-cell table:formula="of:=FIND(&quot;title=&quot;;[.B281];1)+7" office:value-type="float" office:value="37" calcext:value-type="float">
            <text:p>37</text:p>
          </table:table-cell>
          <table:table-cell table:formula="of:=FIND(&quot;&quot;&quot;&quot;;[.B281];FIND(&quot;title=&quot;;[.B281];1)+7)" office:value-type="float" office:value="45" calcext:value-type="float">
            <text:p>45</text:p>
          </table:table-cell>
          <table:table-cell table:formula="of:=FIND(&quot;src=&quot;;[.B280];1)+7" office:value-type="float" office:value="108" calcext:value-type="float">
            <text:p>108</text:p>
          </table:table-cell>
          <table:table-cell table:formula="of:=FIND(&quot;&quot;&quot;&quot;;[.B280];FIND(&quot;src=&quot;;[.B280];1)+7)" office:value-type="float" office:value="208" calcext:value-type="float">
            <text:p>208</text:p>
          </table:table-cell>
          <table:table-cell table:formula="of:=FIND(&quot;title&quot;;[.B280];1)+7" office:value-type="float" office:value="79" calcext:value-type="float">
            <text:p>79</text:p>
          </table:table-cell>
          <table:table-cell table:formula="of:=FIND(&quot;&quot;&quot;&quot;;[.B280];FIND(&quot;title&quot;;[.B280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426" calcext:value-type="float">
            <text:p>1426</text:p>
          </table:table-cell>
          <table:table-cell office:value-type="string" calcext:value-type="string">
            <text:p>&lt;td&gt;&lt;a href="/wiki/Lissabon" title="Lissabon"&gt;Lissabon&lt;/a&gt;</text:p>
          </table:table-cell>
          <table:table-cell table:formula="of:=CONCATENATE(&quot;[&quot;&quot;&quot;;[.E281];&quot;&quot;&quot;,&quot;&quot;&quot;&amp;[.G281];&quot;&quot;&quot;,&quot;&amp;&quot;&quot;&quot;&quot;&amp;[.F281]&amp;&quot;&quot;&quot;],&quot;)" office:value-type="string" office:string-value="" calcext:value-type="error">
            <text:p>#WERT!</text:p>
          </table:table-cell>
          <table:table-cell/>
          <table:table-cell table:formula="of:=MID([.B281];[.L281];[.M281]-[.L281])" office:value-type="string" office:string-value="Lissabon" calcext:value-type="string">
            <text:p>Lissabon</text:p>
          </table:table-cell>
          <table:table-cell table:formula="of:=MID([.B281];[.J281];[.K281]-[.J281])" office:value-type="string" office:string-value="" calcext:value-type="error">
            <text:p>#WERT!</text:p>
          </table:table-cell>
          <table:table-cell table:formula="of:=MID([.B282];[.H281];[.I281]-[.H281])" office:value-type="string" office:string-value="Ruanda" calcext:value-type="string">
            <text:p>Ruanda</text:p>
          </table:table-cell>
          <table:table-cell table:formula="of:=FIND(&quot;title=&quot;;[.B282];1)+7" office:value-type="float" office:value="75" calcext:value-type="float">
            <text:p>75</text:p>
          </table:table-cell>
          <table:table-cell table:formula="of:=FIND(&quot;&quot;&quot;&quot;;[.B282];FIND(&quot;title=&quot;;[.B282];1)+7)" office:value-type="float" office:value="81" calcext:value-type="float">
            <text:p>81</text:p>
          </table:table-cell>
          <table:table-cell table:formula="of:=FIND(&quot;src=&quot;;[.B281];1)+7" office:value-type="string" office:string-value="" calcext:value-type="error">
            <text:p>#WERT!</text:p>
          </table:table-cell>
          <table:table-cell table:formula="of:=FIND(&quot;&quot;&quot;&quot;;[.B281];FIND(&quot;src=&quot;;[.B281];1)+7)" office:value-type="string" office:string-value="" calcext:value-type="error">
            <text:p>#WERT!</text:p>
          </table:table-cell>
          <table:table-cell table:formula="of:=FIND(&quot;title&quot;;[.B281];1)+7" office:value-type="float" office:value="37" calcext:value-type="float">
            <text:p>37</text:p>
          </table:table-cell>
          <table:table-cell table:formula="of:=FIND(&quot;&quot;&quot;&quot;;[.B281];FIND(&quot;title&quot;;[.B281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435" calcext:value-type="float">
            <text:p>1435</text:p>
          </table:table-cell>
          <table:table-cell office:value-type="string" calcext:value-type="string">
            <text:p>&lt;td&gt;&lt;span style="display:none"&gt;Ruanda&lt;/span&gt;&lt;a href="/wiki/Ruanda" title="Ruanda"&gt;&lt;img alt="" src="//upload.wikimedia.org/wikipedia/commons/thumb/1/17/Flag_of_Rwanda.svg/20px-Flag_of_Rwanda.svg.png" decoding="async" width="20" height="13" class="noviewer" srcset="//upload.wikimedia.org/wikipedia/commons/thumb/1/17/Flag_of_Rwanda.svg/30px-Flag_of_Rwanda.svg.png 1.5x, //upload.wikimedia.org/wikipedia/commons/thumb/1/17/Flag_of_Rwanda.svg/40px-Flag_of_Rwanda.svg.png 2x" data-file-width="1080" data-file-height="720" /&gt;&lt;/a&gt;&amp;#160;&lt;a href="/wiki/Ruanda" title="Ruanda"&gt;Ruanda&lt;/a&gt;&lt;/td&gt;</text:p>
          </table:table-cell>
          <table:table-cell table:formula="of:=CONCATENATE(&quot;[&quot;&quot;&quot;;[.E282];&quot;&quot;&quot;,&quot;&quot;&quot;&amp;[.G282];&quot;&quot;&quot;,&quot;&amp;&quot;&quot;&quot;&quot;&amp;[.F282]&amp;&quot;&quot;&quot;],&quot;)" office:value-type="string" office:string-value="[&quot;Ruanda&quot;,&quot;Kigali&quot;,&quot;upload.wikimedia.org/wikipedia/commons/thumb/1/17/Flag_of_Rwanda.svg/20px-Flag_of_Rwanda.svg.png&quot;]," calcext:value-type="string">
            <text:p>["Ruanda","Kigali","upload.wikimedia.org/wikipedia/commons/thumb/1/17/Flag_of_Rwanda.svg/20px-Flag_of_Rwanda.svg.png"],</text:p>
          </table:table-cell>
          <table:table-cell/>
          <table:table-cell table:formula="of:=MID([.B282];[.L282];[.M282]-[.L282])" office:value-type="string" office:string-value="Ruanda" calcext:value-type="string">
            <text:p>Ruanda</text:p>
          </table:table-cell>
          <table:table-cell table:formula="of:=MID([.B282];[.J282];[.K282]-[.J282])" office:value-type="string" office:string-value="upload.wikimedia.org/wikipedia/commons/thumb/1/17/Flag_of_Rwanda.svg/20px-Flag_of_Rwanda.svg.png" calcext:value-type="string">
            <text:p>upload.wikimedia.org/wikipedia/commons/thumb/1/17/Flag_of_Rwanda.svg/20px-Flag_of_Rwanda.svg.png</text:p>
          </table:table-cell>
          <table:table-cell table:formula="of:=MID([.B283];[.H282];[.I282]-[.H282])" office:value-type="string" office:string-value="Kigali" calcext:value-type="string">
            <text:p>Kigali</text:p>
          </table:table-cell>
          <table:table-cell table:formula="of:=FIND(&quot;title=&quot;;[.B283];1)+7" office:value-type="float" office:value="35" calcext:value-type="float">
            <text:p>35</text:p>
          </table:table-cell>
          <table:table-cell table:formula="of:=FIND(&quot;&quot;&quot;&quot;;[.B283];FIND(&quot;title=&quot;;[.B283];1)+7)" office:value-type="float" office:value="41" calcext:value-type="float">
            <text:p>41</text:p>
          </table:table-cell>
          <table:table-cell table:formula="of:=FIND(&quot;src=&quot;;[.B282];1)+7" office:value-type="float" office:value="102" calcext:value-type="float">
            <text:p>102</text:p>
          </table:table-cell>
          <table:table-cell table:formula="of:=FIND(&quot;&quot;&quot;&quot;;[.B282];FIND(&quot;src=&quot;;[.B282];1)+7)" office:value-type="float" office:value="198" calcext:value-type="float">
            <text:p>198</text:p>
          </table:table-cell>
          <table:table-cell table:formula="of:=FIND(&quot;title&quot;;[.B282];1)+7" office:value-type="float" office:value="75" calcext:value-type="float">
            <text:p>75</text:p>
          </table:table-cell>
          <table:table-cell table:formula="of:=FIND(&quot;&quot;&quot;&quot;;[.B282];FIND(&quot;title&quot;;[.B282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436" calcext:value-type="float">
            <text:p>1436</text:p>
          </table:table-cell>
          <table:table-cell office:value-type="string" calcext:value-type="string">
            <text:p>&lt;td&gt;&lt;a href="/wiki/Kigali" title="Kigali"&gt;Kigali&lt;/a&gt;</text:p>
          </table:table-cell>
          <table:table-cell table:formula="of:=CONCATENATE(&quot;[&quot;&quot;&quot;;[.E283];&quot;&quot;&quot;,&quot;&quot;&quot;&amp;[.G283];&quot;&quot;&quot;,&quot;&amp;&quot;&quot;&quot;&quot;&amp;[.F283]&amp;&quot;&quot;&quot;],&quot;)" office:value-type="string" office:string-value="" calcext:value-type="error">
            <text:p>#WERT!</text:p>
          </table:table-cell>
          <table:table-cell/>
          <table:table-cell table:formula="of:=MID([.B283];[.L283];[.M283]-[.L283])" office:value-type="string" office:string-value="Kigali" calcext:value-type="string">
            <text:p>Kigali</text:p>
          </table:table-cell>
          <table:table-cell table:formula="of:=MID([.B283];[.J283];[.K283]-[.J283])" office:value-type="string" office:string-value="" calcext:value-type="error">
            <text:p>#WERT!</text:p>
          </table:table-cell>
          <table:table-cell table:formula="of:=MID([.B284];[.H283];[.I283]-[.H283])" office:value-type="string" office:string-value="Rumänien" calcext:value-type="string">
            <text:p>Rumänien</text:p>
          </table:table-cell>
          <table:table-cell table:formula="of:=FIND(&quot;title=&quot;;[.B284];1)+7" office:value-type="float" office:value="85" calcext:value-type="float">
            <text:p>85</text:p>
          </table:table-cell>
          <table:table-cell table:formula="of:=FIND(&quot;&quot;&quot;&quot;;[.B284];FIND(&quot;title=&quot;;[.B284];1)+7)" office:value-type="float" office:value="93" calcext:value-type="float">
            <text:p>93</text:p>
          </table:table-cell>
          <table:table-cell table:formula="of:=FIND(&quot;src=&quot;;[.B283];1)+7" office:value-type="string" office:string-value="" calcext:value-type="error">
            <text:p>#WERT!</text:p>
          </table:table-cell>
          <table:table-cell table:formula="of:=FIND(&quot;&quot;&quot;&quot;;[.B283];FIND(&quot;src=&quot;;[.B283];1)+7)" office:value-type="string" office:string-value="" calcext:value-type="error">
            <text:p>#WERT!</text:p>
          </table:table-cell>
          <table:table-cell table:formula="of:=FIND(&quot;title&quot;;[.B283];1)+7" office:value-type="float" office:value="35" calcext:value-type="float">
            <text:p>35</text:p>
          </table:table-cell>
          <table:table-cell table:formula="of:=FIND(&quot;&quot;&quot;&quot;;[.B283];FIND(&quot;title&quot;;[.B283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445" calcext:value-type="float">
            <text:p>1445</text:p>
          </table:table-cell>
          <table:table-cell office:value-type="string" calcext:value-type="string">
            <text:p>&lt;td&gt;&lt;span style="display:none;"&gt;Rumänien&lt;/span&gt;&lt;a href="/wiki/Rum%C3%A4nien" title="Rumänien"&gt;&lt;img alt="" src="//upload.wikimedia.org/wikipedia/commons/thumb/7/73/Flag_of_Romania.svg/20px-Flag_of_Romania.svg.png" decoding="async" width="20" height="13" srcset="//upload.wikimedia.org/wikipedia/commons/thumb/7/73/Flag_of_Romania.svg/30px-Flag_of_Romania.svg.png 1.5x, //upload.wikimedia.org/wikipedia/commons/thumb/7/73/Flag_of_Romania.svg/40px-Flag_of_Romania.svg.png 2x" data-file-width="600" data-file-height="400" /&gt;&lt;/a&gt;&amp;#160;&lt;a href="/wiki/Rum%C3%A4nien" title="Rumänien"&gt;Rumänien&lt;/a&gt;&lt;/td&gt;</text:p>
          </table:table-cell>
          <table:table-cell table:formula="of:=CONCATENATE(&quot;[&quot;&quot;&quot;;[.E284];&quot;&quot;&quot;,&quot;&quot;&quot;&amp;[.G284];&quot;&quot;&quot;,&quot;&amp;&quot;&quot;&quot;&quot;&amp;[.F284]&amp;&quot;&quot;&quot;],&quot;)" office:value-type="string" office:string-value="[&quot;Rumänien&quot;,&quot;Bukarest&quot;,&quot;upload.wikimedia.org/wikipedia/commons/thumb/7/73/Flag_of_Romania.svg/20px-Flag_of_Romania.svg.png&quot;]," calcext:value-type="string">
            <text:p>["Rumänien","Bukarest","upload.wikimedia.org/wikipedia/commons/thumb/7/73/Flag_of_Romania.svg/20px-Flag_of_Romania.svg.png"],</text:p>
          </table:table-cell>
          <table:table-cell/>
          <table:table-cell table:formula="of:=MID([.B284];[.L284];[.M284]-[.L284])" office:value-type="string" office:string-value="Rumänien" calcext:value-type="string">
            <text:p>Rumänien</text:p>
          </table:table-cell>
          <table:table-cell table:formula="of:=MID([.B284];[.J284];[.K284]-[.J284])" office:value-type="string" office:string-value="upload.wikimedia.org/wikipedia/commons/thumb/7/73/Flag_of_Romania.svg/20px-Flag_of_Romania.svg.png" calcext:value-type="string">
            <text:p>upload.wikimedia.org/wikipedia/commons/thumb/7/73/Flag_of_Romania.svg/20px-Flag_of_Romania.svg.png</text:p>
          </table:table-cell>
          <table:table-cell table:formula="of:=MID([.B285];[.H284];[.I284]-[.H284])" office:value-type="string" office:string-value="Bukarest" calcext:value-type="string">
            <text:p>Bukarest</text:p>
          </table:table-cell>
          <table:table-cell table:formula="of:=FIND(&quot;title=&quot;;[.B285];1)+7" office:value-type="float" office:value="37" calcext:value-type="float">
            <text:p>37</text:p>
          </table:table-cell>
          <table:table-cell table:formula="of:=FIND(&quot;&quot;&quot;&quot;;[.B285];FIND(&quot;title=&quot;;[.B285];1)+7)" office:value-type="float" office:value="45" calcext:value-type="float">
            <text:p>45</text:p>
          </table:table-cell>
          <table:table-cell table:formula="of:=FIND(&quot;src=&quot;;[.B284];1)+7" office:value-type="float" office:value="114" calcext:value-type="float">
            <text:p>114</text:p>
          </table:table-cell>
          <table:table-cell table:formula="of:=FIND(&quot;&quot;&quot;&quot;;[.B284];FIND(&quot;src=&quot;;[.B284];1)+7)" office:value-type="float" office:value="212" calcext:value-type="float">
            <text:p>212</text:p>
          </table:table-cell>
          <table:table-cell table:formula="of:=FIND(&quot;title&quot;;[.B284];1)+7" office:value-type="float" office:value="85" calcext:value-type="float">
            <text:p>85</text:p>
          </table:table-cell>
          <table:table-cell table:formula="of:=FIND(&quot;&quot;&quot;&quot;;[.B284];FIND(&quot;title&quot;;[.B284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446" calcext:value-type="float">
            <text:p>1446</text:p>
          </table:table-cell>
          <table:table-cell office:value-type="string" calcext:value-type="string">
            <text:p>&lt;td&gt;&lt;a href="/wiki/Bukarest" title="Bukarest"&gt;Bukarest&lt;/a&gt;</text:p>
          </table:table-cell>
          <table:table-cell table:formula="of:=CONCATENATE(&quot;[&quot;&quot;&quot;;[.E285];&quot;&quot;&quot;,&quot;&quot;&quot;&amp;[.G285];&quot;&quot;&quot;,&quot;&amp;&quot;&quot;&quot;&quot;&amp;[.F285]&amp;&quot;&quot;&quot;],&quot;)" office:value-type="string" office:string-value="" calcext:value-type="error">
            <text:p>#WERT!</text:p>
          </table:table-cell>
          <table:table-cell/>
          <table:table-cell table:formula="of:=MID([.B285];[.L285];[.M285]-[.L285])" office:value-type="string" office:string-value="Bukarest" calcext:value-type="string">
            <text:p>Bukarest</text:p>
          </table:table-cell>
          <table:table-cell table:formula="of:=MID([.B285];[.J285];[.K285]-[.J285])" office:value-type="string" office:string-value="" calcext:value-type="error">
            <text:p>#WERT!</text:p>
          </table:table-cell>
          <table:table-cell table:formula="of:=MID([.B286];[.H285];[.I285]-[.H285])" office:value-type="string" office:string-value="Russland" calcext:value-type="string">
            <text:p>Russland</text:p>
          </table:table-cell>
          <table:table-cell table:formula="of:=FIND(&quot;title=&quot;;[.B286];1)+7" office:value-type="float" office:value="112" calcext:value-type="float">
            <text:p>112</text:p>
          </table:table-cell>
          <table:table-cell table:formula="of:=FIND(&quot;&quot;&quot;&quot;;[.B286];FIND(&quot;title=&quot;;[.B286];1)+7)" office:value-type="float" office:value="120" calcext:value-type="float">
            <text:p>120</text:p>
          </table:table-cell>
          <table:table-cell table:formula="of:=FIND(&quot;src=&quot;;[.B285];1)+7" office:value-type="string" office:string-value="" calcext:value-type="error">
            <text:p>#WERT!</text:p>
          </table:table-cell>
          <table:table-cell table:formula="of:=FIND(&quot;&quot;&quot;&quot;;[.B285];FIND(&quot;src=&quot;;[.B285];1)+7)" office:value-type="string" office:string-value="" calcext:value-type="error">
            <text:p>#WERT!</text:p>
          </table:table-cell>
          <table:table-cell table:formula="of:=FIND(&quot;title&quot;;[.B285];1)+7" office:value-type="float" office:value="37" calcext:value-type="float">
            <text:p>37</text:p>
          </table:table-cell>
          <table:table-cell table:formula="of:=FIND(&quot;&quot;&quot;&quot;;[.B285];FIND(&quot;title&quot;;[.B285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455" calcext:value-type="float">
            <text:p>1455</text:p>
          </table:table-cell>
          <table:table-cell office:value-type="string" calcext:value-type="string">
            <text:p>&lt;td&gt;&lt;span style="display:none"&gt;Russland&lt;/span&gt;&lt;span style="white-space:nowrap"&gt;&lt;a href="/wiki/Russland" title="Russland"&gt;&lt;img alt="" src="//upload.wikimedia.org/wikipedia/commons/thumb/f/f3/Flag_of_Russia.svg/20px-Flag_of_Russia.svg.png" decoding="async" width="20" height="13" class="noviewer thumbborder" srcset="//upload.wikimedia.org/wikipedia/commons/thumb/f/f3/Flag_of_Russia.svg/30px-Flag_of_Russia.svg.png 1.5x, //upload.wikimedia.org/wikipedia/commons/thumb/f/f3/Flag_of_Russia.svg/40px-Flag_of_Russia.svg.png 2x" data-file-width="900" data-file-height="600" /&gt;&lt;/a&gt;&amp;#32;&lt;a href="/wiki/Russland" title="Russland"&gt;Russland&lt;/a&gt;&lt;/span&gt;&lt;/td&gt;</text:p>
          </table:table-cell>
          <table:table-cell table:formula="of:=CONCATENATE(&quot;[&quot;&quot;&quot;;[.E286];&quot;&quot;&quot;,&quot;&quot;&quot;&amp;[.G286];&quot;&quot;&quot;,&quot;&amp;&quot;&quot;&quot;&quot;&amp;[.F286]&amp;&quot;&quot;&quot;],&quot;)" office:value-type="string" office:string-value="[&quot;Russland&quot;,&quot;Moskau&quot;,&quot;upload.wikimedia.org/wikipedia/commons/thumb/f/f3/Flag_of_Russia.svg/20px-Flag_of_Russia.svg.png&quot;]," calcext:value-type="string">
            <text:p>["Russland","Moskau","upload.wikimedia.org/wikipedia/commons/thumb/f/f3/Flag_of_Russia.svg/20px-Flag_of_Russia.svg.png"],</text:p>
          </table:table-cell>
          <table:table-cell/>
          <table:table-cell table:formula="of:=MID([.B286];[.L286];[.M286]-[.L286])" office:value-type="string" office:string-value="Russland" calcext:value-type="string">
            <text:p>Russland</text:p>
          </table:table-cell>
          <table:table-cell table:formula="of:=MID([.B286];[.J286];[.K286]-[.J286])" office:value-type="string" office:string-value="upload.wikimedia.org/wikipedia/commons/thumb/f/f3/Flag_of_Russia.svg/20px-Flag_of_Russia.svg.png" calcext:value-type="string">
            <text:p>upload.wikimedia.org/wikipedia/commons/thumb/f/f3/Flag_of_Russia.svg/20px-Flag_of_Russia.svg.png</text:p>
          </table:table-cell>
          <table:table-cell table:formula="of:=MID([.B287];[.H286];[.I286]-[.H286])" office:value-type="string" office:string-value="Moskau" calcext:value-type="string">
            <text:p>Moskau</text:p>
          </table:table-cell>
          <table:table-cell table:formula="of:=FIND(&quot;title=&quot;;[.B287];1)+7" office:value-type="float" office:value="35" calcext:value-type="float">
            <text:p>35</text:p>
          </table:table-cell>
          <table:table-cell table:formula="of:=FIND(&quot;&quot;&quot;&quot;;[.B287];FIND(&quot;title=&quot;;[.B287];1)+7)" office:value-type="float" office:value="41" calcext:value-type="float">
            <text:p>41</text:p>
          </table:table-cell>
          <table:table-cell table:formula="of:=FIND(&quot;src=&quot;;[.B286];1)+7" office:value-type="float" office:value="141" calcext:value-type="float">
            <text:p>141</text:p>
          </table:table-cell>
          <table:table-cell table:formula="of:=FIND(&quot;&quot;&quot;&quot;;[.B286];FIND(&quot;src=&quot;;[.B286];1)+7)" office:value-type="float" office:value="237" calcext:value-type="float">
            <text:p>237</text:p>
          </table:table-cell>
          <table:table-cell table:formula="of:=FIND(&quot;title&quot;;[.B286];1)+7" office:value-type="float" office:value="112" calcext:value-type="float">
            <text:p>112</text:p>
          </table:table-cell>
          <table:table-cell table:formula="of:=FIND(&quot;&quot;&quot;&quot;;[.B286];FIND(&quot;title&quot;;[.B286];1)+7)" office:value-type="float" office:value="120" calcext:value-type="float">
            <text:p>120</text:p>
          </table:table-cell>
        </table:table-row>
        <table:table-row table:style-name="ro27">
          <table:table-cell office:value-type="float" office:value="1456" calcext:value-type="float">
            <text:p>1456</text:p>
          </table:table-cell>
          <table:table-cell office:value-type="string" calcext:value-type="string">
            <text:p>&lt;td&gt;&lt;a href="/wiki/Moskau" title="Moskau"&gt;Moskau&lt;/a&gt;</text:p>
          </table:table-cell>
          <table:table-cell table:formula="of:=CONCATENATE(&quot;[&quot;&quot;&quot;;[.E287];&quot;&quot;&quot;,&quot;&quot;&quot;&amp;[.G287];&quot;&quot;&quot;,&quot;&amp;&quot;&quot;&quot;&quot;&amp;[.F287]&amp;&quot;&quot;&quot;],&quot;)" office:value-type="string" office:string-value="" calcext:value-type="error">
            <text:p>#WERT!</text:p>
          </table:table-cell>
          <table:table-cell/>
          <table:table-cell table:formula="of:=MID([.B287];[.L287];[.M287]-[.L287])" office:value-type="string" office:string-value="Moskau" calcext:value-type="string">
            <text:p>Moskau</text:p>
          </table:table-cell>
          <table:table-cell table:formula="of:=MID([.B287];[.J287];[.K287]-[.J287])" office:value-type="string" office:string-value="" calcext:value-type="error">
            <text:p>#WERT!</text:p>
          </table:table-cell>
          <table:table-cell table:formula="of:=MID([.B288];[.H287];[.I287]-[.H287])" office:value-type="string" office:string-value="St. Kitts Nevis" calcext:value-type="string">
            <text:p>St. Kitts Nevis</text:p>
          </table:table-cell>
          <table:table-cell table:formula="of:=FIND(&quot;title=&quot;;[.B288];1)+7" office:value-type="float" office:value="99" calcext:value-type="float">
            <text:p>99</text:p>
          </table:table-cell>
          <table:table-cell table:formula="of:=FIND(&quot;&quot;&quot;&quot;;[.B288];FIND(&quot;title=&quot;;[.B288];1)+7)" office:value-type="float" office:value="114" calcext:value-type="float">
            <text:p>114</text:p>
          </table:table-cell>
          <table:table-cell table:formula="of:=FIND(&quot;src=&quot;;[.B287];1)+7" office:value-type="string" office:string-value="" calcext:value-type="error">
            <text:p>#WERT!</text:p>
          </table:table-cell>
          <table:table-cell table:formula="of:=FIND(&quot;&quot;&quot;&quot;;[.B287];FIND(&quot;src=&quot;;[.B287];1)+7)" office:value-type="string" office:string-value="" calcext:value-type="error">
            <text:p>#WERT!</text:p>
          </table:table-cell>
          <table:table-cell table:formula="of:=FIND(&quot;title&quot;;[.B287];1)+7" office:value-type="float" office:value="35" calcext:value-type="float">
            <text:p>35</text:p>
          </table:table-cell>
          <table:table-cell table:formula="of:=FIND(&quot;&quot;&quot;&quot;;[.B287];FIND(&quot;title&quot;;[.B28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465" calcext:value-type="float">
            <text:p>1465</text:p>
          </table:table-cell>
          <table:table-cell office:value-type="string" calcext:value-type="string">
            <text:p>&lt;td&gt;&lt;span style="display:none"&gt;Saint Kitts Nevis&lt;/span&gt;&lt;a href="/wiki/St._Kitts_und_Nevis" title="St. Kitts Nevis"&gt;&lt;img alt="" src="//upload.wikimedia.org/wikipedia/commons/thumb/f/fe/Flag_of_Saint_Kitts_and_Nevis.svg/20px-Flag_of_Saint_Kitts_and_Nevis.svg.png" decoding="async" width="20" height="13" class="noviewer" srcset="//upload.wikimedia.org/wikipedia/commons/thumb/f/fe/Flag_of_Saint_Kitts_and_Nevis.svg/30px-Flag_of_Saint_Kitts_and_Nevis.svg.png 1.5x, //upload.wikimedia.org/wikipedia/commons/thumb/f/fe/Flag_of_Saint_Kitts_and_Nevis.svg/40px-Flag_of_Saint_Kitts_and_Nevis.svg.png 2x" data-file-width="900" data-file-height="600" /&gt;&lt;/a&gt;&amp;#160;&lt;a href="/wiki/St._Kitts_und_Nevis" title="St. Kitts und Nevis"&gt;St. Kitts und Nevis&lt;/a&gt;&lt;/td&gt;</text:p>
          </table:table-cell>
          <table:table-cell table:formula="of:=CONCATENATE(&quot;[&quot;&quot;&quot;;[.E288];&quot;&quot;&quot;,&quot;&quot;&quot;&amp;[.G288];&quot;&quot;&quot;,&quot;&amp;&quot;&quot;&quot;&quot;&amp;[.F288]&amp;&quot;&quot;&quot;],&quot;)" office:value-type="string" office:string-value="[&quot;St. Kitts Nevis&quot;,&quot;Basseterre&quot;,&quot;upload.wikimedia.org/wikipedia/commons/thumb/f/fe/Flag_of_Saint_Kitts_and_Nevis.svg/20px-Flag_of_Saint_Kitts_and_Nevis.svg.png&quot;]," calcext:value-type="string">
            <text:p>["St. Kitts Nevis","Basseterre","upload.wikimedia.org/wikipedia/commons/thumb/f/fe/Flag_of_Saint_Kitts_and_Nevis.svg/20px-Flag_of_Saint_Kitts_and_Nevis.svg.png"],</text:p>
          </table:table-cell>
          <table:table-cell/>
          <table:table-cell table:formula="of:=MID([.B288];[.L288];[.M288]-[.L288])" office:value-type="string" office:string-value="St. Kitts Nevis" calcext:value-type="string">
            <text:p>St. Kitts Nevis</text:p>
          </table:table-cell>
          <table:table-cell table:formula="of:=MID([.B288];[.J288];[.K288]-[.J288])" office:value-type="string" office:string-value="upload.wikimedia.org/wikipedia/commons/thumb/f/fe/Flag_of_Saint_Kitts_and_Nevis.svg/20px-Flag_of_Saint_Kitts_and_Nevis.svg.png" calcext:value-type="string">
            <text:p>upload.wikimedia.org/wikipedia/commons/thumb/f/fe/Flag_of_Saint_Kitts_and_Nevis.svg/20px-Flag_of_Saint_Kitts_and_Nevis.svg.png</text:p>
          </table:table-cell>
          <table:table-cell table:formula="of:=MID([.B289];[.H288];[.I288]-[.H288])" office:value-type="string" office:string-value="Basseterre" calcext:value-type="string">
            <text:p>Basseterre</text:p>
          </table:table-cell>
          <table:table-cell table:formula="of:=FIND(&quot;title=&quot;;[.B289];1)+7" office:value-type="float" office:value="39" calcext:value-type="float">
            <text:p>39</text:p>
          </table:table-cell>
          <table:table-cell table:formula="of:=FIND(&quot;&quot;&quot;&quot;;[.B289];FIND(&quot;title=&quot;;[.B289];1)+7)" office:value-type="float" office:value="49" calcext:value-type="float">
            <text:p>49</text:p>
          </table:table-cell>
          <table:table-cell table:formula="of:=FIND(&quot;src=&quot;;[.B288];1)+7" office:value-type="float" office:value="135" calcext:value-type="float">
            <text:p>135</text:p>
          </table:table-cell>
          <table:table-cell table:formula="of:=FIND(&quot;&quot;&quot;&quot;;[.B288];FIND(&quot;src=&quot;;[.B288];1)+7)" office:value-type="float" office:value="261" calcext:value-type="float">
            <text:p>261</text:p>
          </table:table-cell>
          <table:table-cell table:formula="of:=FIND(&quot;title&quot;;[.B288];1)+7" office:value-type="float" office:value="99" calcext:value-type="float">
            <text:p>99</text:p>
          </table:table-cell>
          <table:table-cell table:formula="of:=FIND(&quot;&quot;&quot;&quot;;[.B288];FIND(&quot;title&quot;;[.B288];1)+7)" office:value-type="float" office:value="114" calcext:value-type="float">
            <text:p>114</text:p>
          </table:table-cell>
        </table:table-row>
        <table:table-row table:style-name="ro27">
          <table:table-cell office:value-type="float" office:value="1466" calcext:value-type="float">
            <text:p>1466</text:p>
          </table:table-cell>
          <table:table-cell office:value-type="string" calcext:value-type="string">
            <text:p>&lt;td&gt;&lt;a href="/wiki/Basseterre" title="Basseterre"&gt;Basseterre&lt;/a&gt;</text:p>
          </table:table-cell>
          <table:table-cell table:formula="of:=CONCATENATE(&quot;[&quot;&quot;&quot;;[.E289];&quot;&quot;&quot;,&quot;&quot;&quot;&amp;[.G289];&quot;&quot;&quot;,&quot;&amp;&quot;&quot;&quot;&quot;&amp;[.F289]&amp;&quot;&quot;&quot;],&quot;)" office:value-type="string" office:string-value="" calcext:value-type="error">
            <text:p>#WERT!</text:p>
          </table:table-cell>
          <table:table-cell/>
          <table:table-cell table:formula="of:=MID([.B289];[.L289];[.M289]-[.L289])" office:value-type="string" office:string-value="Basseterre" calcext:value-type="string">
            <text:p>Basseterre</text:p>
          </table:table-cell>
          <table:table-cell table:formula="of:=MID([.B289];[.J289];[.K289]-[.J289])" office:value-type="string" office:string-value="" calcext:value-type="error">
            <text:p>#WERT!</text:p>
          </table:table-cell>
          <table:table-cell table:formula="of:=MID([.B290];[.H289];[.I289]-[.H289])" office:value-type="string" office:string-value="St. Lucia" calcext:value-type="string">
            <text:p>St. Lucia</text:p>
          </table:table-cell>
          <table:table-cell table:formula="of:=FIND(&quot;title=&quot;;[.B290];1)+7" office:value-type="float" office:value="83" calcext:value-type="float">
            <text:p>83</text:p>
          </table:table-cell>
          <table:table-cell table:formula="of:=FIND(&quot;&quot;&quot;&quot;;[.B290];FIND(&quot;title=&quot;;[.B290];1)+7)" office:value-type="float" office:value="92" calcext:value-type="float">
            <text:p>92</text:p>
          </table:table-cell>
          <table:table-cell table:formula="of:=FIND(&quot;src=&quot;;[.B289];1)+7" office:value-type="string" office:string-value="" calcext:value-type="error">
            <text:p>#WERT!</text:p>
          </table:table-cell>
          <table:table-cell table:formula="of:=FIND(&quot;&quot;&quot;&quot;;[.B289];FIND(&quot;src=&quot;;[.B289];1)+7)" office:value-type="string" office:string-value="" calcext:value-type="error">
            <text:p>#WERT!</text:p>
          </table:table-cell>
          <table:table-cell table:formula="of:=FIND(&quot;title&quot;;[.B289];1)+7" office:value-type="float" office:value="39" calcext:value-type="float">
            <text:p>39</text:p>
          </table:table-cell>
          <table:table-cell table:formula="of:=FIND(&quot;&quot;&quot;&quot;;[.B289];FIND(&quot;title&quot;;[.B289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475" calcext:value-type="float">
            <text:p>1475</text:p>
          </table:table-cell>
          <table:table-cell office:value-type="string" calcext:value-type="string">
            <text:p>&lt;td&gt;&lt;span style="display:none"&gt;Saint Lucia&lt;/span&gt;&lt;a href="/wiki/St._Lucia" title="St. Lucia"&gt;&lt;img alt="" src="//upload.wikimedia.org/wikipedia/commons/thumb/9/9f/Flag_of_Saint_Lucia.svg/20px-Flag_of_Saint_Lucia.svg.png" decoding="async" width="20" height="10" class="noviewer" srcset="//upload.wikimedia.org/wikipedia/commons/thumb/9/9f/Flag_of_Saint_Lucia.svg/30px-Flag_of_Saint_Lucia.svg.png 1.5x, //upload.wikimedia.org/wikipedia/commons/thumb/9/9f/Flag_of_Saint_Lucia.svg/40px-Flag_of_Saint_Lucia.svg.png 2x" data-file-width="1200" data-file-height="600" /&gt;&lt;/a&gt;&amp;#160;&lt;a href="/wiki/St._Lucia" title="St. Lucia"&gt;St. Lucia&lt;/a&gt;&lt;/td&gt;</text:p>
          </table:table-cell>
          <table:table-cell table:formula="of:=CONCATENATE(&quot;[&quot;&quot;&quot;;[.E290];&quot;&quot;&quot;,&quot;&quot;&quot;&amp;[.G290];&quot;&quot;&quot;,&quot;&amp;&quot;&quot;&quot;&quot;&amp;[.F290]&amp;&quot;&quot;&quot;],&quot;)" office:value-type="string" office:string-value="[&quot;St. Lucia&quot;,&quot;Castries&quot;,&quot;upload.wikimedia.org/wikipedia/commons/thumb/9/9f/Flag_of_Saint_Lucia.svg/20px-Flag_of_Saint_Lucia.svg.png&quot;]," calcext:value-type="string">
            <text:p>["St. Lucia","Castries","upload.wikimedia.org/wikipedia/commons/thumb/9/9f/Flag_of_Saint_Lucia.svg/20px-Flag_of_Saint_Lucia.svg.png"],</text:p>
          </table:table-cell>
          <table:table-cell/>
          <table:table-cell table:formula="of:=MID([.B290];[.L290];[.M290]-[.L290])" office:value-type="string" office:string-value="St. Lucia" calcext:value-type="string">
            <text:p>St. Lucia</text:p>
          </table:table-cell>
          <table:table-cell table:formula="of:=MID([.B290];[.J290];[.K290]-[.J290])" office:value-type="string" office:string-value="upload.wikimedia.org/wikipedia/commons/thumb/9/9f/Flag_of_Saint_Lucia.svg/20px-Flag_of_Saint_Lucia.svg.png" calcext:value-type="string">
            <text:p>upload.wikimedia.org/wikipedia/commons/thumb/9/9f/Flag_of_Saint_Lucia.svg/20px-Flag_of_Saint_Lucia.svg.png</text:p>
          </table:table-cell>
          <table:table-cell table:formula="of:=MID([.B291];[.H290];[.I290]-[.H290])" office:value-type="string" office:string-value="Castries" calcext:value-type="string">
            <text:p>Castries</text:p>
          </table:table-cell>
          <table:table-cell table:formula="of:=FIND(&quot;title=&quot;;[.B291];1)+7" office:value-type="float" office:value="37" calcext:value-type="float">
            <text:p>37</text:p>
          </table:table-cell>
          <table:table-cell table:formula="of:=FIND(&quot;&quot;&quot;&quot;;[.B291];FIND(&quot;title=&quot;;[.B291];1)+7)" office:value-type="float" office:value="45" calcext:value-type="float">
            <text:p>45</text:p>
          </table:table-cell>
          <table:table-cell table:formula="of:=FIND(&quot;src=&quot;;[.B290];1)+7" office:value-type="float" office:value="113" calcext:value-type="float">
            <text:p>113</text:p>
          </table:table-cell>
          <table:table-cell table:formula="of:=FIND(&quot;&quot;&quot;&quot;;[.B290];FIND(&quot;src=&quot;;[.B290];1)+7)" office:value-type="float" office:value="219" calcext:value-type="float">
            <text:p>219</text:p>
          </table:table-cell>
          <table:table-cell table:formula="of:=FIND(&quot;title&quot;;[.B290];1)+7" office:value-type="float" office:value="83" calcext:value-type="float">
            <text:p>83</text:p>
          </table:table-cell>
          <table:table-cell table:formula="of:=FIND(&quot;&quot;&quot;&quot;;[.B290];FIND(&quot;title&quot;;[.B290];1)+7)" office:value-type="float" office:value="92" calcext:value-type="float">
            <text:p>92</text:p>
          </table:table-cell>
        </table:table-row>
        <table:table-row table:style-name="ro27">
          <table:table-cell office:value-type="float" office:value="1476" calcext:value-type="float">
            <text:p>1476</text:p>
          </table:table-cell>
          <table:table-cell office:value-type="string" calcext:value-type="string">
            <text:p>&lt;td&gt;&lt;a href="/wiki/Castries" title="Castries"&gt;Castries&lt;/a&gt;</text:p>
          </table:table-cell>
          <table:table-cell table:formula="of:=CONCATENATE(&quot;[&quot;&quot;&quot;;[.E291];&quot;&quot;&quot;,&quot;&quot;&quot;&amp;[.G291];&quot;&quot;&quot;,&quot;&amp;&quot;&quot;&quot;&quot;&amp;[.F291]&amp;&quot;&quot;&quot;],&quot;)" office:value-type="string" office:string-value="" calcext:value-type="error">
            <text:p>#WERT!</text:p>
          </table:table-cell>
          <table:table-cell/>
          <table:table-cell table:formula="of:=MID([.B291];[.L291];[.M291]-[.L291])" office:value-type="string" office:string-value="Castries" calcext:value-type="string">
            <text:p>Castries</text:p>
          </table:table-cell>
          <table:table-cell table:formula="of:=MID([.B291];[.J291];[.K291]-[.J291])" office:value-type="string" office:string-value="" calcext:value-type="error">
            <text:p>#WERT!</text:p>
          </table:table-cell>
          <table:table-cell table:formula="of:=MID([.B292];[.H291];[.I291]-[.H291])" office:value-type="string" office:string-value="St. Vincent und die Grenadinen" calcext:value-type="string">
            <text:p>St. Vincent und die Grenadinen</text:p>
          </table:table-cell>
          <table:table-cell table:formula="of:=FIND(&quot;title=&quot;;[.B292];1)+7" office:value-type="float" office:value="117" calcext:value-type="float">
            <text:p>117</text:p>
          </table:table-cell>
          <table:table-cell table:formula="of:=FIND(&quot;&quot;&quot;&quot;;[.B292];FIND(&quot;title=&quot;;[.B292];1)+7)" office:value-type="float" office:value="147" calcext:value-type="float">
            <text:p>147</text:p>
          </table:table-cell>
          <table:table-cell table:formula="of:=FIND(&quot;src=&quot;;[.B291];1)+7" office:value-type="string" office:string-value="" calcext:value-type="error">
            <text:p>#WERT!</text:p>
          </table:table-cell>
          <table:table-cell table:formula="of:=FIND(&quot;&quot;&quot;&quot;;[.B291];FIND(&quot;src=&quot;;[.B291];1)+7)" office:value-type="string" office:string-value="" calcext:value-type="error">
            <text:p>#WERT!</text:p>
          </table:table-cell>
          <table:table-cell table:formula="of:=FIND(&quot;title&quot;;[.B291];1)+7" office:value-type="float" office:value="37" calcext:value-type="float">
            <text:p>37</text:p>
          </table:table-cell>
          <table:table-cell table:formula="of:=FIND(&quot;&quot;&quot;&quot;;[.B291];FIND(&quot;title&quot;;[.B291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485" calcext:value-type="float">
            <text:p>1485</text:p>
          </table:table-cell>
          <table:table-cell office:value-type="string" calcext:value-type="string">
            <text:p>&lt;td&gt;&lt;span style="display:none"&gt;Saint Vincent Grenadinen&lt;/span&gt;&lt;a href="/wiki/St._Vincent_und_die_Grenadinen" title="St. Vincent und die Grenadinen"&gt;&lt;img alt="" src="//upload.wikimedia.org/wikipedia/commons/thumb/6/6d/Flag_of_Saint_Vincent_and_the_Grenadines.svg/20px-Flag_of_Saint_Vincent_and_the_Grenadines.svg.png" decoding="async" width="20" height="13" class="noviewer" srcset="//upload.wikimedia.org/wikipedia/commons/thumb/6/6d/Flag_of_Saint_Vincent_and_the_Grenadines.svg/30px-Flag_of_Saint_Vincent_and_the_Grenadines.svg.png 1.5x, //upload.wikimedia.org/wikipedia/commons/thumb/6/6d/Flag_of_Saint_Vincent_and_the_Grenadines.svg/40px-Flag_of_Saint_Vincent_and_the_Grenadines.svg.png 2x" data-file-width="900" data-file-height="600" /&gt;&lt;/a&gt;&amp;#160;&lt;a href="/wiki/St._Vincent_und_die_Grenadinen" title="St. Vincent und die Grenadinen"&gt;St.&amp;#160;Vincent und die Grenadinen&lt;/a&gt;&lt;/td&gt;</text:p>
          </table:table-cell>
          <table:table-cell table:formula="of:=CONCATENATE(&quot;[&quot;&quot;&quot;;[.E292];&quot;&quot;&quot;,&quot;&quot;&quot;&amp;[.G292];&quot;&quot;&quot;,&quot;&amp;&quot;&quot;&quot;&quot;&amp;[.F292]&amp;&quot;&quot;&quot;],&quot;)" office:value-type="string" office:string-value="[&quot;St. Vincent und die Grenadinen&quot;,&quot;Kingstown&quot;,&quot;upload.wikimedia.org/wikipedia/commons/thumb/6/6d/Flag_of_Saint_Vincent_and_the_Grenadines.svg/20px-Flag_of_Saint_Vincent_and_the_Grenadines.svg.png&quot;]," calcext:value-type="string">
            <text:p>["St. Vincent und die Grenadinen","Kingstown","upload.wikimedia.org/wikipedia/commons/thumb/6/6d/Flag_of_Saint_Vincent_and_the_Grenadines.svg/20px-Flag_of_Saint_Vincent_and_the_Grenadines.svg.png"],</text:p>
          </table:table-cell>
          <table:table-cell/>
          <table:table-cell table:formula="of:=MID([.B292];[.L292];[.M292]-[.L292])" office:value-type="string" office:string-value="St. Vincent und die Grenadinen" calcext:value-type="string">
            <text:p>St. Vincent und die Grenadinen</text:p>
          </table:table-cell>
          <table:table-cell table:formula="of:=MID([.B292];[.J292];[.K292]-[.J292])" office:value-type="string" office:string-value="upload.wikimedia.org/wikipedia/commons/thumb/6/6d/Flag_of_Saint_Vincent_and_the_Grenadines.svg/20px-Flag_of_Saint_Vincent_and_the_Grenadines.svg.png" calcext:value-type="string">
            <text:p>upload.wikimedia.org/wikipedia/commons/thumb/6/6d/Flag_of_Saint_Vincent_and_the_Grenadines.svg/20px-Flag_of_Saint_Vincent_and_the_Grenadines.svg.png</text:p>
          </table:table-cell>
          <table:table-cell table:formula="of:=MID([.B293];[.H292];[.I292]-[.H292])" office:value-type="string" office:string-value="Kingstown" calcext:value-type="string">
            <text:p>Kingstown</text:p>
          </table:table-cell>
          <table:table-cell table:formula="of:=FIND(&quot;title=&quot;;[.B293];1)+7" office:value-type="float" office:value="38" calcext:value-type="float">
            <text:p>38</text:p>
          </table:table-cell>
          <table:table-cell table:formula="of:=FIND(&quot;&quot;&quot;&quot;;[.B293];FIND(&quot;title=&quot;;[.B293];1)+7)" office:value-type="float" office:value="47" calcext:value-type="float">
            <text:p>47</text:p>
          </table:table-cell>
          <table:table-cell table:formula="of:=FIND(&quot;src=&quot;;[.B292];1)+7" office:value-type="float" office:value="168" calcext:value-type="float">
            <text:p>168</text:p>
          </table:table-cell>
          <table:table-cell table:formula="of:=FIND(&quot;&quot;&quot;&quot;;[.B292];FIND(&quot;src=&quot;;[.B292];1)+7)" office:value-type="float" office:value="316" calcext:value-type="float">
            <text:p>316</text:p>
          </table:table-cell>
          <table:table-cell table:formula="of:=FIND(&quot;title&quot;;[.B292];1)+7" office:value-type="float" office:value="117" calcext:value-type="float">
            <text:p>117</text:p>
          </table:table-cell>
          <table:table-cell table:formula="of:=FIND(&quot;&quot;&quot;&quot;;[.B292];FIND(&quot;title&quot;;[.B292];1)+7)" office:value-type="float" office:value="147" calcext:value-type="float">
            <text:p>147</text:p>
          </table:table-cell>
        </table:table-row>
        <table:table-row table:style-name="ro27">
          <table:table-cell office:value-type="float" office:value="1486" calcext:value-type="float">
            <text:p>1486</text:p>
          </table:table-cell>
          <table:table-cell office:value-type="string" calcext:value-type="string">
            <text:p>&lt;td&gt;&lt;a href="/wiki/Kingstown" title="Kingstown"&gt;Kingstown&lt;/a&gt;</text:p>
          </table:table-cell>
          <table:table-cell table:formula="of:=CONCATENATE(&quot;[&quot;&quot;&quot;;[.E293];&quot;&quot;&quot;,&quot;&quot;&quot;&amp;[.G293];&quot;&quot;&quot;,&quot;&amp;&quot;&quot;&quot;&quot;&amp;[.F293]&amp;&quot;&quot;&quot;],&quot;)" office:value-type="string" office:string-value="" calcext:value-type="error">
            <text:p>#WERT!</text:p>
          </table:table-cell>
          <table:table-cell/>
          <table:table-cell table:formula="of:=MID([.B293];[.L293];[.M293]-[.L293])" office:value-type="string" office:string-value="Kingstown" calcext:value-type="string">
            <text:p>Kingstown</text:p>
          </table:table-cell>
          <table:table-cell table:formula="of:=MID([.B293];[.J293];[.K293]-[.J293])" office:value-type="string" office:string-value="" calcext:value-type="error">
            <text:p>#WERT!</text:p>
          </table:table-cell>
          <table:table-cell table:formula="of:=MID([.B294];[.H293];[.I293]-[.H293])" office:value-type="string" office:string-value="Salomonen" calcext:value-type="string">
            <text:p>Salomonen</text:p>
          </table:table-cell>
          <table:table-cell table:formula="of:=FIND(&quot;title=&quot;;[.B294];1)+7" office:value-type="float" office:value="81" calcext:value-type="float">
            <text:p>81</text:p>
          </table:table-cell>
          <table:table-cell table:formula="of:=FIND(&quot;&quot;&quot;&quot;;[.B294];FIND(&quot;title=&quot;;[.B294];1)+7)" office:value-type="float" office:value="90" calcext:value-type="float">
            <text:p>90</text:p>
          </table:table-cell>
          <table:table-cell table:formula="of:=FIND(&quot;src=&quot;;[.B293];1)+7" office:value-type="string" office:string-value="" calcext:value-type="error">
            <text:p>#WERT!</text:p>
          </table:table-cell>
          <table:table-cell table:formula="of:=FIND(&quot;&quot;&quot;&quot;;[.B293];FIND(&quot;src=&quot;;[.B293];1)+7)" office:value-type="string" office:string-value="" calcext:value-type="error">
            <text:p>#WERT!</text:p>
          </table:table-cell>
          <table:table-cell table:formula="of:=FIND(&quot;title&quot;;[.B293];1)+7" office:value-type="float" office:value="38" calcext:value-type="float">
            <text:p>38</text:p>
          </table:table-cell>
          <table:table-cell table:formula="of:=FIND(&quot;&quot;&quot;&quot;;[.B293];FIND(&quot;title&quot;;[.B293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495" calcext:value-type="float">
            <text:p>1495</text:p>
          </table:table-cell>
          <table:table-cell office:value-type="string" calcext:value-type="string">
            <text:p>&lt;td&gt;&lt;span style="display:none"&gt;Salomonen&lt;/span&gt;&lt;a href="/wiki/Salomonen" title="Salomonen"&gt;&lt;img alt="" src="//upload.wikimedia.org/wikipedia/commons/thumb/7/74/Flag_of_the_Solomon_Islands.svg/20px-Flag_of_the_Solomon_Islands.svg.png" decoding="async" width="20" height="10" class="noviewer" srcset="//upload.wikimedia.org/wikipedia/commons/thumb/7/74/Flag_of_the_Solomon_Islands.svg/30px-Flag_of_the_Solomon_Islands.svg.png 1.5x, //upload.wikimedia.org/wikipedia/commons/thumb/7/74/Flag_of_the_Solomon_Islands.svg/40px-Flag_of_the_Solomon_Islands.svg.png 2x" data-file-width="1200" data-file-height="600" /&gt;&lt;/a&gt;&amp;#160;&lt;a href="/wiki/Salomonen" title="Salomonen"&gt;Salomonen&lt;/a&gt;&lt;/td&gt;</text:p>
          </table:table-cell>
          <table:table-cell table:formula="of:=CONCATENATE(&quot;[&quot;&quot;&quot;;[.E294];&quot;&quot;&quot;,&quot;&quot;&quot;&amp;[.G294];&quot;&quot;&quot;,&quot;&amp;&quot;&quot;&quot;&quot;&amp;[.F294]&amp;&quot;&quot;&quot;],&quot;)" office:value-type="string" office:string-value="[&quot;Salomonen&quot;,&quot;Honiara&quot;,&quot;upload.wikimedia.org/wikipedia/commons/thumb/7/74/Flag_of_the_Solomon_Islands.svg/20px-Flag_of_the_Solomon_Islands.svg.png&quot;]," calcext:value-type="string">
            <text:p>["Salomonen","Honiara","upload.wikimedia.org/wikipedia/commons/thumb/7/74/Flag_of_the_Solomon_Islands.svg/20px-Flag_of_the_Solomon_Islands.svg.png"],</text:p>
          </table:table-cell>
          <table:table-cell/>
          <table:table-cell table:formula="of:=MID([.B294];[.L294];[.M294]-[.L294])" office:value-type="string" office:string-value="Salomonen" calcext:value-type="string">
            <text:p>Salomonen</text:p>
          </table:table-cell>
          <table:table-cell table:formula="of:=MID([.B294];[.J294];[.K294]-[.J294])" office:value-type="string" office:string-value="upload.wikimedia.org/wikipedia/commons/thumb/7/74/Flag_of_the_Solomon_Islands.svg/20px-Flag_of_the_Solomon_Islands.svg.png" calcext:value-type="string">
            <text:p>upload.wikimedia.org/wikipedia/commons/thumb/7/74/Flag_of_the_Solomon_Islands.svg/20px-Flag_of_the_Solomon_Islands.svg.png</text:p>
          </table:table-cell>
          <table:table-cell table:formula="of:=MID([.B295];[.H294];[.I294]-[.H294])" office:value-type="string" office:string-value="Honiara" calcext:value-type="string">
            <text:p>Honiara</text:p>
          </table:table-cell>
          <table:table-cell table:formula="of:=FIND(&quot;title=&quot;;[.B295];1)+7" office:value-type="float" office:value="36" calcext:value-type="float">
            <text:p>36</text:p>
          </table:table-cell>
          <table:table-cell table:formula="of:=FIND(&quot;&quot;&quot;&quot;;[.B295];FIND(&quot;title=&quot;;[.B295];1)+7)" office:value-type="float" office:value="43" calcext:value-type="float">
            <text:p>43</text:p>
          </table:table-cell>
          <table:table-cell table:formula="of:=FIND(&quot;src=&quot;;[.B294];1)+7" office:value-type="float" office:value="111" calcext:value-type="float">
            <text:p>111</text:p>
          </table:table-cell>
          <table:table-cell table:formula="of:=FIND(&quot;&quot;&quot;&quot;;[.B294];FIND(&quot;src=&quot;;[.B294];1)+7)" office:value-type="float" office:value="233" calcext:value-type="float">
            <text:p>233</text:p>
          </table:table-cell>
          <table:table-cell table:formula="of:=FIND(&quot;title&quot;;[.B294];1)+7" office:value-type="float" office:value="81" calcext:value-type="float">
            <text:p>81</text:p>
          </table:table-cell>
          <table:table-cell table:formula="of:=FIND(&quot;&quot;&quot;&quot;;[.B294];FIND(&quot;title&quot;;[.B294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496" calcext:value-type="float">
            <text:p>1496</text:p>
          </table:table-cell>
          <table:table-cell office:value-type="string" calcext:value-type="string">
            <text:p>&lt;td&gt;&lt;a href="/wiki/Honiara" title="Honiara"&gt;Honiara&lt;/a&gt;</text:p>
          </table:table-cell>
          <table:table-cell table:formula="of:=CONCATENATE(&quot;[&quot;&quot;&quot;;[.E295];&quot;&quot;&quot;,&quot;&quot;&quot;&amp;[.G295];&quot;&quot;&quot;,&quot;&amp;&quot;&quot;&quot;&quot;&amp;[.F295]&amp;&quot;&quot;&quot;],&quot;)" office:value-type="string" office:string-value="" calcext:value-type="error">
            <text:p>#WERT!</text:p>
          </table:table-cell>
          <table:table-cell/>
          <table:table-cell table:formula="of:=MID([.B295];[.L295];[.M295]-[.L295])" office:value-type="string" office:string-value="Honiara" calcext:value-type="string">
            <text:p>Honiara</text:p>
          </table:table-cell>
          <table:table-cell table:formula="of:=MID([.B295];[.J295];[.K295]-[.J295])" office:value-type="string" office:string-value="" calcext:value-type="error">
            <text:p>#WERT!</text:p>
          </table:table-cell>
          <table:table-cell table:formula="of:=MID([.B296];[.H295];[.I295]-[.H295])" office:value-type="string" office:string-value="Sambia" calcext:value-type="string">
            <text:p>Sambia</text:p>
          </table:table-cell>
          <table:table-cell table:formula="of:=FIND(&quot;title=&quot;;[.B296];1)+7" office:value-type="float" office:value="75" calcext:value-type="float">
            <text:p>75</text:p>
          </table:table-cell>
          <table:table-cell table:formula="of:=FIND(&quot;&quot;&quot;&quot;;[.B296];FIND(&quot;title=&quot;;[.B296];1)+7)" office:value-type="float" office:value="81" calcext:value-type="float">
            <text:p>81</text:p>
          </table:table-cell>
          <table:table-cell table:formula="of:=FIND(&quot;src=&quot;;[.B295];1)+7" office:value-type="string" office:string-value="" calcext:value-type="error">
            <text:p>#WERT!</text:p>
          </table:table-cell>
          <table:table-cell table:formula="of:=FIND(&quot;&quot;&quot;&quot;;[.B295];FIND(&quot;src=&quot;;[.B295];1)+7)" office:value-type="string" office:string-value="" calcext:value-type="error">
            <text:p>#WERT!</text:p>
          </table:table-cell>
          <table:table-cell table:formula="of:=FIND(&quot;title&quot;;[.B295];1)+7" office:value-type="float" office:value="36" calcext:value-type="float">
            <text:p>36</text:p>
          </table:table-cell>
          <table:table-cell table:formula="of:=FIND(&quot;&quot;&quot;&quot;;[.B295];FIND(&quot;title&quot;;[.B295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505" calcext:value-type="float">
            <text:p>1505</text:p>
          </table:table-cell>
          <table:table-cell office:value-type="string" calcext:value-type="string">
            <text:p>&lt;td&gt;&lt;span style="display:none"&gt;Sambia&lt;/span&gt;&lt;a href="/wiki/Sambia" title="Sambia"&gt;&lt;img alt="" src="//upload.wikimedia.org/wikipedia/commons/thumb/0/06/Flag_of_Zambia.svg/20px-Flag_of_Zambia.svg.png" decoding="async" width="20" height="13" class="noviewer" srcset="//upload.wikimedia.org/wikipedia/commons/thumb/0/06/Flag_of_Zambia.svg/30px-Flag_of_Zambia.svg.png 1.5x, //upload.wikimedia.org/wikipedia/commons/thumb/0/06/Flag_of_Zambia.svg/40px-Flag_of_Zambia.svg.png 2x" data-file-width="900" data-file-height="600" /&gt;&lt;/a&gt;&amp;#160;&lt;a href="/wiki/Sambia" title="Sambia"&gt;Sambia&lt;/a&gt;&lt;/td&gt;</text:p>
          </table:table-cell>
          <table:table-cell table:formula="of:=CONCATENATE(&quot;[&quot;&quot;&quot;;[.E296];&quot;&quot;&quot;,&quot;&quot;&quot;&amp;[.G296];&quot;&quot;&quot;,&quot;&amp;&quot;&quot;&quot;&quot;&amp;[.F296]&amp;&quot;&quot;&quot;],&quot;)" office:value-type="string" office:string-value="[&quot;Sambia&quot;,&quot;Lusaka&quot;,&quot;upload.wikimedia.org/wikipedia/commons/thumb/0/06/Flag_of_Zambia.svg/20px-Flag_of_Zambia.svg.png&quot;]," calcext:value-type="string">
            <text:p>["Sambia","Lusaka","upload.wikimedia.org/wikipedia/commons/thumb/0/06/Flag_of_Zambia.svg/20px-Flag_of_Zambia.svg.png"],</text:p>
          </table:table-cell>
          <table:table-cell/>
          <table:table-cell table:formula="of:=MID([.B296];[.L296];[.M296]-[.L296])" office:value-type="string" office:string-value="Sambia" calcext:value-type="string">
            <text:p>Sambia</text:p>
          </table:table-cell>
          <table:table-cell table:formula="of:=MID([.B296];[.J296];[.K296]-[.J296])" office:value-type="string" office:string-value="upload.wikimedia.org/wikipedia/commons/thumb/0/06/Flag_of_Zambia.svg/20px-Flag_of_Zambia.svg.png" calcext:value-type="string">
            <text:p>upload.wikimedia.org/wikipedia/commons/thumb/0/06/Flag_of_Zambia.svg/20px-Flag_of_Zambia.svg.png</text:p>
          </table:table-cell>
          <table:table-cell table:formula="of:=MID([.B297];[.H296];[.I296]-[.H296])" office:value-type="string" office:string-value="Lusaka" calcext:value-type="string">
            <text:p>Lusaka</text:p>
          </table:table-cell>
          <table:table-cell table:formula="of:=FIND(&quot;title=&quot;;[.B297];1)+7" office:value-type="float" office:value="35" calcext:value-type="float">
            <text:p>35</text:p>
          </table:table-cell>
          <table:table-cell table:formula="of:=FIND(&quot;&quot;&quot;&quot;;[.B297];FIND(&quot;title=&quot;;[.B297];1)+7)" office:value-type="float" office:value="41" calcext:value-type="float">
            <text:p>41</text:p>
          </table:table-cell>
          <table:table-cell table:formula="of:=FIND(&quot;src=&quot;;[.B296];1)+7" office:value-type="float" office:value="102" calcext:value-type="float">
            <text:p>102</text:p>
          </table:table-cell>
          <table:table-cell table:formula="of:=FIND(&quot;&quot;&quot;&quot;;[.B296];FIND(&quot;src=&quot;;[.B296];1)+7)" office:value-type="float" office:value="198" calcext:value-type="float">
            <text:p>198</text:p>
          </table:table-cell>
          <table:table-cell table:formula="of:=FIND(&quot;title&quot;;[.B296];1)+7" office:value-type="float" office:value="75" calcext:value-type="float">
            <text:p>75</text:p>
          </table:table-cell>
          <table:table-cell table:formula="of:=FIND(&quot;&quot;&quot;&quot;;[.B296];FIND(&quot;title&quot;;[.B296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506" calcext:value-type="float">
            <text:p>1506</text:p>
          </table:table-cell>
          <table:table-cell office:value-type="string" calcext:value-type="string">
            <text:p>&lt;td&gt;&lt;a href="/wiki/Lusaka" title="Lusaka"&gt;Lusaka&lt;/a&gt;</text:p>
          </table:table-cell>
          <table:table-cell table:formula="of:=CONCATENATE(&quot;[&quot;&quot;&quot;;[.E297];&quot;&quot;&quot;,&quot;&quot;&quot;&amp;[.G297];&quot;&quot;&quot;,&quot;&amp;&quot;&quot;&quot;&quot;&amp;[.F297]&amp;&quot;&quot;&quot;],&quot;)" office:value-type="string" office:string-value="" calcext:value-type="error">
            <text:p>#WERT!</text:p>
          </table:table-cell>
          <table:table-cell/>
          <table:table-cell table:formula="of:=MID([.B297];[.L297];[.M297]-[.L297])" office:value-type="string" office:string-value="Lusaka" calcext:value-type="string">
            <text:p>Lusaka</text:p>
          </table:table-cell>
          <table:table-cell table:formula="of:=MID([.B297];[.J297];[.K297]-[.J297])" office:value-type="string" office:string-value="" calcext:value-type="error">
            <text:p>#WERT!</text:p>
          </table:table-cell>
          <table:table-cell table:formula="of:=MID([.B298];[.H297];[.I297]-[.H297])" office:value-type="string" office:string-value="Samoa" calcext:value-type="string">
            <text:p>Samoa</text:p>
          </table:table-cell>
          <table:table-cell table:formula="of:=FIND(&quot;title=&quot;;[.B298];1)+7" office:value-type="float" office:value="73" calcext:value-type="float">
            <text:p>73</text:p>
          </table:table-cell>
          <table:table-cell table:formula="of:=FIND(&quot;&quot;&quot;&quot;;[.B298];FIND(&quot;title=&quot;;[.B298];1)+7)" office:value-type="float" office:value="78" calcext:value-type="float">
            <text:p>78</text:p>
          </table:table-cell>
          <table:table-cell table:formula="of:=FIND(&quot;src=&quot;;[.B297];1)+7" office:value-type="string" office:string-value="" calcext:value-type="error">
            <text:p>#WERT!</text:p>
          </table:table-cell>
          <table:table-cell table:formula="of:=FIND(&quot;&quot;&quot;&quot;;[.B297];FIND(&quot;src=&quot;;[.B297];1)+7)" office:value-type="string" office:string-value="" calcext:value-type="error">
            <text:p>#WERT!</text:p>
          </table:table-cell>
          <table:table-cell table:formula="of:=FIND(&quot;title&quot;;[.B297];1)+7" office:value-type="float" office:value="35" calcext:value-type="float">
            <text:p>35</text:p>
          </table:table-cell>
          <table:table-cell table:formula="of:=FIND(&quot;&quot;&quot;&quot;;[.B297];FIND(&quot;title&quot;;[.B29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515" calcext:value-type="float">
            <text:p>1515</text:p>
          </table:table-cell>
          <table:table-cell office:value-type="string" calcext:value-type="string">
            <text:p>&lt;td&gt;&lt;span style="display:none"&gt;Samoa&lt;/span&gt;&lt;a href="/wiki/Samoa" title="Samoa"&gt;&lt;img alt="" src="//upload.wikimedia.org/wikipedia/commons/thumb/3/31/Flag_of_Samoa.svg/20px-Flag_of_Samoa.svg.png" decoding="async" width="20" height="10" class="noviewer" srcset="//upload.wikimedia.org/wikipedia/commons/thumb/3/31/Flag_of_Samoa.svg/30px-Flag_of_Samoa.svg.png 1.5x, //upload.wikimedia.org/wikipedia/commons/thumb/3/31/Flag_of_Samoa.svg/40px-Flag_of_Samoa.svg.png 2x" data-file-width="2880" data-file-height="1440" /&gt;&lt;/a&gt;&amp;#160;&lt;a href="/wiki/Samoa" title="Samoa"&gt;Samoa&lt;/a&gt;&lt;/td&gt;</text:p>
          </table:table-cell>
          <table:table-cell table:formula="of:=CONCATENATE(&quot;[&quot;&quot;&quot;;[.E298];&quot;&quot;&quot;,&quot;&quot;&quot;&amp;[.G298];&quot;&quot;&quot;,&quot;&amp;&quot;&quot;&quot;&quot;&amp;[.F298]&amp;&quot;&quot;&quot;],&quot;)" office:value-type="string" office:string-value="[&quot;Samoa&quot;,&quot;Apia&quot;,&quot;upload.wikimedia.org/wikipedia/commons/thumb/3/31/Flag_of_Samoa.svg/20px-Flag_of_Samoa.svg.png&quot;]," calcext:value-type="string">
            <text:p>["Samoa","Apia","upload.wikimedia.org/wikipedia/commons/thumb/3/31/Flag_of_Samoa.svg/20px-Flag_of_Samoa.svg.png"],</text:p>
          </table:table-cell>
          <table:table-cell/>
          <table:table-cell table:formula="of:=MID([.B298];[.L298];[.M298]-[.L298])" office:value-type="string" office:string-value="Samoa" calcext:value-type="string">
            <text:p>Samoa</text:p>
          </table:table-cell>
          <table:table-cell table:formula="of:=MID([.B298];[.J298];[.K298]-[.J298])" office:value-type="string" office:string-value="upload.wikimedia.org/wikipedia/commons/thumb/3/31/Flag_of_Samoa.svg/20px-Flag_of_Samoa.svg.png" calcext:value-type="string">
            <text:p>upload.wikimedia.org/wikipedia/commons/thumb/3/31/Flag_of_Samoa.svg/20px-Flag_of_Samoa.svg.png</text:p>
          </table:table-cell>
          <table:table-cell table:formula="of:=MID([.B299];[.H298];[.I298]-[.H298])" office:value-type="string" office:string-value="Apia" calcext:value-type="string">
            <text:p>Apia</text:p>
          </table:table-cell>
          <table:table-cell table:formula="of:=FIND(&quot;title=&quot;;[.B299];1)+7" office:value-type="float" office:value="33" calcext:value-type="float">
            <text:p>33</text:p>
          </table:table-cell>
          <table:table-cell table:formula="of:=FIND(&quot;&quot;&quot;&quot;;[.B299];FIND(&quot;title=&quot;;[.B299];1)+7)" office:value-type="float" office:value="37" calcext:value-type="float">
            <text:p>37</text:p>
          </table:table-cell>
          <table:table-cell table:formula="of:=FIND(&quot;src=&quot;;[.B298];1)+7" office:value-type="float" office:value="99" calcext:value-type="float">
            <text:p>99</text:p>
          </table:table-cell>
          <table:table-cell table:formula="of:=FIND(&quot;&quot;&quot;&quot;;[.B298];FIND(&quot;src=&quot;;[.B298];1)+7)" office:value-type="float" office:value="193" calcext:value-type="float">
            <text:p>193</text:p>
          </table:table-cell>
          <table:table-cell table:formula="of:=FIND(&quot;title&quot;;[.B298];1)+7" office:value-type="float" office:value="73" calcext:value-type="float">
            <text:p>73</text:p>
          </table:table-cell>
          <table:table-cell table:formula="of:=FIND(&quot;&quot;&quot;&quot;;[.B298];FIND(&quot;title&quot;;[.B298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516" calcext:value-type="float">
            <text:p>1516</text:p>
          </table:table-cell>
          <table:table-cell office:value-type="string" calcext:value-type="string">
            <text:p>&lt;td&gt;&lt;a href="/wiki/Apia" title="Apia"&gt;Apia&lt;/a&gt;</text:p>
          </table:table-cell>
          <table:table-cell table:formula="of:=CONCATENATE(&quot;[&quot;&quot;&quot;;[.E299];&quot;&quot;&quot;,&quot;&quot;&quot;&amp;[.G299];&quot;&quot;&quot;,&quot;&amp;&quot;&quot;&quot;&quot;&amp;[.F299]&amp;&quot;&quot;&quot;],&quot;)" office:value-type="string" office:string-value="" calcext:value-type="error">
            <text:p>#WERT!</text:p>
          </table:table-cell>
          <table:table-cell/>
          <table:table-cell table:formula="of:=MID([.B299];[.L299];[.M299]-[.L299])" office:value-type="string" office:string-value="Apia" calcext:value-type="string">
            <text:p>Apia</text:p>
          </table:table-cell>
          <table:table-cell table:formula="of:=MID([.B299];[.J299];[.K299]-[.J299])" office:value-type="string" office:string-value="" calcext:value-type="error">
            <text:p>#WERT!</text:p>
          </table:table-cell>
          <table:table-cell table:formula="of:=MID([.B300];[.H299];[.I299]-[.H299])" office:value-type="string" office:string-value="San Marino" calcext:value-type="string">
            <text:p>San Marino</text:p>
          </table:table-cell>
          <table:table-cell table:formula="of:=FIND(&quot;title=&quot;;[.B300];1)+7" office:value-type="float" office:value="83" calcext:value-type="float">
            <text:p>83</text:p>
          </table:table-cell>
          <table:table-cell table:formula="of:=FIND(&quot;&quot;&quot;&quot;;[.B300];FIND(&quot;title=&quot;;[.B300];1)+7)" office:value-type="float" office:value="93" calcext:value-type="float">
            <text:p>93</text:p>
          </table:table-cell>
          <table:table-cell table:formula="of:=FIND(&quot;src=&quot;;[.B299];1)+7" office:value-type="string" office:string-value="" calcext:value-type="error">
            <text:p>#WERT!</text:p>
          </table:table-cell>
          <table:table-cell table:formula="of:=FIND(&quot;&quot;&quot;&quot;;[.B299];FIND(&quot;src=&quot;;[.B299];1)+7)" office:value-type="string" office:string-value="" calcext:value-type="error">
            <text:p>#WERT!</text:p>
          </table:table-cell>
          <table:table-cell table:formula="of:=FIND(&quot;title&quot;;[.B299];1)+7" office:value-type="float" office:value="33" calcext:value-type="float">
            <text:p>33</text:p>
          </table:table-cell>
          <table:table-cell table:formula="of:=FIND(&quot;&quot;&quot;&quot;;[.B299];FIND(&quot;title&quot;;[.B299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525" calcext:value-type="float">
            <text:p>1525</text:p>
          </table:table-cell>
          <table:table-cell office:value-type="string" calcext:value-type="string">
            <text:p>&lt;td&gt;&lt;span style="display:none"&gt;San Marino&lt;/span&gt;&lt;a href="/wiki/San_Marino" title="San Marino"&gt;&lt;img alt="" src="//upload.wikimedia.org/wikipedia/commons/thumb/b/b1/Flag_of_San_Marino.svg/20px-Flag_of_San_Marino.svg.png" decoding="async" width="20" height="15" class="noviewer thumbborder" srcset="//upload.wikimedia.org/wikipedia/commons/thumb/b/b1/Flag_of_San_Marino.svg/30px-Flag_of_San_Marino.svg.png 1.5x, //upload.wikimedia.org/wikipedia/commons/thumb/b/b1/Flag_of_San_Marino.svg/40px-Flag_of_San_Marino.svg.png 2x" data-file-width="800" data-file-height="600" /&gt;&lt;/a&gt;&amp;#160;&lt;a href="/wiki/San_Marino" title="San Marino"&gt;San&amp;#160;Marino&lt;/a&gt;&lt;/td&gt;</text:p>
          </table:table-cell>
          <table:table-cell table:formula="of:=CONCATENATE(&quot;[&quot;&quot;&quot;;[.E300];&quot;&quot;&quot;,&quot;&quot;&quot;&amp;[.G300];&quot;&quot;&quot;,&quot;&amp;&quot;&quot;&quot;&quot;&amp;[.F300]&amp;&quot;&quot;&quot;],&quot;)" office:value-type="string" office:string-value="[&quot;San Marino&quot;,&quot;Stadt San Marino&quot;,&quot;upload.wikimedia.org/wikipedia/commons/thumb/b/b1/Flag_of_San_Marino.svg/20px-Flag_of_San_Marino.svg.png&quot;]," calcext:value-type="string">
            <text:p>["San Marino","Stadt San Marino","upload.wikimedia.org/wikipedia/commons/thumb/b/b1/Flag_of_San_Marino.svg/20px-Flag_of_San_Marino.svg.png"],</text:p>
          </table:table-cell>
          <table:table-cell/>
          <table:table-cell table:formula="of:=MID([.B300];[.L300];[.M300]-[.L300])" office:value-type="string" office:string-value="San Marino" calcext:value-type="string">
            <text:p>San Marino</text:p>
          </table:table-cell>
          <table:table-cell table:formula="of:=MID([.B300];[.J300];[.K300]-[.J300])" office:value-type="string" office:string-value="upload.wikimedia.org/wikipedia/commons/thumb/b/b1/Flag_of_San_Marino.svg/20px-Flag_of_San_Marino.svg.png" calcext:value-type="string">
            <text:p>upload.wikimedia.org/wikipedia/commons/thumb/b/b1/Flag_of_San_Marino.svg/20px-Flag_of_San_Marino.svg.png</text:p>
          </table:table-cell>
          <table:table-cell table:formula="of:=MID([.B301];[.H300];[.I300]-[.H300])" office:value-type="string" office:string-value="Stadt San Marino" calcext:value-type="string">
            <text:p>Stadt San Marino</text:p>
          </table:table-cell>
          <table:table-cell table:formula="of:=FIND(&quot;title=&quot;;[.B301];1)+7" office:value-type="float" office:value="45" calcext:value-type="float">
            <text:p>45</text:p>
          </table:table-cell>
          <table:table-cell table:formula="of:=FIND(&quot;&quot;&quot;&quot;;[.B301];FIND(&quot;title=&quot;;[.B301];1)+7)" office:value-type="float" office:value="61" calcext:value-type="float">
            <text:p>61</text:p>
          </table:table-cell>
          <table:table-cell table:formula="of:=FIND(&quot;src=&quot;;[.B300];1)+7" office:value-type="float" office:value="114" calcext:value-type="float">
            <text:p>114</text:p>
          </table:table-cell>
          <table:table-cell table:formula="of:=FIND(&quot;&quot;&quot;&quot;;[.B300];FIND(&quot;src=&quot;;[.B300];1)+7)" office:value-type="float" office:value="218" calcext:value-type="float">
            <text:p>218</text:p>
          </table:table-cell>
          <table:table-cell table:formula="of:=FIND(&quot;title&quot;;[.B300];1)+7" office:value-type="float" office:value="83" calcext:value-type="float">
            <text:p>83</text:p>
          </table:table-cell>
          <table:table-cell table:formula="of:=FIND(&quot;&quot;&quot;&quot;;[.B300];FIND(&quot;title&quot;;[.B300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526" calcext:value-type="float">
            <text:p>1526</text:p>
          </table:table-cell>
          <table:table-cell office:value-type="string" calcext:value-type="string">
            <text:p>&lt;td&gt;&lt;a href="/wiki/Stadt_San_Marino" title="Stadt San Marino"&gt;San Marino&lt;/a&gt;</text:p>
          </table:table-cell>
          <table:table-cell table:formula="of:=CONCATENATE(&quot;[&quot;&quot;&quot;;[.E301];&quot;&quot;&quot;,&quot;&quot;&quot;&amp;[.G301];&quot;&quot;&quot;,&quot;&amp;&quot;&quot;&quot;&quot;&amp;[.F301]&amp;&quot;&quot;&quot;],&quot;)" office:value-type="string" office:string-value="" calcext:value-type="error">
            <text:p>#WERT!</text:p>
          </table:table-cell>
          <table:table-cell/>
          <table:table-cell table:formula="of:=MID([.B301];[.L301];[.M301]-[.L301])" office:value-type="string" office:string-value="Stadt San Marino" calcext:value-type="string">
            <text:p>Stadt San Marino</text:p>
          </table:table-cell>
          <table:table-cell table:formula="of:=MID([.B301];[.J301];[.K301]-[.J301])" office:value-type="string" office:string-value="" calcext:value-type="error">
            <text:p>#WERT!</text:p>
          </table:table-cell>
          <table:table-cell table:formula="of:=MID([.B302];[.H301];[.I301]-[.H301])" office:value-type="string" office:string-value="São Tomé und Príncipe" calcext:value-type="string">
            <text:p>São Tomé und Príncipe</text:p>
          </table:table-cell>
          <table:table-cell table:formula="of:=FIND(&quot;title=&quot;;[.B302];1)+7" office:value-type="float" office:value="120" calcext:value-type="float">
            <text:p>120</text:p>
          </table:table-cell>
          <table:table-cell table:formula="of:=FIND(&quot;&quot;&quot;&quot;;[.B302];FIND(&quot;title=&quot;;[.B302];1)+7)" office:value-type="float" office:value="141" calcext:value-type="float">
            <text:p>141</text:p>
          </table:table-cell>
          <table:table-cell table:formula="of:=FIND(&quot;src=&quot;;[.B301];1)+7" office:value-type="string" office:string-value="" calcext:value-type="error">
            <text:p>#WERT!</text:p>
          </table:table-cell>
          <table:table-cell table:formula="of:=FIND(&quot;&quot;&quot;&quot;;[.B301];FIND(&quot;src=&quot;;[.B301];1)+7)" office:value-type="string" office:string-value="" calcext:value-type="error">
            <text:p>#WERT!</text:p>
          </table:table-cell>
          <table:table-cell table:formula="of:=FIND(&quot;title&quot;;[.B301];1)+7" office:value-type="float" office:value="45" calcext:value-type="float">
            <text:p>45</text:p>
          </table:table-cell>
          <table:table-cell table:formula="of:=FIND(&quot;&quot;&quot;&quot;;[.B301];FIND(&quot;title&quot;;[.B301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1535" calcext:value-type="float">
            <text:p>1535</text:p>
          </table:table-cell>
          <table:table-cell office:value-type="string" calcext:value-type="string">
            <text:p>&lt;td&gt;&lt;span style="display:none"&gt;Sao Tome und Principe&lt;/span&gt;&lt;a href="/wiki/S%C3%A3o_Tom%C3%A9_und_Pr%C3%ADncipe" title="São Tomé und Príncipe"&gt;&lt;img alt="" src="//upload.wikimedia.org/wikipedia/commons/thumb/4/4f/Flag_of_Sao_Tome_and_Principe.svg/20px-Flag_of_Sao_Tome_and_Principe.svg.png" decoding="async" width="20" height="10" class="noviewer" srcset="//upload.wikimedia.org/wikipedia/commons/thumb/4/4f/Flag_of_Sao_Tome_and_Principe.svg/30px-Flag_of_Sao_Tome_and_Principe.svg.png 1.5x, //upload.wikimedia.org/wikipedia/commons/thumb/4/4f/Flag_of_Sao_Tome_and_Principe.svg/40px-Flag_of_Sao_Tome_and_Principe.svg.png 2x" data-file-width="1200" data-file-height="600" /&gt;&lt;/a&gt;&amp;#160;&lt;a href="/wiki/S%C3%A3o_Tom%C3%A9_und_Pr%C3%ADncipe" title="São Tomé und Príncipe"&gt;São&amp;#160;Tomé und&amp;#160;Príncipe&lt;/a&gt;&lt;/td&gt;</text:p>
          </table:table-cell>
          <table:table-cell table:formula="of:=CONCATENATE(&quot;[&quot;&quot;&quot;;[.E302];&quot;&quot;&quot;,&quot;&quot;&quot;&amp;[.G302];&quot;&quot;&quot;,&quot;&amp;&quot;&quot;&quot;&quot;&amp;[.F302]&amp;&quot;&quot;&quot;],&quot;)" office:value-type="string" office:string-value="[&quot;São Tomé und Príncipe&quot;,&quot;São Tomé&quot;,&quot;upload.wikimedia.org/wikipedia/commons/thumb/4/4f/Flag_of_Sao_Tome_and_Principe.svg/20px-Flag_of_Sao_Tome_and_Principe.svg.png&quot;]," calcext:value-type="string">
            <text:p>["São Tomé und Príncipe","São Tomé","upload.wikimedia.org/wikipedia/commons/thumb/4/4f/Flag_of_Sao_Tome_and_Principe.svg/20px-Flag_of_Sao_Tome_and_Principe.svg.png"],</text:p>
          </table:table-cell>
          <table:table-cell/>
          <table:table-cell table:formula="of:=MID([.B302];[.L302];[.M302]-[.L302])" office:value-type="string" office:string-value="São Tomé und Príncipe" calcext:value-type="string">
            <text:p>São Tomé und Príncipe</text:p>
          </table:table-cell>
          <table:table-cell table:formula="of:=MID([.B302];[.J302];[.K302]-[.J302])" office:value-type="string" office:string-value="upload.wikimedia.org/wikipedia/commons/thumb/4/4f/Flag_of_Sao_Tome_and_Principe.svg/20px-Flag_of_Sao_Tome_and_Principe.svg.png" calcext:value-type="string">
            <text:p>upload.wikimedia.org/wikipedia/commons/thumb/4/4f/Flag_of_Sao_Tome_and_Principe.svg/20px-Flag_of_Sao_Tome_and_Principe.svg.png</text:p>
          </table:table-cell>
          <table:table-cell table:formula="of:=MID([.B303];[.H302];[.I302]-[.H302])" office:value-type="string" office:string-value="São Tomé" calcext:value-type="string">
            <text:p>São Tomé</text:p>
          </table:table-cell>
          <table:table-cell table:formula="of:=FIND(&quot;title=&quot;;[.B303];1)+7" office:value-type="float" office:value="47" calcext:value-type="float">
            <text:p>47</text:p>
          </table:table-cell>
          <table:table-cell table:formula="of:=FIND(&quot;&quot;&quot;&quot;;[.B303];FIND(&quot;title=&quot;;[.B303];1)+7)" office:value-type="float" office:value="55" calcext:value-type="float">
            <text:p>55</text:p>
          </table:table-cell>
          <table:table-cell table:formula="of:=FIND(&quot;src=&quot;;[.B302];1)+7" office:value-type="float" office:value="162" calcext:value-type="float">
            <text:p>162</text:p>
          </table:table-cell>
          <table:table-cell table:formula="of:=FIND(&quot;&quot;&quot;&quot;;[.B302];FIND(&quot;src=&quot;;[.B302];1)+7)" office:value-type="float" office:value="288" calcext:value-type="float">
            <text:p>288</text:p>
          </table:table-cell>
          <table:table-cell table:formula="of:=FIND(&quot;title&quot;;[.B302];1)+7" office:value-type="float" office:value="120" calcext:value-type="float">
            <text:p>120</text:p>
          </table:table-cell>
          <table:table-cell table:formula="of:=FIND(&quot;&quot;&quot;&quot;;[.B302];FIND(&quot;title&quot;;[.B302];1)+7)" office:value-type="float" office:value="141" calcext:value-type="float">
            <text:p>141</text:p>
          </table:table-cell>
        </table:table-row>
        <table:table-row table:style-name="ro27">
          <table:table-cell office:value-type="float" office:value="1536" calcext:value-type="float">
            <text:p>1536</text:p>
          </table:table-cell>
          <table:table-cell office:value-type="string" calcext:value-type="string">
            <text:p>&lt;td&gt;&lt;a href="/wiki/S%C3%A3o_Tom%C3%A9" title="São Tomé"&gt;São Tomé&lt;/a&gt;</text:p>
          </table:table-cell>
          <table:table-cell table:formula="of:=CONCATENATE(&quot;[&quot;&quot;&quot;;[.E303];&quot;&quot;&quot;,&quot;&quot;&quot;&amp;[.G303];&quot;&quot;&quot;,&quot;&amp;&quot;&quot;&quot;&quot;&amp;[.F303]&amp;&quot;&quot;&quot;],&quot;)" office:value-type="string" office:string-value="" calcext:value-type="error">
            <text:p>#WERT!</text:p>
          </table:table-cell>
          <table:table-cell/>
          <table:table-cell table:formula="of:=MID([.B303];[.L303];[.M303]-[.L303])" office:value-type="string" office:string-value="São Tomé" calcext:value-type="string">
            <text:p>São Tomé</text:p>
          </table:table-cell>
          <table:table-cell table:formula="of:=MID([.B303];[.J303];[.K303]-[.J303])" office:value-type="string" office:string-value="" calcext:value-type="error">
            <text:p>#WERT!</text:p>
          </table:table-cell>
          <table:table-cell table:formula="of:=MID([.B304];[.H303];[.I303]-[.H303])" office:value-type="string" office:string-value="Saudi-Arabien" calcext:value-type="string">
            <text:p>Saudi-Arabien</text:p>
          </table:table-cell>
          <table:table-cell table:formula="of:=FIND(&quot;title=&quot;;[.B304];1)+7" office:value-type="float" office:value="89" calcext:value-type="float">
            <text:p>89</text:p>
          </table:table-cell>
          <table:table-cell table:formula="of:=FIND(&quot;&quot;&quot;&quot;;[.B304];FIND(&quot;title=&quot;;[.B304];1)+7)" office:value-type="float" office:value="102" calcext:value-type="float">
            <text:p>102</text:p>
          </table:table-cell>
          <table:table-cell table:formula="of:=FIND(&quot;src=&quot;;[.B303];1)+7" office:value-type="string" office:string-value="" calcext:value-type="error">
            <text:p>#WERT!</text:p>
          </table:table-cell>
          <table:table-cell table:formula="of:=FIND(&quot;&quot;&quot;&quot;;[.B303];FIND(&quot;src=&quot;;[.B303];1)+7)" office:value-type="string" office:string-value="" calcext:value-type="error">
            <text:p>#WERT!</text:p>
          </table:table-cell>
          <table:table-cell table:formula="of:=FIND(&quot;title&quot;;[.B303];1)+7" office:value-type="float" office:value="47" calcext:value-type="float">
            <text:p>47</text:p>
          </table:table-cell>
          <table:table-cell table:formula="of:=FIND(&quot;&quot;&quot;&quot;;[.B303];FIND(&quot;title&quot;;[.B303];1)+7)" office:value-type="float" office:value="55" calcext:value-type="float">
            <text:p>55</text:p>
          </table:table-cell>
        </table:table-row>
        <table:table-row table:style-name="ro27">
          <table:table-cell office:value-type="float" office:value="1545" calcext:value-type="float">
            <text:p>1545</text:p>
          </table:table-cell>
          <table:table-cell office:value-type="string" calcext:value-type="string">
            <text:p>&lt;td&gt;&lt;span style="display:none"&gt;Saudi-Arabien&lt;/span&gt;&lt;a href="/wiki/Saudi-Arabien" title="Saudi-Arabien"&gt;&lt;img alt="" src="//upload.wikimedia.org/wikipedia/commons/thumb/0/0d/Flag_of_Saudi_Arabia.svg/20px-Flag_of_Saudi_Arabia.svg.png" decoding="async" width="20" height="13" class="noviewer" srcset="//upload.wikimedia.org/wikipedia/commons/thumb/0/0d/Flag_of_Saudi_Arabia.svg/30px-Flag_of_Saudi_Arabia.svg.png 1.5x, //upload.wikimedia.org/wikipedia/commons/thumb/0/0d/Flag_of_Saudi_Arabia.svg/40px-Flag_of_Saudi_Arabia.svg.png 2x" data-file-width="900" data-file-height="600" /&gt;&lt;/a&gt;&amp;#160;&lt;a href="/wiki/Saudi-Arabien" title="Saudi-Arabien"&gt;Saudi-Arabien&lt;/a&gt;&lt;/td&gt;</text:p>
          </table:table-cell>
          <table:table-cell table:formula="of:=CONCATENATE(&quot;[&quot;&quot;&quot;;[.E304];&quot;&quot;&quot;,&quot;&quot;&quot;&amp;[.G304];&quot;&quot;&quot;,&quot;&amp;&quot;&quot;&quot;&quot;&amp;[.F304]&amp;&quot;&quot;&quot;],&quot;)" office:value-type="string" office:string-value="[&quot;Saudi-Arabien&quot;,&quot;Riad&quot;,&quot;upload.wikimedia.org/wikipedia/commons/thumb/0/0d/Flag_of_Saudi_Arabia.svg/20px-Flag_of_Saudi_Arabia.svg.png&quot;]," calcext:value-type="string">
            <text:p>["Saudi-Arabien","Riad","upload.wikimedia.org/wikipedia/commons/thumb/0/0d/Flag_of_Saudi_Arabia.svg/20px-Flag_of_Saudi_Arabia.svg.png"],</text:p>
          </table:table-cell>
          <table:table-cell/>
          <table:table-cell table:formula="of:=MID([.B304];[.L304];[.M304]-[.L304])" office:value-type="string" office:string-value="Saudi-Arabien" calcext:value-type="string">
            <text:p>Saudi-Arabien</text:p>
          </table:table-cell>
          <table:table-cell table:formula="of:=MID([.B304];[.J304];[.K304]-[.J304])" office:value-type="string" office:string-value="upload.wikimedia.org/wikipedia/commons/thumb/0/0d/Flag_of_Saudi_Arabia.svg/20px-Flag_of_Saudi_Arabia.svg.png" calcext:value-type="string">
            <text:p>upload.wikimedia.org/wikipedia/commons/thumb/0/0d/Flag_of_Saudi_Arabia.svg/20px-Flag_of_Saudi_Arabia.svg.png</text:p>
          </table:table-cell>
          <table:table-cell table:formula="of:=MID([.B305];[.H304];[.I304]-[.H304])" office:value-type="string" office:string-value="Riad" calcext:value-type="string">
            <text:p>Riad</text:p>
          </table:table-cell>
          <table:table-cell table:formula="of:=FIND(&quot;title=&quot;;[.B305];1)+7" office:value-type="float" office:value="33" calcext:value-type="float">
            <text:p>33</text:p>
          </table:table-cell>
          <table:table-cell table:formula="of:=FIND(&quot;&quot;&quot;&quot;;[.B305];FIND(&quot;title=&quot;;[.B305];1)+7)" office:value-type="float" office:value="37" calcext:value-type="float">
            <text:p>37</text:p>
          </table:table-cell>
          <table:table-cell table:formula="of:=FIND(&quot;src=&quot;;[.B304];1)+7" office:value-type="float" office:value="123" calcext:value-type="float">
            <text:p>123</text:p>
          </table:table-cell>
          <table:table-cell table:formula="of:=FIND(&quot;&quot;&quot;&quot;;[.B304];FIND(&quot;src=&quot;;[.B304];1)+7)" office:value-type="float" office:value="231" calcext:value-type="float">
            <text:p>231</text:p>
          </table:table-cell>
          <table:table-cell table:formula="of:=FIND(&quot;title&quot;;[.B304];1)+7" office:value-type="float" office:value="89" calcext:value-type="float">
            <text:p>89</text:p>
          </table:table-cell>
          <table:table-cell table:formula="of:=FIND(&quot;&quot;&quot;&quot;;[.B304];FIND(&quot;title&quot;;[.B304];1)+7)" office:value-type="float" office:value="102" calcext:value-type="float">
            <text:p>102</text:p>
          </table:table-cell>
        </table:table-row>
        <table:table-row table:style-name="ro27">
          <table:table-cell office:value-type="float" office:value="1546" calcext:value-type="float">
            <text:p>1546</text:p>
          </table:table-cell>
          <table:table-cell office:value-type="string" calcext:value-type="string">
            <text:p>&lt;td&gt;&lt;a href="/wiki/Riad" title="Riad"&gt;Riad&lt;/a&gt;</text:p>
          </table:table-cell>
          <table:table-cell table:formula="of:=CONCATENATE(&quot;[&quot;&quot;&quot;;[.E305];&quot;&quot;&quot;,&quot;&quot;&quot;&amp;[.G305];&quot;&quot;&quot;,&quot;&amp;&quot;&quot;&quot;&quot;&amp;[.F305]&amp;&quot;&quot;&quot;],&quot;)" office:value-type="string" office:string-value="" calcext:value-type="error">
            <text:p>#WERT!</text:p>
          </table:table-cell>
          <table:table-cell/>
          <table:table-cell table:formula="of:=MID([.B305];[.L305];[.M305]-[.L305])" office:value-type="string" office:string-value="Riad" calcext:value-type="string">
            <text:p>Riad</text:p>
          </table:table-cell>
          <table:table-cell table:formula="of:=MID([.B305];[.J305];[.K305]-[.J305])" office:value-type="string" office:string-value="" calcext:value-type="error">
            <text:p>#WERT!</text:p>
          </table:table-cell>
          <table:table-cell table:formula="of:=MID([.B306];[.H305];[.I305]-[.H305])" office:value-type="string" office:string-value="Schweden" calcext:value-type="string">
            <text:p>Schweden</text:p>
          </table:table-cell>
          <table:table-cell table:formula="of:=FIND(&quot;title=&quot;;[.B306];1)+7" office:value-type="float" office:value="79" calcext:value-type="float">
            <text:p>79</text:p>
          </table:table-cell>
          <table:table-cell table:formula="of:=FIND(&quot;&quot;&quot;&quot;;[.B306];FIND(&quot;title=&quot;;[.B306];1)+7)" office:value-type="float" office:value="87" calcext:value-type="float">
            <text:p>87</text:p>
          </table:table-cell>
          <table:table-cell table:formula="of:=FIND(&quot;src=&quot;;[.B305];1)+7" office:value-type="string" office:string-value="" calcext:value-type="error">
            <text:p>#WERT!</text:p>
          </table:table-cell>
          <table:table-cell table:formula="of:=FIND(&quot;&quot;&quot;&quot;;[.B305];FIND(&quot;src=&quot;;[.B305];1)+7)" office:value-type="string" office:string-value="" calcext:value-type="error">
            <text:p>#WERT!</text:p>
          </table:table-cell>
          <table:table-cell table:formula="of:=FIND(&quot;title&quot;;[.B305];1)+7" office:value-type="float" office:value="33" calcext:value-type="float">
            <text:p>33</text:p>
          </table:table-cell>
          <table:table-cell table:formula="of:=FIND(&quot;&quot;&quot;&quot;;[.B305];FIND(&quot;title&quot;;[.B305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555" calcext:value-type="float">
            <text:p>1555</text:p>
          </table:table-cell>
          <table:table-cell office:value-type="string" calcext:value-type="string">
            <text:p>&lt;td&gt;&lt;span style="display:none"&gt;Schweden&lt;/span&gt;&lt;a href="/wiki/Schweden" title="Schweden"&gt;&lt;img alt="" src="//upload.wikimedia.org/wikipedia/commons/thumb/4/4c/Flag_of_Sweden.svg/20px-Flag_of_Sweden.svg.png" decoding="async" width="20" height="13" class="noviewer" srcset="//upload.wikimedia.org/wikipedia/commons/thumb/4/4c/Flag_of_Sweden.svg/30px-Flag_of_Sweden.svg.png 1.5x, //upload.wikimedia.org/wikipedia/commons/thumb/4/4c/Flag_of_Sweden.svg/40px-Flag_of_Sweden.svg.png 2x" data-file-width="512" data-file-height="320" /&gt;&lt;/a&gt;&amp;#160;&lt;a href="/wiki/Schweden" title="Schweden"&gt;Schweden&lt;/a&gt;&lt;/td&gt;</text:p>
          </table:table-cell>
          <table:table-cell table:formula="of:=CONCATENATE(&quot;[&quot;&quot;&quot;;[.E306];&quot;&quot;&quot;,&quot;&quot;&quot;&amp;[.G306];&quot;&quot;&quot;,&quot;&amp;&quot;&quot;&quot;&quot;&amp;[.F306]&amp;&quot;&quot;&quot;],&quot;)" office:value-type="string" office:string-value="[&quot;Schweden&quot;,&quot;Stockholm&quot;,&quot;upload.wikimedia.org/wikipedia/commons/thumb/4/4c/Flag_of_Sweden.svg/20px-Flag_of_Sweden.svg.png&quot;]," calcext:value-type="string">
            <text:p>["Schweden","Stockholm","upload.wikimedia.org/wikipedia/commons/thumb/4/4c/Flag_of_Sweden.svg/20px-Flag_of_Sweden.svg.png"],</text:p>
          </table:table-cell>
          <table:table-cell/>
          <table:table-cell table:formula="of:=MID([.B306];[.L306];[.M306]-[.L306])" office:value-type="string" office:string-value="Schweden" calcext:value-type="string">
            <text:p>Schweden</text:p>
          </table:table-cell>
          <table:table-cell table:formula="of:=MID([.B306];[.J306];[.K306]-[.J306])" office:value-type="string" office:string-value="upload.wikimedia.org/wikipedia/commons/thumb/4/4c/Flag_of_Sweden.svg/20px-Flag_of_Sweden.svg.png" calcext:value-type="string">
            <text:p>upload.wikimedia.org/wikipedia/commons/thumb/4/4c/Flag_of_Sweden.svg/20px-Flag_of_Sweden.svg.png</text:p>
          </table:table-cell>
          <table:table-cell table:formula="of:=MID([.B307];[.H306];[.I306]-[.H306])" office:value-type="string" office:string-value="Stockholm" calcext:value-type="string">
            <text:p>Stockholm</text:p>
          </table:table-cell>
          <table:table-cell table:formula="of:=FIND(&quot;title=&quot;;[.B307];1)+7" office:value-type="float" office:value="38" calcext:value-type="float">
            <text:p>38</text:p>
          </table:table-cell>
          <table:table-cell table:formula="of:=FIND(&quot;&quot;&quot;&quot;;[.B307];FIND(&quot;title=&quot;;[.B307];1)+7)" office:value-type="float" office:value="47" calcext:value-type="float">
            <text:p>47</text:p>
          </table:table-cell>
          <table:table-cell table:formula="of:=FIND(&quot;src=&quot;;[.B306];1)+7" office:value-type="float" office:value="108" calcext:value-type="float">
            <text:p>108</text:p>
          </table:table-cell>
          <table:table-cell table:formula="of:=FIND(&quot;&quot;&quot;&quot;;[.B306];FIND(&quot;src=&quot;;[.B306];1)+7)" office:value-type="float" office:value="204" calcext:value-type="float">
            <text:p>204</text:p>
          </table:table-cell>
          <table:table-cell table:formula="of:=FIND(&quot;title&quot;;[.B306];1)+7" office:value-type="float" office:value="79" calcext:value-type="float">
            <text:p>79</text:p>
          </table:table-cell>
          <table:table-cell table:formula="of:=FIND(&quot;&quot;&quot;&quot;;[.B306];FIND(&quot;title&quot;;[.B306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556" calcext:value-type="float">
            <text:p>1556</text:p>
          </table:table-cell>
          <table:table-cell office:value-type="string" calcext:value-type="string">
            <text:p>&lt;td&gt;&lt;a href="/wiki/Stockholm" title="Stockholm"&gt;Stockholm&lt;/a&gt;</text:p>
          </table:table-cell>
          <table:table-cell table:formula="of:=CONCATENATE(&quot;[&quot;&quot;&quot;;[.E307];&quot;&quot;&quot;,&quot;&quot;&quot;&amp;[.G307];&quot;&quot;&quot;,&quot;&amp;&quot;&quot;&quot;&quot;&amp;[.F307]&amp;&quot;&quot;&quot;],&quot;)" office:value-type="string" office:string-value="" calcext:value-type="error">
            <text:p>#WERT!</text:p>
          </table:table-cell>
          <table:table-cell/>
          <table:table-cell table:formula="of:=MID([.B307];[.L307];[.M307]-[.L307])" office:value-type="string" office:string-value="Stockholm" calcext:value-type="string">
            <text:p>Stockholm</text:p>
          </table:table-cell>
          <table:table-cell table:formula="of:=MID([.B307];[.J307];[.K307]-[.J307])" office:value-type="string" office:string-value="" calcext:value-type="error">
            <text:p>#WERT!</text:p>
          </table:table-cell>
          <table:table-cell table:formula="of:=MID([.B308];[.H307];[.I307]-[.H307])" office:value-type="string" office:string-value="Schweiz" calcext:value-type="string">
            <text:p>Schweiz</text:p>
          </table:table-cell>
          <table:table-cell table:formula="of:=FIND(&quot;title=&quot;;[.B308];1)+7" office:value-type="float" office:value="78" calcext:value-type="float">
            <text:p>78</text:p>
          </table:table-cell>
          <table:table-cell table:formula="of:=FIND(&quot;&quot;&quot;&quot;;[.B308];FIND(&quot;title=&quot;;[.B308];1)+7)" office:value-type="float" office:value="85" calcext:value-type="float">
            <text:p>85</text:p>
          </table:table-cell>
          <table:table-cell table:formula="of:=FIND(&quot;src=&quot;;[.B307];1)+7" office:value-type="string" office:string-value="" calcext:value-type="error">
            <text:p>#WERT!</text:p>
          </table:table-cell>
          <table:table-cell table:formula="of:=FIND(&quot;&quot;&quot;&quot;;[.B307];FIND(&quot;src=&quot;;[.B307];1)+7)" office:value-type="string" office:string-value="" calcext:value-type="error">
            <text:p>#WERT!</text:p>
          </table:table-cell>
          <table:table-cell table:formula="of:=FIND(&quot;title&quot;;[.B307];1)+7" office:value-type="float" office:value="38" calcext:value-type="float">
            <text:p>38</text:p>
          </table:table-cell>
          <table:table-cell table:formula="of:=FIND(&quot;&quot;&quot;&quot;;[.B307];FIND(&quot;title&quot;;[.B307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565" calcext:value-type="float">
            <text:p>1565</text:p>
          </table:table-cell>
          <table:table-cell office:value-type="string" calcext:value-type="string">
            <text:p>&lt;td&gt;&lt;span style="display:none;"&gt;Schweiz&lt;/span&gt;&lt;a href="/wiki/Schweiz" title="Schweiz"&gt;&lt;img alt="" src="//upload.wikimedia.org/wikipedia/commons/thumb/e/e3/Flag_of_Switzerland_within_2to3.svg/20px-Flag_of_Switzerland_within_2to3.svg.png" decoding="async" width="20" height="13" srcset="//upload.wikimedia.org/wikipedia/commons/thumb/e/e3/Flag_of_Switzerland_within_2to3.svg/30px-Flag_of_Switzerland_within_2to3.svg.png 1.5x, //upload.wikimedia.org/wikipedia/commons/thumb/e/e3/Flag_of_Switzerland_within_2to3.svg/40px-Flag_of_Switzerland_within_2to3.svg.png 2x" data-file-width="450" data-file-height="300" /&gt;&lt;/a&gt;&amp;#160;&lt;a href="/wiki/Schweiz" title="Schweiz"&gt;Schweiz&lt;/a&gt;&lt;/td&gt;</text:p>
          </table:table-cell>
          <table:table-cell table:formula="of:=CONCATENATE(&quot;[&quot;&quot;&quot;;[.E308];&quot;&quot;&quot;,&quot;&quot;&quot;&amp;[.G308];&quot;&quot;&quot;,&quot;&amp;&quot;&quot;&quot;&quot;&amp;[.F308]&amp;&quot;&quot;&quot;],&quot;)" office:value-type="string" office:string-value="[&quot;Schweiz&quot;,&quot;Bern&quot;,&quot;upload.wikimedia.org/wikipedia/commons/thumb/e/e3/Flag_of_Switzerland_within_2to3.svg/20px-Flag_of_Switzerland_within_2to3.svg.png&quot;]," calcext:value-type="string">
            <text:p>["Schweiz","Bern","upload.wikimedia.org/wikipedia/commons/thumb/e/e3/Flag_of_Switzerland_within_2to3.svg/20px-Flag_of_Switzerland_within_2to3.svg.png"],</text:p>
          </table:table-cell>
          <table:table-cell/>
          <table:table-cell table:formula="of:=MID([.B308];[.L308];[.M308]-[.L308])" office:value-type="string" office:string-value="Schweiz" calcext:value-type="string">
            <text:p>Schweiz</text:p>
          </table:table-cell>
          <table:table-cell table:formula="of:=MID([.B308];[.J308];[.K308]-[.J308])" office:value-type="string" office:string-value="upload.wikimedia.org/wikipedia/commons/thumb/e/e3/Flag_of_Switzerland_within_2to3.svg/20px-Flag_of_Switzerland_within_2to3.svg.png" calcext:value-type="string">
            <text:p>upload.wikimedia.org/wikipedia/commons/thumb/e/e3/Flag_of_Switzerland_within_2to3.svg/20px-Flag_of_Switzerland_within_2to3.svg.png</text:p>
          </table:table-cell>
          <table:table-cell table:formula="of:=MID([.B309];[.H308];[.I308]-[.H308])" office:value-type="string" office:string-value="Bern" calcext:value-type="string">
            <text:p>Bern</text:p>
          </table:table-cell>
          <table:table-cell table:formula="of:=FIND(&quot;title=&quot;;[.B309];1)+7" office:value-type="float" office:value="33" calcext:value-type="float">
            <text:p>33</text:p>
          </table:table-cell>
          <table:table-cell table:formula="of:=FIND(&quot;&quot;&quot;&quot;;[.B309];FIND(&quot;title=&quot;;[.B309];1)+7)" office:value-type="float" office:value="37" calcext:value-type="float">
            <text:p>37</text:p>
          </table:table-cell>
          <table:table-cell table:formula="of:=FIND(&quot;src=&quot;;[.B308];1)+7" office:value-type="float" office:value="106" calcext:value-type="float">
            <text:p>106</text:p>
          </table:table-cell>
          <table:table-cell table:formula="of:=FIND(&quot;&quot;&quot;&quot;;[.B308];FIND(&quot;src=&quot;;[.B308];1)+7)" office:value-type="float" office:value="236" calcext:value-type="float">
            <text:p>236</text:p>
          </table:table-cell>
          <table:table-cell table:formula="of:=FIND(&quot;title&quot;;[.B308];1)+7" office:value-type="float" office:value="78" calcext:value-type="float">
            <text:p>78</text:p>
          </table:table-cell>
          <table:table-cell table:formula="of:=FIND(&quot;&quot;&quot;&quot;;[.B308];FIND(&quot;title&quot;;[.B308];1)+7)" office:value-type="float" office:value="85" calcext:value-type="float">
            <text:p>85</text:p>
          </table:table-cell>
        </table:table-row>
        <table:table-row table:style-name="ro27">
          <table:table-cell office:value-type="float" office:value="1566" calcext:value-type="float">
            <text:p>1566</text:p>
          </table:table-cell>
          <table:table-cell office:value-type="string" calcext:value-type="string">
            <text:p>&lt;td&gt;&lt;a href="/wiki/Bern" title="Bern"&gt;Bern&lt;/a&gt; &lt;i&gt;(de facto)&lt;/i&gt;&lt;sup id="cite_ref-154" class="reference"&gt;&lt;a href="#cite_note-154"&gt;&amp;#91;154&amp;#93;&lt;/a&gt;&lt;/sup&gt;</text:p>
          </table:table-cell>
          <table:table-cell table:formula="of:=CONCATENATE(&quot;[&quot;&quot;&quot;;[.E309];&quot;&quot;&quot;,&quot;&quot;&quot;&amp;[.G309];&quot;&quot;&quot;,&quot;&amp;&quot;&quot;&quot;&quot;&amp;[.F309]&amp;&quot;&quot;&quot;],&quot;)" office:value-type="string" office:string-value="" calcext:value-type="error">
            <text:p>#WERT!</text:p>
          </table:table-cell>
          <table:table-cell/>
          <table:table-cell table:formula="of:=MID([.B309];[.L309];[.M309]-[.L309])" office:value-type="string" office:string-value="Bern" calcext:value-type="string">
            <text:p>Bern</text:p>
          </table:table-cell>
          <table:table-cell table:formula="of:=MID([.B309];[.J309];[.K309]-[.J309])" office:value-type="string" office:string-value="" calcext:value-type="error">
            <text:p>#WERT!</text:p>
          </table:table-cell>
          <table:table-cell table:formula="of:=MID([.B310];[.H309];[.I309]-[.H309])" office:value-type="string" office:string-value="Senegal" calcext:value-type="string">
            <text:p>Senegal</text:p>
          </table:table-cell>
          <table:table-cell table:formula="of:=FIND(&quot;title=&quot;;[.B310];1)+7" office:value-type="float" office:value="77" calcext:value-type="float">
            <text:p>77</text:p>
          </table:table-cell>
          <table:table-cell table:formula="of:=FIND(&quot;&quot;&quot;&quot;;[.B310];FIND(&quot;title=&quot;;[.B310];1)+7)" office:value-type="float" office:value="84" calcext:value-type="float">
            <text:p>84</text:p>
          </table:table-cell>
          <table:table-cell table:formula="of:=FIND(&quot;src=&quot;;[.B309];1)+7" office:value-type="string" office:string-value="" calcext:value-type="error">
            <text:p>#WERT!</text:p>
          </table:table-cell>
          <table:table-cell table:formula="of:=FIND(&quot;&quot;&quot;&quot;;[.B309];FIND(&quot;src=&quot;;[.B309];1)+7)" office:value-type="string" office:string-value="" calcext:value-type="error">
            <text:p>#WERT!</text:p>
          </table:table-cell>
          <table:table-cell table:formula="of:=FIND(&quot;title&quot;;[.B309];1)+7" office:value-type="float" office:value="33" calcext:value-type="float">
            <text:p>33</text:p>
          </table:table-cell>
          <table:table-cell table:formula="of:=FIND(&quot;&quot;&quot;&quot;;[.B309];FIND(&quot;title&quot;;[.B309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575" calcext:value-type="float">
            <text:p>1575</text:p>
          </table:table-cell>
          <table:table-cell office:value-type="string" calcext:value-type="string">
            <text:p>&lt;td&gt;&lt;span style="display:none"&gt;Senegal&lt;/span&gt;&lt;a href="/wiki/Senegal" title="Senegal"&gt;&lt;img alt="" src="//upload.wikimedia.org/wikipedia/commons/thumb/f/fd/Flag_of_Senegal.svg/20px-Flag_of_Senegal.svg.png" decoding="async" width="20" height="13" class="noviewer" srcset="//upload.wikimedia.org/wikipedia/commons/thumb/f/fd/Flag_of_Senegal.svg/30px-Flag_of_Senegal.svg.png 1.5x, //upload.wikimedia.org/wikipedia/commons/thumb/f/fd/Flag_of_Senegal.svg/40px-Flag_of_Senegal.svg.png 2x" data-file-width="900" data-file-height="600" /&gt;&lt;/a&gt;&amp;#160;&lt;a href="/wiki/Senegal" title="Senegal"&gt;Senegal&lt;/a&gt;&lt;/td&gt;</text:p>
          </table:table-cell>
          <table:table-cell table:formula="of:=CONCATENATE(&quot;[&quot;&quot;&quot;;[.E310];&quot;&quot;&quot;,&quot;&quot;&quot;&amp;[.G310];&quot;&quot;&quot;,&quot;&amp;&quot;&quot;&quot;&quot;&amp;[.F310]&amp;&quot;&quot;&quot;],&quot;)" office:value-type="string" office:string-value="[&quot;Senegal&quot;,&quot;Dakar&quot;,&quot;upload.wikimedia.org/wikipedia/commons/thumb/f/fd/Flag_of_Senegal.svg/20px-Flag_of_Senegal.svg.png&quot;]," calcext:value-type="string">
            <text:p>["Senegal","Dakar","upload.wikimedia.org/wikipedia/commons/thumb/f/fd/Flag_of_Senegal.svg/20px-Flag_of_Senegal.svg.png"],</text:p>
          </table:table-cell>
          <table:table-cell/>
          <table:table-cell table:formula="of:=MID([.B310];[.L310];[.M310]-[.L310])" office:value-type="string" office:string-value="Senegal" calcext:value-type="string">
            <text:p>Senegal</text:p>
          </table:table-cell>
          <table:table-cell table:formula="of:=MID([.B310];[.J310];[.K310]-[.J310])" office:value-type="string" office:string-value="upload.wikimedia.org/wikipedia/commons/thumb/f/fd/Flag_of_Senegal.svg/20px-Flag_of_Senegal.svg.png" calcext:value-type="string">
            <text:p>upload.wikimedia.org/wikipedia/commons/thumb/f/fd/Flag_of_Senegal.svg/20px-Flag_of_Senegal.svg.png</text:p>
          </table:table-cell>
          <table:table-cell table:formula="of:=MID([.B311];[.H310];[.I310]-[.H310])" office:value-type="string" office:string-value="Dakar" calcext:value-type="string">
            <text:p>Dakar</text:p>
          </table:table-cell>
          <table:table-cell table:formula="of:=FIND(&quot;title=&quot;;[.B311];1)+7" office:value-type="float" office:value="34" calcext:value-type="float">
            <text:p>34</text:p>
          </table:table-cell>
          <table:table-cell table:formula="of:=FIND(&quot;&quot;&quot;&quot;;[.B311];FIND(&quot;title=&quot;;[.B311];1)+7)" office:value-type="float" office:value="39" calcext:value-type="float">
            <text:p>39</text:p>
          </table:table-cell>
          <table:table-cell table:formula="of:=FIND(&quot;src=&quot;;[.B310];1)+7" office:value-type="float" office:value="105" calcext:value-type="float">
            <text:p>105</text:p>
          </table:table-cell>
          <table:table-cell table:formula="of:=FIND(&quot;&quot;&quot;&quot;;[.B310];FIND(&quot;src=&quot;;[.B310];1)+7)" office:value-type="float" office:value="203" calcext:value-type="float">
            <text:p>203</text:p>
          </table:table-cell>
          <table:table-cell table:formula="of:=FIND(&quot;title&quot;;[.B310];1)+7" office:value-type="float" office:value="77" calcext:value-type="float">
            <text:p>77</text:p>
          </table:table-cell>
          <table:table-cell table:formula="of:=FIND(&quot;&quot;&quot;&quot;;[.B310];FIND(&quot;title&quot;;[.B310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576" calcext:value-type="float">
            <text:p>1576</text:p>
          </table:table-cell>
          <table:table-cell office:value-type="string" calcext:value-type="string">
            <text:p>&lt;td&gt;&lt;a href="/wiki/Dakar" title="Dakar"&gt;Dakar&lt;/a&gt;</text:p>
          </table:table-cell>
          <table:table-cell table:formula="of:=CONCATENATE(&quot;[&quot;&quot;&quot;;[.E311];&quot;&quot;&quot;,&quot;&quot;&quot;&amp;[.G311];&quot;&quot;&quot;,&quot;&amp;&quot;&quot;&quot;&quot;&amp;[.F311]&amp;&quot;&quot;&quot;],&quot;)" office:value-type="string" office:string-value="" calcext:value-type="error">
            <text:p>#WERT!</text:p>
          </table:table-cell>
          <table:table-cell/>
          <table:table-cell table:formula="of:=MID([.B311];[.L311];[.M311]-[.L311])" office:value-type="string" office:string-value="Dakar" calcext:value-type="string">
            <text:p>Dakar</text:p>
          </table:table-cell>
          <table:table-cell table:formula="of:=MID([.B311];[.J311];[.K311]-[.J311])" office:value-type="string" office:string-value="" calcext:value-type="error">
            <text:p>#WERT!</text:p>
          </table:table-cell>
          <table:table-cell table:formula="of:=MID([.B312];[.H311];[.I311]-[.H311])" office:value-type="string" office:string-value="Serbien" calcext:value-type="string">
            <text:p>Serbien</text:p>
          </table:table-cell>
          <table:table-cell table:formula="of:=FIND(&quot;title=&quot;;[.B312];1)+7" office:value-type="float" office:value="77" calcext:value-type="float">
            <text:p>77</text:p>
          </table:table-cell>
          <table:table-cell table:formula="of:=FIND(&quot;&quot;&quot;&quot;;[.B312];FIND(&quot;title=&quot;;[.B312];1)+7)" office:value-type="float" office:value="84" calcext:value-type="float">
            <text:p>84</text:p>
          </table:table-cell>
          <table:table-cell table:formula="of:=FIND(&quot;src=&quot;;[.B311];1)+7" office:value-type="string" office:string-value="" calcext:value-type="error">
            <text:p>#WERT!</text:p>
          </table:table-cell>
          <table:table-cell table:formula="of:=FIND(&quot;&quot;&quot;&quot;;[.B311];FIND(&quot;src=&quot;;[.B311];1)+7)" office:value-type="string" office:string-value="" calcext:value-type="error">
            <text:p>#WERT!</text:p>
          </table:table-cell>
          <table:table-cell table:formula="of:=FIND(&quot;title&quot;;[.B311];1)+7" office:value-type="float" office:value="34" calcext:value-type="float">
            <text:p>34</text:p>
          </table:table-cell>
          <table:table-cell table:formula="of:=FIND(&quot;&quot;&quot;&quot;;[.B311];FIND(&quot;title&quot;;[.B311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585" calcext:value-type="float">
            <text:p>1585</text:p>
          </table:table-cell>
          <table:table-cell office:value-type="string" calcext:value-type="string">
            <text:p>&lt;td&gt;&lt;span style="display:none"&gt;Serbien&lt;/span&gt;&lt;a href="/wiki/Serbien" title="Serbien"&gt;&lt;img alt="" src="//upload.wikimedia.org/wikipedia/commons/thumb/f/ff/Flag_of_Serbia.svg/20px-Flag_of_Serbia.svg.png" decoding="async" width="20" height="13" class="noviewer thumbborder" srcset="//upload.wikimedia.org/wikipedia/commons/thumb/f/ff/Flag_of_Serbia.svg/30px-Flag_of_Serbia.svg.png 1.5x, //upload.wikimedia.org/wikipedia/commons/thumb/f/ff/Flag_of_Serbia.svg/40px-Flag_of_Serbia.svg.png 2x" data-file-width="945" data-file-height="630" /&gt;&lt;/a&gt;&amp;#160;&lt;a href="/wiki/Serbien" title="Serbien"&gt;Serbien&lt;/a&gt;&lt;/td&gt;</text:p>
          </table:table-cell>
          <table:table-cell table:formula="of:=CONCATENATE(&quot;[&quot;&quot;&quot;;[.E312];&quot;&quot;&quot;,&quot;&quot;&quot;&amp;[.G312];&quot;&quot;&quot;,&quot;&amp;&quot;&quot;&quot;&quot;&amp;[.F312]&amp;&quot;&quot;&quot;],&quot;)" office:value-type="string" office:string-value="[&quot;Serbien&quot;,&quot;Belgrad&quot;,&quot;upload.wikimedia.org/wikipedia/commons/thumb/f/ff/Flag_of_Serbia.svg/20px-Flag_of_Serbia.svg.png&quot;]," calcext:value-type="string">
            <text:p>["Serbien","Belgrad","upload.wikimedia.org/wikipedia/commons/thumb/f/ff/Flag_of_Serbia.svg/20px-Flag_of_Serbia.svg.png"],</text:p>
          </table:table-cell>
          <table:table-cell/>
          <table:table-cell table:formula="of:=MID([.B312];[.L312];[.M312]-[.L312])" office:value-type="string" office:string-value="Serbien" calcext:value-type="string">
            <text:p>Serbien</text:p>
          </table:table-cell>
          <table:table-cell table:formula="of:=MID([.B312];[.J312];[.K312]-[.J312])" office:value-type="string" office:string-value="upload.wikimedia.org/wikipedia/commons/thumb/f/ff/Flag_of_Serbia.svg/20px-Flag_of_Serbia.svg.png" calcext:value-type="string">
            <text:p>upload.wikimedia.org/wikipedia/commons/thumb/f/ff/Flag_of_Serbia.svg/20px-Flag_of_Serbia.svg.png</text:p>
          </table:table-cell>
          <table:table-cell table:formula="of:=MID([.B313];[.H312];[.I312]-[.H312])" office:value-type="string" office:string-value="Belgrad" calcext:value-type="string">
            <text:p>Belgrad</text:p>
          </table:table-cell>
          <table:table-cell table:formula="of:=FIND(&quot;title=&quot;;[.B313];1)+7" office:value-type="float" office:value="36" calcext:value-type="float">
            <text:p>36</text:p>
          </table:table-cell>
          <table:table-cell table:formula="of:=FIND(&quot;&quot;&quot;&quot;;[.B313];FIND(&quot;title=&quot;;[.B313];1)+7)" office:value-type="float" office:value="43" calcext:value-type="float">
            <text:p>43</text:p>
          </table:table-cell>
          <table:table-cell table:formula="of:=FIND(&quot;src=&quot;;[.B312];1)+7" office:value-type="float" office:value="105" calcext:value-type="float">
            <text:p>105</text:p>
          </table:table-cell>
          <table:table-cell table:formula="of:=FIND(&quot;&quot;&quot;&quot;;[.B312];FIND(&quot;src=&quot;;[.B312];1)+7)" office:value-type="float" office:value="201" calcext:value-type="float">
            <text:p>201</text:p>
          </table:table-cell>
          <table:table-cell table:formula="of:=FIND(&quot;title&quot;;[.B312];1)+7" office:value-type="float" office:value="77" calcext:value-type="float">
            <text:p>77</text:p>
          </table:table-cell>
          <table:table-cell table:formula="of:=FIND(&quot;&quot;&quot;&quot;;[.B312];FIND(&quot;title&quot;;[.B312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586" calcext:value-type="float">
            <text:p>1586</text:p>
          </table:table-cell>
          <table:table-cell office:value-type="string" calcext:value-type="string">
            <text:p>&lt;td&gt;&lt;a href="/wiki/Belgrad" title="Belgrad"&gt;Belgrad&lt;/a&gt;</text:p>
          </table:table-cell>
          <table:table-cell table:formula="of:=CONCATENATE(&quot;[&quot;&quot;&quot;;[.E313];&quot;&quot;&quot;,&quot;&quot;&quot;&amp;[.G313];&quot;&quot;&quot;,&quot;&amp;&quot;&quot;&quot;&quot;&amp;[.F313]&amp;&quot;&quot;&quot;],&quot;)" office:value-type="string" office:string-value="" calcext:value-type="error">
            <text:p>#WERT!</text:p>
          </table:table-cell>
          <table:table-cell/>
          <table:table-cell table:formula="of:=MID([.B313];[.L313];[.M313]-[.L313])" office:value-type="string" office:string-value="Belgrad" calcext:value-type="string">
            <text:p>Belgrad</text:p>
          </table:table-cell>
          <table:table-cell table:formula="of:=MID([.B313];[.J313];[.K313]-[.J313])" office:value-type="string" office:string-value="" calcext:value-type="error">
            <text:p>#WERT!</text:p>
          </table:table-cell>
          <table:table-cell table:formula="of:=MID([.B314];[.H313];[.I313]-[.H313])" office:value-type="string" office:string-value="Seychellen" calcext:value-type="string">
            <text:p>Seychellen</text:p>
          </table:table-cell>
          <table:table-cell table:formula="of:=FIND(&quot;title=&quot;;[.B314];1)+7" office:value-type="float" office:value="83" calcext:value-type="float">
            <text:p>83</text:p>
          </table:table-cell>
          <table:table-cell table:formula="of:=FIND(&quot;&quot;&quot;&quot;;[.B314];FIND(&quot;title=&quot;;[.B314];1)+7)" office:value-type="float" office:value="93" calcext:value-type="float">
            <text:p>93</text:p>
          </table:table-cell>
          <table:table-cell table:formula="of:=FIND(&quot;src=&quot;;[.B313];1)+7" office:value-type="string" office:string-value="" calcext:value-type="error">
            <text:p>#WERT!</text:p>
          </table:table-cell>
          <table:table-cell table:formula="of:=FIND(&quot;&quot;&quot;&quot;;[.B313];FIND(&quot;src=&quot;;[.B313];1)+7)" office:value-type="string" office:string-value="" calcext:value-type="error">
            <text:p>#WERT!</text:p>
          </table:table-cell>
          <table:table-cell table:formula="of:=FIND(&quot;title&quot;;[.B313];1)+7" office:value-type="float" office:value="36" calcext:value-type="float">
            <text:p>36</text:p>
          </table:table-cell>
          <table:table-cell table:formula="of:=FIND(&quot;&quot;&quot;&quot;;[.B313];FIND(&quot;title&quot;;[.B313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595" calcext:value-type="float">
            <text:p>1595</text:p>
          </table:table-cell>
          <table:table-cell office:value-type="string" calcext:value-type="string">
            <text:p>&lt;td&gt;&lt;span style="display:none"&gt;Seychellen&lt;/span&gt;&lt;a href="/wiki/Seychellen" title="Seychellen"&gt;&lt;img alt="" src="//upload.wikimedia.org/wikipedia/commons/thumb/f/fc/Flag_of_Seychelles.svg/20px-Flag_of_Seychelles.svg.png" decoding="async" width="20" height="10" class="noviewer" srcset="//upload.wikimedia.org/wikipedia/commons/thumb/f/fc/Flag_of_Seychelles.svg/30px-Flag_of_Seychelles.svg.png 1.5x, //upload.wikimedia.org/wikipedia/commons/thumb/f/fc/Flag_of_Seychelles.svg/40px-Flag_of_Seychelles.svg.png 2x" data-file-width="1200" data-file-height="600" /&gt;&lt;/a&gt;&amp;#160;&lt;a href="/wiki/Seychellen" title="Seychellen"&gt;Seychellen&lt;/a&gt;&lt;/td&gt;</text:p>
          </table:table-cell>
          <table:table-cell table:formula="of:=CONCATENATE(&quot;[&quot;&quot;&quot;;[.E314];&quot;&quot;&quot;,&quot;&quot;&quot;&amp;[.G314];&quot;&quot;&quot;,&quot;&amp;&quot;&quot;&quot;&quot;&amp;[.F314]&amp;&quot;&quot;&quot;],&quot;)" office:value-type="string" office:string-value="[&quot;Seychellen&quot;,&quot;Victoria (Seychellen)&quot;,&quot;upload.wikimedia.org/wikipedia/commons/thumb/f/fc/Flag_of_Seychelles.svg/20px-Flag_of_Seychelles.svg.png&quot;]," calcext:value-type="string">
            <text:p>["Seychellen","Victoria (Seychellen)","upload.wikimedia.org/wikipedia/commons/thumb/f/fc/Flag_of_Seychelles.svg/20px-Flag_of_Seychelles.svg.png"],</text:p>
          </table:table-cell>
          <table:table-cell/>
          <table:table-cell table:formula="of:=MID([.B314];[.L314];[.M314]-[.L314])" office:value-type="string" office:string-value="Seychellen" calcext:value-type="string">
            <text:p>Seychellen</text:p>
          </table:table-cell>
          <table:table-cell table:formula="of:=MID([.B314];[.J314];[.K314]-[.J314])" office:value-type="string" office:string-value="upload.wikimedia.org/wikipedia/commons/thumb/f/fc/Flag_of_Seychelles.svg/20px-Flag_of_Seychelles.svg.png" calcext:value-type="string">
            <text:p>upload.wikimedia.org/wikipedia/commons/thumb/f/fc/Flag_of_Seychelles.svg/20px-Flag_of_Seychelles.svg.png</text:p>
          </table:table-cell>
          <table:table-cell table:formula="of:=MID([.B315];[.H314];[.I314]-[.H314])" office:value-type="string" office:string-value="Victoria (Seychellen)" calcext:value-type="string">
            <text:p>Victoria (Seychellen)</text:p>
          </table:table-cell>
          <table:table-cell table:formula="of:=FIND(&quot;title=&quot;;[.B315];1)+7" office:value-type="float" office:value="50" calcext:value-type="float">
            <text:p>50</text:p>
          </table:table-cell>
          <table:table-cell table:formula="of:=FIND(&quot;&quot;&quot;&quot;;[.B315];FIND(&quot;title=&quot;;[.B315];1)+7)" office:value-type="float" office:value="71" calcext:value-type="float">
            <text:p>71</text:p>
          </table:table-cell>
          <table:table-cell table:formula="of:=FIND(&quot;src=&quot;;[.B314];1)+7" office:value-type="float" office:value="114" calcext:value-type="float">
            <text:p>114</text:p>
          </table:table-cell>
          <table:table-cell table:formula="of:=FIND(&quot;&quot;&quot;&quot;;[.B314];FIND(&quot;src=&quot;;[.B314];1)+7)" office:value-type="float" office:value="218" calcext:value-type="float">
            <text:p>218</text:p>
          </table:table-cell>
          <table:table-cell table:formula="of:=FIND(&quot;title&quot;;[.B314];1)+7" office:value-type="float" office:value="83" calcext:value-type="float">
            <text:p>83</text:p>
          </table:table-cell>
          <table:table-cell table:formula="of:=FIND(&quot;&quot;&quot;&quot;;[.B314];FIND(&quot;title&quot;;[.B314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596" calcext:value-type="float">
            <text:p>1596</text:p>
          </table:table-cell>
          <table:table-cell office:value-type="string" calcext:value-type="string">
            <text:p>&lt;td&gt;&lt;a href="/wiki/Victoria_(Seychellen)" title="Victoria (Seychellen)"&gt;Victoria&lt;/a&gt;</text:p>
          </table:table-cell>
          <table:table-cell table:formula="of:=CONCATENATE(&quot;[&quot;&quot;&quot;;[.E315];&quot;&quot;&quot;,&quot;&quot;&quot;&amp;[.G315];&quot;&quot;&quot;,&quot;&amp;&quot;&quot;&quot;&quot;&amp;[.F315]&amp;&quot;&quot;&quot;],&quot;)" office:value-type="string" office:string-value="" calcext:value-type="error">
            <text:p>#WERT!</text:p>
          </table:table-cell>
          <table:table-cell/>
          <table:table-cell table:formula="of:=MID([.B315];[.L315];[.M315]-[.L315])" office:value-type="string" office:string-value="Victoria (Seychellen)" calcext:value-type="string">
            <text:p>Victoria (Seychellen)</text:p>
          </table:table-cell>
          <table:table-cell table:formula="of:=MID([.B315];[.J315];[.K315]-[.J315])" office:value-type="string" office:string-value="" calcext:value-type="error">
            <text:p>#WERT!</text:p>
          </table:table-cell>
          <table:table-cell table:formula="of:=MID([.B316];[.H315];[.I315]-[.H315])" office:value-type="string" office:string-value="Sierra Leone" calcext:value-type="string">
            <text:p>Sierra Leone</text:p>
          </table:table-cell>
          <table:table-cell table:formula="of:=FIND(&quot;title=&quot;;[.B316];1)+7" office:value-type="float" office:value="87" calcext:value-type="float">
            <text:p>87</text:p>
          </table:table-cell>
          <table:table-cell table:formula="of:=FIND(&quot;&quot;&quot;&quot;;[.B316];FIND(&quot;title=&quot;;[.B316];1)+7)" office:value-type="float" office:value="99" calcext:value-type="float">
            <text:p>99</text:p>
          </table:table-cell>
          <table:table-cell table:formula="of:=FIND(&quot;src=&quot;;[.B315];1)+7" office:value-type="string" office:string-value="" calcext:value-type="error">
            <text:p>#WERT!</text:p>
          </table:table-cell>
          <table:table-cell table:formula="of:=FIND(&quot;&quot;&quot;&quot;;[.B315];FIND(&quot;src=&quot;;[.B315];1)+7)" office:value-type="string" office:string-value="" calcext:value-type="error">
            <text:p>#WERT!</text:p>
          </table:table-cell>
          <table:table-cell table:formula="of:=FIND(&quot;title&quot;;[.B315];1)+7" office:value-type="float" office:value="50" calcext:value-type="float">
            <text:p>50</text:p>
          </table:table-cell>
          <table:table-cell table:formula="of:=FIND(&quot;&quot;&quot;&quot;;[.B315];FIND(&quot;title&quot;;[.B315];1)+7)" office:value-type="float" office:value="71" calcext:value-type="float">
            <text:p>71</text:p>
          </table:table-cell>
        </table:table-row>
        <table:table-row table:style-name="ro27">
          <table:table-cell office:value-type="float" office:value="1605" calcext:value-type="float">
            <text:p>1605</text:p>
          </table:table-cell>
          <table:table-cell office:value-type="string" calcext:value-type="string">
            <text:p>&lt;td&gt;&lt;span style="display:none"&gt;Sierra Leone&lt;/span&gt;&lt;a href="/wiki/Sierra_Leone" title="Sierra Leone"&gt;&lt;img alt="" src="//upload.wikimedia.org/wikipedia/commons/thumb/1/17/Flag_of_Sierra_Leone.svg/20px-Flag_of_Sierra_Leone.svg.png" decoding="async" width="20" height="13" class="noviewer thumbborder" srcset="//upload.wikimedia.org/wikipedia/commons/thumb/1/17/Flag_of_Sierra_Leone.svg/30px-Flag_of_Sierra_Leone.svg.png 1.5x, //upload.wikimedia.org/wikipedia/commons/thumb/1/17/Flag_of_Sierra_Leone.svg/40px-Flag_of_Sierra_Leone.svg.png 2x" data-file-width="900" data-file-height="600" /&gt;&lt;/a&gt;&amp;#160;&lt;a href="/wiki/Sierra_Leone" title="Sierra Leone"&gt;Sierra Leone&lt;/a&gt;&lt;/td&gt;</text:p>
          </table:table-cell>
          <table:table-cell table:formula="of:=CONCATENATE(&quot;[&quot;&quot;&quot;;[.E316];&quot;&quot;&quot;,&quot;&quot;&quot;&amp;[.G316];&quot;&quot;&quot;,&quot;&amp;&quot;&quot;&quot;&quot;&amp;[.F316]&amp;&quot;&quot;&quot;],&quot;)" office:value-type="string" office:string-value="[&quot;Sierra Leone&quot;,&quot;Freetown&quot;,&quot;upload.wikimedia.org/wikipedia/commons/thumb/1/17/Flag_of_Sierra_Leone.svg/20px-Flag_of_Sierra_Leone.svg.png&quot;]," calcext:value-type="string">
            <text:p>["Sierra Leone","Freetown","upload.wikimedia.org/wikipedia/commons/thumb/1/17/Flag_of_Sierra_Leone.svg/20px-Flag_of_Sierra_Leone.svg.png"],</text:p>
          </table:table-cell>
          <table:table-cell/>
          <table:table-cell table:formula="of:=MID([.B316];[.L316];[.M316]-[.L316])" office:value-type="string" office:string-value="Sierra Leone" calcext:value-type="string">
            <text:p>Sierra Leone</text:p>
          </table:table-cell>
          <table:table-cell table:formula="of:=MID([.B316];[.J316];[.K316]-[.J316])" office:value-type="string" office:string-value="upload.wikimedia.org/wikipedia/commons/thumb/1/17/Flag_of_Sierra_Leone.svg/20px-Flag_of_Sierra_Leone.svg.png" calcext:value-type="string">
            <text:p>upload.wikimedia.org/wikipedia/commons/thumb/1/17/Flag_of_Sierra_Leone.svg/20px-Flag_of_Sierra_Leone.svg.png</text:p>
          </table:table-cell>
          <table:table-cell table:formula="of:=MID([.B317];[.H316];[.I316]-[.H316])" office:value-type="string" office:string-value="Freetown" calcext:value-type="string">
            <text:p>Freetown</text:p>
          </table:table-cell>
          <table:table-cell table:formula="of:=FIND(&quot;title=&quot;;[.B317];1)+7" office:value-type="float" office:value="37" calcext:value-type="float">
            <text:p>37</text:p>
          </table:table-cell>
          <table:table-cell table:formula="of:=FIND(&quot;&quot;&quot;&quot;;[.B317];FIND(&quot;title=&quot;;[.B317];1)+7)" office:value-type="float" office:value="45" calcext:value-type="float">
            <text:p>45</text:p>
          </table:table-cell>
          <table:table-cell table:formula="of:=FIND(&quot;src=&quot;;[.B316];1)+7" office:value-type="float" office:value="120" calcext:value-type="float">
            <text:p>120</text:p>
          </table:table-cell>
          <table:table-cell table:formula="of:=FIND(&quot;&quot;&quot;&quot;;[.B316];FIND(&quot;src=&quot;;[.B316];1)+7)" office:value-type="float" office:value="228" calcext:value-type="float">
            <text:p>228</text:p>
          </table:table-cell>
          <table:table-cell table:formula="of:=FIND(&quot;title&quot;;[.B316];1)+7" office:value-type="float" office:value="87" calcext:value-type="float">
            <text:p>87</text:p>
          </table:table-cell>
          <table:table-cell table:formula="of:=FIND(&quot;&quot;&quot;&quot;;[.B316];FIND(&quot;title&quot;;[.B316];1)+7)" office:value-type="float" office:value="99" calcext:value-type="float">
            <text:p>99</text:p>
          </table:table-cell>
        </table:table-row>
        <table:table-row table:style-name="ro27">
          <table:table-cell office:value-type="float" office:value="1606" calcext:value-type="float">
            <text:p>1606</text:p>
          </table:table-cell>
          <table:table-cell office:value-type="string" calcext:value-type="string">
            <text:p>&lt;td&gt;&lt;a href="/wiki/Freetown" title="Freetown"&gt;Freetown&lt;/a&gt;</text:p>
          </table:table-cell>
          <table:table-cell table:formula="of:=CONCATENATE(&quot;[&quot;&quot;&quot;;[.E317];&quot;&quot;&quot;,&quot;&quot;&quot;&amp;[.G317];&quot;&quot;&quot;,&quot;&amp;&quot;&quot;&quot;&quot;&amp;[.F317]&amp;&quot;&quot;&quot;],&quot;)" office:value-type="string" office:string-value="" calcext:value-type="error">
            <text:p>#WERT!</text:p>
          </table:table-cell>
          <table:table-cell/>
          <table:table-cell table:formula="of:=MID([.B317];[.L317];[.M317]-[.L317])" office:value-type="string" office:string-value="Freetown" calcext:value-type="string">
            <text:p>Freetown</text:p>
          </table:table-cell>
          <table:table-cell table:formula="of:=MID([.B317];[.J317];[.K317]-[.J317])" office:value-type="string" office:string-value="" calcext:value-type="error">
            <text:p>#WERT!</text:p>
          </table:table-cell>
          <table:table-cell table:formula="of:=MID([.B318];[.H317];[.I317]-[.H317])" office:value-type="string" office:string-value="Simbabwe" calcext:value-type="string">
            <text:p>Simbabwe</text:p>
          </table:table-cell>
          <table:table-cell table:formula="of:=FIND(&quot;title=&quot;;[.B318];1)+7" office:value-type="float" office:value="79" calcext:value-type="float">
            <text:p>79</text:p>
          </table:table-cell>
          <table:table-cell table:formula="of:=FIND(&quot;&quot;&quot;&quot;;[.B318];FIND(&quot;title=&quot;;[.B318];1)+7)" office:value-type="float" office:value="87" calcext:value-type="float">
            <text:p>87</text:p>
          </table:table-cell>
          <table:table-cell table:formula="of:=FIND(&quot;src=&quot;;[.B317];1)+7" office:value-type="string" office:string-value="" calcext:value-type="error">
            <text:p>#WERT!</text:p>
          </table:table-cell>
          <table:table-cell table:formula="of:=FIND(&quot;&quot;&quot;&quot;;[.B317];FIND(&quot;src=&quot;;[.B317];1)+7)" office:value-type="string" office:string-value="" calcext:value-type="error">
            <text:p>#WERT!</text:p>
          </table:table-cell>
          <table:table-cell table:formula="of:=FIND(&quot;title&quot;;[.B317];1)+7" office:value-type="float" office:value="37" calcext:value-type="float">
            <text:p>37</text:p>
          </table:table-cell>
          <table:table-cell table:formula="of:=FIND(&quot;&quot;&quot;&quot;;[.B317];FIND(&quot;title&quot;;[.B317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615" calcext:value-type="float">
            <text:p>1615</text:p>
          </table:table-cell>
          <table:table-cell office:value-type="string" calcext:value-type="string">
            <text:p>&lt;td&gt;&lt;span style="display:none"&gt;Simbabwe&lt;/span&gt;&lt;a href="/wiki/Simbabwe" title="Simbabwe"&gt;&lt;img alt="" src="//upload.wikimedia.org/wikipedia/commons/thumb/6/6a/Flag_of_Zimbabwe.svg/20px-Flag_of_Zimbabwe.svg.png" decoding="async" width="20" height="10" class="noviewer thumbborder" srcset="//upload.wikimedia.org/wikipedia/commons/thumb/6/6a/Flag_of_Zimbabwe.svg/30px-Flag_of_Zimbabwe.svg.png 1.5x, //upload.wikimedia.org/wikipedia/commons/thumb/6/6a/Flag_of_Zimbabwe.svg/40px-Flag_of_Zimbabwe.svg.png 2x" data-file-width="1260" data-file-height="630" /&gt;&lt;/a&gt;&amp;#160;&lt;a href="/wiki/Simbabwe" title="Simbabwe"&gt;Simbabwe&lt;/a&gt;&lt;/td&gt;</text:p>
          </table:table-cell>
          <table:table-cell table:formula="of:=CONCATENATE(&quot;[&quot;&quot;&quot;;[.E318];&quot;&quot;&quot;,&quot;&quot;&quot;&amp;[.G318];&quot;&quot;&quot;,&quot;&amp;&quot;&quot;&quot;&quot;&amp;[.F318]&amp;&quot;&quot;&quot;],&quot;)" office:value-type="string" office:string-value="[&quot;Simbabwe&quot;,&quot;Harare&quot;,&quot;upload.wikimedia.org/wikipedia/commons/thumb/6/6a/Flag_of_Zimbabwe.svg/20px-Flag_of_Zimbabwe.svg.png&quot;]," calcext:value-type="string">
            <text:p>["Simbabwe","Harare","upload.wikimedia.org/wikipedia/commons/thumb/6/6a/Flag_of_Zimbabwe.svg/20px-Flag_of_Zimbabwe.svg.png"],</text:p>
          </table:table-cell>
          <table:table-cell/>
          <table:table-cell table:formula="of:=MID([.B318];[.L318];[.M318]-[.L318])" office:value-type="string" office:string-value="Simbabwe" calcext:value-type="string">
            <text:p>Simbabwe</text:p>
          </table:table-cell>
          <table:table-cell table:formula="of:=MID([.B318];[.J318];[.K318]-[.J318])" office:value-type="string" office:string-value="upload.wikimedia.org/wikipedia/commons/thumb/6/6a/Flag_of_Zimbabwe.svg/20px-Flag_of_Zimbabwe.svg.png" calcext:value-type="string">
            <text:p>upload.wikimedia.org/wikipedia/commons/thumb/6/6a/Flag_of_Zimbabwe.svg/20px-Flag_of_Zimbabwe.svg.png</text:p>
          </table:table-cell>
          <table:table-cell table:formula="of:=MID([.B319];[.H318];[.I318]-[.H318])" office:value-type="string" office:string-value="Harare" calcext:value-type="string">
            <text:p>Harare</text:p>
          </table:table-cell>
          <table:table-cell table:formula="of:=FIND(&quot;title=&quot;;[.B319];1)+7" office:value-type="float" office:value="35" calcext:value-type="float">
            <text:p>35</text:p>
          </table:table-cell>
          <table:table-cell table:formula="of:=FIND(&quot;&quot;&quot;&quot;;[.B319];FIND(&quot;title=&quot;;[.B319];1)+7)" office:value-type="float" office:value="41" calcext:value-type="float">
            <text:p>41</text:p>
          </table:table-cell>
          <table:table-cell table:formula="of:=FIND(&quot;src=&quot;;[.B318];1)+7" office:value-type="float" office:value="108" calcext:value-type="float">
            <text:p>108</text:p>
          </table:table-cell>
          <table:table-cell table:formula="of:=FIND(&quot;&quot;&quot;&quot;;[.B318];FIND(&quot;src=&quot;;[.B318];1)+7)" office:value-type="float" office:value="208" calcext:value-type="float">
            <text:p>208</text:p>
          </table:table-cell>
          <table:table-cell table:formula="of:=FIND(&quot;title&quot;;[.B318];1)+7" office:value-type="float" office:value="79" calcext:value-type="float">
            <text:p>79</text:p>
          </table:table-cell>
          <table:table-cell table:formula="of:=FIND(&quot;&quot;&quot;&quot;;[.B318];FIND(&quot;title&quot;;[.B318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616" calcext:value-type="float">
            <text:p>1616</text:p>
          </table:table-cell>
          <table:table-cell office:value-type="string" calcext:value-type="string">
            <text:p>&lt;td&gt;&lt;a href="/wiki/Harare" title="Harare"&gt;Harare&lt;/a&gt;</text:p>
          </table:table-cell>
          <table:table-cell table:formula="of:=CONCATENATE(&quot;[&quot;&quot;&quot;;[.E319];&quot;&quot;&quot;,&quot;&quot;&quot;&amp;[.G319];&quot;&quot;&quot;,&quot;&amp;&quot;&quot;&quot;&quot;&amp;[.F319]&amp;&quot;&quot;&quot;],&quot;)" office:value-type="string" office:string-value="" calcext:value-type="error">
            <text:p>#WERT!</text:p>
          </table:table-cell>
          <table:table-cell/>
          <table:table-cell table:formula="of:=MID([.B319];[.L319];[.M319]-[.L319])" office:value-type="string" office:string-value="Harare" calcext:value-type="string">
            <text:p>Harare</text:p>
          </table:table-cell>
          <table:table-cell table:formula="of:=MID([.B319];[.J319];[.K319]-[.J319])" office:value-type="string" office:string-value="" calcext:value-type="error">
            <text:p>#WERT!</text:p>
          </table:table-cell>
          <table:table-cell table:formula="of:=MID([.B320];[.H319];[.I319]-[.H319])" office:value-type="string" office:string-value="Singapur" calcext:value-type="string">
            <text:p>Singapur</text:p>
          </table:table-cell>
          <table:table-cell table:formula="of:=FIND(&quot;title=&quot;;[.B320];1)+7" office:value-type="float" office:value="79" calcext:value-type="float">
            <text:p>79</text:p>
          </table:table-cell>
          <table:table-cell table:formula="of:=FIND(&quot;&quot;&quot;&quot;;[.B320];FIND(&quot;title=&quot;;[.B320];1)+7)" office:value-type="float" office:value="87" calcext:value-type="float">
            <text:p>87</text:p>
          </table:table-cell>
          <table:table-cell table:formula="of:=FIND(&quot;src=&quot;;[.B319];1)+7" office:value-type="string" office:string-value="" calcext:value-type="error">
            <text:p>#WERT!</text:p>
          </table:table-cell>
          <table:table-cell table:formula="of:=FIND(&quot;&quot;&quot;&quot;;[.B319];FIND(&quot;src=&quot;;[.B319];1)+7)" office:value-type="string" office:string-value="" calcext:value-type="error">
            <text:p>#WERT!</text:p>
          </table:table-cell>
          <table:table-cell table:formula="of:=FIND(&quot;title&quot;;[.B319];1)+7" office:value-type="float" office:value="35" calcext:value-type="float">
            <text:p>35</text:p>
          </table:table-cell>
          <table:table-cell table:formula="of:=FIND(&quot;&quot;&quot;&quot;;[.B319];FIND(&quot;title&quot;;[.B319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625" calcext:value-type="float">
            <text:p>1625</text:p>
          </table:table-cell>
          <table:table-cell office:value-type="string" calcext:value-type="string">
            <text:p>&lt;td&gt;&lt;span style="display:none"&gt;Singapur&lt;/span&gt;&lt;a href="/wiki/Singapur" title="Singapur"&gt;&lt;img alt="" src="//upload.wikimedia.org/wikipedia/commons/thumb/4/48/Flag_of_Singapore.svg/20px-Flag_of_Singapore.svg.png" decoding="async" width="20" height="13" class="noviewer thumbborder" srcset="//upload.wikimedia.org/wikipedia/commons/thumb/4/48/Flag_of_Singapore.svg/30px-Flag_of_Singapore.svg.png 1.5x, //upload.wikimedia.org/wikipedia/commons/thumb/4/48/Flag_of_Singapore.svg/40px-Flag_of_Singapore.svg.png 2x" data-file-width="900" data-file-height="600" /&gt;&lt;/a&gt;&amp;#160;&lt;a href="/wiki/Singapur" title="Singapur"&gt;Singapur&lt;/a&gt;&lt;/td&gt;</text:p>
          </table:table-cell>
          <table:table-cell table:formula="of:=CONCATENATE(&quot;[&quot;&quot;&quot;;[.E320];&quot;&quot;&quot;,&quot;&quot;&quot;&amp;[.G320];&quot;&quot;&quot;,&quot;&amp;&quot;&quot;&quot;&quot;&amp;[.F320]&amp;&quot;&quot;&quot;],&quot;)" office:value-type="string" office:string-value="[&quot;Singapur&quot;,&quot;Slowakei&quot;,&quot;upload.wikimedia.org/wikipedia/commons/thumb/4/48/Flag_of_Singapore.svg/20px-Flag_of_Singapore.svg.png&quot;]," calcext:value-type="string">
            <text:p>["Singapur","Slowakei","upload.wikimedia.org/wikipedia/commons/thumb/4/48/Flag_of_Singapore.svg/20px-Flag_of_Singapore.svg.png"],</text:p>
          </table:table-cell>
          <table:table-cell/>
          <table:table-cell table:formula="of:=MID([.B320];[.L320];[.M320]-[.L320])" office:value-type="string" office:string-value="Singapur" calcext:value-type="string">
            <text:p>Singapur</text:p>
          </table:table-cell>
          <table:table-cell table:formula="of:=MID([.B320];[.J320];[.K320]-[.J320])" office:value-type="string" office:string-value="upload.wikimedia.org/wikipedia/commons/thumb/4/48/Flag_of_Singapore.svg/20px-Flag_of_Singapore.svg.png" calcext:value-type="string">
            <text:p>upload.wikimedia.org/wikipedia/commons/thumb/4/48/Flag_of_Singapore.svg/20px-Flag_of_Singapore.svg.png</text:p>
          </table:table-cell>
          <table:table-cell table:formula="of:=MID([.B321];[.H320];[.I320]-[.H320])" office:value-type="string" office:string-value="Slowakei" calcext:value-type="string">
            <text:p>Slowakei</text:p>
          </table:table-cell>
          <table:table-cell table:formula="of:=FIND(&quot;title=&quot;;[.B321];1)+7" office:value-type="float" office:value="79" calcext:value-type="float">
            <text:p>79</text:p>
          </table:table-cell>
          <table:table-cell table:formula="of:=FIND(&quot;&quot;&quot;&quot;;[.B321];FIND(&quot;title=&quot;;[.B321];1)+7)" office:value-type="float" office:value="87" calcext:value-type="float">
            <text:p>87</text:p>
          </table:table-cell>
          <table:table-cell table:formula="of:=FIND(&quot;src=&quot;;[.B320];1)+7" office:value-type="float" office:value="108" calcext:value-type="float">
            <text:p>108</text:p>
          </table:table-cell>
          <table:table-cell table:formula="of:=FIND(&quot;&quot;&quot;&quot;;[.B320];FIND(&quot;src=&quot;;[.B320];1)+7)" office:value-type="float" office:value="210" calcext:value-type="float">
            <text:p>210</text:p>
          </table:table-cell>
          <table:table-cell table:formula="of:=FIND(&quot;title&quot;;[.B320];1)+7" office:value-type="float" office:value="79" calcext:value-type="float">
            <text:p>79</text:p>
          </table:table-cell>
          <table:table-cell table:formula="of:=FIND(&quot;&quot;&quot;&quot;;[.B320];FIND(&quot;title&quot;;[.B320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635" calcext:value-type="float">
            <text:p>1635</text:p>
          </table:table-cell>
          <table:table-cell office:value-type="string" calcext:value-type="string">
            <text:p>&lt;td&gt;&lt;span style="display:none"&gt;Slowakei&lt;/span&gt;&lt;a href="/wiki/Slowakei" title="Slowakei"&gt;&lt;img alt="" src="//upload.wikimedia.org/wikipedia/commons/thumb/e/e6/Flag_of_Slovakia.svg/20px-Flag_of_Slovakia.svg.png" decoding="async" width="20" height="13" class="noviewer thumbborder" srcset="//upload.wikimedia.org/wikipedia/commons/thumb/e/e6/Flag_of_Slovakia.svg/30px-Flag_of_Slovakia.svg.png 1.5x, //upload.wikimedia.org/wikipedia/commons/thumb/e/e6/Flag_of_Slovakia.svg/40px-Flag_of_Slovakia.svg.png 2x" data-file-width="900" data-file-height="600" /&gt;&lt;/a&gt;&amp;#160;&lt;a href="/wiki/Slowakei" title="Slowakei"&gt;Slowakei&lt;/a&gt;&lt;/td&gt;</text:p>
          </table:table-cell>
          <table:table-cell table:formula="of:=CONCATENATE(&quot;[&quot;&quot;&quot;;[.E321];&quot;&quot;&quot;,&quot;&quot;&quot;&amp;[.G321];&quot;&quot;&quot;,&quot;&amp;&quot;&quot;&quot;&quot;&amp;[.F321]&amp;&quot;&quot;&quot;],&quot;)" office:value-type="string" office:string-value="[&quot;Slowakei&quot;,&quot;Bratislava&quot;,&quot;upload.wikimedia.org/wikipedia/commons/thumb/e/e6/Flag_of_Slovakia.svg/20px-Flag_of_Slovakia.svg.png&quot;]," calcext:value-type="string">
            <text:p>["Slowakei","Bratislava","upload.wikimedia.org/wikipedia/commons/thumb/e/e6/Flag_of_Slovakia.svg/20px-Flag_of_Slovakia.svg.png"],</text:p>
          </table:table-cell>
          <table:table-cell/>
          <table:table-cell table:formula="of:=MID([.B321];[.L321];[.M321]-[.L321])" office:value-type="string" office:string-value="Slowakei" calcext:value-type="string">
            <text:p>Slowakei</text:p>
          </table:table-cell>
          <table:table-cell table:formula="of:=MID([.B321];[.J321];[.K321]-[.J321])" office:value-type="string" office:string-value="upload.wikimedia.org/wikipedia/commons/thumb/e/e6/Flag_of_Slovakia.svg/20px-Flag_of_Slovakia.svg.png" calcext:value-type="string">
            <text:p>upload.wikimedia.org/wikipedia/commons/thumb/e/e6/Flag_of_Slovakia.svg/20px-Flag_of_Slovakia.svg.png</text:p>
          </table:table-cell>
          <table:table-cell table:formula="of:=MID([.B322];[.H321];[.I321]-[.H321])" office:value-type="string" office:string-value="Bratislava" calcext:value-type="string">
            <text:p>Bratislava</text:p>
          </table:table-cell>
          <table:table-cell table:formula="of:=FIND(&quot;title=&quot;;[.B322];1)+7" office:value-type="float" office:value="39" calcext:value-type="float">
            <text:p>39</text:p>
          </table:table-cell>
          <table:table-cell table:formula="of:=FIND(&quot;&quot;&quot;&quot;;[.B322];FIND(&quot;title=&quot;;[.B322];1)+7)" office:value-type="float" office:value="49" calcext:value-type="float">
            <text:p>49</text:p>
          </table:table-cell>
          <table:table-cell table:formula="of:=FIND(&quot;src=&quot;;[.B321];1)+7" office:value-type="float" office:value="108" calcext:value-type="float">
            <text:p>108</text:p>
          </table:table-cell>
          <table:table-cell table:formula="of:=FIND(&quot;&quot;&quot;&quot;;[.B321];FIND(&quot;src=&quot;;[.B321];1)+7)" office:value-type="float" office:value="208" calcext:value-type="float">
            <text:p>208</text:p>
          </table:table-cell>
          <table:table-cell table:formula="of:=FIND(&quot;title&quot;;[.B321];1)+7" office:value-type="float" office:value="79" calcext:value-type="float">
            <text:p>79</text:p>
          </table:table-cell>
          <table:table-cell table:formula="of:=FIND(&quot;&quot;&quot;&quot;;[.B321];FIND(&quot;title&quot;;[.B321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636" calcext:value-type="float">
            <text:p>1636</text:p>
          </table:table-cell>
          <table:table-cell office:value-type="string" calcext:value-type="string">
            <text:p>&lt;td&gt;&lt;a href="/wiki/Bratislava" title="Bratislava"&gt;Bratislava&lt;/a&gt;</text:p>
          </table:table-cell>
          <table:table-cell table:formula="of:=CONCATENATE(&quot;[&quot;&quot;&quot;;[.E322];&quot;&quot;&quot;,&quot;&quot;&quot;&amp;[.G322];&quot;&quot;&quot;,&quot;&amp;&quot;&quot;&quot;&quot;&amp;[.F322]&amp;&quot;&quot;&quot;],&quot;)" office:value-type="string" office:string-value="" calcext:value-type="error">
            <text:p>#WERT!</text:p>
          </table:table-cell>
          <table:table-cell/>
          <table:table-cell table:formula="of:=MID([.B322];[.L322];[.M322]-[.L322])" office:value-type="string" office:string-value="Bratislava" calcext:value-type="string">
            <text:p>Bratislava</text:p>
          </table:table-cell>
          <table:table-cell table:formula="of:=MID([.B322];[.J322];[.K322]-[.J322])" office:value-type="string" office:string-value="" calcext:value-type="error">
            <text:p>#WERT!</text:p>
          </table:table-cell>
          <table:table-cell table:formula="of:=MID([.B323];[.H322];[.I322]-[.H322])" office:value-type="string" office:string-value="Slowenien" calcext:value-type="string">
            <text:p>Slowenien</text:p>
          </table:table-cell>
          <table:table-cell table:formula="of:=FIND(&quot;title=&quot;;[.B323];1)+7" office:value-type="float" office:value="81" calcext:value-type="float">
            <text:p>81</text:p>
          </table:table-cell>
          <table:table-cell table:formula="of:=FIND(&quot;&quot;&quot;&quot;;[.B323];FIND(&quot;title=&quot;;[.B323];1)+7)" office:value-type="float" office:value="90" calcext:value-type="float">
            <text:p>90</text:p>
          </table:table-cell>
          <table:table-cell table:formula="of:=FIND(&quot;src=&quot;;[.B322];1)+7" office:value-type="string" office:string-value="" calcext:value-type="error">
            <text:p>#WERT!</text:p>
          </table:table-cell>
          <table:table-cell table:formula="of:=FIND(&quot;&quot;&quot;&quot;;[.B322];FIND(&quot;src=&quot;;[.B322];1)+7)" office:value-type="string" office:string-value="" calcext:value-type="error">
            <text:p>#WERT!</text:p>
          </table:table-cell>
          <table:table-cell table:formula="of:=FIND(&quot;title&quot;;[.B322];1)+7" office:value-type="float" office:value="39" calcext:value-type="float">
            <text:p>39</text:p>
          </table:table-cell>
          <table:table-cell table:formula="of:=FIND(&quot;&quot;&quot;&quot;;[.B322];FIND(&quot;title&quot;;[.B322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645" calcext:value-type="float">
            <text:p>1645</text:p>
          </table:table-cell>
          <table:table-cell office:value-type="string" calcext:value-type="string">
            <text:p>&lt;td&gt;&lt;span style="display:none"&gt;Slowenien&lt;/span&gt;&lt;a href="/wiki/Slowenien" title="Slowenien"&gt;&lt;img alt="" src="//upload.wikimedia.org/wikipedia/commons/thumb/f/f0/Flag_of_Slovenia.svg/20px-Flag_of_Slovenia.svg.png" decoding="async" width="20" height="10" class="noviewer thumbborder" srcset="//upload.wikimedia.org/wikipedia/commons/thumb/f/f0/Flag_of_Slovenia.svg/30px-Flag_of_Slovenia.svg.png 1.5x, //upload.wikimedia.org/wikipedia/commons/thumb/f/f0/Flag_of_Slovenia.svg/40px-Flag_of_Slovenia.svg.png 2x" data-file-width="1200" data-file-height="600" /&gt;&lt;/a&gt;&amp;#160;&lt;a href="/wiki/Slowenien" title="Slowenien"&gt;Slowenien&lt;/a&gt;&lt;/td&gt;</text:p>
          </table:table-cell>
          <table:table-cell table:formula="of:=CONCATENATE(&quot;[&quot;&quot;&quot;;[.E323];&quot;&quot;&quot;,&quot;&quot;&quot;&amp;[.G323];&quot;&quot;&quot;,&quot;&amp;&quot;&quot;&quot;&quot;&amp;[.F323]&amp;&quot;&quot;&quot;],&quot;)" office:value-type="string" office:string-value="[&quot;Slowenien&quot;,&quot;Ljubljana&quot;,&quot;upload.wikimedia.org/wikipedia/commons/thumb/f/f0/Flag_of_Slovenia.svg/20px-Flag_of_Slovenia.svg.png&quot;]," calcext:value-type="string">
            <text:p>["Slowenien","Ljubljana","upload.wikimedia.org/wikipedia/commons/thumb/f/f0/Flag_of_Slovenia.svg/20px-Flag_of_Slovenia.svg.png"],</text:p>
          </table:table-cell>
          <table:table-cell/>
          <table:table-cell table:formula="of:=MID([.B323];[.L323];[.M323]-[.L323])" office:value-type="string" office:string-value="Slowenien" calcext:value-type="string">
            <text:p>Slowenien</text:p>
          </table:table-cell>
          <table:table-cell table:formula="of:=MID([.B323];[.J323];[.K323]-[.J323])" office:value-type="string" office:string-value="upload.wikimedia.org/wikipedia/commons/thumb/f/f0/Flag_of_Slovenia.svg/20px-Flag_of_Slovenia.svg.png" calcext:value-type="string">
            <text:p>upload.wikimedia.org/wikipedia/commons/thumb/f/f0/Flag_of_Slovenia.svg/20px-Flag_of_Slovenia.svg.png</text:p>
          </table:table-cell>
          <table:table-cell table:formula="of:=MID([.B324];[.H323];[.I323]-[.H323])" office:value-type="string" office:string-value="Ljubljana" calcext:value-type="string">
            <text:p>Ljubljana</text:p>
          </table:table-cell>
          <table:table-cell table:formula="of:=FIND(&quot;title=&quot;;[.B324];1)+7" office:value-type="float" office:value="38" calcext:value-type="float">
            <text:p>38</text:p>
          </table:table-cell>
          <table:table-cell table:formula="of:=FIND(&quot;&quot;&quot;&quot;;[.B324];FIND(&quot;title=&quot;;[.B324];1)+7)" office:value-type="float" office:value="47" calcext:value-type="float">
            <text:p>47</text:p>
          </table:table-cell>
          <table:table-cell table:formula="of:=FIND(&quot;src=&quot;;[.B323];1)+7" office:value-type="float" office:value="111" calcext:value-type="float">
            <text:p>111</text:p>
          </table:table-cell>
          <table:table-cell table:formula="of:=FIND(&quot;&quot;&quot;&quot;;[.B323];FIND(&quot;src=&quot;;[.B323];1)+7)" office:value-type="float" office:value="211" calcext:value-type="float">
            <text:p>211</text:p>
          </table:table-cell>
          <table:table-cell table:formula="of:=FIND(&quot;title&quot;;[.B323];1)+7" office:value-type="float" office:value="81" calcext:value-type="float">
            <text:p>81</text:p>
          </table:table-cell>
          <table:table-cell table:formula="of:=FIND(&quot;&quot;&quot;&quot;;[.B323];FIND(&quot;title&quot;;[.B323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646" calcext:value-type="float">
            <text:p>1646</text:p>
          </table:table-cell>
          <table:table-cell office:value-type="string" calcext:value-type="string">
            <text:p>&lt;td&gt;&lt;a href="/wiki/Ljubljana" title="Ljubljana"&gt;Ljubljana&lt;/a&gt;</text:p>
          </table:table-cell>
          <table:table-cell table:formula="of:=CONCATENATE(&quot;[&quot;&quot;&quot;;[.E324];&quot;&quot;&quot;,&quot;&quot;&quot;&amp;[.G324];&quot;&quot;&quot;,&quot;&amp;&quot;&quot;&quot;&quot;&amp;[.F324]&amp;&quot;&quot;&quot;],&quot;)" office:value-type="string" office:string-value="" calcext:value-type="error">
            <text:p>#WERT!</text:p>
          </table:table-cell>
          <table:table-cell/>
          <table:table-cell table:formula="of:=MID([.B324];[.L324];[.M324]-[.L324])" office:value-type="string" office:string-value="Ljubljana" calcext:value-type="string">
            <text:p>Ljubljana</text:p>
          </table:table-cell>
          <table:table-cell table:formula="of:=MID([.B324];[.J324];[.K324]-[.J324])" office:value-type="string" office:string-value="" calcext:value-type="error">
            <text:p>#WERT!</text:p>
          </table:table-cell>
          <table:table-cell table:formula="of:=MID([.B325];[.H324];[.I324]-[.H324])" office:value-type="string" office:string-value="Somalia" calcext:value-type="string">
            <text:p>Somalia</text:p>
          </table:table-cell>
          <table:table-cell table:formula="of:=FIND(&quot;title=&quot;;[.B325];1)+7" office:value-type="float" office:value="77" calcext:value-type="float">
            <text:p>77</text:p>
          </table:table-cell>
          <table:table-cell table:formula="of:=FIND(&quot;&quot;&quot;&quot;;[.B325];FIND(&quot;title=&quot;;[.B325];1)+7)" office:value-type="float" office:value="84" calcext:value-type="float">
            <text:p>84</text:p>
          </table:table-cell>
          <table:table-cell table:formula="of:=FIND(&quot;src=&quot;;[.B324];1)+7" office:value-type="string" office:string-value="" calcext:value-type="error">
            <text:p>#WERT!</text:p>
          </table:table-cell>
          <table:table-cell table:formula="of:=FIND(&quot;&quot;&quot;&quot;;[.B324];FIND(&quot;src=&quot;;[.B324];1)+7)" office:value-type="string" office:string-value="" calcext:value-type="error">
            <text:p>#WERT!</text:p>
          </table:table-cell>
          <table:table-cell table:formula="of:=FIND(&quot;title&quot;;[.B324];1)+7" office:value-type="float" office:value="38" calcext:value-type="float">
            <text:p>38</text:p>
          </table:table-cell>
          <table:table-cell table:formula="of:=FIND(&quot;&quot;&quot;&quot;;[.B324];FIND(&quot;title&quot;;[.B324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655" calcext:value-type="float">
            <text:p>1655</text:p>
          </table:table-cell>
          <table:table-cell office:value-type="string" calcext:value-type="string">
            <text:p>&lt;td&gt;&lt;span style="display:none"&gt;Somalia&lt;/span&gt;&lt;a href="/wiki/Somalia" title="Somalia"&gt;&lt;img alt="" src="//upload.wikimedia.org/wikipedia/commons/thumb/a/a0/Flag_of_Somalia.svg/20px-Flag_of_Somalia.svg.png" decoding="async" width="20" height="13" class="noviewer" srcset="//upload.wikimedia.org/wikipedia/commons/thumb/a/a0/Flag_of_Somalia.svg/30px-Flag_of_Somalia.svg.png 1.5x, //upload.wikimedia.org/wikipedia/commons/thumb/a/a0/Flag_of_Somalia.svg/40px-Flag_of_Somalia.svg.png 2x" data-file-width="900" data-file-height="600" /&gt;&lt;/a&gt;&amp;#160;&lt;a href="/wiki/Somalia" title="Somalia"&gt;Somalia&lt;/a&gt;&lt;/td&gt;</text:p>
          </table:table-cell>
          <table:table-cell table:formula="of:=CONCATENATE(&quot;[&quot;&quot;&quot;;[.E325];&quot;&quot;&quot;,&quot;&quot;&quot;&amp;[.G325];&quot;&quot;&quot;,&quot;&amp;&quot;&quot;&quot;&quot;&amp;[.F325]&amp;&quot;&quot;&quot;],&quot;)" office:value-type="string" office:string-value="[&quot;Somalia&quot;,&quot;Mogadischu&quot;,&quot;upload.wikimedia.org/wikipedia/commons/thumb/a/a0/Flag_of_Somalia.svg/20px-Flag_of_Somalia.svg.png&quot;]," calcext:value-type="string">
            <text:p>["Somalia","Mogadischu","upload.wikimedia.org/wikipedia/commons/thumb/a/a0/Flag_of_Somalia.svg/20px-Flag_of_Somalia.svg.png"],</text:p>
          </table:table-cell>
          <table:table-cell/>
          <table:table-cell table:formula="of:=MID([.B325];[.L325];[.M325]-[.L325])" office:value-type="string" office:string-value="Somalia" calcext:value-type="string">
            <text:p>Somalia</text:p>
          </table:table-cell>
          <table:table-cell table:formula="of:=MID([.B325];[.J325];[.K325]-[.J325])" office:value-type="string" office:string-value="upload.wikimedia.org/wikipedia/commons/thumb/a/a0/Flag_of_Somalia.svg/20px-Flag_of_Somalia.svg.png" calcext:value-type="string">
            <text:p>upload.wikimedia.org/wikipedia/commons/thumb/a/a0/Flag_of_Somalia.svg/20px-Flag_of_Somalia.svg.png</text:p>
          </table:table-cell>
          <table:table-cell table:formula="of:=MID([.B326];[.H325];[.I325]-[.H325])" office:value-type="string" office:string-value="Mogadischu" calcext:value-type="string">
            <text:p>Mogadischu</text:p>
          </table:table-cell>
          <table:table-cell table:formula="of:=FIND(&quot;title=&quot;;[.B326];1)+7" office:value-type="float" office:value="39" calcext:value-type="float">
            <text:p>39</text:p>
          </table:table-cell>
          <table:table-cell table:formula="of:=FIND(&quot;&quot;&quot;&quot;;[.B326];FIND(&quot;title=&quot;;[.B326];1)+7)" office:value-type="float" office:value="49" calcext:value-type="float">
            <text:p>49</text:p>
          </table:table-cell>
          <table:table-cell table:formula="of:=FIND(&quot;src=&quot;;[.B325];1)+7" office:value-type="float" office:value="105" calcext:value-type="float">
            <text:p>105</text:p>
          </table:table-cell>
          <table:table-cell table:formula="of:=FIND(&quot;&quot;&quot;&quot;;[.B325];FIND(&quot;src=&quot;;[.B325];1)+7)" office:value-type="float" office:value="203" calcext:value-type="float">
            <text:p>203</text:p>
          </table:table-cell>
          <table:table-cell table:formula="of:=FIND(&quot;title&quot;;[.B325];1)+7" office:value-type="float" office:value="77" calcext:value-type="float">
            <text:p>77</text:p>
          </table:table-cell>
          <table:table-cell table:formula="of:=FIND(&quot;&quot;&quot;&quot;;[.B325];FIND(&quot;title&quot;;[.B325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656" calcext:value-type="float">
            <text:p>1656</text:p>
          </table:table-cell>
          <table:table-cell office:value-type="string" calcext:value-type="string">
            <text:p>&lt;td&gt;&lt;a href="/wiki/Mogadischu" title="Mogadischu"&gt;Mogadischu&lt;/a&gt;</text:p>
          </table:table-cell>
          <table:table-cell table:formula="of:=CONCATENATE(&quot;[&quot;&quot;&quot;;[.E326];&quot;&quot;&quot;,&quot;&quot;&quot;&amp;[.G326];&quot;&quot;&quot;,&quot;&amp;&quot;&quot;&quot;&quot;&amp;[.F326]&amp;&quot;&quot;&quot;],&quot;)" office:value-type="string" office:string-value="" calcext:value-type="error">
            <text:p>#WERT!</text:p>
          </table:table-cell>
          <table:table-cell/>
          <table:table-cell table:formula="of:=MID([.B326];[.L326];[.M326]-[.L326])" office:value-type="string" office:string-value="Mogadischu" calcext:value-type="string">
            <text:p>Mogadischu</text:p>
          </table:table-cell>
          <table:table-cell table:formula="of:=MID([.B326];[.J326];[.K326]-[.J326])" office:value-type="string" office:string-value="" calcext:value-type="error">
            <text:p>#WERT!</text:p>
          </table:table-cell>
          <table:table-cell table:formula="of:=MID([.B327];[.H326];[.I326]-[.H326])" office:value-type="string" office:string-value="Spanien" calcext:value-type="string">
            <text:p>Spanien</text:p>
          </table:table-cell>
          <table:table-cell table:formula="of:=FIND(&quot;title=&quot;;[.B327];1)+7" office:value-type="float" office:value="77" calcext:value-type="float">
            <text:p>77</text:p>
          </table:table-cell>
          <table:table-cell table:formula="of:=FIND(&quot;&quot;&quot;&quot;;[.B327];FIND(&quot;title=&quot;;[.B327];1)+7)" office:value-type="float" office:value="84" calcext:value-type="float">
            <text:p>84</text:p>
          </table:table-cell>
          <table:table-cell table:formula="of:=FIND(&quot;src=&quot;;[.B326];1)+7" office:value-type="string" office:string-value="" calcext:value-type="error">
            <text:p>#WERT!</text:p>
          </table:table-cell>
          <table:table-cell table:formula="of:=FIND(&quot;&quot;&quot;&quot;;[.B326];FIND(&quot;src=&quot;;[.B326];1)+7)" office:value-type="string" office:string-value="" calcext:value-type="error">
            <text:p>#WERT!</text:p>
          </table:table-cell>
          <table:table-cell table:formula="of:=FIND(&quot;title&quot;;[.B326];1)+7" office:value-type="float" office:value="39" calcext:value-type="float">
            <text:p>39</text:p>
          </table:table-cell>
          <table:table-cell table:formula="of:=FIND(&quot;&quot;&quot;&quot;;[.B326];FIND(&quot;title&quot;;[.B326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665" calcext:value-type="float">
            <text:p>1665</text:p>
          </table:table-cell>
          <table:table-cell office:value-type="string" calcext:value-type="string">
            <text:p>&lt;td&gt;&lt;span style="display:none"&gt;Spanien&lt;/span&gt;&lt;a href="/wiki/Spanien" title="Spanien"&gt;&lt;img alt="" src="//upload.wikimedia.org/wikipedia/commons/thumb/9/9a/Flag_of_Spain.svg/20px-Flag_of_Spain.svg.png" decoding="async" width="20" height="13" class="noviewer" srcset="//upload.wikimedia.org/wikipedia/commons/thumb/9/9a/Flag_of_Spain.svg/30px-Flag_of_Spain.svg.png 1.5x, //upload.wikimedia.org/wikipedia/commons/thumb/9/9a/Flag_of_Spain.svg/40px-Flag_of_Spain.svg.png 2x" data-file-width="750" data-file-height="500" /&gt;&lt;/a&gt;&amp;#160;&lt;a href="/wiki/Spanien" title="Spanien"&gt;Spanien&lt;/a&gt;&lt;/td&gt;</text:p>
          </table:table-cell>
          <table:table-cell table:formula="of:=CONCATENATE(&quot;[&quot;&quot;&quot;;[.E327];&quot;&quot;&quot;,&quot;&quot;&quot;&amp;[.G327];&quot;&quot;&quot;,&quot;&amp;&quot;&quot;&quot;&quot;&amp;[.F327]&amp;&quot;&quot;&quot;],&quot;)" office:value-type="string" office:string-value="[&quot;Spanien&quot;,&quot;Madrid&quot;,&quot;upload.wikimedia.org/wikipedia/commons/thumb/9/9a/Flag_of_Spain.svg/20px-Flag_of_Spain.svg.png&quot;]," calcext:value-type="string">
            <text:p>["Spanien","Madrid","upload.wikimedia.org/wikipedia/commons/thumb/9/9a/Flag_of_Spain.svg/20px-Flag_of_Spain.svg.png"],</text:p>
          </table:table-cell>
          <table:table-cell/>
          <table:table-cell table:formula="of:=MID([.B327];[.L327];[.M327]-[.L327])" office:value-type="string" office:string-value="Spanien" calcext:value-type="string">
            <text:p>Spanien</text:p>
          </table:table-cell>
          <table:table-cell table:formula="of:=MID([.B327];[.J327];[.K327]-[.J327])" office:value-type="string" office:string-value="upload.wikimedia.org/wikipedia/commons/thumb/9/9a/Flag_of_Spain.svg/20px-Flag_of_Spain.svg.png" calcext:value-type="string">
            <text:p>upload.wikimedia.org/wikipedia/commons/thumb/9/9a/Flag_of_Spain.svg/20px-Flag_of_Spain.svg.png</text:p>
          </table:table-cell>
          <table:table-cell table:formula="of:=MID([.B328];[.H327];[.I327]-[.H327])" office:value-type="string" office:string-value="Madrid" calcext:value-type="string">
            <text:p>Madrid</text:p>
          </table:table-cell>
          <table:table-cell table:formula="of:=FIND(&quot;title=&quot;;[.B328];1)+7" office:value-type="float" office:value="35" calcext:value-type="float">
            <text:p>35</text:p>
          </table:table-cell>
          <table:table-cell table:formula="of:=FIND(&quot;&quot;&quot;&quot;;[.B328];FIND(&quot;title=&quot;;[.B328];1)+7)" office:value-type="float" office:value="41" calcext:value-type="float">
            <text:p>41</text:p>
          </table:table-cell>
          <table:table-cell table:formula="of:=FIND(&quot;src=&quot;;[.B327];1)+7" office:value-type="float" office:value="105" calcext:value-type="float">
            <text:p>105</text:p>
          </table:table-cell>
          <table:table-cell table:formula="of:=FIND(&quot;&quot;&quot;&quot;;[.B327];FIND(&quot;src=&quot;;[.B327];1)+7)" office:value-type="float" office:value="199" calcext:value-type="float">
            <text:p>199</text:p>
          </table:table-cell>
          <table:table-cell table:formula="of:=FIND(&quot;title&quot;;[.B327];1)+7" office:value-type="float" office:value="77" calcext:value-type="float">
            <text:p>77</text:p>
          </table:table-cell>
          <table:table-cell table:formula="of:=FIND(&quot;&quot;&quot;&quot;;[.B327];FIND(&quot;title&quot;;[.B327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666" calcext:value-type="float">
            <text:p>1666</text:p>
          </table:table-cell>
          <table:table-cell office:value-type="string" calcext:value-type="string">
            <text:p>&lt;td&gt;&lt;a href="/wiki/Madrid" title="Madrid"&gt;Madrid&lt;/a&gt;</text:p>
          </table:table-cell>
          <table:table-cell table:formula="of:=CONCATENATE(&quot;[&quot;&quot;&quot;;[.E328];&quot;&quot;&quot;,&quot;&quot;&quot;&amp;[.G328];&quot;&quot;&quot;,&quot;&amp;&quot;&quot;&quot;&quot;&amp;[.F328]&amp;&quot;&quot;&quot;],&quot;)" office:value-type="string" office:string-value="" calcext:value-type="error">
            <text:p>#WERT!</text:p>
          </table:table-cell>
          <table:table-cell/>
          <table:table-cell table:formula="of:=MID([.B328];[.L328];[.M328]-[.L328])" office:value-type="string" office:string-value="Madrid" calcext:value-type="string">
            <text:p>Madrid</text:p>
          </table:table-cell>
          <table:table-cell table:formula="of:=MID([.B328];[.J328];[.K328]-[.J328])" office:value-type="string" office:string-value="" calcext:value-type="error">
            <text:p>#WERT!</text:p>
          </table:table-cell>
          <table:table-cell table:formula="of:=MID([.B329];[.H328];[.I328]-[.H328])" office:value-type="string" office:string-value="Sri Lanka" calcext:value-type="string">
            <text:p>Sri Lanka</text:p>
          </table:table-cell>
          <table:table-cell table:formula="of:=FIND(&quot;title=&quot;;[.B329];1)+7" office:value-type="float" office:value="81" calcext:value-type="float">
            <text:p>81</text:p>
          </table:table-cell>
          <table:table-cell table:formula="of:=FIND(&quot;&quot;&quot;&quot;;[.B329];FIND(&quot;title=&quot;;[.B329];1)+7)" office:value-type="float" office:value="90" calcext:value-type="float">
            <text:p>90</text:p>
          </table:table-cell>
          <table:table-cell table:formula="of:=FIND(&quot;src=&quot;;[.B328];1)+7" office:value-type="string" office:string-value="" calcext:value-type="error">
            <text:p>#WERT!</text:p>
          </table:table-cell>
          <table:table-cell table:formula="of:=FIND(&quot;&quot;&quot;&quot;;[.B328];FIND(&quot;src=&quot;;[.B328];1)+7)" office:value-type="string" office:string-value="" calcext:value-type="error">
            <text:p>#WERT!</text:p>
          </table:table-cell>
          <table:table-cell table:formula="of:=FIND(&quot;title&quot;;[.B328];1)+7" office:value-type="float" office:value="35" calcext:value-type="float">
            <text:p>35</text:p>
          </table:table-cell>
          <table:table-cell table:formula="of:=FIND(&quot;&quot;&quot;&quot;;[.B328];FIND(&quot;title&quot;;[.B328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675" calcext:value-type="float">
            <text:p>1675</text:p>
          </table:table-cell>
          <table:table-cell office:value-type="string" calcext:value-type="string">
            <text:p>&lt;td&gt;&lt;span style="display:none"&gt;Sri Lanka&lt;/span&gt;&lt;a href="/wiki/Sri_Lanka" title="Sri Lanka"&gt;&lt;img alt="" src="//upload.wikimedia.org/wikipedia/commons/thumb/1/11/Flag_of_Sri_Lanka.svg/20px-Flag_of_Sri_Lanka.svg.png" decoding="async" width="20" height="10" class="noviewer" srcset="//upload.wikimedia.org/wikipedia/commons/thumb/1/11/Flag_of_Sri_Lanka.svg/30px-Flag_of_Sri_Lanka.svg.png 1.5x, //upload.wikimedia.org/wikipedia/commons/thumb/1/11/Flag_of_Sri_Lanka.svg/40px-Flag_of_Sri_Lanka.svg.png 2x" data-file-width="1200" data-file-height="600" /&gt;&lt;/a&gt;&amp;#160;&lt;a href="/wiki/Sri_Lanka" title="Sri Lanka"&gt;Sri Lanka&lt;/a&gt;&lt;/td&gt;</text:p>
          </table:table-cell>
          <table:table-cell table:formula="of:=CONCATENATE(&quot;[&quot;&quot;&quot;;[.E329];&quot;&quot;&quot;,&quot;&quot;&quot;&amp;[.G329];&quot;&quot;&quot;,&quot;&amp;&quot;&quot;&quot;&quot;&amp;[.F329]&amp;&quot;&quot;&quot;],&quot;)" office:value-type="string" office:string-value="[&quot;Sri Lanka&quot;,&quot;Sri Jayewardenepura Kotte&quot;,&quot;upload.wikimedia.org/wikipedia/commons/thumb/1/11/Flag_of_Sri_Lanka.svg/20px-Flag_of_Sri_Lanka.svg.png&quot;]," calcext:value-type="string">
            <text:p>["Sri Lanka","Sri Jayewardenepura Kotte","upload.wikimedia.org/wikipedia/commons/thumb/1/11/Flag_of_Sri_Lanka.svg/20px-Flag_of_Sri_Lanka.svg.png"],</text:p>
          </table:table-cell>
          <table:table-cell/>
          <table:table-cell table:formula="of:=MID([.B329];[.L329];[.M329]-[.L329])" office:value-type="string" office:string-value="Sri Lanka" calcext:value-type="string">
            <text:p>Sri Lanka</text:p>
          </table:table-cell>
          <table:table-cell table:formula="of:=MID([.B329];[.J329];[.K329]-[.J329])" office:value-type="string" office:string-value="upload.wikimedia.org/wikipedia/commons/thumb/1/11/Flag_of_Sri_Lanka.svg/20px-Flag_of_Sri_Lanka.svg.png" calcext:value-type="string">
            <text:p>upload.wikimedia.org/wikipedia/commons/thumb/1/11/Flag_of_Sri_Lanka.svg/20px-Flag_of_Sri_Lanka.svg.png</text:p>
          </table:table-cell>
          <table:table-cell table:formula="of:=MID([.B330];[.H329];[.I329]-[.H329])" office:value-type="string" office:string-value="Sri Jayewardenepura Kotte" calcext:value-type="string">
            <text:p>Sri Jayewardenepura Kotte</text:p>
          </table:table-cell>
          <table:table-cell table:formula="of:=FIND(&quot;title=&quot;;[.B330];1)+7" office:value-type="float" office:value="54" calcext:value-type="float">
            <text:p>54</text:p>
          </table:table-cell>
          <table:table-cell table:formula="of:=FIND(&quot;&quot;&quot;&quot;;[.B330];FIND(&quot;title=&quot;;[.B330];1)+7)" office:value-type="float" office:value="79" calcext:value-type="float">
            <text:p>79</text:p>
          </table:table-cell>
          <table:table-cell table:formula="of:=FIND(&quot;src=&quot;;[.B329];1)+7" office:value-type="float" office:value="111" calcext:value-type="float">
            <text:p>111</text:p>
          </table:table-cell>
          <table:table-cell table:formula="of:=FIND(&quot;&quot;&quot;&quot;;[.B329];FIND(&quot;src=&quot;;[.B329];1)+7)" office:value-type="float" office:value="213" calcext:value-type="float">
            <text:p>213</text:p>
          </table:table-cell>
          <table:table-cell table:formula="of:=FIND(&quot;title&quot;;[.B329];1)+7" office:value-type="float" office:value="81" calcext:value-type="float">
            <text:p>81</text:p>
          </table:table-cell>
          <table:table-cell table:formula="of:=FIND(&quot;&quot;&quot;&quot;;[.B329];FIND(&quot;title&quot;;[.B329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676" calcext:value-type="float">
            <text:p>1676</text:p>
          </table:table-cell>
          <table:table-cell office:value-type="string" calcext:value-type="string">
            <text:p>&lt;td&gt;&lt;a href="/wiki/Sri_Jayewardenepura_Kotte" title="Sri Jayewardenepura Kotte"&gt;Sri Jayewardenepura Kotte&lt;/a&gt;</text:p>
          </table:table-cell>
          <table:table-cell table:formula="of:=CONCATENATE(&quot;[&quot;&quot;&quot;;[.E330];&quot;&quot;&quot;,&quot;&quot;&quot;&amp;[.G330];&quot;&quot;&quot;,&quot;&amp;&quot;&quot;&quot;&quot;&amp;[.F330]&amp;&quot;&quot;&quot;],&quot;)" office:value-type="string" office:string-value="" calcext:value-type="error">
            <text:p>#WERT!</text:p>
          </table:table-cell>
          <table:table-cell/>
          <table:table-cell table:formula="of:=MID([.B330];[.L330];[.M330]-[.L330])" office:value-type="string" office:string-value="Sri Jayewardenepura Kotte" calcext:value-type="string">
            <text:p>Sri Jayewardenepura Kotte</text:p>
          </table:table-cell>
          <table:table-cell table:formula="of:=MID([.B330];[.J330];[.K330]-[.J330])" office:value-type="string" office:string-value="" calcext:value-type="error">
            <text:p>#WERT!</text:p>
          </table:table-cell>
          <table:table-cell table:formula="of:=MID([.B331];[.H330];[.I330]-[.H330])" office:value-type="string" office:string-value="Südafrika" calcext:value-type="string">
            <text:p>Südafrika</text:p>
          </table:table-cell>
          <table:table-cell table:formula="of:=FIND(&quot;title=&quot;;[.B331];1)+7" office:value-type="float" office:value="98" calcext:value-type="float">
            <text:p>98</text:p>
          </table:table-cell>
          <table:table-cell table:formula="of:=FIND(&quot;&quot;&quot;&quot;;[.B331];FIND(&quot;title=&quot;;[.B331];1)+7)" office:value-type="float" office:value="107" calcext:value-type="float">
            <text:p>107</text:p>
          </table:table-cell>
          <table:table-cell table:formula="of:=FIND(&quot;src=&quot;;[.B330];1)+7" office:value-type="string" office:string-value="" calcext:value-type="error">
            <text:p>#WERT!</text:p>
          </table:table-cell>
          <table:table-cell table:formula="of:=FIND(&quot;&quot;&quot;&quot;;[.B330];FIND(&quot;src=&quot;;[.B330];1)+7)" office:value-type="string" office:string-value="" calcext:value-type="error">
            <text:p>#WERT!</text:p>
          </table:table-cell>
          <table:table-cell table:formula="of:=FIND(&quot;title&quot;;[.B330];1)+7" office:value-type="float" office:value="54" calcext:value-type="float">
            <text:p>54</text:p>
          </table:table-cell>
          <table:table-cell table:formula="of:=FIND(&quot;&quot;&quot;&quot;;[.B330];FIND(&quot;title&quot;;[.B330];1)+7)" office:value-type="float" office:value="79" calcext:value-type="float">
            <text:p>79</text:p>
          </table:table-cell>
        </table:table-row>
        <table:table-row table:style-name="ro27">
          <table:table-cell office:value-type="float" office:value="1685" calcext:value-type="float">
            <text:p>1685</text:p>
          </table:table-cell>
          <table:table-cell office:value-type="string" calcext:value-type="string">
            <text:p>&lt;td rowspan="3"&gt;&lt;span style="display:none"&gt;Sudafrika&lt;/span&gt;&lt;a href="/wiki/S%C3%BCdafrika" title="Südafrika"&gt;&lt;img alt="" src="//upload.wikimedia.org/wikipedia/commons/thumb/a/af/Flag_of_South_Africa.svg/20px-Flag_of_South_Africa.svg.png" decoding="async" width="20" height="13" class="noviewer" srcset="//upload.wikimedia.org/wikipedia/commons/thumb/a/af/Flag_of_South_Africa.svg/30px-Flag_of_South_Africa.svg.png 1.5x, //upload.wikimedia.org/wikipedia/commons/thumb/a/af/Flag_of_South_Africa.svg/40px-Flag_of_South_Africa.svg.png 2x" data-file-width="400" data-file-height="267" /&gt;&lt;/a&gt;&amp;#160;&lt;a href="/wiki/S%C3%BCdafrika" title="Südafrika"&gt;Südafrika&lt;/a&gt;&lt;/td&gt;</text:p>
          </table:table-cell>
          <table:table-cell table:formula="of:=CONCATENATE(&quot;[&quot;&quot;&quot;;[.E331];&quot;&quot;&quot;,&quot;&quot;&quot;&amp;[.G331];&quot;&quot;&quot;,&quot;&amp;&quot;&quot;&quot;&quot;&amp;[.F331]&amp;&quot;&quot;&quot;],&quot;)" office:value-type="string" office:string-value="[&quot;Südafrika&quot;,&quot;Bloemfontein&quot;,&quot;upload.wikimedia.org/wikipedia/commons/thumb/a/af/Flag_of_South_Africa.svg/20px-Flag_of_South_Africa.svg.png&quot;]," calcext:value-type="string">
            <text:p>["Südafrika","Bloemfontein","upload.wikimedia.org/wikipedia/commons/thumb/a/af/Flag_of_South_Africa.svg/20px-Flag_of_South_Africa.svg.png"],</text:p>
          </table:table-cell>
          <table:table-cell/>
          <table:table-cell table:formula="of:=MID([.B331];[.L331];[.M331]-[.L331])" office:value-type="string" office:string-value="Südafrika" calcext:value-type="string">
            <text:p>Südafrika</text:p>
          </table:table-cell>
          <table:table-cell table:formula="of:=MID([.B331];[.J331];[.K331]-[.J331])" office:value-type="string" office:string-value="upload.wikimedia.org/wikipedia/commons/thumb/a/af/Flag_of_South_Africa.svg/20px-Flag_of_South_Africa.svg.png" calcext:value-type="string">
            <text:p>upload.wikimedia.org/wikipedia/commons/thumb/a/af/Flag_of_South_Africa.svg/20px-Flag_of_South_Africa.svg.png</text:p>
          </table:table-cell>
          <table:table-cell table:formula="of:=MID([.B332];[.H331];[.I331]-[.H331])" office:value-type="string" office:string-value="Bloemfontein" calcext:value-type="string">
            <text:p>Bloemfontein</text:p>
          </table:table-cell>
          <table:table-cell table:formula="of:=FIND(&quot;title=&quot;;[.B332];1)+7" office:value-type="float" office:value="41" calcext:value-type="float">
            <text:p>41</text:p>
          </table:table-cell>
          <table:table-cell table:formula="of:=FIND(&quot;&quot;&quot;&quot;;[.B332];FIND(&quot;title=&quot;;[.B332];1)+7)" office:value-type="float" office:value="53" calcext:value-type="float">
            <text:p>53</text:p>
          </table:table-cell>
          <table:table-cell table:formula="of:=FIND(&quot;src=&quot;;[.B331];1)+7" office:value-type="float" office:value="128" calcext:value-type="float">
            <text:p>128</text:p>
          </table:table-cell>
          <table:table-cell table:formula="of:=FIND(&quot;&quot;&quot;&quot;;[.B331];FIND(&quot;src=&quot;;[.B331];1)+7)" office:value-type="float" office:value="236" calcext:value-type="float">
            <text:p>236</text:p>
          </table:table-cell>
          <table:table-cell table:formula="of:=FIND(&quot;title&quot;;[.B331];1)+7" office:value-type="float" office:value="98" calcext:value-type="float">
            <text:p>98</text:p>
          </table:table-cell>
          <table:table-cell table:formula="of:=FIND(&quot;&quot;&quot;&quot;;[.B331];FIND(&quot;title&quot;;[.B331];1)+7)" office:value-type="float" office:value="107" calcext:value-type="float">
            <text:p>107</text:p>
          </table:table-cell>
        </table:table-row>
        <table:table-row table:style-name="ro27">
          <table:table-cell office:value-type="float" office:value="1686" calcext:value-type="float">
            <text:p>1686</text:p>
          </table:table-cell>
          <table:table-cell office:value-type="string" calcext:value-type="string">
            <text:p>&lt;td&gt;&lt;a href="/wiki/Bloemfontein" title="Bloemfontein"&gt;Bloemfontein&lt;/a&gt; &lt;i&gt;(Judikativsitz)&lt;/i&gt;&lt;span class="reference"&gt;&lt;sup id="FN_1_back"&gt;&lt;a href="#FN_1"&gt;1&lt;/a&gt;&lt;/sup&gt;&lt;/span&gt;</text:p>
          </table:table-cell>
          <table:table-cell table:formula="of:=CONCATENATE(&quot;[&quot;&quot;&quot;;[.E332];&quot;&quot;&quot;,&quot;&quot;&quot;&amp;[.G332];&quot;&quot;&quot;,&quot;&amp;&quot;&quot;&quot;&quot;&amp;[.F332]&amp;&quot;&quot;&quot;],&quot;)" office:value-type="string" office:string-value="" calcext:value-type="error">
            <text:p>#WERT!</text:p>
          </table:table-cell>
          <table:table-cell/>
          <table:table-cell table:formula="of:=MID([.B332];[.L332];[.M332]-[.L332])" office:value-type="string" office:string-value="Bloemfontein" calcext:value-type="string">
            <text:p>Bloemfontein</text:p>
          </table:table-cell>
          <table:table-cell table:formula="of:=MID([.B332];[.J332];[.K332]-[.J332])" office:value-type="string" office:string-value="" calcext:value-type="error">
            <text:p>#WERT!</text:p>
          </table:table-cell>
          <table:table-cell table:formula="of:=MID([.B333];[.H332];[.I332]-[.H332])" office:value-type="string" office:string-value="Kapstadt" calcext:value-type="string">
            <text:p>Kapstadt</text:p>
          </table:table-cell>
          <table:table-cell table:formula="of:=FIND(&quot;title=&quot;;[.B333];1)+7" office:value-type="float" office:value="37" calcext:value-type="float">
            <text:p>37</text:p>
          </table:table-cell>
          <table:table-cell table:formula="of:=FIND(&quot;&quot;&quot;&quot;;[.B333];FIND(&quot;title=&quot;;[.B333];1)+7)" office:value-type="float" office:value="45" calcext:value-type="float">
            <text:p>45</text:p>
          </table:table-cell>
          <table:table-cell table:formula="of:=FIND(&quot;src=&quot;;[.B332];1)+7" office:value-type="string" office:string-value="" calcext:value-type="error">
            <text:p>#WERT!</text:p>
          </table:table-cell>
          <table:table-cell table:formula="of:=FIND(&quot;&quot;&quot;&quot;;[.B332];FIND(&quot;src=&quot;;[.B332];1)+7)" office:value-type="string" office:string-value="" calcext:value-type="error">
            <text:p>#WERT!</text:p>
          </table:table-cell>
          <table:table-cell table:formula="of:=FIND(&quot;title&quot;;[.B332];1)+7" office:value-type="float" office:value="41" calcext:value-type="float">
            <text:p>41</text:p>
          </table:table-cell>
          <table:table-cell table:formula="of:=FIND(&quot;&quot;&quot;&quot;;[.B332];FIND(&quot;title&quot;;[.B332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695" calcext:value-type="float">
            <text:p>1695</text:p>
          </table:table-cell>
          <table:table-cell office:value-type="string" calcext:value-type="string">
            <text:p>&lt;td&gt;&lt;a href="/wiki/Kapstadt" title="Kapstadt"&gt;Kapstadt&lt;/a&gt; &lt;i&gt;(Parlamentssitz)&lt;/i&gt;&lt;span class="reference"&gt;&lt;sup id="FN_1_back"&gt;&lt;a href="#FN_1"&gt;1&lt;/a&gt;&lt;/sup&gt;&lt;/span&gt;</text:p>
          </table:table-cell>
          <table:table-cell table:formula="of:=CONCATENATE(&quot;[&quot;&quot;&quot;;[.E333];&quot;&quot;&quot;,&quot;&quot;&quot;&amp;[.G333];&quot;&quot;&quot;,&quot;&amp;&quot;&quot;&quot;&quot;&amp;[.F333]&amp;&quot;&quot;&quot;],&quot;)" office:value-type="string" office:string-value="" calcext:value-type="error">
            <text:p>#WERT!</text:p>
          </table:table-cell>
          <table:table-cell/>
          <table:table-cell table:formula="of:=MID([.B333];[.L333];[.M333]-[.L333])" office:value-type="string" office:string-value="Kapstadt" calcext:value-type="string">
            <text:p>Kapstadt</text:p>
          </table:table-cell>
          <table:table-cell table:formula="of:=MID([.B333];[.J333];[.K333]-[.J333])" office:value-type="string" office:string-value="" calcext:value-type="error">
            <text:p>#WERT!</text:p>
          </table:table-cell>
          <table:table-cell table:formula="of:=MID([.B334];[.H333];[.I333]-[.H333])" office:value-type="string" office:string-value="Pretoria" calcext:value-type="string">
            <text:p>Pretoria</text:p>
          </table:table-cell>
          <table:table-cell table:formula="of:=FIND(&quot;title=&quot;;[.B334];1)+7" office:value-type="float" office:value="37" calcext:value-type="float">
            <text:p>37</text:p>
          </table:table-cell>
          <table:table-cell table:formula="of:=FIND(&quot;&quot;&quot;&quot;;[.B334];FIND(&quot;title=&quot;;[.B334];1)+7)" office:value-type="float" office:value="45" calcext:value-type="float">
            <text:p>45</text:p>
          </table:table-cell>
          <table:table-cell table:formula="of:=FIND(&quot;src=&quot;;[.B333];1)+7" office:value-type="string" office:string-value="" calcext:value-type="error">
            <text:p>#WERT!</text:p>
          </table:table-cell>
          <table:table-cell table:formula="of:=FIND(&quot;&quot;&quot;&quot;;[.B333];FIND(&quot;src=&quot;;[.B333];1)+7)" office:value-type="string" office:string-value="" calcext:value-type="error">
            <text:p>#WERT!</text:p>
          </table:table-cell>
          <table:table-cell table:formula="of:=FIND(&quot;title&quot;;[.B333];1)+7" office:value-type="float" office:value="37" calcext:value-type="float">
            <text:p>37</text:p>
          </table:table-cell>
          <table:table-cell table:formula="of:=FIND(&quot;&quot;&quot;&quot;;[.B333];FIND(&quot;title&quot;;[.B333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704" calcext:value-type="float">
            <text:p>1704</text:p>
          </table:table-cell>
          <table:table-cell office:value-type="string" calcext:value-type="string">
            <text:p>&lt;td&gt;&lt;a href="/wiki/Pretoria" title="Pretoria"&gt;Pretoria&lt;/a&gt; &lt;i&gt;(Regierungssitz)&lt;/i&gt;&lt;span class="reference"&gt;&lt;sup id="FN_1_back"&gt;&lt;a href="#FN_1"&gt;1&lt;/a&gt;&lt;/sup&gt;&lt;/span&gt;</text:p>
          </table:table-cell>
          <table:table-cell table:formula="of:=CONCATENATE(&quot;[&quot;&quot;&quot;;[.E334];&quot;&quot;&quot;,&quot;&quot;&quot;&amp;[.G334];&quot;&quot;&quot;,&quot;&amp;&quot;&quot;&quot;&quot;&amp;[.F334]&amp;&quot;&quot;&quot;],&quot;)" office:value-type="string" office:string-value="" calcext:value-type="error">
            <text:p>#WERT!</text:p>
          </table:table-cell>
          <table:table-cell/>
          <table:table-cell table:formula="of:=MID([.B334];[.L334];[.M334]-[.L334])" office:value-type="string" office:string-value="Pretoria" calcext:value-type="string">
            <text:p>Pretoria</text:p>
          </table:table-cell>
          <table:table-cell table:formula="of:=MID([.B334];[.J334];[.K334]-[.J334])" office:value-type="string" office:string-value="" calcext:value-type="error">
            <text:p>#WERT!</text:p>
          </table:table-cell>
          <table:table-cell table:formula="of:=MID([.B335];[.H334];[.I334]-[.H334])" office:value-type="string" office:string-value="Sudan" calcext:value-type="string">
            <text:p>Sudan</text:p>
          </table:table-cell>
          <table:table-cell table:formula="of:=FIND(&quot;title=&quot;;[.B335];1)+7" office:value-type="float" office:value="73" calcext:value-type="float">
            <text:p>73</text:p>
          </table:table-cell>
          <table:table-cell table:formula="of:=FIND(&quot;&quot;&quot;&quot;;[.B335];FIND(&quot;title=&quot;;[.B335];1)+7)" office:value-type="float" office:value="78" calcext:value-type="float">
            <text:p>78</text:p>
          </table:table-cell>
          <table:table-cell table:formula="of:=FIND(&quot;src=&quot;;[.B334];1)+7" office:value-type="string" office:string-value="" calcext:value-type="error">
            <text:p>#WERT!</text:p>
          </table:table-cell>
          <table:table-cell table:formula="of:=FIND(&quot;&quot;&quot;&quot;;[.B334];FIND(&quot;src=&quot;;[.B334];1)+7)" office:value-type="string" office:string-value="" calcext:value-type="error">
            <text:p>#WERT!</text:p>
          </table:table-cell>
          <table:table-cell table:formula="of:=FIND(&quot;title&quot;;[.B334];1)+7" office:value-type="float" office:value="37" calcext:value-type="float">
            <text:p>37</text:p>
          </table:table-cell>
          <table:table-cell table:formula="of:=FIND(&quot;&quot;&quot;&quot;;[.B334];FIND(&quot;title&quot;;[.B334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713" calcext:value-type="float">
            <text:p>1713</text:p>
          </table:table-cell>
          <table:table-cell office:value-type="string" calcext:value-type="string">
            <text:p>&lt;td&gt;&lt;span style="display:none"&gt;Sudan&lt;/span&gt;&lt;a href="/wiki/Sudan" title="Sudan"&gt;&lt;img alt="" src="//upload.wikimedia.org/wikipedia/commons/thumb/0/01/Flag_of_Sudan.svg/20px-Flag_of_Sudan.svg.png" decoding="async" width="20" height="10" class="noviewer thumbborder" srcset="//upload.wikimedia.org/wikipedia/commons/thumb/0/01/Flag_of_Sudan.svg/30px-Flag_of_Sudan.svg.png 1.5x, //upload.wikimedia.org/wikipedia/commons/thumb/0/01/Flag_of_Sudan.svg/40px-Flag_of_Sudan.svg.png 2x" data-file-width="1200" data-file-height="600" /&gt;&lt;/a&gt;&amp;#160;&lt;a href="/wiki/Sudan" title="Sudan"&gt;Sudan&lt;/a&gt;&lt;/td&gt;</text:p>
          </table:table-cell>
          <table:table-cell table:formula="of:=CONCATENATE(&quot;[&quot;&quot;&quot;;[.E335];&quot;&quot;&quot;,&quot;&quot;&quot;&amp;[.G335];&quot;&quot;&quot;,&quot;&amp;&quot;&quot;&quot;&quot;&amp;[.F335]&amp;&quot;&quot;&quot;],&quot;)" office:value-type="string" office:string-value="[&quot;Sudan&quot;,&quot;Khartum&quot;,&quot;upload.wikimedia.org/wikipedia/commons/thumb/0/01/Flag_of_Sudan.svg/20px-Flag_of_Sudan.svg.png&quot;]," calcext:value-type="string">
            <text:p>["Sudan","Khartum","upload.wikimedia.org/wikipedia/commons/thumb/0/01/Flag_of_Sudan.svg/20px-Flag_of_Sudan.svg.png"],</text:p>
          </table:table-cell>
          <table:table-cell/>
          <table:table-cell table:formula="of:=MID([.B335];[.L335];[.M335]-[.L335])" office:value-type="string" office:string-value="Sudan" calcext:value-type="string">
            <text:p>Sudan</text:p>
          </table:table-cell>
          <table:table-cell table:formula="of:=MID([.B335];[.J335];[.K335]-[.J335])" office:value-type="string" office:string-value="upload.wikimedia.org/wikipedia/commons/thumb/0/01/Flag_of_Sudan.svg/20px-Flag_of_Sudan.svg.png" calcext:value-type="string">
            <text:p>upload.wikimedia.org/wikipedia/commons/thumb/0/01/Flag_of_Sudan.svg/20px-Flag_of_Sudan.svg.png</text:p>
          </table:table-cell>
          <table:table-cell table:formula="of:=MID([.B336];[.H335];[.I335]-[.H335])" office:value-type="string" office:string-value="Khartum" calcext:value-type="string">
            <text:p>Khartum</text:p>
          </table:table-cell>
          <table:table-cell table:formula="of:=FIND(&quot;title=&quot;;[.B336];1)+7" office:value-type="float" office:value="36" calcext:value-type="float">
            <text:p>36</text:p>
          </table:table-cell>
          <table:table-cell table:formula="of:=FIND(&quot;&quot;&quot;&quot;;[.B336];FIND(&quot;title=&quot;;[.B336];1)+7)" office:value-type="float" office:value="43" calcext:value-type="float">
            <text:p>43</text:p>
          </table:table-cell>
          <table:table-cell table:formula="of:=FIND(&quot;src=&quot;;[.B335];1)+7" office:value-type="float" office:value="99" calcext:value-type="float">
            <text:p>99</text:p>
          </table:table-cell>
          <table:table-cell table:formula="of:=FIND(&quot;&quot;&quot;&quot;;[.B335];FIND(&quot;src=&quot;;[.B335];1)+7)" office:value-type="float" office:value="193" calcext:value-type="float">
            <text:p>193</text:p>
          </table:table-cell>
          <table:table-cell table:formula="of:=FIND(&quot;title&quot;;[.B335];1)+7" office:value-type="float" office:value="73" calcext:value-type="float">
            <text:p>73</text:p>
          </table:table-cell>
          <table:table-cell table:formula="of:=FIND(&quot;&quot;&quot;&quot;;[.B335];FIND(&quot;title&quot;;[.B335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714" calcext:value-type="float">
            <text:p>1714</text:p>
          </table:table-cell>
          <table:table-cell office:value-type="string" calcext:value-type="string">
            <text:p>&lt;td&gt;&lt;a href="/wiki/Khartum" title="Khartum"&gt;Khartum&lt;/a&gt;</text:p>
          </table:table-cell>
          <table:table-cell table:formula="of:=CONCATENATE(&quot;[&quot;&quot;&quot;;[.E336];&quot;&quot;&quot;,&quot;&quot;&quot;&amp;[.G336];&quot;&quot;&quot;,&quot;&amp;&quot;&quot;&quot;&quot;&amp;[.F336]&amp;&quot;&quot;&quot;],&quot;)" office:value-type="string" office:string-value="" calcext:value-type="error">
            <text:p>#WERT!</text:p>
          </table:table-cell>
          <table:table-cell/>
          <table:table-cell table:formula="of:=MID([.B336];[.L336];[.M336]-[.L336])" office:value-type="string" office:string-value="Khartum" calcext:value-type="string">
            <text:p>Khartum</text:p>
          </table:table-cell>
          <table:table-cell table:formula="of:=MID([.B336];[.J336];[.K336]-[.J336])" office:value-type="string" office:string-value="" calcext:value-type="error">
            <text:p>#WERT!</text:p>
          </table:table-cell>
          <table:table-cell table:formula="of:=MID([.B337];[.H336];[.I336]-[.H336])" office:value-type="string" office:string-value="Südsudan" calcext:value-type="string">
            <text:p>Südsudan</text:p>
          </table:table-cell>
          <table:table-cell table:formula="of:=FIND(&quot;title=&quot;;[.B337];1)+7" office:value-type="float" office:value="115" calcext:value-type="float">
            <text:p>115</text:p>
          </table:table-cell>
          <table:table-cell table:formula="of:=FIND(&quot;&quot;&quot;&quot;;[.B337];FIND(&quot;title=&quot;;[.B337];1)+7)" office:value-type="float" office:value="123" calcext:value-type="float">
            <text:p>123</text:p>
          </table:table-cell>
          <table:table-cell table:formula="of:=FIND(&quot;src=&quot;;[.B336];1)+7" office:value-type="string" office:string-value="" calcext:value-type="error">
            <text:p>#WERT!</text:p>
          </table:table-cell>
          <table:table-cell table:formula="of:=FIND(&quot;&quot;&quot;&quot;;[.B336];FIND(&quot;src=&quot;;[.B336];1)+7)" office:value-type="string" office:string-value="" calcext:value-type="error">
            <text:p>#WERT!</text:p>
          </table:table-cell>
          <table:table-cell table:formula="of:=FIND(&quot;title&quot;;[.B336];1)+7" office:value-type="float" office:value="36" calcext:value-type="float">
            <text:p>36</text:p>
          </table:table-cell>
          <table:table-cell table:formula="of:=FIND(&quot;&quot;&quot;&quot;;[.B336];FIND(&quot;title&quot;;[.B336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723" calcext:value-type="float">
            <text:p>1723</text:p>
          </table:table-cell>
          <table:table-cell office:value-type="string" calcext:value-type="string">
            <text:p>&lt;td&gt;&lt;span style="display:none;"&gt;Sudsudan&lt;/span&gt;&lt;a href="/wiki/Datei:Flag_of_South_Sudan.svg" class="image" title="Südsudan"&gt;&lt;img alt="" src="//upload.wikimedia.org/wikipedia/commons/thumb/7/7a/Flag_of_South_Sudan.svg/20px-Flag_of_South_Sudan.svg.png" decoding="async" width="20" height="10" class="noviewer" srcset="//upload.wikimedia.org/wikipedia/commons/thumb/7/7a/Flag_of_South_Sudan.svg/30px-Flag_of_South_Sudan.svg.png 1.5x, //upload.wikimedia.org/wikipedia/commons/thumb/7/7a/Flag_of_South_Sudan.svg/40px-Flag_of_South_Sudan.svg.png 2x" data-file-width="1200" data-file-height="600" /&gt;&lt;/a&gt;&amp;#160;&lt;a href="/wiki/S%C3%BCdsudan" title="Südsudan"&gt;Südsudan&lt;/a&gt;&lt;/td&gt;</text:p>
          </table:table-cell>
          <table:table-cell table:formula="of:=CONCATENATE(&quot;[&quot;&quot;&quot;;[.E337];&quot;&quot;&quot;,&quot;&quot;&quot;&amp;[.G337];&quot;&quot;&quot;,&quot;&amp;&quot;&quot;&quot;&quot;&amp;[.F337]&amp;&quot;&quot;&quot;],&quot;)" office:value-type="string" office:string-value="[&quot;Südsudan&quot;,&quot;Juba&quot;,&quot;upload.wikimedia.org/wikipedia/commons/thumb/7/7a/Flag_of_South_Sudan.svg/20px-Flag_of_South_Sudan.svg.png&quot;]," calcext:value-type="string">
            <text:p>["Südsudan","Juba","upload.wikimedia.org/wikipedia/commons/thumb/7/7a/Flag_of_South_Sudan.svg/20px-Flag_of_South_Sudan.svg.png"],</text:p>
          </table:table-cell>
          <table:table-cell/>
          <table:table-cell table:formula="of:=MID([.B337];[.L337];[.M337]-[.L337])" office:value-type="string" office:string-value="Südsudan" calcext:value-type="string">
            <text:p>Südsudan</text:p>
          </table:table-cell>
          <table:table-cell table:formula="of:=MID([.B337];[.J337];[.K337]-[.J337])" office:value-type="string" office:string-value="upload.wikimedia.org/wikipedia/commons/thumb/7/7a/Flag_of_South_Sudan.svg/20px-Flag_of_South_Sudan.svg.png" calcext:value-type="string">
            <text:p>upload.wikimedia.org/wikipedia/commons/thumb/7/7a/Flag_of_South_Sudan.svg/20px-Flag_of_South_Sudan.svg.png</text:p>
          </table:table-cell>
          <table:table-cell table:formula="of:=MID([.B338];[.H337];[.I337]-[.H337])" office:value-type="string" office:string-value="Juba" calcext:value-type="string">
            <text:p>Juba</text:p>
          </table:table-cell>
          <table:table-cell table:formula="of:=FIND(&quot;title=&quot;;[.B338];1)+7" office:value-type="float" office:value="33" calcext:value-type="float">
            <text:p>33</text:p>
          </table:table-cell>
          <table:table-cell table:formula="of:=FIND(&quot;&quot;&quot;&quot;;[.B338];FIND(&quot;title=&quot;;[.B338];1)+7)" office:value-type="float" office:value="37" calcext:value-type="float">
            <text:p>37</text:p>
          </table:table-cell>
          <table:table-cell table:formula="of:=FIND(&quot;src=&quot;;[.B337];1)+7" office:value-type="float" office:value="144" calcext:value-type="float">
            <text:p>144</text:p>
          </table:table-cell>
          <table:table-cell table:formula="of:=FIND(&quot;&quot;&quot;&quot;;[.B337];FIND(&quot;src=&quot;;[.B337];1)+7)" office:value-type="float" office:value="250" calcext:value-type="float">
            <text:p>250</text:p>
          </table:table-cell>
          <table:table-cell table:formula="of:=FIND(&quot;title&quot;;[.B337];1)+7" office:value-type="float" office:value="115" calcext:value-type="float">
            <text:p>115</text:p>
          </table:table-cell>
          <table:table-cell table:formula="of:=FIND(&quot;&quot;&quot;&quot;;[.B337];FIND(&quot;title&quot;;[.B337];1)+7)" office:value-type="float" office:value="123" calcext:value-type="float">
            <text:p>123</text:p>
          </table:table-cell>
        </table:table-row>
        <table:table-row table:style-name="ro27">
          <table:table-cell office:value-type="float" office:value="1724" calcext:value-type="float">
            <text:p>1724</text:p>
          </table:table-cell>
          <table:table-cell office:value-type="string" calcext:value-type="string">
            <text:p>&lt;td&gt;&lt;a href="/wiki/Juba" title="Juba"&gt;Juba&lt;/a&gt;</text:p>
          </table:table-cell>
          <table:table-cell table:formula="of:=CONCATENATE(&quot;[&quot;&quot;&quot;;[.E338];&quot;&quot;&quot;,&quot;&quot;&quot;&amp;[.G338];&quot;&quot;&quot;,&quot;&amp;&quot;&quot;&quot;&quot;&amp;[.F338]&amp;&quot;&quot;&quot;],&quot;)" office:value-type="string" office:string-value="" calcext:value-type="error">
            <text:p>#WERT!</text:p>
          </table:table-cell>
          <table:table-cell/>
          <table:table-cell table:formula="of:=MID([.B338];[.L338];[.M338]-[.L338])" office:value-type="string" office:string-value="Juba" calcext:value-type="string">
            <text:p>Juba</text:p>
          </table:table-cell>
          <table:table-cell table:formula="of:=MID([.B338];[.J338];[.K338]-[.J338])" office:value-type="string" office:string-value="" calcext:value-type="error">
            <text:p>#WERT!</text:p>
          </table:table-cell>
          <table:table-cell table:formula="of:=MID([.B339];[.H338];[.I338]-[.H338])" office:value-type="string" office:string-value="Suriname" calcext:value-type="string">
            <text:p>Suriname</text:p>
          </table:table-cell>
          <table:table-cell table:formula="of:=FIND(&quot;title=&quot;;[.B339];1)+7" office:value-type="float" office:value="79" calcext:value-type="float">
            <text:p>79</text:p>
          </table:table-cell>
          <table:table-cell table:formula="of:=FIND(&quot;&quot;&quot;&quot;;[.B339];FIND(&quot;title=&quot;;[.B339];1)+7)" office:value-type="float" office:value="87" calcext:value-type="float">
            <text:p>87</text:p>
          </table:table-cell>
          <table:table-cell table:formula="of:=FIND(&quot;src=&quot;;[.B338];1)+7" office:value-type="string" office:string-value="" calcext:value-type="error">
            <text:p>#WERT!</text:p>
          </table:table-cell>
          <table:table-cell table:formula="of:=FIND(&quot;&quot;&quot;&quot;;[.B338];FIND(&quot;src=&quot;;[.B338];1)+7)" office:value-type="string" office:string-value="" calcext:value-type="error">
            <text:p>#WERT!</text:p>
          </table:table-cell>
          <table:table-cell table:formula="of:=FIND(&quot;title&quot;;[.B338];1)+7" office:value-type="float" office:value="33" calcext:value-type="float">
            <text:p>33</text:p>
          </table:table-cell>
          <table:table-cell table:formula="of:=FIND(&quot;&quot;&quot;&quot;;[.B338];FIND(&quot;title&quot;;[.B338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733" calcext:value-type="float">
            <text:p>1733</text:p>
          </table:table-cell>
          <table:table-cell office:value-type="string" calcext:value-type="string">
            <text:p>&lt;td&gt;&lt;span style="display:none"&gt;Suriname&lt;/span&gt;&lt;a href="/wiki/Suriname" title="Suriname"&gt;&lt;img alt="" src="//upload.wikimedia.org/wikipedia/commons/thumb/6/60/Flag_of_Suriname.svg/20px-Flag_of_Suriname.svg.png" decoding="async" width="20" height="13" class="noviewer" srcset="//upload.wikimedia.org/wikipedia/commons/thumb/6/60/Flag_of_Suriname.svg/30px-Flag_of_Suriname.svg.png 1.5x, //upload.wikimedia.org/wikipedia/commons/thumb/6/60/Flag_of_Suriname.svg/40px-Flag_of_Suriname.svg.png 2x" data-file-width="900" data-file-height="600" /&gt;&lt;/a&gt;&amp;#160;&lt;a href="/wiki/Suriname" title="Suriname"&gt;Suriname&lt;/a&gt;&lt;/td&gt;</text:p>
          </table:table-cell>
          <table:table-cell table:formula="of:=CONCATENATE(&quot;[&quot;&quot;&quot;;[.E339];&quot;&quot;&quot;,&quot;&quot;&quot;&amp;[.G339];&quot;&quot;&quot;,&quot;&amp;&quot;&quot;&quot;&quot;&amp;[.F339]&amp;&quot;&quot;&quot;],&quot;)" office:value-type="string" office:string-value="[&quot;Suriname&quot;,&quot;Paramaribo&quot;,&quot;upload.wikimedia.org/wikipedia/commons/thumb/6/60/Flag_of_Suriname.svg/20px-Flag_of_Suriname.svg.png&quot;]," calcext:value-type="string">
            <text:p>["Suriname","Paramaribo","upload.wikimedia.org/wikipedia/commons/thumb/6/60/Flag_of_Suriname.svg/20px-Flag_of_Suriname.svg.png"],</text:p>
          </table:table-cell>
          <table:table-cell/>
          <table:table-cell table:formula="of:=MID([.B339];[.L339];[.M339]-[.L339])" office:value-type="string" office:string-value="Suriname" calcext:value-type="string">
            <text:p>Suriname</text:p>
          </table:table-cell>
          <table:table-cell table:formula="of:=MID([.B339];[.J339];[.K339]-[.J339])" office:value-type="string" office:string-value="upload.wikimedia.org/wikipedia/commons/thumb/6/60/Flag_of_Suriname.svg/20px-Flag_of_Suriname.svg.png" calcext:value-type="string">
            <text:p>upload.wikimedia.org/wikipedia/commons/thumb/6/60/Flag_of_Suriname.svg/20px-Flag_of_Suriname.svg.png</text:p>
          </table:table-cell>
          <table:table-cell table:formula="of:=MID([.B340];[.H339];[.I339]-[.H339])" office:value-type="string" office:string-value="Paramaribo" calcext:value-type="string">
            <text:p>Paramaribo</text:p>
          </table:table-cell>
          <table:table-cell table:formula="of:=FIND(&quot;title=&quot;;[.B340];1)+7" office:value-type="float" office:value="39" calcext:value-type="float">
            <text:p>39</text:p>
          </table:table-cell>
          <table:table-cell table:formula="of:=FIND(&quot;&quot;&quot;&quot;;[.B340];FIND(&quot;title=&quot;;[.B340];1)+7)" office:value-type="float" office:value="49" calcext:value-type="float">
            <text:p>49</text:p>
          </table:table-cell>
          <table:table-cell table:formula="of:=FIND(&quot;src=&quot;;[.B339];1)+7" office:value-type="float" office:value="108" calcext:value-type="float">
            <text:p>108</text:p>
          </table:table-cell>
          <table:table-cell table:formula="of:=FIND(&quot;&quot;&quot;&quot;;[.B339];FIND(&quot;src=&quot;;[.B339];1)+7)" office:value-type="float" office:value="208" calcext:value-type="float">
            <text:p>208</text:p>
          </table:table-cell>
          <table:table-cell table:formula="of:=FIND(&quot;title&quot;;[.B339];1)+7" office:value-type="float" office:value="79" calcext:value-type="float">
            <text:p>79</text:p>
          </table:table-cell>
          <table:table-cell table:formula="of:=FIND(&quot;&quot;&quot;&quot;;[.B339];FIND(&quot;title&quot;;[.B339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734" calcext:value-type="float">
            <text:p>1734</text:p>
          </table:table-cell>
          <table:table-cell office:value-type="string" calcext:value-type="string">
            <text:p>&lt;td&gt;&lt;a href="/wiki/Paramaribo" title="Paramaribo"&gt;Paramaribo&lt;/a&gt;</text:p>
          </table:table-cell>
          <table:table-cell table:formula="of:=CONCATENATE(&quot;[&quot;&quot;&quot;;[.E340];&quot;&quot;&quot;,&quot;&quot;&quot;&amp;[.G340];&quot;&quot;&quot;,&quot;&amp;&quot;&quot;&quot;&quot;&amp;[.F340]&amp;&quot;&quot;&quot;],&quot;)" office:value-type="string" office:string-value="" calcext:value-type="error">
            <text:p>#WERT!</text:p>
          </table:table-cell>
          <table:table-cell/>
          <table:table-cell table:formula="of:=MID([.B340];[.L340];[.M340]-[.L340])" office:value-type="string" office:string-value="Paramaribo" calcext:value-type="string">
            <text:p>Paramaribo</text:p>
          </table:table-cell>
          <table:table-cell table:formula="of:=MID([.B340];[.J340];[.K340]-[.J340])" office:value-type="string" office:string-value="" calcext:value-type="error">
            <text:p>#WERT!</text:p>
          </table:table-cell>
          <table:table-cell table:formula="of:=MID([.B341];[.H340];[.I340]-[.H340])" office:value-type="string" office:string-value="Syrien" calcext:value-type="string">
            <text:p>Syrien</text:p>
          </table:table-cell>
          <table:table-cell table:formula="of:=FIND(&quot;title=&quot;;[.B341];1)+7" office:value-type="float" office:value="75" calcext:value-type="float">
            <text:p>75</text:p>
          </table:table-cell>
          <table:table-cell table:formula="of:=FIND(&quot;&quot;&quot;&quot;;[.B341];FIND(&quot;title=&quot;;[.B341];1)+7)" office:value-type="float" office:value="81" calcext:value-type="float">
            <text:p>81</text:p>
          </table:table-cell>
          <table:table-cell table:formula="of:=FIND(&quot;src=&quot;;[.B340];1)+7" office:value-type="string" office:string-value="" calcext:value-type="error">
            <text:p>#WERT!</text:p>
          </table:table-cell>
          <table:table-cell table:formula="of:=FIND(&quot;&quot;&quot;&quot;;[.B340];FIND(&quot;src=&quot;;[.B340];1)+7)" office:value-type="string" office:string-value="" calcext:value-type="error">
            <text:p>#WERT!</text:p>
          </table:table-cell>
          <table:table-cell table:formula="of:=FIND(&quot;title&quot;;[.B340];1)+7" office:value-type="float" office:value="39" calcext:value-type="float">
            <text:p>39</text:p>
          </table:table-cell>
          <table:table-cell table:formula="of:=FIND(&quot;&quot;&quot;&quot;;[.B340];FIND(&quot;title&quot;;[.B340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743" calcext:value-type="float">
            <text:p>1743</text:p>
          </table:table-cell>
          <table:table-cell office:value-type="string" calcext:value-type="string">
            <text:p>&lt;td&gt;&lt;span style="display:none"&gt;Syrien&lt;/span&gt;&lt;a href="/wiki/Syrien" title="Syrien"&gt;&lt;img alt="" src="//upload.wikimedia.org/wikipedia/commons/thumb/5/53/Flag_of_Syria.svg/20px-Flag_of_Syria.svg.png" decoding="async" width="20" height="13" class="noviewer" srcset="//upload.wikimedia.org/wikipedia/commons/thumb/5/53/Flag_of_Syria.svg/30px-Flag_of_Syria.svg.png 1.5x, //upload.wikimedia.org/wikipedia/commons/thumb/5/53/Flag_of_Syria.svg/40px-Flag_of_Syria.svg.png 2x" data-file-width="900" data-file-height="600" /&gt;&lt;/a&gt;&amp;#160;&lt;a href="/wiki/Syrien" title="Syrien"&gt;Syrien&lt;/a&gt;&lt;/td&gt;</text:p>
          </table:table-cell>
          <table:table-cell table:formula="of:=CONCATENATE(&quot;[&quot;&quot;&quot;;[.E341];&quot;&quot;&quot;,&quot;&quot;&quot;&amp;[.G341];&quot;&quot;&quot;,&quot;&amp;&quot;&quot;&quot;&quot;&amp;[.F341]&amp;&quot;&quot;&quot;],&quot;)" office:value-type="string" office:string-value="[&quot;Syrien&quot;,&quot;Damaskus&quot;,&quot;upload.wikimedia.org/wikipedia/commons/thumb/5/53/Flag_of_Syria.svg/20px-Flag_of_Syria.svg.png&quot;]," calcext:value-type="string">
            <text:p>["Syrien","Damaskus","upload.wikimedia.org/wikipedia/commons/thumb/5/53/Flag_of_Syria.svg/20px-Flag_of_Syria.svg.png"],</text:p>
          </table:table-cell>
          <table:table-cell/>
          <table:table-cell table:formula="of:=MID([.B341];[.L341];[.M341]-[.L341])" office:value-type="string" office:string-value="Syrien" calcext:value-type="string">
            <text:p>Syrien</text:p>
          </table:table-cell>
          <table:table-cell table:formula="of:=MID([.B341];[.J341];[.K341]-[.J341])" office:value-type="string" office:string-value="upload.wikimedia.org/wikipedia/commons/thumb/5/53/Flag_of_Syria.svg/20px-Flag_of_Syria.svg.png" calcext:value-type="string">
            <text:p>upload.wikimedia.org/wikipedia/commons/thumb/5/53/Flag_of_Syria.svg/20px-Flag_of_Syria.svg.png</text:p>
          </table:table-cell>
          <table:table-cell table:formula="of:=MID([.B342];[.H341];[.I341]-[.H341])" office:value-type="string" office:string-value="Damaskus" calcext:value-type="string">
            <text:p>Damaskus</text:p>
          </table:table-cell>
          <table:table-cell table:formula="of:=FIND(&quot;title=&quot;;[.B342];1)+7" office:value-type="float" office:value="37" calcext:value-type="float">
            <text:p>37</text:p>
          </table:table-cell>
          <table:table-cell table:formula="of:=FIND(&quot;&quot;&quot;&quot;;[.B342];FIND(&quot;title=&quot;;[.B342];1)+7)" office:value-type="float" office:value="45" calcext:value-type="float">
            <text:p>45</text:p>
          </table:table-cell>
          <table:table-cell table:formula="of:=FIND(&quot;src=&quot;;[.B341];1)+7" office:value-type="float" office:value="102" calcext:value-type="float">
            <text:p>102</text:p>
          </table:table-cell>
          <table:table-cell table:formula="of:=FIND(&quot;&quot;&quot;&quot;;[.B341];FIND(&quot;src=&quot;;[.B341];1)+7)" office:value-type="float" office:value="196" calcext:value-type="float">
            <text:p>196</text:p>
          </table:table-cell>
          <table:table-cell table:formula="of:=FIND(&quot;title&quot;;[.B341];1)+7" office:value-type="float" office:value="75" calcext:value-type="float">
            <text:p>75</text:p>
          </table:table-cell>
          <table:table-cell table:formula="of:=FIND(&quot;&quot;&quot;&quot;;[.B341];FIND(&quot;title&quot;;[.B341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744" calcext:value-type="float">
            <text:p>1744</text:p>
          </table:table-cell>
          <table:table-cell office:value-type="string" calcext:value-type="string">
            <text:p>&lt;td&gt;&lt;a href="/wiki/Damaskus" title="Damaskus"&gt;Damaskus&lt;/a&gt;</text:p>
          </table:table-cell>
          <table:table-cell table:formula="of:=CONCATENATE(&quot;[&quot;&quot;&quot;;[.E342];&quot;&quot;&quot;,&quot;&quot;&quot;&amp;[.G342];&quot;&quot;&quot;,&quot;&amp;&quot;&quot;&quot;&quot;&amp;[.F342]&amp;&quot;&quot;&quot;],&quot;)" office:value-type="string" office:string-value="" calcext:value-type="error">
            <text:p>#WERT!</text:p>
          </table:table-cell>
          <table:table-cell/>
          <table:table-cell table:formula="of:=MID([.B342];[.L342];[.M342]-[.L342])" office:value-type="string" office:string-value="Damaskus" calcext:value-type="string">
            <text:p>Damaskus</text:p>
          </table:table-cell>
          <table:table-cell table:formula="of:=MID([.B342];[.J342];[.K342]-[.J342])" office:value-type="string" office:string-value="" calcext:value-type="error">
            <text:p>#WERT!</text:p>
          </table:table-cell>
          <table:table-cell table:formula="of:=MID([.B343];[.H342];[.I342]-[.H342])" office:value-type="string" office:string-value="Tadschikistan" calcext:value-type="string">
            <text:p>Tadschikistan</text:p>
          </table:table-cell>
          <table:table-cell table:formula="of:=FIND(&quot;title=&quot;;[.B343];1)+7" office:value-type="float" office:value="89" calcext:value-type="float">
            <text:p>89</text:p>
          </table:table-cell>
          <table:table-cell table:formula="of:=FIND(&quot;&quot;&quot;&quot;;[.B343];FIND(&quot;title=&quot;;[.B343];1)+7)" office:value-type="float" office:value="102" calcext:value-type="float">
            <text:p>102</text:p>
          </table:table-cell>
          <table:table-cell table:formula="of:=FIND(&quot;src=&quot;;[.B342];1)+7" office:value-type="string" office:string-value="" calcext:value-type="error">
            <text:p>#WERT!</text:p>
          </table:table-cell>
          <table:table-cell table:formula="of:=FIND(&quot;&quot;&quot;&quot;;[.B342];FIND(&quot;src=&quot;;[.B342];1)+7)" office:value-type="string" office:string-value="" calcext:value-type="error">
            <text:p>#WERT!</text:p>
          </table:table-cell>
          <table:table-cell table:formula="of:=FIND(&quot;title&quot;;[.B342];1)+7" office:value-type="float" office:value="37" calcext:value-type="float">
            <text:p>37</text:p>
          </table:table-cell>
          <table:table-cell table:formula="of:=FIND(&quot;&quot;&quot;&quot;;[.B342];FIND(&quot;title&quot;;[.B342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753" calcext:value-type="float">
            <text:p>1753</text:p>
          </table:table-cell>
          <table:table-cell office:value-type="string" calcext:value-type="string">
            <text:p>&lt;td&gt;&lt;span style="display:none"&gt;Tadschikistan&lt;/span&gt;&lt;a href="/wiki/Tadschikistan" title="Tadschikistan"&gt;&lt;img alt="" src="//upload.wikimedia.org/wikipedia/commons/thumb/d/d0/Flag_of_Tajikistan.svg/20px-Flag_of_Tajikistan.svg.png" decoding="async" width="20" height="10" class="noviewer" srcset="//upload.wikimedia.org/wikipedia/commons/thumb/d/d0/Flag_of_Tajikistan.svg/30px-Flag_of_Tajikistan.svg.png 1.5x, //upload.wikimedia.org/wikipedia/commons/thumb/d/d0/Flag_of_Tajikistan.svg/40px-Flag_of_Tajikistan.svg.png 2x" data-file-width="1200" data-file-height="600" /&gt;&lt;/a&gt;&amp;#160;&lt;a href="/wiki/Tadschikistan" title="Tadschikistan"&gt;Tadschikistan&lt;/a&gt;&lt;/td&gt;</text:p>
          </table:table-cell>
          <table:table-cell table:formula="of:=CONCATENATE(&quot;[&quot;&quot;&quot;;[.E343];&quot;&quot;&quot;,&quot;&quot;&quot;&amp;[.G343];&quot;&quot;&quot;,&quot;&amp;&quot;&quot;&quot;&quot;&amp;[.F343]&amp;&quot;&quot;&quot;],&quot;)" office:value-type="string" office:string-value="[&quot;Tadschikistan&quot;,&quot;Duschanbe&quot;,&quot;upload.wikimedia.org/wikipedia/commons/thumb/d/d0/Flag_of_Tajikistan.svg/20px-Flag_of_Tajikistan.svg.png&quot;]," calcext:value-type="string">
            <text:p>["Tadschikistan","Duschanbe","upload.wikimedia.org/wikipedia/commons/thumb/d/d0/Flag_of_Tajikistan.svg/20px-Flag_of_Tajikistan.svg.png"],</text:p>
          </table:table-cell>
          <table:table-cell/>
          <table:table-cell table:formula="of:=MID([.B343];[.L343];[.M343]-[.L343])" office:value-type="string" office:string-value="Tadschikistan" calcext:value-type="string">
            <text:p>Tadschikistan</text:p>
          </table:table-cell>
          <table:table-cell table:formula="of:=MID([.B343];[.J343];[.K343]-[.J343])" office:value-type="string" office:string-value="upload.wikimedia.org/wikipedia/commons/thumb/d/d0/Flag_of_Tajikistan.svg/20px-Flag_of_Tajikistan.svg.png" calcext:value-type="string">
            <text:p>upload.wikimedia.org/wikipedia/commons/thumb/d/d0/Flag_of_Tajikistan.svg/20px-Flag_of_Tajikistan.svg.png</text:p>
          </table:table-cell>
          <table:table-cell table:formula="of:=MID([.B344];[.H343];[.I343]-[.H343])" office:value-type="string" office:string-value="Duschanbe" calcext:value-type="string">
            <text:p>Duschanbe</text:p>
          </table:table-cell>
          <table:table-cell table:formula="of:=FIND(&quot;title=&quot;;[.B344];1)+7" office:value-type="float" office:value="38" calcext:value-type="float">
            <text:p>38</text:p>
          </table:table-cell>
          <table:table-cell table:formula="of:=FIND(&quot;&quot;&quot;&quot;;[.B344];FIND(&quot;title=&quot;;[.B344];1)+7)" office:value-type="float" office:value="47" calcext:value-type="float">
            <text:p>47</text:p>
          </table:table-cell>
          <table:table-cell table:formula="of:=FIND(&quot;src=&quot;;[.B343];1)+7" office:value-type="float" office:value="123" calcext:value-type="float">
            <text:p>123</text:p>
          </table:table-cell>
          <table:table-cell table:formula="of:=FIND(&quot;&quot;&quot;&quot;;[.B343];FIND(&quot;src=&quot;;[.B343];1)+7)" office:value-type="float" office:value="227" calcext:value-type="float">
            <text:p>227</text:p>
          </table:table-cell>
          <table:table-cell table:formula="of:=FIND(&quot;title&quot;;[.B343];1)+7" office:value-type="float" office:value="89" calcext:value-type="float">
            <text:p>89</text:p>
          </table:table-cell>
          <table:table-cell table:formula="of:=FIND(&quot;&quot;&quot;&quot;;[.B343];FIND(&quot;title&quot;;[.B343];1)+7)" office:value-type="float" office:value="102" calcext:value-type="float">
            <text:p>102</text:p>
          </table:table-cell>
        </table:table-row>
        <table:table-row table:style-name="ro27">
          <table:table-cell office:value-type="float" office:value="1754" calcext:value-type="float">
            <text:p>1754</text:p>
          </table:table-cell>
          <table:table-cell office:value-type="string" calcext:value-type="string">
            <text:p>&lt;td&gt;&lt;a href="/wiki/Duschanbe" title="Duschanbe"&gt;Duschanbe&lt;/a&gt;</text:p>
          </table:table-cell>
          <table:table-cell table:formula="of:=CONCATENATE(&quot;[&quot;&quot;&quot;;[.E344];&quot;&quot;&quot;,&quot;&quot;&quot;&amp;[.G344];&quot;&quot;&quot;,&quot;&amp;&quot;&quot;&quot;&quot;&amp;[.F344]&amp;&quot;&quot;&quot;],&quot;)" office:value-type="string" office:string-value="" calcext:value-type="error">
            <text:p>#WERT!</text:p>
          </table:table-cell>
          <table:table-cell/>
          <table:table-cell table:formula="of:=MID([.B344];[.L344];[.M344]-[.L344])" office:value-type="string" office:string-value="Duschanbe" calcext:value-type="string">
            <text:p>Duschanbe</text:p>
          </table:table-cell>
          <table:table-cell table:formula="of:=MID([.B344];[.J344];[.K344]-[.J344])" office:value-type="string" office:string-value="" calcext:value-type="error">
            <text:p>#WERT!</text:p>
          </table:table-cell>
          <table:table-cell table:formula="of:=MID([.B345];[.H344];[.I344]-[.H344])" office:value-type="string" office:string-value="Tansania" calcext:value-type="string">
            <text:p>Tansania</text:p>
          </table:table-cell>
          <table:table-cell table:formula="of:=FIND(&quot;title=&quot;;[.B345];1)+7" office:value-type="float" office:value="91" calcext:value-type="float">
            <text:p>91</text:p>
          </table:table-cell>
          <table:table-cell table:formula="of:=FIND(&quot;&quot;&quot;&quot;;[.B345];FIND(&quot;title=&quot;;[.B345];1)+7)" office:value-type="float" office:value="99" calcext:value-type="float">
            <text:p>99</text:p>
          </table:table-cell>
          <table:table-cell table:formula="of:=FIND(&quot;src=&quot;;[.B344];1)+7" office:value-type="string" office:string-value="" calcext:value-type="error">
            <text:p>#WERT!</text:p>
          </table:table-cell>
          <table:table-cell table:formula="of:=FIND(&quot;&quot;&quot;&quot;;[.B344];FIND(&quot;src=&quot;;[.B344];1)+7)" office:value-type="string" office:string-value="" calcext:value-type="error">
            <text:p>#WERT!</text:p>
          </table:table-cell>
          <table:table-cell table:formula="of:=FIND(&quot;title&quot;;[.B344];1)+7" office:value-type="float" office:value="38" calcext:value-type="float">
            <text:p>38</text:p>
          </table:table-cell>
          <table:table-cell table:formula="of:=FIND(&quot;&quot;&quot;&quot;;[.B344];FIND(&quot;title&quot;;[.B344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763" calcext:value-type="float">
            <text:p>1763</text:p>
          </table:table-cell>
          <table:table-cell office:value-type="string" calcext:value-type="string">
            <text:p>&lt;td rowspan="2"&gt;&lt;span style="display:none"&gt;Tansania&lt;/span&gt;&lt;a href="/wiki/Tansania" title="Tansania"&gt;&lt;img alt="" src="//upload.wikimedia.org/wikipedia/commons/thumb/3/38/Flag_of_Tanzania.svg/20px-Flag_of_Tanzania.svg.png" decoding="async" width="20" height="13" class="noviewer" srcset="//upload.wikimedia.org/wikipedia/commons/thumb/3/38/Flag_of_Tanzania.svg/30px-Flag_of_Tanzania.svg.png 1.5x, //upload.wikimedia.org/wikipedia/commons/thumb/3/38/Flag_of_Tanzania.svg/40px-Flag_of_Tanzania.svg.png 2x" data-file-width="900" data-file-height="600" /&gt;&lt;/a&gt;&amp;#160;&lt;a href="/wiki/Tansania" title="Tansania"&gt;Tansania&lt;/a&gt;&lt;/td&gt;</text:p>
          </table:table-cell>
          <table:table-cell table:formula="of:=CONCATENATE(&quot;[&quot;&quot;&quot;;[.E345];&quot;&quot;&quot;,&quot;&quot;&quot;&amp;[.G345];&quot;&quot;&quot;,&quot;&amp;&quot;&quot;&quot;&quot;&amp;[.F345]&amp;&quot;&quot;&quot;],&quot;)" office:value-type="string" office:string-value="[&quot;Tansania&quot;,&quot;Dodoma&quot;,&quot;upload.wikimedia.org/wikipedia/commons/thumb/3/38/Flag_of_Tanzania.svg/20px-Flag_of_Tanzania.svg.png&quot;]," calcext:value-type="string">
            <text:p>["Tansania","Dodoma","upload.wikimedia.org/wikipedia/commons/thumb/3/38/Flag_of_Tanzania.svg/20px-Flag_of_Tanzania.svg.png"],</text:p>
          </table:table-cell>
          <table:table-cell/>
          <table:table-cell table:formula="of:=MID([.B345];[.L345];[.M345]-[.L345])" office:value-type="string" office:string-value="Tansania" calcext:value-type="string">
            <text:p>Tansania</text:p>
          </table:table-cell>
          <table:table-cell table:formula="of:=MID([.B345];[.J345];[.K345]-[.J345])" office:value-type="string" office:string-value="upload.wikimedia.org/wikipedia/commons/thumb/3/38/Flag_of_Tanzania.svg/20px-Flag_of_Tanzania.svg.png" calcext:value-type="string">
            <text:p>upload.wikimedia.org/wikipedia/commons/thumb/3/38/Flag_of_Tanzania.svg/20px-Flag_of_Tanzania.svg.png</text:p>
          </table:table-cell>
          <table:table-cell table:formula="of:=MID([.B346];[.H345];[.I345]-[.H345])" office:value-type="string" office:string-value="Dodoma" calcext:value-type="string">
            <text:p>Dodoma</text:p>
          </table:table-cell>
          <table:table-cell table:formula="of:=FIND(&quot;title=&quot;;[.B346];1)+7" office:value-type="float" office:value="35" calcext:value-type="float">
            <text:p>35</text:p>
          </table:table-cell>
          <table:table-cell table:formula="of:=FIND(&quot;&quot;&quot;&quot;;[.B346];FIND(&quot;title=&quot;;[.B346];1)+7)" office:value-type="float" office:value="41" calcext:value-type="float">
            <text:p>41</text:p>
          </table:table-cell>
          <table:table-cell table:formula="of:=FIND(&quot;src=&quot;;[.B345];1)+7" office:value-type="float" office:value="120" calcext:value-type="float">
            <text:p>120</text:p>
          </table:table-cell>
          <table:table-cell table:formula="of:=FIND(&quot;&quot;&quot;&quot;;[.B345];FIND(&quot;src=&quot;;[.B345];1)+7)" office:value-type="float" office:value="220" calcext:value-type="float">
            <text:p>220</text:p>
          </table:table-cell>
          <table:table-cell table:formula="of:=FIND(&quot;title&quot;;[.B345];1)+7" office:value-type="float" office:value="91" calcext:value-type="float">
            <text:p>91</text:p>
          </table:table-cell>
          <table:table-cell table:formula="of:=FIND(&quot;&quot;&quot;&quot;;[.B345];FIND(&quot;title&quot;;[.B345];1)+7)" office:value-type="float" office:value="99" calcext:value-type="float">
            <text:p>99</text:p>
          </table:table-cell>
        </table:table-row>
        <table:table-row table:style-name="ro27">
          <table:table-cell office:value-type="float" office:value="1764" calcext:value-type="float">
            <text:p>1764</text:p>
          </table:table-cell>
          <table:table-cell office:value-type="string" calcext:value-type="string">
            <text:p>&lt;td&gt;&lt;a href="/wiki/Dodoma" title="Dodoma"&gt;Dodoma&lt;/a&gt; &lt;i&gt;(de jure)&lt;/i&gt;</text:p>
          </table:table-cell>
          <table:table-cell table:formula="of:=CONCATENATE(&quot;[&quot;&quot;&quot;;[.E346];&quot;&quot;&quot;,&quot;&quot;&quot;&amp;[.G346];&quot;&quot;&quot;,&quot;&amp;&quot;&quot;&quot;&quot;&amp;[.F346]&amp;&quot;&quot;&quot;],&quot;)" office:value-type="string" office:string-value="" calcext:value-type="error">
            <text:p>#WERT!</text:p>
          </table:table-cell>
          <table:table-cell/>
          <table:table-cell table:formula="of:=MID([.B346];[.L346];[.M346]-[.L346])" office:value-type="string" office:string-value="Dodoma" calcext:value-type="string">
            <text:p>Dodoma</text:p>
          </table:table-cell>
          <table:table-cell table:formula="of:=MID([.B346];[.J346];[.K346]-[.J346])" office:value-type="string" office:string-value="" calcext:value-type="error">
            <text:p>#WERT!</text:p>
          </table:table-cell>
          <table:table-cell table:formula="of:=MID([.B347];[.H346];[.I346]-[.H346])" office:value-type="string" office:string-value="Daressalam" calcext:value-type="string">
            <text:p>Daressalam</text:p>
          </table:table-cell>
          <table:table-cell table:formula="of:=FIND(&quot;title=&quot;;[.B347];1)+7" office:value-type="float" office:value="39" calcext:value-type="float">
            <text:p>39</text:p>
          </table:table-cell>
          <table:table-cell table:formula="of:=FIND(&quot;&quot;&quot;&quot;;[.B347];FIND(&quot;title=&quot;;[.B347];1)+7)" office:value-type="float" office:value="49" calcext:value-type="float">
            <text:p>49</text:p>
          </table:table-cell>
          <table:table-cell table:formula="of:=FIND(&quot;src=&quot;;[.B346];1)+7" office:value-type="string" office:string-value="" calcext:value-type="error">
            <text:p>#WERT!</text:p>
          </table:table-cell>
          <table:table-cell table:formula="of:=FIND(&quot;&quot;&quot;&quot;;[.B346];FIND(&quot;src=&quot;;[.B346];1)+7)" office:value-type="string" office:string-value="" calcext:value-type="error">
            <text:p>#WERT!</text:p>
          </table:table-cell>
          <table:table-cell table:formula="of:=FIND(&quot;title&quot;;[.B346];1)+7" office:value-type="float" office:value="35" calcext:value-type="float">
            <text:p>35</text:p>
          </table:table-cell>
          <table:table-cell table:formula="of:=FIND(&quot;&quot;&quot;&quot;;[.B346];FIND(&quot;title&quot;;[.B346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773" calcext:value-type="float">
            <text:p>1773</text:p>
          </table:table-cell>
          <table:table-cell office:value-type="string" calcext:value-type="string">
            <text:p>&lt;td&gt;&lt;a href="/wiki/Daressalam" title="Daressalam"&gt;Daressalam&lt;/a&gt; &lt;i&gt;(Regierungssitz)&lt;/i&gt;</text:p>
          </table:table-cell>
          <table:table-cell table:formula="of:=CONCATENATE(&quot;[&quot;&quot;&quot;;[.E347];&quot;&quot;&quot;,&quot;&quot;&quot;&amp;[.G347];&quot;&quot;&quot;,&quot;&amp;&quot;&quot;&quot;&quot;&amp;[.F347]&amp;&quot;&quot;&quot;],&quot;)" office:value-type="string" office:string-value="" calcext:value-type="error">
            <text:p>#WERT!</text:p>
          </table:table-cell>
          <table:table-cell/>
          <table:table-cell table:formula="of:=MID([.B347];[.L347];[.M347]-[.L347])" office:value-type="string" office:string-value="Daressalam" calcext:value-type="string">
            <text:p>Daressalam</text:p>
          </table:table-cell>
          <table:table-cell table:formula="of:=MID([.B347];[.J347];[.K347]-[.J347])" office:value-type="string" office:string-value="" calcext:value-type="error">
            <text:p>#WERT!</text:p>
          </table:table-cell>
          <table:table-cell table:formula="of:=MID([.B348];[.H347];[.I347]-[.H347])" office:value-type="string" office:string-value="Thailand" calcext:value-type="string">
            <text:p>Thailand</text:p>
          </table:table-cell>
          <table:table-cell table:formula="of:=FIND(&quot;title=&quot;;[.B348];1)+7" office:value-type="float" office:value="79" calcext:value-type="float">
            <text:p>79</text:p>
          </table:table-cell>
          <table:table-cell table:formula="of:=FIND(&quot;&quot;&quot;&quot;;[.B348];FIND(&quot;title=&quot;;[.B348];1)+7)" office:value-type="float" office:value="87" calcext:value-type="float">
            <text:p>87</text:p>
          </table:table-cell>
          <table:table-cell table:formula="of:=FIND(&quot;src=&quot;;[.B347];1)+7" office:value-type="string" office:string-value="" calcext:value-type="error">
            <text:p>#WERT!</text:p>
          </table:table-cell>
          <table:table-cell table:formula="of:=FIND(&quot;&quot;&quot;&quot;;[.B347];FIND(&quot;src=&quot;;[.B347];1)+7)" office:value-type="string" office:string-value="" calcext:value-type="error">
            <text:p>#WERT!</text:p>
          </table:table-cell>
          <table:table-cell table:formula="of:=FIND(&quot;title&quot;;[.B347];1)+7" office:value-type="float" office:value="39" calcext:value-type="float">
            <text:p>39</text:p>
          </table:table-cell>
          <table:table-cell table:formula="of:=FIND(&quot;&quot;&quot;&quot;;[.B347];FIND(&quot;title&quot;;[.B347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782" calcext:value-type="float">
            <text:p>1782</text:p>
          </table:table-cell>
          <table:table-cell office:value-type="string" calcext:value-type="string">
            <text:p>&lt;td&gt;&lt;span style="display:none"&gt;Thailand&lt;/span&gt;&lt;a href="/wiki/Thailand" title="Thailand"&gt;&lt;img alt="" src="//upload.wikimedia.org/wikipedia/commons/thumb/a/a9/Flag_of_Thailand.svg/20px-Flag_of_Thailand.svg.png" decoding="async" width="20" height="13" class="noviewer thumbborder" srcset="//upload.wikimedia.org/wikipedia/commons/thumb/a/a9/Flag_of_Thailand.svg/30px-Flag_of_Thailand.svg.png 1.5x, //upload.wikimedia.org/wikipedia/commons/thumb/a/a9/Flag_of_Thailand.svg/40px-Flag_of_Thailand.svg.png 2x" data-file-width="900" data-file-height="600" /&gt;&lt;/a&gt;&amp;#160;&lt;a href="/wiki/Thailand" title="Thailand"&gt;Thailand&lt;/a&gt;&lt;/td&gt;</text:p>
          </table:table-cell>
          <table:table-cell table:formula="of:=CONCATENATE(&quot;[&quot;&quot;&quot;;[.E348];&quot;&quot;&quot;,&quot;&quot;&quot;&amp;[.G348];&quot;&quot;&quot;,&quot;&amp;&quot;&quot;&quot;&quot;&amp;[.F348]&amp;&quot;&quot;&quot;],&quot;)" office:value-type="string" office:string-value="[&quot;Thailand&quot;,&quot;Bangkok&quot;,&quot;upload.wikimedia.org/wikipedia/commons/thumb/a/a9/Flag_of_Thailand.svg/20px-Flag_of_Thailand.svg.png&quot;]," calcext:value-type="string">
            <text:p>["Thailand","Bangkok","upload.wikimedia.org/wikipedia/commons/thumb/a/a9/Flag_of_Thailand.svg/20px-Flag_of_Thailand.svg.png"],</text:p>
          </table:table-cell>
          <table:table-cell/>
          <table:table-cell table:formula="of:=MID([.B348];[.L348];[.M348]-[.L348])" office:value-type="string" office:string-value="Thailand" calcext:value-type="string">
            <text:p>Thailand</text:p>
          </table:table-cell>
          <table:table-cell table:formula="of:=MID([.B348];[.J348];[.K348]-[.J348])" office:value-type="string" office:string-value="upload.wikimedia.org/wikipedia/commons/thumb/a/a9/Flag_of_Thailand.svg/20px-Flag_of_Thailand.svg.png" calcext:value-type="string">
            <text:p>upload.wikimedia.org/wikipedia/commons/thumb/a/a9/Flag_of_Thailand.svg/20px-Flag_of_Thailand.svg.png</text:p>
          </table:table-cell>
          <table:table-cell table:formula="of:=MID([.B349];[.H348];[.I348]-[.H348])" office:value-type="string" office:string-value="Bangkok" calcext:value-type="string">
            <text:p>Bangkok</text:p>
          </table:table-cell>
          <table:table-cell table:formula="of:=FIND(&quot;title=&quot;;[.B349];1)+7" office:value-type="float" office:value="36" calcext:value-type="float">
            <text:p>36</text:p>
          </table:table-cell>
          <table:table-cell table:formula="of:=FIND(&quot;&quot;&quot;&quot;;[.B349];FIND(&quot;title=&quot;;[.B349];1)+7)" office:value-type="float" office:value="43" calcext:value-type="float">
            <text:p>43</text:p>
          </table:table-cell>
          <table:table-cell table:formula="of:=FIND(&quot;src=&quot;;[.B348];1)+7" office:value-type="float" office:value="108" calcext:value-type="float">
            <text:p>108</text:p>
          </table:table-cell>
          <table:table-cell table:formula="of:=FIND(&quot;&quot;&quot;&quot;;[.B348];FIND(&quot;src=&quot;;[.B348];1)+7)" office:value-type="float" office:value="208" calcext:value-type="float">
            <text:p>208</text:p>
          </table:table-cell>
          <table:table-cell table:formula="of:=FIND(&quot;title&quot;;[.B348];1)+7" office:value-type="float" office:value="79" calcext:value-type="float">
            <text:p>79</text:p>
          </table:table-cell>
          <table:table-cell table:formula="of:=FIND(&quot;&quot;&quot;&quot;;[.B348];FIND(&quot;title&quot;;[.B348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783" calcext:value-type="float">
            <text:p>1783</text:p>
          </table:table-cell>
          <table:table-cell office:value-type="string" calcext:value-type="string">
            <text:p>&lt;td&gt;&lt;a href="/wiki/Bangkok" title="Bangkok"&gt;Bangkok&lt;/a&gt;</text:p>
          </table:table-cell>
          <table:table-cell table:formula="of:=CONCATENATE(&quot;[&quot;&quot;&quot;;[.E349];&quot;&quot;&quot;,&quot;&quot;&quot;&amp;[.G349];&quot;&quot;&quot;,&quot;&amp;&quot;&quot;&quot;&quot;&amp;[.F349]&amp;&quot;&quot;&quot;],&quot;)" office:value-type="string" office:string-value="" calcext:value-type="error">
            <text:p>#WERT!</text:p>
          </table:table-cell>
          <table:table-cell/>
          <table:table-cell table:formula="of:=MID([.B349];[.L349];[.M349]-[.L349])" office:value-type="string" office:string-value="Bangkok" calcext:value-type="string">
            <text:p>Bangkok</text:p>
          </table:table-cell>
          <table:table-cell table:formula="of:=MID([.B349];[.J349];[.K349]-[.J349])" office:value-type="string" office:string-value="" calcext:value-type="error">
            <text:p>#WERT!</text:p>
          </table:table-cell>
          <table:table-cell table:formula="of:=MID([.B350];[.H349];[.I349]-[.H349])" office:value-type="string" office:string-value="Togo" calcext:value-type="string">
            <text:p>Togo</text:p>
          </table:table-cell>
          <table:table-cell table:formula="of:=FIND(&quot;title=&quot;;[.B350];1)+7" office:value-type="float" office:value="71" calcext:value-type="float">
            <text:p>71</text:p>
          </table:table-cell>
          <table:table-cell table:formula="of:=FIND(&quot;&quot;&quot;&quot;;[.B350];FIND(&quot;title=&quot;;[.B350];1)+7)" office:value-type="float" office:value="75" calcext:value-type="float">
            <text:p>75</text:p>
          </table:table-cell>
          <table:table-cell table:formula="of:=FIND(&quot;src=&quot;;[.B349];1)+7" office:value-type="string" office:string-value="" calcext:value-type="error">
            <text:p>#WERT!</text:p>
          </table:table-cell>
          <table:table-cell table:formula="of:=FIND(&quot;&quot;&quot;&quot;;[.B349];FIND(&quot;src=&quot;;[.B349];1)+7)" office:value-type="string" office:string-value="" calcext:value-type="error">
            <text:p>#WERT!</text:p>
          </table:table-cell>
          <table:table-cell table:formula="of:=FIND(&quot;title&quot;;[.B349];1)+7" office:value-type="float" office:value="36" calcext:value-type="float">
            <text:p>36</text:p>
          </table:table-cell>
          <table:table-cell table:formula="of:=FIND(&quot;&quot;&quot;&quot;;[.B349];FIND(&quot;title&quot;;[.B349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792" calcext:value-type="float">
            <text:p>1792</text:p>
          </table:table-cell>
          <table:table-cell office:value-type="string" calcext:value-type="string">
            <text:p>&lt;td&gt;&lt;span style="display:none"&gt;Togo&lt;/span&gt;&lt;a href="/wiki/Togo" title="Togo"&gt;&lt;img alt="" src="//upload.wikimedia.org/wikipedia/commons/thumb/6/68/Flag_of_Togo.svg/20px-Flag_of_Togo.svg.png" decoding="async" width="20" height="12" class="noviewer" srcset="//upload.wikimedia.org/wikipedia/commons/thumb/6/68/Flag_of_Togo.svg/30px-Flag_of_Togo.svg.png 1.5x, //upload.wikimedia.org/wikipedia/commons/thumb/6/68/Flag_of_Togo.svg/40px-Flag_of_Togo.svg.png 2x" data-file-width="809" data-file-height="500" /&gt;&lt;/a&gt;&amp;#160;&lt;a href="/wiki/Togo" title="Togo"&gt;Togo&lt;/a&gt;&lt;/td&gt;</text:p>
          </table:table-cell>
          <table:table-cell table:formula="of:=CONCATENATE(&quot;[&quot;&quot;&quot;;[.E350];&quot;&quot;&quot;,&quot;&quot;&quot;&amp;[.G350];&quot;&quot;&quot;,&quot;&amp;&quot;&quot;&quot;&quot;&amp;[.F350]&amp;&quot;&quot;&quot;],&quot;)" office:value-type="string" office:string-value="[&quot;Togo&quot;,&quot;Lomé&quot;,&quot;upload.wikimedia.org/wikipedia/commons/thumb/6/68/Flag_of_Togo.svg/20px-Flag_of_Togo.svg.png&quot;]," calcext:value-type="string">
            <text:p>["Togo","Lomé","upload.wikimedia.org/wikipedia/commons/thumb/6/68/Flag_of_Togo.svg/20px-Flag_of_Togo.svg.png"],</text:p>
          </table:table-cell>
          <table:table-cell/>
          <table:table-cell table:formula="of:=MID([.B350];[.L350];[.M350]-[.L350])" office:value-type="string" office:string-value="Togo" calcext:value-type="string">
            <text:p>Togo</text:p>
          </table:table-cell>
          <table:table-cell table:formula="of:=MID([.B350];[.J350];[.K350]-[.J350])" office:value-type="string" office:string-value="upload.wikimedia.org/wikipedia/commons/thumb/6/68/Flag_of_Togo.svg/20px-Flag_of_Togo.svg.png" calcext:value-type="string">
            <text:p>upload.wikimedia.org/wikipedia/commons/thumb/6/68/Flag_of_Togo.svg/20px-Flag_of_Togo.svg.png</text:p>
          </table:table-cell>
          <table:table-cell table:formula="of:=MID([.B351];[.H350];[.I350]-[.H350])" office:value-type="string" office:string-value="Lomé" calcext:value-type="string">
            <text:p>Lomé</text:p>
          </table:table-cell>
          <table:table-cell table:formula="of:=FIND(&quot;title=&quot;;[.B351];1)+7" office:value-type="float" office:value="38" calcext:value-type="float">
            <text:p>38</text:p>
          </table:table-cell>
          <table:table-cell table:formula="of:=FIND(&quot;&quot;&quot;&quot;;[.B351];FIND(&quot;title=&quot;;[.B351];1)+7)" office:value-type="float" office:value="42" calcext:value-type="float">
            <text:p>42</text:p>
          </table:table-cell>
          <table:table-cell table:formula="of:=FIND(&quot;src=&quot;;[.B350];1)+7" office:value-type="float" office:value="96" calcext:value-type="float">
            <text:p>96</text:p>
          </table:table-cell>
          <table:table-cell table:formula="of:=FIND(&quot;&quot;&quot;&quot;;[.B350];FIND(&quot;src=&quot;;[.B350];1)+7)" office:value-type="float" office:value="188" calcext:value-type="float">
            <text:p>188</text:p>
          </table:table-cell>
          <table:table-cell table:formula="of:=FIND(&quot;title&quot;;[.B350];1)+7" office:value-type="float" office:value="71" calcext:value-type="float">
            <text:p>71</text:p>
          </table:table-cell>
          <table:table-cell table:formula="of:=FIND(&quot;&quot;&quot;&quot;;[.B350];FIND(&quot;title&quot;;[.B350];1)+7)" office:value-type="float" office:value="75" calcext:value-type="float">
            <text:p>75</text:p>
          </table:table-cell>
        </table:table-row>
        <table:table-row table:style-name="ro27">
          <table:table-cell office:value-type="float" office:value="1793" calcext:value-type="float">
            <text:p>1793</text:p>
          </table:table-cell>
          <table:table-cell office:value-type="string" calcext:value-type="string">
            <text:p>&lt;td&gt;&lt;a href="/wiki/Lom%C3%A9" title="Lomé"&gt;Lomé&lt;/a&gt;</text:p>
          </table:table-cell>
          <table:table-cell table:formula="of:=CONCATENATE(&quot;[&quot;&quot;&quot;;[.E351];&quot;&quot;&quot;,&quot;&quot;&quot;&amp;[.G351];&quot;&quot;&quot;,&quot;&amp;&quot;&quot;&quot;&quot;&amp;[.F351]&amp;&quot;&quot;&quot;],&quot;)" office:value-type="string" office:string-value="" calcext:value-type="error">
            <text:p>#WERT!</text:p>
          </table:table-cell>
          <table:table-cell/>
          <table:table-cell table:formula="of:=MID([.B351];[.L351];[.M351]-[.L351])" office:value-type="string" office:string-value="Lomé" calcext:value-type="string">
            <text:p>Lomé</text:p>
          </table:table-cell>
          <table:table-cell table:formula="of:=MID([.B351];[.J351];[.K351]-[.J351])" office:value-type="string" office:string-value="" calcext:value-type="error">
            <text:p>#WERT!</text:p>
          </table:table-cell>
          <table:table-cell table:formula="of:=MID([.B352];[.H351];[.I351]-[.H351])" office:value-type="string" office:string-value="Tonga" calcext:value-type="string">
            <text:p>Tonga</text:p>
          </table:table-cell>
          <table:table-cell table:formula="of:=FIND(&quot;title=&quot;;[.B352];1)+7" office:value-type="float" office:value="73" calcext:value-type="float">
            <text:p>73</text:p>
          </table:table-cell>
          <table:table-cell table:formula="of:=FIND(&quot;&quot;&quot;&quot;;[.B352];FIND(&quot;title=&quot;;[.B352];1)+7)" office:value-type="float" office:value="78" calcext:value-type="float">
            <text:p>78</text:p>
          </table:table-cell>
          <table:table-cell table:formula="of:=FIND(&quot;src=&quot;;[.B351];1)+7" office:value-type="string" office:string-value="" calcext:value-type="error">
            <text:p>#WERT!</text:p>
          </table:table-cell>
          <table:table-cell table:formula="of:=FIND(&quot;&quot;&quot;&quot;;[.B351];FIND(&quot;src=&quot;;[.B351];1)+7)" office:value-type="string" office:string-value="" calcext:value-type="error">
            <text:p>#WERT!</text:p>
          </table:table-cell>
          <table:table-cell table:formula="of:=FIND(&quot;title&quot;;[.B351];1)+7" office:value-type="float" office:value="38" calcext:value-type="float">
            <text:p>38</text:p>
          </table:table-cell>
          <table:table-cell table:formula="of:=FIND(&quot;&quot;&quot;&quot;;[.B351];FIND(&quot;title&quot;;[.B351];1)+7)" office:value-type="float" office:value="42" calcext:value-type="float">
            <text:p>42</text:p>
          </table:table-cell>
        </table:table-row>
        <table:table-row table:style-name="ro27">
          <table:table-cell office:value-type="float" office:value="1802" calcext:value-type="float">
            <text:p>1802</text:p>
          </table:table-cell>
          <table:table-cell office:value-type="string" calcext:value-type="string">
            <text:p>&lt;td&gt;&lt;span style="display:none"&gt;Tonga&lt;/span&gt;&lt;a href="/wiki/Tonga" title="Tonga"&gt;&lt;img alt="" src="//upload.wikimedia.org/wikipedia/commons/thumb/9/9a/Flag_of_Tonga.svg/20px-Flag_of_Tonga.svg.png" decoding="async" width="20" height="10" class="noviewer thumbborder" srcset="//upload.wikimedia.org/wikipedia/commons/thumb/9/9a/Flag_of_Tonga.svg/30px-Flag_of_Tonga.svg.png 1.5x, //upload.wikimedia.org/wikipedia/commons/thumb/9/9a/Flag_of_Tonga.svg/40px-Flag_of_Tonga.svg.png 2x" data-file-width="960" data-file-height="480" /&gt;&lt;/a&gt;&amp;#160;&lt;a href="/wiki/Tonga" title="Tonga"&gt;Tonga&lt;/a&gt;&lt;/td&gt;</text:p>
          </table:table-cell>
          <table:table-cell table:formula="of:=CONCATENATE(&quot;[&quot;&quot;&quot;;[.E352];&quot;&quot;&quot;,&quot;&quot;&quot;&amp;[.G352];&quot;&quot;&quot;,&quot;&amp;&quot;&quot;&quot;&quot;&amp;[.F352]&amp;&quot;&quot;&quot;],&quot;)" office:value-type="string" office:string-value="[&quot;Tonga&quot;,&quot;Nukuʻalofa&quot;,&quot;upload.wikimedia.org/wikipedia/commons/thumb/9/9a/Flag_of_Tonga.svg/20px-Flag_of_Tonga.svg.png&quot;]," calcext:value-type="string">
            <text:p>["Tonga","Nukuʻalofa","upload.wikimedia.org/wikipedia/commons/thumb/9/9a/Flag_of_Tonga.svg/20px-Flag_of_Tonga.svg.png"],</text:p>
          </table:table-cell>
          <table:table-cell/>
          <table:table-cell table:formula="of:=MID([.B352];[.L352];[.M352]-[.L352])" office:value-type="string" office:string-value="Tonga" calcext:value-type="string">
            <text:p>Tonga</text:p>
          </table:table-cell>
          <table:table-cell table:formula="of:=MID([.B352];[.J352];[.K352]-[.J352])" office:value-type="string" office:string-value="upload.wikimedia.org/wikipedia/commons/thumb/9/9a/Flag_of_Tonga.svg/20px-Flag_of_Tonga.svg.png" calcext:value-type="string">
            <text:p>upload.wikimedia.org/wikipedia/commons/thumb/9/9a/Flag_of_Tonga.svg/20px-Flag_of_Tonga.svg.png</text:p>
          </table:table-cell>
          <table:table-cell table:formula="of:=MID([.B353];[.H352];[.I352]-[.H352])" office:value-type="string" office:string-value="Nukuʻalofa" calcext:value-type="string">
            <text:p>Nukuʻalofa</text:p>
          </table:table-cell>
          <table:table-cell table:formula="of:=FIND(&quot;title=&quot;;[.B353];1)+7" office:value-type="float" office:value="44" calcext:value-type="float">
            <text:p>44</text:p>
          </table:table-cell>
          <table:table-cell table:formula="of:=FIND(&quot;&quot;&quot;&quot;;[.B353];FIND(&quot;title=&quot;;[.B353];1)+7)" office:value-type="float" office:value="54" calcext:value-type="float">
            <text:p>54</text:p>
          </table:table-cell>
          <table:table-cell table:formula="of:=FIND(&quot;src=&quot;;[.B352];1)+7" office:value-type="float" office:value="99" calcext:value-type="float">
            <text:p>99</text:p>
          </table:table-cell>
          <table:table-cell table:formula="of:=FIND(&quot;&quot;&quot;&quot;;[.B352];FIND(&quot;src=&quot;;[.B352];1)+7)" office:value-type="float" office:value="193" calcext:value-type="float">
            <text:p>193</text:p>
          </table:table-cell>
          <table:table-cell table:formula="of:=FIND(&quot;title&quot;;[.B352];1)+7" office:value-type="float" office:value="73" calcext:value-type="float">
            <text:p>73</text:p>
          </table:table-cell>
          <table:table-cell table:formula="of:=FIND(&quot;&quot;&quot;&quot;;[.B352];FIND(&quot;title&quot;;[.B352];1)+7)" office:value-type="float" office:value="78" calcext:value-type="float">
            <text:p>78</text:p>
          </table:table-cell>
        </table:table-row>
        <table:table-row table:style-name="ro27">
          <table:table-cell office:value-type="float" office:value="1803" calcext:value-type="float">
            <text:p>1803</text:p>
          </table:table-cell>
          <table:table-cell office:value-type="string" calcext:value-type="string">
            <text:p>&lt;td&gt;&lt;a href="/wiki/Nuku%CA%BBalofa" title="Nukuʻalofa"&gt;Nukuʻalofa&lt;/a&gt;</text:p>
          </table:table-cell>
          <table:table-cell table:formula="of:=CONCATENATE(&quot;[&quot;&quot;&quot;;[.E353];&quot;&quot;&quot;,&quot;&quot;&quot;&amp;[.G353];&quot;&quot;&quot;,&quot;&amp;&quot;&quot;&quot;&quot;&amp;[.F353]&amp;&quot;&quot;&quot;],&quot;)" office:value-type="string" office:string-value="" calcext:value-type="error">
            <text:p>#WERT!</text:p>
          </table:table-cell>
          <table:table-cell/>
          <table:table-cell table:formula="of:=MID([.B353];[.L353];[.M353]-[.L353])" office:value-type="string" office:string-value="Nukuʻalofa" calcext:value-type="string">
            <text:p>Nukuʻalofa</text:p>
          </table:table-cell>
          <table:table-cell table:formula="of:=MID([.B353];[.J353];[.K353]-[.J353])" office:value-type="string" office:string-value="" calcext:value-type="error">
            <text:p>#WERT!</text:p>
          </table:table-cell>
          <table:table-cell table:formula="of:=MID([.B354];[.H353];[.I353]-[.H353])" office:value-type="string" office:string-value="Trinidad und Tobago" calcext:value-type="string">
            <text:p>Trinidad und Tobago</text:p>
          </table:table-cell>
          <table:table-cell table:formula="of:=FIND(&quot;title=&quot;;[.B354];1)+7" office:value-type="float" office:value="101" calcext:value-type="float">
            <text:p>101</text:p>
          </table:table-cell>
          <table:table-cell table:formula="of:=FIND(&quot;&quot;&quot;&quot;;[.B354];FIND(&quot;title=&quot;;[.B354];1)+7)" office:value-type="float" office:value="120" calcext:value-type="float">
            <text:p>120</text:p>
          </table:table-cell>
          <table:table-cell table:formula="of:=FIND(&quot;src=&quot;;[.B353];1)+7" office:value-type="string" office:string-value="" calcext:value-type="error">
            <text:p>#WERT!</text:p>
          </table:table-cell>
          <table:table-cell table:formula="of:=FIND(&quot;&quot;&quot;&quot;;[.B353];FIND(&quot;src=&quot;;[.B353];1)+7)" office:value-type="string" office:string-value="" calcext:value-type="error">
            <text:p>#WERT!</text:p>
          </table:table-cell>
          <table:table-cell table:formula="of:=FIND(&quot;title&quot;;[.B353];1)+7" office:value-type="float" office:value="44" calcext:value-type="float">
            <text:p>44</text:p>
          </table:table-cell>
          <table:table-cell table:formula="of:=FIND(&quot;&quot;&quot;&quot;;[.B353];FIND(&quot;title&quot;;[.B353];1)+7)" office:value-type="float" office:value="54" calcext:value-type="float">
            <text:p>54</text:p>
          </table:table-cell>
        </table:table-row>
        <table:table-row table:style-name="ro27">
          <table:table-cell office:value-type="float" office:value="1812" calcext:value-type="float">
            <text:p>1812</text:p>
          </table:table-cell>
          <table:table-cell office:value-type="string" calcext:value-type="string">
            <text:p>&lt;td&gt;&lt;span style="display:none"&gt;Trinidad und Tobago&lt;/span&gt;&lt;a href="/wiki/Trinidad_und_Tobago" title="Trinidad und Tobago"&gt;&lt;img alt="" src="//upload.wikimedia.org/wikipedia/commons/thumb/6/64/Flag_of_Trinidad_and_Tobago.svg/20px-Flag_of_Trinidad_and_Tobago.svg.png" decoding="async" width="20" height="12" class="noviewer" srcset="//upload.wikimedia.org/wikipedia/commons/thumb/6/64/Flag_of_Trinidad_and_Tobago.svg/30px-Flag_of_Trinidad_and_Tobago.svg.png 1.5x, //upload.wikimedia.org/wikipedia/commons/thumb/6/64/Flag_of_Trinidad_and_Tobago.svg/40px-Flag_of_Trinidad_and_Tobago.svg.png 2x" data-file-width="800" data-file-height="480" /&gt;&lt;/a&gt;&amp;#160;&lt;a href="/wiki/Trinidad_und_Tobago" title="Trinidad und Tobago"&gt;Trinidad und Tobago&lt;/a&gt;&lt;/td&gt;</text:p>
          </table:table-cell>
          <table:table-cell table:formula="of:=CONCATENATE(&quot;[&quot;&quot;&quot;;[.E354];&quot;&quot;&quot;,&quot;&quot;&quot;&amp;[.G354];&quot;&quot;&quot;,&quot;&amp;&quot;&quot;&quot;&quot;&amp;[.F354]&amp;&quot;&quot;&quot;],&quot;)" office:value-type="string" office:string-value="[&quot;Trinidad und Tobago&quot;,&quot;Port of Spain&quot;,&quot;upload.wikimedia.org/wikipedia/commons/thumb/6/64/Flag_of_Trinidad_and_Tobago.svg/20px-Flag_of_Trinidad_and_Tobago.svg.png&quot;]," calcext:value-type="string">
            <text:p>["Trinidad und Tobago","Port of Spain","upload.wikimedia.org/wikipedia/commons/thumb/6/64/Flag_of_Trinidad_and_Tobago.svg/20px-Flag_of_Trinidad_and_Tobago.svg.png"],</text:p>
          </table:table-cell>
          <table:table-cell/>
          <table:table-cell table:formula="of:=MID([.B354];[.L354];[.M354]-[.L354])" office:value-type="string" office:string-value="Trinidad und Tobago" calcext:value-type="string">
            <text:p>Trinidad und Tobago</text:p>
          </table:table-cell>
          <table:table-cell table:formula="of:=MID([.B354];[.J354];[.K354]-[.J354])" office:value-type="string" office:string-value="upload.wikimedia.org/wikipedia/commons/thumb/6/64/Flag_of_Trinidad_and_Tobago.svg/20px-Flag_of_Trinidad_and_Tobago.svg.png" calcext:value-type="string">
            <text:p>upload.wikimedia.org/wikipedia/commons/thumb/6/64/Flag_of_Trinidad_and_Tobago.svg/20px-Flag_of_Trinidad_and_Tobago.svg.png</text:p>
          </table:table-cell>
          <table:table-cell table:formula="of:=MID([.B355];[.H354];[.I354]-[.H354])" office:value-type="string" office:string-value="Port of Spain" calcext:value-type="string">
            <text:p>Port of Spain</text:p>
          </table:table-cell>
          <table:table-cell table:formula="of:=FIND(&quot;title=&quot;;[.B355];1)+7" office:value-type="float" office:value="42" calcext:value-type="float">
            <text:p>42</text:p>
          </table:table-cell>
          <table:table-cell table:formula="of:=FIND(&quot;&quot;&quot;&quot;;[.B355];FIND(&quot;title=&quot;;[.B355];1)+7)" office:value-type="float" office:value="55" calcext:value-type="float">
            <text:p>55</text:p>
          </table:table-cell>
          <table:table-cell table:formula="of:=FIND(&quot;src=&quot;;[.B354];1)+7" office:value-type="float" office:value="141" calcext:value-type="float">
            <text:p>141</text:p>
          </table:table-cell>
          <table:table-cell table:formula="of:=FIND(&quot;&quot;&quot;&quot;;[.B354];FIND(&quot;src=&quot;;[.B354];1)+7)" office:value-type="float" office:value="263" calcext:value-type="float">
            <text:p>263</text:p>
          </table:table-cell>
          <table:table-cell table:formula="of:=FIND(&quot;title&quot;;[.B354];1)+7" office:value-type="float" office:value="101" calcext:value-type="float">
            <text:p>101</text:p>
          </table:table-cell>
          <table:table-cell table:formula="of:=FIND(&quot;&quot;&quot;&quot;;[.B354];FIND(&quot;title&quot;;[.B354];1)+7)" office:value-type="float" office:value="120" calcext:value-type="float">
            <text:p>120</text:p>
          </table:table-cell>
        </table:table-row>
        <table:table-row table:style-name="ro27">
          <table:table-cell office:value-type="float" office:value="1813" calcext:value-type="float">
            <text:p>1813</text:p>
          </table:table-cell>
          <table:table-cell office:value-type="string" calcext:value-type="string">
            <text:p>&lt;td&gt;&lt;a href="/wiki/Port_of_Spain" title="Port of Spain"&gt;Port of Spain&lt;/a&gt;</text:p>
          </table:table-cell>
          <table:table-cell table:formula="of:=CONCATENATE(&quot;[&quot;&quot;&quot;;[.E355];&quot;&quot;&quot;,&quot;&quot;&quot;&amp;[.G355];&quot;&quot;&quot;,&quot;&amp;&quot;&quot;&quot;&quot;&amp;[.F355]&amp;&quot;&quot;&quot;],&quot;)" office:value-type="string" office:string-value="" calcext:value-type="error">
            <text:p>#WERT!</text:p>
          </table:table-cell>
          <table:table-cell/>
          <table:table-cell table:formula="of:=MID([.B355];[.L355];[.M355]-[.L355])" office:value-type="string" office:string-value="Port of Spain" calcext:value-type="string">
            <text:p>Port of Spain</text:p>
          </table:table-cell>
          <table:table-cell table:formula="of:=MID([.B355];[.J355];[.K355]-[.J355])" office:value-type="string" office:string-value="" calcext:value-type="error">
            <text:p>#WERT!</text:p>
          </table:table-cell>
          <table:table-cell table:formula="of:=MID([.B356];[.H355];[.I355]-[.H355])" office:value-type="string" office:string-value="Tschad" calcext:value-type="string">
            <text:p>Tschad</text:p>
          </table:table-cell>
          <table:table-cell table:formula="of:=FIND(&quot;title=&quot;;[.B356];1)+7" office:value-type="float" office:value="75" calcext:value-type="float">
            <text:p>75</text:p>
          </table:table-cell>
          <table:table-cell table:formula="of:=FIND(&quot;&quot;&quot;&quot;;[.B356];FIND(&quot;title=&quot;;[.B356];1)+7)" office:value-type="float" office:value="81" calcext:value-type="float">
            <text:p>81</text:p>
          </table:table-cell>
          <table:table-cell table:formula="of:=FIND(&quot;src=&quot;;[.B355];1)+7" office:value-type="string" office:string-value="" calcext:value-type="error">
            <text:p>#WERT!</text:p>
          </table:table-cell>
          <table:table-cell table:formula="of:=FIND(&quot;&quot;&quot;&quot;;[.B355];FIND(&quot;src=&quot;;[.B355];1)+7)" office:value-type="string" office:string-value="" calcext:value-type="error">
            <text:p>#WERT!</text:p>
          </table:table-cell>
          <table:table-cell table:formula="of:=FIND(&quot;title&quot;;[.B355];1)+7" office:value-type="float" office:value="42" calcext:value-type="float">
            <text:p>42</text:p>
          </table:table-cell>
          <table:table-cell table:formula="of:=FIND(&quot;&quot;&quot;&quot;;[.B355];FIND(&quot;title&quot;;[.B355];1)+7)" office:value-type="float" office:value="55" calcext:value-type="float">
            <text:p>55</text:p>
          </table:table-cell>
        </table:table-row>
        <table:table-row table:style-name="ro27">
          <table:table-cell office:value-type="float" office:value="1822" calcext:value-type="float">
            <text:p>1822</text:p>
          </table:table-cell>
          <table:table-cell office:value-type="string" calcext:value-type="string">
            <text:p>&lt;td&gt;&lt;span style="display:none"&gt;Tschad&lt;/span&gt;&lt;a href="/wiki/Tschad" title="Tschad"&gt;&lt;img alt="" src="//upload.wikimedia.org/wikipedia/commons/thumb/4/4b/Flag_of_Chad.svg/20px-Flag_of_Chad.svg.png" decoding="async" width="20" height="13" class="noviewer" srcset="//upload.wikimedia.org/wikipedia/commons/thumb/4/4b/Flag_of_Chad.svg/30px-Flag_of_Chad.svg.png 1.5x, //upload.wikimedia.org/wikipedia/commons/thumb/4/4b/Flag_of_Chad.svg/40px-Flag_of_Chad.svg.png 2x" data-file-width="900" data-file-height="600" /&gt;&lt;/a&gt;&amp;#160;&lt;a href="/wiki/Tschad" title="Tschad"&gt;Tschad&lt;/a&gt;&lt;/td&gt;</text:p>
          </table:table-cell>
          <table:table-cell table:formula="of:=CONCATENATE(&quot;[&quot;&quot;&quot;;[.E356];&quot;&quot;&quot;,&quot;&quot;&quot;&amp;[.G356];&quot;&quot;&quot;,&quot;&amp;&quot;&quot;&quot;&quot;&amp;[.F356]&amp;&quot;&quot;&quot;],&quot;)" office:value-type="string" office:string-value="[&quot;Tschad&quot;,&quot;N’Djamena&quot;,&quot;upload.wikimedia.org/wikipedia/commons/thumb/4/4b/Flag_of_Chad.svg/20px-Flag_of_Chad.svg.png&quot;]," calcext:value-type="string">
            <text:p>["Tschad","N’Djamena","upload.wikimedia.org/wikipedia/commons/thumb/4/4b/Flag_of_Chad.svg/20px-Flag_of_Chad.svg.png"],</text:p>
          </table:table-cell>
          <table:table-cell/>
          <table:table-cell table:formula="of:=MID([.B356];[.L356];[.M356]-[.L356])" office:value-type="string" office:string-value="Tschad" calcext:value-type="string">
            <text:p>Tschad</text:p>
          </table:table-cell>
          <table:table-cell table:formula="of:=MID([.B356];[.J356];[.K356]-[.J356])" office:value-type="string" office:string-value="upload.wikimedia.org/wikipedia/commons/thumb/4/4b/Flag_of_Chad.svg/20px-Flag_of_Chad.svg.png" calcext:value-type="string">
            <text:p>upload.wikimedia.org/wikipedia/commons/thumb/4/4b/Flag_of_Chad.svg/20px-Flag_of_Chad.svg.png</text:p>
          </table:table-cell>
          <table:table-cell table:formula="of:=MID([.B357];[.H356];[.I356]-[.H356])" office:value-type="string" office:string-value="N’Djamena" calcext:value-type="string">
            <text:p>N’Djamena</text:p>
          </table:table-cell>
          <table:table-cell table:formula="of:=FIND(&quot;title=&quot;;[.B357];1)+7" office:value-type="float" office:value="46" calcext:value-type="float">
            <text:p>46</text:p>
          </table:table-cell>
          <table:table-cell table:formula="of:=FIND(&quot;&quot;&quot;&quot;;[.B357];FIND(&quot;title=&quot;;[.B357];1)+7)" office:value-type="float" office:value="55" calcext:value-type="float">
            <text:p>55</text:p>
          </table:table-cell>
          <table:table-cell table:formula="of:=FIND(&quot;src=&quot;;[.B356];1)+7" office:value-type="float" office:value="102" calcext:value-type="float">
            <text:p>102</text:p>
          </table:table-cell>
          <table:table-cell table:formula="of:=FIND(&quot;&quot;&quot;&quot;;[.B356];FIND(&quot;src=&quot;;[.B356];1)+7)" office:value-type="float" office:value="194" calcext:value-type="float">
            <text:p>194</text:p>
          </table:table-cell>
          <table:table-cell table:formula="of:=FIND(&quot;title&quot;;[.B356];1)+7" office:value-type="float" office:value="75" calcext:value-type="float">
            <text:p>75</text:p>
          </table:table-cell>
          <table:table-cell table:formula="of:=FIND(&quot;&quot;&quot;&quot;;[.B356];FIND(&quot;title&quot;;[.B356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823" calcext:value-type="float">
            <text:p>1823</text:p>
          </table:table-cell>
          <table:table-cell office:value-type="string" calcext:value-type="string">
            <text:p>&lt;td&gt;&lt;a href="/wiki/N%E2%80%99Djamena" title="N’Djamena"&gt;N’Djamena&lt;/a&gt;</text:p>
          </table:table-cell>
          <table:table-cell table:formula="of:=CONCATENATE(&quot;[&quot;&quot;&quot;;[.E357];&quot;&quot;&quot;,&quot;&quot;&quot;&amp;[.G357];&quot;&quot;&quot;,&quot;&amp;&quot;&quot;&quot;&quot;&amp;[.F357]&amp;&quot;&quot;&quot;],&quot;)" office:value-type="string" office:string-value="" calcext:value-type="error">
            <text:p>#WERT!</text:p>
          </table:table-cell>
          <table:table-cell/>
          <table:table-cell table:formula="of:=MID([.B357];[.L357];[.M357]-[.L357])" office:value-type="string" office:string-value="N’Djamena" calcext:value-type="string">
            <text:p>N’Djamena</text:p>
          </table:table-cell>
          <table:table-cell table:formula="of:=MID([.B357];[.J357];[.K357]-[.J357])" office:value-type="string" office:string-value="" calcext:value-type="error">
            <text:p>#WERT!</text:p>
          </table:table-cell>
          <table:table-cell table:formula="of:=MID([.B358];[.H357];[.I357]-[.H357])" office:value-type="string" office:string-value="Tschechien" calcext:value-type="string">
            <text:p>Tschechien</text:p>
          </table:table-cell>
          <table:table-cell table:formula="of:=FIND(&quot;title=&quot;;[.B358];1)+7" office:value-type="float" office:value="83" calcext:value-type="float">
            <text:p>83</text:p>
          </table:table-cell>
          <table:table-cell table:formula="of:=FIND(&quot;&quot;&quot;&quot;;[.B358];FIND(&quot;title=&quot;;[.B358];1)+7)" office:value-type="float" office:value="93" calcext:value-type="float">
            <text:p>93</text:p>
          </table:table-cell>
          <table:table-cell table:formula="of:=FIND(&quot;src=&quot;;[.B357];1)+7" office:value-type="string" office:string-value="" calcext:value-type="error">
            <text:p>#WERT!</text:p>
          </table:table-cell>
          <table:table-cell table:formula="of:=FIND(&quot;&quot;&quot;&quot;;[.B357];FIND(&quot;src=&quot;;[.B357];1)+7)" office:value-type="string" office:string-value="" calcext:value-type="error">
            <text:p>#WERT!</text:p>
          </table:table-cell>
          <table:table-cell table:formula="of:=FIND(&quot;title&quot;;[.B357];1)+7" office:value-type="float" office:value="46" calcext:value-type="float">
            <text:p>46</text:p>
          </table:table-cell>
          <table:table-cell table:formula="of:=FIND(&quot;&quot;&quot;&quot;;[.B357];FIND(&quot;title&quot;;[.B357];1)+7)" office:value-type="float" office:value="55" calcext:value-type="float">
            <text:p>55</text:p>
          </table:table-cell>
        </table:table-row>
        <table:table-row table:style-name="ro27">
          <table:table-cell office:value-type="float" office:value="1832" calcext:value-type="float">
            <text:p>1832</text:p>
          </table:table-cell>
          <table:table-cell office:value-type="string" calcext:value-type="string">
            <text:p>&lt;td&gt;&lt;span style="display:none"&gt;Tschechien&lt;/span&gt;&lt;a href="/wiki/Tschechien" title="Tschechien"&gt;&lt;img alt="" src="//upload.wikimedia.org/wikipedia/commons/thumb/c/cb/Flag_of_the_Czech_Republic.svg/20px-Flag_of_the_Czech_Republic.svg.png" decoding="async" width="20" height="13" class="noviewer thumbborder" srcset="//upload.wikimedia.org/wikipedia/commons/thumb/c/cb/Flag_of_the_Czech_Republic.svg/30px-Flag_of_the_Czech_Republic.svg.png 1.5x, //upload.wikimedia.org/wikipedia/commons/thumb/c/cb/Flag_of_the_Czech_Republic.svg/40px-Flag_of_the_Czech_Republic.svg.png 2x" data-file-width="900" data-file-height="600" /&gt;&lt;/a&gt;&amp;#160;&lt;a href="/wiki/Tschechien" title="Tschechien"&gt;Tschechien&lt;/a&gt;&lt;/td&gt;</text:p>
          </table:table-cell>
          <table:table-cell table:formula="of:=CONCATENATE(&quot;[&quot;&quot;&quot;;[.E358];&quot;&quot;&quot;,&quot;&quot;&quot;&amp;[.G358];&quot;&quot;&quot;,&quot;&amp;&quot;&quot;&quot;&quot;&amp;[.F358]&amp;&quot;&quot;&quot;],&quot;)" office:value-type="string" office:string-value="[&quot;Tschechien&quot;,&quot;Prag&quot;,&quot;upload.wikimedia.org/wikipedia/commons/thumb/c/cb/Flag_of_the_Czech_Republic.svg/20px-Flag_of_the_Czech_Republic.svg.png&quot;]," calcext:value-type="string">
            <text:p>["Tschechien","Prag","upload.wikimedia.org/wikipedia/commons/thumb/c/cb/Flag_of_the_Czech_Republic.svg/20px-Flag_of_the_Czech_Republic.svg.png"],</text:p>
          </table:table-cell>
          <table:table-cell/>
          <table:table-cell table:formula="of:=MID([.B358];[.L358];[.M358]-[.L358])" office:value-type="string" office:string-value="Tschechien" calcext:value-type="string">
            <text:p>Tschechien</text:p>
          </table:table-cell>
          <table:table-cell table:formula="of:=MID([.B358];[.J358];[.K358]-[.J358])" office:value-type="string" office:string-value="upload.wikimedia.org/wikipedia/commons/thumb/c/cb/Flag_of_the_Czech_Republic.svg/20px-Flag_of_the_Czech_Republic.svg.png" calcext:value-type="string">
            <text:p>upload.wikimedia.org/wikipedia/commons/thumb/c/cb/Flag_of_the_Czech_Republic.svg/20px-Flag_of_the_Czech_Republic.svg.png</text:p>
          </table:table-cell>
          <table:table-cell table:formula="of:=MID([.B359];[.H358];[.I358]-[.H358])" office:value-type="string" office:string-value="Prag" calcext:value-type="string">
            <text:p>Prag</text:p>
          </table:table-cell>
          <table:table-cell table:formula="of:=FIND(&quot;title=&quot;;[.B359];1)+7" office:value-type="float" office:value="33" calcext:value-type="float">
            <text:p>33</text:p>
          </table:table-cell>
          <table:table-cell table:formula="of:=FIND(&quot;&quot;&quot;&quot;;[.B359];FIND(&quot;title=&quot;;[.B359];1)+7)" office:value-type="float" office:value="37" calcext:value-type="float">
            <text:p>37</text:p>
          </table:table-cell>
          <table:table-cell table:formula="of:=FIND(&quot;src=&quot;;[.B358];1)+7" office:value-type="float" office:value="114" calcext:value-type="float">
            <text:p>114</text:p>
          </table:table-cell>
          <table:table-cell table:formula="of:=FIND(&quot;&quot;&quot;&quot;;[.B358];FIND(&quot;src=&quot;;[.B358];1)+7)" office:value-type="float" office:value="234" calcext:value-type="float">
            <text:p>234</text:p>
          </table:table-cell>
          <table:table-cell table:formula="of:=FIND(&quot;title&quot;;[.B358];1)+7" office:value-type="float" office:value="83" calcext:value-type="float">
            <text:p>83</text:p>
          </table:table-cell>
          <table:table-cell table:formula="of:=FIND(&quot;&quot;&quot;&quot;;[.B358];FIND(&quot;title&quot;;[.B358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833" calcext:value-type="float">
            <text:p>1833</text:p>
          </table:table-cell>
          <table:table-cell office:value-type="string" calcext:value-type="string">
            <text:p>&lt;td&gt;&lt;a href="/wiki/Prag" title="Prag"&gt;Prag&lt;/a&gt;</text:p>
          </table:table-cell>
          <table:table-cell table:formula="of:=CONCATENATE(&quot;[&quot;&quot;&quot;;[.E359];&quot;&quot;&quot;,&quot;&quot;&quot;&amp;[.G359];&quot;&quot;&quot;,&quot;&amp;&quot;&quot;&quot;&quot;&amp;[.F359]&amp;&quot;&quot;&quot;],&quot;)" office:value-type="string" office:string-value="" calcext:value-type="error">
            <text:p>#WERT!</text:p>
          </table:table-cell>
          <table:table-cell/>
          <table:table-cell table:formula="of:=MID([.B359];[.L359];[.M359]-[.L359])" office:value-type="string" office:string-value="Prag" calcext:value-type="string">
            <text:p>Prag</text:p>
          </table:table-cell>
          <table:table-cell table:formula="of:=MID([.B359];[.J359];[.K359]-[.J359])" office:value-type="string" office:string-value="" calcext:value-type="error">
            <text:p>#WERT!</text:p>
          </table:table-cell>
          <table:table-cell table:formula="of:=MID([.B360];[.H359];[.I359]-[.H359])" office:value-type="string" office:string-value="Tunesien" calcext:value-type="string">
            <text:p>Tunesien</text:p>
          </table:table-cell>
          <table:table-cell table:formula="of:=FIND(&quot;title=&quot;;[.B360];1)+7" office:value-type="float" office:value="79" calcext:value-type="float">
            <text:p>79</text:p>
          </table:table-cell>
          <table:table-cell table:formula="of:=FIND(&quot;&quot;&quot;&quot;;[.B360];FIND(&quot;title=&quot;;[.B360];1)+7)" office:value-type="float" office:value="87" calcext:value-type="float">
            <text:p>87</text:p>
          </table:table-cell>
          <table:table-cell table:formula="of:=FIND(&quot;src=&quot;;[.B359];1)+7" office:value-type="string" office:string-value="" calcext:value-type="error">
            <text:p>#WERT!</text:p>
          </table:table-cell>
          <table:table-cell table:formula="of:=FIND(&quot;&quot;&quot;&quot;;[.B359];FIND(&quot;src=&quot;;[.B359];1)+7)" office:value-type="string" office:string-value="" calcext:value-type="error">
            <text:p>#WERT!</text:p>
          </table:table-cell>
          <table:table-cell table:formula="of:=FIND(&quot;title&quot;;[.B359];1)+7" office:value-type="float" office:value="33" calcext:value-type="float">
            <text:p>33</text:p>
          </table:table-cell>
          <table:table-cell table:formula="of:=FIND(&quot;&quot;&quot;&quot;;[.B359];FIND(&quot;title&quot;;[.B359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842" calcext:value-type="float">
            <text:p>1842</text:p>
          </table:table-cell>
          <table:table-cell office:value-type="string" calcext:value-type="string">
            <text:p>&lt;td&gt;&lt;span style="display:none"&gt;Tunesien&lt;/span&gt;&lt;a href="/wiki/Tunesien" title="Tunesien"&gt;&lt;img alt="" src="//upload.wikimedia.org/wikipedia/commons/thumb/c/ce/Flag_of_Tunisia.svg/20px-Flag_of_Tunisia.svg.png" decoding="async" width="20" height="13" class="noviewer" srcset="//upload.wikimedia.org/wikipedia/commons/thumb/c/ce/Flag_of_Tunisia.svg/30px-Flag_of_Tunisia.svg.png 1.5x, //upload.wikimedia.org/wikipedia/commons/thumb/c/ce/Flag_of_Tunisia.svg/40px-Flag_of_Tunisia.svg.png 2x" data-file-width="1200" data-file-height="800" /&gt;&lt;/a&gt;&amp;#160;&lt;a href="/wiki/Tunesien" title="Tunesien"&gt;Tunesien&lt;/a&gt;&lt;/td&gt;</text:p>
          </table:table-cell>
          <table:table-cell table:formula="of:=CONCATENATE(&quot;[&quot;&quot;&quot;;[.E360];&quot;&quot;&quot;,&quot;&quot;&quot;&amp;[.G360];&quot;&quot;&quot;,&quot;&amp;&quot;&quot;&quot;&quot;&amp;[.F360]&amp;&quot;&quot;&quot;],&quot;)" office:value-type="string" office:string-value="[&quot;Tunesien&quot;,&quot;Tunis&quot;,&quot;upload.wikimedia.org/wikipedia/commons/thumb/c/ce/Flag_of_Tunisia.svg/20px-Flag_of_Tunisia.svg.png&quot;]," calcext:value-type="string">
            <text:p>["Tunesien","Tunis","upload.wikimedia.org/wikipedia/commons/thumb/c/ce/Flag_of_Tunisia.svg/20px-Flag_of_Tunisia.svg.png"],</text:p>
          </table:table-cell>
          <table:table-cell/>
          <table:table-cell table:formula="of:=MID([.B360];[.L360];[.M360]-[.L360])" office:value-type="string" office:string-value="Tunesien" calcext:value-type="string">
            <text:p>Tunesien</text:p>
          </table:table-cell>
          <table:table-cell table:formula="of:=MID([.B360];[.J360];[.K360]-[.J360])" office:value-type="string" office:string-value="upload.wikimedia.org/wikipedia/commons/thumb/c/ce/Flag_of_Tunisia.svg/20px-Flag_of_Tunisia.svg.png" calcext:value-type="string">
            <text:p>upload.wikimedia.org/wikipedia/commons/thumb/c/ce/Flag_of_Tunisia.svg/20px-Flag_of_Tunisia.svg.png</text:p>
          </table:table-cell>
          <table:table-cell table:formula="of:=MID([.B361];[.H360];[.I360]-[.H360])" office:value-type="string" office:string-value="Tunis" calcext:value-type="string">
            <text:p>Tunis</text:p>
          </table:table-cell>
          <table:table-cell table:formula="of:=FIND(&quot;title=&quot;;[.B361];1)+7" office:value-type="float" office:value="34" calcext:value-type="float">
            <text:p>34</text:p>
          </table:table-cell>
          <table:table-cell table:formula="of:=FIND(&quot;&quot;&quot;&quot;;[.B361];FIND(&quot;title=&quot;;[.B361];1)+7)" office:value-type="float" office:value="39" calcext:value-type="float">
            <text:p>39</text:p>
          </table:table-cell>
          <table:table-cell table:formula="of:=FIND(&quot;src=&quot;;[.B360];1)+7" office:value-type="float" office:value="108" calcext:value-type="float">
            <text:p>108</text:p>
          </table:table-cell>
          <table:table-cell table:formula="of:=FIND(&quot;&quot;&quot;&quot;;[.B360];FIND(&quot;src=&quot;;[.B360];1)+7)" office:value-type="float" office:value="206" calcext:value-type="float">
            <text:p>206</text:p>
          </table:table-cell>
          <table:table-cell table:formula="of:=FIND(&quot;title&quot;;[.B360];1)+7" office:value-type="float" office:value="79" calcext:value-type="float">
            <text:p>79</text:p>
          </table:table-cell>
          <table:table-cell table:formula="of:=FIND(&quot;&quot;&quot;&quot;;[.B360];FIND(&quot;title&quot;;[.B360];1)+7)" office:value-type="float" office:value="87" calcext:value-type="float">
            <text:p>87</text:p>
          </table:table-cell>
        </table:table-row>
        <table:table-row table:style-name="ro27">
          <table:table-cell office:value-type="float" office:value="1843" calcext:value-type="float">
            <text:p>1843</text:p>
          </table:table-cell>
          <table:table-cell office:value-type="string" calcext:value-type="string">
            <text:p>&lt;td&gt;&lt;a href="/wiki/Tunis" title="Tunis"&gt;Tunis&lt;/a&gt;</text:p>
          </table:table-cell>
          <table:table-cell table:formula="of:=CONCATENATE(&quot;[&quot;&quot;&quot;;[.E361];&quot;&quot;&quot;,&quot;&quot;&quot;&amp;[.G361];&quot;&quot;&quot;,&quot;&amp;&quot;&quot;&quot;&quot;&amp;[.F361]&amp;&quot;&quot;&quot;],&quot;)" office:value-type="string" office:string-value="" calcext:value-type="error">
            <text:p>#WERT!</text:p>
          </table:table-cell>
          <table:table-cell/>
          <table:table-cell table:formula="of:=MID([.B361];[.L361];[.M361]-[.L361])" office:value-type="string" office:string-value="Tunis" calcext:value-type="string">
            <text:p>Tunis</text:p>
          </table:table-cell>
          <table:table-cell table:formula="of:=MID([.B361];[.J361];[.K361]-[.J361])" office:value-type="string" office:string-value="" calcext:value-type="error">
            <text:p>#WERT!</text:p>
          </table:table-cell>
          <table:table-cell table:formula="of:=MID([.B362];[.H361];[.I361]-[.H361])" office:value-type="string" office:string-value="Türkei" calcext:value-type="string">
            <text:p>Türkei</text:p>
          </table:table-cell>
          <table:table-cell table:formula="of:=FIND(&quot;title=&quot;;[.B362];1)+7" office:value-type="float" office:value="80" calcext:value-type="float">
            <text:p>80</text:p>
          </table:table-cell>
          <table:table-cell table:formula="of:=FIND(&quot;&quot;&quot;&quot;;[.B362];FIND(&quot;title=&quot;;[.B362];1)+7)" office:value-type="float" office:value="86" calcext:value-type="float">
            <text:p>86</text:p>
          </table:table-cell>
          <table:table-cell table:formula="of:=FIND(&quot;src=&quot;;[.B361];1)+7" office:value-type="string" office:string-value="" calcext:value-type="error">
            <text:p>#WERT!</text:p>
          </table:table-cell>
          <table:table-cell table:formula="of:=FIND(&quot;&quot;&quot;&quot;;[.B361];FIND(&quot;src=&quot;;[.B361];1)+7)" office:value-type="string" office:string-value="" calcext:value-type="error">
            <text:p>#WERT!</text:p>
          </table:table-cell>
          <table:table-cell table:formula="of:=FIND(&quot;title&quot;;[.B361];1)+7" office:value-type="float" office:value="34" calcext:value-type="float">
            <text:p>34</text:p>
          </table:table-cell>
          <table:table-cell table:formula="of:=FIND(&quot;&quot;&quot;&quot;;[.B361];FIND(&quot;title&quot;;[.B361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1852" calcext:value-type="float">
            <text:p>1852</text:p>
          </table:table-cell>
          <table:table-cell office:value-type="string" calcext:value-type="string">
            <text:p>&lt;td&gt;&lt;span style="display:none"&gt;Turkei&lt;/span&gt;&lt;a href="/wiki/T%C3%BCrkei" title="Türkei"&gt;&lt;img alt="" src="//upload.wikimedia.org/wikipedia/commons/thumb/b/b4/Flag_of_Turkey.svg/20px-Flag_of_Turkey.svg.png" decoding="async" width="20" height="13" class="noviewer" srcset="//upload.wikimedia.org/wikipedia/commons/thumb/b/b4/Flag_of_Turkey.svg/30px-Flag_of_Turkey.svg.png 1.5x, //upload.wikimedia.org/wikipedia/commons/thumb/b/b4/Flag_of_Turkey.svg/40px-Flag_of_Turkey.svg.png 2x" data-file-width="1200" data-file-height="800" /&gt;&lt;/a&gt;&amp;#160;&lt;a href="/wiki/T%C3%BCrkei" title="Türkei"&gt;Türkei&lt;/a&gt;&lt;/td&gt;</text:p>
          </table:table-cell>
          <table:table-cell table:formula="of:=CONCATENATE(&quot;[&quot;&quot;&quot;;[.E362];&quot;&quot;&quot;,&quot;&quot;&quot;&amp;[.G362];&quot;&quot;&quot;,&quot;&amp;&quot;&quot;&quot;&quot;&amp;[.F362]&amp;&quot;&quot;&quot;],&quot;)" office:value-type="string" office:string-value="[&quot;Türkei&quot;,&quot;Ankara&quot;,&quot;upload.wikimedia.org/wikipedia/commons/thumb/b/b4/Flag_of_Turkey.svg/20px-Flag_of_Turkey.svg.png&quot;]," calcext:value-type="string">
            <text:p>["Türkei","Ankara","upload.wikimedia.org/wikipedia/commons/thumb/b/b4/Flag_of_Turkey.svg/20px-Flag_of_Turkey.svg.png"],</text:p>
          </table:table-cell>
          <table:table-cell/>
          <table:table-cell table:formula="of:=MID([.B362];[.L362];[.M362]-[.L362])" office:value-type="string" office:string-value="Türkei" calcext:value-type="string">
            <text:p>Türkei</text:p>
          </table:table-cell>
          <table:table-cell table:formula="of:=MID([.B362];[.J362];[.K362]-[.J362])" office:value-type="string" office:string-value="upload.wikimedia.org/wikipedia/commons/thumb/b/b4/Flag_of_Turkey.svg/20px-Flag_of_Turkey.svg.png" calcext:value-type="string">
            <text:p>upload.wikimedia.org/wikipedia/commons/thumb/b/b4/Flag_of_Turkey.svg/20px-Flag_of_Turkey.svg.png</text:p>
          </table:table-cell>
          <table:table-cell table:formula="of:=MID([.B363];[.H362];[.I362]-[.H362])" office:value-type="string" office:string-value="Ankara" calcext:value-type="string">
            <text:p>Ankara</text:p>
          </table:table-cell>
          <table:table-cell table:formula="of:=FIND(&quot;title=&quot;;[.B363];1)+7" office:value-type="float" office:value="35" calcext:value-type="float">
            <text:p>35</text:p>
          </table:table-cell>
          <table:table-cell table:formula="of:=FIND(&quot;&quot;&quot;&quot;;[.B363];FIND(&quot;title=&quot;;[.B363];1)+7)" office:value-type="float" office:value="41" calcext:value-type="float">
            <text:p>41</text:p>
          </table:table-cell>
          <table:table-cell table:formula="of:=FIND(&quot;src=&quot;;[.B362];1)+7" office:value-type="float" office:value="107" calcext:value-type="float">
            <text:p>107</text:p>
          </table:table-cell>
          <table:table-cell table:formula="of:=FIND(&quot;&quot;&quot;&quot;;[.B362];FIND(&quot;src=&quot;;[.B362];1)+7)" office:value-type="float" office:value="203" calcext:value-type="float">
            <text:p>203</text:p>
          </table:table-cell>
          <table:table-cell table:formula="of:=FIND(&quot;title&quot;;[.B362];1)+7" office:value-type="float" office:value="80" calcext:value-type="float">
            <text:p>80</text:p>
          </table:table-cell>
          <table:table-cell table:formula="of:=FIND(&quot;&quot;&quot;&quot;;[.B362];FIND(&quot;title&quot;;[.B362];1)+7)" office:value-type="float" office:value="86" calcext:value-type="float">
            <text:p>86</text:p>
          </table:table-cell>
        </table:table-row>
        <table:table-row table:style-name="ro27">
          <table:table-cell office:value-type="float" office:value="1853" calcext:value-type="float">
            <text:p>1853</text:p>
          </table:table-cell>
          <table:table-cell office:value-type="string" calcext:value-type="string">
            <text:p>&lt;td&gt;&lt;a href="/wiki/Ankara" title="Ankara"&gt;Ankara&lt;/a&gt;</text:p>
          </table:table-cell>
          <table:table-cell table:formula="of:=CONCATENATE(&quot;[&quot;&quot;&quot;;[.E363];&quot;&quot;&quot;,&quot;&quot;&quot;&amp;[.G363];&quot;&quot;&quot;,&quot;&amp;&quot;&quot;&quot;&quot;&amp;[.F363]&amp;&quot;&quot;&quot;],&quot;)" office:value-type="string" office:string-value="" calcext:value-type="error">
            <text:p>#WERT!</text:p>
          </table:table-cell>
          <table:table-cell/>
          <table:table-cell table:formula="of:=MID([.B363];[.L363];[.M363]-[.L363])" office:value-type="string" office:string-value="Ankara" calcext:value-type="string">
            <text:p>Ankara</text:p>
          </table:table-cell>
          <table:table-cell table:formula="of:=MID([.B363];[.J363];[.K363]-[.J363])" office:value-type="string" office:string-value="" calcext:value-type="error">
            <text:p>#WERT!</text:p>
          </table:table-cell>
          <table:table-cell table:formula="of:=MID([.B364];[.H363];[.I363]-[.H363])" office:value-type="string" office:string-value="Turkmenistan" calcext:value-type="string">
            <text:p>Turkmenistan</text:p>
          </table:table-cell>
          <table:table-cell table:formula="of:=FIND(&quot;title=&quot;;[.B364];1)+7" office:value-type="float" office:value="88" calcext:value-type="float">
            <text:p>88</text:p>
          </table:table-cell>
          <table:table-cell table:formula="of:=FIND(&quot;&quot;&quot;&quot;;[.B364];FIND(&quot;title=&quot;;[.B364];1)+7)" office:value-type="float" office:value="100" calcext:value-type="float">
            <text:p>100</text:p>
          </table:table-cell>
          <table:table-cell table:formula="of:=FIND(&quot;src=&quot;;[.B363];1)+7" office:value-type="string" office:string-value="" calcext:value-type="error">
            <text:p>#WERT!</text:p>
          </table:table-cell>
          <table:table-cell table:formula="of:=FIND(&quot;&quot;&quot;&quot;;[.B363];FIND(&quot;src=&quot;;[.B363];1)+7)" office:value-type="string" office:string-value="" calcext:value-type="error">
            <text:p>#WERT!</text:p>
          </table:table-cell>
          <table:table-cell table:formula="of:=FIND(&quot;title&quot;;[.B363];1)+7" office:value-type="float" office:value="35" calcext:value-type="float">
            <text:p>35</text:p>
          </table:table-cell>
          <table:table-cell table:formula="of:=FIND(&quot;&quot;&quot;&quot;;[.B363];FIND(&quot;title&quot;;[.B363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862" calcext:value-type="float">
            <text:p>1862</text:p>
          </table:table-cell>
          <table:table-cell office:value-type="string" calcext:value-type="string">
            <text:p>&lt;td&gt;&lt;span style="display:none;"&gt;Turkmenistan&lt;/span&gt;&lt;a href="/wiki/Turkmenistan" title="Turkmenistan"&gt;&lt;img alt="" src="//upload.wikimedia.org/wikipedia/commons/thumb/1/1b/Flag_of_Turkmenistan.svg/20px-Flag_of_Turkmenistan.svg.png" decoding="async" width="20" height="13" class="noviewer" srcset="//upload.wikimedia.org/wikipedia/commons/thumb/1/1b/Flag_of_Turkmenistan.svg/30px-Flag_of_Turkmenistan.svg.png 1.5x, //upload.wikimedia.org/wikipedia/commons/thumb/1/1b/Flag_of_Turkmenistan.svg/40px-Flag_of_Turkmenistan.svg.png 2x" data-file-width="900" data-file-height="600" /&gt;&lt;/a&gt;&amp;#160;&lt;a href="/wiki/Turkmenistan" title="Turkmenistan"&gt;Turkmenistan&lt;/a&gt;&lt;/td&gt;</text:p>
          </table:table-cell>
          <table:table-cell table:formula="of:=CONCATENATE(&quot;[&quot;&quot;&quot;;[.E364];&quot;&quot;&quot;,&quot;&quot;&quot;&amp;[.G364];&quot;&quot;&quot;,&quot;&amp;&quot;&quot;&quot;&quot;&amp;[.F364]&amp;&quot;&quot;&quot;],&quot;)" office:value-type="string" office:string-value="[&quot;Turkmenistan&quot;,&quot;Aşgabat&quot;,&quot;upload.wikimedia.org/wikipedia/commons/thumb/1/1b/Flag_of_Turkmenistan.svg/20px-Flag_of_Turkmenistan.svg.png&quot;]," calcext:value-type="string">
            <text:p>["Turkmenistan","Aşgabat","upload.wikimedia.org/wikipedia/commons/thumb/1/1b/Flag_of_Turkmenistan.svg/20px-Flag_of_Turkmenistan.svg.png"],</text:p>
          </table:table-cell>
          <table:table-cell/>
          <table:table-cell table:formula="of:=MID([.B364];[.L364];[.M364]-[.L364])" office:value-type="string" office:string-value="Turkmenistan" calcext:value-type="string">
            <text:p>Turkmenistan</text:p>
          </table:table-cell>
          <table:table-cell table:formula="of:=MID([.B364];[.J364];[.K364]-[.J364])" office:value-type="string" office:string-value="upload.wikimedia.org/wikipedia/commons/thumb/1/1b/Flag_of_Turkmenistan.svg/20px-Flag_of_Turkmenistan.svg.png" calcext:value-type="string">
            <text:p>upload.wikimedia.org/wikipedia/commons/thumb/1/1b/Flag_of_Turkmenistan.svg/20px-Flag_of_Turkmenistan.svg.png</text:p>
          </table:table-cell>
          <table:table-cell table:formula="of:=MID([.B365];[.H364];[.I364]-[.H364])" office:value-type="string" office:string-value="Aşgabat" calcext:value-type="string">
            <text:p>Aşgabat</text:p>
          </table:table-cell>
          <table:table-cell table:formula="of:=FIND(&quot;title=&quot;;[.B365];1)+7" office:value-type="float" office:value="41" calcext:value-type="float">
            <text:p>41</text:p>
          </table:table-cell>
          <table:table-cell table:formula="of:=FIND(&quot;&quot;&quot;&quot;;[.B365];FIND(&quot;title=&quot;;[.B365];1)+7)" office:value-type="float" office:value="48" calcext:value-type="float">
            <text:p>48</text:p>
          </table:table-cell>
          <table:table-cell table:formula="of:=FIND(&quot;src=&quot;;[.B364];1)+7" office:value-type="float" office:value="121" calcext:value-type="float">
            <text:p>121</text:p>
          </table:table-cell>
          <table:table-cell table:formula="of:=FIND(&quot;&quot;&quot;&quot;;[.B364];FIND(&quot;src=&quot;;[.B364];1)+7)" office:value-type="float" office:value="229" calcext:value-type="float">
            <text:p>229</text:p>
          </table:table-cell>
          <table:table-cell table:formula="of:=FIND(&quot;title&quot;;[.B364];1)+7" office:value-type="float" office:value="88" calcext:value-type="float">
            <text:p>88</text:p>
          </table:table-cell>
          <table:table-cell table:formula="of:=FIND(&quot;&quot;&quot;&quot;;[.B364];FIND(&quot;title&quot;;[.B364];1)+7)" office:value-type="float" office:value="100" calcext:value-type="float">
            <text:p>100</text:p>
          </table:table-cell>
        </table:table-row>
        <table:table-row table:style-name="ro27">
          <table:table-cell office:value-type="float" office:value="1863" calcext:value-type="float">
            <text:p>1863</text:p>
          </table:table-cell>
          <table:table-cell office:value-type="string" calcext:value-type="string">
            <text:p>&lt;td&gt;&lt;a href="/wiki/A%C5%9Fgabat" title="Aşgabat"&gt;Aşgabat&lt;/a&gt;</text:p>
          </table:table-cell>
          <table:table-cell table:formula="of:=CONCATENATE(&quot;[&quot;&quot;&quot;;[.E365];&quot;&quot;&quot;,&quot;&quot;&quot;&amp;[.G365];&quot;&quot;&quot;,&quot;&amp;&quot;&quot;&quot;&quot;&amp;[.F365]&amp;&quot;&quot;&quot;],&quot;)" office:value-type="string" office:string-value="" calcext:value-type="error">
            <text:p>#WERT!</text:p>
          </table:table-cell>
          <table:table-cell/>
          <table:table-cell table:formula="of:=MID([.B365];[.L365];[.M365]-[.L365])" office:value-type="string" office:string-value="Aşgabat" calcext:value-type="string">
            <text:p>Aşgabat</text:p>
          </table:table-cell>
          <table:table-cell table:formula="of:=MID([.B365];[.J365];[.K365]-[.J365])" office:value-type="string" office:string-value="" calcext:value-type="error">
            <text:p>#WERT!</text:p>
          </table:table-cell>
          <table:table-cell table:formula="of:=MID([.B366];[.H365];[.I365]-[.H365])" office:value-type="string" office:string-value="Tuvalu" calcext:value-type="string">
            <text:p>Tuvalu</text:p>
          </table:table-cell>
          <table:table-cell table:formula="of:=FIND(&quot;title=&quot;;[.B366];1)+7" office:value-type="float" office:value="75" calcext:value-type="float">
            <text:p>75</text:p>
          </table:table-cell>
          <table:table-cell table:formula="of:=FIND(&quot;&quot;&quot;&quot;;[.B366];FIND(&quot;title=&quot;;[.B366];1)+7)" office:value-type="float" office:value="81" calcext:value-type="float">
            <text:p>81</text:p>
          </table:table-cell>
          <table:table-cell table:formula="of:=FIND(&quot;src=&quot;;[.B365];1)+7" office:value-type="string" office:string-value="" calcext:value-type="error">
            <text:p>#WERT!</text:p>
          </table:table-cell>
          <table:table-cell table:formula="of:=FIND(&quot;&quot;&quot;&quot;;[.B365];FIND(&quot;src=&quot;;[.B365];1)+7)" office:value-type="string" office:string-value="" calcext:value-type="error">
            <text:p>#WERT!</text:p>
          </table:table-cell>
          <table:table-cell table:formula="of:=FIND(&quot;title&quot;;[.B365];1)+7" office:value-type="float" office:value="41" calcext:value-type="float">
            <text:p>41</text:p>
          </table:table-cell>
          <table:table-cell table:formula="of:=FIND(&quot;&quot;&quot;&quot;;[.B365];FIND(&quot;title&quot;;[.B365];1)+7)" office:value-type="float" office:value="48" calcext:value-type="float">
            <text:p>48</text:p>
          </table:table-cell>
        </table:table-row>
        <table:table-row table:style-name="ro27">
          <table:table-cell office:value-type="float" office:value="1872" calcext:value-type="float">
            <text:p>1872</text:p>
          </table:table-cell>
          <table:table-cell office:value-type="string" calcext:value-type="string">
            <text:p>&lt;td&gt;&lt;span style="display:none"&gt;Tuvalu&lt;/span&gt;&lt;a href="/wiki/Tuvalu" title="Tuvalu"&gt;&lt;img alt="" src="//upload.wikimedia.org/wikipedia/commons/thumb/3/38/Flag_of_Tuvalu.svg/20px-Flag_of_Tuvalu.svg.png" decoding="async" width="20" height="10" class="noviewer" srcset="//upload.wikimedia.org/wikipedia/commons/thumb/3/38/Flag_of_Tuvalu.svg/30px-Flag_of_Tuvalu.svg.png 1.5x, //upload.wikimedia.org/wikipedia/commons/thumb/3/38/Flag_of_Tuvalu.svg/40px-Flag_of_Tuvalu.svg.png 2x" data-file-width="1200" data-file-height="600" /&gt;&lt;/a&gt;&amp;#160;&lt;a href="/wiki/Tuvalu" title="Tuvalu"&gt;Tuvalu&lt;/a&gt;&lt;/td&gt;</text:p>
          </table:table-cell>
          <table:table-cell table:formula="of:=CONCATENATE(&quot;[&quot;&quot;&quot;;[.E366];&quot;&quot;&quot;,&quot;&quot;&quot;&amp;[.G366];&quot;&quot;&quot;,&quot;&amp;&quot;&quot;&quot;&quot;&amp;[.F366]&amp;&quot;&quot;&quot;],&quot;)" office:value-type="string" office:string-value="[&quot;Tuvalu&quot;,&quot;Funafuti&quot;,&quot;upload.wikimedia.org/wikipedia/commons/thumb/3/38/Flag_of_Tuvalu.svg/20px-Flag_of_Tuvalu.svg.png&quot;]," calcext:value-type="string">
            <text:p>["Tuvalu","Funafuti","upload.wikimedia.org/wikipedia/commons/thumb/3/38/Flag_of_Tuvalu.svg/20px-Flag_of_Tuvalu.svg.png"],</text:p>
          </table:table-cell>
          <table:table-cell/>
          <table:table-cell table:formula="of:=MID([.B366];[.L366];[.M366]-[.L366])" office:value-type="string" office:string-value="Tuvalu" calcext:value-type="string">
            <text:p>Tuvalu</text:p>
          </table:table-cell>
          <table:table-cell table:formula="of:=MID([.B366];[.J366];[.K366]-[.J366])" office:value-type="string" office:string-value="upload.wikimedia.org/wikipedia/commons/thumb/3/38/Flag_of_Tuvalu.svg/20px-Flag_of_Tuvalu.svg.png" calcext:value-type="string">
            <text:p>upload.wikimedia.org/wikipedia/commons/thumb/3/38/Flag_of_Tuvalu.svg/20px-Flag_of_Tuvalu.svg.png</text:p>
          </table:table-cell>
          <table:table-cell table:formula="of:=MID([.B367];[.H366];[.I366]-[.H366])" office:value-type="string" office:string-value="Funafuti" calcext:value-type="string">
            <text:p>Funafuti</text:p>
          </table:table-cell>
          <table:table-cell table:formula="of:=FIND(&quot;title=&quot;;[.B367];1)+7" office:value-type="float" office:value="37" calcext:value-type="float">
            <text:p>37</text:p>
          </table:table-cell>
          <table:table-cell table:formula="of:=FIND(&quot;&quot;&quot;&quot;;[.B367];FIND(&quot;title=&quot;;[.B367];1)+7)" office:value-type="float" office:value="45" calcext:value-type="float">
            <text:p>45</text:p>
          </table:table-cell>
          <table:table-cell table:formula="of:=FIND(&quot;src=&quot;;[.B366];1)+7" office:value-type="float" office:value="102" calcext:value-type="float">
            <text:p>102</text:p>
          </table:table-cell>
          <table:table-cell table:formula="of:=FIND(&quot;&quot;&quot;&quot;;[.B366];FIND(&quot;src=&quot;;[.B366];1)+7)" office:value-type="float" office:value="198" calcext:value-type="float">
            <text:p>198</text:p>
          </table:table-cell>
          <table:table-cell table:formula="of:=FIND(&quot;title&quot;;[.B366];1)+7" office:value-type="float" office:value="75" calcext:value-type="float">
            <text:p>75</text:p>
          </table:table-cell>
          <table:table-cell table:formula="of:=FIND(&quot;&quot;&quot;&quot;;[.B366];FIND(&quot;title&quot;;[.B366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873" calcext:value-type="float">
            <text:p>1873</text:p>
          </table:table-cell>
          <table:table-cell office:value-type="string" calcext:value-type="string">
            <text:p>&lt;td&gt;&lt;a href="/wiki/Funafuti" title="Funafuti"&gt;Funafuti&lt;/a&gt;</text:p>
          </table:table-cell>
          <table:table-cell table:formula="of:=CONCATENATE(&quot;[&quot;&quot;&quot;;[.E367];&quot;&quot;&quot;,&quot;&quot;&quot;&amp;[.G367];&quot;&quot;&quot;,&quot;&amp;&quot;&quot;&quot;&quot;&amp;[.F367]&amp;&quot;&quot;&quot;],&quot;)" office:value-type="string" office:string-value="" calcext:value-type="error">
            <text:p>#WERT!</text:p>
          </table:table-cell>
          <table:table-cell/>
          <table:table-cell table:formula="of:=MID([.B367];[.L367];[.M367]-[.L367])" office:value-type="string" office:string-value="Funafuti" calcext:value-type="string">
            <text:p>Funafuti</text:p>
          </table:table-cell>
          <table:table-cell table:formula="of:=MID([.B367];[.J367];[.K367]-[.J367])" office:value-type="string" office:string-value="" calcext:value-type="error">
            <text:p>#WERT!</text:p>
          </table:table-cell>
          <table:table-cell table:formula="of:=MID([.B368];[.H367];[.I367]-[.H367])" office:value-type="string" office:string-value="Uganda" calcext:value-type="string">
            <text:p>Uganda</text:p>
          </table:table-cell>
          <table:table-cell table:formula="of:=FIND(&quot;title=&quot;;[.B368];1)+7" office:value-type="float" office:value="75" calcext:value-type="float">
            <text:p>75</text:p>
          </table:table-cell>
          <table:table-cell table:formula="of:=FIND(&quot;&quot;&quot;&quot;;[.B368];FIND(&quot;title=&quot;;[.B368];1)+7)" office:value-type="float" office:value="81" calcext:value-type="float">
            <text:p>81</text:p>
          </table:table-cell>
          <table:table-cell table:formula="of:=FIND(&quot;src=&quot;;[.B367];1)+7" office:value-type="string" office:string-value="" calcext:value-type="error">
            <text:p>#WERT!</text:p>
          </table:table-cell>
          <table:table-cell table:formula="of:=FIND(&quot;&quot;&quot;&quot;;[.B367];FIND(&quot;src=&quot;;[.B367];1)+7)" office:value-type="string" office:string-value="" calcext:value-type="error">
            <text:p>#WERT!</text:p>
          </table:table-cell>
          <table:table-cell table:formula="of:=FIND(&quot;title&quot;;[.B367];1)+7" office:value-type="float" office:value="37" calcext:value-type="float">
            <text:p>37</text:p>
          </table:table-cell>
          <table:table-cell table:formula="of:=FIND(&quot;&quot;&quot;&quot;;[.B367];FIND(&quot;title&quot;;[.B367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882" calcext:value-type="float">
            <text:p>1882</text:p>
          </table:table-cell>
          <table:table-cell office:value-type="string" calcext:value-type="string">
            <text:p>&lt;td&gt;&lt;span style="display:none"&gt;Uganda&lt;/span&gt;&lt;a href="/wiki/Uganda" title="Uganda"&gt;&lt;img alt="" src="//upload.wikimedia.org/wikipedia/commons/thumb/4/4e/Flag_of_Uganda.svg/20px-Flag_of_Uganda.svg.png" decoding="async" width="20" height="13" class="noviewer" srcset="//upload.wikimedia.org/wikipedia/commons/thumb/4/4e/Flag_of_Uganda.svg/30px-Flag_of_Uganda.svg.png 1.5x, //upload.wikimedia.org/wikipedia/commons/thumb/4/4e/Flag_of_Uganda.svg/40px-Flag_of_Uganda.svg.png 2x" data-file-width="900" data-file-height="600" /&gt;&lt;/a&gt;&amp;#160;&lt;a href="/wiki/Uganda" title="Uganda"&gt;Uganda&lt;/a&gt;&lt;/td&gt;</text:p>
          </table:table-cell>
          <table:table-cell table:formula="of:=CONCATENATE(&quot;[&quot;&quot;&quot;;[.E368];&quot;&quot;&quot;,&quot;&quot;&quot;&amp;[.G368];&quot;&quot;&quot;,&quot;&amp;&quot;&quot;&quot;&quot;&amp;[.F368]&amp;&quot;&quot;&quot;],&quot;)" office:value-type="string" office:string-value="[&quot;Uganda&quot;,&quot;Kampala&quot;,&quot;upload.wikimedia.org/wikipedia/commons/thumb/4/4e/Flag_of_Uganda.svg/20px-Flag_of_Uganda.svg.png&quot;]," calcext:value-type="string">
            <text:p>["Uganda","Kampala","upload.wikimedia.org/wikipedia/commons/thumb/4/4e/Flag_of_Uganda.svg/20px-Flag_of_Uganda.svg.png"],</text:p>
          </table:table-cell>
          <table:table-cell/>
          <table:table-cell table:formula="of:=MID([.B368];[.L368];[.M368]-[.L368])" office:value-type="string" office:string-value="Uganda" calcext:value-type="string">
            <text:p>Uganda</text:p>
          </table:table-cell>
          <table:table-cell table:formula="of:=MID([.B368];[.J368];[.K368]-[.J368])" office:value-type="string" office:string-value="upload.wikimedia.org/wikipedia/commons/thumb/4/4e/Flag_of_Uganda.svg/20px-Flag_of_Uganda.svg.png" calcext:value-type="string">
            <text:p>upload.wikimedia.org/wikipedia/commons/thumb/4/4e/Flag_of_Uganda.svg/20px-Flag_of_Uganda.svg.png</text:p>
          </table:table-cell>
          <table:table-cell table:formula="of:=MID([.B369];[.H368];[.I368]-[.H368])" office:value-type="string" office:string-value="Kampala" calcext:value-type="string">
            <text:p>Kampala</text:p>
          </table:table-cell>
          <table:table-cell table:formula="of:=FIND(&quot;title=&quot;;[.B369];1)+7" office:value-type="float" office:value="36" calcext:value-type="float">
            <text:p>36</text:p>
          </table:table-cell>
          <table:table-cell table:formula="of:=FIND(&quot;&quot;&quot;&quot;;[.B369];FIND(&quot;title=&quot;;[.B369];1)+7)" office:value-type="float" office:value="43" calcext:value-type="float">
            <text:p>43</text:p>
          </table:table-cell>
          <table:table-cell table:formula="of:=FIND(&quot;src=&quot;;[.B368];1)+7" office:value-type="float" office:value="102" calcext:value-type="float">
            <text:p>102</text:p>
          </table:table-cell>
          <table:table-cell table:formula="of:=FIND(&quot;&quot;&quot;&quot;;[.B368];FIND(&quot;src=&quot;;[.B368];1)+7)" office:value-type="float" office:value="198" calcext:value-type="float">
            <text:p>198</text:p>
          </table:table-cell>
          <table:table-cell table:formula="of:=FIND(&quot;title&quot;;[.B368];1)+7" office:value-type="float" office:value="75" calcext:value-type="float">
            <text:p>75</text:p>
          </table:table-cell>
          <table:table-cell table:formula="of:=FIND(&quot;&quot;&quot;&quot;;[.B368];FIND(&quot;title&quot;;[.B368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883" calcext:value-type="float">
            <text:p>1883</text:p>
          </table:table-cell>
          <table:table-cell office:value-type="string" calcext:value-type="string">
            <text:p>&lt;td&gt;&lt;a href="/wiki/Kampala" title="Kampala"&gt;Kampala&lt;/a&gt;</text:p>
          </table:table-cell>
          <table:table-cell table:formula="of:=CONCATENATE(&quot;[&quot;&quot;&quot;;[.E369];&quot;&quot;&quot;,&quot;&quot;&quot;&amp;[.G369];&quot;&quot;&quot;,&quot;&amp;&quot;&quot;&quot;&quot;&amp;[.F369]&amp;&quot;&quot;&quot;],&quot;)" office:value-type="string" office:string-value="" calcext:value-type="error">
            <text:p>#WERT!</text:p>
          </table:table-cell>
          <table:table-cell/>
          <table:table-cell table:formula="of:=MID([.B369];[.L369];[.M369]-[.L369])" office:value-type="string" office:string-value="Kampala" calcext:value-type="string">
            <text:p>Kampala</text:p>
          </table:table-cell>
          <table:table-cell table:formula="of:=MID([.B369];[.J369];[.K369]-[.J369])" office:value-type="string" office:string-value="" calcext:value-type="error">
            <text:p>#WERT!</text:p>
          </table:table-cell>
          <table:table-cell table:formula="of:=MID([.B370];[.H369];[.I369]-[.H369])" office:value-type="string" office:string-value="Ukraine" calcext:value-type="string">
            <text:p>Ukraine</text:p>
          </table:table-cell>
          <table:table-cell table:formula="of:=FIND(&quot;title=&quot;;[.B370];1)+7" office:value-type="float" office:value="110" calcext:value-type="float">
            <text:p>110</text:p>
          </table:table-cell>
          <table:table-cell table:formula="of:=FIND(&quot;&quot;&quot;&quot;;[.B370];FIND(&quot;title=&quot;;[.B370];1)+7)" office:value-type="float" office:value="117" calcext:value-type="float">
            <text:p>117</text:p>
          </table:table-cell>
          <table:table-cell table:formula="of:=FIND(&quot;src=&quot;;[.B369];1)+7" office:value-type="string" office:string-value="" calcext:value-type="error">
            <text:p>#WERT!</text:p>
          </table:table-cell>
          <table:table-cell table:formula="of:=FIND(&quot;&quot;&quot;&quot;;[.B369];FIND(&quot;src=&quot;;[.B369];1)+7)" office:value-type="string" office:string-value="" calcext:value-type="error">
            <text:p>#WERT!</text:p>
          </table:table-cell>
          <table:table-cell table:formula="of:=FIND(&quot;title&quot;;[.B369];1)+7" office:value-type="float" office:value="36" calcext:value-type="float">
            <text:p>36</text:p>
          </table:table-cell>
          <table:table-cell table:formula="of:=FIND(&quot;&quot;&quot;&quot;;[.B369];FIND(&quot;title&quot;;[.B369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892" calcext:value-type="float">
            <text:p>1892</text:p>
          </table:table-cell>
          <table:table-cell office:value-type="string" calcext:value-type="string">
            <text:p>&lt;td&gt;&lt;span style="display:none"&gt;Ukraine&lt;/span&gt;&lt;span style="white-space:nowrap"&gt;&lt;a href="/wiki/Ukraine" title="Ukraine"&gt;&lt;img alt="" src="//upload.wikimedia.org/wikipedia/commons/thumb/4/49/Flag_of_Ukraine.svg/20px-Flag_of_Ukraine.svg.png" decoding="async" width="20" height="13" class="noviewer" srcset="//upload.wikimedia.org/wikipedia/commons/thumb/4/49/Flag_of_Ukraine.svg/30px-Flag_of_Ukraine.svg.png 1.5x, //upload.wikimedia.org/wikipedia/commons/thumb/4/49/Flag_of_Ukraine.svg/40px-Flag_of_Ukraine.svg.png 2x" data-file-width="1200" data-file-height="800" /&gt;&lt;/a&gt;&amp;#32;&lt;a href="/wiki/Ukraine" title="Ukraine"&gt;Ukraine&lt;/a&gt;&lt;/span&gt;&lt;/td&gt;</text:p>
          </table:table-cell>
          <table:table-cell table:formula="of:=CONCATENATE(&quot;[&quot;&quot;&quot;;[.E370];&quot;&quot;&quot;,&quot;&quot;&quot;&amp;[.G370];&quot;&quot;&quot;,&quot;&amp;&quot;&quot;&quot;&quot;&amp;[.F370]&amp;&quot;&quot;&quot;],&quot;)" office:value-type="string" office:string-value="[&quot;Ukraine&quot;,&quot;Kiew&quot;,&quot;upload.wikimedia.org/wikipedia/commons/thumb/4/49/Flag_of_Ukraine.svg/20px-Flag_of_Ukraine.svg.png&quot;]," calcext:value-type="string">
            <text:p>["Ukraine","Kiew","upload.wikimedia.org/wikipedia/commons/thumb/4/49/Flag_of_Ukraine.svg/20px-Flag_of_Ukraine.svg.png"],</text:p>
          </table:table-cell>
          <table:table-cell/>
          <table:table-cell table:formula="of:=MID([.B370];[.L370];[.M370]-[.L370])" office:value-type="string" office:string-value="Ukraine" calcext:value-type="string">
            <text:p>Ukraine</text:p>
          </table:table-cell>
          <table:table-cell table:formula="of:=MID([.B370];[.J370];[.K370]-[.J370])" office:value-type="string" office:string-value="upload.wikimedia.org/wikipedia/commons/thumb/4/49/Flag_of_Ukraine.svg/20px-Flag_of_Ukraine.svg.png" calcext:value-type="string">
            <text:p>upload.wikimedia.org/wikipedia/commons/thumb/4/49/Flag_of_Ukraine.svg/20px-Flag_of_Ukraine.svg.png</text:p>
          </table:table-cell>
          <table:table-cell table:formula="of:=MID([.B371];[.H370];[.I370]-[.H370])" office:value-type="string" office:string-value="Kiew" calcext:value-type="string">
            <text:p>Kiew</text:p>
          </table:table-cell>
          <table:table-cell table:formula="of:=FIND(&quot;title=&quot;;[.B371];1)+7" office:value-type="float" office:value="33" calcext:value-type="float">
            <text:p>33</text:p>
          </table:table-cell>
          <table:table-cell table:formula="of:=FIND(&quot;&quot;&quot;&quot;;[.B371];FIND(&quot;title=&quot;;[.B371];1)+7)" office:value-type="float" office:value="37" calcext:value-type="float">
            <text:p>37</text:p>
          </table:table-cell>
          <table:table-cell table:formula="of:=FIND(&quot;src=&quot;;[.B370];1)+7" office:value-type="float" office:value="138" calcext:value-type="float">
            <text:p>138</text:p>
          </table:table-cell>
          <table:table-cell table:formula="of:=FIND(&quot;&quot;&quot;&quot;;[.B370];FIND(&quot;src=&quot;;[.B370];1)+7)" office:value-type="float" office:value="236" calcext:value-type="float">
            <text:p>236</text:p>
          </table:table-cell>
          <table:table-cell table:formula="of:=FIND(&quot;title&quot;;[.B370];1)+7" office:value-type="float" office:value="110" calcext:value-type="float">
            <text:p>110</text:p>
          </table:table-cell>
          <table:table-cell table:formula="of:=FIND(&quot;&quot;&quot;&quot;;[.B370];FIND(&quot;title&quot;;[.B370];1)+7)" office:value-type="float" office:value="117" calcext:value-type="float">
            <text:p>117</text:p>
          </table:table-cell>
        </table:table-row>
        <table:table-row table:style-name="ro27">
          <table:table-cell office:value-type="float" office:value="1893" calcext:value-type="float">
            <text:p>1893</text:p>
          </table:table-cell>
          <table:table-cell office:value-type="string" calcext:value-type="string">
            <text:p>&lt;td&gt;&lt;a href="/wiki/Kiew" title="Kiew"&gt;Kiew&lt;/a&gt;</text:p>
          </table:table-cell>
          <table:table-cell table:formula="of:=CONCATENATE(&quot;[&quot;&quot;&quot;;[.E371];&quot;&quot;&quot;,&quot;&quot;&quot;&amp;[.G371];&quot;&quot;&quot;,&quot;&amp;&quot;&quot;&quot;&quot;&amp;[.F371]&amp;&quot;&quot;&quot;],&quot;)" office:value-type="string" office:string-value="" calcext:value-type="error">
            <text:p>#WERT!</text:p>
          </table:table-cell>
          <table:table-cell/>
          <table:table-cell table:formula="of:=MID([.B371];[.L371];[.M371]-[.L371])" office:value-type="string" office:string-value="Kiew" calcext:value-type="string">
            <text:p>Kiew</text:p>
          </table:table-cell>
          <table:table-cell table:formula="of:=MID([.B371];[.J371];[.K371]-[.J371])" office:value-type="string" office:string-value="" calcext:value-type="error">
            <text:p>#WERT!</text:p>
          </table:table-cell>
          <table:table-cell table:formula="of:=MID([.B372];[.H371];[.I371]-[.H371])" office:value-type="string" office:string-value="Ungarn" calcext:value-type="string">
            <text:p>Ungarn</text:p>
          </table:table-cell>
          <table:table-cell table:formula="of:=FIND(&quot;title=&quot;;[.B372];1)+7" office:value-type="float" office:value="75" calcext:value-type="float">
            <text:p>75</text:p>
          </table:table-cell>
          <table:table-cell table:formula="of:=FIND(&quot;&quot;&quot;&quot;;[.B372];FIND(&quot;title=&quot;;[.B372];1)+7)" office:value-type="float" office:value="81" calcext:value-type="float">
            <text:p>81</text:p>
          </table:table-cell>
          <table:table-cell table:formula="of:=FIND(&quot;src=&quot;;[.B371];1)+7" office:value-type="string" office:string-value="" calcext:value-type="error">
            <text:p>#WERT!</text:p>
          </table:table-cell>
          <table:table-cell table:formula="of:=FIND(&quot;&quot;&quot;&quot;;[.B371];FIND(&quot;src=&quot;;[.B371];1)+7)" office:value-type="string" office:string-value="" calcext:value-type="error">
            <text:p>#WERT!</text:p>
          </table:table-cell>
          <table:table-cell table:formula="of:=FIND(&quot;title&quot;;[.B371];1)+7" office:value-type="float" office:value="33" calcext:value-type="float">
            <text:p>33</text:p>
          </table:table-cell>
          <table:table-cell table:formula="of:=FIND(&quot;&quot;&quot;&quot;;[.B371];FIND(&quot;title&quot;;[.B371];1)+7)" office:value-type="float" office:value="37" calcext:value-type="float">
            <text:p>37</text:p>
          </table:table-cell>
        </table:table-row>
        <table:table-row table:style-name="ro27">
          <table:table-cell office:value-type="float" office:value="1902" calcext:value-type="float">
            <text:p>1902</text:p>
          </table:table-cell>
          <table:table-cell office:value-type="string" calcext:value-type="string">
            <text:p>&lt;td&gt;&lt;span style="display:none"&gt;Ungarn&lt;/span&gt;&lt;a href="/wiki/Ungarn" title="Ungarn"&gt;&lt;img alt="" src="//upload.wikimedia.org/wikipedia/commons/thumb/c/c1/Flag_of_Hungary.svg/20px-Flag_of_Hungary.svg.png" decoding="async" width="20" height="10" class="noviewer" srcset="//upload.wikimedia.org/wikipedia/commons/thumb/c/c1/Flag_of_Hungary.svg/30px-Flag_of_Hungary.svg.png 1.5x, //upload.wikimedia.org/wikipedia/commons/thumb/c/c1/Flag_of_Hungary.svg/40px-Flag_of_Hungary.svg.png 2x" data-file-width="1200" data-file-height="600" /&gt;&lt;/a&gt;&amp;#160;&lt;a href="/wiki/Ungarn" title="Ungarn"&gt;Ungarn&lt;/a&gt;&lt;/td&gt;</text:p>
          </table:table-cell>
          <table:table-cell table:formula="of:=CONCATENATE(&quot;[&quot;&quot;&quot;;[.E372];&quot;&quot;&quot;,&quot;&quot;&quot;&amp;[.G372];&quot;&quot;&quot;,&quot;&amp;&quot;&quot;&quot;&quot;&amp;[.F372]&amp;&quot;&quot;&quot;],&quot;)" office:value-type="string" office:string-value="[&quot;Ungarn&quot;,&quot;Budapest&quot;,&quot;upload.wikimedia.org/wikipedia/commons/thumb/c/c1/Flag_of_Hungary.svg/20px-Flag_of_Hungary.svg.png&quot;]," calcext:value-type="string">
            <text:p>["Ungarn","Budapest","upload.wikimedia.org/wikipedia/commons/thumb/c/c1/Flag_of_Hungary.svg/20px-Flag_of_Hungary.svg.png"],</text:p>
          </table:table-cell>
          <table:table-cell/>
          <table:table-cell table:formula="of:=MID([.B372];[.L372];[.M372]-[.L372])" office:value-type="string" office:string-value="Ungarn" calcext:value-type="string">
            <text:p>Ungarn</text:p>
          </table:table-cell>
          <table:table-cell table:formula="of:=MID([.B372];[.J372];[.K372]-[.J372])" office:value-type="string" office:string-value="upload.wikimedia.org/wikipedia/commons/thumb/c/c1/Flag_of_Hungary.svg/20px-Flag_of_Hungary.svg.png" calcext:value-type="string">
            <text:p>upload.wikimedia.org/wikipedia/commons/thumb/c/c1/Flag_of_Hungary.svg/20px-Flag_of_Hungary.svg.png</text:p>
          </table:table-cell>
          <table:table-cell table:formula="of:=MID([.B373];[.H372];[.I372]-[.H372])" office:value-type="string" office:string-value="Budapest" calcext:value-type="string">
            <text:p>Budapest</text:p>
          </table:table-cell>
          <table:table-cell table:formula="of:=FIND(&quot;title=&quot;;[.B373];1)+7" office:value-type="float" office:value="37" calcext:value-type="float">
            <text:p>37</text:p>
          </table:table-cell>
          <table:table-cell table:formula="of:=FIND(&quot;&quot;&quot;&quot;;[.B373];FIND(&quot;title=&quot;;[.B373];1)+7)" office:value-type="float" office:value="45" calcext:value-type="float">
            <text:p>45</text:p>
          </table:table-cell>
          <table:table-cell table:formula="of:=FIND(&quot;src=&quot;;[.B372];1)+7" office:value-type="float" office:value="102" calcext:value-type="float">
            <text:p>102</text:p>
          </table:table-cell>
          <table:table-cell table:formula="of:=FIND(&quot;&quot;&quot;&quot;;[.B372];FIND(&quot;src=&quot;;[.B372];1)+7)" office:value-type="float" office:value="200" calcext:value-type="float">
            <text:p>200</text:p>
          </table:table-cell>
          <table:table-cell table:formula="of:=FIND(&quot;title&quot;;[.B372];1)+7" office:value-type="float" office:value="75" calcext:value-type="float">
            <text:p>75</text:p>
          </table:table-cell>
          <table:table-cell table:formula="of:=FIND(&quot;&quot;&quot;&quot;;[.B372];FIND(&quot;title&quot;;[.B372];1)+7)" office:value-type="float" office:value="81" calcext:value-type="float">
            <text:p>81</text:p>
          </table:table-cell>
        </table:table-row>
        <table:table-row table:style-name="ro27">
          <table:table-cell office:value-type="float" office:value="1903" calcext:value-type="float">
            <text:p>1903</text:p>
          </table:table-cell>
          <table:table-cell office:value-type="string" calcext:value-type="string">
            <text:p>&lt;td&gt;&lt;a href="/wiki/Budapest" title="Budapest"&gt;Budapest&lt;/a&gt;</text:p>
          </table:table-cell>
          <table:table-cell table:formula="of:=CONCATENATE(&quot;[&quot;&quot;&quot;;[.E373];&quot;&quot;&quot;,&quot;&quot;&quot;&amp;[.G373];&quot;&quot;&quot;,&quot;&amp;&quot;&quot;&quot;&quot;&amp;[.F373]&amp;&quot;&quot;&quot;],&quot;)" office:value-type="string" office:string-value="" calcext:value-type="error">
            <text:p>#WERT!</text:p>
          </table:table-cell>
          <table:table-cell/>
          <table:table-cell table:formula="of:=MID([.B373];[.L373];[.M373]-[.L373])" office:value-type="string" office:string-value="Budapest" calcext:value-type="string">
            <text:p>Budapest</text:p>
          </table:table-cell>
          <table:table-cell table:formula="of:=MID([.B373];[.J373];[.K373]-[.J373])" office:value-type="string" office:string-value="" calcext:value-type="error">
            <text:p>#WERT!</text:p>
          </table:table-cell>
          <table:table-cell table:formula="of:=MID([.B374];[.H373];[.I373]-[.H373])" office:value-type="string" office:string-value="Uruguay" calcext:value-type="string">
            <text:p>Uruguay</text:p>
          </table:table-cell>
          <table:table-cell table:formula="of:=FIND(&quot;title=&quot;;[.B374];1)+7" office:value-type="float" office:value="78" calcext:value-type="float">
            <text:p>78</text:p>
          </table:table-cell>
          <table:table-cell table:formula="of:=FIND(&quot;&quot;&quot;&quot;;[.B374];FIND(&quot;title=&quot;;[.B374];1)+7)" office:value-type="float" office:value="85" calcext:value-type="float">
            <text:p>85</text:p>
          </table:table-cell>
          <table:table-cell table:formula="of:=FIND(&quot;src=&quot;;[.B373];1)+7" office:value-type="string" office:string-value="" calcext:value-type="error">
            <text:p>#WERT!</text:p>
          </table:table-cell>
          <table:table-cell table:formula="of:=FIND(&quot;&quot;&quot;&quot;;[.B373];FIND(&quot;src=&quot;;[.B373];1)+7)" office:value-type="string" office:string-value="" calcext:value-type="error">
            <text:p>#WERT!</text:p>
          </table:table-cell>
          <table:table-cell table:formula="of:=FIND(&quot;title&quot;;[.B373];1)+7" office:value-type="float" office:value="37" calcext:value-type="float">
            <text:p>37</text:p>
          </table:table-cell>
          <table:table-cell table:formula="of:=FIND(&quot;&quot;&quot;&quot;;[.B373];FIND(&quot;title&quot;;[.B373];1)+7)" office:value-type="float" office:value="45" calcext:value-type="float">
            <text:p>45</text:p>
          </table:table-cell>
        </table:table-row>
        <table:table-row table:style-name="ro27">
          <table:table-cell office:value-type="float" office:value="1912" calcext:value-type="float">
            <text:p>1912</text:p>
          </table:table-cell>
          <table:table-cell office:value-type="string" calcext:value-type="string">
            <text:p>&lt;td&gt;&lt;span style="display:none;"&gt;Uruguay&lt;/span&gt;&lt;a href="/wiki/Uruguay" title="Uruguay"&gt;&lt;img alt="" src="//upload.wikimedia.org/wikipedia/commons/thumb/f/fe/Flag_of_Uruguay.svg/20px-Flag_of_Uruguay.svg.png" decoding="async" width="20" height="13" class="noviewer thumbborder" srcset="//upload.wikimedia.org/wikipedia/commons/thumb/f/fe/Flag_of_Uruguay.svg/30px-Flag_of_Uruguay.svg.png 1.5x, //upload.wikimedia.org/wikipedia/commons/thumb/f/fe/Flag_of_Uruguay.svg/40px-Flag_of_Uruguay.svg.png 2x" data-file-width="945" data-file-height="630" /&gt;&lt;/a&gt;&amp;#160;&lt;a href="/wiki/Uruguay" title="Uruguay"&gt;Uruguay&lt;/a&gt;&lt;/td&gt;</text:p>
          </table:table-cell>
          <table:table-cell table:formula="of:=CONCATENATE(&quot;[&quot;&quot;&quot;;[.E374];&quot;&quot;&quot;,&quot;&quot;&quot;&amp;[.G374];&quot;&quot;&quot;,&quot;&amp;&quot;&quot;&quot;&quot;&amp;[.F374]&amp;&quot;&quot;&quot;],&quot;)" office:value-type="string" office:string-value="[&quot;Uruguay&quot;,&quot;Montevideo&quot;,&quot;upload.wikimedia.org/wikipedia/commons/thumb/f/fe/Flag_of_Uruguay.svg/20px-Flag_of_Uruguay.svg.png&quot;]," calcext:value-type="string">
            <text:p>["Uruguay","Montevideo","upload.wikimedia.org/wikipedia/commons/thumb/f/fe/Flag_of_Uruguay.svg/20px-Flag_of_Uruguay.svg.png"],</text:p>
          </table:table-cell>
          <table:table-cell/>
          <table:table-cell table:formula="of:=MID([.B374];[.L374];[.M374]-[.L374])" office:value-type="string" office:string-value="Uruguay" calcext:value-type="string">
            <text:p>Uruguay</text:p>
          </table:table-cell>
          <table:table-cell table:formula="of:=MID([.B374];[.J374];[.K374]-[.J374])" office:value-type="string" office:string-value="upload.wikimedia.org/wikipedia/commons/thumb/f/fe/Flag_of_Uruguay.svg/20px-Flag_of_Uruguay.svg.png" calcext:value-type="string">
            <text:p>upload.wikimedia.org/wikipedia/commons/thumb/f/fe/Flag_of_Uruguay.svg/20px-Flag_of_Uruguay.svg.png</text:p>
          </table:table-cell>
          <table:table-cell table:formula="of:=MID([.B375];[.H374];[.I374]-[.H374])" office:value-type="string" office:string-value="Montevideo" calcext:value-type="string">
            <text:p>Montevideo</text:p>
          </table:table-cell>
          <table:table-cell table:formula="of:=FIND(&quot;title=&quot;;[.B375];1)+7" office:value-type="float" office:value="39" calcext:value-type="float">
            <text:p>39</text:p>
          </table:table-cell>
          <table:table-cell table:formula="of:=FIND(&quot;&quot;&quot;&quot;;[.B375];FIND(&quot;title=&quot;;[.B375];1)+7)" office:value-type="float" office:value="49" calcext:value-type="float">
            <text:p>49</text:p>
          </table:table-cell>
          <table:table-cell table:formula="of:=FIND(&quot;src=&quot;;[.B374];1)+7" office:value-type="float" office:value="106" calcext:value-type="float">
            <text:p>106</text:p>
          </table:table-cell>
          <table:table-cell table:formula="of:=FIND(&quot;&quot;&quot;&quot;;[.B374];FIND(&quot;src=&quot;;[.B374];1)+7)" office:value-type="float" office:value="204" calcext:value-type="float">
            <text:p>204</text:p>
          </table:table-cell>
          <table:table-cell table:formula="of:=FIND(&quot;title&quot;;[.B374];1)+7" office:value-type="float" office:value="78" calcext:value-type="float">
            <text:p>78</text:p>
          </table:table-cell>
          <table:table-cell table:formula="of:=FIND(&quot;&quot;&quot;&quot;;[.B374];FIND(&quot;title&quot;;[.B374];1)+7)" office:value-type="float" office:value="85" calcext:value-type="float">
            <text:p>85</text:p>
          </table:table-cell>
        </table:table-row>
        <table:table-row table:style-name="ro27">
          <table:table-cell office:value-type="float" office:value="1913" calcext:value-type="float">
            <text:p>1913</text:p>
          </table:table-cell>
          <table:table-cell office:value-type="string" calcext:value-type="string">
            <text:p>&lt;td&gt;&lt;a href="/wiki/Montevideo" title="Montevideo"&gt;Montevideo&lt;/a&gt;</text:p>
          </table:table-cell>
          <table:table-cell table:formula="of:=CONCATENATE(&quot;[&quot;&quot;&quot;;[.E375];&quot;&quot;&quot;,&quot;&quot;&quot;&amp;[.G375];&quot;&quot;&quot;,&quot;&amp;&quot;&quot;&quot;&quot;&amp;[.F375]&amp;&quot;&quot;&quot;],&quot;)" office:value-type="string" office:string-value="" calcext:value-type="error">
            <text:p>#WERT!</text:p>
          </table:table-cell>
          <table:table-cell/>
          <table:table-cell table:formula="of:=MID([.B375];[.L375];[.M375]-[.L375])" office:value-type="string" office:string-value="Montevideo" calcext:value-type="string">
            <text:p>Montevideo</text:p>
          </table:table-cell>
          <table:table-cell table:formula="of:=MID([.B375];[.J375];[.K375]-[.J375])" office:value-type="string" office:string-value="" calcext:value-type="error">
            <text:p>#WERT!</text:p>
          </table:table-cell>
          <table:table-cell table:formula="of:=MID([.B376];[.H375];[.I375]-[.H375])" office:value-type="string" office:string-value="Usbekistan" calcext:value-type="string">
            <text:p>Usbekistan</text:p>
          </table:table-cell>
          <table:table-cell table:formula="of:=FIND(&quot;title=&quot;;[.B376];1)+7" office:value-type="float" office:value="83" calcext:value-type="float">
            <text:p>83</text:p>
          </table:table-cell>
          <table:table-cell table:formula="of:=FIND(&quot;&quot;&quot;&quot;;[.B376];FIND(&quot;title=&quot;;[.B376];1)+7)" office:value-type="float" office:value="93" calcext:value-type="float">
            <text:p>93</text:p>
          </table:table-cell>
          <table:table-cell table:formula="of:=FIND(&quot;src=&quot;;[.B375];1)+7" office:value-type="string" office:string-value="" calcext:value-type="error">
            <text:p>#WERT!</text:p>
          </table:table-cell>
          <table:table-cell table:formula="of:=FIND(&quot;&quot;&quot;&quot;;[.B375];FIND(&quot;src=&quot;;[.B375];1)+7)" office:value-type="string" office:string-value="" calcext:value-type="error">
            <text:p>#WERT!</text:p>
          </table:table-cell>
          <table:table-cell table:formula="of:=FIND(&quot;title&quot;;[.B375];1)+7" office:value-type="float" office:value="39" calcext:value-type="float">
            <text:p>39</text:p>
          </table:table-cell>
          <table:table-cell table:formula="of:=FIND(&quot;&quot;&quot;&quot;;[.B375];FIND(&quot;title&quot;;[.B375];1)+7)" office:value-type="float" office:value="49" calcext:value-type="float">
            <text:p>49</text:p>
          </table:table-cell>
        </table:table-row>
        <table:table-row table:style-name="ro27">
          <table:table-cell office:value-type="float" office:value="1922" calcext:value-type="float">
            <text:p>1922</text:p>
          </table:table-cell>
          <table:table-cell office:value-type="string" calcext:value-type="string">
            <text:p>&lt;td&gt;&lt;span style="display:none"&gt;Usbekistan&lt;/span&gt;&lt;a href="/wiki/Usbekistan" title="Usbekistan"&gt;&lt;img alt="" src="//upload.wikimedia.org/wikipedia/commons/thumb/8/84/Flag_of_Uzbekistan.svg/20px-Flag_of_Uzbekistan.svg.png" decoding="async" width="20" height="10" class="noviewer thumbborder" srcset="//upload.wikimedia.org/wikipedia/commons/thumb/8/84/Flag_of_Uzbekistan.svg/30px-Flag_of_Uzbekistan.svg.png 1.5x, //upload.wikimedia.org/wikipedia/commons/thumb/8/84/Flag_of_Uzbekistan.svg/40px-Flag_of_Uzbekistan.svg.png 2x" data-file-width="1000" data-file-height="500" /&gt;&lt;/a&gt;&amp;#160;&lt;a href="/wiki/Usbekistan" title="Usbekistan"&gt;Usbekistan&lt;/a&gt;&lt;/td&gt;</text:p>
          </table:table-cell>
          <table:table-cell table:formula="of:=CONCATENATE(&quot;[&quot;&quot;&quot;;[.E376];&quot;&quot;&quot;,&quot;&quot;&quot;&amp;[.G376];&quot;&quot;&quot;,&quot;&amp;&quot;&quot;&quot;&quot;&amp;[.F376]&amp;&quot;&quot;&quot;],&quot;)" office:value-type="string" office:string-value="[&quot;Usbekistan&quot;,&quot;Taschkent&quot;,&quot;upload.wikimedia.org/wikipedia/commons/thumb/8/84/Flag_of_Uzbekistan.svg/20px-Flag_of_Uzbekistan.svg.png&quot;]," calcext:value-type="string">
            <text:p>["Usbekistan","Taschkent","upload.wikimedia.org/wikipedia/commons/thumb/8/84/Flag_of_Uzbekistan.svg/20px-Flag_of_Uzbekistan.svg.png"],</text:p>
          </table:table-cell>
          <table:table-cell/>
          <table:table-cell table:formula="of:=MID([.B376];[.L376];[.M376]-[.L376])" office:value-type="string" office:string-value="Usbekistan" calcext:value-type="string">
            <text:p>Usbekistan</text:p>
          </table:table-cell>
          <table:table-cell table:formula="of:=MID([.B376];[.J376];[.K376]-[.J376])" office:value-type="string" office:string-value="upload.wikimedia.org/wikipedia/commons/thumb/8/84/Flag_of_Uzbekistan.svg/20px-Flag_of_Uzbekistan.svg.png" calcext:value-type="string">
            <text:p>upload.wikimedia.org/wikipedia/commons/thumb/8/84/Flag_of_Uzbekistan.svg/20px-Flag_of_Uzbekistan.svg.png</text:p>
          </table:table-cell>
          <table:table-cell table:formula="of:=MID([.B377];[.H376];[.I376]-[.H376])" office:value-type="string" office:string-value="Taschkent" calcext:value-type="string">
            <text:p>Taschkent</text:p>
          </table:table-cell>
          <table:table-cell table:formula="of:=FIND(&quot;title=&quot;;[.B377];1)+7" office:value-type="float" office:value="38" calcext:value-type="float">
            <text:p>38</text:p>
          </table:table-cell>
          <table:table-cell table:formula="of:=FIND(&quot;&quot;&quot;&quot;;[.B377];FIND(&quot;title=&quot;;[.B377];1)+7)" office:value-type="float" office:value="47" calcext:value-type="float">
            <text:p>47</text:p>
          </table:table-cell>
          <table:table-cell table:formula="of:=FIND(&quot;src=&quot;;[.B376];1)+7" office:value-type="float" office:value="114" calcext:value-type="float">
            <text:p>114</text:p>
          </table:table-cell>
          <table:table-cell table:formula="of:=FIND(&quot;&quot;&quot;&quot;;[.B376];FIND(&quot;src=&quot;;[.B376];1)+7)" office:value-type="float" office:value="218" calcext:value-type="float">
            <text:p>218</text:p>
          </table:table-cell>
          <table:table-cell table:formula="of:=FIND(&quot;title&quot;;[.B376];1)+7" office:value-type="float" office:value="83" calcext:value-type="float">
            <text:p>83</text:p>
          </table:table-cell>
          <table:table-cell table:formula="of:=FIND(&quot;&quot;&quot;&quot;;[.B376];FIND(&quot;title&quot;;[.B376];1)+7)" office:value-type="float" office:value="93" calcext:value-type="float">
            <text:p>93</text:p>
          </table:table-cell>
        </table:table-row>
        <table:table-row table:style-name="ro27">
          <table:table-cell office:value-type="float" office:value="1923" calcext:value-type="float">
            <text:p>1923</text:p>
          </table:table-cell>
          <table:table-cell office:value-type="string" calcext:value-type="string">
            <text:p>&lt;td&gt;&lt;a href="/wiki/Taschkent" title="Taschkent"&gt;Taschkent&lt;/a&gt;</text:p>
          </table:table-cell>
          <table:table-cell table:formula="of:=CONCATENATE(&quot;[&quot;&quot;&quot;;[.E377];&quot;&quot;&quot;,&quot;&quot;&quot;&amp;[.G377];&quot;&quot;&quot;,&quot;&amp;&quot;&quot;&quot;&quot;&amp;[.F377]&amp;&quot;&quot;&quot;],&quot;)" office:value-type="string" office:string-value="" calcext:value-type="error">
            <text:p>#WERT!</text:p>
          </table:table-cell>
          <table:table-cell/>
          <table:table-cell table:formula="of:=MID([.B377];[.L377];[.M377]-[.L377])" office:value-type="string" office:string-value="Taschkent" calcext:value-type="string">
            <text:p>Taschkent</text:p>
          </table:table-cell>
          <table:table-cell table:formula="of:=MID([.B377];[.J377];[.K377]-[.J377])" office:value-type="string" office:string-value="" calcext:value-type="error">
            <text:p>#WERT!</text:p>
          </table:table-cell>
          <table:table-cell table:formula="of:=MID([.B378];[.H377];[.I377]-[.H377])" office:value-type="string" office:string-value="Vanuatu" calcext:value-type="string">
            <text:p>Vanuatu</text:p>
          </table:table-cell>
          <table:table-cell table:formula="of:=FIND(&quot;title=&quot;;[.B378];1)+7" office:value-type="float" office:value="77" calcext:value-type="float">
            <text:p>77</text:p>
          </table:table-cell>
          <table:table-cell table:formula="of:=FIND(&quot;&quot;&quot;&quot;;[.B378];FIND(&quot;title=&quot;;[.B378];1)+7)" office:value-type="float" office:value="84" calcext:value-type="float">
            <text:p>84</text:p>
          </table:table-cell>
          <table:table-cell table:formula="of:=FIND(&quot;src=&quot;;[.B377];1)+7" office:value-type="string" office:string-value="" calcext:value-type="error">
            <text:p>#WERT!</text:p>
          </table:table-cell>
          <table:table-cell table:formula="of:=FIND(&quot;&quot;&quot;&quot;;[.B377];FIND(&quot;src=&quot;;[.B377];1)+7)" office:value-type="string" office:string-value="" calcext:value-type="error">
            <text:p>#WERT!</text:p>
          </table:table-cell>
          <table:table-cell table:formula="of:=FIND(&quot;title&quot;;[.B377];1)+7" office:value-type="float" office:value="38" calcext:value-type="float">
            <text:p>38</text:p>
          </table:table-cell>
          <table:table-cell table:formula="of:=FIND(&quot;&quot;&quot;&quot;;[.B377];FIND(&quot;title&quot;;[.B377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932" calcext:value-type="float">
            <text:p>1932</text:p>
          </table:table-cell>
          <table:table-cell office:value-type="string" calcext:value-type="string">
            <text:p>&lt;td&gt;&lt;span style="display:none"&gt;Vanuatu&lt;/span&gt;&lt;a href="/wiki/Vanuatu" title="Vanuatu"&gt;&lt;img alt="" src="//upload.wikimedia.org/wikipedia/commons/thumb/b/bc/Flag_of_Vanuatu.svg/20px-Flag_of_Vanuatu.svg.png" decoding="async" width="20" height="12" class="noviewer" srcset="//upload.wikimedia.org/wikipedia/commons/thumb/b/bc/Flag_of_Vanuatu.svg/30px-Flag_of_Vanuatu.svg.png 1.5x, //upload.wikimedia.org/wikipedia/commons/thumb/b/bc/Flag_of_Vanuatu.svg/40px-Flag_of_Vanuatu.svg.png 2x" data-file-width="600" data-file-height="360" /&gt;&lt;/a&gt;&amp;#160;&lt;a href="/wiki/Vanuatu" title="Vanuatu"&gt;Vanuatu&lt;/a&gt;&lt;/td&gt;</text:p>
          </table:table-cell>
          <table:table-cell table:formula="of:=CONCATENATE(&quot;[&quot;&quot;&quot;;[.E378];&quot;&quot;&quot;,&quot;&quot;&quot;&amp;[.G378];&quot;&quot;&quot;,&quot;&amp;&quot;&quot;&quot;&quot;&amp;[.F378]&amp;&quot;&quot;&quot;],&quot;)" office:value-type="string" office:string-value="[&quot;Vanuatu&quot;,&quot;Port Vila&quot;,&quot;upload.wikimedia.org/wikipedia/commons/thumb/b/bc/Flag_of_Vanuatu.svg/20px-Flag_of_Vanuatu.svg.png&quot;]," calcext:value-type="string">
            <text:p>["Vanuatu","Port Vila","upload.wikimedia.org/wikipedia/commons/thumb/b/bc/Flag_of_Vanuatu.svg/20px-Flag_of_Vanuatu.svg.png"],</text:p>
          </table:table-cell>
          <table:table-cell/>
          <table:table-cell table:formula="of:=MID([.B378];[.L378];[.M378]-[.L378])" office:value-type="string" office:string-value="Vanuatu" calcext:value-type="string">
            <text:p>Vanuatu</text:p>
          </table:table-cell>
          <table:table-cell table:formula="of:=MID([.B378];[.J378];[.K378]-[.J378])" office:value-type="string" office:string-value="upload.wikimedia.org/wikipedia/commons/thumb/b/bc/Flag_of_Vanuatu.svg/20px-Flag_of_Vanuatu.svg.png" calcext:value-type="string">
            <text:p>upload.wikimedia.org/wikipedia/commons/thumb/b/bc/Flag_of_Vanuatu.svg/20px-Flag_of_Vanuatu.svg.png</text:p>
          </table:table-cell>
          <table:table-cell table:formula="of:=MID([.B379];[.H378];[.I378]-[.H378])" office:value-type="string" office:string-value="Port Vila" calcext:value-type="string">
            <text:p>Port Vila</text:p>
          </table:table-cell>
          <table:table-cell table:formula="of:=FIND(&quot;title=&quot;;[.B379];1)+7" office:value-type="float" office:value="38" calcext:value-type="float">
            <text:p>38</text:p>
          </table:table-cell>
          <table:table-cell table:formula="of:=FIND(&quot;&quot;&quot;&quot;;[.B379];FIND(&quot;title=&quot;;[.B379];1)+7)" office:value-type="float" office:value="47" calcext:value-type="float">
            <text:p>47</text:p>
          </table:table-cell>
          <table:table-cell table:formula="of:=FIND(&quot;src=&quot;;[.B378];1)+7" office:value-type="float" office:value="105" calcext:value-type="float">
            <text:p>105</text:p>
          </table:table-cell>
          <table:table-cell table:formula="of:=FIND(&quot;&quot;&quot;&quot;;[.B378];FIND(&quot;src=&quot;;[.B378];1)+7)" office:value-type="float" office:value="203" calcext:value-type="float">
            <text:p>203</text:p>
          </table:table-cell>
          <table:table-cell table:formula="of:=FIND(&quot;title&quot;;[.B378];1)+7" office:value-type="float" office:value="77" calcext:value-type="float">
            <text:p>77</text:p>
          </table:table-cell>
          <table:table-cell table:formula="of:=FIND(&quot;&quot;&quot;&quot;;[.B378];FIND(&quot;title&quot;;[.B378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933" calcext:value-type="float">
            <text:p>1933</text:p>
          </table:table-cell>
          <table:table-cell office:value-type="string" calcext:value-type="string">
            <text:p>&lt;td&gt;&lt;a href="/wiki/Port_Vila" title="Port Vila"&gt;Port Vila&lt;/a&gt;</text:p>
          </table:table-cell>
          <table:table-cell table:formula="of:=CONCATENATE(&quot;[&quot;&quot;&quot;;[.E379];&quot;&quot;&quot;,&quot;&quot;&quot;&amp;[.G379];&quot;&quot;&quot;,&quot;&amp;&quot;&quot;&quot;&quot;&amp;[.F379]&amp;&quot;&quot;&quot;],&quot;)" office:value-type="string" office:string-value="" calcext:value-type="error">
            <text:p>#WERT!</text:p>
          </table:table-cell>
          <table:table-cell/>
          <table:table-cell table:formula="of:=MID([.B379];[.L379];[.M379]-[.L379])" office:value-type="string" office:string-value="Port Vila" calcext:value-type="string">
            <text:p>Port Vila</text:p>
          </table:table-cell>
          <table:table-cell table:formula="of:=MID([.B379];[.J379];[.K379]-[.J379])" office:value-type="string" office:string-value="" calcext:value-type="error">
            <text:p>#WERT!</text:p>
          </table:table-cell>
          <table:table-cell table:formula="of:=MID([.B380];[.H379];[.I379]-[.H379])" office:value-type="string" office:string-value="Vatikan" calcext:value-type="string">
            <text:p>Vatikan</text:p>
          </table:table-cell>
          <table:table-cell table:formula="of:=FIND(&quot;title=&quot;;[.B380];1)+7" office:value-type="float" office:value="88" calcext:value-type="float">
            <text:p>88</text:p>
          </table:table-cell>
          <table:table-cell table:formula="of:=FIND(&quot;&quot;&quot;&quot;;[.B380];FIND(&quot;title=&quot;;[.B380];1)+7)" office:value-type="float" office:value="95" calcext:value-type="float">
            <text:p>95</text:p>
          </table:table-cell>
          <table:table-cell table:formula="of:=FIND(&quot;src=&quot;;[.B379];1)+7" office:value-type="string" office:string-value="" calcext:value-type="error">
            <text:p>#WERT!</text:p>
          </table:table-cell>
          <table:table-cell table:formula="of:=FIND(&quot;&quot;&quot;&quot;;[.B379];FIND(&quot;src=&quot;;[.B379];1)+7)" office:value-type="string" office:string-value="" calcext:value-type="error">
            <text:p>#WERT!</text:p>
          </table:table-cell>
          <table:table-cell table:formula="of:=FIND(&quot;title&quot;;[.B379];1)+7" office:value-type="float" office:value="38" calcext:value-type="float">
            <text:p>38</text:p>
          </table:table-cell>
          <table:table-cell table:formula="of:=FIND(&quot;&quot;&quot;&quot;;[.B379];FIND(&quot;title&quot;;[.B379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942" calcext:value-type="float">
            <text:p>1942</text:p>
          </table:table-cell>
          <table:table-cell office:value-type="string" calcext:value-type="string">
            <text:p>&lt;td&gt;&lt;span style="display:none;"&gt;Vatikanstadt&lt;/span&gt;&lt;a href="/wiki/Vatikanstadt" title="Vatikan"&gt;&lt;img alt="" src="//upload.wikimedia.org/wikipedia/commons/thumb/0/00/Flag_of_the_Vatican_City.svg/20px-Flag_of_the_Vatican_City.svg.png" decoding="async" width="20" height="20" class="noviewer thumbborder" srcset="//upload.wikimedia.org/wikipedia/commons/thumb/0/00/Flag_of_the_Vatican_City.svg/30px-Flag_of_the_Vatican_City.svg.png 1.5x, //upload.wikimedia.org/wikipedia/commons/thumb/0/00/Flag_of_the_Vatican_City.svg/40px-Flag_of_the_Vatican_City.svg.png 2x" data-file-width="500" data-file-height="500" /&gt;&lt;/a&gt;&amp;#160;&lt;a href="/wiki/Vatikanstadt" title="Vatikanstadt"&gt;Vatikanstadt&lt;/a&gt;&lt;/td&gt;</text:p>
          </table:table-cell>
          <table:table-cell table:formula="of:=CONCATENATE(&quot;[&quot;&quot;&quot;;[.E380];&quot;&quot;&quot;,&quot;&quot;&quot;&amp;[.G380];&quot;&quot;&quot;,&quot;&amp;&quot;&quot;&quot;&quot;&amp;[.F380]&amp;&quot;&quot;&quot;],&quot;)" office:value-type="string" office:string-value="[&quot;Vatikan&quot;,&quot;Vatikanstadt&quot;,&quot;upload.wikimedia.org/wikipedia/commons/thumb/0/00/Flag_of_the_Vatican_City.svg/20px-Flag_of_the_Vatican_City.svg.png&quot;]," calcext:value-type="string">
            <text:p>["Vatikan","Vatikanstadt","upload.wikimedia.org/wikipedia/commons/thumb/0/00/Flag_of_the_Vatican_City.svg/20px-Flag_of_the_Vatican_City.svg.png"],</text:p>
          </table:table-cell>
          <table:table-cell/>
          <table:table-cell table:formula="of:=MID([.B380];[.L380];[.M380]-[.L380])" office:value-type="string" office:string-value="Vatikan" calcext:value-type="string">
            <text:p>Vatikan</text:p>
          </table:table-cell>
          <table:table-cell table:formula="of:=MID([.B380];[.J380];[.K380]-[.J380])" office:value-type="string" office:string-value="upload.wikimedia.org/wikipedia/commons/thumb/0/00/Flag_of_the_Vatican_City.svg/20px-Flag_of_the_Vatican_City.svg.png" calcext:value-type="string">
            <text:p>upload.wikimedia.org/wikipedia/commons/thumb/0/00/Flag_of_the_Vatican_City.svg/20px-Flag_of_the_Vatican_City.svg.png</text:p>
          </table:table-cell>
          <table:table-cell table:formula="of:=MID([.B381];[.H380];[.I380]-[.H380])" office:value-type="string" office:string-value="Vatikanstadt" calcext:value-type="string">
            <text:p>Vatikanstadt</text:p>
          </table:table-cell>
          <table:table-cell table:formula="of:=FIND(&quot;title=&quot;;[.B381];1)+7" office:value-type="float" office:value="41" calcext:value-type="float">
            <text:p>41</text:p>
          </table:table-cell>
          <table:table-cell table:formula="of:=FIND(&quot;&quot;&quot;&quot;;[.B381];FIND(&quot;title=&quot;;[.B381];1)+7)" office:value-type="float" office:value="53" calcext:value-type="float">
            <text:p>53</text:p>
          </table:table-cell>
          <table:table-cell table:formula="of:=FIND(&quot;src=&quot;;[.B380];1)+7" office:value-type="float" office:value="116" calcext:value-type="float">
            <text:p>116</text:p>
          </table:table-cell>
          <table:table-cell table:formula="of:=FIND(&quot;&quot;&quot;&quot;;[.B380];FIND(&quot;src=&quot;;[.B380];1)+7)" office:value-type="float" office:value="232" calcext:value-type="float">
            <text:p>232</text:p>
          </table:table-cell>
          <table:table-cell table:formula="of:=FIND(&quot;title&quot;;[.B380];1)+7" office:value-type="float" office:value="88" calcext:value-type="float">
            <text:p>88</text:p>
          </table:table-cell>
          <table:table-cell table:formula="of:=FIND(&quot;&quot;&quot;&quot;;[.B380];FIND(&quot;title&quot;;[.B380];1)+7)" office:value-type="float" office:value="95" calcext:value-type="float">
            <text:p>95</text:p>
          </table:table-cell>
        </table:table-row>
        <table:table-row table:style-name="ro27">
          <table:table-cell office:value-type="float" office:value="1943" calcext:value-type="float">
            <text:p>1943</text:p>
          </table:table-cell>
          <table:table-cell office:value-type="string" calcext:value-type="string">
            <text:p>&lt;td&gt;&lt;a href="/wiki/Vatikanstadt" title="Vatikanstadt"&gt;Vatikanstadt&lt;/a&gt;</text:p>
          </table:table-cell>
          <table:table-cell table:formula="of:=CONCATENATE(&quot;[&quot;&quot;&quot;;[.E381];&quot;&quot;&quot;,&quot;&quot;&quot;&amp;[.G381];&quot;&quot;&quot;,&quot;&amp;&quot;&quot;&quot;&quot;&amp;[.F381]&amp;&quot;&quot;&quot;],&quot;)" office:value-type="string" office:string-value="" calcext:value-type="error">
            <text:p>#WERT!</text:p>
          </table:table-cell>
          <table:table-cell/>
          <table:table-cell table:formula="of:=MID([.B381];[.L381];[.M381]-[.L381])" office:value-type="string" office:string-value="Vatikanstadt" calcext:value-type="string">
            <text:p>Vatikanstadt</text:p>
          </table:table-cell>
          <table:table-cell table:formula="of:=MID([.B381];[.J381];[.K381]-[.J381])" office:value-type="string" office:string-value="" calcext:value-type="error">
            <text:p>#WERT!</text:p>
          </table:table-cell>
          <table:table-cell table:formula="of:=MID([.B382];[.H381];[.I381]-[.H381])" office:value-type="string" office:string-value="Venezuela" calcext:value-type="string">
            <text:p>Venezuela</text:p>
          </table:table-cell>
          <table:table-cell table:formula="of:=FIND(&quot;title=&quot;;[.B382];1)+7" office:value-type="float" office:value="81" calcext:value-type="float">
            <text:p>81</text:p>
          </table:table-cell>
          <table:table-cell table:formula="of:=FIND(&quot;&quot;&quot;&quot;;[.B382];FIND(&quot;title=&quot;;[.B382];1)+7)" office:value-type="float" office:value="90" calcext:value-type="float">
            <text:p>90</text:p>
          </table:table-cell>
          <table:table-cell table:formula="of:=FIND(&quot;src=&quot;;[.B381];1)+7" office:value-type="string" office:string-value="" calcext:value-type="error">
            <text:p>#WERT!</text:p>
          </table:table-cell>
          <table:table-cell table:formula="of:=FIND(&quot;&quot;&quot;&quot;;[.B381];FIND(&quot;src=&quot;;[.B381];1)+7)" office:value-type="string" office:string-value="" calcext:value-type="error">
            <text:p>#WERT!</text:p>
          </table:table-cell>
          <table:table-cell table:formula="of:=FIND(&quot;title&quot;;[.B381];1)+7" office:value-type="float" office:value="41" calcext:value-type="float">
            <text:p>41</text:p>
          </table:table-cell>
          <table:table-cell table:formula="of:=FIND(&quot;&quot;&quot;&quot;;[.B381];FIND(&quot;title&quot;;[.B381];1)+7)" office:value-type="float" office:value="53" calcext:value-type="float">
            <text:p>53</text:p>
          </table:table-cell>
        </table:table-row>
        <table:table-row table:style-name="ro27">
          <table:table-cell office:value-type="float" office:value="1952" calcext:value-type="float">
            <text:p>1952</text:p>
          </table:table-cell>
          <table:table-cell office:value-type="string" calcext:value-type="string">
            <text:p>&lt;td&gt;&lt;span style="display:none"&gt;Venezuela&lt;/span&gt;&lt;a href="/wiki/Venezuela" title="Venezuela"&gt;&lt;img alt="" src="//upload.wikimedia.org/wikipedia/commons/thumb/0/06/Flag_of_Venezuela.svg/20px-Flag_of_Venezuela.svg.png" decoding="async" width="20" height="13" class="noviewer" srcset="//upload.wikimedia.org/wikipedia/commons/thumb/0/06/Flag_of_Venezuela.svg/30px-Flag_of_Venezuela.svg.png 1.5x, //upload.wikimedia.org/wikipedia/commons/thumb/0/06/Flag_of_Venezuela.svg/40px-Flag_of_Venezuela.svg.png 2x" data-file-width="900" data-file-height="600" /&gt;&lt;/a&gt;&amp;#160;&lt;a href="/wiki/Venezuela" title="Venezuela"&gt;Venezuela&lt;/a&gt;&lt;/td&gt;</text:p>
          </table:table-cell>
          <table:table-cell table:formula="of:=CONCATENATE(&quot;[&quot;&quot;&quot;;[.E382];&quot;&quot;&quot;,&quot;&quot;&quot;&amp;[.G382];&quot;&quot;&quot;,&quot;&amp;&quot;&quot;&quot;&quot;&amp;[.F382]&amp;&quot;&quot;&quot;],&quot;)" office:value-type="string" office:string-value="[&quot;Venezuela&quot;,&quot;Caracas&quot;,&quot;upload.wikimedia.org/wikipedia/commons/thumb/0/06/Flag_of_Venezuela.svg/20px-Flag_of_Venezuela.svg.png&quot;]," calcext:value-type="string">
            <text:p>["Venezuela","Caracas","upload.wikimedia.org/wikipedia/commons/thumb/0/06/Flag_of_Venezuela.svg/20px-Flag_of_Venezuela.svg.png"],</text:p>
          </table:table-cell>
          <table:table-cell/>
          <table:table-cell table:formula="of:=MID([.B382];[.L382];[.M382]-[.L382])" office:value-type="string" office:string-value="Venezuela" calcext:value-type="string">
            <text:p>Venezuela</text:p>
          </table:table-cell>
          <table:table-cell table:formula="of:=MID([.B382];[.J382];[.K382]-[.J382])" office:value-type="string" office:string-value="upload.wikimedia.org/wikipedia/commons/thumb/0/06/Flag_of_Venezuela.svg/20px-Flag_of_Venezuela.svg.png" calcext:value-type="string">
            <text:p>upload.wikimedia.org/wikipedia/commons/thumb/0/06/Flag_of_Venezuela.svg/20px-Flag_of_Venezuela.svg.png</text:p>
          </table:table-cell>
          <table:table-cell table:formula="of:=MID([.B383];[.H382];[.I382]-[.H382])" office:value-type="string" office:string-value="Caracas" calcext:value-type="string">
            <text:p>Caracas</text:p>
          </table:table-cell>
          <table:table-cell table:formula="of:=FIND(&quot;title=&quot;;[.B383];1)+7" office:value-type="float" office:value="36" calcext:value-type="float">
            <text:p>36</text:p>
          </table:table-cell>
          <table:table-cell table:formula="of:=FIND(&quot;&quot;&quot;&quot;;[.B383];FIND(&quot;title=&quot;;[.B383];1)+7)" office:value-type="float" office:value="43" calcext:value-type="float">
            <text:p>43</text:p>
          </table:table-cell>
          <table:table-cell table:formula="of:=FIND(&quot;src=&quot;;[.B382];1)+7" office:value-type="float" office:value="111" calcext:value-type="float">
            <text:p>111</text:p>
          </table:table-cell>
          <table:table-cell table:formula="of:=FIND(&quot;&quot;&quot;&quot;;[.B382];FIND(&quot;src=&quot;;[.B382];1)+7)" office:value-type="float" office:value="213" calcext:value-type="float">
            <text:p>213</text:p>
          </table:table-cell>
          <table:table-cell table:formula="of:=FIND(&quot;title&quot;;[.B382];1)+7" office:value-type="float" office:value="81" calcext:value-type="float">
            <text:p>81</text:p>
          </table:table-cell>
          <table:table-cell table:formula="of:=FIND(&quot;&quot;&quot;&quot;;[.B382];FIND(&quot;title&quot;;[.B382];1)+7)" office:value-type="float" office:value="90" calcext:value-type="float">
            <text:p>90</text:p>
          </table:table-cell>
        </table:table-row>
        <table:table-row table:style-name="ro27">
          <table:table-cell office:value-type="float" office:value="1953" calcext:value-type="float">
            <text:p>1953</text:p>
          </table:table-cell>
          <table:table-cell office:value-type="string" calcext:value-type="string">
            <text:p>&lt;td&gt;&lt;a href="/wiki/Caracas" title="Caracas"&gt;Caracas&lt;/a&gt;</text:p>
          </table:table-cell>
          <table:table-cell table:formula="of:=CONCATENATE(&quot;[&quot;&quot;&quot;;[.E383];&quot;&quot;&quot;,&quot;&quot;&quot;&amp;[.G383];&quot;&quot;&quot;,&quot;&amp;&quot;&quot;&quot;&quot;&amp;[.F383]&amp;&quot;&quot;&quot;],&quot;)" office:value-type="string" office:string-value="" calcext:value-type="error">
            <text:p>#WERT!</text:p>
          </table:table-cell>
          <table:table-cell/>
          <table:table-cell table:formula="of:=MID([.B383];[.L383];[.M383]-[.L383])" office:value-type="string" office:string-value="Caracas" calcext:value-type="string">
            <text:p>Caracas</text:p>
          </table:table-cell>
          <table:table-cell table:formula="of:=MID([.B383];[.J383];[.K383]-[.J383])" office:value-type="string" office:string-value="" calcext:value-type="error">
            <text:p>#WERT!</text:p>
          </table:table-cell>
          <table:table-cell table:formula="of:=MID([.B384];[.H383];[.I383]-[.H383])" office:value-type="string" office:string-value="Vereinigte Arabische Emirate" calcext:value-type="string">
            <text:p>Vereinigte Arabische Emirate</text:p>
          </table:table-cell>
          <table:table-cell table:formula="of:=FIND(&quot;title=&quot;;[.B384];1)+7" office:value-type="float" office:value="119" calcext:value-type="float">
            <text:p>119</text:p>
          </table:table-cell>
          <table:table-cell table:formula="of:=FIND(&quot;&quot;&quot;&quot;;[.B384];FIND(&quot;title=&quot;;[.B384];1)+7)" office:value-type="float" office:value="147" calcext:value-type="float">
            <text:p>147</text:p>
          </table:table-cell>
          <table:table-cell table:formula="of:=FIND(&quot;src=&quot;;[.B383];1)+7" office:value-type="string" office:string-value="" calcext:value-type="error">
            <text:p>#WERT!</text:p>
          </table:table-cell>
          <table:table-cell table:formula="of:=FIND(&quot;&quot;&quot;&quot;;[.B383];FIND(&quot;src=&quot;;[.B383];1)+7)" office:value-type="string" office:string-value="" calcext:value-type="error">
            <text:p>#WERT!</text:p>
          </table:table-cell>
          <table:table-cell table:formula="of:=FIND(&quot;title&quot;;[.B383];1)+7" office:value-type="float" office:value="36" calcext:value-type="float">
            <text:p>36</text:p>
          </table:table-cell>
          <table:table-cell table:formula="of:=FIND(&quot;&quot;&quot;&quot;;[.B383];FIND(&quot;title&quot;;[.B383];1)+7)" office:value-type="float" office:value="43" calcext:value-type="float">
            <text:p>43</text:p>
          </table:table-cell>
        </table:table-row>
        <table:table-row table:style-name="ro27">
          <table:table-cell office:value-type="float" office:value="1962" calcext:value-type="float">
            <text:p>1962</text:p>
          </table:table-cell>
          <table:table-cell office:value-type="string" calcext:value-type="string">
            <text:p>&lt;td&gt;&lt;span style="display:none"&gt;Vereinigte Arabische Emirate&lt;/span&gt;&lt;a href="/wiki/Vereinigte_Arabische_Emirate" title="Vereinigte Arabische Emirate"&gt;&lt;img alt="" src="//upload.wikimedia.org/wikipedia/commons/thumb/c/cb/Flag_of_the_United_Arab_Emirates.svg/20px-Flag_of_the_United_Arab_Emirates.svg.png" decoding="async" width="20" height="10" class="noviewer thumbborder" srcset="//upload.wikimedia.org/wikipedia/commons/thumb/c/cb/Flag_of_the_United_Arab_Emirates.svg/30px-Flag_of_the_United_Arab_Emirates.svg.png 1.5x, //upload.wikimedia.org/wikipedia/commons/thumb/c/cb/Flag_of_the_United_Arab_Emirates.svg/40px-Flag_of_the_United_Arab_Emirates.svg.png 2x" data-file-width="1200" data-file-height="600" /&gt;&lt;/a&gt;&amp;#160;&lt;a href="/wiki/Vereinigte_Arabische_Emirate" title="Vereinigte Arabische Emirate"&gt;Vereinigte Arabische Emirate&lt;/a&gt;&lt;/td&gt;</text:p>
          </table:table-cell>
          <table:table-cell table:formula="of:=CONCATENATE(&quot;[&quot;&quot;&quot;;[.E384];&quot;&quot;&quot;,&quot;&quot;&quot;&amp;[.G384];&quot;&quot;&quot;,&quot;&amp;&quot;&quot;&quot;&quot;&amp;[.F384]&amp;&quot;&quot;&quot;],&quot;)" office:value-type="string" office:string-value="[&quot;Vereinigte Arabische Emirate&quot;,&quot;Abu Dhabi&quot;,&quot;upload.wikimedia.org/wikipedia/commons/thumb/c/cb/Flag_of_the_United_Arab_Emirates.svg/20px-Flag_of_the_United_Arab_Emirates.svg.png&quot;]," calcext:value-type="string">
            <text:p>["Vereinigte Arabische Emirate","Abu Dhabi","upload.wikimedia.org/wikipedia/commons/thumb/c/cb/Flag_of_the_United_Arab_Emirates.svg/20px-Flag_of_the_United_Arab_Emirates.svg.png"],</text:p>
          </table:table-cell>
          <table:table-cell/>
          <table:table-cell table:formula="of:=MID([.B384];[.L384];[.M384]-[.L384])" office:value-type="string" office:string-value="Vereinigte Arabische Emirate" calcext:value-type="string">
            <text:p>Vereinigte Arabische Emirate</text:p>
          </table:table-cell>
          <table:table-cell table:formula="of:=MID([.B384];[.J384];[.K384]-[.J384])" office:value-type="string" office:string-value="upload.wikimedia.org/wikipedia/commons/thumb/c/cb/Flag_of_the_United_Arab_Emirates.svg/20px-Flag_of_the_United_Arab_Emirates.svg.png" calcext:value-type="string">
            <text:p>upload.wikimedia.org/wikipedia/commons/thumb/c/cb/Flag_of_the_United_Arab_Emirates.svg/20px-Flag_of_the_United_Arab_Emirates.svg.png</text:p>
          </table:table-cell>
          <table:table-cell table:formula="of:=MID([.B385];[.H384];[.I384]-[.H384])" office:value-type="string" office:string-value="Abu Dhabi" calcext:value-type="string">
            <text:p>Abu Dhabi</text:p>
          </table:table-cell>
          <table:table-cell table:formula="of:=FIND(&quot;title=&quot;;[.B385];1)+7" office:value-type="float" office:value="38" calcext:value-type="float">
            <text:p>38</text:p>
          </table:table-cell>
          <table:table-cell table:formula="of:=FIND(&quot;&quot;&quot;&quot;;[.B385];FIND(&quot;title=&quot;;[.B385];1)+7)" office:value-type="float" office:value="47" calcext:value-type="float">
            <text:p>47</text:p>
          </table:table-cell>
          <table:table-cell table:formula="of:=FIND(&quot;src=&quot;;[.B384];1)+7" office:value-type="float" office:value="168" calcext:value-type="float">
            <text:p>168</text:p>
          </table:table-cell>
          <table:table-cell table:formula="of:=FIND(&quot;&quot;&quot;&quot;;[.B384];FIND(&quot;src=&quot;;[.B384];1)+7)" office:value-type="float" office:value="300" calcext:value-type="float">
            <text:p>300</text:p>
          </table:table-cell>
          <table:table-cell table:formula="of:=FIND(&quot;title&quot;;[.B384];1)+7" office:value-type="float" office:value="119" calcext:value-type="float">
            <text:p>119</text:p>
          </table:table-cell>
          <table:table-cell table:formula="of:=FIND(&quot;&quot;&quot;&quot;;[.B384];FIND(&quot;title&quot;;[.B384];1)+7)" office:value-type="float" office:value="147" calcext:value-type="float">
            <text:p>147</text:p>
          </table:table-cell>
        </table:table-row>
        <table:table-row table:style-name="ro27">
          <table:table-cell office:value-type="float" office:value="1963" calcext:value-type="float">
            <text:p>1963</text:p>
          </table:table-cell>
          <table:table-cell office:value-type="string" calcext:value-type="string">
            <text:p>&lt;td&gt;&lt;a href="/wiki/Abu_Dhabi" title="Abu Dhabi"&gt;Abu Dhabi&lt;/a&gt;</text:p>
          </table:table-cell>
          <table:table-cell table:formula="of:=CONCATENATE(&quot;[&quot;&quot;&quot;;[.E385];&quot;&quot;&quot;,&quot;&quot;&quot;&amp;[.G385];&quot;&quot;&quot;,&quot;&amp;&quot;&quot;&quot;&quot;&amp;[.F385]&amp;&quot;&quot;&quot;],&quot;)" office:value-type="string" office:string-value="" calcext:value-type="error">
            <text:p>#WERT!</text:p>
          </table:table-cell>
          <table:table-cell/>
          <table:table-cell table:formula="of:=MID([.B385];[.L385];[.M385]-[.L385])" office:value-type="string" office:string-value="Abu Dhabi" calcext:value-type="string">
            <text:p>Abu Dhabi</text:p>
          </table:table-cell>
          <table:table-cell table:formula="of:=MID([.B385];[.J385];[.K385]-[.J385])" office:value-type="string" office:string-value="" calcext:value-type="error">
            <text:p>#WERT!</text:p>
          </table:table-cell>
          <table:table-cell table:formula="of:=MID([.B386];[.H385];[.I385]-[.H385])" office:value-type="string" office:string-value="Vereinigtes Königreich" calcext:value-type="string">
            <text:p>Vereinigtes Königreich</text:p>
          </table:table-cell>
          <table:table-cell table:formula="of:=FIND(&quot;title=&quot;;[.B386];1)+7" office:value-type="float" office:value="112" calcext:value-type="float">
            <text:p>112</text:p>
          </table:table-cell>
          <table:table-cell table:formula="of:=FIND(&quot;&quot;&quot;&quot;;[.B386];FIND(&quot;title=&quot;;[.B386];1)+7)" office:value-type="float" office:value="134" calcext:value-type="float">
            <text:p>134</text:p>
          </table:table-cell>
          <table:table-cell table:formula="of:=FIND(&quot;src=&quot;;[.B385];1)+7" office:value-type="string" office:string-value="" calcext:value-type="error">
            <text:p>#WERT!</text:p>
          </table:table-cell>
          <table:table-cell table:formula="of:=FIND(&quot;&quot;&quot;&quot;;[.B385];FIND(&quot;src=&quot;;[.B385];1)+7)" office:value-type="string" office:string-value="" calcext:value-type="error">
            <text:p>#WERT!</text:p>
          </table:table-cell>
          <table:table-cell table:formula="of:=FIND(&quot;title&quot;;[.B385];1)+7" office:value-type="float" office:value="38" calcext:value-type="float">
            <text:p>38</text:p>
          </table:table-cell>
          <table:table-cell table:formula="of:=FIND(&quot;&quot;&quot;&quot;;[.B385];FIND(&quot;title&quot;;[.B385];1)+7)" office:value-type="float" office:value="47" calcext:value-type="float">
            <text:p>47</text:p>
          </table:table-cell>
        </table:table-row>
        <table:table-row table:style-name="ro27">
          <table:table-cell office:value-type="float" office:value="1972" calcext:value-type="float">
            <text:p>1972</text:p>
          </table:table-cell>
          <table:table-cell office:value-type="string" calcext:value-type="string">
            <text:p>&lt;td&gt;&lt;span style="display:none"&gt;Vereinigtes Konigreich&lt;/span&gt;&lt;a href="/wiki/Vereinigtes_K%C3%B6nigreich" title="Vereinigtes Königreich"&gt;&lt;img alt="" src="//upload.wikimedia.org/wikipedia/commons/thumb/a/ae/Flag_of_the_United_Kingdom.svg/20px-Flag_of_the_United_Kingdom.svg.png" decoding="async" width="20" height="10" class="noviewer" srcset="//upload.wikimedia.org/wikipedia/commons/thumb/a/ae/Flag_of_the_United_Kingdom.svg/30px-Flag_of_the_United_Kingdom.svg.png 1.5x, //upload.wikimedia.org/wikipedia/commons/thumb/a/ae/Flag_of_the_United_Kingdom.svg/40px-Flag_of_the_United_Kingdom.svg.png 2x" data-file-width="1200" data-file-height="600" /&gt;&lt;/a&gt;&amp;#160;&lt;a href="/wiki/Vereinigtes_K%C3%B6nigreich" title="Vereinigtes Königreich"&gt;Vereinigtes Königreich&lt;/a&gt;&lt;/td&gt;</text:p>
          </table:table-cell>
          <table:table-cell table:formula="of:=CONCATENATE(&quot;[&quot;&quot;&quot;;[.E386];&quot;&quot;&quot;,&quot;&quot;&quot;&amp;[.G386];&quot;&quot;&quot;,&quot;&amp;&quot;&quot;&quot;&quot;&amp;[.F386]&amp;&quot;&quot;&quot;],&quot;)" office:value-type="string" office:string-value="[&quot;Vereinigtes Königreich&quot;,&quot;London&quot;,&quot;upload.wikimedia.org/wikipedia/commons/thumb/a/ae/Flag_of_the_United_Kingdom.svg/20px-Flag_of_the_United_Kingdom.svg.png&quot;]," calcext:value-type="string">
            <text:p>["Vereinigtes Königreich","London","upload.wikimedia.org/wikipedia/commons/thumb/a/ae/Flag_of_the_United_Kingdom.svg/20px-Flag_of_the_United_Kingdom.svg.png"],</text:p>
          </table:table-cell>
          <table:table-cell/>
          <table:table-cell table:formula="of:=MID([.B386];[.L386];[.M386]-[.L386])" office:value-type="string" office:string-value="Vereinigtes Königreich" calcext:value-type="string">
            <text:p>Vereinigtes Königreich</text:p>
          </table:table-cell>
          <table:table-cell table:formula="of:=MID([.B386];[.J386];[.K386]-[.J386])" office:value-type="string" office:string-value="upload.wikimedia.org/wikipedia/commons/thumb/a/ae/Flag_of_the_United_Kingdom.svg/20px-Flag_of_the_United_Kingdom.svg.png" calcext:value-type="string">
            <text:p>upload.wikimedia.org/wikipedia/commons/thumb/a/ae/Flag_of_the_United_Kingdom.svg/20px-Flag_of_the_United_Kingdom.svg.png</text:p>
          </table:table-cell>
          <table:table-cell table:formula="of:=MID([.B387];[.H386];[.I386]-[.H386])" office:value-type="string" office:string-value="London" calcext:value-type="string">
            <text:p>London</text:p>
          </table:table-cell>
          <table:table-cell table:formula="of:=FIND(&quot;title=&quot;;[.B387];1)+7" office:value-type="float" office:value="35" calcext:value-type="float">
            <text:p>35</text:p>
          </table:table-cell>
          <table:table-cell table:formula="of:=FIND(&quot;&quot;&quot;&quot;;[.B387];FIND(&quot;title=&quot;;[.B387];1)+7)" office:value-type="float" office:value="41" calcext:value-type="float">
            <text:p>41</text:p>
          </table:table-cell>
          <table:table-cell table:formula="of:=FIND(&quot;src=&quot;;[.B386];1)+7" office:value-type="float" office:value="155" calcext:value-type="float">
            <text:p>155</text:p>
          </table:table-cell>
          <table:table-cell table:formula="of:=FIND(&quot;&quot;&quot;&quot;;[.B386];FIND(&quot;src=&quot;;[.B386];1)+7)" office:value-type="float" office:value="275" calcext:value-type="float">
            <text:p>275</text:p>
          </table:table-cell>
          <table:table-cell table:formula="of:=FIND(&quot;title&quot;;[.B386];1)+7" office:value-type="float" office:value="112" calcext:value-type="float">
            <text:p>112</text:p>
          </table:table-cell>
          <table:table-cell table:formula="of:=FIND(&quot;&quot;&quot;&quot;;[.B386];FIND(&quot;title&quot;;[.B386];1)+7)" office:value-type="float" office:value="134" calcext:value-type="float">
            <text:p>134</text:p>
          </table:table-cell>
        </table:table-row>
        <table:table-row table:style-name="ro27">
          <table:table-cell office:value-type="float" office:value="1973" calcext:value-type="float">
            <text:p>1973</text:p>
          </table:table-cell>
          <table:table-cell office:value-type="string" calcext:value-type="string">
            <text:p>&lt;td&gt;&lt;a href="/wiki/London" title="London"&gt;London&lt;/a&gt;</text:p>
          </table:table-cell>
          <table:table-cell table:formula="of:=CONCATENATE(&quot;[&quot;&quot;&quot;;[.E387];&quot;&quot;&quot;,&quot;&quot;&quot;&amp;[.G387];&quot;&quot;&quot;,&quot;&amp;&quot;&quot;&quot;&quot;&amp;[.F387]&amp;&quot;&quot;&quot;],&quot;)" office:value-type="string" office:string-value="" calcext:value-type="error">
            <text:p>#WERT!</text:p>
          </table:table-cell>
          <table:table-cell/>
          <table:table-cell table:formula="of:=MID([.B387];[.L387];[.M387]-[.L387])" office:value-type="string" office:string-value="London" calcext:value-type="string">
            <text:p>London</text:p>
          </table:table-cell>
          <table:table-cell table:formula="of:=MID([.B387];[.J387];[.K387]-[.J387])" office:value-type="string" office:string-value="" calcext:value-type="error">
            <text:p>#WERT!</text:p>
          </table:table-cell>
          <table:table-cell table:formula="of:=MID([.B388];[.H387];[.I387]-[.H387])" office:value-type="string" office:string-value="Vereinigte Staaten" calcext:value-type="string">
            <text:p>Vereinigte Staaten</text:p>
          </table:table-cell>
          <table:table-cell table:formula="of:=FIND(&quot;title=&quot;;[.B388];1)+7" office:value-type="float" office:value="111" calcext:value-type="float">
            <text:p>111</text:p>
          </table:table-cell>
          <table:table-cell table:formula="of:=FIND(&quot;&quot;&quot;&quot;;[.B388];FIND(&quot;title=&quot;;[.B388];1)+7)" office:value-type="float" office:value="129" calcext:value-type="float">
            <text:p>129</text:p>
          </table:table-cell>
          <table:table-cell table:formula="of:=FIND(&quot;src=&quot;;[.B387];1)+7" office:value-type="string" office:string-value="" calcext:value-type="error">
            <text:p>#WERT!</text:p>
          </table:table-cell>
          <table:table-cell table:formula="of:=FIND(&quot;&quot;&quot;&quot;;[.B387];FIND(&quot;src=&quot;;[.B387];1)+7)" office:value-type="string" office:string-value="" calcext:value-type="error">
            <text:p>#WERT!</text:p>
          </table:table-cell>
          <table:table-cell table:formula="of:=FIND(&quot;title&quot;;[.B387];1)+7" office:value-type="float" office:value="35" calcext:value-type="float">
            <text:p>35</text:p>
          </table:table-cell>
          <table:table-cell table:formula="of:=FIND(&quot;&quot;&quot;&quot;;[.B387];FIND(&quot;title&quot;;[.B387];1)+7)" office:value-type="float" office:value="41" calcext:value-type="float">
            <text:p>41</text:p>
          </table:table-cell>
        </table:table-row>
        <table:table-row table:style-name="ro27">
          <table:table-cell office:value-type="float" office:value="1982" calcext:value-type="float">
            <text:p>1982</text:p>
          </table:table-cell>
          <table:table-cell office:value-type="string" calcext:value-type="string">
            <text:p>&lt;td&gt;&lt;span style="display:none"&gt;Vereinigte Staaten&lt;/span&gt;&lt;a href="/wiki/Vereinigte_Staaten_von_Amerika" title="Vereinigte Staaten"&gt;&lt;img alt="" src="//upload.wikimedia.org/wikipedia/commons/thumb/a/a4/Flag_of_the_United_States.svg/20px-Flag_of_the_United_States.svg.png" decoding="async" width="20" height="11" class="noviewer" srcset="//upload.wikimedia.org/wikipedia/commons/thumb/a/a4/Flag_of_the_United_States.svg/30px-Flag_of_the_United_States.svg.png 1.5x, //upload.wikimedia.org/wikipedia/commons/thumb/a/a4/Flag_of_the_United_States.svg/40px-Flag_of_the_United_States.svg.png 2x" data-file-width="1235" data-file-height="650" /&gt;&lt;/a&gt;&amp;#160;&lt;a href="/wiki/Vereinigte_Staaten_von_Amerika" class="mw-redirect" title="Vereinigte Staaten von Amerika"&gt;Vereinigte Staaten&lt;/a&gt;&lt;/td&gt;</text:p>
          </table:table-cell>
          <table:table-cell table:formula="of:=CONCATENATE(&quot;[&quot;&quot;&quot;;[.E388];&quot;&quot;&quot;,&quot;&quot;&quot;&amp;[.G388];&quot;&quot;&quot;,&quot;&amp;&quot;&quot;&quot;&quot;&amp;[.F388]&amp;&quot;&quot;&quot;],&quot;)" office:value-type="string" office:string-value="[&quot;Vereinigte Staaten&quot;,&quot;Washington, D.C.&quot;,&quot;upload.wikimedia.org/wikipedia/commons/thumb/a/a4/Flag_of_the_United_States.svg/20px-Flag_of_the_United_States.svg.png&quot;]," calcext:value-type="string">
            <text:p>["Vereinigte Staaten","Washington, D.C.","upload.wikimedia.org/wikipedia/commons/thumb/a/a4/Flag_of_the_United_States.svg/20px-Flag_of_the_United_States.svg.png"],</text:p>
          </table:table-cell>
          <table:table-cell/>
          <table:table-cell table:formula="of:=MID([.B388];[.L388];[.M388]-[.L388])" office:value-type="string" office:string-value="Vereinigte Staaten" calcext:value-type="string">
            <text:p>Vereinigte Staaten</text:p>
          </table:table-cell>
          <table:table-cell table:formula="of:=MID([.B388];[.J388];[.K388]-[.J388])" office:value-type="string" office:string-value="upload.wikimedia.org/wikipedia/commons/thumb/a/a4/Flag_of_the_United_States.svg/20px-Flag_of_the_United_States.svg.png" calcext:value-type="string">
            <text:p>upload.wikimedia.org/wikipedia/commons/thumb/a/a4/Flag_of_the_United_States.svg/20px-Flag_of_the_United_States.svg.png</text:p>
          </table:table-cell>
          <table:table-cell table:formula="of:=MID([.B389];[.H388];[.I388]-[.H388])" office:value-type="string" office:string-value="Washington, D.C." calcext:value-type="string">
            <text:p>Washington, D.C.</text:p>
          </table:table-cell>
          <table:table-cell table:formula="of:=FIND(&quot;title=&quot;;[.B389];1)+7" office:value-type="float" office:value="45" calcext:value-type="float">
            <text:p>45</text:p>
          </table:table-cell>
          <table:table-cell table:formula="of:=FIND(&quot;&quot;&quot;&quot;;[.B389];FIND(&quot;title=&quot;;[.B389];1)+7)" office:value-type="float" office:value="61" calcext:value-type="float">
            <text:p>61</text:p>
          </table:table-cell>
          <table:table-cell table:formula="of:=FIND(&quot;src=&quot;;[.B388];1)+7" office:value-type="float" office:value="150" calcext:value-type="float">
            <text:p>150</text:p>
          </table:table-cell>
          <table:table-cell table:formula="of:=FIND(&quot;&quot;&quot;&quot;;[.B388];FIND(&quot;src=&quot;;[.B388];1)+7)" office:value-type="float" office:value="268" calcext:value-type="float">
            <text:p>268</text:p>
          </table:table-cell>
          <table:table-cell table:formula="of:=FIND(&quot;title&quot;;[.B388];1)+7" office:value-type="float" office:value="111" calcext:value-type="float">
            <text:p>111</text:p>
          </table:table-cell>
          <table:table-cell table:formula="of:=FIND(&quot;&quot;&quot;&quot;;[.B388];FIND(&quot;title&quot;;[.B388];1)+7)" office:value-type="float" office:value="129" calcext:value-type="float">
            <text:p>129</text:p>
          </table:table-cell>
        </table:table-row>
        <table:table-row table:style-name="ro27">
          <table:table-cell office:value-type="float" office:value="1983" calcext:value-type="float">
            <text:p>1983</text:p>
          </table:table-cell>
          <table:table-cell office:value-type="string" calcext:value-type="string">
            <text:p>&lt;td&gt;&lt;a href="/wiki/Washington,_D.C." title="Washington, D.C."&gt;Washington, D.C.&lt;/a&gt;</text:p>
          </table:table-cell>
          <table:table-cell table:formula="of:=CONCATENATE(&quot;[&quot;&quot;&quot;;[.E389];&quot;&quot;&quot;,&quot;&quot;&quot;&amp;[.G389];&quot;&quot;&quot;,&quot;&amp;&quot;&quot;&quot;&quot;&amp;[.F389]&amp;&quot;&quot;&quot;],&quot;)" office:value-type="string" office:string-value="" calcext:value-type="error">
            <text:p>#WERT!</text:p>
          </table:table-cell>
          <table:table-cell/>
          <table:table-cell table:formula="of:=MID([.B389];[.L389];[.M389]-[.L389])" office:value-type="string" office:string-value="Washington, D.C." calcext:value-type="string">
            <text:p>Washington, D.C.</text:p>
          </table:table-cell>
          <table:table-cell table:formula="of:=MID([.B389];[.J389];[.K389]-[.J389])" office:value-type="string" office:string-value="" calcext:value-type="error">
            <text:p>#WERT!</text:p>
          </table:table-cell>
          <table:table-cell table:formula="of:=MID([.B390];[.H389];[.I389]-[.H389])" office:value-type="string" office:string-value="Vietnam" calcext:value-type="string">
            <text:p>Vietnam</text:p>
          </table:table-cell>
          <table:table-cell table:formula="of:=FIND(&quot;title=&quot;;[.B390];1)+7" office:value-type="float" office:value="77" calcext:value-type="float">
            <text:p>77</text:p>
          </table:table-cell>
          <table:table-cell table:formula="of:=FIND(&quot;&quot;&quot;&quot;;[.B390];FIND(&quot;title=&quot;;[.B390];1)+7)" office:value-type="float" office:value="84" calcext:value-type="float">
            <text:p>84</text:p>
          </table:table-cell>
          <table:table-cell table:formula="of:=FIND(&quot;src=&quot;;[.B389];1)+7" office:value-type="string" office:string-value="" calcext:value-type="error">
            <text:p>#WERT!</text:p>
          </table:table-cell>
          <table:table-cell table:formula="of:=FIND(&quot;&quot;&quot;&quot;;[.B389];FIND(&quot;src=&quot;;[.B389];1)+7)" office:value-type="string" office:string-value="" calcext:value-type="error">
            <text:p>#WERT!</text:p>
          </table:table-cell>
          <table:table-cell table:formula="of:=FIND(&quot;title&quot;;[.B389];1)+7" office:value-type="float" office:value="45" calcext:value-type="float">
            <text:p>45</text:p>
          </table:table-cell>
          <table:table-cell table:formula="of:=FIND(&quot;&quot;&quot;&quot;;[.B389];FIND(&quot;title&quot;;[.B389];1)+7)" office:value-type="float" office:value="61" calcext:value-type="float">
            <text:p>61</text:p>
          </table:table-cell>
        </table:table-row>
        <table:table-row table:style-name="ro27">
          <table:table-cell office:value-type="float" office:value="1992" calcext:value-type="float">
            <text:p>1992</text:p>
          </table:table-cell>
          <table:table-cell office:value-type="string" calcext:value-type="string">
            <text:p>&lt;td&gt;&lt;span style="display:none"&gt;Vietnam&lt;/span&gt;&lt;a href="/wiki/Vietnam" title="Vietnam"&gt;&lt;img alt="" src="//upload.wikimedia.org/wikipedia/commons/thumb/2/21/Flag_of_Vietnam.svg/20px-Flag_of_Vietnam.svg.png" decoding="async" width="20" height="13" class="noviewer" srcset="//upload.wikimedia.org/wikipedia/commons/thumb/2/21/Flag_of_Vietnam.svg/30px-Flag_of_Vietnam.svg.png 1.5x, //upload.wikimedia.org/wikipedia/commons/thumb/2/21/Flag_of_Vietnam.svg/40px-Flag_of_Vietnam.svg.png 2x" data-file-width="900" data-file-height="600" /&gt;&lt;/a&gt;&amp;#160;&lt;a href="/wiki/Vietnam" title="Vietnam"&gt;Vietnam&lt;/a&gt;&lt;/td&gt;</text:p>
          </table:table-cell>
          <table:table-cell table:formula="of:=CONCATENATE(&quot;[&quot;&quot;&quot;;[.E390];&quot;&quot;&quot;,&quot;&quot;&quot;&amp;[.G390];&quot;&quot;&quot;,&quot;&amp;&quot;&quot;&quot;&quot;&amp;[.F390]&amp;&quot;&quot;&quot;],&quot;)" office:value-type="string" office:string-value="[&quot;Vietnam&quot;,&quot;Hanoi&quot;,&quot;upload.wikimedia.org/wikipedia/commons/thumb/2/21/Flag_of_Vietnam.svg/20px-Flag_of_Vietnam.svg.png&quot;]," calcext:value-type="string">
            <text:p>["Vietnam","Hanoi","upload.wikimedia.org/wikipedia/commons/thumb/2/21/Flag_of_Vietnam.svg/20px-Flag_of_Vietnam.svg.png"],</text:p>
          </table:table-cell>
          <table:table-cell/>
          <table:table-cell table:formula="of:=MID([.B390];[.L390];[.M390]-[.L390])" office:value-type="string" office:string-value="Vietnam" calcext:value-type="string">
            <text:p>Vietnam</text:p>
          </table:table-cell>
          <table:table-cell table:formula="of:=MID([.B390];[.J390];[.K390]-[.J390])" office:value-type="string" office:string-value="upload.wikimedia.org/wikipedia/commons/thumb/2/21/Flag_of_Vietnam.svg/20px-Flag_of_Vietnam.svg.png" calcext:value-type="string">
            <text:p>upload.wikimedia.org/wikipedia/commons/thumb/2/21/Flag_of_Vietnam.svg/20px-Flag_of_Vietnam.svg.png</text:p>
          </table:table-cell>
          <table:table-cell table:formula="of:=MID([.B391];[.H390];[.I390]-[.H390])" office:value-type="string" office:string-value="Hanoi" calcext:value-type="string">
            <text:p>Hanoi</text:p>
          </table:table-cell>
          <table:table-cell table:formula="of:=FIND(&quot;title=&quot;;[.B391];1)+7" office:value-type="float" office:value="34" calcext:value-type="float">
            <text:p>34</text:p>
          </table:table-cell>
          <table:table-cell table:formula="of:=FIND(&quot;&quot;&quot;&quot;;[.B391];FIND(&quot;title=&quot;;[.B391];1)+7)" office:value-type="float" office:value="39" calcext:value-type="float">
            <text:p>39</text:p>
          </table:table-cell>
          <table:table-cell table:formula="of:=FIND(&quot;src=&quot;;[.B390];1)+7" office:value-type="float" office:value="105" calcext:value-type="float">
            <text:p>105</text:p>
          </table:table-cell>
          <table:table-cell table:formula="of:=FIND(&quot;&quot;&quot;&quot;;[.B390];FIND(&quot;src=&quot;;[.B390];1)+7)" office:value-type="float" office:value="203" calcext:value-type="float">
            <text:p>203</text:p>
          </table:table-cell>
          <table:table-cell table:formula="of:=FIND(&quot;title&quot;;[.B390];1)+7" office:value-type="float" office:value="77" calcext:value-type="float">
            <text:p>77</text:p>
          </table:table-cell>
          <table:table-cell table:formula="of:=FIND(&quot;&quot;&quot;&quot;;[.B390];FIND(&quot;title&quot;;[.B390];1)+7)" office:value-type="float" office:value="84" calcext:value-type="float">
            <text:p>84</text:p>
          </table:table-cell>
        </table:table-row>
        <table:table-row table:style-name="ro27">
          <table:table-cell office:value-type="float" office:value="1993" calcext:value-type="float">
            <text:p>1993</text:p>
          </table:table-cell>
          <table:table-cell office:value-type="string" calcext:value-type="string">
            <text:p>&lt;td&gt;&lt;a href="/wiki/Hanoi" title="Hanoi"&gt;Hanoi&lt;/a&gt;</text:p>
          </table:table-cell>
          <table:table-cell table:formula="of:=CONCATENATE(&quot;[&quot;&quot;&quot;;[.E391];&quot;&quot;&quot;,&quot;&quot;&quot;&amp;[.G391];&quot;&quot;&quot;,&quot;&amp;&quot;&quot;&quot;&quot;&amp;[.F391]&amp;&quot;&quot;&quot;],&quot;)" office:value-type="string" office:string-value="" calcext:value-type="error">
            <text:p>#WERT!</text:p>
          </table:table-cell>
          <table:table-cell/>
          <table:table-cell table:formula="of:=MID([.B391];[.L391];[.M391]-[.L391])" office:value-type="string" office:string-value="Hanoi" calcext:value-type="string">
            <text:p>Hanoi</text:p>
          </table:table-cell>
          <table:table-cell table:formula="of:=MID([.B391];[.J391];[.K391]-[.J391])" office:value-type="string" office:string-value="" calcext:value-type="error">
            <text:p>#WERT!</text:p>
          </table:table-cell>
          <table:table-cell table:formula="of:=MID([.B392];[.H391];[.I391]-[.H391])" office:value-type="string" office:string-value="Zentralafrikanische Republik" calcext:value-type="string">
            <text:p>Zentralafrikanische Republik</text:p>
          </table:table-cell>
          <table:table-cell table:formula="of:=FIND(&quot;title=&quot;;[.B392];1)+7" office:value-type="float" office:value="119" calcext:value-type="float">
            <text:p>119</text:p>
          </table:table-cell>
          <table:table-cell table:formula="of:=FIND(&quot;&quot;&quot;&quot;;[.B392];FIND(&quot;title=&quot;;[.B392];1)+7)" office:value-type="float" office:value="147" calcext:value-type="float">
            <text:p>147</text:p>
          </table:table-cell>
          <table:table-cell table:formula="of:=FIND(&quot;src=&quot;;[.B391];1)+7" office:value-type="string" office:string-value="" calcext:value-type="error">
            <text:p>#WERT!</text:p>
          </table:table-cell>
          <table:table-cell table:formula="of:=FIND(&quot;&quot;&quot;&quot;;[.B391];FIND(&quot;src=&quot;;[.B391];1)+7)" office:value-type="string" office:string-value="" calcext:value-type="error">
            <text:p>#WERT!</text:p>
          </table:table-cell>
          <table:table-cell table:formula="of:=FIND(&quot;title&quot;;[.B391];1)+7" office:value-type="float" office:value="34" calcext:value-type="float">
            <text:p>34</text:p>
          </table:table-cell>
          <table:table-cell table:formula="of:=FIND(&quot;&quot;&quot;&quot;;[.B391];FIND(&quot;title&quot;;[.B391];1)+7)" office:value-type="float" office:value="39" calcext:value-type="float">
            <text:p>39</text:p>
          </table:table-cell>
        </table:table-row>
        <table:table-row table:style-name="ro27">
          <table:table-cell office:value-type="float" office:value="2002" calcext:value-type="float">
            <text:p>2002</text:p>
          </table:table-cell>
          <table:table-cell office:value-type="string" calcext:value-type="string">
            <text:p>&lt;td&gt;&lt;span style="display:none"&gt;Zentralafrikanische Republik&lt;/span&gt;&lt;a href="/wiki/Zentralafrikanische_Republik" title="Zentralafrikanische Republik"&gt;&lt;img alt="" src="//upload.wikimedia.org/wikipedia/commons/thumb/6/6f/Flag_of_the_Central_African_Republic.svg/20px-Flag_of_the_Central_African_Republic.svg.png" decoding="async" width="20" height="13" class="noviewer thumbborder" srcset="//upload.wikimedia.org/wikipedia/commons/thumb/6/6f/Flag_of_the_Central_African_Republic.svg/30px-Flag_of_the_Central_African_Republic.svg.png 1.5x, //upload.wikimedia.org/wikipedia/commons/thumb/6/6f/Flag_of_the_Central_African_Republic.svg/40px-Flag_of_the_Central_African_Republic.svg.png 2x" data-file-width="900" data-file-height="600" /&gt;&lt;/a&gt;&amp;#160;&lt;a href="/wiki/Zentralafrikanische_Republik" title="Zentralafrikanische Republik"&gt;Zentralafrikanische Republik&lt;/a&gt;&lt;/td&gt;</text:p>
          </table:table-cell>
          <table:table-cell table:formula="of:=CONCATENATE(&quot;[&quot;&quot;&quot;;[.E392];&quot;&quot;&quot;,&quot;&quot;&quot;&amp;[.G392];&quot;&quot;&quot;,&quot;&amp;&quot;&quot;&quot;&quot;&amp;[.F392]&amp;&quot;&quot;&quot;],&quot;)" office:value-type="string" office:string-value="[&quot;Zentralafrikanische Republik&quot;,&quot;Bangui&quot;,&quot;upload.wikimedia.org/wikipedia/commons/thumb/6/6f/Flag_of_the_Central_African_Republic.svg/20px-Flag_of_the_Central_African_Republic.svg.png&quot;]," calcext:value-type="string">
            <text:p>["Zentralafrikanische Republik","Bangui","upload.wikimedia.org/wikipedia/commons/thumb/6/6f/Flag_of_the_Central_African_Republic.svg/20px-Flag_of_the_Central_African_Republic.svg.png"],</text:p>
          </table:table-cell>
          <table:table-cell/>
          <table:table-cell table:formula="of:=MID([.B392];[.L392];[.M392]-[.L392])" office:value-type="string" office:string-value="Zentralafrikanische Republik" calcext:value-type="string">
            <text:p>Zentralafrikanische Republik</text:p>
          </table:table-cell>
          <table:table-cell table:formula="of:=MID([.B392];[.J392];[.K392]-[.J392])" office:value-type="string" office:string-value="upload.wikimedia.org/wikipedia/commons/thumb/6/6f/Flag_of_the_Central_African_Republic.svg/20px-Flag_of_the_Central_African_Republic.svg.png" calcext:value-type="string">
            <text:p>upload.wikimedia.org/wikipedia/commons/thumb/6/6f/Flag_of_the_Central_African_Republic.svg/20px-Flag_of_the_Central_African_Republic.svg.png</text:p>
          </table:table-cell>
          <table:table-cell table:formula="of:=MID([.B393];[.H392];[.I392]-[.H392])" office:value-type="string" office:string-value="Bangui" calcext:value-type="string">
            <text:p>Bangui</text:p>
          </table:table-cell>
          <table:table-cell table:formula="of:=FIND(&quot;title=&quot;;[.B393];1)+7" office:value-type="float" office:value="35" calcext:value-type="float">
            <text:p>35</text:p>
          </table:table-cell>
          <table:table-cell table:formula="of:=FIND(&quot;&quot;&quot;&quot;;[.B393];FIND(&quot;title=&quot;;[.B393];1)+7)" office:value-type="float" office:value="41" calcext:value-type="float">
            <text:p>41</text:p>
          </table:table-cell>
          <table:table-cell table:formula="of:=FIND(&quot;src=&quot;;[.B392];1)+7" office:value-type="float" office:value="168" calcext:value-type="float">
            <text:p>168</text:p>
          </table:table-cell>
          <table:table-cell table:formula="of:=FIND(&quot;&quot;&quot;&quot;;[.B392];FIND(&quot;src=&quot;;[.B392];1)+7)" office:value-type="float" office:value="308" calcext:value-type="float">
            <text:p>308</text:p>
          </table:table-cell>
          <table:table-cell table:formula="of:=FIND(&quot;title&quot;;[.B392];1)+7" office:value-type="float" office:value="119" calcext:value-type="float">
            <text:p>119</text:p>
          </table:table-cell>
          <table:table-cell table:formula="of:=FIND(&quot;&quot;&quot;&quot;;[.B392];FIND(&quot;title&quot;;[.B392];1)+7)" office:value-type="float" office:value="147" calcext:value-type="float">
            <text:p>147</text:p>
          </table:table-cell>
        </table:table-row>
        <table:table-row table:style-name="ro27">
          <table:table-cell office:value-type="float" office:value="2003" calcext:value-type="float">
            <text:p>2003</text:p>
          </table:table-cell>
          <table:table-cell office:value-type="string" calcext:value-type="string">
            <text:p>&lt;td&gt;&lt;a href="/wiki/Bangui" title="Bangui"&gt;Bangui&lt;/a&gt;</text:p>
          </table:table-cell>
          <table:table-cell table:formula="of:=CONCATENATE(&quot;[&quot;&quot;&quot;;[.E393];&quot;&quot;&quot;,&quot;&quot;&quot;&amp;[.G393];&quot;&quot;&quot;,&quot;&amp;&quot;&quot;&quot;&quot;&amp;[.F393]&amp;&quot;&quot;&quot;],&quot;)" office:value-type="string" office:string-value="" calcext:value-type="error">
            <text:p>#WERT!</text:p>
          </table:table-cell>
          <table:table-cell/>
          <table:table-cell table:formula="of:=MID([.B393];[.L393];[.M393]-[.L393])" office:value-type="string" office:string-value="Bangui" calcext:value-type="string">
            <text:p>Bangui</text:p>
          </table:table-cell>
          <table:table-cell table:formula="of:=MID([.B393];[.J393];[.K393]-[.J393])" office:value-type="string" office:string-value="" calcext:value-type="error">
            <text:p>#WERT!</text:p>
          </table:table-cell>
          <table:table-cell table:formula="of:=MID([.B394];[.H393];[.I393]-[.H393])" office:value-type="string" office:string-value="" calcext:value-type="error">
            <text:p>#WERT!</text:p>
          </table:table-cell>
          <table:table-cell table:formula="of:=FIND(&quot;title=&quot;;[.B394];1)+7" office:value-type="string" office:string-value="" calcext:value-type="error">
            <text:p>#WERT!</text:p>
          </table:table-cell>
          <table:table-cell table:formula="of:=FIND(&quot;&quot;&quot;&quot;;[.B394];FIND(&quot;title=&quot;;[.B394];1)+7)" office:value-type="string" office:string-value="" calcext:value-type="error">
            <text:p>#WERT!</text:p>
          </table:table-cell>
          <table:table-cell table:formula="of:=FIND(&quot;src=&quot;;[.B393];1)+7" office:value-type="string" office:string-value="" calcext:value-type="error">
            <text:p>#WERT!</text:p>
          </table:table-cell>
          <table:table-cell table:formula="of:=FIND(&quot;&quot;&quot;&quot;;[.B393];FIND(&quot;src=&quot;;[.B393];1)+7)" office:value-type="string" office:string-value="" calcext:value-type="error">
            <text:p>#WERT!</text:p>
          </table:table-cell>
          <table:table-cell table:formula="of:=FIND(&quot;title&quot;;[.B393];1)+7" office:value-type="float" office:value="35" calcext:value-type="float">
            <text:p>35</text:p>
          </table:table-cell>
          <table:table-cell table:formula="of:=FIND(&quot;&quot;&quot;&quot;;[.B393];FIND(&quot;title&quot;;[.B393];1)+7)" office:value-type="float" office:value="41" calcext:value-type="float">
            <text:p>41</text:p>
          </table:table-cell>
        </table:table-row>
      </table:table>
      <table:named-expressions/>
      <table:database-ranges>
        <table:database-range table:name="__Anonymous_Sheet_DB__1" table:target-range-address="Tabelle3.A1:Tabelle3.A393">
          <table:sort>
            <table:sort-by table:field-number="0" table:data-type="automatic"/>
          </table:sort>
        </table:database-range>
        <table:database-range table:name="__Anonymous_Sheet_DB__2" table:target-range-address="Tabelle2.A1:Tabelle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7T21:35:19.851000000</meta:creation-date>
    <dc:date>2022-09-27T22:34:44.093000000</dc:date>
    <meta:editing-duration>PT24M8S</meta:editing-duration>
    <meta:editing-cycles>1</meta:editing-cycles>
    <meta:document-statistic meta:table-count="3" meta:cell-count="6917" meta:object-count="0"/>
    <meta:generator>LibreOffice/6.3.0.4$Windows_X86_64 LibreOffice_project/057fc023c990d676a43019934386b85b21a9ee99</meta:generator>
  </office:meta>
</office:document-meta>
</file>